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3.93cm"/>
    </style:style>
    <style:style style:name="co4" style:family="table-column">
      <style:table-column-properties fo:break-before="auto" style:column-width="3.085cm"/>
    </style:style>
    <style:style style:name="co5" style:family="table-column">
      <style:table-column-properties fo:break-before="auto" style:column-width="13.107cm"/>
    </style:style>
    <style:style style:name="co6" style:family="table-column">
      <style:table-column-properties fo:break-before="auto" style:column-width="12.291cm"/>
    </style:style>
    <style:style style:name="co7" style:family="table-column">
      <style:table-column-properties fo:break-before="auto" style:column-width="3.113cm"/>
    </style:style>
    <style:style style:name="co8" style:family="table-column">
      <style:table-column-properties fo:break-before="auto" style:column-width="9.294cm"/>
    </style:style>
    <style:style style:name="co9" style:family="table-column">
      <style:table-column-properties fo:break-before="auto" style:column-width="8.177cm"/>
    </style:style>
    <style:style style:name="co10" style:family="table-column">
      <style:table-column-properties fo:break-before="auto" style:column-width="5.973cm"/>
    </style:style>
    <style:style style:name="co11" style:family="table-column">
      <style:table-column-properties fo:break-before="auto" style:column-width="6.054cm"/>
    </style:style>
    <style:style style:name="co12" style:family="table-column">
      <style:table-column-properties fo:break-before="auto" style:column-width="9.975cm"/>
    </style:style>
    <style:style style:name="co13" style:family="table-column">
      <style:table-column-properties fo:break-before="auto" style:column-width="12.753cm"/>
    </style:style>
    <style:style style:name="co14" style:family="table-column">
      <style:table-column-properties fo:break-before="auto" style:column-width="12.8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ex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<text:s text:c="8"/>"Aṅguttara Nikāya | The Numerical Collection"</text:p>
          </table:table-cell>
          <table:table-cell office:value-type="string" calcext:value-type="string">
            <text:p><text:s text:c="8"/>"AN"</text:p>
          </table:table-cell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string" calcext:value-type="string">
            <text:p><text:s text:c="8"/>"Dhammapada"</text:p>
          </table:table-cell>
          <table:table-cell office:value-type="string" calcext:value-type="string">
            <text:p><text:s text:c="8"/>"KN/Dhp"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<text:s text:c="8"/>"Dīgha Nikāya | The Long Collection"</text:p>
          </table:table-cell>
          <table:table-cell office:value-type="string" calcext:value-type="string">
            <text:p><text:s text:c="8"/>"DN"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<text:s text:c="8"/>"Itivuttaka | This was said by the Buddha"</text:p>
          </table:table-cell>
          <table:table-cell office:value-type="string" calcext:value-type="string">
            <text:p><text:s text:c="8"/>"KN/Iti"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<text:s text:c="8"/>"Khuddakapāṭha | Short Passages"</text:p>
          </table:table-cell>
          <table:table-cell office:value-type="string" calcext:value-type="string">
            <text:p><text:s text:c="8"/>"KN/Khp"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<text:s text:c="8"/>"Majjhima Nikāya | The Middle Collection"</text:p>
          </table:table-cell>
          <table:table-cell office:value-type="string" calcext:value-type="string">
            <text:p><text:s text:c="8"/>"MN"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<text:s text:c="8"/>"Saṁyutta Nikāya | The Connected Collection"</text:p>
          </table:table-cell>
          <table:table-cell office:value-type="string" calcext:value-type="string">
            <text:p><text:s text:c="8"/>"SN"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string" calcext:value-type="string">
            <text:p><text:s text:c="8"/>"Sutta Nipāta | The Discourse Group"</text:p>
          </table:table-cell>
          <table:table-cell office:value-type="string" calcext:value-type="string">
            <text:p><text:s text:c="8"/>"KN/StNp"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<text:s text:c="8"/>"Theragāthā | Poems of the Elder Monks"</text:p>
          </table:table-cell>
          <table:table-cell office:value-type="string" calcext:value-type="string">
            <text:p><text:s text:c="8"/>"KN/Thag"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<text:s text:c="8"/>"Therīgāthā | Poems of the Elder Nuns"</text:p>
          </table:table-cell>
          <table:table-cell office:value-type="string" calcext:value-type="string">
            <text:p><text:s text:c="8"/>"KN/Thig"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s text:c="8"/>"Udāna | Exclamations"</text:p>
          </table:table-cell>
          <table:table-cell office:value-type="string" calcext:value-type="string">
            <text:p><text:s text:c="8"/>"KN/Ud"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table:number-columns-repeated="2"/>
          <table:table-cell table:formula="of:=SUM([.C1:.C11])" office:value-type="float" office:value="1344" calcext:value-type="float">
            <text:p>1344</text:p>
          </table:table-cell>
        </table:table-row>
      </table:table>
      <table:table table:name="collections-base" table:style-name="ta1"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</text:p>
          </table:table-cell>
          <table:table-cell table:formula="of:=SUBSTITUTE([.A2];&quot;./&quot;;&quot;&quot;)" office:value-type="string" office:string-value="." calcext:value-type="string">
            <text:p>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AN</text:p>
          </table:table-cell>
          <table:table-cell table:formula="of:=SUBSTITUTE([.A3];&quot;./&quot;;&quot;&quot;)" office:value-type="string" office:string-value="AN" calcext:value-type="string">
            <text:p>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DN</text:p>
          </table:table-cell>
          <table:table-cell table:formula="of:=SUBSTITUTE([.A4];&quot;./&quot;;&quot;&quot;)" office:value-type="string" office:string-value="DN" calcext:value-type="string">
            <text:p>D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</text:p>
          </table:table-cell>
          <table:table-cell table:formula="of:=SUBSTITUTE([.A5];&quot;./&quot;;&quot;&quot;)" office:value-type="string" office:string-value="KN" calcext:value-type="string">
            <text:p>K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Dhp</text:p>
          </table:table-cell>
          <table:table-cell table:formula="of:=SUBSTITUTE([.A6];&quot;./&quot;;&quot;&quot;)" office:value-type="string" office:string-value="KN/Dhp" calcext:value-type="string">
            <text:p>KN/D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Iti</text:p>
          </table:table-cell>
          <table:table-cell table:formula="of:=SUBSTITUTE([.A7];&quot;./&quot;;&quot;&quot;)" office:value-type="string" office:string-value="KN/Iti" calcext:value-type="string">
            <text:p>KN/It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Khp</text:p>
          </table:table-cell>
          <table:table-cell table:formula="of:=SUBSTITUTE([.A8];&quot;./&quot;;&quot;&quot;)" office:value-type="string" office:string-value="KN/Khp" calcext:value-type="string">
            <text:p>KN/K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StNp</text:p>
          </table:table-cell>
          <table:table-cell table:formula="of:=SUBSTITUTE([.A9];&quot;./&quot;;&quot;&quot;)" office:value-type="string" office:string-value="KN/StNp" calcext:value-type="string">
            <text:p>KN/StN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Thag</text:p>
          </table:table-cell>
          <table:table-cell table:formula="of:=SUBSTITUTE([.A10];&quot;./&quot;;&quot;&quot;)" office:value-type="string" office:string-value="KN/Thag" calcext:value-type="string">
            <text:p>KN/Tha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Thig</text:p>
          </table:table-cell>
          <table:table-cell table:formula="of:=SUBSTITUTE([.A11];&quot;./&quot;;&quot;&quot;)" office:value-type="string" office:string-value="KN/Thig" calcext:value-type="string">
            <text:p>KN/Thi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KN/Ud</text:p>
          </table:table-cell>
          <table:table-cell table:formula="of:=SUBSTITUTE([.A12];&quot;./&quot;;&quot;&quot;)" office:value-type="string" office:string-value="KN/Ud" calcext:value-type="string">
            <text:p>KN/U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MN</text:p>
          </table:table-cell>
          <table:table-cell table:formula="of:=SUBSTITUTE([.A13];&quot;./&quot;;&quot;&quot;)" office:value-type="string" office:string-value="MN" calcext:value-type="string">
            <text:p>M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/SN</text:p>
          </table:table-cell>
          <table:table-cell table:formula="of:=SUBSTITUTE([.A14];&quot;./&quot;;&quot;&quot;)" office:value-type="string" office:string-value="SN" calcext:value-type="string">
            <text:p>SN</text:p>
          </table:table-cell>
          <table:table-cell table:number-columns-repeated="2"/>
        </table:table-row>
      </table:table>
      <table:table table:name="A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AN1_21.txt</text:p>
          </table:table-cell>
          <table:table-cell table:formula="of:=SUBSTITUTE([.A2];&quot;.txt&quot;;&quot;&quot;)" office:value-type="string" office:string-value="AN1_21" calcext:value-type="string">
            <text:p>AN1_21</text:p>
          </table:table-cell>
          <table:table-cell table:formula="of:=MID([.B2];3;100)" office:value-type="string" office:string-value="1_21" calcext:value-type="string">
            <text:p>1_2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1_45.txt</text:p>
          </table:table-cell>
          <table:table-cell table:formula="of:=SUBSTITUTE([.A3];&quot;.txt&quot;;&quot;&quot;)" office:value-type="string" office:string-value="AN1_45" calcext:value-type="string">
            <text:p>AN1_45</text:p>
          </table:table-cell>
          <table:table-cell table:formula="of:=MID([.B3];3;100)" office:value-type="string" office:string-value="1_45" calcext:value-type="string">
            <text:p>1_45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1_48.txt</text:p>
          </table:table-cell>
          <table:table-cell table:formula="of:=SUBSTITUTE([.A4];&quot;.txt&quot;;&quot;&quot;)" office:value-type="string" office:string-value="AN1_48" calcext:value-type="string">
            <text:p>AN1_48</text:p>
          </table:table-cell>
          <table:table-cell table:formula="of:=MID([.B4];3;100)" office:value-type="string" office:string-value="1_48" calcext:value-type="string">
            <text:p>1_48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N1_49.txt</text:p>
          </table:table-cell>
          <table:table-cell table:formula="of:=SUBSTITUTE([.A5];&quot;.txt&quot;;&quot;&quot;)" office:value-type="string" office:string-value="AN1_49" calcext:value-type="string">
            <text:p>AN1_49</text:p>
          </table:table-cell>
          <table:table-cell table:formula="of:=MID([.B5];3;100)" office:value-type="string" office:string-value="1_49" calcext:value-type="string">
            <text:p>1_49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1_50.txt</text:p>
          </table:table-cell>
          <table:table-cell table:formula="of:=SUBSTITUTE([.A6];&quot;.txt&quot;;&quot;&quot;)" office:value-type="string" office:string-value="AN1_50" calcext:value-type="string">
            <text:p>AN1_50</text:p>
          </table:table-cell>
          <table:table-cell table:formula="of:=MID([.B6];3;100)" office:value-type="string" office:string-value="1_50" calcext:value-type="string">
            <text:p>1_50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1_140.txt</text:p>
          </table:table-cell>
          <table:table-cell table:formula="of:=SUBSTITUTE([.A7];&quot;.txt&quot;;&quot;&quot;)" office:value-type="string" office:string-value="AN1_140" calcext:value-type="string">
            <text:p>AN1_140</text:p>
          </table:table-cell>
          <table:table-cell table:formula="of:=MID([.B7];3;100)" office:value-type="string" office:string-value="1_140" calcext:value-type="string">
            <text:p>1_140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N1_329.txt</text:p>
          </table:table-cell>
          <table:table-cell table:formula="of:=SUBSTITUTE([.A8];&quot;.txt&quot;;&quot;&quot;)" office:value-type="string" office:string-value="AN1_329" calcext:value-type="string">
            <text:p>AN1_329</text:p>
          </table:table-cell>
          <table:table-cell table:formula="of:=MID([.B8];3;100)" office:value-type="string" office:string-value="1_329" calcext:value-type="string">
            <text:p>1_329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329" calcext:value-type="float">
            <text:p>329</text:p>
          </table:table-cell>
        </table:table-row>
        <table:table-row table:style-name="ro1">
          <table:table-cell office:value-type="string" calcext:value-type="string">
            <text:p>AN2_5.txt</text:p>
          </table:table-cell>
          <table:table-cell table:formula="of:=SUBSTITUTE([.A9];&quot;.txt&quot;;&quot;&quot;)" office:value-type="string" office:string-value="AN2_5" calcext:value-type="string">
            <text:p>AN2_5</text:p>
          </table:table-cell>
          <table:table-cell table:formula="of:=MID([.B9];3;100)" office:value-type="string" office:string-value="2_5" calcext:value-type="string">
            <text:p>2_5</text:p>
          </table:table-cell>
          <table:table-cell table:formula="of:=VALUE(SUBSTITUTE(ORG.LIBREOFFICE.REGEX([.C9];&quot;(\d)+_&quot;); &quot;_&quot;;&quot;&quot;))" office:value-type="float" office:value="2" calcext:value-type="float">
            <text:p>2</text:p>
          </table:table-cell>
          <table:table-cell table:formula="of:=VALUE(SUBSTITUTE(ORG.LIBREOFFICE.REGEX([.C9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2_9.txt</text:p>
          </table:table-cell>
          <table:table-cell table:formula="of:=SUBSTITUTE([.A10];&quot;.txt&quot;;&quot;&quot;)" office:value-type="string" office:string-value="AN2_9" calcext:value-type="string">
            <text:p>AN2_9</text:p>
          </table:table-cell>
          <table:table-cell table:formula="of:=MID([.B10];3;100)" office:value-type="string" office:string-value="2_9" calcext:value-type="string">
            <text:p>2_9</text:p>
          </table:table-cell>
          <table:table-cell table:formula="of:=VALUE(SUBSTITUTE(ORG.LIBREOFFICE.REGEX([.C10];&quot;(\d)+_&quot;); &quot;_&quot;;&quot;&quot;))" office:value-type="float" office:value="2" calcext:value-type="float">
            <text:p>2</text:p>
          </table:table-cell>
          <table:table-cell table:formula="of:=VALUE(SUBSTITUTE(ORG.LIBREOFFICE.REGEX([.C1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2_18.txt</text:p>
          </table:table-cell>
          <table:table-cell table:formula="of:=SUBSTITUTE([.A11];&quot;.txt&quot;;&quot;&quot;)" office:value-type="string" office:string-value="AN2_18" calcext:value-type="string">
            <text:p>AN2_18</text:p>
          </table:table-cell>
          <table:table-cell table:formula="of:=MID([.B11];3;100)" office:value-type="string" office:string-value="2_18" calcext:value-type="string">
            <text:p>2_18</text:p>
          </table:table-cell>
          <table:table-cell table:formula="of:=VALUE(SUBSTITUTE(ORG.LIBREOFFICE.REGEX([.C11];&quot;(\d)+_&quot;); &quot;_&quot;;&quot;&quot;))" office:value-type="float" office:value="2" calcext:value-type="float">
            <text:p>2</text:p>
          </table:table-cell>
          <table:table-cell table:formula="of:=VALUE(SUBSTITUTE(ORG.LIBREOFFICE.REGEX([.C1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2_19.txt</text:p>
          </table:table-cell>
          <table:table-cell table:formula="of:=SUBSTITUTE([.A12];&quot;.txt&quot;;&quot;&quot;)" office:value-type="string" office:string-value="AN2_19" calcext:value-type="string">
            <text:p>AN2_19</text:p>
          </table:table-cell>
          <table:table-cell table:formula="of:=MID([.B12];3;100)" office:value-type="string" office:string-value="2_19" calcext:value-type="string">
            <text:p>2_19</text:p>
          </table:table-cell>
          <table:table-cell table:formula="of:=VALUE(SUBSTITUTE(ORG.LIBREOFFICE.REGEX([.C12];&quot;(\d)+_&quot;); &quot;_&quot;;&quot;&quot;))" office:value-type="float" office:value="2" calcext:value-type="float">
            <text:p>2</text:p>
          </table:table-cell>
          <table:table-cell table:formula="of:=VALUE(SUBSTITUTE(ORG.LIBREOFFICE.REGEX([.C1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2_21.txt</text:p>
          </table:table-cell>
          <table:table-cell table:formula="of:=SUBSTITUTE([.A13];&quot;.txt&quot;;&quot;&quot;)" office:value-type="string" office:string-value="AN2_21" calcext:value-type="string">
            <text:p>AN2_21</text:p>
          </table:table-cell>
          <table:table-cell table:formula="of:=MID([.B13];3;100)" office:value-type="string" office:string-value="2_21" calcext:value-type="string">
            <text:p>2_21</text:p>
          </table:table-cell>
          <table:table-cell table:formula="of:=VALUE(SUBSTITUTE(ORG.LIBREOFFICE.REGEX([.C13];&quot;(\d)+_&quot;); &quot;_&quot;;&quot;&quot;))" office:value-type="float" office:value="2" calcext:value-type="float">
            <text:p>2</text:p>
          </table:table-cell>
          <table:table-cell table:formula="of:=VALUE(SUBSTITUTE(ORG.LIBREOFFICE.REGEX([.C13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2_23.txt</text:p>
          </table:table-cell>
          <table:table-cell table:formula="of:=SUBSTITUTE([.A14];&quot;.txt&quot;;&quot;&quot;)" office:value-type="string" office:string-value="AN2_23" calcext:value-type="string">
            <text:p>AN2_23</text:p>
          </table:table-cell>
          <table:table-cell table:formula="of:=MID([.B14];3;100)" office:value-type="string" office:string-value="2_23" calcext:value-type="string">
            <text:p>2_23</text:p>
          </table:table-cell>
          <table:table-cell table:formula="of:=VALUE(SUBSTITUTE(ORG.LIBREOFFICE.REGEX([.C14];&quot;(\d)+_&quot;); &quot;_&quot;;&quot;&quot;))" office:value-type="float" office:value="2" calcext:value-type="float">
            <text:p>2</text:p>
          </table:table-cell>
          <table:table-cell table:formula="of:=VALUE(SUBSTITUTE(ORG.LIBREOFFICE.REGEX([.C1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2_24.txt</text:p>
          </table:table-cell>
          <table:table-cell table:formula="of:=SUBSTITUTE([.A15];&quot;.txt&quot;;&quot;&quot;)" office:value-type="string" office:string-value="AN2_24" calcext:value-type="string">
            <text:p>AN2_24</text:p>
          </table:table-cell>
          <table:table-cell table:formula="of:=MID([.B15];3;100)" office:value-type="string" office:string-value="2_24" calcext:value-type="string">
            <text:p>2_24</text:p>
          </table:table-cell>
          <table:table-cell table:formula="of:=VALUE(SUBSTITUTE(ORG.LIBREOFFICE.REGEX([.C15];&quot;(\d)+_&quot;); &quot;_&quot;;&quot;&quot;))" office:value-type="float" office:value="2" calcext:value-type="float">
            <text:p>2</text:p>
          </table:table-cell>
          <table:table-cell table:formula="of:=VALUE(SUBSTITUTE(ORG.LIBREOFFICE.REGEX([.C15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2_29.txt</text:p>
          </table:table-cell>
          <table:table-cell table:formula="of:=SUBSTITUTE([.A16];&quot;.txt&quot;;&quot;&quot;)" office:value-type="string" office:string-value="AN2_29" calcext:value-type="string">
            <text:p>AN2_29</text:p>
          </table:table-cell>
          <table:table-cell table:formula="of:=MID([.B16];3;100)" office:value-type="string" office:string-value="2_29" calcext:value-type="string">
            <text:p>2_29</text:p>
          </table:table-cell>
          <table:table-cell table:formula="of:=VALUE(SUBSTITUTE(ORG.LIBREOFFICE.REGEX([.C16];&quot;(\d)+_&quot;); &quot;_&quot;;&quot;&quot;))" office:value-type="float" office:value="2" calcext:value-type="float">
            <text:p>2</text:p>
          </table:table-cell>
          <table:table-cell table:formula="of:=VALUE(SUBSTITUTE(ORG.LIBREOFFICE.REGEX([.C16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2_30.txt</text:p>
          </table:table-cell>
          <table:table-cell table:formula="of:=SUBSTITUTE([.A17];&quot;.txt&quot;;&quot;&quot;)" office:value-type="string" office:string-value="AN2_30" calcext:value-type="string">
            <text:p>AN2_30</text:p>
          </table:table-cell>
          <table:table-cell table:formula="of:=MID([.B17];3;100)" office:value-type="string" office:string-value="2_30" calcext:value-type="string">
            <text:p>2_30</text:p>
          </table:table-cell>
          <table:table-cell table:formula="of:=VALUE(SUBSTITUTE(ORG.LIBREOFFICE.REGEX([.C17];&quot;(\d)+_&quot;); &quot;_&quot;;&quot;&quot;))" office:value-type="float" office:value="2" calcext:value-type="float">
            <text:p>2</text:p>
          </table:table-cell>
          <table:table-cell table:formula="of:=VALUE(SUBSTITUTE(ORG.LIBREOFFICE.REGEX([.C17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2_31.txt</text:p>
          </table:table-cell>
          <table:table-cell table:formula="of:=SUBSTITUTE([.A18];&quot;.txt&quot;;&quot;&quot;)" office:value-type="string" office:string-value="AN2_31" calcext:value-type="string">
            <text:p>AN2_31</text:p>
          </table:table-cell>
          <table:table-cell table:formula="of:=MID([.B18];3;100)" office:value-type="string" office:string-value="2_31" calcext:value-type="string">
            <text:p>2_31</text:p>
          </table:table-cell>
          <table:table-cell table:formula="of:=VALUE(SUBSTITUTE(ORG.LIBREOFFICE.REGEX([.C18];&quot;(\d)+_&quot;); &quot;_&quot;;&quot;&quot;))" office:value-type="float" office:value="2" calcext:value-type="float">
            <text:p>2</text:p>
          </table:table-cell>
          <table:table-cell table:formula="of:=VALUE(SUBSTITUTE(ORG.LIBREOFFICE.REGEX([.C18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2_35.txt</text:p>
          </table:table-cell>
          <table:table-cell table:formula="of:=SUBSTITUTE([.A19];&quot;.txt&quot;;&quot;&quot;)" office:value-type="string" office:string-value="AN2_35" calcext:value-type="string">
            <text:p>AN2_35</text:p>
          </table:table-cell>
          <table:table-cell table:formula="of:=MID([.B19];3;100)" office:value-type="string" office:string-value="2_35" calcext:value-type="string">
            <text:p>2_35</text:p>
          </table:table-cell>
          <table:table-cell table:formula="of:=VALUE(SUBSTITUTE(ORG.LIBREOFFICE.REGEX([.C19];&quot;(\d)+_&quot;); &quot;_&quot;;&quot;&quot;))" office:value-type="float" office:value="2" calcext:value-type="float">
            <text:p>2</text:p>
          </table:table-cell>
          <table:table-cell table:formula="of:=VALUE(SUBSTITUTE(ORG.LIBREOFFICE.REGEX([.C19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2_36.txt</text:p>
          </table:table-cell>
          <table:table-cell table:formula="of:=SUBSTITUTE([.A20];&quot;.txt&quot;;&quot;&quot;)" office:value-type="string" office:string-value="AN2_36" calcext:value-type="string">
            <text:p>AN2_36</text:p>
          </table:table-cell>
          <table:table-cell table:formula="of:=MID([.B20];3;100)" office:value-type="string" office:string-value="2_36" calcext:value-type="string">
            <text:p>2_36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2_37.txt</text:p>
          </table:table-cell>
          <table:table-cell table:formula="of:=SUBSTITUTE([.A21];&quot;.txt&quot;;&quot;&quot;)" office:value-type="string" office:string-value="AN2_37" calcext:value-type="string">
            <text:p>AN2_37</text:p>
          </table:table-cell>
          <table:table-cell table:formula="of:=MID([.B21];3;100)" office:value-type="string" office:string-value="2_37" calcext:value-type="string">
            <text:p>2_37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2_46.txt</text:p>
          </table:table-cell>
          <table:table-cell table:formula="of:=SUBSTITUTE([.A22];&quot;.txt&quot;;&quot;&quot;)" office:value-type="string" office:string-value="AN2_46" calcext:value-type="string">
            <text:p>AN2_46</text:p>
          </table:table-cell>
          <table:table-cell table:formula="of:=MID([.B22];3;100)" office:value-type="string" office:string-value="2_46" calcext:value-type="string">
            <text:p>2_46</text:p>
          </table:table-cell>
          <table:table-cell table:formula="of:=VALUE(SUBSTITUTE(ORG.LIBREOFFICE.REGEX([.C22];&quot;(\d)+_&quot;); &quot;_&quot;;&quot;&quot;))" office:value-type="float" office:value="2" calcext:value-type="float">
            <text:p>2</text:p>
          </table:table-cell>
          <table:table-cell table:formula="of:=VALUE(SUBSTITUTE(ORG.LIBREOFFICE.REGEX([.C22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2_61.txt</text:p>
          </table:table-cell>
          <table:table-cell table:formula="of:=SUBSTITUTE([.A23];&quot;.txt&quot;;&quot;&quot;)" office:value-type="string" office:string-value="AN2_61" calcext:value-type="string">
            <text:p>AN2_61</text:p>
          </table:table-cell>
          <table:table-cell table:formula="of:=MID([.B23];3;100)" office:value-type="string" office:string-value="2_61" calcext:value-type="string">
            <text:p>2_61</text:p>
          </table:table-cell>
          <table:table-cell table:formula="of:=VALUE(SUBSTITUTE(ORG.LIBREOFFICE.REGEX([.C23];&quot;(\d)+_&quot;); &quot;_&quot;;&quot;&quot;))" office:value-type="float" office:value="2" calcext:value-type="float">
            <text:p>2</text:p>
          </table:table-cell>
          <table:table-cell table:formula="of:=VALUE(SUBSTITUTE(ORG.LIBREOFFICE.REGEX([.C23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2_74.txt</text:p>
          </table:table-cell>
          <table:table-cell table:formula="of:=SUBSTITUTE([.A24];&quot;.txt&quot;;&quot;&quot;)" office:value-type="string" office:string-value="AN2_74" calcext:value-type="string">
            <text:p>AN2_74</text:p>
          </table:table-cell>
          <table:table-cell table:formula="of:=MID([.B24];3;100)" office:value-type="string" office:string-value="2_74" calcext:value-type="string">
            <text:p>2_74</text:p>
          </table:table-cell>
          <table:table-cell table:formula="of:=VALUE(SUBSTITUTE(ORG.LIBREOFFICE.REGEX([.C24];&quot;(\d)+_&quot;); &quot;_&quot;;&quot;&quot;))" office:value-type="float" office:value="2" calcext:value-type="float">
            <text:p>2</text:p>
          </table:table-cell>
          <table:table-cell table:formula="of:=VALUE(SUBSTITUTE(ORG.LIBREOFFICE.REGEX([.C24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2_99.txt</text:p>
          </table:table-cell>
          <table:table-cell table:formula="of:=SUBSTITUTE([.A25];&quot;.txt&quot;;&quot;&quot;)" office:value-type="string" office:string-value="AN2_99" calcext:value-type="string">
            <text:p>AN2_99</text:p>
          </table:table-cell>
          <table:table-cell table:formula="of:=MID([.B25];3;100)" office:value-type="string" office:string-value="2_99" calcext:value-type="string">
            <text:p>2_99</text:p>
          </table:table-cell>
          <table:table-cell table:formula="of:=VALUE(SUBSTITUTE(ORG.LIBREOFFICE.REGEX([.C25];&quot;(\d)+_&quot;); &quot;_&quot;;&quot;&quot;))" office:value-type="float" office:value="2" calcext:value-type="float">
            <text:p>2</text:p>
          </table:table-cell>
          <table:table-cell table:formula="of:=VALUE(SUBSTITUTE(ORG.LIBREOFFICE.REGEX([.C25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2_118.txt</text:p>
          </table:table-cell>
          <table:table-cell table:formula="of:=SUBSTITUTE([.A26];&quot;.txt&quot;;&quot;&quot;)" office:value-type="string" office:string-value="AN2_118" calcext:value-type="string">
            <text:p>AN2_118</text:p>
          </table:table-cell>
          <table:table-cell table:formula="of:=MID([.B26];3;100)" office:value-type="string" office:string-value="2_118" calcext:value-type="string">
            <text:p>2_118</text:p>
          </table:table-cell>
          <table:table-cell table:formula="of:=VALUE(SUBSTITUTE(ORG.LIBREOFFICE.REGEX([.C26];&quot;(\d)+_&quot;); &quot;_&quot;;&quot;&quot;))" office:value-type="float" office:value="2" calcext:value-type="float">
            <text:p>2</text:p>
          </table:table-cell>
          <table:table-cell table:formula="of:=VALUE(SUBSTITUTE(ORG.LIBREOFFICE.REGEX([.C26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N2_120.txt</text:p>
          </table:table-cell>
          <table:table-cell table:formula="of:=SUBSTITUTE([.A27];&quot;.txt&quot;;&quot;&quot;)" office:value-type="string" office:string-value="AN2_120" calcext:value-type="string">
            <text:p>AN2_120</text:p>
          </table:table-cell>
          <table:table-cell table:formula="of:=MID([.B27];3;100)" office:value-type="string" office:string-value="2_120" calcext:value-type="string">
            <text:p>2_120</text:p>
          </table:table-cell>
          <table:table-cell table:formula="of:=VALUE(SUBSTITUTE(ORG.LIBREOFFICE.REGEX([.C27];&quot;(\d)+_&quot;); &quot;_&quot;;&quot;&quot;))" office:value-type="float" office:value="2" calcext:value-type="float">
            <text:p>2</text:p>
          </table:table-cell>
          <table:table-cell table:formula="of:=VALUE(SUBSTITUTE(ORG.LIBREOFFICE.REGEX([.C27];&quot;_(\d)+&quot;); &quot;_&quot;;&quot;&quot;)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AN2_123.txt</text:p>
          </table:table-cell>
          <table:table-cell table:formula="of:=SUBSTITUTE([.A28];&quot;.txt&quot;;&quot;&quot;)" office:value-type="string" office:string-value="AN2_123" calcext:value-type="string">
            <text:p>AN2_123</text:p>
          </table:table-cell>
          <table:table-cell table:formula="of:=MID([.B28];3;100)" office:value-type="string" office:string-value="2_123" calcext:value-type="string">
            <text:p>2_123</text:p>
          </table:table-cell>
          <table:table-cell table:formula="of:=VALUE(SUBSTITUTE(ORG.LIBREOFFICE.REGEX([.C28];&quot;(\d)+_&quot;); &quot;_&quot;;&quot;&quot;))" office:value-type="float" office:value="2" calcext:value-type="float">
            <text:p>2</text:p>
          </table:table-cell>
          <table:table-cell table:formula="of:=VALUE(SUBSTITUTE(ORG.LIBREOFFICE.REGEX([.C28];&quot;_(\d)+&quot;); &quot;_&quot;;&quot;&quot;)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2_134.txt</text:p>
          </table:table-cell>
          <table:table-cell table:formula="of:=SUBSTITUTE([.A29];&quot;.txt&quot;;&quot;&quot;)" office:value-type="string" office:string-value="AN2_134" calcext:value-type="string">
            <text:p>AN2_134</text:p>
          </table:table-cell>
          <table:table-cell table:formula="of:=MID([.B29];3;100)" office:value-type="string" office:string-value="2_134" calcext:value-type="string">
            <text:p>2_134</text:p>
          </table:table-cell>
          <table:table-cell table:formula="of:=VALUE(SUBSTITUTE(ORG.LIBREOFFICE.REGEX([.C29];&quot;(\d)+_&quot;); &quot;_&quot;;&quot;&quot;))" office:value-type="float" office:value="2" calcext:value-type="float">
            <text:p>2</text:p>
          </table:table-cell>
          <table:table-cell table:formula="of:=VALUE(SUBSTITUTE(ORG.LIBREOFFICE.REGEX([.C29];&quot;_(\d)+&quot;); &quot;_&quot;;&quot;&quot;)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AN3_2.txt</text:p>
          </table:table-cell>
          <table:table-cell table:formula="of:=SUBSTITUTE([.A30];&quot;.txt&quot;;&quot;&quot;)" office:value-type="string" office:string-value="AN3_2" calcext:value-type="string">
            <text:p>AN3_2</text:p>
          </table:table-cell>
          <table:table-cell table:formula="of:=MID([.B30];3;100)" office:value-type="string" office:string-value="3_2" calcext:value-type="string">
            <text:p>3_2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3_5.txt</text:p>
          </table:table-cell>
          <table:table-cell table:formula="of:=SUBSTITUTE([.A31];&quot;.txt&quot;;&quot;&quot;)" office:value-type="string" office:string-value="AN3_5" calcext:value-type="string">
            <text:p>AN3_5</text:p>
          </table:table-cell>
          <table:table-cell table:formula="of:=MID([.B31];3;100)" office:value-type="string" office:string-value="3_5" calcext:value-type="string">
            <text:p>3_5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3_10.txt</text:p>
          </table:table-cell>
          <table:table-cell table:formula="of:=SUBSTITUTE([.A32];&quot;.txt&quot;;&quot;&quot;)" office:value-type="string" office:string-value="AN3_10" calcext:value-type="string">
            <text:p>AN3_10</text:p>
          </table:table-cell>
          <table:table-cell table:formula="of:=MID([.B32];3;100)" office:value-type="string" office:string-value="3_10" calcext:value-type="string">
            <text:p>3_10</text:p>
          </table:table-cell>
          <table:table-cell table:formula="of:=VALUE(SUBSTITUTE(ORG.LIBREOFFICE.REGEX([.C32];&quot;(\d)+_&quot;); &quot;_&quot;;&quot;&quot;))" office:value-type="float" office:value="3" calcext:value-type="float">
            <text:p>3</text:p>
          </table:table-cell>
          <table:table-cell table:formula="of:=VALUE(SUBSTITUTE(ORG.LIBREOFFICE.REGEX([.C32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3_15.txt</text:p>
          </table:table-cell>
          <table:table-cell table:formula="of:=SUBSTITUTE([.A33];&quot;.txt&quot;;&quot;&quot;)" office:value-type="string" office:string-value="AN3_15" calcext:value-type="string">
            <text:p>AN3_15</text:p>
          </table:table-cell>
          <table:table-cell table:formula="of:=MID([.B33];3;100)" office:value-type="string" office:string-value="3_15" calcext:value-type="string">
            <text:p>3_15</text:p>
          </table:table-cell>
          <table:table-cell table:formula="of:=VALUE(SUBSTITUTE(ORG.LIBREOFFICE.REGEX([.C33];&quot;(\d)+_&quot;); &quot;_&quot;;&quot;&quot;))" office:value-type="float" office:value="3" calcext:value-type="float">
            <text:p>3</text:p>
          </table:table-cell>
          <table:table-cell table:formula="of:=VALUE(SUBSTITUTE(ORG.LIBREOFFICE.REGEX([.C33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3_20.txt</text:p>
          </table:table-cell>
          <table:table-cell table:formula="of:=SUBSTITUTE([.A34];&quot;.txt&quot;;&quot;&quot;)" office:value-type="string" office:string-value="AN3_20" calcext:value-type="string">
            <text:p>AN3_20</text:p>
          </table:table-cell>
          <table:table-cell table:formula="of:=MID([.B34];3;100)" office:value-type="string" office:string-value="3_20" calcext:value-type="string">
            <text:p>3_20</text:p>
          </table:table-cell>
          <table:table-cell table:formula="of:=VALUE(SUBSTITUTE(ORG.LIBREOFFICE.REGEX([.C34];&quot;(\d)+_&quot;); &quot;_&quot;;&quot;&quot;))" office:value-type="float" office:value="3" calcext:value-type="float">
            <text:p>3</text:p>
          </table:table-cell>
          <table:table-cell table:formula="of:=VALUE(SUBSTITUTE(ORG.LIBREOFFICE.REGEX([.C34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3_22.txt</text:p>
          </table:table-cell>
          <table:table-cell table:formula="of:=SUBSTITUTE([.A35];&quot;.txt&quot;;&quot;&quot;)" office:value-type="string" office:string-value="AN3_22" calcext:value-type="string">
            <text:p>AN3_22</text:p>
          </table:table-cell>
          <table:table-cell table:formula="of:=MID([.B35];3;100)" office:value-type="string" office:string-value="3_22" calcext:value-type="string">
            <text:p>3_22</text:p>
          </table:table-cell>
          <table:table-cell table:formula="of:=VALUE(SUBSTITUTE(ORG.LIBREOFFICE.REGEX([.C35];&quot;(\d)+_&quot;); &quot;_&quot;;&quot;&quot;))" office:value-type="float" office:value="3" calcext:value-type="float">
            <text:p>3</text:p>
          </table:table-cell>
          <table:table-cell table:formula="of:=VALUE(SUBSTITUTE(ORG.LIBREOFFICE.REGEX([.C35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3_24.txt</text:p>
          </table:table-cell>
          <table:table-cell table:formula="of:=SUBSTITUTE([.A36];&quot;.txt&quot;;&quot;&quot;)" office:value-type="string" office:string-value="AN3_24" calcext:value-type="string">
            <text:p>AN3_24</text:p>
          </table:table-cell>
          <table:table-cell table:formula="of:=MID([.B36];3;100)" office:value-type="string" office:string-value="3_24" calcext:value-type="string">
            <text:p>3_24</text:p>
          </table:table-cell>
          <table:table-cell table:formula="of:=VALUE(SUBSTITUTE(ORG.LIBREOFFICE.REGEX([.C36];&quot;(\d)+_&quot;); &quot;_&quot;;&quot;&quot;))" office:value-type="float" office:value="3" calcext:value-type="float">
            <text:p>3</text:p>
          </table:table-cell>
          <table:table-cell table:formula="of:=VALUE(SUBSTITUTE(ORG.LIBREOFFICE.REGEX([.C36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3_30.txt</text:p>
          </table:table-cell>
          <table:table-cell table:formula="of:=SUBSTITUTE([.A37];&quot;.txt&quot;;&quot;&quot;)" office:value-type="string" office:string-value="AN3_30" calcext:value-type="string">
            <text:p>AN3_30</text:p>
          </table:table-cell>
          <table:table-cell table:formula="of:=MID([.B37];3;100)" office:value-type="string" office:string-value="3_30" calcext:value-type="string">
            <text:p>3_30</text:p>
          </table:table-cell>
          <table:table-cell table:formula="of:=VALUE(SUBSTITUTE(ORG.LIBREOFFICE.REGEX([.C37];&quot;(\d)+_&quot;); &quot;_&quot;;&quot;&quot;))" office:value-type="float" office:value="3" calcext:value-type="float">
            <text:p>3</text:p>
          </table:table-cell>
          <table:table-cell table:formula="of:=VALUE(SUBSTITUTE(ORG.LIBREOFFICE.REGEX([.C37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3_32.txt</text:p>
          </table:table-cell>
          <table:table-cell table:formula="of:=SUBSTITUTE([.A38];&quot;.txt&quot;;&quot;&quot;)" office:value-type="string" office:string-value="AN3_32" calcext:value-type="string">
            <text:p>AN3_32</text:p>
          </table:table-cell>
          <table:table-cell table:formula="of:=MID([.B38];3;100)" office:value-type="string" office:string-value="3_32" calcext:value-type="string">
            <text:p>3_32</text:p>
          </table:table-cell>
          <table:table-cell table:formula="of:=VALUE(SUBSTITUTE(ORG.LIBREOFFICE.REGEX([.C38];&quot;(\d)+_&quot;); &quot;_&quot;;&quot;&quot;))" office:value-type="float" office:value="3" calcext:value-type="float">
            <text:p>3</text:p>
          </table:table-cell>
          <table:table-cell table:formula="of:=VALUE(SUBSTITUTE(ORG.LIBREOFFICE.REGEX([.C38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3_33.txt</text:p>
          </table:table-cell>
          <table:table-cell table:formula="of:=SUBSTITUTE([.A39];&quot;.txt&quot;;&quot;&quot;)" office:value-type="string" office:string-value="AN3_33" calcext:value-type="string">
            <text:p>AN3_33</text:p>
          </table:table-cell>
          <table:table-cell table:formula="of:=MID([.B39];3;100)" office:value-type="string" office:string-value="3_33" calcext:value-type="string">
            <text:p>3_33</text:p>
          </table:table-cell>
          <table:table-cell table:formula="of:=VALUE(SUBSTITUTE(ORG.LIBREOFFICE.REGEX([.C39];&quot;(\d)+_&quot;); &quot;_&quot;;&quot;&quot;))" office:value-type="float" office:value="3" calcext:value-type="float">
            <text:p>3</text:p>
          </table:table-cell>
          <table:table-cell table:formula="of:=VALUE(SUBSTITUTE(ORG.LIBREOFFICE.REGEX([.C39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3_34.txt</text:p>
          </table:table-cell>
          <table:table-cell table:formula="of:=SUBSTITUTE([.A40];&quot;.txt&quot;;&quot;&quot;)" office:value-type="string" office:string-value="AN3_34" calcext:value-type="string">
            <text:p>AN3_34</text:p>
          </table:table-cell>
          <table:table-cell table:formula="of:=MID([.B40];3;100)" office:value-type="string" office:string-value="3_34" calcext:value-type="string">
            <text:p>3_34</text:p>
          </table:table-cell>
          <table:table-cell table:formula="of:=VALUE(SUBSTITUTE(ORG.LIBREOFFICE.REGEX([.C40];&quot;(\d)+_&quot;); &quot;_&quot;;&quot;&quot;))" office:value-type="float" office:value="3" calcext:value-type="float">
            <text:p>3</text:p>
          </table:table-cell>
          <table:table-cell table:formula="of:=VALUE(SUBSTITUTE(ORG.LIBREOFFICE.REGEX([.C40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3_35.txt</text:p>
          </table:table-cell>
          <table:table-cell table:formula="of:=SUBSTITUTE([.A41];&quot;.txt&quot;;&quot;&quot;)" office:value-type="string" office:string-value="AN3_35" calcext:value-type="string">
            <text:p>AN3_35</text:p>
          </table:table-cell>
          <table:table-cell table:formula="of:=MID([.B41];3;100)" office:value-type="string" office:string-value="3_35" calcext:value-type="string">
            <text:p>3_35</text:p>
          </table:table-cell>
          <table:table-cell table:formula="of:=VALUE(SUBSTITUTE(ORG.LIBREOFFICE.REGEX([.C41];&quot;(\d)+_&quot;); &quot;_&quot;;&quot;&quot;))" office:value-type="float" office:value="3" calcext:value-type="float">
            <text:p>3</text:p>
          </table:table-cell>
          <table:table-cell table:formula="of:=VALUE(SUBSTITUTE(ORG.LIBREOFFICE.REGEX([.C41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3_39.txt</text:p>
          </table:table-cell>
          <table:table-cell table:formula="of:=SUBSTITUTE([.A42];&quot;.txt&quot;;&quot;&quot;)" office:value-type="string" office:string-value="AN3_39" calcext:value-type="string">
            <text:p>AN3_39</text:p>
          </table:table-cell>
          <table:table-cell table:formula="of:=MID([.B42];3;100)" office:value-type="string" office:string-value="3_39" calcext:value-type="string">
            <text:p>3_39</text:p>
          </table:table-cell>
          <table:table-cell table:formula="of:=VALUE(SUBSTITUTE(ORG.LIBREOFFICE.REGEX([.C42];&quot;(\d)+_&quot;); &quot;_&quot;;&quot;&quot;))" office:value-type="float" office:value="3" calcext:value-type="float">
            <text:p>3</text:p>
          </table:table-cell>
          <table:table-cell table:formula="of:=VALUE(SUBSTITUTE(ORG.LIBREOFFICE.REGEX([.C42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3_40.txt</text:p>
          </table:table-cell>
          <table:table-cell table:formula="of:=SUBSTITUTE([.A43];&quot;.txt&quot;;&quot;&quot;)" office:value-type="string" office:string-value="AN3_40" calcext:value-type="string">
            <text:p>AN3_40</text:p>
          </table:table-cell>
          <table:table-cell table:formula="of:=MID([.B43];3;100)" office:value-type="string" office:string-value="3_40" calcext:value-type="string">
            <text:p>3_40</text:p>
          </table:table-cell>
          <table:table-cell table:formula="of:=VALUE(SUBSTITUTE(ORG.LIBREOFFICE.REGEX([.C43];&quot;(\d)+_&quot;); &quot;_&quot;;&quot;&quot;))" office:value-type="float" office:value="3" calcext:value-type="float">
            <text:p>3</text:p>
          </table:table-cell>
          <table:table-cell table:formula="of:=VALUE(SUBSTITUTE(ORG.LIBREOFFICE.REGEX([.C43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3_42.txt</text:p>
          </table:table-cell>
          <table:table-cell table:formula="of:=SUBSTITUTE([.A44];&quot;.txt&quot;;&quot;&quot;)" office:value-type="string" office:string-value="AN3_42" calcext:value-type="string">
            <text:p>AN3_42</text:p>
          </table:table-cell>
          <table:table-cell table:formula="of:=MID([.B44];3;100)" office:value-type="string" office:string-value="3_42" calcext:value-type="string">
            <text:p>3_42</text:p>
          </table:table-cell>
          <table:table-cell table:formula="of:=VALUE(SUBSTITUTE(ORG.LIBREOFFICE.REGEX([.C44];&quot;(\d)+_&quot;); &quot;_&quot;;&quot;&quot;))" office:value-type="float" office:value="3" calcext:value-type="float">
            <text:p>3</text:p>
          </table:table-cell>
          <table:table-cell table:formula="of:=VALUE(SUBSTITUTE(ORG.LIBREOFFICE.REGEX([.C44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3_47.txt</text:p>
          </table:table-cell>
          <table:table-cell table:formula="of:=SUBSTITUTE([.A45];&quot;.txt&quot;;&quot;&quot;)" office:value-type="string" office:string-value="AN3_47" calcext:value-type="string">
            <text:p>AN3_47</text:p>
          </table:table-cell>
          <table:table-cell table:formula="of:=MID([.B45];3;100)" office:value-type="string" office:string-value="3_47" calcext:value-type="string">
            <text:p>3_47</text:p>
          </table:table-cell>
          <table:table-cell table:formula="of:=VALUE(SUBSTITUTE(ORG.LIBREOFFICE.REGEX([.C45];&quot;(\d)+_&quot;); &quot;_&quot;;&quot;&quot;))" office:value-type="float" office:value="3" calcext:value-type="float">
            <text:p>3</text:p>
          </table:table-cell>
          <table:table-cell table:formula="of:=VALUE(SUBSTITUTE(ORG.LIBREOFFICE.REGEX([.C45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3_49.txt</text:p>
          </table:table-cell>
          <table:table-cell table:formula="of:=SUBSTITUTE([.A46];&quot;.txt&quot;;&quot;&quot;)" office:value-type="string" office:string-value="AN3_49" calcext:value-type="string">
            <text:p>AN3_49</text:p>
          </table:table-cell>
          <table:table-cell table:formula="of:=MID([.B46];3;100)" office:value-type="string" office:string-value="3_49" calcext:value-type="string">
            <text:p>3_49</text:p>
          </table:table-cell>
          <table:table-cell table:formula="of:=VALUE(SUBSTITUTE(ORG.LIBREOFFICE.REGEX([.C46];&quot;(\d)+_&quot;); &quot;_&quot;;&quot;&quot;))" office:value-type="float" office:value="3" calcext:value-type="float">
            <text:p>3</text:p>
          </table:table-cell>
          <table:table-cell table:formula="of:=VALUE(SUBSTITUTE(ORG.LIBREOFFICE.REGEX([.C46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3_50.txt</text:p>
          </table:table-cell>
          <table:table-cell table:formula="of:=SUBSTITUTE([.A47];&quot;.txt&quot;;&quot;&quot;)" office:value-type="string" office:string-value="AN3_50" calcext:value-type="string">
            <text:p>AN3_50</text:p>
          </table:table-cell>
          <table:table-cell table:formula="of:=MID([.B47];3;100)" office:value-type="string" office:string-value="3_50" calcext:value-type="string">
            <text:p>3_50</text:p>
          </table:table-cell>
          <table:table-cell table:formula="of:=VALUE(SUBSTITUTE(ORG.LIBREOFFICE.REGEX([.C47];&quot;(\d)+_&quot;); &quot;_&quot;;&quot;&quot;))" office:value-type="float" office:value="3" calcext:value-type="float">
            <text:p>3</text:p>
          </table:table-cell>
          <table:table-cell table:formula="of:=VALUE(SUBSTITUTE(ORG.LIBREOFFICE.REGEX([.C47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3_52.txt</text:p>
          </table:table-cell>
          <table:table-cell table:formula="of:=SUBSTITUTE([.A48];&quot;.txt&quot;;&quot;&quot;)" office:value-type="string" office:string-value="AN3_52" calcext:value-type="string">
            <text:p>AN3_52</text:p>
          </table:table-cell>
          <table:table-cell table:formula="of:=MID([.B48];3;100)" office:value-type="string" office:string-value="3_52" calcext:value-type="string">
            <text:p>3_52</text:p>
          </table:table-cell>
          <table:table-cell table:formula="of:=VALUE(SUBSTITUTE(ORG.LIBREOFFICE.REGEX([.C48];&quot;(\d)+_&quot;); &quot;_&quot;;&quot;&quot;))" office:value-type="float" office:value="3" calcext:value-type="float">
            <text:p>3</text:p>
          </table:table-cell>
          <table:table-cell table:formula="of:=VALUE(SUBSTITUTE(ORG.LIBREOFFICE.REGEX([.C48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AN3_53.txt</text:p>
          </table:table-cell>
          <table:table-cell table:formula="of:=SUBSTITUTE([.A49];&quot;.txt&quot;;&quot;&quot;)" office:value-type="string" office:string-value="AN3_53" calcext:value-type="string">
            <text:p>AN3_53</text:p>
          </table:table-cell>
          <table:table-cell table:formula="of:=MID([.B49];3;100)" office:value-type="string" office:string-value="3_53" calcext:value-type="string">
            <text:p>3_53</text:p>
          </table:table-cell>
          <table:table-cell table:formula="of:=VALUE(SUBSTITUTE(ORG.LIBREOFFICE.REGEX([.C49];&quot;(\d)+_&quot;); &quot;_&quot;;&quot;&quot;))" office:value-type="float" office:value="3" calcext:value-type="float">
            <text:p>3</text:p>
          </table:table-cell>
          <table:table-cell table:formula="of:=VALUE(SUBSTITUTE(ORG.LIBREOFFICE.REGEX([.C49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N3_58.txt</text:p>
          </table:table-cell>
          <table:table-cell table:formula="of:=SUBSTITUTE([.A50];&quot;.txt&quot;;&quot;&quot;)" office:value-type="string" office:string-value="AN3_58" calcext:value-type="string">
            <text:p>AN3_58</text:p>
          </table:table-cell>
          <table:table-cell table:formula="of:=MID([.B50];3;100)" office:value-type="string" office:string-value="3_58" calcext:value-type="string">
            <text:p>3_58</text:p>
          </table:table-cell>
          <table:table-cell table:formula="of:=VALUE(SUBSTITUTE(ORG.LIBREOFFICE.REGEX([.C50];&quot;(\d)+_&quot;); &quot;_&quot;;&quot;&quot;))" office:value-type="float" office:value="3" calcext:value-type="float">
            <text:p>3</text:p>
          </table:table-cell>
          <table:table-cell table:formula="of:=VALUE(SUBSTITUTE(ORG.LIBREOFFICE.REGEX([.C50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3_61.txt</text:p>
          </table:table-cell>
          <table:table-cell table:formula="of:=SUBSTITUTE([.A51];&quot;.txt&quot;;&quot;&quot;)" office:value-type="string" office:string-value="AN3_61" calcext:value-type="string">
            <text:p>AN3_61</text:p>
          </table:table-cell>
          <table:table-cell table:formula="of:=MID([.B51];3;100)" office:value-type="string" office:string-value="3_61" calcext:value-type="string">
            <text:p>3_61</text:p>
          </table:table-cell>
          <table:table-cell table:formula="of:=VALUE(SUBSTITUTE(ORG.LIBREOFFICE.REGEX([.C51];&quot;(\d)+_&quot;); &quot;_&quot;;&quot;&quot;))" office:value-type="float" office:value="3" calcext:value-type="float">
            <text:p>3</text:p>
          </table:table-cell>
          <table:table-cell table:formula="of:=VALUE(SUBSTITUTE(ORG.LIBREOFFICE.REGEX([.C51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3_62.txt</text:p>
          </table:table-cell>
          <table:table-cell table:formula="of:=SUBSTITUTE([.A52];&quot;.txt&quot;;&quot;&quot;)" office:value-type="string" office:string-value="AN3_62" calcext:value-type="string">
            <text:p>AN3_62</text:p>
          </table:table-cell>
          <table:table-cell table:formula="of:=MID([.B52];3;100)" office:value-type="string" office:string-value="3_62" calcext:value-type="string">
            <text:p>3_62</text:p>
          </table:table-cell>
          <table:table-cell table:formula="of:=VALUE(SUBSTITUTE(ORG.LIBREOFFICE.REGEX([.C52];&quot;(\d)+_&quot;); &quot;_&quot;;&quot;&quot;))" office:value-type="float" office:value="3" calcext:value-type="float">
            <text:p>3</text:p>
          </table:table-cell>
          <table:table-cell table:formula="of:=VALUE(SUBSTITUTE(ORG.LIBREOFFICE.REGEX([.C52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N3_63.txt</text:p>
          </table:table-cell>
          <table:table-cell table:formula="of:=SUBSTITUTE([.A53];&quot;.txt&quot;;&quot;&quot;)" office:value-type="string" office:string-value="AN3_63" calcext:value-type="string">
            <text:p>AN3_63</text:p>
          </table:table-cell>
          <table:table-cell table:formula="of:=MID([.B53];3;100)" office:value-type="string" office:string-value="3_63" calcext:value-type="string">
            <text:p>3_63</text:p>
          </table:table-cell>
          <table:table-cell table:formula="of:=VALUE(SUBSTITUTE(ORG.LIBREOFFICE.REGEX([.C53];&quot;(\d)+_&quot;); &quot;_&quot;;&quot;&quot;))" office:value-type="float" office:value="3" calcext:value-type="float">
            <text:p>3</text:p>
          </table:table-cell>
          <table:table-cell table:formula="of:=VALUE(SUBSTITUTE(ORG.LIBREOFFICE.REGEX([.C53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3_66.txt</text:p>
          </table:table-cell>
          <table:table-cell table:formula="of:=SUBSTITUTE([.A54];&quot;.txt&quot;;&quot;&quot;)" office:value-type="string" office:string-value="AN3_66" calcext:value-type="string">
            <text:p>AN3_66</text:p>
          </table:table-cell>
          <table:table-cell table:formula="of:=MID([.B54];3;100)" office:value-type="string" office:string-value="3_66" calcext:value-type="string">
            <text:p>3_66</text:p>
          </table:table-cell>
          <table:table-cell table:formula="of:=VALUE(SUBSTITUTE(ORG.LIBREOFFICE.REGEX([.C54];&quot;(\d)+_&quot;); &quot;_&quot;;&quot;&quot;))" office:value-type="float" office:value="3" calcext:value-type="float">
            <text:p>3</text:p>
          </table:table-cell>
          <table:table-cell table:formula="of:=VALUE(SUBSTITUTE(ORG.LIBREOFFICE.REGEX([.C54];&quot;_(\d)+&quot;); &quot;_&quot;;&quot;&quot;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AN3_68.txt</text:p>
          </table:table-cell>
          <table:table-cell table:formula="of:=SUBSTITUTE([.A55];&quot;.txt&quot;;&quot;&quot;)" office:value-type="string" office:string-value="AN3_68" calcext:value-type="string">
            <text:p>AN3_68</text:p>
          </table:table-cell>
          <table:table-cell table:formula="of:=MID([.B55];3;100)" office:value-type="string" office:string-value="3_68" calcext:value-type="string">
            <text:p>3_68</text:p>
          </table:table-cell>
          <table:table-cell table:formula="of:=VALUE(SUBSTITUTE(ORG.LIBREOFFICE.REGEX([.C55];&quot;(\d)+_&quot;); &quot;_&quot;;&quot;&quot;))" office:value-type="float" office:value="3" calcext:value-type="float">
            <text:p>3</text:p>
          </table:table-cell>
          <table:table-cell table:formula="of:=VALUE(SUBSTITUTE(ORG.LIBREOFFICE.REGEX([.C55];&quot;_(\d)+&quot;); &quot;_&quot;;&quot;&quot;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AN3_69.txt</text:p>
          </table:table-cell>
          <table:table-cell table:formula="of:=SUBSTITUTE([.A56];&quot;.txt&quot;;&quot;&quot;)" office:value-type="string" office:string-value="AN3_69" calcext:value-type="string">
            <text:p>AN3_69</text:p>
          </table:table-cell>
          <table:table-cell table:formula="of:=MID([.B56];3;100)" office:value-type="string" office:string-value="3_69" calcext:value-type="string">
            <text:p>3_69</text:p>
          </table:table-cell>
          <table:table-cell table:formula="of:=VALUE(SUBSTITUTE(ORG.LIBREOFFICE.REGEX([.C56];&quot;(\d)+_&quot;); &quot;_&quot;;&quot;&quot;))" office:value-type="float" office:value="3" calcext:value-type="float">
            <text:p>3</text:p>
          </table:table-cell>
          <table:table-cell table:formula="of:=VALUE(SUBSTITUTE(ORG.LIBREOFFICE.REGEX([.C56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N3_70.txt</text:p>
          </table:table-cell>
          <table:table-cell table:formula="of:=SUBSTITUTE([.A57];&quot;.txt&quot;;&quot;&quot;)" office:value-type="string" office:string-value="AN3_70" calcext:value-type="string">
            <text:p>AN3_70</text:p>
          </table:table-cell>
          <table:table-cell table:formula="of:=MID([.B57];3;100)" office:value-type="string" office:string-value="3_70" calcext:value-type="string">
            <text:p>3_70</text:p>
          </table:table-cell>
          <table:table-cell table:formula="of:=VALUE(SUBSTITUTE(ORG.LIBREOFFICE.REGEX([.C57];&quot;(\d)+_&quot;); &quot;_&quot;;&quot;&quot;))" office:value-type="float" office:value="3" calcext:value-type="float">
            <text:p>3</text:p>
          </table:table-cell>
          <table:table-cell table:formula="of:=VALUE(SUBSTITUTE(ORG.LIBREOFFICE.REGEX([.C57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3_71.txt</text:p>
          </table:table-cell>
          <table:table-cell table:formula="of:=SUBSTITUTE([.A58];&quot;.txt&quot;;&quot;&quot;)" office:value-type="string" office:string-value="AN3_71" calcext:value-type="string">
            <text:p>AN3_71</text:p>
          </table:table-cell>
          <table:table-cell table:formula="of:=MID([.B58];3;100)" office:value-type="string" office:string-value="3_71" calcext:value-type="string">
            <text:p>3_71</text:p>
          </table:table-cell>
          <table:table-cell table:formula="of:=VALUE(SUBSTITUTE(ORG.LIBREOFFICE.REGEX([.C58];&quot;(\d)+_&quot;); &quot;_&quot;;&quot;&quot;))" office:value-type="float" office:value="3" calcext:value-type="float">
            <text:p>3</text:p>
          </table:table-cell>
          <table:table-cell table:formula="of:=VALUE(SUBSTITUTE(ORG.LIBREOFFICE.REGEX([.C58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3_72.txt</text:p>
          </table:table-cell>
          <table:table-cell table:formula="of:=SUBSTITUTE([.A59];&quot;.txt&quot;;&quot;&quot;)" office:value-type="string" office:string-value="AN3_72" calcext:value-type="string">
            <text:p>AN3_72</text:p>
          </table:table-cell>
          <table:table-cell table:formula="of:=MID([.B59];3;100)" office:value-type="string" office:string-value="3_72" calcext:value-type="string">
            <text:p>3_72</text:p>
          </table:table-cell>
          <table:table-cell table:formula="of:=VALUE(SUBSTITUTE(ORG.LIBREOFFICE.REGEX([.C59];&quot;(\d)+_&quot;); &quot;_&quot;;&quot;&quot;))" office:value-type="float" office:value="3" calcext:value-type="float">
            <text:p>3</text:p>
          </table:table-cell>
          <table:table-cell table:formula="of:=VALUE(SUBSTITUTE(ORG.LIBREOFFICE.REGEX([.C59];&quot;_(\d)+&quot;); &quot;_&quot;;&quot;&quot;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N3_73.txt</text:p>
          </table:table-cell>
          <table:table-cell table:formula="of:=SUBSTITUTE([.A60];&quot;.txt&quot;;&quot;&quot;)" office:value-type="string" office:string-value="AN3_73" calcext:value-type="string">
            <text:p>AN3_73</text:p>
          </table:table-cell>
          <table:table-cell table:formula="of:=MID([.B60];3;100)" office:value-type="string" office:string-value="3_73" calcext:value-type="string">
            <text:p>3_73</text:p>
          </table:table-cell>
          <table:table-cell table:formula="of:=VALUE(SUBSTITUTE(ORG.LIBREOFFICE.REGEX([.C60];&quot;(\d)+_&quot;); &quot;_&quot;;&quot;&quot;))" office:value-type="float" office:value="3" calcext:value-type="float">
            <text:p>3</text:p>
          </table:table-cell>
          <table:table-cell table:formula="of:=VALUE(SUBSTITUTE(ORG.LIBREOFFICE.REGEX([.C60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3_74.txt</text:p>
          </table:table-cell>
          <table:table-cell table:formula="of:=SUBSTITUTE([.A61];&quot;.txt&quot;;&quot;&quot;)" office:value-type="string" office:string-value="AN3_74" calcext:value-type="string">
            <text:p>AN3_74</text:p>
          </table:table-cell>
          <table:table-cell table:formula="of:=MID([.B61];3;100)" office:value-type="string" office:string-value="3_74" calcext:value-type="string">
            <text:p>3_74</text:p>
          </table:table-cell>
          <table:table-cell table:formula="of:=VALUE(SUBSTITUTE(ORG.LIBREOFFICE.REGEX([.C61];&quot;(\d)+_&quot;); &quot;_&quot;;&quot;&quot;))" office:value-type="float" office:value="3" calcext:value-type="float">
            <text:p>3</text:p>
          </table:table-cell>
          <table:table-cell table:formula="of:=VALUE(SUBSTITUTE(ORG.LIBREOFFICE.REGEX([.C61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3_77.txt</text:p>
          </table:table-cell>
          <table:table-cell table:formula="of:=SUBSTITUTE([.A62];&quot;.txt&quot;;&quot;&quot;)" office:value-type="string" office:string-value="AN3_77" calcext:value-type="string">
            <text:p>AN3_77</text:p>
          </table:table-cell>
          <table:table-cell table:formula="of:=MID([.B62];3;100)" office:value-type="string" office:string-value="3_77" calcext:value-type="string">
            <text:p>3_77</text:p>
          </table:table-cell>
          <table:table-cell table:formula="of:=VALUE(SUBSTITUTE(ORG.LIBREOFFICE.REGEX([.C62];&quot;(\d)+_&quot;); &quot;_&quot;;&quot;&quot;))" office:value-type="float" office:value="3" calcext:value-type="float">
            <text:p>3</text:p>
          </table:table-cell>
          <table:table-cell table:formula="of:=VALUE(SUBSTITUTE(ORG.LIBREOFFICE.REGEX([.C62];&quot;_(\d)+&quot;); &quot;_&quot;;&quot;&quot;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N3_78.txt</text:p>
          </table:table-cell>
          <table:table-cell table:formula="of:=SUBSTITUTE([.A63];&quot;.txt&quot;;&quot;&quot;)" office:value-type="string" office:string-value="AN3_78" calcext:value-type="string">
            <text:p>AN3_78</text:p>
          </table:table-cell>
          <table:table-cell table:formula="of:=MID([.B63];3;100)" office:value-type="string" office:string-value="3_78" calcext:value-type="string">
            <text:p>3_78</text:p>
          </table:table-cell>
          <table:table-cell table:formula="of:=VALUE(SUBSTITUTE(ORG.LIBREOFFICE.REGEX([.C63];&quot;(\d)+_&quot;); &quot;_&quot;;&quot;&quot;))" office:value-type="float" office:value="3" calcext:value-type="float">
            <text:p>3</text:p>
          </table:table-cell>
          <table:table-cell table:formula="of:=VALUE(SUBSTITUTE(ORG.LIBREOFFICE.REGEX([.C63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N3_79.txt</text:p>
          </table:table-cell>
          <table:table-cell table:formula="of:=SUBSTITUTE([.A64];&quot;.txt&quot;;&quot;&quot;)" office:value-type="string" office:string-value="AN3_79" calcext:value-type="string">
            <text:p>AN3_79</text:p>
          </table:table-cell>
          <table:table-cell table:formula="of:=MID([.B64];3;100)" office:value-type="string" office:string-value="3_79" calcext:value-type="string">
            <text:p>3_79</text:p>
          </table:table-cell>
          <table:table-cell table:formula="of:=VALUE(SUBSTITUTE(ORG.LIBREOFFICE.REGEX([.C64];&quot;(\d)+_&quot;); &quot;_&quot;;&quot;&quot;))" office:value-type="float" office:value="3" calcext:value-type="float">
            <text:p>3</text:p>
          </table:table-cell>
          <table:table-cell table:formula="of:=VALUE(SUBSTITUTE(ORG.LIBREOFFICE.REGEX([.C64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N3_83.txt</text:p>
          </table:table-cell>
          <table:table-cell table:formula="of:=SUBSTITUTE([.A65];&quot;.txt&quot;;&quot;&quot;)" office:value-type="string" office:string-value="AN3_83" calcext:value-type="string">
            <text:p>AN3_83</text:p>
          </table:table-cell>
          <table:table-cell table:formula="of:=MID([.B65];3;100)" office:value-type="string" office:string-value="3_83" calcext:value-type="string">
            <text:p>3_83</text:p>
          </table:table-cell>
          <table:table-cell table:formula="of:=VALUE(SUBSTITUTE(ORG.LIBREOFFICE.REGEX([.C65];&quot;(\d)+_&quot;); &quot;_&quot;;&quot;&quot;))" office:value-type="float" office:value="3" calcext:value-type="float">
            <text:p>3</text:p>
          </table:table-cell>
          <table:table-cell table:formula="of:=VALUE(SUBSTITUTE(ORG.LIBREOFFICE.REGEX([.C65];&quot;_(\d)+&quot;); &quot;_&quot;;&quot;&quot;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N3_85.txt</text:p>
          </table:table-cell>
          <table:table-cell table:formula="of:=SUBSTITUTE([.A66];&quot;.txt&quot;;&quot;&quot;)" office:value-type="string" office:string-value="AN3_85" calcext:value-type="string">
            <text:p>AN3_85</text:p>
          </table:table-cell>
          <table:table-cell table:formula="of:=MID([.B66];3;100)" office:value-type="string" office:string-value="3_85" calcext:value-type="string">
            <text:p>3_85</text:p>
          </table:table-cell>
          <table:table-cell table:formula="of:=VALUE(SUBSTITUTE(ORG.LIBREOFFICE.REGEX([.C66];&quot;(\d)+_&quot;); &quot;_&quot;;&quot;&quot;))" office:value-type="float" office:value="3" calcext:value-type="float">
            <text:p>3</text:p>
          </table:table-cell>
          <table:table-cell table:formula="of:=VALUE(SUBSTITUTE(ORG.LIBREOFFICE.REGEX([.C66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N3_87.txt</text:p>
          </table:table-cell>
          <table:table-cell table:formula="of:=SUBSTITUTE([.A67];&quot;.txt&quot;;&quot;&quot;)" office:value-type="string" office:string-value="AN3_87" calcext:value-type="string">
            <text:p>AN3_87</text:p>
          </table:table-cell>
          <table:table-cell table:formula="of:=MID([.B67];3;100)" office:value-type="string" office:string-value="3_87" calcext:value-type="string">
            <text:p>3_87</text:p>
          </table:table-cell>
          <table:table-cell table:formula="of:=VALUE(SUBSTITUTE(ORG.LIBREOFFICE.REGEX([.C67];&quot;(\d)+_&quot;); &quot;_&quot;;&quot;&quot;))" office:value-type="float" office:value="3" calcext:value-type="float">
            <text:p>3</text:p>
          </table:table-cell>
          <table:table-cell table:formula="of:=VALUE(SUBSTITUTE(ORG.LIBREOFFICE.REGEX([.C67];&quot;_(\d)+&quot;); &quot;_&quot;;&quot;&quot;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N3_88.txt</text:p>
          </table:table-cell>
          <table:table-cell table:formula="of:=SUBSTITUTE([.A68];&quot;.txt&quot;;&quot;&quot;)" office:value-type="string" office:string-value="AN3_88" calcext:value-type="string">
            <text:p>AN3_88</text:p>
          </table:table-cell>
          <table:table-cell table:formula="of:=MID([.B68];3;100)" office:value-type="string" office:string-value="3_88" calcext:value-type="string">
            <text:p>3_88</text:p>
          </table:table-cell>
          <table:table-cell table:formula="of:=VALUE(SUBSTITUTE(ORG.LIBREOFFICE.REGEX([.C68];&quot;(\d)+_&quot;); &quot;_&quot;;&quot;&quot;))" office:value-type="float" office:value="3" calcext:value-type="float">
            <text:p>3</text:p>
          </table:table-cell>
          <table:table-cell table:formula="of:=VALUE(SUBSTITUTE(ORG.LIBREOFFICE.REGEX([.C68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N3_90.txt</text:p>
          </table:table-cell>
          <table:table-cell table:formula="of:=SUBSTITUTE([.A69];&quot;.txt&quot;;&quot;&quot;)" office:value-type="string" office:string-value="AN3_90" calcext:value-type="string">
            <text:p>AN3_90</text:p>
          </table:table-cell>
          <table:table-cell table:formula="of:=MID([.B69];3;100)" office:value-type="string" office:string-value="3_90" calcext:value-type="string">
            <text:p>3_90</text:p>
          </table:table-cell>
          <table:table-cell table:formula="of:=VALUE(SUBSTITUTE(ORG.LIBREOFFICE.REGEX([.C69];&quot;(\d)+_&quot;); &quot;_&quot;;&quot;&quot;))" office:value-type="float" office:value="3" calcext:value-type="float">
            <text:p>3</text:p>
          </table:table-cell>
          <table:table-cell table:formula="of:=VALUE(SUBSTITUTE(ORG.LIBREOFFICE.REGEX([.C69];&quot;_(\d)+&quot;); &quot;_&quot;;&quot;&quot;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3_91.txt</text:p>
          </table:table-cell>
          <table:table-cell table:formula="of:=SUBSTITUTE([.A70];&quot;.txt&quot;;&quot;&quot;)" office:value-type="string" office:string-value="AN3_91" calcext:value-type="string">
            <text:p>AN3_91</text:p>
          </table:table-cell>
          <table:table-cell table:formula="of:=MID([.B70];3;100)" office:value-type="string" office:string-value="3_91" calcext:value-type="string">
            <text:p>3_91</text:p>
          </table:table-cell>
          <table:table-cell table:formula="of:=VALUE(SUBSTITUTE(ORG.LIBREOFFICE.REGEX([.C70];&quot;(\d)+_&quot;); &quot;_&quot;;&quot;&quot;))" office:value-type="float" office:value="3" calcext:value-type="float">
            <text:p>3</text:p>
          </table:table-cell>
          <table:table-cell table:formula="of:=VALUE(SUBSTITUTE(ORG.LIBREOFFICE.REGEX([.C70];&quot;_(\d)+&quot;); &quot;_&quot;;&quot;&quot;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N3_93.txt</text:p>
          </table:table-cell>
          <table:table-cell table:formula="of:=SUBSTITUTE([.A71];&quot;.txt&quot;;&quot;&quot;)" office:value-type="string" office:string-value="AN3_93" calcext:value-type="string">
            <text:p>AN3_93</text:p>
          </table:table-cell>
          <table:table-cell table:formula="of:=MID([.B71];3;100)" office:value-type="string" office:string-value="3_93" calcext:value-type="string">
            <text:p>3_93</text:p>
          </table:table-cell>
          <table:table-cell table:formula="of:=VALUE(SUBSTITUTE(ORG.LIBREOFFICE.REGEX([.C71];&quot;(\d)+_&quot;); &quot;_&quot;;&quot;&quot;))" office:value-type="float" office:value="3" calcext:value-type="float">
            <text:p>3</text:p>
          </table:table-cell>
          <table:table-cell table:formula="of:=VALUE(SUBSTITUTE(ORG.LIBREOFFICE.REGEX([.C71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N3_95.txt</text:p>
          </table:table-cell>
          <table:table-cell table:formula="of:=SUBSTITUTE([.A72];&quot;.txt&quot;;&quot;&quot;)" office:value-type="string" office:string-value="AN3_95" calcext:value-type="string">
            <text:p>AN3_95</text:p>
          </table:table-cell>
          <table:table-cell table:formula="of:=MID([.B72];3;100)" office:value-type="string" office:string-value="3_95" calcext:value-type="string">
            <text:p>3_95</text:p>
          </table:table-cell>
          <table:table-cell table:formula="of:=VALUE(SUBSTITUTE(ORG.LIBREOFFICE.REGEX([.C72];&quot;(\d)+_&quot;); &quot;_&quot;;&quot;&quot;))" office:value-type="float" office:value="3" calcext:value-type="float">
            <text:p>3</text:p>
          </table:table-cell>
          <table:table-cell table:formula="of:=VALUE(SUBSTITUTE(ORG.LIBREOFFICE.REGEX([.C72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3_96.txt</text:p>
          </table:table-cell>
          <table:table-cell table:formula="of:=SUBSTITUTE([.A73];&quot;.txt&quot;;&quot;&quot;)" office:value-type="string" office:string-value="AN3_96" calcext:value-type="string">
            <text:p>AN3_96</text:p>
          </table:table-cell>
          <table:table-cell table:formula="of:=MID([.B73];3;100)" office:value-type="string" office:string-value="3_96" calcext:value-type="string">
            <text:p>3_96</text:p>
          </table:table-cell>
          <table:table-cell table:formula="of:=VALUE(SUBSTITUTE(ORG.LIBREOFFICE.REGEX([.C73];&quot;(\d)+_&quot;); &quot;_&quot;;&quot;&quot;))" office:value-type="float" office:value="3" calcext:value-type="float">
            <text:p>3</text:p>
          </table:table-cell>
          <table:table-cell table:formula="of:=VALUE(SUBSTITUTE(ORG.LIBREOFFICE.REGEX([.C73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3_97.txt</text:p>
          </table:table-cell>
          <table:table-cell table:formula="of:=SUBSTITUTE([.A74];&quot;.txt&quot;;&quot;&quot;)" office:value-type="string" office:string-value="AN3_97" calcext:value-type="string">
            <text:p>AN3_97</text:p>
          </table:table-cell>
          <table:table-cell table:formula="of:=MID([.B74];3;100)" office:value-type="string" office:string-value="3_97" calcext:value-type="string">
            <text:p>3_97</text:p>
          </table:table-cell>
          <table:table-cell table:formula="of:=VALUE(SUBSTITUTE(ORG.LIBREOFFICE.REGEX([.C74];&quot;(\d)+_&quot;); &quot;_&quot;;&quot;&quot;))" office:value-type="float" office:value="3" calcext:value-type="float">
            <text:p>3</text:p>
          </table:table-cell>
          <table:table-cell table:formula="of:=VALUE(SUBSTITUTE(ORG.LIBREOFFICE.REGEX([.C74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3_101.txt</text:p>
          </table:table-cell>
          <table:table-cell table:formula="of:=SUBSTITUTE([.A75];&quot;.txt&quot;;&quot;&quot;)" office:value-type="string" office:string-value="AN3_101" calcext:value-type="string">
            <text:p>AN3_101</text:p>
          </table:table-cell>
          <table:table-cell table:formula="of:=MID([.B75];3;100)" office:value-type="string" office:string-value="3_101" calcext:value-type="string">
            <text:p>3_101</text:p>
          </table:table-cell>
          <table:table-cell table:formula="of:=VALUE(SUBSTITUTE(ORG.LIBREOFFICE.REGEX([.C75];&quot;(\d)+_&quot;); &quot;_&quot;;&quot;&quot;))" office:value-type="float" office:value="3" calcext:value-type="float">
            <text:p>3</text:p>
          </table:table-cell>
          <table:table-cell table:formula="of:=VALUE(SUBSTITUTE(ORG.LIBREOFFICE.REGEX([.C75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3_102.txt</text:p>
          </table:table-cell>
          <table:table-cell table:formula="of:=SUBSTITUTE([.A76];&quot;.txt&quot;;&quot;&quot;)" office:value-type="string" office:string-value="AN3_102" calcext:value-type="string">
            <text:p>AN3_102</text:p>
          </table:table-cell>
          <table:table-cell table:formula="of:=MID([.B76];3;100)" office:value-type="string" office:string-value="3_102" calcext:value-type="string">
            <text:p>3_102</text:p>
          </table:table-cell>
          <table:table-cell table:formula="of:=VALUE(SUBSTITUTE(ORG.LIBREOFFICE.REGEX([.C76];&quot;(\d)+_&quot;); &quot;_&quot;;&quot;&quot;))" office:value-type="float" office:value="3" calcext:value-type="float">
            <text:p>3</text:p>
          </table:table-cell>
          <table:table-cell table:formula="of:=VALUE(SUBSTITUTE(ORG.LIBREOFFICE.REGEX([.C76];&quot;_(\d)+&quot;); &quot;_&quot;;&quot;&quot;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N3_103.txt</text:p>
          </table:table-cell>
          <table:table-cell table:formula="of:=SUBSTITUTE([.A77];&quot;.txt&quot;;&quot;&quot;)" office:value-type="string" office:string-value="AN3_103" calcext:value-type="string">
            <text:p>AN3_103</text:p>
          </table:table-cell>
          <table:table-cell table:formula="of:=MID([.B77];3;100)" office:value-type="string" office:string-value="3_103" calcext:value-type="string">
            <text:p>3_103</text:p>
          </table:table-cell>
          <table:table-cell table:formula="of:=VALUE(SUBSTITUTE(ORG.LIBREOFFICE.REGEX([.C77];&quot;(\d)+_&quot;); &quot;_&quot;;&quot;&quot;))" office:value-type="float" office:value="3" calcext:value-type="float">
            <text:p>3</text:p>
          </table:table-cell>
          <table:table-cell table:formula="of:=VALUE(SUBSTITUTE(ORG.LIBREOFFICE.REGEX([.C77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3_109.txt</text:p>
          </table:table-cell>
          <table:table-cell table:formula="of:=SUBSTITUTE([.A78];&quot;.txt&quot;;&quot;&quot;)" office:value-type="string" office:string-value="AN3_109" calcext:value-type="string">
            <text:p>AN3_109</text:p>
          </table:table-cell>
          <table:table-cell table:formula="of:=MID([.B78];3;100)" office:value-type="string" office:string-value="3_109" calcext:value-type="string">
            <text:p>3_109</text:p>
          </table:table-cell>
          <table:table-cell table:formula="of:=VALUE(SUBSTITUTE(ORG.LIBREOFFICE.REGEX([.C78];&quot;(\d)+_&quot;); &quot;_&quot;;&quot;&quot;))" office:value-type="float" office:value="3" calcext:value-type="float">
            <text:p>3</text:p>
          </table:table-cell>
          <table:table-cell table:formula="of:=VALUE(SUBSTITUTE(ORG.LIBREOFFICE.REGEX([.C78];&quot;_(\d)+&quot;); &quot;_&quot;;&quot;&quot;)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N3_110.txt</text:p>
          </table:table-cell>
          <table:table-cell table:formula="of:=SUBSTITUTE([.A79];&quot;.txt&quot;;&quot;&quot;)" office:value-type="string" office:string-value="AN3_110" calcext:value-type="string">
            <text:p>AN3_110</text:p>
          </table:table-cell>
          <table:table-cell table:formula="of:=MID([.B79];3;100)" office:value-type="string" office:string-value="3_110" calcext:value-type="string">
            <text:p>3_110</text:p>
          </table:table-cell>
          <table:table-cell table:formula="of:=VALUE(SUBSTITUTE(ORG.LIBREOFFICE.REGEX([.C79];&quot;(\d)+_&quot;); &quot;_&quot;;&quot;&quot;))" office:value-type="float" office:value="3" calcext:value-type="float">
            <text:p>3</text:p>
          </table:table-cell>
          <table:table-cell table:formula="of:=VALUE(SUBSTITUTE(ORG.LIBREOFFICE.REGEX([.C79];&quot;_(\d)+&quot;); &quot;_&quot;;&quot;&quot;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N3_112.txt</text:p>
          </table:table-cell>
          <table:table-cell table:formula="of:=SUBSTITUTE([.A80];&quot;.txt&quot;;&quot;&quot;)" office:value-type="string" office:string-value="AN3_112" calcext:value-type="string">
            <text:p>AN3_112</text:p>
          </table:table-cell>
          <table:table-cell table:formula="of:=MID([.B80];3;100)" office:value-type="string" office:string-value="3_112" calcext:value-type="string">
            <text:p>3_112</text:p>
          </table:table-cell>
          <table:table-cell table:formula="of:=VALUE(SUBSTITUTE(ORG.LIBREOFFICE.REGEX([.C80];&quot;(\d)+_&quot;); &quot;_&quot;;&quot;&quot;))" office:value-type="float" office:value="3" calcext:value-type="float">
            <text:p>3</text:p>
          </table:table-cell>
          <table:table-cell table:formula="of:=VALUE(SUBSTITUTE(ORG.LIBREOFFICE.REGEX([.C80];&quot;_(\d)+&quot;); &quot;_&quot;;&quot;&quot;)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AN3_113.txt</text:p>
          </table:table-cell>
          <table:table-cell table:formula="of:=SUBSTITUTE([.A81];&quot;.txt&quot;;&quot;&quot;)" office:value-type="string" office:string-value="AN3_113" calcext:value-type="string">
            <text:p>AN3_113</text:p>
          </table:table-cell>
          <table:table-cell table:formula="of:=MID([.B81];3;100)" office:value-type="string" office:string-value="3_113" calcext:value-type="string">
            <text:p>3_113</text:p>
          </table:table-cell>
          <table:table-cell table:formula="of:=VALUE(SUBSTITUTE(ORG.LIBREOFFICE.REGEX([.C81];&quot;(\d)+_&quot;); &quot;_&quot;;&quot;&quot;))" office:value-type="float" office:value="3" calcext:value-type="float">
            <text:p>3</text:p>
          </table:table-cell>
          <table:table-cell table:formula="of:=VALUE(SUBSTITUTE(ORG.LIBREOFFICE.REGEX([.C81];&quot;_(\d)+&quot;); &quot;_&quot;;&quot;&quot;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N3_115.txt</text:p>
          </table:table-cell>
          <table:table-cell table:formula="of:=SUBSTITUTE([.A82];&quot;.txt&quot;;&quot;&quot;)" office:value-type="string" office:string-value="AN3_115" calcext:value-type="string">
            <text:p>AN3_115</text:p>
          </table:table-cell>
          <table:table-cell table:formula="of:=MID([.B82];3;100)" office:value-type="string" office:string-value="3_115" calcext:value-type="string">
            <text:p>3_115</text:p>
          </table:table-cell>
          <table:table-cell table:formula="of:=VALUE(SUBSTITUTE(ORG.LIBREOFFICE.REGEX([.C82];&quot;(\d)+_&quot;); &quot;_&quot;;&quot;&quot;))" office:value-type="float" office:value="3" calcext:value-type="float">
            <text:p>3</text:p>
          </table:table-cell>
          <table:table-cell table:formula="of:=VALUE(SUBSTITUTE(ORG.LIBREOFFICE.REGEX([.C82];&quot;_(\d)+&quot;); &quot;_&quot;;&quot;&quot;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N3_116.txt</text:p>
          </table:table-cell>
          <table:table-cell table:formula="of:=SUBSTITUTE([.A83];&quot;.txt&quot;;&quot;&quot;)" office:value-type="string" office:string-value="AN3_116" calcext:value-type="string">
            <text:p>AN3_116</text:p>
          </table:table-cell>
          <table:table-cell table:formula="of:=MID([.B83];3;100)" office:value-type="string" office:string-value="3_116" calcext:value-type="string">
            <text:p>3_116</text:p>
          </table:table-cell>
          <table:table-cell table:formula="of:=VALUE(SUBSTITUTE(ORG.LIBREOFFICE.REGEX([.C83];&quot;(\d)+_&quot;); &quot;_&quot;;&quot;&quot;))" office:value-type="float" office:value="3" calcext:value-type="float">
            <text:p>3</text:p>
          </table:table-cell>
          <table:table-cell table:formula="of:=VALUE(SUBSTITUTE(ORG.LIBREOFFICE.REGEX([.C83];&quot;_(\d)+&quot;); &quot;_&quot;;&quot;&quot;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N3_117.txt</text:p>
          </table:table-cell>
          <table:table-cell table:formula="of:=SUBSTITUTE([.A84];&quot;.txt&quot;;&quot;&quot;)" office:value-type="string" office:string-value="AN3_117" calcext:value-type="string">
            <text:p>AN3_117</text:p>
          </table:table-cell>
          <table:table-cell table:formula="of:=MID([.B84];3;100)" office:value-type="string" office:string-value="3_117" calcext:value-type="string">
            <text:p>3_117</text:p>
          </table:table-cell>
          <table:table-cell table:formula="of:=VALUE(SUBSTITUTE(ORG.LIBREOFFICE.REGEX([.C84];&quot;(\d)+_&quot;); &quot;_&quot;;&quot;&quot;))" office:value-type="float" office:value="3" calcext:value-type="float">
            <text:p>3</text:p>
          </table:table-cell>
          <table:table-cell table:formula="of:=VALUE(SUBSTITUTE(ORG.LIBREOFFICE.REGEX([.C84];&quot;_(\d)+&quot;); &quot;_&quot;;&quot;&quot;)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N3_121.txt</text:p>
          </table:table-cell>
          <table:table-cell table:formula="of:=SUBSTITUTE([.A85];&quot;.txt&quot;;&quot;&quot;)" office:value-type="string" office:string-value="AN3_121" calcext:value-type="string">
            <text:p>AN3_121</text:p>
          </table:table-cell>
          <table:table-cell table:formula="of:=MID([.B85];3;100)" office:value-type="string" office:string-value="3_121" calcext:value-type="string">
            <text:p>3_121</text:p>
          </table:table-cell>
          <table:table-cell table:formula="of:=VALUE(SUBSTITUTE(ORG.LIBREOFFICE.REGEX([.C85];&quot;(\d)+_&quot;); &quot;_&quot;;&quot;&quot;))" office:value-type="float" office:value="3" calcext:value-type="float">
            <text:p>3</text:p>
          </table:table-cell>
          <table:table-cell table:formula="of:=VALUE(SUBSTITUTE(ORG.LIBREOFFICE.REGEX([.C85];&quot;_(\d)+&quot;); &quot;_&quot;;&quot;&quot;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N3_122.txt</text:p>
          </table:table-cell>
          <table:table-cell table:formula="of:=SUBSTITUTE([.A86];&quot;.txt&quot;;&quot;&quot;)" office:value-type="string" office:string-value="AN3_122" calcext:value-type="string">
            <text:p>AN3_122</text:p>
          </table:table-cell>
          <table:table-cell table:formula="of:=MID([.B86];3;100)" office:value-type="string" office:string-value="3_122" calcext:value-type="string">
            <text:p>3_122</text:p>
          </table:table-cell>
          <table:table-cell table:formula="of:=VALUE(SUBSTITUTE(ORG.LIBREOFFICE.REGEX([.C86];&quot;(\d)+_&quot;); &quot;_&quot;;&quot;&quot;))" office:value-type="float" office:value="3" calcext:value-type="float">
            <text:p>3</text:p>
          </table:table-cell>
          <table:table-cell table:formula="of:=VALUE(SUBSTITUTE(ORG.LIBREOFFICE.REGEX([.C86];&quot;_(\d)+&quot;); &quot;_&quot;;&quot;&quot;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AN3_123.txt</text:p>
          </table:table-cell>
          <table:table-cell table:formula="of:=SUBSTITUTE([.A87];&quot;.txt&quot;;&quot;&quot;)" office:value-type="string" office:string-value="AN3_123" calcext:value-type="string">
            <text:p>AN3_123</text:p>
          </table:table-cell>
          <table:table-cell table:formula="of:=MID([.B87];3;100)" office:value-type="string" office:string-value="3_123" calcext:value-type="string">
            <text:p>3_123</text:p>
          </table:table-cell>
          <table:table-cell table:formula="of:=VALUE(SUBSTITUTE(ORG.LIBREOFFICE.REGEX([.C87];&quot;(\d)+_&quot;); &quot;_&quot;;&quot;&quot;))" office:value-type="float" office:value="3" calcext:value-type="float">
            <text:p>3</text:p>
          </table:table-cell>
          <table:table-cell table:formula="of:=VALUE(SUBSTITUTE(ORG.LIBREOFFICE.REGEX([.C87];&quot;_(\d)+&quot;); &quot;_&quot;;&quot;&quot;)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3_124.txt</text:p>
          </table:table-cell>
          <table:table-cell table:formula="of:=SUBSTITUTE([.A88];&quot;.txt&quot;;&quot;&quot;)" office:value-type="string" office:string-value="AN3_124" calcext:value-type="string">
            <text:p>AN3_124</text:p>
          </table:table-cell>
          <table:table-cell table:formula="of:=MID([.B88];3;100)" office:value-type="string" office:string-value="3_124" calcext:value-type="string">
            <text:p>3_124</text:p>
          </table:table-cell>
          <table:table-cell table:formula="of:=VALUE(SUBSTITUTE(ORG.LIBREOFFICE.REGEX([.C88];&quot;(\d)+_&quot;); &quot;_&quot;;&quot;&quot;))" office:value-type="float" office:value="3" calcext:value-type="float">
            <text:p>3</text:p>
          </table:table-cell>
          <table:table-cell table:formula="of:=VALUE(SUBSTITUTE(ORG.LIBREOFFICE.REGEX([.C88];&quot;_(\d)+&quot;); &quot;_&quot;;&quot;&quot;)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N3_126.txt</text:p>
          </table:table-cell>
          <table:table-cell table:formula="of:=SUBSTITUTE([.A89];&quot;.txt&quot;;&quot;&quot;)" office:value-type="string" office:string-value="AN3_126" calcext:value-type="string">
            <text:p>AN3_126</text:p>
          </table:table-cell>
          <table:table-cell table:formula="of:=MID([.B89];3;100)" office:value-type="string" office:string-value="3_126" calcext:value-type="string">
            <text:p>3_126</text:p>
          </table:table-cell>
          <table:table-cell table:formula="of:=VALUE(SUBSTITUTE(ORG.LIBREOFFICE.REGEX([.C89];&quot;(\d)+_&quot;); &quot;_&quot;;&quot;&quot;))" office:value-type="float" office:value="3" calcext:value-type="float">
            <text:p>3</text:p>
          </table:table-cell>
          <table:table-cell table:formula="of:=VALUE(SUBSTITUTE(ORG.LIBREOFFICE.REGEX([.C89];&quot;_(\d)+&quot;); &quot;_&quot;;&quot;&quot;)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N3_129.txt</text:p>
          </table:table-cell>
          <table:table-cell table:formula="of:=SUBSTITUTE([.A90];&quot;.txt&quot;;&quot;&quot;)" office:value-type="string" office:string-value="AN3_129" calcext:value-type="string">
            <text:p>AN3_129</text:p>
          </table:table-cell>
          <table:table-cell table:formula="of:=MID([.B90];3;100)" office:value-type="string" office:string-value="3_129" calcext:value-type="string">
            <text:p>3_129</text:p>
          </table:table-cell>
          <table:table-cell table:formula="of:=VALUE(SUBSTITUTE(ORG.LIBREOFFICE.REGEX([.C90];&quot;(\d)+_&quot;); &quot;_&quot;;&quot;&quot;))" office:value-type="float" office:value="3" calcext:value-type="float">
            <text:p>3</text:p>
          </table:table-cell>
          <table:table-cell table:formula="of:=VALUE(SUBSTITUTE(ORG.LIBREOFFICE.REGEX([.C90];&quot;_(\d)+&quot;); &quot;_&quot;;&quot;&quot;)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N3_131.txt</text:p>
          </table:table-cell>
          <table:table-cell table:formula="of:=SUBSTITUTE([.A91];&quot;.txt&quot;;&quot;&quot;)" office:value-type="string" office:string-value="AN3_131" calcext:value-type="string">
            <text:p>AN3_131</text:p>
          </table:table-cell>
          <table:table-cell table:formula="of:=MID([.B91];3;100)" office:value-type="string" office:string-value="3_131" calcext:value-type="string">
            <text:p>3_131</text:p>
          </table:table-cell>
          <table:table-cell table:formula="of:=VALUE(SUBSTITUTE(ORG.LIBREOFFICE.REGEX([.C91];&quot;(\d)+_&quot;); &quot;_&quot;;&quot;&quot;))" office:value-type="float" office:value="3" calcext:value-type="float">
            <text:p>3</text:p>
          </table:table-cell>
          <table:table-cell table:formula="of:=VALUE(SUBSTITUTE(ORG.LIBREOFFICE.REGEX([.C91];&quot;_(\d)+&quot;); &quot;_&quot;;&quot;&quot;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N3_133.txt</text:p>
          </table:table-cell>
          <table:table-cell table:formula="of:=SUBSTITUTE([.A92];&quot;.txt&quot;;&quot;&quot;)" office:value-type="string" office:string-value="AN3_133" calcext:value-type="string">
            <text:p>AN3_133</text:p>
          </table:table-cell>
          <table:table-cell table:formula="of:=MID([.B92];3;100)" office:value-type="string" office:string-value="3_133" calcext:value-type="string">
            <text:p>3_133</text:p>
          </table:table-cell>
          <table:table-cell table:formula="of:=VALUE(SUBSTITUTE(ORG.LIBREOFFICE.REGEX([.C92];&quot;(\d)+_&quot;); &quot;_&quot;;&quot;&quot;))" office:value-type="float" office:value="3" calcext:value-type="float">
            <text:p>3</text:p>
          </table:table-cell>
          <table:table-cell table:formula="of:=VALUE(SUBSTITUTE(ORG.LIBREOFFICE.REGEX([.C92];&quot;_(\d)+&quot;); &quot;_&quot;;&quot;&quot;))" office:value-type="float" office:value="133" calcext:value-type="float">
            <text:p>133</text:p>
          </table:table-cell>
        </table:table-row>
        <table:table-row table:style-name="ro1">
          <table:table-cell office:value-type="string" calcext:value-type="string">
            <text:p>AN3_136.txt</text:p>
          </table:table-cell>
          <table:table-cell table:formula="of:=SUBSTITUTE([.A93];&quot;.txt&quot;;&quot;&quot;)" office:value-type="string" office:string-value="AN3_136" calcext:value-type="string">
            <text:p>AN3_136</text:p>
          </table:table-cell>
          <table:table-cell table:formula="of:=MID([.B93];3;100)" office:value-type="string" office:string-value="3_136" calcext:value-type="string">
            <text:p>3_136</text:p>
          </table:table-cell>
          <table:table-cell table:formula="of:=VALUE(SUBSTITUTE(ORG.LIBREOFFICE.REGEX([.C93];&quot;(\d)+_&quot;); &quot;_&quot;;&quot;&quot;))" office:value-type="float" office:value="3" calcext:value-type="float">
            <text:p>3</text:p>
          </table:table-cell>
          <table:table-cell table:formula="of:=VALUE(SUBSTITUTE(ORG.LIBREOFFICE.REGEX([.C93];&quot;_(\d)+&quot;); &quot;_&quot;;&quot;&quot;)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AN3_137.txt</text:p>
          </table:table-cell>
          <table:table-cell table:formula="of:=SUBSTITUTE([.A94];&quot;.txt&quot;;&quot;&quot;)" office:value-type="string" office:string-value="AN3_137" calcext:value-type="string">
            <text:p>AN3_137</text:p>
          </table:table-cell>
          <table:table-cell table:formula="of:=MID([.B94];3;100)" office:value-type="string" office:string-value="3_137" calcext:value-type="string">
            <text:p>3_137</text:p>
          </table:table-cell>
          <table:table-cell table:formula="of:=VALUE(SUBSTITUTE(ORG.LIBREOFFICE.REGEX([.C94];&quot;(\d)+_&quot;); &quot;_&quot;;&quot;&quot;))" office:value-type="float" office:value="3" calcext:value-type="float">
            <text:p>3</text:p>
          </table:table-cell>
          <table:table-cell table:formula="of:=VALUE(SUBSTITUTE(ORG.LIBREOFFICE.REGEX([.C94];&quot;_(\d)+&quot;); &quot;_&quot;;&quot;&quot;)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4_1.txt</text:p>
          </table:table-cell>
          <table:table-cell table:formula="of:=SUBSTITUTE([.A95];&quot;.txt&quot;;&quot;&quot;)" office:value-type="string" office:string-value="AN4_1" calcext:value-type="string">
            <text:p>AN4_1</text:p>
          </table:table-cell>
          <table:table-cell table:formula="of:=MID([.B95];3;100)" office:value-type="string" office:string-value="4_1" calcext:value-type="string">
            <text:p>4_1</text:p>
          </table:table-cell>
          <table:table-cell table:formula="of:=VALUE(SUBSTITUTE(ORG.LIBREOFFICE.REGEX([.C95];&quot;(\d)+_&quot;); &quot;_&quot;;&quot;&quot;))" office:value-type="float" office:value="4" calcext:value-type="float">
            <text:p>4</text:p>
          </table:table-cell>
          <table:table-cell table:formula="of:=VALUE(SUBSTITUTE(ORG.LIBREOFFICE.REGEX([.C95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4_5.txt</text:p>
          </table:table-cell>
          <table:table-cell table:formula="of:=SUBSTITUTE([.A96];&quot;.txt&quot;;&quot;&quot;)" office:value-type="string" office:string-value="AN4_5" calcext:value-type="string">
            <text:p>AN4_5</text:p>
          </table:table-cell>
          <table:table-cell table:formula="of:=MID([.B96];3;100)" office:value-type="string" office:string-value="4_5" calcext:value-type="string">
            <text:p>4_5</text:p>
          </table:table-cell>
          <table:table-cell table:formula="of:=VALUE(SUBSTITUTE(ORG.LIBREOFFICE.REGEX([.C96];&quot;(\d)+_&quot;); &quot;_&quot;;&quot;&quot;))" office:value-type="float" office:value="4" calcext:value-type="float">
            <text:p>4</text:p>
          </table:table-cell>
          <table:table-cell table:formula="of:=VALUE(SUBSTITUTE(ORG.LIBREOFFICE.REGEX([.C9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AN4_10.txt</text:p>
          </table:table-cell>
          <table:table-cell table:formula="of:=SUBSTITUTE([.A97];&quot;.txt&quot;;&quot;&quot;)" office:value-type="string" office:string-value="AN4_10" calcext:value-type="string">
            <text:p>AN4_10</text:p>
          </table:table-cell>
          <table:table-cell table:formula="of:=MID([.B97];3;100)" office:value-type="string" office:string-value="4_10" calcext:value-type="string">
            <text:p>4_10</text:p>
          </table:table-cell>
          <table:table-cell table:formula="of:=VALUE(SUBSTITUTE(ORG.LIBREOFFICE.REGEX([.C97];&quot;(\d)+_&quot;); &quot;_&quot;;&quot;&quot;))" office:value-type="float" office:value="4" calcext:value-type="float">
            <text:p>4</text:p>
          </table:table-cell>
          <table:table-cell table:formula="of:=VALUE(SUBSTITUTE(ORG.LIBREOFFICE.REGEX([.C9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4_19.txt</text:p>
          </table:table-cell>
          <table:table-cell table:formula="of:=SUBSTITUTE([.A98];&quot;.txt&quot;;&quot;&quot;)" office:value-type="string" office:string-value="AN4_19" calcext:value-type="string">
            <text:p>AN4_19</text:p>
          </table:table-cell>
          <table:table-cell table:formula="of:=MID([.B98];3;100)" office:value-type="string" office:string-value="4_19" calcext:value-type="string">
            <text:p>4_19</text:p>
          </table:table-cell>
          <table:table-cell table:formula="of:=VALUE(SUBSTITUTE(ORG.LIBREOFFICE.REGEX([.C98];&quot;(\d)+_&quot;); &quot;_&quot;;&quot;&quot;))" office:value-type="float" office:value="4" calcext:value-type="float">
            <text:p>4</text:p>
          </table:table-cell>
          <table:table-cell table:formula="of:=VALUE(SUBSTITUTE(ORG.LIBREOFFICE.REGEX([.C98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4_24.txt</text:p>
          </table:table-cell>
          <table:table-cell table:formula="of:=SUBSTITUTE([.A99];&quot;.txt&quot;;&quot;&quot;)" office:value-type="string" office:string-value="AN4_24" calcext:value-type="string">
            <text:p>AN4_24</text:p>
          </table:table-cell>
          <table:table-cell table:formula="of:=MID([.B99];3;100)" office:value-type="string" office:string-value="4_24" calcext:value-type="string">
            <text:p>4_24</text:p>
          </table:table-cell>
          <table:table-cell table:formula="of:=VALUE(SUBSTITUTE(ORG.LIBREOFFICE.REGEX([.C99];&quot;(\d)+_&quot;); &quot;_&quot;;&quot;&quot;))" office:value-type="float" office:value="4" calcext:value-type="float">
            <text:p>4</text:p>
          </table:table-cell>
          <table:table-cell table:formula="of:=VALUE(SUBSTITUTE(ORG.LIBREOFFICE.REGEX([.C99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4_28.txt</text:p>
          </table:table-cell>
          <table:table-cell table:formula="of:=SUBSTITUTE([.A100];&quot;.txt&quot;;&quot;&quot;)" office:value-type="string" office:string-value="AN4_28" calcext:value-type="string">
            <text:p>AN4_28</text:p>
          </table:table-cell>
          <table:table-cell table:formula="of:=MID([.B100];3;100)" office:value-type="string" office:string-value="4_28" calcext:value-type="string">
            <text:p>4_28</text:p>
          </table:table-cell>
          <table:table-cell table:formula="of:=VALUE(SUBSTITUTE(ORG.LIBREOFFICE.REGEX([.C100];&quot;(\d)+_&quot;); &quot;_&quot;;&quot;&quot;))" office:value-type="float" office:value="4" calcext:value-type="float">
            <text:p>4</text:p>
          </table:table-cell>
          <table:table-cell table:formula="of:=VALUE(SUBSTITUTE(ORG.LIBREOFFICE.REGEX([.C100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4_31.txt</text:p>
          </table:table-cell>
          <table:table-cell table:formula="of:=SUBSTITUTE([.A101];&quot;.txt&quot;;&quot;&quot;)" office:value-type="string" office:string-value="AN4_31" calcext:value-type="string">
            <text:p>AN4_31</text:p>
          </table:table-cell>
          <table:table-cell table:formula="of:=MID([.B101];3;100)" office:value-type="string" office:string-value="4_31" calcext:value-type="string">
            <text:p>4_31</text:p>
          </table:table-cell>
          <table:table-cell table:formula="of:=VALUE(SUBSTITUTE(ORG.LIBREOFFICE.REGEX([.C101];&quot;(\d)+_&quot;); &quot;_&quot;;&quot;&quot;))" office:value-type="float" office:value="4" calcext:value-type="float">
            <text:p>4</text:p>
          </table:table-cell>
          <table:table-cell table:formula="of:=VALUE(SUBSTITUTE(ORG.LIBREOFFICE.REGEX([.C10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4_32.txt</text:p>
          </table:table-cell>
          <table:table-cell table:formula="of:=SUBSTITUTE([.A102];&quot;.txt&quot;;&quot;&quot;)" office:value-type="string" office:string-value="AN4_32" calcext:value-type="string">
            <text:p>AN4_32</text:p>
          </table:table-cell>
          <table:table-cell table:formula="of:=MID([.B102];3;100)" office:value-type="string" office:string-value="4_32" calcext:value-type="string">
            <text:p>4_32</text:p>
          </table:table-cell>
          <table:table-cell table:formula="of:=VALUE(SUBSTITUTE(ORG.LIBREOFFICE.REGEX([.C102];&quot;(\d)+_&quot;); &quot;_&quot;;&quot;&quot;))" office:value-type="float" office:value="4" calcext:value-type="float">
            <text:p>4</text:p>
          </table:table-cell>
          <table:table-cell table:formula="of:=VALUE(SUBSTITUTE(ORG.LIBREOFFICE.REGEX([.C102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4_33.txt</text:p>
          </table:table-cell>
          <table:table-cell table:formula="of:=SUBSTITUTE([.A103];&quot;.txt&quot;;&quot;&quot;)" office:value-type="string" office:string-value="AN4_33" calcext:value-type="string">
            <text:p>AN4_33</text:p>
          </table:table-cell>
          <table:table-cell table:formula="of:=MID([.B103];3;100)" office:value-type="string" office:string-value="4_33" calcext:value-type="string">
            <text:p>4_33</text:p>
          </table:table-cell>
          <table:table-cell table:formula="of:=VALUE(SUBSTITUTE(ORG.LIBREOFFICE.REGEX([.C103];&quot;(\d)+_&quot;); &quot;_&quot;;&quot;&quot;))" office:value-type="float" office:value="4" calcext:value-type="float">
            <text:p>4</text:p>
          </table:table-cell>
          <table:table-cell table:formula="of:=VALUE(SUBSTITUTE(ORG.LIBREOFFICE.REGEX([.C103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4_35.txt</text:p>
          </table:table-cell>
          <table:table-cell table:formula="of:=SUBSTITUTE([.A104];&quot;.txt&quot;;&quot;&quot;)" office:value-type="string" office:string-value="AN4_35" calcext:value-type="string">
            <text:p>AN4_35</text:p>
          </table:table-cell>
          <table:table-cell table:formula="of:=MID([.B104];3;100)" office:value-type="string" office:string-value="4_35" calcext:value-type="string">
            <text:p>4_35</text:p>
          </table:table-cell>
          <table:table-cell table:formula="of:=VALUE(SUBSTITUTE(ORG.LIBREOFFICE.REGEX([.C104];&quot;(\d)+_&quot;); &quot;_&quot;;&quot;&quot;))" office:value-type="float" office:value="4" calcext:value-type="float">
            <text:p>4</text:p>
          </table:table-cell>
          <table:table-cell table:formula="of:=VALUE(SUBSTITUTE(ORG.LIBREOFFICE.REGEX([.C104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4_36.txt</text:p>
          </table:table-cell>
          <table:table-cell table:formula="of:=SUBSTITUTE([.A105];&quot;.txt&quot;;&quot;&quot;)" office:value-type="string" office:string-value="AN4_36" calcext:value-type="string">
            <text:p>AN4_36</text:p>
          </table:table-cell>
          <table:table-cell table:formula="of:=MID([.B105];3;100)" office:value-type="string" office:string-value="4_36" calcext:value-type="string">
            <text:p>4_36</text:p>
          </table:table-cell>
          <table:table-cell table:formula="of:=VALUE(SUBSTITUTE(ORG.LIBREOFFICE.REGEX([.C105];&quot;(\d)+_&quot;); &quot;_&quot;;&quot;&quot;))" office:value-type="float" office:value="4" calcext:value-type="float">
            <text:p>4</text:p>
          </table:table-cell>
          <table:table-cell table:formula="of:=VALUE(SUBSTITUTE(ORG.LIBREOFFICE.REGEX([.C105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4_37.txt</text:p>
          </table:table-cell>
          <table:table-cell table:formula="of:=SUBSTITUTE([.A106];&quot;.txt&quot;;&quot;&quot;)" office:value-type="string" office:string-value="AN4_37" calcext:value-type="string">
            <text:p>AN4_37</text:p>
          </table:table-cell>
          <table:table-cell table:formula="of:=MID([.B106];3;100)" office:value-type="string" office:string-value="4_37" calcext:value-type="string">
            <text:p>4_37</text:p>
          </table:table-cell>
          <table:table-cell table:formula="of:=VALUE(SUBSTITUTE(ORG.LIBREOFFICE.REGEX([.C106];&quot;(\d)+_&quot;); &quot;_&quot;;&quot;&quot;))" office:value-type="float" office:value="4" calcext:value-type="float">
            <text:p>4</text:p>
          </table:table-cell>
          <table:table-cell table:formula="of:=VALUE(SUBSTITUTE(ORG.LIBREOFFICE.REGEX([.C106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4_38.txt</text:p>
          </table:table-cell>
          <table:table-cell table:formula="of:=SUBSTITUTE([.A107];&quot;.txt&quot;;&quot;&quot;)" office:value-type="string" office:string-value="AN4_38" calcext:value-type="string">
            <text:p>AN4_38</text:p>
          </table:table-cell>
          <table:table-cell table:formula="of:=MID([.B107];3;100)" office:value-type="string" office:string-value="4_38" calcext:value-type="string">
            <text:p>4_38</text:p>
          </table:table-cell>
          <table:table-cell table:formula="of:=VALUE(SUBSTITUTE(ORG.LIBREOFFICE.REGEX([.C107];&quot;(\d)+_&quot;); &quot;_&quot;;&quot;&quot;))" office:value-type="float" office:value="4" calcext:value-type="float">
            <text:p>4</text:p>
          </table:table-cell>
          <table:table-cell table:formula="of:=VALUE(SUBSTITUTE(ORG.LIBREOFFICE.REGEX([.C107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4_41.txt</text:p>
          </table:table-cell>
          <table:table-cell table:formula="of:=SUBSTITUTE([.A108];&quot;.txt&quot;;&quot;&quot;)" office:value-type="string" office:string-value="AN4_41" calcext:value-type="string">
            <text:p>AN4_41</text:p>
          </table:table-cell>
          <table:table-cell table:formula="of:=MID([.B108];3;100)" office:value-type="string" office:string-value="4_41" calcext:value-type="string">
            <text:p>4_41</text:p>
          </table:table-cell>
          <table:table-cell table:formula="of:=VALUE(SUBSTITUTE(ORG.LIBREOFFICE.REGEX([.C108];&quot;(\d)+_&quot;); &quot;_&quot;;&quot;&quot;))" office:value-type="float" office:value="4" calcext:value-type="float">
            <text:p>4</text:p>
          </table:table-cell>
          <table:table-cell table:formula="of:=VALUE(SUBSTITUTE(ORG.LIBREOFFICE.REGEX([.C108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4_42.txt</text:p>
          </table:table-cell>
          <table:table-cell table:formula="of:=SUBSTITUTE([.A109];&quot;.txt&quot;;&quot;&quot;)" office:value-type="string" office:string-value="AN4_42" calcext:value-type="string">
            <text:p>AN4_42</text:p>
          </table:table-cell>
          <table:table-cell table:formula="of:=MID([.B109];3;100)" office:value-type="string" office:string-value="4_42" calcext:value-type="string">
            <text:p>4_42</text:p>
          </table:table-cell>
          <table:table-cell table:formula="of:=VALUE(SUBSTITUTE(ORG.LIBREOFFICE.REGEX([.C109];&quot;(\d)+_&quot;); &quot;_&quot;;&quot;&quot;))" office:value-type="float" office:value="4" calcext:value-type="float">
            <text:p>4</text:p>
          </table:table-cell>
          <table:table-cell table:formula="of:=VALUE(SUBSTITUTE(ORG.LIBREOFFICE.REGEX([.C109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4_45.txt</text:p>
          </table:table-cell>
          <table:table-cell table:formula="of:=SUBSTITUTE([.A110];&quot;.txt&quot;;&quot;&quot;)" office:value-type="string" office:string-value="AN4_45" calcext:value-type="string">
            <text:p>AN4_45</text:p>
          </table:table-cell>
          <table:table-cell table:formula="of:=MID([.B110];3;100)" office:value-type="string" office:string-value="4_45" calcext:value-type="string">
            <text:p>4_45</text:p>
          </table:table-cell>
          <table:table-cell table:formula="of:=VALUE(SUBSTITUTE(ORG.LIBREOFFICE.REGEX([.C110];&quot;(\d)+_&quot;); &quot;_&quot;;&quot;&quot;))" office:value-type="float" office:value="4" calcext:value-type="float">
            <text:p>4</text:p>
          </table:table-cell>
          <table:table-cell table:formula="of:=VALUE(SUBSTITUTE(ORG.LIBREOFFICE.REGEX([.C110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4_49.txt</text:p>
          </table:table-cell>
          <table:table-cell table:formula="of:=SUBSTITUTE([.A111];&quot;.txt&quot;;&quot;&quot;)" office:value-type="string" office:string-value="AN4_49" calcext:value-type="string">
            <text:p>AN4_49</text:p>
          </table:table-cell>
          <table:table-cell table:formula="of:=MID([.B111];3;100)" office:value-type="string" office:string-value="4_49" calcext:value-type="string">
            <text:p>4_49</text:p>
          </table:table-cell>
          <table:table-cell table:formula="of:=VALUE(SUBSTITUTE(ORG.LIBREOFFICE.REGEX([.C111];&quot;(\d)+_&quot;); &quot;_&quot;;&quot;&quot;))" office:value-type="float" office:value="4" calcext:value-type="float">
            <text:p>4</text:p>
          </table:table-cell>
          <table:table-cell table:formula="of:=VALUE(SUBSTITUTE(ORG.LIBREOFFICE.REGEX([.C111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4_50.txt</text:p>
          </table:table-cell>
          <table:table-cell table:formula="of:=SUBSTITUTE([.A112];&quot;.txt&quot;;&quot;&quot;)" office:value-type="string" office:string-value="AN4_50" calcext:value-type="string">
            <text:p>AN4_50</text:p>
          </table:table-cell>
          <table:table-cell table:formula="of:=MID([.B112];3;100)" office:value-type="string" office:string-value="4_50" calcext:value-type="string">
            <text:p>4_50</text:p>
          </table:table-cell>
          <table:table-cell table:formula="of:=VALUE(SUBSTITUTE(ORG.LIBREOFFICE.REGEX([.C112];&quot;(\d)+_&quot;); &quot;_&quot;;&quot;&quot;))" office:value-type="float" office:value="4" calcext:value-type="float">
            <text:p>4</text:p>
          </table:table-cell>
          <table:table-cell table:formula="of:=VALUE(SUBSTITUTE(ORG.LIBREOFFICE.REGEX([.C112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4_55.txt</text:p>
          </table:table-cell>
          <table:table-cell table:formula="of:=SUBSTITUTE([.A113];&quot;.txt&quot;;&quot;&quot;)" office:value-type="string" office:string-value="AN4_55" calcext:value-type="string">
            <text:p>AN4_55</text:p>
          </table:table-cell>
          <table:table-cell table:formula="of:=MID([.B113];3;100)" office:value-type="string" office:string-value="4_55" calcext:value-type="string">
            <text:p>4_55</text:p>
          </table:table-cell>
          <table:table-cell table:formula="of:=VALUE(SUBSTITUTE(ORG.LIBREOFFICE.REGEX([.C113];&quot;(\d)+_&quot;); &quot;_&quot;;&quot;&quot;))" office:value-type="float" office:value="4" calcext:value-type="float">
            <text:p>4</text:p>
          </table:table-cell>
          <table:table-cell table:formula="of:=VALUE(SUBSTITUTE(ORG.LIBREOFFICE.REGEX([.C113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4_62.txt</text:p>
          </table:table-cell>
          <table:table-cell table:formula="of:=SUBSTITUTE([.A114];&quot;.txt&quot;;&quot;&quot;)" office:value-type="string" office:string-value="AN4_62" calcext:value-type="string">
            <text:p>AN4_62</text:p>
          </table:table-cell>
          <table:table-cell table:formula="of:=MID([.B114];3;100)" office:value-type="string" office:string-value="4_62" calcext:value-type="string">
            <text:p>4_62</text:p>
          </table:table-cell>
          <table:table-cell table:formula="of:=VALUE(SUBSTITUTE(ORG.LIBREOFFICE.REGEX([.C114];&quot;(\d)+_&quot;); &quot;_&quot;;&quot;&quot;))" office:value-type="float" office:value="4" calcext:value-type="float">
            <text:p>4</text:p>
          </table:table-cell>
          <table:table-cell table:formula="of:=VALUE(SUBSTITUTE(ORG.LIBREOFFICE.REGEX([.C114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N4_67.txt</text:p>
          </table:table-cell>
          <table:table-cell table:formula="of:=SUBSTITUTE([.A115];&quot;.txt&quot;;&quot;&quot;)" office:value-type="string" office:string-value="AN4_67" calcext:value-type="string">
            <text:p>AN4_67</text:p>
          </table:table-cell>
          <table:table-cell table:formula="of:=MID([.B115];3;100)" office:value-type="string" office:string-value="4_67" calcext:value-type="string">
            <text:p>4_67</text:p>
          </table:table-cell>
          <table:table-cell table:formula="of:=VALUE(SUBSTITUTE(ORG.LIBREOFFICE.REGEX([.C115];&quot;(\d)+_&quot;); &quot;_&quot;;&quot;&quot;))" office:value-type="float" office:value="4" calcext:value-type="float">
            <text:p>4</text:p>
          </table:table-cell>
          <table:table-cell table:formula="of:=VALUE(SUBSTITUTE(ORG.LIBREOFFICE.REGEX([.C115];&quot;_(\d)+&quot;); &quot;_&quot;;&quot;&quot;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AN4_73.txt</text:p>
          </table:table-cell>
          <table:table-cell table:formula="of:=SUBSTITUTE([.A116];&quot;.txt&quot;;&quot;&quot;)" office:value-type="string" office:string-value="AN4_73" calcext:value-type="string">
            <text:p>AN4_73</text:p>
          </table:table-cell>
          <table:table-cell table:formula="of:=MID([.B116];3;100)" office:value-type="string" office:string-value="4_73" calcext:value-type="string">
            <text:p>4_73</text:p>
          </table:table-cell>
          <table:table-cell table:formula="of:=VALUE(SUBSTITUTE(ORG.LIBREOFFICE.REGEX([.C116];&quot;(\d)+_&quot;); &quot;_&quot;;&quot;&quot;))" office:value-type="float" office:value="4" calcext:value-type="float">
            <text:p>4</text:p>
          </table:table-cell>
          <table:table-cell table:formula="of:=VALUE(SUBSTITUTE(ORG.LIBREOFFICE.REGEX([.C116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4_77.txt</text:p>
          </table:table-cell>
          <table:table-cell table:formula="of:=SUBSTITUTE([.A117];&quot;.txt&quot;;&quot;&quot;)" office:value-type="string" office:string-value="AN4_77" calcext:value-type="string">
            <text:p>AN4_77</text:p>
          </table:table-cell>
          <table:table-cell table:formula="of:=MID([.B117];3;100)" office:value-type="string" office:string-value="4_77" calcext:value-type="string">
            <text:p>4_77</text:p>
          </table:table-cell>
          <table:table-cell table:formula="of:=VALUE(SUBSTITUTE(ORG.LIBREOFFICE.REGEX([.C117];&quot;(\d)+_&quot;); &quot;_&quot;;&quot;&quot;))" office:value-type="float" office:value="4" calcext:value-type="float">
            <text:p>4</text:p>
          </table:table-cell>
          <table:table-cell table:formula="of:=VALUE(SUBSTITUTE(ORG.LIBREOFFICE.REGEX([.C117];&quot;_(\d)+&quot;); &quot;_&quot;;&quot;&quot;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N4_79.txt</text:p>
          </table:table-cell>
          <table:table-cell table:formula="of:=SUBSTITUTE([.A118];&quot;.txt&quot;;&quot;&quot;)" office:value-type="string" office:string-value="AN4_79" calcext:value-type="string">
            <text:p>AN4_79</text:p>
          </table:table-cell>
          <table:table-cell table:formula="of:=MID([.B118];3;100)" office:value-type="string" office:string-value="4_79" calcext:value-type="string">
            <text:p>4_79</text:p>
          </table:table-cell>
          <table:table-cell table:formula="of:=VALUE(SUBSTITUTE(ORG.LIBREOFFICE.REGEX([.C118];&quot;(\d)+_&quot;); &quot;_&quot;;&quot;&quot;))" office:value-type="float" office:value="4" calcext:value-type="float">
            <text:p>4</text:p>
          </table:table-cell>
          <table:table-cell table:formula="of:=VALUE(SUBSTITUTE(ORG.LIBREOFFICE.REGEX([.C118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N4_85.txt</text:p>
          </table:table-cell>
          <table:table-cell table:formula="of:=SUBSTITUTE([.A119];&quot;.txt&quot;;&quot;&quot;)" office:value-type="string" office:string-value="AN4_85" calcext:value-type="string">
            <text:p>AN4_85</text:p>
          </table:table-cell>
          <table:table-cell table:formula="of:=MID([.B119];3;100)" office:value-type="string" office:string-value="4_85" calcext:value-type="string">
            <text:p>4_85</text:p>
          </table:table-cell>
          <table:table-cell table:formula="of:=VALUE(SUBSTITUTE(ORG.LIBREOFFICE.REGEX([.C119];&quot;(\d)+_&quot;); &quot;_&quot;;&quot;&quot;))" office:value-type="float" office:value="4" calcext:value-type="float">
            <text:p>4</text:p>
          </table:table-cell>
          <table:table-cell table:formula="of:=VALUE(SUBSTITUTE(ORG.LIBREOFFICE.REGEX([.C119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N4_87.txt</text:p>
          </table:table-cell>
          <table:table-cell table:formula="of:=SUBSTITUTE([.A120];&quot;.txt&quot;;&quot;&quot;)" office:value-type="string" office:string-value="AN4_87" calcext:value-type="string">
            <text:p>AN4_87</text:p>
          </table:table-cell>
          <table:table-cell table:formula="of:=MID([.B120];3;100)" office:value-type="string" office:string-value="4_87" calcext:value-type="string">
            <text:p>4_87</text:p>
          </table:table-cell>
          <table:table-cell table:formula="of:=VALUE(SUBSTITUTE(ORG.LIBREOFFICE.REGEX([.C120];&quot;(\d)+_&quot;); &quot;_&quot;;&quot;&quot;))" office:value-type="float" office:value="4" calcext:value-type="float">
            <text:p>4</text:p>
          </table:table-cell>
          <table:table-cell table:formula="of:=VALUE(SUBSTITUTE(ORG.LIBREOFFICE.REGEX([.C120];&quot;_(\d)+&quot;); &quot;_&quot;;&quot;&quot;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N4_88.txt</text:p>
          </table:table-cell>
          <table:table-cell table:formula="of:=SUBSTITUTE([.A121];&quot;.txt&quot;;&quot;&quot;)" office:value-type="string" office:string-value="AN4_88" calcext:value-type="string">
            <text:p>AN4_88</text:p>
          </table:table-cell>
          <table:table-cell table:formula="of:=MID([.B121];3;100)" office:value-type="string" office:string-value="4_88" calcext:value-type="string">
            <text:p>4_88</text:p>
          </table:table-cell>
          <table:table-cell table:formula="of:=VALUE(SUBSTITUTE(ORG.LIBREOFFICE.REGEX([.C121];&quot;(\d)+_&quot;); &quot;_&quot;;&quot;&quot;))" office:value-type="float" office:value="4" calcext:value-type="float">
            <text:p>4</text:p>
          </table:table-cell>
          <table:table-cell table:formula="of:=VALUE(SUBSTITUTE(ORG.LIBREOFFICE.REGEX([.C121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N4_89.txt</text:p>
          </table:table-cell>
          <table:table-cell table:formula="of:=SUBSTITUTE([.A122];&quot;.txt&quot;;&quot;&quot;)" office:value-type="string" office:string-value="AN4_89" calcext:value-type="string">
            <text:p>AN4_89</text:p>
          </table:table-cell>
          <table:table-cell table:formula="of:=MID([.B122];3;100)" office:value-type="string" office:string-value="4_89" calcext:value-type="string">
            <text:p>4_89</text:p>
          </table:table-cell>
          <table:table-cell table:formula="of:=VALUE(SUBSTITUTE(ORG.LIBREOFFICE.REGEX([.C122];&quot;(\d)+_&quot;); &quot;_&quot;;&quot;&quot;))" office:value-type="float" office:value="4" calcext:value-type="float">
            <text:p>4</text:p>
          </table:table-cell>
          <table:table-cell table:formula="of:=VALUE(SUBSTITUTE(ORG.LIBREOFFICE.REGEX([.C122];&quot;_(\d)+&quot;); &quot;_&quot;;&quot;&quot;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AN4_90.txt</text:p>
          </table:table-cell>
          <table:table-cell table:formula="of:=SUBSTITUTE([.A123];&quot;.txt&quot;;&quot;&quot;)" office:value-type="string" office:string-value="AN4_90" calcext:value-type="string">
            <text:p>AN4_90</text:p>
          </table:table-cell>
          <table:table-cell table:formula="of:=MID([.B123];3;100)" office:value-type="string" office:string-value="4_90" calcext:value-type="string">
            <text:p>4_90</text:p>
          </table:table-cell>
          <table:table-cell table:formula="of:=VALUE(SUBSTITUTE(ORG.LIBREOFFICE.REGEX([.C123];&quot;(\d)+_&quot;); &quot;_&quot;;&quot;&quot;))" office:value-type="float" office:value="4" calcext:value-type="float">
            <text:p>4</text:p>
          </table:table-cell>
          <table:table-cell table:formula="of:=VALUE(SUBSTITUTE(ORG.LIBREOFFICE.REGEX([.C123];&quot;_(\d)+&quot;); &quot;_&quot;;&quot;&quot;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N4_94.txt</text:p>
          </table:table-cell>
          <table:table-cell table:formula="of:=SUBSTITUTE([.A124];&quot;.txt&quot;;&quot;&quot;)" office:value-type="string" office:string-value="AN4_94" calcext:value-type="string">
            <text:p>AN4_94</text:p>
          </table:table-cell>
          <table:table-cell table:formula="of:=MID([.B124];3;100)" office:value-type="string" office:string-value="4_94" calcext:value-type="string">
            <text:p>4_94</text:p>
          </table:table-cell>
          <table:table-cell table:formula="of:=VALUE(SUBSTITUTE(ORG.LIBREOFFICE.REGEX([.C124];&quot;(\d)+_&quot;); &quot;_&quot;;&quot;&quot;))" office:value-type="float" office:value="4" calcext:value-type="float">
            <text:p>4</text:p>
          </table:table-cell>
          <table:table-cell table:formula="of:=VALUE(SUBSTITUTE(ORG.LIBREOFFICE.REGEX([.C124];&quot;_(\d)+&quot;); &quot;_&quot;;&quot;&quot;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4_95.txt</text:p>
          </table:table-cell>
          <table:table-cell table:formula="of:=SUBSTITUTE([.A125];&quot;.txt&quot;;&quot;&quot;)" office:value-type="string" office:string-value="AN4_95" calcext:value-type="string">
            <text:p>AN4_95</text:p>
          </table:table-cell>
          <table:table-cell table:formula="of:=MID([.B125];3;100)" office:value-type="string" office:string-value="4_95" calcext:value-type="string">
            <text:p>4_95</text:p>
          </table:table-cell>
          <table:table-cell table:formula="of:=VALUE(SUBSTITUTE(ORG.LIBREOFFICE.REGEX([.C125];&quot;(\d)+_&quot;); &quot;_&quot;;&quot;&quot;))" office:value-type="float" office:value="4" calcext:value-type="float">
            <text:p>4</text:p>
          </table:table-cell>
          <table:table-cell table:formula="of:=VALUE(SUBSTITUTE(ORG.LIBREOFFICE.REGEX([.C125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4_96.txt</text:p>
          </table:table-cell>
          <table:table-cell table:formula="of:=SUBSTITUTE([.A126];&quot;.txt&quot;;&quot;&quot;)" office:value-type="string" office:string-value="AN4_96" calcext:value-type="string">
            <text:p>AN4_96</text:p>
          </table:table-cell>
          <table:table-cell table:formula="of:=MID([.B126];3;100)" office:value-type="string" office:string-value="4_96" calcext:value-type="string">
            <text:p>4_96</text:p>
          </table:table-cell>
          <table:table-cell table:formula="of:=VALUE(SUBSTITUTE(ORG.LIBREOFFICE.REGEX([.C126];&quot;(\d)+_&quot;); &quot;_&quot;;&quot;&quot;))" office:value-type="float" office:value="4" calcext:value-type="float">
            <text:p>4</text:p>
          </table:table-cell>
          <table:table-cell table:formula="of:=VALUE(SUBSTITUTE(ORG.LIBREOFFICE.REGEX([.C126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4_99.txt</text:p>
          </table:table-cell>
          <table:table-cell table:formula="of:=SUBSTITUTE([.A127];&quot;.txt&quot;;&quot;&quot;)" office:value-type="string" office:string-value="AN4_99" calcext:value-type="string">
            <text:p>AN4_99</text:p>
          </table:table-cell>
          <table:table-cell table:formula="of:=MID([.B127];3;100)" office:value-type="string" office:string-value="4_99" calcext:value-type="string">
            <text:p>4_99</text:p>
          </table:table-cell>
          <table:table-cell table:formula="of:=VALUE(SUBSTITUTE(ORG.LIBREOFFICE.REGEX([.C127];&quot;(\d)+_&quot;); &quot;_&quot;;&quot;&quot;))" office:value-type="float" office:value="4" calcext:value-type="float">
            <text:p>4</text:p>
          </table:table-cell>
          <table:table-cell table:formula="of:=VALUE(SUBSTITUTE(ORG.LIBREOFFICE.REGEX([.C127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4_100.txt</text:p>
          </table:table-cell>
          <table:table-cell table:formula="of:=SUBSTITUTE([.A128];&quot;.txt&quot;;&quot;&quot;)" office:value-type="string" office:string-value="AN4_100" calcext:value-type="string">
            <text:p>AN4_100</text:p>
          </table:table-cell>
          <table:table-cell table:formula="of:=MID([.B128];3;100)" office:value-type="string" office:string-value="4_100" calcext:value-type="string">
            <text:p>4_100</text:p>
          </table:table-cell>
          <table:table-cell table:formula="of:=VALUE(SUBSTITUTE(ORG.LIBREOFFICE.REGEX([.C128];&quot;(\d)+_&quot;); &quot;_&quot;;&quot;&quot;))" office:value-type="float" office:value="4" calcext:value-type="float">
            <text:p>4</text:p>
          </table:table-cell>
          <table:table-cell table:formula="of:=VALUE(SUBSTITUTE(ORG.LIBREOFFICE.REGEX([.C128];&quot;_(\d)+&quot;); &quot;_&quot;;&quot;&quot;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N4_102.txt</text:p>
          </table:table-cell>
          <table:table-cell table:formula="of:=SUBSTITUTE([.A129];&quot;.txt&quot;;&quot;&quot;)" office:value-type="string" office:string-value="AN4_102" calcext:value-type="string">
            <text:p>AN4_102</text:p>
          </table:table-cell>
          <table:table-cell table:formula="of:=MID([.B129];3;100)" office:value-type="string" office:string-value="4_102" calcext:value-type="string">
            <text:p>4_102</text:p>
          </table:table-cell>
          <table:table-cell table:formula="of:=VALUE(SUBSTITUTE(ORG.LIBREOFFICE.REGEX([.C129];&quot;(\d)+_&quot;); &quot;_&quot;;&quot;&quot;))" office:value-type="float" office:value="4" calcext:value-type="float">
            <text:p>4</text:p>
          </table:table-cell>
          <table:table-cell table:formula="of:=VALUE(SUBSTITUTE(ORG.LIBREOFFICE.REGEX([.C129];&quot;_(\d)+&quot;); &quot;_&quot;;&quot;&quot;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N4_111.txt</text:p>
          </table:table-cell>
          <table:table-cell table:formula="of:=SUBSTITUTE([.A130];&quot;.txt&quot;;&quot;&quot;)" office:value-type="string" office:string-value="AN4_111" calcext:value-type="string">
            <text:p>AN4_111</text:p>
          </table:table-cell>
          <table:table-cell table:formula="of:=MID([.B130];3;100)" office:value-type="string" office:string-value="4_111" calcext:value-type="string">
            <text:p>4_111</text:p>
          </table:table-cell>
          <table:table-cell table:formula="of:=VALUE(SUBSTITUTE(ORG.LIBREOFFICE.REGEX([.C130];&quot;(\d)+_&quot;); &quot;_&quot;;&quot;&quot;))" office:value-type="float" office:value="4" calcext:value-type="float">
            <text:p>4</text:p>
          </table:table-cell>
          <table:table-cell table:formula="of:=VALUE(SUBSTITUTE(ORG.LIBREOFFICE.REGEX([.C130];&quot;_(\d)+&quot;); &quot;_&quot;;&quot;&quot;)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AN4_113.txt</text:p>
          </table:table-cell>
          <table:table-cell table:formula="of:=SUBSTITUTE([.A131];&quot;.txt&quot;;&quot;&quot;)" office:value-type="string" office:string-value="AN4_113" calcext:value-type="string">
            <text:p>AN4_113</text:p>
          </table:table-cell>
          <table:table-cell table:formula="of:=MID([.B131];3;100)" office:value-type="string" office:string-value="4_113" calcext:value-type="string">
            <text:p>4_113</text:p>
          </table:table-cell>
          <table:table-cell table:formula="of:=VALUE(SUBSTITUTE(ORG.LIBREOFFICE.REGEX([.C131];&quot;(\d)+_&quot;); &quot;_&quot;;&quot;&quot;))" office:value-type="float" office:value="4" calcext:value-type="float">
            <text:p>4</text:p>
          </table:table-cell>
          <table:table-cell table:formula="of:=VALUE(SUBSTITUTE(ORG.LIBREOFFICE.REGEX([.C131];&quot;_(\d)+&quot;); &quot;_&quot;;&quot;&quot;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AN4_115.txt</text:p>
          </table:table-cell>
          <table:table-cell table:formula="of:=SUBSTITUTE([.A132];&quot;.txt&quot;;&quot;&quot;)" office:value-type="string" office:string-value="AN4_115" calcext:value-type="string">
            <text:p>AN4_115</text:p>
          </table:table-cell>
          <table:table-cell table:formula="of:=MID([.B132];3;100)" office:value-type="string" office:string-value="4_115" calcext:value-type="string">
            <text:p>4_115</text:p>
          </table:table-cell>
          <table:table-cell table:formula="of:=VALUE(SUBSTITUTE(ORG.LIBREOFFICE.REGEX([.C132];&quot;(\d)+_&quot;); &quot;_&quot;;&quot;&quot;))" office:value-type="float" office:value="4" calcext:value-type="float">
            <text:p>4</text:p>
          </table:table-cell>
          <table:table-cell table:formula="of:=VALUE(SUBSTITUTE(ORG.LIBREOFFICE.REGEX([.C132];&quot;_(\d)+&quot;); &quot;_&quot;;&quot;&quot;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AN4_116.txt</text:p>
          </table:table-cell>
          <table:table-cell table:formula="of:=SUBSTITUTE([.A133];&quot;.txt&quot;;&quot;&quot;)" office:value-type="string" office:string-value="AN4_116" calcext:value-type="string">
            <text:p>AN4_116</text:p>
          </table:table-cell>
          <table:table-cell table:formula="of:=MID([.B133];3;100)" office:value-type="string" office:string-value="4_116" calcext:value-type="string">
            <text:p>4_116</text:p>
          </table:table-cell>
          <table:table-cell table:formula="of:=VALUE(SUBSTITUTE(ORG.LIBREOFFICE.REGEX([.C133];&quot;(\d)+_&quot;); &quot;_&quot;;&quot;&quot;))" office:value-type="float" office:value="4" calcext:value-type="float">
            <text:p>4</text:p>
          </table:table-cell>
          <table:table-cell table:formula="of:=VALUE(SUBSTITUTE(ORG.LIBREOFFICE.REGEX([.C133];&quot;_(\d)+&quot;); &quot;_&quot;;&quot;&quot;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AN4_117.txt</text:p>
          </table:table-cell>
          <table:table-cell table:formula="of:=SUBSTITUTE([.A134];&quot;.txt&quot;;&quot;&quot;)" office:value-type="string" office:string-value="AN4_117" calcext:value-type="string">
            <text:p>AN4_117</text:p>
          </table:table-cell>
          <table:table-cell table:formula="of:=MID([.B134];3;100)" office:value-type="string" office:string-value="4_117" calcext:value-type="string">
            <text:p>4_117</text:p>
          </table:table-cell>
          <table:table-cell table:formula="of:=VALUE(SUBSTITUTE(ORG.LIBREOFFICE.REGEX([.C134];&quot;(\d)+_&quot;); &quot;_&quot;;&quot;&quot;))" office:value-type="float" office:value="4" calcext:value-type="float">
            <text:p>4</text:p>
          </table:table-cell>
          <table:table-cell table:formula="of:=VALUE(SUBSTITUTE(ORG.LIBREOFFICE.REGEX([.C134];&quot;_(\d)+&quot;); &quot;_&quot;;&quot;&quot;)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AN4_123.txt</text:p>
          </table:table-cell>
          <table:table-cell table:formula="of:=SUBSTITUTE([.A135];&quot;.txt&quot;;&quot;&quot;)" office:value-type="string" office:string-value="AN4_123" calcext:value-type="string">
            <text:p>AN4_123</text:p>
          </table:table-cell>
          <table:table-cell table:formula="of:=MID([.B135];3;100)" office:value-type="string" office:string-value="4_123" calcext:value-type="string">
            <text:p>4_123</text:p>
          </table:table-cell>
          <table:table-cell table:formula="of:=VALUE(SUBSTITUTE(ORG.LIBREOFFICE.REGEX([.C135];&quot;(\d)+_&quot;); &quot;_&quot;;&quot;&quot;))" office:value-type="float" office:value="4" calcext:value-type="float">
            <text:p>4</text:p>
          </table:table-cell>
          <table:table-cell table:formula="of:=VALUE(SUBSTITUTE(ORG.LIBREOFFICE.REGEX([.C135];&quot;_(\d)+&quot;); &quot;_&quot;;&quot;&quot;))" office:value-type="float" office:value="123" calcext:value-type="float">
            <text:p>123</text:p>
          </table:table-cell>
        </table:table-row>
        <table:table-row table:style-name="ro1">
          <table:table-cell office:value-type="string" calcext:value-type="string">
            <text:p>AN4_124.txt</text:p>
          </table:table-cell>
          <table:table-cell table:formula="of:=SUBSTITUTE([.A136];&quot;.txt&quot;;&quot;&quot;)" office:value-type="string" office:string-value="AN4_124" calcext:value-type="string">
            <text:p>AN4_124</text:p>
          </table:table-cell>
          <table:table-cell table:formula="of:=MID([.B136];3;100)" office:value-type="string" office:string-value="4_124" calcext:value-type="string">
            <text:p>4_124</text:p>
          </table:table-cell>
          <table:table-cell table:formula="of:=VALUE(SUBSTITUTE(ORG.LIBREOFFICE.REGEX([.C136];&quot;(\d)+_&quot;); &quot;_&quot;;&quot;&quot;))" office:value-type="float" office:value="4" calcext:value-type="float">
            <text:p>4</text:p>
          </table:table-cell>
          <table:table-cell table:formula="of:=VALUE(SUBSTITUTE(ORG.LIBREOFFICE.REGEX([.C136];&quot;_(\d)+&quot;); &quot;_&quot;;&quot;&quot;))" office:value-type="float" office:value="124" calcext:value-type="float">
            <text:p>124</text:p>
          </table:table-cell>
        </table:table-row>
        <table:table-row table:style-name="ro1">
          <table:table-cell office:value-type="string" calcext:value-type="string">
            <text:p>AN4_125.txt</text:p>
          </table:table-cell>
          <table:table-cell table:formula="of:=SUBSTITUTE([.A137];&quot;.txt&quot;;&quot;&quot;)" office:value-type="string" office:string-value="AN4_125" calcext:value-type="string">
            <text:p>AN4_125</text:p>
          </table:table-cell>
          <table:table-cell table:formula="of:=MID([.B137];3;100)" office:value-type="string" office:string-value="4_125" calcext:value-type="string">
            <text:p>4_125</text:p>
          </table:table-cell>
          <table:table-cell table:formula="of:=VALUE(SUBSTITUTE(ORG.LIBREOFFICE.REGEX([.C137];&quot;(\d)+_&quot;); &quot;_&quot;;&quot;&quot;))" office:value-type="float" office:value="4" calcext:value-type="float">
            <text:p>4</text:p>
          </table:table-cell>
          <table:table-cell table:formula="of:=VALUE(SUBSTITUTE(ORG.LIBREOFFICE.REGEX([.C137];&quot;_(\d)+&quot;); &quot;_&quot;;&quot;&quot;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AN4_126.txt</text:p>
          </table:table-cell>
          <table:table-cell table:formula="of:=SUBSTITUTE([.A138];&quot;.txt&quot;;&quot;&quot;)" office:value-type="string" office:string-value="AN4_126" calcext:value-type="string">
            <text:p>AN4_126</text:p>
          </table:table-cell>
          <table:table-cell table:formula="of:=MID([.B138];3;100)" office:value-type="string" office:string-value="4_126" calcext:value-type="string">
            <text:p>4_126</text:p>
          </table:table-cell>
          <table:table-cell table:formula="of:=VALUE(SUBSTITUTE(ORG.LIBREOFFICE.REGEX([.C138];&quot;(\d)+_&quot;); &quot;_&quot;;&quot;&quot;))" office:value-type="float" office:value="4" calcext:value-type="float">
            <text:p>4</text:p>
          </table:table-cell>
          <table:table-cell table:formula="of:=VALUE(SUBSTITUTE(ORG.LIBREOFFICE.REGEX([.C138];&quot;_(\d)+&quot;); &quot;_&quot;;&quot;&quot;)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AN4_128.txt</text:p>
          </table:table-cell>
          <table:table-cell table:formula="of:=SUBSTITUTE([.A139];&quot;.txt&quot;;&quot;&quot;)" office:value-type="string" office:string-value="AN4_128" calcext:value-type="string">
            <text:p>AN4_128</text:p>
          </table:table-cell>
          <table:table-cell table:formula="of:=MID([.B139];3;100)" office:value-type="string" office:string-value="4_128" calcext:value-type="string">
            <text:p>4_128</text:p>
          </table:table-cell>
          <table:table-cell table:formula="of:=VALUE(SUBSTITUTE(ORG.LIBREOFFICE.REGEX([.C139];&quot;(\d)+_&quot;); &quot;_&quot;;&quot;&quot;))" office:value-type="float" office:value="4" calcext:value-type="float">
            <text:p>4</text:p>
          </table:table-cell>
          <table:table-cell table:formula="of:=VALUE(SUBSTITUTE(ORG.LIBREOFFICE.REGEX([.C139];&quot;_(\d)+&quot;); &quot;_&quot;;&quot;&quot;))" office:value-type="float" office:value="128" calcext:value-type="float">
            <text:p>128</text:p>
          </table:table-cell>
        </table:table-row>
        <table:table-row table:style-name="ro1">
          <table:table-cell office:value-type="string" calcext:value-type="string">
            <text:p>AN4_131.txt</text:p>
          </table:table-cell>
          <table:table-cell table:formula="of:=SUBSTITUTE([.A140];&quot;.txt&quot;;&quot;&quot;)" office:value-type="string" office:string-value="AN4_131" calcext:value-type="string">
            <text:p>AN4_131</text:p>
          </table:table-cell>
          <table:table-cell table:formula="of:=MID([.B140];3;100)" office:value-type="string" office:string-value="4_131" calcext:value-type="string">
            <text:p>4_131</text:p>
          </table:table-cell>
          <table:table-cell table:formula="of:=VALUE(SUBSTITUTE(ORG.LIBREOFFICE.REGEX([.C140];&quot;(\d)+_&quot;); &quot;_&quot;;&quot;&quot;))" office:value-type="float" office:value="4" calcext:value-type="float">
            <text:p>4</text:p>
          </table:table-cell>
          <table:table-cell table:formula="of:=VALUE(SUBSTITUTE(ORG.LIBREOFFICE.REGEX([.C140];&quot;_(\d)+&quot;); &quot;_&quot;;&quot;&quot;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AN4_138.txt</text:p>
          </table:table-cell>
          <table:table-cell table:formula="of:=SUBSTITUTE([.A141];&quot;.txt&quot;;&quot;&quot;)" office:value-type="string" office:string-value="AN4_138" calcext:value-type="string">
            <text:p>AN4_138</text:p>
          </table:table-cell>
          <table:table-cell table:formula="of:=MID([.B141];3;100)" office:value-type="string" office:string-value="4_138" calcext:value-type="string">
            <text:p>4_138</text:p>
          </table:table-cell>
          <table:table-cell table:formula="of:=VALUE(SUBSTITUTE(ORG.LIBREOFFICE.REGEX([.C141];&quot;(\d)+_&quot;); &quot;_&quot;;&quot;&quot;))" office:value-type="float" office:value="4" calcext:value-type="float">
            <text:p>4</text:p>
          </table:table-cell>
          <table:table-cell table:formula="of:=VALUE(SUBSTITUTE(ORG.LIBREOFFICE.REGEX([.C141];&quot;_(\d)+&quot;); &quot;_&quot;;&quot;&quot;))" office:value-type="float" office:value="138" calcext:value-type="float">
            <text:p>138</text:p>
          </table:table-cell>
        </table:table-row>
        <table:table-row table:style-name="ro1">
          <table:table-cell office:value-type="string" calcext:value-type="string">
            <text:p>AN4_144.txt</text:p>
          </table:table-cell>
          <table:table-cell table:formula="of:=SUBSTITUTE([.A142];&quot;.txt&quot;;&quot;&quot;)" office:value-type="string" office:string-value="AN4_144" calcext:value-type="string">
            <text:p>AN4_144</text:p>
          </table:table-cell>
          <table:table-cell table:formula="of:=MID([.B142];3;100)" office:value-type="string" office:string-value="4_144" calcext:value-type="string">
            <text:p>4_144</text:p>
          </table:table-cell>
          <table:table-cell table:formula="of:=VALUE(SUBSTITUTE(ORG.LIBREOFFICE.REGEX([.C142];&quot;(\d)+_&quot;); &quot;_&quot;;&quot;&quot;))" office:value-type="float" office:value="4" calcext:value-type="float">
            <text:p>4</text:p>
          </table:table-cell>
          <table:table-cell table:formula="of:=VALUE(SUBSTITUTE(ORG.LIBREOFFICE.REGEX([.C142];&quot;_(\d)+&quot;); &quot;_&quot;;&quot;&quot;))" office:value-type="float" office:value="144" calcext:value-type="float">
            <text:p>144</text:p>
          </table:table-cell>
        </table:table-row>
        <table:table-row table:style-name="ro1">
          <table:table-cell office:value-type="string" calcext:value-type="string">
            <text:p>AN4_156.txt</text:p>
          </table:table-cell>
          <table:table-cell table:formula="of:=SUBSTITUTE([.A143];&quot;.txt&quot;;&quot;&quot;)" office:value-type="string" office:string-value="AN4_156" calcext:value-type="string">
            <text:p>AN4_156</text:p>
          </table:table-cell>
          <table:table-cell table:formula="of:=MID([.B143];3;100)" office:value-type="string" office:string-value="4_156" calcext:value-type="string">
            <text:p>4_156</text:p>
          </table:table-cell>
          <table:table-cell table:formula="of:=VALUE(SUBSTITUTE(ORG.LIBREOFFICE.REGEX([.C143];&quot;(\d)+_&quot;); &quot;_&quot;;&quot;&quot;))" office:value-type="float" office:value="4" calcext:value-type="float">
            <text:p>4</text:p>
          </table:table-cell>
          <table:table-cell table:formula="of:=VALUE(SUBSTITUTE(ORG.LIBREOFFICE.REGEX([.C143];&quot;_(\d)+&quot;); &quot;_&quot;;&quot;&quot;))"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AN4_158.txt</text:p>
          </table:table-cell>
          <table:table-cell table:formula="of:=SUBSTITUTE([.A144];&quot;.txt&quot;;&quot;&quot;)" office:value-type="string" office:string-value="AN4_158" calcext:value-type="string">
            <text:p>AN4_158</text:p>
          </table:table-cell>
          <table:table-cell table:formula="of:=MID([.B144];3;100)" office:value-type="string" office:string-value="4_158" calcext:value-type="string">
            <text:p>4_158</text:p>
          </table:table-cell>
          <table:table-cell table:formula="of:=VALUE(SUBSTITUTE(ORG.LIBREOFFICE.REGEX([.C144];&quot;(\d)+_&quot;); &quot;_&quot;;&quot;&quot;))" office:value-type="float" office:value="4" calcext:value-type="float">
            <text:p>4</text:p>
          </table:table-cell>
          <table:table-cell table:formula="of:=VALUE(SUBSTITUTE(ORG.LIBREOFFICE.REGEX([.C144];&quot;_(\d)+&quot;); &quot;_&quot;;&quot;&quot;))" office:value-type="float" office:value="158" calcext:value-type="float">
            <text:p>158</text:p>
          </table:table-cell>
        </table:table-row>
        <table:table-row table:style-name="ro1">
          <table:table-cell office:value-type="string" calcext:value-type="string">
            <text:p>AN4_159.txt</text:p>
          </table:table-cell>
          <table:table-cell table:formula="of:=SUBSTITUTE([.A145];&quot;.txt&quot;;&quot;&quot;)" office:value-type="string" office:string-value="AN4_159" calcext:value-type="string">
            <text:p>AN4_159</text:p>
          </table:table-cell>
          <table:table-cell table:formula="of:=MID([.B145];3;100)" office:value-type="string" office:string-value="4_159" calcext:value-type="string">
            <text:p>4_159</text:p>
          </table:table-cell>
          <table:table-cell table:formula="of:=VALUE(SUBSTITUTE(ORG.LIBREOFFICE.REGEX([.C145];&quot;(\d)+_&quot;); &quot;_&quot;;&quot;&quot;))" office:value-type="float" office:value="4" calcext:value-type="float">
            <text:p>4</text:p>
          </table:table-cell>
          <table:table-cell table:formula="of:=VALUE(SUBSTITUTE(ORG.LIBREOFFICE.REGEX([.C145];&quot;_(\d)+&quot;); &quot;_&quot;;&quot;&quot;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N4_160.txt</text:p>
          </table:table-cell>
          <table:table-cell table:formula="of:=SUBSTITUTE([.A146];&quot;.txt&quot;;&quot;&quot;)" office:value-type="string" office:string-value="AN4_160" calcext:value-type="string">
            <text:p>AN4_160</text:p>
          </table:table-cell>
          <table:table-cell table:formula="of:=MID([.B146];3;100)" office:value-type="string" office:string-value="4_160" calcext:value-type="string">
            <text:p>4_160</text:p>
          </table:table-cell>
          <table:table-cell table:formula="of:=VALUE(SUBSTITUTE(ORG.LIBREOFFICE.REGEX([.C146];&quot;(\d)+_&quot;); &quot;_&quot;;&quot;&quot;))" office:value-type="float" office:value="4" calcext:value-type="float">
            <text:p>4</text:p>
          </table:table-cell>
          <table:table-cell table:formula="of:=VALUE(SUBSTITUTE(ORG.LIBREOFFICE.REGEX([.C146];&quot;_(\d)+&quot;); &quot;_&quot;;&quot;&quot;))" office:value-type="float" office:value="160" calcext:value-type="float">
            <text:p>160</text:p>
          </table:table-cell>
        </table:table-row>
        <table:table-row table:style-name="ro1">
          <table:table-cell office:value-type="string" calcext:value-type="string">
            <text:p>AN4_162.txt</text:p>
          </table:table-cell>
          <table:table-cell table:formula="of:=SUBSTITUTE([.A147];&quot;.txt&quot;;&quot;&quot;)" office:value-type="string" office:string-value="AN4_162" calcext:value-type="string">
            <text:p>AN4_162</text:p>
          </table:table-cell>
          <table:table-cell table:formula="of:=MID([.B147];3;100)" office:value-type="string" office:string-value="4_162" calcext:value-type="string">
            <text:p>4_162</text:p>
          </table:table-cell>
          <table:table-cell table:formula="of:=VALUE(SUBSTITUTE(ORG.LIBREOFFICE.REGEX([.C147];&quot;(\d)+_&quot;); &quot;_&quot;;&quot;&quot;))" office:value-type="float" office:value="4" calcext:value-type="float">
            <text:p>4</text:p>
          </table:table-cell>
          <table:table-cell table:formula="of:=VALUE(SUBSTITUTE(ORG.LIBREOFFICE.REGEX([.C147];&quot;_(\d)+&quot;); &quot;_&quot;;&quot;&quot;)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N4_163.txt</text:p>
          </table:table-cell>
          <table:table-cell table:formula="of:=SUBSTITUTE([.A148];&quot;.txt&quot;;&quot;&quot;)" office:value-type="string" office:string-value="AN4_163" calcext:value-type="string">
            <text:p>AN4_163</text:p>
          </table:table-cell>
          <table:table-cell table:formula="of:=MID([.B148];3;100)" office:value-type="string" office:string-value="4_163" calcext:value-type="string">
            <text:p>4_163</text:p>
          </table:table-cell>
          <table:table-cell table:formula="of:=VALUE(SUBSTITUTE(ORG.LIBREOFFICE.REGEX([.C148];&quot;(\d)+_&quot;); &quot;_&quot;;&quot;&quot;))" office:value-type="float" office:value="4" calcext:value-type="float">
            <text:p>4</text:p>
          </table:table-cell>
          <table:table-cell table:formula="of:=VALUE(SUBSTITUTE(ORG.LIBREOFFICE.REGEX([.C148];&quot;_(\d)+&quot;); &quot;_&quot;;&quot;&quot;))" office:value-type="float" office:value="163" calcext:value-type="float">
            <text:p>163</text:p>
          </table:table-cell>
        </table:table-row>
        <table:table-row table:style-name="ro1">
          <table:table-cell office:value-type="string" calcext:value-type="string">
            <text:p>AN4_164.txt</text:p>
          </table:table-cell>
          <table:table-cell table:formula="of:=SUBSTITUTE([.A149];&quot;.txt&quot;;&quot;&quot;)" office:value-type="string" office:string-value="AN4_164" calcext:value-type="string">
            <text:p>AN4_164</text:p>
          </table:table-cell>
          <table:table-cell table:formula="of:=MID([.B149];3;100)" office:value-type="string" office:string-value="4_164" calcext:value-type="string">
            <text:p>4_164</text:p>
          </table:table-cell>
          <table:table-cell table:formula="of:=VALUE(SUBSTITUTE(ORG.LIBREOFFICE.REGEX([.C149];&quot;(\d)+_&quot;); &quot;_&quot;;&quot;&quot;))" office:value-type="float" office:value="4" calcext:value-type="float">
            <text:p>4</text:p>
          </table:table-cell>
          <table:table-cell table:formula="of:=VALUE(SUBSTITUTE(ORG.LIBREOFFICE.REGEX([.C149];&quot;_(\d)+&quot;); &quot;_&quot;;&quot;&quot;))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AN4_165.txt</text:p>
          </table:table-cell>
          <table:table-cell table:formula="of:=SUBSTITUTE([.A150];&quot;.txt&quot;;&quot;&quot;)" office:value-type="string" office:string-value="AN4_165" calcext:value-type="string">
            <text:p>AN4_165</text:p>
          </table:table-cell>
          <table:table-cell table:formula="of:=MID([.B150];3;100)" office:value-type="string" office:string-value="4_165" calcext:value-type="string">
            <text:p>4_165</text:p>
          </table:table-cell>
          <table:table-cell table:formula="of:=VALUE(SUBSTITUTE(ORG.LIBREOFFICE.REGEX([.C150];&quot;(\d)+_&quot;); &quot;_&quot;;&quot;&quot;))" office:value-type="float" office:value="4" calcext:value-type="float">
            <text:p>4</text:p>
          </table:table-cell>
          <table:table-cell table:formula="of:=VALUE(SUBSTITUTE(ORG.LIBREOFFICE.REGEX([.C150];&quot;_(\d)+&quot;); &quot;_&quot;;&quot;&quot;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N4_170.txt</text:p>
          </table:table-cell>
          <table:table-cell table:formula="of:=SUBSTITUTE([.A151];&quot;.txt&quot;;&quot;&quot;)" office:value-type="string" office:string-value="AN4_170" calcext:value-type="string">
            <text:p>AN4_170</text:p>
          </table:table-cell>
          <table:table-cell table:formula="of:=MID([.B151];3;100)" office:value-type="string" office:string-value="4_170" calcext:value-type="string">
            <text:p>4_170</text:p>
          </table:table-cell>
          <table:table-cell table:formula="of:=VALUE(SUBSTITUTE(ORG.LIBREOFFICE.REGEX([.C151];&quot;(\d)+_&quot;); &quot;_&quot;;&quot;&quot;))" office:value-type="float" office:value="4" calcext:value-type="float">
            <text:p>4</text:p>
          </table:table-cell>
          <table:table-cell table:formula="of:=VALUE(SUBSTITUTE(ORG.LIBREOFFICE.REGEX([.C151];&quot;_(\d)+&quot;); &quot;_&quot;;&quot;&quot;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N4_173.txt</text:p>
          </table:table-cell>
          <table:table-cell table:formula="of:=SUBSTITUTE([.A152];&quot;.txt&quot;;&quot;&quot;)" office:value-type="string" office:string-value="AN4_173" calcext:value-type="string">
            <text:p>AN4_173</text:p>
          </table:table-cell>
          <table:table-cell table:formula="of:=MID([.B152];3;100)" office:value-type="string" office:string-value="4_173" calcext:value-type="string">
            <text:p>4_173</text:p>
          </table:table-cell>
          <table:table-cell table:formula="of:=VALUE(SUBSTITUTE(ORG.LIBREOFFICE.REGEX([.C152];&quot;(\d)+_&quot;); &quot;_&quot;;&quot;&quot;))" office:value-type="float" office:value="4" calcext:value-type="float">
            <text:p>4</text:p>
          </table:table-cell>
          <table:table-cell table:formula="of:=VALUE(SUBSTITUTE(ORG.LIBREOFFICE.REGEX([.C152];&quot;_(\d)+&quot;); &quot;_&quot;;&quot;&quot;))" office:value-type="float" office:value="173" calcext:value-type="float">
            <text:p>173</text:p>
          </table:table-cell>
        </table:table-row>
        <table:table-row table:style-name="ro1">
          <table:table-cell office:value-type="string" calcext:value-type="string">
            <text:p>AN4_178.txt</text:p>
          </table:table-cell>
          <table:table-cell table:formula="of:=SUBSTITUTE([.A153];&quot;.txt&quot;;&quot;&quot;)" office:value-type="string" office:string-value="AN4_178" calcext:value-type="string">
            <text:p>AN4_178</text:p>
          </table:table-cell>
          <table:table-cell table:formula="of:=MID([.B153];3;100)" office:value-type="string" office:string-value="4_178" calcext:value-type="string">
            <text:p>4_178</text:p>
          </table:table-cell>
          <table:table-cell table:formula="of:=VALUE(SUBSTITUTE(ORG.LIBREOFFICE.REGEX([.C153];&quot;(\d)+_&quot;); &quot;_&quot;;&quot;&quot;))" office:value-type="float" office:value="4" calcext:value-type="float">
            <text:p>4</text:p>
          </table:table-cell>
          <table:table-cell table:formula="of:=VALUE(SUBSTITUTE(ORG.LIBREOFFICE.REGEX([.C153];&quot;_(\d)+&quot;); &quot;_&quot;;&quot;&quot;))" office:value-type="float" office:value="178" calcext:value-type="float">
            <text:p>178</text:p>
          </table:table-cell>
        </table:table-row>
        <table:table-row table:style-name="ro1">
          <table:table-cell office:value-type="string" calcext:value-type="string">
            <text:p>AN4_179.txt</text:p>
          </table:table-cell>
          <table:table-cell table:formula="of:=SUBSTITUTE([.A154];&quot;.txt&quot;;&quot;&quot;)" office:value-type="string" office:string-value="AN4_179" calcext:value-type="string">
            <text:p>AN4_179</text:p>
          </table:table-cell>
          <table:table-cell table:formula="of:=MID([.B154];3;100)" office:value-type="string" office:string-value="4_179" calcext:value-type="string">
            <text:p>4_179</text:p>
          </table:table-cell>
          <table:table-cell table:formula="of:=VALUE(SUBSTITUTE(ORG.LIBREOFFICE.REGEX([.C154];&quot;(\d)+_&quot;); &quot;_&quot;;&quot;&quot;))" office:value-type="float" office:value="4" calcext:value-type="float">
            <text:p>4</text:p>
          </table:table-cell>
          <table:table-cell table:formula="of:=VALUE(SUBSTITUTE(ORG.LIBREOFFICE.REGEX([.C154];&quot;_(\d)+&quot;); &quot;_&quot;;&quot;&quot;)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N4_181.txt</text:p>
          </table:table-cell>
          <table:table-cell table:formula="of:=SUBSTITUTE([.A155];&quot;.txt&quot;;&quot;&quot;)" office:value-type="string" office:string-value="AN4_181" calcext:value-type="string">
            <text:p>AN4_181</text:p>
          </table:table-cell>
          <table:table-cell table:formula="of:=MID([.B155];3;100)" office:value-type="string" office:string-value="4_181" calcext:value-type="string">
            <text:p>4_181</text:p>
          </table:table-cell>
          <table:table-cell table:formula="of:=VALUE(SUBSTITUTE(ORG.LIBREOFFICE.REGEX([.C155];&quot;(\d)+_&quot;); &quot;_&quot;;&quot;&quot;))" office:value-type="float" office:value="4" calcext:value-type="float">
            <text:p>4</text:p>
          </table:table-cell>
          <table:table-cell table:formula="of:=VALUE(SUBSTITUTE(ORG.LIBREOFFICE.REGEX([.C155];&quot;_(\d)+&quot;); &quot;_&quot;;&quot;&quot;))"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AN4_182.txt</text:p>
          </table:table-cell>
          <table:table-cell table:formula="of:=SUBSTITUTE([.A156];&quot;.txt&quot;;&quot;&quot;)" office:value-type="string" office:string-value="AN4_182" calcext:value-type="string">
            <text:p>AN4_182</text:p>
          </table:table-cell>
          <table:table-cell table:formula="of:=MID([.B156];3;100)" office:value-type="string" office:string-value="4_182" calcext:value-type="string">
            <text:p>4_182</text:p>
          </table:table-cell>
          <table:table-cell table:formula="of:=VALUE(SUBSTITUTE(ORG.LIBREOFFICE.REGEX([.C156];&quot;(\d)+_&quot;); &quot;_&quot;;&quot;&quot;))" office:value-type="float" office:value="4" calcext:value-type="float">
            <text:p>4</text:p>
          </table:table-cell>
          <table:table-cell table:formula="of:=VALUE(SUBSTITUTE(ORG.LIBREOFFICE.REGEX([.C156];&quot;_(\d)+&quot;); &quot;_&quot;;&quot;&quot;))" office:value-type="float" office:value="182" calcext:value-type="float">
            <text:p>182</text:p>
          </table:table-cell>
        </table:table-row>
        <table:table-row table:style-name="ro1">
          <table:table-cell office:value-type="string" calcext:value-type="string">
            <text:p>AN4_183.txt</text:p>
          </table:table-cell>
          <table:table-cell table:formula="of:=SUBSTITUTE([.A157];&quot;.txt&quot;;&quot;&quot;)" office:value-type="string" office:string-value="AN4_183" calcext:value-type="string">
            <text:p>AN4_183</text:p>
          </table:table-cell>
          <table:table-cell table:formula="of:=MID([.B157];3;100)" office:value-type="string" office:string-value="4_183" calcext:value-type="string">
            <text:p>4_183</text:p>
          </table:table-cell>
          <table:table-cell table:formula="of:=VALUE(SUBSTITUTE(ORG.LIBREOFFICE.REGEX([.C157];&quot;(\d)+_&quot;); &quot;_&quot;;&quot;&quot;))" office:value-type="float" office:value="4" calcext:value-type="float">
            <text:p>4</text:p>
          </table:table-cell>
          <table:table-cell table:formula="of:=VALUE(SUBSTITUTE(ORG.LIBREOFFICE.REGEX([.C157];&quot;_(\d)+&quot;); &quot;_&quot;;&quot;&quot;))" office:value-type="float" office:value="183" calcext:value-type="float">
            <text:p>183</text:p>
          </table:table-cell>
        </table:table-row>
        <table:table-row table:style-name="ro1">
          <table:table-cell office:value-type="string" calcext:value-type="string">
            <text:p>AN4_184.txt</text:p>
          </table:table-cell>
          <table:table-cell table:formula="of:=SUBSTITUTE([.A158];&quot;.txt&quot;;&quot;&quot;)" office:value-type="string" office:string-value="AN4_184" calcext:value-type="string">
            <text:p>AN4_184</text:p>
          </table:table-cell>
          <table:table-cell table:formula="of:=MID([.B158];3;100)" office:value-type="string" office:string-value="4_184" calcext:value-type="string">
            <text:p>4_184</text:p>
          </table:table-cell>
          <table:table-cell table:formula="of:=VALUE(SUBSTITUTE(ORG.LIBREOFFICE.REGEX([.C158];&quot;(\d)+_&quot;); &quot;_&quot;;&quot;&quot;))" office:value-type="float" office:value="4" calcext:value-type="float">
            <text:p>4</text:p>
          </table:table-cell>
          <table:table-cell table:formula="of:=VALUE(SUBSTITUTE(ORG.LIBREOFFICE.REGEX([.C158];&quot;_(\d)+&quot;); &quot;_&quot;;&quot;&quot;))" office:value-type="float" office:value="184" calcext:value-type="float">
            <text:p>184</text:p>
          </table:table-cell>
        </table:table-row>
        <table:table-row table:style-name="ro1">
          <table:table-cell office:value-type="string" calcext:value-type="string">
            <text:p>AN4_191.txt</text:p>
          </table:table-cell>
          <table:table-cell table:formula="of:=SUBSTITUTE([.A159];&quot;.txt&quot;;&quot;&quot;)" office:value-type="string" office:string-value="AN4_191" calcext:value-type="string">
            <text:p>AN4_191</text:p>
          </table:table-cell>
          <table:table-cell table:formula="of:=MID([.B159];3;100)" office:value-type="string" office:string-value="4_191" calcext:value-type="string">
            <text:p>4_191</text:p>
          </table:table-cell>
          <table:table-cell table:formula="of:=VALUE(SUBSTITUTE(ORG.LIBREOFFICE.REGEX([.C159];&quot;(\d)+_&quot;); &quot;_&quot;;&quot;&quot;))" office:value-type="float" office:value="4" calcext:value-type="float">
            <text:p>4</text:p>
          </table:table-cell>
          <table:table-cell table:formula="of:=VALUE(SUBSTITUTE(ORG.LIBREOFFICE.REGEX([.C159];&quot;_(\d)+&quot;); &quot;_&quot;;&quot;&quot;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N4_192.txt</text:p>
          </table:table-cell>
          <table:table-cell table:formula="of:=SUBSTITUTE([.A160];&quot;.txt&quot;;&quot;&quot;)" office:value-type="string" office:string-value="AN4_192" calcext:value-type="string">
            <text:p>AN4_192</text:p>
          </table:table-cell>
          <table:table-cell table:formula="of:=MID([.B160];3;100)" office:value-type="string" office:string-value="4_192" calcext:value-type="string">
            <text:p>4_192</text:p>
          </table:table-cell>
          <table:table-cell table:formula="of:=VALUE(SUBSTITUTE(ORG.LIBREOFFICE.REGEX([.C160];&quot;(\d)+_&quot;); &quot;_&quot;;&quot;&quot;))" office:value-type="float" office:value="4" calcext:value-type="float">
            <text:p>4</text:p>
          </table:table-cell>
          <table:table-cell table:formula="of:=VALUE(SUBSTITUTE(ORG.LIBREOFFICE.REGEX([.C160];&quot;_(\d)+&quot;); &quot;_&quot;;&quot;&quot;))" office:value-type="float" office:value="192" calcext:value-type="float">
            <text:p>192</text:p>
          </table:table-cell>
        </table:table-row>
        <table:table-row table:style-name="ro1">
          <table:table-cell office:value-type="string" calcext:value-type="string">
            <text:p>AN4_194.txt</text:p>
          </table:table-cell>
          <table:table-cell table:formula="of:=SUBSTITUTE([.A161];&quot;.txt&quot;;&quot;&quot;)" office:value-type="string" office:string-value="AN4_194" calcext:value-type="string">
            <text:p>AN4_194</text:p>
          </table:table-cell>
          <table:table-cell table:formula="of:=MID([.B161];3;100)" office:value-type="string" office:string-value="4_194" calcext:value-type="string">
            <text:p>4_194</text:p>
          </table:table-cell>
          <table:table-cell table:formula="of:=VALUE(SUBSTITUTE(ORG.LIBREOFFICE.REGEX([.C161];&quot;(\d)+_&quot;); &quot;_&quot;;&quot;&quot;))" office:value-type="float" office:value="4" calcext:value-type="float">
            <text:p>4</text:p>
          </table:table-cell>
          <table:table-cell table:formula="of:=VALUE(SUBSTITUTE(ORG.LIBREOFFICE.REGEX([.C161];&quot;_(\d)+&quot;); &quot;_&quot;;&quot;&quot;))" office:value-type="float" office:value="194" calcext:value-type="float">
            <text:p>194</text:p>
          </table:table-cell>
        </table:table-row>
        <table:table-row table:style-name="ro1">
          <table:table-cell office:value-type="string" calcext:value-type="string">
            <text:p>AN4_195.txt</text:p>
          </table:table-cell>
          <table:table-cell table:formula="of:=SUBSTITUTE([.A162];&quot;.txt&quot;;&quot;&quot;)" office:value-type="string" office:string-value="AN4_195" calcext:value-type="string">
            <text:p>AN4_195</text:p>
          </table:table-cell>
          <table:table-cell table:formula="of:=MID([.B162];3;100)" office:value-type="string" office:string-value="4_195" calcext:value-type="string">
            <text:p>4_195</text:p>
          </table:table-cell>
          <table:table-cell table:formula="of:=VALUE(SUBSTITUTE(ORG.LIBREOFFICE.REGEX([.C162];&quot;(\d)+_&quot;); &quot;_&quot;;&quot;&quot;))" office:value-type="float" office:value="4" calcext:value-type="float">
            <text:p>4</text:p>
          </table:table-cell>
          <table:table-cell table:formula="of:=VALUE(SUBSTITUTE(ORG.LIBREOFFICE.REGEX([.C162];&quot;_(\d)+&quot;); &quot;_&quot;;&quot;&quot;)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N4_199.txt</text:p>
          </table:table-cell>
          <table:table-cell table:formula="of:=SUBSTITUTE([.A163];&quot;.txt&quot;;&quot;&quot;)" office:value-type="string" office:string-value="AN4_199" calcext:value-type="string">
            <text:p>AN4_199</text:p>
          </table:table-cell>
          <table:table-cell table:formula="of:=MID([.B163];3;100)" office:value-type="string" office:string-value="4_199" calcext:value-type="string">
            <text:p>4_199</text:p>
          </table:table-cell>
          <table:table-cell table:formula="of:=VALUE(SUBSTITUTE(ORG.LIBREOFFICE.REGEX([.C163];&quot;(\d)+_&quot;); &quot;_&quot;;&quot;&quot;))" office:value-type="float" office:value="4" calcext:value-type="float">
            <text:p>4</text:p>
          </table:table-cell>
          <table:table-cell table:formula="of:=VALUE(SUBSTITUTE(ORG.LIBREOFFICE.REGEX([.C163];&quot;_(\d)+&quot;); &quot;_&quot;;&quot;&quot;)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4_200.txt</text:p>
          </table:table-cell>
          <table:table-cell table:formula="of:=SUBSTITUTE([.A164];&quot;.txt&quot;;&quot;&quot;)" office:value-type="string" office:string-value="AN4_200" calcext:value-type="string">
            <text:p>AN4_200</text:p>
          </table:table-cell>
          <table:table-cell table:formula="of:=MID([.B164];3;100)" office:value-type="string" office:string-value="4_200" calcext:value-type="string">
            <text:p>4_200</text:p>
          </table:table-cell>
          <table:table-cell table:formula="of:=VALUE(SUBSTITUTE(ORG.LIBREOFFICE.REGEX([.C164];&quot;(\d)+_&quot;); &quot;_&quot;;&quot;&quot;))" office:value-type="float" office:value="4" calcext:value-type="float">
            <text:p>4</text:p>
          </table:table-cell>
          <table:table-cell table:formula="of:=VALUE(SUBSTITUTE(ORG.LIBREOFFICE.REGEX([.C164];&quot;_(\d)+&quot;); &quot;_&quot;;&quot;&quot;)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N4_201.txt</text:p>
          </table:table-cell>
          <table:table-cell table:formula="of:=SUBSTITUTE([.A165];&quot;.txt&quot;;&quot;&quot;)" office:value-type="string" office:string-value="AN4_201" calcext:value-type="string">
            <text:p>AN4_201</text:p>
          </table:table-cell>
          <table:table-cell table:formula="of:=MID([.B165];3;100)" office:value-type="string" office:string-value="4_201" calcext:value-type="string">
            <text:p>4_201</text:p>
          </table:table-cell>
          <table:table-cell table:formula="of:=VALUE(SUBSTITUTE(ORG.LIBREOFFICE.REGEX([.C165];&quot;(\d)+_&quot;); &quot;_&quot;;&quot;&quot;))" office:value-type="float" office:value="4" calcext:value-type="float">
            <text:p>4</text:p>
          </table:table-cell>
          <table:table-cell table:formula="of:=VALUE(SUBSTITUTE(ORG.LIBREOFFICE.REGEX([.C165];&quot;_(\d)+&quot;); &quot;_&quot;;&quot;&quot;))" office:value-type="float" office:value="201" calcext:value-type="float">
            <text:p>201</text:p>
          </table:table-cell>
        </table:table-row>
        <table:table-row table:style-name="ro1">
          <table:table-cell office:value-type="string" calcext:value-type="string">
            <text:p>AN4_237.txt</text:p>
          </table:table-cell>
          <table:table-cell table:formula="of:=SUBSTITUTE([.A166];&quot;.txt&quot;;&quot;&quot;)" office:value-type="string" office:string-value="AN4_237" calcext:value-type="string">
            <text:p>AN4_237</text:p>
          </table:table-cell>
          <table:table-cell table:formula="of:=MID([.B166];3;100)" office:value-type="string" office:string-value="4_237" calcext:value-type="string">
            <text:p>4_237</text:p>
          </table:table-cell>
          <table:table-cell table:formula="of:=VALUE(SUBSTITUTE(ORG.LIBREOFFICE.REGEX([.C166];&quot;(\d)+_&quot;); &quot;_&quot;;&quot;&quot;))" office:value-type="float" office:value="4" calcext:value-type="float">
            <text:p>4</text:p>
          </table:table-cell>
          <table:table-cell table:formula="of:=VALUE(SUBSTITUTE(ORG.LIBREOFFICE.REGEX([.C166];&quot;_(\d)+&quot;); &quot;_&quot;;&quot;&quot;))" office:value-type="float" office:value="237" calcext:value-type="float">
            <text:p>237</text:p>
          </table:table-cell>
        </table:table-row>
        <table:table-row table:style-name="ro1">
          <table:table-cell office:value-type="string" calcext:value-type="string">
            <text:p>AN4_245.txt</text:p>
          </table:table-cell>
          <table:table-cell table:formula="of:=SUBSTITUTE([.A167];&quot;.txt&quot;;&quot;&quot;)" office:value-type="string" office:string-value="AN4_245" calcext:value-type="string">
            <text:p>AN4_245</text:p>
          </table:table-cell>
          <table:table-cell table:formula="of:=MID([.B167];3;100)" office:value-type="string" office:string-value="4_245" calcext:value-type="string">
            <text:p>4_245</text:p>
          </table:table-cell>
          <table:table-cell table:formula="of:=VALUE(SUBSTITUTE(ORG.LIBREOFFICE.REGEX([.C167];&quot;(\d)+_&quot;); &quot;_&quot;;&quot;&quot;))" office:value-type="float" office:value="4" calcext:value-type="float">
            <text:p>4</text:p>
          </table:table-cell>
          <table:table-cell table:formula="of:=VALUE(SUBSTITUTE(ORG.LIBREOFFICE.REGEX([.C167];&quot;_(\d)+&quot;); &quot;_&quot;;&quot;&quot;))" office:value-type="float" office:value="245" calcext:value-type="float">
            <text:p>245</text:p>
          </table:table-cell>
        </table:table-row>
        <table:table-row table:style-name="ro1">
          <table:table-cell office:value-type="string" calcext:value-type="string">
            <text:p>AN4_252.txt</text:p>
          </table:table-cell>
          <table:table-cell table:formula="of:=SUBSTITUTE([.A168];&quot;.txt&quot;;&quot;&quot;)" office:value-type="string" office:string-value="AN4_252" calcext:value-type="string">
            <text:p>AN4_252</text:p>
          </table:table-cell>
          <table:table-cell table:formula="of:=MID([.B168];3;100)" office:value-type="string" office:string-value="4_252" calcext:value-type="string">
            <text:p>4_252</text:p>
          </table:table-cell>
          <table:table-cell table:formula="of:=VALUE(SUBSTITUTE(ORG.LIBREOFFICE.REGEX([.C168];&quot;(\d)+_&quot;); &quot;_&quot;;&quot;&quot;))" office:value-type="float" office:value="4" calcext:value-type="float">
            <text:p>4</text:p>
          </table:table-cell>
          <table:table-cell table:formula="of:=VALUE(SUBSTITUTE(ORG.LIBREOFFICE.REGEX([.C168];&quot;_(\d)+&quot;); &quot;_&quot;;&quot;&quot;))" office:value-type="float" office:value="252" calcext:value-type="float">
            <text:p>252</text:p>
          </table:table-cell>
        </table:table-row>
        <table:table-row table:style-name="ro1">
          <table:table-cell office:value-type="string" calcext:value-type="string">
            <text:p>AN4_255.txt</text:p>
          </table:table-cell>
          <table:table-cell table:formula="of:=SUBSTITUTE([.A169];&quot;.txt&quot;;&quot;&quot;)" office:value-type="string" office:string-value="AN4_255" calcext:value-type="string">
            <text:p>AN4_255</text:p>
          </table:table-cell>
          <table:table-cell table:formula="of:=MID([.B169];3;100)" office:value-type="string" office:string-value="4_255" calcext:value-type="string">
            <text:p>4_255</text:p>
          </table:table-cell>
          <table:table-cell table:formula="of:=VALUE(SUBSTITUTE(ORG.LIBREOFFICE.REGEX([.C169];&quot;(\d)+_&quot;); &quot;_&quot;;&quot;&quot;))" office:value-type="float" office:value="4" calcext:value-type="float">
            <text:p>4</text:p>
          </table:table-cell>
          <table:table-cell table:formula="of:=VALUE(SUBSTITUTE(ORG.LIBREOFFICE.REGEX([.C169];&quot;_(\d)+&quot;); &quot;_&quot;;&quot;&quot;))" office:value-type="float" office:value="255" calcext:value-type="float">
            <text:p>255</text:p>
          </table:table-cell>
        </table:table-row>
        <table:table-row table:style-name="ro1">
          <table:table-cell office:value-type="string" calcext:value-type="string">
            <text:p>AN4_263.txt</text:p>
          </table:table-cell>
          <table:table-cell table:formula="of:=SUBSTITUTE([.A170];&quot;.txt&quot;;&quot;&quot;)" office:value-type="string" office:string-value="AN4_263" calcext:value-type="string">
            <text:p>AN4_263</text:p>
          </table:table-cell>
          <table:table-cell table:formula="of:=MID([.B170];3;100)" office:value-type="string" office:string-value="4_263" calcext:value-type="string">
            <text:p>4_263</text:p>
          </table:table-cell>
          <table:table-cell table:formula="of:=VALUE(SUBSTITUTE(ORG.LIBREOFFICE.REGEX([.C170];&quot;(\d)+_&quot;); &quot;_&quot;;&quot;&quot;))" office:value-type="float" office:value="4" calcext:value-type="float">
            <text:p>4</text:p>
          </table:table-cell>
          <table:table-cell table:formula="of:=VALUE(SUBSTITUTE(ORG.LIBREOFFICE.REGEX([.C170];&quot;_(\d)+&quot;); &quot;_&quot;;&quot;&quot;))" office:value-type="float" office:value="263" calcext:value-type="float">
            <text:p>263</text:p>
          </table:table-cell>
        </table:table-row>
        <table:table-row table:style-name="ro1">
          <table:table-cell office:value-type="string" calcext:value-type="string">
            <text:p>AN5_2.txt</text:p>
          </table:table-cell>
          <table:table-cell table:formula="of:=SUBSTITUTE([.A171];&quot;.txt&quot;;&quot;&quot;)" office:value-type="string" office:string-value="AN5_2" calcext:value-type="string">
            <text:p>AN5_2</text:p>
          </table:table-cell>
          <table:table-cell table:formula="of:=MID([.B171];3;100)" office:value-type="string" office:string-value="5_2" calcext:value-type="string">
            <text:p>5_2</text:p>
          </table:table-cell>
          <table:table-cell table:formula="of:=VALUE(SUBSTITUTE(ORG.LIBREOFFICE.REGEX([.C171];&quot;(\d)+_&quot;); &quot;_&quot;;&quot;&quot;))" office:value-type="float" office:value="5" calcext:value-type="float">
            <text:p>5</text:p>
          </table:table-cell>
          <table:table-cell table:formula="of:=VALUE(SUBSTITUTE(ORG.LIBREOFFICE.REGEX([.C17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5_7.txt</text:p>
          </table:table-cell>
          <table:table-cell table:formula="of:=SUBSTITUTE([.A172];&quot;.txt&quot;;&quot;&quot;)" office:value-type="string" office:string-value="AN5_7" calcext:value-type="string">
            <text:p>AN5_7</text:p>
          </table:table-cell>
          <table:table-cell table:formula="of:=MID([.B172];3;100)" office:value-type="string" office:string-value="5_7" calcext:value-type="string">
            <text:p>5_7</text:p>
          </table:table-cell>
          <table:table-cell table:formula="of:=VALUE(SUBSTITUTE(ORG.LIBREOFFICE.REGEX([.C172];&quot;(\d)+_&quot;); &quot;_&quot;;&quot;&quot;))" office:value-type="float" office:value="5" calcext:value-type="float">
            <text:p>5</text:p>
          </table:table-cell>
          <table:table-cell table:formula="of:=VALUE(SUBSTITUTE(ORG.LIBREOFFICE.REGEX([.C172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5_20.txt</text:p>
          </table:table-cell>
          <table:table-cell table:formula="of:=SUBSTITUTE([.A173];&quot;.txt&quot;;&quot;&quot;)" office:value-type="string" office:string-value="AN5_20" calcext:value-type="string">
            <text:p>AN5_20</text:p>
          </table:table-cell>
          <table:table-cell table:formula="of:=MID([.B173];3;100)" office:value-type="string" office:string-value="5_20" calcext:value-type="string">
            <text:p>5_20</text:p>
          </table:table-cell>
          <table:table-cell table:formula="of:=VALUE(SUBSTITUTE(ORG.LIBREOFFICE.REGEX([.C173];&quot;(\d)+_&quot;); &quot;_&quot;;&quot;&quot;))" office:value-type="float" office:value="5" calcext:value-type="float">
            <text:p>5</text:p>
          </table:table-cell>
          <table:table-cell table:formula="of:=VALUE(SUBSTITUTE(ORG.LIBREOFFICE.REGEX([.C17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5_23.txt</text:p>
          </table:table-cell>
          <table:table-cell table:formula="of:=SUBSTITUTE([.A174];&quot;.txt&quot;;&quot;&quot;)" office:value-type="string" office:string-value="AN5_23" calcext:value-type="string">
            <text:p>AN5_23</text:p>
          </table:table-cell>
          <table:table-cell table:formula="of:=MID([.B174];3;100)" office:value-type="string" office:string-value="5_23" calcext:value-type="string">
            <text:p>5_23</text:p>
          </table:table-cell>
          <table:table-cell table:formula="of:=VALUE(SUBSTITUTE(ORG.LIBREOFFICE.REGEX([.C174];&quot;(\d)+_&quot;); &quot;_&quot;;&quot;&quot;))" office:value-type="float" office:value="5" calcext:value-type="float">
            <text:p>5</text:p>
          </table:table-cell>
          <table:table-cell table:formula="of:=VALUE(SUBSTITUTE(ORG.LIBREOFFICE.REGEX([.C17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5_25.txt</text:p>
          </table:table-cell>
          <table:table-cell table:formula="of:=SUBSTITUTE([.A175];&quot;.txt&quot;;&quot;&quot;)" office:value-type="string" office:string-value="AN5_25" calcext:value-type="string">
            <text:p>AN5_25</text:p>
          </table:table-cell>
          <table:table-cell table:formula="of:=MID([.B175];3;100)" office:value-type="string" office:string-value="5_25" calcext:value-type="string">
            <text:p>5_25</text:p>
          </table:table-cell>
          <table:table-cell table:formula="of:=VALUE(SUBSTITUTE(ORG.LIBREOFFICE.REGEX([.C175];&quot;(\d)+_&quot;); &quot;_&quot;;&quot;&quot;))" office:value-type="float" office:value="5" calcext:value-type="float">
            <text:p>5</text:p>
          </table:table-cell>
          <table:table-cell table:formula="of:=VALUE(SUBSTITUTE(ORG.LIBREOFFICE.REGEX([.C175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5_26.txt</text:p>
          </table:table-cell>
          <table:table-cell table:formula="of:=SUBSTITUTE([.A176];&quot;.txt&quot;;&quot;&quot;)" office:value-type="string" office:string-value="AN5_26" calcext:value-type="string">
            <text:p>AN5_26</text:p>
          </table:table-cell>
          <table:table-cell table:formula="of:=MID([.B176];3;100)" office:value-type="string" office:string-value="5_26" calcext:value-type="string">
            <text:p>5_26</text:p>
          </table:table-cell>
          <table:table-cell table:formula="of:=VALUE(SUBSTITUTE(ORG.LIBREOFFICE.REGEX([.C176];&quot;(\d)+_&quot;); &quot;_&quot;;&quot;&quot;))" office:value-type="float" office:value="5" calcext:value-type="float">
            <text:p>5</text:p>
          </table:table-cell>
          <table:table-cell table:formula="of:=VALUE(SUBSTITUTE(ORG.LIBREOFFICE.REGEX([.C176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5_27.txt</text:p>
          </table:table-cell>
          <table:table-cell table:formula="of:=SUBSTITUTE([.A177];&quot;.txt&quot;;&quot;&quot;)" office:value-type="string" office:string-value="AN5_27" calcext:value-type="string">
            <text:p>AN5_27</text:p>
          </table:table-cell>
          <table:table-cell table:formula="of:=MID([.B177];3;100)" office:value-type="string" office:string-value="5_27" calcext:value-type="string">
            <text:p>5_27</text:p>
          </table:table-cell>
          <table:table-cell table:formula="of:=VALUE(SUBSTITUTE(ORG.LIBREOFFICE.REGEX([.C177];&quot;(\d)+_&quot;); &quot;_&quot;;&quot;&quot;))" office:value-type="float" office:value="5" calcext:value-type="float">
            <text:p>5</text:p>
          </table:table-cell>
          <table:table-cell table:formula="of:=VALUE(SUBSTITUTE(ORG.LIBREOFFICE.REGEX([.C177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N5_28.txt</text:p>
          </table:table-cell>
          <table:table-cell table:formula="of:=SUBSTITUTE([.A178];&quot;.txt&quot;;&quot;&quot;)" office:value-type="string" office:string-value="AN5_28" calcext:value-type="string">
            <text:p>AN5_28</text:p>
          </table:table-cell>
          <table:table-cell table:formula="of:=MID([.B178];3;100)" office:value-type="string" office:string-value="5_28" calcext:value-type="string">
            <text:p>5_28</text:p>
          </table:table-cell>
          <table:table-cell table:formula="of:=VALUE(SUBSTITUTE(ORG.LIBREOFFICE.REGEX([.C178];&quot;(\d)+_&quot;); &quot;_&quot;;&quot;&quot;))" office:value-type="float" office:value="5" calcext:value-type="float">
            <text:p>5</text:p>
          </table:table-cell>
          <table:table-cell table:formula="of:=VALUE(SUBSTITUTE(ORG.LIBREOFFICE.REGEX([.C178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5_29.txt</text:p>
          </table:table-cell>
          <table:table-cell table:formula="of:=SUBSTITUTE([.A179];&quot;.txt&quot;;&quot;&quot;)" office:value-type="string" office:string-value="AN5_29" calcext:value-type="string">
            <text:p>AN5_29</text:p>
          </table:table-cell>
          <table:table-cell table:formula="of:=MID([.B179];3;100)" office:value-type="string" office:string-value="5_29" calcext:value-type="string">
            <text:p>5_29</text:p>
          </table:table-cell>
          <table:table-cell table:formula="of:=VALUE(SUBSTITUTE(ORG.LIBREOFFICE.REGEX([.C179];&quot;(\d)+_&quot;); &quot;_&quot;;&quot;&quot;))" office:value-type="float" office:value="5" calcext:value-type="float">
            <text:p>5</text:p>
          </table:table-cell>
          <table:table-cell table:formula="of:=VALUE(SUBSTITUTE(ORG.LIBREOFFICE.REGEX([.C179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5_30.txt</text:p>
          </table:table-cell>
          <table:table-cell table:formula="of:=SUBSTITUTE([.A180];&quot;.txt&quot;;&quot;&quot;)" office:value-type="string" office:string-value="AN5_30" calcext:value-type="string">
            <text:p>AN5_30</text:p>
          </table:table-cell>
          <table:table-cell table:formula="of:=MID([.B180];3;100)" office:value-type="string" office:string-value="5_30" calcext:value-type="string">
            <text:p>5_30</text:p>
          </table:table-cell>
          <table:table-cell table:formula="of:=VALUE(SUBSTITUTE(ORG.LIBREOFFICE.REGEX([.C180];&quot;(\d)+_&quot;); &quot;_&quot;;&quot;&quot;))" office:value-type="float" office:value="5" calcext:value-type="float">
            <text:p>5</text:p>
          </table:table-cell>
          <table:table-cell table:formula="of:=VALUE(SUBSTITUTE(ORG.LIBREOFFICE.REGEX([.C180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5_31.txt</text:p>
          </table:table-cell>
          <table:table-cell table:formula="of:=SUBSTITUTE([.A181];&quot;.txt&quot;;&quot;&quot;)" office:value-type="string" office:string-value="AN5_31" calcext:value-type="string">
            <text:p>AN5_31</text:p>
          </table:table-cell>
          <table:table-cell table:formula="of:=MID([.B181];3;100)" office:value-type="string" office:string-value="5_31" calcext:value-type="string">
            <text:p>5_31</text:p>
          </table:table-cell>
          <table:table-cell table:formula="of:=VALUE(SUBSTITUTE(ORG.LIBREOFFICE.REGEX([.C181];&quot;(\d)+_&quot;); &quot;_&quot;;&quot;&quot;))" office:value-type="float" office:value="5" calcext:value-type="float">
            <text:p>5</text:p>
          </table:table-cell>
          <table:table-cell table:formula="of:=VALUE(SUBSTITUTE(ORG.LIBREOFFICE.REGEX([.C18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5_34.txt</text:p>
          </table:table-cell>
          <table:table-cell table:formula="of:=SUBSTITUTE([.A182];&quot;.txt&quot;;&quot;&quot;)" office:value-type="string" office:string-value="AN5_34" calcext:value-type="string">
            <text:p>AN5_34</text:p>
          </table:table-cell>
          <table:table-cell table:formula="of:=MID([.B182];3;100)" office:value-type="string" office:string-value="5_34" calcext:value-type="string">
            <text:p>5_34</text:p>
          </table:table-cell>
          <table:table-cell table:formula="of:=VALUE(SUBSTITUTE(ORG.LIBREOFFICE.REGEX([.C182];&quot;(\d)+_&quot;); &quot;_&quot;;&quot;&quot;))" office:value-type="float" office:value="5" calcext:value-type="float">
            <text:p>5</text:p>
          </table:table-cell>
          <table:table-cell table:formula="of:=VALUE(SUBSTITUTE(ORG.LIBREOFFICE.REGEX([.C182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5_36.txt</text:p>
          </table:table-cell>
          <table:table-cell table:formula="of:=SUBSTITUTE([.A183];&quot;.txt&quot;;&quot;&quot;)" office:value-type="string" office:string-value="AN5_36" calcext:value-type="string">
            <text:p>AN5_36</text:p>
          </table:table-cell>
          <table:table-cell table:formula="of:=MID([.B183];3;100)" office:value-type="string" office:string-value="5_36" calcext:value-type="string">
            <text:p>5_36</text:p>
          </table:table-cell>
          <table:table-cell table:formula="of:=VALUE(SUBSTITUTE(ORG.LIBREOFFICE.REGEX([.C183];&quot;(\d)+_&quot;); &quot;_&quot;;&quot;&quot;))" office:value-type="float" office:value="5" calcext:value-type="float">
            <text:p>5</text:p>
          </table:table-cell>
          <table:table-cell table:formula="of:=VALUE(SUBSTITUTE(ORG.LIBREOFFICE.REGEX([.C183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5_37.txt</text:p>
          </table:table-cell>
          <table:table-cell table:formula="of:=SUBSTITUTE([.A184];&quot;.txt&quot;;&quot;&quot;)" office:value-type="string" office:string-value="AN5_37" calcext:value-type="string">
            <text:p>AN5_37</text:p>
          </table:table-cell>
          <table:table-cell table:formula="of:=MID([.B184];3;100)" office:value-type="string" office:string-value="5_37" calcext:value-type="string">
            <text:p>5_37</text:p>
          </table:table-cell>
          <table:table-cell table:formula="of:=VALUE(SUBSTITUTE(ORG.LIBREOFFICE.REGEX([.C184];&quot;(\d)+_&quot;); &quot;_&quot;;&quot;&quot;))" office:value-type="float" office:value="5" calcext:value-type="float">
            <text:p>5</text:p>
          </table:table-cell>
          <table:table-cell table:formula="of:=VALUE(SUBSTITUTE(ORG.LIBREOFFICE.REGEX([.C184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5_38.txt</text:p>
          </table:table-cell>
          <table:table-cell table:formula="of:=SUBSTITUTE([.A185];&quot;.txt&quot;;&quot;&quot;)" office:value-type="string" office:string-value="AN5_38" calcext:value-type="string">
            <text:p>AN5_38</text:p>
          </table:table-cell>
          <table:table-cell table:formula="of:=MID([.B185];3;100)" office:value-type="string" office:string-value="5_38" calcext:value-type="string">
            <text:p>5_38</text:p>
          </table:table-cell>
          <table:table-cell table:formula="of:=VALUE(SUBSTITUTE(ORG.LIBREOFFICE.REGEX([.C185];&quot;(\d)+_&quot;); &quot;_&quot;;&quot;&quot;))" office:value-type="float" office:value="5" calcext:value-type="float">
            <text:p>5</text:p>
          </table:table-cell>
          <table:table-cell table:formula="of:=VALUE(SUBSTITUTE(ORG.LIBREOFFICE.REGEX([.C185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5_41.txt</text:p>
          </table:table-cell>
          <table:table-cell table:formula="of:=SUBSTITUTE([.A186];&quot;.txt&quot;;&quot;&quot;)" office:value-type="string" office:string-value="AN5_41" calcext:value-type="string">
            <text:p>AN5_41</text:p>
          </table:table-cell>
          <table:table-cell table:formula="of:=MID([.B186];3;100)" office:value-type="string" office:string-value="5_41" calcext:value-type="string">
            <text:p>5_41</text:p>
          </table:table-cell>
          <table:table-cell table:formula="of:=VALUE(SUBSTITUTE(ORG.LIBREOFFICE.REGEX([.C186];&quot;(\d)+_&quot;); &quot;_&quot;;&quot;&quot;))" office:value-type="float" office:value="5" calcext:value-type="float">
            <text:p>5</text:p>
          </table:table-cell>
          <table:table-cell table:formula="of:=VALUE(SUBSTITUTE(ORG.LIBREOFFICE.REGEX([.C186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5_43.txt</text:p>
          </table:table-cell>
          <table:table-cell table:formula="of:=SUBSTITUTE([.A187];&quot;.txt&quot;;&quot;&quot;)" office:value-type="string" office:string-value="AN5_43" calcext:value-type="string">
            <text:p>AN5_43</text:p>
          </table:table-cell>
          <table:table-cell table:formula="of:=MID([.B187];3;100)" office:value-type="string" office:string-value="5_43" calcext:value-type="string">
            <text:p>5_43</text:p>
          </table:table-cell>
          <table:table-cell table:formula="of:=VALUE(SUBSTITUTE(ORG.LIBREOFFICE.REGEX([.C187];&quot;(\d)+_&quot;); &quot;_&quot;;&quot;&quot;))" office:value-type="float" office:value="5" calcext:value-type="float">
            <text:p>5</text:p>
          </table:table-cell>
          <table:table-cell table:formula="of:=VALUE(SUBSTITUTE(ORG.LIBREOFFICE.REGEX([.C187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5_49.txt</text:p>
          </table:table-cell>
          <table:table-cell table:formula="of:=SUBSTITUTE([.A188];&quot;.txt&quot;;&quot;&quot;)" office:value-type="string" office:string-value="AN5_49" calcext:value-type="string">
            <text:p>AN5_49</text:p>
          </table:table-cell>
          <table:table-cell table:formula="of:=MID([.B188];3;100)" office:value-type="string" office:string-value="5_49" calcext:value-type="string">
            <text:p>5_49</text:p>
          </table:table-cell>
          <table:table-cell table:formula="of:=VALUE(SUBSTITUTE(ORG.LIBREOFFICE.REGEX([.C188];&quot;(\d)+_&quot;); &quot;_&quot;;&quot;&quot;))" office:value-type="float" office:value="5" calcext:value-type="float">
            <text:p>5</text:p>
          </table:table-cell>
          <table:table-cell table:formula="of:=VALUE(SUBSTITUTE(ORG.LIBREOFFICE.REGEX([.C188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5_51.txt</text:p>
          </table:table-cell>
          <table:table-cell table:formula="of:=SUBSTITUTE([.A189];&quot;.txt&quot;;&quot;&quot;)" office:value-type="string" office:string-value="AN5_51" calcext:value-type="string">
            <text:p>AN5_51</text:p>
          </table:table-cell>
          <table:table-cell table:formula="of:=MID([.B189];3;100)" office:value-type="string" office:string-value="5_51" calcext:value-type="string">
            <text:p>5_51</text:p>
          </table:table-cell>
          <table:table-cell table:formula="of:=VALUE(SUBSTITUTE(ORG.LIBREOFFICE.REGEX([.C189];&quot;(\d)+_&quot;); &quot;_&quot;;&quot;&quot;))" office:value-type="float" office:value="5" calcext:value-type="float">
            <text:p>5</text:p>
          </table:table-cell>
          <table:table-cell table:formula="of:=VALUE(SUBSTITUTE(ORG.LIBREOFFICE.REGEX([.C189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5_53.txt</text:p>
          </table:table-cell>
          <table:table-cell table:formula="of:=SUBSTITUTE([.A190];&quot;.txt&quot;;&quot;&quot;)" office:value-type="string" office:string-value="AN5_53" calcext:value-type="string">
            <text:p>AN5_53</text:p>
          </table:table-cell>
          <table:table-cell table:formula="of:=MID([.B190];3;100)" office:value-type="string" office:string-value="5_53" calcext:value-type="string">
            <text:p>5_53</text:p>
          </table:table-cell>
          <table:table-cell table:formula="of:=VALUE(SUBSTITUTE(ORG.LIBREOFFICE.REGEX([.C190];&quot;(\d)+_&quot;); &quot;_&quot;;&quot;&quot;))" office:value-type="float" office:value="5" calcext:value-type="float">
            <text:p>5</text:p>
          </table:table-cell>
          <table:table-cell table:formula="of:=VALUE(SUBSTITUTE(ORG.LIBREOFFICE.REGEX([.C190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N5_57.txt</text:p>
          </table:table-cell>
          <table:table-cell table:formula="of:=SUBSTITUTE([.A191];&quot;.txt&quot;;&quot;&quot;)" office:value-type="string" office:string-value="AN5_57" calcext:value-type="string">
            <text:p>AN5_57</text:p>
          </table:table-cell>
          <table:table-cell table:formula="of:=MID([.B191];3;100)" office:value-type="string" office:string-value="5_57" calcext:value-type="string">
            <text:p>5_57</text:p>
          </table:table-cell>
          <table:table-cell table:formula="of:=VALUE(SUBSTITUTE(ORG.LIBREOFFICE.REGEX([.C191];&quot;(\d)+_&quot;); &quot;_&quot;;&quot;&quot;))" office:value-type="float" office:value="5" calcext:value-type="float">
            <text:p>5</text:p>
          </table:table-cell>
          <table:table-cell table:formula="of:=VALUE(SUBSTITUTE(ORG.LIBREOFFICE.REGEX([.C191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AN5_59.txt</text:p>
          </table:table-cell>
          <table:table-cell table:formula="of:=SUBSTITUTE([.A192];&quot;.txt&quot;;&quot;&quot;)" office:value-type="string" office:string-value="AN5_59" calcext:value-type="string">
            <text:p>AN5_59</text:p>
          </table:table-cell>
          <table:table-cell table:formula="of:=MID([.B192];3;100)" office:value-type="string" office:string-value="5_59" calcext:value-type="string">
            <text:p>5_59</text:p>
          </table:table-cell>
          <table:table-cell table:formula="of:=VALUE(SUBSTITUTE(ORG.LIBREOFFICE.REGEX([.C192];&quot;(\d)+_&quot;); &quot;_&quot;;&quot;&quot;))" office:value-type="float" office:value="5" calcext:value-type="float">
            <text:p>5</text:p>
          </table:table-cell>
          <table:table-cell table:formula="of:=VALUE(SUBSTITUTE(ORG.LIBREOFFICE.REGEX([.C192];&quot;_(\d)+&quot;); &quot;_&quot;;&quot;&quot;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AN5_60.txt</text:p>
          </table:table-cell>
          <table:table-cell table:formula="of:=SUBSTITUTE([.A193];&quot;.txt&quot;;&quot;&quot;)" office:value-type="string" office:string-value="AN5_60" calcext:value-type="string">
            <text:p>AN5_60</text:p>
          </table:table-cell>
          <table:table-cell table:formula="of:=MID([.B193];3;100)" office:value-type="string" office:string-value="5_60" calcext:value-type="string">
            <text:p>5_60</text:p>
          </table:table-cell>
          <table:table-cell table:formula="of:=VALUE(SUBSTITUTE(ORG.LIBREOFFICE.REGEX([.C193];&quot;(\d)+_&quot;); &quot;_&quot;;&quot;&quot;))" office:value-type="float" office:value="5" calcext:value-type="float">
            <text:p>5</text:p>
          </table:table-cell>
          <table:table-cell table:formula="of:=VALUE(SUBSTITUTE(ORG.LIBREOFFICE.REGEX([.C193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5_73.txt</text:p>
          </table:table-cell>
          <table:table-cell table:formula="of:=SUBSTITUTE([.A194];&quot;.txt&quot;;&quot;&quot;)" office:value-type="string" office:string-value="AN5_73" calcext:value-type="string">
            <text:p>AN5_73</text:p>
          </table:table-cell>
          <table:table-cell table:formula="of:=MID([.B194];3;100)" office:value-type="string" office:string-value="5_73" calcext:value-type="string">
            <text:p>5_73</text:p>
          </table:table-cell>
          <table:table-cell table:formula="of:=VALUE(SUBSTITUTE(ORG.LIBREOFFICE.REGEX([.C194];&quot;(\d)+_&quot;); &quot;_&quot;;&quot;&quot;))" office:value-type="float" office:value="5" calcext:value-type="float">
            <text:p>5</text:p>
          </table:table-cell>
          <table:table-cell table:formula="of:=VALUE(SUBSTITUTE(ORG.LIBREOFFICE.REGEX([.C194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5_74.txt</text:p>
          </table:table-cell>
          <table:table-cell table:formula="of:=SUBSTITUTE([.A195];&quot;.txt&quot;;&quot;&quot;)" office:value-type="string" office:string-value="AN5_74" calcext:value-type="string">
            <text:p>AN5_74</text:p>
          </table:table-cell>
          <table:table-cell table:formula="of:=MID([.B195];3;100)" office:value-type="string" office:string-value="5_74" calcext:value-type="string">
            <text:p>5_74</text:p>
          </table:table-cell>
          <table:table-cell table:formula="of:=VALUE(SUBSTITUTE(ORG.LIBREOFFICE.REGEX([.C195];&quot;(\d)+_&quot;); &quot;_&quot;;&quot;&quot;))" office:value-type="float" office:value="5" calcext:value-type="float">
            <text:p>5</text:p>
          </table:table-cell>
          <table:table-cell table:formula="of:=VALUE(SUBSTITUTE(ORG.LIBREOFFICE.REGEX([.C195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5_75.txt</text:p>
          </table:table-cell>
          <table:table-cell table:formula="of:=SUBSTITUTE([.A196];&quot;.txt&quot;;&quot;&quot;)" office:value-type="string" office:string-value="AN5_75" calcext:value-type="string">
            <text:p>AN5_75</text:p>
          </table:table-cell>
          <table:table-cell table:formula="of:=MID([.B196];3;100)" office:value-type="string" office:string-value="5_75" calcext:value-type="string">
            <text:p>5_75</text:p>
          </table:table-cell>
          <table:table-cell table:formula="of:=VALUE(SUBSTITUTE(ORG.LIBREOFFICE.REGEX([.C196];&quot;(\d)+_&quot;); &quot;_&quot;;&quot;&quot;))" office:value-type="float" office:value="5" calcext:value-type="float">
            <text:p>5</text:p>
          </table:table-cell>
          <table:table-cell table:formula="of:=VALUE(SUBSTITUTE(ORG.LIBREOFFICE.REGEX([.C196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N5_76.txt</text:p>
          </table:table-cell>
          <table:table-cell table:formula="of:=SUBSTITUTE([.A197];&quot;.txt&quot;;&quot;&quot;)" office:value-type="string" office:string-value="AN5_76" calcext:value-type="string">
            <text:p>AN5_76</text:p>
          </table:table-cell>
          <table:table-cell table:formula="of:=MID([.B197];3;100)" office:value-type="string" office:string-value="5_76" calcext:value-type="string">
            <text:p>5_76</text:p>
          </table:table-cell>
          <table:table-cell table:formula="of:=VALUE(SUBSTITUTE(ORG.LIBREOFFICE.REGEX([.C197];&quot;(\d)+_&quot;); &quot;_&quot;;&quot;&quot;))" office:value-type="float" office:value="5" calcext:value-type="float">
            <text:p>5</text:p>
          </table:table-cell>
          <table:table-cell table:formula="of:=VALUE(SUBSTITUTE(ORG.LIBREOFFICE.REGEX([.C197];&quot;_(\d)+&quot;); &quot;_&quot;;&quot;&quot;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N5_77.txt</text:p>
          </table:table-cell>
          <table:table-cell table:formula="of:=SUBSTITUTE([.A198];&quot;.txt&quot;;&quot;&quot;)" office:value-type="string" office:string-value="AN5_77" calcext:value-type="string">
            <text:p>AN5_77</text:p>
          </table:table-cell>
          <table:table-cell table:formula="of:=MID([.B198];3;100)" office:value-type="string" office:string-value="5_77" calcext:value-type="string">
            <text:p>5_77</text:p>
          </table:table-cell>
          <table:table-cell table:formula="of:=VALUE(SUBSTITUTE(ORG.LIBREOFFICE.REGEX([.C198];&quot;(\d)+_&quot;); &quot;_&quot;;&quot;&quot;))" office:value-type="float" office:value="5" calcext:value-type="float">
            <text:p>5</text:p>
          </table:table-cell>
          <table:table-cell table:formula="of:=VALUE(SUBSTITUTE(ORG.LIBREOFFICE.REGEX([.C198];&quot;_(\d)+&quot;); &quot;_&quot;;&quot;&quot;))"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AN5_78.txt</text:p>
          </table:table-cell>
          <table:table-cell table:formula="of:=SUBSTITUTE([.A199];&quot;.txt&quot;;&quot;&quot;)" office:value-type="string" office:string-value="AN5_78" calcext:value-type="string">
            <text:p>AN5_78</text:p>
          </table:table-cell>
          <table:table-cell table:formula="of:=MID([.B199];3;100)" office:value-type="string" office:string-value="5_78" calcext:value-type="string">
            <text:p>5_78</text:p>
          </table:table-cell>
          <table:table-cell table:formula="of:=VALUE(SUBSTITUTE(ORG.LIBREOFFICE.REGEX([.C199];&quot;(\d)+_&quot;); &quot;_&quot;;&quot;&quot;))" office:value-type="float" office:value="5" calcext:value-type="float">
            <text:p>5</text:p>
          </table:table-cell>
          <table:table-cell table:formula="of:=VALUE(SUBSTITUTE(ORG.LIBREOFFICE.REGEX([.C199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N5_79.txt</text:p>
          </table:table-cell>
          <table:table-cell table:formula="of:=SUBSTITUTE([.A200];&quot;.txt&quot;;&quot;&quot;)" office:value-type="string" office:string-value="AN5_79" calcext:value-type="string">
            <text:p>AN5_79</text:p>
          </table:table-cell>
          <table:table-cell table:formula="of:=MID([.B200];3;100)" office:value-type="string" office:string-value="5_79" calcext:value-type="string">
            <text:p>5_79</text:p>
          </table:table-cell>
          <table:table-cell table:formula="of:=VALUE(SUBSTITUTE(ORG.LIBREOFFICE.REGEX([.C200];&quot;(\d)+_&quot;); &quot;_&quot;;&quot;&quot;))" office:value-type="float" office:value="5" calcext:value-type="float">
            <text:p>5</text:p>
          </table:table-cell>
          <table:table-cell table:formula="of:=VALUE(SUBSTITUTE(ORG.LIBREOFFICE.REGEX([.C200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AN5_80.txt</text:p>
          </table:table-cell>
          <table:table-cell table:formula="of:=SUBSTITUTE([.A201];&quot;.txt&quot;;&quot;&quot;)" office:value-type="string" office:string-value="AN5_80" calcext:value-type="string">
            <text:p>AN5_80</text:p>
          </table:table-cell>
          <table:table-cell table:formula="of:=MID([.B201];3;100)" office:value-type="string" office:string-value="5_80" calcext:value-type="string">
            <text:p>5_80</text:p>
          </table:table-cell>
          <table:table-cell table:formula="of:=VALUE(SUBSTITUTE(ORG.LIBREOFFICE.REGEX([.C201];&quot;(\d)+_&quot;); &quot;_&quot;;&quot;&quot;))" office:value-type="float" office:value="5" calcext:value-type="float">
            <text:p>5</text:p>
          </table:table-cell>
          <table:table-cell table:formula="of:=VALUE(SUBSTITUTE(ORG.LIBREOFFICE.REGEX([.C201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5_96.txt</text:p>
          </table:table-cell>
          <table:table-cell table:formula="of:=SUBSTITUTE([.A202];&quot;.txt&quot;;&quot;&quot;)" office:value-type="string" office:string-value="AN5_96" calcext:value-type="string">
            <text:p>AN5_96</text:p>
          </table:table-cell>
          <table:table-cell table:formula="of:=MID([.B202];3;100)" office:value-type="string" office:string-value="5_96" calcext:value-type="string">
            <text:p>5_96</text:p>
          </table:table-cell>
          <table:table-cell table:formula="of:=VALUE(SUBSTITUTE(ORG.LIBREOFFICE.REGEX([.C202];&quot;(\d)+_&quot;); &quot;_&quot;;&quot;&quot;))" office:value-type="float" office:value="5" calcext:value-type="float">
            <text:p>5</text:p>
          </table:table-cell>
          <table:table-cell table:formula="of:=VALUE(SUBSTITUTE(ORG.LIBREOFFICE.REGEX([.C202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5_97.txt</text:p>
          </table:table-cell>
          <table:table-cell table:formula="of:=SUBSTITUTE([.A203];&quot;.txt&quot;;&quot;&quot;)" office:value-type="string" office:string-value="AN5_97" calcext:value-type="string">
            <text:p>AN5_97</text:p>
          </table:table-cell>
          <table:table-cell table:formula="of:=MID([.B203];3;100)" office:value-type="string" office:string-value="5_97" calcext:value-type="string">
            <text:p>5_97</text:p>
          </table:table-cell>
          <table:table-cell table:formula="of:=VALUE(SUBSTITUTE(ORG.LIBREOFFICE.REGEX([.C203];&quot;(\d)+_&quot;); &quot;_&quot;;&quot;&quot;))" office:value-type="float" office:value="5" calcext:value-type="float">
            <text:p>5</text:p>
          </table:table-cell>
          <table:table-cell table:formula="of:=VALUE(SUBSTITUTE(ORG.LIBREOFFICE.REGEX([.C203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5_98.txt</text:p>
          </table:table-cell>
          <table:table-cell table:formula="of:=SUBSTITUTE([.A204];&quot;.txt&quot;;&quot;&quot;)" office:value-type="string" office:string-value="AN5_98" calcext:value-type="string">
            <text:p>AN5_98</text:p>
          </table:table-cell>
          <table:table-cell table:formula="of:=MID([.B204];3;100)" office:value-type="string" office:string-value="5_98" calcext:value-type="string">
            <text:p>5_98</text:p>
          </table:table-cell>
          <table:table-cell table:formula="of:=VALUE(SUBSTITUTE(ORG.LIBREOFFICE.REGEX([.C204];&quot;(\d)+_&quot;); &quot;_&quot;;&quot;&quot;))" office:value-type="float" office:value="5" calcext:value-type="float">
            <text:p>5</text:p>
          </table:table-cell>
          <table:table-cell table:formula="of:=VALUE(SUBSTITUTE(ORG.LIBREOFFICE.REGEX([.C204];&quot;_(\d)+&quot;); &quot;_&quot;;&quot;&quot;))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AN5_99.txt</text:p>
          </table:table-cell>
          <table:table-cell table:formula="of:=SUBSTITUTE([.A205];&quot;.txt&quot;;&quot;&quot;)" office:value-type="string" office:string-value="AN5_99" calcext:value-type="string">
            <text:p>AN5_99</text:p>
          </table:table-cell>
          <table:table-cell table:formula="of:=MID([.B205];3;100)" office:value-type="string" office:string-value="5_99" calcext:value-type="string">
            <text:p>5_99</text:p>
          </table:table-cell>
          <table:table-cell table:formula="of:=VALUE(SUBSTITUTE(ORG.LIBREOFFICE.REGEX([.C205];&quot;(\d)+_&quot;); &quot;_&quot;;&quot;&quot;))" office:value-type="float" office:value="5" calcext:value-type="float">
            <text:p>5</text:p>
          </table:table-cell>
          <table:table-cell table:formula="of:=VALUE(SUBSTITUTE(ORG.LIBREOFFICE.REGEX([.C205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5_106.txt</text:p>
          </table:table-cell>
          <table:table-cell table:formula="of:=SUBSTITUTE([.A206];&quot;.txt&quot;;&quot;&quot;)" office:value-type="string" office:string-value="AN5_106" calcext:value-type="string">
            <text:p>AN5_106</text:p>
          </table:table-cell>
          <table:table-cell table:formula="of:=MID([.B206];3;100)" office:value-type="string" office:string-value="5_106" calcext:value-type="string">
            <text:p>5_106</text:p>
          </table:table-cell>
          <table:table-cell table:formula="of:=VALUE(SUBSTITUTE(ORG.LIBREOFFICE.REGEX([.C206];&quot;(\d)+_&quot;); &quot;_&quot;;&quot;&quot;))" office:value-type="float" office:value="5" calcext:value-type="float">
            <text:p>5</text:p>
          </table:table-cell>
          <table:table-cell table:formula="of:=VALUE(SUBSTITUTE(ORG.LIBREOFFICE.REGEX([.C206];&quot;_(\d)+&quot;); &quot;_&quot;;&quot;&quot;))"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AN5_109.txt</text:p>
          </table:table-cell>
          <table:table-cell table:formula="of:=SUBSTITUTE([.A207];&quot;.txt&quot;;&quot;&quot;)" office:value-type="string" office:string-value="AN5_109" calcext:value-type="string">
            <text:p>AN5_109</text:p>
          </table:table-cell>
          <table:table-cell table:formula="of:=MID([.B207];3;100)" office:value-type="string" office:string-value="5_109" calcext:value-type="string">
            <text:p>5_109</text:p>
          </table:table-cell>
          <table:table-cell table:formula="of:=VALUE(SUBSTITUTE(ORG.LIBREOFFICE.REGEX([.C207];&quot;(\d)+_&quot;); &quot;_&quot;;&quot;&quot;))" office:value-type="float" office:value="5" calcext:value-type="float">
            <text:p>5</text:p>
          </table:table-cell>
          <table:table-cell table:formula="of:=VALUE(SUBSTITUTE(ORG.LIBREOFFICE.REGEX([.C207];&quot;_(\d)+&quot;); &quot;_&quot;;&quot;&quot;)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AN5_110.txt</text:p>
          </table:table-cell>
          <table:table-cell table:formula="of:=SUBSTITUTE([.A208];&quot;.txt&quot;;&quot;&quot;)" office:value-type="string" office:string-value="AN5_110" calcext:value-type="string">
            <text:p>AN5_110</text:p>
          </table:table-cell>
          <table:table-cell table:formula="of:=MID([.B208];3;100)" office:value-type="string" office:string-value="5_110" calcext:value-type="string">
            <text:p>5_110</text:p>
          </table:table-cell>
          <table:table-cell table:formula="of:=VALUE(SUBSTITUTE(ORG.LIBREOFFICE.REGEX([.C208];&quot;(\d)+_&quot;); &quot;_&quot;;&quot;&quot;))" office:value-type="float" office:value="5" calcext:value-type="float">
            <text:p>5</text:p>
          </table:table-cell>
          <table:table-cell table:formula="of:=VALUE(SUBSTITUTE(ORG.LIBREOFFICE.REGEX([.C208];&quot;_(\d)+&quot;); &quot;_&quot;;&quot;&quot;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AN5_114.txt</text:p>
          </table:table-cell>
          <table:table-cell table:formula="of:=SUBSTITUTE([.A209];&quot;.txt&quot;;&quot;&quot;)" office:value-type="string" office:string-value="AN5_114" calcext:value-type="string">
            <text:p>AN5_114</text:p>
          </table:table-cell>
          <table:table-cell table:formula="of:=MID([.B209];3;100)" office:value-type="string" office:string-value="5_114" calcext:value-type="string">
            <text:p>5_114</text:p>
          </table:table-cell>
          <table:table-cell table:formula="of:=VALUE(SUBSTITUTE(ORG.LIBREOFFICE.REGEX([.C209];&quot;(\d)+_&quot;); &quot;_&quot;;&quot;&quot;))" office:value-type="float" office:value="5" calcext:value-type="float">
            <text:p>5</text:p>
          </table:table-cell>
          <table:table-cell table:formula="of:=VALUE(SUBSTITUTE(ORG.LIBREOFFICE.REGEX([.C209];&quot;_(\d)+&quot;); &quot;_&quot;;&quot;&quot;)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AN5_121.txt</text:p>
          </table:table-cell>
          <table:table-cell table:formula="of:=SUBSTITUTE([.A210];&quot;.txt&quot;;&quot;&quot;)" office:value-type="string" office:string-value="AN5_121" calcext:value-type="string">
            <text:p>AN5_121</text:p>
          </table:table-cell>
          <table:table-cell table:formula="of:=MID([.B210];3;100)" office:value-type="string" office:string-value="5_121" calcext:value-type="string">
            <text:p>5_121</text:p>
          </table:table-cell>
          <table:table-cell table:formula="of:=VALUE(SUBSTITUTE(ORG.LIBREOFFICE.REGEX([.C210];&quot;(\d)+_&quot;); &quot;_&quot;;&quot;&quot;))" office:value-type="float" office:value="5" calcext:value-type="float">
            <text:p>5</text:p>
          </table:table-cell>
          <table:table-cell table:formula="of:=VALUE(SUBSTITUTE(ORG.LIBREOFFICE.REGEX([.C210];&quot;_(\d)+&quot;); &quot;_&quot;;&quot;&quot;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AN5_129.txt</text:p>
          </table:table-cell>
          <table:table-cell table:formula="of:=SUBSTITUTE([.A211];&quot;.txt&quot;;&quot;&quot;)" office:value-type="string" office:string-value="AN5_129" calcext:value-type="string">
            <text:p>AN5_129</text:p>
          </table:table-cell>
          <table:table-cell table:formula="of:=MID([.B211];3;100)" office:value-type="string" office:string-value="5_129" calcext:value-type="string">
            <text:p>5_129</text:p>
          </table:table-cell>
          <table:table-cell table:formula="of:=VALUE(SUBSTITUTE(ORG.LIBREOFFICE.REGEX([.C211];&quot;(\d)+_&quot;); &quot;_&quot;;&quot;&quot;))" office:value-type="float" office:value="5" calcext:value-type="float">
            <text:p>5</text:p>
          </table:table-cell>
          <table:table-cell table:formula="of:=VALUE(SUBSTITUTE(ORG.LIBREOFFICE.REGEX([.C211];&quot;_(\d)+&quot;); &quot;_&quot;;&quot;&quot;))"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AN5_130.txt</text:p>
          </table:table-cell>
          <table:table-cell table:formula="of:=SUBSTITUTE([.A212];&quot;.txt&quot;;&quot;&quot;)" office:value-type="string" office:string-value="AN5_130" calcext:value-type="string">
            <text:p>AN5_130</text:p>
          </table:table-cell>
          <table:table-cell table:formula="of:=MID([.B212];3;100)" office:value-type="string" office:string-value="5_130" calcext:value-type="string">
            <text:p>5_130</text:p>
          </table:table-cell>
          <table:table-cell table:formula="of:=VALUE(SUBSTITUTE(ORG.LIBREOFFICE.REGEX([.C212];&quot;(\d)+_&quot;); &quot;_&quot;;&quot;&quot;))" office:value-type="float" office:value="5" calcext:value-type="float">
            <text:p>5</text:p>
          </table:table-cell>
          <table:table-cell table:formula="of:=VALUE(SUBSTITUTE(ORG.LIBREOFFICE.REGEX([.C212];&quot;_(\d)+&quot;); &quot;_&quot;;&quot;&quot;))"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AN5_137.txt</text:p>
          </table:table-cell>
          <table:table-cell table:formula="of:=SUBSTITUTE([.A213];&quot;.txt&quot;;&quot;&quot;)" office:value-type="string" office:string-value="AN5_137" calcext:value-type="string">
            <text:p>AN5_137</text:p>
          </table:table-cell>
          <table:table-cell table:formula="of:=MID([.B213];3;100)" office:value-type="string" office:string-value="5_137" calcext:value-type="string">
            <text:p>5_137</text:p>
          </table:table-cell>
          <table:table-cell table:formula="of:=VALUE(SUBSTITUTE(ORG.LIBREOFFICE.REGEX([.C213];&quot;(\d)+_&quot;); &quot;_&quot;;&quot;&quot;))" office:value-type="float" office:value="5" calcext:value-type="float">
            <text:p>5</text:p>
          </table:table-cell>
          <table:table-cell table:formula="of:=VALUE(SUBSTITUTE(ORG.LIBREOFFICE.REGEX([.C213];&quot;_(\d)+&quot;); &quot;_&quot;;&quot;&quot;))" office:value-type="float" office:value="137" calcext:value-type="float">
            <text:p>137</text:p>
          </table:table-cell>
        </table:table-row>
        <table:table-row table:style-name="ro1">
          <table:table-cell office:value-type="string" calcext:value-type="string">
            <text:p>AN5_139.txt</text:p>
          </table:table-cell>
          <table:table-cell table:formula="of:=SUBSTITUTE([.A214];&quot;.txt&quot;;&quot;&quot;)" office:value-type="string" office:string-value="AN5_139" calcext:value-type="string">
            <text:p>AN5_139</text:p>
          </table:table-cell>
          <table:table-cell table:formula="of:=MID([.B214];3;100)" office:value-type="string" office:string-value="5_139" calcext:value-type="string">
            <text:p>5_139</text:p>
          </table:table-cell>
          <table:table-cell table:formula="of:=VALUE(SUBSTITUTE(ORG.LIBREOFFICE.REGEX([.C214];&quot;(\d)+_&quot;); &quot;_&quot;;&quot;&quot;))" office:value-type="float" office:value="5" calcext:value-type="float">
            <text:p>5</text:p>
          </table:table-cell>
          <table:table-cell table:formula="of:=VALUE(SUBSTITUTE(ORG.LIBREOFFICE.REGEX([.C214];&quot;_(\d)+&quot;); &quot;_&quot;;&quot;&quot;))" office:value-type="float" office:value="139" calcext:value-type="float">
            <text:p>139</text:p>
          </table:table-cell>
        </table:table-row>
        <table:table-row table:style-name="ro1">
          <table:table-cell office:value-type="string" calcext:value-type="string">
            <text:p>AN5_140.txt</text:p>
          </table:table-cell>
          <table:table-cell table:formula="of:=SUBSTITUTE([.A215];&quot;.txt&quot;;&quot;&quot;)" office:value-type="string" office:string-value="AN5_140" calcext:value-type="string">
            <text:p>AN5_140</text:p>
          </table:table-cell>
          <table:table-cell table:formula="of:=MID([.B215];3;100)" office:value-type="string" office:string-value="5_140" calcext:value-type="string">
            <text:p>5_140</text:p>
          </table:table-cell>
          <table:table-cell table:formula="of:=VALUE(SUBSTITUTE(ORG.LIBREOFFICE.REGEX([.C215];&quot;(\d)+_&quot;); &quot;_&quot;;&quot;&quot;))" office:value-type="float" office:value="5" calcext:value-type="float">
            <text:p>5</text:p>
          </table:table-cell>
          <table:table-cell table:formula="of:=VALUE(SUBSTITUTE(ORG.LIBREOFFICE.REGEX([.C215];&quot;_(\d)+&quot;); &quot;_&quot;;&quot;&quot;))" office:value-type="float" office:value="140" calcext:value-type="float">
            <text:p>140</text:p>
          </table:table-cell>
        </table:table-row>
        <table:table-row table:style-name="ro1">
          <table:table-cell office:value-type="string" calcext:value-type="string">
            <text:p>AN5_148.txt</text:p>
          </table:table-cell>
          <table:table-cell table:formula="of:=SUBSTITUTE([.A216];&quot;.txt&quot;;&quot;&quot;)" office:value-type="string" office:string-value="AN5_148" calcext:value-type="string">
            <text:p>AN5_148</text:p>
          </table:table-cell>
          <table:table-cell table:formula="of:=MID([.B216];3;100)" office:value-type="string" office:string-value="5_148" calcext:value-type="string">
            <text:p>5_148</text:p>
          </table:table-cell>
          <table:table-cell table:formula="of:=VALUE(SUBSTITUTE(ORG.LIBREOFFICE.REGEX([.C216];&quot;(\d)+_&quot;); &quot;_&quot;;&quot;&quot;))" office:value-type="float" office:value="5" calcext:value-type="float">
            <text:p>5</text:p>
          </table:table-cell>
          <table:table-cell table:formula="of:=VALUE(SUBSTITUTE(ORG.LIBREOFFICE.REGEX([.C216];&quot;_(\d)+&quot;); &quot;_&quot;;&quot;&quot;))" office:value-type="float" office:value="148" calcext:value-type="float">
            <text:p>148</text:p>
          </table:table-cell>
        </table:table-row>
        <table:table-row table:style-name="ro1">
          <table:table-cell office:value-type="string" calcext:value-type="string">
            <text:p>AN5_151.txt</text:p>
          </table:table-cell>
          <table:table-cell table:formula="of:=SUBSTITUTE([.A217];&quot;.txt&quot;;&quot;&quot;)" office:value-type="string" office:string-value="AN5_151" calcext:value-type="string">
            <text:p>AN5_151</text:p>
          </table:table-cell>
          <table:table-cell table:formula="of:=MID([.B217];3;100)" office:value-type="string" office:string-value="5_151" calcext:value-type="string">
            <text:p>5_151</text:p>
          </table:table-cell>
          <table:table-cell table:formula="of:=VALUE(SUBSTITUTE(ORG.LIBREOFFICE.REGEX([.C217];&quot;(\d)+_&quot;); &quot;_&quot;;&quot;&quot;))" office:value-type="float" office:value="5" calcext:value-type="float">
            <text:p>5</text:p>
          </table:table-cell>
          <table:table-cell table:formula="of:=VALUE(SUBSTITUTE(ORG.LIBREOFFICE.REGEX([.C217];&quot;_(\d)+&quot;); &quot;_&quot;;&quot;&quot;))" office:value-type="float" office:value="151" calcext:value-type="float">
            <text:p>151</text:p>
          </table:table-cell>
        </table:table-row>
        <table:table-row table:style-name="ro1">
          <table:table-cell office:value-type="string" calcext:value-type="string">
            <text:p>AN5_152.txt</text:p>
          </table:table-cell>
          <table:table-cell table:formula="of:=SUBSTITUTE([.A218];&quot;.txt&quot;;&quot;&quot;)" office:value-type="string" office:string-value="AN5_152" calcext:value-type="string">
            <text:p>AN5_152</text:p>
          </table:table-cell>
          <table:table-cell table:formula="of:=MID([.B218];3;100)" office:value-type="string" office:string-value="5_152" calcext:value-type="string">
            <text:p>5_152</text:p>
          </table:table-cell>
          <table:table-cell table:formula="of:=VALUE(SUBSTITUTE(ORG.LIBREOFFICE.REGEX([.C218];&quot;(\d)+_&quot;); &quot;_&quot;;&quot;&quot;))" office:value-type="float" office:value="5" calcext:value-type="float">
            <text:p>5</text:p>
          </table:table-cell>
          <table:table-cell table:formula="of:=VALUE(SUBSTITUTE(ORG.LIBREOFFICE.REGEX([.C218];&quot;_(\d)+&quot;); &quot;_&quot;;&quot;&quot;))" office:value-type="float" office:value="152" calcext:value-type="float">
            <text:p>152</text:p>
          </table:table-cell>
        </table:table-row>
        <table:table-row table:style-name="ro1">
          <table:table-cell office:value-type="string" calcext:value-type="string">
            <text:p>AN5_159.txt</text:p>
          </table:table-cell>
          <table:table-cell table:formula="of:=SUBSTITUTE([.A219];&quot;.txt&quot;;&quot;&quot;)" office:value-type="string" office:string-value="AN5_159" calcext:value-type="string">
            <text:p>AN5_159</text:p>
          </table:table-cell>
          <table:table-cell table:formula="of:=MID([.B219];3;100)" office:value-type="string" office:string-value="5_159" calcext:value-type="string">
            <text:p>5_159</text:p>
          </table:table-cell>
          <table:table-cell table:formula="of:=VALUE(SUBSTITUTE(ORG.LIBREOFFICE.REGEX([.C219];&quot;(\d)+_&quot;); &quot;_&quot;;&quot;&quot;))" office:value-type="float" office:value="5" calcext:value-type="float">
            <text:p>5</text:p>
          </table:table-cell>
          <table:table-cell table:formula="of:=VALUE(SUBSTITUTE(ORG.LIBREOFFICE.REGEX([.C219];&quot;_(\d)+&quot;); &quot;_&quot;;&quot;&quot;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AN5_161.txt</text:p>
          </table:table-cell>
          <table:table-cell table:formula="of:=SUBSTITUTE([.A220];&quot;.txt&quot;;&quot;&quot;)" office:value-type="string" office:string-value="AN5_161" calcext:value-type="string">
            <text:p>AN5_161</text:p>
          </table:table-cell>
          <table:table-cell table:formula="of:=MID([.B220];3;100)" office:value-type="string" office:string-value="5_161" calcext:value-type="string">
            <text:p>5_161</text:p>
          </table:table-cell>
          <table:table-cell table:formula="of:=VALUE(SUBSTITUTE(ORG.LIBREOFFICE.REGEX([.C220];&quot;(\d)+_&quot;); &quot;_&quot;;&quot;&quot;))" office:value-type="float" office:value="5" calcext:value-type="float">
            <text:p>5</text:p>
          </table:table-cell>
          <table:table-cell table:formula="of:=VALUE(SUBSTITUTE(ORG.LIBREOFFICE.REGEX([.C220];&quot;_(\d)+&quot;); &quot;_&quot;;&quot;&quot;))" office:value-type="float" office:value="161" calcext:value-type="float">
            <text:p>161</text:p>
          </table:table-cell>
        </table:table-row>
        <table:table-row table:style-name="ro1">
          <table:table-cell office:value-type="string" calcext:value-type="string">
            <text:p>AN5_162.txt</text:p>
          </table:table-cell>
          <table:table-cell table:formula="of:=SUBSTITUTE([.A221];&quot;.txt&quot;;&quot;&quot;)" office:value-type="string" office:string-value="AN5_162" calcext:value-type="string">
            <text:p>AN5_162</text:p>
          </table:table-cell>
          <table:table-cell table:formula="of:=MID([.B221];3;100)" office:value-type="string" office:string-value="5_162" calcext:value-type="string">
            <text:p>5_162</text:p>
          </table:table-cell>
          <table:table-cell table:formula="of:=VALUE(SUBSTITUTE(ORG.LIBREOFFICE.REGEX([.C221];&quot;(\d)+_&quot;); &quot;_&quot;;&quot;&quot;))" office:value-type="float" office:value="5" calcext:value-type="float">
            <text:p>5</text:p>
          </table:table-cell>
          <table:table-cell table:formula="of:=VALUE(SUBSTITUTE(ORG.LIBREOFFICE.REGEX([.C221];&quot;_(\d)+&quot;); &quot;_&quot;;&quot;&quot;))" office:value-type="float" office:value="162" calcext:value-type="float">
            <text:p>162</text:p>
          </table:table-cell>
        </table:table-row>
        <table:table-row table:style-name="ro1">
          <table:table-cell office:value-type="string" calcext:value-type="string">
            <text:p>AN5_165.txt</text:p>
          </table:table-cell>
          <table:table-cell table:formula="of:=SUBSTITUTE([.A222];&quot;.txt&quot;;&quot;&quot;)" office:value-type="string" office:string-value="AN5_165" calcext:value-type="string">
            <text:p>AN5_165</text:p>
          </table:table-cell>
          <table:table-cell table:formula="of:=MID([.B222];3;100)" office:value-type="string" office:string-value="5_165" calcext:value-type="string">
            <text:p>5_165</text:p>
          </table:table-cell>
          <table:table-cell table:formula="of:=VALUE(SUBSTITUTE(ORG.LIBREOFFICE.REGEX([.C222];&quot;(\d)+_&quot;); &quot;_&quot;;&quot;&quot;))" office:value-type="float" office:value="5" calcext:value-type="float">
            <text:p>5</text:p>
          </table:table-cell>
          <table:table-cell table:formula="of:=VALUE(SUBSTITUTE(ORG.LIBREOFFICE.REGEX([.C222];&quot;_(\d)+&quot;); &quot;_&quot;;&quot;&quot;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N5_166.txt</text:p>
          </table:table-cell>
          <table:table-cell table:formula="of:=SUBSTITUTE([.A223];&quot;.txt&quot;;&quot;&quot;)" office:value-type="string" office:string-value="AN5_166" calcext:value-type="string">
            <text:p>AN5_166</text:p>
          </table:table-cell>
          <table:table-cell table:formula="of:=MID([.B223];3;100)" office:value-type="string" office:string-value="5_166" calcext:value-type="string">
            <text:p>5_166</text:p>
          </table:table-cell>
          <table:table-cell table:formula="of:=VALUE(SUBSTITUTE(ORG.LIBREOFFICE.REGEX([.C223];&quot;(\d)+_&quot;); &quot;_&quot;;&quot;&quot;))" office:value-type="float" office:value="5" calcext:value-type="float">
            <text:p>5</text:p>
          </table:table-cell>
          <table:table-cell table:formula="of:=VALUE(SUBSTITUTE(ORG.LIBREOFFICE.REGEX([.C223];&quot;_(\d)+&quot;); &quot;_&quot;;&quot;&quot;)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N5_170.txt</text:p>
          </table:table-cell>
          <table:table-cell table:formula="of:=SUBSTITUTE([.A224];&quot;.txt&quot;;&quot;&quot;)" office:value-type="string" office:string-value="AN5_170" calcext:value-type="string">
            <text:p>AN5_170</text:p>
          </table:table-cell>
          <table:table-cell table:formula="of:=MID([.B224];3;100)" office:value-type="string" office:string-value="5_170" calcext:value-type="string">
            <text:p>5_170</text:p>
          </table:table-cell>
          <table:table-cell table:formula="of:=VALUE(SUBSTITUTE(ORG.LIBREOFFICE.REGEX([.C224];&quot;(\d)+_&quot;); &quot;_&quot;;&quot;&quot;))" office:value-type="float" office:value="5" calcext:value-type="float">
            <text:p>5</text:p>
          </table:table-cell>
          <table:table-cell table:formula="of:=VALUE(SUBSTITUTE(ORG.LIBREOFFICE.REGEX([.C224];&quot;_(\d)+&quot;); &quot;_&quot;;&quot;&quot;))" office:value-type="float" office:value="170" calcext:value-type="float">
            <text:p>170</text:p>
          </table:table-cell>
        </table:table-row>
        <table:table-row table:style-name="ro1">
          <table:table-cell office:value-type="string" calcext:value-type="string">
            <text:p>AN5_175.txt</text:p>
          </table:table-cell>
          <table:table-cell table:formula="of:=SUBSTITUTE([.A225];&quot;.txt&quot;;&quot;&quot;)" office:value-type="string" office:string-value="AN5_175" calcext:value-type="string">
            <text:p>AN5_175</text:p>
          </table:table-cell>
          <table:table-cell table:formula="of:=MID([.B225];3;100)" office:value-type="string" office:string-value="5_175" calcext:value-type="string">
            <text:p>5_175</text:p>
          </table:table-cell>
          <table:table-cell table:formula="of:=VALUE(SUBSTITUTE(ORG.LIBREOFFICE.REGEX([.C225];&quot;(\d)+_&quot;); &quot;_&quot;;&quot;&quot;))" office:value-type="float" office:value="5" calcext:value-type="float">
            <text:p>5</text:p>
          </table:table-cell>
          <table:table-cell table:formula="of:=VALUE(SUBSTITUTE(ORG.LIBREOFFICE.REGEX([.C225];&quot;_(\d)+&quot;); &quot;_&quot;;&quot;&quot;))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AN5_176.txt</text:p>
          </table:table-cell>
          <table:table-cell table:formula="of:=SUBSTITUTE([.A226];&quot;.txt&quot;;&quot;&quot;)" office:value-type="string" office:string-value="AN5_176" calcext:value-type="string">
            <text:p>AN5_176</text:p>
          </table:table-cell>
          <table:table-cell table:formula="of:=MID([.B226];3;100)" office:value-type="string" office:string-value="5_176" calcext:value-type="string">
            <text:p>5_176</text:p>
          </table:table-cell>
          <table:table-cell table:formula="of:=VALUE(SUBSTITUTE(ORG.LIBREOFFICE.REGEX([.C226];&quot;(\d)+_&quot;); &quot;_&quot;;&quot;&quot;))" office:value-type="float" office:value="5" calcext:value-type="float">
            <text:p>5</text:p>
          </table:table-cell>
          <table:table-cell table:formula="of:=VALUE(SUBSTITUTE(ORG.LIBREOFFICE.REGEX([.C226];&quot;_(\d)+&quot;); &quot;_&quot;;&quot;&quot;))" office:value-type="float" office:value="176" calcext:value-type="float">
            <text:p>176</text:p>
          </table:table-cell>
        </table:table-row>
        <table:table-row table:style-name="ro1">
          <table:table-cell office:value-type="string" calcext:value-type="string">
            <text:p>AN5_177.txt</text:p>
          </table:table-cell>
          <table:table-cell table:formula="of:=SUBSTITUTE([.A227];&quot;.txt&quot;;&quot;&quot;)" office:value-type="string" office:string-value="AN5_177" calcext:value-type="string">
            <text:p>AN5_177</text:p>
          </table:table-cell>
          <table:table-cell table:formula="of:=MID([.B227];3;100)" office:value-type="string" office:string-value="5_177" calcext:value-type="string">
            <text:p>5_177</text:p>
          </table:table-cell>
          <table:table-cell table:formula="of:=VALUE(SUBSTITUTE(ORG.LIBREOFFICE.REGEX([.C227];&quot;(\d)+_&quot;); &quot;_&quot;;&quot;&quot;))" office:value-type="float" office:value="5" calcext:value-type="float">
            <text:p>5</text:p>
          </table:table-cell>
          <table:table-cell table:formula="of:=VALUE(SUBSTITUTE(ORG.LIBREOFFICE.REGEX([.C227];&quot;_(\d)+&quot;); &quot;_&quot;;&quot;&quot;))" office:value-type="float" office:value="177" calcext:value-type="float">
            <text:p>177</text:p>
          </table:table-cell>
        </table:table-row>
        <table:table-row table:style-name="ro1">
          <table:table-cell office:value-type="string" calcext:value-type="string">
            <text:p>AN5_179.txt</text:p>
          </table:table-cell>
          <table:table-cell table:formula="of:=SUBSTITUTE([.A228];&quot;.txt&quot;;&quot;&quot;)" office:value-type="string" office:string-value="AN5_179" calcext:value-type="string">
            <text:p>AN5_179</text:p>
          </table:table-cell>
          <table:table-cell table:formula="of:=MID([.B228];3;100)" office:value-type="string" office:string-value="5_179" calcext:value-type="string">
            <text:p>5_179</text:p>
          </table:table-cell>
          <table:table-cell table:formula="of:=VALUE(SUBSTITUTE(ORG.LIBREOFFICE.REGEX([.C228];&quot;(\d)+_&quot;); &quot;_&quot;;&quot;&quot;))" office:value-type="float" office:value="5" calcext:value-type="float">
            <text:p>5</text:p>
          </table:table-cell>
          <table:table-cell table:formula="of:=VALUE(SUBSTITUTE(ORG.LIBREOFFICE.REGEX([.C228];&quot;_(\d)+&quot;); &quot;_&quot;;&quot;&quot;))" office:value-type="float" office:value="179" calcext:value-type="float">
            <text:p>179</text:p>
          </table:table-cell>
        </table:table-row>
        <table:table-row table:style-name="ro1">
          <table:table-cell office:value-type="string" calcext:value-type="string">
            <text:p>AN5_180.txt</text:p>
          </table:table-cell>
          <table:table-cell table:formula="of:=SUBSTITUTE([.A229];&quot;.txt&quot;;&quot;&quot;)" office:value-type="string" office:string-value="AN5_180" calcext:value-type="string">
            <text:p>AN5_180</text:p>
          </table:table-cell>
          <table:table-cell table:formula="of:=MID([.B229];3;100)" office:value-type="string" office:string-value="5_180" calcext:value-type="string">
            <text:p>5_180</text:p>
          </table:table-cell>
          <table:table-cell table:formula="of:=VALUE(SUBSTITUTE(ORG.LIBREOFFICE.REGEX([.C229];&quot;(\d)+_&quot;); &quot;_&quot;;&quot;&quot;))" office:value-type="float" office:value="5" calcext:value-type="float">
            <text:p>5</text:p>
          </table:table-cell>
          <table:table-cell table:formula="of:=VALUE(SUBSTITUTE(ORG.LIBREOFFICE.REGEX([.C229];&quot;_(\d)+&quot;); &quot;_&quot;;&quot;&quot;))"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N5_191.txt</text:p>
          </table:table-cell>
          <table:table-cell table:formula="of:=SUBSTITUTE([.A230];&quot;.txt&quot;;&quot;&quot;)" office:value-type="string" office:string-value="AN5_191" calcext:value-type="string">
            <text:p>AN5_191</text:p>
          </table:table-cell>
          <table:table-cell table:formula="of:=MID([.B230];3;100)" office:value-type="string" office:string-value="5_191" calcext:value-type="string">
            <text:p>5_191</text:p>
          </table:table-cell>
          <table:table-cell table:formula="of:=VALUE(SUBSTITUTE(ORG.LIBREOFFICE.REGEX([.C230];&quot;(\d)+_&quot;); &quot;_&quot;;&quot;&quot;))" office:value-type="float" office:value="5" calcext:value-type="float">
            <text:p>5</text:p>
          </table:table-cell>
          <table:table-cell table:formula="of:=VALUE(SUBSTITUTE(ORG.LIBREOFFICE.REGEX([.C230];&quot;_(\d)+&quot;); &quot;_&quot;;&quot;&quot;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N5_196.txt</text:p>
          </table:table-cell>
          <table:table-cell table:formula="of:=SUBSTITUTE([.A231];&quot;.txt&quot;;&quot;&quot;)" office:value-type="string" office:string-value="AN5_196" calcext:value-type="string">
            <text:p>AN5_196</text:p>
          </table:table-cell>
          <table:table-cell table:formula="of:=MID([.B231];3;100)" office:value-type="string" office:string-value="5_196" calcext:value-type="string">
            <text:p>5_196</text:p>
          </table:table-cell>
          <table:table-cell table:formula="of:=VALUE(SUBSTITUTE(ORG.LIBREOFFICE.REGEX([.C231];&quot;(\d)+_&quot;); &quot;_&quot;;&quot;&quot;))" office:value-type="float" office:value="5" calcext:value-type="float">
            <text:p>5</text:p>
          </table:table-cell>
          <table:table-cell table:formula="of:=VALUE(SUBSTITUTE(ORG.LIBREOFFICE.REGEX([.C231];&quot;_(\d)+&quot;); &quot;_&quot;;&quot;&quot;)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N5_198.txt</text:p>
          </table:table-cell>
          <table:table-cell table:formula="of:=SUBSTITUTE([.A232];&quot;.txt&quot;;&quot;&quot;)" office:value-type="string" office:string-value="AN5_198" calcext:value-type="string">
            <text:p>AN5_198</text:p>
          </table:table-cell>
          <table:table-cell table:formula="of:=MID([.B232];3;100)" office:value-type="string" office:string-value="5_198" calcext:value-type="string">
            <text:p>5_198</text:p>
          </table:table-cell>
          <table:table-cell table:formula="of:=VALUE(SUBSTITUTE(ORG.LIBREOFFICE.REGEX([.C232];&quot;(\d)+_&quot;); &quot;_&quot;;&quot;&quot;))" office:value-type="float" office:value="5" calcext:value-type="float">
            <text:p>5</text:p>
          </table:table-cell>
          <table:table-cell table:formula="of:=VALUE(SUBSTITUTE(ORG.LIBREOFFICE.REGEX([.C232];&quot;_(\d)+&quot;); &quot;_&quot;;&quot;&quot;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AN5_199.txt</text:p>
          </table:table-cell>
          <table:table-cell table:formula="of:=SUBSTITUTE([.A233];&quot;.txt&quot;;&quot;&quot;)" office:value-type="string" office:string-value="AN5_199" calcext:value-type="string">
            <text:p>AN5_199</text:p>
          </table:table-cell>
          <table:table-cell table:formula="of:=MID([.B233];3;100)" office:value-type="string" office:string-value="5_199" calcext:value-type="string">
            <text:p>5_199</text:p>
          </table:table-cell>
          <table:table-cell table:formula="of:=VALUE(SUBSTITUTE(ORG.LIBREOFFICE.REGEX([.C233];&quot;(\d)+_&quot;); &quot;_&quot;;&quot;&quot;))" office:value-type="float" office:value="5" calcext:value-type="float">
            <text:p>5</text:p>
          </table:table-cell>
          <table:table-cell table:formula="of:=VALUE(SUBSTITUTE(ORG.LIBREOFFICE.REGEX([.C233];&quot;_(\d)+&quot;); &quot;_&quot;;&quot;&quot;)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AN5_200.txt</text:p>
          </table:table-cell>
          <table:table-cell table:formula="of:=SUBSTITUTE([.A234];&quot;.txt&quot;;&quot;&quot;)" office:value-type="string" office:string-value="AN5_200" calcext:value-type="string">
            <text:p>AN5_200</text:p>
          </table:table-cell>
          <table:table-cell table:formula="of:=MID([.B234];3;100)" office:value-type="string" office:string-value="5_200" calcext:value-type="string">
            <text:p>5_200</text:p>
          </table:table-cell>
          <table:table-cell table:formula="of:=VALUE(SUBSTITUTE(ORG.LIBREOFFICE.REGEX([.C234];&quot;(\d)+_&quot;); &quot;_&quot;;&quot;&quot;))" office:value-type="float" office:value="5" calcext:value-type="float">
            <text:p>5</text:p>
          </table:table-cell>
          <table:table-cell table:formula="of:=VALUE(SUBSTITUTE(ORG.LIBREOFFICE.REGEX([.C234];&quot;_(\d)+&quot;); &quot;_&quot;;&quot;&quot;)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AN5_202.txt</text:p>
          </table:table-cell>
          <table:table-cell table:formula="of:=SUBSTITUTE([.A235];&quot;.txt&quot;;&quot;&quot;)" office:value-type="string" office:string-value="AN5_202" calcext:value-type="string">
            <text:p>AN5_202</text:p>
          </table:table-cell>
          <table:table-cell table:formula="of:=MID([.B235];3;100)" office:value-type="string" office:string-value="5_202" calcext:value-type="string">
            <text:p>5_202</text:p>
          </table:table-cell>
          <table:table-cell table:formula="of:=VALUE(SUBSTITUTE(ORG.LIBREOFFICE.REGEX([.C235];&quot;(\d)+_&quot;); &quot;_&quot;;&quot;&quot;))" office:value-type="float" office:value="5" calcext:value-type="float">
            <text:p>5</text:p>
          </table:table-cell>
          <table:table-cell table:formula="of:=VALUE(SUBSTITUTE(ORG.LIBREOFFICE.REGEX([.C235];&quot;_(\d)+&quot;); &quot;_&quot;;&quot;&quot;)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AN5_254.txt</text:p>
          </table:table-cell>
          <table:table-cell table:formula="of:=SUBSTITUTE([.A236];&quot;.txt&quot;;&quot;&quot;)" office:value-type="string" office:string-value="AN5_254" calcext:value-type="string">
            <text:p>AN5_254</text:p>
          </table:table-cell>
          <table:table-cell table:formula="of:=MID([.B236];3;100)" office:value-type="string" office:string-value="5_254" calcext:value-type="string">
            <text:p>5_254</text:p>
          </table:table-cell>
          <table:table-cell table:formula="of:=VALUE(SUBSTITUTE(ORG.LIBREOFFICE.REGEX([.C236];&quot;(\d)+_&quot;); &quot;_&quot;;&quot;&quot;))" office:value-type="float" office:value="5" calcext:value-type="float">
            <text:p>5</text:p>
          </table:table-cell>
          <table:table-cell table:formula="of:=VALUE(SUBSTITUTE(ORG.LIBREOFFICE.REGEX([.C236];&quot;_(\d)+&quot;); &quot;_&quot;;&quot;&quot;))" office:value-type="float" office:value="254" calcext:value-type="float">
            <text:p>254</text:p>
          </table:table-cell>
        </table:table-row>
        <table:table-row table:style-name="ro1">
          <table:table-cell office:value-type="string" calcext:value-type="string">
            <text:p>AN6_12.txt</text:p>
          </table:table-cell>
          <table:table-cell table:formula="of:=SUBSTITUTE([.A237];&quot;.txt&quot;;&quot;&quot;)" office:value-type="string" office:string-value="AN6_12" calcext:value-type="string">
            <text:p>AN6_12</text:p>
          </table:table-cell>
          <table:table-cell table:formula="of:=MID([.B237];3;100)" office:value-type="string" office:string-value="6_12" calcext:value-type="string">
            <text:p>6_12</text:p>
          </table:table-cell>
          <table:table-cell table:formula="of:=VALUE(SUBSTITUTE(ORG.LIBREOFFICE.REGEX([.C237];&quot;(\d)+_&quot;); &quot;_&quot;;&quot;&quot;))" office:value-type="float" office:value="6" calcext:value-type="float">
            <text:p>6</text:p>
          </table:table-cell>
          <table:table-cell table:formula="of:=VALUE(SUBSTITUTE(ORG.LIBREOFFICE.REGEX([.C237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6_13.txt</text:p>
          </table:table-cell>
          <table:table-cell table:formula="of:=SUBSTITUTE([.A238];&quot;.txt&quot;;&quot;&quot;)" office:value-type="string" office:string-value="AN6_13" calcext:value-type="string">
            <text:p>AN6_13</text:p>
          </table:table-cell>
          <table:table-cell table:formula="of:=MID([.B238];3;100)" office:value-type="string" office:string-value="6_13" calcext:value-type="string">
            <text:p>6_13</text:p>
          </table:table-cell>
          <table:table-cell table:formula="of:=VALUE(SUBSTITUTE(ORG.LIBREOFFICE.REGEX([.C238];&quot;(\d)+_&quot;); &quot;_&quot;;&quot;&quot;))" office:value-type="float" office:value="6" calcext:value-type="float">
            <text:p>6</text:p>
          </table:table-cell>
          <table:table-cell table:formula="of:=VALUE(SUBSTITUTE(ORG.LIBREOFFICE.REGEX([.C23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6_16.txt</text:p>
          </table:table-cell>
          <table:table-cell table:formula="of:=SUBSTITUTE([.A239];&quot;.txt&quot;;&quot;&quot;)" office:value-type="string" office:string-value="AN6_16" calcext:value-type="string">
            <text:p>AN6_16</text:p>
          </table:table-cell>
          <table:table-cell table:formula="of:=MID([.B239];3;100)" office:value-type="string" office:string-value="6_16" calcext:value-type="string">
            <text:p>6_16</text:p>
          </table:table-cell>
          <table:table-cell table:formula="of:=VALUE(SUBSTITUTE(ORG.LIBREOFFICE.REGEX([.C239];&quot;(\d)+_&quot;); &quot;_&quot;;&quot;&quot;))" office:value-type="float" office:value="6" calcext:value-type="float">
            <text:p>6</text:p>
          </table:table-cell>
          <table:table-cell table:formula="of:=VALUE(SUBSTITUTE(ORG.LIBREOFFICE.REGEX([.C239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6_19.txt</text:p>
          </table:table-cell>
          <table:table-cell table:formula="of:=SUBSTITUTE([.A240];&quot;.txt&quot;;&quot;&quot;)" office:value-type="string" office:string-value="AN6_19" calcext:value-type="string">
            <text:p>AN6_19</text:p>
          </table:table-cell>
          <table:table-cell table:formula="of:=MID([.B240];3;100)" office:value-type="string" office:string-value="6_19" calcext:value-type="string">
            <text:p>6_19</text:p>
          </table:table-cell>
          <table:table-cell table:formula="of:=VALUE(SUBSTITUTE(ORG.LIBREOFFICE.REGEX([.C240];&quot;(\d)+_&quot;); &quot;_&quot;;&quot;&quot;))" office:value-type="float" office:value="6" calcext:value-type="float">
            <text:p>6</text:p>
          </table:table-cell>
          <table:table-cell table:formula="of:=VALUE(SUBSTITUTE(ORG.LIBREOFFICE.REGEX([.C240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6_20.txt</text:p>
          </table:table-cell>
          <table:table-cell table:formula="of:=SUBSTITUTE([.A241];&quot;.txt&quot;;&quot;&quot;)" office:value-type="string" office:string-value="AN6_20" calcext:value-type="string">
            <text:p>AN6_20</text:p>
          </table:table-cell>
          <table:table-cell table:formula="of:=MID([.B241];3;100)" office:value-type="string" office:string-value="6_20" calcext:value-type="string">
            <text:p>6_20</text:p>
          </table:table-cell>
          <table:table-cell table:formula="of:=VALUE(SUBSTITUTE(ORG.LIBREOFFICE.REGEX([.C241];&quot;(\d)+_&quot;); &quot;_&quot;;&quot;&quot;))" office:value-type="float" office:value="6" calcext:value-type="float">
            <text:p>6</text:p>
          </table:table-cell>
          <table:table-cell table:formula="of:=VALUE(SUBSTITUTE(ORG.LIBREOFFICE.REGEX([.C241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6_31.txt</text:p>
          </table:table-cell>
          <table:table-cell table:formula="of:=SUBSTITUTE([.A242];&quot;.txt&quot;;&quot;&quot;)" office:value-type="string" office:string-value="AN6_31" calcext:value-type="string">
            <text:p>AN6_31</text:p>
          </table:table-cell>
          <table:table-cell table:formula="of:=MID([.B242];3;100)" office:value-type="string" office:string-value="6_31" calcext:value-type="string">
            <text:p>6_31</text:p>
          </table:table-cell>
          <table:table-cell table:formula="of:=VALUE(SUBSTITUTE(ORG.LIBREOFFICE.REGEX([.C242];&quot;(\d)+_&quot;); &quot;_&quot;;&quot;&quot;))" office:value-type="float" office:value="6" calcext:value-type="float">
            <text:p>6</text:p>
          </table:table-cell>
          <table:table-cell table:formula="of:=VALUE(SUBSTITUTE(ORG.LIBREOFFICE.REGEX([.C242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6_37.txt</text:p>
          </table:table-cell>
          <table:table-cell table:formula="of:=SUBSTITUTE([.A243];&quot;.txt&quot;;&quot;&quot;)" office:value-type="string" office:string-value="AN6_37" calcext:value-type="string">
            <text:p>AN6_37</text:p>
          </table:table-cell>
          <table:table-cell table:formula="of:=MID([.B243];3;100)" office:value-type="string" office:string-value="6_37" calcext:value-type="string">
            <text:p>6_37</text:p>
          </table:table-cell>
          <table:table-cell table:formula="of:=VALUE(SUBSTITUTE(ORG.LIBREOFFICE.REGEX([.C243];&quot;(\d)+_&quot;); &quot;_&quot;;&quot;&quot;))" office:value-type="float" office:value="6" calcext:value-type="float">
            <text:p>6</text:p>
          </table:table-cell>
          <table:table-cell table:formula="of:=VALUE(SUBSTITUTE(ORG.LIBREOFFICE.REGEX([.C243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6_41.txt</text:p>
          </table:table-cell>
          <table:table-cell table:formula="of:=SUBSTITUTE([.A244];&quot;.txt&quot;;&quot;&quot;)" office:value-type="string" office:string-value="AN6_41" calcext:value-type="string">
            <text:p>AN6_41</text:p>
          </table:table-cell>
          <table:table-cell table:formula="of:=MID([.B244];3;100)" office:value-type="string" office:string-value="6_41" calcext:value-type="string">
            <text:p>6_41</text:p>
          </table:table-cell>
          <table:table-cell table:formula="of:=VALUE(SUBSTITUTE(ORG.LIBREOFFICE.REGEX([.C244];&quot;(\d)+_&quot;); &quot;_&quot;;&quot;&quot;))" office:value-type="float" office:value="6" calcext:value-type="float">
            <text:p>6</text:p>
          </table:table-cell>
          <table:table-cell table:formula="of:=VALUE(SUBSTITUTE(ORG.LIBREOFFICE.REGEX([.C244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6_42.txt</text:p>
          </table:table-cell>
          <table:table-cell table:formula="of:=SUBSTITUTE([.A245];&quot;.txt&quot;;&quot;&quot;)" office:value-type="string" office:string-value="AN6_42" calcext:value-type="string">
            <text:p>AN6_42</text:p>
          </table:table-cell>
          <table:table-cell table:formula="of:=MID([.B245];3;100)" office:value-type="string" office:string-value="6_42" calcext:value-type="string">
            <text:p>6_42</text:p>
          </table:table-cell>
          <table:table-cell table:formula="of:=VALUE(SUBSTITUTE(ORG.LIBREOFFICE.REGEX([.C245];&quot;(\d)+_&quot;); &quot;_&quot;;&quot;&quot;))" office:value-type="float" office:value="6" calcext:value-type="float">
            <text:p>6</text:p>
          </table:table-cell>
          <table:table-cell table:formula="of:=VALUE(SUBSTITUTE(ORG.LIBREOFFICE.REGEX([.C245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6_43.txt</text:p>
          </table:table-cell>
          <table:table-cell table:formula="of:=SUBSTITUTE([.A246];&quot;.txt&quot;;&quot;&quot;)" office:value-type="string" office:string-value="AN6_43" calcext:value-type="string">
            <text:p>AN6_43</text:p>
          </table:table-cell>
          <table:table-cell table:formula="of:=MID([.B246];3;100)" office:value-type="string" office:string-value="6_43" calcext:value-type="string">
            <text:p>6_43</text:p>
          </table:table-cell>
          <table:table-cell table:formula="of:=VALUE(SUBSTITUTE(ORG.LIBREOFFICE.REGEX([.C246];&quot;(\d)+_&quot;); &quot;_&quot;;&quot;&quot;))" office:value-type="float" office:value="6" calcext:value-type="float">
            <text:p>6</text:p>
          </table:table-cell>
          <table:table-cell table:formula="of:=VALUE(SUBSTITUTE(ORG.LIBREOFFICE.REGEX([.C246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6_45.txt</text:p>
          </table:table-cell>
          <table:table-cell table:formula="of:=SUBSTITUTE([.A247];&quot;.txt&quot;;&quot;&quot;)" office:value-type="string" office:string-value="AN6_45" calcext:value-type="string">
            <text:p>AN6_45</text:p>
          </table:table-cell>
          <table:table-cell table:formula="of:=MID([.B247];3;100)" office:value-type="string" office:string-value="6_45" calcext:value-type="string">
            <text:p>6_45</text:p>
          </table:table-cell>
          <table:table-cell table:formula="of:=VALUE(SUBSTITUTE(ORG.LIBREOFFICE.REGEX([.C247];&quot;(\d)+_&quot;); &quot;_&quot;;&quot;&quot;))" office:value-type="float" office:value="6" calcext:value-type="float">
            <text:p>6</text:p>
          </table:table-cell>
          <table:table-cell table:formula="of:=VALUE(SUBSTITUTE(ORG.LIBREOFFICE.REGEX([.C247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6_46.txt</text:p>
          </table:table-cell>
          <table:table-cell table:formula="of:=SUBSTITUTE([.A248];&quot;.txt&quot;;&quot;&quot;)" office:value-type="string" office:string-value="AN6_46" calcext:value-type="string">
            <text:p>AN6_46</text:p>
          </table:table-cell>
          <table:table-cell table:formula="of:=MID([.B248];3;100)" office:value-type="string" office:string-value="6_46" calcext:value-type="string">
            <text:p>6_46</text:p>
          </table:table-cell>
          <table:table-cell table:formula="of:=VALUE(SUBSTITUTE(ORG.LIBREOFFICE.REGEX([.C248];&quot;(\d)+_&quot;); &quot;_&quot;;&quot;&quot;))" office:value-type="float" office:value="6" calcext:value-type="float">
            <text:p>6</text:p>
          </table:table-cell>
          <table:table-cell table:formula="of:=VALUE(SUBSTITUTE(ORG.LIBREOFFICE.REGEX([.C248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6_47.txt</text:p>
          </table:table-cell>
          <table:table-cell table:formula="of:=SUBSTITUTE([.A249];&quot;.txt&quot;;&quot;&quot;)" office:value-type="string" office:string-value="AN6_47" calcext:value-type="string">
            <text:p>AN6_47</text:p>
          </table:table-cell>
          <table:table-cell table:formula="of:=MID([.B249];3;100)" office:value-type="string" office:string-value="6_47" calcext:value-type="string">
            <text:p>6_47</text:p>
          </table:table-cell>
          <table:table-cell table:formula="of:=VALUE(SUBSTITUTE(ORG.LIBREOFFICE.REGEX([.C249];&quot;(\d)+_&quot;); &quot;_&quot;;&quot;&quot;))" office:value-type="float" office:value="6" calcext:value-type="float">
            <text:p>6</text:p>
          </table:table-cell>
          <table:table-cell table:formula="of:=VALUE(SUBSTITUTE(ORG.LIBREOFFICE.REGEX([.C249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6_49.txt</text:p>
          </table:table-cell>
          <table:table-cell table:formula="of:=SUBSTITUTE([.A250];&quot;.txt&quot;;&quot;&quot;)" office:value-type="string" office:string-value="AN6_49" calcext:value-type="string">
            <text:p>AN6_49</text:p>
          </table:table-cell>
          <table:table-cell table:formula="of:=MID([.B250];3;100)" office:value-type="string" office:string-value="6_49" calcext:value-type="string">
            <text:p>6_49</text:p>
          </table:table-cell>
          <table:table-cell table:formula="of:=VALUE(SUBSTITUTE(ORG.LIBREOFFICE.REGEX([.C250];&quot;(\d)+_&quot;); &quot;_&quot;;&quot;&quot;))" office:value-type="float" office:value="6" calcext:value-type="float">
            <text:p>6</text:p>
          </table:table-cell>
          <table:table-cell table:formula="of:=VALUE(SUBSTITUTE(ORG.LIBREOFFICE.REGEX([.C250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6_51.txt</text:p>
          </table:table-cell>
          <table:table-cell table:formula="of:=SUBSTITUTE([.A251];&quot;.txt&quot;;&quot;&quot;)" office:value-type="string" office:string-value="AN6_51" calcext:value-type="string">
            <text:p>AN6_51</text:p>
          </table:table-cell>
          <table:table-cell table:formula="of:=MID([.B251];3;100)" office:value-type="string" office:string-value="6_51" calcext:value-type="string">
            <text:p>6_51</text:p>
          </table:table-cell>
          <table:table-cell table:formula="of:=VALUE(SUBSTITUTE(ORG.LIBREOFFICE.REGEX([.C251];&quot;(\d)+_&quot;); &quot;_&quot;;&quot;&quot;))" office:value-type="float" office:value="6" calcext:value-type="float">
            <text:p>6</text:p>
          </table:table-cell>
          <table:table-cell table:formula="of:=VALUE(SUBSTITUTE(ORG.LIBREOFFICE.REGEX([.C251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6_55.txt</text:p>
          </table:table-cell>
          <table:table-cell table:formula="of:=SUBSTITUTE([.A252];&quot;.txt&quot;;&quot;&quot;)" office:value-type="string" office:string-value="AN6_55" calcext:value-type="string">
            <text:p>AN6_55</text:p>
          </table:table-cell>
          <table:table-cell table:formula="of:=MID([.B252];3;100)" office:value-type="string" office:string-value="6_55" calcext:value-type="string">
            <text:p>6_55</text:p>
          </table:table-cell>
          <table:table-cell table:formula="of:=VALUE(SUBSTITUTE(ORG.LIBREOFFICE.REGEX([.C252];&quot;(\d)+_&quot;); &quot;_&quot;;&quot;&quot;))" office:value-type="float" office:value="6" calcext:value-type="float">
            <text:p>6</text:p>
          </table:table-cell>
          <table:table-cell table:formula="of:=VALUE(SUBSTITUTE(ORG.LIBREOFFICE.REGEX([.C252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AN6_60.txt</text:p>
          </table:table-cell>
          <table:table-cell table:formula="of:=SUBSTITUTE([.A253];&quot;.txt&quot;;&quot;&quot;)" office:value-type="string" office:string-value="AN6_60" calcext:value-type="string">
            <text:p>AN6_60</text:p>
          </table:table-cell>
          <table:table-cell table:formula="of:=MID([.B253];3;100)" office:value-type="string" office:string-value="6_60" calcext:value-type="string">
            <text:p>6_60</text:p>
          </table:table-cell>
          <table:table-cell table:formula="of:=VALUE(SUBSTITUTE(ORG.LIBREOFFICE.REGEX([.C253];&quot;(\d)+_&quot;); &quot;_&quot;;&quot;&quot;))" office:value-type="float" office:value="6" calcext:value-type="float">
            <text:p>6</text:p>
          </table:table-cell>
          <table:table-cell table:formula="of:=VALUE(SUBSTITUTE(ORG.LIBREOFFICE.REGEX([.C253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6_61.txt</text:p>
          </table:table-cell>
          <table:table-cell table:formula="of:=SUBSTITUTE([.A254];&quot;.txt&quot;;&quot;&quot;)" office:value-type="string" office:string-value="AN6_61" calcext:value-type="string">
            <text:p>AN6_61</text:p>
          </table:table-cell>
          <table:table-cell table:formula="of:=MID([.B254];3;100)" office:value-type="string" office:string-value="6_61" calcext:value-type="string">
            <text:p>6_61</text:p>
          </table:table-cell>
          <table:table-cell table:formula="of:=VALUE(SUBSTITUTE(ORG.LIBREOFFICE.REGEX([.C254];&quot;(\d)+_&quot;); &quot;_&quot;;&quot;&quot;))" office:value-type="float" office:value="6" calcext:value-type="float">
            <text:p>6</text:p>
          </table:table-cell>
          <table:table-cell table:formula="of:=VALUE(SUBSTITUTE(ORG.LIBREOFFICE.REGEX([.C254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6_63.txt</text:p>
          </table:table-cell>
          <table:table-cell table:formula="of:=SUBSTITUTE([.A255];&quot;.txt&quot;;&quot;&quot;)" office:value-type="string" office:string-value="AN6_63" calcext:value-type="string">
            <text:p>AN6_63</text:p>
          </table:table-cell>
          <table:table-cell table:formula="of:=MID([.B255];3;100)" office:value-type="string" office:string-value="6_63" calcext:value-type="string">
            <text:p>6_63</text:p>
          </table:table-cell>
          <table:table-cell table:formula="of:=VALUE(SUBSTITUTE(ORG.LIBREOFFICE.REGEX([.C255];&quot;(\d)+_&quot;); &quot;_&quot;;&quot;&quot;))" office:value-type="float" office:value="6" calcext:value-type="float">
            <text:p>6</text:p>
          </table:table-cell>
          <table:table-cell table:formula="of:=VALUE(SUBSTITUTE(ORG.LIBREOFFICE.REGEX([.C255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6_70.txt</text:p>
          </table:table-cell>
          <table:table-cell table:formula="of:=SUBSTITUTE([.A256];&quot;.txt&quot;;&quot;&quot;)" office:value-type="string" office:string-value="AN6_70" calcext:value-type="string">
            <text:p>AN6_70</text:p>
          </table:table-cell>
          <table:table-cell table:formula="of:=MID([.B256];3;100)" office:value-type="string" office:string-value="6_70" calcext:value-type="string">
            <text:p>6_70</text:p>
          </table:table-cell>
          <table:table-cell table:formula="of:=VALUE(SUBSTITUTE(ORG.LIBREOFFICE.REGEX([.C256];&quot;(\d)+_&quot;); &quot;_&quot;;&quot;&quot;))" office:value-type="float" office:value="6" calcext:value-type="float">
            <text:p>6</text:p>
          </table:table-cell>
          <table:table-cell table:formula="of:=VALUE(SUBSTITUTE(ORG.LIBREOFFICE.REGEX([.C256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6_71.txt</text:p>
          </table:table-cell>
          <table:table-cell table:formula="of:=SUBSTITUTE([.A257];&quot;.txt&quot;;&quot;&quot;)" office:value-type="string" office:string-value="AN6_71" calcext:value-type="string">
            <text:p>AN6_71</text:p>
          </table:table-cell>
          <table:table-cell table:formula="of:=MID([.B257];3;100)" office:value-type="string" office:string-value="6_71" calcext:value-type="string">
            <text:p>6_71</text:p>
          </table:table-cell>
          <table:table-cell table:formula="of:=VALUE(SUBSTITUTE(ORG.LIBREOFFICE.REGEX([.C257];&quot;(\d)+_&quot;); &quot;_&quot;;&quot;&quot;))" office:value-type="float" office:value="6" calcext:value-type="float">
            <text:p>6</text:p>
          </table:table-cell>
          <table:table-cell table:formula="of:=VALUE(SUBSTITUTE(ORG.LIBREOFFICE.REGEX([.C257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6_73.txt</text:p>
          </table:table-cell>
          <table:table-cell table:formula="of:=SUBSTITUTE([.A258];&quot;.txt&quot;;&quot;&quot;)" office:value-type="string" office:string-value="AN6_73" calcext:value-type="string">
            <text:p>AN6_73</text:p>
          </table:table-cell>
          <table:table-cell table:formula="of:=MID([.B258];3;100)" office:value-type="string" office:string-value="6_73" calcext:value-type="string">
            <text:p>6_73</text:p>
          </table:table-cell>
          <table:table-cell table:formula="of:=VALUE(SUBSTITUTE(ORG.LIBREOFFICE.REGEX([.C258];&quot;(\d)+_&quot;); &quot;_&quot;;&quot;&quot;))" office:value-type="float" office:value="6" calcext:value-type="float">
            <text:p>6</text:p>
          </table:table-cell>
          <table:table-cell table:formula="of:=VALUE(SUBSTITUTE(ORG.LIBREOFFICE.REGEX([.C258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6_74.txt</text:p>
          </table:table-cell>
          <table:table-cell table:formula="of:=SUBSTITUTE([.A259];&quot;.txt&quot;;&quot;&quot;)" office:value-type="string" office:string-value="AN6_74" calcext:value-type="string">
            <text:p>AN6_74</text:p>
          </table:table-cell>
          <table:table-cell table:formula="of:=MID([.B259];3;100)" office:value-type="string" office:string-value="6_74" calcext:value-type="string">
            <text:p>6_74</text:p>
          </table:table-cell>
          <table:table-cell table:formula="of:=VALUE(SUBSTITUTE(ORG.LIBREOFFICE.REGEX([.C259];&quot;(\d)+_&quot;); &quot;_&quot;;&quot;&quot;))" office:value-type="float" office:value="6" calcext:value-type="float">
            <text:p>6</text:p>
          </table:table-cell>
          <table:table-cell table:formula="of:=VALUE(SUBSTITUTE(ORG.LIBREOFFICE.REGEX([.C259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AN6_78.txt</text:p>
          </table:table-cell>
          <table:table-cell table:formula="of:=SUBSTITUTE([.A260];&quot;.txt&quot;;&quot;&quot;)" office:value-type="string" office:string-value="AN6_78" calcext:value-type="string">
            <text:p>AN6_78</text:p>
          </table:table-cell>
          <table:table-cell table:formula="of:=MID([.B260];3;100)" office:value-type="string" office:string-value="6_78" calcext:value-type="string">
            <text:p>6_78</text:p>
          </table:table-cell>
          <table:table-cell table:formula="of:=VALUE(SUBSTITUTE(ORG.LIBREOFFICE.REGEX([.C260];&quot;(\d)+_&quot;); &quot;_&quot;;&quot;&quot;))" office:value-type="float" office:value="6" calcext:value-type="float">
            <text:p>6</text:p>
          </table:table-cell>
          <table:table-cell table:formula="of:=VALUE(SUBSTITUTE(ORG.LIBREOFFICE.REGEX([.C260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AN6_83.txt</text:p>
          </table:table-cell>
          <table:table-cell table:formula="of:=SUBSTITUTE([.A261];&quot;.txt&quot;;&quot;&quot;)" office:value-type="string" office:string-value="AN6_83" calcext:value-type="string">
            <text:p>AN6_83</text:p>
          </table:table-cell>
          <table:table-cell table:formula="of:=MID([.B261];3;100)" office:value-type="string" office:string-value="6_83" calcext:value-type="string">
            <text:p>6_83</text:p>
          </table:table-cell>
          <table:table-cell table:formula="of:=VALUE(SUBSTITUTE(ORG.LIBREOFFICE.REGEX([.C261];&quot;(\d)+_&quot;); &quot;_&quot;;&quot;&quot;))" office:value-type="float" office:value="6" calcext:value-type="float">
            <text:p>6</text:p>
          </table:table-cell>
          <table:table-cell table:formula="of:=VALUE(SUBSTITUTE(ORG.LIBREOFFICE.REGEX([.C261];&quot;_(\d)+&quot;); &quot;_&quot;;&quot;&quot;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AN6_85.txt</text:p>
          </table:table-cell>
          <table:table-cell table:formula="of:=SUBSTITUTE([.A262];&quot;.txt&quot;;&quot;&quot;)" office:value-type="string" office:string-value="AN6_85" calcext:value-type="string">
            <text:p>AN6_85</text:p>
          </table:table-cell>
          <table:table-cell table:formula="of:=MID([.B262];3;100)" office:value-type="string" office:string-value="6_85" calcext:value-type="string">
            <text:p>6_85</text:p>
          </table:table-cell>
          <table:table-cell table:formula="of:=VALUE(SUBSTITUTE(ORG.LIBREOFFICE.REGEX([.C262];&quot;(\d)+_&quot;); &quot;_&quot;;&quot;&quot;))" office:value-type="float" office:value="6" calcext:value-type="float">
            <text:p>6</text:p>
          </table:table-cell>
          <table:table-cell table:formula="of:=VALUE(SUBSTITUTE(ORG.LIBREOFFICE.REGEX([.C262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AN6_86.txt</text:p>
          </table:table-cell>
          <table:table-cell table:formula="of:=SUBSTITUTE([.A263];&quot;.txt&quot;;&quot;&quot;)" office:value-type="string" office:string-value="AN6_86" calcext:value-type="string">
            <text:p>AN6_86</text:p>
          </table:table-cell>
          <table:table-cell table:formula="of:=MID([.B263];3;100)" office:value-type="string" office:string-value="6_86" calcext:value-type="string">
            <text:p>6_86</text:p>
          </table:table-cell>
          <table:table-cell table:formula="of:=VALUE(SUBSTITUTE(ORG.LIBREOFFICE.REGEX([.C263];&quot;(\d)+_&quot;); &quot;_&quot;;&quot;&quot;))" office:value-type="float" office:value="6" calcext:value-type="float">
            <text:p>6</text:p>
          </table:table-cell>
          <table:table-cell table:formula="of:=VALUE(SUBSTITUTE(ORG.LIBREOFFICE.REGEX([.C263];&quot;_(\d)+&quot;); &quot;_&quot;;&quot;&quot;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AN6_87.txt</text:p>
          </table:table-cell>
          <table:table-cell table:formula="of:=SUBSTITUTE([.A264];&quot;.txt&quot;;&quot;&quot;)" office:value-type="string" office:string-value="AN6_87" calcext:value-type="string">
            <text:p>AN6_87</text:p>
          </table:table-cell>
          <table:table-cell table:formula="of:=MID([.B264];3;100)" office:value-type="string" office:string-value="6_87" calcext:value-type="string">
            <text:p>6_87</text:p>
          </table:table-cell>
          <table:table-cell table:formula="of:=VALUE(SUBSTITUTE(ORG.LIBREOFFICE.REGEX([.C264];&quot;(\d)+_&quot;); &quot;_&quot;;&quot;&quot;))" office:value-type="float" office:value="6" calcext:value-type="float">
            <text:p>6</text:p>
          </table:table-cell>
          <table:table-cell table:formula="of:=VALUE(SUBSTITUTE(ORG.LIBREOFFICE.REGEX([.C264];&quot;_(\d)+&quot;); &quot;_&quot;;&quot;&quot;))"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AN6_88.txt</text:p>
          </table:table-cell>
          <table:table-cell table:formula="of:=SUBSTITUTE([.A265];&quot;.txt&quot;;&quot;&quot;)" office:value-type="string" office:string-value="AN6_88" calcext:value-type="string">
            <text:p>AN6_88</text:p>
          </table:table-cell>
          <table:table-cell table:formula="of:=MID([.B265];3;100)" office:value-type="string" office:string-value="6_88" calcext:value-type="string">
            <text:p>6_88</text:p>
          </table:table-cell>
          <table:table-cell table:formula="of:=VALUE(SUBSTITUTE(ORG.LIBREOFFICE.REGEX([.C265];&quot;(\d)+_&quot;); &quot;_&quot;;&quot;&quot;))" office:value-type="float" office:value="6" calcext:value-type="float">
            <text:p>6</text:p>
          </table:table-cell>
          <table:table-cell table:formula="of:=VALUE(SUBSTITUTE(ORG.LIBREOFFICE.REGEX([.C265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AN6_91.txt</text:p>
          </table:table-cell>
          <table:table-cell table:formula="of:=SUBSTITUTE([.A266];&quot;.txt&quot;;&quot;&quot;)" office:value-type="string" office:string-value="AN6_91" calcext:value-type="string">
            <text:p>AN6_91</text:p>
          </table:table-cell>
          <table:table-cell table:formula="of:=MID([.B266];3;100)" office:value-type="string" office:string-value="6_91" calcext:value-type="string">
            <text:p>6_91</text:p>
          </table:table-cell>
          <table:table-cell table:formula="of:=VALUE(SUBSTITUTE(ORG.LIBREOFFICE.REGEX([.C266];&quot;(\d)+_&quot;); &quot;_&quot;;&quot;&quot;))" office:value-type="float" office:value="6" calcext:value-type="float">
            <text:p>6</text:p>
          </table:table-cell>
          <table:table-cell table:formula="of:=VALUE(SUBSTITUTE(ORG.LIBREOFFICE.REGEX([.C266];&quot;_(\d)+&quot;); &quot;_&quot;;&quot;&quot;))"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AN6_92.txt</text:p>
          </table:table-cell>
          <table:table-cell table:formula="of:=SUBSTITUTE([.A267];&quot;.txt&quot;;&quot;&quot;)" office:value-type="string" office:string-value="AN6_92" calcext:value-type="string">
            <text:p>AN6_92</text:p>
          </table:table-cell>
          <table:table-cell table:formula="of:=MID([.B267];3;100)" office:value-type="string" office:string-value="6_92" calcext:value-type="string">
            <text:p>6_92</text:p>
          </table:table-cell>
          <table:table-cell table:formula="of:=VALUE(SUBSTITUTE(ORG.LIBREOFFICE.REGEX([.C267];&quot;(\d)+_&quot;); &quot;_&quot;;&quot;&quot;))" office:value-type="float" office:value="6" calcext:value-type="float">
            <text:p>6</text:p>
          </table:table-cell>
          <table:table-cell table:formula="of:=VALUE(SUBSTITUTE(ORG.LIBREOFFICE.REGEX([.C267];&quot;_(\d)+&quot;); &quot;_&quot;;&quot;&quot;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N6_97.txt</text:p>
          </table:table-cell>
          <table:table-cell table:formula="of:=SUBSTITUTE([.A268];&quot;.txt&quot;;&quot;&quot;)" office:value-type="string" office:string-value="AN6_97" calcext:value-type="string">
            <text:p>AN6_97</text:p>
          </table:table-cell>
          <table:table-cell table:formula="of:=MID([.B268];3;100)" office:value-type="string" office:string-value="6_97" calcext:value-type="string">
            <text:p>6_97</text:p>
          </table:table-cell>
          <table:table-cell table:formula="of:=VALUE(SUBSTITUTE(ORG.LIBREOFFICE.REGEX([.C268];&quot;(\d)+_&quot;); &quot;_&quot;;&quot;&quot;))" office:value-type="float" office:value="6" calcext:value-type="float">
            <text:p>6</text:p>
          </table:table-cell>
          <table:table-cell table:formula="of:=VALUE(SUBSTITUTE(ORG.LIBREOFFICE.REGEX([.C268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AN6_102.txt</text:p>
          </table:table-cell>
          <table:table-cell table:formula="of:=SUBSTITUTE([.A269];&quot;.txt&quot;;&quot;&quot;)" office:value-type="string" office:string-value="AN6_102" calcext:value-type="string">
            <text:p>AN6_102</text:p>
          </table:table-cell>
          <table:table-cell table:formula="of:=MID([.B269];3;100)" office:value-type="string" office:string-value="6_102" calcext:value-type="string">
            <text:p>6_102</text:p>
          </table:table-cell>
          <table:table-cell table:formula="of:=VALUE(SUBSTITUTE(ORG.LIBREOFFICE.REGEX([.C269];&quot;(\d)+_&quot;); &quot;_&quot;;&quot;&quot;))" office:value-type="float" office:value="6" calcext:value-type="float">
            <text:p>6</text:p>
          </table:table-cell>
          <table:table-cell table:formula="of:=VALUE(SUBSTITUTE(ORG.LIBREOFFICE.REGEX([.C269];&quot;_(\d)+&quot;); &quot;_&quot;;&quot;&quot;))"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AN6_103.txt</text:p>
          </table:table-cell>
          <table:table-cell table:formula="of:=SUBSTITUTE([.A270];&quot;.txt&quot;;&quot;&quot;)" office:value-type="string" office:string-value="AN6_103" calcext:value-type="string">
            <text:p>AN6_103</text:p>
          </table:table-cell>
          <table:table-cell table:formula="of:=MID([.B270];3;100)" office:value-type="string" office:string-value="6_103" calcext:value-type="string">
            <text:p>6_103</text:p>
          </table:table-cell>
          <table:table-cell table:formula="of:=VALUE(SUBSTITUTE(ORG.LIBREOFFICE.REGEX([.C270];&quot;(\d)+_&quot;); &quot;_&quot;;&quot;&quot;))" office:value-type="float" office:value="6" calcext:value-type="float">
            <text:p>6</text:p>
          </table:table-cell>
          <table:table-cell table:formula="of:=VALUE(SUBSTITUTE(ORG.LIBREOFFICE.REGEX([.C270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6_104.txt</text:p>
          </table:table-cell>
          <table:table-cell table:formula="of:=SUBSTITUTE([.A271];&quot;.txt&quot;;&quot;&quot;)" office:value-type="string" office:string-value="AN6_104" calcext:value-type="string">
            <text:p>AN6_104</text:p>
          </table:table-cell>
          <table:table-cell table:formula="of:=MID([.B271];3;100)" office:value-type="string" office:string-value="6_104" calcext:value-type="string">
            <text:p>6_104</text:p>
          </table:table-cell>
          <table:table-cell table:formula="of:=VALUE(SUBSTITUTE(ORG.LIBREOFFICE.REGEX([.C271];&quot;(\d)+_&quot;); &quot;_&quot;;&quot;&quot;))" office:value-type="float" office:value="6" calcext:value-type="float">
            <text:p>6</text:p>
          </table:table-cell>
          <table:table-cell table:formula="of:=VALUE(SUBSTITUTE(ORG.LIBREOFFICE.REGEX([.C271];&quot;_(\d)+&quot;); &quot;_&quot;;&quot;&quot;)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N7_6.txt</text:p>
          </table:table-cell>
          <table:table-cell table:formula="of:=SUBSTITUTE([.A272];&quot;.txt&quot;;&quot;&quot;)" office:value-type="string" office:string-value="AN7_6" calcext:value-type="string">
            <text:p>AN7_6</text:p>
          </table:table-cell>
          <table:table-cell table:formula="of:=MID([.B272];3;100)" office:value-type="string" office:string-value="7_6" calcext:value-type="string">
            <text:p>7_6</text:p>
          </table:table-cell>
          <table:table-cell table:formula="of:=VALUE(SUBSTITUTE(ORG.LIBREOFFICE.REGEX([.C272];&quot;(\d)+_&quot;); &quot;_&quot;;&quot;&quot;))" office:value-type="float" office:value="7" calcext:value-type="float">
            <text:p>7</text:p>
          </table:table-cell>
          <table:table-cell table:formula="of:=VALUE(SUBSTITUTE(ORG.LIBREOFFICE.REGEX([.C272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7_7.txt</text:p>
          </table:table-cell>
          <table:table-cell table:formula="of:=SUBSTITUTE([.A273];&quot;.txt&quot;;&quot;&quot;)" office:value-type="string" office:string-value="AN7_7" calcext:value-type="string">
            <text:p>AN7_7</text:p>
          </table:table-cell>
          <table:table-cell table:formula="of:=MID([.B273];3;100)" office:value-type="string" office:string-value="7_7" calcext:value-type="string">
            <text:p>7_7</text:p>
          </table:table-cell>
          <table:table-cell table:formula="of:=VALUE(SUBSTITUTE(ORG.LIBREOFFICE.REGEX([.C273];&quot;(\d)+_&quot;); &quot;_&quot;;&quot;&quot;))" office:value-type="float" office:value="7" calcext:value-type="float">
            <text:p>7</text:p>
          </table:table-cell>
          <table:table-cell table:formula="of:=VALUE(SUBSTITUTE(ORG.LIBREOFFICE.REGEX([.C273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7_11.txt</text:p>
          </table:table-cell>
          <table:table-cell table:formula="of:=SUBSTITUTE([.A274];&quot;.txt&quot;;&quot;&quot;)" office:value-type="string" office:string-value="AN7_11" calcext:value-type="string">
            <text:p>AN7_11</text:p>
          </table:table-cell>
          <table:table-cell table:formula="of:=MID([.B274];3;100)" office:value-type="string" office:string-value="7_11" calcext:value-type="string">
            <text:p>7_11</text:p>
          </table:table-cell>
          <table:table-cell table:formula="of:=VALUE(SUBSTITUTE(ORG.LIBREOFFICE.REGEX([.C274];&quot;(\d)+_&quot;); &quot;_&quot;;&quot;&quot;))" office:value-type="float" office:value="7" calcext:value-type="float">
            <text:p>7</text:p>
          </table:table-cell>
          <table:table-cell table:formula="of:=VALUE(SUBSTITUTE(ORG.LIBREOFFICE.REGEX([.C27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AN7_12.txt</text:p>
          </table:table-cell>
          <table:table-cell table:formula="of:=SUBSTITUTE([.A275];&quot;.txt&quot;;&quot;&quot;)" office:value-type="string" office:string-value="AN7_12" calcext:value-type="string">
            <text:p>AN7_12</text:p>
          </table:table-cell>
          <table:table-cell table:formula="of:=MID([.B275];3;100)" office:value-type="string" office:string-value="7_12" calcext:value-type="string">
            <text:p>7_12</text:p>
          </table:table-cell>
          <table:table-cell table:formula="of:=VALUE(SUBSTITUTE(ORG.LIBREOFFICE.REGEX([.C275];&quot;(\d)+_&quot;); &quot;_&quot;;&quot;&quot;))" office:value-type="float" office:value="7" calcext:value-type="float">
            <text:p>7</text:p>
          </table:table-cell>
          <table:table-cell table:formula="of:=VALUE(SUBSTITUTE(ORG.LIBREOFFICE.REGEX([.C275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7_15.txt</text:p>
          </table:table-cell>
          <table:table-cell table:formula="of:=SUBSTITUTE([.A276];&quot;.txt&quot;;&quot;&quot;)" office:value-type="string" office:string-value="AN7_15" calcext:value-type="string">
            <text:p>AN7_15</text:p>
          </table:table-cell>
          <table:table-cell table:formula="of:=MID([.B276];3;100)" office:value-type="string" office:string-value="7_15" calcext:value-type="string">
            <text:p>7_15</text:p>
          </table:table-cell>
          <table:table-cell table:formula="of:=VALUE(SUBSTITUTE(ORG.LIBREOFFICE.REGEX([.C276];&quot;(\d)+_&quot;); &quot;_&quot;;&quot;&quot;))" office:value-type="float" office:value="7" calcext:value-type="float">
            <text:p>7</text:p>
          </table:table-cell>
          <table:table-cell table:formula="of:=VALUE(SUBSTITUTE(ORG.LIBREOFFICE.REGEX([.C276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7_21.txt</text:p>
          </table:table-cell>
          <table:table-cell table:formula="of:=SUBSTITUTE([.A277];&quot;.txt&quot;;&quot;&quot;)" office:value-type="string" office:string-value="AN7_21" calcext:value-type="string">
            <text:p>AN7_21</text:p>
          </table:table-cell>
          <table:table-cell table:formula="of:=MID([.B277];3;100)" office:value-type="string" office:string-value="7_21" calcext:value-type="string">
            <text:p>7_21</text:p>
          </table:table-cell>
          <table:table-cell table:formula="of:=VALUE(SUBSTITUTE(ORG.LIBREOFFICE.REGEX([.C277];&quot;(\d)+_&quot;); &quot;_&quot;;&quot;&quot;))" office:value-type="float" office:value="7" calcext:value-type="float">
            <text:p>7</text:p>
          </table:table-cell>
          <table:table-cell table:formula="of:=VALUE(SUBSTITUTE(ORG.LIBREOFFICE.REGEX([.C277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AN7_31.txt</text:p>
          </table:table-cell>
          <table:table-cell table:formula="of:=SUBSTITUTE([.A278];&quot;.txt&quot;;&quot;&quot;)" office:value-type="string" office:string-value="AN7_31" calcext:value-type="string">
            <text:p>AN7_31</text:p>
          </table:table-cell>
          <table:table-cell table:formula="of:=MID([.B278];3;100)" office:value-type="string" office:string-value="7_31" calcext:value-type="string">
            <text:p>7_31</text:p>
          </table:table-cell>
          <table:table-cell table:formula="of:=VALUE(SUBSTITUTE(ORG.LIBREOFFICE.REGEX([.C278];&quot;(\d)+_&quot;); &quot;_&quot;;&quot;&quot;))" office:value-type="float" office:value="7" calcext:value-type="float">
            <text:p>7</text:p>
          </table:table-cell>
          <table:table-cell table:formula="of:=VALUE(SUBSTITUTE(ORG.LIBREOFFICE.REGEX([.C278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7_32.txt</text:p>
          </table:table-cell>
          <table:table-cell table:formula="of:=SUBSTITUTE([.A279];&quot;.txt&quot;;&quot;&quot;)" office:value-type="string" office:string-value="AN7_32" calcext:value-type="string">
            <text:p>AN7_32</text:p>
          </table:table-cell>
          <table:table-cell table:formula="of:=MID([.B279];3;100)" office:value-type="string" office:string-value="7_32" calcext:value-type="string">
            <text:p>7_32</text:p>
          </table:table-cell>
          <table:table-cell table:formula="of:=VALUE(SUBSTITUTE(ORG.LIBREOFFICE.REGEX([.C279];&quot;(\d)+_&quot;); &quot;_&quot;;&quot;&quot;))" office:value-type="float" office:value="7" calcext:value-type="float">
            <text:p>7</text:p>
          </table:table-cell>
          <table:table-cell table:formula="of:=VALUE(SUBSTITUTE(ORG.LIBREOFFICE.REGEX([.C279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7_33.txt</text:p>
          </table:table-cell>
          <table:table-cell table:formula="of:=SUBSTITUTE([.A280];&quot;.txt&quot;;&quot;&quot;)" office:value-type="string" office:string-value="AN7_33" calcext:value-type="string">
            <text:p>AN7_33</text:p>
          </table:table-cell>
          <table:table-cell table:formula="of:=MID([.B280];3;100)" office:value-type="string" office:string-value="7_33" calcext:value-type="string">
            <text:p>7_33</text:p>
          </table:table-cell>
          <table:table-cell table:formula="of:=VALUE(SUBSTITUTE(ORG.LIBREOFFICE.REGEX([.C280];&quot;(\d)+_&quot;); &quot;_&quot;;&quot;&quot;))" office:value-type="float" office:value="7" calcext:value-type="float">
            <text:p>7</text:p>
          </table:table-cell>
          <table:table-cell table:formula="of:=VALUE(SUBSTITUTE(ORG.LIBREOFFICE.REGEX([.C280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7_34.txt</text:p>
          </table:table-cell>
          <table:table-cell table:formula="of:=SUBSTITUTE([.A281];&quot;.txt&quot;;&quot;&quot;)" office:value-type="string" office:string-value="AN7_34" calcext:value-type="string">
            <text:p>AN7_34</text:p>
          </table:table-cell>
          <table:table-cell table:formula="of:=MID([.B281];3;100)" office:value-type="string" office:string-value="7_34" calcext:value-type="string">
            <text:p>7_34</text:p>
          </table:table-cell>
          <table:table-cell table:formula="of:=VALUE(SUBSTITUTE(ORG.LIBREOFFICE.REGEX([.C281];&quot;(\d)+_&quot;); &quot;_&quot;;&quot;&quot;))" office:value-type="float" office:value="7" calcext:value-type="float">
            <text:p>7</text:p>
          </table:table-cell>
          <table:table-cell table:formula="of:=VALUE(SUBSTITUTE(ORG.LIBREOFFICE.REGEX([.C281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7_35.txt</text:p>
          </table:table-cell>
          <table:table-cell table:formula="of:=SUBSTITUTE([.A282];&quot;.txt&quot;;&quot;&quot;)" office:value-type="string" office:string-value="AN7_35" calcext:value-type="string">
            <text:p>AN7_35</text:p>
          </table:table-cell>
          <table:table-cell table:formula="of:=MID([.B282];3;100)" office:value-type="string" office:string-value="7_35" calcext:value-type="string">
            <text:p>7_35</text:p>
          </table:table-cell>
          <table:table-cell table:formula="of:=VALUE(SUBSTITUTE(ORG.LIBREOFFICE.REGEX([.C282];&quot;(\d)+_&quot;); &quot;_&quot;;&quot;&quot;))" office:value-type="float" office:value="7" calcext:value-type="float">
            <text:p>7</text:p>
          </table:table-cell>
          <table:table-cell table:formula="of:=VALUE(SUBSTITUTE(ORG.LIBREOFFICE.REGEX([.C282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7_46.txt</text:p>
          </table:table-cell>
          <table:table-cell table:formula="of:=SUBSTITUTE([.A283];&quot;.txt&quot;;&quot;&quot;)" office:value-type="string" office:string-value="AN7_46" calcext:value-type="string">
            <text:p>AN7_46</text:p>
          </table:table-cell>
          <table:table-cell table:formula="of:=MID([.B283];3;100)" office:value-type="string" office:string-value="7_46" calcext:value-type="string">
            <text:p>7_46</text:p>
          </table:table-cell>
          <table:table-cell table:formula="of:=VALUE(SUBSTITUTE(ORG.LIBREOFFICE.REGEX([.C283];&quot;(\d)+_&quot;); &quot;_&quot;;&quot;&quot;))" office:value-type="float" office:value="7" calcext:value-type="float">
            <text:p>7</text:p>
          </table:table-cell>
          <table:table-cell table:formula="of:=VALUE(SUBSTITUTE(ORG.LIBREOFFICE.REGEX([.C283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7_47.txt</text:p>
          </table:table-cell>
          <table:table-cell table:formula="of:=SUBSTITUTE([.A284];&quot;.txt&quot;;&quot;&quot;)" office:value-type="string" office:string-value="AN7_47" calcext:value-type="string">
            <text:p>AN7_47</text:p>
          </table:table-cell>
          <table:table-cell table:formula="of:=MID([.B284];3;100)" office:value-type="string" office:string-value="7_47" calcext:value-type="string">
            <text:p>7_47</text:p>
          </table:table-cell>
          <table:table-cell table:formula="of:=VALUE(SUBSTITUTE(ORG.LIBREOFFICE.REGEX([.C284];&quot;(\d)+_&quot;); &quot;_&quot;;&quot;&quot;))" office:value-type="float" office:value="7" calcext:value-type="float">
            <text:p>7</text:p>
          </table:table-cell>
          <table:table-cell table:formula="of:=VALUE(SUBSTITUTE(ORG.LIBREOFFICE.REGEX([.C284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AN7_48.txt</text:p>
          </table:table-cell>
          <table:table-cell table:formula="of:=SUBSTITUTE([.A285];&quot;.txt&quot;;&quot;&quot;)" office:value-type="string" office:string-value="AN7_48" calcext:value-type="string">
            <text:p>AN7_48</text:p>
          </table:table-cell>
          <table:table-cell table:formula="of:=MID([.B285];3;100)" office:value-type="string" office:string-value="7_48" calcext:value-type="string">
            <text:p>7_48</text:p>
          </table:table-cell>
          <table:table-cell table:formula="of:=VALUE(SUBSTITUTE(ORG.LIBREOFFICE.REGEX([.C285];&quot;(\d)+_&quot;); &quot;_&quot;;&quot;&quot;))" office:value-type="float" office:value="7" calcext:value-type="float">
            <text:p>7</text:p>
          </table:table-cell>
          <table:table-cell table:formula="of:=VALUE(SUBSTITUTE(ORG.LIBREOFFICE.REGEX([.C285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N7_49.txt</text:p>
          </table:table-cell>
          <table:table-cell table:formula="of:=SUBSTITUTE([.A286];&quot;.txt&quot;;&quot;&quot;)" office:value-type="string" office:string-value="AN7_49" calcext:value-type="string">
            <text:p>AN7_49</text:p>
          </table:table-cell>
          <table:table-cell table:formula="of:=MID([.B286];3;100)" office:value-type="string" office:string-value="7_49" calcext:value-type="string">
            <text:p>7_49</text:p>
          </table:table-cell>
          <table:table-cell table:formula="of:=VALUE(SUBSTITUTE(ORG.LIBREOFFICE.REGEX([.C286];&quot;(\d)+_&quot;); &quot;_&quot;;&quot;&quot;))" office:value-type="float" office:value="7" calcext:value-type="float">
            <text:p>7</text:p>
          </table:table-cell>
          <table:table-cell table:formula="of:=VALUE(SUBSTITUTE(ORG.LIBREOFFICE.REGEX([.C286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AN7_50.txt</text:p>
          </table:table-cell>
          <table:table-cell table:formula="of:=SUBSTITUTE([.A287];&quot;.txt&quot;;&quot;&quot;)" office:value-type="string" office:string-value="AN7_50" calcext:value-type="string">
            <text:p>AN7_50</text:p>
          </table:table-cell>
          <table:table-cell table:formula="of:=MID([.B287];3;100)" office:value-type="string" office:string-value="7_50" calcext:value-type="string">
            <text:p>7_50</text:p>
          </table:table-cell>
          <table:table-cell table:formula="of:=VALUE(SUBSTITUTE(ORG.LIBREOFFICE.REGEX([.C287];&quot;(\d)+_&quot;); &quot;_&quot;;&quot;&quot;))" office:value-type="float" office:value="7" calcext:value-type="float">
            <text:p>7</text:p>
          </table:table-cell>
          <table:table-cell table:formula="of:=VALUE(SUBSTITUTE(ORG.LIBREOFFICE.REGEX([.C287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AN7_51.txt</text:p>
          </table:table-cell>
          <table:table-cell table:formula="of:=SUBSTITUTE([.A288];&quot;.txt&quot;;&quot;&quot;)" office:value-type="string" office:string-value="AN7_51" calcext:value-type="string">
            <text:p>AN7_51</text:p>
          </table:table-cell>
          <table:table-cell table:formula="of:=MID([.B288];3;100)" office:value-type="string" office:string-value="7_51" calcext:value-type="string">
            <text:p>7_51</text:p>
          </table:table-cell>
          <table:table-cell table:formula="of:=VALUE(SUBSTITUTE(ORG.LIBREOFFICE.REGEX([.C288];&quot;(\d)+_&quot;); &quot;_&quot;;&quot;&quot;))" office:value-type="float" office:value="7" calcext:value-type="float">
            <text:p>7</text:p>
          </table:table-cell>
          <table:table-cell table:formula="of:=VALUE(SUBSTITUTE(ORG.LIBREOFFICE.REGEX([.C288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7_54.txt</text:p>
          </table:table-cell>
          <table:table-cell table:formula="of:=SUBSTITUTE([.A289];&quot;.txt&quot;;&quot;&quot;)" office:value-type="string" office:string-value="AN7_54" calcext:value-type="string">
            <text:p>AN7_54</text:p>
          </table:table-cell>
          <table:table-cell table:formula="of:=MID([.B289];3;100)" office:value-type="string" office:string-value="7_54" calcext:value-type="string">
            <text:p>7_54</text:p>
          </table:table-cell>
          <table:table-cell table:formula="of:=VALUE(SUBSTITUTE(ORG.LIBREOFFICE.REGEX([.C289];&quot;(\d)+_&quot;); &quot;_&quot;;&quot;&quot;))" office:value-type="float" office:value="7" calcext:value-type="float">
            <text:p>7</text:p>
          </table:table-cell>
          <table:table-cell table:formula="of:=VALUE(SUBSTITUTE(ORG.LIBREOFFICE.REGEX([.C289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N7_56.txt</text:p>
          </table:table-cell>
          <table:table-cell table:formula="of:=SUBSTITUTE([.A290];&quot;.txt&quot;;&quot;&quot;)" office:value-type="string" office:string-value="AN7_56" calcext:value-type="string">
            <text:p>AN7_56</text:p>
          </table:table-cell>
          <table:table-cell table:formula="of:=MID([.B290];3;100)" office:value-type="string" office:string-value="7_56" calcext:value-type="string">
            <text:p>7_56</text:p>
          </table:table-cell>
          <table:table-cell table:formula="of:=VALUE(SUBSTITUTE(ORG.LIBREOFFICE.REGEX([.C290];&quot;(\d)+_&quot;); &quot;_&quot;;&quot;&quot;))" office:value-type="float" office:value="7" calcext:value-type="float">
            <text:p>7</text:p>
          </table:table-cell>
          <table:table-cell table:formula="of:=VALUE(SUBSTITUTE(ORG.LIBREOFFICE.REGEX([.C290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AN7_58.txt</text:p>
          </table:table-cell>
          <table:table-cell table:formula="of:=SUBSTITUTE([.A291];&quot;.txt&quot;;&quot;&quot;)" office:value-type="string" office:string-value="AN7_58" calcext:value-type="string">
            <text:p>AN7_58</text:p>
          </table:table-cell>
          <table:table-cell table:formula="of:=MID([.B291];3;100)" office:value-type="string" office:string-value="7_58" calcext:value-type="string">
            <text:p>7_58</text:p>
          </table:table-cell>
          <table:table-cell table:formula="of:=VALUE(SUBSTITUTE(ORG.LIBREOFFICE.REGEX([.C291];&quot;(\d)+_&quot;); &quot;_&quot;;&quot;&quot;))" office:value-type="float" office:value="7" calcext:value-type="float">
            <text:p>7</text:p>
          </table:table-cell>
          <table:table-cell table:formula="of:=VALUE(SUBSTITUTE(ORG.LIBREOFFICE.REGEX([.C291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7_60.txt</text:p>
          </table:table-cell>
          <table:table-cell table:formula="of:=SUBSTITUTE([.A292];&quot;.txt&quot;;&quot;&quot;)" office:value-type="string" office:string-value="AN7_60" calcext:value-type="string">
            <text:p>AN7_60</text:p>
          </table:table-cell>
          <table:table-cell table:formula="of:=MID([.B292];3;100)" office:value-type="string" office:string-value="7_60" calcext:value-type="string">
            <text:p>7_60</text:p>
          </table:table-cell>
          <table:table-cell table:formula="of:=VALUE(SUBSTITUTE(ORG.LIBREOFFICE.REGEX([.C292];&quot;(\d)+_&quot;); &quot;_&quot;;&quot;&quot;))" office:value-type="float" office:value="7" calcext:value-type="float">
            <text:p>7</text:p>
          </table:table-cell>
          <table:table-cell table:formula="of:=VALUE(SUBSTITUTE(ORG.LIBREOFFICE.REGEX([.C292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7_63.txt</text:p>
          </table:table-cell>
          <table:table-cell table:formula="of:=SUBSTITUTE([.A293];&quot;.txt&quot;;&quot;&quot;)" office:value-type="string" office:string-value="AN7_63" calcext:value-type="string">
            <text:p>AN7_63</text:p>
          </table:table-cell>
          <table:table-cell table:formula="of:=MID([.B293];3;100)" office:value-type="string" office:string-value="7_63" calcext:value-type="string">
            <text:p>7_63</text:p>
          </table:table-cell>
          <table:table-cell table:formula="of:=VALUE(SUBSTITUTE(ORG.LIBREOFFICE.REGEX([.C293];&quot;(\d)+_&quot;); &quot;_&quot;;&quot;&quot;))" office:value-type="float" office:value="7" calcext:value-type="float">
            <text:p>7</text:p>
          </table:table-cell>
          <table:table-cell table:formula="of:=VALUE(SUBSTITUTE(ORG.LIBREOFFICE.REGEX([.C293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7_64.txt</text:p>
          </table:table-cell>
          <table:table-cell table:formula="of:=SUBSTITUTE([.A294];&quot;.txt&quot;;&quot;&quot;)" office:value-type="string" office:string-value="AN7_64" calcext:value-type="string">
            <text:p>AN7_64</text:p>
          </table:table-cell>
          <table:table-cell table:formula="of:=MID([.B294];3;100)" office:value-type="string" office:string-value="7_64" calcext:value-type="string">
            <text:p>7_64</text:p>
          </table:table-cell>
          <table:table-cell table:formula="of:=VALUE(SUBSTITUTE(ORG.LIBREOFFICE.REGEX([.C294];&quot;(\d)+_&quot;); &quot;_&quot;;&quot;&quot;))" office:value-type="float" office:value="7" calcext:value-type="float">
            <text:p>7</text:p>
          </table:table-cell>
          <table:table-cell table:formula="of:=VALUE(SUBSTITUTE(ORG.LIBREOFFICE.REGEX([.C294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N7_70.txt</text:p>
          </table:table-cell>
          <table:table-cell table:formula="of:=SUBSTITUTE([.A295];&quot;.txt&quot;;&quot;&quot;)" office:value-type="string" office:string-value="AN7_70" calcext:value-type="string">
            <text:p>AN7_70</text:p>
          </table:table-cell>
          <table:table-cell table:formula="of:=MID([.B295];3;100)" office:value-type="string" office:string-value="7_70" calcext:value-type="string">
            <text:p>7_70</text:p>
          </table:table-cell>
          <table:table-cell table:formula="of:=VALUE(SUBSTITUTE(ORG.LIBREOFFICE.REGEX([.C295];&quot;(\d)+_&quot;); &quot;_&quot;;&quot;&quot;))" office:value-type="float" office:value="7" calcext:value-type="float">
            <text:p>7</text:p>
          </table:table-cell>
          <table:table-cell table:formula="of:=VALUE(SUBSTITUTE(ORG.LIBREOFFICE.REGEX([.C295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7_80.txt</text:p>
          </table:table-cell>
          <table:table-cell table:formula="of:=SUBSTITUTE([.A296];&quot;.txt&quot;;&quot;&quot;)" office:value-type="string" office:string-value="AN7_80" calcext:value-type="string">
            <text:p>AN7_80</text:p>
          </table:table-cell>
          <table:table-cell table:formula="of:=MID([.B296];3;100)" office:value-type="string" office:string-value="7_80" calcext:value-type="string">
            <text:p>7_80</text:p>
          </table:table-cell>
          <table:table-cell table:formula="of:=VALUE(SUBSTITUTE(ORG.LIBREOFFICE.REGEX([.C296];&quot;(\d)+_&quot;); &quot;_&quot;;&quot;&quot;))" office:value-type="float" office:value="7" calcext:value-type="float">
            <text:p>7</text:p>
          </table:table-cell>
          <table:table-cell table:formula="of:=VALUE(SUBSTITUTE(ORG.LIBREOFFICE.REGEX([.C296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8_2.txt</text:p>
          </table:table-cell>
          <table:table-cell table:formula="of:=SUBSTITUTE([.A297];&quot;.txt&quot;;&quot;&quot;)" office:value-type="string" office:string-value="AN8_2" calcext:value-type="string">
            <text:p>AN8_2</text:p>
          </table:table-cell>
          <table:table-cell table:formula="of:=MID([.B297];3;100)" office:value-type="string" office:string-value="8_2" calcext:value-type="string">
            <text:p>8_2</text:p>
          </table:table-cell>
          <table:table-cell table:formula="of:=VALUE(SUBSTITUTE(ORG.LIBREOFFICE.REGEX([.C297];&quot;(\d)+_&quot;); &quot;_&quot;;&quot;&quot;))" office:value-type="float" office:value="8" calcext:value-type="float">
            <text:p>8</text:p>
          </table:table-cell>
          <table:table-cell table:formula="of:=VALUE(SUBSTITUTE(ORG.LIBREOFFICE.REGEX([.C29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8_6.txt</text:p>
          </table:table-cell>
          <table:table-cell table:formula="of:=SUBSTITUTE([.A298];&quot;.txt&quot;;&quot;&quot;)" office:value-type="string" office:string-value="AN8_6" calcext:value-type="string">
            <text:p>AN8_6</text:p>
          </table:table-cell>
          <table:table-cell table:formula="of:=MID([.B298];3;100)" office:value-type="string" office:string-value="8_6" calcext:value-type="string">
            <text:p>8_6</text:p>
          </table:table-cell>
          <table:table-cell table:formula="of:=VALUE(SUBSTITUTE(ORG.LIBREOFFICE.REGEX([.C298];&quot;(\d)+_&quot;); &quot;_&quot;;&quot;&quot;))" office:value-type="float" office:value="8" calcext:value-type="float">
            <text:p>8</text:p>
          </table:table-cell>
          <table:table-cell table:formula="of:=VALUE(SUBSTITUTE(ORG.LIBREOFFICE.REGEX([.C29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8_7.txt</text:p>
          </table:table-cell>
          <table:table-cell table:formula="of:=SUBSTITUTE([.A299];&quot;.txt&quot;;&quot;&quot;)" office:value-type="string" office:string-value="AN8_7" calcext:value-type="string">
            <text:p>AN8_7</text:p>
          </table:table-cell>
          <table:table-cell table:formula="of:=MID([.B299];3;100)" office:value-type="string" office:string-value="8_7" calcext:value-type="string">
            <text:p>8_7</text:p>
          </table:table-cell>
          <table:table-cell table:formula="of:=VALUE(SUBSTITUTE(ORG.LIBREOFFICE.REGEX([.C299];&quot;(\d)+_&quot;); &quot;_&quot;;&quot;&quot;))" office:value-type="float" office:value="8" calcext:value-type="float">
            <text:p>8</text:p>
          </table:table-cell>
          <table:table-cell table:formula="of:=VALUE(SUBSTITUTE(ORG.LIBREOFFICE.REGEX([.C29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8_8.txt</text:p>
          </table:table-cell>
          <table:table-cell table:formula="of:=SUBSTITUTE([.A300];&quot;.txt&quot;;&quot;&quot;)" office:value-type="string" office:string-value="AN8_8" calcext:value-type="string">
            <text:p>AN8_8</text:p>
          </table:table-cell>
          <table:table-cell table:formula="of:=MID([.B300];3;100)" office:value-type="string" office:string-value="8_8" calcext:value-type="string">
            <text:p>8_8</text:p>
          </table:table-cell>
          <table:table-cell table:formula="of:=VALUE(SUBSTITUTE(ORG.LIBREOFFICE.REGEX([.C300];&quot;(\d)+_&quot;); &quot;_&quot;;&quot;&quot;))" office:value-type="float" office:value="8" calcext:value-type="float">
            <text:p>8</text:p>
          </table:table-cell>
          <table:table-cell table:formula="of:=VALUE(SUBSTITUTE(ORG.LIBREOFFICE.REGEX([.C30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8_9.txt</text:p>
          </table:table-cell>
          <table:table-cell table:formula="of:=SUBSTITUTE([.A301];&quot;.txt&quot;;&quot;&quot;)" office:value-type="string" office:string-value="AN8_9" calcext:value-type="string">
            <text:p>AN8_9</text:p>
          </table:table-cell>
          <table:table-cell table:formula="of:=MID([.B301];3;100)" office:value-type="string" office:string-value="8_9" calcext:value-type="string">
            <text:p>8_9</text:p>
          </table:table-cell>
          <table:table-cell table:formula="of:=VALUE(SUBSTITUTE(ORG.LIBREOFFICE.REGEX([.C301];&quot;(\d)+_&quot;); &quot;_&quot;;&quot;&quot;))" office:value-type="float" office:value="8" calcext:value-type="float">
            <text:p>8</text:p>
          </table:table-cell>
          <table:table-cell table:formula="of:=VALUE(SUBSTITUTE(ORG.LIBREOFFICE.REGEX([.C301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8_13.txt</text:p>
          </table:table-cell>
          <table:table-cell table:formula="of:=SUBSTITUTE([.A302];&quot;.txt&quot;;&quot;&quot;)" office:value-type="string" office:string-value="AN8_13" calcext:value-type="string">
            <text:p>AN8_13</text:p>
          </table:table-cell>
          <table:table-cell table:formula="of:=MID([.B302];3;100)" office:value-type="string" office:string-value="8_13" calcext:value-type="string">
            <text:p>8_13</text:p>
          </table:table-cell>
          <table:table-cell table:formula="of:=VALUE(SUBSTITUTE(ORG.LIBREOFFICE.REGEX([.C302];&quot;(\d)+_&quot;); &quot;_&quot;;&quot;&quot;))" office:value-type="float" office:value="8" calcext:value-type="float">
            <text:p>8</text:p>
          </table:table-cell>
          <table:table-cell table:formula="of:=VALUE(SUBSTITUTE(ORG.LIBREOFFICE.REGEX([.C30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8_14.txt</text:p>
          </table:table-cell>
          <table:table-cell table:formula="of:=SUBSTITUTE([.A303];&quot;.txt&quot;;&quot;&quot;)" office:value-type="string" office:string-value="AN8_14" calcext:value-type="string">
            <text:p>AN8_14</text:p>
          </table:table-cell>
          <table:table-cell table:formula="of:=MID([.B303];3;100)" office:value-type="string" office:string-value="8_14" calcext:value-type="string">
            <text:p>8_14</text:p>
          </table:table-cell>
          <table:table-cell table:formula="of:=VALUE(SUBSTITUTE(ORG.LIBREOFFICE.REGEX([.C303];&quot;(\d)+_&quot;); &quot;_&quot;;&quot;&quot;))" office:value-type="float" office:value="8" calcext:value-type="float">
            <text:p>8</text:p>
          </table:table-cell>
          <table:table-cell table:formula="of:=VALUE(SUBSTITUTE(ORG.LIBREOFFICE.REGEX([.C303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8_19.txt</text:p>
          </table:table-cell>
          <table:table-cell table:formula="of:=SUBSTITUTE([.A304];&quot;.txt&quot;;&quot;&quot;)" office:value-type="string" office:string-value="AN8_19" calcext:value-type="string">
            <text:p>AN8_19</text:p>
          </table:table-cell>
          <table:table-cell table:formula="of:=MID([.B304];3;100)" office:value-type="string" office:string-value="8_19" calcext:value-type="string">
            <text:p>8_19</text:p>
          </table:table-cell>
          <table:table-cell table:formula="of:=VALUE(SUBSTITUTE(ORG.LIBREOFFICE.REGEX([.C304];&quot;(\d)+_&quot;); &quot;_&quot;;&quot;&quot;))" office:value-type="float" office:value="8" calcext:value-type="float">
            <text:p>8</text:p>
          </table:table-cell>
          <table:table-cell table:formula="of:=VALUE(SUBSTITUTE(ORG.LIBREOFFICE.REGEX([.C304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N8_22.txt</text:p>
          </table:table-cell>
          <table:table-cell table:formula="of:=SUBSTITUTE([.A305];&quot;.txt&quot;;&quot;&quot;)" office:value-type="string" office:string-value="AN8_22" calcext:value-type="string">
            <text:p>AN8_22</text:p>
          </table:table-cell>
          <table:table-cell table:formula="of:=MID([.B305];3;100)" office:value-type="string" office:string-value="8_22" calcext:value-type="string">
            <text:p>8_22</text:p>
          </table:table-cell>
          <table:table-cell table:formula="of:=VALUE(SUBSTITUTE(ORG.LIBREOFFICE.REGEX([.C305];&quot;(\d)+_&quot;); &quot;_&quot;;&quot;&quot;))" office:value-type="float" office:value="8" calcext:value-type="float">
            <text:p>8</text:p>
          </table:table-cell>
          <table:table-cell table:formula="of:=VALUE(SUBSTITUTE(ORG.LIBREOFFICE.REGEX([.C305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AN8_23.txt</text:p>
          </table:table-cell>
          <table:table-cell table:formula="of:=SUBSTITUTE([.A306];&quot;.txt&quot;;&quot;&quot;)" office:value-type="string" office:string-value="AN8_23" calcext:value-type="string">
            <text:p>AN8_23</text:p>
          </table:table-cell>
          <table:table-cell table:formula="of:=MID([.B306];3;100)" office:value-type="string" office:string-value="8_23" calcext:value-type="string">
            <text:p>8_23</text:p>
          </table:table-cell>
          <table:table-cell table:formula="of:=VALUE(SUBSTITUTE(ORG.LIBREOFFICE.REGEX([.C306];&quot;(\d)+_&quot;); &quot;_&quot;;&quot;&quot;))" office:value-type="float" office:value="8" calcext:value-type="float">
            <text:p>8</text:p>
          </table:table-cell>
          <table:table-cell table:formula="of:=VALUE(SUBSTITUTE(ORG.LIBREOFFICE.REGEX([.C306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AN8_24.txt</text:p>
          </table:table-cell>
          <table:table-cell table:formula="of:=SUBSTITUTE([.A307];&quot;.txt&quot;;&quot;&quot;)" office:value-type="string" office:string-value="AN8_24" calcext:value-type="string">
            <text:p>AN8_24</text:p>
          </table:table-cell>
          <table:table-cell table:formula="of:=MID([.B307];3;100)" office:value-type="string" office:string-value="8_24" calcext:value-type="string">
            <text:p>8_24</text:p>
          </table:table-cell>
          <table:table-cell table:formula="of:=VALUE(SUBSTITUTE(ORG.LIBREOFFICE.REGEX([.C307];&quot;(\d)+_&quot;); &quot;_&quot;;&quot;&quot;))" office:value-type="float" office:value="8" calcext:value-type="float">
            <text:p>8</text:p>
          </table:table-cell>
          <table:table-cell table:formula="of:=VALUE(SUBSTITUTE(ORG.LIBREOFFICE.REGEX([.C307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8_26.txt</text:p>
          </table:table-cell>
          <table:table-cell table:formula="of:=SUBSTITUTE([.A308];&quot;.txt&quot;;&quot;&quot;)" office:value-type="string" office:string-value="AN8_26" calcext:value-type="string">
            <text:p>AN8_26</text:p>
          </table:table-cell>
          <table:table-cell table:formula="of:=MID([.B308];3;100)" office:value-type="string" office:string-value="8_26" calcext:value-type="string">
            <text:p>8_26</text:p>
          </table:table-cell>
          <table:table-cell table:formula="of:=VALUE(SUBSTITUTE(ORG.LIBREOFFICE.REGEX([.C308];&quot;(\d)+_&quot;); &quot;_&quot;;&quot;&quot;))" office:value-type="float" office:value="8" calcext:value-type="float">
            <text:p>8</text:p>
          </table:table-cell>
          <table:table-cell table:formula="of:=VALUE(SUBSTITUTE(ORG.LIBREOFFICE.REGEX([.C308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AN8_28.txt</text:p>
          </table:table-cell>
          <table:table-cell table:formula="of:=SUBSTITUTE([.A309];&quot;.txt&quot;;&quot;&quot;)" office:value-type="string" office:string-value="AN8_28" calcext:value-type="string">
            <text:p>AN8_28</text:p>
          </table:table-cell>
          <table:table-cell table:formula="of:=MID([.B309];3;100)" office:value-type="string" office:string-value="8_28" calcext:value-type="string">
            <text:p>8_28</text:p>
          </table:table-cell>
          <table:table-cell table:formula="of:=VALUE(SUBSTITUTE(ORG.LIBREOFFICE.REGEX([.C309];&quot;(\d)+_&quot;); &quot;_&quot;;&quot;&quot;))" office:value-type="float" office:value="8" calcext:value-type="float">
            <text:p>8</text:p>
          </table:table-cell>
          <table:table-cell table:formula="of:=VALUE(SUBSTITUTE(ORG.LIBREOFFICE.REGEX([.C309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AN8_30.txt</text:p>
          </table:table-cell>
          <table:table-cell table:formula="of:=SUBSTITUTE([.A310];&quot;.txt&quot;;&quot;&quot;)" office:value-type="string" office:string-value="AN8_30" calcext:value-type="string">
            <text:p>AN8_30</text:p>
          </table:table-cell>
          <table:table-cell table:formula="of:=MID([.B310];3;100)" office:value-type="string" office:string-value="8_30" calcext:value-type="string">
            <text:p>8_30</text:p>
          </table:table-cell>
          <table:table-cell table:formula="of:=VALUE(SUBSTITUTE(ORG.LIBREOFFICE.REGEX([.C310];&quot;(\d)+_&quot;); &quot;_&quot;;&quot;&quot;))" office:value-type="float" office:value="8" calcext:value-type="float">
            <text:p>8</text:p>
          </table:table-cell>
          <table:table-cell table:formula="of:=VALUE(SUBSTITUTE(ORG.LIBREOFFICE.REGEX([.C310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AN8_39.txt</text:p>
          </table:table-cell>
          <table:table-cell table:formula="of:=SUBSTITUTE([.A311];&quot;.txt&quot;;&quot;&quot;)" office:value-type="string" office:string-value="AN8_39" calcext:value-type="string">
            <text:p>AN8_39</text:p>
          </table:table-cell>
          <table:table-cell table:formula="of:=MID([.B311];3;100)" office:value-type="string" office:string-value="8_39" calcext:value-type="string">
            <text:p>8_39</text:p>
          </table:table-cell>
          <table:table-cell table:formula="of:=VALUE(SUBSTITUTE(ORG.LIBREOFFICE.REGEX([.C311];&quot;(\d)+_&quot;); &quot;_&quot;;&quot;&quot;))" office:value-type="float" office:value="8" calcext:value-type="float">
            <text:p>8</text:p>
          </table:table-cell>
          <table:table-cell table:formula="of:=VALUE(SUBSTITUTE(ORG.LIBREOFFICE.REGEX([.C311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8_40.txt</text:p>
          </table:table-cell>
          <table:table-cell table:formula="of:=SUBSTITUTE([.A312];&quot;.txt&quot;;&quot;&quot;)" office:value-type="string" office:string-value="AN8_40" calcext:value-type="string">
            <text:p>AN8_40</text:p>
          </table:table-cell>
          <table:table-cell table:formula="of:=MID([.B312];3;100)" office:value-type="string" office:string-value="8_40" calcext:value-type="string">
            <text:p>8_40</text:p>
          </table:table-cell>
          <table:table-cell table:formula="of:=VALUE(SUBSTITUTE(ORG.LIBREOFFICE.REGEX([.C312];&quot;(\d)+_&quot;); &quot;_&quot;;&quot;&quot;))" office:value-type="float" office:value="8" calcext:value-type="float">
            <text:p>8</text:p>
          </table:table-cell>
          <table:table-cell table:formula="of:=VALUE(SUBSTITUTE(ORG.LIBREOFFICE.REGEX([.C312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8_51.txt</text:p>
          </table:table-cell>
          <table:table-cell table:formula="of:=SUBSTITUTE([.A313];&quot;.txt&quot;;&quot;&quot;)" office:value-type="string" office:string-value="AN8_51" calcext:value-type="string">
            <text:p>AN8_51</text:p>
          </table:table-cell>
          <table:table-cell table:formula="of:=MID([.B313];3;100)" office:value-type="string" office:string-value="8_51" calcext:value-type="string">
            <text:p>8_51</text:p>
          </table:table-cell>
          <table:table-cell table:formula="of:=VALUE(SUBSTITUTE(ORG.LIBREOFFICE.REGEX([.C313];&quot;(\d)+_&quot;); &quot;_&quot;;&quot;&quot;))" office:value-type="float" office:value="8" calcext:value-type="float">
            <text:p>8</text:p>
          </table:table-cell>
          <table:table-cell table:formula="of:=VALUE(SUBSTITUTE(ORG.LIBREOFFICE.REGEX([.C313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8_53.txt</text:p>
          </table:table-cell>
          <table:table-cell table:formula="of:=SUBSTITUTE([.A314];&quot;.txt&quot;;&quot;&quot;)" office:value-type="string" office:string-value="AN8_53" calcext:value-type="string">
            <text:p>AN8_53</text:p>
          </table:table-cell>
          <table:table-cell table:formula="of:=MID([.B314];3;100)" office:value-type="string" office:string-value="8_53" calcext:value-type="string">
            <text:p>8_53</text:p>
          </table:table-cell>
          <table:table-cell table:formula="of:=VALUE(SUBSTITUTE(ORG.LIBREOFFICE.REGEX([.C314];&quot;(\d)+_&quot;); &quot;_&quot;;&quot;&quot;))" office:value-type="float" office:value="8" calcext:value-type="float">
            <text:p>8</text:p>
          </table:table-cell>
          <table:table-cell table:formula="of:=VALUE(SUBSTITUTE(ORG.LIBREOFFICE.REGEX([.C314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AN8_54.txt</text:p>
          </table:table-cell>
          <table:table-cell table:formula="of:=SUBSTITUTE([.A315];&quot;.txt&quot;;&quot;&quot;)" office:value-type="string" office:string-value="AN8_54" calcext:value-type="string">
            <text:p>AN8_54</text:p>
          </table:table-cell>
          <table:table-cell table:formula="of:=MID([.B315];3;100)" office:value-type="string" office:string-value="8_54" calcext:value-type="string">
            <text:p>8_54</text:p>
          </table:table-cell>
          <table:table-cell table:formula="of:=VALUE(SUBSTITUTE(ORG.LIBREOFFICE.REGEX([.C315];&quot;(\d)+_&quot;); &quot;_&quot;;&quot;&quot;))" office:value-type="float" office:value="8" calcext:value-type="float">
            <text:p>8</text:p>
          </table:table-cell>
          <table:table-cell table:formula="of:=VALUE(SUBSTITUTE(ORG.LIBREOFFICE.REGEX([.C315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N8_61.txt</text:p>
          </table:table-cell>
          <table:table-cell table:formula="of:=SUBSTITUTE([.A316];&quot;.txt&quot;;&quot;&quot;)" office:value-type="string" office:string-value="AN8_61" calcext:value-type="string">
            <text:p>AN8_61</text:p>
          </table:table-cell>
          <table:table-cell table:formula="of:=MID([.B316];3;100)" office:value-type="string" office:string-value="8_61" calcext:value-type="string">
            <text:p>8_61</text:p>
          </table:table-cell>
          <table:table-cell table:formula="of:=VALUE(SUBSTITUTE(ORG.LIBREOFFICE.REGEX([.C316];&quot;(\d)+_&quot;); &quot;_&quot;;&quot;&quot;))" office:value-type="float" office:value="8" calcext:value-type="float">
            <text:p>8</text:p>
          </table:table-cell>
          <table:table-cell table:formula="of:=VALUE(SUBSTITUTE(ORG.LIBREOFFICE.REGEX([.C316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8_70.txt</text:p>
          </table:table-cell>
          <table:table-cell table:formula="of:=SUBSTITUTE([.A317];&quot;.txt&quot;;&quot;&quot;)" office:value-type="string" office:string-value="AN8_70" calcext:value-type="string">
            <text:p>AN8_70</text:p>
          </table:table-cell>
          <table:table-cell table:formula="of:=MID([.B317];3;100)" office:value-type="string" office:string-value="8_70" calcext:value-type="string">
            <text:p>8_70</text:p>
          </table:table-cell>
          <table:table-cell table:formula="of:=VALUE(SUBSTITUTE(ORG.LIBREOFFICE.REGEX([.C317];&quot;(\d)+_&quot;); &quot;_&quot;;&quot;&quot;))" office:value-type="float" office:value="8" calcext:value-type="float">
            <text:p>8</text:p>
          </table:table-cell>
          <table:table-cell table:formula="of:=VALUE(SUBSTITUTE(ORG.LIBREOFFICE.REGEX([.C317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8_71.txt</text:p>
          </table:table-cell>
          <table:table-cell table:formula="of:=SUBSTITUTE([.A318];&quot;.txt&quot;;&quot;&quot;)" office:value-type="string" office:string-value="AN8_71" calcext:value-type="string">
            <text:p>AN8_71</text:p>
          </table:table-cell>
          <table:table-cell table:formula="of:=MID([.B318];3;100)" office:value-type="string" office:string-value="8_71" calcext:value-type="string">
            <text:p>8_71</text:p>
          </table:table-cell>
          <table:table-cell table:formula="of:=VALUE(SUBSTITUTE(ORG.LIBREOFFICE.REGEX([.C318];&quot;(\d)+_&quot;); &quot;_&quot;;&quot;&quot;))" office:value-type="float" office:value="8" calcext:value-type="float">
            <text:p>8</text:p>
          </table:table-cell>
          <table:table-cell table:formula="of:=VALUE(SUBSTITUTE(ORG.LIBREOFFICE.REGEX([.C318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8_95.txt</text:p>
          </table:table-cell>
          <table:table-cell table:formula="of:=SUBSTITUTE([.A319];&quot;.txt&quot;;&quot;&quot;)" office:value-type="string" office:string-value="AN8_95" calcext:value-type="string">
            <text:p>AN8_95</text:p>
          </table:table-cell>
          <table:table-cell table:formula="of:=MID([.B319];3;100)" office:value-type="string" office:string-value="8_95" calcext:value-type="string">
            <text:p>8_95</text:p>
          </table:table-cell>
          <table:table-cell table:formula="of:=VALUE(SUBSTITUTE(ORG.LIBREOFFICE.REGEX([.C319];&quot;(\d)+_&quot;); &quot;_&quot;;&quot;&quot;))" office:value-type="float" office:value="8" calcext:value-type="float">
            <text:p>8</text:p>
          </table:table-cell>
          <table:table-cell table:formula="of:=VALUE(SUBSTITUTE(ORG.LIBREOFFICE.REGEX([.C319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8_103.txt</text:p>
          </table:table-cell>
          <table:table-cell table:formula="of:=SUBSTITUTE([.A320];&quot;.txt&quot;;&quot;&quot;)" office:value-type="string" office:string-value="AN8_103" calcext:value-type="string">
            <text:p>AN8_103</text:p>
          </table:table-cell>
          <table:table-cell table:formula="of:=MID([.B320];3;100)" office:value-type="string" office:string-value="8_103" calcext:value-type="string">
            <text:p>8_103</text:p>
          </table:table-cell>
          <table:table-cell table:formula="of:=VALUE(SUBSTITUTE(ORG.LIBREOFFICE.REGEX([.C320];&quot;(\d)+_&quot;); &quot;_&quot;;&quot;&quot;))" office:value-type="float" office:value="8" calcext:value-type="float">
            <text:p>8</text:p>
          </table:table-cell>
          <table:table-cell table:formula="of:=VALUE(SUBSTITUTE(ORG.LIBREOFFICE.REGEX([.C320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9_1.txt</text:p>
          </table:table-cell>
          <table:table-cell table:formula="of:=SUBSTITUTE([.A321];&quot;.txt&quot;;&quot;&quot;)" office:value-type="string" office:string-value="AN9_1" calcext:value-type="string">
            <text:p>AN9_1</text:p>
          </table:table-cell>
          <table:table-cell table:formula="of:=MID([.B321];3;100)" office:value-type="string" office:string-value="9_1" calcext:value-type="string">
            <text:p>9_1</text:p>
          </table:table-cell>
          <table:table-cell table:formula="of:=VALUE(SUBSTITUTE(ORG.LIBREOFFICE.REGEX([.C321];&quot;(\d)+_&quot;); &quot;_&quot;;&quot;&quot;))" office:value-type="float" office:value="9" calcext:value-type="float">
            <text:p>9</text:p>
          </table:table-cell>
          <table:table-cell table:formula="of:=VALUE(SUBSTITUTE(ORG.LIBREOFFICE.REGEX([.C32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9_7.txt</text:p>
          </table:table-cell>
          <table:table-cell table:formula="of:=SUBSTITUTE([.A322];&quot;.txt&quot;;&quot;&quot;)" office:value-type="string" office:string-value="AN9_7" calcext:value-type="string">
            <text:p>AN9_7</text:p>
          </table:table-cell>
          <table:table-cell table:formula="of:=MID([.B322];3;100)" office:value-type="string" office:string-value="9_7" calcext:value-type="string">
            <text:p>9_7</text:p>
          </table:table-cell>
          <table:table-cell table:formula="of:=VALUE(SUBSTITUTE(ORG.LIBREOFFICE.REGEX([.C322];&quot;(\d)+_&quot;); &quot;_&quot;;&quot;&quot;))" office:value-type="float" office:value="9" calcext:value-type="float">
            <text:p>9</text:p>
          </table:table-cell>
          <table:table-cell table:formula="of:=VALUE(SUBSTITUTE(ORG.LIBREOFFICE.REGEX([.C322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9_8.txt</text:p>
          </table:table-cell>
          <table:table-cell table:formula="of:=SUBSTITUTE([.A323];&quot;.txt&quot;;&quot;&quot;)" office:value-type="string" office:string-value="AN9_8" calcext:value-type="string">
            <text:p>AN9_8</text:p>
          </table:table-cell>
          <table:table-cell table:formula="of:=MID([.B323];3;100)" office:value-type="string" office:string-value="9_8" calcext:value-type="string">
            <text:p>9_8</text:p>
          </table:table-cell>
          <table:table-cell table:formula="of:=VALUE(SUBSTITUTE(ORG.LIBREOFFICE.REGEX([.C323];&quot;(\d)+_&quot;); &quot;_&quot;;&quot;&quot;))" office:value-type="float" office:value="9" calcext:value-type="float">
            <text:p>9</text:p>
          </table:table-cell>
          <table:table-cell table:formula="of:=VALUE(SUBSTITUTE(ORG.LIBREOFFICE.REGEX([.C32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N9_13.txt</text:p>
          </table:table-cell>
          <table:table-cell table:formula="of:=SUBSTITUTE([.A324];&quot;.txt&quot;;&quot;&quot;)" office:value-type="string" office:string-value="AN9_13" calcext:value-type="string">
            <text:p>AN9_13</text:p>
          </table:table-cell>
          <table:table-cell table:formula="of:=MID([.B324];3;100)" office:value-type="string" office:string-value="9_13" calcext:value-type="string">
            <text:p>9_13</text:p>
          </table:table-cell>
          <table:table-cell table:formula="of:=VALUE(SUBSTITUTE(ORG.LIBREOFFICE.REGEX([.C324];&quot;(\d)+_&quot;); &quot;_&quot;;&quot;&quot;))" office:value-type="float" office:value="9" calcext:value-type="float">
            <text:p>9</text:p>
          </table:table-cell>
          <table:table-cell table:formula="of:=VALUE(SUBSTITUTE(ORG.LIBREOFFICE.REGEX([.C324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9_14.txt</text:p>
          </table:table-cell>
          <table:table-cell table:formula="of:=SUBSTITUTE([.A325];&quot;.txt&quot;;&quot;&quot;)" office:value-type="string" office:string-value="AN9_14" calcext:value-type="string">
            <text:p>AN9_14</text:p>
          </table:table-cell>
          <table:table-cell table:formula="of:=MID([.B325];3;100)" office:value-type="string" office:string-value="9_14" calcext:value-type="string">
            <text:p>9_14</text:p>
          </table:table-cell>
          <table:table-cell table:formula="of:=VALUE(SUBSTITUTE(ORG.LIBREOFFICE.REGEX([.C325];&quot;(\d)+_&quot;); &quot;_&quot;;&quot;&quot;))" office:value-type="float" office:value="9" calcext:value-type="float">
            <text:p>9</text:p>
          </table:table-cell>
          <table:table-cell table:formula="of:=VALUE(SUBSTITUTE(ORG.LIBREOFFICE.REGEX([.C32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N9_15.txt</text:p>
          </table:table-cell>
          <table:table-cell table:formula="of:=SUBSTITUTE([.A326];&quot;.txt&quot;;&quot;&quot;)" office:value-type="string" office:string-value="AN9_15" calcext:value-type="string">
            <text:p>AN9_15</text:p>
          </table:table-cell>
          <table:table-cell table:formula="of:=MID([.B326];3;100)" office:value-type="string" office:string-value="9_15" calcext:value-type="string">
            <text:p>9_15</text:p>
          </table:table-cell>
          <table:table-cell table:formula="of:=VALUE(SUBSTITUTE(ORG.LIBREOFFICE.REGEX([.C326];&quot;(\d)+_&quot;); &quot;_&quot;;&quot;&quot;))" office:value-type="float" office:value="9" calcext:value-type="float">
            <text:p>9</text:p>
          </table:table-cell>
          <table:table-cell table:formula="of:=VALUE(SUBSTITUTE(ORG.LIBREOFFICE.REGEX([.C326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9_16.txt</text:p>
          </table:table-cell>
          <table:table-cell table:formula="of:=SUBSTITUTE([.A327];&quot;.txt&quot;;&quot;&quot;)" office:value-type="string" office:string-value="AN9_16" calcext:value-type="string">
            <text:p>AN9_16</text:p>
          </table:table-cell>
          <table:table-cell table:formula="of:=MID([.B327];3;100)" office:value-type="string" office:string-value="9_16" calcext:value-type="string">
            <text:p>9_16</text:p>
          </table:table-cell>
          <table:table-cell table:formula="of:=VALUE(SUBSTITUTE(ORG.LIBREOFFICE.REGEX([.C327];&quot;(\d)+_&quot;); &quot;_&quot;;&quot;&quot;))" office:value-type="float" office:value="9" calcext:value-type="float">
            <text:p>9</text:p>
          </table:table-cell>
          <table:table-cell table:formula="of:=VALUE(SUBSTITUTE(ORG.LIBREOFFICE.REGEX([.C327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N9_20.txt</text:p>
          </table:table-cell>
          <table:table-cell table:formula="of:=SUBSTITUTE([.A328];&quot;.txt&quot;;&quot;&quot;)" office:value-type="string" office:string-value="AN9_20" calcext:value-type="string">
            <text:p>AN9_20</text:p>
          </table:table-cell>
          <table:table-cell table:formula="of:=MID([.B328];3;100)" office:value-type="string" office:string-value="9_20" calcext:value-type="string">
            <text:p>9_20</text:p>
          </table:table-cell>
          <table:table-cell table:formula="of:=VALUE(SUBSTITUTE(ORG.LIBREOFFICE.REGEX([.C328];&quot;(\d)+_&quot;); &quot;_&quot;;&quot;&quot;))" office:value-type="float" office:value="9" calcext:value-type="float">
            <text:p>9</text:p>
          </table:table-cell>
          <table:table-cell table:formula="of:=VALUE(SUBSTITUTE(ORG.LIBREOFFICE.REGEX([.C32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9_24.txt</text:p>
          </table:table-cell>
          <table:table-cell table:formula="of:=SUBSTITUTE([.A329];&quot;.txt&quot;;&quot;&quot;)" office:value-type="string" office:string-value="AN9_24" calcext:value-type="string">
            <text:p>AN9_24</text:p>
          </table:table-cell>
          <table:table-cell table:formula="of:=MID([.B329];3;100)" office:value-type="string" office:string-value="9_24" calcext:value-type="string">
            <text:p>9_24</text:p>
          </table:table-cell>
          <table:table-cell table:formula="of:=VALUE(SUBSTITUTE(ORG.LIBREOFFICE.REGEX([.C329];&quot;(\d)+_&quot;); &quot;_&quot;;&quot;&quot;))" office:value-type="float" office:value="9" calcext:value-type="float">
            <text:p>9</text:p>
          </table:table-cell>
          <table:table-cell table:formula="of:=VALUE(SUBSTITUTE(ORG.LIBREOFFICE.REGEX([.C329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9_25.txt</text:p>
          </table:table-cell>
          <table:table-cell table:formula="of:=SUBSTITUTE([.A330];&quot;.txt&quot;;&quot;&quot;)" office:value-type="string" office:string-value="AN9_25" calcext:value-type="string">
            <text:p>AN9_25</text:p>
          </table:table-cell>
          <table:table-cell table:formula="of:=MID([.B330];3;100)" office:value-type="string" office:string-value="9_25" calcext:value-type="string">
            <text:p>9_25</text:p>
          </table:table-cell>
          <table:table-cell table:formula="of:=VALUE(SUBSTITUTE(ORG.LIBREOFFICE.REGEX([.C330];&quot;(\d)+_&quot;); &quot;_&quot;;&quot;&quot;))" office:value-type="float" office:value="9" calcext:value-type="float">
            <text:p>9</text:p>
          </table:table-cell>
          <table:table-cell table:formula="of:=VALUE(SUBSTITUTE(ORG.LIBREOFFICE.REGEX([.C330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AN9_31.txt</text:p>
          </table:table-cell>
          <table:table-cell table:formula="of:=SUBSTITUTE([.A331];&quot;.txt&quot;;&quot;&quot;)" office:value-type="string" office:string-value="AN9_31" calcext:value-type="string">
            <text:p>AN9_31</text:p>
          </table:table-cell>
          <table:table-cell table:formula="of:=MID([.B331];3;100)" office:value-type="string" office:string-value="9_31" calcext:value-type="string">
            <text:p>9_31</text:p>
          </table:table-cell>
          <table:table-cell table:formula="of:=VALUE(SUBSTITUTE(ORG.LIBREOFFICE.REGEX([.C331];&quot;(\d)+_&quot;); &quot;_&quot;;&quot;&quot;))" office:value-type="float" office:value="9" calcext:value-type="float">
            <text:p>9</text:p>
          </table:table-cell>
          <table:table-cell table:formula="of:=VALUE(SUBSTITUTE(ORG.LIBREOFFICE.REGEX([.C33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AN9_32.txt</text:p>
          </table:table-cell>
          <table:table-cell table:formula="of:=SUBSTITUTE([.A332];&quot;.txt&quot;;&quot;&quot;)" office:value-type="string" office:string-value="AN9_32" calcext:value-type="string">
            <text:p>AN9_32</text:p>
          </table:table-cell>
          <table:table-cell table:formula="of:=MID([.B332];3;100)" office:value-type="string" office:string-value="9_32" calcext:value-type="string">
            <text:p>9_32</text:p>
          </table:table-cell>
          <table:table-cell table:formula="of:=VALUE(SUBSTITUTE(ORG.LIBREOFFICE.REGEX([.C332];&quot;(\d)+_&quot;); &quot;_&quot;;&quot;&quot;))" office:value-type="float" office:value="9" calcext:value-type="float">
            <text:p>9</text:p>
          </table:table-cell>
          <table:table-cell table:formula="of:=VALUE(SUBSTITUTE(ORG.LIBREOFFICE.REGEX([.C332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AN9_33.txt</text:p>
          </table:table-cell>
          <table:table-cell table:formula="of:=SUBSTITUTE([.A333];&quot;.txt&quot;;&quot;&quot;)" office:value-type="string" office:string-value="AN9_33" calcext:value-type="string">
            <text:p>AN9_33</text:p>
          </table:table-cell>
          <table:table-cell table:formula="of:=MID([.B333];3;100)" office:value-type="string" office:string-value="9_33" calcext:value-type="string">
            <text:p>9_33</text:p>
          </table:table-cell>
          <table:table-cell table:formula="of:=VALUE(SUBSTITUTE(ORG.LIBREOFFICE.REGEX([.C333];&quot;(\d)+_&quot;); &quot;_&quot;;&quot;&quot;))" office:value-type="float" office:value="9" calcext:value-type="float">
            <text:p>9</text:p>
          </table:table-cell>
          <table:table-cell table:formula="of:=VALUE(SUBSTITUTE(ORG.LIBREOFFICE.REGEX([.C333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AN9_34.txt</text:p>
          </table:table-cell>
          <table:table-cell table:formula="of:=SUBSTITUTE([.A334];&quot;.txt&quot;;&quot;&quot;)" office:value-type="string" office:string-value="AN9_34" calcext:value-type="string">
            <text:p>AN9_34</text:p>
          </table:table-cell>
          <table:table-cell table:formula="of:=MID([.B334];3;100)" office:value-type="string" office:string-value="9_34" calcext:value-type="string">
            <text:p>9_34</text:p>
          </table:table-cell>
          <table:table-cell table:formula="of:=VALUE(SUBSTITUTE(ORG.LIBREOFFICE.REGEX([.C334];&quot;(\d)+_&quot;); &quot;_&quot;;&quot;&quot;))" office:value-type="float" office:value="9" calcext:value-type="float">
            <text:p>9</text:p>
          </table:table-cell>
          <table:table-cell table:formula="of:=VALUE(SUBSTITUTE(ORG.LIBREOFFICE.REGEX([.C334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AN9_35.txt</text:p>
          </table:table-cell>
          <table:table-cell table:formula="of:=SUBSTITUTE([.A335];&quot;.txt&quot;;&quot;&quot;)" office:value-type="string" office:string-value="AN9_35" calcext:value-type="string">
            <text:p>AN9_35</text:p>
          </table:table-cell>
          <table:table-cell table:formula="of:=MID([.B335];3;100)" office:value-type="string" office:string-value="9_35" calcext:value-type="string">
            <text:p>9_35</text:p>
          </table:table-cell>
          <table:table-cell table:formula="of:=VALUE(SUBSTITUTE(ORG.LIBREOFFICE.REGEX([.C335];&quot;(\d)+_&quot;); &quot;_&quot;;&quot;&quot;))" office:value-type="float" office:value="9" calcext:value-type="float">
            <text:p>9</text:p>
          </table:table-cell>
          <table:table-cell table:formula="of:=VALUE(SUBSTITUTE(ORG.LIBREOFFICE.REGEX([.C335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N9_36.txt</text:p>
          </table:table-cell>
          <table:table-cell table:formula="of:=SUBSTITUTE([.A336];&quot;.txt&quot;;&quot;&quot;)" office:value-type="string" office:string-value="AN9_36" calcext:value-type="string">
            <text:p>AN9_36</text:p>
          </table:table-cell>
          <table:table-cell table:formula="of:=MID([.B336];3;100)" office:value-type="string" office:string-value="9_36" calcext:value-type="string">
            <text:p>9_36</text:p>
          </table:table-cell>
          <table:table-cell table:formula="of:=VALUE(SUBSTITUTE(ORG.LIBREOFFICE.REGEX([.C336];&quot;(\d)+_&quot;); &quot;_&quot;;&quot;&quot;))" office:value-type="float" office:value="9" calcext:value-type="float">
            <text:p>9</text:p>
          </table:table-cell>
          <table:table-cell table:formula="of:=VALUE(SUBSTITUTE(ORG.LIBREOFFICE.REGEX([.C336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AN9_37.txt</text:p>
          </table:table-cell>
          <table:table-cell table:formula="of:=SUBSTITUTE([.A337];&quot;.txt&quot;;&quot;&quot;)" office:value-type="string" office:string-value="AN9_37" calcext:value-type="string">
            <text:p>AN9_37</text:p>
          </table:table-cell>
          <table:table-cell table:formula="of:=MID([.B337];3;100)" office:value-type="string" office:string-value="9_37" calcext:value-type="string">
            <text:p>9_37</text:p>
          </table:table-cell>
          <table:table-cell table:formula="of:=VALUE(SUBSTITUTE(ORG.LIBREOFFICE.REGEX([.C337];&quot;(\d)+_&quot;); &quot;_&quot;;&quot;&quot;))" office:value-type="float" office:value="9" calcext:value-type="float">
            <text:p>9</text:p>
          </table:table-cell>
          <table:table-cell table:formula="of:=VALUE(SUBSTITUTE(ORG.LIBREOFFICE.REGEX([.C337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AN9_38.txt</text:p>
          </table:table-cell>
          <table:table-cell table:formula="of:=SUBSTITUTE([.A338];&quot;.txt&quot;;&quot;&quot;)" office:value-type="string" office:string-value="AN9_38" calcext:value-type="string">
            <text:p>AN9_38</text:p>
          </table:table-cell>
          <table:table-cell table:formula="of:=MID([.B338];3;100)" office:value-type="string" office:string-value="9_38" calcext:value-type="string">
            <text:p>9_38</text:p>
          </table:table-cell>
          <table:table-cell table:formula="of:=VALUE(SUBSTITUTE(ORG.LIBREOFFICE.REGEX([.C338];&quot;(\d)+_&quot;); &quot;_&quot;;&quot;&quot;))" office:value-type="float" office:value="9" calcext:value-type="float">
            <text:p>9</text:p>
          </table:table-cell>
          <table:table-cell table:formula="of:=VALUE(SUBSTITUTE(ORG.LIBREOFFICE.REGEX([.C338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AN9_39.txt</text:p>
          </table:table-cell>
          <table:table-cell table:formula="of:=SUBSTITUTE([.A339];&quot;.txt&quot;;&quot;&quot;)" office:value-type="string" office:string-value="AN9_39" calcext:value-type="string">
            <text:p>AN9_39</text:p>
          </table:table-cell>
          <table:table-cell table:formula="of:=MID([.B339];3;100)" office:value-type="string" office:string-value="9_39" calcext:value-type="string">
            <text:p>9_39</text:p>
          </table:table-cell>
          <table:table-cell table:formula="of:=VALUE(SUBSTITUTE(ORG.LIBREOFFICE.REGEX([.C339];&quot;(\d)+_&quot;); &quot;_&quot;;&quot;&quot;))" office:value-type="float" office:value="9" calcext:value-type="float">
            <text:p>9</text:p>
          </table:table-cell>
          <table:table-cell table:formula="of:=VALUE(SUBSTITUTE(ORG.LIBREOFFICE.REGEX([.C339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AN9_40.txt</text:p>
          </table:table-cell>
          <table:table-cell table:formula="of:=SUBSTITUTE([.A340];&quot;.txt&quot;;&quot;&quot;)" office:value-type="string" office:string-value="AN9_40" calcext:value-type="string">
            <text:p>AN9_40</text:p>
          </table:table-cell>
          <table:table-cell table:formula="of:=MID([.B340];3;100)" office:value-type="string" office:string-value="9_40" calcext:value-type="string">
            <text:p>9_40</text:p>
          </table:table-cell>
          <table:table-cell table:formula="of:=VALUE(SUBSTITUTE(ORG.LIBREOFFICE.REGEX([.C340];&quot;(\d)+_&quot;); &quot;_&quot;;&quot;&quot;))" office:value-type="float" office:value="9" calcext:value-type="float">
            <text:p>9</text:p>
          </table:table-cell>
          <table:table-cell table:formula="of:=VALUE(SUBSTITUTE(ORG.LIBREOFFICE.REGEX([.C340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AN9_41.txt</text:p>
          </table:table-cell>
          <table:table-cell table:formula="of:=SUBSTITUTE([.A341];&quot;.txt&quot;;&quot;&quot;)" office:value-type="string" office:string-value="AN9_41" calcext:value-type="string">
            <text:p>AN9_41</text:p>
          </table:table-cell>
          <table:table-cell table:formula="of:=MID([.B341];3;100)" office:value-type="string" office:string-value="9_41" calcext:value-type="string">
            <text:p>9_41</text:p>
          </table:table-cell>
          <table:table-cell table:formula="of:=VALUE(SUBSTITUTE(ORG.LIBREOFFICE.REGEX([.C341];&quot;(\d)+_&quot;); &quot;_&quot;;&quot;&quot;))" office:value-type="float" office:value="9" calcext:value-type="float">
            <text:p>9</text:p>
          </table:table-cell>
          <table:table-cell table:formula="of:=VALUE(SUBSTITUTE(ORG.LIBREOFFICE.REGEX([.C341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AN9_42.txt</text:p>
          </table:table-cell>
          <table:table-cell table:formula="of:=SUBSTITUTE([.A342];&quot;.txt&quot;;&quot;&quot;)" office:value-type="string" office:string-value="AN9_42" calcext:value-type="string">
            <text:p>AN9_42</text:p>
          </table:table-cell>
          <table:table-cell table:formula="of:=MID([.B342];3;100)" office:value-type="string" office:string-value="9_42" calcext:value-type="string">
            <text:p>9_42</text:p>
          </table:table-cell>
          <table:table-cell table:formula="of:=VALUE(SUBSTITUTE(ORG.LIBREOFFICE.REGEX([.C342];&quot;(\d)+_&quot;); &quot;_&quot;;&quot;&quot;))" office:value-type="float" office:value="9" calcext:value-type="float">
            <text:p>9</text:p>
          </table:table-cell>
          <table:table-cell table:formula="of:=VALUE(SUBSTITUTE(ORG.LIBREOFFICE.REGEX([.C342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AN9_43.txt</text:p>
          </table:table-cell>
          <table:table-cell table:formula="of:=SUBSTITUTE([.A343];&quot;.txt&quot;;&quot;&quot;)" office:value-type="string" office:string-value="AN9_43" calcext:value-type="string">
            <text:p>AN9_43</text:p>
          </table:table-cell>
          <table:table-cell table:formula="of:=MID([.B343];3;100)" office:value-type="string" office:string-value="9_43" calcext:value-type="string">
            <text:p>9_43</text:p>
          </table:table-cell>
          <table:table-cell table:formula="of:=VALUE(SUBSTITUTE(ORG.LIBREOFFICE.REGEX([.C343];&quot;(\d)+_&quot;); &quot;_&quot;;&quot;&quot;))" office:value-type="float" office:value="9" calcext:value-type="float">
            <text:p>9</text:p>
          </table:table-cell>
          <table:table-cell table:formula="of:=VALUE(SUBSTITUTE(ORG.LIBREOFFICE.REGEX([.C343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AN9_44.txt</text:p>
          </table:table-cell>
          <table:table-cell table:formula="of:=SUBSTITUTE([.A344];&quot;.txt&quot;;&quot;&quot;)" office:value-type="string" office:string-value="AN9_44" calcext:value-type="string">
            <text:p>AN9_44</text:p>
          </table:table-cell>
          <table:table-cell table:formula="of:=MID([.B344];3;100)" office:value-type="string" office:string-value="9_44" calcext:value-type="string">
            <text:p>9_44</text:p>
          </table:table-cell>
          <table:table-cell table:formula="of:=VALUE(SUBSTITUTE(ORG.LIBREOFFICE.REGEX([.C344];&quot;(\d)+_&quot;); &quot;_&quot;;&quot;&quot;))" office:value-type="float" office:value="9" calcext:value-type="float">
            <text:p>9</text:p>
          </table:table-cell>
          <table:table-cell table:formula="of:=VALUE(SUBSTITUTE(ORG.LIBREOFFICE.REGEX([.C344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AN9_45.txt</text:p>
          </table:table-cell>
          <table:table-cell table:formula="of:=SUBSTITUTE([.A345];&quot;.txt&quot;;&quot;&quot;)" office:value-type="string" office:string-value="AN9_45" calcext:value-type="string">
            <text:p>AN9_45</text:p>
          </table:table-cell>
          <table:table-cell table:formula="of:=MID([.B345];3;100)" office:value-type="string" office:string-value="9_45" calcext:value-type="string">
            <text:p>9_45</text:p>
          </table:table-cell>
          <table:table-cell table:formula="of:=VALUE(SUBSTITUTE(ORG.LIBREOFFICE.REGEX([.C345];&quot;(\d)+_&quot;); &quot;_&quot;;&quot;&quot;))" office:value-type="float" office:value="9" calcext:value-type="float">
            <text:p>9</text:p>
          </table:table-cell>
          <table:table-cell table:formula="of:=VALUE(SUBSTITUTE(ORG.LIBREOFFICE.REGEX([.C345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AN9_62.txt</text:p>
          </table:table-cell>
          <table:table-cell table:formula="of:=SUBSTITUTE([.A346];&quot;.txt&quot;;&quot;&quot;)" office:value-type="string" office:string-value="AN9_62" calcext:value-type="string">
            <text:p>AN9_62</text:p>
          </table:table-cell>
          <table:table-cell table:formula="of:=MID([.B346];3;100)" office:value-type="string" office:string-value="9_62" calcext:value-type="string">
            <text:p>9_62</text:p>
          </table:table-cell>
          <table:table-cell table:formula="of:=VALUE(SUBSTITUTE(ORG.LIBREOFFICE.REGEX([.C346];&quot;(\d)+_&quot;); &quot;_&quot;;&quot;&quot;))" office:value-type="float" office:value="9" calcext:value-type="float">
            <text:p>9</text:p>
          </table:table-cell>
          <table:table-cell table:formula="of:=VALUE(SUBSTITUTE(ORG.LIBREOFFICE.REGEX([.C346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AN9_63.txt</text:p>
          </table:table-cell>
          <table:table-cell table:formula="of:=SUBSTITUTE([.A347];&quot;.txt&quot;;&quot;&quot;)" office:value-type="string" office:string-value="AN9_63" calcext:value-type="string">
            <text:p>AN9_63</text:p>
          </table:table-cell>
          <table:table-cell table:formula="of:=MID([.B347];3;100)" office:value-type="string" office:string-value="9_63" calcext:value-type="string">
            <text:p>9_63</text:p>
          </table:table-cell>
          <table:table-cell table:formula="of:=VALUE(SUBSTITUTE(ORG.LIBREOFFICE.REGEX([.C347];&quot;(\d)+_&quot;); &quot;_&quot;;&quot;&quot;))" office:value-type="float" office:value="9" calcext:value-type="float">
            <text:p>9</text:p>
          </table:table-cell>
          <table:table-cell table:formula="of:=VALUE(SUBSTITUTE(ORG.LIBREOFFICE.REGEX([.C347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AN9_64.txt</text:p>
          </table:table-cell>
          <table:table-cell table:formula="of:=SUBSTITUTE([.A348];&quot;.txt&quot;;&quot;&quot;)" office:value-type="string" office:string-value="AN9_64" calcext:value-type="string">
            <text:p>AN9_64</text:p>
          </table:table-cell>
          <table:table-cell table:formula="of:=MID([.B348];3;100)" office:value-type="string" office:string-value="9_64" calcext:value-type="string">
            <text:p>9_64</text:p>
          </table:table-cell>
          <table:table-cell table:formula="of:=VALUE(SUBSTITUTE(ORG.LIBREOFFICE.REGEX([.C348];&quot;(\d)+_&quot;); &quot;_&quot;;&quot;&quot;))" office:value-type="float" office:value="9" calcext:value-type="float">
            <text:p>9</text:p>
          </table:table-cell>
          <table:table-cell table:formula="of:=VALUE(SUBSTITUTE(ORG.LIBREOFFICE.REGEX([.C348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AN10_6.txt</text:p>
          </table:table-cell>
          <table:table-cell table:formula="of:=SUBSTITUTE([.A349];&quot;.txt&quot;;&quot;&quot;)" office:value-type="string" office:string-value="AN10_6" calcext:value-type="string">
            <text:p>AN10_6</text:p>
          </table:table-cell>
          <table:table-cell table:formula="of:=MID([.B349];3;100)" office:value-type="string" office:string-value="10_6" calcext:value-type="string">
            <text:p>10_6</text:p>
          </table:table-cell>
          <table:table-cell table:formula="of:=VALUE(SUBSTITUTE(ORG.LIBREOFFICE.REGEX([.C349];&quot;(\d)+_&quot;); &quot;_&quot;;&quot;&quot;))" office:value-type="float" office:value="10" calcext:value-type="float">
            <text:p>10</text:p>
          </table:table-cell>
          <table:table-cell table:formula="of:=VALUE(SUBSTITUTE(ORG.LIBREOFFICE.REGEX([.C349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AN10_7.txt</text:p>
          </table:table-cell>
          <table:table-cell table:formula="of:=SUBSTITUTE([.A350];&quot;.txt&quot;;&quot;&quot;)" office:value-type="string" office:string-value="AN10_7" calcext:value-type="string">
            <text:p>AN10_7</text:p>
          </table:table-cell>
          <table:table-cell table:formula="of:=MID([.B350];3;100)" office:value-type="string" office:string-value="10_7" calcext:value-type="string">
            <text:p>10_7</text:p>
          </table:table-cell>
          <table:table-cell table:formula="of:=VALUE(SUBSTITUTE(ORG.LIBREOFFICE.REGEX([.C350];&quot;(\d)+_&quot;); &quot;_&quot;;&quot;&quot;))" office:value-type="float" office:value="10" calcext:value-type="float">
            <text:p>10</text:p>
          </table:table-cell>
          <table:table-cell table:formula="of:=VALUE(SUBSTITUTE(ORG.LIBREOFFICE.REGEX([.C350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AN10_13.txt</text:p>
          </table:table-cell>
          <table:table-cell table:formula="of:=SUBSTITUTE([.A351];&quot;.txt&quot;;&quot;&quot;)" office:value-type="string" office:string-value="AN10_13" calcext:value-type="string">
            <text:p>AN10_13</text:p>
          </table:table-cell>
          <table:table-cell table:formula="of:=MID([.B351];3;100)" office:value-type="string" office:string-value="10_13" calcext:value-type="string">
            <text:p>10_13</text:p>
          </table:table-cell>
          <table:table-cell table:formula="of:=VALUE(SUBSTITUTE(ORG.LIBREOFFICE.REGEX([.C351];&quot;(\d)+_&quot;); &quot;_&quot;;&quot;&quot;))" office:value-type="float" office:value="10" calcext:value-type="float">
            <text:p>10</text:p>
          </table:table-cell>
          <table:table-cell table:formula="of:=VALUE(SUBSTITUTE(ORG.LIBREOFFICE.REGEX([.C351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10_15.txt</text:p>
          </table:table-cell>
          <table:table-cell table:formula="of:=SUBSTITUTE([.A352];&quot;.txt&quot;;&quot;&quot;)" office:value-type="string" office:string-value="AN10_15" calcext:value-type="string">
            <text:p>AN10_15</text:p>
          </table:table-cell>
          <table:table-cell table:formula="of:=MID([.B352];3;100)" office:value-type="string" office:string-value="10_15" calcext:value-type="string">
            <text:p>10_15</text:p>
          </table:table-cell>
          <table:table-cell table:formula="of:=VALUE(SUBSTITUTE(ORG.LIBREOFFICE.REGEX([.C352];&quot;(\d)+_&quot;); &quot;_&quot;;&quot;&quot;))" office:value-type="float" office:value="10" calcext:value-type="float">
            <text:p>10</text:p>
          </table:table-cell>
          <table:table-cell table:formula="of:=VALUE(SUBSTITUTE(ORG.LIBREOFFICE.REGEX([.C352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N10_17.txt</text:p>
          </table:table-cell>
          <table:table-cell table:formula="of:=SUBSTITUTE([.A353];&quot;.txt&quot;;&quot;&quot;)" office:value-type="string" office:string-value="AN10_17" calcext:value-type="string">
            <text:p>AN10_17</text:p>
          </table:table-cell>
          <table:table-cell table:formula="of:=MID([.B353];3;100)" office:value-type="string" office:string-value="10_17" calcext:value-type="string">
            <text:p>10_17</text:p>
          </table:table-cell>
          <table:table-cell table:formula="of:=VALUE(SUBSTITUTE(ORG.LIBREOFFICE.REGEX([.C353];&quot;(\d)+_&quot;); &quot;_&quot;;&quot;&quot;))" office:value-type="float" office:value="10" calcext:value-type="float">
            <text:p>10</text:p>
          </table:table-cell>
          <table:table-cell table:formula="of:=VALUE(SUBSTITUTE(ORG.LIBREOFFICE.REGEX([.C353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N10_18.txt</text:p>
          </table:table-cell>
          <table:table-cell table:formula="of:=SUBSTITUTE([.A354];&quot;.txt&quot;;&quot;&quot;)" office:value-type="string" office:string-value="AN10_18" calcext:value-type="string">
            <text:p>AN10_18</text:p>
          </table:table-cell>
          <table:table-cell table:formula="of:=MID([.B354];3;100)" office:value-type="string" office:string-value="10_18" calcext:value-type="string">
            <text:p>10_18</text:p>
          </table:table-cell>
          <table:table-cell table:formula="of:=VALUE(SUBSTITUTE(ORG.LIBREOFFICE.REGEX([.C354];&quot;(\d)+_&quot;); &quot;_&quot;;&quot;&quot;))" office:value-type="float" office:value="10" calcext:value-type="float">
            <text:p>10</text:p>
          </table:table-cell>
          <table:table-cell table:formula="of:=VALUE(SUBSTITUTE(ORG.LIBREOFFICE.REGEX([.C354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AN10_20.txt</text:p>
          </table:table-cell>
          <table:table-cell table:formula="of:=SUBSTITUTE([.A355];&quot;.txt&quot;;&quot;&quot;)" office:value-type="string" office:string-value="AN10_20" calcext:value-type="string">
            <text:p>AN10_20</text:p>
          </table:table-cell>
          <table:table-cell table:formula="of:=MID([.B355];3;100)" office:value-type="string" office:string-value="10_20" calcext:value-type="string">
            <text:p>10_20</text:p>
          </table:table-cell>
          <table:table-cell table:formula="of:=VALUE(SUBSTITUTE(ORG.LIBREOFFICE.REGEX([.C355];&quot;(\d)+_&quot;); &quot;_&quot;;&quot;&quot;))" office:value-type="float" office:value="10" calcext:value-type="float">
            <text:p>10</text:p>
          </table:table-cell>
          <table:table-cell table:formula="of:=VALUE(SUBSTITUTE(ORG.LIBREOFFICE.REGEX([.C355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AN10_24.txt</text:p>
          </table:table-cell>
          <table:table-cell table:formula="of:=SUBSTITUTE([.A356];&quot;.txt&quot;;&quot;&quot;)" office:value-type="string" office:string-value="AN10_24" calcext:value-type="string">
            <text:p>AN10_24</text:p>
          </table:table-cell>
          <table:table-cell table:formula="of:=MID([.B356];3;100)" office:value-type="string" office:string-value="10_24" calcext:value-type="string">
            <text:p>10_24</text:p>
          </table:table-cell>
          <table:table-cell table:formula="of:=VALUE(SUBSTITUTE(ORG.LIBREOFFICE.REGEX([.C356];&quot;(\d)+_&quot;); &quot;_&quot;;&quot;&quot;))" office:value-type="float" office:value="10" calcext:value-type="float">
            <text:p>10</text:p>
          </table:table-cell>
          <table:table-cell table:formula="of:=VALUE(SUBSTITUTE(ORG.LIBREOFFICE.REGEX([.C356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AN10_29.txt</text:p>
          </table:table-cell>
          <table:table-cell table:formula="of:=SUBSTITUTE([.A357];&quot;.txt&quot;;&quot;&quot;)" office:value-type="string" office:string-value="AN10_29" calcext:value-type="string">
            <text:p>AN10_29</text:p>
          </table:table-cell>
          <table:table-cell table:formula="of:=MID([.B357];3;100)" office:value-type="string" office:string-value="10_29" calcext:value-type="string">
            <text:p>10_29</text:p>
          </table:table-cell>
          <table:table-cell table:formula="of:=VALUE(SUBSTITUTE(ORG.LIBREOFFICE.REGEX([.C357];&quot;(\d)+_&quot;); &quot;_&quot;;&quot;&quot;))" office:value-type="float" office:value="10" calcext:value-type="float">
            <text:p>10</text:p>
          </table:table-cell>
          <table:table-cell table:formula="of:=VALUE(SUBSTITUTE(ORG.LIBREOFFICE.REGEX([.C357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AN10_46.txt</text:p>
          </table:table-cell>
          <table:table-cell table:formula="of:=SUBSTITUTE([.A358];&quot;.txt&quot;;&quot;&quot;)" office:value-type="string" office:string-value="AN10_46" calcext:value-type="string">
            <text:p>AN10_46</text:p>
          </table:table-cell>
          <table:table-cell table:formula="of:=MID([.B358];3;100)" office:value-type="string" office:string-value="10_46" calcext:value-type="string">
            <text:p>10_46</text:p>
          </table:table-cell>
          <table:table-cell table:formula="of:=VALUE(SUBSTITUTE(ORG.LIBREOFFICE.REGEX([.C358];&quot;(\d)+_&quot;); &quot;_&quot;;&quot;&quot;))" office:value-type="float" office:value="10" calcext:value-type="float">
            <text:p>10</text:p>
          </table:table-cell>
          <table:table-cell table:formula="of:=VALUE(SUBSTITUTE(ORG.LIBREOFFICE.REGEX([.C358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AN10_48.txt</text:p>
          </table:table-cell>
          <table:table-cell table:formula="of:=SUBSTITUTE([.A359];&quot;.txt&quot;;&quot;&quot;)" office:value-type="string" office:string-value="AN10_48" calcext:value-type="string">
            <text:p>AN10_48</text:p>
          </table:table-cell>
          <table:table-cell table:formula="of:=MID([.B359];3;100)" office:value-type="string" office:string-value="10_48" calcext:value-type="string">
            <text:p>10_48</text:p>
          </table:table-cell>
          <table:table-cell table:formula="of:=VALUE(SUBSTITUTE(ORG.LIBREOFFICE.REGEX([.C359];&quot;(\d)+_&quot;); &quot;_&quot;;&quot;&quot;))" office:value-type="float" office:value="10" calcext:value-type="float">
            <text:p>10</text:p>
          </table:table-cell>
          <table:table-cell table:formula="of:=VALUE(SUBSTITUTE(ORG.LIBREOFFICE.REGEX([.C359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AN10_51.txt</text:p>
          </table:table-cell>
          <table:table-cell table:formula="of:=SUBSTITUTE([.A360];&quot;.txt&quot;;&quot;&quot;)" office:value-type="string" office:string-value="AN10_51" calcext:value-type="string">
            <text:p>AN10_51</text:p>
          </table:table-cell>
          <table:table-cell table:formula="of:=MID([.B360];3;100)" office:value-type="string" office:string-value="10_51" calcext:value-type="string">
            <text:p>10_51</text:p>
          </table:table-cell>
          <table:table-cell table:formula="of:=VALUE(SUBSTITUTE(ORG.LIBREOFFICE.REGEX([.C360];&quot;(\d)+_&quot;); &quot;_&quot;;&quot;&quot;))" office:value-type="float" office:value="10" calcext:value-type="float">
            <text:p>10</text:p>
          </table:table-cell>
          <table:table-cell table:formula="of:=VALUE(SUBSTITUTE(ORG.LIBREOFFICE.REGEX([.C360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AN10_54.txt</text:p>
          </table:table-cell>
          <table:table-cell table:formula="of:=SUBSTITUTE([.A361];&quot;.txt&quot;;&quot;&quot;)" office:value-type="string" office:string-value="AN10_54" calcext:value-type="string">
            <text:p>AN10_54</text:p>
          </table:table-cell>
          <table:table-cell table:formula="of:=MID([.B361];3;100)" office:value-type="string" office:string-value="10_54" calcext:value-type="string">
            <text:p>10_54</text:p>
          </table:table-cell>
          <table:table-cell table:formula="of:=VALUE(SUBSTITUTE(ORG.LIBREOFFICE.REGEX([.C361];&quot;(\d)+_&quot;); &quot;_&quot;;&quot;&quot;))" office:value-type="float" office:value="10" calcext:value-type="float">
            <text:p>10</text:p>
          </table:table-cell>
          <table:table-cell table:formula="of:=VALUE(SUBSTITUTE(ORG.LIBREOFFICE.REGEX([.C361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AN10_58.txt</text:p>
          </table:table-cell>
          <table:table-cell table:formula="of:=SUBSTITUTE([.A362];&quot;.txt&quot;;&quot;&quot;)" office:value-type="string" office:string-value="AN10_58" calcext:value-type="string">
            <text:p>AN10_58</text:p>
          </table:table-cell>
          <table:table-cell table:formula="of:=MID([.B362];3;100)" office:value-type="string" office:string-value="10_58" calcext:value-type="string">
            <text:p>10_58</text:p>
          </table:table-cell>
          <table:table-cell table:formula="of:=VALUE(SUBSTITUTE(ORG.LIBREOFFICE.REGEX([.C362];&quot;(\d)+_&quot;); &quot;_&quot;;&quot;&quot;))" office:value-type="float" office:value="10" calcext:value-type="float">
            <text:p>10</text:p>
          </table:table-cell>
          <table:table-cell table:formula="of:=VALUE(SUBSTITUTE(ORG.LIBREOFFICE.REGEX([.C362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AN10_60.txt</text:p>
          </table:table-cell>
          <table:table-cell table:formula="of:=SUBSTITUTE([.A363];&quot;.txt&quot;;&quot;&quot;)" office:value-type="string" office:string-value="AN10_60" calcext:value-type="string">
            <text:p>AN10_60</text:p>
          </table:table-cell>
          <table:table-cell table:formula="of:=MID([.B363];3;100)" office:value-type="string" office:string-value="10_60" calcext:value-type="string">
            <text:p>10_60</text:p>
          </table:table-cell>
          <table:table-cell table:formula="of:=VALUE(SUBSTITUTE(ORG.LIBREOFFICE.REGEX([.C363];&quot;(\d)+_&quot;); &quot;_&quot;;&quot;&quot;))" office:value-type="float" office:value="10" calcext:value-type="float">
            <text:p>10</text:p>
          </table:table-cell>
          <table:table-cell table:formula="of:=VALUE(SUBSTITUTE(ORG.LIBREOFFICE.REGEX([.C363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AN10_61.txt</text:p>
          </table:table-cell>
          <table:table-cell table:formula="of:=SUBSTITUTE([.A364];&quot;.txt&quot;;&quot;&quot;)" office:value-type="string" office:string-value="AN10_61" calcext:value-type="string">
            <text:p>AN10_61</text:p>
          </table:table-cell>
          <table:table-cell table:formula="of:=MID([.B364];3;100)" office:value-type="string" office:string-value="10_61" calcext:value-type="string">
            <text:p>10_61</text:p>
          </table:table-cell>
          <table:table-cell table:formula="of:=VALUE(SUBSTITUTE(ORG.LIBREOFFICE.REGEX([.C364];&quot;(\d)+_&quot;); &quot;_&quot;;&quot;&quot;))" office:value-type="float" office:value="10" calcext:value-type="float">
            <text:p>10</text:p>
          </table:table-cell>
          <table:table-cell table:formula="of:=VALUE(SUBSTITUTE(ORG.LIBREOFFICE.REGEX([.C364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AN10_69.txt</text:p>
          </table:table-cell>
          <table:table-cell table:formula="of:=SUBSTITUTE([.A365];&quot;.txt&quot;;&quot;&quot;)" office:value-type="string" office:string-value="AN10_69" calcext:value-type="string">
            <text:p>AN10_69</text:p>
          </table:table-cell>
          <table:table-cell table:formula="of:=MID([.B365];3;100)" office:value-type="string" office:string-value="10_69" calcext:value-type="string">
            <text:p>10_69</text:p>
          </table:table-cell>
          <table:table-cell table:formula="of:=VALUE(SUBSTITUTE(ORG.LIBREOFFICE.REGEX([.C365];&quot;(\d)+_&quot;); &quot;_&quot;;&quot;&quot;))" office:value-type="float" office:value="10" calcext:value-type="float">
            <text:p>10</text:p>
          </table:table-cell>
          <table:table-cell table:formula="of:=VALUE(SUBSTITUTE(ORG.LIBREOFFICE.REGEX([.C365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AN10_70.txt</text:p>
          </table:table-cell>
          <table:table-cell table:formula="of:=SUBSTITUTE([.A366];&quot;.txt&quot;;&quot;&quot;)" office:value-type="string" office:string-value="AN10_70" calcext:value-type="string">
            <text:p>AN10_70</text:p>
          </table:table-cell>
          <table:table-cell table:formula="of:=MID([.B366];3;100)" office:value-type="string" office:string-value="10_70" calcext:value-type="string">
            <text:p>10_70</text:p>
          </table:table-cell>
          <table:table-cell table:formula="of:=VALUE(SUBSTITUTE(ORG.LIBREOFFICE.REGEX([.C366];&quot;(\d)+_&quot;); &quot;_&quot;;&quot;&quot;))" office:value-type="float" office:value="10" calcext:value-type="float">
            <text:p>10</text:p>
          </table:table-cell>
          <table:table-cell table:formula="of:=VALUE(SUBSTITUTE(ORG.LIBREOFFICE.REGEX([.C366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AN10_71.txt</text:p>
          </table:table-cell>
          <table:table-cell table:formula="of:=SUBSTITUTE([.A367];&quot;.txt&quot;;&quot;&quot;)" office:value-type="string" office:string-value="AN10_71" calcext:value-type="string">
            <text:p>AN10_71</text:p>
          </table:table-cell>
          <table:table-cell table:formula="of:=MID([.B367];3;100)" office:value-type="string" office:string-value="10_71" calcext:value-type="string">
            <text:p>10_71</text:p>
          </table:table-cell>
          <table:table-cell table:formula="of:=VALUE(SUBSTITUTE(ORG.LIBREOFFICE.REGEX([.C367];&quot;(\d)+_&quot;); &quot;_&quot;;&quot;&quot;))" office:value-type="float" office:value="10" calcext:value-type="float">
            <text:p>10</text:p>
          </table:table-cell>
          <table:table-cell table:formula="of:=VALUE(SUBSTITUTE(ORG.LIBREOFFICE.REGEX([.C367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AN10_72.txt</text:p>
          </table:table-cell>
          <table:table-cell table:formula="of:=SUBSTITUTE([.A368];&quot;.txt&quot;;&quot;&quot;)" office:value-type="string" office:string-value="AN10_72" calcext:value-type="string">
            <text:p>AN10_72</text:p>
          </table:table-cell>
          <table:table-cell table:formula="of:=MID([.B368];3;100)" office:value-type="string" office:string-value="10_72" calcext:value-type="string">
            <text:p>10_72</text:p>
          </table:table-cell>
          <table:table-cell table:formula="of:=VALUE(SUBSTITUTE(ORG.LIBREOFFICE.REGEX([.C368];&quot;(\d)+_&quot;); &quot;_&quot;;&quot;&quot;))" office:value-type="float" office:value="10" calcext:value-type="float">
            <text:p>10</text:p>
          </table:table-cell>
          <table:table-cell table:formula="of:=VALUE(SUBSTITUTE(ORG.LIBREOFFICE.REGEX([.C368];&quot;_(\d)+&quot;); &quot;_&quot;;&quot;&quot;))"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AN10_73.txt</text:p>
          </table:table-cell>
          <table:table-cell table:formula="of:=SUBSTITUTE([.A369];&quot;.txt&quot;;&quot;&quot;)" office:value-type="string" office:string-value="AN10_73" calcext:value-type="string">
            <text:p>AN10_73</text:p>
          </table:table-cell>
          <table:table-cell table:formula="of:=MID([.B369];3;100)" office:value-type="string" office:string-value="10_73" calcext:value-type="string">
            <text:p>10_73</text:p>
          </table:table-cell>
          <table:table-cell table:formula="of:=VALUE(SUBSTITUTE(ORG.LIBREOFFICE.REGEX([.C369];&quot;(\d)+_&quot;); &quot;_&quot;;&quot;&quot;))" office:value-type="float" office:value="10" calcext:value-type="float">
            <text:p>10</text:p>
          </table:table-cell>
          <table:table-cell table:formula="of:=VALUE(SUBSTITUTE(ORG.LIBREOFFICE.REGEX([.C369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AN10_75.txt</text:p>
          </table:table-cell>
          <table:table-cell table:formula="of:=SUBSTITUTE([.A370];&quot;.txt&quot;;&quot;&quot;)" office:value-type="string" office:string-value="AN10_75" calcext:value-type="string">
            <text:p>AN10_75</text:p>
          </table:table-cell>
          <table:table-cell table:formula="of:=MID([.B370];3;100)" office:value-type="string" office:string-value="10_75" calcext:value-type="string">
            <text:p>10_75</text:p>
          </table:table-cell>
          <table:table-cell table:formula="of:=VALUE(SUBSTITUTE(ORG.LIBREOFFICE.REGEX([.C370];&quot;(\d)+_&quot;); &quot;_&quot;;&quot;&quot;))" office:value-type="float" office:value="10" calcext:value-type="float">
            <text:p>10</text:p>
          </table:table-cell>
          <table:table-cell table:formula="of:=VALUE(SUBSTITUTE(ORG.LIBREOFFICE.REGEX([.C370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AN10_76.txt</text:p>
          </table:table-cell>
          <table:table-cell table:formula="of:=SUBSTITUTE([.A371];&quot;.txt&quot;;&quot;&quot;)" office:value-type="string" office:string-value="AN10_76" calcext:value-type="string">
            <text:p>AN10_76</text:p>
          </table:table-cell>
          <table:table-cell table:formula="of:=MID([.B371];3;100)" office:value-type="string" office:string-value="10_76" calcext:value-type="string">
            <text:p>10_76</text:p>
          </table:table-cell>
          <table:table-cell table:formula="of:=VALUE(SUBSTITUTE(ORG.LIBREOFFICE.REGEX([.C371];&quot;(\d)+_&quot;); &quot;_&quot;;&quot;&quot;))" office:value-type="float" office:value="10" calcext:value-type="float">
            <text:p>10</text:p>
          </table:table-cell>
          <table:table-cell table:formula="of:=VALUE(SUBSTITUTE(ORG.LIBREOFFICE.REGEX([.C371];&quot;_(\d)+&quot;); &quot;_&quot;;&quot;&quot;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AN10_80.txt</text:p>
          </table:table-cell>
          <table:table-cell table:formula="of:=SUBSTITUTE([.A372];&quot;.txt&quot;;&quot;&quot;)" office:value-type="string" office:string-value="AN10_80" calcext:value-type="string">
            <text:p>AN10_80</text:p>
          </table:table-cell>
          <table:table-cell table:formula="of:=MID([.B372];3;100)" office:value-type="string" office:string-value="10_80" calcext:value-type="string">
            <text:p>10_80</text:p>
          </table:table-cell>
          <table:table-cell table:formula="of:=VALUE(SUBSTITUTE(ORG.LIBREOFFICE.REGEX([.C372];&quot;(\d)+_&quot;); &quot;_&quot;;&quot;&quot;))" office:value-type="float" office:value="10" calcext:value-type="float">
            <text:p>10</text:p>
          </table:table-cell>
          <table:table-cell table:formula="of:=VALUE(SUBSTITUTE(ORG.LIBREOFFICE.REGEX([.C372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AN10_81.txt</text:p>
          </table:table-cell>
          <table:table-cell table:formula="of:=SUBSTITUTE([.A373];&quot;.txt&quot;;&quot;&quot;)" office:value-type="string" office:string-value="AN10_81" calcext:value-type="string">
            <text:p>AN10_81</text:p>
          </table:table-cell>
          <table:table-cell table:formula="of:=MID([.B373];3;100)" office:value-type="string" office:string-value="10_81" calcext:value-type="string">
            <text:p>10_81</text:p>
          </table:table-cell>
          <table:table-cell table:formula="of:=VALUE(SUBSTITUTE(ORG.LIBREOFFICE.REGEX([.C373];&quot;(\d)+_&quot;); &quot;_&quot;;&quot;&quot;))" office:value-type="float" office:value="10" calcext:value-type="float">
            <text:p>10</text:p>
          </table:table-cell>
          <table:table-cell table:formula="of:=VALUE(SUBSTITUTE(ORG.LIBREOFFICE.REGEX([.C373];&quot;_(\d)+&quot;); &quot;_&quot;;&quot;&quot;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AN10_92.txt</text:p>
          </table:table-cell>
          <table:table-cell table:formula="of:=SUBSTITUTE([.A374];&quot;.txt&quot;;&quot;&quot;)" office:value-type="string" office:string-value="AN10_92" calcext:value-type="string">
            <text:p>AN10_92</text:p>
          </table:table-cell>
          <table:table-cell table:formula="of:=MID([.B374];3;100)" office:value-type="string" office:string-value="10_92" calcext:value-type="string">
            <text:p>10_92</text:p>
          </table:table-cell>
          <table:table-cell table:formula="of:=VALUE(SUBSTITUTE(ORG.LIBREOFFICE.REGEX([.C374];&quot;(\d)+_&quot;); &quot;_&quot;;&quot;&quot;))" office:value-type="float" office:value="10" calcext:value-type="float">
            <text:p>10</text:p>
          </table:table-cell>
          <table:table-cell table:formula="of:=VALUE(SUBSTITUTE(ORG.LIBREOFFICE.REGEX([.C374];&quot;_(\d)+&quot;); &quot;_&quot;;&quot;&quot;))"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AN10_93.txt</text:p>
          </table:table-cell>
          <table:table-cell table:formula="of:=SUBSTITUTE([.A375];&quot;.txt&quot;;&quot;&quot;)" office:value-type="string" office:string-value="AN10_93" calcext:value-type="string">
            <text:p>AN10_93</text:p>
          </table:table-cell>
          <table:table-cell table:formula="of:=MID([.B375];3;100)" office:value-type="string" office:string-value="10_93" calcext:value-type="string">
            <text:p>10_93</text:p>
          </table:table-cell>
          <table:table-cell table:formula="of:=VALUE(SUBSTITUTE(ORG.LIBREOFFICE.REGEX([.C375];&quot;(\d)+_&quot;); &quot;_&quot;;&quot;&quot;))" office:value-type="float" office:value="10" calcext:value-type="float">
            <text:p>10</text:p>
          </table:table-cell>
          <table:table-cell table:formula="of:=VALUE(SUBSTITUTE(ORG.LIBREOFFICE.REGEX([.C375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AN10_94.txt</text:p>
          </table:table-cell>
          <table:table-cell table:formula="of:=SUBSTITUTE([.A376];&quot;.txt&quot;;&quot;&quot;)" office:value-type="string" office:string-value="AN10_94" calcext:value-type="string">
            <text:p>AN10_94</text:p>
          </table:table-cell>
          <table:table-cell table:formula="of:=MID([.B376];3;100)" office:value-type="string" office:string-value="10_94" calcext:value-type="string">
            <text:p>10_94</text:p>
          </table:table-cell>
          <table:table-cell table:formula="of:=VALUE(SUBSTITUTE(ORG.LIBREOFFICE.REGEX([.C376];&quot;(\d)+_&quot;); &quot;_&quot;;&quot;&quot;))" office:value-type="float" office:value="10" calcext:value-type="float">
            <text:p>10</text:p>
          </table:table-cell>
          <table:table-cell table:formula="of:=VALUE(SUBSTITUTE(ORG.LIBREOFFICE.REGEX([.C376];&quot;_(\d)+&quot;); &quot;_&quot;;&quot;&quot;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AN10_95.txt</text:p>
          </table:table-cell>
          <table:table-cell table:formula="of:=SUBSTITUTE([.A377];&quot;.txt&quot;;&quot;&quot;)" office:value-type="string" office:string-value="AN10_95" calcext:value-type="string">
            <text:p>AN10_95</text:p>
          </table:table-cell>
          <table:table-cell table:formula="of:=MID([.B377];3;100)" office:value-type="string" office:string-value="10_95" calcext:value-type="string">
            <text:p>10_95</text:p>
          </table:table-cell>
          <table:table-cell table:formula="of:=VALUE(SUBSTITUTE(ORG.LIBREOFFICE.REGEX([.C377];&quot;(\d)+_&quot;); &quot;_&quot;;&quot;&quot;))" office:value-type="float" office:value="10" calcext:value-type="float">
            <text:p>10</text:p>
          </table:table-cell>
          <table:table-cell table:formula="of:=VALUE(SUBSTITUTE(ORG.LIBREOFFICE.REGEX([.C377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AN10_96.txt</text:p>
          </table:table-cell>
          <table:table-cell table:formula="of:=SUBSTITUTE([.A378];&quot;.txt&quot;;&quot;&quot;)" office:value-type="string" office:string-value="AN10_96" calcext:value-type="string">
            <text:p>AN10_96</text:p>
          </table:table-cell>
          <table:table-cell table:formula="of:=MID([.B378];3;100)" office:value-type="string" office:string-value="10_96" calcext:value-type="string">
            <text:p>10_96</text:p>
          </table:table-cell>
          <table:table-cell table:formula="of:=VALUE(SUBSTITUTE(ORG.LIBREOFFICE.REGEX([.C378];&quot;(\d)+_&quot;); &quot;_&quot;;&quot;&quot;))" office:value-type="float" office:value="10" calcext:value-type="float">
            <text:p>10</text:p>
          </table:table-cell>
          <table:table-cell table:formula="of:=VALUE(SUBSTITUTE(ORG.LIBREOFFICE.REGEX([.C378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AN10_99.txt</text:p>
          </table:table-cell>
          <table:table-cell table:formula="of:=SUBSTITUTE([.A379];&quot;.txt&quot;;&quot;&quot;)" office:value-type="string" office:string-value="AN10_99" calcext:value-type="string">
            <text:p>AN10_99</text:p>
          </table:table-cell>
          <table:table-cell table:formula="of:=MID([.B379];3;100)" office:value-type="string" office:string-value="10_99" calcext:value-type="string">
            <text:p>10_99</text:p>
          </table:table-cell>
          <table:table-cell table:formula="of:=VALUE(SUBSTITUTE(ORG.LIBREOFFICE.REGEX([.C379];&quot;(\d)+_&quot;); &quot;_&quot;;&quot;&quot;))" office:value-type="float" office:value="10" calcext:value-type="float">
            <text:p>10</text:p>
          </table:table-cell>
          <table:table-cell table:formula="of:=VALUE(SUBSTITUTE(ORG.LIBREOFFICE.REGEX([.C379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AN10_101.txt</text:p>
          </table:table-cell>
          <table:table-cell table:formula="of:=SUBSTITUTE([.A380];&quot;.txt&quot;;&quot;&quot;)" office:value-type="string" office:string-value="AN10_101" calcext:value-type="string">
            <text:p>AN10_101</text:p>
          </table:table-cell>
          <table:table-cell table:formula="of:=MID([.B380];3;100)" office:value-type="string" office:string-value="10_101" calcext:value-type="string">
            <text:p>10_101</text:p>
          </table:table-cell>
          <table:table-cell table:formula="of:=VALUE(SUBSTITUTE(ORG.LIBREOFFICE.REGEX([.C380];&quot;(\d)+_&quot;); &quot;_&quot;;&quot;&quot;))" office:value-type="float" office:value="10" calcext:value-type="float">
            <text:p>10</text:p>
          </table:table-cell>
          <table:table-cell table:formula="of:=VALUE(SUBSTITUTE(ORG.LIBREOFFICE.REGEX([.C380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AN10_103.txt</text:p>
          </table:table-cell>
          <table:table-cell table:formula="of:=SUBSTITUTE([.A381];&quot;.txt&quot;;&quot;&quot;)" office:value-type="string" office:string-value="AN10_103" calcext:value-type="string">
            <text:p>AN10_103</text:p>
          </table:table-cell>
          <table:table-cell table:formula="of:=MID([.B381];3;100)" office:value-type="string" office:string-value="10_103" calcext:value-type="string">
            <text:p>10_103</text:p>
          </table:table-cell>
          <table:table-cell table:formula="of:=VALUE(SUBSTITUTE(ORG.LIBREOFFICE.REGEX([.C381];&quot;(\d)+_&quot;); &quot;_&quot;;&quot;&quot;))" office:value-type="float" office:value="10" calcext:value-type="float">
            <text:p>10</text:p>
          </table:table-cell>
          <table:table-cell table:formula="of:=VALUE(SUBSTITUTE(ORG.LIBREOFFICE.REGEX([.C381];&quot;_(\d)+&quot;); &quot;_&quot;;&quot;&quot;))"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AN10_104.txt</text:p>
          </table:table-cell>
          <table:table-cell table:formula="of:=SUBSTITUTE([.A382];&quot;.txt&quot;;&quot;&quot;)" office:value-type="string" office:string-value="AN10_104" calcext:value-type="string">
            <text:p>AN10_104</text:p>
          </table:table-cell>
          <table:table-cell table:formula="of:=MID([.B382];3;100)" office:value-type="string" office:string-value="10_104" calcext:value-type="string">
            <text:p>10_104</text:p>
          </table:table-cell>
          <table:table-cell table:formula="of:=VALUE(SUBSTITUTE(ORG.LIBREOFFICE.REGEX([.C382];&quot;(\d)+_&quot;); &quot;_&quot;;&quot;&quot;))" office:value-type="float" office:value="10" calcext:value-type="float">
            <text:p>10</text:p>
          </table:table-cell>
          <table:table-cell table:formula="of:=VALUE(SUBSTITUTE(ORG.LIBREOFFICE.REGEX([.C382];&quot;_(\d)+&quot;); &quot;_&quot;;&quot;&quot;)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AN10_108.txt</text:p>
          </table:table-cell>
          <table:table-cell table:formula="of:=SUBSTITUTE([.A383];&quot;.txt&quot;;&quot;&quot;)" office:value-type="string" office:string-value="AN10_108" calcext:value-type="string">
            <text:p>AN10_108</text:p>
          </table:table-cell>
          <table:table-cell table:formula="of:=MID([.B383];3;100)" office:value-type="string" office:string-value="10_108" calcext:value-type="string">
            <text:p>10_108</text:p>
          </table:table-cell>
          <table:table-cell table:formula="of:=VALUE(SUBSTITUTE(ORG.LIBREOFFICE.REGEX([.C383];&quot;(\d)+_&quot;); &quot;_&quot;;&quot;&quot;))" office:value-type="float" office:value="10" calcext:value-type="float">
            <text:p>10</text:p>
          </table:table-cell>
          <table:table-cell table:formula="of:=VALUE(SUBSTITUTE(ORG.LIBREOFFICE.REGEX([.C383];&quot;_(\d)+&quot;); &quot;_&quot;;&quot;&quot;))"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AN10_118.txt</text:p>
          </table:table-cell>
          <table:table-cell table:formula="of:=SUBSTITUTE([.A384];&quot;.txt&quot;;&quot;&quot;)" office:value-type="string" office:string-value="AN10_118" calcext:value-type="string">
            <text:p>AN10_118</text:p>
          </table:table-cell>
          <table:table-cell table:formula="of:=MID([.B384];3;100)" office:value-type="string" office:string-value="10_118" calcext:value-type="string">
            <text:p>10_118</text:p>
          </table:table-cell>
          <table:table-cell table:formula="of:=VALUE(SUBSTITUTE(ORG.LIBREOFFICE.REGEX([.C384];&quot;(\d)+_&quot;); &quot;_&quot;;&quot;&quot;))" office:value-type="float" office:value="10" calcext:value-type="float">
            <text:p>10</text:p>
          </table:table-cell>
          <table:table-cell table:formula="of:=VALUE(SUBSTITUTE(ORG.LIBREOFFICE.REGEX([.C384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AN10_165.txt</text:p>
          </table:table-cell>
          <table:table-cell table:formula="of:=SUBSTITUTE([.A385];&quot;.txt&quot;;&quot;&quot;)" office:value-type="string" office:string-value="AN10_165" calcext:value-type="string">
            <text:p>AN10_165</text:p>
          </table:table-cell>
          <table:table-cell table:formula="of:=MID([.B385];3;100)" office:value-type="string" office:string-value="10_165" calcext:value-type="string">
            <text:p>10_165</text:p>
          </table:table-cell>
          <table:table-cell table:formula="of:=VALUE(SUBSTITUTE(ORG.LIBREOFFICE.REGEX([.C385];&quot;(\d)+_&quot;); &quot;_&quot;;&quot;&quot;))" office:value-type="float" office:value="10" calcext:value-type="float">
            <text:p>10</text:p>
          </table:table-cell>
          <table:table-cell table:formula="of:=VALUE(SUBSTITUTE(ORG.LIBREOFFICE.REGEX([.C385];&quot;_(\d)+&quot;); &quot;_&quot;;&quot;&quot;))"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AN10_166.txt</text:p>
          </table:table-cell>
          <table:table-cell table:formula="of:=SUBSTITUTE([.A386];&quot;.txt&quot;;&quot;&quot;)" office:value-type="string" office:string-value="AN10_166" calcext:value-type="string">
            <text:p>AN10_166</text:p>
          </table:table-cell>
          <table:table-cell table:formula="of:=MID([.B386];3;100)" office:value-type="string" office:string-value="10_166" calcext:value-type="string">
            <text:p>10_166</text:p>
          </table:table-cell>
          <table:table-cell table:formula="of:=VALUE(SUBSTITUTE(ORG.LIBREOFFICE.REGEX([.C386];&quot;(\d)+_&quot;); &quot;_&quot;;&quot;&quot;))" office:value-type="float" office:value="10" calcext:value-type="float">
            <text:p>10</text:p>
          </table:table-cell>
          <table:table-cell table:formula="of:=VALUE(SUBSTITUTE(ORG.LIBREOFFICE.REGEX([.C386];&quot;_(\d)+&quot;); &quot;_&quot;;&quot;&quot;))" office:value-type="float" office:value="166" calcext:value-type="float">
            <text:p>166</text:p>
          </table:table-cell>
        </table:table-row>
        <table:table-row table:style-name="ro1">
          <table:table-cell office:value-type="string" calcext:value-type="string">
            <text:p>AN10_196.txt</text:p>
          </table:table-cell>
          <table:table-cell table:formula="of:=SUBSTITUTE([.A387];&quot;.txt&quot;;&quot;&quot;)" office:value-type="string" office:string-value="AN10_196" calcext:value-type="string">
            <text:p>AN10_196</text:p>
          </table:table-cell>
          <table:table-cell table:formula="of:=MID([.B387];3;100)" office:value-type="string" office:string-value="10_196" calcext:value-type="string">
            <text:p>10_196</text:p>
          </table:table-cell>
          <table:table-cell table:formula="of:=VALUE(SUBSTITUTE(ORG.LIBREOFFICE.REGEX([.C387];&quot;(\d)+_&quot;); &quot;_&quot;;&quot;&quot;))" office:value-type="float" office:value="10" calcext:value-type="float">
            <text:p>10</text:p>
          </table:table-cell>
          <table:table-cell table:formula="of:=VALUE(SUBSTITUTE(ORG.LIBREOFFICE.REGEX([.C387];&quot;_(\d)+&quot;); &quot;_&quot;;&quot;&quot;))"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AN11_1.txt</text:p>
          </table:table-cell>
          <table:table-cell table:formula="of:=SUBSTITUTE([.A388];&quot;.txt&quot;;&quot;&quot;)" office:value-type="string" office:string-value="AN11_1" calcext:value-type="string">
            <text:p>AN11_1</text:p>
          </table:table-cell>
          <table:table-cell table:formula="of:=MID([.B388];3;100)" office:value-type="string" office:string-value="11_1" calcext:value-type="string">
            <text:p>11_1</text:p>
          </table:table-cell>
          <table:table-cell table:formula="of:=VALUE(SUBSTITUTE(ORG.LIBREOFFICE.REGEX([.C388];&quot;(\d)+_&quot;); &quot;_&quot;;&quot;&quot;))" office:value-type="float" office:value="11" calcext:value-type="float">
            <text:p>11</text:p>
          </table:table-cell>
          <table:table-cell table:formula="of:=VALUE(SUBSTITUTE(ORG.LIBREOFFICE.REGEX([.C38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N11_2.txt</text:p>
          </table:table-cell>
          <table:table-cell table:formula="of:=SUBSTITUTE([.A389];&quot;.txt&quot;;&quot;&quot;)" office:value-type="string" office:string-value="AN11_2" calcext:value-type="string">
            <text:p>AN11_2</text:p>
          </table:table-cell>
          <table:table-cell table:formula="of:=MID([.B389];3;100)" office:value-type="string" office:string-value="11_2" calcext:value-type="string">
            <text:p>11_2</text:p>
          </table:table-cell>
          <table:table-cell table:formula="of:=VALUE(SUBSTITUTE(ORG.LIBREOFFICE.REGEX([.C389];&quot;(\d)+_&quot;); &quot;_&quot;;&quot;&quot;))" office:value-type="float" office:value="11" calcext:value-type="float">
            <text:p>11</text:p>
          </table:table-cell>
          <table:table-cell table:formula="of:=VALUE(SUBSTITUTE(ORG.LIBREOFFICE.REGEX([.C38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N11_10.txt</text:p>
          </table:table-cell>
          <table:table-cell table:formula="of:=SUBSTITUTE([.A390];&quot;.txt&quot;;&quot;&quot;)" office:value-type="string" office:string-value="AN11_10" calcext:value-type="string">
            <text:p>AN11_10</text:p>
          </table:table-cell>
          <table:table-cell table:formula="of:=MID([.B390];3;100)" office:value-type="string" office:string-value="11_10" calcext:value-type="string">
            <text:p>11_10</text:p>
          </table:table-cell>
          <table:table-cell table:formula="of:=VALUE(SUBSTITUTE(ORG.LIBREOFFICE.REGEX([.C390];&quot;(\d)+_&quot;); &quot;_&quot;;&quot;&quot;))" office:value-type="float" office:value="11" calcext:value-type="float">
            <text:p>11</text:p>
          </table:table-cell>
          <table:table-cell table:formula="of:=VALUE(SUBSTITUTE(ORG.LIBREOFFICE.REGEX([.C390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N11_12.txt</text:p>
          </table:table-cell>
          <table:table-cell table:formula="of:=SUBSTITUTE([.A391];&quot;.txt&quot;;&quot;&quot;)" office:value-type="string" office:string-value="AN11_12" calcext:value-type="string">
            <text:p>AN11_12</text:p>
          </table:table-cell>
          <table:table-cell table:formula="of:=MID([.B391];3;100)" office:value-type="string" office:string-value="11_12" calcext:value-type="string">
            <text:p>11_12</text:p>
          </table:table-cell>
          <table:table-cell table:formula="of:=VALUE(SUBSTITUTE(ORG.LIBREOFFICE.REGEX([.C391];&quot;(\d)+_&quot;); &quot;_&quot;;&quot;&quot;))" office:value-type="float" office:value="11" calcext:value-type="float">
            <text:p>11</text:p>
          </table:table-cell>
          <table:table-cell table:formula="of:=VALUE(SUBSTITUTE(ORG.LIBREOFFICE.REGEX([.C391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N11_13.txt</text:p>
          </table:table-cell>
          <table:table-cell table:formula="of:=SUBSTITUTE([.A392];&quot;.txt&quot;;&quot;&quot;)" office:value-type="string" office:string-value="AN11_13" calcext:value-type="string">
            <text:p>AN11_13</text:p>
          </table:table-cell>
          <table:table-cell table:formula="of:=MID([.B392];3;100)" office:value-type="string" office:string-value="11_13" calcext:value-type="string">
            <text:p>11_13</text:p>
          </table:table-cell>
          <table:table-cell table:formula="of:=VALUE(SUBSTITUTE(ORG.LIBREOFFICE.REGEX([.C392];&quot;(\d)+_&quot;); &quot;_&quot;;&quot;&quot;))" office:value-type="float" office:value="11" calcext:value-type="float">
            <text:p>11</text:p>
          </table:table-cell>
          <table:table-cell table:formula="of:=VALUE(SUBSTITUTE(ORG.LIBREOFFICE.REGEX([.C39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N11_16.txt</text:p>
          </table:table-cell>
          <table:table-cell table:formula="of:=SUBSTITUTE([.A393];&quot;.txt&quot;;&quot;&quot;)" office:value-type="string" office:string-value="AN11_16" calcext:value-type="string">
            <text:p>AN11_16</text:p>
          </table:table-cell>
          <table:table-cell table:formula="of:=MID([.B393];3;100)" office:value-type="string" office:string-value="11_16" calcext:value-type="string">
            <text:p>11_16</text:p>
          </table:table-cell>
          <table:table-cell table:formula="of:=VALUE(SUBSTITUTE(ORG.LIBREOFFICE.REGEX([.C393];&quot;(\d)+_&quot;); &quot;_&quot;;&quot;&quot;))" office:value-type="float" office:value="11" calcext:value-type="float">
            <text:p>11</text:p>
          </table:table-cell>
          <table:table-cell table:formula="of:=VALUE(SUBSTITUTE(ORG.LIBREOFFICE.REGEX([.C393];&quot;_(\d)+&quot;); &quot;_&quot;;&quot;&quot;))" office:value-type="float" office:value="16" calcext:value-type="float">
            <text:p>16</text:p>
          </table:table-cell>
        </table:table-row>
      </table:table>
      <table:table table:name="AN-rec" table:style-name="ta1">
        <table:table-column table:style-name="co1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N1_140</text:p>
          </table:table-cell>
          <table:table-cell office:value-type="string" calcext:value-type="string">
            <text:p>For The Benefit Of Many People Bahujanahitāya Sutta</text:p>
          </table:table-cell>
          <table:table-cell office:value-type="float" office:value="44.721633" calcext:value-type="float">
            <text:p>44.721633</text:p>
          </table:table-cell>
          <table:table-cell table:formula="of:=IF([.A1]=[.E1];1;0)" office:value-type="float" office:value="1" calcext:value-type="float">
            <text:p>1</text:p>
          </table:table-cell>
          <table:table-cell office:value-type="string" calcext:value-type="string">
            <text:p>AN1_140</text:p>
          </table:table-cell>
        </table:table-row>
        <table:table-row table:style-name="ro1">
          <table:table-cell office:value-type="string" calcext:value-type="string">
            <text:p>AN1_21</text:p>
          </table:table-cell>
          <table:table-cell office:value-type="string" calcext:value-type="string">
            <text:p>A Single Thing Ekadhamma Suttas</text:p>
          </table:table-cell>
          <table:table-cell office:value-type="float" office:value="178.285714" calcext:value-type="float">
            <text:p>178.285714</text:p>
          </table:table-cell>
          <table:table-cell table:formula="of:=IF([.A2]=[.E2];1;0)" office:value-type="float" office:value="1" calcext:value-type="float">
            <text:p>1</text:p>
          </table:table-cell>
          <table:table-cell office:value-type="string" calcext:value-type="string">
            <text:p>AN1_21</text:p>
          </table:table-cell>
        </table:table-row>
        <table:table-row table:style-name="ro1">
          <table:table-cell office:value-type="string" calcext:value-type="string">
            <text:p>AN1_329</text:p>
          </table:table-cell>
          <table:table-cell office:value-type="string" calcext:value-type="string">
            <text:p>Foul-Smelling Duggandha Sutta</text:p>
          </table:table-cell>
          <table:table-cell office:value-type="float" office:value="18.050612" calcext:value-type="float">
            <text:p>18.050612</text:p>
          </table:table-cell>
          <table:table-cell table:formula="of:=IF([.A3]=[.E3];1;0)" office:value-type="float" office:value="1" calcext:value-type="float">
            <text:p>1</text:p>
          </table:table-cell>
          <table:table-cell office:value-type="string" calcext:value-type="string">
            <text:p>AN1_329</text:p>
          </table:table-cell>
        </table:table-row>
        <table:table-row table:style-name="ro1">
          <table:table-cell office:value-type="string" calcext:value-type="string">
            <text:p>AN1_45</text:p>
          </table:table-cell>
          <table:table-cell office:value-type="string" calcext:value-type="string">
            <text:p>A Pool Of Water Udakarahada Suttas</text:p>
          </table:table-cell>
          <table:table-cell office:value-type="float" office:value="90.853878" calcext:value-type="float">
            <text:p>90.853878</text:p>
          </table:table-cell>
          <table:table-cell table:formula="of:=IF([.A4]=[.E4];1;0)" office:value-type="float" office:value="1" calcext:value-type="float">
            <text:p>1</text:p>
          </table:table-cell>
          <table:table-cell office:value-type="string" calcext:value-type="string">
            <text:p>AN1_45</text:p>
          </table:table-cell>
        </table:table-row>
        <table:table-row table:style-name="ro1">
          <table:table-cell office:value-type="string" calcext:value-type="string">
            <text:p>AN1_48</text:p>
          </table:table-cell>
          <table:table-cell office:value-type="string" calcext:value-type="string">
            <text:p>Soft Mudu Sutta</text:p>
          </table:table-cell>
          <table:table-cell office:value-type="float" office:value="24.346122" calcext:value-type="float">
            <text:p>24.346122</text:p>
          </table:table-cell>
          <table:table-cell table:formula="of:=IF([.A5]=[.E5];1;0)" office:value-type="float" office:value="1" calcext:value-type="float">
            <text:p>1</text:p>
          </table:table-cell>
          <table:table-cell office:value-type="string" calcext:value-type="string">
            <text:p>AN1_48</text:p>
          </table:table-cell>
        </table:table-row>
        <table:table-row table:style-name="ro1">
          <table:table-cell office:value-type="string" calcext:value-type="string">
            <text:p>AN1_49</text:p>
          </table:table-cell>
          <table:table-cell office:value-type="string" calcext:value-type="string">
            <text:p>Quick To Reverse Itself Lahu-Parivaṭṭa Sutta</text:p>
          </table:table-cell>
          <table:table-cell office:value-type="float" office:value="18.076735" calcext:value-type="float">
            <text:p>18.076735</text:p>
          </table:table-cell>
          <table:table-cell table:formula="of:=IF([.A6]=[.E6];1;0)" office:value-type="float" office:value="1" calcext:value-type="float">
            <text:p>1</text:p>
          </table:table-cell>
          <table:table-cell office:value-type="string" calcext:value-type="string">
            <text:p>AN1_49</text:p>
          </table:table-cell>
        </table:table-row>
        <table:table-row table:style-name="ro1">
          <table:table-cell office:value-type="string" calcext:value-type="string">
            <text:p>AN1_50</text:p>
          </table:table-cell>
          <table:table-cell office:value-type="string" calcext:value-type="string">
            <text:p>Luminous Pabhassara Suttas</text:p>
          </table:table-cell>
          <table:table-cell office:value-type="float" office:value="57.417143" calcext:value-type="float">
            <text:p>57.417143</text:p>
          </table:table-cell>
          <table:table-cell table:formula="of:=IF([.A7]=[.E7];1;0)" office:value-type="float" office:value="1" calcext:value-type="float">
            <text:p>1</text:p>
          </table:table-cell>
          <table:table-cell office:value-type="string" calcext:value-type="string">
            <text:p>AN1_50</text:p>
          </table:table-cell>
        </table:table-row>
        <table:table-row table:style-name="ro1">
          <table:table-cell office:value-type="string" calcext:value-type="string">
            <text:p>AN10_101</text:p>
          </table:table-cell>
          <table:table-cell office:value-type="string" calcext:value-type="string">
            <text:p>Contemplative Perceptions Samaṇasaññā Sutta</text:p>
          </table:table-cell>
          <table:table-cell office:value-type="float" office:value="63.373061" calcext:value-type="float">
            <text:p>63.373061</text:p>
          </table:table-cell>
          <table:table-cell table:formula="of:=IF([.A8]=[.E8];1;0)" office:value-type="float" office:value="1" calcext:value-type="float">
            <text:p>1</text:p>
          </table:table-cell>
          <table:table-cell office:value-type="string" calcext:value-type="string">
            <text:p>AN10_101</text:p>
          </table:table-cell>
        </table:table-row>
        <table:table-row table:style-name="ro1">
          <table:table-cell office:value-type="string" calcext:value-type="string">
            <text:p>AN10_103</text:p>
          </table:table-cell>
          <table:table-cell office:value-type="string" calcext:value-type="string">
            <text:p>Wrongness Micchatta Sutta</text:p>
          </table:table-cell>
          <table:table-cell office:value-type="float" office:value="98.377143" calcext:value-type="float">
            <text:p>98.377143</text:p>
          </table:table-cell>
          <table:table-cell table:formula="of:=IF([.A9]=[.E9];1;0)" office:value-type="float" office:value="1" calcext:value-type="float">
            <text:p>1</text:p>
          </table:table-cell>
          <table:table-cell office:value-type="string" calcext:value-type="string">
            <text:p>AN10_103</text:p>
          </table:table-cell>
        </table:table-row>
        <table:table-row table:style-name="ro1">
          <table:table-cell office:value-type="string" calcext:value-type="string">
            <text:p>AN10_104</text:p>
          </table:table-cell>
          <table:table-cell office:value-type="string" calcext:value-type="string">
            <text:p>The Seed Bīja Sutta</text:p>
          </table:table-cell>
          <table:table-cell office:value-type="float" office:value="171.598367" calcext:value-type="float">
            <text:p>171.598367</text:p>
          </table:table-cell>
          <table:table-cell table:formula="of:=IF([.A10]=[.E10];1;0)" office:value-type="float" office:value="1" calcext:value-type="float">
            <text:p>1</text:p>
          </table:table-cell>
          <table:table-cell office:value-type="string" calcext:value-type="string">
            <text:p>AN10_104</text:p>
          </table:table-cell>
        </table:table-row>
        <table:table-row table:style-name="ro1">
          <table:table-cell office:value-type="string" calcext:value-type="string">
            <text:p>AN10_108</text:p>
          </table:table-cell>
          <table:table-cell office:value-type="string" calcext:value-type="string">
            <text:p>A Purgative Tikicchā Sutta</text:p>
          </table:table-cell>
          <table:table-cell office:value-type="float" office:value="180.088163" calcext:value-type="float">
            <text:p>180.088163</text:p>
          </table:table-cell>
          <table:table-cell table:formula="of:=IF([.A11]=[.E11];1;0)" office:value-type="float" office:value="1" calcext:value-type="float">
            <text:p>1</text:p>
          </table:table-cell>
          <table:table-cell office:value-type="string" calcext:value-type="string">
            <text:p>AN10_108</text:p>
          </table:table-cell>
        </table:table-row>
        <table:table-row table:style-name="ro1">
          <table:table-cell office:value-type="string" calcext:value-type="string">
            <text:p>AN10_118</text:p>
          </table:table-cell>
          <table:table-cell office:value-type="string" calcext:value-type="string">
            <text:p>The Near Shore Orima Sutta</text:p>
          </table:table-cell>
          <table:table-cell office:value-type="float" office:value="135.758367" calcext:value-type="float">
            <text:p>135.758367</text:p>
          </table:table-cell>
          <table:table-cell table:formula="of:=IF([.A12]=[.E12];1;0)" office:value-type="float" office:value="1" calcext:value-type="float">
            <text:p>1</text:p>
          </table:table-cell>
          <table:table-cell office:value-type="string" calcext:value-type="string">
            <text:p>AN10_118</text:p>
          </table:table-cell>
        </table:table-row>
        <table:table-row table:style-name="ro1">
          <table:table-cell office:value-type="string" calcext:value-type="string">
            <text:p>AN10_13</text:p>
          </table:table-cell>
          <table:table-cell office:value-type="string" calcext:value-type="string">
            <text:p>Fetters Saṁyojana Sutta</text:p>
          </table:table-cell>
          <table:table-cell office:value-type="float" office:value="41.508571" calcext:value-type="float">
            <text:p>41.508571</text:p>
          </table:table-cell>
          <table:table-cell table:formula="of:=IF([.A13]=[.E13];1;0)" office:value-type="float" office:value="1" calcext:value-type="float">
            <text:p>1</text:p>
          </table:table-cell>
          <table:table-cell office:value-type="string" calcext:value-type="string">
            <text:p>AN10_13</text:p>
          </table:table-cell>
        </table:table-row>
        <table:table-row table:style-name="ro1">
          <table:table-cell office:value-type="string" calcext:value-type="string">
            <text:p>AN10_15</text:p>
          </table:table-cell>
          <table:table-cell office:value-type="string" calcext:value-type="string">
            <text:p>Heedfulness Appamāda Sutta</text:p>
          </table:table-cell>
          <table:table-cell office:value-type="float" office:value="200.777143" calcext:value-type="float">
            <text:p>200.777143</text:p>
          </table:table-cell>
          <table:table-cell table:formula="of:=IF([.A14]=[.E14];1;0)" office:value-type="float" office:value="1" calcext:value-type="float">
            <text:p>1</text:p>
          </table:table-cell>
          <table:table-cell office:value-type="string" calcext:value-type="string">
            <text:p>AN10_15</text:p>
          </table:table-cell>
        </table:table-row>
        <table:table-row table:style-name="ro1">
          <table:table-cell office:value-type="string" calcext:value-type="string">
            <text:p>AN10_165</text:p>
          </table:table-cell>
          <table:table-cell office:value-type="string" calcext:value-type="string">
            <text:p>To Cunda The Silversmith Cunda Kammāraputta Sutta</text:p>
          </table:table-cell>
          <table:table-cell office:value-type="float" office:value="793.756735" calcext:value-type="float">
            <text:p>793.756735</text:p>
          </table:table-cell>
          <table:table-cell table:formula="of:=IF([.A15]=[.E15];1;0)" office:value-type="float" office:value="1" calcext:value-type="float">
            <text:p>1</text:p>
          </table:table-cell>
          <table:table-cell office:value-type="string" calcext:value-type="string">
            <text:p>AN10_165</text:p>
          </table:table-cell>
        </table:table-row>
        <table:table-row table:style-name="ro1">
          <table:table-cell office:value-type="string" calcext:value-type="string">
            <text:p>AN10_166</text:p>
          </table:table-cell>
          <table:table-cell office:value-type="string" calcext:value-type="string">
            <text:p>To Jāṇussoṇin (On Offerings To The Dead) Jāṇussoṇin Sutta</text:p>
          </table:table-cell>
          <table:table-cell office:value-type="float" office:value="597.080816" calcext:value-type="float">
            <text:p>597.080816</text:p>
          </table:table-cell>
          <table:table-cell table:formula="of:=IF([.A16]=[.E16];1;0)" office:value-type="float" office:value="1" calcext:value-type="float">
            <text:p>1</text:p>
          </table:table-cell>
          <table:table-cell office:value-type="string" calcext:value-type="string">
            <text:p>AN10_166</text:p>
          </table:table-cell>
        </table:table-row>
        <table:table-row table:style-name="ro1">
          <table:table-cell office:value-type="string" calcext:value-type="string">
            <text:p>AN10_17</text:p>
          </table:table-cell>
          <table:table-cell office:value-type="string" calcext:value-type="string">
            <text:p>Protectors (1) Nātha Sutta</text:p>
          </table:table-cell>
          <table:table-cell office:value-type="float" office:value="251.715918" calcext:value-type="float">
            <text:p>251.715918</text:p>
          </table:table-cell>
          <table:table-cell table:formula="of:=IF([.A17]=[.E17];1;0)" office:value-type="float" office:value="1" calcext:value-type="float">
            <text:p>1</text:p>
          </table:table-cell>
          <table:table-cell office:value-type="string" calcext:value-type="string">
            <text:p>AN10_17</text:p>
          </table:table-cell>
        </table:table-row>
        <table:table-row table:style-name="ro1">
          <table:table-cell office:value-type="string" calcext:value-type="string">
            <text:p>AN10_18</text:p>
          </table:table-cell>
          <table:table-cell office:value-type="string" calcext:value-type="string">
            <text:p>Protectors (2) Nātha Sutta</text:p>
          </table:table-cell>
          <table:table-cell office:value-type="float" office:value="552.907755" calcext:value-type="float">
            <text:p>552.907755</text:p>
          </table:table-cell>
          <table:table-cell table:formula="of:=IF([.A18]=[.E18];1;0)" office:value-type="float" office:value="1" calcext:value-type="float">
            <text:p>1</text:p>
          </table:table-cell>
          <table:table-cell office:value-type="string" calcext:value-type="string">
            <text:p>AN10_18</text:p>
          </table:table-cell>
        </table:table-row>
        <table:table-row table:style-name="ro1">
          <table:table-cell office:value-type="string" calcext:value-type="string">
            <text:p>AN10_196</text:p>
          </table:table-cell>
          <table:table-cell office:value-type="string" calcext:value-type="string">
            <text:p>The Sublime Attitudes Brahmavihāra Sutta</text:p>
          </table:table-cell>
          <table:table-cell office:value-type="float" office:value="285.100408" calcext:value-type="float">
            <text:p>285.100408</text:p>
          </table:table-cell>
          <table:table-cell table:formula="of:=IF([.A19]=[.E19];1;0)" office:value-type="float" office:value="1" calcext:value-type="float">
            <text:p>1</text:p>
          </table:table-cell>
          <table:table-cell office:value-type="string" calcext:value-type="string">
            <text:p>AN10_196</text:p>
          </table:table-cell>
        </table:table-row>
        <table:table-row table:style-name="ro1">
          <table:table-cell office:value-type="string" calcext:value-type="string">
            <text:p>AN10_20</text:p>
          </table:table-cell>
          <table:table-cell office:value-type="string" calcext:value-type="string">
            <text:p>Dwellings Of The Noble Ones Ariyāvāsa Sutta</text:p>
          </table:table-cell>
          <table:table-cell office:value-type="float" office:value="342.987755" calcext:value-type="float">
            <text:p>342.987755</text:p>
          </table:table-cell>
          <table:table-cell table:formula="of:=IF([.A20]=[.E20];1;0)" office:value-type="float" office:value="1" calcext:value-type="float">
            <text:p>1</text:p>
          </table:table-cell>
          <table:table-cell office:value-type="string" calcext:value-type="string">
            <text:p>AN10_20</text:p>
          </table:table-cell>
        </table:table-row>
        <table:table-row table:style-name="ro1">
          <table:table-cell office:value-type="string" calcext:value-type="string">
            <text:p>AN10_24</text:p>
          </table:table-cell>
          <table:table-cell office:value-type="string" calcext:value-type="string">
            <text:p>Cunda Cunda Sutta</text:p>
          </table:table-cell>
          <table:table-cell office:value-type="float" office:value="434.886531" calcext:value-type="float">
            <text:p>434.886531</text:p>
          </table:table-cell>
          <table:table-cell table:formula="of:=IF([.A21]=[.E21];1;0)" office:value-type="float" office:value="1" calcext:value-type="float">
            <text:p>1</text:p>
          </table:table-cell>
          <table:table-cell office:value-type="string" calcext:value-type="string">
            <text:p>AN10_24</text:p>
          </table:table-cell>
        </table:table-row>
        <table:table-row table:style-name="ro1">
          <table:table-cell office:value-type="string" calcext:value-type="string">
            <text:p>AN10_29</text:p>
          </table:table-cell>
          <table:table-cell office:value-type="string" calcext:value-type="string">
            <text:p>The Kosalan Kosala Sutta</text:p>
          </table:table-cell>
          <table:table-cell office:value-type="float" office:value="792.293878" calcext:value-type="float">
            <text:p>792.293878</text:p>
          </table:table-cell>
          <table:table-cell table:formula="of:=IF([.A22]=[.E22];1;0)" office:value-type="float" office:value="1" calcext:value-type="float">
            <text:p>1</text:p>
          </table:table-cell>
          <table:table-cell office:value-type="string" calcext:value-type="string">
            <text:p>AN10_29</text:p>
          </table:table-cell>
        </table:table-row>
        <table:table-row table:style-name="ro1">
          <table:table-cell office:value-type="string" calcext:value-type="string">
            <text:p>AN10_46</text:p>
          </table:table-cell>
          <table:table-cell office:value-type="string" calcext:value-type="string">
            <text:p>To The Sakyans (On The Uposatha) Sakka Sutta</text:p>
          </table:table-cell>
          <table:table-cell office:value-type="float" office:value="286.040816" calcext:value-type="float">
            <text:p>286.040816</text:p>
          </table:table-cell>
          <table:table-cell table:formula="of:=IF([.A23]=[.E23];1;0)" office:value-type="float" office:value="1" calcext:value-type="float">
            <text:p>1</text:p>
          </table:table-cell>
          <table:table-cell office:value-type="string" calcext:value-type="string">
            <text:p>AN10_46</text:p>
          </table:table-cell>
        </table:table-row>
        <table:table-row table:style-name="ro1">
          <table:table-cell office:value-type="string" calcext:value-type="string">
            <text:p>AN10_48</text:p>
          </table:table-cell>
          <table:table-cell office:value-type="string" calcext:value-type="string">
            <text:p>Ten Things Dasa Dhamma Sutta</text:p>
          </table:table-cell>
          <table:table-cell office:value-type="float" office:value="85.786122" calcext:value-type="float">
            <text:p>85.786122</text:p>
          </table:table-cell>
          <table:table-cell table:formula="of:=IF([.A24]=[.E24];1;0)" office:value-type="float" office:value="1" calcext:value-type="float">
            <text:p>1</text:p>
          </table:table-cell>
          <table:table-cell office:value-type="string" calcext:value-type="string">
            <text:p>AN10_48</text:p>
          </table:table-cell>
        </table:table-row>
        <table:table-row table:style-name="ro1">
          <table:table-cell office:value-type="string" calcext:value-type="string">
            <text:p>AN10_51</text:p>
          </table:table-cell>
          <table:table-cell office:value-type="string" calcext:value-type="string">
            <text:p>One's Own Mind Sacitta Sutta</text:p>
          </table:table-cell>
          <table:table-cell office:value-type="float" office:value="179.644082" calcext:value-type="float">
            <text:p>179.644082</text:p>
          </table:table-cell>
          <table:table-cell table:formula="of:=IF([.A25]=[.E25];1;0)" office:value-type="float" office:value="1" calcext:value-type="float">
            <text:p>1</text:p>
          </table:table-cell>
          <table:table-cell office:value-type="string" calcext:value-type="string">
            <text:p>AN10_51</text:p>
          </table:table-cell>
        </table:table-row>
        <table:table-row table:style-name="ro1">
          <table:table-cell office:value-type="string" calcext:value-type="string">
            <text:p>AN10_54</text:p>
          </table:table-cell>
          <table:table-cell office:value-type="string" calcext:value-type="string">
            <text:p>Tranquility Samatha Sutta</text:p>
          </table:table-cell>
          <table:table-cell office:value-type="float" office:value="328.176327" calcext:value-type="float">
            <text:p>328.176327</text:p>
          </table:table-cell>
          <table:table-cell table:formula="of:=IF([.A26]=[.E26];1;0)" office:value-type="float" office:value="1" calcext:value-type="float">
            <text:p>1</text:p>
          </table:table-cell>
          <table:table-cell office:value-type="string" calcext:value-type="string">
            <text:p>AN10_54</text:p>
          </table:table-cell>
        </table:table-row>
        <table:table-row table:style-name="ro1">
          <table:table-cell office:value-type="string" calcext:value-type="string">
            <text:p>AN10_58</text:p>
          </table:table-cell>
          <table:table-cell office:value-type="string" calcext:value-type="string">
            <text:p>Rooted Mūla Sutta</text:p>
          </table:table-cell>
          <table:table-cell office:value-type="float" office:value="136.96" calcext:value-type="float">
            <text:p>136.96</text:p>
          </table:table-cell>
          <table:table-cell table:formula="of:=IF([.A27]=[.E27];1;0)" office:value-type="float" office:value="1" calcext:value-type="float">
            <text:p>1</text:p>
          </table:table-cell>
          <table:table-cell office:value-type="string" calcext:value-type="string">
            <text:p>AN10_58</text:p>
          </table:table-cell>
        </table:table-row>
        <table:table-row table:style-name="ro1">
          <table:table-cell office:value-type="string" calcext:value-type="string">
            <text:p>AN10_6</text:p>
          </table:table-cell>
          <table:table-cell office:value-type="string" calcext:value-type="string">
            <text:p>Concentration Samādhi Sutta</text:p>
          </table:table-cell>
          <table:table-cell office:value-type="float" office:value="116.845714" calcext:value-type="float">
            <text:p>116.845714</text:p>
          </table:table-cell>
          <table:table-cell table:formula="of:=IF([.A28]=[.E28];1;0)" office:value-type="float" office:value="1" calcext:value-type="float">
            <text:p>1</text:p>
          </table:table-cell>
          <table:table-cell office:value-type="string" calcext:value-type="string">
            <text:p>AN10_6</text:p>
          </table:table-cell>
        </table:table-row>
        <table:table-row table:style-name="ro1">
          <table:table-cell office:value-type="string" calcext:value-type="string">
            <text:p>AN10_60</text:p>
          </table:table-cell>
          <table:table-cell office:value-type="string" calcext:value-type="string">
            <text:p>To Girimānanda Girimānanda Sutta</text:p>
          </table:table-cell>
          <table:table-cell office:value-type="float" office:value="639.921633" calcext:value-type="float">
            <text:p>639.921633</text:p>
          </table:table-cell>
          <table:table-cell table:formula="of:=IF([.A29]=[.E29];1;0)" office:value-type="float" office:value="1" calcext:value-type="float">
            <text:p>1</text:p>
          </table:table-cell>
          <table:table-cell office:value-type="string" calcext:value-type="string">
            <text:p>AN10_60</text:p>
          </table:table-cell>
        </table:table-row>
        <table:table-row table:style-name="ro1">
          <table:table-cell office:value-type="string" calcext:value-type="string">
            <text:p>AN10_61</text:p>
          </table:table-cell>
          <table:table-cell office:value-type="string" calcext:value-type="string">
            <text:p>Ignorance Avijjā Sutta</text:p>
          </table:table-cell>
          <table:table-cell office:value-type="float" office:value="354.403265" calcext:value-type="float">
            <text:p>354.403265</text:p>
          </table:table-cell>
          <table:table-cell table:formula="of:=IF([.A30]=[.E30];1;0)" office:value-type="float" office:value="1" calcext:value-type="float">
            <text:p>1</text:p>
          </table:table-cell>
          <table:table-cell office:value-type="string" calcext:value-type="string">
            <text:p>AN10_61</text:p>
          </table:table-cell>
        </table:table-row>
        <table:table-row table:style-name="ro1">
          <table:table-cell office:value-type="string" calcext:value-type="string">
            <text:p>AN10_69</text:p>
          </table:table-cell>
          <table:table-cell office:value-type="string" calcext:value-type="string">
            <text:p>Topics Of Conversation Kathāvatthu Sutta</text:p>
          </table:table-cell>
          <table:table-cell office:value-type="float" office:value="179.539592" calcext:value-type="float">
            <text:p>179.539592</text:p>
          </table:table-cell>
          <table:table-cell table:formula="of:=IF([.A31]=[.E31];1;0)" office:value-type="float" office:value="1" calcext:value-type="float">
            <text:p>1</text:p>
          </table:table-cell>
          <table:table-cell office:value-type="string" calcext:value-type="string">
            <text:p>AN10_69</text:p>
          </table:table-cell>
        </table:table-row>
        <table:table-row table:style-name="ro1">
          <table:table-cell office:value-type="string" calcext:value-type="string">
            <text:p>AN10_7</text:p>
          </table:table-cell>
          <table:table-cell office:value-type="string" calcext:value-type="string">
            <text:p>With Sāriputta Sāriputta Sutta</text:p>
          </table:table-cell>
          <table:table-cell office:value-type="float" office:value="130.76898" calcext:value-type="float">
            <text:p>130.76898</text:p>
          </table:table-cell>
          <table:table-cell table:formula="of:=IF([.A32]=[.E32];1;0)" office:value-type="float" office:value="1" calcext:value-type="float">
            <text:p>1</text:p>
          </table:table-cell>
          <table:table-cell office:value-type="string" calcext:value-type="string">
            <text:p>AN10_7</text:p>
          </table:table-cell>
        </table:table-row>
        <table:table-row table:style-name="ro1">
          <table:table-cell office:value-type="string" calcext:value-type="string">
            <text:p>AN10_70</text:p>
          </table:table-cell>
          <table:table-cell office:value-type="string" calcext:value-type="string">
            <text:p>Topics Of Conversation (2) Kathāvatthu Sutta</text:p>
          </table:table-cell>
          <table:table-cell office:value-type="float" office:value="240.666122" calcext:value-type="float">
            <text:p>240.666122</text:p>
          </table:table-cell>
          <table:table-cell table:formula="of:=IF([.A33]=[.E33];1;0)" office:value-type="float" office:value="1" calcext:value-type="float">
            <text:p>1</text:p>
          </table:table-cell>
          <table:table-cell office:value-type="string" calcext:value-type="string">
            <text:p>AN10_70</text:p>
          </table:table-cell>
        </table:table-row>
        <table:table-row table:style-name="ro1">
          <table:table-cell office:value-type="string" calcext:value-type="string">
            <text:p>AN10_71</text:p>
          </table:table-cell>
          <table:table-cell office:value-type="string" calcext:value-type="string">
            <text:p>Wishes Ākaṅkha Sutta</text:p>
          </table:table-cell>
          <table:table-cell office:value-type="float" office:value="317.753469" calcext:value-type="float">
            <text:p>317.753469</text:p>
          </table:table-cell>
          <table:table-cell table:formula="of:=IF([.A34]=[.E34];1;0)" office:value-type="float" office:value="1" calcext:value-type="float">
            <text:p>1</text:p>
          </table:table-cell>
          <table:table-cell office:value-type="string" calcext:value-type="string">
            <text:p>AN10_71</text:p>
          </table:table-cell>
        </table:table-row>
        <table:table-row table:style-name="ro1">
          <table:table-cell office:value-type="string" calcext:value-type="string">
            <text:p>AN10_72</text:p>
          </table:table-cell>
          <table:table-cell office:value-type="string" calcext:value-type="string">
            <text:p>Thorns Kaṇṭhaka Sutta</text:p>
          </table:table-cell>
          <table:table-cell office:value-type="float" office:value="202.971429" calcext:value-type="float">
            <text:p>202.971429</text:p>
          </table:table-cell>
          <table:table-cell table:formula="of:=IF([.A35]=[.E35];1;0)" office:value-type="float" office:value="1" calcext:value-type="float">
            <text:p>1</text:p>
          </table:table-cell>
          <table:table-cell office:value-type="string" calcext:value-type="string">
            <text:p>AN10_72</text:p>
          </table:table-cell>
        </table:table-row>
        <table:table-row table:style-name="ro1">
          <table:table-cell office:value-type="string" calcext:value-type="string">
            <text:p>AN10_73</text:p>
          </table:table-cell>
          <table:table-cell office:value-type="string" calcext:value-type="string">
            <text:p>Wished For Iṭṭhā Sutta</text:p>
          </table:table-cell>
          <table:table-cell office:value-type="float" office:value="183.980408" calcext:value-type="float">
            <text:p>183.980408</text:p>
          </table:table-cell>
          <table:table-cell table:formula="of:=IF([.A36]=[.E36];1;0)" office:value-type="float" office:value="1" calcext:value-type="float">
            <text:p>1</text:p>
          </table:table-cell>
          <table:table-cell office:value-type="string" calcext:value-type="string">
            <text:p>AN10_73</text:p>
          </table:table-cell>
        </table:table-row>
        <table:table-row table:style-name="ro1">
          <table:table-cell office:value-type="string" calcext:value-type="string">
            <text:p>AN10_75</text:p>
          </table:table-cell>
          <table:table-cell office:value-type="string" calcext:value-type="string">
            <text:p>About Migāsālā Migāsālāya Sutta</text:p>
          </table:table-cell>
          <table:table-cell office:value-type="float" office:value="732.917551" calcext:value-type="float">
            <text:p>732.917551</text:p>
          </table:table-cell>
          <table:table-cell table:formula="of:=IF([.A37]=[.E37];1;0)" office:value-type="float" office:value="1" calcext:value-type="float">
            <text:p>1</text:p>
          </table:table-cell>
          <table:table-cell office:value-type="string" calcext:value-type="string">
            <text:p>AN10_75</text:p>
          </table:table-cell>
        </table:table-row>
        <table:table-row table:style-name="ro1">
          <table:table-cell office:value-type="string" calcext:value-type="string">
            <text:p>AN10_76</text:p>
          </table:table-cell>
          <table:table-cell office:value-type="string" calcext:value-type="string">
            <text:p>Incapable Abhabba Sutta</text:p>
          </table:table-cell>
          <table:table-cell office:value-type="float" office:value="529.449796" calcext:value-type="float">
            <text:p>529.449796</text:p>
          </table:table-cell>
          <table:table-cell table:formula="of:=IF([.A38]=[.E38];1;0)" office:value-type="float" office:value="1" calcext:value-type="float">
            <text:p>1</text:p>
          </table:table-cell>
          <table:table-cell office:value-type="string" calcext:value-type="string">
            <text:p>AN10_76</text:p>
          </table:table-cell>
        </table:table-row>
        <table:table-row table:style-name="ro1">
          <table:table-cell office:value-type="string" calcext:value-type="string">
            <text:p>AN10_80</text:p>
          </table:table-cell>
          <table:table-cell office:value-type="string" calcext:value-type="string">
            <text:p>Hatred Āghāta Sutta</text:p>
          </table:table-cell>
          <table:table-cell office:value-type="float" office:value="104.907755" calcext:value-type="float">
            <text:p>104.907755</text:p>
          </table:table-cell>
          <table:table-cell table:formula="of:=IF([.A39]=[.E39];1;0)" office:value-type="float" office:value="1" calcext:value-type="float">
            <text:p>1</text:p>
          </table:table-cell>
          <table:table-cell office:value-type="string" calcext:value-type="string">
            <text:p>AN10_80</text:p>
          </table:table-cell>
        </table:table-row>
        <table:table-row table:style-name="ro1">
          <table:table-cell office:value-type="string" calcext:value-type="string">
            <text:p>AN10_81</text:p>
          </table:table-cell>
          <table:table-cell office:value-type="string" calcext:value-type="string">
            <text:p>To Vāhuna Vāhuna Sutta</text:p>
          </table:table-cell>
          <table:table-cell office:value-type="float" office:value="106.631837" calcext:value-type="float">
            <text:p>106.631837</text:p>
          </table:table-cell>
          <table:table-cell table:formula="of:=IF([.A40]=[.E40];1;0)" office:value-type="float" office:value="1" calcext:value-type="float">
            <text:p>1</text:p>
          </table:table-cell>
          <table:table-cell office:value-type="string" calcext:value-type="string">
            <text:p>AN10_81</text:p>
          </table:table-cell>
        </table:table-row>
        <table:table-row table:style-name="ro1">
          <table:table-cell office:value-type="string" calcext:value-type="string">
            <text:p>AN10_92</text:p>
          </table:table-cell>
          <table:table-cell office:value-type="string" calcext:value-type="string">
            <text:p>Animosity Vera Sutta</text:p>
          </table:table-cell>
          <table:table-cell office:value-type="float" office:value="423.915102" calcext:value-type="float">
            <text:p>423.915102</text:p>
          </table:table-cell>
          <table:table-cell table:formula="of:=IF([.A41]=[.E41];1;0)" office:value-type="float" office:value="1" calcext:value-type="float">
            <text:p>1</text:p>
          </table:table-cell>
          <table:table-cell office:value-type="string" calcext:value-type="string">
            <text:p>AN10_92</text:p>
          </table:table-cell>
        </table:table-row>
        <table:table-row table:style-name="ro1">
          <table:table-cell office:value-type="string" calcext:value-type="string">
            <text:p>AN10_93</text:p>
          </table:table-cell>
          <table:table-cell office:value-type="string" calcext:value-type="string">
            <text:p>Views Diṭṭhi Sutta</text:p>
          </table:table-cell>
          <table:table-cell office:value-type="float" office:value="419.474286" calcext:value-type="float">
            <text:p>419.474286</text:p>
          </table:table-cell>
          <table:table-cell table:formula="of:=IF([.A42]=[.E42];1;0)" office:value-type="float" office:value="1" calcext:value-type="float">
            <text:p>1</text:p>
          </table:table-cell>
          <table:table-cell office:value-type="string" calcext:value-type="string">
            <text:p>AN10_93</text:p>
          </table:table-cell>
        </table:table-row>
        <table:table-row table:style-name="ro1">
          <table:table-cell office:value-type="string" calcext:value-type="string">
            <text:p>AN10_94</text:p>
          </table:table-cell>
          <table:table-cell office:value-type="string" calcext:value-type="string">
            <text:p>About Vajjiya Vajjiya Sutta</text:p>
          </table:table-cell>
          <table:table-cell office:value-type="float" office:value="359.314286" calcext:value-type="float">
            <text:p>359.314286</text:p>
          </table:table-cell>
          <table:table-cell table:formula="of:=IF([.A43]=[.E43];1;0)" office:value-type="float" office:value="1" calcext:value-type="float">
            <text:p>1</text:p>
          </table:table-cell>
          <table:table-cell office:value-type="string" calcext:value-type="string">
            <text:p>AN10_94</text:p>
          </table:table-cell>
        </table:table-row>
        <table:table-row table:style-name="ro1">
          <table:table-cell office:value-type="string" calcext:value-type="string">
            <text:p>AN10_95</text:p>
          </table:table-cell>
          <table:table-cell office:value-type="string" calcext:value-type="string">
            <text:p>To Uttiya Uttiya Sutta</text:p>
          </table:table-cell>
          <table:table-cell office:value-type="float" office:value="333.609796" calcext:value-type="float">
            <text:p>333.609796</text:p>
          </table:table-cell>
          <table:table-cell table:formula="of:=IF([.A44]=[.E44];1;0)" office:value-type="float" office:value="1" calcext:value-type="float">
            <text:p>1</text:p>
          </table:table-cell>
          <table:table-cell office:value-type="string" calcext:value-type="string">
            <text:p>AN10_95</text:p>
          </table:table-cell>
        </table:table-row>
        <table:table-row table:style-name="ro1">
          <table:table-cell office:value-type="string" calcext:value-type="string">
            <text:p>AN10_96</text:p>
          </table:table-cell>
          <table:table-cell office:value-type="string" calcext:value-type="string">
            <text:p>To Kokanuda (On Viewpoints) Kokanuda Sutta</text:p>
          </table:table-cell>
          <table:table-cell office:value-type="float" office:value="326.269388" calcext:value-type="float">
            <text:p>326.269388</text:p>
          </table:table-cell>
          <table:table-cell table:formula="of:=IF([.A45]=[.E45];1;0)" office:value-type="float" office:value="1" calcext:value-type="float">
            <text:p>1</text:p>
          </table:table-cell>
          <table:table-cell office:value-type="string" calcext:value-type="string">
            <text:p>AN10_96</text:p>
          </table:table-cell>
        </table:table-row>
        <table:table-row table:style-name="ro1">
          <table:table-cell office:value-type="string" calcext:value-type="string">
            <text:p>AN10_99</text:p>
          </table:table-cell>
          <table:table-cell office:value-type="string" calcext:value-type="string">
            <text:p>To Upāli Upāli Sutta</text:p>
          </table:table-cell>
          <table:table-cell office:value-type="float" office:value="1049.521633" calcext:value-type="float">
            <text:p>1049.521633</text:p>
          </table:table-cell>
          <table:table-cell table:formula="of:=IF([.A46]=[.E46];1;0)" office:value-type="float" office:value="1" calcext:value-type="float">
            <text:p>1</text:p>
          </table:table-cell>
          <table:table-cell office:value-type="string" calcext:value-type="string">
            <text:p>AN10_99</text:p>
          </table:table-cell>
        </table:table-row>
        <table:table-row table:style-name="ro1">
          <table:table-cell office:value-type="string" calcext:value-type="string">
            <text:p>AN11_1</text:p>
          </table:table-cell>
          <table:table-cell office:value-type="string" calcext:value-type="string">
            <text:p>What Is The Purpose? Kimattha Sutta</text:p>
          </table:table-cell>
          <table:table-cell office:value-type="float" office:value="204.564898" calcext:value-type="float">
            <text:p>204.564898</text:p>
          </table:table-cell>
          <table:table-cell table:formula="of:=IF([.A47]=[.E47];1;0)" office:value-type="float" office:value="1" calcext:value-type="float">
            <text:p>1</text:p>
          </table:table-cell>
          <table:table-cell office:value-type="string" calcext:value-type="string">
            <text:p>AN11_1</text:p>
          </table:table-cell>
        </table:table-row>
        <table:table-row table:style-name="ro1">
          <table:table-cell office:value-type="string" calcext:value-type="string">
            <text:p>AN11_10</text:p>
          </table:table-cell>
          <table:table-cell office:value-type="string" calcext:value-type="string">
            <text:p>To Sandha Sandha Sutta</text:p>
          </table:table-cell>
          <table:table-cell office:value-type="float" office:value="430.497959" calcext:value-type="float">
            <text:p>430.497959</text:p>
          </table:table-cell>
          <table:table-cell table:formula="of:=IF([.A48]=[.E48];1;0)" office:value-type="float" office:value="1" calcext:value-type="float">
            <text:p>1</text:p>
          </table:table-cell>
          <table:table-cell office:value-type="string" calcext:value-type="string">
            <text:p>AN11_10</text:p>
          </table:table-cell>
        </table:table-row>
        <table:table-row table:style-name="ro1">
          <table:table-cell office:value-type="string" calcext:value-type="string">
            <text:p>AN11_12</text:p>
          </table:table-cell>
          <table:table-cell office:value-type="string" calcext:value-type="string">
            <text:p>To Mahānāma (1) Mahānāma Sutta</text:p>
          </table:table-cell>
          <table:table-cell office:value-type="float" office:value="653.374694" calcext:value-type="float">
            <text:p>653.374694</text:p>
          </table:table-cell>
          <table:table-cell table:formula="of:=IF([.A49]=[.E49];1;0)" office:value-type="float" office:value="1" calcext:value-type="float">
            <text:p>1</text:p>
          </table:table-cell>
          <table:table-cell office:value-type="string" calcext:value-type="string">
            <text:p>AN11_12</text:p>
          </table:table-cell>
        </table:table-row>
        <table:table-row table:style-name="ro1">
          <table:table-cell office:value-type="string" calcext:value-type="string">
            <text:p>AN11_13</text:p>
          </table:table-cell>
          <table:table-cell office:value-type="string" calcext:value-type="string">
            <text:p>To Mahānāma (2) Mahānāma Sutta</text:p>
          </table:table-cell>
          <table:table-cell office:value-type="float" office:value="629.86449" calcext:value-type="float">
            <text:p>629.86449</text:p>
          </table:table-cell>
          <table:table-cell table:formula="of:=IF([.A50]=[.E50];1;0)" office:value-type="float" office:value="1" calcext:value-type="float">
            <text:p>1</text:p>
          </table:table-cell>
          <table:table-cell office:value-type="string" calcext:value-type="string">
            <text:p>AN11_13</text:p>
          </table:table-cell>
        </table:table-row>
        <table:table-row table:style-name="ro1">
          <table:table-cell office:value-type="string" calcext:value-type="string">
            <text:p>AN11_16</text:p>
          </table:table-cell>
          <table:table-cell office:value-type="string" calcext:value-type="string">
            <text:p>Goodwill Mettā Sutta</text:p>
          </table:table-cell>
          <table:table-cell office:value-type="float" office:value="64.496327" calcext:value-type="float">
            <text:p>64.496327</text:p>
          </table:table-cell>
          <table:table-cell table:formula="of:=IF([.A51]=[.E51];1;0)" office:value-type="float" office:value="1" calcext:value-type="float">
            <text:p>1</text:p>
          </table:table-cell>
          <table:table-cell office:value-type="string" calcext:value-type="string">
            <text:p>AN11_16</text:p>
          </table:table-cell>
        </table:table-row>
        <table:table-row table:style-name="ro1">
          <table:table-cell office:value-type="string" calcext:value-type="string">
            <text:p>AN11_2</text:p>
          </table:table-cell>
          <table:table-cell office:value-type="string" calcext:value-type="string">
            <text:p>An Act Of Will Cetanā Sutta</text:p>
          </table:table-cell>
          <table:table-cell office:value-type="float" office:value="203.885714" calcext:value-type="float">
            <text:p>203.885714</text:p>
          </table:table-cell>
          <table:table-cell table:formula="of:=IF([.A52]=[.E52];1;0)" office:value-type="float" office:value="1" calcext:value-type="float">
            <text:p>1</text:p>
          </table:table-cell>
          <table:table-cell office:value-type="string" calcext:value-type="string">
            <text:p>AN11_2</text:p>
          </table:table-cell>
        </table:table-row>
        <table:table-row table:style-name="ro1">
          <table:table-cell office:value-type="string" calcext:value-type="string">
            <text:p>AN2_118</text:p>
          </table:table-cell>
          <table:table-cell office:value-type="string" calcext:value-type="string">
            <text:p>Hard To Find Dullabhā Sutta</text:p>
          </table:table-cell>
          <table:table-cell office:value-type="float" office:value="23.719184" calcext:value-type="float">
            <text:p>23.719184</text:p>
          </table:table-cell>
          <table:table-cell table:formula="of:=IF([.A53]=[.E53];1;0)" office:value-type="float" office:value="1" calcext:value-type="float">
            <text:p>1</text:p>
          </table:table-cell>
          <table:table-cell office:value-type="string" calcext:value-type="string">
            <text:p>AN2_118</text:p>
          </table:table-cell>
        </table:table-row>
        <table:table-row table:style-name="ro1">
          <table:table-cell office:value-type="string" calcext:value-type="string">
            <text:p>AN2_120</text:p>
          </table:table-cell>
          <table:table-cell office:value-type="string" calcext:value-type="string">
            <text:p>Rarely Having Enough Duttappaya Sutta</text:p>
          </table:table-cell>
          <table:table-cell office:value-type="float" office:value="23.640816" calcext:value-type="float">
            <text:p>23.640816</text:p>
          </table:table-cell>
          <table:table-cell table:formula="of:=IF([.A54]=[.E54];1;0)" office:value-type="float" office:value="1" calcext:value-type="float">
            <text:p>1</text:p>
          </table:table-cell>
          <table:table-cell office:value-type="string" calcext:value-type="string">
            <text:p>AN2_120</text:p>
          </table:table-cell>
        </table:table-row>
        <table:table-row table:style-name="ro1">
          <table:table-cell office:value-type="string" calcext:value-type="string">
            <text:p>AN2_123</text:p>
          </table:table-cell>
          <table:table-cell office:value-type="string" calcext:value-type="string">
            <text:p>Voice Ghosa Suttas</text:p>
          </table:table-cell>
          <table:table-cell office:value-type="float" office:value="34.272653" calcext:value-type="float">
            <text:p>34.272653</text:p>
          </table:table-cell>
          <table:table-cell table:formula="of:=IF([.A55]=[.E55];1;0)" office:value-type="float" office:value="1" calcext:value-type="float">
            <text:p>1</text:p>
          </table:table-cell>
          <table:table-cell office:value-type="string" calcext:value-type="string">
            <text:p>AN2_123</text:p>
          </table:table-cell>
        </table:table-row>
        <table:table-row table:style-name="ro1">
          <table:table-cell office:value-type="string" calcext:value-type="string">
            <text:p>AN2_134</text:p>
          </table:table-cell>
          <table:table-cell office:value-type="string" calcext:value-type="string">
            <text:p>Without Investigating Ananuvicca Sutta</text:p>
          </table:table-cell>
          <table:table-cell office:value-type="float" office:value="99.213061" calcext:value-type="float">
            <text:p>99.213061</text:p>
          </table:table-cell>
          <table:table-cell table:formula="of:=IF([.A56]=[.E56];1;0)" office:value-type="float" office:value="1" calcext:value-type="float">
            <text:p>1</text:p>
          </table:table-cell>
          <table:table-cell office:value-type="string" calcext:value-type="string">
            <text:p>AN2_134</text:p>
          </table:table-cell>
        </table:table-row>
        <table:table-row table:style-name="ro1">
          <table:table-cell office:value-type="string" calcext:value-type="string">
            <text:p>AN2_18</text:p>
          </table:table-cell>
          <table:table-cell office:value-type="string" calcext:value-type="string">
            <text:p>Categorically Ekaṁsena Sutta</text:p>
          </table:table-cell>
          <table:table-cell office:value-type="float" office:value="149.342041" calcext:value-type="float">
            <text:p>149.342041</text:p>
          </table:table-cell>
          <table:table-cell table:formula="of:=IF([.A57]=[.E57];1;0)" office:value-type="float" office:value="1" calcext:value-type="float">
            <text:p>1</text:p>
          </table:table-cell>
          <table:table-cell office:value-type="string" calcext:value-type="string">
            <text:p>AN2_18</text:p>
          </table:table-cell>
        </table:table-row>
        <table:table-row table:style-name="ro1">
          <table:table-cell office:value-type="string" calcext:value-type="string">
            <text:p>AN2_19</text:p>
          </table:table-cell>
          <table:table-cell office:value-type="string" calcext:value-type="string">
            <text:p>Skillful &amp; Unskillful Kusal'akusala Sutta</text:p>
          </table:table-cell>
          <table:table-cell office:value-type="float" office:value="79.542857" calcext:value-type="float">
            <text:p>79.542857</text:p>
          </table:table-cell>
          <table:table-cell table:formula="of:=IF([.A58]=[.E58];1;0)" office:value-type="float" office:value="1" calcext:value-type="float">
            <text:p>1</text:p>
          </table:table-cell>
          <table:table-cell office:value-type="string" calcext:value-type="string">
            <text:p>AN2_19</text:p>
          </table:table-cell>
        </table:table-row>
        <table:table-row table:style-name="ro1">
          <table:table-cell office:value-type="string" calcext:value-type="string">
            <text:p>AN2_21</text:p>
          </table:table-cell>
          <table:table-cell office:value-type="string" calcext:value-type="string">
            <text:p>Fools &amp; Wise People Bāla-Paṇḍita Sutta</text:p>
          </table:table-cell>
          <table:table-cell office:value-type="float" office:value="36.545306" calcext:value-type="float">
            <text:p>36.545306</text:p>
          </table:table-cell>
          <table:table-cell table:formula="of:=IF([.A59]=[.E59];1;0)" office:value-type="float" office:value="1" calcext:value-type="float">
            <text:p>1</text:p>
          </table:table-cell>
          <table:table-cell office:value-type="string" calcext:value-type="string">
            <text:p>AN2_21</text:p>
          </table:table-cell>
        </table:table-row>
        <table:table-row table:style-name="ro1">
          <table:table-cell office:value-type="string" calcext:value-type="string">
            <text:p>AN2_23</text:p>
          </table:table-cell>
          <table:table-cell office:value-type="string" calcext:value-type="string">
            <text:p>What Was Not Said Abhāsita Sutta</text:p>
          </table:table-cell>
          <table:table-cell office:value-type="float" office:value="29.64898" calcext:value-type="float">
            <text:p>29.64898</text:p>
          </table:table-cell>
          <table:table-cell table:formula="of:=IF([.A60]=[.E60];1;0)" office:value-type="float" office:value="1" calcext:value-type="float">
            <text:p>1</text:p>
          </table:table-cell>
          <table:table-cell office:value-type="string" calcext:value-type="string">
            <text:p>AN2_23</text:p>
          </table:table-cell>
        </table:table-row>
        <table:table-row table:style-name="ro1">
          <table:table-cell office:value-type="string" calcext:value-type="string">
            <text:p>AN2_24</text:p>
          </table:table-cell>
          <table:table-cell office:value-type="string" calcext:value-type="string">
            <text:p>A Meaning To Be Inferred Neyyattha Sutta</text:p>
          </table:table-cell>
          <table:table-cell office:value-type="float" office:value="28.995918" calcext:value-type="float">
            <text:p>28.995918</text:p>
          </table:table-cell>
          <table:table-cell table:formula="of:=IF([.A61]=[.E61];1;0)" office:value-type="float" office:value="1" calcext:value-type="float">
            <text:p>1</text:p>
          </table:table-cell>
          <table:table-cell office:value-type="string" calcext:value-type="string">
            <text:p>AN2_24</text:p>
          </table:table-cell>
        </table:table-row>
        <table:table-row table:style-name="ro1">
          <table:table-cell office:value-type="string" calcext:value-type="string">
            <text:p>AN2_29</text:p>
          </table:table-cell>
          <table:table-cell office:value-type="string" calcext:value-type="string">
            <text:p>A Share In Clear Knowing Vijjā-Bhāgiya Sutta</text:p>
          </table:table-cell>
          <table:table-cell office:value-type="float" office:value="42.579592" calcext:value-type="float">
            <text:p>42.579592</text:p>
          </table:table-cell>
          <table:table-cell table:formula="of:=IF([.A62]=[.E62];1;0)" office:value-type="float" office:value="1" calcext:value-type="float">
            <text:p>1</text:p>
          </table:table-cell>
          <table:table-cell office:value-type="string" calcext:value-type="string">
            <text:p>AN2_29</text:p>
          </table:table-cell>
        </table:table-row>
        <table:table-row table:style-name="ro1">
          <table:table-cell office:value-type="string" calcext:value-type="string">
            <text:p>AN2_30</text:p>
          </table:table-cell>
          <table:table-cell office:value-type="string" calcext:value-type="string">
            <text:p>Release Vimutti Sutta</text:p>
          </table:table-cell>
          <table:table-cell office:value-type="float" office:value="21.812245" calcext:value-type="float">
            <text:p>21.812245</text:p>
          </table:table-cell>
          <table:table-cell table:formula="of:=IF([.A63]=[.E63];1;0)" office:value-type="float" office:value="1" calcext:value-type="float">
            <text:p>1</text:p>
          </table:table-cell>
          <table:table-cell office:value-type="string" calcext:value-type="string">
            <text:p>AN2_30</text:p>
          </table:table-cell>
        </table:table-row>
        <table:table-row table:style-name="ro1">
          <table:table-cell office:value-type="string" calcext:value-type="string">
            <text:p>AN2_31</text:p>
          </table:table-cell>
          <table:table-cell office:value-type="string" calcext:value-type="string">
            <text:p>Gratitude Kataññu Suttas</text:p>
          </table:table-cell>
          <table:table-cell office:value-type="float" office:value="126.380408" calcext:value-type="float">
            <text:p>126.380408</text:p>
          </table:table-cell>
          <table:table-cell table:formula="of:=IF([.A64]=[.E64];1;0)" office:value-type="float" office:value="1" calcext:value-type="float">
            <text:p>1</text:p>
          </table:table-cell>
          <table:table-cell office:value-type="string" calcext:value-type="string">
            <text:p>AN2_31</text:p>
          </table:table-cell>
        </table:table-row>
        <table:table-row table:style-name="ro1">
          <table:table-cell office:value-type="string" calcext:value-type="string">
            <text:p>AN2_35</text:p>
          </table:table-cell>
          <table:table-cell office:value-type="string" calcext:value-type="string">
            <text:p>Like-Minded Samacitta Sutta</text:p>
          </table:table-cell>
          <table:table-cell office:value-type="float" office:value="362.213878" calcext:value-type="float">
            <text:p>362.213878</text:p>
          </table:table-cell>
          <table:table-cell table:formula="of:=IF([.A65]=[.E65];1;0)" office:value-type="float" office:value="1" calcext:value-type="float">
            <text:p>1</text:p>
          </table:table-cell>
          <table:table-cell office:value-type="string" calcext:value-type="string">
            <text:p>AN2_35</text:p>
          </table:table-cell>
        </table:table-row>
        <table:table-row table:style-name="ro1">
          <table:table-cell office:value-type="string" calcext:value-type="string">
            <text:p>AN2_36</text:p>
          </table:table-cell>
          <table:table-cell office:value-type="string" calcext:value-type="string">
            <text:p>To Ārāmadaṇḍa Ārāmadaṇḍa Sutta</text:p>
          </table:table-cell>
          <table:table-cell office:value-type="float" office:value="220.577959" calcext:value-type="float">
            <text:p>220.577959</text:p>
          </table:table-cell>
          <table:table-cell table:formula="of:=IF([.A66]=[.E66];1;0)" office:value-type="float" office:value="1" calcext:value-type="float">
            <text:p>1</text:p>
          </table:table-cell>
          <table:table-cell office:value-type="string" calcext:value-type="string">
            <text:p>AN2_36</text:p>
          </table:table-cell>
        </table:table-row>
        <table:table-row table:style-name="ro1">
          <table:table-cell office:value-type="string" calcext:value-type="string">
            <text:p>AN2_37</text:p>
          </table:table-cell>
          <table:table-cell office:value-type="string" calcext:value-type="string">
            <text:p>To Kaṇḍarāyana Kaṇḍarāyana Sutta</text:p>
          </table:table-cell>
          <table:table-cell office:value-type="float" office:value="175.36" calcext:value-type="float">
            <text:p>175.36</text:p>
          </table:table-cell>
          <table:table-cell table:formula="of:=IF([.A67]=[.E67];1;0)" office:value-type="float" office:value="1" calcext:value-type="float">
            <text:p>1</text:p>
          </table:table-cell>
          <table:table-cell office:value-type="string" calcext:value-type="string">
            <text:p>AN2_37</text:p>
          </table:table-cell>
        </table:table-row>
        <table:table-row table:style-name="ro1">
          <table:table-cell office:value-type="string" calcext:value-type="string">
            <text:p>AN2_46</text:p>
          </table:table-cell>
          <table:table-cell office:value-type="string" calcext:value-type="string">
            <text:p>Bombast Ukkācita Sutta</text:p>
          </table:table-cell>
          <table:table-cell office:value-type="float" office:value="149.368163" calcext:value-type="float">
            <text:p>149.368163</text:p>
          </table:table-cell>
          <table:table-cell table:formula="of:=IF([.A68]=[.E68];1;0)" office:value-type="float" office:value="1" calcext:value-type="float">
            <text:p>1</text:p>
          </table:table-cell>
          <table:table-cell office:value-type="string" calcext:value-type="string">
            <text:p>AN2_46</text:p>
          </table:table-cell>
        </table:table-row>
        <table:table-row table:style-name="ro1">
          <table:table-cell office:value-type="string" calcext:value-type="string">
            <text:p>AN2_5</text:p>
          </table:table-cell>
          <table:table-cell office:value-type="string" calcext:value-type="string">
            <text:p>Relentlessly Appaṭivāṇa Sutta</text:p>
          </table:table-cell>
          <table:table-cell office:value-type="float" office:value="104.254694" calcext:value-type="float">
            <text:p>104.254694</text:p>
          </table:table-cell>
          <table:table-cell table:formula="of:=IF([.A69]=[.E69];1;0)" office:value-type="float" office:value="1" calcext:value-type="float">
            <text:p>1</text:p>
          </table:table-cell>
          <table:table-cell office:value-type="string" calcext:value-type="string">
            <text:p>AN2_5</text:p>
          </table:table-cell>
        </table:table-row>
        <table:table-row table:style-name="ro1">
          <table:table-cell office:value-type="string" calcext:value-type="string">
            <text:p>AN2_61</text:p>
          </table:table-cell>
          <table:table-cell office:value-type="string" calcext:value-type="string">
            <text:p>Communal Living Sannivāsa Sutta</text:p>
          </table:table-cell>
          <table:table-cell office:value-type="float" office:value="286.093061" calcext:value-type="float">
            <text:p>286.093061</text:p>
          </table:table-cell>
          <table:table-cell table:formula="of:=IF([.A70]=[.E70];1;0)" office:value-type="float" office:value="1" calcext:value-type="float">
            <text:p>1</text:p>
          </table:table-cell>
          <table:table-cell office:value-type="string" calcext:value-type="string">
            <text:p>AN2_61</text:p>
          </table:table-cell>
        </table:table-row>
        <table:table-row table:style-name="ro1">
          <table:table-cell office:value-type="string" calcext:value-type="string">
            <text:p>AN2_74</text:p>
          </table:table-cell>
          <table:table-cell office:value-type="string" calcext:value-type="string">
            <text:p>Pleasures Sukha Sutta</text:p>
          </table:table-cell>
          <table:table-cell office:value-type="float" office:value="23.353469" calcext:value-type="float">
            <text:p>23.353469</text:p>
          </table:table-cell>
          <table:table-cell table:formula="of:=IF([.A71]=[.E71];1;0)" office:value-type="float" office:value="1" calcext:value-type="float">
            <text:p>1</text:p>
          </table:table-cell>
          <table:table-cell office:value-type="string" calcext:value-type="string">
            <text:p>AN2_74</text:p>
          </table:table-cell>
        </table:table-row>
        <table:table-row table:style-name="ro1">
          <table:table-cell office:value-type="string" calcext:value-type="string">
            <text:p>AN2_9</text:p>
          </table:table-cell>
          <table:table-cell office:value-type="string" calcext:value-type="string">
            <text:p>Guardians Of The World Lokapāla Sutta</text:p>
          </table:table-cell>
          <table:table-cell office:value-type="float" office:value="46.942041" calcext:value-type="float">
            <text:p>46.942041</text:p>
          </table:table-cell>
          <table:table-cell table:formula="of:=IF([.A72]=[.E72];1;0)" office:value-type="float" office:value="1" calcext:value-type="float">
            <text:p>1</text:p>
          </table:table-cell>
          <table:table-cell office:value-type="string" calcext:value-type="string">
            <text:p>AN2_9</text:p>
          </table:table-cell>
        </table:table-row>
        <table:table-row table:style-name="ro1">
          <table:table-cell office:value-type="string" calcext:value-type="string">
            <text:p>AN2_99</text:p>
          </table:table-cell>
          <table:table-cell office:value-type="string" calcext:value-type="string">
            <text:p>Fools Bāla Sutta</text:p>
          </table:table-cell>
          <table:table-cell office:value-type="float" office:value="19.513469" calcext:value-type="float">
            <text:p>19.513469</text:p>
          </table:table-cell>
          <table:table-cell table:formula="of:=IF([.A73]=[.E73];1;0)" office:value-type="float" office:value="1" calcext:value-type="float">
            <text:p>1</text:p>
          </table:table-cell>
          <table:table-cell office:value-type="string" calcext:value-type="string">
            <text:p>AN2_99</text:p>
          </table:table-cell>
        </table:table-row>
        <table:table-row table:style-name="ro1">
          <table:table-cell office:value-type="string" calcext:value-type="string">
            <text:p>AN3_10</text:p>
          </table:table-cell>
          <table:table-cell office:value-type="string" calcext:value-type="string">
            <text:p>Impurities Mala Sutta</text:p>
          </table:table-cell>
          <table:table-cell office:value-type="float" office:value="77.348571" calcext:value-type="float">
            <text:p>77.348571</text:p>
          </table:table-cell>
          <table:table-cell table:formula="of:=IF([.A74]=[.E74];1;0)" office:value-type="float" office:value="1" calcext:value-type="float">
            <text:p>1</text:p>
          </table:table-cell>
          <table:table-cell office:value-type="string" calcext:value-type="string">
            <text:p>AN3_10</text:p>
          </table:table-cell>
        </table:table-row>
        <table:table-row table:style-name="ro1">
          <table:table-cell office:value-type="string" calcext:value-type="string">
            <text:p>AN3_101</text:p>
          </table:table-cell>
          <table:table-cell office:value-type="string" calcext:value-type="string">
            <text:p>The Salt Crystal Loṇaphala Sutta</text:p>
          </table:table-cell>
          <table:table-cell office:value-type="float" office:value="523.859592" calcext:value-type="float">
            <text:p>523.859592</text:p>
          </table:table-cell>
          <table:table-cell table:formula="of:=IF([.A75]=[.E75];1;0)" office:value-type="float" office:value="1" calcext:value-type="float">
            <text:p>1</text:p>
          </table:table-cell>
          <table:table-cell office:value-type="string" calcext:value-type="string">
            <text:p>AN3_101</text:p>
          </table:table-cell>
        </table:table-row>
        <table:table-row table:style-name="ro1">
          <table:table-cell office:value-type="string" calcext:value-type="string">
            <text:p>AN3_102</text:p>
          </table:table-cell>
          <table:table-cell office:value-type="string" calcext:value-type="string">
            <text:p>The Dirt-Washer Paṁsudhovaka Sutta</text:p>
          </table:table-cell>
          <table:table-cell office:value-type="float" office:value="488.254694" calcext:value-type="float">
            <text:p>488.254694</text:p>
          </table:table-cell>
          <table:table-cell table:formula="of:=IF([.A76]=[.E76];1;0)" office:value-type="float" office:value="1" calcext:value-type="float">
            <text:p>1</text:p>
          </table:table-cell>
          <table:table-cell office:value-type="string" calcext:value-type="string">
            <text:p>AN3_102</text:p>
          </table:table-cell>
        </table:table-row>
        <table:table-row table:style-name="ro1">
          <table:table-cell office:value-type="string" calcext:value-type="string">
            <text:p>AN3_103</text:p>
          </table:table-cell>
          <table:table-cell office:value-type="string" calcext:value-type="string">
            <text:p>Themes Nimitta Sutta</text:p>
          </table:table-cell>
          <table:table-cell office:value-type="float" office:value="492.303673" calcext:value-type="float">
            <text:p>492.303673</text:p>
          </table:table-cell>
          <table:table-cell table:formula="of:=IF([.A77]=[.E77];1;0)" office:value-type="float" office:value="1" calcext:value-type="float">
            <text:p>1</text:p>
          </table:table-cell>
          <table:table-cell office:value-type="string" calcext:value-type="string">
            <text:p>AN3_103</text:p>
          </table:table-cell>
        </table:table-row>
        <table:table-row table:style-name="ro1">
          <table:table-cell office:value-type="string" calcext:value-type="string">
            <text:p>AN3_109</text:p>
          </table:table-cell>
          <table:table-cell office:value-type="string" calcext:value-type="string">
            <text:p>No Satiation Atitta Sutta</text:p>
          </table:table-cell>
          <table:table-cell office:value-type="float" office:value="28.760816" calcext:value-type="float">
            <text:p>28.760816</text:p>
          </table:table-cell>
          <table:table-cell table:formula="of:=IF([.A78]=[.E78];1;0)" office:value-type="float" office:value="1" calcext:value-type="float">
            <text:p>1</text:p>
          </table:table-cell>
          <table:table-cell office:value-type="string" calcext:value-type="string">
            <text:p>AN3_109</text:p>
          </table:table-cell>
        </table:table-row>
        <table:table-row table:style-name="ro1">
          <table:table-cell office:value-type="string" calcext:value-type="string">
            <text:p>AN3_110</text:p>
          </table:table-cell>
          <table:table-cell office:value-type="string" calcext:value-type="string">
            <text:p>The Peak Of The Roof Kuta Sutta</text:p>
          </table:table-cell>
          <table:table-cell office:value-type="float" office:value="205.453061" calcext:value-type="float">
            <text:p>205.453061</text:p>
          </table:table-cell>
          <table:table-cell table:formula="of:=IF([.A79]=[.E79];1;0)" office:value-type="float" office:value="1" calcext:value-type="float">
            <text:p>1</text:p>
          </table:table-cell>
          <table:table-cell office:value-type="string" calcext:value-type="string">
            <text:p>AN3_110</text:p>
          </table:table-cell>
        </table:table-row>
        <table:table-row table:style-name="ro1">
          <table:table-cell office:value-type="string" calcext:value-type="string">
            <text:p>AN3_112</text:p>
          </table:table-cell>
          <table:table-cell office:value-type="string" calcext:value-type="string">
            <text:p>Causes (1) Nidāna Sutta</text:p>
          </table:table-cell>
          <table:table-cell office:value-type="float" office:value="152.555102" calcext:value-type="float">
            <text:p>152.555102</text:p>
          </table:table-cell>
          <table:table-cell table:formula="of:=IF([.A80]=[.E80];1;0)" office:value-type="float" office:value="1" calcext:value-type="float">
            <text:p>1</text:p>
          </table:table-cell>
          <table:table-cell office:value-type="string" calcext:value-type="string">
            <text:p>AN3_112</text:p>
          </table:table-cell>
        </table:table-row>
        <table:table-row table:style-name="ro1">
          <table:table-cell office:value-type="string" calcext:value-type="string">
            <text:p>AN3_113</text:p>
          </table:table-cell>
          <table:table-cell office:value-type="string" calcext:value-type="string">
            <text:p>Causes (2) Nidāna Sutta</text:p>
          </table:table-cell>
          <table:table-cell office:value-type="float" office:value="316.760816" calcext:value-type="float">
            <text:p>316.760816</text:p>
          </table:table-cell>
          <table:table-cell table:formula="of:=IF([.A81]=[.E81];1;0)" office:value-type="float" office:value="1" calcext:value-type="float">
            <text:p>1</text:p>
          </table:table-cell>
          <table:table-cell office:value-type="string" calcext:value-type="string">
            <text:p>AN3_113</text:p>
          </table:table-cell>
        </table:table-row>
        <table:table-row table:style-name="ro1">
          <table:table-cell office:value-type="string" calcext:value-type="string">
            <text:p>AN3_115</text:p>
          </table:table-cell>
          <table:table-cell office:value-type="string" calcext:value-type="string">
            <text:p>Rare Dullabha Sutta</text:p>
          </table:table-cell>
          <table:table-cell office:value-type="float" office:value="34.847347" calcext:value-type="float">
            <text:p>34.847347</text:p>
          </table:table-cell>
          <table:table-cell table:formula="of:=IF([.A82]=[.E82];1;0)" office:value-type="float" office:value="1" calcext:value-type="float">
            <text:p>1</text:p>
          </table:table-cell>
          <table:table-cell office:value-type="string" calcext:value-type="string">
            <text:p>AN3_115</text:p>
          </table:table-cell>
        </table:table-row>
        <table:table-row table:style-name="ro1">
          <table:table-cell office:value-type="string" calcext:value-type="string">
            <text:p>AN3_116</text:p>
          </table:table-cell>
          <table:table-cell office:value-type="string" calcext:value-type="string">
            <text:p>Immeasurable Appameyya Sutta</text:p>
          </table:table-cell>
          <table:table-cell office:value-type="float" office:value="79.281633" calcext:value-type="float">
            <text:p>79.281633</text:p>
          </table:table-cell>
          <table:table-cell table:formula="of:=IF([.A83]=[.E83];1;0)" office:value-type="float" office:value="1" calcext:value-type="float">
            <text:p>1</text:p>
          </table:table-cell>
          <table:table-cell office:value-type="string" calcext:value-type="string">
            <text:p>AN3_116</text:p>
          </table:table-cell>
        </table:table-row>
        <table:table-row table:style-name="ro1">
          <table:table-cell office:value-type="string" calcext:value-type="string">
            <text:p>AN3_117</text:p>
          </table:table-cell>
          <table:table-cell office:value-type="string" calcext:value-type="string">
            <text:p>Imperturbable Aneñjaka Sutta</text:p>
          </table:table-cell>
          <table:table-cell office:value-type="float" office:value="243.461224" calcext:value-type="float">
            <text:p>243.461224</text:p>
          </table:table-cell>
          <table:table-cell table:formula="of:=IF([.A84]=[.E84];1;0)" office:value-type="float" office:value="1" calcext:value-type="float">
            <text:p>1</text:p>
          </table:table-cell>
          <table:table-cell office:value-type="string" calcext:value-type="string">
            <text:p>AN3_117</text:p>
          </table:table-cell>
        </table:table-row>
        <table:table-row table:style-name="ro1">
          <table:table-cell office:value-type="string" calcext:value-type="string">
            <text:p>AN3_121</text:p>
          </table:table-cell>
          <table:table-cell office:value-type="string" calcext:value-type="string">
            <text:p>Purities (1) Soceyya Sutta</text:p>
          </table:table-cell>
          <table:table-cell office:value-type="float" office:value="61.910204" calcext:value-type="float">
            <text:p>61.910204</text:p>
          </table:table-cell>
          <table:table-cell table:formula="of:=IF([.A85]=[.E85];1;0)" office:value-type="float" office:value="1" calcext:value-type="float">
            <text:p>1</text:p>
          </table:table-cell>
          <table:table-cell office:value-type="string" calcext:value-type="string">
            <text:p>AN3_121</text:p>
          </table:table-cell>
        </table:table-row>
        <table:table-row table:style-name="ro1">
          <table:table-cell office:value-type="string" calcext:value-type="string">
            <text:p>AN3_122</text:p>
          </table:table-cell>
          <table:table-cell office:value-type="string" calcext:value-type="string">
            <text:p>Purities (2) Soceyya Sutta</text:p>
          </table:table-cell>
          <table:table-cell office:value-type="float" office:value="131.552653" calcext:value-type="float">
            <text:p>131.552653</text:p>
          </table:table-cell>
          <table:table-cell table:formula="of:=IF([.A86]=[.E86];1;0)" office:value-type="float" office:value="1" calcext:value-type="float">
            <text:p>1</text:p>
          </table:table-cell>
          <table:table-cell office:value-type="string" calcext:value-type="string">
            <text:p>AN3_122</text:p>
          </table:table-cell>
        </table:table-row>
        <table:table-row table:style-name="ro1">
          <table:table-cell office:value-type="string" calcext:value-type="string">
            <text:p>AN3_123</text:p>
          </table:table-cell>
          <table:table-cell office:value-type="string" calcext:value-type="string">
            <text:p>Sagacity Moneyya Sutta</text:p>
          </table:table-cell>
          <table:table-cell office:value-type="float" office:value="81.658776" calcext:value-type="float">
            <text:p>81.658776</text:p>
          </table:table-cell>
          <table:table-cell table:formula="of:=IF([.A87]=[.E87];1;0)" office:value-type="float" office:value="1" calcext:value-type="float">
            <text:p>1</text:p>
          </table:table-cell>
          <table:table-cell office:value-type="string" calcext:value-type="string">
            <text:p>AN3_123</text:p>
          </table:table-cell>
        </table:table-row>
        <table:table-row table:style-name="ro1">
          <table:table-cell office:value-type="string" calcext:value-type="string">
            <text:p>AN3_124</text:p>
          </table:table-cell>
          <table:table-cell office:value-type="string" calcext:value-type="string">
            <text:p>At Kusinārā Kusinārā Sutta</text:p>
          </table:table-cell>
          <table:table-cell office:value-type="float" office:value="195.892245" calcext:value-type="float">
            <text:p>195.892245</text:p>
          </table:table-cell>
          <table:table-cell table:formula="of:=IF([.A88]=[.E88];1;0)" office:value-type="float" office:value="1" calcext:value-type="float">
            <text:p>1</text:p>
          </table:table-cell>
          <table:table-cell office:value-type="string" calcext:value-type="string">
            <text:p>AN3_124</text:p>
          </table:table-cell>
        </table:table-row>
        <table:table-row table:style-name="ro1">
          <table:table-cell office:value-type="string" calcext:value-type="string">
            <text:p>AN3_126</text:p>
          </table:table-cell>
          <table:table-cell office:value-type="string" calcext:value-type="string">
            <text:p>At Gotamaka Shrine Gotamaka-Cetiya Sutta</text:p>
          </table:table-cell>
          <table:table-cell office:value-type="float" office:value="79.438367" calcext:value-type="float">
            <text:p>79.438367</text:p>
          </table:table-cell>
          <table:table-cell table:formula="of:=IF([.A89]=[.E89];1;0)" office:value-type="float" office:value="1" calcext:value-type="float">
            <text:p>1</text:p>
          </table:table-cell>
          <table:table-cell office:value-type="string" calcext:value-type="string">
            <text:p>AN3_126</text:p>
          </table:table-cell>
        </table:table-row>
        <table:table-row table:style-name="ro1">
          <table:table-cell office:value-type="string" calcext:value-type="string">
            <text:p>AN3_129</text:p>
          </table:table-cell>
          <table:table-cell office:value-type="string" calcext:value-type="string">
            <text:p>Putrid Kaṭuviya Sutta</text:p>
          </table:table-cell>
          <table:table-cell office:value-type="float" office:value="142.706939" calcext:value-type="float">
            <text:p>142.706939</text:p>
          </table:table-cell>
          <table:table-cell table:formula="of:=IF([.A90]=[.E90];1;0)" office:value-type="float" office:value="1" calcext:value-type="float">
            <text:p>1</text:p>
          </table:table-cell>
          <table:table-cell office:value-type="string" calcext:value-type="string">
            <text:p>AN3_129</text:p>
          </table:table-cell>
        </table:table-row>
        <table:table-row table:style-name="ro1">
          <table:table-cell office:value-type="string" calcext:value-type="string">
            <text:p>AN3_131</text:p>
          </table:table-cell>
          <table:table-cell office:value-type="string" calcext:value-type="string">
            <text:p>To Anuruddha Anuruddha Sutta</text:p>
          </table:table-cell>
          <table:table-cell office:value-type="float" office:value="137.900408" calcext:value-type="float">
            <text:p>137.900408</text:p>
          </table:table-cell>
          <table:table-cell table:formula="of:=IF([.A91]=[.E91];1;0)" office:value-type="float" office:value="1" calcext:value-type="float">
            <text:p>1</text:p>
          </table:table-cell>
          <table:table-cell office:value-type="string" calcext:value-type="string">
            <text:p>AN3_131</text:p>
          </table:table-cell>
        </table:table-row>
        <table:table-row table:style-name="ro1">
          <table:table-cell office:value-type="string" calcext:value-type="string">
            <text:p>AN3_133</text:p>
          </table:table-cell>
          <table:table-cell office:value-type="string" calcext:value-type="string">
            <text:p>Inscriptions Lekha Sutta</text:p>
          </table:table-cell>
          <table:table-cell office:value-type="float" office:value="117.211429" calcext:value-type="float">
            <text:p>117.211429</text:p>
          </table:table-cell>
          <table:table-cell table:formula="of:=IF([.A92]=[.E92];1;0)" office:value-type="float" office:value="1" calcext:value-type="float">
            <text:p>1</text:p>
          </table:table-cell>
          <table:table-cell office:value-type="string" calcext:value-type="string">
            <text:p>AN3_133</text:p>
          </table:table-cell>
        </table:table-row>
        <table:table-row table:style-name="ro1">
          <table:table-cell office:value-type="string" calcext:value-type="string">
            <text:p>AN3_136</text:p>
          </table:table-cell>
          <table:table-cell office:value-type="string" calcext:value-type="string">
            <text:p>A Friend Mitta Sutta</text:p>
          </table:table-cell>
          <table:table-cell office:value-type="float" office:value="23.875918" calcext:value-type="float">
            <text:p>23.875918</text:p>
          </table:table-cell>
          <table:table-cell table:formula="of:=IF([.A93]=[.E93];1;0)" office:value-type="float" office:value="1" calcext:value-type="float">
            <text:p>1</text:p>
          </table:table-cell>
          <table:table-cell office:value-type="string" calcext:value-type="string">
            <text:p>AN3_136</text:p>
          </table:table-cell>
        </table:table-row>
        <table:table-row table:style-name="ro1">
          <table:table-cell office:value-type="string" calcext:value-type="string">
            <text:p>AN3_137</text:p>
          </table:table-cell>
          <table:table-cell office:value-type="string" calcext:value-type="string">
            <text:p>The Orderliness Of The Dhamma Dhamma-Niyāma Sutta</text:p>
          </table:table-cell>
          <table:table-cell office:value-type="float" office:value="122.174694" calcext:value-type="float">
            <text:p>122.174694</text:p>
          </table:table-cell>
          <table:table-cell table:formula="of:=IF([.A94]=[.E94];1;0)" office:value-type="float" office:value="1" calcext:value-type="float">
            <text:p>1</text:p>
          </table:table-cell>
          <table:table-cell office:value-type="string" calcext:value-type="string">
            <text:p>AN3_137</text:p>
          </table:table-cell>
        </table:table-row>
        <table:table-row table:style-name="ro1">
          <table:table-cell office:value-type="string" calcext:value-type="string">
            <text:p>AN3_15</text:p>
          </table:table-cell>
          <table:table-cell office:value-type="string" calcext:value-type="string">
            <text:p>The Chariot Maker Pacetana Sutta</text:p>
          </table:table-cell>
          <table:table-cell office:value-type="float" office:value="309.237551" calcext:value-type="float">
            <text:p>309.237551</text:p>
          </table:table-cell>
          <table:table-cell table:formula="of:=IF([.A95]=[.E95];1;0)" office:value-type="float" office:value="1" calcext:value-type="float">
            <text:p>1</text:p>
          </table:table-cell>
          <table:table-cell office:value-type="string" calcext:value-type="string">
            <text:p>AN3_15</text:p>
          </table:table-cell>
        </table:table-row>
        <table:table-row table:style-name="ro1">
          <table:table-cell office:value-type="string" calcext:value-type="string">
            <text:p>AN3_2</text:p>
          </table:table-cell>
          <table:table-cell office:value-type="string" calcext:value-type="string">
            <text:p>Characterized (By Action) Lakkhaṇa Sutta</text:p>
          </table:table-cell>
          <table:table-cell office:value-type="float" office:value="73.743673" calcext:value-type="float">
            <text:p>73.743673</text:p>
          </table:table-cell>
          <table:table-cell table:formula="of:=IF([.A96]=[.E96];1;0)" office:value-type="float" office:value="1" calcext:value-type="float">
            <text:p>1</text:p>
          </table:table-cell>
          <table:table-cell office:value-type="string" calcext:value-type="string">
            <text:p>AN3_2</text:p>
          </table:table-cell>
        </table:table-row>
        <table:table-row table:style-name="ro1">
          <table:table-cell office:value-type="string" calcext:value-type="string">
            <text:p>AN3_20</text:p>
          </table:table-cell>
          <table:table-cell office:value-type="string" calcext:value-type="string">
            <text:p>The Shopkeeper Pāpaṇika Sutta</text:p>
          </table:table-cell>
          <table:table-cell office:value-type="float" office:value="191.268571" calcext:value-type="float">
            <text:p>191.268571</text:p>
          </table:table-cell>
          <table:table-cell table:formula="of:=IF([.A97]=[.E97];1;0)" office:value-type="float" office:value="1" calcext:value-type="float">
            <text:p>1</text:p>
          </table:table-cell>
          <table:table-cell office:value-type="string" calcext:value-type="string">
            <text:p>AN3_20</text:p>
          </table:table-cell>
        </table:table-row>
        <table:table-row table:style-name="ro1">
          <table:table-cell office:value-type="string" calcext:value-type="string">
            <text:p>AN3_22</text:p>
          </table:table-cell>
          <table:table-cell office:value-type="string" calcext:value-type="string">
            <text:p>Sick People Gilāna Sutta</text:p>
          </table:table-cell>
          <table:table-cell office:value-type="float" office:value="183.431837" calcext:value-type="float">
            <text:p>183.431837</text:p>
          </table:table-cell>
          <table:table-cell table:formula="of:=IF([.A98]=[.E98];1;0)" office:value-type="float" office:value="1" calcext:value-type="float">
            <text:p>1</text:p>
          </table:table-cell>
          <table:table-cell office:value-type="string" calcext:value-type="string">
            <text:p>AN3_22</text:p>
          </table:table-cell>
        </table:table-row>
        <table:table-row table:style-name="ro1">
          <table:table-cell office:value-type="string" calcext:value-type="string">
            <text:p>AN3_24</text:p>
          </table:table-cell>
          <table:table-cell office:value-type="string" calcext:value-type="string">
            <text:p>Great Benefactors Bahukāra Sutta</text:p>
          </table:table-cell>
          <table:table-cell office:value-type="float" office:value="90.070204" calcext:value-type="float">
            <text:p>90.070204</text:p>
          </table:table-cell>
          <table:table-cell table:formula="of:=IF([.A99]=[.E99];1;0)" office:value-type="float" office:value="1" calcext:value-type="float">
            <text:p>1</text:p>
          </table:table-cell>
          <table:table-cell office:value-type="string" calcext:value-type="string">
            <text:p>AN3_24</text:p>
          </table:table-cell>
        </table:table-row>
        <table:table-row table:style-name="ro1">
          <table:table-cell office:value-type="string" calcext:value-type="string">
            <text:p>AN3_30</text:p>
          </table:table-cell>
          <table:table-cell office:value-type="string" calcext:value-type="string">
            <text:p>Upside Down Avakujja Sutta</text:p>
          </table:table-cell>
          <table:table-cell office:value-type="float" office:value="345.286531" calcext:value-type="float">
            <text:p>345.286531</text:p>
          </table:table-cell>
          <table:table-cell table:formula="of:=IF([.A100]=[.E100];1;0)" office:value-type="float" office:value="1" calcext:value-type="float">
            <text:p>1</text:p>
          </table:table-cell>
          <table:table-cell office:value-type="string" calcext:value-type="string">
            <text:p>AN3_30</text:p>
          </table:table-cell>
        </table:table-row>
        <table:table-row table:style-name="ro1">
          <table:table-cell office:value-type="string" calcext:value-type="string">
            <text:p>AN3_32</text:p>
          </table:table-cell>
          <table:table-cell office:value-type="string" calcext:value-type="string">
            <text:p>To Ven. Ānanda Ānanda Sutta</text:p>
          </table:table-cell>
          <table:table-cell office:value-type="float" office:value="131.970612" calcext:value-type="float">
            <text:p>131.970612</text:p>
          </table:table-cell>
          <table:table-cell table:formula="of:=IF([.A101]=[.E101];1;0)" office:value-type="float" office:value="1" calcext:value-type="float">
            <text:p>1</text:p>
          </table:table-cell>
          <table:table-cell office:value-type="string" calcext:value-type="string">
            <text:p>AN3_32</text:p>
          </table:table-cell>
        </table:table-row>
        <table:table-row table:style-name="ro1">
          <table:table-cell office:value-type="string" calcext:value-type="string">
            <text:p>AN3_33</text:p>
          </table:table-cell>
          <table:table-cell office:value-type="string" calcext:value-type="string">
            <text:p>To Ven. Sāriputta Sāriputta Sutta</text:p>
          </table:table-cell>
          <table:table-cell office:value-type="float" office:value="139.284898" calcext:value-type="float">
            <text:p>139.284898</text:p>
          </table:table-cell>
          <table:table-cell table:formula="of:=IF([.A102]=[.E102];1;0)" office:value-type="float" office:value="1" calcext:value-type="float">
            <text:p>1</text:p>
          </table:table-cell>
          <table:table-cell office:value-type="string" calcext:value-type="string">
            <text:p>AN3_33</text:p>
          </table:table-cell>
        </table:table-row>
        <table:table-row table:style-name="ro1">
          <table:table-cell office:value-type="string" calcext:value-type="string">
            <text:p>AN3_34</text:p>
          </table:table-cell>
          <table:table-cell office:value-type="string" calcext:value-type="string">
            <text:p>Causes Nidāna Sutta</text:p>
          </table:table-cell>
          <table:table-cell office:value-type="float" office:value="295.653878" calcext:value-type="float">
            <text:p>295.653878</text:p>
          </table:table-cell>
          <table:table-cell table:formula="of:=IF([.A103]=[.E103];1;0)" office:value-type="float" office:value="1" calcext:value-type="float">
            <text:p>1</text:p>
          </table:table-cell>
          <table:table-cell office:value-type="string" calcext:value-type="string">
            <text:p>AN3_34</text:p>
          </table:table-cell>
        </table:table-row>
        <table:table-row table:style-name="ro1">
          <table:table-cell office:value-type="string" calcext:value-type="string">
            <text:p>AN3_35</text:p>
          </table:table-cell>
          <table:table-cell office:value-type="string" calcext:value-type="string">
            <text:p>To Hatthaka Hatthaka Sutta</text:p>
          </table:table-cell>
          <table:table-cell office:value-type="float" office:value="262.870204" calcext:value-type="float">
            <text:p>262.870204</text:p>
          </table:table-cell>
          <table:table-cell table:formula="of:=IF([.A104]=[.E104];1;0)" office:value-type="float" office:value="1" calcext:value-type="float">
            <text:p>1</text:p>
          </table:table-cell>
          <table:table-cell office:value-type="string" calcext:value-type="string">
            <text:p>AN3_35</text:p>
          </table:table-cell>
        </table:table-row>
        <table:table-row table:style-name="ro1">
          <table:table-cell office:value-type="string" calcext:value-type="string">
            <text:p>AN3_39</text:p>
          </table:table-cell>
          <table:table-cell office:value-type="string" calcext:value-type="string">
            <text:p>Refinement Sukhamāla Sutta</text:p>
          </table:table-cell>
          <table:table-cell office:value-type="float" office:value="346.462041" calcext:value-type="float">
            <text:p>346.462041</text:p>
          </table:table-cell>
          <table:table-cell table:formula="of:=IF([.A105]=[.E105];1;0)" office:value-type="float" office:value="1" calcext:value-type="float">
            <text:p>1</text:p>
          </table:table-cell>
          <table:table-cell office:value-type="string" calcext:value-type="string">
            <text:p>AN3_39</text:p>
          </table:table-cell>
        </table:table-row>
        <table:table-row table:style-name="ro1">
          <table:table-cell office:value-type="string" calcext:value-type="string">
            <text:p>AN3_40</text:p>
          </table:table-cell>
          <table:table-cell office:value-type="string" calcext:value-type="string">
            <text:p>Governing Principles Ādhipateyya Sutta</text:p>
          </table:table-cell>
          <table:table-cell office:value-type="float" office:value="435.2" calcext:value-type="float">
            <text:p>435.2</text:p>
          </table:table-cell>
          <table:table-cell table:formula="of:=IF([.A106]=[.E106];1;0)" office:value-type="float" office:value="1" calcext:value-type="float">
            <text:p>1</text:p>
          </table:table-cell>
          <table:table-cell office:value-type="string" calcext:value-type="string">
            <text:p>AN3_40</text:p>
          </table:table-cell>
        </table:table-row>
        <table:table-row table:style-name="ro1">
          <table:table-cell office:value-type="string" calcext:value-type="string">
            <text:p>AN3_42</text:p>
          </table:table-cell>
          <table:table-cell office:value-type="string" calcext:value-type="string">
            <text:p>Instances Ṭhāna Sutta</text:p>
          </table:table-cell>
          <table:table-cell office:value-type="float" office:value="51.644082" calcext:value-type="float">
            <text:p>51.644082</text:p>
          </table:table-cell>
          <table:table-cell table:formula="of:=IF([.A107]=[.E107];1;0)" office:value-type="float" office:value="1" calcext:value-type="float">
            <text:p>1</text:p>
          </table:table-cell>
          <table:table-cell office:value-type="string" calcext:value-type="string">
            <text:p>AN3_42</text:p>
          </table:table-cell>
        </table:table-row>
        <table:table-row table:style-name="ro1">
          <table:table-cell office:value-type="string" calcext:value-type="string">
            <text:p>AN3_47</text:p>
          </table:table-cell>
          <table:table-cell office:value-type="string" calcext:value-type="string">
            <text:p>Fabricated Saṅkhata Sutta</text:p>
          </table:table-cell>
          <table:table-cell office:value-type="float" office:value="90.122449" calcext:value-type="float">
            <text:p>90.122449</text:p>
          </table:table-cell>
          <table:table-cell table:formula="of:=IF([.A108]=[.E108];1;0)" office:value-type="float" office:value="1" calcext:value-type="float">
            <text:p>1</text:p>
          </table:table-cell>
          <table:table-cell office:value-type="string" calcext:value-type="string">
            <text:p>AN3_47</text:p>
          </table:table-cell>
        </table:table-row>
        <table:table-row table:style-name="ro1">
          <table:table-cell office:value-type="string" calcext:value-type="string">
            <text:p>AN3_49</text:p>
          </table:table-cell>
          <table:table-cell office:value-type="string" calcext:value-type="string">
            <text:p>A Mountain Pabbata Sutta</text:p>
          </table:table-cell>
          <table:table-cell office:value-type="float" office:value="103.88898" calcext:value-type="float">
            <text:p>103.88898</text:p>
          </table:table-cell>
          <table:table-cell table:formula="of:=IF([.A109]=[.E109];1;0)" office:value-type="float" office:value="1" calcext:value-type="float">
            <text:p>1</text:p>
          </table:table-cell>
          <table:table-cell office:value-type="string" calcext:value-type="string">
            <text:p>AN3_49</text:p>
          </table:table-cell>
        </table:table-row>
        <table:table-row table:style-name="ro1">
          <table:table-cell office:value-type="string" calcext:value-type="string">
            <text:p>AN3_5</text:p>
          </table:table-cell>
          <table:table-cell office:value-type="string" calcext:value-type="string">
            <text:p>Inappropriately Ayoniso Sutta</text:p>
          </table:table-cell>
          <table:table-cell office:value-type="float" office:value="62.51102" calcext:value-type="float">
            <text:p>62.51102</text:p>
          </table:table-cell>
          <table:table-cell table:formula="of:=IF([.A110]=[.E110];1;0)" office:value-type="float" office:value="1" calcext:value-type="float">
            <text:p>1</text:p>
          </table:table-cell>
          <table:table-cell office:value-type="string" calcext:value-type="string">
            <text:p>AN3_5</text:p>
          </table:table-cell>
        </table:table-row>
        <table:table-row table:style-name="ro1">
          <table:table-cell office:value-type="string" calcext:value-type="string">
            <text:p>AN3_50</text:p>
          </table:table-cell>
          <table:table-cell office:value-type="string" calcext:value-type="string">
            <text:p>Ardency Ātappa Sutta</text:p>
          </table:table-cell>
          <table:table-cell office:value-type="float" office:value="65.619592" calcext:value-type="float">
            <text:p>65.619592</text:p>
          </table:table-cell>
          <table:table-cell table:formula="of:=IF([.A111]=[.E111];1;0)" office:value-type="float" office:value="1" calcext:value-type="float">
            <text:p>1</text:p>
          </table:table-cell>
          <table:table-cell office:value-type="string" calcext:value-type="string">
            <text:p>AN3_50</text:p>
          </table:table-cell>
        </table:table-row>
        <table:table-row table:style-name="ro1">
          <table:table-cell office:value-type="string" calcext:value-type="string">
            <text:p>AN3_52</text:p>
          </table:table-cell>
          <table:table-cell office:value-type="string" calcext:value-type="string">
            <text:p>Two People (1) Dvejana Sutta</text:p>
          </table:table-cell>
          <table:table-cell office:value-type="float" office:value="122.017959" calcext:value-type="float">
            <text:p>122.017959</text:p>
          </table:table-cell>
          <table:table-cell table:formula="of:=IF([.A112]=[.E112];1;0)" office:value-type="float" office:value="1" calcext:value-type="float">
            <text:p>1</text:p>
          </table:table-cell>
          <table:table-cell office:value-type="string" calcext:value-type="string">
            <text:p>AN3_52</text:p>
          </table:table-cell>
        </table:table-row>
        <table:table-row table:style-name="ro1">
          <table:table-cell office:value-type="string" calcext:value-type="string">
            <text:p>AN3_53</text:p>
          </table:table-cell>
          <table:table-cell office:value-type="string" calcext:value-type="string">
            <text:p>Two People (2) Dvejana Sutta</text:p>
          </table:table-cell>
          <table:table-cell office:value-type="float" office:value="125.936327" calcext:value-type="float">
            <text:p>125.936327</text:p>
          </table:table-cell>
          <table:table-cell table:formula="of:=IF([.A113]=[.E113];1;0)" office:value-type="float" office:value="1" calcext:value-type="float">
            <text:p>1</text:p>
          </table:table-cell>
          <table:table-cell office:value-type="string" calcext:value-type="string">
            <text:p>AN3_53</text:p>
          </table:table-cell>
        </table:table-row>
        <table:table-row table:style-name="ro1">
          <table:table-cell office:value-type="string" calcext:value-type="string">
            <text:p>AN3_58</text:p>
          </table:table-cell>
          <table:table-cell office:value-type="string" calcext:value-type="string">
            <text:p>To Vaccha (On Giving) Vaccha Sutta</text:p>
          </table:table-cell>
          <table:table-cell office:value-type="float" office:value="277.995102" calcext:value-type="float">
            <text:p>277.995102</text:p>
          </table:table-cell>
          <table:table-cell table:formula="of:=IF([.A114]=[.E114];1;0)" office:value-type="float" office:value="1" calcext:value-type="float">
            <text:p>1</text:p>
          </table:table-cell>
          <table:table-cell office:value-type="string" calcext:value-type="string">
            <text:p>AN3_58</text:p>
          </table:table-cell>
        </table:table-row>
        <table:table-row table:style-name="ro1">
          <table:table-cell office:value-type="string" calcext:value-type="string">
            <text:p>AN3_61</text:p>
          </table:table-cell>
          <table:table-cell office:value-type="string" calcext:value-type="string">
            <text:p>To Saṅgārava Saṅgārava Sutta</text:p>
          </table:table-cell>
          <table:table-cell office:value-type="float" office:value="778.579592" calcext:value-type="float">
            <text:p>778.579592</text:p>
          </table:table-cell>
          <table:table-cell table:formula="of:=IF([.A115]=[.E115];1;0)" office:value-type="float" office:value="1" calcext:value-type="float">
            <text:p>1</text:p>
          </table:table-cell>
          <table:table-cell office:value-type="string" calcext:value-type="string">
            <text:p>AN3_61</text:p>
          </table:table-cell>
        </table:table-row>
        <table:table-row table:style-name="ro1">
          <table:table-cell office:value-type="string" calcext:value-type="string">
            <text:p>AN3_62</text:p>
          </table:table-cell>
          <table:table-cell office:value-type="string" calcext:value-type="string">
            <text:p>Sectarians Tittha Sutta</text:p>
          </table:table-cell>
          <table:table-cell office:value-type="float" office:value="789.472653" calcext:value-type="float">
            <text:p>789.472653</text:p>
          </table:table-cell>
          <table:table-cell table:formula="of:=IF([.A116]=[.E116];1;0)" office:value-type="float" office:value="1" calcext:value-type="float">
            <text:p>1</text:p>
          </table:table-cell>
          <table:table-cell office:value-type="string" calcext:value-type="string">
            <text:p>AN3_62</text:p>
          </table:table-cell>
        </table:table-row>
        <table:table-row table:style-name="ro1">
          <table:table-cell office:value-type="string" calcext:value-type="string">
            <text:p>AN3_63</text:p>
          </table:table-cell>
          <table:table-cell office:value-type="string" calcext:value-type="string">
            <text:p>Dangers Bhaya Sutta</text:p>
          </table:table-cell>
          <table:table-cell office:value-type="float" office:value="323.343673" calcext:value-type="float">
            <text:p>323.343673</text:p>
          </table:table-cell>
          <table:table-cell table:formula="of:=IF([.A117]=[.E117];1;0)" office:value-type="float" office:value="1" calcext:value-type="float">
            <text:p>1</text:p>
          </table:table-cell>
          <table:table-cell office:value-type="string" calcext:value-type="string">
            <text:p>AN3_63</text:p>
          </table:table-cell>
        </table:table-row>
        <table:table-row table:style-name="ro1">
          <table:table-cell office:value-type="string" calcext:value-type="string">
            <text:p>AN3_66</text:p>
          </table:table-cell>
          <table:table-cell office:value-type="string" calcext:value-type="string">
            <text:p>To The Kālāmas Kālāma Sutta</text:p>
          </table:table-cell>
          <table:table-cell office:value-type="float" office:value="879.490612" calcext:value-type="float">
            <text:p>879.490612</text:p>
          </table:table-cell>
          <table:table-cell table:formula="of:=IF([.A118]=[.E118];1;0)" office:value-type="float" office:value="1" calcext:value-type="float">
            <text:p>1</text:p>
          </table:table-cell>
          <table:table-cell office:value-type="string" calcext:value-type="string">
            <text:p>AN3_66</text:p>
          </table:table-cell>
        </table:table-row>
        <table:table-row table:style-name="ro1">
          <table:table-cell office:value-type="string" calcext:value-type="string">
            <text:p>AN3_68</text:p>
          </table:table-cell>
          <table:table-cell office:value-type="string" calcext:value-type="string">
            <text:p>Topics For Discussion Kathāvatthu Sutta</text:p>
          </table:table-cell>
          <table:table-cell office:value-type="float" office:value="323.709388" calcext:value-type="float">
            <text:p>323.709388</text:p>
          </table:table-cell>
          <table:table-cell table:formula="of:=IF([.A119]=[.E119];1;0)" office:value-type="float" office:value="1" calcext:value-type="float">
            <text:p>1</text:p>
          </table:table-cell>
          <table:table-cell office:value-type="string" calcext:value-type="string">
            <text:p>AN3_68</text:p>
          </table:table-cell>
        </table:table-row>
        <table:table-row table:style-name="ro1">
          <table:table-cell office:value-type="string" calcext:value-type="string">
            <text:p>AN3_69</text:p>
          </table:table-cell>
          <table:table-cell office:value-type="string" calcext:value-type="string">
            <text:p>Sectarians Titthiya Sutta</text:p>
          </table:table-cell>
          <table:table-cell office:value-type="float" office:value="236.90449" calcext:value-type="float">
            <text:p>236.90449</text:p>
          </table:table-cell>
          <table:table-cell table:formula="of:=IF([.A120]=[.E120];1;0)" office:value-type="float" office:value="1" calcext:value-type="float">
            <text:p>1</text:p>
          </table:table-cell>
          <table:table-cell office:value-type="string" calcext:value-type="string">
            <text:p>AN3_69</text:p>
          </table:table-cell>
        </table:table-row>
        <table:table-row table:style-name="ro1">
          <table:table-cell office:value-type="string" calcext:value-type="string">
            <text:p>AN3_70</text:p>
          </table:table-cell>
          <table:table-cell office:value-type="string" calcext:value-type="string">
            <text:p>Roots Mūla Sutta</text:p>
          </table:table-cell>
          <table:table-cell office:value-type="float" office:value="527.673469" calcext:value-type="float">
            <text:p>527.673469</text:p>
          </table:table-cell>
          <table:table-cell table:formula="of:=IF([.A121]=[.E121];1;0)" office:value-type="float" office:value="1" calcext:value-type="float">
            <text:p>1</text:p>
          </table:table-cell>
          <table:table-cell office:value-type="string" calcext:value-type="string">
            <text:p>AN3_70</text:p>
          </table:table-cell>
        </table:table-row>
        <table:table-row table:style-name="ro1">
          <table:table-cell office:value-type="string" calcext:value-type="string">
            <text:p>AN3_71</text:p>
          </table:table-cell>
          <table:table-cell office:value-type="string" calcext:value-type="string">
            <text:p>The Roots Of The Uposatha Mūluposatha Sutta</text:p>
          </table:table-cell>
          <table:table-cell office:value-type="float" office:value="1300.845714" calcext:value-type="float">
            <text:p>1300.845714</text:p>
          </table:table-cell>
          <table:table-cell table:formula="of:=IF([.A122]=[.E122];1;0)" office:value-type="float" office:value="1" calcext:value-type="float">
            <text:p>1</text:p>
          </table:table-cell>
          <table:table-cell office:value-type="string" calcext:value-type="string">
            <text:p>AN3_71</text:p>
          </table:table-cell>
        </table:table-row>
        <table:table-row table:style-name="ro1">
          <table:table-cell office:value-type="string" calcext:value-type="string">
            <text:p>AN3_72</text:p>
          </table:table-cell>
          <table:table-cell office:value-type="string" calcext:value-type="string">
            <text:p>To Channa The Wanderer Channa Sutta</text:p>
          </table:table-cell>
          <table:table-cell office:value-type="float" office:value="372.558367" calcext:value-type="float">
            <text:p>372.558367</text:p>
          </table:table-cell>
          <table:table-cell table:formula="of:=IF([.A123]=[.E123];1;0)" office:value-type="float" office:value="1" calcext:value-type="float">
            <text:p>1</text:p>
          </table:table-cell>
          <table:table-cell office:value-type="string" calcext:value-type="string">
            <text:p>AN3_72</text:p>
          </table:table-cell>
        </table:table-row>
        <table:table-row table:style-name="ro1">
          <table:table-cell office:value-type="string" calcext:value-type="string">
            <text:p>AN3_73</text:p>
          </table:table-cell>
          <table:table-cell office:value-type="string" calcext:value-type="string">
            <text:p>To The Fatalists' Student Ājīvaka Sutta</text:p>
          </table:table-cell>
          <table:table-cell office:value-type="float" office:value="263.810612" calcext:value-type="float">
            <text:p>263.810612</text:p>
          </table:table-cell>
          <table:table-cell table:formula="of:=IF([.A124]=[.E124];1;0)" office:value-type="float" office:value="1" calcext:value-type="float">
            <text:p>1</text:p>
          </table:table-cell>
          <table:table-cell office:value-type="string" calcext:value-type="string">
            <text:p>AN3_73</text:p>
          </table:table-cell>
        </table:table-row>
        <table:table-row table:style-name="ro1">
          <table:table-cell office:value-type="string" calcext:value-type="string">
            <text:p>AN3_74</text:p>
          </table:table-cell>
          <table:table-cell office:value-type="string" calcext:value-type="string">
            <text:p>To The Sakyan Sakka Sutta</text:p>
          </table:table-cell>
          <table:table-cell office:value-type="float" office:value="255.529796" calcext:value-type="float">
            <text:p>255.529796</text:p>
          </table:table-cell>
          <table:table-cell table:formula="of:=IF([.A125]=[.E125];1;0)" office:value-type="float" office:value="1" calcext:value-type="float">
            <text:p>1</text:p>
          </table:table-cell>
          <table:table-cell office:value-type="string" calcext:value-type="string">
            <text:p>AN3_74</text:p>
          </table:table-cell>
        </table:table-row>
        <table:table-row table:style-name="ro1">
          <table:table-cell office:value-type="string" calcext:value-type="string">
            <text:p>AN3_77</text:p>
          </table:table-cell>
          <table:table-cell office:value-type="string" calcext:value-type="string">
            <text:p>Becoming (1) Bhava Sutta</text:p>
          </table:table-cell>
          <table:table-cell office:value-type="float" office:value="100.519184" calcext:value-type="float">
            <text:p>100.519184</text:p>
          </table:table-cell>
          <table:table-cell table:formula="of:=IF([.A126]=[.E126];1;0)" office:value-type="float" office:value="1" calcext:value-type="float">
            <text:p>1</text:p>
          </table:table-cell>
          <table:table-cell office:value-type="string" calcext:value-type="string">
            <text:p>AN3_77</text:p>
          </table:table-cell>
        </table:table-row>
        <table:table-row table:style-name="ro1">
          <table:table-cell office:value-type="string" calcext:value-type="string">
            <text:p>AN3_78</text:p>
          </table:table-cell>
          <table:table-cell office:value-type="string" calcext:value-type="string">
            <text:p>Becoming (2) Bhava Sutta</text:p>
          </table:table-cell>
          <table:table-cell office:value-type="float" office:value="103.235918" calcext:value-type="float">
            <text:p>103.235918</text:p>
          </table:table-cell>
          <table:table-cell table:formula="of:=IF([.A127]=[.E127];1;0)" office:value-type="float" office:value="1" calcext:value-type="float">
            <text:p>1</text:p>
          </table:table-cell>
          <table:table-cell office:value-type="string" calcext:value-type="string">
            <text:p>AN3_78</text:p>
          </table:table-cell>
        </table:table-row>
        <table:table-row table:style-name="ro1">
          <table:table-cell office:value-type="string" calcext:value-type="string">
            <text:p>AN3_79</text:p>
          </table:table-cell>
          <table:table-cell office:value-type="string" calcext:value-type="string">
            <text:p>Habit &amp; Practice Sīlabbata Sutta</text:p>
          </table:table-cell>
          <table:table-cell office:value-type="float" office:value="106.527347" calcext:value-type="float">
            <text:p>106.527347</text:p>
          </table:table-cell>
          <table:table-cell table:formula="of:=IF([.A128]=[.E128];1;0)" office:value-type="float" office:value="1" calcext:value-type="float">
            <text:p>1</text:p>
          </table:table-cell>
          <table:table-cell office:value-type="string" calcext:value-type="string">
            <text:p>AN3_79</text:p>
          </table:table-cell>
        </table:table-row>
        <table:table-row table:style-name="ro1">
          <table:table-cell office:value-type="string" calcext:value-type="string">
            <text:p>AN3_83</text:p>
          </table:table-cell>
          <table:table-cell office:value-type="string" calcext:value-type="string">
            <text:p>The Donkey Gadrabha Sutta</text:p>
          </table:table-cell>
          <table:table-cell office:value-type="float" office:value="80.796735" calcext:value-type="float">
            <text:p>80.796735</text:p>
          </table:table-cell>
          <table:table-cell table:formula="of:=IF([.A129]=[.E129];1;0)" office:value-type="float" office:value="1" calcext:value-type="float">
            <text:p>1</text:p>
          </table:table-cell>
          <table:table-cell office:value-type="string" calcext:value-type="string">
            <text:p>AN3_83</text:p>
          </table:table-cell>
        </table:table-row>
        <table:table-row table:style-name="ro1">
          <table:table-cell office:value-type="string" calcext:value-type="string">
            <text:p>AN3_85</text:p>
          </table:table-cell>
          <table:table-cell office:value-type="string" calcext:value-type="string">
            <text:p>The Vajjian Monk Vajjiputta Sutta</text:p>
          </table:table-cell>
          <table:table-cell office:value-type="float" office:value="113.110204" calcext:value-type="float">
            <text:p>113.110204</text:p>
          </table:table-cell>
          <table:table-cell table:formula="of:=IF([.A130]=[.E130];1;0)" office:value-type="float" office:value="1" calcext:value-type="float">
            <text:p>1</text:p>
          </table:table-cell>
          <table:table-cell office:value-type="string" calcext:value-type="string">
            <text:p>AN3_85</text:p>
          </table:table-cell>
        </table:table-row>
        <table:table-row table:style-name="ro1">
          <table:table-cell office:value-type="string" calcext:value-type="string">
            <text:p>AN3_87</text:p>
          </table:table-cell>
          <table:table-cell office:value-type="string" calcext:value-type="string">
            <text:p>One In Training Sekhin Sutta (1)</text:p>
          </table:table-cell>
          <table:table-cell office:value-type="float" office:value="236.956735" calcext:value-type="float">
            <text:p>236.956735</text:p>
          </table:table-cell>
          <table:table-cell table:formula="of:=IF([.A131]=[.E131];1;0)" office:value-type="float" office:value="1" calcext:value-type="float">
            <text:p>1</text:p>
          </table:table-cell>
          <table:table-cell office:value-type="string" calcext:value-type="string">
            <text:p>AN3_87</text:p>
          </table:table-cell>
        </table:table-row>
        <table:table-row table:style-name="ro1">
          <table:table-cell office:value-type="string" calcext:value-type="string">
            <text:p>AN3_88</text:p>
          </table:table-cell>
          <table:table-cell office:value-type="string" calcext:value-type="string">
            <text:p>One In Training Sekhin Sutta (2)</text:p>
          </table:table-cell>
          <table:table-cell office:value-type="float" office:value="258.507755" calcext:value-type="float">
            <text:p>258.507755</text:p>
          </table:table-cell>
          <table:table-cell table:formula="of:=IF([.A132]=[.E132];1;0)" office:value-type="float" office:value="1" calcext:value-type="float">
            <text:p>1</text:p>
          </table:table-cell>
          <table:table-cell office:value-type="string" calcext:value-type="string">
            <text:p>AN3_88</text:p>
          </table:table-cell>
        </table:table-row>
        <table:table-row table:style-name="ro1">
          <table:table-cell office:value-type="string" calcext:value-type="string">
            <text:p>AN3_90</text:p>
          </table:table-cell>
          <table:table-cell office:value-type="string" calcext:value-type="string">
            <text:p>Trainings (1) Sikkha Sutta</text:p>
          </table:table-cell>
          <table:table-cell office:value-type="float" office:value="130.742857" calcext:value-type="float">
            <text:p>130.742857</text:p>
          </table:table-cell>
          <table:table-cell table:formula="of:=IF([.A133]=[.E133];1;0)" office:value-type="float" office:value="1" calcext:value-type="float">
            <text:p>1</text:p>
          </table:table-cell>
          <table:table-cell office:value-type="string" calcext:value-type="string">
            <text:p>AN3_90</text:p>
          </table:table-cell>
        </table:table-row>
        <table:table-row table:style-name="ro1">
          <table:table-cell office:value-type="string" calcext:value-type="string">
            <text:p>AN3_91</text:p>
          </table:table-cell>
          <table:table-cell office:value-type="string" calcext:value-type="string">
            <text:p>Trainings (2) Sikkha Sutta</text:p>
          </table:table-cell>
          <table:table-cell office:value-type="float" office:value="195.578776" calcext:value-type="float">
            <text:p>195.578776</text:p>
          </table:table-cell>
          <table:table-cell table:formula="of:=IF([.A134]=[.E134];1;0)" office:value-type="float" office:value="1" calcext:value-type="float">
            <text:p>1</text:p>
          </table:table-cell>
          <table:table-cell office:value-type="string" calcext:value-type="string">
            <text:p>AN3_91</text:p>
          </table:table-cell>
        </table:table-row>
        <table:table-row table:style-name="ro1">
          <table:table-cell office:value-type="string" calcext:value-type="string">
            <text:p>AN3_93</text:p>
          </table:table-cell>
          <table:table-cell office:value-type="string" calcext:value-type="string">
            <text:p>Urgent Accāyika Sutta</text:p>
          </table:table-cell>
          <table:table-cell office:value-type="float" office:value="107.781224" calcext:value-type="float">
            <text:p>107.781224</text:p>
          </table:table-cell>
          <table:table-cell table:formula="of:=IF([.A135]=[.E135];1;0)" office:value-type="float" office:value="1" calcext:value-type="float">
            <text:p>1</text:p>
          </table:table-cell>
          <table:table-cell office:value-type="string" calcext:value-type="string">
            <text:p>AN3_93</text:p>
          </table:table-cell>
        </table:table-row>
        <table:table-row table:style-name="ro1">
          <table:table-cell office:value-type="string" calcext:value-type="string">
            <text:p>AN3_95</text:p>
          </table:table-cell>
          <table:table-cell office:value-type="string" calcext:value-type="string">
            <text:p>Autumn Sarada Sutta</text:p>
          </table:table-cell>
          <table:table-cell office:value-type="float" office:value="61.44" calcext:value-type="float">
            <text:p>61.44</text:p>
          </table:table-cell>
          <table:table-cell table:formula="of:=IF([.A136]=[.E136];1;0)" office:value-type="float" office:value="1" calcext:value-type="float">
            <text:p>1</text:p>
          </table:table-cell>
          <table:table-cell office:value-type="string" calcext:value-type="string">
            <text:p>AN3_95</text:p>
          </table:table-cell>
        </table:table-row>
        <table:table-row table:style-name="ro1">
          <table:table-cell office:value-type="string" calcext:value-type="string">
            <text:p>AN3_96</text:p>
          </table:table-cell>
          <table:table-cell office:value-type="string" calcext:value-type="string">
            <text:p>Assemblies Parisā Sutta</text:p>
          </table:table-cell>
          <table:table-cell office:value-type="float" office:value="189.596735" calcext:value-type="float">
            <text:p>189.596735</text:p>
          </table:table-cell>
          <table:table-cell table:formula="of:=IF([.A137]=[.E137];1;0)" office:value-type="float" office:value="1" calcext:value-type="float">
            <text:p>1</text:p>
          </table:table-cell>
          <table:table-cell office:value-type="string" calcext:value-type="string">
            <text:p>AN3_96</text:p>
          </table:table-cell>
        </table:table-row>
        <table:table-row table:style-name="ro1">
          <table:table-cell office:value-type="string" calcext:value-type="string">
            <text:p>AN3_97</text:p>
          </table:table-cell>
          <table:table-cell office:value-type="string" calcext:value-type="string">
            <text:p>The Thoroughbred Ājāniya Sutta</text:p>
          </table:table-cell>
          <table:table-cell office:value-type="float" office:value="140.747755" calcext:value-type="float">
            <text:p>140.747755</text:p>
          </table:table-cell>
          <table:table-cell table:formula="of:=IF([.A138]=[.E138];1;0)" office:value-type="float" office:value="1" calcext:value-type="float">
            <text:p>1</text:p>
          </table:table-cell>
          <table:table-cell office:value-type="string" calcext:value-type="string">
            <text:p>AN3_97</text:p>
          </table:table-cell>
        </table:table-row>
        <table:table-row table:style-name="ro1">
          <table:table-cell office:value-type="string" calcext:value-type="string">
            <text:p>AN4_1</text:p>
          </table:table-cell>
          <table:table-cell office:value-type="string" calcext:value-type="string">
            <text:p>Understanding Anubuddha Sutta</text:p>
          </table:table-cell>
          <table:table-cell office:value-type="float" office:value="118.177959" calcext:value-type="float">
            <text:p>118.177959</text:p>
          </table:table-cell>
          <table:table-cell table:formula="of:=IF([.A139]=[.E139];1;0)" office:value-type="float" office:value="1" calcext:value-type="float">
            <text:p>1</text:p>
          </table:table-cell>
          <table:table-cell office:value-type="string" calcext:value-type="string">
            <text:p>AN4_1</text:p>
          </table:table-cell>
        </table:table-row>
        <table:table-row table:style-name="ro1">
          <table:table-cell office:value-type="string" calcext:value-type="string">
            <text:p>AN4_10</text:p>
          </table:table-cell>
          <table:table-cell office:value-type="string" calcext:value-type="string">
            <text:p>Yokes Yoga Sutta</text:p>
          </table:table-cell>
          <table:table-cell office:value-type="float" office:value="423.68" calcext:value-type="float">
            <text:p>423.68</text:p>
          </table:table-cell>
          <table:table-cell table:formula="of:=IF([.A140]=[.E140];1;0)" office:value-type="float" office:value="1" calcext:value-type="float">
            <text:p>1</text:p>
          </table:table-cell>
          <table:table-cell office:value-type="string" calcext:value-type="string">
            <text:p>AN4_10</text:p>
          </table:table-cell>
        </table:table-row>
        <table:table-row table:style-name="ro1">
          <table:table-cell office:value-type="string" calcext:value-type="string">
            <text:p>AN4_100</text:p>
          </table:table-cell>
          <table:table-cell office:value-type="string" calcext:value-type="string">
            <text:p>To Potaliya Potaliya Sutta</text:p>
          </table:table-cell>
          <table:table-cell office:value-type="float" office:value="219.506939" calcext:value-type="float">
            <text:p>219.506939</text:p>
          </table:table-cell>
          <table:table-cell table:formula="of:=IF([.A141]=[.E141];1;0)" office:value-type="float" office:value="1" calcext:value-type="float">
            <text:p>1</text:p>
          </table:table-cell>
          <table:table-cell office:value-type="string" calcext:value-type="string">
            <text:p>AN4_100</text:p>
          </table:table-cell>
        </table:table-row>
        <table:table-row table:style-name="ro1">
          <table:table-cell office:value-type="string" calcext:value-type="string">
            <text:p>AN4_102</text:p>
          </table:table-cell>
          <table:table-cell office:value-type="string" calcext:value-type="string">
            <text:p>Thunderheads Valāhaka Sutta</text:p>
          </table:table-cell>
          <table:table-cell office:value-type="float" office:value="218.409796" calcext:value-type="float">
            <text:p>218.409796</text:p>
          </table:table-cell>
          <table:table-cell table:formula="of:=IF([.A142]=[.E142];1;0)" office:value-type="float" office:value="1" calcext:value-type="float">
            <text:p>1</text:p>
          </table:table-cell>
          <table:table-cell office:value-type="string" calcext:value-type="string">
            <text:p>AN4_102</text:p>
          </table:table-cell>
        </table:table-row>
        <table:table-row table:style-name="ro1">
          <table:table-cell office:value-type="string" calcext:value-type="string">
            <text:p>AN4_111</text:p>
          </table:table-cell>
          <table:table-cell office:value-type="string" calcext:value-type="string">
            <text:p>To Kesin The Horsetrainer Kesi Sutta</text:p>
          </table:table-cell>
          <table:table-cell office:value-type="float" office:value="301.061224" calcext:value-type="float">
            <text:p>301.061224</text:p>
          </table:table-cell>
          <table:table-cell table:formula="of:=IF([.A143]=[.E143];1;0)" office:value-type="float" office:value="1" calcext:value-type="float">
            <text:p>1</text:p>
          </table:table-cell>
          <table:table-cell office:value-type="string" calcext:value-type="string">
            <text:p>AN4_111</text:p>
          </table:table-cell>
        </table:table-row>
        <table:table-row table:style-name="ro1">
          <table:table-cell office:value-type="string" calcext:value-type="string">
            <text:p>AN4_113</text:p>
          </table:table-cell>
          <table:table-cell office:value-type="string" calcext:value-type="string">
            <text:p>The Goad-Stick Patoda Sutta</text:p>
          </table:table-cell>
          <table:table-cell office:value-type="float" office:value="350.145306" calcext:value-type="float">
            <text:p>350.145306</text:p>
          </table:table-cell>
          <table:table-cell table:formula="of:=IF([.A144]=[.E144];1;0)" office:value-type="float" office:value="1" calcext:value-type="float">
            <text:p>1</text:p>
          </table:table-cell>
          <table:table-cell office:value-type="string" calcext:value-type="string">
            <text:p>AN4_113</text:p>
          </table:table-cell>
        </table:table-row>
        <table:table-row table:style-name="ro1">
          <table:table-cell office:value-type="string" calcext:value-type="string">
            <text:p>AN4_115</text:p>
          </table:table-cell>
          <table:table-cell office:value-type="string" calcext:value-type="string">
            <text:p>Courses Of Action Ṭhāna Sutta</text:p>
          </table:table-cell>
          <table:table-cell office:value-type="float" office:value="181.890612" calcext:value-type="float">
            <text:p>181.890612</text:p>
          </table:table-cell>
          <table:table-cell table:formula="of:=IF([.A145]=[.E145];1;0)" office:value-type="float" office:value="1" calcext:value-type="float">
            <text:p>1</text:p>
          </table:table-cell>
          <table:table-cell office:value-type="string" calcext:value-type="string">
            <text:p>AN4_115</text:p>
          </table:table-cell>
        </table:table-row>
        <table:table-row table:style-name="ro1">
          <table:table-cell office:value-type="string" calcext:value-type="string">
            <text:p>AN4_116</text:p>
          </table:table-cell>
          <table:table-cell office:value-type="string" calcext:value-type="string">
            <text:p>Heedfulness Appamāda Sutta</text:p>
          </table:table-cell>
          <table:table-cell office:value-type="float" office:value="58.98449" calcext:value-type="float">
            <text:p>58.98449</text:p>
          </table:table-cell>
          <table:table-cell table:formula="of:=IF([.A146]=[.E146];1;0)" office:value-type="float" office:value="1" calcext:value-type="float">
            <text:p>1</text:p>
          </table:table-cell>
          <table:table-cell office:value-type="string" calcext:value-type="string">
            <text:p>AN4_116</text:p>
          </table:table-cell>
        </table:table-row>
        <table:table-row table:style-name="ro1">
          <table:table-cell office:value-type="string" calcext:value-type="string">
            <text:p>AN4_117</text:p>
          </table:table-cell>
          <table:table-cell office:value-type="string" calcext:value-type="string">
            <text:p>Guarding Ārakkha Sutta</text:p>
          </table:table-cell>
          <table:table-cell office:value-type="float" office:value="98.76898" calcext:value-type="float">
            <text:p>98.76898</text:p>
          </table:table-cell>
          <table:table-cell table:formula="of:=IF([.A147]=[.E147];1;0)" office:value-type="float" office:value="1" calcext:value-type="float">
            <text:p>1</text:p>
          </table:table-cell>
          <table:table-cell office:value-type="string" calcext:value-type="string">
            <text:p>AN4_117</text:p>
          </table:table-cell>
        </table:table-row>
        <table:table-row table:style-name="ro1">
          <table:table-cell office:value-type="string" calcext:value-type="string">
            <text:p>AN4_123</text:p>
          </table:table-cell>
          <table:table-cell office:value-type="string" calcext:value-type="string">
            <text:p>Mental Absorption (1) Jhāna Sutta</text:p>
          </table:table-cell>
          <table:table-cell office:value-type="float" office:value="317.178776" calcext:value-type="float">
            <text:p>317.178776</text:p>
          </table:table-cell>
          <table:table-cell table:formula="of:=IF([.A148]=[.E148];1;0)" office:value-type="float" office:value="1" calcext:value-type="float">
            <text:p>1</text:p>
          </table:table-cell>
          <table:table-cell office:value-type="string" calcext:value-type="string">
            <text:p>AN4_123</text:p>
          </table:table-cell>
        </table:table-row>
        <table:table-row table:style-name="ro1">
          <table:table-cell office:value-type="string" calcext:value-type="string">
            <text:p>AN4_124</text:p>
          </table:table-cell>
          <table:table-cell office:value-type="string" calcext:value-type="string">
            <text:p>Mental Absorption (2) Jhāna Sutta</text:p>
          </table:table-cell>
          <table:table-cell office:value-type="float" office:value="103.967347" calcext:value-type="float">
            <text:p>103.967347</text:p>
          </table:table-cell>
          <table:table-cell table:formula="of:=IF([.A149]=[.E149];1;0)" office:value-type="float" office:value="1" calcext:value-type="float">
            <text:p>1</text:p>
          </table:table-cell>
          <table:table-cell office:value-type="string" calcext:value-type="string">
            <text:p>AN4_124</text:p>
          </table:table-cell>
        </table:table-row>
        <table:table-row table:style-name="ro1">
          <table:table-cell office:value-type="string" calcext:value-type="string">
            <text:p>AN4_125</text:p>
          </table:table-cell>
          <table:table-cell office:value-type="string" calcext:value-type="string">
            <text:p>Goodwill (1) Mettā Sutta</text:p>
          </table:table-cell>
          <table:table-cell office:value-type="float" office:value="365.139592" calcext:value-type="float">
            <text:p>365.139592</text:p>
          </table:table-cell>
          <table:table-cell table:formula="of:=IF([.A150]=[.E150];1;0)" office:value-type="float" office:value="1" calcext:value-type="float">
            <text:p>1</text:p>
          </table:table-cell>
          <table:table-cell office:value-type="string" calcext:value-type="string">
            <text:p>AN4_125</text:p>
          </table:table-cell>
        </table:table-row>
        <table:table-row table:style-name="ro1">
          <table:table-cell office:value-type="string" calcext:value-type="string">
            <text:p>AN4_126</text:p>
          </table:table-cell>
          <table:table-cell office:value-type="string" calcext:value-type="string">
            <text:p>Goodwill (2) Mettā Sutta</text:p>
          </table:table-cell>
          <table:table-cell office:value-type="float" office:value="140.146939" calcext:value-type="float">
            <text:p>140.146939</text:p>
          </table:table-cell>
          <table:table-cell table:formula="of:=IF([.A151]=[.E151];1;0)" office:value-type="float" office:value="1" calcext:value-type="float">
            <text:p>1</text:p>
          </table:table-cell>
          <table:table-cell office:value-type="string" calcext:value-type="string">
            <text:p>AN4_126</text:p>
          </table:table-cell>
        </table:table-row>
        <table:table-row table:style-name="ro1">
          <table:table-cell office:value-type="string" calcext:value-type="string">
            <text:p>AN4_128</text:p>
          </table:table-cell>
          <table:table-cell office:value-type="string" calcext:value-type="string">
            <text:p>Astounding Abbhūta Sutta</text:p>
          </table:table-cell>
          <table:table-cell office:value-type="float" office:value="119.170612" calcext:value-type="float">
            <text:p>119.170612</text:p>
          </table:table-cell>
          <table:table-cell table:formula="of:=IF([.A152]=[.E152];1;0)" office:value-type="float" office:value="1" calcext:value-type="float">
            <text:p>1</text:p>
          </table:table-cell>
          <table:table-cell office:value-type="string" calcext:value-type="string">
            <text:p>AN4_128</text:p>
          </table:table-cell>
        </table:table-row>
        <table:table-row table:style-name="ro1">
          <table:table-cell office:value-type="string" calcext:value-type="string">
            <text:p>AN4_131</text:p>
          </table:table-cell>
          <table:table-cell office:value-type="string" calcext:value-type="string">
            <text:p>Fetters Saṁyojana Sutta</text:p>
          </table:table-cell>
          <table:table-cell office:value-type="float" office:value="172.8" calcext:value-type="float">
            <text:p>172.8</text:p>
          </table:table-cell>
          <table:table-cell table:formula="of:=IF([.A153]=[.E153];1;0)" office:value-type="float" office:value="1" calcext:value-type="float">
            <text:p>1</text:p>
          </table:table-cell>
          <table:table-cell office:value-type="string" calcext:value-type="string">
            <text:p>AN4_131</text:p>
          </table:table-cell>
        </table:table-row>
        <table:table-row table:style-name="ro1">
          <table:table-cell office:value-type="string" calcext:value-type="string">
            <text:p>AN4_138</text:p>
          </table:table-cell>
          <table:table-cell office:value-type="string" calcext:value-type="string">
            <text:p>Withdrawn Nikkaṭṭha Sutta</text:p>
          </table:table-cell>
          <table:table-cell office:value-type="float" office:value="119.693061" calcext:value-type="float">
            <text:p>119.693061</text:p>
          </table:table-cell>
          <table:table-cell table:formula="of:=IF([.A154]=[.E154];1;0)" office:value-type="float" office:value="1" calcext:value-type="float">
            <text:p>1</text:p>
          </table:table-cell>
          <table:table-cell office:value-type="string" calcext:value-type="string">
            <text:p>AN4_138</text:p>
          </table:table-cell>
        </table:table-row>
        <table:table-row table:style-name="ro1">
          <table:table-cell office:value-type="string" calcext:value-type="string">
            <text:p>AN4_144</text:p>
          </table:table-cell>
          <table:table-cell office:value-type="string" calcext:value-type="string">
            <text:p>Brightness Obhāsa Sutta</text:p>
          </table:table-cell>
          <table:table-cell office:value-type="float" office:value="26.801633" calcext:value-type="float">
            <text:p>26.801633</text:p>
          </table:table-cell>
          <table:table-cell table:formula="of:=IF([.A155]=[.E155];1;0)" office:value-type="float" office:value="1" calcext:value-type="float">
            <text:p>1</text:p>
          </table:table-cell>
          <table:table-cell office:value-type="string" calcext:value-type="string">
            <text:p>AN4_144</text:p>
          </table:table-cell>
        </table:table-row>
        <table:table-row table:style-name="ro1">
          <table:table-cell office:value-type="string" calcext:value-type="string">
            <text:p>AN4_156</text:p>
          </table:table-cell>
          <table:table-cell office:value-type="string" calcext:value-type="string">
            <text:p>An Eon Kappa Sutta</text:p>
          </table:table-cell>
          <table:table-cell office:value-type="float" office:value="60.107755" calcext:value-type="float">
            <text:p>60.107755</text:p>
          </table:table-cell>
          <table:table-cell table:formula="of:=IF([.A156]=[.E156];1;0)" office:value-type="float" office:value="1" calcext:value-type="float">
            <text:p>1</text:p>
          </table:table-cell>
          <table:table-cell office:value-type="string" calcext:value-type="string">
            <text:p>AN4_156</text:p>
          </table:table-cell>
        </table:table-row>
        <table:table-row table:style-name="ro1">
          <table:table-cell office:value-type="string" calcext:value-type="string">
            <text:p>AN4_158</text:p>
          </table:table-cell>
          <table:table-cell office:value-type="string" calcext:value-type="string">
            <text:p>Decline Parihāni Sutta</text:p>
          </table:table-cell>
          <table:table-cell office:value-type="float" office:value="89.80898" calcext:value-type="float">
            <text:p>89.80898</text:p>
          </table:table-cell>
          <table:table-cell table:formula="of:=IF([.A157]=[.E157];1;0)" office:value-type="float" office:value="1" calcext:value-type="float">
            <text:p>1</text:p>
          </table:table-cell>
          <table:table-cell office:value-type="string" calcext:value-type="string">
            <text:p>AN4_158</text:p>
          </table:table-cell>
        </table:table-row>
        <table:table-row table:style-name="ro1">
          <table:table-cell office:value-type="string" calcext:value-type="string">
            <text:p>AN4_159</text:p>
          </table:table-cell>
          <table:table-cell office:value-type="string" calcext:value-type="string">
            <text:p>The Nun Bhikkhunī Sutta</text:p>
          </table:table-cell>
          <table:table-cell office:value-type="float" office:value="393.247347" calcext:value-type="float">
            <text:p>393.247347</text:p>
          </table:table-cell>
          <table:table-cell table:formula="of:=IF([.A158]=[.E158];1;0)" office:value-type="float" office:value="1" calcext:value-type="float">
            <text:p>1</text:p>
          </table:table-cell>
          <table:table-cell office:value-type="string" calcext:value-type="string">
            <text:p>AN4_159</text:p>
          </table:table-cell>
        </table:table-row>
        <table:table-row table:style-name="ro1">
          <table:table-cell office:value-type="string" calcext:value-type="string">
            <text:p>AN4_160</text:p>
          </table:table-cell>
          <table:table-cell office:value-type="string" calcext:value-type="string">
            <text:p>The One Well-Gone Sugata Sutta</text:p>
          </table:table-cell>
          <table:table-cell office:value-type="float" office:value="316.995918" calcext:value-type="float">
            <text:p>316.995918</text:p>
          </table:table-cell>
          <table:table-cell table:formula="of:=IF([.A159]=[.E159];1;0)" office:value-type="float" office:value="1" calcext:value-type="float">
            <text:p>1</text:p>
          </table:table-cell>
          <table:table-cell office:value-type="string" calcext:value-type="string">
            <text:p>AN4_160</text:p>
          </table:table-cell>
        </table:table-row>
        <table:table-row table:style-name="ro1">
          <table:table-cell office:value-type="string" calcext:value-type="string">
            <text:p>AN4_162</text:p>
          </table:table-cell>
          <table:table-cell office:value-type="string" calcext:value-type="string">
            <text:p>(Modes Of Practice) In Detail Vitthāra Sutta</text:p>
          </table:table-cell>
          <table:table-cell office:value-type="float" office:value="237.583673" calcext:value-type="float">
            <text:p>237.583673</text:p>
          </table:table-cell>
          <table:table-cell table:formula="of:=IF([.A160]=[.E160];1;0)" office:value-type="float" office:value="1" calcext:value-type="float">
            <text:p>1</text:p>
          </table:table-cell>
          <table:table-cell office:value-type="string" calcext:value-type="string">
            <text:p>AN4_162</text:p>
          </table:table-cell>
        </table:table-row>
        <table:table-row table:style-name="ro1">
          <table:table-cell office:value-type="string" calcext:value-type="string">
            <text:p>AN4_163</text:p>
          </table:table-cell>
          <table:table-cell office:value-type="string" calcext:value-type="string">
            <text:p>Unattractiveness Asubha Sutta</text:p>
          </table:table-cell>
          <table:table-cell office:value-type="float" office:value="344.52898" calcext:value-type="float">
            <text:p>344.52898</text:p>
          </table:table-cell>
          <table:table-cell table:formula="of:=IF([.A161]=[.E161];1;0)" office:value-type="float" office:value="1" calcext:value-type="float">
            <text:p>1</text:p>
          </table:table-cell>
          <table:table-cell office:value-type="string" calcext:value-type="string">
            <text:p>AN4_163</text:p>
          </table:table-cell>
        </table:table-row>
        <table:table-row table:style-name="ro1">
          <table:table-cell office:value-type="string" calcext:value-type="string">
            <text:p>AN4_164</text:p>
          </table:table-cell>
          <table:table-cell office:value-type="string" calcext:value-type="string">
            <text:p>Tolerant (1) Khama Sutta</text:p>
          </table:table-cell>
          <table:table-cell office:value-type="float" office:value="172.617143" calcext:value-type="float">
            <text:p>172.617143</text:p>
          </table:table-cell>
          <table:table-cell table:formula="of:=IF([.A162]=[.E162];1;0)" office:value-type="float" office:value="1" calcext:value-type="float">
            <text:p>1</text:p>
          </table:table-cell>
          <table:table-cell office:value-type="string" calcext:value-type="string">
            <text:p>AN4_164</text:p>
          </table:table-cell>
        </table:table-row>
        <table:table-row table:style-name="ro1">
          <table:table-cell office:value-type="string" calcext:value-type="string">
            <text:p>AN4_165</text:p>
          </table:table-cell>
          <table:table-cell office:value-type="string" calcext:value-type="string">
            <text:p>Tolerant (2) Khama Sutta</text:p>
          </table:table-cell>
          <table:table-cell office:value-type="float" office:value="188.186122" calcext:value-type="float">
            <text:p>188.186122</text:p>
          </table:table-cell>
          <table:table-cell table:formula="of:=IF([.A163]=[.E163];1;0)" office:value-type="float" office:value="1" calcext:value-type="float">
            <text:p>1</text:p>
          </table:table-cell>
          <table:table-cell office:value-type="string" calcext:value-type="string">
            <text:p>AN4_165</text:p>
          </table:table-cell>
        </table:table-row>
        <table:table-row table:style-name="ro1">
          <table:table-cell office:value-type="string" calcext:value-type="string">
            <text:p>AN4_170</text:p>
          </table:table-cell>
          <table:table-cell office:value-type="string" calcext:value-type="string">
            <text:p>In Tandem Yuganaddha Sutta</text:p>
          </table:table-cell>
          <table:table-cell office:value-type="float" office:value="141.348571" calcext:value-type="float">
            <text:p>141.348571</text:p>
          </table:table-cell>
          <table:table-cell table:formula="of:=IF([.A164]=[.E164];1;0)" office:value-type="float" office:value="1" calcext:value-type="float">
            <text:p>1</text:p>
          </table:table-cell>
          <table:table-cell office:value-type="string" calcext:value-type="string">
            <text:p>AN4_170</text:p>
          </table:table-cell>
        </table:table-row>
        <table:table-row table:style-name="ro1">
          <table:table-cell office:value-type="string" calcext:value-type="string">
            <text:p>AN4_173</text:p>
          </table:table-cell>
          <table:table-cell office:value-type="string" calcext:value-type="string">
            <text:p>To Koṭṭhita Koṭṭhita Sutta</text:p>
          </table:table-cell>
          <table:table-cell office:value-type="float" office:value="158.458776" calcext:value-type="float">
            <text:p>158.458776</text:p>
          </table:table-cell>
          <table:table-cell table:formula="of:=IF([.A165]=[.E165];1;0)" office:value-type="float" office:value="1" calcext:value-type="float">
            <text:p>1</text:p>
          </table:table-cell>
          <table:table-cell office:value-type="string" calcext:value-type="string">
            <text:p>AN4_173</text:p>
          </table:table-cell>
        </table:table-row>
        <table:table-row table:style-name="ro1">
          <table:table-cell office:value-type="string" calcext:value-type="string">
            <text:p>AN4_178</text:p>
          </table:table-cell>
          <table:table-cell office:value-type="string" calcext:value-type="string">
            <text:p>The Waste-Water Pool Jambālī Sutta</text:p>
          </table:table-cell>
          <table:table-cell office:value-type="float" office:value="246.726531" calcext:value-type="float">
            <text:p>246.726531</text:p>
          </table:table-cell>
          <table:table-cell table:formula="of:=IF([.A166]=[.E166];1;0)" office:value-type="float" office:value="1" calcext:value-type="float">
            <text:p>1</text:p>
          </table:table-cell>
          <table:table-cell office:value-type="string" calcext:value-type="string">
            <text:p>AN4_178</text:p>
          </table:table-cell>
        </table:table-row>
        <table:table-row table:style-name="ro1">
          <table:table-cell office:value-type="string" calcext:value-type="string">
            <text:p>AN4_179</text:p>
          </table:table-cell>
          <table:table-cell office:value-type="string" calcext:value-type="string">
            <text:p>Unbinding Nibbāna Sutta</text:p>
          </table:table-cell>
          <table:table-cell office:value-type="float" office:value="89.417143" calcext:value-type="float">
            <text:p>89.417143</text:p>
          </table:table-cell>
          <table:table-cell table:formula="of:=IF([.A167]=[.E167];1;0)" office:value-type="float" office:value="1" calcext:value-type="float">
            <text:p>1</text:p>
          </table:table-cell>
          <table:table-cell office:value-type="string" calcext:value-type="string">
            <text:p>AN4_179</text:p>
          </table:table-cell>
        </table:table-row>
        <table:table-row table:style-name="ro1">
          <table:table-cell office:value-type="string" calcext:value-type="string">
            <text:p>AN4_181</text:p>
          </table:table-cell>
          <table:table-cell office:value-type="string" calcext:value-type="string">
            <text:p>The Professional Warrior Yodhājīva Sutta</text:p>
          </table:table-cell>
          <table:table-cell office:value-type="float" office:value="208.039184" calcext:value-type="float">
            <text:p>208.039184</text:p>
          </table:table-cell>
          <table:table-cell table:formula="of:=IF([.A168]=[.E168];1;0)" office:value-type="float" office:value="1" calcext:value-type="float">
            <text:p>1</text:p>
          </table:table-cell>
          <table:table-cell office:value-type="string" calcext:value-type="string">
            <text:p>AN4_181</text:p>
          </table:table-cell>
        </table:table-row>
        <table:table-row table:style-name="ro1">
          <table:table-cell office:value-type="string" calcext:value-type="string">
            <text:p>AN4_182</text:p>
          </table:table-cell>
          <table:table-cell office:value-type="string" calcext:value-type="string">
            <text:p>Guarantor Pāṭibhoga Sutta</text:p>
          </table:table-cell>
          <table:table-cell office:value-type="float" office:value="97.462857" calcext:value-type="float">
            <text:p>97.462857</text:p>
          </table:table-cell>
          <table:table-cell table:formula="of:=IF([.A169]=[.E169];1;0)" office:value-type="float" office:value="1" calcext:value-type="float">
            <text:p>1</text:p>
          </table:table-cell>
          <table:table-cell office:value-type="string" calcext:value-type="string">
            <text:p>AN4_182</text:p>
          </table:table-cell>
        </table:table-row>
        <table:table-row table:style-name="ro1">
          <table:table-cell office:value-type="string" calcext:value-type="string">
            <text:p>AN4_183</text:p>
          </table:table-cell>
          <table:table-cell office:value-type="string" calcext:value-type="string">
            <text:p>On What Is Heard Suta Sutta</text:p>
          </table:table-cell>
          <table:table-cell office:value-type="float" office:value="144.796735" calcext:value-type="float">
            <text:p>144.796735</text:p>
          </table:table-cell>
          <table:table-cell table:formula="of:=IF([.A170]=[.E170];1;0)" office:value-type="float" office:value="1" calcext:value-type="float">
            <text:p>1</text:p>
          </table:table-cell>
          <table:table-cell office:value-type="string" calcext:value-type="string">
            <text:p>AN4_183</text:p>
          </table:table-cell>
        </table:table-row>
        <table:table-row table:style-name="ro1">
          <table:table-cell office:value-type="string" calcext:value-type="string">
            <text:p>AN4_184</text:p>
          </table:table-cell>
          <table:table-cell office:value-type="string" calcext:value-type="string">
            <text:p>Fearless Abhaya Sutta</text:p>
          </table:table-cell>
          <table:table-cell office:value-type="float" office:value="419.918367" calcext:value-type="float">
            <text:p>419.918367</text:p>
          </table:table-cell>
          <table:table-cell table:formula="of:=IF([.A171]=[.E171];1;0)" office:value-type="float" office:value="1" calcext:value-type="float">
            <text:p>1</text:p>
          </table:table-cell>
          <table:table-cell office:value-type="string" calcext:value-type="string">
            <text:p>AN4_184</text:p>
          </table:table-cell>
        </table:table-row>
        <table:table-row table:style-name="ro1">
          <table:table-cell office:value-type="string" calcext:value-type="string">
            <text:p>AN4_19</text:p>
          </table:table-cell>
          <table:table-cell office:value-type="string" calcext:value-type="string">
            <text:p>Off Course Agati Sutta</text:p>
          </table:table-cell>
          <table:table-cell office:value-type="float" office:value="69.485714" calcext:value-type="float">
            <text:p>69.485714</text:p>
          </table:table-cell>
          <table:table-cell table:formula="of:=IF([.A172]=[.E172];1;0)" office:value-type="float" office:value="1" calcext:value-type="float">
            <text:p>1</text:p>
          </table:table-cell>
          <table:table-cell office:value-type="string" calcext:value-type="string">
            <text:p>AN4_19</text:p>
          </table:table-cell>
        </table:table-row>
        <table:table-row table:style-name="ro1">
          <table:table-cell office:value-type="string" calcext:value-type="string">
            <text:p>AN4_191</text:p>
          </table:table-cell>
          <table:table-cell office:value-type="string" calcext:value-type="string">
            <text:p>Followed By Ear Sotānugata Sutta</text:p>
          </table:table-cell>
          <table:table-cell office:value-type="float" office:value="451.526531" calcext:value-type="float">
            <text:p>451.526531</text:p>
          </table:table-cell>
          <table:table-cell table:formula="of:=IF([.A173]=[.E173];1;0)" office:value-type="float" office:value="1" calcext:value-type="float">
            <text:p>1</text:p>
          </table:table-cell>
          <table:table-cell office:value-type="string" calcext:value-type="string">
            <text:p>AN4_191</text:p>
          </table:table-cell>
        </table:table-row>
        <table:table-row table:style-name="ro1">
          <table:table-cell office:value-type="string" calcext:value-type="string">
            <text:p>AN4_192</text:p>
          </table:table-cell>
          <table:table-cell office:value-type="string" calcext:value-type="string">
            <text:p>Traits Ṭhāna Sutta</text:p>
          </table:table-cell>
          <table:table-cell office:value-type="float" office:value="560.039184" calcext:value-type="float">
            <text:p>560.039184</text:p>
          </table:table-cell>
          <table:table-cell table:formula="of:=IF([.A174]=[.E174];1;0)" office:value-type="float" office:value="1" calcext:value-type="float">
            <text:p>1</text:p>
          </table:table-cell>
          <table:table-cell office:value-type="string" calcext:value-type="string">
            <text:p>AN4_192</text:p>
          </table:table-cell>
        </table:table-row>
        <table:table-row table:style-name="ro1">
          <table:table-cell office:value-type="string" calcext:value-type="string">
            <text:p>AN4_194</text:p>
          </table:table-cell>
          <table:table-cell office:value-type="string" calcext:value-type="string">
            <text:p>At Sāpuga Sāpuga Sutta</text:p>
          </table:table-cell>
          <table:table-cell office:value-type="float" office:value="335.333878" calcext:value-type="float">
            <text:p>335.333878</text:p>
          </table:table-cell>
          <table:table-cell table:formula="of:=IF([.A175]=[.E175];1;0)" office:value-type="float" office:value="1" calcext:value-type="float">
            <text:p>1</text:p>
          </table:table-cell>
          <table:table-cell office:value-type="string" calcext:value-type="string">
            <text:p>AN4_194</text:p>
          </table:table-cell>
        </table:table-row>
        <table:table-row table:style-name="ro1">
          <table:table-cell office:value-type="string" calcext:value-type="string">
            <text:p>AN4_195</text:p>
          </table:table-cell>
          <table:table-cell office:value-type="string" calcext:value-type="string">
            <text:p>To Vappa Vappa Sutta</text:p>
          </table:table-cell>
          <table:table-cell office:value-type="float" office:value="518.50449" calcext:value-type="float">
            <text:p>518.50449</text:p>
          </table:table-cell>
          <table:table-cell table:formula="of:=IF([.A176]=[.E176];1;0)" office:value-type="float" office:value="1" calcext:value-type="float">
            <text:p>1</text:p>
          </table:table-cell>
          <table:table-cell office:value-type="string" calcext:value-type="string">
            <text:p>AN4_195</text:p>
          </table:table-cell>
        </table:table-row>
        <table:table-row table:style-name="ro1">
          <table:table-cell office:value-type="string" calcext:value-type="string">
            <text:p>AN4_199</text:p>
          </table:table-cell>
          <table:table-cell office:value-type="string" calcext:value-type="string">
            <text:p>Craving Taṇhā Sutta</text:p>
          </table:table-cell>
          <table:table-cell office:value-type="float" office:value="204.538776" calcext:value-type="float">
            <text:p>204.538776</text:p>
          </table:table-cell>
          <table:table-cell table:formula="of:=IF([.A177]=[.E177];1;0)" office:value-type="float" office:value="1" calcext:value-type="float">
            <text:p>1</text:p>
          </table:table-cell>
          <table:table-cell office:value-type="string" calcext:value-type="string">
            <text:p>AN4_199</text:p>
          </table:table-cell>
        </table:table-row>
        <table:table-row table:style-name="ro1">
          <table:table-cell office:value-type="string" calcext:value-type="string">
            <text:p>AN4_200</text:p>
          </table:table-cell>
          <table:table-cell office:value-type="string" calcext:value-type="string">
            <text:p>Love Pema Sutta</text:p>
          </table:table-cell>
          <table:table-cell office:value-type="float" office:value="632.581224" calcext:value-type="float">
            <text:p>632.581224</text:p>
          </table:table-cell>
          <table:table-cell table:formula="of:=IF([.A178]=[.E178];1;0)" office:value-type="float" office:value="1" calcext:value-type="float">
            <text:p>1</text:p>
          </table:table-cell>
          <table:table-cell office:value-type="string" calcext:value-type="string">
            <text:p>AN4_200</text:p>
          </table:table-cell>
        </table:table-row>
        <table:table-row table:style-name="ro1">
          <table:table-cell office:value-type="string" calcext:value-type="string">
            <text:p>AN4_201</text:p>
          </table:table-cell>
          <table:table-cell office:value-type="string" calcext:value-type="string">
            <text:p>Training Rules Sikkhāpada Sutta</text:p>
          </table:table-cell>
          <table:table-cell office:value-type="float" office:value="175.307755" calcext:value-type="float">
            <text:p>175.307755</text:p>
          </table:table-cell>
          <table:table-cell table:formula="of:=IF([.A179]=[.E179];1;0)" office:value-type="float" office:value="1" calcext:value-type="float">
            <text:p>1</text:p>
          </table:table-cell>
          <table:table-cell office:value-type="string" calcext:value-type="string">
            <text:p>AN4_201</text:p>
          </table:table-cell>
        </table:table-row>
        <table:table-row table:style-name="ro1">
          <table:table-cell office:value-type="string" calcext:value-type="string">
            <text:p>AN4_237</text:p>
          </table:table-cell>
          <table:table-cell office:value-type="string" calcext:value-type="string">
            <text:p>The Noble Path Ariyamagga Sutta</text:p>
          </table:table-cell>
          <table:table-cell office:value-type="float" office:value="187.193469" calcext:value-type="float">
            <text:p>187.193469</text:p>
          </table:table-cell>
          <table:table-cell table:formula="of:=IF([.A180]=[.E180];1;0)" office:value-type="float" office:value="1" calcext:value-type="float">
            <text:p>1</text:p>
          </table:table-cell>
          <table:table-cell office:value-type="string" calcext:value-type="string">
            <text:p>AN4_237</text:p>
          </table:table-cell>
        </table:table-row>
        <table:table-row table:style-name="ro1">
          <table:table-cell office:value-type="string" calcext:value-type="string">
            <text:p>AN4_24</text:p>
          </table:table-cell>
          <table:table-cell office:value-type="string" calcext:value-type="string">
            <text:p>At Kāḷaka's Park Kāḷaka Sutta</text:p>
          </table:table-cell>
          <table:table-cell office:value-type="float" office:value="180.58449" calcext:value-type="float">
            <text:p>180.58449</text:p>
          </table:table-cell>
          <table:table-cell table:formula="of:=IF([.A181]=[.E181];1;0)" office:value-type="float" office:value="1" calcext:value-type="float">
            <text:p>1</text:p>
          </table:table-cell>
          <table:table-cell office:value-type="string" calcext:value-type="string">
            <text:p>AN4_24</text:p>
          </table:table-cell>
        </table:table-row>
        <table:table-row table:style-name="ro1">
          <table:table-cell office:value-type="string" calcext:value-type="string">
            <text:p>AN4_245</text:p>
          </table:table-cell>
          <table:table-cell office:value-type="string" calcext:value-type="string">
            <text:p>Training Sikkhā Sutta</text:p>
          </table:table-cell>
          <table:table-cell office:value-type="float" office:value="203.493878" calcext:value-type="float">
            <text:p>203.493878</text:p>
          </table:table-cell>
          <table:table-cell table:formula="of:=IF([.A182]=[.E182];1;0)" office:value-type="float" office:value="1" calcext:value-type="float">
            <text:p>1</text:p>
          </table:table-cell>
          <table:table-cell office:value-type="string" calcext:value-type="string">
            <text:p>AN4_245</text:p>
          </table:table-cell>
        </table:table-row>
        <table:table-row table:style-name="ro1">
          <table:table-cell office:value-type="string" calcext:value-type="string">
            <text:p>AN4_252</text:p>
          </table:table-cell>
          <table:table-cell office:value-type="string" calcext:value-type="string">
            <text:p>Searches Pariyesanā Sutta</text:p>
          </table:table-cell>
          <table:table-cell office:value-type="float" office:value="97.697959" calcext:value-type="float">
            <text:p>97.697959</text:p>
          </table:table-cell>
          <table:table-cell table:formula="of:=IF([.A183]=[.E183];1;0)" office:value-type="float" office:value="1" calcext:value-type="float">
            <text:p>1</text:p>
          </table:table-cell>
          <table:table-cell office:value-type="string" calcext:value-type="string">
            <text:p>AN4_252</text:p>
          </table:table-cell>
        </table:table-row>
        <table:table-row table:style-name="ro1">
          <table:table-cell office:value-type="string" calcext:value-type="string">
            <text:p>AN4_255</text:p>
          </table:table-cell>
          <table:table-cell office:value-type="string" calcext:value-type="string">
            <text:p>On Families Kula Sutta</text:p>
          </table:table-cell>
          <table:table-cell office:value-type="float" office:value="67.73551" calcext:value-type="float">
            <text:p>67.73551</text:p>
          </table:table-cell>
          <table:table-cell table:formula="of:=IF([.A184]=[.E184];1;0)" office:value-type="float" office:value="1" calcext:value-type="float">
            <text:p>1</text:p>
          </table:table-cell>
          <table:table-cell office:value-type="string" calcext:value-type="string">
            <text:p>AN4_255</text:p>
          </table:table-cell>
        </table:table-row>
        <table:table-row table:style-name="ro1">
          <table:table-cell office:value-type="string" calcext:value-type="string">
            <text:p>AN4_263</text:p>
          </table:table-cell>
          <table:table-cell office:value-type="string" calcext:value-type="string">
            <text:p>A Wilderness Dweller Araññaka Sutta</text:p>
          </table:table-cell>
          <table:table-cell office:value-type="float" office:value="63.451429" calcext:value-type="float">
            <text:p>63.451429</text:p>
          </table:table-cell>
          <table:table-cell table:formula="of:=IF([.A185]=[.E185];1;0)" office:value-type="float" office:value="1" calcext:value-type="float">
            <text:p>1</text:p>
          </table:table-cell>
          <table:table-cell office:value-type="string" calcext:value-type="string">
            <text:p>AN4_263</text:p>
          </table:table-cell>
        </table:table-row>
        <table:table-row table:style-name="ro1">
          <table:table-cell office:value-type="string" calcext:value-type="string">
            <text:p>AN4_28</text:p>
          </table:table-cell>
          <table:table-cell office:value-type="string" calcext:value-type="string">
            <text:p>The Traditions Of The Noble Ones Ariya-Vaṁsa Sutta</text:p>
          </table:table-cell>
          <table:table-cell office:value-type="float" office:value="256.992653" calcext:value-type="float">
            <text:p>256.992653</text:p>
          </table:table-cell>
          <table:table-cell table:formula="of:=IF([.A186]=[.E186];1;0)" office:value-type="float" office:value="1" calcext:value-type="float">
            <text:p>1</text:p>
          </table:table-cell>
          <table:table-cell office:value-type="string" calcext:value-type="string">
            <text:p>AN4_28</text:p>
          </table:table-cell>
        </table:table-row>
        <table:table-row table:style-name="ro1">
          <table:table-cell office:value-type="string" calcext:value-type="string">
            <text:p>AN4_31</text:p>
          </table:table-cell>
          <table:table-cell office:value-type="string" calcext:value-type="string">
            <text:p>Wheels Cakka Sutta</text:p>
          </table:table-cell>
          <table:table-cell office:value-type="float" office:value="58.592653" calcext:value-type="float">
            <text:p>58.592653</text:p>
          </table:table-cell>
          <table:table-cell table:formula="of:=IF([.A187]=[.E187];1;0)" office:value-type="float" office:value="1" calcext:value-type="float">
            <text:p>1</text:p>
          </table:table-cell>
          <table:table-cell office:value-type="string" calcext:value-type="string">
            <text:p>AN4_31</text:p>
          </table:table-cell>
        </table:table-row>
        <table:table-row table:style-name="ro1">
          <table:table-cell office:value-type="string" calcext:value-type="string">
            <text:p>AN4_32</text:p>
          </table:table-cell>
          <table:table-cell office:value-type="string" calcext:value-type="string">
            <text:p>The Bonds Of Fellowship Saṅgaha Sutta</text:p>
          </table:table-cell>
          <table:table-cell office:value-type="float" office:value="57.443265" calcext:value-type="float">
            <text:p>57.443265</text:p>
          </table:table-cell>
          <table:table-cell table:formula="of:=IF([.A188]=[.E188];1;0)" office:value-type="float" office:value="1" calcext:value-type="float">
            <text:p>1</text:p>
          </table:table-cell>
          <table:table-cell office:value-type="string" calcext:value-type="string">
            <text:p>AN4_32</text:p>
          </table:table-cell>
        </table:table-row>
        <table:table-row table:style-name="ro1">
          <table:table-cell office:value-type="string" calcext:value-type="string">
            <text:p>AN4_33</text:p>
          </table:table-cell>
          <table:table-cell office:value-type="string" calcext:value-type="string">
            <text:p>The Lion Sīha Sutta</text:p>
          </table:table-cell>
          <table:table-cell office:value-type="float" office:value="184.502857" calcext:value-type="float">
            <text:p>184.502857</text:p>
          </table:table-cell>
          <table:table-cell table:formula="of:=IF([.A189]=[.E189];1;0)" office:value-type="float" office:value="1" calcext:value-type="float">
            <text:p>1</text:p>
          </table:table-cell>
          <table:table-cell office:value-type="string" calcext:value-type="string">
            <text:p>AN4_33</text:p>
          </table:table-cell>
        </table:table-row>
        <table:table-row table:style-name="ro1">
          <table:table-cell office:value-type="string" calcext:value-type="string">
            <text:p>AN4_35</text:p>
          </table:table-cell>
          <table:table-cell office:value-type="string" calcext:value-type="string">
            <text:p>With Vassakāra Vassakāra Sutta</text:p>
          </table:table-cell>
          <table:table-cell office:value-type="float" office:value="310.308571" calcext:value-type="float">
            <text:p>310.308571</text:p>
          </table:table-cell>
          <table:table-cell table:formula="of:=IF([.A190]=[.E190];1;0)" office:value-type="float" office:value="1" calcext:value-type="float">
            <text:p>1</text:p>
          </table:table-cell>
          <table:table-cell office:value-type="string" calcext:value-type="string">
            <text:p>AN4_35</text:p>
          </table:table-cell>
        </table:table-row>
        <table:table-row table:style-name="ro1">
          <table:table-cell office:value-type="string" calcext:value-type="string">
            <text:p>AN4_36</text:p>
          </table:table-cell>
          <table:table-cell office:value-type="string" calcext:value-type="string">
            <text:p>With Doṇa Doṇa Sutta</text:p>
          </table:table-cell>
          <table:table-cell office:value-type="float" office:value="200.724898" calcext:value-type="float">
            <text:p>200.724898</text:p>
          </table:table-cell>
          <table:table-cell table:formula="of:=IF([.A191]=[.E191];1;0)" office:value-type="float" office:value="1" calcext:value-type="float">
            <text:p>1</text:p>
          </table:table-cell>
          <table:table-cell office:value-type="string" calcext:value-type="string">
            <text:p>AN4_36</text:p>
          </table:table-cell>
        </table:table-row>
        <table:table-row table:style-name="ro1">
          <table:table-cell office:value-type="string" calcext:value-type="string">
            <text:p>AN4_37</text:p>
          </table:table-cell>
          <table:table-cell office:value-type="string" calcext:value-type="string">
            <text:p>No Falling Away Aparihāni Sutta</text:p>
          </table:table-cell>
          <table:table-cell office:value-type="float" office:value="249.208163" calcext:value-type="float">
            <text:p>249.208163</text:p>
          </table:table-cell>
          <table:table-cell table:formula="of:=IF([.A192]=[.E192];1;0)" office:value-type="float" office:value="1" calcext:value-type="float">
            <text:p>1</text:p>
          </table:table-cell>
          <table:table-cell office:value-type="string" calcext:value-type="string">
            <text:p>AN4_37</text:p>
          </table:table-cell>
        </table:table-row>
        <table:table-row table:style-name="ro1">
          <table:table-cell office:value-type="string" calcext:value-type="string">
            <text:p>AN4_38</text:p>
          </table:table-cell>
          <table:table-cell office:value-type="string" calcext:value-type="string">
            <text:p>Detached Paṭilīna Sutta</text:p>
          </table:table-cell>
          <table:table-cell office:value-type="float" office:value="161.906939" calcext:value-type="float">
            <text:p>161.906939</text:p>
          </table:table-cell>
          <table:table-cell table:formula="of:=IF([.A193]=[.E193];1;0)" office:value-type="float" office:value="1" calcext:value-type="float">
            <text:p>1</text:p>
          </table:table-cell>
          <table:table-cell office:value-type="string" calcext:value-type="string">
            <text:p>AN4_38</text:p>
          </table:table-cell>
        </table:table-row>
        <table:table-row table:style-name="ro1">
          <table:table-cell office:value-type="string" calcext:value-type="string">
            <text:p>AN4_41</text:p>
          </table:table-cell>
          <table:table-cell office:value-type="string" calcext:value-type="string">
            <text:p>Concentration Samādhi Sutta</text:p>
          </table:table-cell>
          <table:table-cell office:value-type="float" office:value="262.138776" calcext:value-type="float">
            <text:p>262.138776</text:p>
          </table:table-cell>
          <table:table-cell table:formula="of:=IF([.A194]=[.E194];1;0)" office:value-type="float" office:value="1" calcext:value-type="float">
            <text:p>1</text:p>
          </table:table-cell>
          <table:table-cell office:value-type="string" calcext:value-type="string">
            <text:p>AN4_41</text:p>
          </table:table-cell>
        </table:table-row>
        <table:table-row table:style-name="ro1">
          <table:table-cell office:value-type="string" calcext:value-type="string">
            <text:p>AN4_42</text:p>
          </table:table-cell>
          <table:table-cell office:value-type="string" calcext:value-type="string">
            <text:p>Questions Pañha Sutta</text:p>
          </table:table-cell>
          <table:table-cell office:value-type="float" office:value="79.934694" calcext:value-type="float">
            <text:p>79.934694</text:p>
          </table:table-cell>
          <table:table-cell table:formula="of:=IF([.A195]=[.E195];1;0)" office:value-type="float" office:value="1" calcext:value-type="float">
            <text:p>1</text:p>
          </table:table-cell>
          <table:table-cell office:value-type="string" calcext:value-type="string">
            <text:p>AN4_42</text:p>
          </table:table-cell>
        </table:table-row>
        <table:table-row table:style-name="ro1">
          <table:table-cell office:value-type="string" calcext:value-type="string">
            <text:p>AN4_45</text:p>
          </table:table-cell>
          <table:table-cell office:value-type="string" calcext:value-type="string">
            <text:p>To Rohitassa Rohitassa Sutta</text:p>
          </table:table-cell>
          <table:table-cell office:value-type="float" office:value="208.222041" calcext:value-type="float">
            <text:p>208.222041</text:p>
          </table:table-cell>
          <table:table-cell table:formula="of:=IF([.A196]=[.E196];1;0)" office:value-type="float" office:value="1" calcext:value-type="float">
            <text:p>1</text:p>
          </table:table-cell>
          <table:table-cell office:value-type="string" calcext:value-type="string">
            <text:p>AN4_45</text:p>
          </table:table-cell>
        </table:table-row>
        <table:table-row table:style-name="ro1">
          <table:table-cell office:value-type="string" calcext:value-type="string">
            <text:p>AN4_49</text:p>
          </table:table-cell>
          <table:table-cell office:value-type="string" calcext:value-type="string">
            <text:p>Perversions Vipallāsa Sutta</text:p>
          </table:table-cell>
          <table:table-cell office:value-type="float" office:value="131.552653" calcext:value-type="float">
            <text:p>131.552653</text:p>
          </table:table-cell>
          <table:table-cell table:formula="of:=IF([.A197]=[.E197];1;0)" office:value-type="float" office:value="1" calcext:value-type="float">
            <text:p>1</text:p>
          </table:table-cell>
          <table:table-cell office:value-type="string" calcext:value-type="string">
            <text:p>AN4_49</text:p>
          </table:table-cell>
        </table:table-row>
        <table:table-row table:style-name="ro1">
          <table:table-cell office:value-type="string" calcext:value-type="string">
            <text:p>AN4_5</text:p>
          </table:table-cell>
          <table:table-cell office:value-type="string" calcext:value-type="string">
            <text:p>With The Flow Anusota Sutta</text:p>
          </table:table-cell>
          <table:table-cell office:value-type="float" office:value="188.029388" calcext:value-type="float">
            <text:p>188.029388</text:p>
          </table:table-cell>
          <table:table-cell table:formula="of:=IF([.A198]=[.E198];1;0)" office:value-type="float" office:value="1" calcext:value-type="float">
            <text:p>1</text:p>
          </table:table-cell>
          <table:table-cell office:value-type="string" calcext:value-type="string">
            <text:p>AN4_5</text:p>
          </table:table-cell>
        </table:table-row>
        <table:table-row table:style-name="ro1">
          <table:table-cell office:value-type="string" calcext:value-type="string">
            <text:p>AN4_50</text:p>
          </table:table-cell>
          <table:table-cell office:value-type="string" calcext:value-type="string">
            <text:p>Obscurations Upakkilesa Sutta</text:p>
          </table:table-cell>
          <table:table-cell office:value-type="float" office:value="201.822041" calcext:value-type="float">
            <text:p>201.822041</text:p>
          </table:table-cell>
          <table:table-cell table:formula="of:=IF([.A199]=[.E199];1;0)" office:value-type="float" office:value="1" calcext:value-type="float">
            <text:p>1</text:p>
          </table:table-cell>
          <table:table-cell office:value-type="string" calcext:value-type="string">
            <text:p>AN4_50</text:p>
          </table:table-cell>
        </table:table-row>
        <table:table-row table:style-name="ro1">
          <table:table-cell office:value-type="string" calcext:value-type="string">
            <text:p>AN4_55</text:p>
          </table:table-cell>
          <table:table-cell office:value-type="string" calcext:value-type="string">
            <text:p>Living In Tune Samajivina Sutta</text:p>
          </table:table-cell>
          <table:table-cell office:value-type="float" office:value="134.269388" calcext:value-type="float">
            <text:p>134.269388</text:p>
          </table:table-cell>
          <table:table-cell table:formula="of:=IF([.A200]=[.E200];1;0)" office:value-type="float" office:value="1" calcext:value-type="float">
            <text:p>1</text:p>
          </table:table-cell>
          <table:table-cell office:value-type="string" calcext:value-type="string">
            <text:p>AN4_55</text:p>
          </table:table-cell>
        </table:table-row>
        <table:table-row table:style-name="ro1">
          <table:table-cell office:value-type="string" calcext:value-type="string">
            <text:p>AN4_62</text:p>
          </table:table-cell>
          <table:table-cell office:value-type="string" calcext:value-type="string">
            <text:p>Debtlessness Anaṇa Sutta</text:p>
          </table:table-cell>
          <table:table-cell office:value-type="float" office:value="182.674286" calcext:value-type="float">
            <text:p>182.674286</text:p>
          </table:table-cell>
          <table:table-cell table:formula="of:=IF([.A201]=[.E201];1;0)" office:value-type="float" office:value="1" calcext:value-type="float">
            <text:p>1</text:p>
          </table:table-cell>
          <table:table-cell office:value-type="string" calcext:value-type="string">
            <text:p>AN4_62</text:p>
          </table:table-cell>
        </table:table-row>
        <table:table-row table:style-name="ro1">
          <table:table-cell office:value-type="string" calcext:value-type="string">
            <text:p>AN4_67</text:p>
          </table:table-cell>
          <table:table-cell office:value-type="string" calcext:value-type="string">
            <text:p>By A Snake Ahinā Sutta</text:p>
          </table:table-cell>
          <table:table-cell office:value-type="float" office:value="158.92898" calcext:value-type="float">
            <text:p>158.92898</text:p>
          </table:table-cell>
          <table:table-cell table:formula="of:=IF([.A202]=[.E202];1;0)" office:value-type="float" office:value="1" calcext:value-type="float">
            <text:p>1</text:p>
          </table:table-cell>
          <table:table-cell office:value-type="string" calcext:value-type="string">
            <text:p>AN4_67</text:p>
          </table:table-cell>
        </table:table-row>
        <table:table-row table:style-name="ro1">
          <table:table-cell office:value-type="string" calcext:value-type="string">
            <text:p>AN4_73</text:p>
          </table:table-cell>
          <table:table-cell office:value-type="string" calcext:value-type="string">
            <text:p>A Person Of Integrity Sappurisa Sutta</text:p>
          </table:table-cell>
          <table:table-cell office:value-type="float" office:value="231.314286" calcext:value-type="float">
            <text:p>231.314286</text:p>
          </table:table-cell>
          <table:table-cell table:formula="of:=IF([.A203]=[.E203];1;0)" office:value-type="float" office:value="1" calcext:value-type="float">
            <text:p>1</text:p>
          </table:table-cell>
          <table:table-cell office:value-type="string" calcext:value-type="string">
            <text:p>AN4_73</text:p>
          </table:table-cell>
        </table:table-row>
        <table:table-row table:style-name="ro1">
          <table:table-cell office:value-type="string" calcext:value-type="string">
            <text:p>AN4_77</text:p>
          </table:table-cell>
          <table:table-cell office:value-type="string" calcext:value-type="string">
            <text:p>Inconceivable Acintita Sutta</text:p>
          </table:table-cell>
          <table:table-cell office:value-type="float" office:value="70.739592" calcext:value-type="float">
            <text:p>70.739592</text:p>
          </table:table-cell>
          <table:table-cell table:formula="of:=IF([.A204]=[.E204];1;0)" office:value-type="float" office:value="1" calcext:value-type="float">
            <text:p>1</text:p>
          </table:table-cell>
          <table:table-cell office:value-type="string" calcext:value-type="string">
            <text:p>AN4_77</text:p>
          </table:table-cell>
        </table:table-row>
        <table:table-row table:style-name="ro1">
          <table:table-cell office:value-type="string" calcext:value-type="string">
            <text:p>AN4_79</text:p>
          </table:table-cell>
          <table:table-cell office:value-type="string" calcext:value-type="string">
            <text:p>Trade Vaṇijja Sutta</text:p>
          </table:table-cell>
          <table:table-cell office:value-type="float" office:value="171.075918" calcext:value-type="float">
            <text:p>171.075918</text:p>
          </table:table-cell>
          <table:table-cell table:formula="of:=IF([.A205]=[.E205];1;0)" office:value-type="float" office:value="1" calcext:value-type="float">
            <text:p>1</text:p>
          </table:table-cell>
          <table:table-cell office:value-type="string" calcext:value-type="string">
            <text:p>AN4_79</text:p>
          </table:table-cell>
        </table:table-row>
        <table:table-row table:style-name="ro1">
          <table:table-cell office:value-type="string" calcext:value-type="string">
            <text:p>AN4_85</text:p>
          </table:table-cell>
          <table:table-cell office:value-type="string" calcext:value-type="string">
            <text:p>Darkness Tama Sutta</text:p>
          </table:table-cell>
          <table:table-cell office:value-type="float" office:value="294.19102" calcext:value-type="float">
            <text:p>294.19102</text:p>
          </table:table-cell>
          <table:table-cell table:formula="of:=IF([.A206]=[.E206];1;0)" office:value-type="float" office:value="1" calcext:value-type="float">
            <text:p>1</text:p>
          </table:table-cell>
          <table:table-cell office:value-type="string" calcext:value-type="string">
            <text:p>AN4_85</text:p>
          </table:table-cell>
        </table:table-row>
        <table:table-row table:style-name="ro1">
          <table:table-cell office:value-type="string" calcext:value-type="string">
            <text:p>AN4_87</text:p>
          </table:table-cell>
          <table:table-cell office:value-type="string" calcext:value-type="string">
            <text:p>The Son Putta Sutta</text:p>
          </table:table-cell>
          <table:table-cell office:value-type="float" office:value="306.886531" calcext:value-type="float">
            <text:p>306.886531</text:p>
          </table:table-cell>
          <table:table-cell table:formula="of:=IF([.A207]=[.E207];1;0)" office:value-type="float" office:value="1" calcext:value-type="float">
            <text:p>1</text:p>
          </table:table-cell>
          <table:table-cell office:value-type="string" calcext:value-type="string">
            <text:p>AN4_87</text:p>
          </table:table-cell>
        </table:table-row>
        <table:table-row table:style-name="ro1">
          <table:table-cell office:value-type="string" calcext:value-type="string">
            <text:p>AN4_88</text:p>
          </table:table-cell>
          <table:table-cell office:value-type="string" calcext:value-type="string">
            <text:p>Fetters Saññojana Sutta</text:p>
          </table:table-cell>
          <table:table-cell office:value-type="float" office:value="114.782041" calcext:value-type="float">
            <text:p>114.782041</text:p>
          </table:table-cell>
          <table:table-cell table:formula="of:=IF([.A208]=[.E208];1;0)" office:value-type="float" office:value="1" calcext:value-type="float">
            <text:p>1</text:p>
          </table:table-cell>
          <table:table-cell office:value-type="string" calcext:value-type="string">
            <text:p>AN4_88</text:p>
          </table:table-cell>
        </table:table-row>
        <table:table-row table:style-name="ro1">
          <table:table-cell office:value-type="string" calcext:value-type="string">
            <text:p>AN4_89</text:p>
          </table:table-cell>
          <table:table-cell office:value-type="string" calcext:value-type="string">
            <text:p>View Diṭṭhi Sutta</text:p>
          </table:table-cell>
          <table:table-cell office:value-type="float" office:value="289.724082" calcext:value-type="float">
            <text:p>289.724082</text:p>
          </table:table-cell>
          <table:table-cell table:formula="of:=IF([.A209]=[.E209];1;0)" office:value-type="float" office:value="1" calcext:value-type="float">
            <text:p>1</text:p>
          </table:table-cell>
          <table:table-cell office:value-type="string" calcext:value-type="string">
            <text:p>AN4_89</text:p>
          </table:table-cell>
        </table:table-row>
        <table:table-row table:style-name="ro1">
          <table:table-cell office:value-type="string" calcext:value-type="string">
            <text:p>AN4_90</text:p>
          </table:table-cell>
          <table:table-cell office:value-type="string" calcext:value-type="string">
            <text:p>Aggregates Khandha Sutta</text:p>
          </table:table-cell>
          <table:table-cell office:value-type="float" office:value="313.443265" calcext:value-type="float">
            <text:p>313.443265</text:p>
          </table:table-cell>
          <table:table-cell table:formula="of:=IF([.A210]=[.E210];1;0)" office:value-type="float" office:value="1" calcext:value-type="float">
            <text:p>1</text:p>
          </table:table-cell>
          <table:table-cell office:value-type="string" calcext:value-type="string">
            <text:p>AN4_90</text:p>
          </table:table-cell>
        </table:table-row>
        <table:table-row table:style-name="ro1">
          <table:table-cell office:value-type="string" calcext:value-type="string">
            <text:p>AN4_94</text:p>
          </table:table-cell>
          <table:table-cell office:value-type="string" calcext:value-type="string">
            <text:p>Concentration (Tranquility &amp; Insight) Samādhi Sutta</text:p>
          </table:table-cell>
          <table:table-cell office:value-type="float" office:value="241.031837" calcext:value-type="float">
            <text:p>241.031837</text:p>
          </table:table-cell>
          <table:table-cell table:formula="of:=IF([.A211]=[.E211];1;0)" office:value-type="float" office:value="1" calcext:value-type="float">
            <text:p>1</text:p>
          </table:table-cell>
          <table:table-cell office:value-type="string" calcext:value-type="string">
            <text:p>AN4_94</text:p>
          </table:table-cell>
        </table:table-row>
        <table:table-row table:style-name="ro1">
          <table:table-cell office:value-type="string" calcext:value-type="string">
            <text:p>AN4_95</text:p>
          </table:table-cell>
          <table:table-cell office:value-type="string" calcext:value-type="string">
            <text:p>The Firebrand Chalāvāta Sutta</text:p>
          </table:table-cell>
          <table:table-cell office:value-type="float" office:value="111.229388" calcext:value-type="float">
            <text:p>111.229388</text:p>
          </table:table-cell>
          <table:table-cell table:formula="of:=IF([.A212]=[.E212];1;0)" office:value-type="float" office:value="1" calcext:value-type="float">
            <text:p>1</text:p>
          </table:table-cell>
          <table:table-cell office:value-type="string" calcext:value-type="string">
            <text:p>AN4_95</text:p>
          </table:table-cell>
        </table:table-row>
        <table:table-row table:style-name="ro1">
          <table:table-cell office:value-type="string" calcext:value-type="string">
            <text:p>AN4_96</text:p>
          </table:table-cell>
          <table:table-cell office:value-type="string" calcext:value-type="string">
            <text:p>The Subduing Of Passion Rāga-Vinaya Sutta</text:p>
          </table:table-cell>
          <table:table-cell office:value-type="float" office:value="188.16" calcext:value-type="float">
            <text:p>188.16</text:p>
          </table:table-cell>
          <table:table-cell table:formula="of:=IF([.A213]=[.E213];1;0)" office:value-type="float" office:value="1" calcext:value-type="float">
            <text:p>1</text:p>
          </table:table-cell>
          <table:table-cell office:value-type="string" calcext:value-type="string">
            <text:p>AN4_96</text:p>
          </table:table-cell>
        </table:table-row>
        <table:table-row table:style-name="ro1">
          <table:table-cell office:value-type="string" calcext:value-type="string">
            <text:p>AN4_99</text:p>
          </table:table-cell>
          <table:table-cell office:value-type="string" calcext:value-type="string">
            <text:p>Trainings Sikkhā Sutta</text:p>
          </table:table-cell>
          <table:table-cell office:value-type="float" office:value="244.166531" calcext:value-type="float">
            <text:p>244.166531</text:p>
          </table:table-cell>
          <table:table-cell table:formula="of:=IF([.A214]=[.E214];1;0)" office:value-type="float" office:value="1" calcext:value-type="float">
            <text:p>1</text:p>
          </table:table-cell>
          <table:table-cell office:value-type="string" calcext:value-type="string">
            <text:p>AN4_99</text:p>
          </table:table-cell>
        </table:table-row>
        <table:table-row table:style-name="ro1">
          <table:table-cell office:value-type="string" calcext:value-type="string">
            <text:p>AN5_106</text:p>
          </table:table-cell>
          <table:table-cell office:value-type="string" calcext:value-type="string">
            <text:p>Comfortably Phāsu Sutta</text:p>
          </table:table-cell>
          <table:table-cell office:value-type="float" office:value="206.863673" calcext:value-type="float">
            <text:p>206.863673</text:p>
          </table:table-cell>
          <table:table-cell table:formula="of:=IF([.A215]=[.E215];1;0)" office:value-type="float" office:value="1" calcext:value-type="float">
            <text:p>1</text:p>
          </table:table-cell>
          <table:table-cell office:value-type="string" calcext:value-type="string">
            <text:p>AN5_106</text:p>
          </table:table-cell>
        </table:table-row>
        <table:table-row table:style-name="ro1">
          <table:table-cell office:value-type="string" calcext:value-type="string">
            <text:p>AN5_109</text:p>
          </table:table-cell>
          <table:table-cell office:value-type="string" calcext:value-type="string">
            <text:p>[a Monk] Of The Four Directions Catuddisa Sutta</text:p>
          </table:table-cell>
          <table:table-cell office:value-type="float" office:value="100.545306" calcext:value-type="float">
            <text:p>100.545306</text:p>
          </table:table-cell>
          <table:table-cell table:formula="of:=IF([.A216]=[.E216];1;0)" office:value-type="float" office:value="1" calcext:value-type="float">
            <text:p>1</text:p>
          </table:table-cell>
          <table:table-cell office:value-type="string" calcext:value-type="string">
            <text:p>AN5_109</text:p>
          </table:table-cell>
        </table:table-row>
        <table:table-row table:style-name="ro1">
          <table:table-cell office:value-type="string" calcext:value-type="string">
            <text:p>AN5_110</text:p>
          </table:table-cell>
          <table:table-cell office:value-type="string" calcext:value-type="string">
            <text:p>Wilderness Arañña Sutta</text:p>
          </table:table-cell>
          <table:table-cell office:value-type="float" office:value="108.016327" calcext:value-type="float">
            <text:p>108.016327</text:p>
          </table:table-cell>
          <table:table-cell table:formula="of:=IF([.A217]=[.E217];1;0)" office:value-type="float" office:value="1" calcext:value-type="float">
            <text:p>1</text:p>
          </table:table-cell>
          <table:table-cell office:value-type="string" calcext:value-type="string">
            <text:p>AN5_110</text:p>
          </table:table-cell>
        </table:table-row>
        <table:table-row table:style-name="ro1">
          <table:table-cell office:value-type="string" calcext:value-type="string">
            <text:p>AN5_114</text:p>
          </table:table-cell>
          <table:table-cell office:value-type="string" calcext:value-type="string">
            <text:p>At Andhakavinda Andhakavinda Sutta</text:p>
          </table:table-cell>
          <table:table-cell office:value-type="float" office:value="126.040816" calcext:value-type="float">
            <text:p>126.040816</text:p>
          </table:table-cell>
          <table:table-cell table:formula="of:=IF([.A218]=[.E218];1;0)" office:value-type="float" office:value="1" calcext:value-type="float">
            <text:p>1</text:p>
          </table:table-cell>
          <table:table-cell office:value-type="string" calcext:value-type="string">
            <text:p>AN5_114</text:p>
          </table:table-cell>
        </table:table-row>
        <table:table-row table:style-name="ro1">
          <table:table-cell office:value-type="string" calcext:value-type="string">
            <text:p>AN5_121</text:p>
          </table:table-cell>
          <table:table-cell office:value-type="string" calcext:value-type="string">
            <text:p>To A Sick Man Gilāna Sutta</text:p>
          </table:table-cell>
          <table:table-cell office:value-type="float" office:value="96.626939" calcext:value-type="float">
            <text:p>96.626939</text:p>
          </table:table-cell>
          <table:table-cell table:formula="of:=IF([.A219]=[.E219];1;0)" office:value-type="float" office:value="1" calcext:value-type="float">
            <text:p>1</text:p>
          </table:table-cell>
          <table:table-cell office:value-type="string" calcext:value-type="string">
            <text:p>AN5_121</text:p>
          </table:table-cell>
        </table:table-row>
        <table:table-row table:style-name="ro1">
          <table:table-cell office:value-type="string" calcext:value-type="string">
            <text:p>AN5_129</text:p>
          </table:table-cell>
          <table:table-cell office:value-type="string" calcext:value-type="string">
            <text:p>In Agony Parikuppa Sutta</text:p>
          </table:table-cell>
          <table:table-cell office:value-type="float" office:value="39.549388" calcext:value-type="float">
            <text:p>39.549388</text:p>
          </table:table-cell>
          <table:table-cell table:formula="of:=IF([.A220]=[.E220];1;0)" office:value-type="float" office:value="1" calcext:value-type="float">
            <text:p>1</text:p>
          </table:table-cell>
          <table:table-cell office:value-type="string" calcext:value-type="string">
            <text:p>AN5_129</text:p>
          </table:table-cell>
        </table:table-row>
        <table:table-row table:style-name="ro1">
          <table:table-cell office:value-type="string" calcext:value-type="string">
            <text:p>AN5_130</text:p>
          </table:table-cell>
          <table:table-cell office:value-type="string" calcext:value-type="string">
            <text:p>Being Consummate Sampadā Sutta</text:p>
          </table:table-cell>
          <table:table-cell office:value-type="float" office:value="100.388571" calcext:value-type="float">
            <text:p>100.388571</text:p>
          </table:table-cell>
          <table:table-cell table:formula="of:=IF([.A221]=[.E221];1;0)" office:value-type="float" office:value="1" calcext:value-type="float">
            <text:p>1</text:p>
          </table:table-cell>
          <table:table-cell office:value-type="string" calcext:value-type="string">
            <text:p>AN5_130</text:p>
          </table:table-cell>
        </table:table-row>
        <table:table-row table:style-name="ro1">
          <table:table-cell office:value-type="string" calcext:value-type="string">
            <text:p>AN5_137</text:p>
          </table:table-cell>
          <table:table-cell office:value-type="string" calcext:value-type="string">
            <text:p>One Sleeps Little Appaṁ Sutta</text:p>
          </table:table-cell>
          <table:table-cell office:value-type="float" office:value="46.28898" calcext:value-type="float">
            <text:p>46.28898</text:p>
          </table:table-cell>
          <table:table-cell table:formula="of:=IF([.A222]=[.E222];1;0)" office:value-type="float" office:value="1" calcext:value-type="float">
            <text:p>1</text:p>
          </table:table-cell>
          <table:table-cell office:value-type="string" calcext:value-type="string">
            <text:p>AN5_137</text:p>
          </table:table-cell>
        </table:table-row>
        <table:table-row table:style-name="ro1">
          <table:table-cell office:value-type="string" calcext:value-type="string">
            <text:p>AN5_139</text:p>
          </table:table-cell>
          <table:table-cell office:value-type="string" calcext:value-type="string">
            <text:p>Not Resilient Akkhama Sutta</text:p>
          </table:table-cell>
          <table:table-cell office:value-type="float" office:value="568.842449" calcext:value-type="float">
            <text:p>568.842449</text:p>
          </table:table-cell>
          <table:table-cell table:formula="of:=IF([.A223]=[.E223];1;0)" office:value-type="float" office:value="1" calcext:value-type="float">
            <text:p>1</text:p>
          </table:table-cell>
          <table:table-cell office:value-type="string" calcext:value-type="string">
            <text:p>AN5_139</text:p>
          </table:table-cell>
        </table:table-row>
        <table:table-row table:style-name="ro1">
          <table:table-cell office:value-type="string" calcext:value-type="string">
            <text:p>AN5_140</text:p>
          </table:table-cell>
          <table:table-cell office:value-type="string" calcext:value-type="string">
            <text:p>The Listener Sotar Sutta</text:p>
          </table:table-cell>
          <table:table-cell office:value-type="float" office:value="340.166531" calcext:value-type="float">
            <text:p>340.166531</text:p>
          </table:table-cell>
          <table:table-cell table:formula="of:=IF([.A224]=[.E224];1;0)" office:value-type="float" office:value="1" calcext:value-type="float">
            <text:p>1</text:p>
          </table:table-cell>
          <table:table-cell office:value-type="string" calcext:value-type="string">
            <text:p>AN5_140</text:p>
          </table:table-cell>
        </table:table-row>
        <table:table-row table:style-name="ro1">
          <table:table-cell office:value-type="string" calcext:value-type="string">
            <text:p>AN5_148</text:p>
          </table:table-cell>
          <table:table-cell office:value-type="string" calcext:value-type="string">
            <text:p>A Person Of Integrity's Gifts Sappurisadāna Sutta</text:p>
          </table:table-cell>
          <table:table-cell office:value-type="float" office:value="124.003265" calcext:value-type="float">
            <text:p>124.003265</text:p>
          </table:table-cell>
          <table:table-cell table:formula="of:=IF([.A225]=[.E225];1;0)" office:value-type="float" office:value="1" calcext:value-type="float">
            <text:p>1</text:p>
          </table:table-cell>
          <table:table-cell office:value-type="string" calcext:value-type="string">
            <text:p>AN5_148</text:p>
          </table:table-cell>
        </table:table-row>
        <table:table-row table:style-name="ro1">
          <table:table-cell office:value-type="string" calcext:value-type="string">
            <text:p>AN5_151</text:p>
          </table:table-cell>
          <table:table-cell office:value-type="string" calcext:value-type="string">
            <text:p>Assuredness In The True Dhamma (1) Saddhamma-Niyāma Sutta</text:p>
          </table:table-cell>
          <table:table-cell office:value-type="float" office:value="93.988571" calcext:value-type="float">
            <text:p>93.988571</text:p>
          </table:table-cell>
          <table:table-cell table:formula="of:=IF([.A226]=[.E226];1;0)" office:value-type="float" office:value="1" calcext:value-type="float">
            <text:p>1</text:p>
          </table:table-cell>
          <table:table-cell office:value-type="string" calcext:value-type="string">
            <text:p>AN5_151</text:p>
          </table:table-cell>
        </table:table-row>
        <table:table-row table:style-name="ro1">
          <table:table-cell office:value-type="string" calcext:value-type="string">
            <text:p>AN5_152</text:p>
          </table:table-cell>
          <table:table-cell office:value-type="string" calcext:value-type="string">
            <text:p>Assuredness In The True Dhamma (2) Saddhamma-Niyāma Sutta</text:p>
          </table:table-cell>
          <table:table-cell office:value-type="float" office:value="88.32" calcext:value-type="float">
            <text:p>88.32</text:p>
          </table:table-cell>
          <table:table-cell table:formula="of:=IF([.A227]=[.E227];1;0)" office:value-type="float" office:value="1" calcext:value-type="float">
            <text:p>1</text:p>
          </table:table-cell>
          <table:table-cell office:value-type="string" calcext:value-type="string">
            <text:p>AN5_152</text:p>
          </table:table-cell>
        </table:table-row>
        <table:table-row table:style-name="ro1">
          <table:table-cell office:value-type="string" calcext:value-type="string">
            <text:p>AN5_159</text:p>
          </table:table-cell>
          <table:table-cell office:value-type="string" calcext:value-type="string">
            <text:p>About Udāyin (On Teaching The Dhamma) Udāyin Sutta</text:p>
          </table:table-cell>
          <table:table-cell office:value-type="float" office:value="98.324898" calcext:value-type="float">
            <text:p>98.324898</text:p>
          </table:table-cell>
          <table:table-cell table:formula="of:=IF([.A228]=[.E228];1;0)" office:value-type="float" office:value="1" calcext:value-type="float">
            <text:p>1</text:p>
          </table:table-cell>
          <table:table-cell office:value-type="string" calcext:value-type="string">
            <text:p>AN5_159</text:p>
          </table:table-cell>
        </table:table-row>
        <table:table-row table:style-name="ro1">
          <table:table-cell office:value-type="string" calcext:value-type="string">
            <text:p>AN5_161</text:p>
          </table:table-cell>
          <table:table-cell office:value-type="string" calcext:value-type="string">
            <text:p>The Subduing Of Hatred (1) Āghatāvinaya Sutta</text:p>
          </table:table-cell>
          <table:table-cell office:value-type="float" office:value="92.604082" calcext:value-type="float">
            <text:p>92.604082</text:p>
          </table:table-cell>
          <table:table-cell table:formula="of:=IF([.A229]=[.E229];1;0)" office:value-type="float" office:value="1" calcext:value-type="float">
            <text:p>1</text:p>
          </table:table-cell>
          <table:table-cell office:value-type="string" calcext:value-type="string">
            <text:p>AN5_161</text:p>
          </table:table-cell>
        </table:table-row>
        <table:table-row table:style-name="ro1">
          <table:table-cell office:value-type="string" calcext:value-type="string">
            <text:p>AN5_162</text:p>
          </table:table-cell>
          <table:table-cell office:value-type="string" calcext:value-type="string">
            <text:p>The Subduing Of Hatred (2) Āghātavinaya Sutta</text:p>
          </table:table-cell>
          <table:table-cell office:value-type="float" office:value="413.884082" calcext:value-type="float">
            <text:p>413.884082</text:p>
          </table:table-cell>
          <table:table-cell table:formula="of:=IF([.A230]=[.E230];1;0)" office:value-type="float" office:value="1" calcext:value-type="float">
            <text:p>1</text:p>
          </table:table-cell>
          <table:table-cell office:value-type="string" calcext:value-type="string">
            <text:p>AN5_162</text:p>
          </table:table-cell>
        </table:table-row>
        <table:table-row table:style-name="ro1">
          <table:table-cell office:value-type="string" calcext:value-type="string">
            <text:p>AN5_165</text:p>
          </table:table-cell>
          <table:table-cell office:value-type="string" calcext:value-type="string">
            <text:p>On Asking Questions Pañhapucchā Sutta</text:p>
          </table:table-cell>
          <table:table-cell office:value-type="float" office:value="75.023673" calcext:value-type="float">
            <text:p>75.023673</text:p>
          </table:table-cell>
          <table:table-cell table:formula="of:=IF([.A231]=[.E231];1;0)" office:value-type="float" office:value="1" calcext:value-type="float">
            <text:p>1</text:p>
          </table:table-cell>
          <table:table-cell office:value-type="string" calcext:value-type="string">
            <text:p>AN5_165</text:p>
          </table:table-cell>
        </table:table-row>
        <table:table-row table:style-name="ro1">
          <table:table-cell office:value-type="string" calcext:value-type="string">
            <text:p>AN5_166</text:p>
          </table:table-cell>
          <table:table-cell office:value-type="string" calcext:value-type="string">
            <text:p>Cessation Nirodha Sutta</text:p>
          </table:table-cell>
          <table:table-cell office:value-type="float" office:value="550.060408" calcext:value-type="float">
            <text:p>550.060408</text:p>
          </table:table-cell>
          <table:table-cell table:formula="of:=IF([.A232]=[.E232];1;0)" office:value-type="float" office:value="1" calcext:value-type="float">
            <text:p>1</text:p>
          </table:table-cell>
          <table:table-cell office:value-type="string" calcext:value-type="string">
            <text:p>AN5_166</text:p>
          </table:table-cell>
        </table:table-row>
        <table:table-row table:style-name="ro1">
          <table:table-cell office:value-type="string" calcext:value-type="string">
            <text:p>AN5_170</text:p>
          </table:table-cell>
          <table:table-cell office:value-type="string" calcext:value-type="string">
            <text:p>To Bhaddaji Bhaddaji Sutta</text:p>
          </table:table-cell>
          <table:table-cell office:value-type="float" office:value="154.853878" calcext:value-type="float">
            <text:p>154.853878</text:p>
          </table:table-cell>
          <table:table-cell table:formula="of:=IF([.A233]=[.E233];1;0)" office:value-type="float" office:value="1" calcext:value-type="float">
            <text:p>1</text:p>
          </table:table-cell>
          <table:table-cell office:value-type="string" calcext:value-type="string">
            <text:p>AN5_170</text:p>
          </table:table-cell>
        </table:table-row>
        <table:table-row table:style-name="ro1">
          <table:table-cell office:value-type="string" calcext:value-type="string">
            <text:p>AN5_175</text:p>
          </table:table-cell>
          <table:table-cell office:value-type="string" calcext:value-type="string">
            <text:p>The Outcaste Caṇḍāla Sutta</text:p>
          </table:table-cell>
          <table:table-cell office:value-type="float" office:value="86.491429" calcext:value-type="float">
            <text:p>86.491429</text:p>
          </table:table-cell>
          <table:table-cell table:formula="of:=IF([.A234]=[.E234];1;0)" office:value-type="float" office:value="1" calcext:value-type="float">
            <text:p>1</text:p>
          </table:table-cell>
          <table:table-cell office:value-type="string" calcext:value-type="string">
            <text:p>AN5_175</text:p>
          </table:table-cell>
        </table:table-row>
        <table:table-row table:style-name="ro1">
          <table:table-cell office:value-type="string" calcext:value-type="string">
            <text:p>AN5_176</text:p>
          </table:table-cell>
          <table:table-cell office:value-type="string" calcext:value-type="string">
            <text:p>Rapture Pīti Sutta</text:p>
          </table:table-cell>
          <table:table-cell office:value-type="float" office:value="176.84898" calcext:value-type="float">
            <text:p>176.84898</text:p>
          </table:table-cell>
          <table:table-cell table:formula="of:=IF([.A235]=[.E235];1;0)" office:value-type="float" office:value="1" calcext:value-type="float">
            <text:p>1</text:p>
          </table:table-cell>
          <table:table-cell office:value-type="string" calcext:value-type="string">
            <text:p>AN5_176</text:p>
          </table:table-cell>
        </table:table-row>
        <table:table-row table:style-name="ro1">
          <table:table-cell office:value-type="string" calcext:value-type="string">
            <text:p>AN5_177</text:p>
          </table:table-cell>
          <table:table-cell office:value-type="string" calcext:value-type="string">
            <text:p>Business (Wrong Livelihood) Vaṇijjā Sutta</text:p>
          </table:table-cell>
          <table:table-cell office:value-type="float" office:value="28.551837" calcext:value-type="float">
            <text:p>28.551837</text:p>
          </table:table-cell>
          <table:table-cell table:formula="of:=IF([.A236]=[.E236];1;0)" office:value-type="float" office:value="1" calcext:value-type="float">
            <text:p>1</text:p>
          </table:table-cell>
          <table:table-cell office:value-type="string" calcext:value-type="string">
            <text:p>AN5_177</text:p>
          </table:table-cell>
        </table:table-row>
        <table:table-row table:style-name="ro1">
          <table:table-cell office:value-type="string" calcext:value-type="string">
            <text:p>AN5_179</text:p>
          </table:table-cell>
          <table:table-cell office:value-type="string" calcext:value-type="string">
            <text:p>The Householder Gihi Sutta</text:p>
          </table:table-cell>
          <table:table-cell office:value-type="float" office:value="405.446531" calcext:value-type="float">
            <text:p>405.446531</text:p>
          </table:table-cell>
          <table:table-cell table:formula="of:=IF([.A237]=[.E237];1;0)" office:value-type="float" office:value="1" calcext:value-type="float">
            <text:p>1</text:p>
          </table:table-cell>
          <table:table-cell office:value-type="string" calcext:value-type="string">
            <text:p>AN5_179</text:p>
          </table:table-cell>
        </table:table-row>
        <table:table-row table:style-name="ro1">
          <table:table-cell office:value-type="string" calcext:value-type="string">
            <text:p>AN5_180</text:p>
          </table:table-cell>
          <table:table-cell office:value-type="string" calcext:value-type="string">
            <text:p>About Gavesin Gavesin Sutta</text:p>
          </table:table-cell>
          <table:table-cell office:value-type="float" office:value="520.777143" calcext:value-type="float">
            <text:p>520.777143</text:p>
          </table:table-cell>
          <table:table-cell table:formula="of:=IF([.A238]=[.E238];1;0)" office:value-type="float" office:value="1" calcext:value-type="float">
            <text:p>1</text:p>
          </table:table-cell>
          <table:table-cell office:value-type="string" calcext:value-type="string">
            <text:p>AN5_180</text:p>
          </table:table-cell>
        </table:table-row>
        <table:table-row table:style-name="ro1">
          <table:table-cell office:value-type="string" calcext:value-type="string">
            <text:p>AN5_191</text:p>
          </table:table-cell>
          <table:table-cell office:value-type="string" calcext:value-type="string">
            <text:p>The Dog Discourse Soṇa Sutta</text:p>
          </table:table-cell>
          <table:table-cell office:value-type="float" office:value="161.436735" calcext:value-type="float">
            <text:p>161.436735</text:p>
          </table:table-cell>
          <table:table-cell table:formula="of:=IF([.A239]=[.E239];1;0)" office:value-type="float" office:value="1" calcext:value-type="float">
            <text:p>1</text:p>
          </table:table-cell>
          <table:table-cell office:value-type="string" calcext:value-type="string">
            <text:p>AN5_191</text:p>
          </table:table-cell>
        </table:table-row>
        <table:table-row table:style-name="ro1">
          <table:table-cell office:value-type="string" calcext:value-type="string">
            <text:p>AN5_196</text:p>
          </table:table-cell>
          <table:table-cell office:value-type="string" calcext:value-type="string">
            <text:p>Dreams Supina Sutta</text:p>
          </table:table-cell>
          <table:table-cell office:value-type="float" office:value="279.954286" calcext:value-type="float">
            <text:p>279.954286</text:p>
          </table:table-cell>
          <table:table-cell table:formula="of:=IF([.A240]=[.E240];1;0)" office:value-type="float" office:value="1" calcext:value-type="float">
            <text:p>1</text:p>
          </table:table-cell>
          <table:table-cell office:value-type="string" calcext:value-type="string">
            <text:p>AN5_196</text:p>
          </table:table-cell>
        </table:table-row>
        <table:table-row table:style-name="ro1">
          <table:table-cell office:value-type="string" calcext:value-type="string">
            <text:p>AN5_198</text:p>
          </table:table-cell>
          <table:table-cell office:value-type="string" calcext:value-type="string">
            <text:p>A Statement Vācā Sutta</text:p>
          </table:table-cell>
          <table:table-cell office:value-type="float" office:value="39.68" calcext:value-type="float">
            <text:p>39.68</text:p>
          </table:table-cell>
          <table:table-cell table:formula="of:=IF([.A241]=[.E241];1;0)" office:value-type="float" office:value="1" calcext:value-type="float">
            <text:p>1</text:p>
          </table:table-cell>
          <table:table-cell office:value-type="string" calcext:value-type="string">
            <text:p>AN5_198</text:p>
          </table:table-cell>
        </table:table-row>
        <table:table-row table:style-name="ro1">
          <table:table-cell office:value-type="string" calcext:value-type="string">
            <text:p>AN5_199</text:p>
          </table:table-cell>
          <table:table-cell office:value-type="string" calcext:value-type="string">
            <text:p>A Family Kula Sutta</text:p>
          </table:table-cell>
          <table:table-cell office:value-type="float" office:value="95.529796" calcext:value-type="float">
            <text:p>95.529796</text:p>
          </table:table-cell>
          <table:table-cell table:formula="of:=IF([.A242]=[.E242];1;0)" office:value-type="float" office:value="1" calcext:value-type="float">
            <text:p>1</text:p>
          </table:table-cell>
          <table:table-cell office:value-type="string" calcext:value-type="string">
            <text:p>AN5_199</text:p>
          </table:table-cell>
        </table:table-row>
        <table:table-row table:style-name="ro1">
          <table:table-cell office:value-type="string" calcext:value-type="string">
            <text:p>AN5_2</text:p>
          </table:table-cell>
          <table:table-cell office:value-type="string" calcext:value-type="string">
            <text:p>(Strengths) In Detail Vitthata Sutta</text:p>
          </table:table-cell>
          <table:table-cell office:value-type="float" office:value="161.671837" calcext:value-type="float">
            <text:p>161.671837</text:p>
          </table:table-cell>
          <table:table-cell table:formula="of:=IF([.A243]=[.E243];1;0)" office:value-type="float" office:value="1" calcext:value-type="float">
            <text:p>1</text:p>
          </table:table-cell>
          <table:table-cell office:value-type="string" calcext:value-type="string">
            <text:p>AN5_2</text:p>
          </table:table-cell>
        </table:table-row>
        <table:table-row table:style-name="ro1">
          <table:table-cell office:value-type="string" calcext:value-type="string">
            <text:p>AN5_20</text:p>
          </table:table-cell>
          <table:table-cell office:value-type="string" calcext:value-type="string">
            <text:p>Benefit Hita Sutta</text:p>
          </table:table-cell>
          <table:table-cell office:value-type="float" office:value="53.263673" calcext:value-type="float">
            <text:p>53.263673</text:p>
          </table:table-cell>
          <table:table-cell table:formula="of:=IF([.A244]=[.E244];1;0)" office:value-type="float" office:value="1" calcext:value-type="float">
            <text:p>1</text:p>
          </table:table-cell>
          <table:table-cell office:value-type="string" calcext:value-type="string">
            <text:p>AN5_20</text:p>
          </table:table-cell>
        </table:table-row>
        <table:table-row table:style-name="ro1">
          <table:table-cell office:value-type="string" calcext:value-type="string">
            <text:p>AN5_200</text:p>
          </table:table-cell>
          <table:table-cell office:value-type="string" calcext:value-type="string">
            <text:p>Leading To Escape Nissāraṇīya Sutta</text:p>
          </table:table-cell>
          <table:table-cell office:value-type="float" office:value="269.766531" calcext:value-type="float">
            <text:p>269.766531</text:p>
          </table:table-cell>
          <table:table-cell table:formula="of:=IF([.A245]=[.E245];1;0)" office:value-type="float" office:value="1" calcext:value-type="float">
            <text:p>1</text:p>
          </table:table-cell>
          <table:table-cell office:value-type="string" calcext:value-type="string">
            <text:p>AN5_200</text:p>
          </table:table-cell>
        </table:table-row>
        <table:table-row table:style-name="ro1">
          <table:table-cell office:value-type="string" calcext:value-type="string">
            <text:p>AN5_202</text:p>
          </table:table-cell>
          <table:table-cell office:value-type="string" calcext:value-type="string">
            <text:p>Listening To The Dhamma Dhammassavana Sutta</text:p>
          </table:table-cell>
          <table:table-cell office:value-type="float" office:value="28.421224" calcext:value-type="float">
            <text:p>28.421224</text:p>
          </table:table-cell>
          <table:table-cell table:formula="of:=IF([.A246]=[.E246];1;0)" office:value-type="float" office:value="1" calcext:value-type="float">
            <text:p>1</text:p>
          </table:table-cell>
          <table:table-cell office:value-type="string" calcext:value-type="string">
            <text:p>AN5_202</text:p>
          </table:table-cell>
        </table:table-row>
        <table:table-row table:style-name="ro1">
          <table:table-cell office:value-type="string" calcext:value-type="string">
            <text:p>AN5_23</text:p>
          </table:table-cell>
          <table:table-cell office:value-type="string" calcext:value-type="string">
            <text:p>Defilements Upakkilesa Sutta</text:p>
          </table:table-cell>
          <table:table-cell office:value-type="float" office:value="409.80898" calcext:value-type="float">
            <text:p>409.80898</text:p>
          </table:table-cell>
          <table:table-cell table:formula="of:=IF([.A247]=[.E247];1;0)" office:value-type="float" office:value="1" calcext:value-type="float">
            <text:p>1</text:p>
          </table:table-cell>
          <table:table-cell office:value-type="string" calcext:value-type="string">
            <text:p>AN5_23</text:p>
          </table:table-cell>
        </table:table-row>
        <table:table-row table:style-name="ro1">
          <table:table-cell office:value-type="string" calcext:value-type="string">
            <text:p>AN5_25</text:p>
          </table:table-cell>
          <table:table-cell office:value-type="string" calcext:value-type="string">
            <text:p>Supported Anugghita Sutta</text:p>
          </table:table-cell>
          <table:table-cell office:value-type="float" office:value="44.486531" calcext:value-type="float">
            <text:p>44.486531</text:p>
          </table:table-cell>
          <table:table-cell table:formula="of:=IF([.A248]=[.E248];1;0)" office:value-type="float" office:value="1" calcext:value-type="float">
            <text:p>1</text:p>
          </table:table-cell>
          <table:table-cell office:value-type="string" calcext:value-type="string">
            <text:p>AN5_25</text:p>
          </table:table-cell>
        </table:table-row>
        <table:table-row table:style-name="ro1">
          <table:table-cell office:value-type="string" calcext:value-type="string">
            <text:p>AN5_254</text:p>
          </table:table-cell>
          <table:table-cell office:value-type="string" calcext:value-type="string">
            <text:p>Stinginess Macchariya Suttas</text:p>
          </table:table-cell>
          <table:table-cell office:value-type="float" office:value="336.822857" calcext:value-type="float">
            <text:p>336.822857</text:p>
          </table:table-cell>
          <table:table-cell table:formula="of:=IF([.A249]=[.E249];1;0)" office:value-type="float" office:value="1" calcext:value-type="float">
            <text:p>1</text:p>
          </table:table-cell>
          <table:table-cell office:value-type="string" calcext:value-type="string">
            <text:p>AN5_254</text:p>
          </table:table-cell>
        </table:table-row>
        <table:table-row table:style-name="ro1">
          <table:table-cell office:value-type="string" calcext:value-type="string">
            <text:p>AN5_26</text:p>
          </table:table-cell>
          <table:table-cell office:value-type="string" calcext:value-type="string">
            <text:p>Release Vimutti Sutta</text:p>
          </table:table-cell>
          <table:table-cell office:value-type="float" office:value="353.410612" calcext:value-type="float">
            <text:p>353.410612</text:p>
          </table:table-cell>
          <table:table-cell table:formula="of:=IF([.A250]=[.E250];1;0)" office:value-type="float" office:value="1" calcext:value-type="float">
            <text:p>1</text:p>
          </table:table-cell>
          <table:table-cell office:value-type="string" calcext:value-type="string">
            <text:p>AN5_26</text:p>
          </table:table-cell>
        </table:table-row>
        <table:table-row table:style-name="ro1">
          <table:table-cell office:value-type="string" calcext:value-type="string">
            <text:p>AN5_27</text:p>
          </table:table-cell>
          <table:table-cell office:value-type="string" calcext:value-type="string">
            <text:p>(Immeasurable) Concentration Samādhi Sutta</text:p>
          </table:table-cell>
          <table:table-cell office:value-type="float" office:value="89.730612" calcext:value-type="float">
            <text:p>89.730612</text:p>
          </table:table-cell>
          <table:table-cell table:formula="of:=IF([.A251]=[.E251];1;0)" office:value-type="float" office:value="1" calcext:value-type="float">
            <text:p>1</text:p>
          </table:table-cell>
          <table:table-cell office:value-type="string" calcext:value-type="string">
            <text:p>AN5_27</text:p>
          </table:table-cell>
        </table:table-row>
        <table:table-row table:style-name="ro1">
          <table:table-cell office:value-type="string" calcext:value-type="string">
            <text:p>AN5_28</text:p>
          </table:table-cell>
          <table:table-cell office:value-type="string" calcext:value-type="string">
            <text:p>The Factors Of Concentration Samādhaṅga Sutta</text:p>
          </table:table-cell>
          <table:table-cell office:value-type="float" office:value="744.306939" calcext:value-type="float">
            <text:p>744.306939</text:p>
          </table:table-cell>
          <table:table-cell table:formula="of:=IF([.A252]=[.E252];1;0)" office:value-type="float" office:value="1" calcext:value-type="float">
            <text:p>1</text:p>
          </table:table-cell>
          <table:table-cell office:value-type="string" calcext:value-type="string">
            <text:p>AN5_28</text:p>
          </table:table-cell>
        </table:table-row>
        <table:table-row table:style-name="ro1">
          <table:table-cell office:value-type="string" calcext:value-type="string">
            <text:p>AN5_29</text:p>
          </table:table-cell>
          <table:table-cell office:value-type="string" calcext:value-type="string">
            <text:p>Walking Caṅkama Sutta</text:p>
          </table:table-cell>
          <table:table-cell office:value-type="float" office:value="36.127347" calcext:value-type="float">
            <text:p>36.127347</text:p>
          </table:table-cell>
          <table:table-cell table:formula="of:=IF([.A253]=[.E253];1;0)" office:value-type="float" office:value="1" calcext:value-type="float">
            <text:p>1</text:p>
          </table:table-cell>
          <table:table-cell office:value-type="string" calcext:value-type="string">
            <text:p>AN5_29</text:p>
          </table:table-cell>
        </table:table-row>
        <table:table-row table:style-name="ro1">
          <table:table-cell office:value-type="string" calcext:value-type="string">
            <text:p>AN5_30</text:p>
          </table:table-cell>
          <table:table-cell office:value-type="string" calcext:value-type="string">
            <text:p>To Nāgita Nāgita Sutta</text:p>
          </table:table-cell>
          <table:table-cell office:value-type="float" office:value="273.737143" calcext:value-type="float">
            <text:p>273.737143</text:p>
          </table:table-cell>
          <table:table-cell table:formula="of:=IF([.A254]=[.E254];1;0)" office:value-type="float" office:value="1" calcext:value-type="float">
            <text:p>1</text:p>
          </table:table-cell>
          <table:table-cell office:value-type="string" calcext:value-type="string">
            <text:p>AN5_30</text:p>
          </table:table-cell>
        </table:table-row>
        <table:table-row table:style-name="ro1">
          <table:table-cell office:value-type="string" calcext:value-type="string">
            <text:p>AN5_31</text:p>
          </table:table-cell>
          <table:table-cell office:value-type="string" calcext:value-type="string">
            <text:p>To Princess Sumanā Sumanā Sutta</text:p>
          </table:table-cell>
          <table:table-cell office:value-type="float" office:value="267.964082" calcext:value-type="float">
            <text:p>267.964082</text:p>
          </table:table-cell>
          <table:table-cell table:formula="of:=IF([.A255]=[.E255];1;0)" office:value-type="float" office:value="1" calcext:value-type="float">
            <text:p>1</text:p>
          </table:table-cell>
          <table:table-cell office:value-type="string" calcext:value-type="string">
            <text:p>AN5_31</text:p>
          </table:table-cell>
        </table:table-row>
        <table:table-row table:style-name="ro1">
          <table:table-cell office:value-type="string" calcext:value-type="string">
            <text:p>AN5_34</text:p>
          </table:table-cell>
          <table:table-cell office:value-type="string" calcext:value-type="string">
            <text:p>To General Sīha (On Giving) Sīha Sutta</text:p>
          </table:table-cell>
          <table:table-cell office:value-type="float" office:value="281.025306" calcext:value-type="float">
            <text:p>281.025306</text:p>
          </table:table-cell>
          <table:table-cell table:formula="of:=IF([.A256]=[.E256];1;0)" office:value-type="float" office:value="1" calcext:value-type="float">
            <text:p>1</text:p>
          </table:table-cell>
          <table:table-cell office:value-type="string" calcext:value-type="string">
            <text:p>AN5_34</text:p>
          </table:table-cell>
        </table:table-row>
        <table:table-row table:style-name="ro1">
          <table:table-cell office:value-type="string" calcext:value-type="string">
            <text:p>AN5_36</text:p>
          </table:table-cell>
          <table:table-cell office:value-type="string" calcext:value-type="string">
            <text:p>Seasonable Gifts Kāladāna Sutta</text:p>
          </table:table-cell>
          <table:table-cell office:value-type="float" office:value="66.638367" calcext:value-type="float">
            <text:p>66.638367</text:p>
          </table:table-cell>
          <table:table-cell table:formula="of:=IF([.A257]=[.E257];1;0)" office:value-type="float" office:value="1" calcext:value-type="float">
            <text:p>1</text:p>
          </table:table-cell>
          <table:table-cell office:value-type="string" calcext:value-type="string">
            <text:p>AN5_36</text:p>
          </table:table-cell>
        </table:table-row>
        <table:table-row table:style-name="ro1">
          <table:table-cell office:value-type="string" calcext:value-type="string">
            <text:p>AN5_37</text:p>
          </table:table-cell>
          <table:table-cell office:value-type="string" calcext:value-type="string">
            <text:p>A Meal Bhojana Sutta</text:p>
          </table:table-cell>
          <table:table-cell office:value-type="float" office:value="72.124082" calcext:value-type="float">
            <text:p>72.124082</text:p>
          </table:table-cell>
          <table:table-cell table:formula="of:=IF([.A258]=[.E258];1;0)" office:value-type="float" office:value="1" calcext:value-type="float">
            <text:p>1</text:p>
          </table:table-cell>
          <table:table-cell office:value-type="string" calcext:value-type="string">
            <text:p>AN5_37</text:p>
          </table:table-cell>
        </table:table-row>
        <table:table-row table:style-name="ro1">
          <table:table-cell office:value-type="string" calcext:value-type="string">
            <text:p>AN5_38</text:p>
          </table:table-cell>
          <table:table-cell office:value-type="string" calcext:value-type="string">
            <text:p>Conviction Saddha Sutta</text:p>
          </table:table-cell>
          <table:table-cell office:value-type="float" office:value="116.427755" calcext:value-type="float">
            <text:p>116.427755</text:p>
          </table:table-cell>
          <table:table-cell table:formula="of:=IF([.A259]=[.E259];1;0)" office:value-type="float" office:value="1" calcext:value-type="float">
            <text:p>1</text:p>
          </table:table-cell>
          <table:table-cell office:value-type="string" calcext:value-type="string">
            <text:p>AN5_38</text:p>
          </table:table-cell>
        </table:table-row>
        <table:table-row table:style-name="ro1">
          <table:table-cell office:value-type="string" calcext:value-type="string">
            <text:p>AN5_41</text:p>
          </table:table-cell>
          <table:table-cell office:value-type="string" calcext:value-type="string">
            <text:p>Benefits To Be Obtained (from Wealth) Ādiya Sutta</text:p>
          </table:table-cell>
          <table:table-cell office:value-type="float" office:value="251.689796" calcext:value-type="float">
            <text:p>251.689796</text:p>
          </table:table-cell>
          <table:table-cell table:formula="of:=IF([.A260]=[.E260];1;0)" office:value-type="float" office:value="1" calcext:value-type="float">
            <text:p>1</text:p>
          </table:table-cell>
          <table:table-cell office:value-type="string" calcext:value-type="string">
            <text:p>AN5_41</text:p>
          </table:table-cell>
        </table:table-row>
        <table:table-row table:style-name="ro1">
          <table:table-cell office:value-type="string" calcext:value-type="string">
            <text:p>AN5_43</text:p>
          </table:table-cell>
          <table:table-cell office:value-type="string" calcext:value-type="string">
            <text:p>What Is Welcome Iṭṭha Sutta</text:p>
          </table:table-cell>
          <table:table-cell office:value-type="float" office:value="185.887347" calcext:value-type="float">
            <text:p>185.887347</text:p>
          </table:table-cell>
          <table:table-cell table:formula="of:=IF([.A261]=[.E261];1;0)" office:value-type="float" office:value="1" calcext:value-type="float">
            <text:p>1</text:p>
          </table:table-cell>
          <table:table-cell office:value-type="string" calcext:value-type="string">
            <text:p>AN5_43</text:p>
          </table:table-cell>
        </table:table-row>
        <table:table-row table:style-name="ro1">
          <table:table-cell office:value-type="string" calcext:value-type="string">
            <text:p>AN5_49</text:p>
          </table:table-cell>
          <table:table-cell office:value-type="string" calcext:value-type="string">
            <text:p>The Kosalan Kosala Sutta</text:p>
          </table:table-cell>
          <table:table-cell office:value-type="float" office:value="463.412245" calcext:value-type="float">
            <text:p>463.412245</text:p>
          </table:table-cell>
          <table:table-cell table:formula="of:=IF([.A262]=[.E262];1;0)" office:value-type="float" office:value="1" calcext:value-type="float">
            <text:p>1</text:p>
          </table:table-cell>
          <table:table-cell office:value-type="string" calcext:value-type="string">
            <text:p>AN5_49</text:p>
          </table:table-cell>
        </table:table-row>
        <table:table-row table:style-name="ro1">
          <table:table-cell office:value-type="string" calcext:value-type="string">
            <text:p>AN5_51</text:p>
          </table:table-cell>
          <table:table-cell office:value-type="string" calcext:value-type="string">
            <text:p>Obstacles Āvaraṇa Sutta</text:p>
          </table:table-cell>
          <table:table-cell office:value-type="float" office:value="200.777143" calcext:value-type="float">
            <text:p>200.777143</text:p>
          </table:table-cell>
          <table:table-cell table:formula="of:=IF([.A263]=[.E263];1;0)" office:value-type="float" office:value="1" calcext:value-type="float">
            <text:p>1</text:p>
          </table:table-cell>
          <table:table-cell office:value-type="string" calcext:value-type="string">
            <text:p>AN5_51</text:p>
          </table:table-cell>
        </table:table-row>
        <table:table-row table:style-name="ro1">
          <table:table-cell office:value-type="string" calcext:value-type="string">
            <text:p>AN5_53</text:p>
          </table:table-cell>
          <table:table-cell office:value-type="string" calcext:value-type="string">
            <text:p>Factors (For Exertion) Aṅga Sutta</text:p>
          </table:table-cell>
          <table:table-cell office:value-type="float" office:value="80.509388" calcext:value-type="float">
            <text:p>80.509388</text:p>
          </table:table-cell>
          <table:table-cell table:formula="of:=IF([.A264]=[.E264];1;0)" office:value-type="float" office:value="1" calcext:value-type="float">
            <text:p>1</text:p>
          </table:table-cell>
          <table:table-cell office:value-type="string" calcext:value-type="string">
            <text:p>AN5_53</text:p>
          </table:table-cell>
        </table:table-row>
        <table:table-row table:style-name="ro1">
          <table:table-cell office:value-type="string" calcext:value-type="string">
            <text:p>AN5_57</text:p>
          </table:table-cell>
          <table:table-cell office:value-type="string" calcext:value-type="string">
            <text:p>Subjects For Contemplation Upajjhaṭṭhana Sutta</text:p>
          </table:table-cell>
          <table:table-cell office:value-type="float" office:value="388.780408" calcext:value-type="float">
            <text:p>388.780408</text:p>
          </table:table-cell>
          <table:table-cell table:formula="of:=IF([.A265]=[.E265];1;0)" office:value-type="float" office:value="1" calcext:value-type="float">
            <text:p>1</text:p>
          </table:table-cell>
          <table:table-cell office:value-type="string" calcext:value-type="string">
            <text:p>AN5_57</text:p>
          </table:table-cell>
        </table:table-row>
        <table:table-row table:style-name="ro1">
          <table:table-cell office:value-type="string" calcext:value-type="string">
            <text:p>AN5_59</text:p>
          </table:table-cell>
          <table:table-cell office:value-type="string" calcext:value-type="string">
            <text:p>Hard To Find (1) Dullabha Sutta</text:p>
          </table:table-cell>
          <table:table-cell office:value-type="float" office:value="30.171429" calcext:value-type="float">
            <text:p>30.171429</text:p>
          </table:table-cell>
          <table:table-cell table:formula="of:=IF([.A266]=[.E266];1;0)" office:value-type="float" office:value="1" calcext:value-type="float">
            <text:p>1</text:p>
          </table:table-cell>
          <table:table-cell office:value-type="string" calcext:value-type="string">
            <text:p>AN5_59</text:p>
          </table:table-cell>
        </table:table-row>
        <table:table-row table:style-name="ro1">
          <table:table-cell office:value-type="string" calcext:value-type="string">
            <text:p>AN5_60</text:p>
          </table:table-cell>
          <table:table-cell office:value-type="string" calcext:value-type="string">
            <text:p>Hard To Find (2) Dullabha Sutta</text:p>
          </table:table-cell>
          <table:table-cell office:value-type="float" office:value="31.111837" calcext:value-type="float">
            <text:p>31.111837</text:p>
          </table:table-cell>
          <table:table-cell table:formula="of:=IF([.A267]=[.E267];1;0)" office:value-type="float" office:value="1" calcext:value-type="float">
            <text:p>1</text:p>
          </table:table-cell>
          <table:table-cell office:value-type="string" calcext:value-type="string">
            <text:p>AN5_60</text:p>
          </table:table-cell>
        </table:table-row>
        <table:table-row table:style-name="ro1">
          <table:table-cell office:value-type="string" calcext:value-type="string">
            <text:p>AN5_7</text:p>
          </table:table-cell>
          <table:table-cell office:value-type="string" calcext:value-type="string">
            <text:p>By Sensuality Kāmesu Sutta</text:p>
          </table:table-cell>
          <table:table-cell office:value-type="float" office:value="139.781224" calcext:value-type="float">
            <text:p>139.781224</text:p>
          </table:table-cell>
          <table:table-cell table:formula="of:=IF([.A268]=[.E268];1;0)" office:value-type="float" office:value="1" calcext:value-type="float">
            <text:p>1</text:p>
          </table:table-cell>
          <table:table-cell office:value-type="string" calcext:value-type="string">
            <text:p>AN5_7</text:p>
          </table:table-cell>
        </table:table-row>
        <table:table-row table:style-name="ro1">
          <table:table-cell office:value-type="string" calcext:value-type="string">
            <text:p>AN5_73</text:p>
          </table:table-cell>
          <table:table-cell office:value-type="string" calcext:value-type="string">
            <text:p>Dwelling In The Dhamma (1) Dhammavihārin Sutta</text:p>
          </table:table-cell>
          <table:table-cell office:value-type="float" office:value="197.302857" calcext:value-type="float">
            <text:p>197.302857</text:p>
          </table:table-cell>
          <table:table-cell table:formula="of:=IF([.A269]=[.E269];1;0)" office:value-type="float" office:value="1" calcext:value-type="float">
            <text:p>1</text:p>
          </table:table-cell>
          <table:table-cell office:value-type="string" calcext:value-type="string">
            <text:p>AN5_73</text:p>
          </table:table-cell>
        </table:table-row>
        <table:table-row table:style-name="ro1">
          <table:table-cell office:value-type="string" calcext:value-type="string">
            <text:p>AN5_74</text:p>
          </table:table-cell>
          <table:table-cell office:value-type="string" calcext:value-type="string">
            <text:p>Dwelling In The Dhamma (2) Dhammavihārin Sutta</text:p>
          </table:table-cell>
          <table:table-cell office:value-type="float" office:value="207.386122" calcext:value-type="float">
            <text:p>207.386122</text:p>
          </table:table-cell>
          <table:table-cell table:formula="of:=IF([.A270]=[.E270];1;0)" office:value-type="float" office:value="1" calcext:value-type="float">
            <text:p>1</text:p>
          </table:table-cell>
          <table:table-cell office:value-type="string" calcext:value-type="string">
            <text:p>AN5_74</text:p>
          </table:table-cell>
        </table:table-row>
        <table:table-row table:style-name="ro1">
          <table:table-cell office:value-type="string" calcext:value-type="string">
            <text:p>AN5_75</text:p>
          </table:table-cell>
          <table:table-cell office:value-type="string" calcext:value-type="string">
            <text:p>The Professional Warrior (1) Yodhājīva Sutta</text:p>
          </table:table-cell>
          <table:table-cell office:value-type="float" office:value="704" calcext:value-type="float">
            <text:p>704</text:p>
          </table:table-cell>
          <table:table-cell table:formula="of:=IF([.A271]=[.E271];1;0)" office:value-type="float" office:value="1" calcext:value-type="float">
            <text:p>1</text:p>
          </table:table-cell>
          <table:table-cell office:value-type="string" calcext:value-type="string">
            <text:p>AN5_75</text:p>
          </table:table-cell>
        </table:table-row>
        <table:table-row table:style-name="ro1">
          <table:table-cell office:value-type="string" calcext:value-type="string">
            <text:p>AN5_76</text:p>
          </table:table-cell>
          <table:table-cell office:value-type="string" calcext:value-type="string">
            <text:p>The Professional Warrior (2) Yodhājīva Sutta</text:p>
          </table:table-cell>
          <table:table-cell office:value-type="float" office:value="1037.453061" calcext:value-type="float">
            <text:p>1037.453061</text:p>
          </table:table-cell>
          <table:table-cell table:formula="of:=IF([.A272]=[.E272];1;0)" office:value-type="float" office:value="1" calcext:value-type="float">
            <text:p>1</text:p>
          </table:table-cell>
          <table:table-cell office:value-type="string" calcext:value-type="string">
            <text:p>AN5_76</text:p>
          </table:table-cell>
        </table:table-row>
        <table:table-row table:style-name="ro1">
          <table:table-cell office:value-type="string" calcext:value-type="string">
            <text:p>AN5_77</text:p>
          </table:table-cell>
          <table:table-cell office:value-type="string" calcext:value-type="string">
            <text:p>Future Dangers (1) Anāgata-Bhayāni Sutta</text:p>
          </table:table-cell>
          <table:table-cell office:value-type="float" office:value="290.272653" calcext:value-type="float">
            <text:p>290.272653</text:p>
          </table:table-cell>
          <table:table-cell table:formula="of:=IF([.A273]=[.E273];1;0)" office:value-type="float" office:value="1" calcext:value-type="float">
            <text:p>1</text:p>
          </table:table-cell>
          <table:table-cell office:value-type="string" calcext:value-type="string">
            <text:p>AN5_77</text:p>
          </table:table-cell>
        </table:table-row>
        <table:table-row table:style-name="ro1">
          <table:table-cell office:value-type="string" calcext:value-type="string">
            <text:p>AN5_78</text:p>
          </table:table-cell>
          <table:table-cell office:value-type="string" calcext:value-type="string">
            <text:p>Future Dangers (2) Anāgata-Bhayāni Sutta</text:p>
          </table:table-cell>
          <table:table-cell office:value-type="float" office:value="381.100408" calcext:value-type="float">
            <text:p>381.100408</text:p>
          </table:table-cell>
          <table:table-cell table:formula="of:=IF([.A274]=[.E274];1;0)" office:value-type="float" office:value="1" calcext:value-type="float">
            <text:p>1</text:p>
          </table:table-cell>
          <table:table-cell office:value-type="string" calcext:value-type="string">
            <text:p>AN5_78</text:p>
          </table:table-cell>
        </table:table-row>
        <table:table-row table:style-name="ro1">
          <table:table-cell office:value-type="string" calcext:value-type="string">
            <text:p>AN5_79</text:p>
          </table:table-cell>
          <table:table-cell office:value-type="string" calcext:value-type="string">
            <text:p>Future Dangers (3) Anāgata-Bhayāni Sutta</text:p>
          </table:table-cell>
          <table:table-cell office:value-type="float" office:value="360.019592" calcext:value-type="float">
            <text:p>360.019592</text:p>
          </table:table-cell>
          <table:table-cell table:formula="of:=IF([.A275]=[.E275];1;0)" office:value-type="float" office:value="1" calcext:value-type="float">
            <text:p>1</text:p>
          </table:table-cell>
          <table:table-cell office:value-type="string" calcext:value-type="string">
            <text:p>AN5_79</text:p>
          </table:table-cell>
        </table:table-row>
        <table:table-row table:style-name="ro1">
          <table:table-cell office:value-type="string" calcext:value-type="string">
            <text:p>AN5_80</text:p>
          </table:table-cell>
          <table:table-cell office:value-type="string" calcext:value-type="string">
            <text:p>Future Dangers (4) Anāgata-Bhayāni Sutta</text:p>
          </table:table-cell>
          <table:table-cell office:value-type="float" office:value="210.755918" calcext:value-type="float">
            <text:p>210.755918</text:p>
          </table:table-cell>
          <table:table-cell table:formula="of:=IF([.A276]=[.E276];1;0)" office:value-type="float" office:value="1" calcext:value-type="float">
            <text:p>1</text:p>
          </table:table-cell>
          <table:table-cell office:value-type="string" calcext:value-type="string">
            <text:p>AN5_80</text:p>
          </table:table-cell>
        </table:table-row>
        <table:table-row table:style-name="ro1">
          <table:table-cell office:value-type="string" calcext:value-type="string">
            <text:p>AN5_96</text:p>
          </table:table-cell>
          <table:table-cell office:value-type="string" calcext:value-type="string">
            <text:p>One Who Retains What He Has Heard Sutadhara Sutta</text:p>
          </table:table-cell>
          <table:table-cell office:value-type="float" office:value="79.25551" calcext:value-type="float">
            <text:p>79.25551</text:p>
          </table:table-cell>
          <table:table-cell table:formula="of:=IF([.A277]=[.E277];1;0)" office:value-type="float" office:value="1" calcext:value-type="float">
            <text:p>1</text:p>
          </table:table-cell>
          <table:table-cell office:value-type="string" calcext:value-type="string">
            <text:p>AN5_96</text:p>
          </table:table-cell>
        </table:table-row>
        <table:table-row table:style-name="ro1">
          <table:table-cell office:value-type="string" calcext:value-type="string">
            <text:p>AN5_97</text:p>
          </table:table-cell>
          <table:table-cell office:value-type="string" calcext:value-type="string">
            <text:p>Talk Kathā Sutta</text:p>
          </table:table-cell>
          <table:table-cell office:value-type="float" office:value="70.556735" calcext:value-type="float">
            <text:p>70.556735</text:p>
          </table:table-cell>
          <table:table-cell table:formula="of:=IF([.A278]=[.E278];1;0)" office:value-type="float" office:value="1" calcext:value-type="float">
            <text:p>1</text:p>
          </table:table-cell>
          <table:table-cell office:value-type="string" calcext:value-type="string">
            <text:p>AN5_97</text:p>
          </table:table-cell>
        </table:table-row>
        <table:table-row table:style-name="ro1">
          <table:table-cell office:value-type="string" calcext:value-type="string">
            <text:p>AN5_98</text:p>
          </table:table-cell>
          <table:table-cell office:value-type="string" calcext:value-type="string">
            <text:p>Wilderness Ārañña Sutta</text:p>
          </table:table-cell>
          <table:table-cell office:value-type="float" office:value="53.995102" calcext:value-type="float">
            <text:p>53.995102</text:p>
          </table:table-cell>
          <table:table-cell table:formula="of:=IF([.A279]=[.E279];1;0)" office:value-type="float" office:value="1" calcext:value-type="float">
            <text:p>1</text:p>
          </table:table-cell>
          <table:table-cell office:value-type="string" calcext:value-type="string">
            <text:p>AN5_98</text:p>
          </table:table-cell>
        </table:table-row>
        <table:table-row table:style-name="ro1">
          <table:table-cell office:value-type="string" calcext:value-type="string">
            <text:p>AN5_99</text:p>
          </table:table-cell>
          <table:table-cell office:value-type="string" calcext:value-type="string">
            <text:p>The Lion Sīha Sutta</text:p>
          </table:table-cell>
          <table:table-cell office:value-type="float" office:value="102.765714" calcext:value-type="float">
            <text:p>102.765714</text:p>
          </table:table-cell>
          <table:table-cell table:formula="of:=IF([.A280]=[.E280];1;0)" office:value-type="float" office:value="1" calcext:value-type="float">
            <text:p>1</text:p>
          </table:table-cell>
          <table:table-cell office:value-type="string" calcext:value-type="string">
            <text:p>AN5_99</text:p>
          </table:table-cell>
        </table:table-row>
        <table:table-row table:style-name="ro1">
          <table:table-cell office:value-type="string" calcext:value-type="string">
            <text:p>AN6_102</text:p>
          </table:table-cell>
          <table:table-cell office:value-type="string" calcext:value-type="string">
            <text:p>Without Exception (1) Anodhi Sutta</text:p>
          </table:table-cell>
          <table:table-cell office:value-type="float" office:value="48.352653" calcext:value-type="float">
            <text:p>48.352653</text:p>
          </table:table-cell>
          <table:table-cell table:formula="of:=IF([.A281]=[.E281];1;0)" office:value-type="float" office:value="1" calcext:value-type="float">
            <text:p>1</text:p>
          </table:table-cell>
          <table:table-cell office:value-type="string" calcext:value-type="string">
            <text:p>AN6_102</text:p>
          </table:table-cell>
        </table:table-row>
        <table:table-row table:style-name="ro1">
          <table:table-cell office:value-type="string" calcext:value-type="string">
            <text:p>AN6_103</text:p>
          </table:table-cell>
          <table:table-cell office:value-type="string" calcext:value-type="string">
            <text:p>Without Exception (2) Anodhi Sutta</text:p>
          </table:table-cell>
          <table:table-cell office:value-type="float" office:value="50.886531" calcext:value-type="float">
            <text:p>50.886531</text:p>
          </table:table-cell>
          <table:table-cell table:formula="of:=IF([.A282]=[.E282];1;0)" office:value-type="float" office:value="1" calcext:value-type="float">
            <text:p>1</text:p>
          </table:table-cell>
          <table:table-cell office:value-type="string" calcext:value-type="string">
            <text:p>AN6_103</text:p>
          </table:table-cell>
        </table:table-row>
        <table:table-row table:style-name="ro1">
          <table:table-cell office:value-type="string" calcext:value-type="string">
            <text:p>AN6_104</text:p>
          </table:table-cell>
          <table:table-cell office:value-type="string" calcext:value-type="string">
            <text:p>Without Exception (3) Anodhi Sutta</text:p>
          </table:table-cell>
          <table:table-cell office:value-type="float" office:value="43.676735" calcext:value-type="float">
            <text:p>43.676735</text:p>
          </table:table-cell>
          <table:table-cell table:formula="of:=IF([.A283]=[.E283];1;0)" office:value-type="float" office:value="1" calcext:value-type="float">
            <text:p>1</text:p>
          </table:table-cell>
          <table:table-cell office:value-type="string" calcext:value-type="string">
            <text:p>AN6_104</text:p>
          </table:table-cell>
        </table:table-row>
        <table:table-row table:style-name="ro1">
          <table:table-cell office:value-type="string" calcext:value-type="string">
            <text:p>AN6_12</text:p>
          </table:table-cell>
          <table:table-cell office:value-type="string" calcext:value-type="string">
            <text:p>Conducive To Amiability Sārāṇīya Sutta</text:p>
          </table:table-cell>
          <table:table-cell office:value-type="float" office:value="207.229388" calcext:value-type="float">
            <text:p>207.229388</text:p>
          </table:table-cell>
          <table:table-cell table:formula="of:=IF([.A284]=[.E284];1;0)" office:value-type="float" office:value="1" calcext:value-type="float">
            <text:p>1</text:p>
          </table:table-cell>
          <table:table-cell office:value-type="string" calcext:value-type="string">
            <text:p>AN6_12</text:p>
          </table:table-cell>
        </table:table-row>
        <table:table-row table:style-name="ro1">
          <table:table-cell office:value-type="string" calcext:value-type="string">
            <text:p>AN6_13</text:p>
          </table:table-cell>
          <table:table-cell office:value-type="string" calcext:value-type="string">
            <text:p>Means Of Escape Nissāraṇīya Sutta</text:p>
          </table:table-cell>
          <table:table-cell office:value-type="float" office:value="334.680816" calcext:value-type="float">
            <text:p>334.680816</text:p>
          </table:table-cell>
          <table:table-cell table:formula="of:=IF([.A285]=[.E285];1;0)" office:value-type="float" office:value="1" calcext:value-type="float">
            <text:p>1</text:p>
          </table:table-cell>
          <table:table-cell office:value-type="string" calcext:value-type="string">
            <text:p>AN6_13</text:p>
          </table:table-cell>
        </table:table-row>
        <table:table-row table:style-name="ro1">
          <table:table-cell office:value-type="string" calcext:value-type="string">
            <text:p>AN6_16</text:p>
          </table:table-cell>
          <table:table-cell office:value-type="string" calcext:value-type="string">
            <text:p>Nakula's Parents Nakula Sutta</text:p>
          </table:table-cell>
          <table:table-cell office:value-type="float" office:value="360.333061" calcext:value-type="float">
            <text:p>360.333061</text:p>
          </table:table-cell>
          <table:table-cell table:formula="of:=IF([.A286]=[.E286];1;0)" office:value-type="float" office:value="1" calcext:value-type="float">
            <text:p>1</text:p>
          </table:table-cell>
          <table:table-cell office:value-type="string" calcext:value-type="string">
            <text:p>AN6_16</text:p>
          </table:table-cell>
        </table:table-row>
        <table:table-row table:style-name="ro1">
          <table:table-cell office:value-type="string" calcext:value-type="string">
            <text:p>AN6_19</text:p>
          </table:table-cell>
          <table:table-cell office:value-type="string" calcext:value-type="string">
            <text:p>Mindfulness Of Death (1) Maraṇassati Sutta</text:p>
          </table:table-cell>
          <table:table-cell office:value-type="float" office:value="238.210612" calcext:value-type="float">
            <text:p>238.210612</text:p>
          </table:table-cell>
          <table:table-cell table:formula="of:=IF([.A287]=[.E287];1;0)" office:value-type="float" office:value="1" calcext:value-type="float">
            <text:p>1</text:p>
          </table:table-cell>
          <table:table-cell office:value-type="string" calcext:value-type="string">
            <text:p>AN6_19</text:p>
          </table:table-cell>
        </table:table-row>
        <table:table-row table:style-name="ro1">
          <table:table-cell office:value-type="string" calcext:value-type="string">
            <text:p>AN6_20</text:p>
          </table:table-cell>
          <table:table-cell office:value-type="string" calcext:value-type="string">
            <text:p>Mindfulness Of Death (2) Maraṇassati Sutta</text:p>
          </table:table-cell>
          <table:table-cell office:value-type="float" office:value="290.063673" calcext:value-type="float">
            <text:p>290.063673</text:p>
          </table:table-cell>
          <table:table-cell table:formula="of:=IF([.A288]=[.E288];1;0)" office:value-type="float" office:value="1" calcext:value-type="float">
            <text:p>1</text:p>
          </table:table-cell>
          <table:table-cell office:value-type="string" calcext:value-type="string">
            <text:p>AN6_20</text:p>
          </table:table-cell>
        </table:table-row>
        <table:table-row table:style-name="ro1">
          <table:table-cell office:value-type="string" calcext:value-type="string">
            <text:p>AN6_31</text:p>
          </table:table-cell>
          <table:table-cell office:value-type="string" calcext:value-type="string">
            <text:p>Decline Parihāna Sutta</text:p>
          </table:table-cell>
          <table:table-cell office:value-type="float" office:value="49.71102" calcext:value-type="float">
            <text:p>49.71102</text:p>
          </table:table-cell>
          <table:table-cell table:formula="of:=IF([.A289]=[.E289];1;0)" office:value-type="float" office:value="1" calcext:value-type="float">
            <text:p>1</text:p>
          </table:table-cell>
          <table:table-cell office:value-type="string" calcext:value-type="string">
            <text:p>AN6_31</text:p>
          </table:table-cell>
        </table:table-row>
        <table:table-row table:style-name="ro1">
          <table:table-cell office:value-type="string" calcext:value-type="string">
            <text:p>AN6_37</text:p>
          </table:table-cell>
          <table:table-cell office:value-type="string" calcext:value-type="string">
            <text:p>Giving Dāna Sutta</text:p>
          </table:table-cell>
          <table:table-cell office:value-type="float" office:value="232.176327" calcext:value-type="float">
            <text:p>232.176327</text:p>
          </table:table-cell>
          <table:table-cell table:formula="of:=IF([.A290]=[.E290];1;0)" office:value-type="float" office:value="1" calcext:value-type="float">
            <text:p>1</text:p>
          </table:table-cell>
          <table:table-cell office:value-type="string" calcext:value-type="string">
            <text:p>AN6_37</text:p>
          </table:table-cell>
        </table:table-row>
        <table:table-row table:style-name="ro1">
          <table:table-cell office:value-type="string" calcext:value-type="string">
            <text:p>AN6_41</text:p>
          </table:table-cell>
          <table:table-cell office:value-type="string" calcext:value-type="string">
            <text:p>The Wood Pile Dārukkhandha Sutta</text:p>
          </table:table-cell>
          <table:table-cell office:value-type="float" office:value="79.882449" calcext:value-type="float">
            <text:p>79.882449</text:p>
          </table:table-cell>
          <table:table-cell table:formula="of:=IF([.A291]=[.E291];1;0)" office:value-type="float" office:value="1" calcext:value-type="float">
            <text:p>1</text:p>
          </table:table-cell>
          <table:table-cell office:value-type="string" calcext:value-type="string">
            <text:p>AN6_41</text:p>
          </table:table-cell>
        </table:table-row>
        <table:table-row table:style-name="ro1">
          <table:table-cell office:value-type="string" calcext:value-type="string">
            <text:p>AN6_42</text:p>
          </table:table-cell>
          <table:table-cell office:value-type="string" calcext:value-type="string">
            <text:p>To Nāgita Nāgita Sutta</text:p>
          </table:table-cell>
          <table:table-cell office:value-type="float" office:value="358.817959" calcext:value-type="float">
            <text:p>358.817959</text:p>
          </table:table-cell>
          <table:table-cell table:formula="of:=IF([.A292]=[.E292];1;0)" office:value-type="float" office:value="1" calcext:value-type="float">
            <text:p>1</text:p>
          </table:table-cell>
          <table:table-cell office:value-type="string" calcext:value-type="string">
            <text:p>AN6_42</text:p>
          </table:table-cell>
        </table:table-row>
        <table:table-row table:style-name="ro1">
          <table:table-cell office:value-type="string" calcext:value-type="string">
            <text:p>AN6_43</text:p>
          </table:table-cell>
          <table:table-cell office:value-type="string" calcext:value-type="string">
            <text:p>On The Nāga Nāga Sutta</text:p>
          </table:table-cell>
          <table:table-cell office:value-type="float" office:value="362.44898" calcext:value-type="float">
            <text:p>362.44898</text:p>
          </table:table-cell>
          <table:table-cell table:formula="of:=IF([.A293]=[.E293];1;0)" office:value-type="float" office:value="1" calcext:value-type="float">
            <text:p>1</text:p>
          </table:table-cell>
          <table:table-cell office:value-type="string" calcext:value-type="string">
            <text:p>AN6_43</text:p>
          </table:table-cell>
        </table:table-row>
        <table:table-row table:style-name="ro1">
          <table:table-cell office:value-type="string" calcext:value-type="string">
            <text:p>AN6_45</text:p>
          </table:table-cell>
          <table:table-cell office:value-type="string" calcext:value-type="string">
            <text:p>Debt Iṇa Sutta</text:p>
          </table:table-cell>
          <table:table-cell office:value-type="float" office:value="448.235102" calcext:value-type="float">
            <text:p>448.235102</text:p>
          </table:table-cell>
          <table:table-cell table:formula="of:=IF([.A294]=[.E294];1;0)" office:value-type="float" office:value="1" calcext:value-type="float">
            <text:p>1</text:p>
          </table:table-cell>
          <table:table-cell office:value-type="string" calcext:value-type="string">
            <text:p>AN6_45</text:p>
          </table:table-cell>
        </table:table-row>
        <table:table-row table:style-name="ro1">
          <table:table-cell office:value-type="string" calcext:value-type="string">
            <text:p>AN6_46</text:p>
          </table:table-cell>
          <table:table-cell office:value-type="string" calcext:value-type="string">
            <text:p>Cunda Cunda Sutta</text:p>
          </table:table-cell>
          <table:table-cell office:value-type="float" office:value="206.602449" calcext:value-type="float">
            <text:p>206.602449</text:p>
          </table:table-cell>
          <table:table-cell table:formula="of:=IF([.A295]=[.E295];1;0)" office:value-type="float" office:value="1" calcext:value-type="float">
            <text:p>1</text:p>
          </table:table-cell>
          <table:table-cell office:value-type="string" calcext:value-type="string">
            <text:p>AN6_46</text:p>
          </table:table-cell>
        </table:table-row>
        <table:table-row table:style-name="ro1">
          <table:table-cell office:value-type="string" calcext:value-type="string">
            <text:p>AN6_47</text:p>
          </table:table-cell>
          <table:table-cell office:value-type="string" calcext:value-type="string">
            <text:p>Visible Here &amp; Now Sandiṭṭhika Sutta</text:p>
          </table:table-cell>
          <table:table-cell office:value-type="float" office:value="173.949388" calcext:value-type="float">
            <text:p>173.949388</text:p>
          </table:table-cell>
          <table:table-cell table:formula="of:=IF([.A296]=[.E296];1;0)" office:value-type="float" office:value="1" calcext:value-type="float">
            <text:p>1</text:p>
          </table:table-cell>
          <table:table-cell office:value-type="string" calcext:value-type="string">
            <text:p>AN6_47</text:p>
          </table:table-cell>
        </table:table-row>
        <table:table-row table:style-name="ro1">
          <table:table-cell office:value-type="string" calcext:value-type="string">
            <text:p>AN6_49</text:p>
          </table:table-cell>
          <table:table-cell office:value-type="string" calcext:value-type="string">
            <text:p>With Khema Khema Sutta</text:p>
          </table:table-cell>
          <table:table-cell office:value-type="float" office:value="147.513469" calcext:value-type="float">
            <text:p>147.513469</text:p>
          </table:table-cell>
          <table:table-cell table:formula="of:=IF([.A297]=[.E297];1;0)" office:value-type="float" office:value="1" calcext:value-type="float">
            <text:p>1</text:p>
          </table:table-cell>
          <table:table-cell office:value-type="string" calcext:value-type="string">
            <text:p>AN6_49</text:p>
          </table:table-cell>
        </table:table-row>
        <table:table-row table:style-name="ro1">
          <table:table-cell office:value-type="string" calcext:value-type="string">
            <text:p>AN6_51</text:p>
          </table:table-cell>
          <table:table-cell office:value-type="string" calcext:value-type="string">
            <text:p>Ven. Ānanda Ānanda Sutta</text:p>
          </table:table-cell>
          <table:table-cell office:value-type="float" office:value="240.457143" calcext:value-type="float">
            <text:p>240.457143</text:p>
          </table:table-cell>
          <table:table-cell table:formula="of:=IF([.A298]=[.E298];1;0)" office:value-type="float" office:value="1" calcext:value-type="float">
            <text:p>1</text:p>
          </table:table-cell>
          <table:table-cell office:value-type="string" calcext:value-type="string">
            <text:p>AN6_51</text:p>
          </table:table-cell>
        </table:table-row>
        <table:table-row table:style-name="ro1">
          <table:table-cell office:value-type="string" calcext:value-type="string">
            <text:p>AN6_55</text:p>
          </table:table-cell>
          <table:table-cell office:value-type="string" calcext:value-type="string">
            <text:p>About Soṇa Soṇa Sutta</text:p>
          </table:table-cell>
          <table:table-cell office:value-type="float" office:value="541.779592" calcext:value-type="float">
            <text:p>541.779592</text:p>
          </table:table-cell>
          <table:table-cell table:formula="of:=IF([.A299]=[.E299];1;0)" office:value-type="float" office:value="1" calcext:value-type="float">
            <text:p>1</text:p>
          </table:table-cell>
          <table:table-cell office:value-type="string" calcext:value-type="string">
            <text:p>AN6_55</text:p>
          </table:table-cell>
        </table:table-row>
        <table:table-row table:style-name="ro1">
          <table:table-cell office:value-type="string" calcext:value-type="string">
            <text:p>AN6_60</text:p>
          </table:table-cell>
          <table:table-cell office:value-type="string" calcext:value-type="string">
            <text:p>On Citta Citta Sutta</text:p>
          </table:table-cell>
          <table:table-cell office:value-type="float" office:value="808.986122" calcext:value-type="float">
            <text:p>808.986122</text:p>
          </table:table-cell>
          <table:table-cell table:formula="of:=IF([.A300]=[.E300];1;0)" office:value-type="float" office:value="1" calcext:value-type="float">
            <text:p>1</text:p>
          </table:table-cell>
          <table:table-cell office:value-type="string" calcext:value-type="string">
            <text:p>AN6_60</text:p>
          </table:table-cell>
        </table:table-row>
        <table:table-row table:style-name="ro1">
          <table:table-cell office:value-type="string" calcext:value-type="string">
            <text:p>AN6_61</text:p>
          </table:table-cell>
          <table:table-cell office:value-type="string" calcext:value-type="string">
            <text:p>The Further Shore Parāyana Sutta</text:p>
          </table:table-cell>
          <table:table-cell office:value-type="float" office:value="334.889796" calcext:value-type="float">
            <text:p>334.889796</text:p>
          </table:table-cell>
          <table:table-cell table:formula="of:=IF([.A301]=[.E301];1;0)" office:value-type="float" office:value="1" calcext:value-type="float">
            <text:p>1</text:p>
          </table:table-cell>
          <table:table-cell office:value-type="string" calcext:value-type="string">
            <text:p>AN6_61</text:p>
          </table:table-cell>
        </table:table-row>
        <table:table-row table:style-name="ro1">
          <table:table-cell office:value-type="string" calcext:value-type="string">
            <text:p>AN6_63</text:p>
          </table:table-cell>
          <table:table-cell office:value-type="string" calcext:value-type="string">
            <text:p>Penetrative Nibbedhika Sutta</text:p>
          </table:table-cell>
          <table:table-cell office:value-type="float" office:value="1052.891429" calcext:value-type="float">
            <text:p>1052.891429</text:p>
          </table:table-cell>
          <table:table-cell table:formula="of:=IF([.A302]=[.E302];1;0)" office:value-type="float" office:value="1" calcext:value-type="float">
            <text:p>1</text:p>
          </table:table-cell>
          <table:table-cell office:value-type="string" calcext:value-type="string">
            <text:p>AN6_63</text:p>
          </table:table-cell>
        </table:table-row>
        <table:table-row table:style-name="ro1">
          <table:table-cell office:value-type="string" calcext:value-type="string">
            <text:p>AN6_70</text:p>
          </table:table-cell>
          <table:table-cell office:value-type="string" calcext:value-type="string">
            <text:p>Concentration Samādhi Sutta</text:p>
          </table:table-cell>
          <table:table-cell office:value-type="float" office:value="288.992653" calcext:value-type="float">
            <text:p>288.992653</text:p>
          </table:table-cell>
          <table:table-cell table:formula="of:=IF([.A303]=[.E303];1;0)" office:value-type="float" office:value="1" calcext:value-type="float">
            <text:p>1</text:p>
          </table:table-cell>
          <table:table-cell office:value-type="string" calcext:value-type="string">
            <text:p>AN6_70</text:p>
          </table:table-cell>
        </table:table-row>
        <table:table-row table:style-name="ro1">
          <table:table-cell office:value-type="string" calcext:value-type="string">
            <text:p>AN6_71</text:p>
          </table:table-cell>
          <table:table-cell office:value-type="string" calcext:value-type="string">
            <text:p>Capable Of Realizing Sakkhibhabba Sutta</text:p>
          </table:table-cell>
          <table:table-cell office:value-type="float" office:value="93.884082" calcext:value-type="float">
            <text:p>93.884082</text:p>
          </table:table-cell>
          <table:table-cell table:formula="of:=IF([.A304]=[.E304];1;0)" office:value-type="float" office:value="1" calcext:value-type="float">
            <text:p>1</text:p>
          </table:table-cell>
          <table:table-cell office:value-type="string" calcext:value-type="string">
            <text:p>AN6_71</text:p>
          </table:table-cell>
        </table:table-row>
        <table:table-row table:style-name="ro1">
          <table:table-cell office:value-type="string" calcext:value-type="string">
            <text:p>AN6_73</text:p>
          </table:table-cell>
          <table:table-cell office:value-type="string" calcext:value-type="string">
            <text:p>Jhāna (1) Jhāna Sutta</text:p>
          </table:table-cell>
          <table:table-cell office:value-type="float" office:value="37.668571" calcext:value-type="float">
            <text:p>37.668571</text:p>
          </table:table-cell>
          <table:table-cell table:formula="of:=IF([.A305]=[.E305];1;0)" office:value-type="float" office:value="1" calcext:value-type="float">
            <text:p>1</text:p>
          </table:table-cell>
          <table:table-cell office:value-type="string" calcext:value-type="string">
            <text:p>AN6_73</text:p>
          </table:table-cell>
        </table:table-row>
        <table:table-row table:style-name="ro1">
          <table:table-cell office:value-type="string" calcext:value-type="string">
            <text:p>AN6_74</text:p>
          </table:table-cell>
          <table:table-cell office:value-type="string" calcext:value-type="string">
            <text:p>Jhāna (2) Jhāna Sutta</text:p>
          </table:table-cell>
          <table:table-cell office:value-type="float" office:value="33.697959" calcext:value-type="float">
            <text:p>33.697959</text:p>
          </table:table-cell>
          <table:table-cell table:formula="of:=IF([.A306]=[.E306];1;0)" office:value-type="float" office:value="1" calcext:value-type="float">
            <text:p>1</text:p>
          </table:table-cell>
          <table:table-cell office:value-type="string" calcext:value-type="string">
            <text:p>AN6_74</text:p>
          </table:table-cell>
        </table:table-row>
        <table:table-row table:style-name="ro1">
          <table:table-cell office:value-type="string" calcext:value-type="string">
            <text:p>AN6_78</text:p>
          </table:table-cell>
          <table:table-cell office:value-type="string" calcext:value-type="string">
            <text:p>Pleasure Sukha Sutta</text:p>
          </table:table-cell>
          <table:table-cell office:value-type="float" office:value="49.554286" calcext:value-type="float">
            <text:p>49.554286</text:p>
          </table:table-cell>
          <table:table-cell table:formula="of:=IF([.A307]=[.E307];1;0)" office:value-type="float" office:value="1" calcext:value-type="float">
            <text:p>1</text:p>
          </table:table-cell>
          <table:table-cell office:value-type="string" calcext:value-type="string">
            <text:p>AN6_78</text:p>
          </table:table-cell>
        </table:table-row>
        <table:table-row table:style-name="ro1">
          <table:table-cell office:value-type="string" calcext:value-type="string">
            <text:p>AN6_83</text:p>
          </table:table-cell>
          <table:table-cell office:value-type="string" calcext:value-type="string">
            <text:p>The Foremost State Aggadhamma Sutta</text:p>
          </table:table-cell>
          <table:table-cell office:value-type="float" office:value="60.290612" calcext:value-type="float">
            <text:p>60.290612</text:p>
          </table:table-cell>
          <table:table-cell table:formula="of:=IF([.A308]=[.E308];1;0)" office:value-type="float" office:value="1" calcext:value-type="float">
            <text:p>1</text:p>
          </table:table-cell>
          <table:table-cell office:value-type="string" calcext:value-type="string">
            <text:p>AN6_83</text:p>
          </table:table-cell>
        </table:table-row>
        <table:table-row table:style-name="ro1">
          <table:table-cell office:value-type="string" calcext:value-type="string">
            <text:p>AN6_85</text:p>
          </table:table-cell>
          <table:table-cell office:value-type="string" calcext:value-type="string">
            <text:p>Cooled Sīti Sutta</text:p>
          </table:table-cell>
          <table:table-cell office:value-type="float" office:value="74.292245" calcext:value-type="float">
            <text:p>74.292245</text:p>
          </table:table-cell>
          <table:table-cell table:formula="of:=IF([.A309]=[.E309];1;0)" office:value-type="float" office:value="1" calcext:value-type="float">
            <text:p>1</text:p>
          </table:table-cell>
          <table:table-cell office:value-type="string" calcext:value-type="string">
            <text:p>AN6_85</text:p>
          </table:table-cell>
        </table:table-row>
        <table:table-row table:style-name="ro1">
          <table:table-cell office:value-type="string" calcext:value-type="string">
            <text:p>AN6_86</text:p>
          </table:table-cell>
          <table:table-cell office:value-type="string" calcext:value-type="string">
            <text:p>Obstructions Āvaraṇatā Sutta</text:p>
          </table:table-cell>
          <table:table-cell office:value-type="float" office:value="80.169796" calcext:value-type="float">
            <text:p>80.169796</text:p>
          </table:table-cell>
          <table:table-cell table:formula="of:=IF([.A310]=[.E310];1;0)" office:value-type="float" office:value="1" calcext:value-type="float">
            <text:p>1</text:p>
          </table:table-cell>
          <table:table-cell office:value-type="string" calcext:value-type="string">
            <text:p>AN6_86</text:p>
          </table:table-cell>
        </table:table-row>
        <table:table-row table:style-name="ro1">
          <table:table-cell office:value-type="string" calcext:value-type="string">
            <text:p>AN6_87</text:p>
          </table:table-cell>
          <table:table-cell office:value-type="string" calcext:value-type="string">
            <text:p>Kamma Obstructions Kammāvaraṇatā Sutta</text:p>
          </table:table-cell>
          <table:table-cell office:value-type="float" office:value="84.506122" calcext:value-type="float">
            <text:p>84.506122</text:p>
          </table:table-cell>
          <table:table-cell table:formula="of:=IF([.A311]=[.E311];1;0)" office:value-type="float" office:value="1" calcext:value-type="float">
            <text:p>1</text:p>
          </table:table-cell>
          <table:table-cell office:value-type="string" calcext:value-type="string">
            <text:p>AN6_87</text:p>
          </table:table-cell>
        </table:table-row>
        <table:table-row table:style-name="ro1">
          <table:table-cell office:value-type="string" calcext:value-type="string">
            <text:p>AN6_88</text:p>
          </table:table-cell>
          <table:table-cell office:value-type="string" calcext:value-type="string">
            <text:p>Listening Well Sussūsa Sutta</text:p>
          </table:table-cell>
          <table:table-cell office:value-type="float" office:value="87.170612" calcext:value-type="float">
            <text:p>87.170612</text:p>
          </table:table-cell>
          <table:table-cell table:formula="of:=IF([.A312]=[.E312];1;0)" office:value-type="float" office:value="1" calcext:value-type="float">
            <text:p>1</text:p>
          </table:table-cell>
          <table:table-cell office:value-type="string" calcext:value-type="string">
            <text:p>AN6_88</text:p>
          </table:table-cell>
        </table:table-row>
        <table:table-row table:style-name="ro1">
          <table:table-cell office:value-type="string" calcext:value-type="string">
            <text:p>AN6_91</text:p>
          </table:table-cell>
          <table:table-cell office:value-type="string" calcext:value-type="string">
            <text:p>Incapable Abhabba Sutta</text:p>
          </table:table-cell>
          <table:table-cell office:value-type="float" office:value="30.093061" calcext:value-type="float">
            <text:p>30.093061</text:p>
          </table:table-cell>
          <table:table-cell table:formula="of:=IF([.A313]=[.E313];1;0)" office:value-type="float" office:value="1" calcext:value-type="float">
            <text:p>1</text:p>
          </table:table-cell>
          <table:table-cell office:value-type="string" calcext:value-type="string">
            <text:p>AN6_91</text:p>
          </table:table-cell>
        </table:table-row>
        <table:table-row table:style-name="ro1">
          <table:table-cell office:value-type="string" calcext:value-type="string">
            <text:p>AN6_92</text:p>
          </table:table-cell>
          <table:table-cell office:value-type="string" calcext:value-type="string">
            <text:p>Cases Ṭhāna Sutta</text:p>
          </table:table-cell>
          <table:table-cell office:value-type="float" office:value="53.289796" calcext:value-type="float">
            <text:p>53.289796</text:p>
          </table:table-cell>
          <table:table-cell table:formula="of:=IF([.A314]=[.E314];1;0)" office:value-type="float" office:value="1" calcext:value-type="float">
            <text:p>1</text:p>
          </table:table-cell>
          <table:table-cell office:value-type="string" calcext:value-type="string">
            <text:p>AN6_92</text:p>
          </table:table-cell>
        </table:table-row>
        <table:table-row table:style-name="ro1">
          <table:table-cell office:value-type="string" calcext:value-type="string">
            <text:p>AN6_97</text:p>
          </table:table-cell>
          <table:table-cell office:value-type="string" calcext:value-type="string">
            <text:p>Rewards Ānisaṁsa Sutta</text:p>
          </table:table-cell>
          <table:table-cell office:value-type="float" office:value="35.186939" calcext:value-type="float">
            <text:p>35.186939</text:p>
          </table:table-cell>
          <table:table-cell table:formula="of:=IF([.A315]=[.E315];1;0)" office:value-type="float" office:value="1" calcext:value-type="float">
            <text:p>1</text:p>
          </table:table-cell>
          <table:table-cell office:value-type="string" calcext:value-type="string">
            <text:p>AN6_97</text:p>
          </table:table-cell>
        </table:table-row>
        <table:table-row table:style-name="ro1">
          <table:table-cell office:value-type="string" calcext:value-type="string">
            <text:p>AN7_11</text:p>
          </table:table-cell>
          <table:table-cell office:value-type="string" calcext:value-type="string">
            <text:p>Obsessions (1) Anusaya Sutta</text:p>
          </table:table-cell>
          <table:table-cell office:value-type="float" office:value="29.204898" calcext:value-type="float">
            <text:p>29.204898</text:p>
          </table:table-cell>
          <table:table-cell table:formula="of:=IF([.A316]=[.E316];1;0)" office:value-type="float" office:value="1" calcext:value-type="float">
            <text:p>1</text:p>
          </table:table-cell>
          <table:table-cell office:value-type="string" calcext:value-type="string">
            <text:p>AN7_11</text:p>
          </table:table-cell>
        </table:table-row>
        <table:table-row table:style-name="ro1">
          <table:table-cell office:value-type="string" calcext:value-type="string">
            <text:p>AN7_12</text:p>
          </table:table-cell>
          <table:table-cell office:value-type="string" calcext:value-type="string">
            <text:p>Obsessions (2) Anusaya Sutta</text:p>
          </table:table-cell>
          <table:table-cell office:value-type="float" office:value="81.737143" calcext:value-type="float">
            <text:p>81.737143</text:p>
          </table:table-cell>
          <table:table-cell table:formula="of:=IF([.A317]=[.E317];1;0)" office:value-type="float" office:value="1" calcext:value-type="float">
            <text:p>1</text:p>
          </table:table-cell>
          <table:table-cell office:value-type="string" calcext:value-type="string">
            <text:p>AN7_12</text:p>
          </table:table-cell>
        </table:table-row>
        <table:table-row table:style-name="ro1">
          <table:table-cell office:value-type="string" calcext:value-type="string">
            <text:p>AN7_15</text:p>
          </table:table-cell>
          <table:table-cell office:value-type="string" calcext:value-type="string">
            <text:p>The Water Simile Udakupama Sutta</text:p>
          </table:table-cell>
          <table:table-cell office:value-type="float" office:value="322.690612" calcext:value-type="float">
            <text:p>322.690612</text:p>
          </table:table-cell>
          <table:table-cell table:formula="of:=IF([.A318]=[.E318];1;0)" office:value-type="float" office:value="1" calcext:value-type="float">
            <text:p>1</text:p>
          </table:table-cell>
          <table:table-cell office:value-type="string" calcext:value-type="string">
            <text:p>AN7_15</text:p>
          </table:table-cell>
        </table:table-row>
        <table:table-row table:style-name="ro1">
          <table:table-cell office:value-type="string" calcext:value-type="string">
            <text:p>AN7_21</text:p>
          </table:table-cell>
          <table:table-cell office:value-type="string" calcext:value-type="string">
            <text:p>Conditions For No Decline Among The Monks Bhikkhu-Aparihāniya Sutta</text:p>
          </table:table-cell>
          <table:table-cell office:value-type="float" office:value="138.266122" calcext:value-type="float">
            <text:p>138.266122</text:p>
          </table:table-cell>
          <table:table-cell table:formula="of:=IF([.A319]=[.E319];1;0)" office:value-type="float" office:value="1" calcext:value-type="float">
            <text:p>1</text:p>
          </table:table-cell>
          <table:table-cell office:value-type="string" calcext:value-type="string">
            <text:p>AN7_21</text:p>
          </table:table-cell>
        </table:table-row>
        <table:table-row table:style-name="ro1">
          <table:table-cell office:value-type="string" calcext:value-type="string">
            <text:p>AN7_31</text:p>
          </table:table-cell>
          <table:table-cell office:value-type="string" calcext:value-type="string">
            <text:p>Heedfulness Appamāda Sutta</text:p>
          </table:table-cell>
          <table:table-cell office:value-type="float" office:value="134.478367" calcext:value-type="float">
            <text:p>134.478367</text:p>
          </table:table-cell>
          <table:table-cell table:formula="of:=IF([.A320]=[.E320];1;0)" office:value-type="float" office:value="1" calcext:value-type="float">
            <text:p>1</text:p>
          </table:table-cell>
          <table:table-cell office:value-type="string" calcext:value-type="string">
            <text:p>AN7_31</text:p>
          </table:table-cell>
        </table:table-row>
        <table:table-row table:style-name="ro1">
          <table:table-cell office:value-type="string" calcext:value-type="string">
            <text:p>AN7_32</text:p>
          </table:table-cell>
          <table:table-cell office:value-type="string" calcext:value-type="string">
            <text:p>A Sense Of Shame Hirimā Sutta</text:p>
          </table:table-cell>
          <table:table-cell office:value-type="float" office:value="76.329796" calcext:value-type="float">
            <text:p>76.329796</text:p>
          </table:table-cell>
          <table:table-cell table:formula="of:=IF([.A321]=[.E321];1;0)" office:value-type="float" office:value="1" calcext:value-type="float">
            <text:p>1</text:p>
          </table:table-cell>
          <table:table-cell office:value-type="string" calcext:value-type="string">
            <text:p>AN7_32</text:p>
          </table:table-cell>
        </table:table-row>
        <table:table-row table:style-name="ro1">
          <table:table-cell office:value-type="string" calcext:value-type="string">
            <text:p>AN7_33</text:p>
          </table:table-cell>
          <table:table-cell office:value-type="string" calcext:value-type="string">
            <text:p>Compliance (1) Sovacassatā Sutta</text:p>
          </table:table-cell>
          <table:table-cell office:value-type="float" office:value="77.426939" calcext:value-type="float">
            <text:p>77.426939</text:p>
          </table:table-cell>
          <table:table-cell table:formula="of:=IF([.A322]=[.E322];1;0)" office:value-type="float" office:value="1" calcext:value-type="float">
            <text:p>1</text:p>
          </table:table-cell>
          <table:table-cell office:value-type="string" calcext:value-type="string">
            <text:p>AN7_33</text:p>
          </table:table-cell>
        </table:table-row>
        <table:table-row table:style-name="ro1">
          <table:table-cell office:value-type="string" calcext:value-type="string">
            <text:p>AN7_34</text:p>
          </table:table-cell>
          <table:table-cell office:value-type="string" calcext:value-type="string">
            <text:p>Compliance (2) Sovacassatā Sutta</text:p>
          </table:table-cell>
          <table:table-cell office:value-type="float" office:value="141.165714" calcext:value-type="float">
            <text:p>141.165714</text:p>
          </table:table-cell>
          <table:table-cell table:formula="of:=IF([.A323]=[.E323];1;0)" office:value-type="float" office:value="1" calcext:value-type="float">
            <text:p>1</text:p>
          </table:table-cell>
          <table:table-cell office:value-type="string" calcext:value-type="string">
            <text:p>AN7_34</text:p>
          </table:table-cell>
        </table:table-row>
        <table:table-row table:style-name="ro1">
          <table:table-cell office:value-type="string" calcext:value-type="string">
            <text:p>AN7_35</text:p>
          </table:table-cell>
          <table:table-cell office:value-type="string" calcext:value-type="string">
            <text:p>A Friend Mitta Sutta</text:p>
          </table:table-cell>
          <table:table-cell office:value-type="float" office:value="65.17551" calcext:value-type="float">
            <text:p>65.17551</text:p>
          </table:table-cell>
          <table:table-cell table:formula="of:=IF([.A324]=[.E324];1;0)" office:value-type="float" office:value="1" calcext:value-type="float">
            <text:p>1</text:p>
          </table:table-cell>
          <table:table-cell office:value-type="string" calcext:value-type="string">
            <text:p>AN7_35</text:p>
          </table:table-cell>
        </table:table-row>
        <table:table-row table:style-name="ro1">
          <table:table-cell office:value-type="string" calcext:value-type="string">
            <text:p>AN7_46</text:p>
          </table:table-cell>
          <table:table-cell office:value-type="string" calcext:value-type="string">
            <text:p>Perceptions Saññā Sutta</text:p>
          </table:table-cell>
          <table:table-cell office:value-type="float" office:value="906.840816" calcext:value-type="float">
            <text:p>906.840816</text:p>
          </table:table-cell>
          <table:table-cell table:formula="of:=IF([.A325]=[.E325];1;0)" office:value-type="float" office:value="1" calcext:value-type="float">
            <text:p>1</text:p>
          </table:table-cell>
          <table:table-cell office:value-type="string" calcext:value-type="string">
            <text:p>AN7_46</text:p>
          </table:table-cell>
        </table:table-row>
        <table:table-row table:style-name="ro1">
          <table:table-cell office:value-type="string" calcext:value-type="string">
            <text:p>AN7_47</text:p>
          </table:table-cell>
          <table:table-cell office:value-type="string" calcext:value-type="string">
            <text:p>Copulation Methuna Sutta</text:p>
          </table:table-cell>
          <table:table-cell office:value-type="float" office:value="289.541224" calcext:value-type="float">
            <text:p>289.541224</text:p>
          </table:table-cell>
          <table:table-cell table:formula="of:=IF([.A326]=[.E326];1;0)" office:value-type="float" office:value="1" calcext:value-type="float">
            <text:p>1</text:p>
          </table:table-cell>
          <table:table-cell office:value-type="string" calcext:value-type="string">
            <text:p>AN7_47</text:p>
          </table:table-cell>
        </table:table-row>
        <table:table-row table:style-name="ro1">
          <table:table-cell office:value-type="string" calcext:value-type="string">
            <text:p>AN7_48</text:p>
          </table:table-cell>
          <table:table-cell office:value-type="string" calcext:value-type="string">
            <text:p>Bondage Saññoga Sutta</text:p>
          </table:table-cell>
          <table:table-cell office:value-type="float" office:value="213.603265" calcext:value-type="float">
            <text:p>213.603265</text:p>
          </table:table-cell>
          <table:table-cell table:formula="of:=IF([.A327]=[.E327];1;0)" office:value-type="float" office:value="1" calcext:value-type="float">
            <text:p>1</text:p>
          </table:table-cell>
          <table:table-cell office:value-type="string" calcext:value-type="string">
            <text:p>AN7_48</text:p>
          </table:table-cell>
        </table:table-row>
        <table:table-row table:style-name="ro1">
          <table:table-cell office:value-type="string" calcext:value-type="string">
            <text:p>AN7_49</text:p>
          </table:table-cell>
          <table:table-cell office:value-type="string" calcext:value-type="string">
            <text:p>Giving Dāna Sutta</text:p>
          </table:table-cell>
          <table:table-cell office:value-type="float" office:value="510.61551" calcext:value-type="float">
            <text:p>510.61551</text:p>
          </table:table-cell>
          <table:table-cell table:formula="of:=IF([.A328]=[.E328];1;0)" office:value-type="float" office:value="1" calcext:value-type="float">
            <text:p>1</text:p>
          </table:table-cell>
          <table:table-cell office:value-type="string" calcext:value-type="string">
            <text:p>AN7_49</text:p>
          </table:table-cell>
        </table:table-row>
        <table:table-row table:style-name="ro1">
          <table:table-cell office:value-type="string" calcext:value-type="string">
            <text:p>AN7_50</text:p>
          </table:table-cell>
          <table:table-cell office:value-type="string" calcext:value-type="string">
            <text:p>About Nandamātar Nandamātar Sutta</text:p>
          </table:table-cell>
          <table:table-cell office:value-type="float" office:value="478.197551" calcext:value-type="float">
            <text:p>478.197551</text:p>
          </table:table-cell>
          <table:table-cell table:formula="of:=IF([.A329]=[.E329];1;0)" office:value-type="float" office:value="1" calcext:value-type="float">
            <text:p>1</text:p>
          </table:table-cell>
          <table:table-cell office:value-type="string" calcext:value-type="string">
            <text:p>AN7_50</text:p>
          </table:table-cell>
        </table:table-row>
        <table:table-row table:style-name="ro1">
          <table:table-cell office:value-type="string" calcext:value-type="string">
            <text:p>AN7_51</text:p>
          </table:table-cell>
          <table:table-cell office:value-type="string" calcext:value-type="string">
            <text:p>Undeclared Abyākata Sutta</text:p>
          </table:table-cell>
          <table:table-cell office:value-type="float" office:value="264.306939" calcext:value-type="float">
            <text:p>264.306939</text:p>
          </table:table-cell>
          <table:table-cell table:formula="of:=IF([.A330]=[.E330];1;0)" office:value-type="float" office:value="1" calcext:value-type="float">
            <text:p>1</text:p>
          </table:table-cell>
          <table:table-cell office:value-type="string" calcext:value-type="string">
            <text:p>AN7_51</text:p>
          </table:table-cell>
        </table:table-row>
        <table:table-row table:style-name="ro1">
          <table:table-cell office:value-type="string" calcext:value-type="string">
            <text:p>AN7_54</text:p>
          </table:table-cell>
          <table:table-cell office:value-type="string" calcext:value-type="string">
            <text:p>To Sīha Sīha Sutta</text:p>
          </table:table-cell>
          <table:table-cell office:value-type="float" office:value="308.140408" calcext:value-type="float">
            <text:p>308.140408</text:p>
          </table:table-cell>
          <table:table-cell table:formula="of:=IF([.A331]=[.E331];1;0)" office:value-type="float" office:value="1" calcext:value-type="float">
            <text:p>1</text:p>
          </table:table-cell>
          <table:table-cell office:value-type="string" calcext:value-type="string">
            <text:p>AN7_54</text:p>
          </table:table-cell>
        </table:table-row>
        <table:table-row table:style-name="ro1">
          <table:table-cell office:value-type="string" calcext:value-type="string">
            <text:p>AN7_56</text:p>
          </table:table-cell>
          <table:table-cell office:value-type="string" calcext:value-type="string">
            <text:p>To Kimila Kimila Sutta</text:p>
          </table:table-cell>
          <table:table-cell office:value-type="float" office:value="117.028571" calcext:value-type="float">
            <text:p>117.028571</text:p>
          </table:table-cell>
          <table:table-cell table:formula="of:=IF([.A332]=[.E332];1;0)" office:value-type="float" office:value="1" calcext:value-type="float">
            <text:p>1</text:p>
          </table:table-cell>
          <table:table-cell office:value-type="string" calcext:value-type="string">
            <text:p>AN7_56</text:p>
          </table:table-cell>
        </table:table-row>
        <table:table-row table:style-name="ro1">
          <table:table-cell office:value-type="string" calcext:value-type="string">
            <text:p>AN7_58</text:p>
          </table:table-cell>
          <table:table-cell office:value-type="string" calcext:value-type="string">
            <text:p>Nodding Capala Sutta</text:p>
          </table:table-cell>
          <table:table-cell office:value-type="float" office:value="408.058776" calcext:value-type="float">
            <text:p>408.058776</text:p>
          </table:table-cell>
          <table:table-cell table:formula="of:=IF([.A333]=[.E333];1;0)" office:value-type="float" office:value="1" calcext:value-type="float">
            <text:p>1</text:p>
          </table:table-cell>
          <table:table-cell office:value-type="string" calcext:value-type="string">
            <text:p>AN7_58</text:p>
          </table:table-cell>
        </table:table-row>
        <table:table-row table:style-name="ro1">
          <table:table-cell office:value-type="string" calcext:value-type="string">
            <text:p>AN7_6</text:p>
          </table:table-cell>
          <table:table-cell office:value-type="string" calcext:value-type="string">
            <text:p>Treasure Dhana Sutta</text:p>
          </table:table-cell>
          <table:table-cell office:value-type="float" office:value="223.007347" calcext:value-type="float">
            <text:p>223.007347</text:p>
          </table:table-cell>
          <table:table-cell table:formula="of:=IF([.A334]=[.E334];1;0)" office:value-type="float" office:value="1" calcext:value-type="float">
            <text:p>1</text:p>
          </table:table-cell>
          <table:table-cell office:value-type="string" calcext:value-type="string">
            <text:p>AN7_6</text:p>
          </table:table-cell>
        </table:table-row>
        <table:table-row table:style-name="ro1">
          <table:table-cell office:value-type="string" calcext:value-type="string">
            <text:p>AN7_60</text:p>
          </table:table-cell>
          <table:table-cell office:value-type="string" calcext:value-type="string">
            <text:p>An Angry Person Kodhana Sutta</text:p>
          </table:table-cell>
          <table:table-cell office:value-type="float" office:value="451.73551" calcext:value-type="float">
            <text:p>451.73551</text:p>
          </table:table-cell>
          <table:table-cell table:formula="of:=IF([.A335]=[.E335];1;0)" office:value-type="float" office:value="1" calcext:value-type="float">
            <text:p>1</text:p>
          </table:table-cell>
          <table:table-cell office:value-type="string" calcext:value-type="string">
            <text:p>AN7_60</text:p>
          </table:table-cell>
        </table:table-row>
        <table:table-row table:style-name="ro1">
          <table:table-cell office:value-type="string" calcext:value-type="string">
            <text:p>AN7_63</text:p>
          </table:table-cell>
          <table:table-cell office:value-type="string" calcext:value-type="string">
            <text:p>The Fortress Nagara Sutta</text:p>
          </table:table-cell>
          <table:table-cell office:value-type="float" office:value="780.617143" calcext:value-type="float">
            <text:p>780.617143</text:p>
          </table:table-cell>
          <table:table-cell table:formula="of:=IF([.A336]=[.E336];1;0)" office:value-type="float" office:value="1" calcext:value-type="float">
            <text:p>1</text:p>
          </table:table-cell>
          <table:table-cell office:value-type="string" calcext:value-type="string">
            <text:p>AN7_63</text:p>
          </table:table-cell>
        </table:table-row>
        <table:table-row table:style-name="ro1">
          <table:table-cell office:value-type="string" calcext:value-type="string">
            <text:p>AN7_64</text:p>
          </table:table-cell>
          <table:table-cell office:value-type="string" calcext:value-type="string">
            <text:p>One With A Sense Of Dhamma Dhammaññū Sutta</text:p>
          </table:table-cell>
          <table:table-cell office:value-type="float" office:value="552.933878" calcext:value-type="float">
            <text:p>552.933878</text:p>
          </table:table-cell>
          <table:table-cell table:formula="of:=IF([.A337]=[.E337];1;0)" office:value-type="float" office:value="1" calcext:value-type="float">
            <text:p>1</text:p>
          </table:table-cell>
          <table:table-cell office:value-type="string" calcext:value-type="string">
            <text:p>AN7_64</text:p>
          </table:table-cell>
        </table:table-row>
        <table:table-row table:style-name="ro1">
          <table:table-cell office:value-type="string" calcext:value-type="string">
            <text:p>AN7_7</text:p>
          </table:table-cell>
          <table:table-cell office:value-type="string" calcext:value-type="string">
            <text:p>To Ugga Ugga Sutta</text:p>
          </table:table-cell>
          <table:table-cell office:value-type="float" office:value="110.236735" calcext:value-type="float">
            <text:p>110.236735</text:p>
          </table:table-cell>
          <table:table-cell table:formula="of:=IF([.A338]=[.E338];1;0)" office:value-type="float" office:value="1" calcext:value-type="float">
            <text:p>1</text:p>
          </table:table-cell>
          <table:table-cell office:value-type="string" calcext:value-type="string">
            <text:p>AN7_7</text:p>
          </table:table-cell>
        </table:table-row>
        <table:table-row table:style-name="ro1">
          <table:table-cell office:value-type="string" calcext:value-type="string">
            <text:p>AN7_70</text:p>
          </table:table-cell>
          <table:table-cell office:value-type="string" calcext:value-type="string">
            <text:p>Araka's Instructions Arakenānusasani Sutta</text:p>
          </table:table-cell>
          <table:table-cell office:value-type="float" office:value="428.59102" calcext:value-type="float">
            <text:p>428.59102</text:p>
          </table:table-cell>
          <table:table-cell table:formula="of:=IF([.A339]=[.E339];1;0)" office:value-type="float" office:value="1" calcext:value-type="float">
            <text:p>1</text:p>
          </table:table-cell>
          <table:table-cell office:value-type="string" calcext:value-type="string">
            <text:p>AN7_70</text:p>
          </table:table-cell>
        </table:table-row>
        <table:table-row table:style-name="ro1">
          <table:table-cell office:value-type="string" calcext:value-type="string">
            <text:p>AN7_80</text:p>
          </table:table-cell>
          <table:table-cell office:value-type="string" calcext:value-type="string">
            <text:p>The Teacher's Instruction Satthusāsana Sutta</text:p>
          </table:table-cell>
          <table:table-cell office:value-type="float" office:value="71.418776" calcext:value-type="float">
            <text:p>71.418776</text:p>
          </table:table-cell>
          <table:table-cell table:formula="of:=IF([.A340]=[.E340];1;0)" office:value-type="float" office:value="1" calcext:value-type="float">
            <text:p>1</text:p>
          </table:table-cell>
          <table:table-cell office:value-type="string" calcext:value-type="string">
            <text:p>AN7_80</text:p>
          </table:table-cell>
        </table:table-row>
        <table:table-row table:style-name="ro1">
          <table:table-cell office:value-type="string" calcext:value-type="string">
            <text:p>AN8_103</text:p>
          </table:table-cell>
          <table:table-cell office:value-type="string" calcext:value-type="string">
            <text:p>Honor Yasa Sutta</text:p>
          </table:table-cell>
          <table:table-cell office:value-type="float" office:value="477.857959" calcext:value-type="float">
            <text:p>477.857959</text:p>
          </table:table-cell>
          <table:table-cell table:formula="of:=IF([.A341]=[.E341];1;0)" office:value-type="float" office:value="1" calcext:value-type="float">
            <text:p>1</text:p>
          </table:table-cell>
          <table:table-cell office:value-type="string" calcext:value-type="string">
            <text:p>AN8_103</text:p>
          </table:table-cell>
        </table:table-row>
        <table:table-row table:style-name="ro1">
          <table:table-cell office:value-type="string" calcext:value-type="string">
            <text:p>AN8_13</text:p>
          </table:table-cell>
          <table:table-cell office:value-type="string" calcext:value-type="string">
            <text:p>The Thoroughbred Ājāññā Sutta</text:p>
          </table:table-cell>
          <table:table-cell office:value-type="float" office:value="227.787755" calcext:value-type="float">
            <text:p>227.787755</text:p>
          </table:table-cell>
          <table:table-cell table:formula="of:=IF([.A342]=[.E342];1;0)" office:value-type="float" office:value="1" calcext:value-type="float">
            <text:p>1</text:p>
          </table:table-cell>
          <table:table-cell office:value-type="string" calcext:value-type="string">
            <text:p>AN8_13</text:p>
          </table:table-cell>
        </table:table-row>
        <table:table-row table:style-name="ro1">
          <table:table-cell office:value-type="string" calcext:value-type="string">
            <text:p>AN8_14</text:p>
          </table:table-cell>
          <table:table-cell office:value-type="string" calcext:value-type="string">
            <text:p>Unruly Khaḷuṅka Sutta</text:p>
          </table:table-cell>
          <table:table-cell office:value-type="float" office:value="451.683265" calcext:value-type="float">
            <text:p>451.683265</text:p>
          </table:table-cell>
          <table:table-cell table:formula="of:=IF([.A343]=[.E343];1;0)" office:value-type="float" office:value="1" calcext:value-type="float">
            <text:p>1</text:p>
          </table:table-cell>
          <table:table-cell office:value-type="string" calcext:value-type="string">
            <text:p>AN8_14</text:p>
          </table:table-cell>
        </table:table-row>
        <table:table-row table:style-name="ro1">
          <table:table-cell office:value-type="string" calcext:value-type="string">
            <text:p>AN8_19</text:p>
          </table:table-cell>
          <table:table-cell office:value-type="string" calcext:value-type="string">
            <text:p>Pahārāda Pahārāda Sutta</text:p>
          </table:table-cell>
          <table:table-cell office:value-type="float" office:value="718.863673" calcext:value-type="float">
            <text:p>718.863673</text:p>
          </table:table-cell>
          <table:table-cell table:formula="of:=IF([.A344]=[.E344];1;0)" office:value-type="float" office:value="1" calcext:value-type="float">
            <text:p>1</text:p>
          </table:table-cell>
          <table:table-cell office:value-type="string" calcext:value-type="string">
            <text:p>AN8_19</text:p>
          </table:table-cell>
        </table:table-row>
        <table:table-row table:style-name="ro1">
          <table:table-cell office:value-type="string" calcext:value-type="string">
            <text:p>AN8_2</text:p>
          </table:table-cell>
          <table:table-cell office:value-type="string" calcext:value-type="string">
            <text:p>Discernment Paññā Sutta</text:p>
          </table:table-cell>
          <table:table-cell office:value-type="float" office:value="519.78449" calcext:value-type="float">
            <text:p>519.78449</text:p>
          </table:table-cell>
          <table:table-cell table:formula="of:=IF([.A345]=[.E345];1;0)" office:value-type="float" office:value="1" calcext:value-type="float">
            <text:p>1</text:p>
          </table:table-cell>
          <table:table-cell office:value-type="string" calcext:value-type="string">
            <text:p>AN8_2</text:p>
          </table:table-cell>
        </table:table-row>
        <table:table-row table:style-name="ro1">
          <table:table-cell office:value-type="string" calcext:value-type="string">
            <text:p>AN8_22</text:p>
          </table:table-cell>
          <table:table-cell office:value-type="string" calcext:value-type="string">
            <text:p>About Ugga Ugga Sutta</text:p>
          </table:table-cell>
          <table:table-cell office:value-type="float" office:value="427.702857" calcext:value-type="float">
            <text:p>427.702857</text:p>
          </table:table-cell>
          <table:table-cell table:formula="of:=IF([.A346]=[.E346];1;0)" office:value-type="float" office:value="1" calcext:value-type="float">
            <text:p>1</text:p>
          </table:table-cell>
          <table:table-cell office:value-type="string" calcext:value-type="string">
            <text:p>AN8_22</text:p>
          </table:table-cell>
        </table:table-row>
        <table:table-row table:style-name="ro1">
          <table:table-cell office:value-type="string" calcext:value-type="string">
            <text:p>AN8_23</text:p>
          </table:table-cell>
          <table:table-cell office:value-type="string" calcext:value-type="string">
            <text:p>About Hatthaka (1) Hatthaka Sutta</text:p>
          </table:table-cell>
          <table:table-cell office:value-type="float" office:value="161.541224" calcext:value-type="float">
            <text:p>161.541224</text:p>
          </table:table-cell>
          <table:table-cell table:formula="of:=IF([.A347]=[.E347];1;0)" office:value-type="float" office:value="1" calcext:value-type="float">
            <text:p>1</text:p>
          </table:table-cell>
          <table:table-cell office:value-type="string" calcext:value-type="string">
            <text:p>AN8_23</text:p>
          </table:table-cell>
        </table:table-row>
        <table:table-row table:style-name="ro1">
          <table:table-cell office:value-type="string" calcext:value-type="string">
            <text:p>AN8_24</text:p>
          </table:table-cell>
          <table:table-cell office:value-type="string" calcext:value-type="string">
            <text:p>About Hatthaka (2) Hatthaka Sutta</text:p>
          </table:table-cell>
          <table:table-cell office:value-type="float" office:value="164.336327" calcext:value-type="float">
            <text:p>164.336327</text:p>
          </table:table-cell>
          <table:table-cell table:formula="of:=IF([.A348]=[.E348];1;0)" office:value-type="float" office:value="1" calcext:value-type="float">
            <text:p>1</text:p>
          </table:table-cell>
          <table:table-cell office:value-type="string" calcext:value-type="string">
            <text:p>AN8_24</text:p>
          </table:table-cell>
        </table:table-row>
        <table:table-row table:style-name="ro1">
          <table:table-cell office:value-type="string" calcext:value-type="string">
            <text:p>AN8_26</text:p>
          </table:table-cell>
          <table:table-cell office:value-type="string" calcext:value-type="string">
            <text:p>To Jīvaka (On Being A Lay Follower) Jīvaka Sutta</text:p>
          </table:table-cell>
          <table:table-cell office:value-type="float" office:value="200.385306" calcext:value-type="float">
            <text:p>200.385306</text:p>
          </table:table-cell>
          <table:table-cell table:formula="of:=IF([.A349]=[.E349];1;0)" office:value-type="float" office:value="1" calcext:value-type="float">
            <text:p>1</text:p>
          </table:table-cell>
          <table:table-cell office:value-type="string" calcext:value-type="string">
            <text:p>AN8_26</text:p>
          </table:table-cell>
        </table:table-row>
        <table:table-row table:style-name="ro1">
          <table:table-cell office:value-type="string" calcext:value-type="string">
            <text:p>AN8_28</text:p>
          </table:table-cell>
          <table:table-cell office:value-type="string" calcext:value-type="string">
            <text:p>Strengths Bala Sutta</text:p>
          </table:table-cell>
          <table:table-cell office:value-type="float" office:value="224.888163" calcext:value-type="float">
            <text:p>224.888163</text:p>
          </table:table-cell>
          <table:table-cell table:formula="of:=IF([.A350]=[.E350];1;0)" office:value-type="float" office:value="1" calcext:value-type="float">
            <text:p>1</text:p>
          </table:table-cell>
          <table:table-cell office:value-type="string" calcext:value-type="string">
            <text:p>AN8_28</text:p>
          </table:table-cell>
        </table:table-row>
        <table:table-row table:style-name="ro1">
          <table:table-cell office:value-type="string" calcext:value-type="string">
            <text:p>AN8_30</text:p>
          </table:table-cell>
          <table:table-cell office:value-type="string" calcext:value-type="string">
            <text:p>To Anuruddha Anuruddha Sutta</text:p>
          </table:table-cell>
          <table:table-cell office:value-type="float" office:value="887.092245" calcext:value-type="float">
            <text:p>887.092245</text:p>
          </table:table-cell>
          <table:table-cell table:formula="of:=IF([.A351]=[.E351];1;0)" office:value-type="float" office:value="1" calcext:value-type="float">
            <text:p>1</text:p>
          </table:table-cell>
          <table:table-cell office:value-type="string" calcext:value-type="string">
            <text:p>AN8_30</text:p>
          </table:table-cell>
        </table:table-row>
        <table:table-row table:style-name="ro1">
          <table:table-cell office:value-type="string" calcext:value-type="string">
            <text:p>AN8_39</text:p>
          </table:table-cell>
          <table:table-cell office:value-type="string" calcext:value-type="string">
            <text:p>Bonanzas Abhisanda Sutta</text:p>
          </table:table-cell>
          <table:table-cell office:value-type="float" office:value="307.069388" calcext:value-type="float">
            <text:p>307.069388</text:p>
          </table:table-cell>
          <table:table-cell table:formula="of:=IF([.A352]=[.E352];1;0)" office:value-type="float" office:value="1" calcext:value-type="float">
            <text:p>1</text:p>
          </table:table-cell>
          <table:table-cell office:value-type="string" calcext:value-type="string">
            <text:p>AN8_39</text:p>
          </table:table-cell>
        </table:table-row>
        <table:table-row table:style-name="ro1">
          <table:table-cell office:value-type="string" calcext:value-type="string">
            <text:p>AN8_40</text:p>
          </table:table-cell>
          <table:table-cell office:value-type="string" calcext:value-type="string">
            <text:p>Results Vipāka Sutta</text:p>
          </table:table-cell>
          <table:table-cell office:value-type="float" office:value="176.378776" calcext:value-type="float">
            <text:p>176.378776</text:p>
          </table:table-cell>
          <table:table-cell table:formula="of:=IF([.A353]=[.E353];1;0)" office:value-type="float" office:value="1" calcext:value-type="float">
            <text:p>1</text:p>
          </table:table-cell>
          <table:table-cell office:value-type="string" calcext:value-type="string">
            <text:p>AN8_40</text:p>
          </table:table-cell>
        </table:table-row>
        <table:table-row table:style-name="ro1">
          <table:table-cell office:value-type="string" calcext:value-type="string">
            <text:p>AN8_51</text:p>
          </table:table-cell>
          <table:table-cell office:value-type="string" calcext:value-type="string">
            <text:p>To Gotamī Gotamī Sutta</text:p>
          </table:table-cell>
          <table:table-cell office:value-type="float" office:value="579.578776" calcext:value-type="float">
            <text:p>579.578776</text:p>
          </table:table-cell>
          <table:table-cell table:formula="of:=IF([.A354]=[.E354];1;0)" office:value-type="float" office:value="1" calcext:value-type="float">
            <text:p>1</text:p>
          </table:table-cell>
          <table:table-cell office:value-type="string" calcext:value-type="string">
            <text:p>AN8_51</text:p>
          </table:table-cell>
        </table:table-row>
        <table:table-row table:style-name="ro1">
          <table:table-cell office:value-type="string" calcext:value-type="string">
            <text:p>AN8_53</text:p>
          </table:table-cell>
          <table:table-cell office:value-type="string" calcext:value-type="string">
            <text:p>In Brief Saṅkhitta Sutta</text:p>
          </table:table-cell>
          <table:table-cell office:value-type="float" office:value="115.252245" calcext:value-type="float">
            <text:p>115.252245</text:p>
          </table:table-cell>
          <table:table-cell table:formula="of:=IF([.A355]=[.E355];1;0)" office:value-type="float" office:value="1" calcext:value-type="float">
            <text:p>1</text:p>
          </table:table-cell>
          <table:table-cell office:value-type="string" calcext:value-type="string">
            <text:p>AN8_53</text:p>
          </table:table-cell>
        </table:table-row>
        <table:table-row table:style-name="ro1">
          <table:table-cell office:value-type="string" calcext:value-type="string">
            <text:p>AN8_54</text:p>
          </table:table-cell>
          <table:table-cell office:value-type="string" calcext:value-type="string">
            <text:p>To Dīghajāṇu Dīghajāṇu Sutta</text:p>
          </table:table-cell>
          <table:table-cell office:value-type="float" office:value="509.361633" calcext:value-type="float">
            <text:p>509.361633</text:p>
          </table:table-cell>
          <table:table-cell table:formula="of:=IF([.A356]=[.E356];1;0)" office:value-type="float" office:value="1" calcext:value-type="float">
            <text:p>1</text:p>
          </table:table-cell>
          <table:table-cell office:value-type="string" calcext:value-type="string">
            <text:p>AN8_54</text:p>
          </table:table-cell>
        </table:table-row>
        <table:table-row table:style-name="ro1">
          <table:table-cell office:value-type="string" calcext:value-type="string">
            <text:p>AN8_6</text:p>
          </table:table-cell>
          <table:table-cell office:value-type="string" calcext:value-type="string">
            <text:p>The Failings Of The World Lokavipatti Sutta</text:p>
          </table:table-cell>
          <table:table-cell office:value-type="float" office:value="328.986122" calcext:value-type="float">
            <text:p>328.986122</text:p>
          </table:table-cell>
          <table:table-cell table:formula="of:=IF([.A357]=[.E357];1;0)" office:value-type="float" office:value="1" calcext:value-type="float">
            <text:p>1</text:p>
          </table:table-cell>
          <table:table-cell office:value-type="string" calcext:value-type="string">
            <text:p>AN8_6</text:p>
          </table:table-cell>
        </table:table-row>
        <table:table-row table:style-name="ro1">
          <table:table-cell office:value-type="string" calcext:value-type="string">
            <text:p>AN8_61</text:p>
          </table:table-cell>
          <table:table-cell office:value-type="string" calcext:value-type="string">
            <text:p>Desire Icchā Sutta</text:p>
          </table:table-cell>
          <table:table-cell office:value-type="float" office:value="321.332245" calcext:value-type="float">
            <text:p>321.332245</text:p>
          </table:table-cell>
          <table:table-cell table:formula="of:=IF([.A358]=[.E358];1;0)" office:value-type="float" office:value="1" calcext:value-type="float">
            <text:p>1</text:p>
          </table:table-cell>
          <table:table-cell office:value-type="string" calcext:value-type="string">
            <text:p>AN8_61</text:p>
          </table:table-cell>
        </table:table-row>
        <table:table-row table:style-name="ro1">
          <table:table-cell office:value-type="string" calcext:value-type="string">
            <text:p>AN8_7</text:p>
          </table:table-cell>
          <table:table-cell office:value-type="string" calcext:value-type="string">
            <text:p>About Devadatta Devadatta Sutta</text:p>
          </table:table-cell>
          <table:table-cell office:value-type="float" office:value="188.839184" calcext:value-type="float">
            <text:p>188.839184</text:p>
          </table:table-cell>
          <table:table-cell table:formula="of:=IF([.A359]=[.E359];1;0)" office:value-type="float" office:value="1" calcext:value-type="float">
            <text:p>1</text:p>
          </table:table-cell>
          <table:table-cell office:value-type="string" calcext:value-type="string">
            <text:p>AN8_7</text:p>
          </table:table-cell>
        </table:table-row>
        <table:table-row table:style-name="ro1">
          <table:table-cell office:value-type="string" calcext:value-type="string">
            <text:p>AN8_70</text:p>
          </table:table-cell>
          <table:table-cell office:value-type="string" calcext:value-type="string">
            <text:p>In Brief (Sublime Attitudes, Mindfulness, &amp; Concentration) Saṅkhitta Sutta</text:p>
          </table:table-cell>
          <table:table-cell office:value-type="float" office:value="326.530612" calcext:value-type="float">
            <text:p>326.530612</text:p>
          </table:table-cell>
          <table:table-cell table:formula="of:=IF([.A360]=[.E360];1;0)" office:value-type="float" office:value="1" calcext:value-type="float">
            <text:p>1</text:p>
          </table:table-cell>
          <table:table-cell office:value-type="string" calcext:value-type="string">
            <text:p>AN8_70</text:p>
          </table:table-cell>
        </table:table-row>
        <table:table-row table:style-name="ro1">
          <table:table-cell office:value-type="string" calcext:value-type="string">
            <text:p>AN8_71</text:p>
          </table:table-cell>
          <table:table-cell office:value-type="string" calcext:value-type="string">
            <text:p>At Gayā Gayā Sutta</text:p>
          </table:table-cell>
          <table:table-cell office:value-type="float" office:value="354.507755" calcext:value-type="float">
            <text:p>354.507755</text:p>
          </table:table-cell>
          <table:table-cell table:formula="of:=IF([.A361]=[.E361];1;0)" office:value-type="float" office:value="1" calcext:value-type="float">
            <text:p>1</text:p>
          </table:table-cell>
          <table:table-cell office:value-type="string" calcext:value-type="string">
            <text:p>AN8_71</text:p>
          </table:table-cell>
        </table:table-row>
        <table:table-row table:style-name="ro1">
          <table:table-cell office:value-type="string" calcext:value-type="string">
            <text:p>AN8_8</text:p>
          </table:table-cell>
          <table:table-cell office:value-type="string" calcext:value-type="string">
            <text:p>About Uttara Uttara Sutta</text:p>
          </table:table-cell>
          <table:table-cell office:value-type="float" office:value="458.736327" calcext:value-type="float">
            <text:p>458.736327</text:p>
          </table:table-cell>
          <table:table-cell table:formula="of:=IF([.A362]=[.E362];1;0)" office:value-type="float" office:value="1" calcext:value-type="float">
            <text:p>1</text:p>
          </table:table-cell>
          <table:table-cell office:value-type="string" calcext:value-type="string">
            <text:p>AN8_8</text:p>
          </table:table-cell>
        </table:table-row>
        <table:table-row table:style-name="ro1">
          <table:table-cell office:value-type="string" calcext:value-type="string">
            <text:p>AN8_9</text:p>
          </table:table-cell>
          <table:table-cell office:value-type="string" calcext:value-type="string">
            <text:p>About Nanda Nanda Sutta</text:p>
          </table:table-cell>
          <table:table-cell office:value-type="float" office:value="216.241633" calcext:value-type="float">
            <text:p>216.241633</text:p>
          </table:table-cell>
          <table:table-cell table:formula="of:=IF([.A363]=[.E363];1;0)" office:value-type="float" office:value="1" calcext:value-type="float">
            <text:p>1</text:p>
          </table:table-cell>
          <table:table-cell office:value-type="string" calcext:value-type="string">
            <text:p>AN8_9</text:p>
          </table:table-cell>
        </table:table-row>
        <table:table-row table:style-name="ro1">
          <table:table-cell office:value-type="string" calcext:value-type="string">
            <text:p>AN8_95</text:p>
          </table:table-cell>
          <table:table-cell office:value-type="string" calcext:value-type="string">
            <text:p>The Grounds For Laziness &amp; The Arousal Of Energy Kusīta-Ārabbhavatthu Sutta</text:p>
          </table:table-cell>
          <table:table-cell office:value-type="float" office:value="560.613878" calcext:value-type="float">
            <text:p>560.613878</text:p>
          </table:table-cell>
          <table:table-cell table:formula="of:=IF([.A364]=[.E364];1;0)" office:value-type="float" office:value="1" calcext:value-type="float">
            <text:p>1</text:p>
          </table:table-cell>
          <table:table-cell office:value-type="string" calcext:value-type="string">
            <text:p>AN8_95</text:p>
          </table:table-cell>
        </table:table-row>
        <table:table-row table:style-name="ro1">
          <table:table-cell office:value-type="string" calcext:value-type="string">
            <text:p>AN9_1</text:p>
          </table:table-cell>
          <table:table-cell office:value-type="string" calcext:value-type="string">
            <text:p>Self-Awakening Sambodhi Sutta</text:p>
          </table:table-cell>
          <table:table-cell office:value-type="float" office:value="285.23102" calcext:value-type="float">
            <text:p>285.23102</text:p>
          </table:table-cell>
          <table:table-cell table:formula="of:=IF([.A365]=[.E365];1;0)" office:value-type="float" office:value="1" calcext:value-type="float">
            <text:p>1</text:p>
          </table:table-cell>
          <table:table-cell office:value-type="string" calcext:value-type="string">
            <text:p>AN9_1</text:p>
          </table:table-cell>
        </table:table-row>
        <table:table-row table:style-name="ro1">
          <table:table-cell office:value-type="string" calcext:value-type="string">
            <text:p>AN9_13</text:p>
          </table:table-cell>
          <table:table-cell office:value-type="string" calcext:value-type="string">
            <text:p>With Koṭṭhita Koṭṭhita Sutta</text:p>
          </table:table-cell>
          <table:table-cell office:value-type="float" office:value="424.829388" calcext:value-type="float">
            <text:p>424.829388</text:p>
          </table:table-cell>
          <table:table-cell table:formula="of:=IF([.A366]=[.E366];1;0)" office:value-type="float" office:value="1" calcext:value-type="float">
            <text:p>1</text:p>
          </table:table-cell>
          <table:table-cell office:value-type="string" calcext:value-type="string">
            <text:p>AN9_13</text:p>
          </table:table-cell>
        </table:table-row>
        <table:table-row table:style-name="ro1">
          <table:table-cell office:value-type="string" calcext:value-type="string">
            <text:p>AN9_14</text:p>
          </table:table-cell>
          <table:table-cell office:value-type="string" calcext:value-type="string">
            <text:p>About Samiddhi Samiddhi Sutta</text:p>
          </table:table-cell>
          <table:table-cell office:value-type="float" office:value="162.429388" calcext:value-type="float">
            <text:p>162.429388</text:p>
          </table:table-cell>
          <table:table-cell table:formula="of:=IF([.A367]=[.E367];1;0)" office:value-type="float" office:value="1" calcext:value-type="float">
            <text:p>1</text:p>
          </table:table-cell>
          <table:table-cell office:value-type="string" calcext:value-type="string">
            <text:p>AN9_14</text:p>
          </table:table-cell>
        </table:table-row>
        <table:table-row table:style-name="ro1">
          <table:table-cell office:value-type="string" calcext:value-type="string">
            <text:p>AN9_15</text:p>
          </table:table-cell>
          <table:table-cell office:value-type="string" calcext:value-type="string">
            <text:p>A Boil Gaṇḍa Sutta</text:p>
          </table:table-cell>
          <table:table-cell office:value-type="float" office:value="65.933061" calcext:value-type="float">
            <text:p>65.933061</text:p>
          </table:table-cell>
          <table:table-cell table:formula="of:=IF([.A368]=[.E368];1;0)" office:value-type="float" office:value="1" calcext:value-type="float">
            <text:p>1</text:p>
          </table:table-cell>
          <table:table-cell office:value-type="string" calcext:value-type="string">
            <text:p>AN9_15</text:p>
          </table:table-cell>
        </table:table-row>
        <table:table-row table:style-name="ro1">
          <table:table-cell office:value-type="string" calcext:value-type="string">
            <text:p>AN9_16</text:p>
          </table:table-cell>
          <table:table-cell office:value-type="string" calcext:value-type="string">
            <text:p>Perceptions Saññā Sutta</text:p>
          </table:table-cell>
          <table:table-cell office:value-type="float" office:value="52.506122" calcext:value-type="float">
            <text:p>52.506122</text:p>
          </table:table-cell>
          <table:table-cell table:formula="of:=IF([.A369]=[.E369];1;0)" office:value-type="float" office:value="1" calcext:value-type="float">
            <text:p>1</text:p>
          </table:table-cell>
          <table:table-cell office:value-type="string" calcext:value-type="string">
            <text:p>AN9_16</text:p>
          </table:table-cell>
        </table:table-row>
        <table:table-row table:style-name="ro1">
          <table:table-cell office:value-type="string" calcext:value-type="string">
            <text:p>AN9_20</text:p>
          </table:table-cell>
          <table:table-cell office:value-type="string" calcext:value-type="string">
            <text:p>About Velāma Velāma Sutta</text:p>
          </table:table-cell>
          <table:table-cell office:value-type="float" office:value="430.550204" calcext:value-type="float">
            <text:p>430.550204</text:p>
          </table:table-cell>
          <table:table-cell table:formula="of:=IF([.A370]=[.E370];1;0)" office:value-type="float" office:value="1" calcext:value-type="float">
            <text:p>1</text:p>
          </table:table-cell>
          <table:table-cell office:value-type="string" calcext:value-type="string">
            <text:p>AN9_20</text:p>
          </table:table-cell>
        </table:table-row>
        <table:table-row table:style-name="ro1">
          <table:table-cell office:value-type="string" calcext:value-type="string">
            <text:p>AN9_24</text:p>
          </table:table-cell>
          <table:table-cell office:value-type="string" calcext:value-type="string">
            <text:p>Beings Sattā Sutta</text:p>
          </table:table-cell>
          <table:table-cell office:value-type="float" office:value="128.705306" calcext:value-type="float">
            <text:p>128.705306</text:p>
          </table:table-cell>
          <table:table-cell table:formula="of:=IF([.A371]=[.E371];1;0)" office:value-type="float" office:value="1" calcext:value-type="float">
            <text:p>1</text:p>
          </table:table-cell>
          <table:table-cell office:value-type="string" calcext:value-type="string">
            <text:p>AN9_24</text:p>
          </table:table-cell>
        </table:table-row>
        <table:table-row table:style-name="ro1">
          <table:table-cell office:value-type="string" calcext:value-type="string">
            <text:p>AN9_25</text:p>
          </table:table-cell>
          <table:table-cell office:value-type="string" calcext:value-type="string">
            <text:p>Discernment Paññā Sutta</text:p>
          </table:table-cell>
          <table:table-cell office:value-type="float" office:value="93.753469" calcext:value-type="float">
            <text:p>93.753469</text:p>
          </table:table-cell>
          <table:table-cell table:formula="of:=IF([.A372]=[.E372];1;0)" office:value-type="float" office:value="1" calcext:value-type="float">
            <text:p>1</text:p>
          </table:table-cell>
          <table:table-cell office:value-type="string" calcext:value-type="string">
            <text:p>AN9_25</text:p>
          </table:table-cell>
        </table:table-row>
        <table:table-row table:style-name="ro1">
          <table:table-cell office:value-type="string" calcext:value-type="string">
            <text:p>AN9_31</text:p>
          </table:table-cell>
          <table:table-cell office:value-type="string" calcext:value-type="string">
            <text:p>Step-By-Step Cessation Anupubbanirodha Sutta</text:p>
          </table:table-cell>
          <table:table-cell office:value-type="float" office:value="81.031837" calcext:value-type="float">
            <text:p>81.031837</text:p>
          </table:table-cell>
          <table:table-cell table:formula="of:=IF([.A373]=[.E373];1;0)" office:value-type="float" office:value="1" calcext:value-type="float">
            <text:p>1</text:p>
          </table:table-cell>
          <table:table-cell office:value-type="string" calcext:value-type="string">
            <text:p>AN9_31</text:p>
          </table:table-cell>
        </table:table-row>
        <table:table-row table:style-name="ro1">
          <table:table-cell office:value-type="string" calcext:value-type="string">
            <text:p>AN9_32</text:p>
          </table:table-cell>
          <table:table-cell office:value-type="string" calcext:value-type="string">
            <text:p>Dwellings (1) Vihāra Sutta</text:p>
          </table:table-cell>
          <table:table-cell office:value-type="float" office:value="34.063673" calcext:value-type="float">
            <text:p>34.063673</text:p>
          </table:table-cell>
          <table:table-cell table:formula="of:=IF([.A374]=[.E374];1;0)" office:value-type="float" office:value="1" calcext:value-type="float">
            <text:p>1</text:p>
          </table:table-cell>
          <table:table-cell office:value-type="string" calcext:value-type="string">
            <text:p>AN9_32</text:p>
          </table:table-cell>
        </table:table-row>
        <table:table-row table:style-name="ro1">
          <table:table-cell office:value-type="string" calcext:value-type="string">
            <text:p>AN9_33</text:p>
          </table:table-cell>
          <table:table-cell office:value-type="string" calcext:value-type="string">
            <text:p>Dwellings (2) Vihāra Sutta</text:p>
          </table:table-cell>
          <table:table-cell office:value-type="float" office:value="671.242449" calcext:value-type="float">
            <text:p>671.242449</text:p>
          </table:table-cell>
          <table:table-cell table:formula="of:=IF([.A375]=[.E375];1;0)" office:value-type="float" office:value="1" calcext:value-type="float">
            <text:p>1</text:p>
          </table:table-cell>
          <table:table-cell office:value-type="string" calcext:value-type="string">
            <text:p>AN9_33</text:p>
          </table:table-cell>
        </table:table-row>
        <table:table-row table:style-name="ro1">
          <table:table-cell office:value-type="string" calcext:value-type="string">
            <text:p>AN9_34</text:p>
          </table:table-cell>
          <table:table-cell office:value-type="string" calcext:value-type="string">
            <text:p>Unbinding Nibbāna Sutta</text:p>
          </table:table-cell>
          <table:table-cell office:value-type="float" office:value="319.242449" calcext:value-type="float">
            <text:p>319.242449</text:p>
          </table:table-cell>
          <table:table-cell table:formula="of:=IF([.A376]=[.E376];1;0)" office:value-type="float" office:value="1" calcext:value-type="float">
            <text:p>1</text:p>
          </table:table-cell>
          <table:table-cell office:value-type="string" calcext:value-type="string">
            <text:p>AN9_34</text:p>
          </table:table-cell>
        </table:table-row>
        <table:table-row table:style-name="ro1">
          <table:table-cell office:value-type="string" calcext:value-type="string">
            <text:p>AN9_35</text:p>
          </table:table-cell>
          <table:table-cell office:value-type="string" calcext:value-type="string">
            <text:p>The Cow Gāvī Sutta</text:p>
          </table:table-cell>
          <table:table-cell office:value-type="float" office:value="787.800816" calcext:value-type="float">
            <text:p>787.800816</text:p>
          </table:table-cell>
          <table:table-cell table:formula="of:=IF([.A377]=[.E377];1;0)" office:value-type="float" office:value="1" calcext:value-type="float">
            <text:p>1</text:p>
          </table:table-cell>
          <table:table-cell office:value-type="string" calcext:value-type="string">
            <text:p>AN9_35</text:p>
          </table:table-cell>
        </table:table-row>
        <table:table-row table:style-name="ro1">
          <table:table-cell office:value-type="string" calcext:value-type="string">
            <text:p>AN9_36</text:p>
          </table:table-cell>
          <table:table-cell office:value-type="string" calcext:value-type="string">
            <text:p>Mental Absorption Jhāna Sutta</text:p>
          </table:table-cell>
          <table:table-cell office:value-type="float" office:value="405.420408" calcext:value-type="float">
            <text:p>405.420408</text:p>
          </table:table-cell>
          <table:table-cell table:formula="of:=IF([.A378]=[.E378];1;0)" office:value-type="float" office:value="1" calcext:value-type="float">
            <text:p>1</text:p>
          </table:table-cell>
          <table:table-cell office:value-type="string" calcext:value-type="string">
            <text:p>AN9_36</text:p>
          </table:table-cell>
        </table:table-row>
        <table:table-row table:style-name="ro1">
          <table:table-cell office:value-type="string" calcext:value-type="string">
            <text:p>AN9_37</text:p>
          </table:table-cell>
          <table:table-cell office:value-type="string" calcext:value-type="string">
            <text:p>With Ānanda Ānanda Sutta</text:p>
          </table:table-cell>
          <table:table-cell office:value-type="float" office:value="225.959184" calcext:value-type="float">
            <text:p>225.959184</text:p>
          </table:table-cell>
          <table:table-cell table:formula="of:=IF([.A379]=[.E379];1;0)" office:value-type="float" office:value="1" calcext:value-type="float">
            <text:p>1</text:p>
          </table:table-cell>
          <table:table-cell office:value-type="string" calcext:value-type="string">
            <text:p>AN9_37</text:p>
          </table:table-cell>
        </table:table-row>
        <table:table-row table:style-name="ro1">
          <table:table-cell office:value-type="string" calcext:value-type="string">
            <text:p>AN9_38</text:p>
          </table:table-cell>
          <table:table-cell office:value-type="string" calcext:value-type="string">
            <text:p>To Two Brahmans Brāhmaṇa Sutta</text:p>
          </table:table-cell>
          <table:table-cell office:value-type="float" office:value="284.16" calcext:value-type="float">
            <text:p>284.16</text:p>
          </table:table-cell>
          <table:table-cell table:formula="of:=IF([.A380]=[.E380];1;0)" office:value-type="float" office:value="1" calcext:value-type="float">
            <text:p>1</text:p>
          </table:table-cell>
          <table:table-cell office:value-type="string" calcext:value-type="string">
            <text:p>AN9_38</text:p>
          </table:table-cell>
        </table:table-row>
        <table:table-row table:style-name="ro1">
          <table:table-cell office:value-type="string" calcext:value-type="string">
            <text:p>AN9_39</text:p>
          </table:table-cell>
          <table:table-cell office:value-type="string" calcext:value-type="string">
            <text:p>The Devas (About Jhāna) Deva Sutta</text:p>
          </table:table-cell>
          <table:table-cell office:value-type="float" office:value="269.191837" calcext:value-type="float">
            <text:p>269.191837</text:p>
          </table:table-cell>
          <table:table-cell table:formula="of:=IF([.A381]=[.E381];1;0)" office:value-type="float" office:value="1" calcext:value-type="float">
            <text:p>1</text:p>
          </table:table-cell>
          <table:table-cell office:value-type="string" calcext:value-type="string">
            <text:p>AN9_39</text:p>
          </table:table-cell>
        </table:table-row>
        <table:table-row table:style-name="ro1">
          <table:table-cell office:value-type="string" calcext:value-type="string">
            <text:p>AN9_40</text:p>
          </table:table-cell>
          <table:table-cell office:value-type="string" calcext:value-type="string">
            <text:p>The Tusker Nāga Sutta</text:p>
          </table:table-cell>
          <table:table-cell office:value-type="float" office:value="404.218776" calcext:value-type="float">
            <text:p>404.218776</text:p>
          </table:table-cell>
          <table:table-cell table:formula="of:=IF([.A382]=[.E382];1;0)" office:value-type="float" office:value="1" calcext:value-type="float">
            <text:p>1</text:p>
          </table:table-cell>
          <table:table-cell office:value-type="string" calcext:value-type="string">
            <text:p>AN9_40</text:p>
          </table:table-cell>
        </table:table-row>
        <table:table-row table:style-name="ro1">
          <table:table-cell office:value-type="string" calcext:value-type="string">
            <text:p>AN9_41</text:p>
          </table:table-cell>
          <table:table-cell office:value-type="string" calcext:value-type="string">
            <text:p>To Tapussa (On Renunciation) Tapussa Sutta</text:p>
          </table:table-cell>
          <table:table-cell office:value-type="float" office:value="1101.714286" calcext:value-type="float">
            <text:p>1101.714286</text:p>
          </table:table-cell>
          <table:table-cell table:formula="of:=IF([.A383]=[.E383];1;0)" office:value-type="float" office:value="1" calcext:value-type="float">
            <text:p>1</text:p>
          </table:table-cell>
          <table:table-cell office:value-type="string" calcext:value-type="string">
            <text:p>AN9_41</text:p>
          </table:table-cell>
        </table:table-row>
        <table:table-row table:style-name="ro1">
          <table:table-cell office:value-type="string" calcext:value-type="string">
            <text:p>AN9_42</text:p>
          </table:table-cell>
          <table:table-cell office:value-type="string" calcext:value-type="string">
            <text:p>Pañcāla's Verse Pañcāla Sutta</text:p>
          </table:table-cell>
          <table:table-cell office:value-type="float" office:value="409.129796" calcext:value-type="float">
            <text:p>409.129796</text:p>
          </table:table-cell>
          <table:table-cell table:formula="of:=IF([.A384]=[.E384];1;0)" office:value-type="float" office:value="1" calcext:value-type="float">
            <text:p>1</text:p>
          </table:table-cell>
          <table:table-cell office:value-type="string" calcext:value-type="string">
            <text:p>AN9_42</text:p>
          </table:table-cell>
        </table:table-row>
        <table:table-row table:style-name="ro1">
          <table:table-cell office:value-type="string" calcext:value-type="string">
            <text:p>AN9_43</text:p>
          </table:table-cell>
          <table:table-cell office:value-type="string" calcext:value-type="string">
            <text:p>Bodily Witness Kāyasakkhī Sutta</text:p>
          </table:table-cell>
          <table:table-cell office:value-type="float" office:value="108.617143" calcext:value-type="float">
            <text:p>108.617143</text:p>
          </table:table-cell>
          <table:table-cell table:formula="of:=IF([.A385]=[.E385];1;0)" office:value-type="float" office:value="1" calcext:value-type="float">
            <text:p>1</text:p>
          </table:table-cell>
          <table:table-cell office:value-type="string" calcext:value-type="string">
            <text:p>AN9_43</text:p>
          </table:table-cell>
        </table:table-row>
        <table:table-row table:style-name="ro1">
          <table:table-cell office:value-type="string" calcext:value-type="string">
            <text:p>AN9_44</text:p>
          </table:table-cell>
          <table:table-cell office:value-type="string" calcext:value-type="string">
            <text:p>Released Through Discernment Paññāvimutti Sutta</text:p>
          </table:table-cell>
          <table:table-cell office:value-type="float" office:value="103.497143" calcext:value-type="float">
            <text:p>103.497143</text:p>
          </table:table-cell>
          <table:table-cell table:formula="of:=IF([.A386]=[.E386];1;0)" office:value-type="float" office:value="1" calcext:value-type="float">
            <text:p>1</text:p>
          </table:table-cell>
          <table:table-cell office:value-type="string" calcext:value-type="string">
            <text:p>AN9_44</text:p>
          </table:table-cell>
        </table:table-row>
        <table:table-row table:style-name="ro1">
          <table:table-cell office:value-type="string" calcext:value-type="string">
            <text:p>AN9_45</text:p>
          </table:table-cell>
          <table:table-cell office:value-type="string" calcext:value-type="string">
            <text:p>(Released) Both Ways Ubhatobhāga Sutta</text:p>
          </table:table-cell>
          <table:table-cell office:value-type="float" office:value="115.513469" calcext:value-type="float">
            <text:p>115.513469</text:p>
          </table:table-cell>
          <table:table-cell table:formula="of:=IF([.A387]=[.E387];1;0)" office:value-type="float" office:value="1" calcext:value-type="float">
            <text:p>1</text:p>
          </table:table-cell>
          <table:table-cell office:value-type="string" calcext:value-type="string">
            <text:p>AN9_45</text:p>
          </table:table-cell>
        </table:table-row>
        <table:table-row table:style-name="ro1">
          <table:table-cell office:value-type="string" calcext:value-type="string">
            <text:p>AN9_62</text:p>
          </table:table-cell>
          <table:table-cell office:value-type="string" calcext:value-type="string">
            <text:p>Capable Bhabba Sutta</text:p>
          </table:table-cell>
          <table:table-cell office:value-type="float" office:value="48.587755" calcext:value-type="float">
            <text:p>48.587755</text:p>
          </table:table-cell>
          <table:table-cell table:formula="of:=IF([.A388]=[.E388];1;0)" office:value-type="float" office:value="1" calcext:value-type="float">
            <text:p>1</text:p>
          </table:table-cell>
          <table:table-cell office:value-type="string" calcext:value-type="string">
            <text:p>AN9_62</text:p>
          </table:table-cell>
        </table:table-row>
        <table:table-row table:style-name="ro1">
          <table:table-cell office:value-type="string" calcext:value-type="string">
            <text:p>AN9_63</text:p>
          </table:table-cell>
          <table:table-cell office:value-type="string" calcext:value-type="string">
            <text:p>Things That Weaken The Training Sikkhā-Dubbalya Sutta</text:p>
          </table:table-cell>
          <table:table-cell office:value-type="float" office:value="58.148571" calcext:value-type="float">
            <text:p>58.148571</text:p>
          </table:table-cell>
          <table:table-cell table:formula="of:=IF([.A389]=[.E389];1;0)" office:value-type="float" office:value="1" calcext:value-type="float">
            <text:p>1</text:p>
          </table:table-cell>
          <table:table-cell office:value-type="string" calcext:value-type="string">
            <text:p>AN9_63</text:p>
          </table:table-cell>
        </table:table-row>
        <table:table-row table:style-name="ro1">
          <table:table-cell office:value-type="string" calcext:value-type="string">
            <text:p>AN9_64</text:p>
          </table:table-cell>
          <table:table-cell office:value-type="string" calcext:value-type="string">
            <text:p>Hindrances Nīvaraṇa Sutta</text:p>
          </table:table-cell>
          <table:table-cell office:value-type="float" office:value="57.521633" calcext:value-type="float">
            <text:p>57.521633</text:p>
          </table:table-cell>
          <table:table-cell table:formula="of:=IF([.A390]=[.E390];1;0)" office:value-type="float" office:value="1" calcext:value-type="float">
            <text:p>1</text:p>
          </table:table-cell>
          <table:table-cell office:value-type="string" calcext:value-type="string">
            <text:p>AN9_64</text:p>
          </table:table-cell>
        </table:table-row>
        <table:table-row table:style-name="ro1">
          <table:table-cell office:value-type="string" calcext:value-type="string">
            <text:p>AN9_7</text:p>
          </table:table-cell>
          <table:table-cell office:value-type="string" calcext:value-type="string">
            <text:p>To Sutavant Sutavā Sutta</text:p>
          </table:table-cell>
          <table:table-cell office:value-type="float" office:value="207.124898" calcext:value-type="float">
            <text:p>207.124898</text:p>
          </table:table-cell>
          <table:table-cell table:formula="of:=IF([.A391]=[.E391];1;0)" office:value-type="float" office:value="1" calcext:value-type="float">
            <text:p>1</text:p>
          </table:table-cell>
          <table:table-cell office:value-type="string" calcext:value-type="string">
            <text:p>AN9_7</text:p>
          </table:table-cell>
        </table:table-row>
        <table:table-row table:style-name="ro1">
          <table:table-cell office:value-type="string" calcext:value-type="string">
            <text:p>AN9_8</text:p>
          </table:table-cell>
          <table:table-cell office:value-type="string" calcext:value-type="string">
            <text:p>To Sajjha Sajjha Sutta</text:p>
          </table:table-cell>
          <table:table-cell office:value-type="float" office:value="204.173061" calcext:value-type="float">
            <text:p>204.173061</text:p>
          </table:table-cell>
          <table:table-cell table:formula="of:=IF([.A392]=[.E392];1;0)" office:value-type="float" office:value="1" calcext:value-type="float">
            <text:p>1</text:p>
          </table:table-cell>
          <table:table-cell office:value-type="string" calcext:value-type="string">
            <text:p>AN9_8</text:p>
          </table:table-cell>
        </table:table-row>
      </table:table>
      <table:table table:name="D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DN01.txt</text:p>
          </table:table-cell>
          <table:table-cell table:formula="of:=SUBSTITUTE([.A2];&quot;.txt&quot;;&quot;&quot;)" office:value-type="string" office:string-value="DN01" calcext:value-type="string">
            <text:p>DN01</text:p>
          </table:table-cell>
          <table:table-cell table:formula="of:=MID([.B2];3;100)" office:value-type="string" office:string-value="01" calcext:value-type="string">
            <text:p>0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N02.txt</text:p>
          </table:table-cell>
          <table:table-cell table:formula="of:=SUBSTITUTE([.A3];&quot;.txt&quot;;&quot;&quot;)" office:value-type="string" office:string-value="DN02" calcext:value-type="string">
            <text:p>DN02</text:p>
          </table:table-cell>
          <table:table-cell table:formula="of:=MID([.B3];3;100)" office:value-type="string" office:string-value="02" calcext:value-type="string">
            <text:p>0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09.txt</text:p>
          </table:table-cell>
          <table:table-cell table:formula="of:=SUBSTITUTE([.A4];&quot;.txt&quot;;&quot;&quot;)" office:value-type="string" office:string-value="DN09" calcext:value-type="string">
            <text:p>DN09</text:p>
          </table:table-cell>
          <table:table-cell table:formula="of:=MID([.B4];3;100)" office:value-type="string" office:string-value="09" calcext:value-type="string">
            <text:p>09</text:p>
          </table:table-cell>
          <table:table-cell table:formula="of:=VALUE([.C4])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11.txt</text:p>
          </table:table-cell>
          <table:table-cell table:formula="of:=SUBSTITUTE([.A5];&quot;.txt&quot;;&quot;&quot;)" office:value-type="string" office:string-value="DN11" calcext:value-type="string">
            <text:p>DN11</text:p>
          </table:table-cell>
          <table:table-cell table:formula="of:=MID([.B5];3;100)" office:value-type="string" office:string-value="11" calcext:value-type="string">
            <text:p>11</text:p>
          </table:table-cell>
          <table:table-cell table:formula="of:=VALUE([.C5])"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12.txt</text:p>
          </table:table-cell>
          <table:table-cell table:formula="of:=SUBSTITUTE([.A6];&quot;.txt&quot;;&quot;&quot;)" office:value-type="string" office:string-value="DN12" calcext:value-type="string">
            <text:p>DN12</text:p>
          </table:table-cell>
          <table:table-cell table:formula="of:=MID([.B6];3;100)" office:value-type="string" office:string-value="12" calcext:value-type="string">
            <text:p>12</text:p>
          </table:table-cell>
          <table:table-cell table:formula="of:=VALUE([.C6])"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15.txt</text:p>
          </table:table-cell>
          <table:table-cell table:formula="of:=SUBSTITUTE([.A7];&quot;.txt&quot;;&quot;&quot;)" office:value-type="string" office:string-value="DN15" calcext:value-type="string">
            <text:p>DN15</text:p>
          </table:table-cell>
          <table:table-cell table:formula="of:=MID([.B7];3;100)" office:value-type="string" office:string-value="15" calcext:value-type="string">
            <text:p>15</text:p>
          </table:table-cell>
          <table:table-cell table:formula="of:=VALUE([.C7])"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16_1.txt</text:p>
          </table:table-cell>
          <table:table-cell table:formula="of:=SUBSTITUTE([.A8];&quot;.txt&quot;;&quot;&quot;)" office:value-type="string" office:string-value="DN16_1" calcext:value-type="string">
            <text:p>DN16_1</text:p>
          </table:table-cell>
          <table:table-cell table:formula="of:=MID([.B8];3;100)" office:value-type="string" office:string-value="16_1" calcext:value-type="string">
            <text:p>16_1</text:p>
          </table:table-cell>
          <table:table-cell table:formula="of:=VALUE(SUBSTITUTE(ORG.LIBREOFFICE.REGEX([.C8];&quot;(\d)+_&quot;); &quot;_&quot;;&quot;&quot;))" office:value-type="float" office:value="16" calcext:value-type="float">
            <text:p>16</text:p>
          </table:table-cell>
          <table:table-cell table:formula="of:=VALUE(SUBSTITUTE(ORG.LIBREOFFICE.REGEX([.C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2.txt</text:p>
          </table:table-cell>
          <table:table-cell table:formula="of:=SUBSTITUTE([.A9];&quot;.txt&quot;;&quot;&quot;)" office:value-type="string" office:string-value="DN16_2" calcext:value-type="string">
            <text:p>DN16_2</text:p>
          </table:table-cell>
          <table:table-cell table:formula="of:=MID([.B9];3;100)" office:value-type="string" office:string-value="16_2" calcext:value-type="string">
            <text:p>16_2</text:p>
          </table:table-cell>
          <table:table-cell table:formula="of:=VALUE(SUBSTITUTE(ORG.LIBREOFFICE.REGEX([.C9];&quot;(\d)+_&quot;); &quot;_&quot;;&quot;&quot;))" office:value-type="float" office:value="16" calcext:value-type="float">
            <text:p>16</text:p>
          </table:table-cell>
          <table:table-cell table:formula="of:=VALUE(SUBSTITUTE(ORG.LIBREOFFICE.REGEX([.C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DN16_3.txt</text:p>
          </table:table-cell>
          <table:table-cell table:formula="of:=SUBSTITUTE([.A10];&quot;.txt&quot;;&quot;&quot;)" office:value-type="string" office:string-value="DN16_3" calcext:value-type="string">
            <text:p>DN16_3</text:p>
          </table:table-cell>
          <table:table-cell table:formula="of:=MID([.B10];3;100)" office:value-type="string" office:string-value="16_3" calcext:value-type="string">
            <text:p>16_3</text:p>
          </table:table-cell>
          <table:table-cell table:formula="of:=VALUE(SUBSTITUTE(ORG.LIBREOFFICE.REGEX([.C10];&quot;(\d)+_&quot;); &quot;_&quot;;&quot;&quot;))" office:value-type="float" office:value="16" calcext:value-type="float">
            <text:p>16</text:p>
          </table:table-cell>
          <table:table-cell table:formula="of:=VALUE(SUBSTITUTE(ORG.LIBREOFFICE.REGEX([.C10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N16_4.txt</text:p>
          </table:table-cell>
          <table:table-cell table:formula="of:=SUBSTITUTE([.A11];&quot;.txt&quot;;&quot;&quot;)" office:value-type="string" office:string-value="DN16_4" calcext:value-type="string">
            <text:p>DN16_4</text:p>
          </table:table-cell>
          <table:table-cell table:formula="of:=MID([.B11];3;100)" office:value-type="string" office:string-value="16_4" calcext:value-type="string">
            <text:p>16_4</text:p>
          </table:table-cell>
          <table:table-cell table:formula="of:=VALUE(SUBSTITUTE(ORG.LIBREOFFICE.REGEX([.C11];&quot;(\d)+_&quot;); &quot;_&quot;;&quot;&quot;))" office:value-type="float" office:value="16" calcext:value-type="float">
            <text:p>16</text:p>
          </table:table-cell>
          <table:table-cell table:formula="of:=VALUE(SUBSTITUTE(ORG.LIBREOFFICE.REGEX([.C11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DN16_5.txt</text:p>
          </table:table-cell>
          <table:table-cell table:formula="of:=SUBSTITUTE([.A12];&quot;.txt&quot;;&quot;&quot;)" office:value-type="string" office:string-value="DN16_5" calcext:value-type="string">
            <text:p>DN16_5</text:p>
          </table:table-cell>
          <table:table-cell table:formula="of:=MID([.B12];3;100)" office:value-type="string" office:string-value="16_5" calcext:value-type="string">
            <text:p>16_5</text:p>
          </table:table-cell>
          <table:table-cell table:formula="of:=VALUE(SUBSTITUTE(ORG.LIBREOFFICE.REGEX([.C12];&quot;(\d)+_&quot;); &quot;_&quot;;&quot;&quot;))" office:value-type="float" office:value="16" calcext:value-type="float">
            <text:p>16</text:p>
          </table:table-cell>
          <table:table-cell table:formula="of:=VALUE(SUBSTITUTE(ORG.LIBREOFFICE.REGEX([.C1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16_6.txt</text:p>
          </table:table-cell>
          <table:table-cell table:formula="of:=SUBSTITUTE([.A13];&quot;.txt&quot;;&quot;&quot;)" office:value-type="string" office:string-value="DN16_6" calcext:value-type="string">
            <text:p>DN16_6</text:p>
          </table:table-cell>
          <table:table-cell table:formula="of:=MID([.B13];3;100)" office:value-type="string" office:string-value="16_6" calcext:value-type="string">
            <text:p>16_6</text:p>
          </table:table-cell>
          <table:table-cell table:formula="of:=VALUE(SUBSTITUTE(ORG.LIBREOFFICE.REGEX([.C13];&quot;(\d)+_&quot;); &quot;_&quot;;&quot;&quot;))" office:value-type="float" office:value="16" calcext:value-type="float">
            <text:p>16</text:p>
          </table:table-cell>
          <table:table-cell table:formula="of:=VALUE(SUBSTITUTE(ORG.LIBREOFFICE.REGEX([.C1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20.txt</text:p>
          </table:table-cell>
          <table:table-cell table:formula="of:=SUBSTITUTE([.A14];&quot;.txt&quot;;&quot;&quot;)" office:value-type="string" office:string-value="DN20" calcext:value-type="string">
            <text:p>DN20</text:p>
          </table:table-cell>
          <table:table-cell table:formula="of:=MID([.B14];3;100)" office:value-type="string" office:string-value="20" calcext:value-type="string">
            <text:p>20</text:p>
          </table:table-cell>
          <table:table-cell table:formula="of:=VALUE([.C14])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DN21.txt</text:p>
          </table:table-cell>
          <table:table-cell table:formula="of:=SUBSTITUTE([.A15];&quot;.txt&quot;;&quot;&quot;)" office:value-type="string" office:string-value="DN21" calcext:value-type="string">
            <text:p>DN21</text:p>
          </table:table-cell>
          <table:table-cell table:formula="of:=MID([.B15];3;100)" office:value-type="string" office:string-value="21" calcext:value-type="string">
            <text:p>21</text:p>
          </table:table-cell>
          <table:table-cell table:formula="of:=VALUE([.C15])"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22.txt</text:p>
          </table:table-cell>
          <table:table-cell table:formula="of:=SUBSTITUTE([.A16];&quot;.txt&quot;;&quot;&quot;)" office:value-type="string" office:string-value="DN22" calcext:value-type="string">
            <text:p>DN22</text:p>
          </table:table-cell>
          <table:table-cell table:formula="of:=MID([.B16];3;100)" office:value-type="string" office:string-value="22" calcext:value-type="string">
            <text:p>22</text:p>
          </table:table-cell>
          <table:table-cell table:formula="of:=VALUE([.C16])"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N26.txt</text:p>
          </table:table-cell>
          <table:table-cell table:formula="of:=SUBSTITUTE([.A17];&quot;.txt&quot;;&quot;&quot;)" office:value-type="string" office:string-value="DN26" calcext:value-type="string">
            <text:p>DN26</text:p>
          </table:table-cell>
          <table:table-cell table:formula="of:=MID([.B17];3;100)" office:value-type="string" office:string-value="26" calcext:value-type="string">
            <text:p>26</text:p>
          </table:table-cell>
          <table:table-cell table:formula="of:=VALUE([.C17])"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N29.txt</text:p>
          </table:table-cell>
          <table:table-cell table:formula="of:=SUBSTITUTE([.A18];&quot;.txt&quot;;&quot;&quot;)" office:value-type="string" office:string-value="DN29" calcext:value-type="string">
            <text:p>DN29</text:p>
          </table:table-cell>
          <table:table-cell table:formula="of:=MID([.B18];3;100)" office:value-type="string" office:string-value="29" calcext:value-type="string">
            <text:p>29</text:p>
          </table:table-cell>
          <table:table-cell table:formula="of:=VALUE([.C18])"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N33_1-5.txt</text:p>
          </table:table-cell>
          <table:table-cell table:formula="of:=SUBSTITUTE([.A19];&quot;.txt&quot;;&quot;&quot;)" office:value-type="string" office:string-value="DN33_1-5" calcext:value-type="string">
            <text:p>DN33_1-5</text:p>
          </table:table-cell>
          <table:table-cell table:formula="of:=MID([.B19];3;100)" office:value-type="string" office:string-value="33_1-5" calcext:value-type="string">
            <text:p>33_1-5</text:p>
          </table:table-cell>
          <table:table-cell table:formula="of:=VALUE(SUBSTITUTE(ORG.LIBREOFFICE.REGEX([.C19];&quot;(\d)+_&quot;); &quot;_&quot;;&quot;&quot;))" office:value-type="float" office:value="33" calcext:value-type="float">
            <text:p>33</text:p>
          </table:table-cell>
          <table:table-cell table:formula="of:=VALUE(SUBSTITUTE(ORG.LIBREOFFICE.REGEX([.C19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3_6-10.txt</text:p>
          </table:table-cell>
          <table:table-cell table:formula="of:=SUBSTITUTE([.A20];&quot;.txt&quot;;&quot;&quot;)" office:value-type="string" office:string-value="DN33_6-10" calcext:value-type="string">
            <text:p>DN33_6-10</text:p>
          </table:table-cell>
          <table:table-cell table:formula="of:=MID([.B20];3;100)" office:value-type="string" office:string-value="33_6-10" calcext:value-type="string">
            <text:p>33_6-10</text:p>
          </table:table-cell>
          <table:table-cell table:formula="of:=VALUE(SUBSTITUTE(ORG.LIBREOFFICE.REGEX([.C20];&quot;(\d)+_&quot;); &quot;_&quot;;&quot;&quot;))" office:value-type="float" office:value="33" calcext:value-type="float">
            <text:p>33</text:p>
          </table:table-cell>
          <table:table-cell table:formula="of:=VALUE(SUBSTITUTE(ORG.LIBREOFFICE.REGEX([.C20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N34_1_5.txt</text:p>
          </table:table-cell>
          <table:table-cell table:formula="of:=SUBSTITUTE([.A21];&quot;.txt&quot;;&quot;&quot;)" office:value-type="string" office:string-value="DN34_1_5" calcext:value-type="string">
            <text:p>DN34_1_5</text:p>
          </table:table-cell>
          <table:table-cell table:formula="of:=MID([.B21];3;100)" office:value-type="string" office:string-value="34_1_5" calcext:value-type="string">
            <text:p>34_1_5</text:p>
          </table:table-cell>
          <table:table-cell table:formula="of:=VALUE(SUBSTITUTE(ORG.LIBREOFFICE.REGEX([.C21];&quot;(\d)+_&quot;); &quot;_&quot;;&quot;&quot;))" office:value-type="float" office:value="34" calcext:value-type="float">
            <text:p>34</text:p>
          </table:table-cell>
          <table:table-cell table:formula="of:=VALUE(SUBSTITUTE(ORG.LIBREOFFICE.REGEX([.C2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4_6_10.txt</text:p>
          </table:table-cell>
          <table:table-cell table:formula="of:=SUBSTITUTE([.A22];&quot;.txt&quot;;&quot;&quot;)" office:value-type="string" office:string-value="DN34_6_10" calcext:value-type="string">
            <text:p>DN34_6_10</text:p>
          </table:table-cell>
          <table:table-cell table:formula="of:=MID([.B22];3;100)" office:value-type="string" office:string-value="34_6_10" calcext:value-type="string">
            <text:p>34_6_10</text:p>
          </table:table-cell>
          <table:table-cell table:formula="of:=VALUE(SUBSTITUTE(ORG.LIBREOFFICE.REGEX([.C22];&quot;(\d)+_&quot;); &quot;_&quot;;&quot;&quot;))" office:value-type="float" office:value="34" calcext:value-type="float">
            <text:p>34</text:p>
          </table:table-cell>
          <table:table-cell table:formula="of:=VALUE(SUBSTITUTE(ORG.LIBREOFFICE.REGEX([.C22];&quot;_(\d)+&quot;); &quot;_&quot;;&quot;&quot;))" office:value-type="float" office:value="6" calcext:value-type="float">
            <text:p>6</text:p>
          </table:table-cell>
        </table:table-row>
      </table:table>
      <table:table table:name="DN-rec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DN01</text:p>
          </table:table-cell>
          <table:table-cell office:value-type="string" calcext:value-type="string">
            <text:p><text:s/>The Brahmā Net Brahmajāla Sutta</text:p>
          </table:table-cell>
          <table:table-cell office:value-type="float" office:value="6623.817143" calcext:value-type="float">
            <text:p>6623.817143</text:p>
          </table:table-cell>
          <table:table-cell office:value-type="string" calcext:value-type="string">
            <text:p>DN0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02</text:p>
          </table:table-cell>
          <table:table-cell office:value-type="string" calcext:value-type="string">
            <text:p><text:s/>The Fruits Of The Contemplative Life Sāmaññaphala Sutta</text:p>
          </table:table-cell>
          <table:table-cell office:value-type="float" office:value="4800.496327" calcext:value-type="float">
            <text:p>4800.496327</text:p>
          </table:table-cell>
          <table:table-cell office:value-type="string" calcext:value-type="string">
            <text:p>DN02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09</text:p>
          </table:table-cell>
          <table:table-cell office:value-type="string" calcext:value-type="string">
            <text:p><text:s/>About Poṭṭhapāda Poṭṭhapāda Sutta</text:p>
          </table:table-cell>
          <table:table-cell office:value-type="float" office:value="2373.32898" calcext:value-type="float">
            <text:p>2373.32898</text:p>
          </table:table-cell>
          <table:table-cell office:value-type="string" calcext:value-type="string">
            <text:p>DN09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1</text:p>
          </table:table-cell>
          <table:table-cell office:value-type="string" calcext:value-type="string">
            <text:p><text:s/>To Kevaṭṭa Kevaṭṭa Sutta</text:p>
          </table:table-cell>
          <table:table-cell office:value-type="float" office:value="1755.141224" calcext:value-type="float">
            <text:p>1755.141224</text:p>
          </table:table-cell>
          <table:table-cell office:value-type="string" calcext:value-type="string">
            <text:p>DN11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2</text:p>
          </table:table-cell>
          <table:table-cell office:value-type="string" calcext:value-type="string">
            <text:p><text:s/>To Lohicca Lohicca Sutta</text:p>
          </table:table-cell>
          <table:table-cell office:value-type="float" office:value="1781.106939" calcext:value-type="float">
            <text:p>1781.106939</text:p>
          </table:table-cell>
          <table:table-cell office:value-type="string" calcext:value-type="string">
            <text:p>DN12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5</text:p>
          </table:table-cell>
          <table:table-cell office:value-type="string" calcext:value-type="string">
            <text:p><text:s/>The Great Causes Discourse Mahā Nidāna Sutta</text:p>
          </table:table-cell>
          <table:table-cell office:value-type="float" office:value="1903.595102" calcext:value-type="float">
            <text:p>1903.595102</text:p>
          </table:table-cell>
          <table:table-cell office:value-type="string" calcext:value-type="string">
            <text:p>DN15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1</text:p>
          </table:table-cell>
          <table:table-cell office:value-type="string" calcext:value-type="string">
            <text:p><text:s/>The Great Total Unbinding Discourse Section 1 Mahā Parinibbāna Sutta</text:p>
          </table:table-cell>
          <table:table-cell office:value-type="float" office:value="2061.662041" calcext:value-type="float">
            <text:p>2061.662041</text:p>
          </table:table-cell>
          <table:table-cell office:value-type="string" calcext:value-type="string">
            <text:p>DN16_1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2</text:p>
          </table:table-cell>
          <table:table-cell office:value-type="string" calcext:value-type="string">
            <text:p><text:s/>The Great Total Unbinding Discourse Section 2 Mahā Parinibbāna Sutta</text:p>
          </table:table-cell>
          <table:table-cell office:value-type="float" office:value="1327.281633" calcext:value-type="float">
            <text:p>1327.281633</text:p>
          </table:table-cell>
          <table:table-cell office:value-type="string" calcext:value-type="string">
            <text:p>DN16_2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3</text:p>
          </table:table-cell>
          <table:table-cell office:value-type="string" calcext:value-type="string">
            <text:p><text:s/>The Great Total Unbinding Discourse Section 3 Mahā Parinibbāna Sutta</text:p>
          </table:table-cell>
          <table:table-cell office:value-type="float" office:value="2206.432653" calcext:value-type="float">
            <text:p>2206.432653</text:p>
          </table:table-cell>
          <table:table-cell office:value-type="string" calcext:value-type="string">
            <text:p>DN16_3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4</text:p>
          </table:table-cell>
          <table:table-cell office:value-type="string" calcext:value-type="string">
            <text:p><text:s/>The Great Total Unbinding Discourse Section 4 Mahā Parinibbāna Sutta</text:p>
          </table:table-cell>
          <table:table-cell office:value-type="float" office:value="1566.302041" calcext:value-type="float">
            <text:p>1566.302041</text:p>
          </table:table-cell>
          <table:table-cell office:value-type="string" calcext:value-type="string">
            <text:p>DN16_4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5</text:p>
          </table:table-cell>
          <table:table-cell office:value-type="string" calcext:value-type="string">
            <text:p><text:s/>The Great Total Unbinding Discourse Section 5 Mahā Parinibbāna Sutta</text:p>
          </table:table-cell>
          <table:table-cell office:value-type="float" office:value="1731.317551" calcext:value-type="float">
            <text:p>1731.317551</text:p>
          </table:table-cell>
          <table:table-cell office:value-type="string" calcext:value-type="string">
            <text:p>DN16_5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16_6</text:p>
          </table:table-cell>
          <table:table-cell office:value-type="string" calcext:value-type="string">
            <text:p><text:s/>The Great Total Unbinding Discourse Section 6 Mahā Parinibbāna Sutta</text:p>
          </table:table-cell>
          <table:table-cell office:value-type="float" office:value="1650.677551" calcext:value-type="float">
            <text:p>1650.677551</text:p>
          </table:table-cell>
          <table:table-cell office:value-type="string" calcext:value-type="string">
            <text:p>DN16_6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20</text:p>
          </table:table-cell>
          <table:table-cell office:value-type="string" calcext:value-type="string">
            <text:p><text:s/>The Great Meeting Mahā Samaya Sutta</text:p>
          </table:table-cell>
          <table:table-cell office:value-type="float" office:value="848.613878" calcext:value-type="float">
            <text:p>848.613878</text:p>
          </table:table-cell>
          <table:table-cell office:value-type="string" calcext:value-type="string">
            <text:p>DN20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21</text:p>
          </table:table-cell>
          <table:table-cell office:value-type="string" calcext:value-type="string">
            <text:p><text:s/>Sakka's Questions (Excerpt) Sakka-Pañha Sutta</text:p>
          </table:table-cell>
          <table:table-cell office:value-type="float" office:value="1184.914286" calcext:value-type="float">
            <text:p>1184.914286</text:p>
          </table:table-cell>
          <table:table-cell office:value-type="string" calcext:value-type="string">
            <text:p>DN21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22</text:p>
          </table:table-cell>
          <table:table-cell office:value-type="string" calcext:value-type="string">
            <text:p><text:s/>The Great Establishing Of Mindfulness Discourse Mahā Satipaṭṭhāna Sutta</text:p>
          </table:table-cell>
          <table:table-cell office:value-type="float" office:value="2477.139592" calcext:value-type="float">
            <text:p>2477.139592</text:p>
          </table:table-cell>
          <table:table-cell office:value-type="string" calcext:value-type="string">
            <text:p>DN22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26</text:p>
          </table:table-cell>
          <table:table-cell office:value-type="string" calcext:value-type="string">
            <text:p><text:s/>The Wheel-Turning Emperor  (Excerpt) Cakkavatti Sutta</text:p>
          </table:table-cell>
          <table:table-cell office:value-type="float" office:value="329.613061" calcext:value-type="float">
            <text:p>329.613061</text:p>
          </table:table-cell>
          <table:table-cell office:value-type="string" calcext:value-type="string">
            <text:p>DN26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29</text:p>
          </table:table-cell>
          <table:table-cell office:value-type="string" calcext:value-type="string">
            <text:p><text:s/>The Inspiring Discourse Pāsādika Sutta</text:p>
          </table:table-cell>
          <table:table-cell office:value-type="float" office:value="2926.106122" calcext:value-type="float">
            <text:p>2926.106122</text:p>
          </table:table-cell>
          <table:table-cell office:value-type="string" calcext:value-type="string">
            <text:p>DN29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3_1-5</text:p>
          </table:table-cell>
          <table:table-cell office:value-type="string" calcext:value-type="string">
            <text:p><text:s/>The Discourse For Reciting Together (Ones To Fives) Saṅgīti Sutta</text:p>
          </table:table-cell>
          <table:table-cell office:value-type="float" office:value="4280.372245" calcext:value-type="float">
            <text:p>4280.372245</text:p>
          </table:table-cell>
          <table:table-cell office:value-type="string" calcext:value-type="string">
            <text:p>DN33_1-5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3_6-10</text:p>
          </table:table-cell>
          <table:table-cell office:value-type="string" calcext:value-type="string">
            <text:p><text:s/>The Discourse For Reciting Together (Sixes To Tens) Saṅgīti Sutta</text:p>
          </table:table-cell>
          <table:table-cell office:value-type="float" office:value="3928.032653" calcext:value-type="float">
            <text:p>3928.032653</text:p>
          </table:table-cell>
          <table:table-cell office:value-type="string" calcext:value-type="string">
            <text:p>DN33_6-10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4_1_5</text:p>
          </table:table-cell>
          <table:table-cell office:value-type="string" calcext:value-type="string">
            <text:p><text:s/>Progressing By Tens (Ones To Fives) Dasuttara Sutta</text:p>
          </table:table-cell>
          <table:table-cell office:value-type="float" office:value="1587.356735" calcext:value-type="float">
            <text:p>1587.356735</text:p>
          </table:table-cell>
          <table:table-cell office:value-type="string" calcext:value-type="string">
            <text:p>DN34_1_5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N34_6_10</text:p>
          </table:table-cell>
          <table:table-cell office:value-type="string" calcext:value-type="string">
            <text:p><text:s/>Progressing By Tens (Sixes To Tens) Dasuttara Sutta</text:p>
          </table:table-cell>
          <table:table-cell office:value-type="float" office:value="4368.561633" calcext:value-type="float">
            <text:p>4368.561633</text:p>
          </table:table-cell>
          <table:table-cell office:value-type="string" calcext:value-type="string">
            <text:p>DN34_6_10</text:p>
          </table:table-cell>
          <table:table-cell table:formula="of:=IF([.A21]=[.D21];1;0)" office:value-type="float" office:value="1" calcext:value-type="float">
            <text:p>1</text:p>
          </table:table-cell>
        </table:table-row>
      </table:table>
      <table:table table:name="Dh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Ch01.txt</text:p>
          </table:table-cell>
          <table:table-cell table:formula="of:=SUBSTITUTE([.A2];&quot;.txt&quot;;&quot;&quot;)" office:value-type="string" office:string-value="Ch01" calcext:value-type="string">
            <text:p>Ch01</text:p>
          </table:table-cell>
          <table:table-cell table:formula="of:=MID([.B2];3;100)" office:value-type="string" office:string-value="01" calcext:value-type="string">
            <text:p>0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02.txt</text:p>
          </table:table-cell>
          <table:table-cell table:formula="of:=SUBSTITUTE([.A3];&quot;.txt&quot;;&quot;&quot;)" office:value-type="string" office:string-value="Ch02" calcext:value-type="string">
            <text:p>Ch02</text:p>
          </table:table-cell>
          <table:table-cell table:formula="of:=MID([.B3];3;100)" office:value-type="string" office:string-value="02" calcext:value-type="string">
            <text:p>0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3.txt</text:p>
          </table:table-cell>
          <table:table-cell table:formula="of:=SUBSTITUTE([.A4];&quot;.txt&quot;;&quot;&quot;)" office:value-type="string" office:string-value="Ch03" calcext:value-type="string">
            <text:p>Ch03</text:p>
          </table:table-cell>
          <table:table-cell table:formula="of:=MID([.B4];3;100)" office:value-type="string" office:string-value="03" calcext:value-type="string">
            <text:p>03</text:p>
          </table:table-cell>
          <table:table-cell table:formula="of:=VALUE([.C4])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h04.txt</text:p>
          </table:table-cell>
          <table:table-cell table:formula="of:=SUBSTITUTE([.A5];&quot;.txt&quot;;&quot;&quot;)" office:value-type="string" office:string-value="Ch04" calcext:value-type="string">
            <text:p>Ch04</text:p>
          </table:table-cell>
          <table:table-cell table:formula="of:=MID([.B5];3;100)" office:value-type="string" office:string-value="04" calcext:value-type="string">
            <text:p>04</text:p>
          </table:table-cell>
          <table:table-cell table:formula="of:=VALUE([.C5]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h05.txt</text:p>
          </table:table-cell>
          <table:table-cell table:formula="of:=SUBSTITUTE([.A6];&quot;.txt&quot;;&quot;&quot;)" office:value-type="string" office:string-value="Ch05" calcext:value-type="string">
            <text:p>Ch05</text:p>
          </table:table-cell>
          <table:table-cell table:formula="of:=MID([.B6];3;100)" office:value-type="string" office:string-value="05" calcext:value-type="string">
            <text:p>05</text:p>
          </table:table-cell>
          <table:table-cell table:formula="of:=VALUE([.C6])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Ch06.txt</text:p>
          </table:table-cell>
          <table:table-cell table:formula="of:=SUBSTITUTE([.A7];&quot;.txt&quot;;&quot;&quot;)" office:value-type="string" office:string-value="Ch06" calcext:value-type="string">
            <text:p>Ch06</text:p>
          </table:table-cell>
          <table:table-cell table:formula="of:=MID([.B7];3;100)" office:value-type="string" office:string-value="06" calcext:value-type="string">
            <text:p>06</text:p>
          </table:table-cell>
          <table:table-cell table:formula="of:=VALUE([.C7])"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Ch07.txt</text:p>
          </table:table-cell>
          <table:table-cell table:formula="of:=SUBSTITUTE([.A8];&quot;.txt&quot;;&quot;&quot;)" office:value-type="string" office:string-value="Ch07" calcext:value-type="string">
            <text:p>Ch07</text:p>
          </table:table-cell>
          <table:table-cell table:formula="of:=MID([.B8];3;100)" office:value-type="string" office:string-value="07" calcext:value-type="string">
            <text:p>07</text:p>
          </table:table-cell>
          <table:table-cell table:formula="of:=VALUE([.C8])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08.txt</text:p>
          </table:table-cell>
          <table:table-cell table:formula="of:=SUBSTITUTE([.A9];&quot;.txt&quot;;&quot;&quot;)" office:value-type="string" office:string-value="Ch08" calcext:value-type="string">
            <text:p>Ch08</text:p>
          </table:table-cell>
          <table:table-cell table:formula="of:=MID([.B9];3;100)" office:value-type="string" office:string-value="08" calcext:value-type="string">
            <text:p>08</text:p>
          </table:table-cell>
          <table:table-cell table:formula="of:=VALUE([.C9]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Ch09.txt</text:p>
          </table:table-cell>
          <table:table-cell table:formula="of:=SUBSTITUTE([.A10];&quot;.txt&quot;;&quot;&quot;)" office:value-type="string" office:string-value="Ch09" calcext:value-type="string">
            <text:p>Ch09</text:p>
          </table:table-cell>
          <table:table-cell table:formula="of:=MID([.B10];3;100)" office:value-type="string" office:string-value="09" calcext:value-type="string">
            <text:p>09</text:p>
          </table:table-cell>
          <table:table-cell table:formula="of:=VALUE([.C10])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10.txt</text:p>
          </table:table-cell>
          <table:table-cell table:formula="of:=SUBSTITUTE([.A11];&quot;.txt&quot;;&quot;&quot;)" office:value-type="string" office:string-value="Ch10" calcext:value-type="string">
            <text:p>Ch10</text:p>
          </table:table-cell>
          <table:table-cell table:formula="of:=MID([.B11];3;100)" office:value-type="string" office:string-value="10" calcext:value-type="string">
            <text:p>10</text:p>
          </table:table-cell>
          <table:table-cell table:formula="of:=VALUE([.C11])"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11.txt</text:p>
          </table:table-cell>
          <table:table-cell table:formula="of:=SUBSTITUTE([.A12];&quot;.txt&quot;;&quot;&quot;)" office:value-type="string" office:string-value="Ch11" calcext:value-type="string">
            <text:p>Ch11</text:p>
          </table:table-cell>
          <table:table-cell table:formula="of:=MID([.B12];3;100)" office:value-type="string" office:string-value="11" calcext:value-type="string">
            <text:p>11</text:p>
          </table:table-cell>
          <table:table-cell table:formula="of:=VALUE([.C12])"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Ch12.txt</text:p>
          </table:table-cell>
          <table:table-cell table:formula="of:=SUBSTITUTE([.A13];&quot;.txt&quot;;&quot;&quot;)" office:value-type="string" office:string-value="Ch12" calcext:value-type="string">
            <text:p>Ch12</text:p>
          </table:table-cell>
          <table:table-cell table:formula="of:=MID([.B13];3;100)" office:value-type="string" office:string-value="12" calcext:value-type="string">
            <text:p>12</text:p>
          </table:table-cell>
          <table:table-cell table:formula="of:=VALUE([.C13])"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Ch13.txt</text:p>
          </table:table-cell>
          <table:table-cell table:formula="of:=SUBSTITUTE([.A14];&quot;.txt&quot;;&quot;&quot;)" office:value-type="string" office:string-value="Ch13" calcext:value-type="string">
            <text:p>Ch13</text:p>
          </table:table-cell>
          <table:table-cell table:formula="of:=MID([.B14];3;100)" office:value-type="string" office:string-value="13" calcext:value-type="string">
            <text:p>13</text:p>
          </table:table-cell>
          <table:table-cell table:formula="of:=VALUE([.C14])"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Ch14.txt</text:p>
          </table:table-cell>
          <table:table-cell table:formula="of:=SUBSTITUTE([.A15];&quot;.txt&quot;;&quot;&quot;)" office:value-type="string" office:string-value="Ch14" calcext:value-type="string">
            <text:p>Ch14</text:p>
          </table:table-cell>
          <table:table-cell table:formula="of:=MID([.B15];3;100)" office:value-type="string" office:string-value="14" calcext:value-type="string">
            <text:p>14</text:p>
          </table:table-cell>
          <table:table-cell table:formula="of:=VALUE([.C15])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Ch15.txt</text:p>
          </table:table-cell>
          <table:table-cell table:formula="of:=SUBSTITUTE([.A16];&quot;.txt&quot;;&quot;&quot;)" office:value-type="string" office:string-value="Ch15" calcext:value-type="string">
            <text:p>Ch15</text:p>
          </table:table-cell>
          <table:table-cell table:formula="of:=MID([.B16];3;100)" office:value-type="string" office:string-value="15" calcext:value-type="string">
            <text:p>15</text:p>
          </table:table-cell>
          <table:table-cell table:formula="of:=VALUE([.C16])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Ch16.txt</text:p>
          </table:table-cell>
          <table:table-cell table:formula="of:=SUBSTITUTE([.A17];&quot;.txt&quot;;&quot;&quot;)" office:value-type="string" office:string-value="Ch16" calcext:value-type="string">
            <text:p>Ch16</text:p>
          </table:table-cell>
          <table:table-cell table:formula="of:=MID([.B17];3;100)" office:value-type="string" office:string-value="16" calcext:value-type="string">
            <text:p>16</text:p>
          </table:table-cell>
          <table:table-cell table:formula="of:=VALUE([.C17])"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Ch17.txt</text:p>
          </table:table-cell>
          <table:table-cell table:formula="of:=SUBSTITUTE([.A18];&quot;.txt&quot;;&quot;&quot;)" office:value-type="string" office:string-value="Ch17" calcext:value-type="string">
            <text:p>Ch17</text:p>
          </table:table-cell>
          <table:table-cell table:formula="of:=MID([.B18];3;100)" office:value-type="string" office:string-value="17" calcext:value-type="string">
            <text:p>17</text:p>
          </table:table-cell>
          <table:table-cell table:formula="of:=VALUE([.C18])"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Ch18.txt</text:p>
          </table:table-cell>
          <table:table-cell table:formula="of:=SUBSTITUTE([.A19];&quot;.txt&quot;;&quot;&quot;)" office:value-type="string" office:string-value="Ch18" calcext:value-type="string">
            <text:p>Ch18</text:p>
          </table:table-cell>
          <table:table-cell table:formula="of:=MID([.B19];3;100)" office:value-type="string" office:string-value="18" calcext:value-type="string">
            <text:p>18</text:p>
          </table:table-cell>
          <table:table-cell table:formula="of:=VALUE([.C19])"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Ch19.txt</text:p>
          </table:table-cell>
          <table:table-cell table:formula="of:=SUBSTITUTE([.A20];&quot;.txt&quot;;&quot;&quot;)" office:value-type="string" office:string-value="Ch19" calcext:value-type="string">
            <text:p>Ch19</text:p>
          </table:table-cell>
          <table:table-cell table:formula="of:=MID([.B20];3;100)" office:value-type="string" office:string-value="19" calcext:value-type="string">
            <text:p>19</text:p>
          </table:table-cell>
          <table:table-cell table:formula="of:=VALUE([.C20])"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Ch20.txt</text:p>
          </table:table-cell>
          <table:table-cell table:formula="of:=SUBSTITUTE([.A21];&quot;.txt&quot;;&quot;&quot;)" office:value-type="string" office:string-value="Ch20" calcext:value-type="string">
            <text:p>Ch20</text:p>
          </table:table-cell>
          <table:table-cell table:formula="of:=MID([.B21];3;100)" office:value-type="string" office:string-value="20" calcext:value-type="string">
            <text:p>20</text:p>
          </table:table-cell>
          <table:table-cell table:formula="of:=VALUE([.C21])"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Ch21.txt</text:p>
          </table:table-cell>
          <table:table-cell table:formula="of:=SUBSTITUTE([.A22];&quot;.txt&quot;;&quot;&quot;)" office:value-type="string" office:string-value="Ch21" calcext:value-type="string">
            <text:p>Ch21</text:p>
          </table:table-cell>
          <table:table-cell table:formula="of:=MID([.B22];3;100)" office:value-type="string" office:string-value="21" calcext:value-type="string">
            <text:p>21</text:p>
          </table:table-cell>
          <table:table-cell table:formula="of:=VALUE([.C22])"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Ch22.txt</text:p>
          </table:table-cell>
          <table:table-cell table:formula="of:=SUBSTITUTE([.A23];&quot;.txt&quot;;&quot;&quot;)" office:value-type="string" office:string-value="Ch22" calcext:value-type="string">
            <text:p>Ch22</text:p>
          </table:table-cell>
          <table:table-cell table:formula="of:=MID([.B23];3;100)" office:value-type="string" office:string-value="22" calcext:value-type="string">
            <text:p>22</text:p>
          </table:table-cell>
          <table:table-cell table:formula="of:=VALUE([.C23])"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Ch23.txt</text:p>
          </table:table-cell>
          <table:table-cell table:formula="of:=SUBSTITUTE([.A24];&quot;.txt&quot;;&quot;&quot;)" office:value-type="string" office:string-value="Ch23" calcext:value-type="string">
            <text:p>Ch23</text:p>
          </table:table-cell>
          <table:table-cell table:formula="of:=MID([.B24];3;100)" office:value-type="string" office:string-value="23" calcext:value-type="string">
            <text:p>23</text:p>
          </table:table-cell>
          <table:table-cell table:formula="of:=VALUE([.C24])"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Ch24.txt</text:p>
          </table:table-cell>
          <table:table-cell table:formula="of:=SUBSTITUTE([.A25];&quot;.txt&quot;;&quot;&quot;)" office:value-type="string" office:string-value="Ch24" calcext:value-type="string">
            <text:p>Ch24</text:p>
          </table:table-cell>
          <table:table-cell table:formula="of:=MID([.B25];3;100)" office:value-type="string" office:string-value="24" calcext:value-type="string">
            <text:p>24</text:p>
          </table:table-cell>
          <table:table-cell table:formula="of:=VALUE([.C25])"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Ch25.txt</text:p>
          </table:table-cell>
          <table:table-cell table:formula="of:=SUBSTITUTE([.A26];&quot;.txt&quot;;&quot;&quot;)" office:value-type="string" office:string-value="Ch25" calcext:value-type="string">
            <text:p>Ch25</text:p>
          </table:table-cell>
          <table:table-cell table:formula="of:=MID([.B26];3;100)" office:value-type="string" office:string-value="25" calcext:value-type="string">
            <text:p>25</text:p>
          </table:table-cell>
          <table:table-cell table:formula="of:=VALUE([.C26])"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Ch26.txt</text:p>
          </table:table-cell>
          <table:table-cell table:formula="of:=SUBSTITUTE([.A27];&quot;.txt&quot;;&quot;&quot;)" office:value-type="string" office:string-value="Ch26" calcext:value-type="string">
            <text:p>Ch26</text:p>
          </table:table-cell>
          <table:table-cell table:formula="of:=MID([.B27];3;100)" office:value-type="string" office:string-value="26" calcext:value-type="string">
            <text:p>26</text:p>
          </table:table-cell>
          <table:table-cell table:formula="of:=VALUE([.C27])"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</table:table>
      <table:table table:name="Dhp-rec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Ch01</text:p>
          </table:table-cell>
          <table:table-cell office:value-type="string" calcext:value-type="string">
            <text:p><text:s/>Pairs</text:p>
          </table:table-cell>
          <table:table-cell office:value-type="float" office:value="259.369796" calcext:value-type="float">
            <text:p>259.369796</text:p>
          </table:table-cell>
          <table:table-cell office:value-type="string" calcext:value-type="string">
            <text:p>Ch0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2</text:p>
          </table:table-cell>
          <table:table-cell office:value-type="string" calcext:value-type="string">
            <text:p><text:s/>Heedfulness</text:p>
          </table:table-cell>
          <table:table-cell office:value-type="float" office:value="141.635918" calcext:value-type="float">
            <text:p>141.635918</text:p>
          </table:table-cell>
          <table:table-cell office:value-type="string" calcext:value-type="string">
            <text:p>Ch02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3</text:p>
          </table:table-cell>
          <table:table-cell office:value-type="string" calcext:value-type="string">
            <text:p><text:s/>The Mind</text:p>
          </table:table-cell>
          <table:table-cell office:value-type="float" office:value="126.667755" calcext:value-type="float">
            <text:p>126.667755</text:p>
          </table:table-cell>
          <table:table-cell office:value-type="string" calcext:value-type="string">
            <text:p>Ch03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4</text:p>
          </table:table-cell>
          <table:table-cell office:value-type="string" calcext:value-type="string">
            <text:p><text:s/>Blossoms</text:p>
          </table:table-cell>
          <table:table-cell office:value-type="float" office:value="186.488163" calcext:value-type="float">
            <text:p>186.488163</text:p>
          </table:table-cell>
          <table:table-cell office:value-type="string" calcext:value-type="string">
            <text:p>Ch04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5</text:p>
          </table:table-cell>
          <table:table-cell office:value-type="string" calcext:value-type="string">
            <text:p><text:s/>Fools</text:p>
          </table:table-cell>
          <table:table-cell office:value-type="float" office:value="183.562449" calcext:value-type="float">
            <text:p>183.562449</text:p>
          </table:table-cell>
          <table:table-cell office:value-type="string" calcext:value-type="string">
            <text:p>Ch05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6</text:p>
          </table:table-cell>
          <table:table-cell office:value-type="string" calcext:value-type="string">
            <text:p><text:s/>The Wise</text:p>
          </table:table-cell>
          <table:table-cell office:value-type="float" office:value="177.893878" calcext:value-type="float">
            <text:p>177.893878</text:p>
          </table:table-cell>
          <table:table-cell office:value-type="string" calcext:value-type="string">
            <text:p>Ch06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7</text:p>
          </table:table-cell>
          <table:table-cell office:value-type="string" calcext:value-type="string">
            <text:p><text:s/>Arahants</text:p>
          </table:table-cell>
          <table:table-cell office:value-type="float" office:value="122.253061" calcext:value-type="float">
            <text:p>122.253061</text:p>
          </table:table-cell>
          <table:table-cell office:value-type="string" calcext:value-type="string">
            <text:p>Ch07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8</text:p>
          </table:table-cell>
          <table:table-cell office:value-type="string" calcext:value-type="string">
            <text:p><text:s/>Thousands</text:p>
          </table:table-cell>
          <table:table-cell office:value-type="float" office:value="183.666939" calcext:value-type="float">
            <text:p>183.666939</text:p>
          </table:table-cell>
          <table:table-cell office:value-type="string" calcext:value-type="string">
            <text:p>Ch08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09</text:p>
          </table:table-cell>
          <table:table-cell office:value-type="string" calcext:value-type="string">
            <text:p><text:s/>Evil</text:p>
          </table:table-cell>
          <table:table-cell office:value-type="float" office:value="170.710204" calcext:value-type="float">
            <text:p>170.710204</text:p>
          </table:table-cell>
          <table:table-cell office:value-type="string" calcext:value-type="string">
            <text:p>Ch09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0</text:p>
          </table:table-cell>
          <table:table-cell office:value-type="string" calcext:value-type="string">
            <text:p><text:s/>The Rod</text:p>
          </table:table-cell>
          <table:table-cell office:value-type="float" office:value="180.636735" calcext:value-type="float">
            <text:p>180.636735</text:p>
          </table:table-cell>
          <table:table-cell office:value-type="string" calcext:value-type="string">
            <text:p>Ch10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1</text:p>
          </table:table-cell>
          <table:table-cell office:value-type="string" calcext:value-type="string">
            <text:p><text:s/>Aging</text:p>
          </table:table-cell>
          <table:table-cell office:value-type="float" office:value="117.838367" calcext:value-type="float">
            <text:p>117.838367</text:p>
          </table:table-cell>
          <table:table-cell office:value-type="string" calcext:value-type="string">
            <text:p>Ch11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2</text:p>
          </table:table-cell>
          <table:table-cell office:value-type="string" calcext:value-type="string">
            <text:p><text:s/>Self</text:p>
          </table:table-cell>
          <table:table-cell office:value-type="float" office:value="123.402449" calcext:value-type="float">
            <text:p>123.402449</text:p>
          </table:table-cell>
          <table:table-cell office:value-type="string" calcext:value-type="string">
            <text:p>Ch12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3</text:p>
          </table:table-cell>
          <table:table-cell office:value-type="string" calcext:value-type="string">
            <text:p><text:s/>Worlds</text:p>
          </table:table-cell>
          <table:table-cell office:value-type="float" office:value="125.492245" calcext:value-type="float">
            <text:p>125.492245</text:p>
          </table:table-cell>
          <table:table-cell office:value-type="string" calcext:value-type="string">
            <text:p>Ch13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4</text:p>
          </table:table-cell>
          <table:table-cell office:value-type="string" calcext:value-type="string">
            <text:p><text:s/>Awakened</text:p>
          </table:table-cell>
          <table:table-cell office:value-type="float" office:value="220.708571" calcext:value-type="float">
            <text:p>220.708571</text:p>
          </table:table-cell>
          <table:table-cell office:value-type="string" calcext:value-type="string">
            <text:p>Ch14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5</text:p>
          </table:table-cell>
          <table:table-cell office:value-type="string" calcext:value-type="string">
            <text:p><text:s/>Happy</text:p>
          </table:table-cell>
          <table:table-cell office:value-type="float" office:value="144.718367" calcext:value-type="float">
            <text:p>144.718367</text:p>
          </table:table-cell>
          <table:table-cell office:value-type="string" calcext:value-type="string">
            <text:p>Ch15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6</text:p>
          </table:table-cell>
          <table:table-cell office:value-type="string" calcext:value-type="string">
            <text:p><text:s/>Dear Ones</text:p>
          </table:table-cell>
          <table:table-cell office:value-type="float" office:value="139.676735" calcext:value-type="float">
            <text:p>139.676735</text:p>
          </table:table-cell>
          <table:table-cell office:value-type="string" calcext:value-type="string">
            <text:p>Ch16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7</text:p>
          </table:table-cell>
          <table:table-cell office:value-type="string" calcext:value-type="string">
            <text:p><text:s/>Anger</text:p>
          </table:table-cell>
          <table:table-cell office:value-type="float" office:value="164.466939" calcext:value-type="float">
            <text:p>164.466939</text:p>
          </table:table-cell>
          <table:table-cell office:value-type="string" calcext:value-type="string">
            <text:p>Ch17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8</text:p>
          </table:table-cell>
          <table:table-cell office:value-type="string" calcext:value-type="string">
            <text:p><text:s/>1mpurities</text:p>
          </table:table-cell>
          <table:table-cell office:value-type="float" office:value="236.016327" calcext:value-type="float">
            <text:p>236.016327</text:p>
          </table:table-cell>
          <table:table-cell office:value-type="string" calcext:value-type="string">
            <text:p>Ch18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19</text:p>
          </table:table-cell>
          <table:table-cell office:value-type="string" calcext:value-type="string">
            <text:p><text:s/>The Judge</text:p>
          </table:table-cell>
          <table:table-cell office:value-type="float" office:value="191.817143" calcext:value-type="float">
            <text:p>191.817143</text:p>
          </table:table-cell>
          <table:table-cell office:value-type="string" calcext:value-type="string">
            <text:p>Ch19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0</text:p>
          </table:table-cell>
          <table:table-cell office:value-type="string" calcext:value-type="string">
            <text:p><text:s/>The Path</text:p>
          </table:table-cell>
          <table:table-cell office:value-type="float" office:value="209.763265" calcext:value-type="float">
            <text:p>209.763265</text:p>
          </table:table-cell>
          <table:table-cell office:value-type="string" calcext:value-type="string">
            <text:p>Ch20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1</text:p>
          </table:table-cell>
          <table:table-cell office:value-type="string" calcext:value-type="string">
            <text:p><text:s/>Miscellany</text:p>
          </table:table-cell>
          <table:table-cell office:value-type="float" office:value="181.524898" calcext:value-type="float">
            <text:p>181.524898</text:p>
          </table:table-cell>
          <table:table-cell office:value-type="string" calcext:value-type="string">
            <text:p>Ch21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2</text:p>
          </table:table-cell>
          <table:table-cell office:value-type="string" calcext:value-type="string">
            <text:p><text:s/>Hell</text:p>
          </table:table-cell>
          <table:table-cell office:value-type="float" office:value="156.26449" calcext:value-type="float">
            <text:p>156.26449</text:p>
          </table:table-cell>
          <table:table-cell office:value-type="string" calcext:value-type="string">
            <text:p>Ch22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3</text:p>
          </table:table-cell>
          <table:table-cell office:value-type="string" calcext:value-type="string">
            <text:p><text:s/>Elephants</text:p>
          </table:table-cell>
          <table:table-cell office:value-type="float" office:value="181.603265" calcext:value-type="float">
            <text:p>181.603265</text:p>
          </table:table-cell>
          <table:table-cell office:value-type="string" calcext:value-type="string">
            <text:p>Ch23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4</text:p>
          </table:table-cell>
          <table:table-cell office:value-type="string" calcext:value-type="string">
            <text:p><text:s/>Craving</text:p>
          </table:table-cell>
          <table:table-cell office:value-type="float" office:value="338.573061" calcext:value-type="float">
            <text:p>338.573061</text:p>
          </table:table-cell>
          <table:table-cell office:value-type="string" calcext:value-type="string">
            <text:p>Ch24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5</text:p>
          </table:table-cell>
          <table:table-cell office:value-type="string" calcext:value-type="string">
            <text:p><text:s/>Monks</text:p>
          </table:table-cell>
          <table:table-cell office:value-type="float" office:value="270.550204" calcext:value-type="float">
            <text:p>270.550204</text:p>
          </table:table-cell>
          <table:table-cell office:value-type="string" calcext:value-type="string">
            <text:p>Ch25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26</text:p>
          </table:table-cell>
          <table:table-cell office:value-type="string" calcext:value-type="string">
            <text:p><text:s/>Brahmans</text:p>
          </table:table-cell>
          <table:table-cell office:value-type="float" office:value="499.30449" calcext:value-type="float">
            <text:p>499.30449</text:p>
          </table:table-cell>
          <table:table-cell office:value-type="string" calcext:value-type="string">
            <text:p>Ch26</text:p>
          </table:table-cell>
          <table:table-cell table:formula="of:=IF([.A26]=[.D26];1;0)" office:value-type="float" office:value="1" calcext:value-type="float">
            <text:p>1</text:p>
          </table:table-cell>
        </table:table-row>
      </table:table>
      <table:table table:name="Iti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iti1.txt</text:p>
          </table:table-cell>
          <table:table-cell table:formula="of:=SUBSTITUTE([.A2];&quot;.txt&quot;;&quot;&quot;)" office:value-type="string" office:string-value="iti1" calcext:value-type="string">
            <text:p>iti1</text:p>
          </table:table-cell>
          <table:table-cell table:formula="of:=MID([.B2];4;100)" office:value-type="string" office:string-value="1" calcext:value-type="string">
            <text:p>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iti2.txt</text:p>
          </table:table-cell>
          <table:table-cell table:formula="of:=SUBSTITUTE([.A3];&quot;.txt&quot;;&quot;&quot;)" office:value-type="string" office:string-value="iti2" calcext:value-type="string">
            <text:p>iti2</text:p>
          </table:table-cell>
          <table:table-cell table:formula="of:=MID([.B3];4;100)" office:value-type="string" office:string-value="2" calcext:value-type="string">
            <text:p>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iti3.txt</text:p>
          </table:table-cell>
          <table:table-cell table:formula="of:=SUBSTITUTE([.A4];&quot;.txt&quot;;&quot;&quot;)" office:value-type="string" office:string-value="iti3" calcext:value-type="string">
            <text:p>iti3</text:p>
          </table:table-cell>
          <table:table-cell table:formula="of:=MID([.B4];4;100)" office:value-type="string" office:string-value="3" calcext:value-type="string">
            <text:p>3</text:p>
          </table:table-cell>
          <table:table-cell table:formula="of:=VALUE([.C4])"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iti4.txt</text:p>
          </table:table-cell>
          <table:table-cell table:formula="of:=SUBSTITUTE([.A5];&quot;.txt&quot;;&quot;&quot;)" office:value-type="string" office:string-value="iti4" calcext:value-type="string">
            <text:p>iti4</text:p>
          </table:table-cell>
          <table:table-cell table:formula="of:=MID([.B5];4;100)" office:value-type="string" office:string-value="4" calcext:value-type="string">
            <text:p>4</text:p>
          </table:table-cell>
          <table:table-cell table:formula="of:=VALUE([.C5])" office:value-type="float" office:value="4" calcext:value-type="float">
            <text:p>4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iti5.txt</text:p>
          </table:table-cell>
          <table:table-cell table:formula="of:=SUBSTITUTE([.A6];&quot;.txt&quot;;&quot;&quot;)" office:value-type="string" office:string-value="iti5" calcext:value-type="string">
            <text:p>iti5</text:p>
          </table:table-cell>
          <table:table-cell table:formula="of:=MID([.B6];4;100)" office:value-type="string" office:string-value="5" calcext:value-type="string">
            <text:p>5</text:p>
          </table:table-cell>
          <table:table-cell table:formula="of:=VALUE([.C6])"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iti6.txt</text:p>
          </table:table-cell>
          <table:table-cell table:formula="of:=SUBSTITUTE([.A7];&quot;.txt&quot;;&quot;&quot;)" office:value-type="string" office:string-value="iti6" calcext:value-type="string">
            <text:p>iti6</text:p>
          </table:table-cell>
          <table:table-cell table:formula="of:=MID([.B7];4;100)" office:value-type="string" office:string-value="6" calcext:value-type="string">
            <text:p>6</text:p>
          </table:table-cell>
          <table:table-cell table:formula="of:=VALUE([.C7])"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iti7.txt</text:p>
          </table:table-cell>
          <table:table-cell table:formula="of:=SUBSTITUTE([.A8];&quot;.txt&quot;;&quot;&quot;)" office:value-type="string" office:string-value="iti7" calcext:value-type="string">
            <text:p>iti7</text:p>
          </table:table-cell>
          <table:table-cell table:formula="of:=MID([.B8];4;100)" office:value-type="string" office:string-value="7" calcext:value-type="string">
            <text:p>7</text:p>
          </table:table-cell>
          <table:table-cell table:formula="of:=VALUE([.C8])" office:value-type="float" office:value="7" calcext:value-type="float">
            <text:p>7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iti8.txt</text:p>
          </table:table-cell>
          <table:table-cell table:formula="of:=SUBSTITUTE([.A9];&quot;.txt&quot;;&quot;&quot;)" office:value-type="string" office:string-value="iti8" calcext:value-type="string">
            <text:p>iti8</text:p>
          </table:table-cell>
          <table:table-cell table:formula="of:=MID([.B9];4;100)" office:value-type="string" office:string-value="8" calcext:value-type="string">
            <text:p>8</text:p>
          </table:table-cell>
          <table:table-cell table:formula="of:=VALUE([.C9])" office:value-type="float" office:value="8" calcext:value-type="float">
            <text:p>8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iti9.txt</text:p>
          </table:table-cell>
          <table:table-cell table:formula="of:=SUBSTITUTE([.A10];&quot;.txt&quot;;&quot;&quot;)" office:value-type="string" office:string-value="iti9" calcext:value-type="string">
            <text:p>iti9</text:p>
          </table:table-cell>
          <table:table-cell table:formula="of:=MID([.B10];4;100)" office:value-type="string" office:string-value="9" calcext:value-type="string">
            <text:p>9</text:p>
          </table:table-cell>
          <table:table-cell table:formula="of:=VALUE([.C10])" office:value-type="float" office:value="9" calcext:value-type="float">
            <text:p>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iti10.txt</text:p>
          </table:table-cell>
          <table:table-cell table:formula="of:=SUBSTITUTE([.A11];&quot;.txt&quot;;&quot;&quot;)" office:value-type="string" office:string-value="iti10" calcext:value-type="string">
            <text:p>iti10</text:p>
          </table:table-cell>
          <table:table-cell table:formula="of:=MID([.B11];4;100)" office:value-type="string" office:string-value="10" calcext:value-type="string">
            <text:p>10</text:p>
          </table:table-cell>
          <table:table-cell table:formula="of:=VALUE([.C11])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iti14.txt</text:p>
          </table:table-cell>
          <table:table-cell table:formula="of:=SUBSTITUTE([.A12];&quot;.txt&quot;;&quot;&quot;)" office:value-type="string" office:string-value="iti14" calcext:value-type="string">
            <text:p>iti14</text:p>
          </table:table-cell>
          <table:table-cell table:formula="of:=MID([.B12];4;100)" office:value-type="string" office:string-value="14" calcext:value-type="string">
            <text:p>14</text:p>
          </table:table-cell>
          <table:table-cell table:formula="of:=VALUE([.C12])" office:value-type="float" office:value="14" calcext:value-type="float">
            <text:p>1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iti15.txt</text:p>
          </table:table-cell>
          <table:table-cell table:formula="of:=SUBSTITUTE([.A13];&quot;.txt&quot;;&quot;&quot;)" office:value-type="string" office:string-value="iti15" calcext:value-type="string">
            <text:p>iti15</text:p>
          </table:table-cell>
          <table:table-cell table:formula="of:=MID([.B13];4;100)" office:value-type="string" office:string-value="15" calcext:value-type="string">
            <text:p>15</text:p>
          </table:table-cell>
          <table:table-cell table:formula="of:=VALUE([.C13])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iti16.txt</text:p>
          </table:table-cell>
          <table:table-cell table:formula="of:=SUBSTITUTE([.A14];&quot;.txt&quot;;&quot;&quot;)" office:value-type="string" office:string-value="iti16" calcext:value-type="string">
            <text:p>iti16</text:p>
          </table:table-cell>
          <table:table-cell table:formula="of:=MID([.B14];4;100)" office:value-type="string" office:string-value="16" calcext:value-type="string">
            <text:p>16</text:p>
          </table:table-cell>
          <table:table-cell table:formula="of:=VALUE([.C14])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iti17.txt</text:p>
          </table:table-cell>
          <table:table-cell table:formula="of:=SUBSTITUTE([.A15];&quot;.txt&quot;;&quot;&quot;)" office:value-type="string" office:string-value="iti17" calcext:value-type="string">
            <text:p>iti17</text:p>
          </table:table-cell>
          <table:table-cell table:formula="of:=MID([.B15];4;100)" office:value-type="string" office:string-value="17" calcext:value-type="string">
            <text:p>17</text:p>
          </table:table-cell>
          <table:table-cell table:formula="of:=VALUE([.C15])" office:value-type="float" office:value="17" calcext:value-type="float">
            <text:p>17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iti18.txt</text:p>
          </table:table-cell>
          <table:table-cell table:formula="of:=SUBSTITUTE([.A16];&quot;.txt&quot;;&quot;&quot;)" office:value-type="string" office:string-value="iti18" calcext:value-type="string">
            <text:p>iti18</text:p>
          </table:table-cell>
          <table:table-cell table:formula="of:=MID([.B16];4;100)" office:value-type="string" office:string-value="18" calcext:value-type="string">
            <text:p>18</text:p>
          </table:table-cell>
          <table:table-cell table:formula="of:=VALUE([.C16])" office:value-type="float" office:value="18" calcext:value-type="float">
            <text:p>18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iti19.txt</text:p>
          </table:table-cell>
          <table:table-cell table:formula="of:=SUBSTITUTE([.A17];&quot;.txt&quot;;&quot;&quot;)" office:value-type="string" office:string-value="iti19" calcext:value-type="string">
            <text:p>iti19</text:p>
          </table:table-cell>
          <table:table-cell table:formula="of:=MID([.B17];4;100)" office:value-type="string" office:string-value="19" calcext:value-type="string">
            <text:p>19</text:p>
          </table:table-cell>
          <table:table-cell table:formula="of:=VALUE([.C17])" office:value-type="float" office:value="19" calcext:value-type="float">
            <text:p>1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iti20.txt</text:p>
          </table:table-cell>
          <table:table-cell table:formula="of:=SUBSTITUTE([.A18];&quot;.txt&quot;;&quot;&quot;)" office:value-type="string" office:string-value="iti20" calcext:value-type="string">
            <text:p>iti20</text:p>
          </table:table-cell>
          <table:table-cell table:formula="of:=MID([.B18];4;100)" office:value-type="string" office:string-value="20" calcext:value-type="string">
            <text:p>20</text:p>
          </table:table-cell>
          <table:table-cell table:formula="of:=VALUE([.C18])"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iti21.txt</text:p>
          </table:table-cell>
          <table:table-cell table:formula="of:=SUBSTITUTE([.A19];&quot;.txt&quot;;&quot;&quot;)" office:value-type="string" office:string-value="iti21" calcext:value-type="string">
            <text:p>iti21</text:p>
          </table:table-cell>
          <table:table-cell table:formula="of:=MID([.B19];4;100)" office:value-type="string" office:string-value="21" calcext:value-type="string">
            <text:p>21</text:p>
          </table:table-cell>
          <table:table-cell table:formula="of:=VALUE([.C19])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iti22.txt</text:p>
          </table:table-cell>
          <table:table-cell table:formula="of:=SUBSTITUTE([.A20];&quot;.txt&quot;;&quot;&quot;)" office:value-type="string" office:string-value="iti22" calcext:value-type="string">
            <text:p>iti22</text:p>
          </table:table-cell>
          <table:table-cell table:formula="of:=MID([.B20];4;100)" office:value-type="string" office:string-value="22" calcext:value-type="string">
            <text:p>22</text:p>
          </table:table-cell>
          <table:table-cell table:formula="of:=VALUE([.C20])"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iti23.txt</text:p>
          </table:table-cell>
          <table:table-cell table:formula="of:=SUBSTITUTE([.A21];&quot;.txt&quot;;&quot;&quot;)" office:value-type="string" office:string-value="iti23" calcext:value-type="string">
            <text:p>iti23</text:p>
          </table:table-cell>
          <table:table-cell table:formula="of:=MID([.B21];4;100)" office:value-type="string" office:string-value="23" calcext:value-type="string">
            <text:p>23</text:p>
          </table:table-cell>
          <table:table-cell table:formula="of:=VALUE([.C21])"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iti24.txt</text:p>
          </table:table-cell>
          <table:table-cell table:formula="of:=SUBSTITUTE([.A22];&quot;.txt&quot;;&quot;&quot;)" office:value-type="string" office:string-value="iti24" calcext:value-type="string">
            <text:p>iti24</text:p>
          </table:table-cell>
          <table:table-cell table:formula="of:=MID([.B22];4;100)" office:value-type="string" office:string-value="24" calcext:value-type="string">
            <text:p>24</text:p>
          </table:table-cell>
          <table:table-cell table:formula="of:=VALUE([.C22])"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iti25.txt</text:p>
          </table:table-cell>
          <table:table-cell table:formula="of:=SUBSTITUTE([.A23];&quot;.txt&quot;;&quot;&quot;)" office:value-type="string" office:string-value="iti25" calcext:value-type="string">
            <text:p>iti25</text:p>
          </table:table-cell>
          <table:table-cell table:formula="of:=MID([.B23];4;100)" office:value-type="string" office:string-value="25" calcext:value-type="string">
            <text:p>25</text:p>
          </table:table-cell>
          <table:table-cell table:formula="of:=VALUE([.C23])"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iti26.txt</text:p>
          </table:table-cell>
          <table:table-cell table:formula="of:=SUBSTITUTE([.A24];&quot;.txt&quot;;&quot;&quot;)" office:value-type="string" office:string-value="iti26" calcext:value-type="string">
            <text:p>iti26</text:p>
          </table:table-cell>
          <table:table-cell table:formula="of:=MID([.B24];4;100)" office:value-type="string" office:string-value="26" calcext:value-type="string">
            <text:p>26</text:p>
          </table:table-cell>
          <table:table-cell table:formula="of:=VALUE([.C24])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iti27.txt</text:p>
          </table:table-cell>
          <table:table-cell table:formula="of:=SUBSTITUTE([.A25];&quot;.txt&quot;;&quot;&quot;)" office:value-type="string" office:string-value="iti27" calcext:value-type="string">
            <text:p>iti27</text:p>
          </table:table-cell>
          <table:table-cell table:formula="of:=MID([.B25];4;100)" office:value-type="string" office:string-value="27" calcext:value-type="string">
            <text:p>27</text:p>
          </table:table-cell>
          <table:table-cell table:formula="of:=VALUE([.C25])"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iti28.txt</text:p>
          </table:table-cell>
          <table:table-cell table:formula="of:=SUBSTITUTE([.A26];&quot;.txt&quot;;&quot;&quot;)" office:value-type="string" office:string-value="iti28" calcext:value-type="string">
            <text:p>iti28</text:p>
          </table:table-cell>
          <table:table-cell table:formula="of:=MID([.B26];4;100)" office:value-type="string" office:string-value="28" calcext:value-type="string">
            <text:p>28</text:p>
          </table:table-cell>
          <table:table-cell table:formula="of:=VALUE([.C26])"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iti29.txt</text:p>
          </table:table-cell>
          <table:table-cell table:formula="of:=SUBSTITUTE([.A27];&quot;.txt&quot;;&quot;&quot;)" office:value-type="string" office:string-value="iti29" calcext:value-type="string">
            <text:p>iti29</text:p>
          </table:table-cell>
          <table:table-cell table:formula="of:=MID([.B27];4;100)" office:value-type="string" office:string-value="29" calcext:value-type="string">
            <text:p>29</text:p>
          </table:table-cell>
          <table:table-cell table:formula="of:=VALUE([.C27])"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iti30.txt</text:p>
          </table:table-cell>
          <table:table-cell table:formula="of:=SUBSTITUTE([.A28];&quot;.txt&quot;;&quot;&quot;)" office:value-type="string" office:string-value="iti30" calcext:value-type="string">
            <text:p>iti30</text:p>
          </table:table-cell>
          <table:table-cell table:formula="of:=MID([.B28];4;100)" office:value-type="string" office:string-value="30" calcext:value-type="string">
            <text:p>30</text:p>
          </table:table-cell>
          <table:table-cell table:formula="of:=VALUE([.C28])"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iti31.txt</text:p>
          </table:table-cell>
          <table:table-cell table:formula="of:=SUBSTITUTE([.A29];&quot;.txt&quot;;&quot;&quot;)" office:value-type="string" office:string-value="iti31" calcext:value-type="string">
            <text:p>iti31</text:p>
          </table:table-cell>
          <table:table-cell table:formula="of:=MID([.B29];4;100)" office:value-type="string" office:string-value="31" calcext:value-type="string">
            <text:p>31</text:p>
          </table:table-cell>
          <table:table-cell table:formula="of:=VALUE([.C29])" office:value-type="float" office:value="31" calcext:value-type="float">
            <text:p>3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iti32.txt</text:p>
          </table:table-cell>
          <table:table-cell table:formula="of:=SUBSTITUTE([.A30];&quot;.txt&quot;;&quot;&quot;)" office:value-type="string" office:string-value="iti32" calcext:value-type="string">
            <text:p>iti32</text:p>
          </table:table-cell>
          <table:table-cell table:formula="of:=MID([.B30];4;100)" office:value-type="string" office:string-value="32" calcext:value-type="string">
            <text:p>32</text:p>
          </table:table-cell>
          <table:table-cell table:formula="of:=VALUE([.C30])" office:value-type="float" office:value="32" calcext:value-type="float">
            <text:p>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iti33.txt</text:p>
          </table:table-cell>
          <table:table-cell table:formula="of:=SUBSTITUTE([.A31];&quot;.txt&quot;;&quot;&quot;)" office:value-type="string" office:string-value="iti33" calcext:value-type="string">
            <text:p>iti33</text:p>
          </table:table-cell>
          <table:table-cell table:formula="of:=MID([.B31];4;100)" office:value-type="string" office:string-value="33" calcext:value-type="string">
            <text:p>33</text:p>
          </table:table-cell>
          <table:table-cell table:formula="of:=VALUE([.C31])" office:value-type="float" office:value="33" calcext:value-type="float">
            <text:p>3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iti34.txt</text:p>
          </table:table-cell>
          <table:table-cell table:formula="of:=SUBSTITUTE([.A32];&quot;.txt&quot;;&quot;&quot;)" office:value-type="string" office:string-value="iti34" calcext:value-type="string">
            <text:p>iti34</text:p>
          </table:table-cell>
          <table:table-cell table:formula="of:=MID([.B32];4;100)" office:value-type="string" office:string-value="34" calcext:value-type="string">
            <text:p>34</text:p>
          </table:table-cell>
          <table:table-cell table:formula="of:=VALUE([.C32])"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iti35.txt</text:p>
          </table:table-cell>
          <table:table-cell table:formula="of:=SUBSTITUTE([.A33];&quot;.txt&quot;;&quot;&quot;)" office:value-type="string" office:string-value="iti35" calcext:value-type="string">
            <text:p>iti35</text:p>
          </table:table-cell>
          <table:table-cell table:formula="of:=MID([.B33];4;100)" office:value-type="string" office:string-value="35" calcext:value-type="string">
            <text:p>35</text:p>
          </table:table-cell>
          <table:table-cell table:formula="of:=VALUE([.C33])"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iti36.txt</text:p>
          </table:table-cell>
          <table:table-cell table:formula="of:=SUBSTITUTE([.A34];&quot;.txt&quot;;&quot;&quot;)" office:value-type="string" office:string-value="iti36" calcext:value-type="string">
            <text:p>iti36</text:p>
          </table:table-cell>
          <table:table-cell table:formula="of:=MID([.B34];4;100)" office:value-type="string" office:string-value="36" calcext:value-type="string">
            <text:p>36</text:p>
          </table:table-cell>
          <table:table-cell table:formula="of:=VALUE([.C34])" office:value-type="float" office:value="36" calcext:value-type="float">
            <text:p>3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iti37.txt</text:p>
          </table:table-cell>
          <table:table-cell table:formula="of:=SUBSTITUTE([.A35];&quot;.txt&quot;;&quot;&quot;)" office:value-type="string" office:string-value="iti37" calcext:value-type="string">
            <text:p>iti37</text:p>
          </table:table-cell>
          <table:table-cell table:formula="of:=MID([.B35];4;100)" office:value-type="string" office:string-value="37" calcext:value-type="string">
            <text:p>37</text:p>
          </table:table-cell>
          <table:table-cell table:formula="of:=VALUE([.C35])" office:value-type="float" office:value="37" calcext:value-type="float">
            <text:p>37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iti38.txt</text:p>
          </table:table-cell>
          <table:table-cell table:formula="of:=SUBSTITUTE([.A36];&quot;.txt&quot;;&quot;&quot;)" office:value-type="string" office:string-value="iti38" calcext:value-type="string">
            <text:p>iti38</text:p>
          </table:table-cell>
          <table:table-cell table:formula="of:=MID([.B36];4;100)" office:value-type="string" office:string-value="38" calcext:value-type="string">
            <text:p>38</text:p>
          </table:table-cell>
          <table:table-cell table:formula="of:=VALUE([.C36])"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iti39.txt</text:p>
          </table:table-cell>
          <table:table-cell table:formula="of:=SUBSTITUTE([.A37];&quot;.txt&quot;;&quot;&quot;)" office:value-type="string" office:string-value="iti39" calcext:value-type="string">
            <text:p>iti39</text:p>
          </table:table-cell>
          <table:table-cell table:formula="of:=MID([.B37];4;100)" office:value-type="string" office:string-value="39" calcext:value-type="string">
            <text:p>39</text:p>
          </table:table-cell>
          <table:table-cell table:formula="of:=VALUE([.C37])"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iti40.txt</text:p>
          </table:table-cell>
          <table:table-cell table:formula="of:=SUBSTITUTE([.A38];&quot;.txt&quot;;&quot;&quot;)" office:value-type="string" office:string-value="iti40" calcext:value-type="string">
            <text:p>iti40</text:p>
          </table:table-cell>
          <table:table-cell table:formula="of:=MID([.B38];4;100)" office:value-type="string" office:string-value="40" calcext:value-type="string">
            <text:p>40</text:p>
          </table:table-cell>
          <table:table-cell table:formula="of:=VALUE([.C38])"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iti41.txt</text:p>
          </table:table-cell>
          <table:table-cell table:formula="of:=SUBSTITUTE([.A39];&quot;.txt&quot;;&quot;&quot;)" office:value-type="string" office:string-value="iti41" calcext:value-type="string">
            <text:p>iti41</text:p>
          </table:table-cell>
          <table:table-cell table:formula="of:=MID([.B39];4;100)" office:value-type="string" office:string-value="41" calcext:value-type="string">
            <text:p>41</text:p>
          </table:table-cell>
          <table:table-cell table:formula="of:=VALUE([.C39])" office:value-type="float" office:value="41" calcext:value-type="float">
            <text:p>41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iti42.txt</text:p>
          </table:table-cell>
          <table:table-cell table:formula="of:=SUBSTITUTE([.A40];&quot;.txt&quot;;&quot;&quot;)" office:value-type="string" office:string-value="iti42" calcext:value-type="string">
            <text:p>iti42</text:p>
          </table:table-cell>
          <table:table-cell table:formula="of:=MID([.B40];4;100)" office:value-type="string" office:string-value="42" calcext:value-type="string">
            <text:p>42</text:p>
          </table:table-cell>
          <table:table-cell table:formula="of:=VALUE([.C40])" office:value-type="float" office:value="42" calcext:value-type="float">
            <text:p>42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iti43.txt</text:p>
          </table:table-cell>
          <table:table-cell table:formula="of:=SUBSTITUTE([.A41];&quot;.txt&quot;;&quot;&quot;)" office:value-type="string" office:string-value="iti43" calcext:value-type="string">
            <text:p>iti43</text:p>
          </table:table-cell>
          <table:table-cell table:formula="of:=MID([.B41];4;100)" office:value-type="string" office:string-value="43" calcext:value-type="string">
            <text:p>43</text:p>
          </table:table-cell>
          <table:table-cell table:formula="of:=VALUE([.C41])" office:value-type="float" office:value="43" calcext:value-type="float">
            <text:p>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iti44.txt</text:p>
          </table:table-cell>
          <table:table-cell table:formula="of:=SUBSTITUTE([.A42];&quot;.txt&quot;;&quot;&quot;)" office:value-type="string" office:string-value="iti44" calcext:value-type="string">
            <text:p>iti44</text:p>
          </table:table-cell>
          <table:table-cell table:formula="of:=MID([.B42];4;100)" office:value-type="string" office:string-value="44" calcext:value-type="string">
            <text:p>44</text:p>
          </table:table-cell>
          <table:table-cell table:formula="of:=VALUE([.C42])"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iti45.txt</text:p>
          </table:table-cell>
          <table:table-cell table:formula="of:=SUBSTITUTE([.A43];&quot;.txt&quot;;&quot;&quot;)" office:value-type="string" office:string-value="iti45" calcext:value-type="string">
            <text:p>iti45</text:p>
          </table:table-cell>
          <table:table-cell table:formula="of:=MID([.B43];4;100)" office:value-type="string" office:string-value="45" calcext:value-type="string">
            <text:p>45</text:p>
          </table:table-cell>
          <table:table-cell table:formula="of:=VALUE([.C43])"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iti46.txt</text:p>
          </table:table-cell>
          <table:table-cell table:formula="of:=SUBSTITUTE([.A44];&quot;.txt&quot;;&quot;&quot;)" office:value-type="string" office:string-value="iti46" calcext:value-type="string">
            <text:p>iti46</text:p>
          </table:table-cell>
          <table:table-cell table:formula="of:=MID([.B44];4;100)" office:value-type="string" office:string-value="46" calcext:value-type="string">
            <text:p>46</text:p>
          </table:table-cell>
          <table:table-cell table:formula="of:=VALUE([.C44])"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iti47.txt</text:p>
          </table:table-cell>
          <table:table-cell table:formula="of:=SUBSTITUTE([.A45];&quot;.txt&quot;;&quot;&quot;)" office:value-type="string" office:string-value="iti47" calcext:value-type="string">
            <text:p>iti47</text:p>
          </table:table-cell>
          <table:table-cell table:formula="of:=MID([.B45];4;100)" office:value-type="string" office:string-value="47" calcext:value-type="string">
            <text:p>47</text:p>
          </table:table-cell>
          <table:table-cell table:formula="of:=VALUE([.C45])" office:value-type="float" office:value="47" calcext:value-type="float">
            <text:p>4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iti48.txt</text:p>
          </table:table-cell>
          <table:table-cell table:formula="of:=SUBSTITUTE([.A46];&quot;.txt&quot;;&quot;&quot;)" office:value-type="string" office:string-value="iti48" calcext:value-type="string">
            <text:p>iti48</text:p>
          </table:table-cell>
          <table:table-cell table:formula="of:=MID([.B46];4;100)" office:value-type="string" office:string-value="48" calcext:value-type="string">
            <text:p>48</text:p>
          </table:table-cell>
          <table:table-cell table:formula="of:=VALUE([.C46])" office:value-type="float" office:value="48" calcext:value-type="float">
            <text:p>48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iti49.txt</text:p>
          </table:table-cell>
          <table:table-cell table:formula="of:=SUBSTITUTE([.A47];&quot;.txt&quot;;&quot;&quot;)" office:value-type="string" office:string-value="iti49" calcext:value-type="string">
            <text:p>iti49</text:p>
          </table:table-cell>
          <table:table-cell table:formula="of:=MID([.B47];4;100)" office:value-type="string" office:string-value="49" calcext:value-type="string">
            <text:p>49</text:p>
          </table:table-cell>
          <table:table-cell table:formula="of:=VALUE([.C47])" office:value-type="float" office:value="49" calcext:value-type="float">
            <text:p>49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iti50.txt</text:p>
          </table:table-cell>
          <table:table-cell table:formula="of:=SUBSTITUTE([.A48];&quot;.txt&quot;;&quot;&quot;)" office:value-type="string" office:string-value="iti50" calcext:value-type="string">
            <text:p>iti50</text:p>
          </table:table-cell>
          <table:table-cell table:formula="of:=MID([.B48];4;100)" office:value-type="string" office:string-value="50" calcext:value-type="string">
            <text:p>50</text:p>
          </table:table-cell>
          <table:table-cell table:formula="of:=VALUE([.C48])" office:value-type="float" office:value="50" calcext:value-type="float">
            <text:p>50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iti51.txt</text:p>
          </table:table-cell>
          <table:table-cell table:formula="of:=SUBSTITUTE([.A49];&quot;.txt&quot;;&quot;&quot;)" office:value-type="string" office:string-value="iti51" calcext:value-type="string">
            <text:p>iti51</text:p>
          </table:table-cell>
          <table:table-cell table:formula="of:=MID([.B49];4;100)" office:value-type="string" office:string-value="51" calcext:value-type="string">
            <text:p>51</text:p>
          </table:table-cell>
          <table:table-cell table:formula="of:=VALUE([.C49])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iti52.txt</text:p>
          </table:table-cell>
          <table:table-cell table:formula="of:=SUBSTITUTE([.A50];&quot;.txt&quot;;&quot;&quot;)" office:value-type="string" office:string-value="iti52" calcext:value-type="string">
            <text:p>iti52</text:p>
          </table:table-cell>
          <table:table-cell table:formula="of:=MID([.B50];4;100)" office:value-type="string" office:string-value="52" calcext:value-type="string">
            <text:p>52</text:p>
          </table:table-cell>
          <table:table-cell table:formula="of:=VALUE([.C50])"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iti53.txt</text:p>
          </table:table-cell>
          <table:table-cell table:formula="of:=SUBSTITUTE([.A51];&quot;.txt&quot;;&quot;&quot;)" office:value-type="string" office:string-value="iti53" calcext:value-type="string">
            <text:p>iti53</text:p>
          </table:table-cell>
          <table:table-cell table:formula="of:=MID([.B51];4;100)" office:value-type="string" office:string-value="53" calcext:value-type="string">
            <text:p>53</text:p>
          </table:table-cell>
          <table:table-cell table:formula="of:=VALUE([.C51])" office:value-type="float" office:value="53" calcext:value-type="float">
            <text:p>53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iti54.txt</text:p>
          </table:table-cell>
          <table:table-cell table:formula="of:=SUBSTITUTE([.A52];&quot;.txt&quot;;&quot;&quot;)" office:value-type="string" office:string-value="iti54" calcext:value-type="string">
            <text:p>iti54</text:p>
          </table:table-cell>
          <table:table-cell table:formula="of:=MID([.B52];4;100)" office:value-type="string" office:string-value="54" calcext:value-type="string">
            <text:p>54</text:p>
          </table:table-cell>
          <table:table-cell table:formula="of:=VALUE([.C52])"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iti55.txt</text:p>
          </table:table-cell>
          <table:table-cell table:formula="of:=SUBSTITUTE([.A53];&quot;.txt&quot;;&quot;&quot;)" office:value-type="string" office:string-value="iti55" calcext:value-type="string">
            <text:p>iti55</text:p>
          </table:table-cell>
          <table:table-cell table:formula="of:=MID([.B53];4;100)" office:value-type="string" office:string-value="55" calcext:value-type="string">
            <text:p>55</text:p>
          </table:table-cell>
          <table:table-cell table:formula="of:=VALUE([.C53])"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iti56.txt</text:p>
          </table:table-cell>
          <table:table-cell table:formula="of:=SUBSTITUTE([.A54];&quot;.txt&quot;;&quot;&quot;)" office:value-type="string" office:string-value="iti56" calcext:value-type="string">
            <text:p>iti56</text:p>
          </table:table-cell>
          <table:table-cell table:formula="of:=MID([.B54];4;100)" office:value-type="string" office:string-value="56" calcext:value-type="string">
            <text:p>56</text:p>
          </table:table-cell>
          <table:table-cell table:formula="of:=VALUE([.C54])"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iti57.txt</text:p>
          </table:table-cell>
          <table:table-cell table:formula="of:=SUBSTITUTE([.A55];&quot;.txt&quot;;&quot;&quot;)" office:value-type="string" office:string-value="iti57" calcext:value-type="string">
            <text:p>iti57</text:p>
          </table:table-cell>
          <table:table-cell table:formula="of:=MID([.B55];4;100)" office:value-type="string" office:string-value="57" calcext:value-type="string">
            <text:p>57</text:p>
          </table:table-cell>
          <table:table-cell table:formula="of:=VALUE([.C55])"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iti58.txt</text:p>
          </table:table-cell>
          <table:table-cell table:formula="of:=SUBSTITUTE([.A56];&quot;.txt&quot;;&quot;&quot;)" office:value-type="string" office:string-value="iti58" calcext:value-type="string">
            <text:p>iti58</text:p>
          </table:table-cell>
          <table:table-cell table:formula="of:=MID([.B56];4;100)" office:value-type="string" office:string-value="58" calcext:value-type="string">
            <text:p>58</text:p>
          </table:table-cell>
          <table:table-cell table:formula="of:=VALUE([.C56])" office:value-type="float" office:value="58" calcext:value-type="float">
            <text:p>5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iti59.txt</text:p>
          </table:table-cell>
          <table:table-cell table:formula="of:=SUBSTITUTE([.A57];&quot;.txt&quot;;&quot;&quot;)" office:value-type="string" office:string-value="iti59" calcext:value-type="string">
            <text:p>iti59</text:p>
          </table:table-cell>
          <table:table-cell table:formula="of:=MID([.B57];4;100)" office:value-type="string" office:string-value="59" calcext:value-type="string">
            <text:p>59</text:p>
          </table:table-cell>
          <table:table-cell table:formula="of:=VALUE([.C57])" office:value-type="float" office:value="59" calcext:value-type="float">
            <text:p>59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iti60.txt</text:p>
          </table:table-cell>
          <table:table-cell table:formula="of:=SUBSTITUTE([.A58];&quot;.txt&quot;;&quot;&quot;)" office:value-type="string" office:string-value="iti60" calcext:value-type="string">
            <text:p>iti60</text:p>
          </table:table-cell>
          <table:table-cell table:formula="of:=MID([.B58];4;100)" office:value-type="string" office:string-value="60" calcext:value-type="string">
            <text:p>60</text:p>
          </table:table-cell>
          <table:table-cell table:formula="of:=VALUE([.C58])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iti61.txt</text:p>
          </table:table-cell>
          <table:table-cell table:formula="of:=SUBSTITUTE([.A59];&quot;.txt&quot;;&quot;&quot;)" office:value-type="string" office:string-value="iti61" calcext:value-type="string">
            <text:p>iti61</text:p>
          </table:table-cell>
          <table:table-cell table:formula="of:=MID([.B59];4;100)" office:value-type="string" office:string-value="61" calcext:value-type="string">
            <text:p>61</text:p>
          </table:table-cell>
          <table:table-cell table:formula="of:=VALUE([.C59])" office:value-type="float" office:value="61" calcext:value-type="float">
            <text:p>6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iti62.txt</text:p>
          </table:table-cell>
          <table:table-cell table:formula="of:=SUBSTITUTE([.A60];&quot;.txt&quot;;&quot;&quot;)" office:value-type="string" office:string-value="iti62" calcext:value-type="string">
            <text:p>iti62</text:p>
          </table:table-cell>
          <table:table-cell table:formula="of:=MID([.B60];4;100)" office:value-type="string" office:string-value="62" calcext:value-type="string">
            <text:p>62</text:p>
          </table:table-cell>
          <table:table-cell table:formula="of:=VALUE([.C60])" office:value-type="float" office:value="62" calcext:value-type="float">
            <text:p>62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iti63.txt</text:p>
          </table:table-cell>
          <table:table-cell table:formula="of:=SUBSTITUTE([.A61];&quot;.txt&quot;;&quot;&quot;)" office:value-type="string" office:string-value="iti63" calcext:value-type="string">
            <text:p>iti63</text:p>
          </table:table-cell>
          <table:table-cell table:formula="of:=MID([.B61];4;100)" office:value-type="string" office:string-value="63" calcext:value-type="string">
            <text:p>63</text:p>
          </table:table-cell>
          <table:table-cell table:formula="of:=VALUE([.C61])" office:value-type="float" office:value="63" calcext:value-type="float">
            <text:p>63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iti64.txt</text:p>
          </table:table-cell>
          <table:table-cell table:formula="of:=SUBSTITUTE([.A62];&quot;.txt&quot;;&quot;&quot;)" office:value-type="string" office:string-value="iti64" calcext:value-type="string">
            <text:p>iti64</text:p>
          </table:table-cell>
          <table:table-cell table:formula="of:=MID([.B62];4;100)" office:value-type="string" office:string-value="64" calcext:value-type="string">
            <text:p>64</text:p>
          </table:table-cell>
          <table:table-cell table:formula="of:=VALUE([.C62])" office:value-type="float" office:value="64" calcext:value-type="float">
            <text:p>64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iti65.txt</text:p>
          </table:table-cell>
          <table:table-cell table:formula="of:=SUBSTITUTE([.A63];&quot;.txt&quot;;&quot;&quot;)" office:value-type="string" office:string-value="iti65" calcext:value-type="string">
            <text:p>iti65</text:p>
          </table:table-cell>
          <table:table-cell table:formula="of:=MID([.B63];4;100)" office:value-type="string" office:string-value="65" calcext:value-type="string">
            <text:p>65</text:p>
          </table:table-cell>
          <table:table-cell table:formula="of:=VALUE([.C63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iti66.txt</text:p>
          </table:table-cell>
          <table:table-cell table:formula="of:=SUBSTITUTE([.A64];&quot;.txt&quot;;&quot;&quot;)" office:value-type="string" office:string-value="iti66" calcext:value-type="string">
            <text:p>iti66</text:p>
          </table:table-cell>
          <table:table-cell table:formula="of:=MID([.B64];4;100)" office:value-type="string" office:string-value="66" calcext:value-type="string">
            <text:p>66</text:p>
          </table:table-cell>
          <table:table-cell table:formula="of:=VALUE([.C64])" office:value-type="float" office:value="66" calcext:value-type="float">
            <text:p>66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iti67.txt</text:p>
          </table:table-cell>
          <table:table-cell table:formula="of:=SUBSTITUTE([.A65];&quot;.txt&quot;;&quot;&quot;)" office:value-type="string" office:string-value="iti67" calcext:value-type="string">
            <text:p>iti67</text:p>
          </table:table-cell>
          <table:table-cell table:formula="of:=MID([.B65];4;100)" office:value-type="string" office:string-value="67" calcext:value-type="string">
            <text:p>67</text:p>
          </table:table-cell>
          <table:table-cell table:formula="of:=VALUE([.C65])" office:value-type="float" office:value="67" calcext:value-type="float">
            <text:p>67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iti68.txt</text:p>
          </table:table-cell>
          <table:table-cell table:formula="of:=SUBSTITUTE([.A66];&quot;.txt&quot;;&quot;&quot;)" office:value-type="string" office:string-value="iti68" calcext:value-type="string">
            <text:p>iti68</text:p>
          </table:table-cell>
          <table:table-cell table:formula="of:=MID([.B66];4;100)" office:value-type="string" office:string-value="68" calcext:value-type="string">
            <text:p>68</text:p>
          </table:table-cell>
          <table:table-cell table:formula="of:=VALUE([.C66])" office:value-type="float" office:value="68" calcext:value-type="float">
            <text:p>6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iti69.txt</text:p>
          </table:table-cell>
          <table:table-cell table:formula="of:=SUBSTITUTE([.A67];&quot;.txt&quot;;&quot;&quot;)" office:value-type="string" office:string-value="iti69" calcext:value-type="string">
            <text:p>iti69</text:p>
          </table:table-cell>
          <table:table-cell table:formula="of:=MID([.B67];4;100)" office:value-type="string" office:string-value="69" calcext:value-type="string">
            <text:p>69</text:p>
          </table:table-cell>
          <table:table-cell table:formula="of:=VALUE([.C67])" office:value-type="float" office:value="69" calcext:value-type="float">
            <text:p>6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iti70.txt</text:p>
          </table:table-cell>
          <table:table-cell table:formula="of:=SUBSTITUTE([.A68];&quot;.txt&quot;;&quot;&quot;)" office:value-type="string" office:string-value="iti70" calcext:value-type="string">
            <text:p>iti70</text:p>
          </table:table-cell>
          <table:table-cell table:formula="of:=MID([.B68];4;100)" office:value-type="string" office:string-value="70" calcext:value-type="string">
            <text:p>70</text:p>
          </table:table-cell>
          <table:table-cell table:formula="of:=VALUE([.C68])"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iti71.txt</text:p>
          </table:table-cell>
          <table:table-cell table:formula="of:=SUBSTITUTE([.A69];&quot;.txt&quot;;&quot;&quot;)" office:value-type="string" office:string-value="iti71" calcext:value-type="string">
            <text:p>iti71</text:p>
          </table:table-cell>
          <table:table-cell table:formula="of:=MID([.B69];4;100)" office:value-type="string" office:string-value="71" calcext:value-type="string">
            <text:p>71</text:p>
          </table:table-cell>
          <table:table-cell table:formula="of:=VALUE([.C69])" office:value-type="float" office:value="71" calcext:value-type="float">
            <text:p>71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iti72.txt</text:p>
          </table:table-cell>
          <table:table-cell table:formula="of:=SUBSTITUTE([.A70];&quot;.txt&quot;;&quot;&quot;)" office:value-type="string" office:string-value="iti72" calcext:value-type="string">
            <text:p>iti72</text:p>
          </table:table-cell>
          <table:table-cell table:formula="of:=MID([.B70];4;100)" office:value-type="string" office:string-value="72" calcext:value-type="string">
            <text:p>72</text:p>
          </table:table-cell>
          <table:table-cell table:formula="of:=VALUE([.C70])" office:value-type="float" office:value="72" calcext:value-type="float">
            <text:p>7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iti73.txt</text:p>
          </table:table-cell>
          <table:table-cell table:formula="of:=SUBSTITUTE([.A71];&quot;.txt&quot;;&quot;&quot;)" office:value-type="string" office:string-value="iti73" calcext:value-type="string">
            <text:p>iti73</text:p>
          </table:table-cell>
          <table:table-cell table:formula="of:=MID([.B71];4;100)" office:value-type="string" office:string-value="73" calcext:value-type="string">
            <text:p>73</text:p>
          </table:table-cell>
          <table:table-cell table:formula="of:=VALUE([.C71])" office:value-type="float" office:value="73" calcext:value-type="float">
            <text:p>7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iti74.txt</text:p>
          </table:table-cell>
          <table:table-cell table:formula="of:=SUBSTITUTE([.A72];&quot;.txt&quot;;&quot;&quot;)" office:value-type="string" office:string-value="iti74" calcext:value-type="string">
            <text:p>iti74</text:p>
          </table:table-cell>
          <table:table-cell table:formula="of:=MID([.B72];4;100)" office:value-type="string" office:string-value="74" calcext:value-type="string">
            <text:p>74</text:p>
          </table:table-cell>
          <table:table-cell table:formula="of:=VALUE([.C72])" office:value-type="float" office:value="74" calcext:value-type="float">
            <text:p>7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iti75.txt</text:p>
          </table:table-cell>
          <table:table-cell table:formula="of:=SUBSTITUTE([.A73];&quot;.txt&quot;;&quot;&quot;)" office:value-type="string" office:string-value="iti75" calcext:value-type="string">
            <text:p>iti75</text:p>
          </table:table-cell>
          <table:table-cell table:formula="of:=MID([.B73];4;100)" office:value-type="string" office:string-value="75" calcext:value-type="string">
            <text:p>75</text:p>
          </table:table-cell>
          <table:table-cell table:formula="of:=VALUE([.C73])" office:value-type="float" office:value="75" calcext:value-type="float">
            <text:p>7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iti76.txt</text:p>
          </table:table-cell>
          <table:table-cell table:formula="of:=SUBSTITUTE([.A74];&quot;.txt&quot;;&quot;&quot;)" office:value-type="string" office:string-value="iti76" calcext:value-type="string">
            <text:p>iti76</text:p>
          </table:table-cell>
          <table:table-cell table:formula="of:=MID([.B74];4;100)" office:value-type="string" office:string-value="76" calcext:value-type="string">
            <text:p>76</text:p>
          </table:table-cell>
          <table:table-cell table:formula="of:=VALUE([.C74])"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iti77.txt</text:p>
          </table:table-cell>
          <table:table-cell table:formula="of:=SUBSTITUTE([.A75];&quot;.txt&quot;;&quot;&quot;)" office:value-type="string" office:string-value="iti77" calcext:value-type="string">
            <text:p>iti77</text:p>
          </table:table-cell>
          <table:table-cell table:formula="of:=MID([.B75];4;100)" office:value-type="string" office:string-value="77" calcext:value-type="string">
            <text:p>77</text:p>
          </table:table-cell>
          <table:table-cell table:formula="of:=VALUE([.C75])"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iti78.txt</text:p>
          </table:table-cell>
          <table:table-cell table:formula="of:=SUBSTITUTE([.A76];&quot;.txt&quot;;&quot;&quot;)" office:value-type="string" office:string-value="iti78" calcext:value-type="string">
            <text:p>iti78</text:p>
          </table:table-cell>
          <table:table-cell table:formula="of:=MID([.B76];4;100)" office:value-type="string" office:string-value="78" calcext:value-type="string">
            <text:p>78</text:p>
          </table:table-cell>
          <table:table-cell table:formula="of:=VALUE([.C76])"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iti79.txt</text:p>
          </table:table-cell>
          <table:table-cell table:formula="of:=SUBSTITUTE([.A77];&quot;.txt&quot;;&quot;&quot;)" office:value-type="string" office:string-value="iti79" calcext:value-type="string">
            <text:p>iti79</text:p>
          </table:table-cell>
          <table:table-cell table:formula="of:=MID([.B77];4;100)" office:value-type="string" office:string-value="79" calcext:value-type="string">
            <text:p>79</text:p>
          </table:table-cell>
          <table:table-cell table:formula="of:=VALUE([.C77])" office:value-type="float" office:value="79" calcext:value-type="float">
            <text:p>7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iti80.txt</text:p>
          </table:table-cell>
          <table:table-cell table:formula="of:=SUBSTITUTE([.A78];&quot;.txt&quot;;&quot;&quot;)" office:value-type="string" office:string-value="iti80" calcext:value-type="string">
            <text:p>iti80</text:p>
          </table:table-cell>
          <table:table-cell table:formula="of:=MID([.B78];4;100)" office:value-type="string" office:string-value="80" calcext:value-type="string">
            <text:p>80</text:p>
          </table:table-cell>
          <table:table-cell table:formula="of:=VALUE([.C78])" office:value-type="float" office:value="80" calcext:value-type="float">
            <text:p>8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iti81.txt</text:p>
          </table:table-cell>
          <table:table-cell table:formula="of:=SUBSTITUTE([.A79];&quot;.txt&quot;;&quot;&quot;)" office:value-type="string" office:string-value="iti81" calcext:value-type="string">
            <text:p>iti81</text:p>
          </table:table-cell>
          <table:table-cell table:formula="of:=MID([.B79];4;100)" office:value-type="string" office:string-value="81" calcext:value-type="string">
            <text:p>81</text:p>
          </table:table-cell>
          <table:table-cell table:formula="of:=VALUE([.C79])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iti82.txt</text:p>
          </table:table-cell>
          <table:table-cell table:formula="of:=SUBSTITUTE([.A80];&quot;.txt&quot;;&quot;&quot;)" office:value-type="string" office:string-value="iti82" calcext:value-type="string">
            <text:p>iti82</text:p>
          </table:table-cell>
          <table:table-cell table:formula="of:=MID([.B80];4;100)" office:value-type="string" office:string-value="82" calcext:value-type="string">
            <text:p>82</text:p>
          </table:table-cell>
          <table:table-cell table:formula="of:=VALUE([.C80])"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iti83.txt</text:p>
          </table:table-cell>
          <table:table-cell table:formula="of:=SUBSTITUTE([.A81];&quot;.txt&quot;;&quot;&quot;)" office:value-type="string" office:string-value="iti83" calcext:value-type="string">
            <text:p>iti83</text:p>
          </table:table-cell>
          <table:table-cell table:formula="of:=MID([.B81];4;100)" office:value-type="string" office:string-value="83" calcext:value-type="string">
            <text:p>83</text:p>
          </table:table-cell>
          <table:table-cell table:formula="of:=VALUE([.C81])" office:value-type="float" office:value="83" calcext:value-type="float">
            <text:p>83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iti84.txt</text:p>
          </table:table-cell>
          <table:table-cell table:formula="of:=SUBSTITUTE([.A82];&quot;.txt&quot;;&quot;&quot;)" office:value-type="string" office:string-value="iti84" calcext:value-type="string">
            <text:p>iti84</text:p>
          </table:table-cell>
          <table:table-cell table:formula="of:=MID([.B82];4;100)" office:value-type="string" office:string-value="84" calcext:value-type="string">
            <text:p>84</text:p>
          </table:table-cell>
          <table:table-cell table:formula="of:=VALUE([.C82])"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iti85.txt</text:p>
          </table:table-cell>
          <table:table-cell table:formula="of:=SUBSTITUTE([.A83];&quot;.txt&quot;;&quot;&quot;)" office:value-type="string" office:string-value="iti85" calcext:value-type="string">
            <text:p>iti85</text:p>
          </table:table-cell>
          <table:table-cell table:formula="of:=MID([.B83];4;100)" office:value-type="string" office:string-value="85" calcext:value-type="string">
            <text:p>85</text:p>
          </table:table-cell>
          <table:table-cell table:formula="of:=VALUE([.C83])" office:value-type="float" office:value="85" calcext:value-type="float">
            <text:p>8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iti86.txt</text:p>
          </table:table-cell>
          <table:table-cell table:formula="of:=SUBSTITUTE([.A84];&quot;.txt&quot;;&quot;&quot;)" office:value-type="string" office:string-value="iti86" calcext:value-type="string">
            <text:p>iti86</text:p>
          </table:table-cell>
          <table:table-cell table:formula="of:=MID([.B84];4;100)" office:value-type="string" office:string-value="86" calcext:value-type="string">
            <text:p>86</text:p>
          </table:table-cell>
          <table:table-cell table:formula="of:=VALUE([.C84])" office:value-type="float" office:value="86" calcext:value-type="float">
            <text:p>86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iti87.txt</text:p>
          </table:table-cell>
          <table:table-cell table:formula="of:=SUBSTITUTE([.A85];&quot;.txt&quot;;&quot;&quot;)" office:value-type="string" office:string-value="iti87" calcext:value-type="string">
            <text:p>iti87</text:p>
          </table:table-cell>
          <table:table-cell table:formula="of:=MID([.B85];4;100)" office:value-type="string" office:string-value="87" calcext:value-type="string">
            <text:p>87</text:p>
          </table:table-cell>
          <table:table-cell table:formula="of:=VALUE([.C85])" office:value-type="float" office:value="87" calcext:value-type="float">
            <text:p>87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iti88.txt</text:p>
          </table:table-cell>
          <table:table-cell table:formula="of:=SUBSTITUTE([.A86];&quot;.txt&quot;;&quot;&quot;)" office:value-type="string" office:string-value="iti88" calcext:value-type="string">
            <text:p>iti88</text:p>
          </table:table-cell>
          <table:table-cell table:formula="of:=MID([.B86];4;100)" office:value-type="string" office:string-value="88" calcext:value-type="string">
            <text:p>88</text:p>
          </table:table-cell>
          <table:table-cell table:formula="of:=VALUE([.C86])" office:value-type="float" office:value="88" calcext:value-type="float">
            <text:p>8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iti89.txt</text:p>
          </table:table-cell>
          <table:table-cell table:formula="of:=SUBSTITUTE([.A87];&quot;.txt&quot;;&quot;&quot;)" office:value-type="string" office:string-value="iti89" calcext:value-type="string">
            <text:p>iti89</text:p>
          </table:table-cell>
          <table:table-cell table:formula="of:=MID([.B87];4;100)" office:value-type="string" office:string-value="89" calcext:value-type="string">
            <text:p>89</text:p>
          </table:table-cell>
          <table:table-cell table:formula="of:=VALUE([.C87])" office:value-type="float" office:value="89" calcext:value-type="float">
            <text:p>89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iti90.txt</text:p>
          </table:table-cell>
          <table:table-cell table:formula="of:=SUBSTITUTE([.A88];&quot;.txt&quot;;&quot;&quot;)" office:value-type="string" office:string-value="iti90" calcext:value-type="string">
            <text:p>iti90</text:p>
          </table:table-cell>
          <table:table-cell table:formula="of:=MID([.B88];4;100)" office:value-type="string" office:string-value="90" calcext:value-type="string">
            <text:p>90</text:p>
          </table:table-cell>
          <table:table-cell table:formula="of:=VALUE([.C88])" office:value-type="float" office:value="90" calcext:value-type="float">
            <text:p>90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iti91.txt</text:p>
          </table:table-cell>
          <table:table-cell table:formula="of:=SUBSTITUTE([.A89];&quot;.txt&quot;;&quot;&quot;)" office:value-type="string" office:string-value="iti91" calcext:value-type="string">
            <text:p>iti91</text:p>
          </table:table-cell>
          <table:table-cell table:formula="of:=MID([.B89];4;100)" office:value-type="string" office:string-value="91" calcext:value-type="string">
            <text:p>91</text:p>
          </table:table-cell>
          <table:table-cell table:formula="of:=VALUE([.C89])" office:value-type="float" office:value="91" calcext:value-type="float">
            <text:p>91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iti92.txt</text:p>
          </table:table-cell>
          <table:table-cell table:formula="of:=SUBSTITUTE([.A90];&quot;.txt&quot;;&quot;&quot;)" office:value-type="string" office:string-value="iti92" calcext:value-type="string">
            <text:p>iti92</text:p>
          </table:table-cell>
          <table:table-cell table:formula="of:=MID([.B90];4;100)" office:value-type="string" office:string-value="92" calcext:value-type="string">
            <text:p>92</text:p>
          </table:table-cell>
          <table:table-cell table:formula="of:=VALUE([.C90])" office:value-type="float" office:value="92" calcext:value-type="float">
            <text:p>92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iti93.txt</text:p>
          </table:table-cell>
          <table:table-cell table:formula="of:=SUBSTITUTE([.A91];&quot;.txt&quot;;&quot;&quot;)" office:value-type="string" office:string-value="iti93" calcext:value-type="string">
            <text:p>iti93</text:p>
          </table:table-cell>
          <table:table-cell table:formula="of:=MID([.B91];4;100)" office:value-type="string" office:string-value="93" calcext:value-type="string">
            <text:p>93</text:p>
          </table:table-cell>
          <table:table-cell table:formula="of:=VALUE([.C91])" office:value-type="float" office:value="93" calcext:value-type="float">
            <text:p>93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iti94.txt</text:p>
          </table:table-cell>
          <table:table-cell table:formula="of:=SUBSTITUTE([.A92];&quot;.txt&quot;;&quot;&quot;)" office:value-type="string" office:string-value="iti94" calcext:value-type="string">
            <text:p>iti94</text:p>
          </table:table-cell>
          <table:table-cell table:formula="of:=MID([.B92];4;100)" office:value-type="string" office:string-value="94" calcext:value-type="string">
            <text:p>94</text:p>
          </table:table-cell>
          <table:table-cell table:formula="of:=VALUE([.C92])" office:value-type="float" office:value="94" calcext:value-type="float">
            <text:p>94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iti95.txt</text:p>
          </table:table-cell>
          <table:table-cell table:formula="of:=SUBSTITUTE([.A93];&quot;.txt&quot;;&quot;&quot;)" office:value-type="string" office:string-value="iti95" calcext:value-type="string">
            <text:p>iti95</text:p>
          </table:table-cell>
          <table:table-cell table:formula="of:=MID([.B93];4;100)" office:value-type="string" office:string-value="95" calcext:value-type="string">
            <text:p>95</text:p>
          </table:table-cell>
          <table:table-cell table:formula="of:=VALUE([.C93])"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iti96.txt</text:p>
          </table:table-cell>
          <table:table-cell table:formula="of:=SUBSTITUTE([.A94];&quot;.txt&quot;;&quot;&quot;)" office:value-type="string" office:string-value="iti96" calcext:value-type="string">
            <text:p>iti96</text:p>
          </table:table-cell>
          <table:table-cell table:formula="of:=MID([.B94];4;100)" office:value-type="string" office:string-value="96" calcext:value-type="string">
            <text:p>96</text:p>
          </table:table-cell>
          <table:table-cell table:formula="of:=VALUE([.C94])" office:value-type="float" office:value="96" calcext:value-type="float">
            <text:p>9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iti97.txt</text:p>
          </table:table-cell>
          <table:table-cell table:formula="of:=SUBSTITUTE([.A95];&quot;.txt&quot;;&quot;&quot;)" office:value-type="string" office:string-value="iti97" calcext:value-type="string">
            <text:p>iti97</text:p>
          </table:table-cell>
          <table:table-cell table:formula="of:=MID([.B95];4;100)" office:value-type="string" office:string-value="97" calcext:value-type="string">
            <text:p>97</text:p>
          </table:table-cell>
          <table:table-cell table:formula="of:=VALUE([.C95])" office:value-type="float" office:value="97" calcext:value-type="float">
            <text:p>9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iti98.txt</text:p>
          </table:table-cell>
          <table:table-cell table:formula="of:=SUBSTITUTE([.A96];&quot;.txt&quot;;&quot;&quot;)" office:value-type="string" office:string-value="iti98" calcext:value-type="string">
            <text:p>iti98</text:p>
          </table:table-cell>
          <table:table-cell table:formula="of:=MID([.B96];4;100)" office:value-type="string" office:string-value="98" calcext:value-type="string">
            <text:p>98</text:p>
          </table:table-cell>
          <table:table-cell table:formula="of:=VALUE([.C96])" office:value-type="float" office:value="98" calcext:value-type="float">
            <text:p>98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iti99.txt</text:p>
          </table:table-cell>
          <table:table-cell table:formula="of:=SUBSTITUTE([.A97];&quot;.txt&quot;;&quot;&quot;)" office:value-type="string" office:string-value="iti99" calcext:value-type="string">
            <text:p>iti99</text:p>
          </table:table-cell>
          <table:table-cell table:formula="of:=MID([.B97];4;100)" office:value-type="string" office:string-value="99" calcext:value-type="string">
            <text:p>99</text:p>
          </table:table-cell>
          <table:table-cell table:formula="of:=VALUE([.C97])" office:value-type="float" office:value="99" calcext:value-type="float">
            <text:p>99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iti100.txt</text:p>
          </table:table-cell>
          <table:table-cell table:formula="of:=SUBSTITUTE([.A98];&quot;.txt&quot;;&quot;&quot;)" office:value-type="string" office:string-value="iti100" calcext:value-type="string">
            <text:p>iti100</text:p>
          </table:table-cell>
          <table:table-cell table:formula="of:=MID([.B98];4;100)" office:value-type="string" office:string-value="100" calcext:value-type="string">
            <text:p>100</text:p>
          </table:table-cell>
          <table:table-cell table:formula="of:=VALUE([.C98])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i101.txt</text:p>
          </table:table-cell>
          <table:table-cell table:formula="of:=SUBSTITUTE([.A99];&quot;.txt&quot;;&quot;&quot;)" office:value-type="string" office:string-value="iti101" calcext:value-type="string">
            <text:p>iti101</text:p>
          </table:table-cell>
          <table:table-cell table:formula="of:=MID([.B99];4;100)" office:value-type="string" office:string-value="101" calcext:value-type="string">
            <text:p>101</text:p>
          </table:table-cell>
          <table:table-cell table:formula="of:=VALUE([.C99])"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2.txt</text:p>
          </table:table-cell>
          <table:table-cell table:formula="of:=SUBSTITUTE([.A100];&quot;.txt&quot;;&quot;&quot;)" office:value-type="string" office:string-value="iti102" calcext:value-type="string">
            <text:p>iti102</text:p>
          </table:table-cell>
          <table:table-cell table:formula="of:=MID([.B100];4;100)" office:value-type="string" office:string-value="102" calcext:value-type="string">
            <text:p>102</text:p>
          </table:table-cell>
          <table:table-cell table:formula="of:=VALUE([.C100])" office:value-type="float" office:value="102" calcext:value-type="float">
            <text:p>10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iti103.txt</text:p>
          </table:table-cell>
          <table:table-cell table:formula="of:=SUBSTITUTE([.A101];&quot;.txt&quot;;&quot;&quot;)" office:value-type="string" office:string-value="iti103" calcext:value-type="string">
            <text:p>iti103</text:p>
          </table:table-cell>
          <table:table-cell table:formula="of:=MID([.B101];4;100)" office:value-type="string" office:string-value="103" calcext:value-type="string">
            <text:p>103</text:p>
          </table:table-cell>
          <table:table-cell table:formula="of:=VALUE([.C101])" office:value-type="float" office:value="103" calcext:value-type="float">
            <text:p>1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iti104.txt</text:p>
          </table:table-cell>
          <table:table-cell table:formula="of:=SUBSTITUTE([.A102];&quot;.txt&quot;;&quot;&quot;)" office:value-type="string" office:string-value="iti104" calcext:value-type="string">
            <text:p>iti104</text:p>
          </table:table-cell>
          <table:table-cell table:formula="of:=MID([.B102];4;100)" office:value-type="string" office:string-value="104" calcext:value-type="string">
            <text:p>104</text:p>
          </table:table-cell>
          <table:table-cell table:formula="of:=VALUE([.C102])"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ti105.txt</text:p>
          </table:table-cell>
          <table:table-cell table:formula="of:=SUBSTITUTE([.A103];&quot;.txt&quot;;&quot;&quot;)" office:value-type="string" office:string-value="iti105" calcext:value-type="string">
            <text:p>iti105</text:p>
          </table:table-cell>
          <table:table-cell table:formula="of:=MID([.B103];4;100)" office:value-type="string" office:string-value="105" calcext:value-type="string">
            <text:p>105</text:p>
          </table:table-cell>
          <table:table-cell table:formula="of:=VALUE([.C103])" office:value-type="float" office:value="105" calcext:value-type="float">
            <text:p>10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ti106.txt</text:p>
          </table:table-cell>
          <table:table-cell table:formula="of:=SUBSTITUTE([.A104];&quot;.txt&quot;;&quot;&quot;)" office:value-type="string" office:string-value="iti106" calcext:value-type="string">
            <text:p>iti106</text:p>
          </table:table-cell>
          <table:table-cell table:formula="of:=MID([.B104];4;100)" office:value-type="string" office:string-value="106" calcext:value-type="string">
            <text:p>106</text:p>
          </table:table-cell>
          <table:table-cell table:formula="of:=VALUE([.C104])" office:value-type="float" office:value="106" calcext:value-type="float">
            <text:p>106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iti107.txt</text:p>
          </table:table-cell>
          <table:table-cell table:formula="of:=SUBSTITUTE([.A105];&quot;.txt&quot;;&quot;&quot;)" office:value-type="string" office:string-value="iti107" calcext:value-type="string">
            <text:p>iti107</text:p>
          </table:table-cell>
          <table:table-cell table:formula="of:=MID([.B105];4;100)" office:value-type="string" office:string-value="107" calcext:value-type="string">
            <text:p>107</text:p>
          </table:table-cell>
          <table:table-cell table:formula="of:=VALUE([.C105])" office:value-type="float" office:value="107" calcext:value-type="float">
            <text:p>10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iti108.txt</text:p>
          </table:table-cell>
          <table:table-cell table:formula="of:=SUBSTITUTE([.A106];&quot;.txt&quot;;&quot;&quot;)" office:value-type="string" office:string-value="iti108" calcext:value-type="string">
            <text:p>iti108</text:p>
          </table:table-cell>
          <table:table-cell table:formula="of:=MID([.B106];4;100)" office:value-type="string" office:string-value="108" calcext:value-type="string">
            <text:p>108</text:p>
          </table:table-cell>
          <table:table-cell table:formula="of:=VALUE([.C106])"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iti109.txt</text:p>
          </table:table-cell>
          <table:table-cell table:formula="of:=SUBSTITUTE([.A107];&quot;.txt&quot;;&quot;&quot;)" office:value-type="string" office:string-value="iti109" calcext:value-type="string">
            <text:p>iti109</text:p>
          </table:table-cell>
          <table:table-cell table:formula="of:=MID([.B107];4;100)" office:value-type="string" office:string-value="109" calcext:value-type="string">
            <text:p>109</text:p>
          </table:table-cell>
          <table:table-cell table:formula="of:=VALUE([.C107])" office:value-type="float" office:value="109" calcext:value-type="float">
            <text:p>109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iti110.txt</text:p>
          </table:table-cell>
          <table:table-cell table:formula="of:=SUBSTITUTE([.A108];&quot;.txt&quot;;&quot;&quot;)" office:value-type="string" office:string-value="iti110" calcext:value-type="string">
            <text:p>iti110</text:p>
          </table:table-cell>
          <table:table-cell table:formula="of:=MID([.B108];4;100)" office:value-type="string" office:string-value="110" calcext:value-type="string">
            <text:p>110</text:p>
          </table:table-cell>
          <table:table-cell table:formula="of:=VALUE([.C108])" office:value-type="float" office:value="110" calcext:value-type="float">
            <text:p>1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iti111.txt</text:p>
          </table:table-cell>
          <table:table-cell table:formula="of:=SUBSTITUTE([.A109];&quot;.txt&quot;;&quot;&quot;)" office:value-type="string" office:string-value="iti111" calcext:value-type="string">
            <text:p>iti111</text:p>
          </table:table-cell>
          <table:table-cell table:formula="of:=MID([.B109];4;100)" office:value-type="string" office:string-value="111" calcext:value-type="string">
            <text:p>111</text:p>
          </table:table-cell>
          <table:table-cell table:formula="of:=VALUE([.C109])" office:value-type="float" office:value="111" calcext:value-type="float">
            <text:p>1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iti112.txt</text:p>
          </table:table-cell>
          <table:table-cell table:formula="of:=SUBSTITUTE([.A110];&quot;.txt&quot;;&quot;&quot;)" office:value-type="string" office:string-value="iti112" calcext:value-type="string">
            <text:p>iti112</text:p>
          </table:table-cell>
          <table:table-cell table:formula="of:=MID([.B110];4;100)" office:value-type="string" office:string-value="112" calcext:value-type="string">
            <text:p>112</text:p>
          </table:table-cell>
          <table:table-cell table:formula="of:=VALUE([.C110])" office:value-type="float" office:value="112" calcext:value-type="float">
            <text:p>112</text:p>
          </table:table-cell>
          <table:table-cell office:value-type="float" office:value="13" calcext:value-type="float">
            <text:p>13</text:p>
          </table:table-cell>
        </table:table-row>
      </table:table>
      <table:table table:name="Iti-rec" table:style-name="ta1"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iti1</text:p>
          </table:table-cell>
          <table:table-cell office:value-type="string" calcext:value-type="string">
            <text:p><text:s/>Itivuttaka 1</text:p>
          </table:table-cell>
          <table:table-cell office:value-type="float" office:value="44.199184" calcext:value-type="float">
            <text:p>44.199184</text:p>
          </table:table-cell>
          <table:table-cell office:value-type="string" calcext:value-type="string">
            <text:p>iti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</text:p>
          </table:table-cell>
          <table:table-cell office:value-type="string" calcext:value-type="string">
            <text:p><text:s/>Itivuttaka 10—13</text:p>
          </table:table-cell>
          <table:table-cell office:value-type="float" office:value="36.257959" calcext:value-type="float">
            <text:p>36.257959</text:p>
          </table:table-cell>
          <table:table-cell office:value-type="string" calcext:value-type="string">
            <text:p>iti10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0</text:p>
          </table:table-cell>
          <table:table-cell office:value-type="string" calcext:value-type="string">
            <text:p><text:s/>Itivuttaka 100</text:p>
          </table:table-cell>
          <table:table-cell office:value-type="float" office:value="94.563265" calcext:value-type="float">
            <text:p>94.563265</text:p>
          </table:table-cell>
          <table:table-cell office:value-type="string" calcext:value-type="string">
            <text:p>iti100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1</text:p>
          </table:table-cell>
          <table:table-cell office:value-type="string" calcext:value-type="string">
            <text:p><text:s/>Itivuttaka 101</text:p>
          </table:table-cell>
          <table:table-cell office:value-type="float" office:value="74.292245" calcext:value-type="float">
            <text:p>74.292245</text:p>
          </table:table-cell>
          <table:table-cell office:value-type="string" calcext:value-type="string">
            <text:p>iti101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2</text:p>
          </table:table-cell>
          <table:table-cell office:value-type="string" calcext:value-type="string">
            <text:p><text:s/>Itivuttaka 102</text:p>
          </table:table-cell>
          <table:table-cell office:value-type="float" office:value="77.844898" calcext:value-type="float">
            <text:p>77.844898</text:p>
          </table:table-cell>
          <table:table-cell office:value-type="string" calcext:value-type="string">
            <text:p>iti102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3</text:p>
          </table:table-cell>
          <table:table-cell office:value-type="string" calcext:value-type="string">
            <text:p><text:s/>Itivuttaka 103</text:p>
          </table:table-cell>
          <table:table-cell office:value-type="float" office:value="126.92898" calcext:value-type="float">
            <text:p>126.92898</text:p>
          </table:table-cell>
          <table:table-cell office:value-type="string" calcext:value-type="string">
            <text:p>iti103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4</text:p>
          </table:table-cell>
          <table:table-cell office:value-type="string" calcext:value-type="string">
            <text:p><text:s/>Itivuttaka 104</text:p>
          </table:table-cell>
          <table:table-cell office:value-type="float" office:value="125.962449" calcext:value-type="float">
            <text:p>125.962449</text:p>
          </table:table-cell>
          <table:table-cell office:value-type="string" calcext:value-type="string">
            <text:p>iti104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5</text:p>
          </table:table-cell>
          <table:table-cell office:value-type="string" calcext:value-type="string">
            <text:p><text:s/>Itivuttaka 105</text:p>
          </table:table-cell>
          <table:table-cell office:value-type="float" office:value="69.825306" calcext:value-type="float">
            <text:p>69.825306</text:p>
          </table:table-cell>
          <table:table-cell office:value-type="string" calcext:value-type="string">
            <text:p>iti105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6</text:p>
          </table:table-cell>
          <table:table-cell office:value-type="string" calcext:value-type="string">
            <text:p><text:s/>Itivuttaka 106</text:p>
          </table:table-cell>
          <table:table-cell office:value-type="float" office:value="89.364898" calcext:value-type="float">
            <text:p>89.364898</text:p>
          </table:table-cell>
          <table:table-cell office:value-type="string" calcext:value-type="string">
            <text:p>iti106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7</text:p>
          </table:table-cell>
          <table:table-cell office:value-type="string" calcext:value-type="string">
            <text:p><text:s/>Itivuttaka 107</text:p>
          </table:table-cell>
          <table:table-cell office:value-type="float" office:value="84.062041" calcext:value-type="float">
            <text:p>84.062041</text:p>
          </table:table-cell>
          <table:table-cell office:value-type="string" calcext:value-type="string">
            <text:p>iti107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8</text:p>
          </table:table-cell>
          <table:table-cell office:value-type="string" calcext:value-type="string">
            <text:p><text:s/>Itivuttaka 108</text:p>
          </table:table-cell>
          <table:table-cell office:value-type="float" office:value="68.675918" calcext:value-type="float">
            <text:p>68.675918</text:p>
          </table:table-cell>
          <table:table-cell office:value-type="string" calcext:value-type="string">
            <text:p>iti108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09</text:p>
          </table:table-cell>
          <table:table-cell office:value-type="string" calcext:value-type="string">
            <text:p><text:s/>Itivuttaka 109</text:p>
          </table:table-cell>
          <table:table-cell office:value-type="float" office:value="108.90449" calcext:value-type="float">
            <text:p>108.90449</text:p>
          </table:table-cell>
          <table:table-cell office:value-type="string" calcext:value-type="string">
            <text:p>iti109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10</text:p>
          </table:table-cell>
          <table:table-cell office:value-type="string" calcext:value-type="string">
            <text:p><text:s/>Itivuttaka 110</text:p>
          </table:table-cell>
          <table:table-cell office:value-type="float" office:value="148.244898" calcext:value-type="float">
            <text:p>148.244898</text:p>
          </table:table-cell>
          <table:table-cell office:value-type="string" calcext:value-type="string">
            <text:p>iti110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11</text:p>
          </table:table-cell>
          <table:table-cell office:value-type="string" calcext:value-type="string">
            <text:p><text:s/>Itivuttaka 111</text:p>
          </table:table-cell>
          <table:table-cell office:value-type="float" office:value="155.010612" calcext:value-type="float">
            <text:p>155.010612</text:p>
          </table:table-cell>
          <table:table-cell office:value-type="string" calcext:value-type="string">
            <text:p>iti111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12</text:p>
          </table:table-cell>
          <table:table-cell office:value-type="string" calcext:value-type="string">
            <text:p><text:s/>Itivuttaka 112</text:p>
          </table:table-cell>
          <table:table-cell office:value-type="float" office:value="216.267755" calcext:value-type="float">
            <text:p>216.267755</text:p>
          </table:table-cell>
          <table:table-cell office:value-type="string" calcext:value-type="string">
            <text:p>iti112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4</text:p>
          </table:table-cell>
          <table:table-cell office:value-type="string" calcext:value-type="string">
            <text:p><text:s/>Itivuttaka 14</text:p>
          </table:table-cell>
          <table:table-cell office:value-type="float" office:value="43.206531" calcext:value-type="float">
            <text:p>43.206531</text:p>
          </table:table-cell>
          <table:table-cell office:value-type="string" calcext:value-type="string">
            <text:p>iti14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5</text:p>
          </table:table-cell>
          <table:table-cell office:value-type="string" calcext:value-type="string">
            <text:p><text:s/>Itivuttaka 15</text:p>
          </table:table-cell>
          <table:table-cell office:value-type="float" office:value="48.74449" calcext:value-type="float">
            <text:p>48.74449</text:p>
          </table:table-cell>
          <table:table-cell office:value-type="string" calcext:value-type="string">
            <text:p>iti15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6</text:p>
          </table:table-cell>
          <table:table-cell office:value-type="string" calcext:value-type="string">
            <text:p><text:s/>Itivuttaka 16</text:p>
          </table:table-cell>
          <table:table-cell office:value-type="float" office:value="42.893061" calcext:value-type="float">
            <text:p>42.893061</text:p>
          </table:table-cell>
          <table:table-cell office:value-type="string" calcext:value-type="string">
            <text:p>iti16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7</text:p>
          </table:table-cell>
          <table:table-cell office:value-type="string" calcext:value-type="string">
            <text:p><text:s/>Itivuttaka 17</text:p>
          </table:table-cell>
          <table:table-cell office:value-type="float" office:value="43.128163" calcext:value-type="float">
            <text:p>43.128163</text:p>
          </table:table-cell>
          <table:table-cell office:value-type="string" calcext:value-type="string">
            <text:p>iti17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8</text:p>
          </table:table-cell>
          <table:table-cell office:value-type="string" calcext:value-type="string">
            <text:p><text:s/>Itivuttaka 18</text:p>
          </table:table-cell>
          <table:table-cell office:value-type="float" office:value="59.95102" calcext:value-type="float">
            <text:p>59.95102</text:p>
          </table:table-cell>
          <table:table-cell office:value-type="string" calcext:value-type="string">
            <text:p>iti18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19</text:p>
          </table:table-cell>
          <table:table-cell office:value-type="string" calcext:value-type="string">
            <text:p><text:s/>Itivuttaka 19</text:p>
          </table:table-cell>
          <table:table-cell office:value-type="float" office:value="57.547755" calcext:value-type="float">
            <text:p>57.547755</text:p>
          </table:table-cell>
          <table:table-cell office:value-type="string" calcext:value-type="string">
            <text:p>iti19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</text:p>
          </table:table-cell>
          <table:table-cell office:value-type="string" calcext:value-type="string">
            <text:p><text:s/>Itivuttaka 2</text:p>
          </table:table-cell>
          <table:table-cell office:value-type="float" office:value="34.194286" calcext:value-type="float">
            <text:p>34.194286</text:p>
          </table:table-cell>
          <table:table-cell office:value-type="string" calcext:value-type="string">
            <text:p>iti2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0</text:p>
          </table:table-cell>
          <table:table-cell office:value-type="string" calcext:value-type="string">
            <text:p><text:s/>Itivuttaka 20</text:p>
          </table:table-cell>
          <table:table-cell office:value-type="float" office:value="63.503673" calcext:value-type="float">
            <text:p>63.503673</text:p>
          </table:table-cell>
          <table:table-cell office:value-type="string" calcext:value-type="string">
            <text:p>iti20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1</text:p>
          </table:table-cell>
          <table:table-cell office:value-type="string" calcext:value-type="string">
            <text:p><text:s/>Itivuttaka 21</text:p>
          </table:table-cell>
          <table:table-cell office:value-type="float" office:value="59.376327" calcext:value-type="float">
            <text:p>59.376327</text:p>
          </table:table-cell>
          <table:table-cell office:value-type="string" calcext:value-type="string">
            <text:p>iti21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2</text:p>
          </table:table-cell>
          <table:table-cell office:value-type="string" calcext:value-type="string">
            <text:p><text:s/>Itivuttaka 22</text:p>
          </table:table-cell>
          <table:table-cell office:value-type="float" office:value="117.524898" calcext:value-type="float">
            <text:p>117.524898</text:p>
          </table:table-cell>
          <table:table-cell office:value-type="string" calcext:value-type="string">
            <text:p>iti22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3</text:p>
          </table:table-cell>
          <table:table-cell office:value-type="string" calcext:value-type="string">
            <text:p><text:s/>Itivuttaka 23</text:p>
          </table:table-cell>
          <table:table-cell office:value-type="float" office:value="51.121633" calcext:value-type="float">
            <text:p>51.121633</text:p>
          </table:table-cell>
          <table:table-cell office:value-type="string" calcext:value-type="string">
            <text:p>iti23</text:p>
          </table:table-cell>
          <table:table-cell table:formula="of:=IF([.A26]=[.D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4</text:p>
          </table:table-cell>
          <table:table-cell office:value-type="string" calcext:value-type="string">
            <text:p><text:s/>Itivuttaka 24</text:p>
          </table:table-cell>
          <table:table-cell office:value-type="float" office:value="66.690612" calcext:value-type="float">
            <text:p>66.690612</text:p>
          </table:table-cell>
          <table:table-cell office:value-type="string" calcext:value-type="string">
            <text:p>iti24</text:p>
          </table:table-cell>
          <table:table-cell table:formula="of:=IF([.A27]=[.D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5</text:p>
          </table:table-cell>
          <table:table-cell office:value-type="string" calcext:value-type="string">
            <text:p><text:s/>Itivuttaka 25</text:p>
          </table:table-cell>
          <table:table-cell office:value-type="float" office:value="30.223673" calcext:value-type="float">
            <text:p>30.223673</text:p>
          </table:table-cell>
          <table:table-cell office:value-type="string" calcext:value-type="string">
            <text:p>iti25</text:p>
          </table:table-cell>
          <table:table-cell table:formula="of:=IF([.A28]=[.D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6</text:p>
          </table:table-cell>
          <table:table-cell office:value-type="string" calcext:value-type="string">
            <text:p><text:s/>Itivuttaka 26</text:p>
          </table:table-cell>
          <table:table-cell office:value-type="float" office:value="78.602449" calcext:value-type="float">
            <text:p>78.602449</text:p>
          </table:table-cell>
          <table:table-cell office:value-type="string" calcext:value-type="string">
            <text:p>iti26</text:p>
          </table:table-cell>
          <table:table-cell table:formula="of:=IF([.A29]=[.D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7</text:p>
          </table:table-cell>
          <table:table-cell office:value-type="string" calcext:value-type="string">
            <text:p><text:s/>Itivuttaka 27</text:p>
          </table:table-cell>
          <table:table-cell office:value-type="float" office:value="157.753469" calcext:value-type="float">
            <text:p>157.753469</text:p>
          </table:table-cell>
          <table:table-cell office:value-type="string" calcext:value-type="string">
            <text:p>iti27</text:p>
          </table:table-cell>
          <table:table-cell table:formula="of:=IF([.A30]=[.D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8</text:p>
          </table:table-cell>
          <table:table-cell office:value-type="string" calcext:value-type="string">
            <text:p><text:s/>Itivuttaka 28</text:p>
          </table:table-cell>
          <table:table-cell office:value-type="float" office:value="65.619592" calcext:value-type="float">
            <text:p>65.619592</text:p>
          </table:table-cell>
          <table:table-cell office:value-type="string" calcext:value-type="string">
            <text:p>iti28</text:p>
          </table:table-cell>
          <table:table-cell table:formula="of:=IF([.A31]=[.D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29</text:p>
          </table:table-cell>
          <table:table-cell office:value-type="string" calcext:value-type="string">
            <text:p><text:s/>Itivuttaka 29</text:p>
          </table:table-cell>
          <table:table-cell office:value-type="float" office:value="64.626939" calcext:value-type="float">
            <text:p>64.626939</text:p>
          </table:table-cell>
          <table:table-cell office:value-type="string" calcext:value-type="string">
            <text:p>iti29</text:p>
          </table:table-cell>
          <table:table-cell table:formula="of:=IF([.A32]=[.D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</text:p>
          </table:table-cell>
          <table:table-cell office:value-type="string" calcext:value-type="string">
            <text:p><text:s/>Itivuttaka 3</text:p>
          </table:table-cell>
          <table:table-cell office:value-type="float" office:value="34.35102" calcext:value-type="float">
            <text:p>34.35102</text:p>
          </table:table-cell>
          <table:table-cell office:value-type="string" calcext:value-type="string">
            <text:p>iti3</text:p>
          </table:table-cell>
          <table:table-cell table:formula="of:=IF([.A33]=[.D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0</text:p>
          </table:table-cell>
          <table:table-cell office:value-type="string" calcext:value-type="string">
            <text:p><text:s/>Itivuttaka 30</text:p>
          </table:table-cell>
          <table:table-cell office:value-type="float" office:value="55.379592" calcext:value-type="float">
            <text:p>55.379592</text:p>
          </table:table-cell>
          <table:table-cell office:value-type="string" calcext:value-type="string">
            <text:p>iti30</text:p>
          </table:table-cell>
          <table:table-cell table:formula="of:=IF([.A34]=[.D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1</text:p>
          </table:table-cell>
          <table:table-cell office:value-type="string" calcext:value-type="string">
            <text:p><text:s/>Itivuttaka 31</text:p>
          </table:table-cell>
          <table:table-cell office:value-type="float" office:value="55.431837" calcext:value-type="float">
            <text:p>55.431837</text:p>
          </table:table-cell>
          <table:table-cell office:value-type="string" calcext:value-type="string">
            <text:p>iti31</text:p>
          </table:table-cell>
          <table:table-cell table:formula="of:=IF([.A35]=[.D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2</text:p>
          </table:table-cell>
          <table:table-cell office:value-type="string" calcext:value-type="string">
            <text:p><text:s/>Itivuttaka 32</text:p>
          </table:table-cell>
          <table:table-cell office:value-type="float" office:value="33.567347" calcext:value-type="float">
            <text:p>33.567347</text:p>
          </table:table-cell>
          <table:table-cell office:value-type="string" calcext:value-type="string">
            <text:p>iti32</text:p>
          </table:table-cell>
          <table:table-cell table:formula="of:=IF([.A36]=[.D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3</text:p>
          </table:table-cell>
          <table:table-cell office:value-type="string" calcext:value-type="string">
            <text:p><text:s/>Itivuttaka 33</text:p>
          </table:table-cell>
          <table:table-cell office:value-type="float" office:value="35.134694" calcext:value-type="float">
            <text:p>35.134694</text:p>
          </table:table-cell>
          <table:table-cell office:value-type="string" calcext:value-type="string">
            <text:p>iti33</text:p>
          </table:table-cell>
          <table:table-cell table:formula="of:=IF([.A37]=[.D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4</text:p>
          </table:table-cell>
          <table:table-cell office:value-type="string" calcext:value-type="string">
            <text:p><text:s/>Itivuttaka 34</text:p>
          </table:table-cell>
          <table:table-cell office:value-type="float" office:value="60.525714" calcext:value-type="float">
            <text:p>60.525714</text:p>
          </table:table-cell>
          <table:table-cell office:value-type="string" calcext:value-type="string">
            <text:p>iti34</text:p>
          </table:table-cell>
          <table:table-cell table:formula="of:=IF([.A38]=[.D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5</text:p>
          </table:table-cell>
          <table:table-cell office:value-type="string" calcext:value-type="string">
            <text:p><text:s/>Itivuttaka 35</text:p>
          </table:table-cell>
          <table:table-cell office:value-type="float" office:value="53.080816" calcext:value-type="float">
            <text:p>53.080816</text:p>
          </table:table-cell>
          <table:table-cell office:value-type="string" calcext:value-type="string">
            <text:p>iti35</text:p>
          </table:table-cell>
          <table:table-cell table:formula="of:=IF([.A39]=[.D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6</text:p>
          </table:table-cell>
          <table:table-cell office:value-type="string" calcext:value-type="string">
            <text:p><text:s/>Itivuttaka 36</text:p>
          </table:table-cell>
          <table:table-cell office:value-type="float" office:value="53.786122" calcext:value-type="float">
            <text:p>53.786122</text:p>
          </table:table-cell>
          <table:table-cell office:value-type="string" calcext:value-type="string">
            <text:p>iti36</text:p>
          </table:table-cell>
          <table:table-cell table:formula="of:=IF([.A40]=[.D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7</text:p>
          </table:table-cell>
          <table:table-cell office:value-type="string" calcext:value-type="string">
            <text:p><text:s/>Itivuttaka 37</text:p>
          </table:table-cell>
          <table:table-cell office:value-type="float" office:value="56.293878" calcext:value-type="float">
            <text:p>56.293878</text:p>
          </table:table-cell>
          <table:table-cell office:value-type="string" calcext:value-type="string">
            <text:p>iti37</text:p>
          </table:table-cell>
          <table:table-cell table:formula="of:=IF([.A41]=[.D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8</text:p>
          </table:table-cell>
          <table:table-cell office:value-type="string" calcext:value-type="string">
            <text:p><text:s/>Itivuttaka 38</text:p>
          </table:table-cell>
          <table:table-cell office:value-type="float" office:value="128.914286" calcext:value-type="float">
            <text:p>128.914286</text:p>
          </table:table-cell>
          <table:table-cell office:value-type="string" calcext:value-type="string">
            <text:p>iti38</text:p>
          </table:table-cell>
          <table:table-cell table:formula="of:=IF([.A42]=[.D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39</text:p>
          </table:table-cell>
          <table:table-cell office:value-type="string" calcext:value-type="string">
            <text:p><text:s/>Itivuttaka 39</text:p>
          </table:table-cell>
          <table:table-cell office:value-type="float" office:value="58.174694" calcext:value-type="float">
            <text:p>58.174694</text:p>
          </table:table-cell>
          <table:table-cell office:value-type="string" calcext:value-type="string">
            <text:p>iti39</text:p>
          </table:table-cell>
          <table:table-cell table:formula="of:=IF([.A43]=[.D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</text:p>
          </table:table-cell>
          <table:table-cell office:value-type="string" calcext:value-type="string">
            <text:p><text:s/>Itivuttaka 4</text:p>
          </table:table-cell>
          <table:table-cell office:value-type="float" office:value="34.037551" calcext:value-type="float">
            <text:p>34.037551</text:p>
          </table:table-cell>
          <table:table-cell office:value-type="string" calcext:value-type="string">
            <text:p>iti4</text:p>
          </table:table-cell>
          <table:table-cell table:formula="of:=IF([.A44]=[.D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0</text:p>
          </table:table-cell>
          <table:table-cell office:value-type="string" calcext:value-type="string">
            <text:p><text:s/>Itivuttaka 40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iti40</text:p>
          </table:table-cell>
          <table:table-cell table:formula="of:=IF([.A45]=[.D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1</text:p>
          </table:table-cell>
          <table:table-cell office:value-type="string" calcext:value-type="string">
            <text:p><text:s/>Itivuttaka 41</text:p>
          </table:table-cell>
          <table:table-cell office:value-type="float" office:value="68.310204" calcext:value-type="float">
            <text:p>68.310204</text:p>
          </table:table-cell>
          <table:table-cell office:value-type="string" calcext:value-type="string">
            <text:p>iti41</text:p>
          </table:table-cell>
          <table:table-cell table:formula="of:=IF([.A46]=[.D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2</text:p>
          </table:table-cell>
          <table:table-cell office:value-type="string" calcext:value-type="string">
            <text:p><text:s/>Itivuttaka 42</text:p>
          </table:table-cell>
          <table:table-cell office:value-type="float" office:value="66.377143" calcext:value-type="float">
            <text:p>66.377143</text:p>
          </table:table-cell>
          <table:table-cell office:value-type="string" calcext:value-type="string">
            <text:p>iti42</text:p>
          </table:table-cell>
          <table:table-cell table:formula="of:=IF([.A47]=[.D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3</text:p>
          </table:table-cell>
          <table:table-cell office:value-type="string" calcext:value-type="string">
            <text:p><text:s/>Itivuttaka 43</text:p>
          </table:table-cell>
          <table:table-cell office:value-type="float" office:value="64.261224" calcext:value-type="float">
            <text:p>64.261224</text:p>
          </table:table-cell>
          <table:table-cell office:value-type="string" calcext:value-type="string">
            <text:p>iti43</text:p>
          </table:table-cell>
          <table:table-cell table:formula="of:=IF([.A48]=[.D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4</text:p>
          </table:table-cell>
          <table:table-cell office:value-type="string" calcext:value-type="string">
            <text:p><text:s/>Itivuttaka 44</text:p>
          </table:table-cell>
          <table:table-cell office:value-type="float" office:value="123.533061" calcext:value-type="float">
            <text:p>123.533061</text:p>
          </table:table-cell>
          <table:table-cell office:value-type="string" calcext:value-type="string">
            <text:p>iti44</text:p>
          </table:table-cell>
          <table:table-cell table:formula="of:=IF([.A49]=[.D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5</text:p>
          </table:table-cell>
          <table:table-cell office:value-type="string" calcext:value-type="string">
            <text:p><text:s/>Itivuttaka 45</text:p>
          </table:table-cell>
          <table:table-cell office:value-type="float" office:value="63.111837" calcext:value-type="float">
            <text:p>63.111837</text:p>
          </table:table-cell>
          <table:table-cell office:value-type="string" calcext:value-type="string">
            <text:p>iti45</text:p>
          </table:table-cell>
          <table:table-cell table:formula="of:=IF([.A50]=[.D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6</text:p>
          </table:table-cell>
          <table:table-cell office:value-type="string" calcext:value-type="string">
            <text:p><text:s/>Itivuttaka 46</text:p>
          </table:table-cell>
          <table:table-cell office:value-type="float" office:value="71.810612" calcext:value-type="float">
            <text:p>71.810612</text:p>
          </table:table-cell>
          <table:table-cell office:value-type="string" calcext:value-type="string">
            <text:p>iti46</text:p>
          </table:table-cell>
          <table:table-cell table:formula="of:=IF([.A51]=[.D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7</text:p>
          </table:table-cell>
          <table:table-cell office:value-type="string" calcext:value-type="string">
            <text:p><text:s/>Itivuttaka 47</text:p>
          </table:table-cell>
          <table:table-cell office:value-type="float" office:value="83.879184" calcext:value-type="float">
            <text:p>83.879184</text:p>
          </table:table-cell>
          <table:table-cell office:value-type="string" calcext:value-type="string">
            <text:p>iti47</text:p>
          </table:table-cell>
          <table:table-cell table:formula="of:=IF([.A52]=[.D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8</text:p>
          </table:table-cell>
          <table:table-cell office:value-type="string" calcext:value-type="string">
            <text:p><text:s/>Itivuttaka 48</text:p>
          </table:table-cell>
          <table:table-cell office:value-type="float" office:value="69.877551" calcext:value-type="float">
            <text:p>69.877551</text:p>
          </table:table-cell>
          <table:table-cell office:value-type="string" calcext:value-type="string">
            <text:p>iti48</text:p>
          </table:table-cell>
          <table:table-cell table:formula="of:=IF([.A53]=[.D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49</text:p>
          </table:table-cell>
          <table:table-cell office:value-type="string" calcext:value-type="string">
            <text:p><text:s/>Itivuttaka 49</text:p>
          </table:table-cell>
          <table:table-cell office:value-type="float" office:value="109.244082" calcext:value-type="float">
            <text:p>109.244082</text:p>
          </table:table-cell>
          <table:table-cell office:value-type="string" calcext:value-type="string">
            <text:p>iti49</text:p>
          </table:table-cell>
          <table:table-cell table:formula="of:=IF([.A54]=[.D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</text:p>
          </table:table-cell>
          <table:table-cell office:value-type="string" calcext:value-type="string">
            <text:p><text:s/>Itivuttaka 5</text:p>
          </table:table-cell>
          <table:table-cell office:value-type="float" office:value="34.194286" calcext:value-type="float">
            <text:p>34.194286</text:p>
          </table:table-cell>
          <table:table-cell office:value-type="string" calcext:value-type="string">
            <text:p>iti5</text:p>
          </table:table-cell>
          <table:table-cell table:formula="of:=IF([.A55]=[.D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0</text:p>
          </table:table-cell>
          <table:table-cell office:value-type="string" calcext:value-type="string">
            <text:p><text:s/>Itivuttaka 50</text:p>
          </table:table-cell>
          <table:table-cell office:value-type="float" office:value="34.220408" calcext:value-type="float">
            <text:p>34.220408</text:p>
          </table:table-cell>
          <table:table-cell office:value-type="string" calcext:value-type="string">
            <text:p>iti50</text:p>
          </table:table-cell>
          <table:table-cell table:formula="of:=IF([.A56]=[.D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1</text:p>
          </table:table-cell>
          <table:table-cell office:value-type="string" calcext:value-type="string">
            <text:p><text:s/>Itivuttaka 51</text:p>
          </table:table-cell>
          <table:table-cell office:value-type="float" office:value="49.449796" calcext:value-type="float">
            <text:p>49.449796</text:p>
          </table:table-cell>
          <table:table-cell office:value-type="string" calcext:value-type="string">
            <text:p>iti51</text:p>
          </table:table-cell>
          <table:table-cell table:formula="of:=IF([.A57]=[.D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2</text:p>
          </table:table-cell>
          <table:table-cell office:value-type="string" calcext:value-type="string">
            <text:p><text:s/>Itivuttaka 52</text:p>
          </table:table-cell>
          <table:table-cell office:value-type="float" office:value="39.653878" calcext:value-type="float">
            <text:p>39.653878</text:p>
          </table:table-cell>
          <table:table-cell office:value-type="string" calcext:value-type="string">
            <text:p>iti52</text:p>
          </table:table-cell>
          <table:table-cell table:formula="of:=IF([.A58]=[.D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3</text:p>
          </table:table-cell>
          <table:table-cell office:value-type="string" calcext:value-type="string">
            <text:p><text:s/>Itivuttaka 53</text:p>
          </table:table-cell>
          <table:table-cell office:value-type="float" office:value="68.675918" calcext:value-type="float">
            <text:p>68.675918</text:p>
          </table:table-cell>
          <table:table-cell office:value-type="string" calcext:value-type="string">
            <text:p>iti53</text:p>
          </table:table-cell>
          <table:table-cell table:formula="of:=IF([.A59]=[.D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4</text:p>
          </table:table-cell>
          <table:table-cell office:value-type="string" calcext:value-type="string">
            <text:p><text:s/>Itivuttaka 54</text:p>
          </table:table-cell>
          <table:table-cell office:value-type="float" office:value="39.758367" calcext:value-type="float">
            <text:p>39.758367</text:p>
          </table:table-cell>
          <table:table-cell office:value-type="string" calcext:value-type="string">
            <text:p>iti54</text:p>
          </table:table-cell>
          <table:table-cell table:formula="of:=IF([.A60]=[.D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5</text:p>
          </table:table-cell>
          <table:table-cell office:value-type="string" calcext:value-type="string">
            <text:p><text:s/>Itivuttaka 55</text:p>
          </table:table-cell>
          <table:table-cell office:value-type="float" office:value="49.136327" calcext:value-type="float">
            <text:p>49.136327</text:p>
          </table:table-cell>
          <table:table-cell office:value-type="string" calcext:value-type="string">
            <text:p>iti55</text:p>
          </table:table-cell>
          <table:table-cell table:formula="of:=IF([.A61]=[.D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6</text:p>
          </table:table-cell>
          <table:table-cell office:value-type="string" calcext:value-type="string">
            <text:p><text:s/>Itivuttaka 56</text:p>
          </table:table-cell>
          <table:table-cell office:value-type="float" office:value="40.150204" calcext:value-type="float">
            <text:p>40.150204</text:p>
          </table:table-cell>
          <table:table-cell office:value-type="string" calcext:value-type="string">
            <text:p>iti56</text:p>
          </table:table-cell>
          <table:table-cell table:formula="of:=IF([.A62]=[.D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7</text:p>
          </table:table-cell>
          <table:table-cell office:value-type="string" calcext:value-type="string">
            <text:p><text:s/>Itivuttaka 57</text:p>
          </table:table-cell>
          <table:table-cell office:value-type="float" office:value="38.138776" calcext:value-type="float">
            <text:p>38.138776</text:p>
          </table:table-cell>
          <table:table-cell office:value-type="string" calcext:value-type="string">
            <text:p>iti57</text:p>
          </table:table-cell>
          <table:table-cell table:formula="of:=IF([.A63]=[.D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8</text:p>
          </table:table-cell>
          <table:table-cell office:value-type="string" calcext:value-type="string">
            <text:p><text:s/>Itivuttaka 58</text:p>
          </table:table-cell>
          <table:table-cell office:value-type="float" office:value="44.538776" calcext:value-type="float">
            <text:p>44.538776</text:p>
          </table:table-cell>
          <table:table-cell office:value-type="string" calcext:value-type="string">
            <text:p>iti58</text:p>
          </table:table-cell>
          <table:table-cell table:formula="of:=IF([.A64]=[.D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59</text:p>
          </table:table-cell>
          <table:table-cell office:value-type="string" calcext:value-type="string">
            <text:p><text:s/>Itivuttaka 59</text:p>
          </table:table-cell>
          <table:table-cell office:value-type="float" office:value="46.628571" calcext:value-type="float">
            <text:p>46.628571</text:p>
          </table:table-cell>
          <table:table-cell office:value-type="string" calcext:value-type="string">
            <text:p>iti59</text:p>
          </table:table-cell>
          <table:table-cell table:formula="of:=IF([.A65]=[.D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</text:p>
          </table:table-cell>
          <table:table-cell office:value-type="string" calcext:value-type="string">
            <text:p><text:s/>Itivuttaka 6</text:p>
          </table:table-cell>
          <table:table-cell office:value-type="float" office:value="34.194286" calcext:value-type="float">
            <text:p>34.194286</text:p>
          </table:table-cell>
          <table:table-cell office:value-type="string" calcext:value-type="string">
            <text:p>iti6</text:p>
          </table:table-cell>
          <table:table-cell table:formula="of:=IF([.A66]=[.D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0</text:p>
          </table:table-cell>
          <table:table-cell office:value-type="string" calcext:value-type="string">
            <text:p><text:s/>Itivuttaka 60</text:p>
          </table:table-cell>
          <table:table-cell office:value-type="float" office:value="48.143673" calcext:value-type="float">
            <text:p>48.143673</text:p>
          </table:table-cell>
          <table:table-cell office:value-type="string" calcext:value-type="string">
            <text:p>iti60</text:p>
          </table:table-cell>
          <table:table-cell table:formula="of:=IF([.A67]=[.D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1</text:p>
          </table:table-cell>
          <table:table-cell office:value-type="string" calcext:value-type="string">
            <text:p><text:s/>Itivuttaka 61</text:p>
          </table:table-cell>
          <table:table-cell office:value-type="float" office:value="43.102041" calcext:value-type="float">
            <text:p>43.102041</text:p>
          </table:table-cell>
          <table:table-cell office:value-type="string" calcext:value-type="string">
            <text:p>iti61</text:p>
          </table:table-cell>
          <table:table-cell table:formula="of:=IF([.A68]=[.D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2</text:p>
          </table:table-cell>
          <table:table-cell office:value-type="string" calcext:value-type="string">
            <text:p><text:s/>Itivuttaka 62</text:p>
          </table:table-cell>
          <table:table-cell office:value-type="float" office:value="55.196735" calcext:value-type="float">
            <text:p>55.196735</text:p>
          </table:table-cell>
          <table:table-cell office:value-type="string" calcext:value-type="string">
            <text:p>iti62</text:p>
          </table:table-cell>
          <table:table-cell table:formula="of:=IF([.A69]=[.D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3</text:p>
          </table:table-cell>
          <table:table-cell office:value-type="string" calcext:value-type="string">
            <text:p><text:s/>Itivuttaka 63</text:p>
          </table:table-cell>
          <table:table-cell office:value-type="float" office:value="52.558367" calcext:value-type="float">
            <text:p>52.558367</text:p>
          </table:table-cell>
          <table:table-cell office:value-type="string" calcext:value-type="string">
            <text:p>iti63</text:p>
          </table:table-cell>
          <table:table-cell table:formula="of:=IF([.A70]=[.D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4</text:p>
          </table:table-cell>
          <table:table-cell office:value-type="string" calcext:value-type="string">
            <text:p><text:s/>Itivuttaka 64</text:p>
          </table:table-cell>
          <table:table-cell office:value-type="float" office:value="40.124082" calcext:value-type="float">
            <text:p>40.124082</text:p>
          </table:table-cell>
          <table:table-cell office:value-type="string" calcext:value-type="string">
            <text:p>iti64</text:p>
          </table:table-cell>
          <table:table-cell table:formula="of:=IF([.A71]=[.D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5</text:p>
          </table:table-cell>
          <table:table-cell office:value-type="string" calcext:value-type="string">
            <text:p><text:s/>Itivuttaka 65</text:p>
          </table:table-cell>
          <table:table-cell office:value-type="float" office:value="39.862857" calcext:value-type="float">
            <text:p>39.862857</text:p>
          </table:table-cell>
          <table:table-cell office:value-type="string" calcext:value-type="string">
            <text:p>iti65</text:p>
          </table:table-cell>
          <table:table-cell table:formula="of:=IF([.A72]=[.D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6</text:p>
          </table:table-cell>
          <table:table-cell office:value-type="string" calcext:value-type="string">
            <text:p><text:s/>Itivuttaka 66</text:p>
          </table:table-cell>
          <table:table-cell office:value-type="float" office:value="33.07102" calcext:value-type="float">
            <text:p>33.07102</text:p>
          </table:table-cell>
          <table:table-cell office:value-type="string" calcext:value-type="string">
            <text:p>iti66</text:p>
          </table:table-cell>
          <table:table-cell table:formula="of:=IF([.A73]=[.D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7</text:p>
          </table:table-cell>
          <table:table-cell office:value-type="string" calcext:value-type="string">
            <text:p><text:s/>Itivuttaka 67</text:p>
          </table:table-cell>
          <table:table-cell office:value-type="float" office:value="31.582041" calcext:value-type="float">
            <text:p>31.582041</text:p>
          </table:table-cell>
          <table:table-cell office:value-type="string" calcext:value-type="string">
            <text:p>iti67</text:p>
          </table:table-cell>
          <table:table-cell table:formula="of:=IF([.A74]=[.D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8</text:p>
          </table:table-cell>
          <table:table-cell office:value-type="string" calcext:value-type="string">
            <text:p><text:s/>Itivuttaka 68</text:p>
          </table:table-cell>
          <table:table-cell office:value-type="float" office:value="55.562449" calcext:value-type="float">
            <text:p>55.562449</text:p>
          </table:table-cell>
          <table:table-cell office:value-type="string" calcext:value-type="string">
            <text:p>iti68</text:p>
          </table:table-cell>
          <table:table-cell table:formula="of:=IF([.A75]=[.D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69</text:p>
          </table:table-cell>
          <table:table-cell office:value-type="string" calcext:value-type="string">
            <text:p><text:s/>Itivuttaka 69</text:p>
          </table:table-cell>
          <table:table-cell office:value-type="float" office:value="72.359184" calcext:value-type="float">
            <text:p>72.359184</text:p>
          </table:table-cell>
          <table:table-cell office:value-type="string" calcext:value-type="string">
            <text:p>iti69</text:p>
          </table:table-cell>
          <table:table-cell table:formula="of:=IF([.A76]=[.D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</text:p>
          </table:table-cell>
          <table:table-cell office:value-type="string" calcext:value-type="string">
            <text:p><text:s/>Itivuttaka 7</text:p>
          </table:table-cell>
          <table:table-cell office:value-type="float" office:value="40.280816" calcext:value-type="float">
            <text:p>40.280816</text:p>
          </table:table-cell>
          <table:table-cell office:value-type="string" calcext:value-type="string">
            <text:p>iti7</text:p>
          </table:table-cell>
          <table:table-cell table:formula="of:=IF([.A77]=[.D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0</text:p>
          </table:table-cell>
          <table:table-cell office:value-type="string" calcext:value-type="string">
            <text:p><text:s/>Itivuttaka 70</text:p>
          </table:table-cell>
          <table:table-cell office:value-type="float" office:value="99.160816" calcext:value-type="float">
            <text:p>99.160816</text:p>
          </table:table-cell>
          <table:table-cell office:value-type="string" calcext:value-type="string">
            <text:p>iti70</text:p>
          </table:table-cell>
          <table:table-cell table:formula="of:=IF([.A78]=[.D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1</text:p>
          </table:table-cell>
          <table:table-cell office:value-type="string" calcext:value-type="string">
            <text:p><text:s/>Itivuttaka 71</text:p>
          </table:table-cell>
          <table:table-cell office:value-type="float" office:value="94.119184" calcext:value-type="float">
            <text:p>94.119184</text:p>
          </table:table-cell>
          <table:table-cell office:value-type="string" calcext:value-type="string">
            <text:p>iti71</text:p>
          </table:table-cell>
          <table:table-cell table:formula="of:=IF([.A79]=[.D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2</text:p>
          </table:table-cell>
          <table:table-cell office:value-type="string" calcext:value-type="string">
            <text:p><text:s/>Itivuttaka 72</text:p>
          </table:table-cell>
          <table:table-cell office:value-type="float" office:value="53.315918" calcext:value-type="float">
            <text:p>53.315918</text:p>
          </table:table-cell>
          <table:table-cell office:value-type="string" calcext:value-type="string">
            <text:p>iti72</text:p>
          </table:table-cell>
          <table:table-cell table:formula="of:=IF([.A80]=[.D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3</text:p>
          </table:table-cell>
          <table:table-cell office:value-type="string" calcext:value-type="string">
            <text:p><text:s/>Itivuttaka 73</text:p>
          </table:table-cell>
          <table:table-cell office:value-type="float" office:value="52.636735" calcext:value-type="float">
            <text:p>52.636735</text:p>
          </table:table-cell>
          <table:table-cell office:value-type="string" calcext:value-type="string">
            <text:p>iti73</text:p>
          </table:table-cell>
          <table:table-cell table:formula="of:=IF([.A81]=[.D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4</text:p>
          </table:table-cell>
          <table:table-cell office:value-type="string" calcext:value-type="string">
            <text:p><text:s/>Itivuttaka 74</text:p>
          </table:table-cell>
          <table:table-cell office:value-type="float" office:value="197.355102" calcext:value-type="float">
            <text:p>197.355102</text:p>
          </table:table-cell>
          <table:table-cell office:value-type="string" calcext:value-type="string">
            <text:p>iti74</text:p>
          </table:table-cell>
          <table:table-cell table:formula="of:=IF([.A82]=[.D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5</text:p>
          </table:table-cell>
          <table:table-cell office:value-type="string" calcext:value-type="string">
            <text:p><text:s/>Itivuttaka 75</text:p>
          </table:table-cell>
          <table:table-cell office:value-type="float" office:value="154.88" calcext:value-type="float">
            <text:p>154.88</text:p>
          </table:table-cell>
          <table:table-cell office:value-type="string" calcext:value-type="string">
            <text:p>iti75</text:p>
          </table:table-cell>
          <table:table-cell table:formula="of:=IF([.A83]=[.D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6</text:p>
          </table:table-cell>
          <table:table-cell office:value-type="string" calcext:value-type="string">
            <text:p><text:s/>Itivuttaka 76</text:p>
          </table:table-cell>
          <table:table-cell office:value-type="float" office:value="133.537959" calcext:value-type="float">
            <text:p>133.537959</text:p>
          </table:table-cell>
          <table:table-cell office:value-type="string" calcext:value-type="string">
            <text:p>iti76</text:p>
          </table:table-cell>
          <table:table-cell table:formula="of:=IF([.A84]=[.D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7</text:p>
          </table:table-cell>
          <table:table-cell office:value-type="string" calcext:value-type="string">
            <text:p><text:s/>Itivuttaka 77</text:p>
          </table:table-cell>
          <table:table-cell office:value-type="float" office:value="33.933061" calcext:value-type="float">
            <text:p>33.933061</text:p>
          </table:table-cell>
          <table:table-cell office:value-type="string" calcext:value-type="string">
            <text:p>iti77</text:p>
          </table:table-cell>
          <table:table-cell table:formula="of:=IF([.A85]=[.D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8</text:p>
          </table:table-cell>
          <table:table-cell office:value-type="string" calcext:value-type="string">
            <text:p><text:s/>Itivuttaka 78</text:p>
          </table:table-cell>
          <table:table-cell office:value-type="float" office:value="93.857959" calcext:value-type="float">
            <text:p>93.857959</text:p>
          </table:table-cell>
          <table:table-cell office:value-type="string" calcext:value-type="string">
            <text:p>iti78</text:p>
          </table:table-cell>
          <table:table-cell table:formula="of:=IF([.A86]=[.D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79</text:p>
          </table:table-cell>
          <table:table-cell office:value-type="string" calcext:value-type="string">
            <text:p><text:s/>Itivuttaka 79</text:p>
          </table:table-cell>
          <table:table-cell office:value-type="float" office:value="95.451429" calcext:value-type="float">
            <text:p>95.451429</text:p>
          </table:table-cell>
          <table:table-cell office:value-type="string" calcext:value-type="string">
            <text:p>iti79</text:p>
          </table:table-cell>
          <table:table-cell table:formula="of:=IF([.A87]=[.D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</text:p>
          </table:table-cell>
          <table:table-cell office:value-type="string" calcext:value-type="string">
            <text:p><text:s/>Itivuttaka 8</text:p>
          </table:table-cell>
          <table:table-cell office:value-type="float" office:value="49.214694" calcext:value-type="float">
            <text:p>49.214694</text:p>
          </table:table-cell>
          <table:table-cell office:value-type="string" calcext:value-type="string">
            <text:p>iti8</text:p>
          </table:table-cell>
          <table:table-cell table:formula="of:=IF([.A88]=[.D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0</text:p>
          </table:table-cell>
          <table:table-cell office:value-type="string" calcext:value-type="string">
            <text:p><text:s/>Itivuttaka 80</text:p>
          </table:table-cell>
          <table:table-cell office:value-type="float" office:value="52.715102" calcext:value-type="float">
            <text:p>52.715102</text:p>
          </table:table-cell>
          <table:table-cell office:value-type="string" calcext:value-type="string">
            <text:p>iti80</text:p>
          </table:table-cell>
          <table:table-cell table:formula="of:=IF([.A89]=[.D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1</text:p>
          </table:table-cell>
          <table:table-cell office:value-type="string" calcext:value-type="string">
            <text:p><text:s/>Itivuttaka 81</text:p>
          </table:table-cell>
          <table:table-cell office:value-type="float" office:value="154.932245" calcext:value-type="float">
            <text:p>154.932245</text:p>
          </table:table-cell>
          <table:table-cell office:value-type="string" calcext:value-type="string">
            <text:p>iti81</text:p>
          </table:table-cell>
          <table:table-cell table:formula="of:=IF([.A90]=[.D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2</text:p>
          </table:table-cell>
          <table:table-cell office:value-type="string" calcext:value-type="string">
            <text:p><text:s/>Itivuttaka 82</text:p>
          </table:table-cell>
          <table:table-cell office:value-type="float" office:value="128.287347" calcext:value-type="float">
            <text:p>128.287347</text:p>
          </table:table-cell>
          <table:table-cell office:value-type="string" calcext:value-type="string">
            <text:p>iti82</text:p>
          </table:table-cell>
          <table:table-cell table:formula="of:=IF([.A91]=[.D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3</text:p>
          </table:table-cell>
          <table:table-cell office:value-type="string" calcext:value-type="string">
            <text:p><text:s/>Itivuttaka 83</text:p>
          </table:table-cell>
          <table:table-cell office:value-type="float" office:value="172.669388" calcext:value-type="float">
            <text:p>172.669388</text:p>
          </table:table-cell>
          <table:table-cell office:value-type="string" calcext:value-type="string">
            <text:p>iti83</text:p>
          </table:table-cell>
          <table:table-cell table:formula="of:=IF([.A92]=[.D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4</text:p>
          </table:table-cell>
          <table:table-cell office:value-type="string" calcext:value-type="string">
            <text:p><text:s/>Itivuttaka 84</text:p>
          </table:table-cell>
          <table:table-cell office:value-type="float" office:value="198.556735" calcext:value-type="float">
            <text:p>198.556735</text:p>
          </table:table-cell>
          <table:table-cell office:value-type="string" calcext:value-type="string">
            <text:p>iti84</text:p>
          </table:table-cell>
          <table:table-cell table:formula="of:=IF([.A93]=[.D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5</text:p>
          </table:table-cell>
          <table:table-cell office:value-type="string" calcext:value-type="string">
            <text:p><text:s/>Itivuttaka 85</text:p>
          </table:table-cell>
          <table:table-cell office:value-type="float" office:value="68.91102" calcext:value-type="float">
            <text:p>68.91102</text:p>
          </table:table-cell>
          <table:table-cell office:value-type="string" calcext:value-type="string">
            <text:p>iti85</text:p>
          </table:table-cell>
          <table:table-cell table:formula="of:=IF([.A94]=[.D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6</text:p>
          </table:table-cell>
          <table:table-cell office:value-type="string" calcext:value-type="string">
            <text:p><text:s/>Itivuttaka 86</text:p>
          </table:table-cell>
          <table:table-cell office:value-type="float" office:value="54.622041" calcext:value-type="float">
            <text:p>54.622041</text:p>
          </table:table-cell>
          <table:table-cell office:value-type="string" calcext:value-type="string">
            <text:p>iti86</text:p>
          </table:table-cell>
          <table:table-cell table:formula="of:=IF([.A95]=[.D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7</text:p>
          </table:table-cell>
          <table:table-cell office:value-type="string" calcext:value-type="string">
            <text:p><text:s/>Itivuttaka 87</text:p>
          </table:table-cell>
          <table:table-cell office:value-type="float" office:value="119.719184" calcext:value-type="float">
            <text:p>119.719184</text:p>
          </table:table-cell>
          <table:table-cell office:value-type="string" calcext:value-type="string">
            <text:p>iti87</text:p>
          </table:table-cell>
          <table:table-cell table:formula="of:=IF([.A96]=[.D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8</text:p>
          </table:table-cell>
          <table:table-cell office:value-type="string" calcext:value-type="string">
            <text:p><text:s/>Itivuttaka 88</text:p>
          </table:table-cell>
          <table:table-cell office:value-type="float" office:value="138.605714" calcext:value-type="float">
            <text:p>138.605714</text:p>
          </table:table-cell>
          <table:table-cell office:value-type="string" calcext:value-type="string">
            <text:p>iti88</text:p>
          </table:table-cell>
          <table:table-cell table:formula="of:=IF([.A97]=[.D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89</text:p>
          </table:table-cell>
          <table:table-cell office:value-type="string" calcext:value-type="string">
            <text:p><text:s/>Itivuttaka 89</text:p>
          </table:table-cell>
          <table:table-cell office:value-type="float" office:value="125.962449" calcext:value-type="float">
            <text:p>125.962449</text:p>
          </table:table-cell>
          <table:table-cell office:value-type="string" calcext:value-type="string">
            <text:p>iti89</text:p>
          </table:table-cell>
          <table:table-cell table:formula="of:=IF([.A98]=[.D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</text:p>
          </table:table-cell>
          <table:table-cell office:value-type="string" calcext:value-type="string">
            <text:p><text:s/>Itivuttaka 9</text:p>
          </table:table-cell>
          <table:table-cell office:value-type="float" office:value="42.34449" calcext:value-type="float">
            <text:p>42.34449</text:p>
          </table:table-cell>
          <table:table-cell office:value-type="string" calcext:value-type="string">
            <text:p>iti9</text:p>
          </table:table-cell>
          <table:table-cell table:formula="of:=IF([.A99]=[.D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0</text:p>
          </table:table-cell>
          <table:table-cell office:value-type="string" calcext:value-type="string">
            <text:p><text:s/>Itivuttaka 90</text:p>
          </table:table-cell>
          <table:table-cell office:value-type="float" office:value="169.665306" calcext:value-type="float">
            <text:p>169.665306</text:p>
          </table:table-cell>
          <table:table-cell office:value-type="string" calcext:value-type="string">
            <text:p>iti90</text:p>
          </table:table-cell>
          <table:table-cell table:formula="of:=IF([.A100]=[.D1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1</text:p>
          </table:table-cell>
          <table:table-cell office:value-type="string" calcext:value-type="string">
            <text:p><text:s/>Itivuttaka 91</text:p>
          </table:table-cell>
          <table:table-cell office:value-type="float" office:value="110.471837" calcext:value-type="float">
            <text:p>110.471837</text:p>
          </table:table-cell>
          <table:table-cell office:value-type="string" calcext:value-type="string">
            <text:p>iti91</text:p>
          </table:table-cell>
          <table:table-cell table:formula="of:=IF([.A101]=[.D1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2</text:p>
          </table:table-cell>
          <table:table-cell office:value-type="string" calcext:value-type="string">
            <text:p><text:s/>Itivuttaka 92</text:p>
          </table:table-cell>
          <table:table-cell office:value-type="float" office:value="104.097959" calcext:value-type="float">
            <text:p>104.097959</text:p>
          </table:table-cell>
          <table:table-cell office:value-type="string" calcext:value-type="string">
            <text:p>iti92</text:p>
          </table:table-cell>
          <table:table-cell table:formula="of:=IF([.A102]=[.D10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3</text:p>
          </table:table-cell>
          <table:table-cell office:value-type="string" calcext:value-type="string">
            <text:p><text:s/>Itivuttaka 93</text:p>
          </table:table-cell>
          <table:table-cell office:value-type="float" office:value="100.101224" calcext:value-type="float">
            <text:p>100.101224</text:p>
          </table:table-cell>
          <table:table-cell office:value-type="string" calcext:value-type="string">
            <text:p>iti93</text:p>
          </table:table-cell>
          <table:table-cell table:formula="of:=IF([.A103]=[.D1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4</text:p>
          </table:table-cell>
          <table:table-cell office:value-type="string" calcext:value-type="string">
            <text:p><text:s/>Itivuttaka 94</text:p>
          </table:table-cell>
          <table:table-cell office:value-type="float" office:value="38.19102" calcext:value-type="float">
            <text:p>38.19102</text:p>
          </table:table-cell>
          <table:table-cell office:value-type="string" calcext:value-type="string">
            <text:p>iti94</text:p>
          </table:table-cell>
          <table:table-cell table:formula="of:=IF([.A104]=[.D10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5</text:p>
          </table:table-cell>
          <table:table-cell office:value-type="string" calcext:value-type="string">
            <text:p><text:s/>Itivuttaka 95</text:p>
          </table:table-cell>
          <table:table-cell office:value-type="float" office:value="76.173061" calcext:value-type="float">
            <text:p>76.173061</text:p>
          </table:table-cell>
          <table:table-cell office:value-type="string" calcext:value-type="string">
            <text:p>iti95</text:p>
          </table:table-cell>
          <table:table-cell table:formula="of:=IF([.A105]=[.D1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6</text:p>
          </table:table-cell>
          <table:table-cell office:value-type="string" calcext:value-type="string">
            <text:p><text:s/>Itivuttaka 96</text:p>
          </table:table-cell>
          <table:table-cell office:value-type="float" office:value="65.462857" calcext:value-type="float">
            <text:p>65.462857</text:p>
          </table:table-cell>
          <table:table-cell office:value-type="string" calcext:value-type="string">
            <text:p>iti96</text:p>
          </table:table-cell>
          <table:table-cell table:formula="of:=IF([.A106]=[.D1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7</text:p>
          </table:table-cell>
          <table:table-cell office:value-type="string" calcext:value-type="string">
            <text:p><text:s/>Itivuttaka 97</text:p>
          </table:table-cell>
          <table:table-cell office:value-type="float" office:value="137.822041" calcext:value-type="float">
            <text:p>137.822041</text:p>
          </table:table-cell>
          <table:table-cell office:value-type="string" calcext:value-type="string">
            <text:p>iti97</text:p>
          </table:table-cell>
          <table:table-cell table:formula="of:=IF([.A107]=[.D1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8</text:p>
          </table:table-cell>
          <table:table-cell office:value-type="string" calcext:value-type="string">
            <text:p><text:s/>Itivuttaka 98</text:p>
          </table:table-cell>
          <table:table-cell office:value-type="float" office:value="70.138776" calcext:value-type="float">
            <text:p>70.138776</text:p>
          </table:table-cell>
          <table:table-cell office:value-type="string" calcext:value-type="string">
            <text:p>iti98</text:p>
          </table:table-cell>
          <table:table-cell table:formula="of:=IF([.A108]=[.D1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ti99</text:p>
          </table:table-cell>
          <table:table-cell office:value-type="string" calcext:value-type="string">
            <text:p><text:s/>Itivuttaka 99</text:p>
          </table:table-cell>
          <table:table-cell office:value-type="float" office:value="248.32" calcext:value-type="float">
            <text:p>248.32</text:p>
          </table:table-cell>
          <table:table-cell office:value-type="string" calcext:value-type="string">
            <text:p>iti99</text:p>
          </table:table-cell>
          <table:table-cell table:formula="of:=IF([.A109]=[.D109];1;0)" office:value-type="float" office:value="1" calcext:value-type="float">
            <text:p>1</text:p>
          </table:table-cell>
        </table:table-row>
      </table:table>
      <table:table table:name="Kh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khp1.txt</text:p>
          </table:table-cell>
          <table:table-cell table:formula="of:=SUBSTITUTE([.A2];&quot;.txt&quot;;&quot;&quot;)" office:value-type="string" office:string-value="khp1" calcext:value-type="string">
            <text:p>khp1</text:p>
          </table:table-cell>
          <table:table-cell table:formula="of:=MID([.B2];4;100)" office:value-type="string" office:string-value="1" calcext:value-type="string">
            <text:p>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khp2.txt</text:p>
          </table:table-cell>
          <table:table-cell table:formula="of:=SUBSTITUTE([.A3];&quot;.txt&quot;;&quot;&quot;)" office:value-type="string" office:string-value="khp2" calcext:value-type="string">
            <text:p>khp2</text:p>
          </table:table-cell>
          <table:table-cell table:formula="of:=MID([.B3];4;100)" office:value-type="string" office:string-value="2" calcext:value-type="string">
            <text:p>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khp3.txt</text:p>
          </table:table-cell>
          <table:table-cell table:formula="of:=SUBSTITUTE([.A4];&quot;.txt&quot;;&quot;&quot;)" office:value-type="string" office:string-value="khp3" calcext:value-type="string">
            <text:p>khp3</text:p>
          </table:table-cell>
          <table:table-cell table:formula="of:=MID([.B4];4;100)" office:value-type="string" office:string-value="3" calcext:value-type="string">
            <text:p>3</text:p>
          </table:table-cell>
          <table:table-cell table:formula="of:=VALUE([.C4])"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khp4.txt</text:p>
          </table:table-cell>
          <table:table-cell table:formula="of:=SUBSTITUTE([.A5];&quot;.txt&quot;;&quot;&quot;)" office:value-type="string" office:string-value="khp4" calcext:value-type="string">
            <text:p>khp4</text:p>
          </table:table-cell>
          <table:table-cell table:formula="of:=MID([.B5];4;100)" office:value-type="string" office:string-value="4" calcext:value-type="string">
            <text:p>4</text:p>
          </table:table-cell>
          <table:table-cell table:formula="of:=VALUE([.C5])"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khp5.txt</text:p>
          </table:table-cell>
          <table:table-cell table:formula="of:=SUBSTITUTE([.A6];&quot;.txt&quot;;&quot;&quot;)" office:value-type="string" office:string-value="khp5" calcext:value-type="string">
            <text:p>khp5</text:p>
          </table:table-cell>
          <table:table-cell table:formula="of:=MID([.B6];4;100)" office:value-type="string" office:string-value="5" calcext:value-type="string">
            <text:p>5</text:p>
          </table:table-cell>
          <table:table-cell table:formula="of:=VALUE([.C6])" office:value-type="float" office:value="5" calcext:value-type="float">
            <text:p>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khp6.txt</text:p>
          </table:table-cell>
          <table:table-cell table:formula="of:=SUBSTITUTE([.A7];&quot;.txt&quot;;&quot;&quot;)" office:value-type="string" office:string-value="khp6" calcext:value-type="string">
            <text:p>khp6</text:p>
          </table:table-cell>
          <table:table-cell table:formula="of:=MID([.B7];4;100)" office:value-type="string" office:string-value="6" calcext:value-type="string">
            <text:p>6</text:p>
          </table:table-cell>
          <table:table-cell table:formula="of:=VALUE([.C7])"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khp7.txt</text:p>
          </table:table-cell>
          <table:table-cell table:formula="of:=SUBSTITUTE([.A8];&quot;.txt&quot;;&quot;&quot;)" office:value-type="string" office:string-value="khp7" calcext:value-type="string">
            <text:p>khp7</text:p>
          </table:table-cell>
          <table:table-cell table:formula="of:=MID([.B8];4;100)" office:value-type="string" office:string-value="7" calcext:value-type="string">
            <text:p>7</text:p>
          </table:table-cell>
          <table:table-cell table:formula="of:=VALUE([.C8])"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khp8.txt</text:p>
          </table:table-cell>
          <table:table-cell table:formula="of:=SUBSTITUTE([.A9];&quot;.txt&quot;;&quot;&quot;)" office:value-type="string" office:string-value="khp8" calcext:value-type="string">
            <text:p>khp8</text:p>
          </table:table-cell>
          <table:table-cell table:formula="of:=MID([.B9];4;100)" office:value-type="string" office:string-value="8" calcext:value-type="string">
            <text:p>8</text:p>
          </table:table-cell>
          <table:table-cell table:formula="of:=VALUE([.C9])"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khp9.txt</text:p>
          </table:table-cell>
          <table:table-cell table:formula="of:=SUBSTITUTE([.A10];&quot;.txt&quot;;&quot;&quot;)" office:value-type="string" office:string-value="khp9" calcext:value-type="string">
            <text:p>khp9</text:p>
          </table:table-cell>
          <table:table-cell table:formula="of:=MID([.B10];4;100)" office:value-type="string" office:string-value="9" calcext:value-type="string">
            <text:p>9</text:p>
          </table:table-cell>
          <table:table-cell table:formula="of:=VALUE([.C10])"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</table:table-row>
      </table:table>
      <table:table table:name="Khp-rec" table:style-name="ta1">
        <table:table-column table:style-name="co1" table:default-cell-style-name="Default"/>
        <table:table-column table:style-name="co8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khp1</text:p>
          </table:table-cell>
          <table:table-cell office:value-type="string" calcext:value-type="string">
            <text:p><text:s/>Saraṇagamana — Going For Refuge</text:p>
          </table:table-cell>
          <table:table-cell office:value-type="float" office:value="33.906939" calcext:value-type="float">
            <text:p>33.906939</text:p>
          </table:table-cell>
          <table:table-cell office:value-type="string" calcext:value-type="string">
            <text:p>khp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2</text:p>
          </table:table-cell>
          <table:table-cell office:value-type="string" calcext:value-type="string">
            <text:p><text:s/>Dasa Sikkhāpada — The Ten Training Rules</text:p>
          </table:table-cell>
          <table:table-cell office:value-type="float" office:value="59.402449" calcext:value-type="float">
            <text:p>59.402449</text:p>
          </table:table-cell>
          <table:table-cell office:value-type="string" calcext:value-type="string">
            <text:p>khp2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3</text:p>
          </table:table-cell>
          <table:table-cell office:value-type="string" calcext:value-type="string">
            <text:p><text:s/>Dvattiṁsākāra — The 32 Parts</text:p>
          </table:table-cell>
          <table:table-cell office:value-type="float" office:value="39.601633" calcext:value-type="float">
            <text:p>39.601633</text:p>
          </table:table-cell>
          <table:table-cell office:value-type="string" calcext:value-type="string">
            <text:p>khp3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4</text:p>
          </table:table-cell>
          <table:table-cell office:value-type="string" calcext:value-type="string">
            <text:p><text:s/>Sāmaṇera Pañhā — The Novice's Questions</text:p>
          </table:table-cell>
          <table:table-cell office:value-type="float" office:value="257.018776" calcext:value-type="float">
            <text:p>257.018776</text:p>
          </table:table-cell>
          <table:table-cell office:value-type="string" calcext:value-type="string">
            <text:p>khp4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5</text:p>
          </table:table-cell>
          <table:table-cell office:value-type="string" calcext:value-type="string">
            <text:p><text:s/>Maṅgala Sutta — Protection</text:p>
          </table:table-cell>
          <table:table-cell office:value-type="float" office:value="145.293061" calcext:value-type="float">
            <text:p>145.293061</text:p>
          </table:table-cell>
          <table:table-cell office:value-type="string" calcext:value-type="string">
            <text:p>khp5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6</text:p>
          </table:table-cell>
          <table:table-cell office:value-type="string" calcext:value-type="string">
            <text:p><text:s/>Ratana Sutta — Treasures</text:p>
          </table:table-cell>
          <table:table-cell office:value-type="float" office:value="301.139592" calcext:value-type="float">
            <text:p>301.139592</text:p>
          </table:table-cell>
          <table:table-cell office:value-type="string" calcext:value-type="string">
            <text:p>khp6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7</text:p>
          </table:table-cell>
          <table:table-cell office:value-type="string" calcext:value-type="string">
            <text:p><text:s/>Tirokuḍḍa Kaṇḍa — (Hungry Ghosts) Outside The Walls</text:p>
          </table:table-cell>
          <table:table-cell office:value-type="float" office:value="135.627755" calcext:value-type="float">
            <text:p>135.627755</text:p>
          </table:table-cell>
          <table:table-cell office:value-type="string" calcext:value-type="string">
            <text:p>khp7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8</text:p>
          </table:table-cell>
          <table:table-cell office:value-type="string" calcext:value-type="string">
            <text:p><text:s/>Nidhi Kaṇḍa — The Reserve Fund</text:p>
          </table:table-cell>
          <table:table-cell office:value-type="float" office:value="165.146122" calcext:value-type="float">
            <text:p>165.146122</text:p>
          </table:table-cell>
          <table:table-cell office:value-type="string" calcext:value-type="string">
            <text:p>khp8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khp9</text:p>
          </table:table-cell>
          <table:table-cell office:value-type="string" calcext:value-type="string">
            <text:p><text:s/>Karaṇīya Mettā Sutta — Goodwill</text:p>
          </table:table-cell>
          <table:table-cell office:value-type="float" office:value="113.972245" calcext:value-type="float">
            <text:p>113.972245</text:p>
          </table:table-cell>
          <table:table-cell office:value-type="string" calcext:value-type="string">
            <text:p>khp9</text:p>
          </table:table-cell>
          <table:table-cell table:formula="of:=IF([.A9]=[.D9];1;0)" office:value-type="float" office:value="1" calcext:value-type="float">
            <text:p>1</text:p>
          </table:table-cell>
        </table:table-row>
      </table:table>
      <table:table table:name="StNp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StNp1_1.txt</text:p>
          </table:table-cell>
          <table:table-cell table:formula="of:=SUBSTITUTE([.A2];&quot;.txt&quot;;&quot;&quot;)" office:value-type="string" office:string-value="StNp1_1" calcext:value-type="string">
            <text:p>StNp1_1</text:p>
          </table:table-cell>
          <table:table-cell table:formula="of:=MID([.B2];5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2.txt</text:p>
          </table:table-cell>
          <table:table-cell table:formula="of:=SUBSTITUTE([.A3];&quot;.txt&quot;;&quot;&quot;)" office:value-type="string" office:string-value="StNp1_2" calcext:value-type="string">
            <text:p>StNp1_2</text:p>
          </table:table-cell>
          <table:table-cell table:formula="of:=MID([.B3];5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1_3.txt</text:p>
          </table:table-cell>
          <table:table-cell table:formula="of:=SUBSTITUTE([.A4];&quot;.txt&quot;;&quot;&quot;)" office:value-type="string" office:string-value="StNp1_3" calcext:value-type="string">
            <text:p>StNp1_3</text:p>
          </table:table-cell>
          <table:table-cell table:formula="of:=MID([.B4];5;100)" office:value-type="string" office:string-value="1_3" calcext:value-type="string">
            <text:p>1_3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1_4.txt</text:p>
          </table:table-cell>
          <table:table-cell table:formula="of:=SUBSTITUTE([.A5];&quot;.txt&quot;;&quot;&quot;)" office:value-type="string" office:string-value="StNp1_4" calcext:value-type="string">
            <text:p>StNp1_4</text:p>
          </table:table-cell>
          <table:table-cell table:formula="of:=MID([.B5];5;100)" office:value-type="string" office:string-value="1_4" calcext:value-type="string">
            <text:p>1_4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1_5.txt</text:p>
          </table:table-cell>
          <table:table-cell table:formula="of:=SUBSTITUTE([.A6];&quot;.txt&quot;;&quot;&quot;)" office:value-type="string" office:string-value="StNp1_5" calcext:value-type="string">
            <text:p>StNp1_5</text:p>
          </table:table-cell>
          <table:table-cell table:formula="of:=MID([.B6];5;100)" office:value-type="string" office:string-value="1_5" calcext:value-type="string">
            <text:p>1_5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1_6.txt</text:p>
          </table:table-cell>
          <table:table-cell table:formula="of:=SUBSTITUTE([.A7];&quot;.txt&quot;;&quot;&quot;)" office:value-type="string" office:string-value="StNp1_6" calcext:value-type="string">
            <text:p>StNp1_6</text:p>
          </table:table-cell>
          <table:table-cell table:formula="of:=MID([.B7];5;100)" office:value-type="string" office:string-value="1_6" calcext:value-type="string">
            <text:p>1_6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1_7.txt</text:p>
          </table:table-cell>
          <table:table-cell table:formula="of:=SUBSTITUTE([.A8];&quot;.txt&quot;;&quot;&quot;)" office:value-type="string" office:string-value="StNp1_7" calcext:value-type="string">
            <text:p>StNp1_7</text:p>
          </table:table-cell>
          <table:table-cell table:formula="of:=MID([.B8];5;100)" office:value-type="string" office:string-value="1_7" calcext:value-type="string">
            <text:p>1_7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1_8.txt</text:p>
          </table:table-cell>
          <table:table-cell table:formula="of:=SUBSTITUTE([.A9];&quot;.txt&quot;;&quot;&quot;)" office:value-type="string" office:string-value="StNp1_8" calcext:value-type="string">
            <text:p>StNp1_8</text:p>
          </table:table-cell>
          <table:table-cell table:formula="of:=MID([.B9];5;100)" office:value-type="string" office:string-value="1_8" calcext:value-type="string">
            <text:p>1_8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1_9.txt</text:p>
          </table:table-cell>
          <table:table-cell table:formula="of:=SUBSTITUTE([.A10];&quot;.txt&quot;;&quot;&quot;)" office:value-type="string" office:string-value="StNp1_9" calcext:value-type="string">
            <text:p>StNp1_9</text:p>
          </table:table-cell>
          <table:table-cell table:formula="of:=MID([.B10];5;100)" office:value-type="string" office:string-value="1_9" calcext:value-type="string">
            <text:p>1_9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1_10.txt</text:p>
          </table:table-cell>
          <table:table-cell table:formula="of:=SUBSTITUTE([.A11];&quot;.txt&quot;;&quot;&quot;)" office:value-type="string" office:string-value="StNp1_10" calcext:value-type="string">
            <text:p>StNp1_10</text:p>
          </table:table-cell>
          <table:table-cell table:formula="of:=MID([.B11];5;100)" office:value-type="string" office:string-value="1_10" calcext:value-type="string">
            <text:p>1_10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1_11.txt</text:p>
          </table:table-cell>
          <table:table-cell table:formula="of:=SUBSTITUTE([.A12];&quot;.txt&quot;;&quot;&quot;)" office:value-type="string" office:string-value="StNp1_11" calcext:value-type="string">
            <text:p>StNp1_11</text:p>
          </table:table-cell>
          <table:table-cell table:formula="of:=MID([.B12];5;100)" office:value-type="string" office:string-value="1_11" calcext:value-type="string">
            <text:p>1_11</text:p>
          </table:table-cell>
          <table:table-cell table:formula="of:=VALUE(SUBSTITUTE(ORG.LIBREOFFICE.REGEX([.C12];&quot;(\d)+_&quot;); &quot;_&quot;;&quot;&quot;))" office:value-type="float" office:value="1" calcext:value-type="float">
            <text:p>1</text:p>
          </table:table-cell>
          <table:table-cell table:formula="of:=VALUE(SUBSTITUTE(ORG.LIBREOFFICE.REGEX([.C12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1_12.txt</text:p>
          </table:table-cell>
          <table:table-cell table:formula="of:=SUBSTITUTE([.A13];&quot;.txt&quot;;&quot;&quot;)" office:value-type="string" office:string-value="StNp1_12" calcext:value-type="string">
            <text:p>StNp1_12</text:p>
          </table:table-cell>
          <table:table-cell table:formula="of:=MID([.B13];5;100)" office:value-type="string" office:string-value="1_12" calcext:value-type="string">
            <text:p>1_12</text:p>
          </table:table-cell>
          <table:table-cell table:formula="of:=VALUE(SUBSTITUTE(ORG.LIBREOFFICE.REGEX([.C13];&quot;(\d)+_&quot;); &quot;_&quot;;&quot;&quot;))" office:value-type="float" office:value="1" calcext:value-type="float">
            <text:p>1</text:p>
          </table:table-cell>
          <table:table-cell table:formula="of:=VALUE(SUBSTITUTE(ORG.LIBREOFFICE.REGEX([.C13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2_1.txt</text:p>
          </table:table-cell>
          <table:table-cell table:formula="of:=SUBSTITUTE([.A14];&quot;.txt&quot;;&quot;&quot;)" office:value-type="string" office:string-value="StNp2_1" calcext:value-type="string">
            <text:p>StNp2_1</text:p>
          </table:table-cell>
          <table:table-cell table:formula="of:=MID([.B14];5;100)" office:value-type="string" office:string-value="2_1" calcext:value-type="string">
            <text:p>2_1</text:p>
          </table:table-cell>
          <table:table-cell table:formula="of:=VALUE(SUBSTITUTE(ORG.LIBREOFFICE.REGEX([.C14];&quot;(\d)+_&quot;); &quot;_&quot;;&quot;&quot;))" office:value-type="float" office:value="2" calcext:value-type="float">
            <text:p>2</text:p>
          </table:table-cell>
          <table:table-cell table:formula="of:=VALUE(SUBSTITUTE(ORG.LIBREOFFICE.REGEX([.C14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2.txt</text:p>
          </table:table-cell>
          <table:table-cell table:formula="of:=SUBSTITUTE([.A15];&quot;.txt&quot;;&quot;&quot;)" office:value-type="string" office:string-value="StNp2_2" calcext:value-type="string">
            <text:p>StNp2_2</text:p>
          </table:table-cell>
          <table:table-cell table:formula="of:=MID([.B15];5;100)" office:value-type="string" office:string-value="2_2" calcext:value-type="string">
            <text:p>2_2</text:p>
          </table:table-cell>
          <table:table-cell table:formula="of:=VALUE(SUBSTITUTE(ORG.LIBREOFFICE.REGEX([.C15];&quot;(\d)+_&quot;); &quot;_&quot;;&quot;&quot;))" office:value-type="float" office:value="2" calcext:value-type="float">
            <text:p>2</text:p>
          </table:table-cell>
          <table:table-cell table:formula="of:=VALUE(SUBSTITUTE(ORG.LIBREOFFICE.REGEX([.C15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2_3.txt</text:p>
          </table:table-cell>
          <table:table-cell table:formula="of:=SUBSTITUTE([.A16];&quot;.txt&quot;;&quot;&quot;)" office:value-type="string" office:string-value="StNp2_3" calcext:value-type="string">
            <text:p>StNp2_3</text:p>
          </table:table-cell>
          <table:table-cell table:formula="of:=MID([.B16];5;100)" office:value-type="string" office:string-value="2_3" calcext:value-type="string">
            <text:p>2_3</text:p>
          </table:table-cell>
          <table:table-cell table:formula="of:=VALUE(SUBSTITUTE(ORG.LIBREOFFICE.REGEX([.C16];&quot;(\d)+_&quot;); &quot;_&quot;;&quot;&quot;))" office:value-type="float" office:value="2" calcext:value-type="float">
            <text:p>2</text:p>
          </table:table-cell>
          <table:table-cell table:formula="of:=VALUE(SUBSTITUTE(ORG.LIBREOFFICE.REGEX([.C16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2_4.txt</text:p>
          </table:table-cell>
          <table:table-cell table:formula="of:=SUBSTITUTE([.A17];&quot;.txt&quot;;&quot;&quot;)" office:value-type="string" office:string-value="StNp2_4" calcext:value-type="string">
            <text:p>StNp2_4</text:p>
          </table:table-cell>
          <table:table-cell table:formula="of:=MID([.B17];5;100)" office:value-type="string" office:string-value="2_4" calcext:value-type="string">
            <text:p>2_4</text:p>
          </table:table-cell>
          <table:table-cell table:formula="of:=VALUE(SUBSTITUTE(ORG.LIBREOFFICE.REGEX([.C17];&quot;(\d)+_&quot;); &quot;_&quot;;&quot;&quot;))" office:value-type="float" office:value="2" calcext:value-type="float">
            <text:p>2</text:p>
          </table:table-cell>
          <table:table-cell table:formula="of:=VALUE(SUBSTITUTE(ORG.LIBREOFFICE.REGEX([.C1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2_5.txt</text:p>
          </table:table-cell>
          <table:table-cell table:formula="of:=SUBSTITUTE([.A18];&quot;.txt&quot;;&quot;&quot;)" office:value-type="string" office:string-value="StNp2_5" calcext:value-type="string">
            <text:p>StNp2_5</text:p>
          </table:table-cell>
          <table:table-cell table:formula="of:=MID([.B18];5;100)" office:value-type="string" office:string-value="2_5" calcext:value-type="string">
            <text:p>2_5</text:p>
          </table:table-cell>
          <table:table-cell table:formula="of:=VALUE(SUBSTITUTE(ORG.LIBREOFFICE.REGEX([.C18];&quot;(\d)+_&quot;); &quot;_&quot;;&quot;&quot;))" office:value-type="float" office:value="2" calcext:value-type="float">
            <text:p>2</text:p>
          </table:table-cell>
          <table:table-cell table:formula="of:=VALUE(SUBSTITUTE(ORG.LIBREOFFICE.REGEX([.C18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2_6.txt</text:p>
          </table:table-cell>
          <table:table-cell table:formula="of:=SUBSTITUTE([.A19];&quot;.txt&quot;;&quot;&quot;)" office:value-type="string" office:string-value="StNp2_6" calcext:value-type="string">
            <text:p>StNp2_6</text:p>
          </table:table-cell>
          <table:table-cell table:formula="of:=MID([.B19];5;100)" office:value-type="string" office:string-value="2_6" calcext:value-type="string">
            <text:p>2_6</text:p>
          </table:table-cell>
          <table:table-cell table:formula="of:=VALUE(SUBSTITUTE(ORG.LIBREOFFICE.REGEX([.C19];&quot;(\d)+_&quot;); &quot;_&quot;;&quot;&quot;))" office:value-type="float" office:value="2" calcext:value-type="float">
            <text:p>2</text:p>
          </table:table-cell>
          <table:table-cell table:formula="of:=VALUE(SUBSTITUTE(ORG.LIBREOFFICE.REGEX([.C19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2_7.txt</text:p>
          </table:table-cell>
          <table:table-cell table:formula="of:=SUBSTITUTE([.A20];&quot;.txt&quot;;&quot;&quot;)" office:value-type="string" office:string-value="StNp2_7" calcext:value-type="string">
            <text:p>StNp2_7</text:p>
          </table:table-cell>
          <table:table-cell table:formula="of:=MID([.B20];5;100)" office:value-type="string" office:string-value="2_7" calcext:value-type="string">
            <text:p>2_7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2_8.txt</text:p>
          </table:table-cell>
          <table:table-cell table:formula="of:=SUBSTITUTE([.A21];&quot;.txt&quot;;&quot;&quot;)" office:value-type="string" office:string-value="StNp2_8" calcext:value-type="string">
            <text:p>StNp2_8</text:p>
          </table:table-cell>
          <table:table-cell table:formula="of:=MID([.B21];5;100)" office:value-type="string" office:string-value="2_8" calcext:value-type="string">
            <text:p>2_8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2_9.txt</text:p>
          </table:table-cell>
          <table:table-cell table:formula="of:=SUBSTITUTE([.A22];&quot;.txt&quot;;&quot;&quot;)" office:value-type="string" office:string-value="StNp2_9" calcext:value-type="string">
            <text:p>StNp2_9</text:p>
          </table:table-cell>
          <table:table-cell table:formula="of:=MID([.B22];5;100)" office:value-type="string" office:string-value="2_9" calcext:value-type="string">
            <text:p>2_9</text:p>
          </table:table-cell>
          <table:table-cell table:formula="of:=VALUE(SUBSTITUTE(ORG.LIBREOFFICE.REGEX([.C22];&quot;(\d)+_&quot;); &quot;_&quot;;&quot;&quot;))" office:value-type="float" office:value="2" calcext:value-type="float">
            <text:p>2</text:p>
          </table:table-cell>
          <table:table-cell table:formula="of:=VALUE(SUBSTITUTE(ORG.LIBREOFFICE.REGEX([.C22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2_10.txt</text:p>
          </table:table-cell>
          <table:table-cell table:formula="of:=SUBSTITUTE([.A23];&quot;.txt&quot;;&quot;&quot;)" office:value-type="string" office:string-value="StNp2_10" calcext:value-type="string">
            <text:p>StNp2_10</text:p>
          </table:table-cell>
          <table:table-cell table:formula="of:=MID([.B23];5;100)" office:value-type="string" office:string-value="2_10" calcext:value-type="string">
            <text:p>2_10</text:p>
          </table:table-cell>
          <table:table-cell table:formula="of:=VALUE(SUBSTITUTE(ORG.LIBREOFFICE.REGEX([.C23];&quot;(\d)+_&quot;); &quot;_&quot;;&quot;&quot;))" office:value-type="float" office:value="2" calcext:value-type="float">
            <text:p>2</text:p>
          </table:table-cell>
          <table:table-cell table:formula="of:=VALUE(SUBSTITUTE(ORG.LIBREOFFICE.REGEX([.C23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2_11.txt</text:p>
          </table:table-cell>
          <table:table-cell table:formula="of:=SUBSTITUTE([.A24];&quot;.txt&quot;;&quot;&quot;)" office:value-type="string" office:string-value="StNp2_11" calcext:value-type="string">
            <text:p>StNp2_11</text:p>
          </table:table-cell>
          <table:table-cell table:formula="of:=MID([.B24];5;100)" office:value-type="string" office:string-value="2_11" calcext:value-type="string">
            <text:p>2_11</text:p>
          </table:table-cell>
          <table:table-cell table:formula="of:=VALUE(SUBSTITUTE(ORG.LIBREOFFICE.REGEX([.C24];&quot;(\d)+_&quot;); &quot;_&quot;;&quot;&quot;))" office:value-type="float" office:value="2" calcext:value-type="float">
            <text:p>2</text:p>
          </table:table-cell>
          <table:table-cell table:formula="of:=VALUE(SUBSTITUTE(ORG.LIBREOFFICE.REGEX([.C2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2_12.txt</text:p>
          </table:table-cell>
          <table:table-cell table:formula="of:=SUBSTITUTE([.A25];&quot;.txt&quot;;&quot;&quot;)" office:value-type="string" office:string-value="StNp2_12" calcext:value-type="string">
            <text:p>StNp2_12</text:p>
          </table:table-cell>
          <table:table-cell table:formula="of:=MID([.B25];5;100)" office:value-type="string" office:string-value="2_12" calcext:value-type="string">
            <text:p>2_12</text:p>
          </table:table-cell>
          <table:table-cell table:formula="of:=VALUE(SUBSTITUTE(ORG.LIBREOFFICE.REGEX([.C25];&quot;(\d)+_&quot;); &quot;_&quot;;&quot;&quot;))" office:value-type="float" office:value="2" calcext:value-type="float">
            <text:p>2</text:p>
          </table:table-cell>
          <table:table-cell table:formula="of:=VALUE(SUBSTITUTE(ORG.LIBREOFFICE.REGEX([.C25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2_13.txt</text:p>
          </table:table-cell>
          <table:table-cell table:formula="of:=SUBSTITUTE([.A26];&quot;.txt&quot;;&quot;&quot;)" office:value-type="string" office:string-value="StNp2_13" calcext:value-type="string">
            <text:p>StNp2_13</text:p>
          </table:table-cell>
          <table:table-cell table:formula="of:=MID([.B26];5;100)" office:value-type="string" office:string-value="2_13" calcext:value-type="string">
            <text:p>2_13</text:p>
          </table:table-cell>
          <table:table-cell table:formula="of:=VALUE(SUBSTITUTE(ORG.LIBREOFFICE.REGEX([.C26];&quot;(\d)+_&quot;); &quot;_&quot;;&quot;&quot;))" office:value-type="float" office:value="2" calcext:value-type="float">
            <text:p>2</text:p>
          </table:table-cell>
          <table:table-cell table:formula="of:=VALUE(SUBSTITUTE(ORG.LIBREOFFICE.REGEX([.C26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Np2_14.txt</text:p>
          </table:table-cell>
          <table:table-cell table:formula="of:=SUBSTITUTE([.A27];&quot;.txt&quot;;&quot;&quot;)" office:value-type="string" office:string-value="StNp2_14" calcext:value-type="string">
            <text:p>StNp2_14</text:p>
          </table:table-cell>
          <table:table-cell table:formula="of:=MID([.B27];5;100)" office:value-type="string" office:string-value="2_14" calcext:value-type="string">
            <text:p>2_14</text:p>
          </table:table-cell>
          <table:table-cell table:formula="of:=VALUE(SUBSTITUTE(ORG.LIBREOFFICE.REGEX([.C27];&quot;(\d)+_&quot;); &quot;_&quot;;&quot;&quot;))" office:value-type="float" office:value="2" calcext:value-type="float">
            <text:p>2</text:p>
          </table:table-cell>
          <table:table-cell table:formula="of:=VALUE(SUBSTITUTE(ORG.LIBREOFFICE.REGEX([.C27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Np3_1.txt</text:p>
          </table:table-cell>
          <table:table-cell table:formula="of:=SUBSTITUTE([.A28];&quot;.txt&quot;;&quot;&quot;)" office:value-type="string" office:string-value="StNp3_1" calcext:value-type="string">
            <text:p>StNp3_1</text:p>
          </table:table-cell>
          <table:table-cell table:formula="of:=MID([.B28];5;100)" office:value-type="string" office:string-value="3_1" calcext:value-type="string">
            <text:p>3_1</text:p>
          </table:table-cell>
          <table:table-cell table:formula="of:=VALUE(SUBSTITUTE(ORG.LIBREOFFICE.REGEX([.C28];&quot;(\d)+_&quot;); &quot;_&quot;;&quot;&quot;))" office:value-type="float" office:value="3" calcext:value-type="float">
            <text:p>3</text:p>
          </table:table-cell>
          <table:table-cell table:formula="of:=VALUE(SUBSTITUTE(ORG.LIBREOFFICE.REGEX([.C2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2.txt</text:p>
          </table:table-cell>
          <table:table-cell table:formula="of:=SUBSTITUTE([.A29];&quot;.txt&quot;;&quot;&quot;)" office:value-type="string" office:string-value="StNp3_2" calcext:value-type="string">
            <text:p>StNp3_2</text:p>
          </table:table-cell>
          <table:table-cell table:formula="of:=MID([.B29];5;100)" office:value-type="string" office:string-value="3_2" calcext:value-type="string">
            <text:p>3_2</text:p>
          </table:table-cell>
          <table:table-cell table:formula="of:=VALUE(SUBSTITUTE(ORG.LIBREOFFICE.REGEX([.C29];&quot;(\d)+_&quot;); &quot;_&quot;;&quot;&quot;))" office:value-type="float" office:value="3" calcext:value-type="float">
            <text:p>3</text:p>
          </table:table-cell>
          <table:table-cell table:formula="of:=VALUE(SUBSTITUTE(ORG.LIBREOFFICE.REGEX([.C2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3_3.txt</text:p>
          </table:table-cell>
          <table:table-cell table:formula="of:=SUBSTITUTE([.A30];&quot;.txt&quot;;&quot;&quot;)" office:value-type="string" office:string-value="StNp3_3" calcext:value-type="string">
            <text:p>StNp3_3</text:p>
          </table:table-cell>
          <table:table-cell table:formula="of:=MID([.B30];5;100)" office:value-type="string" office:string-value="3_3" calcext:value-type="string">
            <text:p>3_3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3_4.txt</text:p>
          </table:table-cell>
          <table:table-cell table:formula="of:=SUBSTITUTE([.A31];&quot;.txt&quot;;&quot;&quot;)" office:value-type="string" office:string-value="StNp3_4" calcext:value-type="string">
            <text:p>StNp3_4</text:p>
          </table:table-cell>
          <table:table-cell table:formula="of:=MID([.B31];5;100)" office:value-type="string" office:string-value="3_4" calcext:value-type="string">
            <text:p>3_4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3_5.txt</text:p>
          </table:table-cell>
          <table:table-cell table:formula="of:=SUBSTITUTE([.A32];&quot;.txt&quot;;&quot;&quot;)" office:value-type="string" office:string-value="StNp3_5" calcext:value-type="string">
            <text:p>StNp3_5</text:p>
          </table:table-cell>
          <table:table-cell table:formula="of:=MID([.B32];5;100)" office:value-type="string" office:string-value="3_5" calcext:value-type="string">
            <text:p>3_5</text:p>
          </table:table-cell>
          <table:table-cell table:formula="of:=VALUE(SUBSTITUTE(ORG.LIBREOFFICE.REGEX([.C32];&quot;(\d)+_&quot;); &quot;_&quot;;&quot;&quot;))" office:value-type="float" office:value="3" calcext:value-type="float">
            <text:p>3</text:p>
          </table:table-cell>
          <table:table-cell table:formula="of:=VALUE(SUBSTITUTE(ORG.LIBREOFFICE.REGEX([.C3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3_6.txt</text:p>
          </table:table-cell>
          <table:table-cell table:formula="of:=SUBSTITUTE([.A33];&quot;.txt&quot;;&quot;&quot;)" office:value-type="string" office:string-value="StNp3_6" calcext:value-type="string">
            <text:p>StNp3_6</text:p>
          </table:table-cell>
          <table:table-cell table:formula="of:=MID([.B33];5;100)" office:value-type="string" office:string-value="3_6" calcext:value-type="string">
            <text:p>3_6</text:p>
          </table:table-cell>
          <table:table-cell table:formula="of:=VALUE(SUBSTITUTE(ORG.LIBREOFFICE.REGEX([.C33];&quot;(\d)+_&quot;); &quot;_&quot;;&quot;&quot;))" office:value-type="float" office:value="3" calcext:value-type="float">
            <text:p>3</text:p>
          </table:table-cell>
          <table:table-cell table:formula="of:=VALUE(SUBSTITUTE(ORG.LIBREOFFICE.REGEX([.C3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3_7.txt</text:p>
          </table:table-cell>
          <table:table-cell table:formula="of:=SUBSTITUTE([.A34];&quot;.txt&quot;;&quot;&quot;)" office:value-type="string" office:string-value="StNp3_7" calcext:value-type="string">
            <text:p>StNp3_7</text:p>
          </table:table-cell>
          <table:table-cell table:formula="of:=MID([.B34];5;100)" office:value-type="string" office:string-value="3_7" calcext:value-type="string">
            <text:p>3_7</text:p>
          </table:table-cell>
          <table:table-cell table:formula="of:=VALUE(SUBSTITUTE(ORG.LIBREOFFICE.REGEX([.C34];&quot;(\d)+_&quot;); &quot;_&quot;;&quot;&quot;))" office:value-type="float" office:value="3" calcext:value-type="float">
            <text:p>3</text:p>
          </table:table-cell>
          <table:table-cell table:formula="of:=VALUE(SUBSTITUTE(ORG.LIBREOFFICE.REGEX([.C3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3_8.txt</text:p>
          </table:table-cell>
          <table:table-cell table:formula="of:=SUBSTITUTE([.A35];&quot;.txt&quot;;&quot;&quot;)" office:value-type="string" office:string-value="StNp3_8" calcext:value-type="string">
            <text:p>StNp3_8</text:p>
          </table:table-cell>
          <table:table-cell table:formula="of:=MID([.B35];5;100)" office:value-type="string" office:string-value="3_8" calcext:value-type="string">
            <text:p>3_8</text:p>
          </table:table-cell>
          <table:table-cell table:formula="of:=VALUE(SUBSTITUTE(ORG.LIBREOFFICE.REGEX([.C35];&quot;(\d)+_&quot;); &quot;_&quot;;&quot;&quot;))" office:value-type="float" office:value="3" calcext:value-type="float">
            <text:p>3</text:p>
          </table:table-cell>
          <table:table-cell table:formula="of:=VALUE(SUBSTITUTE(ORG.LIBREOFFICE.REGEX([.C3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3_9.txt</text:p>
          </table:table-cell>
          <table:table-cell table:formula="of:=SUBSTITUTE([.A36];&quot;.txt&quot;;&quot;&quot;)" office:value-type="string" office:string-value="StNp3_9" calcext:value-type="string">
            <text:p>StNp3_9</text:p>
          </table:table-cell>
          <table:table-cell table:formula="of:=MID([.B36];5;100)" office:value-type="string" office:string-value="3_9" calcext:value-type="string">
            <text:p>3_9</text:p>
          </table:table-cell>
          <table:table-cell table:formula="of:=VALUE(SUBSTITUTE(ORG.LIBREOFFICE.REGEX([.C36];&quot;(\d)+_&quot;); &quot;_&quot;;&quot;&quot;))" office:value-type="float" office:value="3" calcext:value-type="float">
            <text:p>3</text:p>
          </table:table-cell>
          <table:table-cell table:formula="of:=VALUE(SUBSTITUTE(ORG.LIBREOFFICE.REGEX([.C36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3_10.txt</text:p>
          </table:table-cell>
          <table:table-cell table:formula="of:=SUBSTITUTE([.A37];&quot;.txt&quot;;&quot;&quot;)" office:value-type="string" office:string-value="StNp3_10" calcext:value-type="string">
            <text:p>StNp3_10</text:p>
          </table:table-cell>
          <table:table-cell table:formula="of:=MID([.B37];5;100)" office:value-type="string" office:string-value="3_10" calcext:value-type="string">
            <text:p>3_10</text:p>
          </table:table-cell>
          <table:table-cell table:formula="of:=VALUE(SUBSTITUTE(ORG.LIBREOFFICE.REGEX([.C37];&quot;(\d)+_&quot;); &quot;_&quot;;&quot;&quot;))" office:value-type="float" office:value="3" calcext:value-type="float">
            <text:p>3</text:p>
          </table:table-cell>
          <table:table-cell table:formula="of:=VALUE(SUBSTITUTE(ORG.LIBREOFFICE.REGEX([.C3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3_11.txt</text:p>
          </table:table-cell>
          <table:table-cell table:formula="of:=SUBSTITUTE([.A38];&quot;.txt&quot;;&quot;&quot;)" office:value-type="string" office:string-value="StNp3_11" calcext:value-type="string">
            <text:p>StNp3_11</text:p>
          </table:table-cell>
          <table:table-cell table:formula="of:=MID([.B38];5;100)" office:value-type="string" office:string-value="3_11" calcext:value-type="string">
            <text:p>3_11</text:p>
          </table:table-cell>
          <table:table-cell table:formula="of:=VALUE(SUBSTITUTE(ORG.LIBREOFFICE.REGEX([.C38];&quot;(\d)+_&quot;); &quot;_&quot;;&quot;&quot;))" office:value-type="float" office:value="3" calcext:value-type="float">
            <text:p>3</text:p>
          </table:table-cell>
          <table:table-cell table:formula="of:=VALUE(SUBSTITUTE(ORG.LIBREOFFICE.REGEX([.C3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3_12.txt</text:p>
          </table:table-cell>
          <table:table-cell table:formula="of:=SUBSTITUTE([.A39];&quot;.txt&quot;;&quot;&quot;)" office:value-type="string" office:string-value="StNp3_12" calcext:value-type="string">
            <text:p>StNp3_12</text:p>
          </table:table-cell>
          <table:table-cell table:formula="of:=MID([.B39];5;100)" office:value-type="string" office:string-value="3_12" calcext:value-type="string">
            <text:p>3_12</text:p>
          </table:table-cell>
          <table:table-cell table:formula="of:=VALUE(SUBSTITUTE(ORG.LIBREOFFICE.REGEX([.C39];&quot;(\d)+_&quot;); &quot;_&quot;;&quot;&quot;))" office:value-type="float" office:value="3" calcext:value-type="float">
            <text:p>3</text:p>
          </table:table-cell>
          <table:table-cell table:formula="of:=VALUE(SUBSTITUTE(ORG.LIBREOFFICE.REGEX([.C39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4_1.txt</text:p>
          </table:table-cell>
          <table:table-cell table:formula="of:=SUBSTITUTE([.A40];&quot;.txt&quot;;&quot;&quot;)" office:value-type="string" office:string-value="StNp4_1" calcext:value-type="string">
            <text:p>StNp4_1</text:p>
          </table:table-cell>
          <table:table-cell table:formula="of:=MID([.B40];5;100)" office:value-type="string" office:string-value="4_1" calcext:value-type="string">
            <text:p>4_1</text:p>
          </table:table-cell>
          <table:table-cell table:formula="of:=VALUE(SUBSTITUTE(ORG.LIBREOFFICE.REGEX([.C40];&quot;(\d)+_&quot;); &quot;_&quot;;&quot;&quot;))" office:value-type="float" office:value="4" calcext:value-type="float">
            <text:p>4</text:p>
          </table:table-cell>
          <table:table-cell table:formula="of:=VALUE(SUBSTITUTE(ORG.LIBREOFFICE.REGEX([.C4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2.txt</text:p>
          </table:table-cell>
          <table:table-cell table:formula="of:=SUBSTITUTE([.A41];&quot;.txt&quot;;&quot;&quot;)" office:value-type="string" office:string-value="StNp4_2" calcext:value-type="string">
            <text:p>StNp4_2</text:p>
          </table:table-cell>
          <table:table-cell table:formula="of:=MID([.B41];5;100)" office:value-type="string" office:string-value="4_2" calcext:value-type="string">
            <text:p>4_2</text:p>
          </table:table-cell>
          <table:table-cell table:formula="of:=VALUE(SUBSTITUTE(ORG.LIBREOFFICE.REGEX([.C41];&quot;(\d)+_&quot;); &quot;_&quot;;&quot;&quot;))" office:value-type="float" office:value="4" calcext:value-type="float">
            <text:p>4</text:p>
          </table:table-cell>
          <table:table-cell table:formula="of:=VALUE(SUBSTITUTE(ORG.LIBREOFFICE.REGEX([.C4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4_3.txt</text:p>
          </table:table-cell>
          <table:table-cell table:formula="of:=SUBSTITUTE([.A42];&quot;.txt&quot;;&quot;&quot;)" office:value-type="string" office:string-value="StNp4_3" calcext:value-type="string">
            <text:p>StNp4_3</text:p>
          </table:table-cell>
          <table:table-cell table:formula="of:=MID([.B42];5;100)" office:value-type="string" office:string-value="4_3" calcext:value-type="string">
            <text:p>4_3</text:p>
          </table:table-cell>
          <table:table-cell table:formula="of:=VALUE(SUBSTITUTE(ORG.LIBREOFFICE.REGEX([.C42];&quot;(\d)+_&quot;); &quot;_&quot;;&quot;&quot;))" office:value-type="float" office:value="4" calcext:value-type="float">
            <text:p>4</text:p>
          </table:table-cell>
          <table:table-cell table:formula="of:=VALUE(SUBSTITUTE(ORG.LIBREOFFICE.REGEX([.C4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4_4.txt</text:p>
          </table:table-cell>
          <table:table-cell table:formula="of:=SUBSTITUTE([.A43];&quot;.txt&quot;;&quot;&quot;)" office:value-type="string" office:string-value="StNp4_4" calcext:value-type="string">
            <text:p>StNp4_4</text:p>
          </table:table-cell>
          <table:table-cell table:formula="of:=MID([.B43];5;100)" office:value-type="string" office:string-value="4_4" calcext:value-type="string">
            <text:p>4_4</text:p>
          </table:table-cell>
          <table:table-cell table:formula="of:=VALUE(SUBSTITUTE(ORG.LIBREOFFICE.REGEX([.C43];&quot;(\d)+_&quot;); &quot;_&quot;;&quot;&quot;))" office:value-type="float" office:value="4" calcext:value-type="float">
            <text:p>4</text:p>
          </table:table-cell>
          <table:table-cell table:formula="of:=VALUE(SUBSTITUTE(ORG.LIBREOFFICE.REGEX([.C4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4_5.txt</text:p>
          </table:table-cell>
          <table:table-cell table:formula="of:=SUBSTITUTE([.A44];&quot;.txt&quot;;&quot;&quot;)" office:value-type="string" office:string-value="StNp4_5" calcext:value-type="string">
            <text:p>StNp4_5</text:p>
          </table:table-cell>
          <table:table-cell table:formula="of:=MID([.B44];5;100)" office:value-type="string" office:string-value="4_5" calcext:value-type="string">
            <text:p>4_5</text:p>
          </table:table-cell>
          <table:table-cell table:formula="of:=VALUE(SUBSTITUTE(ORG.LIBREOFFICE.REGEX([.C44];&quot;(\d)+_&quot;); &quot;_&quot;;&quot;&quot;))" office:value-type="float" office:value="4" calcext:value-type="float">
            <text:p>4</text:p>
          </table:table-cell>
          <table:table-cell table:formula="of:=VALUE(SUBSTITUTE(ORG.LIBREOFFICE.REGEX([.C4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4_6.txt</text:p>
          </table:table-cell>
          <table:table-cell table:formula="of:=SUBSTITUTE([.A45];&quot;.txt&quot;;&quot;&quot;)" office:value-type="string" office:string-value="StNp4_6" calcext:value-type="string">
            <text:p>StNp4_6</text:p>
          </table:table-cell>
          <table:table-cell table:formula="of:=MID([.B45];5;100)" office:value-type="string" office:string-value="4_6" calcext:value-type="string">
            <text:p>4_6</text:p>
          </table:table-cell>
          <table:table-cell table:formula="of:=VALUE(SUBSTITUTE(ORG.LIBREOFFICE.REGEX([.C45];&quot;(\d)+_&quot;); &quot;_&quot;;&quot;&quot;))" office:value-type="float" office:value="4" calcext:value-type="float">
            <text:p>4</text:p>
          </table:table-cell>
          <table:table-cell table:formula="of:=VALUE(SUBSTITUTE(ORG.LIBREOFFICE.REGEX([.C4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4_7.txt</text:p>
          </table:table-cell>
          <table:table-cell table:formula="of:=SUBSTITUTE([.A46];&quot;.txt&quot;;&quot;&quot;)" office:value-type="string" office:string-value="StNp4_7" calcext:value-type="string">
            <text:p>StNp4_7</text:p>
          </table:table-cell>
          <table:table-cell table:formula="of:=MID([.B46];5;100)" office:value-type="string" office:string-value="4_7" calcext:value-type="string">
            <text:p>4_7</text:p>
          </table:table-cell>
          <table:table-cell table:formula="of:=VALUE(SUBSTITUTE(ORG.LIBREOFFICE.REGEX([.C46];&quot;(\d)+_&quot;); &quot;_&quot;;&quot;&quot;))" office:value-type="float" office:value="4" calcext:value-type="float">
            <text:p>4</text:p>
          </table:table-cell>
          <table:table-cell table:formula="of:=VALUE(SUBSTITUTE(ORG.LIBREOFFICE.REGEX([.C4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4_8.txt</text:p>
          </table:table-cell>
          <table:table-cell table:formula="of:=SUBSTITUTE([.A47];&quot;.txt&quot;;&quot;&quot;)" office:value-type="string" office:string-value="StNp4_8" calcext:value-type="string">
            <text:p>StNp4_8</text:p>
          </table:table-cell>
          <table:table-cell table:formula="of:=MID([.B47];5;100)" office:value-type="string" office:string-value="4_8" calcext:value-type="string">
            <text:p>4_8</text:p>
          </table:table-cell>
          <table:table-cell table:formula="of:=VALUE(SUBSTITUTE(ORG.LIBREOFFICE.REGEX([.C47];&quot;(\d)+_&quot;); &quot;_&quot;;&quot;&quot;))" office:value-type="float" office:value="4" calcext:value-type="float">
            <text:p>4</text:p>
          </table:table-cell>
          <table:table-cell table:formula="of:=VALUE(SUBSTITUTE(ORG.LIBREOFFICE.REGEX([.C4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4_9.txt</text:p>
          </table:table-cell>
          <table:table-cell table:formula="of:=SUBSTITUTE([.A48];&quot;.txt&quot;;&quot;&quot;)" office:value-type="string" office:string-value="StNp4_9" calcext:value-type="string">
            <text:p>StNp4_9</text:p>
          </table:table-cell>
          <table:table-cell table:formula="of:=MID([.B48];5;100)" office:value-type="string" office:string-value="4_9" calcext:value-type="string">
            <text:p>4_9</text:p>
          </table:table-cell>
          <table:table-cell table:formula="of:=VALUE(SUBSTITUTE(ORG.LIBREOFFICE.REGEX([.C48];&quot;(\d)+_&quot;); &quot;_&quot;;&quot;&quot;))" office:value-type="float" office:value="4" calcext:value-type="float">
            <text:p>4</text:p>
          </table:table-cell>
          <table:table-cell table:formula="of:=VALUE(SUBSTITUTE(ORG.LIBREOFFICE.REGEX([.C4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4_10.txt</text:p>
          </table:table-cell>
          <table:table-cell table:formula="of:=SUBSTITUTE([.A49];&quot;.txt&quot;;&quot;&quot;)" office:value-type="string" office:string-value="StNp4_10" calcext:value-type="string">
            <text:p>StNp4_10</text:p>
          </table:table-cell>
          <table:table-cell table:formula="of:=MID([.B49];5;100)" office:value-type="string" office:string-value="4_10" calcext:value-type="string">
            <text:p>4_10</text:p>
          </table:table-cell>
          <table:table-cell table:formula="of:=VALUE(SUBSTITUTE(ORG.LIBREOFFICE.REGEX([.C49];&quot;(\d)+_&quot;); &quot;_&quot;;&quot;&quot;))" office:value-type="float" office:value="4" calcext:value-type="float">
            <text:p>4</text:p>
          </table:table-cell>
          <table:table-cell table:formula="of:=VALUE(SUBSTITUTE(ORG.LIBREOFFICE.REGEX([.C4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4_11.txt</text:p>
          </table:table-cell>
          <table:table-cell table:formula="of:=SUBSTITUTE([.A50];&quot;.txt&quot;;&quot;&quot;)" office:value-type="string" office:string-value="StNp4_11" calcext:value-type="string">
            <text:p>StNp4_11</text:p>
          </table:table-cell>
          <table:table-cell table:formula="of:=MID([.B50];5;100)" office:value-type="string" office:string-value="4_11" calcext:value-type="string">
            <text:p>4_11</text:p>
          </table:table-cell>
          <table:table-cell table:formula="of:=VALUE(SUBSTITUTE(ORG.LIBREOFFICE.REGEX([.C50];&quot;(\d)+_&quot;); &quot;_&quot;;&quot;&quot;))" office:value-type="float" office:value="4" calcext:value-type="float">
            <text:p>4</text:p>
          </table:table-cell>
          <table:table-cell table:formula="of:=VALUE(SUBSTITUTE(ORG.LIBREOFFICE.REGEX([.C50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4_12.txt</text:p>
          </table:table-cell>
          <table:table-cell table:formula="of:=SUBSTITUTE([.A51];&quot;.txt&quot;;&quot;&quot;)" office:value-type="string" office:string-value="StNp4_12" calcext:value-type="string">
            <text:p>StNp4_12</text:p>
          </table:table-cell>
          <table:table-cell table:formula="of:=MID([.B51];5;100)" office:value-type="string" office:string-value="4_12" calcext:value-type="string">
            <text:p>4_12</text:p>
          </table:table-cell>
          <table:table-cell table:formula="of:=VALUE(SUBSTITUTE(ORG.LIBREOFFICE.REGEX([.C51];&quot;(\d)+_&quot;); &quot;_&quot;;&quot;&quot;))" office:value-type="float" office:value="4" calcext:value-type="float">
            <text:p>4</text:p>
          </table:table-cell>
          <table:table-cell table:formula="of:=VALUE(SUBSTITUTE(ORG.LIBREOFFICE.REGEX([.C51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4_13.txt</text:p>
          </table:table-cell>
          <table:table-cell table:formula="of:=SUBSTITUTE([.A52];&quot;.txt&quot;;&quot;&quot;)" office:value-type="string" office:string-value="StNp4_13" calcext:value-type="string">
            <text:p>StNp4_13</text:p>
          </table:table-cell>
          <table:table-cell table:formula="of:=MID([.B52];5;100)" office:value-type="string" office:string-value="4_13" calcext:value-type="string">
            <text:p>4_13</text:p>
          </table:table-cell>
          <table:table-cell table:formula="of:=VALUE(SUBSTITUTE(ORG.LIBREOFFICE.REGEX([.C52];&quot;(\d)+_&quot;); &quot;_&quot;;&quot;&quot;))" office:value-type="float" office:value="4" calcext:value-type="float">
            <text:p>4</text:p>
          </table:table-cell>
          <table:table-cell table:formula="of:=VALUE(SUBSTITUTE(ORG.LIBREOFFICE.REGEX([.C5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Np4_14.txt</text:p>
          </table:table-cell>
          <table:table-cell table:formula="of:=SUBSTITUTE([.A53];&quot;.txt&quot;;&quot;&quot;)" office:value-type="string" office:string-value="StNp4_14" calcext:value-type="string">
            <text:p>StNp4_14</text:p>
          </table:table-cell>
          <table:table-cell table:formula="of:=MID([.B53];5;100)" office:value-type="string" office:string-value="4_14" calcext:value-type="string">
            <text:p>4_14</text:p>
          </table:table-cell>
          <table:table-cell table:formula="of:=VALUE(SUBSTITUTE(ORG.LIBREOFFICE.REGEX([.C53];&quot;(\d)+_&quot;); &quot;_&quot;;&quot;&quot;))" office:value-type="float" office:value="4" calcext:value-type="float">
            <text:p>4</text:p>
          </table:table-cell>
          <table:table-cell table:formula="of:=VALUE(SUBSTITUTE(ORG.LIBREOFFICE.REGEX([.C53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Np4_15.txt</text:p>
          </table:table-cell>
          <table:table-cell table:formula="of:=SUBSTITUTE([.A54];&quot;.txt&quot;;&quot;&quot;)" office:value-type="string" office:string-value="StNp4_15" calcext:value-type="string">
            <text:p>StNp4_15</text:p>
          </table:table-cell>
          <table:table-cell table:formula="of:=MID([.B54];5;100)" office:value-type="string" office:string-value="4_15" calcext:value-type="string">
            <text:p>4_15</text:p>
          </table:table-cell>
          <table:table-cell table:formula="of:=VALUE(SUBSTITUTE(ORG.LIBREOFFICE.REGEX([.C54];&quot;(\d)+_&quot;); &quot;_&quot;;&quot;&quot;))" office:value-type="float" office:value="4" calcext:value-type="float">
            <text:p>4</text:p>
          </table:table-cell>
          <table:table-cell table:formula="of:=VALUE(SUBSTITUTE(ORG.LIBREOFFICE.REGEX([.C54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Np4_16.txt</text:p>
          </table:table-cell>
          <table:table-cell table:formula="of:=SUBSTITUTE([.A55];&quot;.txt&quot;;&quot;&quot;)" office:value-type="string" office:string-value="StNp4_16" calcext:value-type="string">
            <text:p>StNp4_16</text:p>
          </table:table-cell>
          <table:table-cell table:formula="of:=MID([.B55];5;100)" office:value-type="string" office:string-value="4_16" calcext:value-type="string">
            <text:p>4_16</text:p>
          </table:table-cell>
          <table:table-cell table:formula="of:=VALUE(SUBSTITUTE(ORG.LIBREOFFICE.REGEX([.C55];&quot;(\d)+_&quot;); &quot;_&quot;;&quot;&quot;))" office:value-type="float" office:value="4" calcext:value-type="float">
            <text:p>4</text:p>
          </table:table-cell>
          <table:table-cell table:formula="of:=VALUE(SUBSTITUTE(ORG.LIBREOFFICE.REGEX([.C55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Np5_1.txt</text:p>
          </table:table-cell>
          <table:table-cell table:formula="of:=SUBSTITUTE([.A56];&quot;.txt&quot;;&quot;&quot;)" office:value-type="string" office:string-value="StNp5_1" calcext:value-type="string">
            <text:p>StNp5_1</text:p>
          </table:table-cell>
          <table:table-cell table:formula="of:=MID([.B56];5;100)" office:value-type="string" office:string-value="5_1" calcext:value-type="string">
            <text:p>5_1</text:p>
          </table:table-cell>
          <table:table-cell table:formula="of:=VALUE(SUBSTITUTE(ORG.LIBREOFFICE.REGEX([.C56];&quot;(\d)+_&quot;); &quot;_&quot;;&quot;&quot;))" office:value-type="float" office:value="5" calcext:value-type="float">
            <text:p>5</text:p>
          </table:table-cell>
          <table:table-cell table:formula="of:=VALUE(SUBSTITUTE(ORG.LIBREOFFICE.REGEX([.C56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2.txt</text:p>
          </table:table-cell>
          <table:table-cell table:formula="of:=SUBSTITUTE([.A57];&quot;.txt&quot;;&quot;&quot;)" office:value-type="string" office:string-value="StNp5_2" calcext:value-type="string">
            <text:p>StNp5_2</text:p>
          </table:table-cell>
          <table:table-cell table:formula="of:=MID([.B57];5;100)" office:value-type="string" office:string-value="5_2" calcext:value-type="string">
            <text:p>5_2</text:p>
          </table:table-cell>
          <table:table-cell table:formula="of:=VALUE(SUBSTITUTE(ORG.LIBREOFFICE.REGEX([.C57];&quot;(\d)+_&quot;); &quot;_&quot;;&quot;&quot;))" office:value-type="float" office:value="5" calcext:value-type="float">
            <text:p>5</text:p>
          </table:table-cell>
          <table:table-cell table:formula="of:=VALUE(SUBSTITUTE(ORG.LIBREOFFICE.REGEX([.C5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tNp5_3.txt</text:p>
          </table:table-cell>
          <table:table-cell table:formula="of:=SUBSTITUTE([.A58];&quot;.txt&quot;;&quot;&quot;)" office:value-type="string" office:string-value="StNp5_3" calcext:value-type="string">
            <text:p>StNp5_3</text:p>
          </table:table-cell>
          <table:table-cell table:formula="of:=MID([.B58];5;100)" office:value-type="string" office:string-value="5_3" calcext:value-type="string">
            <text:p>5_3</text:p>
          </table:table-cell>
          <table:table-cell table:formula="of:=VALUE(SUBSTITUTE(ORG.LIBREOFFICE.REGEX([.C58];&quot;(\d)+_&quot;); &quot;_&quot;;&quot;&quot;))" office:value-type="float" office:value="5" calcext:value-type="float">
            <text:p>5</text:p>
          </table:table-cell>
          <table:table-cell table:formula="of:=VALUE(SUBSTITUTE(ORG.LIBREOFFICE.REGEX([.C58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tNp5_4.txt</text:p>
          </table:table-cell>
          <table:table-cell table:formula="of:=SUBSTITUTE([.A59];&quot;.txt&quot;;&quot;&quot;)" office:value-type="string" office:string-value="StNp5_4" calcext:value-type="string">
            <text:p>StNp5_4</text:p>
          </table:table-cell>
          <table:table-cell table:formula="of:=MID([.B59];5;100)" office:value-type="string" office:string-value="5_4" calcext:value-type="string">
            <text:p>5_4</text:p>
          </table:table-cell>
          <table:table-cell table:formula="of:=VALUE(SUBSTITUTE(ORG.LIBREOFFICE.REGEX([.C59];&quot;(\d)+_&quot;); &quot;_&quot;;&quot;&quot;))" office:value-type="float" office:value="5" calcext:value-type="float">
            <text:p>5</text:p>
          </table:table-cell>
          <table:table-cell table:formula="of:=VALUE(SUBSTITUTE(ORG.LIBREOFFICE.REGEX([.C59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tNp5_5.txt</text:p>
          </table:table-cell>
          <table:table-cell table:formula="of:=SUBSTITUTE([.A60];&quot;.txt&quot;;&quot;&quot;)" office:value-type="string" office:string-value="StNp5_5" calcext:value-type="string">
            <text:p>StNp5_5</text:p>
          </table:table-cell>
          <table:table-cell table:formula="of:=MID([.B60];5;100)" office:value-type="string" office:string-value="5_5" calcext:value-type="string">
            <text:p>5_5</text:p>
          </table:table-cell>
          <table:table-cell table:formula="of:=VALUE(SUBSTITUTE(ORG.LIBREOFFICE.REGEX([.C60];&quot;(\d)+_&quot;); &quot;_&quot;;&quot;&quot;))" office:value-type="float" office:value="5" calcext:value-type="float">
            <text:p>5</text:p>
          </table:table-cell>
          <table:table-cell table:formula="of:=VALUE(SUBSTITUTE(ORG.LIBREOFFICE.REGEX([.C6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tNp5_6.txt</text:p>
          </table:table-cell>
          <table:table-cell table:formula="of:=SUBSTITUTE([.A61];&quot;.txt&quot;;&quot;&quot;)" office:value-type="string" office:string-value="StNp5_6" calcext:value-type="string">
            <text:p>StNp5_6</text:p>
          </table:table-cell>
          <table:table-cell table:formula="of:=MID([.B61];5;100)" office:value-type="string" office:string-value="5_6" calcext:value-type="string">
            <text:p>5_6</text:p>
          </table:table-cell>
          <table:table-cell table:formula="of:=VALUE(SUBSTITUTE(ORG.LIBREOFFICE.REGEX([.C61];&quot;(\d)+_&quot;); &quot;_&quot;;&quot;&quot;))" office:value-type="float" office:value="5" calcext:value-type="float">
            <text:p>5</text:p>
          </table:table-cell>
          <table:table-cell table:formula="of:=VALUE(SUBSTITUTE(ORG.LIBREOFFICE.REGEX([.C61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tNp5_7.txt</text:p>
          </table:table-cell>
          <table:table-cell table:formula="of:=SUBSTITUTE([.A62];&quot;.txt&quot;;&quot;&quot;)" office:value-type="string" office:string-value="StNp5_7" calcext:value-type="string">
            <text:p>StNp5_7</text:p>
          </table:table-cell>
          <table:table-cell table:formula="of:=MID([.B62];5;100)" office:value-type="string" office:string-value="5_7" calcext:value-type="string">
            <text:p>5_7</text:p>
          </table:table-cell>
          <table:table-cell table:formula="of:=VALUE(SUBSTITUTE(ORG.LIBREOFFICE.REGEX([.C62];&quot;(\d)+_&quot;); &quot;_&quot;;&quot;&quot;))" office:value-type="float" office:value="5" calcext:value-type="float">
            <text:p>5</text:p>
          </table:table-cell>
          <table:table-cell table:formula="of:=VALUE(SUBSTITUTE(ORG.LIBREOFFICE.REGEX([.C62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tNp5_8.txt</text:p>
          </table:table-cell>
          <table:table-cell table:formula="of:=SUBSTITUTE([.A63];&quot;.txt&quot;;&quot;&quot;)" office:value-type="string" office:string-value="StNp5_8" calcext:value-type="string">
            <text:p>StNp5_8</text:p>
          </table:table-cell>
          <table:table-cell table:formula="of:=MID([.B63];5;100)" office:value-type="string" office:string-value="5_8" calcext:value-type="string">
            <text:p>5_8</text:p>
          </table:table-cell>
          <table:table-cell table:formula="of:=VALUE(SUBSTITUTE(ORG.LIBREOFFICE.REGEX([.C63];&quot;(\d)+_&quot;); &quot;_&quot;;&quot;&quot;))" office:value-type="float" office:value="5" calcext:value-type="float">
            <text:p>5</text:p>
          </table:table-cell>
          <table:table-cell table:formula="of:=VALUE(SUBSTITUTE(ORG.LIBREOFFICE.REGEX([.C6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tNp5_9.txt</text:p>
          </table:table-cell>
          <table:table-cell table:formula="of:=SUBSTITUTE([.A64];&quot;.txt&quot;;&quot;&quot;)" office:value-type="string" office:string-value="StNp5_9" calcext:value-type="string">
            <text:p>StNp5_9</text:p>
          </table:table-cell>
          <table:table-cell table:formula="of:=MID([.B64];5;100)" office:value-type="string" office:string-value="5_9" calcext:value-type="string">
            <text:p>5_9</text:p>
          </table:table-cell>
          <table:table-cell table:formula="of:=VALUE(SUBSTITUTE(ORG.LIBREOFFICE.REGEX([.C64];&quot;(\d)+_&quot;); &quot;_&quot;;&quot;&quot;))" office:value-type="float" office:value="5" calcext:value-type="float">
            <text:p>5</text:p>
          </table:table-cell>
          <table:table-cell table:formula="of:=VALUE(SUBSTITUTE(ORG.LIBREOFFICE.REGEX([.C64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tNp5_10.txt</text:p>
          </table:table-cell>
          <table:table-cell table:formula="of:=SUBSTITUTE([.A65];&quot;.txt&quot;;&quot;&quot;)" office:value-type="string" office:string-value="StNp5_10" calcext:value-type="string">
            <text:p>StNp5_10</text:p>
          </table:table-cell>
          <table:table-cell table:formula="of:=MID([.B65];5;100)" office:value-type="string" office:string-value="5_10" calcext:value-type="string">
            <text:p>5_10</text:p>
          </table:table-cell>
          <table:table-cell table:formula="of:=VALUE(SUBSTITUTE(ORG.LIBREOFFICE.REGEX([.C65];&quot;(\d)+_&quot;); &quot;_&quot;;&quot;&quot;))" office:value-type="float" office:value="5" calcext:value-type="float">
            <text:p>5</text:p>
          </table:table-cell>
          <table:table-cell table:formula="of:=VALUE(SUBSTITUTE(ORG.LIBREOFFICE.REGEX([.C65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tNp5_11.txt</text:p>
          </table:table-cell>
          <table:table-cell table:formula="of:=SUBSTITUTE([.A66];&quot;.txt&quot;;&quot;&quot;)" office:value-type="string" office:string-value="StNp5_11" calcext:value-type="string">
            <text:p>StNp5_11</text:p>
          </table:table-cell>
          <table:table-cell table:formula="of:=MID([.B66];5;100)" office:value-type="string" office:string-value="5_11" calcext:value-type="string">
            <text:p>5_11</text:p>
          </table:table-cell>
          <table:table-cell table:formula="of:=VALUE(SUBSTITUTE(ORG.LIBREOFFICE.REGEX([.C66];&quot;(\d)+_&quot;); &quot;_&quot;;&quot;&quot;))" office:value-type="float" office:value="5" calcext:value-type="float">
            <text:p>5</text:p>
          </table:table-cell>
          <table:table-cell table:formula="of:=VALUE(SUBSTITUTE(ORG.LIBREOFFICE.REGEX([.C66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tNp5_12.txt</text:p>
          </table:table-cell>
          <table:table-cell table:formula="of:=SUBSTITUTE([.A67];&quot;.txt&quot;;&quot;&quot;)" office:value-type="string" office:string-value="StNp5_12" calcext:value-type="string">
            <text:p>StNp5_12</text:p>
          </table:table-cell>
          <table:table-cell table:formula="of:=MID([.B67];5;100)" office:value-type="string" office:string-value="5_12" calcext:value-type="string">
            <text:p>5_12</text:p>
          </table:table-cell>
          <table:table-cell table:formula="of:=VALUE(SUBSTITUTE(ORG.LIBREOFFICE.REGEX([.C67];&quot;(\d)+_&quot;); &quot;_&quot;;&quot;&quot;))" office:value-type="float" office:value="5" calcext:value-type="float">
            <text:p>5</text:p>
          </table:table-cell>
          <table:table-cell table:formula="of:=VALUE(SUBSTITUTE(ORG.LIBREOFFICE.REGEX([.C67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tNp5_13.txt</text:p>
          </table:table-cell>
          <table:table-cell table:formula="of:=SUBSTITUTE([.A68];&quot;.txt&quot;;&quot;&quot;)" office:value-type="string" office:string-value="StNp5_13" calcext:value-type="string">
            <text:p>StNp5_13</text:p>
          </table:table-cell>
          <table:table-cell table:formula="of:=MID([.B68];5;100)" office:value-type="string" office:string-value="5_13" calcext:value-type="string">
            <text:p>5_13</text:p>
          </table:table-cell>
          <table:table-cell table:formula="of:=VALUE(SUBSTITUTE(ORG.LIBREOFFICE.REGEX([.C68];&quot;(\d)+_&quot;); &quot;_&quot;;&quot;&quot;))" office:value-type="float" office:value="5" calcext:value-type="float">
            <text:p>5</text:p>
          </table:table-cell>
          <table:table-cell table:formula="of:=VALUE(SUBSTITUTE(ORG.LIBREOFFICE.REGEX([.C6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tNp5_14.txt</text:p>
          </table:table-cell>
          <table:table-cell table:formula="of:=SUBSTITUTE([.A69];&quot;.txt&quot;;&quot;&quot;)" office:value-type="string" office:string-value="StNp5_14" calcext:value-type="string">
            <text:p>StNp5_14</text:p>
          </table:table-cell>
          <table:table-cell table:formula="of:=MID([.B69];5;100)" office:value-type="string" office:string-value="5_14" calcext:value-type="string">
            <text:p>5_14</text:p>
          </table:table-cell>
          <table:table-cell table:formula="of:=VALUE(SUBSTITUTE(ORG.LIBREOFFICE.REGEX([.C69];&quot;(\d)+_&quot;); &quot;_&quot;;&quot;&quot;))" office:value-type="float" office:value="5" calcext:value-type="float">
            <text:p>5</text:p>
          </table:table-cell>
          <table:table-cell table:formula="of:=VALUE(SUBSTITUTE(ORG.LIBREOFFICE.REGEX([.C69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tNp5_15.txt</text:p>
          </table:table-cell>
          <table:table-cell table:formula="of:=SUBSTITUTE([.A70];&quot;.txt&quot;;&quot;&quot;)" office:value-type="string" office:string-value="StNp5_15" calcext:value-type="string">
            <text:p>StNp5_15</text:p>
          </table:table-cell>
          <table:table-cell table:formula="of:=MID([.B70];5;100)" office:value-type="string" office:string-value="5_15" calcext:value-type="string">
            <text:p>5_15</text:p>
          </table:table-cell>
          <table:table-cell table:formula="of:=VALUE(SUBSTITUTE(ORG.LIBREOFFICE.REGEX([.C70];&quot;(\d)+_&quot;); &quot;_&quot;;&quot;&quot;))" office:value-type="float" office:value="5" calcext:value-type="float">
            <text:p>5</text:p>
          </table:table-cell>
          <table:table-cell table:formula="of:=VALUE(SUBSTITUTE(ORG.LIBREOFFICE.REGEX([.C70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tNp5_16.txt</text:p>
          </table:table-cell>
          <table:table-cell table:formula="of:=SUBSTITUTE([.A71];&quot;.txt&quot;;&quot;&quot;)" office:value-type="string" office:string-value="StNp5_16" calcext:value-type="string">
            <text:p>StNp5_16</text:p>
          </table:table-cell>
          <table:table-cell table:formula="of:=MID([.B71];5;100)" office:value-type="string" office:string-value="5_16" calcext:value-type="string">
            <text:p>5_16</text:p>
          </table:table-cell>
          <table:table-cell table:formula="of:=VALUE(SUBSTITUTE(ORG.LIBREOFFICE.REGEX([.C71];&quot;(\d)+_&quot;); &quot;_&quot;;&quot;&quot;))" office:value-type="float" office:value="5" calcext:value-type="float">
            <text:p>5</text:p>
          </table:table-cell>
          <table:table-cell table:formula="of:=VALUE(SUBSTITUTE(ORG.LIBREOFFICE.REGEX([.C71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tNp5_epilog.txt</text:p>
          </table:table-cell>
          <table:table-cell table:formula="of:=SUBSTITUTE([.A72];&quot;.txt&quot;;&quot;&quot;)" office:value-type="string" office:string-value="StNp5_epilog" calcext:value-type="string">
            <text:p>StNp5_epilog</text:p>
          </table:table-cell>
          <table:table-cell table:formula="of:=MID([.B72];5;100)" office:value-type="string" office:string-value="5_epilog" calcext:value-type="string">
            <text:p>5_epilog</text:p>
          </table:table-cell>
          <table:table-cell table:formula="of:=VALUE(SUBSTITUTE(ORG.LIBREOFFICE.REGEX([.C72];&quot;(\d)+_&quot;); &quot;_&quot;;&quot;&quot;))" office:value-type="float" office:value="5" calcext:value-type="float">
            <text:p>5</text:p>
          </table:table-cell>
          <table:table-cell table:formula="of:=VALUE(SUBSTITUTE(ORG.LIBREOFFICE.REGEX([.C72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StNp5_prolog.txt</text:p>
          </table:table-cell>
          <table:table-cell table:formula="of:=SUBSTITUTE([.A73];&quot;.txt&quot;;&quot;&quot;)" office:value-type="string" office:string-value="StNp5_prolog" calcext:value-type="string">
            <text:p>StNp5_prolog</text:p>
          </table:table-cell>
          <table:table-cell table:formula="of:=MID([.B73];5;100)" office:value-type="string" office:string-value="5_prolog" calcext:value-type="string">
            <text:p>5_prolog</text:p>
          </table:table-cell>
          <table:table-cell table:formula="of:=VALUE(SUBSTITUTE(ORG.LIBREOFFICE.REGEX([.C73];&quot;(\d)+_&quot;); &quot;_&quot;;&quot;&quot;))" office:value-type="float" office:value="5" calcext:value-type="float">
            <text:p>5</text:p>
          </table:table-cell>
          <table:table-cell table:formula="of:=VALUE(SUBSTITUTE(ORG.LIBREOFFICE.REGEX([.C73];&quot;_(\d)+&quot;); &quot;_&quot;;&quot;&quot;))" office:value-type="string" office:string-value="" calcext:value-type="error">
            <text:p>#N/A</text:p>
          </table:table-cell>
        </table:table-row>
      </table:table>
      <table:table table:name="StNp-rec" table:style-name="ta1">
        <table:table-column table:style-name="co1" table:default-cell-style-name="Default"/>
        <table:table-column table:style-name="co9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tNp1_1</text:p>
          </table:table-cell>
          <table:table-cell office:value-type="string" calcext:value-type="string">
            <text:p><text:s/>The Snake</text:p>
          </table:table-cell>
          <table:table-cell office:value-type="float" office:value="201.116735" calcext:value-type="float">
            <text:p>201.116735</text:p>
          </table:table-cell>
          <table:table-cell office:value-type="string" calcext:value-type="string">
            <text:p>StNp1_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10</text:p>
          </table:table-cell>
          <table:table-cell office:value-type="string" calcext:value-type="string">
            <text:p><text:s/>Āḷavaka</text:p>
          </table:table-cell>
          <table:table-cell office:value-type="float" office:value="249.103673" calcext:value-type="float">
            <text:p>249.103673</text:p>
          </table:table-cell>
          <table:table-cell office:value-type="string" calcext:value-type="string">
            <text:p>StNp1_10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11</text:p>
          </table:table-cell>
          <table:table-cell office:value-type="string" calcext:value-type="string">
            <text:p><text:s/>Victory</text:p>
          </table:table-cell>
          <table:table-cell office:value-type="float" office:value="137.613061" calcext:value-type="float">
            <text:p>137.613061</text:p>
          </table:table-cell>
          <table:table-cell office:value-type="string" calcext:value-type="string">
            <text:p>StNp1_11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12</text:p>
          </table:table-cell>
          <table:table-cell office:value-type="string" calcext:value-type="string">
            <text:p><text:s/>The Sage</text:p>
          </table:table-cell>
          <table:table-cell office:value-type="float" office:value="223.007347" calcext:value-type="float">
            <text:p>223.007347</text:p>
          </table:table-cell>
          <table:table-cell office:value-type="string" calcext:value-type="string">
            <text:p>StNp1_12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2</text:p>
          </table:table-cell>
          <table:table-cell office:value-type="string" calcext:value-type="string">
            <text:p><text:s/>Dhaniya The Cattleman</text:p>
          </table:table-cell>
          <table:table-cell office:value-type="float" office:value="261.903673" calcext:value-type="float">
            <text:p>261.903673</text:p>
          </table:table-cell>
          <table:table-cell office:value-type="string" calcext:value-type="string">
            <text:p>StNp1_2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3</text:p>
          </table:table-cell>
          <table:table-cell office:value-type="string" calcext:value-type="string">
            <text:p><text:s/>A Rhinoceros</text:p>
          </table:table-cell>
          <table:table-cell office:value-type="float" office:value="549.041633" calcext:value-type="float">
            <text:p>549.041633</text:p>
          </table:table-cell>
          <table:table-cell office:value-type="string" calcext:value-type="string">
            <text:p>StNp1_3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4</text:p>
          </table:table-cell>
          <table:table-cell office:value-type="string" calcext:value-type="string">
            <text:p><text:s/>To Kasi Bhāradvāja</text:p>
          </table:table-cell>
          <table:table-cell office:value-type="float" office:value="353.906939" calcext:value-type="float">
            <text:p>353.906939</text:p>
          </table:table-cell>
          <table:table-cell office:value-type="string" calcext:value-type="string">
            <text:p>StNp1_4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5</text:p>
          </table:table-cell>
          <table:table-cell office:value-type="string" calcext:value-type="string">
            <text:p><text:s/>Cunda</text:p>
          </table:table-cell>
          <table:table-cell office:value-type="float" office:value="130.56" calcext:value-type="float">
            <text:p>130.56</text:p>
          </table:table-cell>
          <table:table-cell office:value-type="string" calcext:value-type="string">
            <text:p>StNp1_5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6</text:p>
          </table:table-cell>
          <table:table-cell office:value-type="string" calcext:value-type="string">
            <text:p><text:s/>Decline</text:p>
          </table:table-cell>
          <table:table-cell office:value-type="float" office:value="303.229388" calcext:value-type="float">
            <text:p>303.229388</text:p>
          </table:table-cell>
          <table:table-cell office:value-type="string" calcext:value-type="string">
            <text:p>StNp1_6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7</text:p>
          </table:table-cell>
          <table:table-cell office:value-type="string" calcext:value-type="string">
            <text:p><text:s/>An Outcaste</text:p>
          </table:table-cell>
          <table:table-cell office:value-type="float" office:value="419.787755" calcext:value-type="float">
            <text:p>419.787755</text:p>
          </table:table-cell>
          <table:table-cell office:value-type="string" calcext:value-type="string">
            <text:p>StNp1_7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8</text:p>
          </table:table-cell>
          <table:table-cell office:value-type="string" calcext:value-type="string">
            <text:p><text:s/>Goodwill</text:p>
          </table:table-cell>
          <table:table-cell office:value-type="float" office:value="111.595102" calcext:value-type="float">
            <text:p>111.595102</text:p>
          </table:table-cell>
          <table:table-cell office:value-type="string" calcext:value-type="string">
            <text:p>StNp1_8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1_9</text:p>
          </table:table-cell>
          <table:table-cell office:value-type="string" calcext:value-type="string">
            <text:p><text:s/>Hemavata</text:p>
          </table:table-cell>
          <table:table-cell office:value-type="float" office:value="357.302857" calcext:value-type="float">
            <text:p>357.302857</text:p>
          </table:table-cell>
          <table:table-cell office:value-type="string" calcext:value-type="string">
            <text:p>StNp1_9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1</text:p>
          </table:table-cell>
          <table:table-cell office:value-type="string" calcext:value-type="string">
            <text:p><text:s/>Treasures</text:p>
          </table:table-cell>
          <table:table-cell office:value-type="float" office:value="299.154286" calcext:value-type="float">
            <text:p>299.154286</text:p>
          </table:table-cell>
          <table:table-cell office:value-type="string" calcext:value-type="string">
            <text:p>StNp2_1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10</text:p>
          </table:table-cell>
          <table:table-cell office:value-type="string" calcext:value-type="string">
            <text:p><text:s/>Initiative</text:p>
          </table:table-cell>
          <table:table-cell office:value-type="float" office:value="55.013878" calcext:value-type="float">
            <text:p>55.013878</text:p>
          </table:table-cell>
          <table:table-cell office:value-type="string" calcext:value-type="string">
            <text:p>StNp2_10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11</text:p>
          </table:table-cell>
          <table:table-cell office:value-type="string" calcext:value-type="string">
            <text:p><text:s/>Rāhula</text:p>
          </table:table-cell>
          <table:table-cell office:value-type="float" office:value="88.894694" calcext:value-type="float">
            <text:p>88.894694</text:p>
          </table:table-cell>
          <table:table-cell office:value-type="string" calcext:value-type="string">
            <text:p>StNp2_11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12</text:p>
          </table:table-cell>
          <table:table-cell office:value-type="string" calcext:value-type="string">
            <text:p><text:s/>Vaṅgīsa</text:p>
          </table:table-cell>
          <table:table-cell office:value-type="float" office:value="280.633469" calcext:value-type="float">
            <text:p>280.633469</text:p>
          </table:table-cell>
          <table:table-cell office:value-type="string" calcext:value-type="string">
            <text:p>StNp2_12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13</text:p>
          </table:table-cell>
          <table:table-cell office:value-type="string" calcext:value-type="string">
            <text:p><text:s/>Right Wandering</text:p>
          </table:table-cell>
          <table:table-cell office:value-type="float" office:value="215.14449" calcext:value-type="float">
            <text:p>215.14449</text:p>
          </table:table-cell>
          <table:table-cell office:value-type="string" calcext:value-type="string">
            <text:p>StNp2_13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14</text:p>
          </table:table-cell>
          <table:table-cell office:value-type="string" calcext:value-type="string">
            <text:p><text:s/>Dhammika</text:p>
          </table:table-cell>
          <table:table-cell office:value-type="float" office:value="412.081633" calcext:value-type="float">
            <text:p>412.081633</text:p>
          </table:table-cell>
          <table:table-cell office:value-type="string" calcext:value-type="string">
            <text:p>StNp2_14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2</text:p>
          </table:table-cell>
          <table:table-cell office:value-type="string" calcext:value-type="string">
            <text:p><text:s/>Raw Stench</text:p>
          </table:table-cell>
          <table:table-cell office:value-type="float" office:value="240.169796" calcext:value-type="float">
            <text:p>240.169796</text:p>
          </table:table-cell>
          <table:table-cell office:value-type="string" calcext:value-type="string">
            <text:p>StNp2_2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3</text:p>
          </table:table-cell>
          <table:table-cell office:value-type="string" calcext:value-type="string">
            <text:p><text:s/>Shame</text:p>
          </table:table-cell>
          <table:table-cell office:value-type="float" office:value="64.548571" calcext:value-type="float">
            <text:p>64.548571</text:p>
          </table:table-cell>
          <table:table-cell office:value-type="string" calcext:value-type="string">
            <text:p>StNp2_3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4</text:p>
          </table:table-cell>
          <table:table-cell office:value-type="string" calcext:value-type="string">
            <text:p><text:s/>Protection</text:p>
          </table:table-cell>
          <table:table-cell office:value-type="float" office:value="142.471837" calcext:value-type="float">
            <text:p>142.471837</text:p>
          </table:table-cell>
          <table:table-cell office:value-type="string" calcext:value-type="string">
            <text:p>StNp2_4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5</text:p>
          </table:table-cell>
          <table:table-cell office:value-type="string" calcext:value-type="string">
            <text:p><text:s/>Suciloma</text:p>
          </table:table-cell>
          <table:table-cell office:value-type="float" office:value="158.119184" calcext:value-type="float">
            <text:p>158.119184</text:p>
          </table:table-cell>
          <table:table-cell office:value-type="string" calcext:value-type="string">
            <text:p>StNp2_5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6</text:p>
          </table:table-cell>
          <table:table-cell office:value-type="string" calcext:value-type="string">
            <text:p><text:s/>The Dhamma Life</text:p>
          </table:table-cell>
          <table:table-cell office:value-type="float" office:value="100.388571" calcext:value-type="float">
            <text:p>100.388571</text:p>
          </table:table-cell>
          <table:table-cell office:value-type="string" calcext:value-type="string">
            <text:p>StNp2_6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7</text:p>
          </table:table-cell>
          <table:table-cell office:value-type="string" calcext:value-type="string">
            <text:p><text:s/>Brahman Principles</text:p>
          </table:table-cell>
          <table:table-cell office:value-type="float" office:value="458.631837" calcext:value-type="float">
            <text:p>458.631837</text:p>
          </table:table-cell>
          <table:table-cell office:value-type="string" calcext:value-type="string">
            <text:p>StNp2_7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8</text:p>
          </table:table-cell>
          <table:table-cell office:value-type="string" calcext:value-type="string">
            <text:p><text:s/>A Boat</text:p>
          </table:table-cell>
          <table:table-cell office:value-type="float" office:value="109.818776" calcext:value-type="float">
            <text:p>109.818776</text:p>
          </table:table-cell>
          <table:table-cell office:value-type="string" calcext:value-type="string">
            <text:p>StNp2_8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2_9</text:p>
          </table:table-cell>
          <table:table-cell office:value-type="string" calcext:value-type="string">
            <text:p><text:s/>With What Virtue?</text:p>
          </table:table-cell>
          <table:table-cell office:value-type="float" office:value="117.211429" calcext:value-type="float">
            <text:p>117.211429</text:p>
          </table:table-cell>
          <table:table-cell office:value-type="string" calcext:value-type="string">
            <text:p>StNp2_9</text:p>
          </table:table-cell>
          <table:table-cell table:formula="of:=IF([.A26]=[.D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1</text:p>
          </table:table-cell>
          <table:table-cell office:value-type="string" calcext:value-type="string">
            <text:p><text:s/>The Going Forth</text:p>
          </table:table-cell>
          <table:table-cell office:value-type="float" office:value="192.470204" calcext:value-type="float">
            <text:p>192.470204</text:p>
          </table:table-cell>
          <table:table-cell office:value-type="string" calcext:value-type="string">
            <text:p>StNp3_1</text:p>
          </table:table-cell>
          <table:table-cell table:formula="of:=IF([.A27]=[.D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10</text:p>
          </table:table-cell>
          <table:table-cell office:value-type="string" calcext:value-type="string">
            <text:p><text:s/>Kokālika</text:p>
          </table:table-cell>
          <table:table-cell office:value-type="float" office:value="615.497143" calcext:value-type="float">
            <text:p>615.497143</text:p>
          </table:table-cell>
          <table:table-cell office:value-type="string" calcext:value-type="string">
            <text:p>StNp3_10</text:p>
          </table:table-cell>
          <table:table-cell table:formula="of:=IF([.A28]=[.D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11</text:p>
          </table:table-cell>
          <table:table-cell office:value-type="string" calcext:value-type="string">
            <text:p><text:s/>Nālaka</text:p>
          </table:table-cell>
          <table:table-cell office:value-type="float" office:value="567.170612" calcext:value-type="float">
            <text:p>567.170612</text:p>
          </table:table-cell>
          <table:table-cell office:value-type="string" calcext:value-type="string">
            <text:p>StNp3_11</text:p>
          </table:table-cell>
          <table:table-cell table:formula="of:=IF([.A29]=[.D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12</text:p>
          </table:table-cell>
          <table:table-cell office:value-type="string" calcext:value-type="string">
            <text:p><text:s/>The Contemplation Of Dualities</text:p>
          </table:table-cell>
          <table:table-cell office:value-type="float" office:value="1433.129796" calcext:value-type="float">
            <text:p>1433.129796</text:p>
          </table:table-cell>
          <table:table-cell office:value-type="string" calcext:value-type="string">
            <text:p>StNp3_12</text:p>
          </table:table-cell>
          <table:table-cell table:formula="of:=IF([.A30]=[.D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2</text:p>
          </table:table-cell>
          <table:table-cell office:value-type="string" calcext:value-type="string">
            <text:p><text:s/>Exertion</text:p>
          </table:table-cell>
          <table:table-cell office:value-type="float" office:value="272.457143" calcext:value-type="float">
            <text:p>272.457143</text:p>
          </table:table-cell>
          <table:table-cell office:value-type="string" calcext:value-type="string">
            <text:p>StNp3_2</text:p>
          </table:table-cell>
          <table:table-cell table:formula="of:=IF([.A31]=[.D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3</text:p>
          </table:table-cell>
          <table:table-cell office:value-type="string" calcext:value-type="string">
            <text:p><text:s/>Well-Spoken</text:p>
          </table:table-cell>
          <table:table-cell office:value-type="float" office:value="145.423673" calcext:value-type="float">
            <text:p>145.423673</text:p>
          </table:table-cell>
          <table:table-cell office:value-type="string" calcext:value-type="string">
            <text:p>StNp3_3</text:p>
          </table:table-cell>
          <table:table-cell table:formula="of:=IF([.A32]=[.D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4</text:p>
          </table:table-cell>
          <table:table-cell office:value-type="string" calcext:value-type="string">
            <text:p><text:s/>Sundarika Bhāradvāja</text:p>
          </table:table-cell>
          <table:table-cell office:value-type="float" office:value="680.489796" calcext:value-type="float">
            <text:p>680.489796</text:p>
          </table:table-cell>
          <table:table-cell office:value-type="string" calcext:value-type="string">
            <text:p>StNp3_4</text:p>
          </table:table-cell>
          <table:table-cell table:formula="of:=IF([.A33]=[.D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5</text:p>
          </table:table-cell>
          <table:table-cell office:value-type="string" calcext:value-type="string">
            <text:p><text:s/>Māgha</text:p>
          </table:table-cell>
          <table:table-cell office:value-type="float" office:value="490.24" calcext:value-type="float">
            <text:p>490.24</text:p>
          </table:table-cell>
          <table:table-cell office:value-type="string" calcext:value-type="string">
            <text:p>StNp3_5</text:p>
          </table:table-cell>
          <table:table-cell table:formula="of:=IF([.A34]=[.D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6</text:p>
          </table:table-cell>
          <table:table-cell office:value-type="string" calcext:value-type="string">
            <text:p><text:s/>Sabhiya</text:p>
          </table:table-cell>
          <table:table-cell office:value-type="float" office:value="941.270204" calcext:value-type="float">
            <text:p>941.270204</text:p>
          </table:table-cell>
          <table:table-cell office:value-type="string" calcext:value-type="string">
            <text:p>StNp3_6</text:p>
          </table:table-cell>
          <table:table-cell table:formula="of:=IF([.A35]=[.D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7</text:p>
          </table:table-cell>
          <table:table-cell office:value-type="string" calcext:value-type="string">
            <text:p><text:s/>Sela</text:p>
          </table:table-cell>
          <table:table-cell office:value-type="float" office:value="961.985306" calcext:value-type="float">
            <text:p>961.985306</text:p>
          </table:table-cell>
          <table:table-cell office:value-type="string" calcext:value-type="string">
            <text:p>StNp3_7</text:p>
          </table:table-cell>
          <table:table-cell table:formula="of:=IF([.A36]=[.D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8</text:p>
          </table:table-cell>
          <table:table-cell office:value-type="string" calcext:value-type="string">
            <text:p><text:s/>The Arrow</text:p>
          </table:table-cell>
          <table:table-cell office:value-type="float" office:value="209.423673" calcext:value-type="float">
            <text:p>209.423673</text:p>
          </table:table-cell>
          <table:table-cell office:value-type="string" calcext:value-type="string">
            <text:p>StNp3_8</text:p>
          </table:table-cell>
          <table:table-cell table:formula="of:=IF([.A37]=[.D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3_9</text:p>
          </table:table-cell>
          <table:table-cell office:value-type="string" calcext:value-type="string">
            <text:p><text:s/>Vāseṭṭha</text:p>
          </table:table-cell>
          <table:table-cell office:value-type="float" office:value="894.72" calcext:value-type="float">
            <text:p>894.72</text:p>
          </table:table-cell>
          <table:table-cell office:value-type="string" calcext:value-type="string">
            <text:p>StNp3_9</text:p>
          </table:table-cell>
          <table:table-cell table:formula="of:=IF([.A38]=[.D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</text:p>
          </table:table-cell>
          <table:table-cell office:value-type="string" calcext:value-type="string">
            <text:p><text:s/>Sensual Pleasure</text:p>
          </table:table-cell>
          <table:table-cell office:value-type="float" office:value="67.761633" calcext:value-type="float">
            <text:p>67.761633</text:p>
          </table:table-cell>
          <table:table-cell office:value-type="string" calcext:value-type="string">
            <text:p>StNp4_1</text:p>
          </table:table-cell>
          <table:table-cell table:formula="of:=IF([.A39]=[.D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0</text:p>
          </table:table-cell>
          <table:table-cell office:value-type="string" calcext:value-type="string">
            <text:p><text:s/>Before The Break-Up (Of The Body)</text:p>
          </table:table-cell>
          <table:table-cell office:value-type="float" office:value="187.297959" calcext:value-type="float">
            <text:p>187.297959</text:p>
          </table:table-cell>
          <table:table-cell office:value-type="string" calcext:value-type="string">
            <text:p>StNp4_10</text:p>
          </table:table-cell>
          <table:table-cell table:formula="of:=IF([.A40]=[.D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1</text:p>
          </table:table-cell>
          <table:table-cell office:value-type="string" calcext:value-type="string">
            <text:p><text:s/>Quarrels &amp; Disputes</text:p>
          </table:table-cell>
          <table:table-cell office:value-type="float" office:value="255.399184" calcext:value-type="float">
            <text:p>255.399184</text:p>
          </table:table-cell>
          <table:table-cell office:value-type="string" calcext:value-type="string">
            <text:p>StNp4_11</text:p>
          </table:table-cell>
          <table:table-cell table:formula="of:=IF([.A41]=[.D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2</text:p>
          </table:table-cell>
          <table:table-cell office:value-type="string" calcext:value-type="string">
            <text:p><text:s/>The Lesser Array</text:p>
          </table:table-cell>
          <table:table-cell office:value-type="float" office:value="240.169796" calcext:value-type="float">
            <text:p>240.169796</text:p>
          </table:table-cell>
          <table:table-cell office:value-type="string" calcext:value-type="string">
            <text:p>StNp4_12</text:p>
          </table:table-cell>
          <table:table-cell table:formula="of:=IF([.A42]=[.D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3</text:p>
          </table:table-cell>
          <table:table-cell office:value-type="string" calcext:value-type="string">
            <text:p><text:s/>The Great Array</text:p>
          </table:table-cell>
          <table:table-cell office:value-type="float" office:value="320.522449" calcext:value-type="float">
            <text:p>320.522449</text:p>
          </table:table-cell>
          <table:table-cell office:value-type="string" calcext:value-type="string">
            <text:p>StNp4_13</text:p>
          </table:table-cell>
          <table:table-cell table:formula="of:=IF([.A43]=[.D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4</text:p>
          </table:table-cell>
          <table:table-cell office:value-type="string" calcext:value-type="string">
            <text:p><text:s/>Quickly</text:p>
          </table:table-cell>
          <table:table-cell office:value-type="float" office:value="231.941224" calcext:value-type="float">
            <text:p>231.941224</text:p>
          </table:table-cell>
          <table:table-cell office:value-type="string" calcext:value-type="string">
            <text:p>StNp4_14</text:p>
          </table:table-cell>
          <table:table-cell table:formula="of:=IF([.A44]=[.D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5</text:p>
          </table:table-cell>
          <table:table-cell office:value-type="string" calcext:value-type="string">
            <text:p><text:s/>The Rod Embraced</text:p>
          </table:table-cell>
          <table:table-cell office:value-type="float" office:value="247.614694" calcext:value-type="float">
            <text:p>247.614694</text:p>
          </table:table-cell>
          <table:table-cell office:value-type="string" calcext:value-type="string">
            <text:p>StNp4_15</text:p>
          </table:table-cell>
          <table:table-cell table:formula="of:=IF([.A45]=[.D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16</text:p>
          </table:table-cell>
          <table:table-cell office:value-type="string" calcext:value-type="string">
            <text:p><text:s/>To Sāriputta</text:p>
          </table:table-cell>
          <table:table-cell office:value-type="float" office:value="295.862857" calcext:value-type="float">
            <text:p>295.862857</text:p>
          </table:table-cell>
          <table:table-cell office:value-type="string" calcext:value-type="string">
            <text:p>StNp4_16</text:p>
          </table:table-cell>
          <table:table-cell table:formula="of:=IF([.A46]=[.D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2</text:p>
          </table:table-cell>
          <table:table-cell office:value-type="string" calcext:value-type="string">
            <text:p><text:s/>The Cave Octet</text:p>
          </table:table-cell>
          <table:table-cell office:value-type="float" office:value="124.969796" calcext:value-type="float">
            <text:p>124.969796</text:p>
          </table:table-cell>
          <table:table-cell office:value-type="string" calcext:value-type="string">
            <text:p>StNp4_2</text:p>
          </table:table-cell>
          <table:table-cell table:formula="of:=IF([.A47]=[.D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3</text:p>
          </table:table-cell>
          <table:table-cell office:value-type="string" calcext:value-type="string">
            <text:p><text:s/>The Corrupted Octet</text:p>
          </table:table-cell>
          <table:table-cell office:value-type="float" office:value="125.23102" calcext:value-type="float">
            <text:p>125.23102</text:p>
          </table:table-cell>
          <table:table-cell office:value-type="string" calcext:value-type="string">
            <text:p>StNp4_3</text:p>
          </table:table-cell>
          <table:table-cell table:formula="of:=IF([.A48]=[.D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4</text:p>
          </table:table-cell>
          <table:table-cell office:value-type="string" calcext:value-type="string">
            <text:p><text:s/>The Pure Octet</text:p>
          </table:table-cell>
          <table:table-cell office:value-type="float" office:value="140.8" calcext:value-type="float">
            <text:p>140.8</text:p>
          </table:table-cell>
          <table:table-cell office:value-type="string" calcext:value-type="string">
            <text:p>StNp4_4</text:p>
          </table:table-cell>
          <table:table-cell table:formula="of:=IF([.A49]=[.D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5</text:p>
          </table:table-cell>
          <table:table-cell office:value-type="string" calcext:value-type="string">
            <text:p><text:s/>The Supreme Octet</text:p>
          </table:table-cell>
          <table:table-cell office:value-type="float" office:value="122.958367" calcext:value-type="float">
            <text:p>122.958367</text:p>
          </table:table-cell>
          <table:table-cell office:value-type="string" calcext:value-type="string">
            <text:p>StNp4_5</text:p>
          </table:table-cell>
          <table:table-cell table:formula="of:=IF([.A50]=[.D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6</text:p>
          </table:table-cell>
          <table:table-cell office:value-type="string" calcext:value-type="string">
            <text:p><text:s/>Old Age</text:p>
          </table:table-cell>
          <table:table-cell office:value-type="float" office:value="123.794286" calcext:value-type="float">
            <text:p>123.794286</text:p>
          </table:table-cell>
          <table:table-cell office:value-type="string" calcext:value-type="string">
            <text:p>StNp4_6</text:p>
          </table:table-cell>
          <table:table-cell table:formula="of:=IF([.A51]=[.D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7</text:p>
          </table:table-cell>
          <table:table-cell office:value-type="string" calcext:value-type="string">
            <text:p><text:s/>To Tissa-Metteyya</text:p>
          </table:table-cell>
          <table:table-cell office:value-type="float" office:value="119.379592" calcext:value-type="float">
            <text:p>119.379592</text:p>
          </table:table-cell>
          <table:table-cell office:value-type="string" calcext:value-type="string">
            <text:p>StNp4_7</text:p>
          </table:table-cell>
          <table:table-cell table:formula="of:=IF([.A52]=[.D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8</text:p>
          </table:table-cell>
          <table:table-cell office:value-type="string" calcext:value-type="string">
            <text:p><text:s/>To Pasūra</text:p>
          </table:table-cell>
          <table:table-cell office:value-type="float" office:value="147.853061" calcext:value-type="float">
            <text:p>147.853061</text:p>
          </table:table-cell>
          <table:table-cell office:value-type="string" calcext:value-type="string">
            <text:p>StNp4_8</text:p>
          </table:table-cell>
          <table:table-cell table:formula="of:=IF([.A53]=[.D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4_9</text:p>
          </table:table-cell>
          <table:table-cell office:value-type="string" calcext:value-type="string">
            <text:p><text:s/>To Māgandiya</text:p>
          </table:table-cell>
          <table:table-cell office:value-type="float" office:value="247.954286" calcext:value-type="float">
            <text:p>247.954286</text:p>
          </table:table-cell>
          <table:table-cell office:value-type="string" calcext:value-type="string">
            <text:p>StNp4_9</text:p>
          </table:table-cell>
          <table:table-cell table:formula="of:=IF([.A54]=[.D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</text:p>
          </table:table-cell>
          <table:table-cell office:value-type="string" calcext:value-type="string">
            <text:p><text:s/>Ajita's Questions</text:p>
          </table:table-cell>
          <table:table-cell office:value-type="float" office:value="114.207347" calcext:value-type="float">
            <text:p>114.207347</text:p>
          </table:table-cell>
          <table:table-cell office:value-type="string" calcext:value-type="string">
            <text:p>StNp5_1</text:p>
          </table:table-cell>
          <table:table-cell table:formula="of:=IF([.A55]=[.D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0</text:p>
          </table:table-cell>
          <table:table-cell office:value-type="string" calcext:value-type="string">
            <text:p><text:s/>Kappa's Question</text:p>
          </table:table-cell>
          <table:table-cell office:value-type="float" office:value="52.636735" calcext:value-type="float">
            <text:p>52.636735</text:p>
          </table:table-cell>
          <table:table-cell office:value-type="string" calcext:value-type="string">
            <text:p>StNp5_10</text:p>
          </table:table-cell>
          <table:table-cell table:formula="of:=IF([.A56]=[.D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1</text:p>
          </table:table-cell>
          <table:table-cell office:value-type="string" calcext:value-type="string">
            <text:p><text:s/>Jatukaṇṇin's Question</text:p>
          </table:table-cell>
          <table:table-cell office:value-type="float" office:value="70.4" calcext:value-type="float">
            <text:p>70.4</text:p>
          </table:table-cell>
          <table:table-cell office:value-type="string" calcext:value-type="string">
            <text:p>StNp5_11</text:p>
          </table:table-cell>
          <table:table-cell table:formula="of:=IF([.A57]=[.D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2</text:p>
          </table:table-cell>
          <table:table-cell office:value-type="string" calcext:value-type="string">
            <text:p><text:s/>Bhadrāvudha's Question</text:p>
          </table:table-cell>
          <table:table-cell office:value-type="float" office:value="58.958367" calcext:value-type="float">
            <text:p>58.958367</text:p>
          </table:table-cell>
          <table:table-cell office:value-type="string" calcext:value-type="string">
            <text:p>StNp5_12</text:p>
          </table:table-cell>
          <table:table-cell table:formula="of:=IF([.A58]=[.D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3</text:p>
          </table:table-cell>
          <table:table-cell office:value-type="string" calcext:value-type="string">
            <text:p><text:s/>Udaya's Questions</text:p>
          </table:table-cell>
          <table:table-cell office:value-type="float" office:value="94.119184" calcext:value-type="float">
            <text:p>94.119184</text:p>
          </table:table-cell>
          <table:table-cell office:value-type="string" calcext:value-type="string">
            <text:p>StNp5_13</text:p>
          </table:table-cell>
          <table:table-cell table:formula="of:=IF([.A59]=[.D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4</text:p>
          </table:table-cell>
          <table:table-cell office:value-type="string" calcext:value-type="string">
            <text:p><text:s/>Posāla's Question</text:p>
          </table:table-cell>
          <table:table-cell office:value-type="float" office:value="57.49551" calcext:value-type="float">
            <text:p>57.49551</text:p>
          </table:table-cell>
          <table:table-cell office:value-type="string" calcext:value-type="string">
            <text:p>StNp5_14</text:p>
          </table:table-cell>
          <table:table-cell table:formula="of:=IF([.A60]=[.D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5</text:p>
          </table:table-cell>
          <table:table-cell office:value-type="string" calcext:value-type="string">
            <text:p><text:s/>Mogharāja's Question</text:p>
          </table:table-cell>
          <table:table-cell office:value-type="float" office:value="56.633469" calcext:value-type="float">
            <text:p>56.633469</text:p>
          </table:table-cell>
          <table:table-cell office:value-type="string" calcext:value-type="string">
            <text:p>StNp5_15</text:p>
          </table:table-cell>
          <table:table-cell table:formula="of:=IF([.A61]=[.D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16</text:p>
          </table:table-cell>
          <table:table-cell office:value-type="string" calcext:value-type="string">
            <text:p><text:s/>Piṅgiya's Questions</text:p>
          </table:table-cell>
          <table:table-cell office:value-type="float" office:value="73.874286" calcext:value-type="float">
            <text:p>73.874286</text:p>
          </table:table-cell>
          <table:table-cell office:value-type="string" calcext:value-type="string">
            <text:p>StNp5_16</text:p>
          </table:table-cell>
          <table:table-cell table:formula="of:=IF([.A62]=[.D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2</text:p>
          </table:table-cell>
          <table:table-cell office:value-type="string" calcext:value-type="string">
            <text:p><text:s/>Tissa-Metteyya's Questions</text:p>
          </table:table-cell>
          <table:table-cell office:value-type="float" office:value="58.148571" calcext:value-type="float">
            <text:p>58.148571</text:p>
          </table:table-cell>
          <table:table-cell office:value-type="string" calcext:value-type="string">
            <text:p>StNp5_2</text:p>
          </table:table-cell>
          <table:table-cell table:formula="of:=IF([.A63]=[.D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3</text:p>
          </table:table-cell>
          <table:table-cell office:value-type="string" calcext:value-type="string">
            <text:p><text:s/>Puṇṇaka's Questions</text:p>
          </table:table-cell>
          <table:table-cell office:value-type="float" office:value="120.711837" calcext:value-type="float">
            <text:p>120.711837</text:p>
          </table:table-cell>
          <table:table-cell office:value-type="string" calcext:value-type="string">
            <text:p>StNp5_3</text:p>
          </table:table-cell>
          <table:table-cell table:formula="of:=IF([.A64]=[.D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4</text:p>
          </table:table-cell>
          <table:table-cell office:value-type="string" calcext:value-type="string">
            <text:p><text:s/>Mettagū's Questions</text:p>
          </table:table-cell>
          <table:table-cell office:value-type="float" office:value="194.612245" calcext:value-type="float">
            <text:p>194.612245</text:p>
          </table:table-cell>
          <table:table-cell office:value-type="string" calcext:value-type="string">
            <text:p>StNp5_4</text:p>
          </table:table-cell>
          <table:table-cell table:formula="of:=IF([.A65]=[.D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5</text:p>
          </table:table-cell>
          <table:table-cell office:value-type="string" calcext:value-type="string">
            <text:p><text:s/>Dhotaka's Questions</text:p>
          </table:table-cell>
          <table:table-cell office:value-type="float" office:value="106.501224" calcext:value-type="float">
            <text:p>106.501224</text:p>
          </table:table-cell>
          <table:table-cell office:value-type="string" calcext:value-type="string">
            <text:p>StNp5_5</text:p>
          </table:table-cell>
          <table:table-cell table:formula="of:=IF([.A66]=[.D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6</text:p>
          </table:table-cell>
          <table:table-cell office:value-type="string" calcext:value-type="string">
            <text:p><text:s/>Upasīva's Questions</text:p>
          </table:table-cell>
          <table:table-cell office:value-type="float" office:value="118.439184" calcext:value-type="float">
            <text:p>118.439184</text:p>
          </table:table-cell>
          <table:table-cell office:value-type="string" calcext:value-type="string">
            <text:p>StNp5_6</text:p>
          </table:table-cell>
          <table:table-cell table:formula="of:=IF([.A67]=[.D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7</text:p>
          </table:table-cell>
          <table:table-cell office:value-type="string" calcext:value-type="string">
            <text:p><text:s/>Nanda's Questions</text:p>
          </table:table-cell>
          <table:table-cell office:value-type="float" office:value="172.852245" calcext:value-type="float">
            <text:p>172.852245</text:p>
          </table:table-cell>
          <table:table-cell office:value-type="string" calcext:value-type="string">
            <text:p>StNp5_7</text:p>
          </table:table-cell>
          <table:table-cell table:formula="of:=IF([.A68]=[.D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8</text:p>
          </table:table-cell>
          <table:table-cell office:value-type="string" calcext:value-type="string">
            <text:p><text:s/>Hemaka's Question</text:p>
          </table:table-cell>
          <table:table-cell office:value-type="float" office:value="57.39102" calcext:value-type="float">
            <text:p>57.39102</text:p>
          </table:table-cell>
          <table:table-cell office:value-type="string" calcext:value-type="string">
            <text:p>StNp5_8</text:p>
          </table:table-cell>
          <table:table-cell table:formula="of:=IF([.A69]=[.D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9</text:p>
          </table:table-cell>
          <table:table-cell office:value-type="string" calcext:value-type="string">
            <text:p><text:s/>Todeyya's Questions</text:p>
          </table:table-cell>
          <table:table-cell office:value-type="float" office:value="62.641633" calcext:value-type="float">
            <text:p>62.641633</text:p>
          </table:table-cell>
          <table:table-cell office:value-type="string" calcext:value-type="string">
            <text:p>StNp5_9</text:p>
          </table:table-cell>
          <table:table-cell table:formula="of:=IF([.A70]=[.D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epilog</text:p>
          </table:table-cell>
          <table:table-cell office:value-type="string" calcext:value-type="string">
            <text:p><text:s/>The To-The-Far-Shore Chapter  (Pārāyana Vagga)</text:p>
          </table:table-cell>
          <table:table-cell office:value-type="float" office:value="333.609796" calcext:value-type="float">
            <text:p>333.609796</text:p>
          </table:table-cell>
          <table:table-cell office:value-type="string" calcext:value-type="string">
            <text:p>StNp5_epilog</text:p>
          </table:table-cell>
          <table:table-cell table:formula="of:=IF([.A71]=[.D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tNp5_prolog</text:p>
          </table:table-cell>
          <table:table-cell office:value-type="string" calcext:value-type="string">
            <text:p><text:s/>The To-The-Far-Shore Chapter  (Pārāyana Vagga)</text:p>
          </table:table-cell>
          <table:table-cell office:value-type="float" office:value="602.853878" calcext:value-type="float">
            <text:p>602.853878</text:p>
          </table:table-cell>
          <table:table-cell office:value-type="string" calcext:value-type="string">
            <text:p>StNp5_prolog</text:p>
          </table:table-cell>
          <table:table-cell table:formula="of:=IF([.A72]=[.D72];1;0)" office:value-type="float" office:value="1" calcext:value-type="float">
            <text:p>1</text:p>
          </table:table-cell>
        </table:table-row>
      </table:table>
      <table:table table:name="Thag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thag1_1.txt</text:p>
          </table:table-cell>
          <table:table-cell table:formula="of:=SUBSTITUTE([.A2];&quot;.txt&quot;;&quot;&quot;)" office:value-type="string" office:string-value="thag1_1" calcext:value-type="string">
            <text:p>thag1_1</text:p>
          </table:table-cell>
          <table:table-cell table:formula="of:=MID([.B2];5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.txt</text:p>
          </table:table-cell>
          <table:table-cell table:formula="of:=SUBSTITUTE([.A3];&quot;.txt&quot;;&quot;&quot;)" office:value-type="string" office:string-value="thag1_2" calcext:value-type="string">
            <text:p>thag1_2</text:p>
          </table:table-cell>
          <table:table-cell table:formula="of:=MID([.B3];5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_3.txt</text:p>
          </table:table-cell>
          <table:table-cell table:formula="of:=SUBSTITUTE([.A4];&quot;.txt&quot;;&quot;&quot;)" office:value-type="string" office:string-value="thag1_3" calcext:value-type="string">
            <text:p>thag1_3</text:p>
          </table:table-cell>
          <table:table-cell table:formula="of:=MID([.B4];5;100)" office:value-type="string" office:string-value="1_3" calcext:value-type="string">
            <text:p>1_3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g1_6.txt</text:p>
          </table:table-cell>
          <table:table-cell table:formula="of:=SUBSTITUTE([.A5];&quot;.txt&quot;;&quot;&quot;)" office:value-type="string" office:string-value="thag1_6" calcext:value-type="string">
            <text:p>thag1_6</text:p>
          </table:table-cell>
          <table:table-cell table:formula="of:=MID([.B5];5;100)" office:value-type="string" office:string-value="1_6" calcext:value-type="string">
            <text:p>1_6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ag1_7.txt</text:p>
          </table:table-cell>
          <table:table-cell table:formula="of:=SUBSTITUTE([.A6];&quot;.txt&quot;;&quot;&quot;)" office:value-type="string" office:string-value="thag1_7" calcext:value-type="string">
            <text:p>thag1_7</text:p>
          </table:table-cell>
          <table:table-cell table:formula="of:=MID([.B6];5;100)" office:value-type="string" office:string-value="1_7" calcext:value-type="string">
            <text:p>1_7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ag1_10.txt</text:p>
          </table:table-cell>
          <table:table-cell table:formula="of:=SUBSTITUTE([.A7];&quot;.txt&quot;;&quot;&quot;)" office:value-type="string" office:string-value="thag1_10" calcext:value-type="string">
            <text:p>thag1_10</text:p>
          </table:table-cell>
          <table:table-cell table:formula="of:=MID([.B7];5;100)" office:value-type="string" office:string-value="1_10" calcext:value-type="string">
            <text:p>1_10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1_13.txt</text:p>
          </table:table-cell>
          <table:table-cell table:formula="of:=SUBSTITUTE([.A8];&quot;.txt&quot;;&quot;&quot;)" office:value-type="string" office:string-value="thag1_13" calcext:value-type="string">
            <text:p>thag1_13</text:p>
          </table:table-cell>
          <table:table-cell table:formula="of:=MID([.B8];5;100)" office:value-type="string" office:string-value="1_13" calcext:value-type="string">
            <text:p>1_13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1_14.txt</text:p>
          </table:table-cell>
          <table:table-cell table:formula="of:=SUBSTITUTE([.A9];&quot;.txt&quot;;&quot;&quot;)" office:value-type="string" office:string-value="thag1_14" calcext:value-type="string">
            <text:p>thag1_14</text:p>
          </table:table-cell>
          <table:table-cell table:formula="of:=MID([.B9];5;100)" office:value-type="string" office:string-value="1_14" calcext:value-type="string">
            <text:p>1_14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ag1_16.txt</text:p>
          </table:table-cell>
          <table:table-cell table:formula="of:=SUBSTITUTE([.A10];&quot;.txt&quot;;&quot;&quot;)" office:value-type="string" office:string-value="thag1_16" calcext:value-type="string">
            <text:p>thag1_16</text:p>
          </table:table-cell>
          <table:table-cell table:formula="of:=MID([.B10];5;100)" office:value-type="string" office:string-value="1_16" calcext:value-type="string">
            <text:p>1_16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g1_18.txt</text:p>
          </table:table-cell>
          <table:table-cell table:formula="of:=SUBSTITUTE([.A11];&quot;.txt&quot;;&quot;&quot;)" office:value-type="string" office:string-value="thag1_18" calcext:value-type="string">
            <text:p>thag1_18</text:p>
          </table:table-cell>
          <table:table-cell table:formula="of:=MID([.B11];5;100)" office:value-type="string" office:string-value="1_18" calcext:value-type="string">
            <text:p>1_18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thag1_21.txt</text:p>
          </table:table-cell>
          <table:table-cell table:formula="of:=SUBSTITUTE([.A12];&quot;.txt&quot;;&quot;&quot;)" office:value-type="string" office:string-value="thag1_21" calcext:value-type="string">
            <text:p>thag1_21</text:p>
          </table:table-cell>
          <table:table-cell table:formula="of:=MID([.B12];5;100)" office:value-type="string" office:string-value="1_21" calcext:value-type="string">
            <text:p>1_21</text:p>
          </table:table-cell>
          <table:table-cell table:formula="of:=VALUE(SUBSTITUTE(ORG.LIBREOFFICE.REGEX([.C12];&quot;(\d)+_&quot;); &quot;_&quot;;&quot;&quot;))" office:value-type="float" office:value="1" calcext:value-type="float">
            <text:p>1</text:p>
          </table:table-cell>
          <table:table-cell table:formula="of:=VALUE(SUBSTITUTE(ORG.LIBREOFFICE.REGEX([.C12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thag1_22.txt</text:p>
          </table:table-cell>
          <table:table-cell table:formula="of:=SUBSTITUTE([.A13];&quot;.txt&quot;;&quot;&quot;)" office:value-type="string" office:string-value="thag1_22" calcext:value-type="string">
            <text:p>thag1_22</text:p>
          </table:table-cell>
          <table:table-cell table:formula="of:=MID([.B13];5;100)" office:value-type="string" office:string-value="1_22" calcext:value-type="string">
            <text:p>1_22</text:p>
          </table:table-cell>
          <table:table-cell table:formula="of:=VALUE(SUBSTITUTE(ORG.LIBREOFFICE.REGEX([.C13];&quot;(\d)+_&quot;); &quot;_&quot;;&quot;&quot;))" office:value-type="float" office:value="1" calcext:value-type="float">
            <text:p>1</text:p>
          </table:table-cell>
          <table:table-cell table:formula="of:=VALUE(SUBSTITUTE(ORG.LIBREOFFICE.REGEX([.C13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thag1_23.txt</text:p>
          </table:table-cell>
          <table:table-cell table:formula="of:=SUBSTITUTE([.A14];&quot;.txt&quot;;&quot;&quot;)" office:value-type="string" office:string-value="thag1_23" calcext:value-type="string">
            <text:p>thag1_23</text:p>
          </table:table-cell>
          <table:table-cell table:formula="of:=MID([.B14];5;100)" office:value-type="string" office:string-value="1_23" calcext:value-type="string">
            <text:p>1_23</text:p>
          </table:table-cell>
          <table:table-cell table:formula="of:=VALUE(SUBSTITUTE(ORG.LIBREOFFICE.REGEX([.C14];&quot;(\d)+_&quot;); &quot;_&quot;;&quot;&quot;))" office:value-type="float" office:value="1" calcext:value-type="float">
            <text:p>1</text:p>
          </table:table-cell>
          <table:table-cell table:formula="of:=VALUE(SUBSTITUTE(ORG.LIBREOFFICE.REGEX([.C1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thag1_25.txt</text:p>
          </table:table-cell>
          <table:table-cell table:formula="of:=SUBSTITUTE([.A15];&quot;.txt&quot;;&quot;&quot;)" office:value-type="string" office:string-value="thag1_25" calcext:value-type="string">
            <text:p>thag1_25</text:p>
          </table:table-cell>
          <table:table-cell table:formula="of:=MID([.B15];5;100)" office:value-type="string" office:string-value="1_25" calcext:value-type="string">
            <text:p>1_25</text:p>
          </table:table-cell>
          <table:table-cell table:formula="of:=VALUE(SUBSTITUTE(ORG.LIBREOFFICE.REGEX([.C15];&quot;(\d)+_&quot;); &quot;_&quot;;&quot;&quot;))" office:value-type="float" office:value="1" calcext:value-type="float">
            <text:p>1</text:p>
          </table:table-cell>
          <table:table-cell table:formula="of:=VALUE(SUBSTITUTE(ORG.LIBREOFFICE.REGEX([.C15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thag1_26.txt</text:p>
          </table:table-cell>
          <table:table-cell table:formula="of:=SUBSTITUTE([.A16];&quot;.txt&quot;;&quot;&quot;)" office:value-type="string" office:string-value="thag1_26" calcext:value-type="string">
            <text:p>thag1_26</text:p>
          </table:table-cell>
          <table:table-cell table:formula="of:=MID([.B16];5;100)" office:value-type="string" office:string-value="1_26" calcext:value-type="string">
            <text:p>1_26</text:p>
          </table:table-cell>
          <table:table-cell table:formula="of:=VALUE(SUBSTITUTE(ORG.LIBREOFFICE.REGEX([.C16];&quot;(\d)+_&quot;); &quot;_&quot;;&quot;&quot;))" office:value-type="float" office:value="1" calcext:value-type="float">
            <text:p>1</text:p>
          </table:table-cell>
          <table:table-cell table:formula="of:=VALUE(SUBSTITUTE(ORG.LIBREOFFICE.REGEX([.C16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ag1_29.txt</text:p>
          </table:table-cell>
          <table:table-cell table:formula="of:=SUBSTITUTE([.A17];&quot;.txt&quot;;&quot;&quot;)" office:value-type="string" office:string-value="thag1_29" calcext:value-type="string">
            <text:p>thag1_29</text:p>
          </table:table-cell>
          <table:table-cell table:formula="of:=MID([.B17];5;100)" office:value-type="string" office:string-value="1_29" calcext:value-type="string">
            <text:p>1_29</text:p>
          </table:table-cell>
          <table:table-cell table:formula="of:=VALUE(SUBSTITUTE(ORG.LIBREOFFICE.REGEX([.C17];&quot;(\d)+_&quot;); &quot;_&quot;;&quot;&quot;))" office:value-type="float" office:value="1" calcext:value-type="float">
            <text:p>1</text:p>
          </table:table-cell>
          <table:table-cell table:formula="of:=VALUE(SUBSTITUTE(ORG.LIBREOFFICE.REGEX([.C17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thag1_31.txt</text:p>
          </table:table-cell>
          <table:table-cell table:formula="of:=SUBSTITUTE([.A18];&quot;.txt&quot;;&quot;&quot;)" office:value-type="string" office:string-value="thag1_31" calcext:value-type="string">
            <text:p>thag1_31</text:p>
          </table:table-cell>
          <table:table-cell table:formula="of:=MID([.B18];5;100)" office:value-type="string" office:string-value="1_31" calcext:value-type="string">
            <text:p>1_31</text:p>
          </table:table-cell>
          <table:table-cell table:formula="of:=VALUE(SUBSTITUTE(ORG.LIBREOFFICE.REGEX([.C18];&quot;(\d)+_&quot;); &quot;_&quot;;&quot;&quot;))" office:value-type="float" office:value="1" calcext:value-type="float">
            <text:p>1</text:p>
          </table:table-cell>
          <table:table-cell table:formula="of:=VALUE(SUBSTITUTE(ORG.LIBREOFFICE.REGEX([.C18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thag1_32.txt</text:p>
          </table:table-cell>
          <table:table-cell table:formula="of:=SUBSTITUTE([.A19];&quot;.txt&quot;;&quot;&quot;)" office:value-type="string" office:string-value="thag1_32" calcext:value-type="string">
            <text:p>thag1_32</text:p>
          </table:table-cell>
          <table:table-cell table:formula="of:=MID([.B19];5;100)" office:value-type="string" office:string-value="1_32" calcext:value-type="string">
            <text:p>1_32</text:p>
          </table:table-cell>
          <table:table-cell table:formula="of:=VALUE(SUBSTITUTE(ORG.LIBREOFFICE.REGEX([.C19];&quot;(\d)+_&quot;); &quot;_&quot;;&quot;&quot;))" office:value-type="float" office:value="1" calcext:value-type="float">
            <text:p>1</text:p>
          </table:table-cell>
          <table:table-cell table:formula="of:=VALUE(SUBSTITUTE(ORG.LIBREOFFICE.REGEX([.C19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ag1_33.txt</text:p>
          </table:table-cell>
          <table:table-cell table:formula="of:=SUBSTITUTE([.A20];&quot;.txt&quot;;&quot;&quot;)" office:value-type="string" office:string-value="thag1_33" calcext:value-type="string">
            <text:p>thag1_33</text:p>
          </table:table-cell>
          <table:table-cell table:formula="of:=MID([.B20];5;100)" office:value-type="string" office:string-value="1_33" calcext:value-type="string">
            <text:p>1_33</text:p>
          </table:table-cell>
          <table:table-cell table:formula="of:=VALUE(SUBSTITUTE(ORG.LIBREOFFICE.REGEX([.C20];&quot;(\d)+_&quot;); &quot;_&quot;;&quot;&quot;))" office:value-type="float" office:value="1" calcext:value-type="float">
            <text:p>1</text:p>
          </table:table-cell>
          <table:table-cell table:formula="of:=VALUE(SUBSTITUTE(ORG.LIBREOFFICE.REGEX([.C20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thag1_39.txt</text:p>
          </table:table-cell>
          <table:table-cell table:formula="of:=SUBSTITUTE([.A21];&quot;.txt&quot;;&quot;&quot;)" office:value-type="string" office:string-value="thag1_39" calcext:value-type="string">
            <text:p>thag1_39</text:p>
          </table:table-cell>
          <table:table-cell table:formula="of:=MID([.B21];5;100)" office:value-type="string" office:string-value="1_39" calcext:value-type="string">
            <text:p>1_39</text:p>
          </table:table-cell>
          <table:table-cell table:formula="of:=VALUE(SUBSTITUTE(ORG.LIBREOFFICE.REGEX([.C21];&quot;(\d)+_&quot;); &quot;_&quot;;&quot;&quot;))" office:value-type="float" office:value="1" calcext:value-type="float">
            <text:p>1</text:p>
          </table:table-cell>
          <table:table-cell table:formula="of:=VALUE(SUBSTITUTE(ORG.LIBREOFFICE.REGEX([.C21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thag1_41.txt</text:p>
          </table:table-cell>
          <table:table-cell table:formula="of:=SUBSTITUTE([.A22];&quot;.txt&quot;;&quot;&quot;)" office:value-type="string" office:string-value="thag1_41" calcext:value-type="string">
            <text:p>thag1_41</text:p>
          </table:table-cell>
          <table:table-cell table:formula="of:=MID([.B22];5;100)" office:value-type="string" office:string-value="1_41" calcext:value-type="string">
            <text:p>1_41</text:p>
          </table:table-cell>
          <table:table-cell table:formula="of:=VALUE(SUBSTITUTE(ORG.LIBREOFFICE.REGEX([.C22];&quot;(\d)+_&quot;); &quot;_&quot;;&quot;&quot;))" office:value-type="float" office:value="1" calcext:value-type="float">
            <text:p>1</text:p>
          </table:table-cell>
          <table:table-cell table:formula="of:=VALUE(SUBSTITUTE(ORG.LIBREOFFICE.REGEX([.C22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thag1_43.txt</text:p>
          </table:table-cell>
          <table:table-cell table:formula="of:=SUBSTITUTE([.A23];&quot;.txt&quot;;&quot;&quot;)" office:value-type="string" office:string-value="thag1_43" calcext:value-type="string">
            <text:p>thag1_43</text:p>
          </table:table-cell>
          <table:table-cell table:formula="of:=MID([.B23];5;100)" office:value-type="string" office:string-value="1_43" calcext:value-type="string">
            <text:p>1_43</text:p>
          </table:table-cell>
          <table:table-cell table:formula="of:=VALUE(SUBSTITUTE(ORG.LIBREOFFICE.REGEX([.C23];&quot;(\d)+_&quot;); &quot;_&quot;;&quot;&quot;))" office:value-type="float" office:value="1" calcext:value-type="float">
            <text:p>1</text:p>
          </table:table-cell>
          <table:table-cell table:formula="of:=VALUE(SUBSTITUTE(ORG.LIBREOFFICE.REGEX([.C23];&quot;_(\d)+&quot;); &quot;_&quot;;&quot;&quot;))"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thag1_49.txt</text:p>
          </table:table-cell>
          <table:table-cell table:formula="of:=SUBSTITUTE([.A24];&quot;.txt&quot;;&quot;&quot;)" office:value-type="string" office:string-value="thag1_49" calcext:value-type="string">
            <text:p>thag1_49</text:p>
          </table:table-cell>
          <table:table-cell table:formula="of:=MID([.B24];5;100)" office:value-type="string" office:string-value="1_49" calcext:value-type="string">
            <text:p>1_49</text:p>
          </table:table-cell>
          <table:table-cell table:formula="of:=VALUE(SUBSTITUTE(ORG.LIBREOFFICE.REGEX([.C24];&quot;(\d)+_&quot;); &quot;_&quot;;&quot;&quot;))" office:value-type="float" office:value="1" calcext:value-type="float">
            <text:p>1</text:p>
          </table:table-cell>
          <table:table-cell table:formula="of:=VALUE(SUBSTITUTE(ORG.LIBREOFFICE.REGEX([.C24];&quot;_(\d)+&quot;); &quot;_&quot;;&quot;&quot;))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thag1_50.txt</text:p>
          </table:table-cell>
          <table:table-cell table:formula="of:=SUBSTITUTE([.A25];&quot;.txt&quot;;&quot;&quot;)" office:value-type="string" office:string-value="thag1_50" calcext:value-type="string">
            <text:p>thag1_50</text:p>
          </table:table-cell>
          <table:table-cell table:formula="of:=MID([.B25];5;100)" office:value-type="string" office:string-value="1_50" calcext:value-type="string">
            <text:p>1_50</text:p>
          </table:table-cell>
          <table:table-cell table:formula="of:=VALUE(SUBSTITUTE(ORG.LIBREOFFICE.REGEX([.C25];&quot;(\d)+_&quot;); &quot;_&quot;;&quot;&quot;))" office:value-type="float" office:value="1" calcext:value-type="float">
            <text:p>1</text:p>
          </table:table-cell>
          <table:table-cell table:formula="of:=VALUE(SUBSTITUTE(ORG.LIBREOFFICE.REGEX([.C25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thag1_56.txt</text:p>
          </table:table-cell>
          <table:table-cell table:formula="of:=SUBSTITUTE([.A26];&quot;.txt&quot;;&quot;&quot;)" office:value-type="string" office:string-value="thag1_56" calcext:value-type="string">
            <text:p>thag1_56</text:p>
          </table:table-cell>
          <table:table-cell table:formula="of:=MID([.B26];5;100)" office:value-type="string" office:string-value="1_56" calcext:value-type="string">
            <text:p>1_56</text:p>
          </table:table-cell>
          <table:table-cell table:formula="of:=VALUE(SUBSTITUTE(ORG.LIBREOFFICE.REGEX([.C26];&quot;(\d)+_&quot;); &quot;_&quot;;&quot;&quot;))" office:value-type="float" office:value="1" calcext:value-type="float">
            <text:p>1</text:p>
          </table:table-cell>
          <table:table-cell table:formula="of:=VALUE(SUBSTITUTE(ORG.LIBREOFFICE.REGEX([.C26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thag1_57.txt</text:p>
          </table:table-cell>
          <table:table-cell table:formula="of:=SUBSTITUTE([.A27];&quot;.txt&quot;;&quot;&quot;)" office:value-type="string" office:string-value="thag1_57" calcext:value-type="string">
            <text:p>thag1_57</text:p>
          </table:table-cell>
          <table:table-cell table:formula="of:=MID([.B27];5;100)" office:value-type="string" office:string-value="1_57" calcext:value-type="string">
            <text:p>1_57</text:p>
          </table:table-cell>
          <table:table-cell table:formula="of:=VALUE(SUBSTITUTE(ORG.LIBREOFFICE.REGEX([.C27];&quot;(\d)+_&quot;); &quot;_&quot;;&quot;&quot;))" office:value-type="float" office:value="1" calcext:value-type="float">
            <text:p>1</text:p>
          </table:table-cell>
          <table:table-cell table:formula="of:=VALUE(SUBSTITUTE(ORG.LIBREOFFICE.REGEX([.C27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thag1_61.txt</text:p>
          </table:table-cell>
          <table:table-cell table:formula="of:=SUBSTITUTE([.A28];&quot;.txt&quot;;&quot;&quot;)" office:value-type="string" office:string-value="thag1_61" calcext:value-type="string">
            <text:p>thag1_61</text:p>
          </table:table-cell>
          <table:table-cell table:formula="of:=MID([.B28];5;100)" office:value-type="string" office:string-value="1_61" calcext:value-type="string">
            <text:p>1_61</text:p>
          </table:table-cell>
          <table:table-cell table:formula="of:=VALUE(SUBSTITUTE(ORG.LIBREOFFICE.REGEX([.C28];&quot;(\d)+_&quot;); &quot;_&quot;;&quot;&quot;))" office:value-type="float" office:value="1" calcext:value-type="float">
            <text:p>1</text:p>
          </table:table-cell>
          <table:table-cell table:formula="of:=VALUE(SUBSTITUTE(ORG.LIBREOFFICE.REGEX([.C28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thag1_68.txt</text:p>
          </table:table-cell>
          <table:table-cell table:formula="of:=SUBSTITUTE([.A29];&quot;.txt&quot;;&quot;&quot;)" office:value-type="string" office:string-value="thag1_68" calcext:value-type="string">
            <text:p>thag1_68</text:p>
          </table:table-cell>
          <table:table-cell table:formula="of:=MID([.B29];5;100)" office:value-type="string" office:string-value="1_68" calcext:value-type="string">
            <text:p>1_68</text:p>
          </table:table-cell>
          <table:table-cell table:formula="of:=VALUE(SUBSTITUTE(ORG.LIBREOFFICE.REGEX([.C29];&quot;(\d)+_&quot;); &quot;_&quot;;&quot;&quot;))" office:value-type="float" office:value="1" calcext:value-type="float">
            <text:p>1</text:p>
          </table:table-cell>
          <table:table-cell table:formula="of:=VALUE(SUBSTITUTE(ORG.LIBREOFFICE.REGEX([.C29];&quot;_(\d)+&quot;); &quot;_&quot;;&quot;&quot;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thag1_73.txt</text:p>
          </table:table-cell>
          <table:table-cell table:formula="of:=SUBSTITUTE([.A30];&quot;.txt&quot;;&quot;&quot;)" office:value-type="string" office:string-value="thag1_73" calcext:value-type="string">
            <text:p>thag1_73</text:p>
          </table:table-cell>
          <table:table-cell table:formula="of:=MID([.B30];5;100)" office:value-type="string" office:string-value="1_73" calcext:value-type="string">
            <text:p>1_73</text:p>
          </table:table-cell>
          <table:table-cell table:formula="of:=VALUE(SUBSTITUTE(ORG.LIBREOFFICE.REGEX([.C30];&quot;(\d)+_&quot;); &quot;_&quot;;&quot;&quot;))" office:value-type="float" office:value="1" calcext:value-type="float">
            <text:p>1</text:p>
          </table:table-cell>
          <table:table-cell table:formula="of:=VALUE(SUBSTITUTE(ORG.LIBREOFFICE.REGEX([.C30];&quot;_(\d)+&quot;); &quot;_&quot;;&quot;&quot;))"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thag1_75.txt</text:p>
          </table:table-cell>
          <table:table-cell table:formula="of:=SUBSTITUTE([.A31];&quot;.txt&quot;;&quot;&quot;)" office:value-type="string" office:string-value="thag1_75" calcext:value-type="string">
            <text:p>thag1_75</text:p>
          </table:table-cell>
          <table:table-cell table:formula="of:=MID([.B31];5;100)" office:value-type="string" office:string-value="1_75" calcext:value-type="string">
            <text:p>1_75</text:p>
          </table:table-cell>
          <table:table-cell table:formula="of:=VALUE(SUBSTITUTE(ORG.LIBREOFFICE.REGEX([.C31];&quot;(\d)+_&quot;); &quot;_&quot;;&quot;&quot;))" office:value-type="float" office:value="1" calcext:value-type="float">
            <text:p>1</text:p>
          </table:table-cell>
          <table:table-cell table:formula="of:=VALUE(SUBSTITUTE(ORG.LIBREOFFICE.REGEX([.C31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thag1_84.txt</text:p>
          </table:table-cell>
          <table:table-cell table:formula="of:=SUBSTITUTE([.A32];&quot;.txt&quot;;&quot;&quot;)" office:value-type="string" office:string-value="thag1_84" calcext:value-type="string">
            <text:p>thag1_84</text:p>
          </table:table-cell>
          <table:table-cell table:formula="of:=MID([.B32];5;100)" office:value-type="string" office:string-value="1_84" calcext:value-type="string">
            <text:p>1_84</text:p>
          </table:table-cell>
          <table:table-cell table:formula="of:=VALUE(SUBSTITUTE(ORG.LIBREOFFICE.REGEX([.C32];&quot;(\d)+_&quot;); &quot;_&quot;;&quot;&quot;))" office:value-type="float" office:value="1" calcext:value-type="float">
            <text:p>1</text:p>
          </table:table-cell>
          <table:table-cell table:formula="of:=VALUE(SUBSTITUTE(ORG.LIBREOFFICE.REGEX([.C32];&quot;_(\d)+&quot;); &quot;_&quot;;&quot;&quot;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thag1_85.txt</text:p>
          </table:table-cell>
          <table:table-cell table:formula="of:=SUBSTITUTE([.A33];&quot;.txt&quot;;&quot;&quot;)" office:value-type="string" office:string-value="thag1_85" calcext:value-type="string">
            <text:p>thag1_85</text:p>
          </table:table-cell>
          <table:table-cell table:formula="of:=MID([.B33];5;100)" office:value-type="string" office:string-value="1_85" calcext:value-type="string">
            <text:p>1_85</text:p>
          </table:table-cell>
          <table:table-cell table:formula="of:=VALUE(SUBSTITUTE(ORG.LIBREOFFICE.REGEX([.C33];&quot;(\d)+_&quot;); &quot;_&quot;;&quot;&quot;))" office:value-type="float" office:value="1" calcext:value-type="float">
            <text:p>1</text:p>
          </table:table-cell>
          <table:table-cell table:formula="of:=VALUE(SUBSTITUTE(ORG.LIBREOFFICE.REGEX([.C33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thag1_86.txt</text:p>
          </table:table-cell>
          <table:table-cell table:formula="of:=SUBSTITUTE([.A34];&quot;.txt&quot;;&quot;&quot;)" office:value-type="string" office:string-value="thag1_86" calcext:value-type="string">
            <text:p>thag1_86</text:p>
          </table:table-cell>
          <table:table-cell table:formula="of:=MID([.B34];5;100)" office:value-type="string" office:string-value="1_86" calcext:value-type="string">
            <text:p>1_86</text:p>
          </table:table-cell>
          <table:table-cell table:formula="of:=VALUE(SUBSTITUTE(ORG.LIBREOFFICE.REGEX([.C34];&quot;(\d)+_&quot;); &quot;_&quot;;&quot;&quot;))" office:value-type="float" office:value="1" calcext:value-type="float">
            <text:p>1</text:p>
          </table:table-cell>
          <table:table-cell table:formula="of:=VALUE(SUBSTITUTE(ORG.LIBREOFFICE.REGEX([.C34];&quot;_(\d)+&quot;); &quot;_&quot;;&quot;&quot;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thag1_88.txt</text:p>
          </table:table-cell>
          <table:table-cell table:formula="of:=SUBSTITUTE([.A35];&quot;.txt&quot;;&quot;&quot;)" office:value-type="string" office:string-value="thag1_88" calcext:value-type="string">
            <text:p>thag1_88</text:p>
          </table:table-cell>
          <table:table-cell table:formula="of:=MID([.B35];5;100)" office:value-type="string" office:string-value="1_88" calcext:value-type="string">
            <text:p>1_88</text:p>
          </table:table-cell>
          <table:table-cell table:formula="of:=VALUE(SUBSTITUTE(ORG.LIBREOFFICE.REGEX([.C35];&quot;(\d)+_&quot;); &quot;_&quot;;&quot;&quot;))" office:value-type="float" office:value="1" calcext:value-type="float">
            <text:p>1</text:p>
          </table:table-cell>
          <table:table-cell table:formula="of:=VALUE(SUBSTITUTE(ORG.LIBREOFFICE.REGEX([.C35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thag1_93.txt</text:p>
          </table:table-cell>
          <table:table-cell table:formula="of:=SUBSTITUTE([.A36];&quot;.txt&quot;;&quot;&quot;)" office:value-type="string" office:string-value="thag1_93" calcext:value-type="string">
            <text:p>thag1_93</text:p>
          </table:table-cell>
          <table:table-cell table:formula="of:=MID([.B36];5;100)" office:value-type="string" office:string-value="1_93" calcext:value-type="string">
            <text:p>1_93</text:p>
          </table:table-cell>
          <table:table-cell table:formula="of:=VALUE(SUBSTITUTE(ORG.LIBREOFFICE.REGEX([.C36];&quot;(\d)+_&quot;); &quot;_&quot;;&quot;&quot;))" office:value-type="float" office:value="1" calcext:value-type="float">
            <text:p>1</text:p>
          </table:table-cell>
          <table:table-cell table:formula="of:=VALUE(SUBSTITUTE(ORG.LIBREOFFICE.REGEX([.C36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ag1_95.txt</text:p>
          </table:table-cell>
          <table:table-cell table:formula="of:=SUBSTITUTE([.A37];&quot;.txt&quot;;&quot;&quot;)" office:value-type="string" office:string-value="thag1_95" calcext:value-type="string">
            <text:p>thag1_95</text:p>
          </table:table-cell>
          <table:table-cell table:formula="of:=MID([.B37];5;100)" office:value-type="string" office:string-value="1_95" calcext:value-type="string">
            <text:p>1_95</text:p>
          </table:table-cell>
          <table:table-cell table:formula="of:=VALUE(SUBSTITUTE(ORG.LIBREOFFICE.REGEX([.C37];&quot;(\d)+_&quot;); &quot;_&quot;;&quot;&quot;))" office:value-type="float" office:value="1" calcext:value-type="float">
            <text:p>1</text:p>
          </table:table-cell>
          <table:table-cell table:formula="of:=VALUE(SUBSTITUTE(ORG.LIBREOFFICE.REGEX([.C37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thag1_100.txt</text:p>
          </table:table-cell>
          <table:table-cell table:formula="of:=SUBSTITUTE([.A38];&quot;.txt&quot;;&quot;&quot;)" office:value-type="string" office:string-value="thag1_100" calcext:value-type="string">
            <text:p>thag1_100</text:p>
          </table:table-cell>
          <table:table-cell table:formula="of:=MID([.B38];5;100)" office:value-type="string" office:string-value="1_100" calcext:value-type="string">
            <text:p>1_100</text:p>
          </table:table-cell>
          <table:table-cell table:formula="of:=VALUE(SUBSTITUTE(ORG.LIBREOFFICE.REGEX([.C38];&quot;(\d)+_&quot;); &quot;_&quot;;&quot;&quot;))" office:value-type="float" office:value="1" calcext:value-type="float">
            <text:p>1</text:p>
          </table:table-cell>
          <table:table-cell table:formula="of:=VALUE(SUBSTITUTE(ORG.LIBREOFFICE.REGEX([.C38];&quot;_(\d)+&quot;); &quot;_&quot;;&quot;&quot;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ag1_101.txt</text:p>
          </table:table-cell>
          <table:table-cell table:formula="of:=SUBSTITUTE([.A39];&quot;.txt&quot;;&quot;&quot;)" office:value-type="string" office:string-value="thag1_101" calcext:value-type="string">
            <text:p>thag1_101</text:p>
          </table:table-cell>
          <table:table-cell table:formula="of:=MID([.B39];5;100)" office:value-type="string" office:string-value="1_101" calcext:value-type="string">
            <text:p>1_101</text:p>
          </table:table-cell>
          <table:table-cell table:formula="of:=VALUE(SUBSTITUTE(ORG.LIBREOFFICE.REGEX([.C39];&quot;(\d)+_&quot;); &quot;_&quot;;&quot;&quot;))" office:value-type="float" office:value="1" calcext:value-type="float">
            <text:p>1</text:p>
          </table:table-cell>
          <table:table-cell table:formula="of:=VALUE(SUBSTITUTE(ORG.LIBREOFFICE.REGEX([.C39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thag1_104.txt</text:p>
          </table:table-cell>
          <table:table-cell table:formula="of:=SUBSTITUTE([.A40];&quot;.txt&quot;;&quot;&quot;)" office:value-type="string" office:string-value="thag1_104" calcext:value-type="string">
            <text:p>thag1_104</text:p>
          </table:table-cell>
          <table:table-cell table:formula="of:=MID([.B40];5;100)" office:value-type="string" office:string-value="1_104" calcext:value-type="string">
            <text:p>1_104</text:p>
          </table:table-cell>
          <table:table-cell table:formula="of:=VALUE(SUBSTITUTE(ORG.LIBREOFFICE.REGEX([.C40];&quot;(\d)+_&quot;); &quot;_&quot;;&quot;&quot;))" office:value-type="float" office:value="1" calcext:value-type="float">
            <text:p>1</text:p>
          </table:table-cell>
          <table:table-cell table:formula="of:=VALUE(SUBSTITUTE(ORG.LIBREOFFICE.REGEX([.C40];&quot;_(\d)+&quot;); &quot;_&quot;;&quot;&quot;))"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thag1_109.txt</text:p>
          </table:table-cell>
          <table:table-cell table:formula="of:=SUBSTITUTE([.A41];&quot;.txt&quot;;&quot;&quot;)" office:value-type="string" office:string-value="thag1_109" calcext:value-type="string">
            <text:p>thag1_109</text:p>
          </table:table-cell>
          <table:table-cell table:formula="of:=MID([.B41];5;100)" office:value-type="string" office:string-value="1_109" calcext:value-type="string">
            <text:p>1_109</text:p>
          </table:table-cell>
          <table:table-cell table:formula="of:=VALUE(SUBSTITUTE(ORG.LIBREOFFICE.REGEX([.C41];&quot;(\d)+_&quot;); &quot;_&quot;;&quot;&quot;))" office:value-type="float" office:value="1" calcext:value-type="float">
            <text:p>1</text:p>
          </table:table-cell>
          <table:table-cell table:formula="of:=VALUE(SUBSTITUTE(ORG.LIBREOFFICE.REGEX([.C41];&quot;_(\d)+&quot;); &quot;_&quot;;&quot;&quot;))"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thag1_110.txt</text:p>
          </table:table-cell>
          <table:table-cell table:formula="of:=SUBSTITUTE([.A42];&quot;.txt&quot;;&quot;&quot;)" office:value-type="string" office:string-value="thag1_110" calcext:value-type="string">
            <text:p>thag1_110</text:p>
          </table:table-cell>
          <table:table-cell table:formula="of:=MID([.B42];5;100)" office:value-type="string" office:string-value="1_110" calcext:value-type="string">
            <text:p>1_110</text:p>
          </table:table-cell>
          <table:table-cell table:formula="of:=VALUE(SUBSTITUTE(ORG.LIBREOFFICE.REGEX([.C42];&quot;(\d)+_&quot;); &quot;_&quot;;&quot;&quot;))" office:value-type="float" office:value="1" calcext:value-type="float">
            <text:p>1</text:p>
          </table:table-cell>
          <table:table-cell table:formula="of:=VALUE(SUBSTITUTE(ORG.LIBREOFFICE.REGEX([.C42];&quot;_(\d)+&quot;); &quot;_&quot;;&quot;&quot;))"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thag1_111.txt</text:p>
          </table:table-cell>
          <table:table-cell table:formula="of:=SUBSTITUTE([.A43];&quot;.txt&quot;;&quot;&quot;)" office:value-type="string" office:string-value="thag1_111" calcext:value-type="string">
            <text:p>thag1_111</text:p>
          </table:table-cell>
          <table:table-cell table:formula="of:=MID([.B43];5;100)" office:value-type="string" office:string-value="1_111" calcext:value-type="string">
            <text:p>1_111</text:p>
          </table:table-cell>
          <table:table-cell table:formula="of:=VALUE(SUBSTITUTE(ORG.LIBREOFFICE.REGEX([.C43];&quot;(\d)+_&quot;); &quot;_&quot;;&quot;&quot;))" office:value-type="float" office:value="1" calcext:value-type="float">
            <text:p>1</text:p>
          </table:table-cell>
          <table:table-cell table:formula="of:=VALUE(SUBSTITUTE(ORG.LIBREOFFICE.REGEX([.C43];&quot;_(\d)+&quot;); &quot;_&quot;;&quot;&quot;))"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thag1_113.txt</text:p>
          </table:table-cell>
          <table:table-cell table:formula="of:=SUBSTITUTE([.A44];&quot;.txt&quot;;&quot;&quot;)" office:value-type="string" office:string-value="thag1_113" calcext:value-type="string">
            <text:p>thag1_113</text:p>
          </table:table-cell>
          <table:table-cell table:formula="of:=MID([.B44];5;100)" office:value-type="string" office:string-value="1_113" calcext:value-type="string">
            <text:p>1_113</text:p>
          </table:table-cell>
          <table:table-cell table:formula="of:=VALUE(SUBSTITUTE(ORG.LIBREOFFICE.REGEX([.C44];&quot;(\d)+_&quot;); &quot;_&quot;;&quot;&quot;))" office:value-type="float" office:value="1" calcext:value-type="float">
            <text:p>1</text:p>
          </table:table-cell>
          <table:table-cell table:formula="of:=VALUE(SUBSTITUTE(ORG.LIBREOFFICE.REGEX([.C44];&quot;_(\d)+&quot;); &quot;_&quot;;&quot;&quot;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thag1_114.txt</text:p>
          </table:table-cell>
          <table:table-cell table:formula="of:=SUBSTITUTE([.A45];&quot;.txt&quot;;&quot;&quot;)" office:value-type="string" office:string-value="thag1_114" calcext:value-type="string">
            <text:p>thag1_114</text:p>
          </table:table-cell>
          <table:table-cell table:formula="of:=MID([.B45];5;100)" office:value-type="string" office:string-value="1_114" calcext:value-type="string">
            <text:p>1_114</text:p>
          </table:table-cell>
          <table:table-cell table:formula="of:=VALUE(SUBSTITUTE(ORG.LIBREOFFICE.REGEX([.C45];&quot;(\d)+_&quot;); &quot;_&quot;;&quot;&quot;))" office:value-type="float" office:value="1" calcext:value-type="float">
            <text:p>1</text:p>
          </table:table-cell>
          <table:table-cell table:formula="of:=VALUE(SUBSTITUTE(ORG.LIBREOFFICE.REGEX([.C45];&quot;_(\d)+&quot;); &quot;_&quot;;&quot;&quot;))"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thag1_118.txt</text:p>
          </table:table-cell>
          <table:table-cell table:formula="of:=SUBSTITUTE([.A46];&quot;.txt&quot;;&quot;&quot;)" office:value-type="string" office:string-value="thag1_118" calcext:value-type="string">
            <text:p>thag1_118</text:p>
          </table:table-cell>
          <table:table-cell table:formula="of:=MID([.B46];5;100)" office:value-type="string" office:string-value="1_118" calcext:value-type="string">
            <text:p>1_118</text:p>
          </table:table-cell>
          <table:table-cell table:formula="of:=VALUE(SUBSTITUTE(ORG.LIBREOFFICE.REGEX([.C46];&quot;(\d)+_&quot;); &quot;_&quot;;&quot;&quot;))" office:value-type="float" office:value="1" calcext:value-type="float">
            <text:p>1</text:p>
          </table:table-cell>
          <table:table-cell table:formula="of:=VALUE(SUBSTITUTE(ORG.LIBREOFFICE.REGEX([.C46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thag1_119.txt</text:p>
          </table:table-cell>
          <table:table-cell table:formula="of:=SUBSTITUTE([.A47];&quot;.txt&quot;;&quot;&quot;)" office:value-type="string" office:string-value="thag1_119" calcext:value-type="string">
            <text:p>thag1_119</text:p>
          </table:table-cell>
          <table:table-cell table:formula="of:=MID([.B47];5;100)" office:value-type="string" office:string-value="1_119" calcext:value-type="string">
            <text:p>1_119</text:p>
          </table:table-cell>
          <table:table-cell table:formula="of:=VALUE(SUBSTITUTE(ORG.LIBREOFFICE.REGEX([.C47];&quot;(\d)+_&quot;); &quot;_&quot;;&quot;&quot;))" office:value-type="float" office:value="1" calcext:value-type="float">
            <text:p>1</text:p>
          </table:table-cell>
          <table:table-cell table:formula="of:=VALUE(SUBSTITUTE(ORG.LIBREOFFICE.REGEX([.C47];&quot;_(\d)+&quot;); &quot;_&quot;;&quot;&quot;))"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thag1_120.txt</text:p>
          </table:table-cell>
          <table:table-cell table:formula="of:=SUBSTITUTE([.A48];&quot;.txt&quot;;&quot;&quot;)" office:value-type="string" office:string-value="thag1_120" calcext:value-type="string">
            <text:p>thag1_120</text:p>
          </table:table-cell>
          <table:table-cell table:formula="of:=MID([.B48];5;100)" office:value-type="string" office:string-value="1_120" calcext:value-type="string">
            <text:p>1_120</text:p>
          </table:table-cell>
          <table:table-cell table:formula="of:=VALUE(SUBSTITUTE(ORG.LIBREOFFICE.REGEX([.C48];&quot;(\d)+_&quot;); &quot;_&quot;;&quot;&quot;))" office:value-type="float" office:value="1" calcext:value-type="float">
            <text:p>1</text:p>
          </table:table-cell>
          <table:table-cell table:formula="of:=VALUE(SUBSTITUTE(ORG.LIBREOFFICE.REGEX([.C48];&quot;_(\d)+&quot;); &quot;_&quot;;&quot;&quot;))"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thag2_3.txt</text:p>
          </table:table-cell>
          <table:table-cell table:formula="of:=SUBSTITUTE([.A49];&quot;.txt&quot;;&quot;&quot;)" office:value-type="string" office:string-value="thag2_3" calcext:value-type="string">
            <text:p>thag2_3</text:p>
          </table:table-cell>
          <table:table-cell table:formula="of:=MID([.B49];5;100)" office:value-type="string" office:string-value="2_3" calcext:value-type="string">
            <text:p>2_3</text:p>
          </table:table-cell>
          <table:table-cell table:formula="of:=VALUE(SUBSTITUTE(ORG.LIBREOFFICE.REGEX([.C49];&quot;(\d)+_&quot;); &quot;_&quot;;&quot;&quot;))" office:value-type="float" office:value="2" calcext:value-type="float">
            <text:p>2</text:p>
          </table:table-cell>
          <table:table-cell table:formula="of:=VALUE(SUBSTITUTE(ORG.LIBREOFFICE.REGEX([.C4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g2_9.txt</text:p>
          </table:table-cell>
          <table:table-cell table:formula="of:=SUBSTITUTE([.A50];&quot;.txt&quot;;&quot;&quot;)" office:value-type="string" office:string-value="thag2_9" calcext:value-type="string">
            <text:p>thag2_9</text:p>
          </table:table-cell>
          <table:table-cell table:formula="of:=MID([.B50];5;100)" office:value-type="string" office:string-value="2_9" calcext:value-type="string">
            <text:p>2_9</text:p>
          </table:table-cell>
          <table:table-cell table:formula="of:=VALUE(SUBSTITUTE(ORG.LIBREOFFICE.REGEX([.C50];&quot;(\d)+_&quot;); &quot;_&quot;;&quot;&quot;))" office:value-type="float" office:value="2" calcext:value-type="float">
            <text:p>2</text:p>
          </table:table-cell>
          <table:table-cell table:formula="of:=VALUE(SUBSTITUTE(ORG.LIBREOFFICE.REGEX([.C5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ag2_11.txt</text:p>
          </table:table-cell>
          <table:table-cell table:formula="of:=SUBSTITUTE([.A51];&quot;.txt&quot;;&quot;&quot;)" office:value-type="string" office:string-value="thag2_11" calcext:value-type="string">
            <text:p>thag2_11</text:p>
          </table:table-cell>
          <table:table-cell table:formula="of:=MID([.B51];5;100)" office:value-type="string" office:string-value="2_11" calcext:value-type="string">
            <text:p>2_11</text:p>
          </table:table-cell>
          <table:table-cell table:formula="of:=VALUE(SUBSTITUTE(ORG.LIBREOFFICE.REGEX([.C51];&quot;(\d)+_&quot;); &quot;_&quot;;&quot;&quot;))" office:value-type="float" office:value="2" calcext:value-type="float">
            <text:p>2</text:p>
          </table:table-cell>
          <table:table-cell table:formula="of:=VALUE(SUBSTITUTE(ORG.LIBREOFFICE.REGEX([.C51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ag2_13.txt</text:p>
          </table:table-cell>
          <table:table-cell table:formula="of:=SUBSTITUTE([.A52];&quot;.txt&quot;;&quot;&quot;)" office:value-type="string" office:string-value="thag2_13" calcext:value-type="string">
            <text:p>thag2_13</text:p>
          </table:table-cell>
          <table:table-cell table:formula="of:=MID([.B52];5;100)" office:value-type="string" office:string-value="2_13" calcext:value-type="string">
            <text:p>2_13</text:p>
          </table:table-cell>
          <table:table-cell table:formula="of:=VALUE(SUBSTITUTE(ORG.LIBREOFFICE.REGEX([.C52];&quot;(\d)+_&quot;); &quot;_&quot;;&quot;&quot;))" office:value-type="float" office:value="2" calcext:value-type="float">
            <text:p>2</text:p>
          </table:table-cell>
          <table:table-cell table:formula="of:=VALUE(SUBSTITUTE(ORG.LIBREOFFICE.REGEX([.C5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2_16.txt</text:p>
          </table:table-cell>
          <table:table-cell table:formula="of:=SUBSTITUTE([.A53];&quot;.txt&quot;;&quot;&quot;)" office:value-type="string" office:string-value="thag2_16" calcext:value-type="string">
            <text:p>thag2_16</text:p>
          </table:table-cell>
          <table:table-cell table:formula="of:=MID([.B53];5;100)" office:value-type="string" office:string-value="2_16" calcext:value-type="string">
            <text:p>2_16</text:p>
          </table:table-cell>
          <table:table-cell table:formula="of:=VALUE(SUBSTITUTE(ORG.LIBREOFFICE.REGEX([.C53];&quot;(\d)+_&quot;); &quot;_&quot;;&quot;&quot;))" office:value-type="float" office:value="2" calcext:value-type="float">
            <text:p>2</text:p>
          </table:table-cell>
          <table:table-cell table:formula="of:=VALUE(SUBSTITUTE(ORG.LIBREOFFICE.REGEX([.C53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thag2_24.txt</text:p>
          </table:table-cell>
          <table:table-cell table:formula="of:=SUBSTITUTE([.A54];&quot;.txt&quot;;&quot;&quot;)" office:value-type="string" office:string-value="thag2_24" calcext:value-type="string">
            <text:p>thag2_24</text:p>
          </table:table-cell>
          <table:table-cell table:formula="of:=MID([.B54];5;100)" office:value-type="string" office:string-value="2_24" calcext:value-type="string">
            <text:p>2_24</text:p>
          </table:table-cell>
          <table:table-cell table:formula="of:=VALUE(SUBSTITUTE(ORG.LIBREOFFICE.REGEX([.C54];&quot;(\d)+_&quot;); &quot;_&quot;;&quot;&quot;))" office:value-type="float" office:value="2" calcext:value-type="float">
            <text:p>2</text:p>
          </table:table-cell>
          <table:table-cell table:formula="of:=VALUE(SUBSTITUTE(ORG.LIBREOFFICE.REGEX([.C54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thag2_26.txt</text:p>
          </table:table-cell>
          <table:table-cell table:formula="of:=SUBSTITUTE([.A55];&quot;.txt&quot;;&quot;&quot;)" office:value-type="string" office:string-value="thag2_26" calcext:value-type="string">
            <text:p>thag2_26</text:p>
          </table:table-cell>
          <table:table-cell table:formula="of:=MID([.B55];5;100)" office:value-type="string" office:string-value="2_26" calcext:value-type="string">
            <text:p>2_26</text:p>
          </table:table-cell>
          <table:table-cell table:formula="of:=VALUE(SUBSTITUTE(ORG.LIBREOFFICE.REGEX([.C55];&quot;(\d)+_&quot;); &quot;_&quot;;&quot;&quot;))" office:value-type="float" office:value="2" calcext:value-type="float">
            <text:p>2</text:p>
          </table:table-cell>
          <table:table-cell table:formula="of:=VALUE(SUBSTITUTE(ORG.LIBREOFFICE.REGEX([.C55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thag2_27.txt</text:p>
          </table:table-cell>
          <table:table-cell table:formula="of:=SUBSTITUTE([.A56];&quot;.txt&quot;;&quot;&quot;)" office:value-type="string" office:string-value="thag2_27" calcext:value-type="string">
            <text:p>thag2_27</text:p>
          </table:table-cell>
          <table:table-cell table:formula="of:=MID([.B56];5;100)" office:value-type="string" office:string-value="2_27" calcext:value-type="string">
            <text:p>2_27</text:p>
          </table:table-cell>
          <table:table-cell table:formula="of:=VALUE(SUBSTITUTE(ORG.LIBREOFFICE.REGEX([.C56];&quot;(\d)+_&quot;); &quot;_&quot;;&quot;&quot;))" office:value-type="float" office:value="2" calcext:value-type="float">
            <text:p>2</text:p>
          </table:table-cell>
          <table:table-cell table:formula="of:=VALUE(SUBSTITUTE(ORG.LIBREOFFICE.REGEX([.C56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thag2_30.txt</text:p>
          </table:table-cell>
          <table:table-cell table:formula="of:=SUBSTITUTE([.A57];&quot;.txt&quot;;&quot;&quot;)" office:value-type="string" office:string-value="thag2_30" calcext:value-type="string">
            <text:p>thag2_30</text:p>
          </table:table-cell>
          <table:table-cell table:formula="of:=MID([.B57];5;100)" office:value-type="string" office:string-value="2_30" calcext:value-type="string">
            <text:p>2_30</text:p>
          </table:table-cell>
          <table:table-cell table:formula="of:=VALUE(SUBSTITUTE(ORG.LIBREOFFICE.REGEX([.C57];&quot;(\d)+_&quot;); &quot;_&quot;;&quot;&quot;))" office:value-type="float" office:value="2" calcext:value-type="float">
            <text:p>2</text:p>
          </table:table-cell>
          <table:table-cell table:formula="of:=VALUE(SUBSTITUTE(ORG.LIBREOFFICE.REGEX([.C57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thag2_32.txt</text:p>
          </table:table-cell>
          <table:table-cell table:formula="of:=SUBSTITUTE([.A58];&quot;.txt&quot;;&quot;&quot;)" office:value-type="string" office:string-value="thag2_32" calcext:value-type="string">
            <text:p>thag2_32</text:p>
          </table:table-cell>
          <table:table-cell table:formula="of:=MID([.B58];5;100)" office:value-type="string" office:string-value="2_32" calcext:value-type="string">
            <text:p>2_32</text:p>
          </table:table-cell>
          <table:table-cell table:formula="of:=VALUE(SUBSTITUTE(ORG.LIBREOFFICE.REGEX([.C58];&quot;(\d)+_&quot;); &quot;_&quot;;&quot;&quot;))" office:value-type="float" office:value="2" calcext:value-type="float">
            <text:p>2</text:p>
          </table:table-cell>
          <table:table-cell table:formula="of:=VALUE(SUBSTITUTE(ORG.LIBREOFFICE.REGEX([.C58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thag2_36.txt</text:p>
          </table:table-cell>
          <table:table-cell table:formula="of:=SUBSTITUTE([.A59];&quot;.txt&quot;;&quot;&quot;)" office:value-type="string" office:string-value="thag2_36" calcext:value-type="string">
            <text:p>thag2_36</text:p>
          </table:table-cell>
          <table:table-cell table:formula="of:=MID([.B59];5;100)" office:value-type="string" office:string-value="2_36" calcext:value-type="string">
            <text:p>2_36</text:p>
          </table:table-cell>
          <table:table-cell table:formula="of:=VALUE(SUBSTITUTE(ORG.LIBREOFFICE.REGEX([.C59];&quot;(\d)+_&quot;); &quot;_&quot;;&quot;&quot;))" office:value-type="float" office:value="2" calcext:value-type="float">
            <text:p>2</text:p>
          </table:table-cell>
          <table:table-cell table:formula="of:=VALUE(SUBSTITUTE(ORG.LIBREOFFICE.REGEX([.C59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thag2_37.txt</text:p>
          </table:table-cell>
          <table:table-cell table:formula="of:=SUBSTITUTE([.A60];&quot;.txt&quot;;&quot;&quot;)" office:value-type="string" office:string-value="thag2_37" calcext:value-type="string">
            <text:p>thag2_37</text:p>
          </table:table-cell>
          <table:table-cell table:formula="of:=MID([.B60];5;100)" office:value-type="string" office:string-value="2_37" calcext:value-type="string">
            <text:p>2_37</text:p>
          </table:table-cell>
          <table:table-cell table:formula="of:=VALUE(SUBSTITUTE(ORG.LIBREOFFICE.REGEX([.C60];&quot;(\d)+_&quot;); &quot;_&quot;;&quot;&quot;))" office:value-type="float" office:value="2" calcext:value-type="float">
            <text:p>2</text:p>
          </table:table-cell>
          <table:table-cell table:formula="of:=VALUE(SUBSTITUTE(ORG.LIBREOFFICE.REGEX([.C60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hag2_47.txt</text:p>
          </table:table-cell>
          <table:table-cell table:formula="of:=SUBSTITUTE([.A61];&quot;.txt&quot;;&quot;&quot;)" office:value-type="string" office:string-value="thag2_47" calcext:value-type="string">
            <text:p>thag2_47</text:p>
          </table:table-cell>
          <table:table-cell table:formula="of:=MID([.B61];5;100)" office:value-type="string" office:string-value="2_47" calcext:value-type="string">
            <text:p>2_47</text:p>
          </table:table-cell>
          <table:table-cell table:formula="of:=VALUE(SUBSTITUTE(ORG.LIBREOFFICE.REGEX([.C61];&quot;(\d)+_&quot;); &quot;_&quot;;&quot;&quot;))" office:value-type="float" office:value="2" calcext:value-type="float">
            <text:p>2</text:p>
          </table:table-cell>
          <table:table-cell table:formula="of:=VALUE(SUBSTITUTE(ORG.LIBREOFFICE.REGEX([.C61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thag3_5.txt</text:p>
          </table:table-cell>
          <table:table-cell table:formula="of:=SUBSTITUTE([.A62];&quot;.txt&quot;;&quot;&quot;)" office:value-type="string" office:string-value="thag3_5" calcext:value-type="string">
            <text:p>thag3_5</text:p>
          </table:table-cell>
          <table:table-cell table:formula="of:=MID([.B62];5;100)" office:value-type="string" office:string-value="3_5" calcext:value-type="string">
            <text:p>3_5</text:p>
          </table:table-cell>
          <table:table-cell table:formula="of:=VALUE(SUBSTITUTE(ORG.LIBREOFFICE.REGEX([.C62];&quot;(\d)+_&quot;); &quot;_&quot;;&quot;&quot;))" office:value-type="float" office:value="3" calcext:value-type="float">
            <text:p>3</text:p>
          </table:table-cell>
          <table:table-cell table:formula="of:=VALUE(SUBSTITUTE(ORG.LIBREOFFICE.REGEX([.C6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g3_8.txt</text:p>
          </table:table-cell>
          <table:table-cell table:formula="of:=SUBSTITUTE([.A63];&quot;.txt&quot;;&quot;&quot;)" office:value-type="string" office:string-value="thag3_8" calcext:value-type="string">
            <text:p>thag3_8</text:p>
          </table:table-cell>
          <table:table-cell table:formula="of:=MID([.B63];5;100)" office:value-type="string" office:string-value="3_8" calcext:value-type="string">
            <text:p>3_8</text:p>
          </table:table-cell>
          <table:table-cell table:formula="of:=VALUE(SUBSTITUTE(ORG.LIBREOFFICE.REGEX([.C63];&quot;(\d)+_&quot;); &quot;_&quot;;&quot;&quot;))" office:value-type="float" office:value="3" calcext:value-type="float">
            <text:p>3</text:p>
          </table:table-cell>
          <table:table-cell table:formula="of:=VALUE(SUBSTITUTE(ORG.LIBREOFFICE.REGEX([.C6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3_13.txt</text:p>
          </table:table-cell>
          <table:table-cell table:formula="of:=SUBSTITUTE([.A64];&quot;.txt&quot;;&quot;&quot;)" office:value-type="string" office:string-value="thag3_13" calcext:value-type="string">
            <text:p>thag3_13</text:p>
          </table:table-cell>
          <table:table-cell table:formula="of:=MID([.B64];5;100)" office:value-type="string" office:string-value="3_13" calcext:value-type="string">
            <text:p>3_13</text:p>
          </table:table-cell>
          <table:table-cell table:formula="of:=VALUE(SUBSTITUTE(ORG.LIBREOFFICE.REGEX([.C64];&quot;(\d)+_&quot;); &quot;_&quot;;&quot;&quot;))" office:value-type="float" office:value="3" calcext:value-type="float">
            <text:p>3</text:p>
          </table:table-cell>
          <table:table-cell table:formula="of:=VALUE(SUBSTITUTE(ORG.LIBREOFFICE.REGEX([.C64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3_14.txt</text:p>
          </table:table-cell>
          <table:table-cell table:formula="of:=SUBSTITUTE([.A65];&quot;.txt&quot;;&quot;&quot;)" office:value-type="string" office:string-value="thag3_14" calcext:value-type="string">
            <text:p>thag3_14</text:p>
          </table:table-cell>
          <table:table-cell table:formula="of:=MID([.B65];5;100)" office:value-type="string" office:string-value="3_14" calcext:value-type="string">
            <text:p>3_14</text:p>
          </table:table-cell>
          <table:table-cell table:formula="of:=VALUE(SUBSTITUTE(ORG.LIBREOFFICE.REGEX([.C65];&quot;(\d)+_&quot;); &quot;_&quot;;&quot;&quot;))" office:value-type="float" office:value="3" calcext:value-type="float">
            <text:p>3</text:p>
          </table:table-cell>
          <table:table-cell table:formula="of:=VALUE(SUBSTITUTE(ORG.LIBREOFFICE.REGEX([.C6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thag3_15.txt</text:p>
          </table:table-cell>
          <table:table-cell table:formula="of:=SUBSTITUTE([.A66];&quot;.txt&quot;;&quot;&quot;)" office:value-type="string" office:string-value="thag3_15" calcext:value-type="string">
            <text:p>thag3_15</text:p>
          </table:table-cell>
          <table:table-cell table:formula="of:=MID([.B66];5;100)" office:value-type="string" office:string-value="3_15" calcext:value-type="string">
            <text:p>3_15</text:p>
          </table:table-cell>
          <table:table-cell table:formula="of:=VALUE(SUBSTITUTE(ORG.LIBREOFFICE.REGEX([.C66];&quot;(\d)+_&quot;); &quot;_&quot;;&quot;&quot;))" office:value-type="float" office:value="3" calcext:value-type="float">
            <text:p>3</text:p>
          </table:table-cell>
          <table:table-cell table:formula="of:=VALUE(SUBSTITUTE(ORG.LIBREOFFICE.REGEX([.C66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thag4_8.txt</text:p>
          </table:table-cell>
          <table:table-cell table:formula="of:=SUBSTITUTE([.A67];&quot;.txt&quot;;&quot;&quot;)" office:value-type="string" office:string-value="thag4_8" calcext:value-type="string">
            <text:p>thag4_8</text:p>
          </table:table-cell>
          <table:table-cell table:formula="of:=MID([.B67];5;100)" office:value-type="string" office:string-value="4_8" calcext:value-type="string">
            <text:p>4_8</text:p>
          </table:table-cell>
          <table:table-cell table:formula="of:=VALUE(SUBSTITUTE(ORG.LIBREOFFICE.REGEX([.C67];&quot;(\d)+_&quot;); &quot;_&quot;;&quot;&quot;))" office:value-type="float" office:value="4" calcext:value-type="float">
            <text:p>4</text:p>
          </table:table-cell>
          <table:table-cell table:formula="of:=VALUE(SUBSTITUTE(ORG.LIBREOFFICE.REGEX([.C6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4_10.txt</text:p>
          </table:table-cell>
          <table:table-cell table:formula="of:=SUBSTITUTE([.A68];&quot;.txt&quot;;&quot;&quot;)" office:value-type="string" office:string-value="thag4_10" calcext:value-type="string">
            <text:p>thag4_10</text:p>
          </table:table-cell>
          <table:table-cell table:formula="of:=MID([.B68];5;100)" office:value-type="string" office:string-value="4_10" calcext:value-type="string">
            <text:p>4_10</text:p>
          </table:table-cell>
          <table:table-cell table:formula="of:=VALUE(SUBSTITUTE(ORG.LIBREOFFICE.REGEX([.C68];&quot;(\d)+_&quot;); &quot;_&quot;;&quot;&quot;))" office:value-type="float" office:value="4" calcext:value-type="float">
            <text:p>4</text:p>
          </table:table-cell>
          <table:table-cell table:formula="of:=VALUE(SUBSTITUTE(ORG.LIBREOFFICE.REGEX([.C68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5_1.txt</text:p>
          </table:table-cell>
          <table:table-cell table:formula="of:=SUBSTITUTE([.A69];&quot;.txt&quot;;&quot;&quot;)" office:value-type="string" office:string-value="thag5_1" calcext:value-type="string">
            <text:p>thag5_1</text:p>
          </table:table-cell>
          <table:table-cell table:formula="of:=MID([.B69];5;100)" office:value-type="string" office:string-value="5_1" calcext:value-type="string">
            <text:p>5_1</text:p>
          </table:table-cell>
          <table:table-cell table:formula="of:=VALUE(SUBSTITUTE(ORG.LIBREOFFICE.REGEX([.C69];&quot;(\d)+_&quot;); &quot;_&quot;;&quot;&quot;))" office:value-type="float" office:value="5" calcext:value-type="float">
            <text:p>5</text:p>
          </table:table-cell>
          <table:table-cell table:formula="of:=VALUE(SUBSTITUTE(ORG.LIBREOFFICE.REGEX([.C69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5_8.txt</text:p>
          </table:table-cell>
          <table:table-cell table:formula="of:=SUBSTITUTE([.A70];&quot;.txt&quot;;&quot;&quot;)" office:value-type="string" office:string-value="thag5_8" calcext:value-type="string">
            <text:p>thag5_8</text:p>
          </table:table-cell>
          <table:table-cell table:formula="of:=MID([.B70];5;100)" office:value-type="string" office:string-value="5_8" calcext:value-type="string">
            <text:p>5_8</text:p>
          </table:table-cell>
          <table:table-cell table:formula="of:=VALUE(SUBSTITUTE(ORG.LIBREOFFICE.REGEX([.C70];&quot;(\d)+_&quot;); &quot;_&quot;;&quot;&quot;))" office:value-type="float" office:value="5" calcext:value-type="float">
            <text:p>5</text:p>
          </table:table-cell>
          <table:table-cell table:formula="of:=VALUE(SUBSTITUTE(ORG.LIBREOFFICE.REGEX([.C7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5_10.txt</text:p>
          </table:table-cell>
          <table:table-cell table:formula="of:=SUBSTITUTE([.A71];&quot;.txt&quot;;&quot;&quot;)" office:value-type="string" office:string-value="thag5_10" calcext:value-type="string">
            <text:p>thag5_10</text:p>
          </table:table-cell>
          <table:table-cell table:formula="of:=MID([.B71];5;100)" office:value-type="string" office:string-value="5_10" calcext:value-type="string">
            <text:p>5_10</text:p>
          </table:table-cell>
          <table:table-cell table:formula="of:=VALUE(SUBSTITUTE(ORG.LIBREOFFICE.REGEX([.C71];&quot;(\d)+_&quot;); &quot;_&quot;;&quot;&quot;))" office:value-type="float" office:value="5" calcext:value-type="float">
            <text:p>5</text:p>
          </table:table-cell>
          <table:table-cell table:formula="of:=VALUE(SUBSTITUTE(ORG.LIBREOFFICE.REGEX([.C7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6_2.txt</text:p>
          </table:table-cell>
          <table:table-cell table:formula="of:=SUBSTITUTE([.A72];&quot;.txt&quot;;&quot;&quot;)" office:value-type="string" office:string-value="thag6_2" calcext:value-type="string">
            <text:p>thag6_2</text:p>
          </table:table-cell>
          <table:table-cell table:formula="of:=MID([.B72];5;100)" office:value-type="string" office:string-value="6_2" calcext:value-type="string">
            <text:p>6_2</text:p>
          </table:table-cell>
          <table:table-cell table:formula="of:=VALUE(SUBSTITUTE(ORG.LIBREOFFICE.REGEX([.C72];&quot;(\d)+_&quot;); &quot;_&quot;;&quot;&quot;))" office:value-type="float" office:value="6" calcext:value-type="float">
            <text:p>6</text:p>
          </table:table-cell>
          <table:table-cell table:formula="of:=VALUE(SUBSTITUTE(ORG.LIBREOFFICE.REGEX([.C72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6_3.txt</text:p>
          </table:table-cell>
          <table:table-cell table:formula="of:=SUBSTITUTE([.A73];&quot;.txt&quot;;&quot;&quot;)" office:value-type="string" office:string-value="thag6_3" calcext:value-type="string">
            <text:p>thag6_3</text:p>
          </table:table-cell>
          <table:table-cell table:formula="of:=MID([.B73];5;100)" office:value-type="string" office:string-value="6_3" calcext:value-type="string">
            <text:p>6_3</text:p>
          </table:table-cell>
          <table:table-cell table:formula="of:=VALUE(SUBSTITUTE(ORG.LIBREOFFICE.REGEX([.C73];&quot;(\d)+_&quot;); &quot;_&quot;;&quot;&quot;))" office:value-type="float" office:value="6" calcext:value-type="float">
            <text:p>6</text:p>
          </table:table-cell>
          <table:table-cell table:formula="of:=VALUE(SUBSTITUTE(ORG.LIBREOFFICE.REGEX([.C7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ag6_5.txt</text:p>
          </table:table-cell>
          <table:table-cell table:formula="of:=SUBSTITUTE([.A74];&quot;.txt&quot;;&quot;&quot;)" office:value-type="string" office:string-value="thag6_5" calcext:value-type="string">
            <text:p>thag6_5</text:p>
          </table:table-cell>
          <table:table-cell table:formula="of:=MID([.B74];5;100)" office:value-type="string" office:string-value="6_5" calcext:value-type="string">
            <text:p>6_5</text:p>
          </table:table-cell>
          <table:table-cell table:formula="of:=VALUE(SUBSTITUTE(ORG.LIBREOFFICE.REGEX([.C74];&quot;(\d)+_&quot;); &quot;_&quot;;&quot;&quot;))" office:value-type="float" office:value="6" calcext:value-type="float">
            <text:p>6</text:p>
          </table:table-cell>
          <table:table-cell table:formula="of:=VALUE(SUBSTITUTE(ORG.LIBREOFFICE.REGEX([.C7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g6_6.txt</text:p>
          </table:table-cell>
          <table:table-cell table:formula="of:=SUBSTITUTE([.A75];&quot;.txt&quot;;&quot;&quot;)" office:value-type="string" office:string-value="thag6_6" calcext:value-type="string">
            <text:p>thag6_6</text:p>
          </table:table-cell>
          <table:table-cell table:formula="of:=MID([.B75];5;100)" office:value-type="string" office:string-value="6_6" calcext:value-type="string">
            <text:p>6_6</text:p>
          </table:table-cell>
          <table:table-cell table:formula="of:=VALUE(SUBSTITUTE(ORG.LIBREOFFICE.REGEX([.C75];&quot;(\d)+_&quot;); &quot;_&quot;;&quot;&quot;))" office:value-type="float" office:value="6" calcext:value-type="float">
            <text:p>6</text:p>
          </table:table-cell>
          <table:table-cell table:formula="of:=VALUE(SUBSTITUTE(ORG.LIBREOFFICE.REGEX([.C7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ag6_9.txt</text:p>
          </table:table-cell>
          <table:table-cell table:formula="of:=SUBSTITUTE([.A76];&quot;.txt&quot;;&quot;&quot;)" office:value-type="string" office:string-value="thag6_9" calcext:value-type="string">
            <text:p>thag6_9</text:p>
          </table:table-cell>
          <table:table-cell table:formula="of:=MID([.B76];5;100)" office:value-type="string" office:string-value="6_9" calcext:value-type="string">
            <text:p>6_9</text:p>
          </table:table-cell>
          <table:table-cell table:formula="of:=VALUE(SUBSTITUTE(ORG.LIBREOFFICE.REGEX([.C76];&quot;(\d)+_&quot;); &quot;_&quot;;&quot;&quot;))" office:value-type="float" office:value="6" calcext:value-type="float">
            <text:p>6</text:p>
          </table:table-cell>
          <table:table-cell table:formula="of:=VALUE(SUBSTITUTE(ORG.LIBREOFFICE.REGEX([.C76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hag6_10.txt</text:p>
          </table:table-cell>
          <table:table-cell table:formula="of:=SUBSTITUTE([.A77];&quot;.txt&quot;;&quot;&quot;)" office:value-type="string" office:string-value="thag6_10" calcext:value-type="string">
            <text:p>thag6_10</text:p>
          </table:table-cell>
          <table:table-cell table:formula="of:=MID([.B77];5;100)" office:value-type="string" office:string-value="6_10" calcext:value-type="string">
            <text:p>6_10</text:p>
          </table:table-cell>
          <table:table-cell table:formula="of:=VALUE(SUBSTITUTE(ORG.LIBREOFFICE.REGEX([.C77];&quot;(\d)+_&quot;); &quot;_&quot;;&quot;&quot;))" office:value-type="float" office:value="6" calcext:value-type="float">
            <text:p>6</text:p>
          </table:table-cell>
          <table:table-cell table:formula="of:=VALUE(SUBSTITUTE(ORG.LIBREOFFICE.REGEX([.C7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ag6_12.txt</text:p>
          </table:table-cell>
          <table:table-cell table:formula="of:=SUBSTITUTE([.A78];&quot;.txt&quot;;&quot;&quot;)" office:value-type="string" office:string-value="thag6_12" calcext:value-type="string">
            <text:p>thag6_12</text:p>
          </table:table-cell>
          <table:table-cell table:formula="of:=MID([.B78];5;100)" office:value-type="string" office:string-value="6_12" calcext:value-type="string">
            <text:p>6_12</text:p>
          </table:table-cell>
          <table:table-cell table:formula="of:=VALUE(SUBSTITUTE(ORG.LIBREOFFICE.REGEX([.C78];&quot;(\d)+_&quot;); &quot;_&quot;;&quot;&quot;))" office:value-type="float" office:value="6" calcext:value-type="float">
            <text:p>6</text:p>
          </table:table-cell>
          <table:table-cell table:formula="of:=VALUE(SUBSTITUTE(ORG.LIBREOFFICE.REGEX([.C78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ag6_13.txt</text:p>
          </table:table-cell>
          <table:table-cell table:formula="of:=SUBSTITUTE([.A79];&quot;.txt&quot;;&quot;&quot;)" office:value-type="string" office:string-value="thag6_13" calcext:value-type="string">
            <text:p>thag6_13</text:p>
          </table:table-cell>
          <table:table-cell table:formula="of:=MID([.B79];5;100)" office:value-type="string" office:string-value="6_13" calcext:value-type="string">
            <text:p>6_13</text:p>
          </table:table-cell>
          <table:table-cell table:formula="of:=VALUE(SUBSTITUTE(ORG.LIBREOFFICE.REGEX([.C79];&quot;(\d)+_&quot;); &quot;_&quot;;&quot;&quot;))" office:value-type="float" office:value="6" calcext:value-type="float">
            <text:p>6</text:p>
          </table:table-cell>
          <table:table-cell table:formula="of:=VALUE(SUBSTITUTE(ORG.LIBREOFFICE.REGEX([.C79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hag7_1.txt</text:p>
          </table:table-cell>
          <table:table-cell table:formula="of:=SUBSTITUTE([.A80];&quot;.txt&quot;;&quot;&quot;)" office:value-type="string" office:string-value="thag7_1" calcext:value-type="string">
            <text:p>thag7_1</text:p>
          </table:table-cell>
          <table:table-cell table:formula="of:=MID([.B80];5;100)" office:value-type="string" office:string-value="7_1" calcext:value-type="string">
            <text:p>7_1</text:p>
          </table:table-cell>
          <table:table-cell table:formula="of:=VALUE(SUBSTITUTE(ORG.LIBREOFFICE.REGEX([.C80];&quot;(\d)+_&quot;); &quot;_&quot;;&quot;&quot;))" office:value-type="float" office:value="7" calcext:value-type="float">
            <text:p>7</text:p>
          </table:table-cell>
          <table:table-cell table:formula="of:=VALUE(SUBSTITUTE(ORG.LIBREOFFICE.REGEX([.C8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9.txt</text:p>
          </table:table-cell>
          <table:table-cell table:formula="of:=SUBSTITUTE([.A81];&quot;.txt&quot;;&quot;&quot;)" office:value-type="string" office:string-value="thag9" calcext:value-type="string">
            <text:p>thag9</text:p>
          </table:table-cell>
          <table:table-cell table:formula="of:=MID([.B81];5;100)" office:value-type="string" office:string-value="9" calcext:value-type="string">
            <text:p>9</text:p>
          </table:table-cell>
          <table:table-cell table:formula="of:=VALUE([.C81])" office:value-type="float" office:value="9" calcext:value-type="float">
            <text:p>9</text:p>
          </table:table-cell>
          <table:table-cell table:formula="of:=VALUE(SUBSTITUTE(ORG.LIBREOFFICE.REGEX([.C81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ag10_1.txt</text:p>
          </table:table-cell>
          <table:table-cell table:formula="of:=SUBSTITUTE([.A82];&quot;.txt&quot;;&quot;&quot;)" office:value-type="string" office:string-value="thag10_1" calcext:value-type="string">
            <text:p>thag10_1</text:p>
          </table:table-cell>
          <table:table-cell table:formula="of:=MID([.B82];5;100)" office:value-type="string" office:string-value="10_1" calcext:value-type="string">
            <text:p>10_1</text:p>
          </table:table-cell>
          <table:table-cell table:formula="of:=VALUE(SUBSTITUTE(ORG.LIBREOFFICE.REGEX([.C82];&quot;(\d)+_&quot;); &quot;_&quot;;&quot;&quot;))" office:value-type="float" office:value="10" calcext:value-type="float">
            <text:p>10</text:p>
          </table:table-cell>
          <table:table-cell table:formula="of:=VALUE(SUBSTITUTE(ORG.LIBREOFFICE.REGEX([.C8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0_2.txt</text:p>
          </table:table-cell>
          <table:table-cell table:formula="of:=SUBSTITUTE([.A83];&quot;.txt&quot;;&quot;&quot;)" office:value-type="string" office:string-value="thag10_2" calcext:value-type="string">
            <text:p>thag10_2</text:p>
          </table:table-cell>
          <table:table-cell table:formula="of:=MID([.B83];5;100)" office:value-type="string" office:string-value="10_2" calcext:value-type="string">
            <text:p>10_2</text:p>
          </table:table-cell>
          <table:table-cell table:formula="of:=VALUE(SUBSTITUTE(ORG.LIBREOFFICE.REGEX([.C83];&quot;(\d)+_&quot;); &quot;_&quot;;&quot;&quot;))" office:value-type="float" office:value="10" calcext:value-type="float">
            <text:p>10</text:p>
          </table:table-cell>
          <table:table-cell table:formula="of:=VALUE(SUBSTITUTE(ORG.LIBREOFFICE.REGEX([.C8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0_5.txt</text:p>
          </table:table-cell>
          <table:table-cell table:formula="of:=SUBSTITUTE([.A84];&quot;.txt&quot;;&quot;&quot;)" office:value-type="string" office:string-value="thag10_5" calcext:value-type="string">
            <text:p>thag10_5</text:p>
          </table:table-cell>
          <table:table-cell table:formula="of:=MID([.B84];5;100)" office:value-type="string" office:string-value="10_5" calcext:value-type="string">
            <text:p>10_5</text:p>
          </table:table-cell>
          <table:table-cell table:formula="of:=VALUE(SUBSTITUTE(ORG.LIBREOFFICE.REGEX([.C84];&quot;(\d)+_&quot;); &quot;_&quot;;&quot;&quot;))" office:value-type="float" office:value="10" calcext:value-type="float">
            <text:p>10</text:p>
          </table:table-cell>
          <table:table-cell table:formula="of:=VALUE(SUBSTITUTE(ORG.LIBREOFFICE.REGEX([.C8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ag10_7.txt</text:p>
          </table:table-cell>
          <table:table-cell table:formula="of:=SUBSTITUTE([.A85];&quot;.txt&quot;;&quot;&quot;)" office:value-type="string" office:string-value="thag10_7" calcext:value-type="string">
            <text:p>thag10_7</text:p>
          </table:table-cell>
          <table:table-cell table:formula="of:=MID([.B85];5;100)" office:value-type="string" office:string-value="10_7" calcext:value-type="string">
            <text:p>10_7</text:p>
          </table:table-cell>
          <table:table-cell table:formula="of:=VALUE(SUBSTITUTE(ORG.LIBREOFFICE.REGEX([.C85];&quot;(\d)+_&quot;); &quot;_&quot;;&quot;&quot;))" office:value-type="float" office:value="10" calcext:value-type="float">
            <text:p>10</text:p>
          </table:table-cell>
          <table:table-cell table:formula="of:=VALUE(SUBSTITUTE(ORG.LIBREOFFICE.REGEX([.C85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ag11.txt</text:p>
          </table:table-cell>
          <table:table-cell table:formula="of:=SUBSTITUTE([.A86];&quot;.txt&quot;;&quot;&quot;)" office:value-type="string" office:string-value="thag11" calcext:value-type="string">
            <text:p>thag11</text:p>
          </table:table-cell>
          <table:table-cell table:formula="of:=MID([.B86];5;100)" office:value-type="string" office:string-value="11" calcext:value-type="string">
            <text:p>11</text:p>
          </table:table-cell>
          <table:table-cell table:formula="of:=VALUE([.C86])" office:value-type="float" office:value="11" calcext:value-type="float">
            <text:p>11</text:p>
          </table:table-cell>
          <table:table-cell table:formula="of:=VALUE(SUBSTITUTE(ORG.LIBREOFFICE.REGEX([.C86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ag12_1.txt</text:p>
          </table:table-cell>
          <table:table-cell table:formula="of:=SUBSTITUTE([.A87];&quot;.txt&quot;;&quot;&quot;)" office:value-type="string" office:string-value="thag12_1" calcext:value-type="string">
            <text:p>thag12_1</text:p>
          </table:table-cell>
          <table:table-cell table:formula="of:=MID([.B87];5;100)" office:value-type="string" office:string-value="12_1" calcext:value-type="string">
            <text:p>12_1</text:p>
          </table:table-cell>
          <table:table-cell table:formula="of:=VALUE(SUBSTITUTE(ORG.LIBREOFFICE.REGEX([.C87];&quot;(\d)+_&quot;); &quot;_&quot;;&quot;&quot;))" office:value-type="float" office:value="12" calcext:value-type="float">
            <text:p>12</text:p>
          </table:table-cell>
          <table:table-cell table:formula="of:=VALUE(SUBSTITUTE(ORG.LIBREOFFICE.REGEX([.C87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2_2.txt</text:p>
          </table:table-cell>
          <table:table-cell table:formula="of:=SUBSTITUTE([.A88];&quot;.txt&quot;;&quot;&quot;)" office:value-type="string" office:string-value="thag12_2" calcext:value-type="string">
            <text:p>thag12_2</text:p>
          </table:table-cell>
          <table:table-cell table:formula="of:=MID([.B88];5;100)" office:value-type="string" office:string-value="12_2" calcext:value-type="string">
            <text:p>12_2</text:p>
          </table:table-cell>
          <table:table-cell table:formula="of:=VALUE(SUBSTITUTE(ORG.LIBREOFFICE.REGEX([.C88];&quot;(\d)+_&quot;); &quot;_&quot;;&quot;&quot;))" office:value-type="float" office:value="12" calcext:value-type="float">
            <text:p>12</text:p>
          </table:table-cell>
          <table:table-cell table:formula="of:=VALUE(SUBSTITUTE(ORG.LIBREOFFICE.REGEX([.C88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3.txt</text:p>
          </table:table-cell>
          <table:table-cell table:formula="of:=SUBSTITUTE([.A89];&quot;.txt&quot;;&quot;&quot;)" office:value-type="string" office:string-value="thag13" calcext:value-type="string">
            <text:p>thag13</text:p>
          </table:table-cell>
          <table:table-cell table:formula="of:=MID([.B89];5;100)" office:value-type="string" office:string-value="13" calcext:value-type="string">
            <text:p>13</text:p>
          </table:table-cell>
          <table:table-cell table:formula="of:=VALUE([.C89])" office:value-type="float" office:value="13" calcext:value-type="float">
            <text:p>13</text:p>
          </table:table-cell>
          <table:table-cell table:formula="of:=VALUE(SUBSTITUTE(ORG.LIBREOFFICE.REGEX([.C89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ag14_1.txt</text:p>
          </table:table-cell>
          <table:table-cell table:formula="of:=SUBSTITUTE([.A90];&quot;.txt&quot;;&quot;&quot;)" office:value-type="string" office:string-value="thag14_1" calcext:value-type="string">
            <text:p>thag14_1</text:p>
          </table:table-cell>
          <table:table-cell table:formula="of:=MID([.B90];5;100)" office:value-type="string" office:string-value="14_1" calcext:value-type="string">
            <text:p>14_1</text:p>
          </table:table-cell>
          <table:table-cell table:formula="of:=VALUE(SUBSTITUTE(ORG.LIBREOFFICE.REGEX([.C90];&quot;(\d)+_&quot;); &quot;_&quot;;&quot;&quot;))" office:value-type="float" office:value="14" calcext:value-type="float">
            <text:p>14</text:p>
          </table:table-cell>
          <table:table-cell table:formula="of:=VALUE(SUBSTITUTE(ORG.LIBREOFFICE.REGEX([.C9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4_2.txt</text:p>
          </table:table-cell>
          <table:table-cell table:formula="of:=SUBSTITUTE([.A91];&quot;.txt&quot;;&quot;&quot;)" office:value-type="string" office:string-value="thag14_2" calcext:value-type="string">
            <text:p>thag14_2</text:p>
          </table:table-cell>
          <table:table-cell table:formula="of:=MID([.B91];5;100)" office:value-type="string" office:string-value="14_2" calcext:value-type="string">
            <text:p>14_2</text:p>
          </table:table-cell>
          <table:table-cell table:formula="of:=VALUE(SUBSTITUTE(ORG.LIBREOFFICE.REGEX([.C91];&quot;(\d)+_&quot;); &quot;_&quot;;&quot;&quot;))" office:value-type="float" office:value="14" calcext:value-type="float">
            <text:p>14</text:p>
          </table:table-cell>
          <table:table-cell table:formula="of:=VALUE(SUBSTITUTE(ORG.LIBREOFFICE.REGEX([.C9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5_2.txt</text:p>
          </table:table-cell>
          <table:table-cell table:formula="of:=SUBSTITUTE([.A92];&quot;.txt&quot;;&quot;&quot;)" office:value-type="string" office:string-value="thag15_2" calcext:value-type="string">
            <text:p>thag15_2</text:p>
          </table:table-cell>
          <table:table-cell table:formula="of:=MID([.B92];5;100)" office:value-type="string" office:string-value="15_2" calcext:value-type="string">
            <text:p>15_2</text:p>
          </table:table-cell>
          <table:table-cell table:formula="of:=VALUE(SUBSTITUTE(ORG.LIBREOFFICE.REGEX([.C92];&quot;(\d)+_&quot;); &quot;_&quot;;&quot;&quot;))" office:value-type="float" office:value="15" calcext:value-type="float">
            <text:p>15</text:p>
          </table:table-cell>
          <table:table-cell table:formula="of:=VALUE(SUBSTITUTE(ORG.LIBREOFFICE.REGEX([.C92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6_1.txt</text:p>
          </table:table-cell>
          <table:table-cell table:formula="of:=SUBSTITUTE([.A93];&quot;.txt&quot;;&quot;&quot;)" office:value-type="string" office:string-value="thag16_1" calcext:value-type="string">
            <text:p>thag16_1</text:p>
          </table:table-cell>
          <table:table-cell table:formula="of:=MID([.B93];5;100)" office:value-type="string" office:string-value="16_1" calcext:value-type="string">
            <text:p>16_1</text:p>
          </table:table-cell>
          <table:table-cell table:formula="of:=VALUE(SUBSTITUTE(ORG.LIBREOFFICE.REGEX([.C93];&quot;(\d)+_&quot;); &quot;_&quot;;&quot;&quot;))" office:value-type="float" office:value="16" calcext:value-type="float">
            <text:p>16</text:p>
          </table:table-cell>
          <table:table-cell table:formula="of:=VALUE(SUBSTITUTE(ORG.LIBREOFFICE.REGEX([.C93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6_4.txt</text:p>
          </table:table-cell>
          <table:table-cell table:formula="of:=SUBSTITUTE([.A94];&quot;.txt&quot;;&quot;&quot;)" office:value-type="string" office:string-value="thag16_4" calcext:value-type="string">
            <text:p>thag16_4</text:p>
          </table:table-cell>
          <table:table-cell table:formula="of:=MID([.B94];5;100)" office:value-type="string" office:string-value="16_4" calcext:value-type="string">
            <text:p>16_4</text:p>
          </table:table-cell>
          <table:table-cell table:formula="of:=VALUE(SUBSTITUTE(ORG.LIBREOFFICE.REGEX([.C94];&quot;(\d)+_&quot;); &quot;_&quot;;&quot;&quot;))" office:value-type="float" office:value="16" calcext:value-type="float">
            <text:p>16</text:p>
          </table:table-cell>
          <table:table-cell table:formula="of:=VALUE(SUBSTITUTE(ORG.LIBREOFFICE.REGEX([.C94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ag16_7.txt</text:p>
          </table:table-cell>
          <table:table-cell table:formula="of:=SUBSTITUTE([.A95];&quot;.txt&quot;;&quot;&quot;)" office:value-type="string" office:string-value="thag16_7" calcext:value-type="string">
            <text:p>thag16_7</text:p>
          </table:table-cell>
          <table:table-cell table:formula="of:=MID([.B95];5;100)" office:value-type="string" office:string-value="16_7" calcext:value-type="string">
            <text:p>16_7</text:p>
          </table:table-cell>
          <table:table-cell table:formula="of:=VALUE(SUBSTITUTE(ORG.LIBREOFFICE.REGEX([.C95];&quot;(\d)+_&quot;); &quot;_&quot;;&quot;&quot;))" office:value-type="float" office:value="16" calcext:value-type="float">
            <text:p>16</text:p>
          </table:table-cell>
          <table:table-cell table:formula="of:=VALUE(SUBSTITUTE(ORG.LIBREOFFICE.REGEX([.C95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ag16_8.txt</text:p>
          </table:table-cell>
          <table:table-cell table:formula="of:=SUBSTITUTE([.A96];&quot;.txt&quot;;&quot;&quot;)" office:value-type="string" office:string-value="thag16_8" calcext:value-type="string">
            <text:p>thag16_8</text:p>
          </table:table-cell>
          <table:table-cell table:formula="of:=MID([.B96];5;100)" office:value-type="string" office:string-value="16_8" calcext:value-type="string">
            <text:p>16_8</text:p>
          </table:table-cell>
          <table:table-cell table:formula="of:=VALUE(SUBSTITUTE(ORG.LIBREOFFICE.REGEX([.C96];&quot;(\d)+_&quot;); &quot;_&quot;;&quot;&quot;))" office:value-type="float" office:value="16" calcext:value-type="float">
            <text:p>16</text:p>
          </table:table-cell>
          <table:table-cell table:formula="of:=VALUE(SUBSTITUTE(ORG.LIBREOFFICE.REGEX([.C9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ag17_2.txt</text:p>
          </table:table-cell>
          <table:table-cell table:formula="of:=SUBSTITUTE([.A97];&quot;.txt&quot;;&quot;&quot;)" office:value-type="string" office:string-value="thag17_2" calcext:value-type="string">
            <text:p>thag17_2</text:p>
          </table:table-cell>
          <table:table-cell table:formula="of:=MID([.B97];5;100)" office:value-type="string" office:string-value="17_2" calcext:value-type="string">
            <text:p>17_2</text:p>
          </table:table-cell>
          <table:table-cell table:formula="of:=VALUE(SUBSTITUTE(ORG.LIBREOFFICE.REGEX([.C97];&quot;(\d)+_&quot;); &quot;_&quot;;&quot;&quot;))" office:value-type="float" office:value="17" calcext:value-type="float">
            <text:p>17</text:p>
          </table:table-cell>
          <table:table-cell table:formula="of:=VALUE(SUBSTITUTE(ORG.LIBREOFFICE.REGEX([.C9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ag18.txt</text:p>
          </table:table-cell>
          <table:table-cell table:formula="of:=SUBSTITUTE([.A98];&quot;.txt&quot;;&quot;&quot;)" office:value-type="string" office:string-value="thag18" calcext:value-type="string">
            <text:p>thag18</text:p>
          </table:table-cell>
          <table:table-cell table:formula="of:=MID([.B98];5;100)" office:value-type="string" office:string-value="18" calcext:value-type="string">
            <text:p>18</text:p>
          </table:table-cell>
          <table:table-cell table:formula="of:=VALUE([.C98])" office:value-type="float" office:value="18" calcext:value-type="float">
            <text:p>18</text:p>
          </table:table-cell>
          <table:table-cell table:formula="of:=VALUE(SUBSTITUTE(ORG.LIBREOFFICE.REGEX([.C98];&quot;_(\d)+&quot;); &quot;_&quot;;&quot;&quot;))" office:value-type="string" office:string-value="" calcext:value-type="error">
            <text:p>#N/A</text:p>
          </table:table-cell>
        </table:table-row>
      </table:table>
      <table:table table:name="Thag-rec" table:style-name="ta1">
        <table:table-column table:style-name="co1" table:default-cell-style-name="Default"/>
        <table:table-column table:style-name="co10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ag1_1</text:p>
          </table:table-cell>
          <table:table-cell office:value-type="string" calcext:value-type="string">
            <text:p>Subhūti</text:p>
          </table:table-cell>
          <table:table-cell office:value-type="float" office:value="17.475918" calcext:value-type="float">
            <text:p>17.475918</text:p>
          </table:table-cell>
          <table:table-cell office:value-type="string" calcext:value-type="string">
            <text:p>thag1_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0</text:p>
          </table:table-cell>
          <table:table-cell office:value-type="string" calcext:value-type="string">
            <text:p>Puṇṇamāsa</text:p>
          </table:table-cell>
          <table:table-cell office:value-type="float" office:value="18.886531" calcext:value-type="float">
            <text:p>18.886531</text:p>
          </table:table-cell>
          <table:table-cell office:value-type="string" calcext:value-type="string">
            <text:p>thag1_10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00</text:p>
          </table:table-cell>
          <table:table-cell office:value-type="string" calcext:value-type="string">
            <text:p>Devasabha</text:p>
          </table:table-cell>
          <table:table-cell office:value-type="float" office:value="15.986939" calcext:value-type="float">
            <text:p>15.986939</text:p>
          </table:table-cell>
          <table:table-cell office:value-type="string" calcext:value-type="string">
            <text:p>thag1_100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01</text:p>
          </table:table-cell>
          <table:table-cell office:value-type="string" calcext:value-type="string">
            <text:p>Belaṭṭhkāni</text:p>
          </table:table-cell>
          <table:table-cell office:value-type="float" office:value="19.539592" calcext:value-type="float">
            <text:p>19.539592</text:p>
          </table:table-cell>
          <table:table-cell office:value-type="string" calcext:value-type="string">
            <text:p>thag1_101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04</text:p>
          </table:table-cell>
          <table:table-cell office:value-type="string" calcext:value-type="string">
            <text:p>Khitaka</text:p>
          </table:table-cell>
          <table:table-cell office:value-type="float" office:value="17.658776" calcext:value-type="float">
            <text:p>17.658776</text:p>
          </table:table-cell>
          <table:table-cell office:value-type="string" calcext:value-type="string">
            <text:p>thag1_104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09</text:p>
          </table:table-cell>
          <table:table-cell office:value-type="string" calcext:value-type="string">
            <text:p>Saṅgharakkhita</text:p>
          </table:table-cell>
          <table:table-cell office:value-type="float" office:value="23.614694" calcext:value-type="float">
            <text:p>23.614694</text:p>
          </table:table-cell>
          <table:table-cell office:value-type="string" calcext:value-type="string">
            <text:p>thag1_109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10</text:p>
          </table:table-cell>
          <table:table-cell office:value-type="string" calcext:value-type="string">
            <text:p>Usabha</text:p>
          </table:table-cell>
          <table:table-cell office:value-type="float" office:value="18.964898" calcext:value-type="float">
            <text:p>18.964898</text:p>
          </table:table-cell>
          <table:table-cell office:value-type="string" calcext:value-type="string">
            <text:p>thag1_110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11</text:p>
          </table:table-cell>
          <table:table-cell office:value-type="string" calcext:value-type="string">
            <text:p>Jenta</text:p>
          </table:table-cell>
          <table:table-cell office:value-type="float" office:value="22.804898" calcext:value-type="float">
            <text:p>22.804898</text:p>
          </table:table-cell>
          <table:table-cell office:value-type="string" calcext:value-type="string">
            <text:p>thag1_111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13</text:p>
          </table:table-cell>
          <table:table-cell office:value-type="string" calcext:value-type="string">
            <text:p>Vanavaccha</text:p>
          </table:table-cell>
          <table:table-cell office:value-type="float" office:value="17.136327" calcext:value-type="float">
            <text:p>17.136327</text:p>
          </table:table-cell>
          <table:table-cell office:value-type="string" calcext:value-type="string">
            <text:p>thag1_113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14</text:p>
          </table:table-cell>
          <table:table-cell office:value-type="string" calcext:value-type="string">
            <text:p>Adhimutta</text:p>
          </table:table-cell>
          <table:table-cell office:value-type="float" office:value="16.43102" calcext:value-type="float">
            <text:p>16.43102</text:p>
          </table:table-cell>
          <table:table-cell office:value-type="string" calcext:value-type="string">
            <text:p>thag1_114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18</text:p>
          </table:table-cell>
          <table:table-cell office:value-type="string" calcext:value-type="string">
            <text:p>Kimbila</text:p>
          </table:table-cell>
          <table:table-cell office:value-type="float" office:value="21.106939" calcext:value-type="float">
            <text:p>21.106939</text:p>
          </table:table-cell>
          <table:table-cell office:value-type="string" calcext:value-type="string">
            <text:p>thag1_118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19</text:p>
          </table:table-cell>
          <table:table-cell office:value-type="string" calcext:value-type="string">
            <text:p>Vajjiputta</text:p>
          </table:table-cell>
          <table:table-cell office:value-type="float" office:value="20.297143" calcext:value-type="float">
            <text:p>20.297143</text:p>
          </table:table-cell>
          <table:table-cell office:value-type="string" calcext:value-type="string">
            <text:p>thag1_119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20</text:p>
          </table:table-cell>
          <table:table-cell office:value-type="string" calcext:value-type="string">
            <text:p>Isidatta</text:p>
          </table:table-cell>
          <table:table-cell office:value-type="float" office:value="19.356735" calcext:value-type="float">
            <text:p>19.356735</text:p>
          </table:table-cell>
          <table:table-cell office:value-type="string" calcext:value-type="string">
            <text:p>thag1_120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3</text:p>
          </table:table-cell>
          <table:table-cell office:value-type="string" calcext:value-type="string">
            <text:p>Vanavaccha</text:p>
          </table:table-cell>
          <table:table-cell office:value-type="float" office:value="16.457143" calcext:value-type="float">
            <text:p>16.457143</text:p>
          </table:table-cell>
          <table:table-cell office:value-type="string" calcext:value-type="string">
            <text:p>thag1_13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4</text:p>
          </table:table-cell>
          <table:table-cell office:value-type="string" calcext:value-type="string">
            <text:p>Vanavaccha's Pupil</text:p>
          </table:table-cell>
          <table:table-cell office:value-type="float" office:value="20.68898" calcext:value-type="float">
            <text:p>20.68898</text:p>
          </table:table-cell>
          <table:table-cell office:value-type="string" calcext:value-type="string">
            <text:p>thag1_14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6</text:p>
          </table:table-cell>
          <table:table-cell office:value-type="string" calcext:value-type="string">
            <text:p>Belaṭṭhasīsa</text:p>
          </table:table-cell>
          <table:table-cell office:value-type="float" office:value="18.964898" calcext:value-type="float">
            <text:p>18.964898</text:p>
          </table:table-cell>
          <table:table-cell office:value-type="string" calcext:value-type="string">
            <text:p>thag1_16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18</text:p>
          </table:table-cell>
          <table:table-cell office:value-type="string" calcext:value-type="string">
            <text:p>Siṅgālapitar</text:p>
          </table:table-cell>
          <table:table-cell office:value-type="float" office:value="19.487347" calcext:value-type="float">
            <text:p>19.487347</text:p>
          </table:table-cell>
          <table:table-cell office:value-type="string" calcext:value-type="string">
            <text:p>thag1_18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</text:p>
          </table:table-cell>
          <table:table-cell office:value-type="string" calcext:value-type="string">
            <text:p>Mahā Koṭṭhita</text:p>
          </table:table-cell>
          <table:table-cell office:value-type="float" office:value="13.714286" calcext:value-type="float">
            <text:p>13.714286</text:p>
          </table:table-cell>
          <table:table-cell office:value-type="string" calcext:value-type="string">
            <text:p>thag1_2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1</text:p>
          </table:table-cell>
          <table:table-cell office:value-type="string" calcext:value-type="string">
            <text:p>Nigrodha</text:p>
          </table:table-cell>
          <table:table-cell office:value-type="float" office:value="18.416327" calcext:value-type="float">
            <text:p>18.416327</text:p>
          </table:table-cell>
          <table:table-cell office:value-type="string" calcext:value-type="string">
            <text:p>thag1_21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2</text:p>
          </table:table-cell>
          <table:table-cell office:value-type="string" calcext:value-type="string">
            <text:p>Cittaka</text:p>
          </table:table-cell>
          <table:table-cell office:value-type="float" office:value="17.031837" calcext:value-type="float">
            <text:p>17.031837</text:p>
          </table:table-cell>
          <table:table-cell office:value-type="string" calcext:value-type="string">
            <text:p>thag1_22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3</text:p>
          </table:table-cell>
          <table:table-cell office:value-type="string" calcext:value-type="string">
            <text:p>Gosāla</text:p>
          </table:table-cell>
          <table:table-cell office:value-type="float" office:value="17.92" calcext:value-type="float">
            <text:p>17.92</text:p>
          </table:table-cell>
          <table:table-cell office:value-type="string" calcext:value-type="string">
            <text:p>thag1_23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5</text:p>
          </table:table-cell>
          <table:table-cell office:value-type="string" calcext:value-type="string">
            <text:p>Nandiya (To Māra)</text:p>
          </table:table-cell>
          <table:table-cell office:value-type="float" office:value="15.25551" calcext:value-type="float">
            <text:p>15.25551</text:p>
          </table:table-cell>
          <table:table-cell office:value-type="string" calcext:value-type="string">
            <text:p>thag1_25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6</text:p>
          </table:table-cell>
          <table:table-cell office:value-type="string" calcext:value-type="string">
            <text:p>Abhaya</text:p>
          </table:table-cell>
          <table:table-cell office:value-type="float" office:value="15.46449" calcext:value-type="float">
            <text:p>15.46449</text:p>
          </table:table-cell>
          <table:table-cell office:value-type="string" calcext:value-type="string">
            <text:p>thag1_26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29</text:p>
          </table:table-cell>
          <table:table-cell office:value-type="string" calcext:value-type="string">
            <text:p>Hārita</text:p>
          </table:table-cell>
          <table:table-cell office:value-type="float" office:value="16.64" calcext:value-type="float">
            <text:p>16.64</text:p>
          </table:table-cell>
          <table:table-cell office:value-type="string" calcext:value-type="string">
            <text:p>thag1_29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3</text:p>
          </table:table-cell>
          <table:table-cell office:value-type="string" calcext:value-type="string">
            <text:p>Kaṅkhā (Doubting) Revata</text:p>
          </table:table-cell>
          <table:table-cell office:value-type="float" office:value="18.808163" calcext:value-type="float">
            <text:p>18.808163</text:p>
          </table:table-cell>
          <table:table-cell office:value-type="string" calcext:value-type="string">
            <text:p>thag1_3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31</text:p>
          </table:table-cell>
          <table:table-cell office:value-type="string" calcext:value-type="string">
            <text:p>Gahuratīriya</text:p>
          </table:table-cell>
          <table:table-cell office:value-type="float" office:value="16.483265" calcext:value-type="float">
            <text:p>16.483265</text:p>
          </table:table-cell>
          <table:table-cell office:value-type="string" calcext:value-type="string">
            <text:p>thag1_31</text:p>
          </table:table-cell>
          <table:table-cell table:formula="of:=IF([.A26]=[.D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32</text:p>
          </table:table-cell>
          <table:table-cell office:value-type="string" calcext:value-type="string">
            <text:p>Suppiya</text:p>
          </table:table-cell>
          <table:table-cell office:value-type="float" office:value="14.132245" calcext:value-type="float">
            <text:p>14.132245</text:p>
          </table:table-cell>
          <table:table-cell office:value-type="string" calcext:value-type="string">
            <text:p>thag1_32</text:p>
          </table:table-cell>
          <table:table-cell table:formula="of:=IF([.A27]=[.D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33</text:p>
          </table:table-cell>
          <table:table-cell office:value-type="string" calcext:value-type="string">
            <text:p>Sopāka</text:p>
          </table:table-cell>
          <table:table-cell office:value-type="float" office:value="11.885714" calcext:value-type="float">
            <text:p>11.885714</text:p>
          </table:table-cell>
          <table:table-cell office:value-type="string" calcext:value-type="string">
            <text:p>thag1_33</text:p>
          </table:table-cell>
          <table:table-cell table:formula="of:=IF([.A28]=[.D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39</text:p>
          </table:table-cell>
          <table:table-cell office:value-type="string" calcext:value-type="string">
            <text:p>Tissa</text:p>
          </table:table-cell>
          <table:table-cell office:value-type="float" office:value="14.994286" calcext:value-type="float">
            <text:p>14.994286</text:p>
          </table:table-cell>
          <table:table-cell office:value-type="string" calcext:value-type="string">
            <text:p>thag1_39</text:p>
          </table:table-cell>
          <table:table-cell table:formula="of:=IF([.A29]=[.D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41</text:p>
          </table:table-cell>
          <table:table-cell office:value-type="string" calcext:value-type="string">
            <text:p>Sirivaḍḍha</text:p>
          </table:table-cell>
          <table:table-cell office:value-type="float" office:value="19.670204" calcext:value-type="float">
            <text:p>19.670204</text:p>
          </table:table-cell>
          <table:table-cell office:value-type="string" calcext:value-type="string">
            <text:p>thag1_41</text:p>
          </table:table-cell>
          <table:table-cell table:formula="of:=IF([.A30]=[.D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43</text:p>
          </table:table-cell>
          <table:table-cell office:value-type="string" calcext:value-type="string">
            <text:p>Sumaṅgala</text:p>
          </table:table-cell>
          <table:table-cell office:value-type="float" office:value="28.865306" calcext:value-type="float">
            <text:p>28.865306</text:p>
          </table:table-cell>
          <table:table-cell office:value-type="string" calcext:value-type="string">
            <text:p>thag1_43</text:p>
          </table:table-cell>
          <table:table-cell table:formula="of:=IF([.A31]=[.D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49</text:p>
          </table:table-cell>
          <table:table-cell office:value-type="string" calcext:value-type="string">
            <text:p>Rāmaṇeyyaka</text:p>
          </table:table-cell>
          <table:table-cell office:value-type="float" office:value="14.628571" calcext:value-type="float">
            <text:p>14.628571</text:p>
          </table:table-cell>
          <table:table-cell office:value-type="string" calcext:value-type="string">
            <text:p>thag1_49</text:p>
          </table:table-cell>
          <table:table-cell table:formula="of:=IF([.A32]=[.D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50</text:p>
          </table:table-cell>
          <table:table-cell office:value-type="string" calcext:value-type="string">
            <text:p>Vimala</text:p>
          </table:table-cell>
          <table:table-cell office:value-type="float" office:value="15.281633" calcext:value-type="float">
            <text:p>15.281633</text:p>
          </table:table-cell>
          <table:table-cell office:value-type="string" calcext:value-type="string">
            <text:p>thag1_50</text:p>
          </table:table-cell>
          <table:table-cell table:formula="of:=IF([.A33]=[.D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56</text:p>
          </table:table-cell>
          <table:table-cell office:value-type="string" calcext:value-type="string">
            <text:p>Kuṭivihārin (1)</text:p>
          </table:table-cell>
          <table:table-cell office:value-type="float" office:value="17.737143" calcext:value-type="float">
            <text:p>17.737143</text:p>
          </table:table-cell>
          <table:table-cell office:value-type="string" calcext:value-type="string">
            <text:p>thag1_56</text:p>
          </table:table-cell>
          <table:table-cell table:formula="of:=IF([.A34]=[.D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57</text:p>
          </table:table-cell>
          <table:table-cell office:value-type="string" calcext:value-type="string">
            <text:p>Kuṭivihārin (2)</text:p>
          </table:table-cell>
          <table:table-cell office:value-type="float" office:value="17.580408" calcext:value-type="float">
            <text:p>17.580408</text:p>
          </table:table-cell>
          <table:table-cell office:value-type="string" calcext:value-type="string">
            <text:p>thag1_57</text:p>
          </table:table-cell>
          <table:table-cell table:formula="of:=IF([.A35]=[.D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6</text:p>
          </table:table-cell>
          <table:table-cell office:value-type="string" calcext:value-type="string">
            <text:p>Dabba ('Capable')</text:p>
          </table:table-cell>
          <table:table-cell office:value-type="float" office:value="22.073469" calcext:value-type="float">
            <text:p>22.073469</text:p>
          </table:table-cell>
          <table:table-cell office:value-type="string" calcext:value-type="string">
            <text:p>thag1_6</text:p>
          </table:table-cell>
          <table:table-cell table:formula="of:=IF([.A36]=[.D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61</text:p>
          </table:table-cell>
          <table:table-cell office:value-type="string" calcext:value-type="string">
            <text:p>Vappa</text:p>
          </table:table-cell>
          <table:table-cell office:value-type="float" office:value="15.177143" calcext:value-type="float">
            <text:p>15.177143</text:p>
          </table:table-cell>
          <table:table-cell office:value-type="string" calcext:value-type="string">
            <text:p>thag1_61</text:p>
          </table:table-cell>
          <table:table-cell table:formula="of:=IF([.A37]=[.D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68</text:p>
          </table:table-cell>
          <table:table-cell office:value-type="string" calcext:value-type="string">
            <text:p>Ekudāniya</text:p>
          </table:table-cell>
          <table:table-cell office:value-type="float" office:value="14.497959" calcext:value-type="float">
            <text:p>14.497959</text:p>
          </table:table-cell>
          <table:table-cell office:value-type="string" calcext:value-type="string">
            <text:p>thag1_68</text:p>
          </table:table-cell>
          <table:table-cell table:formula="of:=IF([.A38]=[.D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7</text:p>
          </table:table-cell>
          <table:table-cell office:value-type="string" calcext:value-type="string">
            <text:p>Bhalliya</text:p>
          </table:table-cell>
          <table:table-cell office:value-type="float" office:value="19.983673" calcext:value-type="float">
            <text:p>19.983673</text:p>
          </table:table-cell>
          <table:table-cell office:value-type="string" calcext:value-type="string">
            <text:p>thag1_7</text:p>
          </table:table-cell>
          <table:table-cell table:formula="of:=IF([.A39]=[.D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73</text:p>
          </table:table-cell>
          <table:table-cell office:value-type="string" calcext:value-type="string">
            <text:p>Māṇava</text:p>
          </table:table-cell>
          <table:table-cell office:value-type="float" office:value="21.263673" calcext:value-type="float">
            <text:p>21.263673</text:p>
          </table:table-cell>
          <table:table-cell office:value-type="string" calcext:value-type="string">
            <text:p>thag1_73</text:p>
          </table:table-cell>
          <table:table-cell table:formula="of:=IF([.A40]=[.D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75</text:p>
          </table:table-cell>
          <table:table-cell office:value-type="string" calcext:value-type="string">
            <text:p>Susārada</text:p>
          </table:table-cell>
          <table:table-cell office:value-type="float" office:value="17.632653" calcext:value-type="float">
            <text:p>17.632653</text:p>
          </table:table-cell>
          <table:table-cell office:value-type="string" calcext:value-type="string">
            <text:p>thag1_75</text:p>
          </table:table-cell>
          <table:table-cell table:formula="of:=IF([.A41]=[.D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84</text:p>
          </table:table-cell>
          <table:table-cell office:value-type="string" calcext:value-type="string">
            <text:p>Nīta</text:p>
          </table:table-cell>
          <table:table-cell office:value-type="float" office:value="14.106122" calcext:value-type="float">
            <text:p>14.106122</text:p>
          </table:table-cell>
          <table:table-cell office:value-type="string" calcext:value-type="string">
            <text:p>thag1_84</text:p>
          </table:table-cell>
          <table:table-cell table:formula="of:=IF([.A42]=[.D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85</text:p>
          </table:table-cell>
          <table:table-cell office:value-type="string" calcext:value-type="string">
            <text:p>Sunāga</text:p>
          </table:table-cell>
          <table:table-cell office:value-type="float" office:value="15.699592" calcext:value-type="float">
            <text:p>15.699592</text:p>
          </table:table-cell>
          <table:table-cell office:value-type="string" calcext:value-type="string">
            <text:p>thag1_85</text:p>
          </table:table-cell>
          <table:table-cell table:formula="of:=IF([.A43]=[.D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86</text:p>
          </table:table-cell>
          <table:table-cell office:value-type="string" calcext:value-type="string">
            <text:p>Nāgita</text:p>
          </table:table-cell>
          <table:table-cell office:value-type="float" office:value="18.755918" calcext:value-type="float">
            <text:p>18.755918</text:p>
          </table:table-cell>
          <table:table-cell office:value-type="string" calcext:value-type="string">
            <text:p>thag1_86</text:p>
          </table:table-cell>
          <table:table-cell table:formula="of:=IF([.A44]=[.D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88</text:p>
          </table:table-cell>
          <table:table-cell office:value-type="string" calcext:value-type="string">
            <text:p>Ajjuna</text:p>
          </table:table-cell>
          <table:table-cell office:value-type="float" office:value="14.18449" calcext:value-type="float">
            <text:p>14.18449</text:p>
          </table:table-cell>
          <table:table-cell office:value-type="string" calcext:value-type="string">
            <text:p>thag1_88</text:p>
          </table:table-cell>
          <table:table-cell table:formula="of:=IF([.A45]=[.D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93</text:p>
          </table:table-cell>
          <table:table-cell office:value-type="string" calcext:value-type="string">
            <text:p>Eraka</text:p>
          </table:table-cell>
          <table:table-cell office:value-type="float" office:value="18.12898" calcext:value-type="float">
            <text:p>18.12898</text:p>
          </table:table-cell>
          <table:table-cell office:value-type="string" calcext:value-type="string">
            <text:p>thag1_93</text:p>
          </table:table-cell>
          <table:table-cell table:formula="of:=IF([.A46]=[.D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_95</text:p>
          </table:table-cell>
          <table:table-cell office:value-type="string" calcext:value-type="string">
            <text:p>Cakkhupāla</text:p>
          </table:table-cell>
          <table:table-cell office:value-type="float" office:value="17.502041" calcext:value-type="float">
            <text:p>17.502041</text:p>
          </table:table-cell>
          <table:table-cell office:value-type="string" calcext:value-type="string">
            <text:p>thag1_95</text:p>
          </table:table-cell>
          <table:table-cell table:formula="of:=IF([.A47]=[.D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0_1</text:p>
          </table:table-cell>
          <table:table-cell office:value-type="string" calcext:value-type="string">
            <text:p>Kāludāyin</text:p>
          </table:table-cell>
          <table:table-cell office:value-type="float" office:value="139.572245" calcext:value-type="float">
            <text:p>139.572245</text:p>
          </table:table-cell>
          <table:table-cell office:value-type="string" calcext:value-type="string">
            <text:p>thag10_1</text:p>
          </table:table-cell>
          <table:table-cell table:formula="of:=IF([.A48]=[.D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0_2</text:p>
          </table:table-cell>
          <table:table-cell office:value-type="string" calcext:value-type="string">
            <text:p>Ekavihāriya—'dwelling Alone'</text:p>
          </table:table-cell>
          <table:table-cell office:value-type="float" office:value="109.270204" calcext:value-type="float">
            <text:p>109.270204</text:p>
          </table:table-cell>
          <table:table-cell office:value-type="string" calcext:value-type="string">
            <text:p>thag10_2</text:p>
          </table:table-cell>
          <table:table-cell table:formula="of:=IF([.A49]=[.D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0_5</text:p>
          </table:table-cell>
          <table:table-cell office:value-type="string" calcext:value-type="string">
            <text:p>Kappa</text:p>
          </table:table-cell>
          <table:table-cell office:value-type="float" office:value="101.955918" calcext:value-type="float">
            <text:p>101.955918</text:p>
          </table:table-cell>
          <table:table-cell office:value-type="string" calcext:value-type="string">
            <text:p>thag10_5</text:p>
          </table:table-cell>
          <table:table-cell table:formula="of:=IF([.A50]=[.D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0_7</text:p>
          </table:table-cell>
          <table:table-cell office:value-type="string" calcext:value-type="string">
            <text:p>Gotama</text:p>
          </table:table-cell>
          <table:table-cell office:value-type="float" office:value="116.140408" calcext:value-type="float">
            <text:p>116.140408</text:p>
          </table:table-cell>
          <table:table-cell office:value-type="string" calcext:value-type="string">
            <text:p>thag10_7</text:p>
          </table:table-cell>
          <table:table-cell table:formula="of:=IF([.A51]=[.D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1</text:p>
          </table:table-cell>
          <table:table-cell office:value-type="string" calcext:value-type="string">
            <text:p>Saṅkicca</text:p>
          </table:table-cell>
          <table:table-cell office:value-type="float" office:value="108.173061" calcext:value-type="float">
            <text:p>108.173061</text:p>
          </table:table-cell>
          <table:table-cell office:value-type="string" calcext:value-type="string">
            <text:p>thag11</text:p>
          </table:table-cell>
          <table:table-cell table:formula="of:=IF([.A52]=[.D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2_1</text:p>
          </table:table-cell>
          <table:table-cell office:value-type="string" calcext:value-type="string">
            <text:p>Sīlavat</text:p>
          </table:table-cell>
          <table:table-cell office:value-type="float" office:value="142.419592" calcext:value-type="float">
            <text:p>142.419592</text:p>
          </table:table-cell>
          <table:table-cell office:value-type="string" calcext:value-type="string">
            <text:p>thag12_1</text:p>
          </table:table-cell>
          <table:table-cell table:formula="of:=IF([.A53]=[.D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2_2</text:p>
          </table:table-cell>
          <table:table-cell office:value-type="string" calcext:value-type="string">
            <text:p>Sunīta The Outcaste</text:p>
          </table:table-cell>
          <table:table-cell office:value-type="float" office:value="126.589388" calcext:value-type="float">
            <text:p>126.589388</text:p>
          </table:table-cell>
          <table:table-cell office:value-type="string" calcext:value-type="string">
            <text:p>thag12_2</text:p>
          </table:table-cell>
          <table:table-cell table:formula="of:=IF([.A54]=[.D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3</text:p>
          </table:table-cell>
          <table:table-cell office:value-type="string" calcext:value-type="string">
            <text:p>Soṇa Koḷivisa</text:p>
          </table:table-cell>
          <table:table-cell office:value-type="float" office:value="140.617143" calcext:value-type="float">
            <text:p>140.617143</text:p>
          </table:table-cell>
          <table:table-cell office:value-type="string" calcext:value-type="string">
            <text:p>thag13</text:p>
          </table:table-cell>
          <table:table-cell table:formula="of:=IF([.A55]=[.D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4_1</text:p>
          </table:table-cell>
          <table:table-cell office:value-type="string" calcext:value-type="string">
            <text:p>Revata's Farewell</text:p>
          </table:table-cell>
          <table:table-cell office:value-type="float" office:value="139.232653" calcext:value-type="float">
            <text:p>139.232653</text:p>
          </table:table-cell>
          <table:table-cell office:value-type="string" calcext:value-type="string">
            <text:p>thag14_1</text:p>
          </table:table-cell>
          <table:table-cell table:formula="of:=IF([.A56]=[.D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4_2</text:p>
          </table:table-cell>
          <table:table-cell office:value-type="string" calcext:value-type="string">
            <text:p>Godatta</text:p>
          </table:table-cell>
          <table:table-cell office:value-type="float" office:value="163.369796" calcext:value-type="float">
            <text:p>163.369796</text:p>
          </table:table-cell>
          <table:table-cell office:value-type="string" calcext:value-type="string">
            <text:p>thag14_2</text:p>
          </table:table-cell>
          <table:table-cell table:formula="of:=IF([.A57]=[.D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5_2</text:p>
          </table:table-cell>
          <table:table-cell office:value-type="string" calcext:value-type="string">
            <text:p>Udāyin</text:p>
          </table:table-cell>
          <table:table-cell office:value-type="float" office:value="168.85551" calcext:value-type="float">
            <text:p>168.85551</text:p>
          </table:table-cell>
          <table:table-cell office:value-type="string" calcext:value-type="string">
            <text:p>thag15_2</text:p>
          </table:table-cell>
          <table:table-cell table:formula="of:=IF([.A58]=[.D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6_1</text:p>
          </table:table-cell>
          <table:table-cell office:value-type="string" calcext:value-type="string">
            <text:p>Adhimutta &amp; The Bandits</text:p>
          </table:table-cell>
          <table:table-cell office:value-type="float" office:value="219.585306" calcext:value-type="float">
            <text:p>219.585306</text:p>
          </table:table-cell>
          <table:table-cell office:value-type="string" calcext:value-type="string">
            <text:p>thag16_1</text:p>
          </table:table-cell>
          <table:table-cell table:formula="of:=IF([.A59]=[.D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6_4</text:p>
          </table:table-cell>
          <table:table-cell office:value-type="string" calcext:value-type="string">
            <text:p>Raṭṭhapāla</text:p>
          </table:table-cell>
          <table:table-cell office:value-type="float" office:value="307.826939" calcext:value-type="float">
            <text:p>307.826939</text:p>
          </table:table-cell>
          <table:table-cell office:value-type="string" calcext:value-type="string">
            <text:p>thag16_4</text:p>
          </table:table-cell>
          <table:table-cell table:formula="of:=IF([.A60]=[.D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6_7</text:p>
          </table:table-cell>
          <table:table-cell office:value-type="string" calcext:value-type="string">
            <text:p>Bhaddiya Kāligodhāyaputta</text:p>
          </table:table-cell>
          <table:table-cell office:value-type="float" office:value="149.106939" calcext:value-type="float">
            <text:p>149.106939</text:p>
          </table:table-cell>
          <table:table-cell office:value-type="string" calcext:value-type="string">
            <text:p>thag16_7</text:p>
          </table:table-cell>
          <table:table-cell table:formula="of:=IF([.A61]=[.D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6_8</text:p>
          </table:table-cell>
          <table:table-cell office:value-type="string" calcext:value-type="string">
            <text:p>Aṅgulimāla</text:p>
          </table:table-cell>
          <table:table-cell office:value-type="float" office:value="303.673469" calcext:value-type="float">
            <text:p>303.673469</text:p>
          </table:table-cell>
          <table:table-cell office:value-type="string" calcext:value-type="string">
            <text:p>thag16_8</text:p>
          </table:table-cell>
          <table:table-cell table:formula="of:=IF([.A62]=[.D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7_2</text:p>
          </table:table-cell>
          <table:table-cell office:value-type="string" calcext:value-type="string">
            <text:p>Sāriputta</text:p>
          </table:table-cell>
          <table:table-cell office:value-type="float" office:value="384.339592" calcext:value-type="float">
            <text:p>384.339592</text:p>
          </table:table-cell>
          <table:table-cell office:value-type="string" calcext:value-type="string">
            <text:p>thag17_2</text:p>
          </table:table-cell>
          <table:table-cell table:formula="of:=IF([.A63]=[.D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18</text:p>
          </table:table-cell>
          <table:table-cell office:value-type="string" calcext:value-type="string">
            <text:p>Mahā Kassapa</text:p>
          </table:table-cell>
          <table:table-cell office:value-type="float" office:value="475.454694" calcext:value-type="float">
            <text:p>475.454694</text:p>
          </table:table-cell>
          <table:table-cell office:value-type="string" calcext:value-type="string">
            <text:p>thag18</text:p>
          </table:table-cell>
          <table:table-cell table:formula="of:=IF([.A64]=[.D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11</text:p>
          </table:table-cell>
          <table:table-cell office:value-type="string" calcext:value-type="string">
            <text:p>Mahā Cunda</text:p>
          </table:table-cell>
          <table:table-cell office:value-type="float" office:value="26.618776" calcext:value-type="float">
            <text:p>26.618776</text:p>
          </table:table-cell>
          <table:table-cell office:value-type="string" calcext:value-type="string">
            <text:p>thag2_11</text:p>
          </table:table-cell>
          <table:table-cell table:formula="of:=IF([.A65]=[.D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13</text:p>
          </table:table-cell>
          <table:table-cell office:value-type="string" calcext:value-type="string">
            <text:p>Heraññakāni</text:p>
          </table:table-cell>
          <table:table-cell office:value-type="float" office:value="24.685714" calcext:value-type="float">
            <text:p>24.685714</text:p>
          </table:table-cell>
          <table:table-cell office:value-type="string" calcext:value-type="string">
            <text:p>thag2_13</text:p>
          </table:table-cell>
          <table:table-cell table:formula="of:=IF([.A66]=[.D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16</text:p>
          </table:table-cell>
          <table:table-cell office:value-type="string" calcext:value-type="string">
            <text:p>Mahākāla</text:p>
          </table:table-cell>
          <table:table-cell office:value-type="float" office:value="42.814694" calcext:value-type="float">
            <text:p>42.814694</text:p>
          </table:table-cell>
          <table:table-cell office:value-type="string" calcext:value-type="string">
            <text:p>thag2_16</text:p>
          </table:table-cell>
          <table:table-cell table:formula="of:=IF([.A67]=[.D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24</text:p>
          </table:table-cell>
          <table:table-cell office:value-type="string" calcext:value-type="string">
            <text:p>Valliya</text:p>
          </table:table-cell>
          <table:table-cell office:value-type="float" office:value="30.902857" calcext:value-type="float">
            <text:p>30.902857</text:p>
          </table:table-cell>
          <table:table-cell office:value-type="string" calcext:value-type="string">
            <text:p>thag2_24</text:p>
          </table:table-cell>
          <table:table-cell table:formula="of:=IF([.A68]=[.D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26</text:p>
          </table:table-cell>
          <table:table-cell office:value-type="string" calcext:value-type="string">
            <text:p>Puṇṇamāsa</text:p>
          </table:table-cell>
          <table:table-cell office:value-type="float" office:value="23.745306" calcext:value-type="float">
            <text:p>23.745306</text:p>
          </table:table-cell>
          <table:table-cell office:value-type="string" calcext:value-type="string">
            <text:p>thag2_26</text:p>
          </table:table-cell>
          <table:table-cell table:formula="of:=IF([.A69]=[.D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27</text:p>
          </table:table-cell>
          <table:table-cell office:value-type="string" calcext:value-type="string">
            <text:p>Nandaka</text:p>
          </table:table-cell>
          <table:table-cell office:value-type="float" office:value="26.174694" calcext:value-type="float">
            <text:p>26.174694</text:p>
          </table:table-cell>
          <table:table-cell office:value-type="string" calcext:value-type="string">
            <text:p>thag2_27</text:p>
          </table:table-cell>
          <table:table-cell table:formula="of:=IF([.A70]=[.D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3</text:p>
          </table:table-cell>
          <table:table-cell office:value-type="string" calcext:value-type="string">
            <text:p>Valliya</text:p>
          </table:table-cell>
          <table:table-cell office:value-type="float" office:value="23.431837" calcext:value-type="float">
            <text:p>23.431837</text:p>
          </table:table-cell>
          <table:table-cell office:value-type="string" calcext:value-type="string">
            <text:p>thag2_3</text:p>
          </table:table-cell>
          <table:table-cell table:formula="of:=IF([.A71]=[.D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30</text:p>
          </table:table-cell>
          <table:table-cell office:value-type="string" calcext:value-type="string">
            <text:p>Kaṇhadinna</text:p>
          </table:table-cell>
          <table:table-cell office:value-type="float" office:value="29.387755" calcext:value-type="float">
            <text:p>29.387755</text:p>
          </table:table-cell>
          <table:table-cell office:value-type="string" calcext:value-type="string">
            <text:p>thag2_30</text:p>
          </table:table-cell>
          <table:table-cell table:formula="of:=IF([.A72]=[.D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32</text:p>
          </table:table-cell>
          <table:table-cell office:value-type="string" calcext:value-type="string">
            <text:p>Sivaka</text:p>
          </table:table-cell>
          <table:table-cell office:value-type="float" office:value="31.973878" calcext:value-type="float">
            <text:p>31.973878</text:p>
          </table:table-cell>
          <table:table-cell office:value-type="string" calcext:value-type="string">
            <text:p>thag2_32</text:p>
          </table:table-cell>
          <table:table-cell table:formula="of:=IF([.A73]=[.D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36</text:p>
          </table:table-cell>
          <table:table-cell office:value-type="string" calcext:value-type="string">
            <text:p>Khitaka</text:p>
          </table:table-cell>
          <table:table-cell office:value-type="float" office:value="37.773061" calcext:value-type="float">
            <text:p>37.773061</text:p>
          </table:table-cell>
          <table:table-cell office:value-type="string" calcext:value-type="string">
            <text:p>thag2_36</text:p>
          </table:table-cell>
          <table:table-cell table:formula="of:=IF([.A74]=[.D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37</text:p>
          </table:table-cell>
          <table:table-cell office:value-type="string" calcext:value-type="string">
            <text:p>Soṇa Poṭiriyaputta</text:p>
          </table:table-cell>
          <table:table-cell office:value-type="float" office:value="25.312653" calcext:value-type="float">
            <text:p>25.312653</text:p>
          </table:table-cell>
          <table:table-cell office:value-type="string" calcext:value-type="string">
            <text:p>thag2_37</text:p>
          </table:table-cell>
          <table:table-cell table:formula="of:=IF([.A75]=[.D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47</text:p>
          </table:table-cell>
          <table:table-cell office:value-type="string" calcext:value-type="string">
            <text:p>Anūpama</text:p>
          </table:table-cell>
          <table:table-cell office:value-type="float" office:value="26.253061" calcext:value-type="float">
            <text:p>26.253061</text:p>
          </table:table-cell>
          <table:table-cell office:value-type="string" calcext:value-type="string">
            <text:p>thag2_47</text:p>
          </table:table-cell>
          <table:table-cell table:formula="of:=IF([.A76]=[.D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2_9</text:p>
          </table:table-cell>
          <table:table-cell office:value-type="string" calcext:value-type="string">
            <text:p>Gotama</text:p>
          </table:table-cell>
          <table:table-cell office:value-type="float" office:value="28.760816" calcext:value-type="float">
            <text:p>28.760816</text:p>
          </table:table-cell>
          <table:table-cell office:value-type="string" calcext:value-type="string">
            <text:p>thag2_9</text:p>
          </table:table-cell>
          <table:table-cell table:formula="of:=IF([.A77]=[.D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3_13</text:p>
          </table:table-cell>
          <table:table-cell office:value-type="string" calcext:value-type="string">
            <text:p>Abhibhūta</text:p>
          </table:table-cell>
          <table:table-cell office:value-type="float" office:value="38.687347" calcext:value-type="float">
            <text:p>38.687347</text:p>
          </table:table-cell>
          <table:table-cell office:value-type="string" calcext:value-type="string">
            <text:p>thag3_13</text:p>
          </table:table-cell>
          <table:table-cell table:formula="of:=IF([.A78]=[.D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3_14</text:p>
          </table:table-cell>
          <table:table-cell office:value-type="string" calcext:value-type="string">
            <text:p>Gotama</text:p>
          </table:table-cell>
          <table:table-cell office:value-type="float" office:value="44.225306" calcext:value-type="float">
            <text:p>44.225306</text:p>
          </table:table-cell>
          <table:table-cell office:value-type="string" calcext:value-type="string">
            <text:p>thag3_14</text:p>
          </table:table-cell>
          <table:table-cell table:formula="of:=IF([.A79]=[.D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3_15</text:p>
          </table:table-cell>
          <table:table-cell office:value-type="string" calcext:value-type="string">
            <text:p>Hārita</text:p>
          </table:table-cell>
          <table:table-cell office:value-type="float" office:value="36.963265" calcext:value-type="float">
            <text:p>36.963265</text:p>
          </table:table-cell>
          <table:table-cell office:value-type="string" calcext:value-type="string">
            <text:p>thag3_15</text:p>
          </table:table-cell>
          <table:table-cell table:formula="of:=IF([.A80]=[.D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3_5</text:p>
          </table:table-cell>
          <table:table-cell office:value-type="string" calcext:value-type="string">
            <text:p>Mātaṅgaputta</text:p>
          </table:table-cell>
          <table:table-cell office:value-type="float" office:value="35.317551" calcext:value-type="float">
            <text:p>35.317551</text:p>
          </table:table-cell>
          <table:table-cell office:value-type="string" calcext:value-type="string">
            <text:p>thag3_5</text:p>
          </table:table-cell>
          <table:table-cell table:formula="of:=IF([.A81]=[.D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3_8</text:p>
          </table:table-cell>
          <table:table-cell office:value-type="string" calcext:value-type="string">
            <text:p>Yasoja</text:p>
          </table:table-cell>
          <table:table-cell office:value-type="float" office:value="38.635102" calcext:value-type="float">
            <text:p>38.635102</text:p>
          </table:table-cell>
          <table:table-cell office:value-type="string" calcext:value-type="string">
            <text:p>thag3_8</text:p>
          </table:table-cell>
          <table:table-cell table:formula="of:=IF([.A82]=[.D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4_10</text:p>
          </table:table-cell>
          <table:table-cell office:value-type="string" calcext:value-type="string">
            <text:p>Dhammika</text:p>
          </table:table-cell>
          <table:table-cell office:value-type="float" office:value="62.145306" calcext:value-type="float">
            <text:p>62.145306</text:p>
          </table:table-cell>
          <table:table-cell office:value-type="string" calcext:value-type="string">
            <text:p>thag4_10</text:p>
          </table:table-cell>
          <table:table-cell table:formula="of:=IF([.A83]=[.D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4_8</text:p>
          </table:table-cell>
          <table:table-cell office:value-type="string" calcext:value-type="string">
            <text:p>Rāhula</text:p>
          </table:table-cell>
          <table:table-cell office:value-type="float" office:value="49.81551" calcext:value-type="float">
            <text:p>49.81551</text:p>
          </table:table-cell>
          <table:table-cell office:value-type="string" calcext:value-type="string">
            <text:p>thag4_8</text:p>
          </table:table-cell>
          <table:table-cell table:formula="of:=IF([.A84]=[.D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5_1</text:p>
          </table:table-cell>
          <table:table-cell office:value-type="string" calcext:value-type="string">
            <text:p>Rājadatta</text:p>
          </table:table-cell>
          <table:table-cell office:value-type="float" office:value="52.715102" calcext:value-type="float">
            <text:p>52.715102</text:p>
          </table:table-cell>
          <table:table-cell office:value-type="string" calcext:value-type="string">
            <text:p>thag5_1</text:p>
          </table:table-cell>
          <table:table-cell table:formula="of:=IF([.A85]=[.D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5_10</text:p>
          </table:table-cell>
          <table:table-cell office:value-type="string" calcext:value-type="string">
            <text:p>Yasadatta</text:p>
          </table:table-cell>
          <table:table-cell office:value-type="float" office:value="57.234286" calcext:value-type="float">
            <text:p>57.234286</text:p>
          </table:table-cell>
          <table:table-cell office:value-type="string" calcext:value-type="string">
            <text:p>thag5_10</text:p>
          </table:table-cell>
          <table:table-cell table:formula="of:=IF([.A86]=[.D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5_8</text:p>
          </table:table-cell>
          <table:table-cell office:value-type="string" calcext:value-type="string">
            <text:p>Vakkali</text:p>
          </table:table-cell>
          <table:table-cell office:value-type="float" office:value="52.532245" calcext:value-type="float">
            <text:p>52.532245</text:p>
          </table:table-cell>
          <table:table-cell office:value-type="string" calcext:value-type="string">
            <text:p>thag5_8</text:p>
          </table:table-cell>
          <table:table-cell table:formula="of:=IF([.A87]=[.D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10</text:p>
          </table:table-cell>
          <table:table-cell office:value-type="string" calcext:value-type="string">
            <text:p>Sumana The Novice</text:p>
          </table:table-cell>
          <table:table-cell office:value-type="float" office:value="57.103673" calcext:value-type="float">
            <text:p>57.103673</text:p>
          </table:table-cell>
          <table:table-cell office:value-type="string" calcext:value-type="string">
            <text:p>thag6_10</text:p>
          </table:table-cell>
          <table:table-cell table:formula="of:=IF([.A88]=[.D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12</text:p>
          </table:table-cell>
          <table:table-cell office:value-type="string" calcext:value-type="string">
            <text:p>Brahmadatta</text:p>
          </table:table-cell>
          <table:table-cell office:value-type="float" office:value="61.701224" calcext:value-type="float">
            <text:p>61.701224</text:p>
          </table:table-cell>
          <table:table-cell office:value-type="string" calcext:value-type="string">
            <text:p>thag6_12</text:p>
          </table:table-cell>
          <table:table-cell table:formula="of:=IF([.A89]=[.D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13</text:p>
          </table:table-cell>
          <table:table-cell office:value-type="string" calcext:value-type="string">
            <text:p>Sirimaṇḍa</text:p>
          </table:table-cell>
          <table:table-cell office:value-type="float" office:value="61.33551" calcext:value-type="float">
            <text:p>61.33551</text:p>
          </table:table-cell>
          <table:table-cell office:value-type="string" calcext:value-type="string">
            <text:p>thag6_13</text:p>
          </table:table-cell>
          <table:table-cell table:formula="of:=IF([.A90]=[.D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2</text:p>
          </table:table-cell>
          <table:table-cell office:value-type="string" calcext:value-type="string">
            <text:p>Tekicchakāni</text:p>
          </table:table-cell>
          <table:table-cell office:value-type="float" office:value="65.07102" calcext:value-type="float">
            <text:p>65.07102</text:p>
          </table:table-cell>
          <table:table-cell office:value-type="string" calcext:value-type="string">
            <text:p>thag6_2</text:p>
          </table:table-cell>
          <table:table-cell table:formula="of:=IF([.A91]=[.D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3</text:p>
          </table:table-cell>
          <table:table-cell office:value-type="string" calcext:value-type="string">
            <text:p>Mahānāga</text:p>
          </table:table-cell>
          <table:table-cell office:value-type="float" office:value="60.186122" calcext:value-type="float">
            <text:p>60.186122</text:p>
          </table:table-cell>
          <table:table-cell office:value-type="string" calcext:value-type="string">
            <text:p>thag6_3</text:p>
          </table:table-cell>
          <table:table-cell table:formula="of:=IF([.A92]=[.D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5</text:p>
          </table:table-cell>
          <table:table-cell office:value-type="string" calcext:value-type="string">
            <text:p>Māluṅkyaputta</text:p>
          </table:table-cell>
          <table:table-cell office:value-type="float" office:value="75.049796" calcext:value-type="float">
            <text:p>75.049796</text:p>
          </table:table-cell>
          <table:table-cell office:value-type="string" calcext:value-type="string">
            <text:p>thag6_5</text:p>
          </table:table-cell>
          <table:table-cell table:formula="of:=IF([.A93]=[.D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6</text:p>
          </table:table-cell>
          <table:table-cell office:value-type="string" calcext:value-type="string">
            <text:p>Sappadāsa</text:p>
          </table:table-cell>
          <table:table-cell office:value-type="float" office:value="59.663673" calcext:value-type="float">
            <text:p>59.663673</text:p>
          </table:table-cell>
          <table:table-cell office:value-type="string" calcext:value-type="string">
            <text:p>thag6_6</text:p>
          </table:table-cell>
          <table:table-cell table:formula="of:=IF([.A94]=[.D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6_9</text:p>
          </table:table-cell>
          <table:table-cell office:value-type="string" calcext:value-type="string">
            <text:p>Jenta, The Royal Chaplain's Son</text:p>
          </table:table-cell>
          <table:table-cell office:value-type="float" office:value="73.848163" calcext:value-type="float">
            <text:p>73.848163</text:p>
          </table:table-cell>
          <table:table-cell office:value-type="string" calcext:value-type="string">
            <text:p>thag6_9</text:p>
          </table:table-cell>
          <table:table-cell table:formula="of:=IF([.A95]=[.D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7_1</text:p>
          </table:table-cell>
          <table:table-cell office:value-type="string" calcext:value-type="string">
            <text:p>Sundara Samudda &amp; The Courtesan</text:p>
          </table:table-cell>
          <table:table-cell office:value-type="float" office:value="77.531429" calcext:value-type="float">
            <text:p>77.531429</text:p>
          </table:table-cell>
          <table:table-cell office:value-type="string" calcext:value-type="string">
            <text:p>thag7_1</text:p>
          </table:table-cell>
          <table:table-cell table:formula="of:=IF([.A96]=[.D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ag9</text:p>
          </table:table-cell>
          <table:table-cell office:value-type="string" calcext:value-type="string">
            <text:p>Bhūta</text:p>
          </table:table-cell>
          <table:table-cell office:value-type="float" office:value="129.593469" calcext:value-type="float">
            <text:p>129.593469</text:p>
          </table:table-cell>
          <table:table-cell office:value-type="string" calcext:value-type="string">
            <text:p>thag9</text:p>
          </table:table-cell>
          <table:table-cell table:formula="of:=IF([.A97]=[.D97];1;0)" office:value-type="float" office:value="1" calcext:value-type="float">
            <text:p>1</text:p>
          </table:table-cell>
        </table:table-row>
      </table:table>
      <table:table table:name="Thig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thig1_1.txt</text:p>
          </table:table-cell>
          <table:table-cell table:formula="of:=SUBSTITUTE([.A2];&quot;.txt&quot;;&quot;&quot;)" office:value-type="string" office:string-value="thig1_1" calcext:value-type="string">
            <text:p>thig1_1</text:p>
          </table:table-cell>
          <table:table-cell table:formula="of:=MID([.B2];5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_3.txt</text:p>
          </table:table-cell>
          <table:table-cell table:formula="of:=SUBSTITUTE([.A3];&quot;.txt&quot;;&quot;&quot;)" office:value-type="string" office:string-value="thig1_3" calcext:value-type="string">
            <text:p>thig1_3</text:p>
          </table:table-cell>
          <table:table-cell table:formula="of:=MID([.B3];5;100)" office:value-type="string" office:string-value="1_3" calcext:value-type="string">
            <text:p>1_3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1_11.txt</text:p>
          </table:table-cell>
          <table:table-cell table:formula="of:=SUBSTITUTE([.A4];&quot;.txt&quot;;&quot;&quot;)" office:value-type="string" office:string-value="thig1_11" calcext:value-type="string">
            <text:p>thig1_11</text:p>
          </table:table-cell>
          <table:table-cell table:formula="of:=MID([.B4];5;100)" office:value-type="string" office:string-value="1_11" calcext:value-type="string">
            <text:p>1_11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ig1_17.txt</text:p>
          </table:table-cell>
          <table:table-cell table:formula="of:=SUBSTITUTE([.A5];&quot;.txt&quot;;&quot;&quot;)" office:value-type="string" office:string-value="thig1_17" calcext:value-type="string">
            <text:p>thig1_17</text:p>
          </table:table-cell>
          <table:table-cell table:formula="of:=MID([.B5];5;100)" office:value-type="string" office:string-value="1_17" calcext:value-type="string">
            <text:p>1_17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thig2_3.txt</text:p>
          </table:table-cell>
          <table:table-cell table:formula="of:=SUBSTITUTE([.A6];&quot;.txt&quot;;&quot;&quot;)" office:value-type="string" office:string-value="thig2_3" calcext:value-type="string">
            <text:p>thig2_3</text:p>
          </table:table-cell>
          <table:table-cell table:formula="of:=MID([.B6];5;100)" office:value-type="string" office:string-value="2_3" calcext:value-type="string">
            <text:p>2_3</text:p>
          </table:table-cell>
          <table:table-cell table:formula="of:=VALUE(SUBSTITUTE(ORG.LIBREOFFICE.REGEX([.C6];&quot;(\d)+_&quot;); &quot;_&quot;;&quot;&quot;))" office:value-type="float" office:value="2" calcext:value-type="float">
            <text:p>2</text:p>
          </table:table-cell>
          <table:table-cell table:formula="of:=VALUE(SUBSTITUTE(ORG.LIBREOFFICE.REGEX([.C6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2_4.txt</text:p>
          </table:table-cell>
          <table:table-cell table:formula="of:=SUBSTITUTE([.A7];&quot;.txt&quot;;&quot;&quot;)" office:value-type="string" office:string-value="thig2_4" calcext:value-type="string">
            <text:p>thig2_4</text:p>
          </table:table-cell>
          <table:table-cell table:formula="of:=MID([.B7];5;100)" office:value-type="string" office:string-value="2_4" calcext:value-type="string">
            <text:p>2_4</text:p>
          </table:table-cell>
          <table:table-cell table:formula="of:=VALUE(SUBSTITUTE(ORG.LIBREOFFICE.REGEX([.C7];&quot;(\d)+_&quot;); &quot;_&quot;;&quot;&quot;))" office:value-type="float" office:value="2" calcext:value-type="float">
            <text:p>2</text:p>
          </table:table-cell>
          <table:table-cell table:formula="of:=VALUE(SUBSTITUTE(ORG.LIBREOFFICE.REGEX([.C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3_2.txt</text:p>
          </table:table-cell>
          <table:table-cell table:formula="of:=SUBSTITUTE([.A8];&quot;.txt&quot;;&quot;&quot;)" office:value-type="string" office:string-value="thig3_2" calcext:value-type="string">
            <text:p>thig3_2</text:p>
          </table:table-cell>
          <table:table-cell table:formula="of:=MID([.B8];5;100)" office:value-type="string" office:string-value="3_2" calcext:value-type="string">
            <text:p>3_2</text:p>
          </table:table-cell>
          <table:table-cell table:formula="of:=VALUE(SUBSTITUTE(ORG.LIBREOFFICE.REGEX([.C8];&quot;(\d)+_&quot;); &quot;_&quot;;&quot;&quot;))" office:value-type="float" office:value="3" calcext:value-type="float">
            <text:p>3</text:p>
          </table:table-cell>
          <table:table-cell table:formula="of:=VALUE(SUBSTITUTE(ORG.LIBREOFFICE.REGEX([.C8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3_4.txt</text:p>
          </table:table-cell>
          <table:table-cell table:formula="of:=SUBSTITUTE([.A9];&quot;.txt&quot;;&quot;&quot;)" office:value-type="string" office:string-value="thig3_4" calcext:value-type="string">
            <text:p>thig3_4</text:p>
          </table:table-cell>
          <table:table-cell table:formula="of:=MID([.B9];5;100)" office:value-type="string" office:string-value="3_4" calcext:value-type="string">
            <text:p>3_4</text:p>
          </table:table-cell>
          <table:table-cell table:formula="of:=VALUE(SUBSTITUTE(ORG.LIBREOFFICE.REGEX([.C9];&quot;(\d)+_&quot;); &quot;_&quot;;&quot;&quot;))" office:value-type="float" office:value="3" calcext:value-type="float">
            <text:p>3</text:p>
          </table:table-cell>
          <table:table-cell table:formula="of:=VALUE(SUBSTITUTE(ORG.LIBREOFFICE.REGEX([.C9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3_5.txt</text:p>
          </table:table-cell>
          <table:table-cell table:formula="of:=SUBSTITUTE([.A10];&quot;.txt&quot;;&quot;&quot;)" office:value-type="string" office:string-value="thig3_5" calcext:value-type="string">
            <text:p>thig3_5</text:p>
          </table:table-cell>
          <table:table-cell table:formula="of:=MID([.B10];5;100)" office:value-type="string" office:string-value="3_5" calcext:value-type="string">
            <text:p>3_5</text:p>
          </table:table-cell>
          <table:table-cell table:formula="of:=VALUE(SUBSTITUTE(ORG.LIBREOFFICE.REGEX([.C10];&quot;(\d)+_&quot;); &quot;_&quot;;&quot;&quot;))" office:value-type="float" office:value="3" calcext:value-type="float">
            <text:p>3</text:p>
          </table:table-cell>
          <table:table-cell table:formula="of:=VALUE(SUBSTITUTE(ORG.LIBREOFFICE.REGEX([.C1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g5_2.txt</text:p>
          </table:table-cell>
          <table:table-cell table:formula="of:=SUBSTITUTE([.A11];&quot;.txt&quot;;&quot;&quot;)" office:value-type="string" office:string-value="thig5_2" calcext:value-type="string">
            <text:p>thig5_2</text:p>
          </table:table-cell>
          <table:table-cell table:formula="of:=MID([.B11];5;100)" office:value-type="string" office:string-value="5_2" calcext:value-type="string">
            <text:p>5_2</text:p>
          </table:table-cell>
          <table:table-cell table:formula="of:=VALUE(SUBSTITUTE(ORG.LIBREOFFICE.REGEX([.C11];&quot;(\d)+_&quot;); &quot;_&quot;;&quot;&quot;))" office:value-type="float" office:value="5" calcext:value-type="float">
            <text:p>5</text:p>
          </table:table-cell>
          <table:table-cell table:formula="of:=VALUE(SUBSTITUTE(ORG.LIBREOFFICE.REGEX([.C1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5_4.txt</text:p>
          </table:table-cell>
          <table:table-cell table:formula="of:=SUBSTITUTE([.A12];&quot;.txt&quot;;&quot;&quot;)" office:value-type="string" office:string-value="thig5_4" calcext:value-type="string">
            <text:p>thig5_4</text:p>
          </table:table-cell>
          <table:table-cell table:formula="of:=MID([.B12];5;100)" office:value-type="string" office:string-value="5_4" calcext:value-type="string">
            <text:p>5_4</text:p>
          </table:table-cell>
          <table:table-cell table:formula="of:=VALUE(SUBSTITUTE(ORG.LIBREOFFICE.REGEX([.C12];&quot;(\d)+_&quot;); &quot;_&quot;;&quot;&quot;))" office:value-type="float" office:value="5" calcext:value-type="float">
            <text:p>5</text:p>
          </table:table-cell>
          <table:table-cell table:formula="of:=VALUE(SUBSTITUTE(ORG.LIBREOFFICE.REGEX([.C12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5_6.txt</text:p>
          </table:table-cell>
          <table:table-cell table:formula="of:=SUBSTITUTE([.A13];&quot;.txt&quot;;&quot;&quot;)" office:value-type="string" office:string-value="thig5_6" calcext:value-type="string">
            <text:p>thig5_6</text:p>
          </table:table-cell>
          <table:table-cell table:formula="of:=MID([.B13];5;100)" office:value-type="string" office:string-value="5_6" calcext:value-type="string">
            <text:p>5_6</text:p>
          </table:table-cell>
          <table:table-cell table:formula="of:=VALUE(SUBSTITUTE(ORG.LIBREOFFICE.REGEX([.C13];&quot;(\d)+_&quot;); &quot;_&quot;;&quot;&quot;))" office:value-type="float" office:value="5" calcext:value-type="float">
            <text:p>5</text:p>
          </table:table-cell>
          <table:table-cell table:formula="of:=VALUE(SUBSTITUTE(ORG.LIBREOFFICE.REGEX([.C1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ig5_8.txt</text:p>
          </table:table-cell>
          <table:table-cell table:formula="of:=SUBSTITUTE([.A14];&quot;.txt&quot;;&quot;&quot;)" office:value-type="string" office:string-value="thig5_8" calcext:value-type="string">
            <text:p>thig5_8</text:p>
          </table:table-cell>
          <table:table-cell table:formula="of:=MID([.B14];5;100)" office:value-type="string" office:string-value="5_8" calcext:value-type="string">
            <text:p>5_8</text:p>
          </table:table-cell>
          <table:table-cell table:formula="of:=VALUE(SUBSTITUTE(ORG.LIBREOFFICE.REGEX([.C14];&quot;(\d)+_&quot;); &quot;_&quot;;&quot;&quot;))" office:value-type="float" office:value="5" calcext:value-type="float">
            <text:p>5</text:p>
          </table:table-cell>
          <table:table-cell table:formula="of:=VALUE(SUBSTITUTE(ORG.LIBREOFFICE.REGEX([.C14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ig5_10.txt</text:p>
          </table:table-cell>
          <table:table-cell table:formula="of:=SUBSTITUTE([.A15];&quot;.txt&quot;;&quot;&quot;)" office:value-type="string" office:string-value="thig5_10" calcext:value-type="string">
            <text:p>thig5_10</text:p>
          </table:table-cell>
          <table:table-cell table:formula="of:=MID([.B15];5;100)" office:value-type="string" office:string-value="5_10" calcext:value-type="string">
            <text:p>5_10</text:p>
          </table:table-cell>
          <table:table-cell table:formula="of:=VALUE(SUBSTITUTE(ORG.LIBREOFFICE.REGEX([.C15];&quot;(\d)+_&quot;); &quot;_&quot;;&quot;&quot;))" office:value-type="float" office:value="5" calcext:value-type="float">
            <text:p>5</text:p>
          </table:table-cell>
          <table:table-cell table:formula="of:=VALUE(SUBSTITUTE(ORG.LIBREOFFICE.REGEX([.C15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thig5_11.txt</text:p>
          </table:table-cell>
          <table:table-cell table:formula="of:=SUBSTITUTE([.A16];&quot;.txt&quot;;&quot;&quot;)" office:value-type="string" office:string-value="thig5_11" calcext:value-type="string">
            <text:p>thig5_11</text:p>
          </table:table-cell>
          <table:table-cell table:formula="of:=MID([.B16];5;100)" office:value-type="string" office:string-value="5_11" calcext:value-type="string">
            <text:p>5_11</text:p>
          </table:table-cell>
          <table:table-cell table:formula="of:=VALUE(SUBSTITUTE(ORG.LIBREOFFICE.REGEX([.C16];&quot;(\d)+_&quot;); &quot;_&quot;;&quot;&quot;))" office:value-type="float" office:value="5" calcext:value-type="float">
            <text:p>5</text:p>
          </table:table-cell>
          <table:table-cell table:formula="of:=VALUE(SUBSTITUTE(ORG.LIBREOFFICE.REGEX([.C16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thig5_12.txt</text:p>
          </table:table-cell>
          <table:table-cell table:formula="of:=SUBSTITUTE([.A17];&quot;.txt&quot;;&quot;&quot;)" office:value-type="string" office:string-value="thig5_12" calcext:value-type="string">
            <text:p>thig5_12</text:p>
          </table:table-cell>
          <table:table-cell table:formula="of:=MID([.B17];5;100)" office:value-type="string" office:string-value="5_12" calcext:value-type="string">
            <text:p>5_12</text:p>
          </table:table-cell>
          <table:table-cell table:formula="of:=VALUE(SUBSTITUTE(ORG.LIBREOFFICE.REGEX([.C17];&quot;(\d)+_&quot;); &quot;_&quot;;&quot;&quot;))" office:value-type="float" office:value="5" calcext:value-type="float">
            <text:p>5</text:p>
          </table:table-cell>
          <table:table-cell table:formula="of:=VALUE(SUBSTITUTE(ORG.LIBREOFFICE.REGEX([.C17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thig6_1.txt</text:p>
          </table:table-cell>
          <table:table-cell table:formula="of:=SUBSTITUTE([.A18];&quot;.txt&quot;;&quot;&quot;)" office:value-type="string" office:string-value="thig6_1" calcext:value-type="string">
            <text:p>thig6_1</text:p>
          </table:table-cell>
          <table:table-cell table:formula="of:=MID([.B18];5;100)" office:value-type="string" office:string-value="6_1" calcext:value-type="string">
            <text:p>6_1</text:p>
          </table:table-cell>
          <table:table-cell table:formula="of:=VALUE(SUBSTITUTE(ORG.LIBREOFFICE.REGEX([.C18];&quot;(\d)+_&quot;); &quot;_&quot;;&quot;&quot;))" office:value-type="float" office:value="6" calcext:value-type="float">
            <text:p>6</text:p>
          </table:table-cell>
          <table:table-cell table:formula="of:=VALUE(SUBSTITUTE(ORG.LIBREOFFICE.REGEX([.C1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2.txt</text:p>
          </table:table-cell>
          <table:table-cell table:formula="of:=SUBSTITUTE([.A19];&quot;.txt&quot;;&quot;&quot;)" office:value-type="string" office:string-value="thig6_2" calcext:value-type="string">
            <text:p>thig6_2</text:p>
          </table:table-cell>
          <table:table-cell table:formula="of:=MID([.B19];5;100)" office:value-type="string" office:string-value="6_2" calcext:value-type="string">
            <text:p>6_2</text:p>
          </table:table-cell>
          <table:table-cell table:formula="of:=VALUE(SUBSTITUTE(ORG.LIBREOFFICE.REGEX([.C19];&quot;(\d)+_&quot;); &quot;_&quot;;&quot;&quot;))" office:value-type="float" office:value="6" calcext:value-type="float">
            <text:p>6</text:p>
          </table:table-cell>
          <table:table-cell table:formula="of:=VALUE(SUBSTITUTE(ORG.LIBREOFFICE.REGEX([.C1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6_3.txt</text:p>
          </table:table-cell>
          <table:table-cell table:formula="of:=SUBSTITUTE([.A20];&quot;.txt&quot;;&quot;&quot;)" office:value-type="string" office:string-value="thig6_3" calcext:value-type="string">
            <text:p>thig6_3</text:p>
          </table:table-cell>
          <table:table-cell table:formula="of:=MID([.B20];5;100)" office:value-type="string" office:string-value="6_3" calcext:value-type="string">
            <text:p>6_3</text:p>
          </table:table-cell>
          <table:table-cell table:formula="of:=VALUE(SUBSTITUTE(ORG.LIBREOFFICE.REGEX([.C20];&quot;(\d)+_&quot;); &quot;_&quot;;&quot;&quot;))" office:value-type="float" office:value="6" calcext:value-type="float">
            <text:p>6</text:p>
          </table:table-cell>
          <table:table-cell table:formula="of:=VALUE(SUBSTITUTE(ORG.LIBREOFFICE.REGEX([.C20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6_4.txt</text:p>
          </table:table-cell>
          <table:table-cell table:formula="of:=SUBSTITUTE([.A21];&quot;.txt&quot;;&quot;&quot;)" office:value-type="string" office:string-value="thig6_4" calcext:value-type="string">
            <text:p>thig6_4</text:p>
          </table:table-cell>
          <table:table-cell table:formula="of:=MID([.B21];5;100)" office:value-type="string" office:string-value="6_4" calcext:value-type="string">
            <text:p>6_4</text:p>
          </table:table-cell>
          <table:table-cell table:formula="of:=VALUE(SUBSTITUTE(ORG.LIBREOFFICE.REGEX([.C21];&quot;(\d)+_&quot;); &quot;_&quot;;&quot;&quot;))" office:value-type="float" office:value="6" calcext:value-type="float">
            <text:p>6</text:p>
          </table:table-cell>
          <table:table-cell table:formula="of:=VALUE(SUBSTITUTE(ORG.LIBREOFFICE.REGEX([.C21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thig6_5.txt</text:p>
          </table:table-cell>
          <table:table-cell table:formula="of:=SUBSTITUTE([.A22];&quot;.txt&quot;;&quot;&quot;)" office:value-type="string" office:string-value="thig6_5" calcext:value-type="string">
            <text:p>thig6_5</text:p>
          </table:table-cell>
          <table:table-cell table:formula="of:=MID([.B22];5;100)" office:value-type="string" office:string-value="6_5" calcext:value-type="string">
            <text:p>6_5</text:p>
          </table:table-cell>
          <table:table-cell table:formula="of:=VALUE(SUBSTITUTE(ORG.LIBREOFFICE.REGEX([.C22];&quot;(\d)+_&quot;); &quot;_&quot;;&quot;&quot;))" office:value-type="float" office:value="6" calcext:value-type="float">
            <text:p>6</text:p>
          </table:table-cell>
          <table:table-cell table:formula="of:=VALUE(SUBSTITUTE(ORG.LIBREOFFICE.REGEX([.C2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g6_6.txt</text:p>
          </table:table-cell>
          <table:table-cell table:formula="of:=SUBSTITUTE([.A23];&quot;.txt&quot;;&quot;&quot;)" office:value-type="string" office:string-value="thig6_6" calcext:value-type="string">
            <text:p>thig6_6</text:p>
          </table:table-cell>
          <table:table-cell table:formula="of:=MID([.B23];5;100)" office:value-type="string" office:string-value="6_6" calcext:value-type="string">
            <text:p>6_6</text:p>
          </table:table-cell>
          <table:table-cell table:formula="of:=VALUE(SUBSTITUTE(ORG.LIBREOFFICE.REGEX([.C23];&quot;(\d)+_&quot;); &quot;_&quot;;&quot;&quot;))" office:value-type="float" office:value="6" calcext:value-type="float">
            <text:p>6</text:p>
          </table:table-cell>
          <table:table-cell table:formula="of:=VALUE(SUBSTITUTE(ORG.LIBREOFFICE.REGEX([.C2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thig6_7.txt</text:p>
          </table:table-cell>
          <table:table-cell table:formula="of:=SUBSTITUTE([.A24];&quot;.txt&quot;;&quot;&quot;)" office:value-type="string" office:string-value="thig6_7" calcext:value-type="string">
            <text:p>thig6_7</text:p>
          </table:table-cell>
          <table:table-cell table:formula="of:=MID([.B24];5;100)" office:value-type="string" office:string-value="6_7" calcext:value-type="string">
            <text:p>6_7</text:p>
          </table:table-cell>
          <table:table-cell table:formula="of:=VALUE(SUBSTITUTE(ORG.LIBREOFFICE.REGEX([.C24];&quot;(\d)+_&quot;); &quot;_&quot;;&quot;&quot;))" office:value-type="float" office:value="6" calcext:value-type="float">
            <text:p>6</text:p>
          </table:table-cell>
          <table:table-cell table:formula="of:=VALUE(SUBSTITUTE(ORG.LIBREOFFICE.REGEX([.C2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thig6_8.txt</text:p>
          </table:table-cell>
          <table:table-cell table:formula="of:=SUBSTITUTE([.A25];&quot;.txt&quot;;&quot;&quot;)" office:value-type="string" office:string-value="thig6_8" calcext:value-type="string">
            <text:p>thig6_8</text:p>
          </table:table-cell>
          <table:table-cell table:formula="of:=MID([.B25];5;100)" office:value-type="string" office:string-value="6_8" calcext:value-type="string">
            <text:p>6_8</text:p>
          </table:table-cell>
          <table:table-cell table:formula="of:=VALUE(SUBSTITUTE(ORG.LIBREOFFICE.REGEX([.C25];&quot;(\d)+_&quot;); &quot;_&quot;;&quot;&quot;))" office:value-type="float" office:value="6" calcext:value-type="float">
            <text:p>6</text:p>
          </table:table-cell>
          <table:table-cell table:formula="of:=VALUE(SUBSTITUTE(ORG.LIBREOFFICE.REGEX([.C2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hig7_2.txt</text:p>
          </table:table-cell>
          <table:table-cell table:formula="of:=SUBSTITUTE([.A26];&quot;.txt&quot;;&quot;&quot;)" office:value-type="string" office:string-value="thig7_2" calcext:value-type="string">
            <text:p>thig7_2</text:p>
          </table:table-cell>
          <table:table-cell table:formula="of:=MID([.B26];5;100)" office:value-type="string" office:string-value="7_2" calcext:value-type="string">
            <text:p>7_2</text:p>
          </table:table-cell>
          <table:table-cell table:formula="of:=VALUE(SUBSTITUTE(ORG.LIBREOFFICE.REGEX([.C26];&quot;(\d)+_&quot;); &quot;_&quot;;&quot;&quot;))" office:value-type="float" office:value="7" calcext:value-type="float">
            <text:p>7</text:p>
          </table:table-cell>
          <table:table-cell table:formula="of:=VALUE(SUBSTITUTE(ORG.LIBREOFFICE.REGEX([.C26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7_3.txt</text:p>
          </table:table-cell>
          <table:table-cell table:formula="of:=SUBSTITUTE([.A27];&quot;.txt&quot;;&quot;&quot;)" office:value-type="string" office:string-value="thig7_3" calcext:value-type="string">
            <text:p>thig7_3</text:p>
          </table:table-cell>
          <table:table-cell table:formula="of:=MID([.B27];5;100)" office:value-type="string" office:string-value="7_3" calcext:value-type="string">
            <text:p>7_3</text:p>
          </table:table-cell>
          <table:table-cell table:formula="of:=VALUE(SUBSTITUTE(ORG.LIBREOFFICE.REGEX([.C27];&quot;(\d)+_&quot;); &quot;_&quot;;&quot;&quot;))" office:value-type="float" office:value="7" calcext:value-type="float">
            <text:p>7</text:p>
          </table:table-cell>
          <table:table-cell table:formula="of:=VALUE(SUBSTITUTE(ORG.LIBREOFFICE.REGEX([.C27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thig8.txt</text:p>
          </table:table-cell>
          <table:table-cell table:formula="of:=SUBSTITUTE([.A28];&quot;.txt&quot;;&quot;&quot;)" office:value-type="string" office:string-value="thig8" calcext:value-type="string">
            <text:p>thig8</text:p>
          </table:table-cell>
          <table:table-cell table:formula="of:=MID([.B28];5;100)" office:value-type="string" office:string-value="8" calcext:value-type="string">
            <text:p>8</text:p>
          </table:table-cell>
          <table:table-cell table:formula="of:=VALUE([.C28])" office:value-type="float" office:value="8" calcext:value-type="float">
            <text:p>8</text:p>
          </table:table-cell>
          <table:table-cell table:formula="of:=VALUE(SUBSTITUTE(ORG.LIBREOFFICE.REGEX([.C28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9.txt</text:p>
          </table:table-cell>
          <table:table-cell table:formula="of:=SUBSTITUTE([.A29];&quot;.txt&quot;;&quot;&quot;)" office:value-type="string" office:string-value="thig9" calcext:value-type="string">
            <text:p>thig9</text:p>
          </table:table-cell>
          <table:table-cell table:formula="of:=MID([.B29];5;100)" office:value-type="string" office:string-value="9" calcext:value-type="string">
            <text:p>9</text:p>
          </table:table-cell>
          <table:table-cell table:formula="of:=VALUE([.C29])" office:value-type="float" office:value="9" calcext:value-type="float">
            <text:p>9</text:p>
          </table:table-cell>
          <table:table-cell table:formula="of:=VALUE(SUBSTITUTE(ORG.LIBREOFFICE.REGEX([.C29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10.txt</text:p>
          </table:table-cell>
          <table:table-cell table:formula="of:=SUBSTITUTE([.A30];&quot;.txt&quot;;&quot;&quot;)" office:value-type="string" office:string-value="thig10" calcext:value-type="string">
            <text:p>thig10</text:p>
          </table:table-cell>
          <table:table-cell table:formula="of:=MID([.B30];5;100)" office:value-type="string" office:string-value="10" calcext:value-type="string">
            <text:p>10</text:p>
          </table:table-cell>
          <table:table-cell table:formula="of:=VALUE([.C30])" office:value-type="float" office:value="10" calcext:value-type="float">
            <text:p>10</text:p>
          </table:table-cell>
          <table:table-cell table:formula="of:=VALUE(SUBSTITUTE(ORG.LIBREOFFICE.REGEX([.C30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12.txt</text:p>
          </table:table-cell>
          <table:table-cell table:formula="of:=SUBSTITUTE([.A31];&quot;.txt&quot;;&quot;&quot;)" office:value-type="string" office:string-value="thig12" calcext:value-type="string">
            <text:p>thig12</text:p>
          </table:table-cell>
          <table:table-cell table:formula="of:=MID([.B31];5;100)" office:value-type="string" office:string-value="12" calcext:value-type="string">
            <text:p>12</text:p>
          </table:table-cell>
          <table:table-cell table:formula="of:=VALUE([.C31])" office:value-type="float" office:value="12" calcext:value-type="float">
            <text:p>12</text:p>
          </table:table-cell>
          <table:table-cell table:formula="of:=VALUE(SUBSTITUTE(ORG.LIBREOFFICE.REGEX([.C31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thig13_1.txt</text:p>
          </table:table-cell>
          <table:table-cell table:formula="of:=SUBSTITUTE([.A32];&quot;.txt&quot;;&quot;&quot;)" office:value-type="string" office:string-value="thig13_1" calcext:value-type="string">
            <text:p>thig13_1</text:p>
          </table:table-cell>
          <table:table-cell table:formula="of:=MID([.B32];5;100)" office:value-type="string" office:string-value="13_1" calcext:value-type="string">
            <text:p>13_1</text:p>
          </table:table-cell>
          <table:table-cell table:formula="of:=VALUE(SUBSTITUTE(ORG.LIBREOFFICE.REGEX([.C32];&quot;(\d)+_&quot;); &quot;_&quot;;&quot;&quot;))" office:value-type="float" office:value="13" calcext:value-type="float">
            <text:p>13</text:p>
          </table:table-cell>
          <table:table-cell table:formula="of:=VALUE(SUBSTITUTE(ORG.LIBREOFFICE.REGEX([.C3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3_2.txt</text:p>
          </table:table-cell>
          <table:table-cell table:formula="of:=SUBSTITUTE([.A33];&quot;.txt&quot;;&quot;&quot;)" office:value-type="string" office:string-value="thig13_2" calcext:value-type="string">
            <text:p>thig13_2</text:p>
          </table:table-cell>
          <table:table-cell table:formula="of:=MID([.B33];5;100)" office:value-type="string" office:string-value="13_2" calcext:value-type="string">
            <text:p>13_2</text:p>
          </table:table-cell>
          <table:table-cell table:formula="of:=VALUE(SUBSTITUTE(ORG.LIBREOFFICE.REGEX([.C33];&quot;(\d)+_&quot;); &quot;_&quot;;&quot;&quot;))" office:value-type="float" office:value="13" calcext:value-type="float">
            <text:p>13</text:p>
          </table:table-cell>
          <table:table-cell table:formula="of:=VALUE(SUBSTITUTE(ORG.LIBREOFFICE.REGEX([.C3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ig13_5.txt</text:p>
          </table:table-cell>
          <table:table-cell table:formula="of:=SUBSTITUTE([.A34];&quot;.txt&quot;;&quot;&quot;)" office:value-type="string" office:string-value="thig13_5" calcext:value-type="string">
            <text:p>thig13_5</text:p>
          </table:table-cell>
          <table:table-cell table:formula="of:=MID([.B34];5;100)" office:value-type="string" office:string-value="13_5" calcext:value-type="string">
            <text:p>13_5</text:p>
          </table:table-cell>
          <table:table-cell table:formula="of:=VALUE(SUBSTITUTE(ORG.LIBREOFFICE.REGEX([.C34];&quot;(\d)+_&quot;); &quot;_&quot;;&quot;&quot;))" office:value-type="float" office:value="13" calcext:value-type="float">
            <text:p>13</text:p>
          </table:table-cell>
          <table:table-cell table:formula="of:=VALUE(SUBSTITUTE(ORG.LIBREOFFICE.REGEX([.C3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thig14.txt</text:p>
          </table:table-cell>
          <table:table-cell table:formula="of:=SUBSTITUTE([.A35];&quot;.txt&quot;;&quot;&quot;)" office:value-type="string" office:string-value="thig14" calcext:value-type="string">
            <text:p>thig14</text:p>
          </table:table-cell>
          <table:table-cell table:formula="of:=MID([.B35];5;100)" office:value-type="string" office:string-value="14" calcext:value-type="string">
            <text:p>14</text:p>
          </table:table-cell>
          <table:table-cell table:formula="of:=VALUE([.C35])" office:value-type="float" office:value="14" calcext:value-type="float">
            <text:p>14</text:p>
          </table:table-cell>
          <table:table-cell table:formula="of:=VALUE(SUBSTITUTE(ORG.LIBREOFFICE.REGEX([.C35];&quot;_(\d)+&quot;); &quot;_&quot;;&quot;&quot;))" office:value-type="string" office:string-value="" calcext:value-type="error">
            <text:p>#N/A</text:p>
          </table:table-cell>
        </table:table-row>
      </table:table>
      <table:table table:name="Thig-rec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hig1_1</text:p>
          </table:table-cell>
          <table:table-cell office:value-type="string" calcext:value-type="string">
            <text:p>An Anonymous Nun</text:p>
          </table:table-cell>
          <table:table-cell office:value-type="float" office:value="15.412245" calcext:value-type="float">
            <text:p>15.412245</text:p>
          </table:table-cell>
          <table:table-cell office:value-type="string" calcext:value-type="string">
            <text:p>thig1_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_11</text:p>
          </table:table-cell>
          <table:table-cell office:value-type="string" calcext:value-type="string">
            <text:p>Muttā</text:p>
          </table:table-cell>
          <table:table-cell office:value-type="float" office:value="21.133061" calcext:value-type="float">
            <text:p>21.133061</text:p>
          </table:table-cell>
          <table:table-cell office:value-type="string" calcext:value-type="string">
            <text:p>thig1_11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_17</text:p>
          </table:table-cell>
          <table:table-cell office:value-type="string" calcext:value-type="string">
            <text:p>Dhammā</text:p>
          </table:table-cell>
          <table:table-cell office:value-type="float" office:value="17.658776" calcext:value-type="float">
            <text:p>17.658776</text:p>
          </table:table-cell>
          <table:table-cell office:value-type="string" calcext:value-type="string">
            <text:p>thig1_17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_3</text:p>
          </table:table-cell>
          <table:table-cell office:value-type="string" calcext:value-type="string">
            <text:p>Puṇṇā</text:p>
          </table:table-cell>
          <table:table-cell office:value-type="float" office:value="14.811429" calcext:value-type="float">
            <text:p>14.811429</text:p>
          </table:table-cell>
          <table:table-cell office:value-type="string" calcext:value-type="string">
            <text:p>thig1_3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0</text:p>
          </table:table-cell>
          <table:table-cell office:value-type="string" calcext:value-type="string">
            <text:p>Kīsā Gotamī</text:p>
          </table:table-cell>
          <table:table-cell office:value-type="float" office:value="126.093061" calcext:value-type="float">
            <text:p>126.093061</text:p>
          </table:table-cell>
          <table:table-cell office:value-type="string" calcext:value-type="string">
            <text:p>thig10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2</text:p>
          </table:table-cell>
          <table:table-cell office:value-type="string" calcext:value-type="string">
            <text:p>Puṇṇikā &amp; The Brahman</text:p>
          </table:table-cell>
          <table:table-cell office:value-type="float" office:value="162.272653" calcext:value-type="float">
            <text:p>162.272653</text:p>
          </table:table-cell>
          <table:table-cell office:value-type="string" calcext:value-type="string">
            <text:p>thig12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3_1</text:p>
          </table:table-cell>
          <table:table-cell office:value-type="string" calcext:value-type="string">
            <text:p>Ambapālī</text:p>
          </table:table-cell>
          <table:table-cell office:value-type="float" office:value="249.861224" calcext:value-type="float">
            <text:p>249.861224</text:p>
          </table:table-cell>
          <table:table-cell office:value-type="string" calcext:value-type="string">
            <text:p>thig13_1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3_2</text:p>
          </table:table-cell>
          <table:table-cell office:value-type="string" calcext:value-type="string">
            <text:p>Rohiṇī</text:p>
          </table:table-cell>
          <table:table-cell office:value-type="float" office:value="244.009796" calcext:value-type="float">
            <text:p>244.009796</text:p>
          </table:table-cell>
          <table:table-cell office:value-type="string" calcext:value-type="string">
            <text:p>thig13_2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3_5</text:p>
          </table:table-cell>
          <table:table-cell office:value-type="string" calcext:value-type="string">
            <text:p>Subhā The Goldsmith's Daughter</text:p>
          </table:table-cell>
          <table:table-cell office:value-type="float" office:value="307.147755" calcext:value-type="float">
            <text:p>307.147755</text:p>
          </table:table-cell>
          <table:table-cell office:value-type="string" calcext:value-type="string">
            <text:p>thig13_5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14</text:p>
          </table:table-cell>
          <table:table-cell office:value-type="string" calcext:value-type="string">
            <text:p>Subhā &amp; The Libertine</text:p>
          </table:table-cell>
          <table:table-cell office:value-type="float" office:value="381.074286" calcext:value-type="float">
            <text:p>381.074286</text:p>
          </table:table-cell>
          <table:table-cell office:value-type="string" calcext:value-type="string">
            <text:p>thig14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2_3</text:p>
          </table:table-cell>
          <table:table-cell office:value-type="string" calcext:value-type="string">
            <text:p>Sumaṅgala's Mother</text:p>
          </table:table-cell>
          <table:table-cell office:value-type="float" office:value="28.003265" calcext:value-type="float">
            <text:p>28.003265</text:p>
          </table:table-cell>
          <table:table-cell office:value-type="string" calcext:value-type="string">
            <text:p>thig2_3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2_4</text:p>
          </table:table-cell>
          <table:table-cell office:value-type="string" calcext:value-type="string">
            <text:p>Aḍḍhkāsī</text:p>
          </table:table-cell>
          <table:table-cell office:value-type="float" office:value="33.149388" calcext:value-type="float">
            <text:p>33.149388</text:p>
          </table:table-cell>
          <table:table-cell office:value-type="string" calcext:value-type="string">
            <text:p>thig2_4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3_2</text:p>
          </table:table-cell>
          <table:table-cell office:value-type="string" calcext:value-type="string">
            <text:p>Uttamā</text:p>
          </table:table-cell>
          <table:table-cell office:value-type="float" office:value="35.108571" calcext:value-type="float">
            <text:p>35.108571</text:p>
          </table:table-cell>
          <table:table-cell office:value-type="string" calcext:value-type="string">
            <text:p>thig3_2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3_4</text:p>
          </table:table-cell>
          <table:table-cell office:value-type="string" calcext:value-type="string">
            <text:p>Dantikā &amp; The Elephant</text:p>
          </table:table-cell>
          <table:table-cell office:value-type="float" office:value="35.317551" calcext:value-type="float">
            <text:p>35.317551</text:p>
          </table:table-cell>
          <table:table-cell office:value-type="string" calcext:value-type="string">
            <text:p>thig3_4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3_5</text:p>
          </table:table-cell>
          <table:table-cell office:value-type="string" calcext:value-type="string">
            <text:p>Ubbiri</text:p>
          </table:table-cell>
          <table:table-cell office:value-type="float" office:value="48.483265" calcext:value-type="float">
            <text:p>48.483265</text:p>
          </table:table-cell>
          <table:table-cell office:value-type="string" calcext:value-type="string">
            <text:p>thig3_5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5_10</text:p>
          </table:table-cell>
          <table:table-cell office:value-type="string" calcext:value-type="string">
            <text:p>Paṭācārā</text:p>
          </table:table-cell>
          <table:table-cell office:value-type="float" office:value="52.401633" calcext:value-type="float">
            <text:p>52.401633</text:p>
          </table:table-cell>
          <table:table-cell office:value-type="string" calcext:value-type="string">
            <text:p>thig5_10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5_11</text:p>
          </table:table-cell>
          <table:table-cell office:value-type="string" calcext:value-type="string">
            <text:p>Paṭācārā's Thirty Students</text:p>
          </table:table-cell>
          <table:table-cell office:value-type="float" office:value="72.202449" calcext:value-type="float">
            <text:p>72.202449</text:p>
          </table:table-cell>
          <table:table-cell office:value-type="string" calcext:value-type="string">
            <text:p>thig5_11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5_12</text:p>
          </table:table-cell>
          <table:table-cell office:value-type="string" calcext:value-type="string">
            <text:p>Candā, The Beggar</text:p>
          </table:table-cell>
          <table:table-cell office:value-type="float" office:value="53.185306" calcext:value-type="float">
            <text:p>53.185306</text:p>
          </table:table-cell>
          <table:table-cell office:value-type="string" calcext:value-type="string">
            <text:p>thig5_12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5_2</text:p>
          </table:table-cell>
          <table:table-cell office:value-type="string" calcext:value-type="string">
            <text:p>Vimalā, The Former Courtesan</text:p>
          </table:table-cell>
          <table:table-cell office:value-type="float" office:value="52.950204" calcext:value-type="float">
            <text:p>52.950204</text:p>
          </table:table-cell>
          <table:table-cell office:value-type="string" calcext:value-type="string">
            <text:p>thig5_2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5_4</text:p>
          </table:table-cell>
          <table:table-cell office:value-type="string" calcext:value-type="string">
            <text:p>Nandā's Vision</text:p>
          </table:table-cell>
          <table:table-cell office:value-type="float" office:value="55.353469" calcext:value-type="float">
            <text:p>55.353469</text:p>
          </table:table-cell>
          <table:table-cell office:value-type="string" calcext:value-type="string">
            <text:p>thig5_4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5_6</text:p>
          </table:table-cell>
          <table:table-cell office:value-type="string" calcext:value-type="string">
            <text:p>Mittakālī</text:p>
          </table:table-cell>
          <table:table-cell office:value-type="float" office:value="54.804898" calcext:value-type="float">
            <text:p>54.804898</text:p>
          </table:table-cell>
          <table:table-cell office:value-type="string" calcext:value-type="string">
            <text:p>thig5_6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5_8</text:p>
          </table:table-cell>
          <table:table-cell office:value-type="string" calcext:value-type="string">
            <text:p>Soṇā, Mother Of Ten</text:p>
          </table:table-cell>
          <table:table-cell office:value-type="float" office:value="52.009796" calcext:value-type="float">
            <text:p>52.009796</text:p>
          </table:table-cell>
          <table:table-cell office:value-type="string" calcext:value-type="string">
            <text:p>thig5_8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1</text:p>
          </table:table-cell>
          <table:table-cell office:value-type="string" calcext:value-type="string">
            <text:p>Paṭācārā's 500 Students</text:p>
          </table:table-cell>
          <table:table-cell office:value-type="float" office:value="83.252245" calcext:value-type="float">
            <text:p>83.252245</text:p>
          </table:table-cell>
          <table:table-cell office:value-type="string" calcext:value-type="string">
            <text:p>thig6_1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2</text:p>
          </table:table-cell>
          <table:table-cell office:value-type="string" calcext:value-type="string">
            <text:p>Vāsiṭṭhī The Madwoman</text:p>
          </table:table-cell>
          <table:table-cell office:value-type="float" office:value="64.705306" calcext:value-type="float">
            <text:p>64.705306</text:p>
          </table:table-cell>
          <table:table-cell office:value-type="string" calcext:value-type="string">
            <text:p>thig6_2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3</text:p>
          </table:table-cell>
          <table:table-cell office:value-type="string" calcext:value-type="string">
            <text:p>Khemā</text:p>
          </table:table-cell>
          <table:table-cell office:value-type="float" office:value="76.69551" calcext:value-type="float">
            <text:p>76.69551</text:p>
          </table:table-cell>
          <table:table-cell office:value-type="string" calcext:value-type="string">
            <text:p>thig6_3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4</text:p>
          </table:table-cell>
          <table:table-cell office:value-type="string" calcext:value-type="string">
            <text:p>Sujātā</text:p>
          </table:table-cell>
          <table:table-cell office:value-type="float" office:value="65.959184" calcext:value-type="float">
            <text:p>65.959184</text:p>
          </table:table-cell>
          <table:table-cell office:value-type="string" calcext:value-type="string">
            <text:p>thig6_4</text:p>
          </table:table-cell>
          <table:table-cell table:formula="of:=IF([.A26]=[.D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5</text:p>
          </table:table-cell>
          <table:table-cell office:value-type="string" calcext:value-type="string">
            <text:p>Anopamā, The Millionaire's Daughter</text:p>
          </table:table-cell>
          <table:table-cell office:value-type="float" office:value="62.981224" calcext:value-type="float">
            <text:p>62.981224</text:p>
          </table:table-cell>
          <table:table-cell office:value-type="string" calcext:value-type="string">
            <text:p>thig6_5</text:p>
          </table:table-cell>
          <table:table-cell table:formula="of:=IF([.A27]=[.D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6</text:p>
          </table:table-cell>
          <table:table-cell office:value-type="string" calcext:value-type="string">
            <text:p>Mahāpajāpati Gotamī</text:p>
          </table:table-cell>
          <table:table-cell office:value-type="float" office:value="67.108571" calcext:value-type="float">
            <text:p>67.108571</text:p>
          </table:table-cell>
          <table:table-cell office:value-type="string" calcext:value-type="string">
            <text:p>thig6_6</text:p>
          </table:table-cell>
          <table:table-cell table:formula="of:=IF([.A28]=[.D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7</text:p>
          </table:table-cell>
          <table:table-cell office:value-type="string" calcext:value-type="string">
            <text:p>Guttā</text:p>
          </table:table-cell>
          <table:table-cell office:value-type="float" office:value="67.63102" calcext:value-type="float">
            <text:p>67.63102</text:p>
          </table:table-cell>
          <table:table-cell office:value-type="string" calcext:value-type="string">
            <text:p>thig6_7</text:p>
          </table:table-cell>
          <table:table-cell table:formula="of:=IF([.A29]=[.D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6_8</text:p>
          </table:table-cell>
          <table:table-cell office:value-type="string" calcext:value-type="string">
            <text:p>Vijayā</text:p>
          </table:table-cell>
          <table:table-cell office:value-type="float" office:value="59.402449" calcext:value-type="float">
            <text:p>59.402449</text:p>
          </table:table-cell>
          <table:table-cell office:value-type="string" calcext:value-type="string">
            <text:p>thig6_8</text:p>
          </table:table-cell>
          <table:table-cell table:formula="of:=IF([.A30]=[.D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7_2</text:p>
          </table:table-cell>
          <table:table-cell office:value-type="string" calcext:value-type="string">
            <text:p>Cālā</text:p>
          </table:table-cell>
          <table:table-cell office:value-type="float" office:value="81.789388" calcext:value-type="float">
            <text:p>81.789388</text:p>
          </table:table-cell>
          <table:table-cell office:value-type="string" calcext:value-type="string">
            <text:p>thig7_2</text:p>
          </table:table-cell>
          <table:table-cell table:formula="of:=IF([.A31]=[.D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7_3</text:p>
          </table:table-cell>
          <table:table-cell office:value-type="string" calcext:value-type="string">
            <text:p>Upacālā</text:p>
          </table:table-cell>
          <table:table-cell office:value-type="float" office:value="85.629388" calcext:value-type="float">
            <text:p>85.629388</text:p>
          </table:table-cell>
          <table:table-cell office:value-type="string" calcext:value-type="string">
            <text:p>thig7_3</text:p>
          </table:table-cell>
          <table:table-cell table:formula="of:=IF([.A32]=[.D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8</text:p>
          </table:table-cell>
          <table:table-cell office:value-type="string" calcext:value-type="string">
            <text:p>Sīsūpacālā</text:p>
          </table:table-cell>
          <table:table-cell office:value-type="float" office:value="93.884082" calcext:value-type="float">
            <text:p>93.884082</text:p>
          </table:table-cell>
          <table:table-cell office:value-type="string" calcext:value-type="string">
            <text:p>thig8</text:p>
          </table:table-cell>
          <table:table-cell table:formula="of:=IF([.A33]=[.D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hig9</text:p>
          </table:table-cell>
          <table:table-cell office:value-type="string" calcext:value-type="string">
            <text:p>Vaḍḍha's Mother</text:p>
          </table:table-cell>
          <table:table-cell office:value-type="float" office:value="96.966531" calcext:value-type="float">
            <text:p>96.966531</text:p>
          </table:table-cell>
          <table:table-cell office:value-type="string" calcext:value-type="string">
            <text:p>thig9</text:p>
          </table:table-cell>
          <table:table-cell table:formula="of:=IF([.A34]=[.D34];1;0)" office:value-type="float" office:value="1" calcext:value-type="float">
            <text:p>1</text:p>
          </table:table-cell>
        </table:table-row>
      </table:table>
      <table:table table:name="Ud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ud1_1.txt</text:p>
          </table:table-cell>
          <table:table-cell table:formula="of:=SUBSTITUTE([.A2];&quot;.txt&quot;;&quot;&quot;)" office:value-type="string" office:string-value="ud1_1" calcext:value-type="string">
            <text:p>ud1_1</text:p>
          </table:table-cell>
          <table:table-cell table:formula="of:=MID([.B2];3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2.txt</text:p>
          </table:table-cell>
          <table:table-cell table:formula="of:=SUBSTITUTE([.A3];&quot;.txt&quot;;&quot;&quot;)" office:value-type="string" office:string-value="ud1_2" calcext:value-type="string">
            <text:p>ud1_2</text:p>
          </table:table-cell>
          <table:table-cell table:formula="of:=MID([.B3];3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1_3.txt</text:p>
          </table:table-cell>
          <table:table-cell table:formula="of:=SUBSTITUTE([.A4];&quot;.txt&quot;;&quot;&quot;)" office:value-type="string" office:string-value="ud1_3" calcext:value-type="string">
            <text:p>ud1_3</text:p>
          </table:table-cell>
          <table:table-cell table:formula="of:=MID([.B4];3;100)" office:value-type="string" office:string-value="1_3" calcext:value-type="string">
            <text:p>1_3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1_4.txt</text:p>
          </table:table-cell>
          <table:table-cell table:formula="of:=SUBSTITUTE([.A5];&quot;.txt&quot;;&quot;&quot;)" office:value-type="string" office:string-value="ud1_4" calcext:value-type="string">
            <text:p>ud1_4</text:p>
          </table:table-cell>
          <table:table-cell table:formula="of:=MID([.B5];3;100)" office:value-type="string" office:string-value="1_4" calcext:value-type="string">
            <text:p>1_4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1_5.txt</text:p>
          </table:table-cell>
          <table:table-cell table:formula="of:=SUBSTITUTE([.A6];&quot;.txt&quot;;&quot;&quot;)" office:value-type="string" office:string-value="ud1_5" calcext:value-type="string">
            <text:p>ud1_5</text:p>
          </table:table-cell>
          <table:table-cell table:formula="of:=MID([.B6];3;100)" office:value-type="string" office:string-value="1_5" calcext:value-type="string">
            <text:p>1_5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1_6.txt</text:p>
          </table:table-cell>
          <table:table-cell table:formula="of:=SUBSTITUTE([.A7];&quot;.txt&quot;;&quot;&quot;)" office:value-type="string" office:string-value="ud1_6" calcext:value-type="string">
            <text:p>ud1_6</text:p>
          </table:table-cell>
          <table:table-cell table:formula="of:=MID([.B7];3;100)" office:value-type="string" office:string-value="1_6" calcext:value-type="string">
            <text:p>1_6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1_7.txt</text:p>
          </table:table-cell>
          <table:table-cell table:formula="of:=SUBSTITUTE([.A8];&quot;.txt&quot;;&quot;&quot;)" office:value-type="string" office:string-value="ud1_7" calcext:value-type="string">
            <text:p>ud1_7</text:p>
          </table:table-cell>
          <table:table-cell table:formula="of:=MID([.B8];3;100)" office:value-type="string" office:string-value="1_7" calcext:value-type="string">
            <text:p>1_7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1_8.txt</text:p>
          </table:table-cell>
          <table:table-cell table:formula="of:=SUBSTITUTE([.A9];&quot;.txt&quot;;&quot;&quot;)" office:value-type="string" office:string-value="ud1_8" calcext:value-type="string">
            <text:p>ud1_8</text:p>
          </table:table-cell>
          <table:table-cell table:formula="of:=MID([.B9];3;100)" office:value-type="string" office:string-value="1_8" calcext:value-type="string">
            <text:p>1_8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1_9.txt</text:p>
          </table:table-cell>
          <table:table-cell table:formula="of:=SUBSTITUTE([.A10];&quot;.txt&quot;;&quot;&quot;)" office:value-type="string" office:string-value="ud1_9" calcext:value-type="string">
            <text:p>ud1_9</text:p>
          </table:table-cell>
          <table:table-cell table:formula="of:=MID([.B10];3;100)" office:value-type="string" office:string-value="1_9" calcext:value-type="string">
            <text:p>1_9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1_10.txt</text:p>
          </table:table-cell>
          <table:table-cell table:formula="of:=SUBSTITUTE([.A11];&quot;.txt&quot;;&quot;&quot;)" office:value-type="string" office:string-value="ud1_10" calcext:value-type="string">
            <text:p>ud1_10</text:p>
          </table:table-cell>
          <table:table-cell table:formula="of:=MID([.B11];3;100)" office:value-type="string" office:string-value="1_10" calcext:value-type="string">
            <text:p>1_10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2_1.txt</text:p>
          </table:table-cell>
          <table:table-cell table:formula="of:=SUBSTITUTE([.A12];&quot;.txt&quot;;&quot;&quot;)" office:value-type="string" office:string-value="ud2_1" calcext:value-type="string">
            <text:p>ud2_1</text:p>
          </table:table-cell>
          <table:table-cell table:formula="of:=MID([.B12];3;100)" office:value-type="string" office:string-value="2_1" calcext:value-type="string">
            <text:p>2_1</text:p>
          </table:table-cell>
          <table:table-cell table:formula="of:=VALUE(SUBSTITUTE(ORG.LIBREOFFICE.REGEX([.C12];&quot;(\d)+_&quot;); &quot;_&quot;;&quot;&quot;))" office:value-type="float" office:value="2" calcext:value-type="float">
            <text:p>2</text:p>
          </table:table-cell>
          <table:table-cell table:formula="of:=VALUE(SUBSTITUTE(ORG.LIBREOFFICE.REGEX([.C1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2.txt</text:p>
          </table:table-cell>
          <table:table-cell table:formula="of:=SUBSTITUTE([.A13];&quot;.txt&quot;;&quot;&quot;)" office:value-type="string" office:string-value="ud2_2" calcext:value-type="string">
            <text:p>ud2_2</text:p>
          </table:table-cell>
          <table:table-cell table:formula="of:=MID([.B13];3;100)" office:value-type="string" office:string-value="2_2" calcext:value-type="string">
            <text:p>2_2</text:p>
          </table:table-cell>
          <table:table-cell table:formula="of:=VALUE(SUBSTITUTE(ORG.LIBREOFFICE.REGEX([.C13];&quot;(\d)+_&quot;); &quot;_&quot;;&quot;&quot;))" office:value-type="float" office:value="2" calcext:value-type="float">
            <text:p>2</text:p>
          </table:table-cell>
          <table:table-cell table:formula="of:=VALUE(SUBSTITUTE(ORG.LIBREOFFICE.REGEX([.C1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2_3.txt</text:p>
          </table:table-cell>
          <table:table-cell table:formula="of:=SUBSTITUTE([.A14];&quot;.txt&quot;;&quot;&quot;)" office:value-type="string" office:string-value="ud2_3" calcext:value-type="string">
            <text:p>ud2_3</text:p>
          </table:table-cell>
          <table:table-cell table:formula="of:=MID([.B14];3;100)" office:value-type="string" office:string-value="2_3" calcext:value-type="string">
            <text:p>2_3</text:p>
          </table:table-cell>
          <table:table-cell table:formula="of:=VALUE(SUBSTITUTE(ORG.LIBREOFFICE.REGEX([.C14];&quot;(\d)+_&quot;); &quot;_&quot;;&quot;&quot;))" office:value-type="float" office:value="2" calcext:value-type="float">
            <text:p>2</text:p>
          </table:table-cell>
          <table:table-cell table:formula="of:=VALUE(SUBSTITUTE(ORG.LIBREOFFICE.REGEX([.C1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2_4.txt</text:p>
          </table:table-cell>
          <table:table-cell table:formula="of:=SUBSTITUTE([.A15];&quot;.txt&quot;;&quot;&quot;)" office:value-type="string" office:string-value="ud2_4" calcext:value-type="string">
            <text:p>ud2_4</text:p>
          </table:table-cell>
          <table:table-cell table:formula="of:=MID([.B15];3;100)" office:value-type="string" office:string-value="2_4" calcext:value-type="string">
            <text:p>2_4</text:p>
          </table:table-cell>
          <table:table-cell table:formula="of:=VALUE(SUBSTITUTE(ORG.LIBREOFFICE.REGEX([.C15];&quot;(\d)+_&quot;); &quot;_&quot;;&quot;&quot;))" office:value-type="float" office:value="2" calcext:value-type="float">
            <text:p>2</text:p>
          </table:table-cell>
          <table:table-cell table:formula="of:=VALUE(SUBSTITUTE(ORG.LIBREOFFICE.REGEX([.C1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2_5.txt</text:p>
          </table:table-cell>
          <table:table-cell table:formula="of:=SUBSTITUTE([.A16];&quot;.txt&quot;;&quot;&quot;)" office:value-type="string" office:string-value="ud2_5" calcext:value-type="string">
            <text:p>ud2_5</text:p>
          </table:table-cell>
          <table:table-cell table:formula="of:=MID([.B16];3;100)" office:value-type="string" office:string-value="2_5" calcext:value-type="string">
            <text:p>2_5</text:p>
          </table:table-cell>
          <table:table-cell table:formula="of:=VALUE(SUBSTITUTE(ORG.LIBREOFFICE.REGEX([.C16];&quot;(\d)+_&quot;); &quot;_&quot;;&quot;&quot;))" office:value-type="float" office:value="2" calcext:value-type="float">
            <text:p>2</text:p>
          </table:table-cell>
          <table:table-cell table:formula="of:=VALUE(SUBSTITUTE(ORG.LIBREOFFICE.REGEX([.C1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2_6.txt</text:p>
          </table:table-cell>
          <table:table-cell table:formula="of:=SUBSTITUTE([.A17];&quot;.txt&quot;;&quot;&quot;)" office:value-type="string" office:string-value="ud2_6" calcext:value-type="string">
            <text:p>ud2_6</text:p>
          </table:table-cell>
          <table:table-cell table:formula="of:=MID([.B17];3;100)" office:value-type="string" office:string-value="2_6" calcext:value-type="string">
            <text:p>2_6</text:p>
          </table:table-cell>
          <table:table-cell table:formula="of:=VALUE(SUBSTITUTE(ORG.LIBREOFFICE.REGEX([.C17];&quot;(\d)+_&quot;); &quot;_&quot;;&quot;&quot;))" office:value-type="float" office:value="2" calcext:value-type="float">
            <text:p>2</text:p>
          </table:table-cell>
          <table:table-cell table:formula="of:=VALUE(SUBSTITUTE(ORG.LIBREOFFICE.REGEX([.C1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2_7.txt</text:p>
          </table:table-cell>
          <table:table-cell table:formula="of:=SUBSTITUTE([.A18];&quot;.txt&quot;;&quot;&quot;)" office:value-type="string" office:string-value="ud2_7" calcext:value-type="string">
            <text:p>ud2_7</text:p>
          </table:table-cell>
          <table:table-cell table:formula="of:=MID([.B18];3;100)" office:value-type="string" office:string-value="2_7" calcext:value-type="string">
            <text:p>2_7</text:p>
          </table:table-cell>
          <table:table-cell table:formula="of:=VALUE(SUBSTITUTE(ORG.LIBREOFFICE.REGEX([.C18];&quot;(\d)+_&quot;); &quot;_&quot;;&quot;&quot;))" office:value-type="float" office:value="2" calcext:value-type="float">
            <text:p>2</text:p>
          </table:table-cell>
          <table:table-cell table:formula="of:=VALUE(SUBSTITUTE(ORG.LIBREOFFICE.REGEX([.C1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2_8.txt</text:p>
          </table:table-cell>
          <table:table-cell table:formula="of:=SUBSTITUTE([.A19];&quot;.txt&quot;;&quot;&quot;)" office:value-type="string" office:string-value="ud2_8" calcext:value-type="string">
            <text:p>ud2_8</text:p>
          </table:table-cell>
          <table:table-cell table:formula="of:=MID([.B19];3;100)" office:value-type="string" office:string-value="2_8" calcext:value-type="string">
            <text:p>2_8</text:p>
          </table:table-cell>
          <table:table-cell table:formula="of:=VALUE(SUBSTITUTE(ORG.LIBREOFFICE.REGEX([.C19];&quot;(\d)+_&quot;); &quot;_&quot;;&quot;&quot;))" office:value-type="float" office:value="2" calcext:value-type="float">
            <text:p>2</text:p>
          </table:table-cell>
          <table:table-cell table:formula="of:=VALUE(SUBSTITUTE(ORG.LIBREOFFICE.REGEX([.C1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2_9.txt</text:p>
          </table:table-cell>
          <table:table-cell table:formula="of:=SUBSTITUTE([.A20];&quot;.txt&quot;;&quot;&quot;)" office:value-type="string" office:string-value="ud2_9" calcext:value-type="string">
            <text:p>ud2_9</text:p>
          </table:table-cell>
          <table:table-cell table:formula="of:=MID([.B20];3;100)" office:value-type="string" office:string-value="2_9" calcext:value-type="string">
            <text:p>2_9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2_10.txt</text:p>
          </table:table-cell>
          <table:table-cell table:formula="of:=SUBSTITUTE([.A21];&quot;.txt&quot;;&quot;&quot;)" office:value-type="string" office:string-value="ud2_10" calcext:value-type="string">
            <text:p>ud2_10</text:p>
          </table:table-cell>
          <table:table-cell table:formula="of:=MID([.B21];3;100)" office:value-type="string" office:string-value="2_10" calcext:value-type="string">
            <text:p>2_10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3_1.txt</text:p>
          </table:table-cell>
          <table:table-cell table:formula="of:=SUBSTITUTE([.A22];&quot;.txt&quot;;&quot;&quot;)" office:value-type="string" office:string-value="ud3_1" calcext:value-type="string">
            <text:p>ud3_1</text:p>
          </table:table-cell>
          <table:table-cell table:formula="of:=MID([.B22];3;100)" office:value-type="string" office:string-value="3_1" calcext:value-type="string">
            <text:p>3_1</text:p>
          </table:table-cell>
          <table:table-cell table:formula="of:=VALUE(SUBSTITUTE(ORG.LIBREOFFICE.REGEX([.C22];&quot;(\d)+_&quot;); &quot;_&quot;;&quot;&quot;))" office:value-type="float" office:value="3" calcext:value-type="float">
            <text:p>3</text:p>
          </table:table-cell>
          <table:table-cell table:formula="of:=VALUE(SUBSTITUTE(ORG.LIBREOFFICE.REGEX([.C2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2.txt</text:p>
          </table:table-cell>
          <table:table-cell table:formula="of:=SUBSTITUTE([.A23];&quot;.txt&quot;;&quot;&quot;)" office:value-type="string" office:string-value="ud3_2" calcext:value-type="string">
            <text:p>ud3_2</text:p>
          </table:table-cell>
          <table:table-cell table:formula="of:=MID([.B23];3;100)" office:value-type="string" office:string-value="3_2" calcext:value-type="string">
            <text:p>3_2</text:p>
          </table:table-cell>
          <table:table-cell table:formula="of:=VALUE(SUBSTITUTE(ORG.LIBREOFFICE.REGEX([.C23];&quot;(\d)+_&quot;); &quot;_&quot;;&quot;&quot;))" office:value-type="float" office:value="3" calcext:value-type="float">
            <text:p>3</text:p>
          </table:table-cell>
          <table:table-cell table:formula="of:=VALUE(SUBSTITUTE(ORG.LIBREOFFICE.REGEX([.C2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3_3.txt</text:p>
          </table:table-cell>
          <table:table-cell table:formula="of:=SUBSTITUTE([.A24];&quot;.txt&quot;;&quot;&quot;)" office:value-type="string" office:string-value="ud3_3" calcext:value-type="string">
            <text:p>ud3_3</text:p>
          </table:table-cell>
          <table:table-cell table:formula="of:=MID([.B24];3;100)" office:value-type="string" office:string-value="3_3" calcext:value-type="string">
            <text:p>3_3</text:p>
          </table:table-cell>
          <table:table-cell table:formula="of:=VALUE(SUBSTITUTE(ORG.LIBREOFFICE.REGEX([.C24];&quot;(\d)+_&quot;); &quot;_&quot;;&quot;&quot;))" office:value-type="float" office:value="3" calcext:value-type="float">
            <text:p>3</text:p>
          </table:table-cell>
          <table:table-cell table:formula="of:=VALUE(SUBSTITUTE(ORG.LIBREOFFICE.REGEX([.C2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3_4.txt</text:p>
          </table:table-cell>
          <table:table-cell table:formula="of:=SUBSTITUTE([.A25];&quot;.txt&quot;;&quot;&quot;)" office:value-type="string" office:string-value="ud3_4" calcext:value-type="string">
            <text:p>ud3_4</text:p>
          </table:table-cell>
          <table:table-cell table:formula="of:=MID([.B25];3;100)" office:value-type="string" office:string-value="3_4" calcext:value-type="string">
            <text:p>3_4</text:p>
          </table:table-cell>
          <table:table-cell table:formula="of:=VALUE(SUBSTITUTE(ORG.LIBREOFFICE.REGEX([.C25];&quot;(\d)+_&quot;); &quot;_&quot;;&quot;&quot;))" office:value-type="float" office:value="3" calcext:value-type="float">
            <text:p>3</text:p>
          </table:table-cell>
          <table:table-cell table:formula="of:=VALUE(SUBSTITUTE(ORG.LIBREOFFICE.REGEX([.C2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3_5.txt</text:p>
          </table:table-cell>
          <table:table-cell table:formula="of:=SUBSTITUTE([.A26];&quot;.txt&quot;;&quot;&quot;)" office:value-type="string" office:string-value="ud3_5" calcext:value-type="string">
            <text:p>ud3_5</text:p>
          </table:table-cell>
          <table:table-cell table:formula="of:=MID([.B26];3;100)" office:value-type="string" office:string-value="3_5" calcext:value-type="string">
            <text:p>3_5</text:p>
          </table:table-cell>
          <table:table-cell table:formula="of:=VALUE(SUBSTITUTE(ORG.LIBREOFFICE.REGEX([.C26];&quot;(\d)+_&quot;); &quot;_&quot;;&quot;&quot;))" office:value-type="float" office:value="3" calcext:value-type="float">
            <text:p>3</text:p>
          </table:table-cell>
          <table:table-cell table:formula="of:=VALUE(SUBSTITUTE(ORG.LIBREOFFICE.REGEX([.C2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3_6.txt</text:p>
          </table:table-cell>
          <table:table-cell table:formula="of:=SUBSTITUTE([.A27];&quot;.txt&quot;;&quot;&quot;)" office:value-type="string" office:string-value="ud3_6" calcext:value-type="string">
            <text:p>ud3_6</text:p>
          </table:table-cell>
          <table:table-cell table:formula="of:=MID([.B27];3;100)" office:value-type="string" office:string-value="3_6" calcext:value-type="string">
            <text:p>3_6</text:p>
          </table:table-cell>
          <table:table-cell table:formula="of:=VALUE(SUBSTITUTE(ORG.LIBREOFFICE.REGEX([.C27];&quot;(\d)+_&quot;); &quot;_&quot;;&quot;&quot;))" office:value-type="float" office:value="3" calcext:value-type="float">
            <text:p>3</text:p>
          </table:table-cell>
          <table:table-cell table:formula="of:=VALUE(SUBSTITUTE(ORG.LIBREOFFICE.REGEX([.C2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3_7.txt</text:p>
          </table:table-cell>
          <table:table-cell table:formula="of:=SUBSTITUTE([.A28];&quot;.txt&quot;;&quot;&quot;)" office:value-type="string" office:string-value="ud3_7" calcext:value-type="string">
            <text:p>ud3_7</text:p>
          </table:table-cell>
          <table:table-cell table:formula="of:=MID([.B28];3;100)" office:value-type="string" office:string-value="3_7" calcext:value-type="string">
            <text:p>3_7</text:p>
          </table:table-cell>
          <table:table-cell table:formula="of:=VALUE(SUBSTITUTE(ORG.LIBREOFFICE.REGEX([.C28];&quot;(\d)+_&quot;); &quot;_&quot;;&quot;&quot;))" office:value-type="float" office:value="3" calcext:value-type="float">
            <text:p>3</text:p>
          </table:table-cell>
          <table:table-cell table:formula="of:=VALUE(SUBSTITUTE(ORG.LIBREOFFICE.REGEX([.C2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3_8.txt</text:p>
          </table:table-cell>
          <table:table-cell table:formula="of:=SUBSTITUTE([.A29];&quot;.txt&quot;;&quot;&quot;)" office:value-type="string" office:string-value="ud3_8" calcext:value-type="string">
            <text:p>ud3_8</text:p>
          </table:table-cell>
          <table:table-cell table:formula="of:=MID([.B29];3;100)" office:value-type="string" office:string-value="3_8" calcext:value-type="string">
            <text:p>3_8</text:p>
          </table:table-cell>
          <table:table-cell table:formula="of:=VALUE(SUBSTITUTE(ORG.LIBREOFFICE.REGEX([.C29];&quot;(\d)+_&quot;); &quot;_&quot;;&quot;&quot;))" office:value-type="float" office:value="3" calcext:value-type="float">
            <text:p>3</text:p>
          </table:table-cell>
          <table:table-cell table:formula="of:=VALUE(SUBSTITUTE(ORG.LIBREOFFICE.REGEX([.C2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3_9.txt</text:p>
          </table:table-cell>
          <table:table-cell table:formula="of:=SUBSTITUTE([.A30];&quot;.txt&quot;;&quot;&quot;)" office:value-type="string" office:string-value="ud3_9" calcext:value-type="string">
            <text:p>ud3_9</text:p>
          </table:table-cell>
          <table:table-cell table:formula="of:=MID([.B30];3;100)" office:value-type="string" office:string-value="3_9" calcext:value-type="string">
            <text:p>3_9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3_10.txt</text:p>
          </table:table-cell>
          <table:table-cell table:formula="of:=SUBSTITUTE([.A31];&quot;.txt&quot;;&quot;&quot;)" office:value-type="string" office:string-value="ud3_10" calcext:value-type="string">
            <text:p>ud3_10</text:p>
          </table:table-cell>
          <table:table-cell table:formula="of:=MID([.B31];3;100)" office:value-type="string" office:string-value="3_10" calcext:value-type="string">
            <text:p>3_10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4_1.txt</text:p>
          </table:table-cell>
          <table:table-cell table:formula="of:=SUBSTITUTE([.A32];&quot;.txt&quot;;&quot;&quot;)" office:value-type="string" office:string-value="ud4_1" calcext:value-type="string">
            <text:p>ud4_1</text:p>
          </table:table-cell>
          <table:table-cell table:formula="of:=MID([.B32];3;100)" office:value-type="string" office:string-value="4_1" calcext:value-type="string">
            <text:p>4_1</text:p>
          </table:table-cell>
          <table:table-cell table:formula="of:=VALUE(SUBSTITUTE(ORG.LIBREOFFICE.REGEX([.C32];&quot;(\d)+_&quot;); &quot;_&quot;;&quot;&quot;))" office:value-type="float" office:value="4" calcext:value-type="float">
            <text:p>4</text:p>
          </table:table-cell>
          <table:table-cell table:formula="of:=VALUE(SUBSTITUTE(ORG.LIBREOFFICE.REGEX([.C3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2.txt</text:p>
          </table:table-cell>
          <table:table-cell table:formula="of:=SUBSTITUTE([.A33];&quot;.txt&quot;;&quot;&quot;)" office:value-type="string" office:string-value="ud4_2" calcext:value-type="string">
            <text:p>ud4_2</text:p>
          </table:table-cell>
          <table:table-cell table:formula="of:=MID([.B33];3;100)" office:value-type="string" office:string-value="4_2" calcext:value-type="string">
            <text:p>4_2</text:p>
          </table:table-cell>
          <table:table-cell table:formula="of:=VALUE(SUBSTITUTE(ORG.LIBREOFFICE.REGEX([.C33];&quot;(\d)+_&quot;); &quot;_&quot;;&quot;&quot;))" office:value-type="float" office:value="4" calcext:value-type="float">
            <text:p>4</text:p>
          </table:table-cell>
          <table:table-cell table:formula="of:=VALUE(SUBSTITUTE(ORG.LIBREOFFICE.REGEX([.C3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4_3.txt</text:p>
          </table:table-cell>
          <table:table-cell table:formula="of:=SUBSTITUTE([.A34];&quot;.txt&quot;;&quot;&quot;)" office:value-type="string" office:string-value="ud4_3" calcext:value-type="string">
            <text:p>ud4_3</text:p>
          </table:table-cell>
          <table:table-cell table:formula="of:=MID([.B34];3;100)" office:value-type="string" office:string-value="4_3" calcext:value-type="string">
            <text:p>4_3</text:p>
          </table:table-cell>
          <table:table-cell table:formula="of:=VALUE(SUBSTITUTE(ORG.LIBREOFFICE.REGEX([.C34];&quot;(\d)+_&quot;); &quot;_&quot;;&quot;&quot;))" office:value-type="float" office:value="4" calcext:value-type="float">
            <text:p>4</text:p>
          </table:table-cell>
          <table:table-cell table:formula="of:=VALUE(SUBSTITUTE(ORG.LIBREOFFICE.REGEX([.C3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4_4.txt</text:p>
          </table:table-cell>
          <table:table-cell table:formula="of:=SUBSTITUTE([.A35];&quot;.txt&quot;;&quot;&quot;)" office:value-type="string" office:string-value="ud4_4" calcext:value-type="string">
            <text:p>ud4_4</text:p>
          </table:table-cell>
          <table:table-cell table:formula="of:=MID([.B35];3;100)" office:value-type="string" office:string-value="4_4" calcext:value-type="string">
            <text:p>4_4</text:p>
          </table:table-cell>
          <table:table-cell table:formula="of:=VALUE(SUBSTITUTE(ORG.LIBREOFFICE.REGEX([.C35];&quot;(\d)+_&quot;); &quot;_&quot;;&quot;&quot;))" office:value-type="float" office:value="4" calcext:value-type="float">
            <text:p>4</text:p>
          </table:table-cell>
          <table:table-cell table:formula="of:=VALUE(SUBSTITUTE(ORG.LIBREOFFICE.REGEX([.C3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4_5.txt</text:p>
          </table:table-cell>
          <table:table-cell table:formula="of:=SUBSTITUTE([.A36];&quot;.txt&quot;;&quot;&quot;)" office:value-type="string" office:string-value="ud4_5" calcext:value-type="string">
            <text:p>ud4_5</text:p>
          </table:table-cell>
          <table:table-cell table:formula="of:=MID([.B36];3;100)" office:value-type="string" office:string-value="4_5" calcext:value-type="string">
            <text:p>4_5</text:p>
          </table:table-cell>
          <table:table-cell table:formula="of:=VALUE(SUBSTITUTE(ORG.LIBREOFFICE.REGEX([.C36];&quot;(\d)+_&quot;); &quot;_&quot;;&quot;&quot;))" office:value-type="float" office:value="4" calcext:value-type="float">
            <text:p>4</text:p>
          </table:table-cell>
          <table:table-cell table:formula="of:=VALUE(SUBSTITUTE(ORG.LIBREOFFICE.REGEX([.C3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4_6.txt</text:p>
          </table:table-cell>
          <table:table-cell table:formula="of:=SUBSTITUTE([.A37];&quot;.txt&quot;;&quot;&quot;)" office:value-type="string" office:string-value="ud4_6" calcext:value-type="string">
            <text:p>ud4_6</text:p>
          </table:table-cell>
          <table:table-cell table:formula="of:=MID([.B37];3;100)" office:value-type="string" office:string-value="4_6" calcext:value-type="string">
            <text:p>4_6</text:p>
          </table:table-cell>
          <table:table-cell table:formula="of:=VALUE(SUBSTITUTE(ORG.LIBREOFFICE.REGEX([.C37];&quot;(\d)+_&quot;); &quot;_&quot;;&quot;&quot;))" office:value-type="float" office:value="4" calcext:value-type="float">
            <text:p>4</text:p>
          </table:table-cell>
          <table:table-cell table:formula="of:=VALUE(SUBSTITUTE(ORG.LIBREOFFICE.REGEX([.C3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4_7.txt</text:p>
          </table:table-cell>
          <table:table-cell table:formula="of:=SUBSTITUTE([.A38];&quot;.txt&quot;;&quot;&quot;)" office:value-type="string" office:string-value="ud4_7" calcext:value-type="string">
            <text:p>ud4_7</text:p>
          </table:table-cell>
          <table:table-cell table:formula="of:=MID([.B38];3;100)" office:value-type="string" office:string-value="4_7" calcext:value-type="string">
            <text:p>4_7</text:p>
          </table:table-cell>
          <table:table-cell table:formula="of:=VALUE(SUBSTITUTE(ORG.LIBREOFFICE.REGEX([.C38];&quot;(\d)+_&quot;); &quot;_&quot;;&quot;&quot;))" office:value-type="float" office:value="4" calcext:value-type="float">
            <text:p>4</text:p>
          </table:table-cell>
          <table:table-cell table:formula="of:=VALUE(SUBSTITUTE(ORG.LIBREOFFICE.REGEX([.C3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4_8.txt</text:p>
          </table:table-cell>
          <table:table-cell table:formula="of:=SUBSTITUTE([.A39];&quot;.txt&quot;;&quot;&quot;)" office:value-type="string" office:string-value="ud4_8" calcext:value-type="string">
            <text:p>ud4_8</text:p>
          </table:table-cell>
          <table:table-cell table:formula="of:=MID([.B39];3;100)" office:value-type="string" office:string-value="4_8" calcext:value-type="string">
            <text:p>4_8</text:p>
          </table:table-cell>
          <table:table-cell table:formula="of:=VALUE(SUBSTITUTE(ORG.LIBREOFFICE.REGEX([.C39];&quot;(\d)+_&quot;); &quot;_&quot;;&quot;&quot;))" office:value-type="float" office:value="4" calcext:value-type="float">
            <text:p>4</text:p>
          </table:table-cell>
          <table:table-cell table:formula="of:=VALUE(SUBSTITUTE(ORG.LIBREOFFICE.REGEX([.C3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4_9.txt</text:p>
          </table:table-cell>
          <table:table-cell table:formula="of:=SUBSTITUTE([.A40];&quot;.txt&quot;;&quot;&quot;)" office:value-type="string" office:string-value="ud4_9" calcext:value-type="string">
            <text:p>ud4_9</text:p>
          </table:table-cell>
          <table:table-cell table:formula="of:=MID([.B40];3;100)" office:value-type="string" office:string-value="4_9" calcext:value-type="string">
            <text:p>4_9</text:p>
          </table:table-cell>
          <table:table-cell table:formula="of:=VALUE(SUBSTITUTE(ORG.LIBREOFFICE.REGEX([.C40];&quot;(\d)+_&quot;); &quot;_&quot;;&quot;&quot;))" office:value-type="float" office:value="4" calcext:value-type="float">
            <text:p>4</text:p>
          </table:table-cell>
          <table:table-cell table:formula="of:=VALUE(SUBSTITUTE(ORG.LIBREOFFICE.REGEX([.C4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4_10.txt</text:p>
          </table:table-cell>
          <table:table-cell table:formula="of:=SUBSTITUTE([.A41];&quot;.txt&quot;;&quot;&quot;)" office:value-type="string" office:string-value="ud4_10" calcext:value-type="string">
            <text:p>ud4_10</text:p>
          </table:table-cell>
          <table:table-cell table:formula="of:=MID([.B41];3;100)" office:value-type="string" office:string-value="4_10" calcext:value-type="string">
            <text:p>4_10</text:p>
          </table:table-cell>
          <table:table-cell table:formula="of:=VALUE(SUBSTITUTE(ORG.LIBREOFFICE.REGEX([.C41];&quot;(\d)+_&quot;); &quot;_&quot;;&quot;&quot;))" office:value-type="float" office:value="4" calcext:value-type="float">
            <text:p>4</text:p>
          </table:table-cell>
          <table:table-cell table:formula="of:=VALUE(SUBSTITUTE(ORG.LIBREOFFICE.REGEX([.C4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5_1.txt</text:p>
          </table:table-cell>
          <table:table-cell table:formula="of:=SUBSTITUTE([.A42];&quot;.txt&quot;;&quot;&quot;)" office:value-type="string" office:string-value="ud5_1" calcext:value-type="string">
            <text:p>ud5_1</text:p>
          </table:table-cell>
          <table:table-cell table:formula="of:=MID([.B42];3;100)" office:value-type="string" office:string-value="5_1" calcext:value-type="string">
            <text:p>5_1</text:p>
          </table:table-cell>
          <table:table-cell table:formula="of:=VALUE(SUBSTITUTE(ORG.LIBREOFFICE.REGEX([.C42];&quot;(\d)+_&quot;); &quot;_&quot;;&quot;&quot;))" office:value-type="float" office:value="5" calcext:value-type="float">
            <text:p>5</text:p>
          </table:table-cell>
          <table:table-cell table:formula="of:=VALUE(SUBSTITUTE(ORG.LIBREOFFICE.REGEX([.C4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2.txt</text:p>
          </table:table-cell>
          <table:table-cell table:formula="of:=SUBSTITUTE([.A43];&quot;.txt&quot;;&quot;&quot;)" office:value-type="string" office:string-value="ud5_2" calcext:value-type="string">
            <text:p>ud5_2</text:p>
          </table:table-cell>
          <table:table-cell table:formula="of:=MID([.B43];3;100)" office:value-type="string" office:string-value="5_2" calcext:value-type="string">
            <text:p>5_2</text:p>
          </table:table-cell>
          <table:table-cell table:formula="of:=VALUE(SUBSTITUTE(ORG.LIBREOFFICE.REGEX([.C43];&quot;(\d)+_&quot;); &quot;_&quot;;&quot;&quot;))" office:value-type="float" office:value="5" calcext:value-type="float">
            <text:p>5</text:p>
          </table:table-cell>
          <table:table-cell table:formula="of:=VALUE(SUBSTITUTE(ORG.LIBREOFFICE.REGEX([.C4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5_3.txt</text:p>
          </table:table-cell>
          <table:table-cell table:formula="of:=SUBSTITUTE([.A44];&quot;.txt&quot;;&quot;&quot;)" office:value-type="string" office:string-value="ud5_3" calcext:value-type="string">
            <text:p>ud5_3</text:p>
          </table:table-cell>
          <table:table-cell table:formula="of:=MID([.B44];3;100)" office:value-type="string" office:string-value="5_3" calcext:value-type="string">
            <text:p>5_3</text:p>
          </table:table-cell>
          <table:table-cell table:formula="of:=VALUE(SUBSTITUTE(ORG.LIBREOFFICE.REGEX([.C44];&quot;(\d)+_&quot;); &quot;_&quot;;&quot;&quot;))" office:value-type="float" office:value="5" calcext:value-type="float">
            <text:p>5</text:p>
          </table:table-cell>
          <table:table-cell table:formula="of:=VALUE(SUBSTITUTE(ORG.LIBREOFFICE.REGEX([.C4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5_4.txt</text:p>
          </table:table-cell>
          <table:table-cell table:formula="of:=SUBSTITUTE([.A45];&quot;.txt&quot;;&quot;&quot;)" office:value-type="string" office:string-value="ud5_4" calcext:value-type="string">
            <text:p>ud5_4</text:p>
          </table:table-cell>
          <table:table-cell table:formula="of:=MID([.B45];3;100)" office:value-type="string" office:string-value="5_4" calcext:value-type="string">
            <text:p>5_4</text:p>
          </table:table-cell>
          <table:table-cell table:formula="of:=VALUE(SUBSTITUTE(ORG.LIBREOFFICE.REGEX([.C45];&quot;(\d)+_&quot;); &quot;_&quot;;&quot;&quot;))" office:value-type="float" office:value="5" calcext:value-type="float">
            <text:p>5</text:p>
          </table:table-cell>
          <table:table-cell table:formula="of:=VALUE(SUBSTITUTE(ORG.LIBREOFFICE.REGEX([.C4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5_5.txt</text:p>
          </table:table-cell>
          <table:table-cell table:formula="of:=SUBSTITUTE([.A46];&quot;.txt&quot;;&quot;&quot;)" office:value-type="string" office:string-value="ud5_5" calcext:value-type="string">
            <text:p>ud5_5</text:p>
          </table:table-cell>
          <table:table-cell table:formula="of:=MID([.B46];3;100)" office:value-type="string" office:string-value="5_5" calcext:value-type="string">
            <text:p>5_5</text:p>
          </table:table-cell>
          <table:table-cell table:formula="of:=VALUE(SUBSTITUTE(ORG.LIBREOFFICE.REGEX([.C46];&quot;(\d)+_&quot;); &quot;_&quot;;&quot;&quot;))" office:value-type="float" office:value="5" calcext:value-type="float">
            <text:p>5</text:p>
          </table:table-cell>
          <table:table-cell table:formula="of:=VALUE(SUBSTITUTE(ORG.LIBREOFFICE.REGEX([.C4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5_6.txt</text:p>
          </table:table-cell>
          <table:table-cell table:formula="of:=SUBSTITUTE([.A47];&quot;.txt&quot;;&quot;&quot;)" office:value-type="string" office:string-value="ud5_6" calcext:value-type="string">
            <text:p>ud5_6</text:p>
          </table:table-cell>
          <table:table-cell table:formula="of:=MID([.B47];3;100)" office:value-type="string" office:string-value="5_6" calcext:value-type="string">
            <text:p>5_6</text:p>
          </table:table-cell>
          <table:table-cell table:formula="of:=VALUE(SUBSTITUTE(ORG.LIBREOFFICE.REGEX([.C47];&quot;(\d)+_&quot;); &quot;_&quot;;&quot;&quot;))" office:value-type="float" office:value="5" calcext:value-type="float">
            <text:p>5</text:p>
          </table:table-cell>
          <table:table-cell table:formula="of:=VALUE(SUBSTITUTE(ORG.LIBREOFFICE.REGEX([.C4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5_7.txt</text:p>
          </table:table-cell>
          <table:table-cell table:formula="of:=SUBSTITUTE([.A48];&quot;.txt&quot;;&quot;&quot;)" office:value-type="string" office:string-value="ud5_7" calcext:value-type="string">
            <text:p>ud5_7</text:p>
          </table:table-cell>
          <table:table-cell table:formula="of:=MID([.B48];3;100)" office:value-type="string" office:string-value="5_7" calcext:value-type="string">
            <text:p>5_7</text:p>
          </table:table-cell>
          <table:table-cell table:formula="of:=VALUE(SUBSTITUTE(ORG.LIBREOFFICE.REGEX([.C48];&quot;(\d)+_&quot;); &quot;_&quot;;&quot;&quot;))" office:value-type="float" office:value="5" calcext:value-type="float">
            <text:p>5</text:p>
          </table:table-cell>
          <table:table-cell table:formula="of:=VALUE(SUBSTITUTE(ORG.LIBREOFFICE.REGEX([.C4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5_8.txt</text:p>
          </table:table-cell>
          <table:table-cell table:formula="of:=SUBSTITUTE([.A49];&quot;.txt&quot;;&quot;&quot;)" office:value-type="string" office:string-value="ud5_8" calcext:value-type="string">
            <text:p>ud5_8</text:p>
          </table:table-cell>
          <table:table-cell table:formula="of:=MID([.B49];3;100)" office:value-type="string" office:string-value="5_8" calcext:value-type="string">
            <text:p>5_8</text:p>
          </table:table-cell>
          <table:table-cell table:formula="of:=VALUE(SUBSTITUTE(ORG.LIBREOFFICE.REGEX([.C49];&quot;(\d)+_&quot;); &quot;_&quot;;&quot;&quot;))" office:value-type="float" office:value="5" calcext:value-type="float">
            <text:p>5</text:p>
          </table:table-cell>
          <table:table-cell table:formula="of:=VALUE(SUBSTITUTE(ORG.LIBREOFFICE.REGEX([.C4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5_9.txt</text:p>
          </table:table-cell>
          <table:table-cell table:formula="of:=SUBSTITUTE([.A50];&quot;.txt&quot;;&quot;&quot;)" office:value-type="string" office:string-value="ud5_9" calcext:value-type="string">
            <text:p>ud5_9</text:p>
          </table:table-cell>
          <table:table-cell table:formula="of:=MID([.B50];3;100)" office:value-type="string" office:string-value="5_9" calcext:value-type="string">
            <text:p>5_9</text:p>
          </table:table-cell>
          <table:table-cell table:formula="of:=VALUE(SUBSTITUTE(ORG.LIBREOFFICE.REGEX([.C50];&quot;(\d)+_&quot;); &quot;_&quot;;&quot;&quot;))" office:value-type="float" office:value="5" calcext:value-type="float">
            <text:p>5</text:p>
          </table:table-cell>
          <table:table-cell table:formula="of:=VALUE(SUBSTITUTE(ORG.LIBREOFFICE.REGEX([.C5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5_10.txt</text:p>
          </table:table-cell>
          <table:table-cell table:formula="of:=SUBSTITUTE([.A51];&quot;.txt&quot;;&quot;&quot;)" office:value-type="string" office:string-value="ud5_10" calcext:value-type="string">
            <text:p>ud5_10</text:p>
          </table:table-cell>
          <table:table-cell table:formula="of:=MID([.B51];3;100)" office:value-type="string" office:string-value="5_10" calcext:value-type="string">
            <text:p>5_10</text:p>
          </table:table-cell>
          <table:table-cell table:formula="of:=VALUE(SUBSTITUTE(ORG.LIBREOFFICE.REGEX([.C51];&quot;(\d)+_&quot;); &quot;_&quot;;&quot;&quot;))" office:value-type="float" office:value="5" calcext:value-type="float">
            <text:p>5</text:p>
          </table:table-cell>
          <table:table-cell table:formula="of:=VALUE(SUBSTITUTE(ORG.LIBREOFFICE.REGEX([.C5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6_1.txt</text:p>
          </table:table-cell>
          <table:table-cell table:formula="of:=SUBSTITUTE([.A52];&quot;.txt&quot;;&quot;&quot;)" office:value-type="string" office:string-value="ud6_1" calcext:value-type="string">
            <text:p>ud6_1</text:p>
          </table:table-cell>
          <table:table-cell table:formula="of:=MID([.B52];3;100)" office:value-type="string" office:string-value="6_1" calcext:value-type="string">
            <text:p>6_1</text:p>
          </table:table-cell>
          <table:table-cell table:formula="of:=VALUE(SUBSTITUTE(ORG.LIBREOFFICE.REGEX([.C52];&quot;(\d)+_&quot;); &quot;_&quot;;&quot;&quot;))" office:value-type="float" office:value="6" calcext:value-type="float">
            <text:p>6</text:p>
          </table:table-cell>
          <table:table-cell table:formula="of:=VALUE(SUBSTITUTE(ORG.LIBREOFFICE.REGEX([.C5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2.txt</text:p>
          </table:table-cell>
          <table:table-cell table:formula="of:=SUBSTITUTE([.A53];&quot;.txt&quot;;&quot;&quot;)" office:value-type="string" office:string-value="ud6_2" calcext:value-type="string">
            <text:p>ud6_2</text:p>
          </table:table-cell>
          <table:table-cell table:formula="of:=MID([.B53];3;100)" office:value-type="string" office:string-value="6_2" calcext:value-type="string">
            <text:p>6_2</text:p>
          </table:table-cell>
          <table:table-cell table:formula="of:=VALUE(SUBSTITUTE(ORG.LIBREOFFICE.REGEX([.C53];&quot;(\d)+_&quot;); &quot;_&quot;;&quot;&quot;))" office:value-type="float" office:value="6" calcext:value-type="float">
            <text:p>6</text:p>
          </table:table-cell>
          <table:table-cell table:formula="of:=VALUE(SUBSTITUTE(ORG.LIBREOFFICE.REGEX([.C5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6_3.txt</text:p>
          </table:table-cell>
          <table:table-cell table:formula="of:=SUBSTITUTE([.A54];&quot;.txt&quot;;&quot;&quot;)" office:value-type="string" office:string-value="ud6_3" calcext:value-type="string">
            <text:p>ud6_3</text:p>
          </table:table-cell>
          <table:table-cell table:formula="of:=MID([.B54];3;100)" office:value-type="string" office:string-value="6_3" calcext:value-type="string">
            <text:p>6_3</text:p>
          </table:table-cell>
          <table:table-cell table:formula="of:=VALUE(SUBSTITUTE(ORG.LIBREOFFICE.REGEX([.C54];&quot;(\d)+_&quot;); &quot;_&quot;;&quot;&quot;))" office:value-type="float" office:value="6" calcext:value-type="float">
            <text:p>6</text:p>
          </table:table-cell>
          <table:table-cell table:formula="of:=VALUE(SUBSTITUTE(ORG.LIBREOFFICE.REGEX([.C5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6_4.txt</text:p>
          </table:table-cell>
          <table:table-cell table:formula="of:=SUBSTITUTE([.A55];&quot;.txt&quot;;&quot;&quot;)" office:value-type="string" office:string-value="ud6_4" calcext:value-type="string">
            <text:p>ud6_4</text:p>
          </table:table-cell>
          <table:table-cell table:formula="of:=MID([.B55];3;100)" office:value-type="string" office:string-value="6_4" calcext:value-type="string">
            <text:p>6_4</text:p>
          </table:table-cell>
          <table:table-cell table:formula="of:=VALUE(SUBSTITUTE(ORG.LIBREOFFICE.REGEX([.C55];&quot;(\d)+_&quot;); &quot;_&quot;;&quot;&quot;))" office:value-type="float" office:value="6" calcext:value-type="float">
            <text:p>6</text:p>
          </table:table-cell>
          <table:table-cell table:formula="of:=VALUE(SUBSTITUTE(ORG.LIBREOFFICE.REGEX([.C5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6_5.txt</text:p>
          </table:table-cell>
          <table:table-cell table:formula="of:=SUBSTITUTE([.A56];&quot;.txt&quot;;&quot;&quot;)" office:value-type="string" office:string-value="ud6_5" calcext:value-type="string">
            <text:p>ud6_5</text:p>
          </table:table-cell>
          <table:table-cell table:formula="of:=MID([.B56];3;100)" office:value-type="string" office:string-value="6_5" calcext:value-type="string">
            <text:p>6_5</text:p>
          </table:table-cell>
          <table:table-cell table:formula="of:=VALUE(SUBSTITUTE(ORG.LIBREOFFICE.REGEX([.C56];&quot;(\d)+_&quot;); &quot;_&quot;;&quot;&quot;))" office:value-type="float" office:value="6" calcext:value-type="float">
            <text:p>6</text:p>
          </table:table-cell>
          <table:table-cell table:formula="of:=VALUE(SUBSTITUTE(ORG.LIBREOFFICE.REGEX([.C5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6_6.txt</text:p>
          </table:table-cell>
          <table:table-cell table:formula="of:=SUBSTITUTE([.A57];&quot;.txt&quot;;&quot;&quot;)" office:value-type="string" office:string-value="ud6_6" calcext:value-type="string">
            <text:p>ud6_6</text:p>
          </table:table-cell>
          <table:table-cell table:formula="of:=MID([.B57];3;100)" office:value-type="string" office:string-value="6_6" calcext:value-type="string">
            <text:p>6_6</text:p>
          </table:table-cell>
          <table:table-cell table:formula="of:=VALUE(SUBSTITUTE(ORG.LIBREOFFICE.REGEX([.C57];&quot;(\d)+_&quot;); &quot;_&quot;;&quot;&quot;))" office:value-type="float" office:value="6" calcext:value-type="float">
            <text:p>6</text:p>
          </table:table-cell>
          <table:table-cell table:formula="of:=VALUE(SUBSTITUTE(ORG.LIBREOFFICE.REGEX([.C5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6_7.txt</text:p>
          </table:table-cell>
          <table:table-cell table:formula="of:=SUBSTITUTE([.A58];&quot;.txt&quot;;&quot;&quot;)" office:value-type="string" office:string-value="ud6_7" calcext:value-type="string">
            <text:p>ud6_7</text:p>
          </table:table-cell>
          <table:table-cell table:formula="of:=MID([.B58];3;100)" office:value-type="string" office:string-value="6_7" calcext:value-type="string">
            <text:p>6_7</text:p>
          </table:table-cell>
          <table:table-cell table:formula="of:=VALUE(SUBSTITUTE(ORG.LIBREOFFICE.REGEX([.C58];&quot;(\d)+_&quot;); &quot;_&quot;;&quot;&quot;))" office:value-type="float" office:value="6" calcext:value-type="float">
            <text:p>6</text:p>
          </table:table-cell>
          <table:table-cell table:formula="of:=VALUE(SUBSTITUTE(ORG.LIBREOFFICE.REGEX([.C5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6_8.txt</text:p>
          </table:table-cell>
          <table:table-cell table:formula="of:=SUBSTITUTE([.A59];&quot;.txt&quot;;&quot;&quot;)" office:value-type="string" office:string-value="ud6_8" calcext:value-type="string">
            <text:p>ud6_8</text:p>
          </table:table-cell>
          <table:table-cell table:formula="of:=MID([.B59];3;100)" office:value-type="string" office:string-value="6_8" calcext:value-type="string">
            <text:p>6_8</text:p>
          </table:table-cell>
          <table:table-cell table:formula="of:=VALUE(SUBSTITUTE(ORG.LIBREOFFICE.REGEX([.C59];&quot;(\d)+_&quot;); &quot;_&quot;;&quot;&quot;))" office:value-type="float" office:value="6" calcext:value-type="float">
            <text:p>6</text:p>
          </table:table-cell>
          <table:table-cell table:formula="of:=VALUE(SUBSTITUTE(ORG.LIBREOFFICE.REGEX([.C5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6_9.txt</text:p>
          </table:table-cell>
          <table:table-cell table:formula="of:=SUBSTITUTE([.A60];&quot;.txt&quot;;&quot;&quot;)" office:value-type="string" office:string-value="ud6_9" calcext:value-type="string">
            <text:p>ud6_9</text:p>
          </table:table-cell>
          <table:table-cell table:formula="of:=MID([.B60];3;100)" office:value-type="string" office:string-value="6_9" calcext:value-type="string">
            <text:p>6_9</text:p>
          </table:table-cell>
          <table:table-cell table:formula="of:=VALUE(SUBSTITUTE(ORG.LIBREOFFICE.REGEX([.C60];&quot;(\d)+_&quot;); &quot;_&quot;;&quot;&quot;))" office:value-type="float" office:value="6" calcext:value-type="float">
            <text:p>6</text:p>
          </table:table-cell>
          <table:table-cell table:formula="of:=VALUE(SUBSTITUTE(ORG.LIBREOFFICE.REGEX([.C6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6_10.txt</text:p>
          </table:table-cell>
          <table:table-cell table:formula="of:=SUBSTITUTE([.A61];&quot;.txt&quot;;&quot;&quot;)" office:value-type="string" office:string-value="ud6_10" calcext:value-type="string">
            <text:p>ud6_10</text:p>
          </table:table-cell>
          <table:table-cell table:formula="of:=MID([.B61];3;100)" office:value-type="string" office:string-value="6_10" calcext:value-type="string">
            <text:p>6_10</text:p>
          </table:table-cell>
          <table:table-cell table:formula="of:=VALUE(SUBSTITUTE(ORG.LIBREOFFICE.REGEX([.C61];&quot;(\d)+_&quot;); &quot;_&quot;;&quot;&quot;))" office:value-type="float" office:value="6" calcext:value-type="float">
            <text:p>6</text:p>
          </table:table-cell>
          <table:table-cell table:formula="of:=VALUE(SUBSTITUTE(ORG.LIBREOFFICE.REGEX([.C6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7_1.txt</text:p>
          </table:table-cell>
          <table:table-cell table:formula="of:=SUBSTITUTE([.A62];&quot;.txt&quot;;&quot;&quot;)" office:value-type="string" office:string-value="ud7_1" calcext:value-type="string">
            <text:p>ud7_1</text:p>
          </table:table-cell>
          <table:table-cell table:formula="of:=MID([.B62];3;100)" office:value-type="string" office:string-value="7_1" calcext:value-type="string">
            <text:p>7_1</text:p>
          </table:table-cell>
          <table:table-cell table:formula="of:=VALUE(SUBSTITUTE(ORG.LIBREOFFICE.REGEX([.C62];&quot;(\d)+_&quot;); &quot;_&quot;;&quot;&quot;))" office:value-type="float" office:value="7" calcext:value-type="float">
            <text:p>7</text:p>
          </table:table-cell>
          <table:table-cell table:formula="of:=VALUE(SUBSTITUTE(ORG.LIBREOFFICE.REGEX([.C6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2.txt</text:p>
          </table:table-cell>
          <table:table-cell table:formula="of:=SUBSTITUTE([.A63];&quot;.txt&quot;;&quot;&quot;)" office:value-type="string" office:string-value="ud7_2" calcext:value-type="string">
            <text:p>ud7_2</text:p>
          </table:table-cell>
          <table:table-cell table:formula="of:=MID([.B63];3;100)" office:value-type="string" office:string-value="7_2" calcext:value-type="string">
            <text:p>7_2</text:p>
          </table:table-cell>
          <table:table-cell table:formula="of:=VALUE(SUBSTITUTE(ORG.LIBREOFFICE.REGEX([.C63];&quot;(\d)+_&quot;); &quot;_&quot;;&quot;&quot;))" office:value-type="float" office:value="7" calcext:value-type="float">
            <text:p>7</text:p>
          </table:table-cell>
          <table:table-cell table:formula="of:=VALUE(SUBSTITUTE(ORG.LIBREOFFICE.REGEX([.C6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7_3.txt</text:p>
          </table:table-cell>
          <table:table-cell table:formula="of:=SUBSTITUTE([.A64];&quot;.txt&quot;;&quot;&quot;)" office:value-type="string" office:string-value="ud7_3" calcext:value-type="string">
            <text:p>ud7_3</text:p>
          </table:table-cell>
          <table:table-cell table:formula="of:=MID([.B64];3;100)" office:value-type="string" office:string-value="7_3" calcext:value-type="string">
            <text:p>7_3</text:p>
          </table:table-cell>
          <table:table-cell table:formula="of:=VALUE(SUBSTITUTE(ORG.LIBREOFFICE.REGEX([.C64];&quot;(\d)+_&quot;); &quot;_&quot;;&quot;&quot;))" office:value-type="float" office:value="7" calcext:value-type="float">
            <text:p>7</text:p>
          </table:table-cell>
          <table:table-cell table:formula="of:=VALUE(SUBSTITUTE(ORG.LIBREOFFICE.REGEX([.C6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7_4.txt</text:p>
          </table:table-cell>
          <table:table-cell table:formula="of:=SUBSTITUTE([.A65];&quot;.txt&quot;;&quot;&quot;)" office:value-type="string" office:string-value="ud7_4" calcext:value-type="string">
            <text:p>ud7_4</text:p>
          </table:table-cell>
          <table:table-cell table:formula="of:=MID([.B65];3;100)" office:value-type="string" office:string-value="7_4" calcext:value-type="string">
            <text:p>7_4</text:p>
          </table:table-cell>
          <table:table-cell table:formula="of:=VALUE(SUBSTITUTE(ORG.LIBREOFFICE.REGEX([.C65];&quot;(\d)+_&quot;); &quot;_&quot;;&quot;&quot;))" office:value-type="float" office:value="7" calcext:value-type="float">
            <text:p>7</text:p>
          </table:table-cell>
          <table:table-cell table:formula="of:=VALUE(SUBSTITUTE(ORG.LIBREOFFICE.REGEX([.C6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7_5.txt</text:p>
          </table:table-cell>
          <table:table-cell table:formula="of:=SUBSTITUTE([.A66];&quot;.txt&quot;;&quot;&quot;)" office:value-type="string" office:string-value="ud7_5" calcext:value-type="string">
            <text:p>ud7_5</text:p>
          </table:table-cell>
          <table:table-cell table:formula="of:=MID([.B66];3;100)" office:value-type="string" office:string-value="7_5" calcext:value-type="string">
            <text:p>7_5</text:p>
          </table:table-cell>
          <table:table-cell table:formula="of:=VALUE(SUBSTITUTE(ORG.LIBREOFFICE.REGEX([.C66];&quot;(\d)+_&quot;); &quot;_&quot;;&quot;&quot;))" office:value-type="float" office:value="7" calcext:value-type="float">
            <text:p>7</text:p>
          </table:table-cell>
          <table:table-cell table:formula="of:=VALUE(SUBSTITUTE(ORG.LIBREOFFICE.REGEX([.C6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7_6.txt</text:p>
          </table:table-cell>
          <table:table-cell table:formula="of:=SUBSTITUTE([.A67];&quot;.txt&quot;;&quot;&quot;)" office:value-type="string" office:string-value="ud7_6" calcext:value-type="string">
            <text:p>ud7_6</text:p>
          </table:table-cell>
          <table:table-cell table:formula="of:=MID([.B67];3;100)" office:value-type="string" office:string-value="7_6" calcext:value-type="string">
            <text:p>7_6</text:p>
          </table:table-cell>
          <table:table-cell table:formula="of:=VALUE(SUBSTITUTE(ORG.LIBREOFFICE.REGEX([.C67];&quot;(\d)+_&quot;); &quot;_&quot;;&quot;&quot;))" office:value-type="float" office:value="7" calcext:value-type="float">
            <text:p>7</text:p>
          </table:table-cell>
          <table:table-cell table:formula="of:=VALUE(SUBSTITUTE(ORG.LIBREOFFICE.REGEX([.C6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7_7.txt</text:p>
          </table:table-cell>
          <table:table-cell table:formula="of:=SUBSTITUTE([.A68];&quot;.txt&quot;;&quot;&quot;)" office:value-type="string" office:string-value="ud7_7" calcext:value-type="string">
            <text:p>ud7_7</text:p>
          </table:table-cell>
          <table:table-cell table:formula="of:=MID([.B68];3;100)" office:value-type="string" office:string-value="7_7" calcext:value-type="string">
            <text:p>7_7</text:p>
          </table:table-cell>
          <table:table-cell table:formula="of:=VALUE(SUBSTITUTE(ORG.LIBREOFFICE.REGEX([.C68];&quot;(\d)+_&quot;); &quot;_&quot;;&quot;&quot;))" office:value-type="float" office:value="7" calcext:value-type="float">
            <text:p>7</text:p>
          </table:table-cell>
          <table:table-cell table:formula="of:=VALUE(SUBSTITUTE(ORG.LIBREOFFICE.REGEX([.C6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7_8.txt</text:p>
          </table:table-cell>
          <table:table-cell table:formula="of:=SUBSTITUTE([.A69];&quot;.txt&quot;;&quot;&quot;)" office:value-type="string" office:string-value="ud7_8" calcext:value-type="string">
            <text:p>ud7_8</text:p>
          </table:table-cell>
          <table:table-cell table:formula="of:=MID([.B69];3;100)" office:value-type="string" office:string-value="7_8" calcext:value-type="string">
            <text:p>7_8</text:p>
          </table:table-cell>
          <table:table-cell table:formula="of:=VALUE(SUBSTITUTE(ORG.LIBREOFFICE.REGEX([.C69];&quot;(\d)+_&quot;); &quot;_&quot;;&quot;&quot;))" office:value-type="float" office:value="7" calcext:value-type="float">
            <text:p>7</text:p>
          </table:table-cell>
          <table:table-cell table:formula="of:=VALUE(SUBSTITUTE(ORG.LIBREOFFICE.REGEX([.C6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7_9.txt</text:p>
          </table:table-cell>
          <table:table-cell table:formula="of:=SUBSTITUTE([.A70];&quot;.txt&quot;;&quot;&quot;)" office:value-type="string" office:string-value="ud7_9" calcext:value-type="string">
            <text:p>ud7_9</text:p>
          </table:table-cell>
          <table:table-cell table:formula="of:=MID([.B70];3;100)" office:value-type="string" office:string-value="7_9" calcext:value-type="string">
            <text:p>7_9</text:p>
          </table:table-cell>
          <table:table-cell table:formula="of:=VALUE(SUBSTITUTE(ORG.LIBREOFFICE.REGEX([.C70];&quot;(\d)+_&quot;); &quot;_&quot;;&quot;&quot;))" office:value-type="float" office:value="7" calcext:value-type="float">
            <text:p>7</text:p>
          </table:table-cell>
          <table:table-cell table:formula="of:=VALUE(SUBSTITUTE(ORG.LIBREOFFICE.REGEX([.C7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7_10.txt</text:p>
          </table:table-cell>
          <table:table-cell table:formula="of:=SUBSTITUTE([.A71];&quot;.txt&quot;;&quot;&quot;)" office:value-type="string" office:string-value="ud7_10" calcext:value-type="string">
            <text:p>ud7_10</text:p>
          </table:table-cell>
          <table:table-cell table:formula="of:=MID([.B71];3;100)" office:value-type="string" office:string-value="7_10" calcext:value-type="string">
            <text:p>7_10</text:p>
          </table:table-cell>
          <table:table-cell table:formula="of:=VALUE(SUBSTITUTE(ORG.LIBREOFFICE.REGEX([.C71];&quot;(\d)+_&quot;); &quot;_&quot;;&quot;&quot;))" office:value-type="float" office:value="7" calcext:value-type="float">
            <text:p>7</text:p>
          </table:table-cell>
          <table:table-cell table:formula="of:=VALUE(SUBSTITUTE(ORG.LIBREOFFICE.REGEX([.C7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ud8_1.txt</text:p>
          </table:table-cell>
          <table:table-cell table:formula="of:=SUBSTITUTE([.A72];&quot;.txt&quot;;&quot;&quot;)" office:value-type="string" office:string-value="ud8_1" calcext:value-type="string">
            <text:p>ud8_1</text:p>
          </table:table-cell>
          <table:table-cell table:formula="of:=MID([.B72];3;100)" office:value-type="string" office:string-value="8_1" calcext:value-type="string">
            <text:p>8_1</text:p>
          </table:table-cell>
          <table:table-cell table:formula="of:=VALUE(SUBSTITUTE(ORG.LIBREOFFICE.REGEX([.C72];&quot;(\d)+_&quot;); &quot;_&quot;;&quot;&quot;))" office:value-type="float" office:value="8" calcext:value-type="float">
            <text:p>8</text:p>
          </table:table-cell>
          <table:table-cell table:formula="of:=VALUE(SUBSTITUTE(ORG.LIBREOFFICE.REGEX([.C7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2.txt</text:p>
          </table:table-cell>
          <table:table-cell table:formula="of:=SUBSTITUTE([.A73];&quot;.txt&quot;;&quot;&quot;)" office:value-type="string" office:string-value="ud8_2" calcext:value-type="string">
            <text:p>ud8_2</text:p>
          </table:table-cell>
          <table:table-cell table:formula="of:=MID([.B73];3;100)" office:value-type="string" office:string-value="8_2" calcext:value-type="string">
            <text:p>8_2</text:p>
          </table:table-cell>
          <table:table-cell table:formula="of:=VALUE(SUBSTITUTE(ORG.LIBREOFFICE.REGEX([.C73];&quot;(\d)+_&quot;); &quot;_&quot;;&quot;&quot;))" office:value-type="float" office:value="8" calcext:value-type="float">
            <text:p>8</text:p>
          </table:table-cell>
          <table:table-cell table:formula="of:=VALUE(SUBSTITUTE(ORG.LIBREOFFICE.REGEX([.C7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d8_3.txt</text:p>
          </table:table-cell>
          <table:table-cell table:formula="of:=SUBSTITUTE([.A74];&quot;.txt&quot;;&quot;&quot;)" office:value-type="string" office:string-value="ud8_3" calcext:value-type="string">
            <text:p>ud8_3</text:p>
          </table:table-cell>
          <table:table-cell table:formula="of:=MID([.B74];3;100)" office:value-type="string" office:string-value="8_3" calcext:value-type="string">
            <text:p>8_3</text:p>
          </table:table-cell>
          <table:table-cell table:formula="of:=VALUE(SUBSTITUTE(ORG.LIBREOFFICE.REGEX([.C74];&quot;(\d)+_&quot;); &quot;_&quot;;&quot;&quot;))" office:value-type="float" office:value="8" calcext:value-type="float">
            <text:p>8</text:p>
          </table:table-cell>
          <table:table-cell table:formula="of:=VALUE(SUBSTITUTE(ORG.LIBREOFFICE.REGEX([.C7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d8_4.txt</text:p>
          </table:table-cell>
          <table:table-cell table:formula="of:=SUBSTITUTE([.A75];&quot;.txt&quot;;&quot;&quot;)" office:value-type="string" office:string-value="ud8_4" calcext:value-type="string">
            <text:p>ud8_4</text:p>
          </table:table-cell>
          <table:table-cell table:formula="of:=MID([.B75];3;100)" office:value-type="string" office:string-value="8_4" calcext:value-type="string">
            <text:p>8_4</text:p>
          </table:table-cell>
          <table:table-cell table:formula="of:=VALUE(SUBSTITUTE(ORG.LIBREOFFICE.REGEX([.C75];&quot;(\d)+_&quot;); &quot;_&quot;;&quot;&quot;))" office:value-type="float" office:value="8" calcext:value-type="float">
            <text:p>8</text:p>
          </table:table-cell>
          <table:table-cell table:formula="of:=VALUE(SUBSTITUTE(ORG.LIBREOFFICE.REGEX([.C7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d8_5.txt</text:p>
          </table:table-cell>
          <table:table-cell table:formula="of:=SUBSTITUTE([.A76];&quot;.txt&quot;;&quot;&quot;)" office:value-type="string" office:string-value="ud8_5" calcext:value-type="string">
            <text:p>ud8_5</text:p>
          </table:table-cell>
          <table:table-cell table:formula="of:=MID([.B76];3;100)" office:value-type="string" office:string-value="8_5" calcext:value-type="string">
            <text:p>8_5</text:p>
          </table:table-cell>
          <table:table-cell table:formula="of:=VALUE(SUBSTITUTE(ORG.LIBREOFFICE.REGEX([.C76];&quot;(\d)+_&quot;); &quot;_&quot;;&quot;&quot;))" office:value-type="float" office:value="8" calcext:value-type="float">
            <text:p>8</text:p>
          </table:table-cell>
          <table:table-cell table:formula="of:=VALUE(SUBSTITUTE(ORG.LIBREOFFICE.REGEX([.C76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ud8_6.txt</text:p>
          </table:table-cell>
          <table:table-cell table:formula="of:=SUBSTITUTE([.A77];&quot;.txt&quot;;&quot;&quot;)" office:value-type="string" office:string-value="ud8_6" calcext:value-type="string">
            <text:p>ud8_6</text:p>
          </table:table-cell>
          <table:table-cell table:formula="of:=MID([.B77];3;100)" office:value-type="string" office:string-value="8_6" calcext:value-type="string">
            <text:p>8_6</text:p>
          </table:table-cell>
          <table:table-cell table:formula="of:=VALUE(SUBSTITUTE(ORG.LIBREOFFICE.REGEX([.C77];&quot;(\d)+_&quot;); &quot;_&quot;;&quot;&quot;))" office:value-type="float" office:value="8" calcext:value-type="float">
            <text:p>8</text:p>
          </table:table-cell>
          <table:table-cell table:formula="of:=VALUE(SUBSTITUTE(ORG.LIBREOFFICE.REGEX([.C77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ud8_7.txt</text:p>
          </table:table-cell>
          <table:table-cell table:formula="of:=SUBSTITUTE([.A78];&quot;.txt&quot;;&quot;&quot;)" office:value-type="string" office:string-value="ud8_7" calcext:value-type="string">
            <text:p>ud8_7</text:p>
          </table:table-cell>
          <table:table-cell table:formula="of:=MID([.B78];3;100)" office:value-type="string" office:string-value="8_7" calcext:value-type="string">
            <text:p>8_7</text:p>
          </table:table-cell>
          <table:table-cell table:formula="of:=VALUE(SUBSTITUTE(ORG.LIBREOFFICE.REGEX([.C78];&quot;(\d)+_&quot;); &quot;_&quot;;&quot;&quot;))" office:value-type="float" office:value="8" calcext:value-type="float">
            <text:p>8</text:p>
          </table:table-cell>
          <table:table-cell table:formula="of:=VALUE(SUBSTITUTE(ORG.LIBREOFFICE.REGEX([.C78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ud8_8.txt</text:p>
          </table:table-cell>
          <table:table-cell table:formula="of:=SUBSTITUTE([.A79];&quot;.txt&quot;;&quot;&quot;)" office:value-type="string" office:string-value="ud8_8" calcext:value-type="string">
            <text:p>ud8_8</text:p>
          </table:table-cell>
          <table:table-cell table:formula="of:=MID([.B79];3;100)" office:value-type="string" office:string-value="8_8" calcext:value-type="string">
            <text:p>8_8</text:p>
          </table:table-cell>
          <table:table-cell table:formula="of:=VALUE(SUBSTITUTE(ORG.LIBREOFFICE.REGEX([.C79];&quot;(\d)+_&quot;); &quot;_&quot;;&quot;&quot;))" office:value-type="float" office:value="8" calcext:value-type="float">
            <text:p>8</text:p>
          </table:table-cell>
          <table:table-cell table:formula="of:=VALUE(SUBSTITUTE(ORG.LIBREOFFICE.REGEX([.C79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ud8_9.txt</text:p>
          </table:table-cell>
          <table:table-cell table:formula="of:=SUBSTITUTE([.A80];&quot;.txt&quot;;&quot;&quot;)" office:value-type="string" office:string-value="ud8_9" calcext:value-type="string">
            <text:p>ud8_9</text:p>
          </table:table-cell>
          <table:table-cell table:formula="of:=MID([.B80];3;100)" office:value-type="string" office:string-value="8_9" calcext:value-type="string">
            <text:p>8_9</text:p>
          </table:table-cell>
          <table:table-cell table:formula="of:=VALUE(SUBSTITUTE(ORG.LIBREOFFICE.REGEX([.C80];&quot;(\d)+_&quot;); &quot;_&quot;;&quot;&quot;))" office:value-type="float" office:value="8" calcext:value-type="float">
            <text:p>8</text:p>
          </table:table-cell>
          <table:table-cell table:formula="of:=VALUE(SUBSTITUTE(ORG.LIBREOFFICE.REGEX([.C80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ud8_10.txt</text:p>
          </table:table-cell>
          <table:table-cell table:formula="of:=SUBSTITUTE([.A81];&quot;.txt&quot;;&quot;&quot;)" office:value-type="string" office:string-value="ud8_10" calcext:value-type="string">
            <text:p>ud8_10</text:p>
          </table:table-cell>
          <table:table-cell table:formula="of:=MID([.B81];3;100)" office:value-type="string" office:string-value="8_10" calcext:value-type="string">
            <text:p>8_10</text:p>
          </table:table-cell>
          <table:table-cell table:formula="of:=VALUE(SUBSTITUTE(ORG.LIBREOFFICE.REGEX([.C81];&quot;(\d)+_&quot;); &quot;_&quot;;&quot;&quot;))" office:value-type="float" office:value="8" calcext:value-type="float">
            <text:p>8</text:p>
          </table:table-cell>
          <table:table-cell table:formula="of:=VALUE(SUBSTITUTE(ORG.LIBREOFFICE.REGEX([.C8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pptwo.txt</text:p>
          </table:table-cell>
          <table:table-cell table:formula="of:=SUBSTITUTE([.A82];&quot;.txt&quot;;&quot;&quot;)" office:value-type="string" office:string-value="apptwo" calcext:value-type="string">
            <text:p>apptwo</text:p>
          </table:table-cell>
          <table:table-cell table:formula="of:=MID([.B82];3;100)" office:value-type="string" office:string-value="ptwo" calcext:value-type="string">
            <text:p>ptwo</text:p>
          </table:table-cell>
          <table:table-cell table:formula="of:=VALUE(SUBSTITUTE(ORG.LIBREOFFICE.REGEX([.C82];&quot;(\d)+_&quot;); &quot;_&quot;;&quot;&quot;))" office:value-type="string" office:string-value="" calcext:value-type="error">
            <text:p>#N/A</text:p>
          </table:table-cell>
          <table:table-cell table:formula="of:=VALUE(SUBSTITUTE(ORG.LIBREOFFICE.REGEX([.C82];&quot;_(\d)+&quot;); &quot;_&quot;;&quot;&quot;))" office:value-type="string" office:string-value="" calcext:value-type="error">
            <text:p>#N/A</text:p>
          </table:table-cell>
        </table:table-row>
      </table:table>
      <table:table table:name="Ud-rec" table:style-name="ta1">
        <table:table-column table:style-name="co1" table:default-cell-style-name="Default"/>
        <table:table-column table:style-name="co1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apptwo</text:p>
          </table:table-cell>
          <table:table-cell office:value-type="string" calcext:value-type="string">
            <text:p><text:s/>Non-Udāna Exclamations</text:p>
          </table:table-cell>
          <table:table-cell office:value-type="float" office:value="1216.835918" calcext:value-type="float">
            <text:p>1216.835918</text:p>
          </table:table-cell>
          <table:table-cell office:value-type="string" calcext:value-type="string">
            <text:p>apptwo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1</text:p>
          </table:table-cell>
          <table:table-cell office:value-type="string" calcext:value-type="string">
            <text:p><text:s/>Awakening (1) (Bodhi Sutta)</text:p>
          </table:table-cell>
          <table:table-cell office:value-type="float" office:value="116.741224" calcext:value-type="float">
            <text:p>116.741224</text:p>
          </table:table-cell>
          <table:table-cell office:value-type="string" calcext:value-type="string">
            <text:p>ud1_1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10</text:p>
          </table:table-cell>
          <table:table-cell office:value-type="string" calcext:value-type="string">
            <text:p><text:s/>Bāhiya (Bāhiya Sutta)</text:p>
          </table:table-cell>
          <table:table-cell office:value-type="float" office:value="393.456327" calcext:value-type="float">
            <text:p>393.456327</text:p>
          </table:table-cell>
          <table:table-cell office:value-type="string" calcext:value-type="string">
            <text:p>ud1_10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2</text:p>
          </table:table-cell>
          <table:table-cell office:value-type="string" calcext:value-type="string">
            <text:p><text:s/>Awakening (2) (Bodhi Sutta)</text:p>
          </table:table-cell>
          <table:table-cell office:value-type="float" office:value="118.047347" calcext:value-type="float">
            <text:p>118.047347</text:p>
          </table:table-cell>
          <table:table-cell office:value-type="string" calcext:value-type="string">
            <text:p>ud1_2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3</text:p>
          </table:table-cell>
          <table:table-cell office:value-type="string" calcext:value-type="string">
            <text:p><text:s/>Awakening (3) (Bodhi Sutta)</text:p>
          </table:table-cell>
          <table:table-cell office:value-type="float" office:value="184.398367" calcext:value-type="float">
            <text:p>184.398367</text:p>
          </table:table-cell>
          <table:table-cell office:value-type="string" calcext:value-type="string">
            <text:p>ud1_3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4</text:p>
          </table:table-cell>
          <table:table-cell office:value-type="string" calcext:value-type="string">
            <text:p><text:s/>Overbearing (Huhuṅka Sutta)</text:p>
          </table:table-cell>
          <table:table-cell office:value-type="float" office:value="75.964082" calcext:value-type="float">
            <text:p>75.964082</text:p>
          </table:table-cell>
          <table:table-cell office:value-type="string" calcext:value-type="string">
            <text:p>ud1_4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5</text:p>
          </table:table-cell>
          <table:table-cell office:value-type="string" calcext:value-type="string">
            <text:p><text:s/>Brahmans (Brāhmaṇa Sutta)</text:p>
          </table:table-cell>
          <table:table-cell office:value-type="float" office:value="72.150204" calcext:value-type="float">
            <text:p>72.150204</text:p>
          </table:table-cell>
          <table:table-cell office:value-type="string" calcext:value-type="string">
            <text:p>ud1_5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6</text:p>
          </table:table-cell>
          <table:table-cell office:value-type="string" calcext:value-type="string">
            <text:p><text:s/>Mahā Kassapa (Kassapa Sutta)</text:p>
          </table:table-cell>
          <table:table-cell office:value-type="float" office:value="85.55102" calcext:value-type="float">
            <text:p>85.55102</text:p>
          </table:table-cell>
          <table:table-cell office:value-type="string" calcext:value-type="string">
            <text:p>ud1_6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7</text:p>
          </table:table-cell>
          <table:table-cell office:value-type="string" calcext:value-type="string">
            <text:p><text:s/>Aja (Aja Sutta)</text:p>
          </table:table-cell>
          <table:table-cell office:value-type="float" office:value="63.686531" calcext:value-type="float">
            <text:p>63.686531</text:p>
          </table:table-cell>
          <table:table-cell office:value-type="string" calcext:value-type="string">
            <text:p>ud1_7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8</text:p>
          </table:table-cell>
          <table:table-cell office:value-type="string" calcext:value-type="string">
            <text:p><text:s/>Saṅgāmaji (Saṅgāmaji Sutta)</text:p>
          </table:table-cell>
          <table:table-cell office:value-type="float" office:value="123.846531" calcext:value-type="float">
            <text:p>123.846531</text:p>
          </table:table-cell>
          <table:table-cell office:value-type="string" calcext:value-type="string">
            <text:p>ud1_8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1_9</text:p>
          </table:table-cell>
          <table:table-cell office:value-type="string" calcext:value-type="string">
            <text:p><text:s/>Ascetics (Jaṭila Sutta)</text:p>
          </table:table-cell>
          <table:table-cell office:value-type="float" office:value="71.183673" calcext:value-type="float">
            <text:p>71.183673</text:p>
          </table:table-cell>
          <table:table-cell office:value-type="string" calcext:value-type="string">
            <text:p>ud1_9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1</text:p>
          </table:table-cell>
          <table:table-cell office:value-type="string" calcext:value-type="string">
            <text:p><text:s/>Muccalinda (Muccalinda Sutta)</text:p>
          </table:table-cell>
          <table:table-cell office:value-type="float" office:value="110.863673" calcext:value-type="float">
            <text:p>110.863673</text:p>
          </table:table-cell>
          <table:table-cell office:value-type="string" calcext:value-type="string">
            <text:p>ud2_1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10</text:p>
          </table:table-cell>
          <table:table-cell office:value-type="string" calcext:value-type="string">
            <text:p><text:s/>Bhaddiya Kāḷigodha (Kāḷigodha Sutta)</text:p>
          </table:table-cell>
          <table:table-cell office:value-type="float" office:value="234.527347" calcext:value-type="float">
            <text:p>234.527347</text:p>
          </table:table-cell>
          <table:table-cell office:value-type="string" calcext:value-type="string">
            <text:p>ud2_10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2</text:p>
          </table:table-cell>
          <table:table-cell office:value-type="string" calcext:value-type="string">
            <text:p><text:s/>Kings (Rājā Sutta)</text:p>
          </table:table-cell>
          <table:table-cell office:value-type="float" office:value="125.387755" calcext:value-type="float">
            <text:p>125.387755</text:p>
          </table:table-cell>
          <table:table-cell office:value-type="string" calcext:value-type="string">
            <text:p>ud2_2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3</text:p>
          </table:table-cell>
          <table:table-cell office:value-type="string" calcext:value-type="string">
            <text:p><text:s/>The Stick (Daṇḍa Sutta)</text:p>
          </table:table-cell>
          <table:table-cell office:value-type="float" office:value="59.167347" calcext:value-type="float">
            <text:p>59.167347</text:p>
          </table:table-cell>
          <table:table-cell office:value-type="string" calcext:value-type="string">
            <text:p>ud2_3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4</text:p>
          </table:table-cell>
          <table:table-cell office:value-type="string" calcext:value-type="string">
            <text:p><text:s/>Veneration (Sakkāra Sutta)</text:p>
          </table:table-cell>
          <table:table-cell office:value-type="float" office:value="154.253061" calcext:value-type="float">
            <text:p>154.253061</text:p>
          </table:table-cell>
          <table:table-cell office:value-type="string" calcext:value-type="string">
            <text:p>ud2_4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5</text:p>
          </table:table-cell>
          <table:table-cell office:value-type="string" calcext:value-type="string">
            <text:p><text:s/>The Lay Follower (Upāsaka Sutta)</text:p>
          </table:table-cell>
          <table:table-cell office:value-type="float" office:value="64.600816" calcext:value-type="float">
            <text:p>64.600816</text:p>
          </table:table-cell>
          <table:table-cell office:value-type="string" calcext:value-type="string">
            <text:p>ud2_5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6</text:p>
          </table:table-cell>
          <table:table-cell office:value-type="string" calcext:value-type="string">
            <text:p><text:s/>The Pregnant Woman (Gabbhinin Sutta)</text:p>
          </table:table-cell>
          <table:table-cell office:value-type="float" office:value="128.156735" calcext:value-type="float">
            <text:p>128.156735</text:p>
          </table:table-cell>
          <table:table-cell office:value-type="string" calcext:value-type="string">
            <text:p>ud2_6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7</text:p>
          </table:table-cell>
          <table:table-cell office:value-type="string" calcext:value-type="string">
            <text:p><text:s/>The Only Son (Ekaputta Sutta)</text:p>
          </table:table-cell>
          <table:table-cell office:value-type="float" office:value="79.36" calcext:value-type="float">
            <text:p>79.36</text:p>
          </table:table-cell>
          <table:table-cell office:value-type="string" calcext:value-type="string">
            <text:p>ud2_7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8</text:p>
          </table:table-cell>
          <table:table-cell office:value-type="string" calcext:value-type="string">
            <text:p><text:s/>Suppavāsā (Suppavāsā Sutta)</text:p>
          </table:table-cell>
          <table:table-cell office:value-type="float" office:value="523.859592" calcext:value-type="float">
            <text:p>523.859592</text:p>
          </table:table-cell>
          <table:table-cell office:value-type="string" calcext:value-type="string">
            <text:p>ud2_8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2_9</text:p>
          </table:table-cell>
          <table:table-cell office:value-type="string" calcext:value-type="string">
            <text:p><text:s/>Visākhā (Visākhā Sutta)</text:p>
          </table:table-cell>
          <table:table-cell office:value-type="float" office:value="64.182857" calcext:value-type="float">
            <text:p>64.182857</text:p>
          </table:table-cell>
          <table:table-cell office:value-type="string" calcext:value-type="string">
            <text:p>ud2_9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1</text:p>
          </table:table-cell>
          <table:table-cell office:value-type="string" calcext:value-type="string">
            <text:p><text:s/>Kamma (Kamma Sutta)</text:p>
          </table:table-cell>
          <table:table-cell office:value-type="float" office:value="59.924898" calcext:value-type="float">
            <text:p>59.924898</text:p>
          </table:table-cell>
          <table:table-cell office:value-type="string" calcext:value-type="string">
            <text:p>ud3_1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10</text:p>
          </table:table-cell>
          <table:table-cell office:value-type="string" calcext:value-type="string">
            <text:p><text:s/>Surveying The World (Loka Sutta)</text:p>
          </table:table-cell>
          <table:table-cell office:value-type="float" office:value="152.894694" calcext:value-type="float">
            <text:p>152.894694</text:p>
          </table:table-cell>
          <table:table-cell office:value-type="string" calcext:value-type="string">
            <text:p>ud3_10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2</text:p>
          </table:table-cell>
          <table:table-cell office:value-type="string" calcext:value-type="string">
            <text:p><text:s/>Nanda (Nanda Sutta)</text:p>
          </table:table-cell>
          <table:table-cell office:value-type="float" office:value="445.022041" calcext:value-type="float">
            <text:p>445.022041</text:p>
          </table:table-cell>
          <table:table-cell office:value-type="string" calcext:value-type="string">
            <text:p>ud3_2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3</text:p>
          </table:table-cell>
          <table:table-cell office:value-type="string" calcext:value-type="string">
            <text:p><text:s/>Yasoja (Yasoja Sutta)</text:p>
          </table:table-cell>
          <table:table-cell office:value-type="float" office:value="456.777143" calcext:value-type="float">
            <text:p>456.777143</text:p>
          </table:table-cell>
          <table:table-cell office:value-type="string" calcext:value-type="string">
            <text:p>ud3_3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4</text:p>
          </table:table-cell>
          <table:table-cell office:value-type="string" calcext:value-type="string">
            <text:p><text:s/>Sāriputta (Sāriputta Sutta)</text:p>
          </table:table-cell>
          <table:table-cell office:value-type="float" office:value="47.856327" calcext:value-type="float">
            <text:p>47.856327</text:p>
          </table:table-cell>
          <table:table-cell office:value-type="string" calcext:value-type="string">
            <text:p>ud3_4</text:p>
          </table:table-cell>
          <table:table-cell table:formula="of:=IF([.A26]=[.D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5</text:p>
          </table:table-cell>
          <table:table-cell office:value-type="string" calcext:value-type="string">
            <text:p><text:s/>Mahā Moggallāna (Kolita Sutta)</text:p>
          </table:table-cell>
          <table:table-cell office:value-type="float" office:value="55.24898" calcext:value-type="float">
            <text:p>55.24898</text:p>
          </table:table-cell>
          <table:table-cell office:value-type="string" calcext:value-type="string">
            <text:p>ud3_5</text:p>
          </table:table-cell>
          <table:table-cell table:formula="of:=IF([.A27]=[.D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6</text:p>
          </table:table-cell>
          <table:table-cell office:value-type="string" calcext:value-type="string">
            <text:p><text:s/>Pilinda (Pilinda Sutta)</text:p>
          </table:table-cell>
          <table:table-cell office:value-type="float" office:value="131.657143" calcext:value-type="float">
            <text:p>131.657143</text:p>
          </table:table-cell>
          <table:table-cell office:value-type="string" calcext:value-type="string">
            <text:p>ud3_6</text:p>
          </table:table-cell>
          <table:table-cell table:formula="of:=IF([.A28]=[.D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7</text:p>
          </table:table-cell>
          <table:table-cell office:value-type="string" calcext:value-type="string">
            <text:p><text:s/>Mahā Kassapa (Kassapa Sutta)</text:p>
          </table:table-cell>
          <table:table-cell office:value-type="float" office:value="190.328163" calcext:value-type="float">
            <text:p>190.328163</text:p>
          </table:table-cell>
          <table:table-cell office:value-type="string" calcext:value-type="string">
            <text:p>ud3_7</text:p>
          </table:table-cell>
          <table:table-cell table:formula="of:=IF([.A29]=[.D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8</text:p>
          </table:table-cell>
          <table:table-cell office:value-type="string" calcext:value-type="string">
            <text:p><text:s/>Alms (Piṇḍa Sutta)</text:p>
          </table:table-cell>
          <table:table-cell office:value-type="float" office:value="149.707755" calcext:value-type="float">
            <text:p>149.707755</text:p>
          </table:table-cell>
          <table:table-cell office:value-type="string" calcext:value-type="string">
            <text:p>ud3_8</text:p>
          </table:table-cell>
          <table:table-cell table:formula="of:=IF([.A30]=[.D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3_9</text:p>
          </table:table-cell>
          <table:table-cell office:value-type="string" calcext:value-type="string">
            <text:p><text:s/>Crafts (Sippa Sutta)</text:p>
          </table:table-cell>
          <table:table-cell office:value-type="float" office:value="138.318367" calcext:value-type="float">
            <text:p>138.318367</text:p>
          </table:table-cell>
          <table:table-cell office:value-type="string" calcext:value-type="string">
            <text:p>ud3_9</text:p>
          </table:table-cell>
          <table:table-cell table:formula="of:=IF([.A31]=[.D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1</text:p>
          </table:table-cell>
          <table:table-cell office:value-type="string" calcext:value-type="string">
            <text:p><text:s/>Meghiya (Meghiya Sutta)</text:p>
          </table:table-cell>
          <table:table-cell office:value-type="float" office:value="579.082449" calcext:value-type="float">
            <text:p>579.082449</text:p>
          </table:table-cell>
          <table:table-cell office:value-type="string" calcext:value-type="string">
            <text:p>ud4_1</text:p>
          </table:table-cell>
          <table:table-cell table:formula="of:=IF([.A32]=[.D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10</text:p>
          </table:table-cell>
          <table:table-cell office:value-type="string" calcext:value-type="string">
            <text:p><text:s/>Sāriputta (Sāriputta Sutta)</text:p>
          </table:table-cell>
          <table:table-cell office:value-type="float" office:value="50.337959" calcext:value-type="float">
            <text:p>50.337959</text:p>
          </table:table-cell>
          <table:table-cell office:value-type="string" calcext:value-type="string">
            <text:p>ud4_10</text:p>
          </table:table-cell>
          <table:table-cell table:formula="of:=IF([.A33]=[.D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2</text:p>
          </table:table-cell>
          <table:table-cell office:value-type="string" calcext:value-type="string">
            <text:p><text:s/>High-Strung (Uddhata Sutta)</text:p>
          </table:table-cell>
          <table:table-cell office:value-type="float" office:value="77.635918" calcext:value-type="float">
            <text:p>77.635918</text:p>
          </table:table-cell>
          <table:table-cell office:value-type="string" calcext:value-type="string">
            <text:p>ud4_2</text:p>
          </table:table-cell>
          <table:table-cell table:formula="of:=IF([.A34]=[.D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3</text:p>
          </table:table-cell>
          <table:table-cell office:value-type="string" calcext:value-type="string">
            <text:p><text:s/>The Cowherd (Gopāla Sutta)</text:p>
          </table:table-cell>
          <table:table-cell office:value-type="float" office:value="163.578776" calcext:value-type="float">
            <text:p>163.578776</text:p>
          </table:table-cell>
          <table:table-cell office:value-type="string" calcext:value-type="string">
            <text:p>ud4_3</text:p>
          </table:table-cell>
          <table:table-cell table:formula="of:=IF([.A35]=[.D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4</text:p>
          </table:table-cell>
          <table:table-cell office:value-type="string" calcext:value-type="string">
            <text:p><text:s/>Moonlit (Juñha Sutta)</text:p>
          </table:table-cell>
          <table:table-cell office:value-type="float" office:value="222.197551" calcext:value-type="float">
            <text:p>222.197551</text:p>
          </table:table-cell>
          <table:table-cell office:value-type="string" calcext:value-type="string">
            <text:p>ud4_4</text:p>
          </table:table-cell>
          <table:table-cell table:formula="of:=IF([.A36]=[.D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5</text:p>
          </table:table-cell>
          <table:table-cell office:value-type="string" calcext:value-type="string">
            <text:p><text:s/>The Bull Elephant (Nāga Sutta)</text:p>
          </table:table-cell>
          <table:table-cell office:value-type="float" office:value="270.367347" calcext:value-type="float">
            <text:p>270.367347</text:p>
          </table:table-cell>
          <table:table-cell office:value-type="string" calcext:value-type="string">
            <text:p>ud4_5</text:p>
          </table:table-cell>
          <table:table-cell table:formula="of:=IF([.A37]=[.D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6</text:p>
          </table:table-cell>
          <table:table-cell office:value-type="string" calcext:value-type="string">
            <text:p><text:s/>Piṇḍola (Piṇḍola Sutta)</text:p>
          </table:table-cell>
          <table:table-cell office:value-type="float" office:value="80.509388" calcext:value-type="float">
            <text:p>80.509388</text:p>
          </table:table-cell>
          <table:table-cell office:value-type="string" calcext:value-type="string">
            <text:p>ud4_6</text:p>
          </table:table-cell>
          <table:table-cell table:formula="of:=IF([.A38]=[.D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7</text:p>
          </table:table-cell>
          <table:table-cell office:value-type="string" calcext:value-type="string">
            <text:p><text:s/>Sāriputta (Sāriputta Sutta)</text:p>
          </table:table-cell>
          <table:table-cell office:value-type="float" office:value="57.103673" calcext:value-type="float">
            <text:p>57.103673</text:p>
          </table:table-cell>
          <table:table-cell office:value-type="string" calcext:value-type="string">
            <text:p>ud4_7</text:p>
          </table:table-cell>
          <table:table-cell table:formula="of:=IF([.A39]=[.D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8</text:p>
          </table:table-cell>
          <table:table-cell office:value-type="string" calcext:value-type="string">
            <text:p><text:s/>Sundarī (Sundarī Sutta)</text:p>
          </table:table-cell>
          <table:table-cell office:value-type="float" office:value="428.930612" calcext:value-type="float">
            <text:p>428.930612</text:p>
          </table:table-cell>
          <table:table-cell office:value-type="string" calcext:value-type="string">
            <text:p>ud4_8</text:p>
          </table:table-cell>
          <table:table-cell table:formula="of:=IF([.A40]=[.D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4_9</text:p>
          </table:table-cell>
          <table:table-cell office:value-type="string" calcext:value-type="string">
            <text:p><text:s/>Upasena Vaṅgantaputta (Upasena Vaṅgantaputta Sutta )</text:p>
          </table:table-cell>
          <table:table-cell office:value-type="float" office:value="93.387755" calcext:value-type="float">
            <text:p>93.387755</text:p>
          </table:table-cell>
          <table:table-cell office:value-type="string" calcext:value-type="string">
            <text:p>ud4_9</text:p>
          </table:table-cell>
          <table:table-cell table:formula="of:=IF([.A41]=[.D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1</text:p>
          </table:table-cell>
          <table:table-cell office:value-type="string" calcext:value-type="string">
            <text:p><text:s/>The King (Rājan Sutta)</text:p>
          </table:table-cell>
          <table:table-cell office:value-type="float" office:value="103.392653" calcext:value-type="float">
            <text:p>103.392653</text:p>
          </table:table-cell>
          <table:table-cell office:value-type="string" calcext:value-type="string">
            <text:p>ud5_1</text:p>
          </table:table-cell>
          <table:table-cell table:formula="of:=IF([.A42]=[.D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10</text:p>
          </table:table-cell>
          <table:table-cell office:value-type="string" calcext:value-type="string">
            <text:p><text:s/>Cūḷa Panthaka (Panthaka Sutta)</text:p>
          </table:table-cell>
          <table:table-cell office:value-type="float" office:value="58.514286" calcext:value-type="float">
            <text:p>58.514286</text:p>
          </table:table-cell>
          <table:table-cell office:value-type="string" calcext:value-type="string">
            <text:p>ud5_10</text:p>
          </table:table-cell>
          <table:table-cell table:formula="of:=IF([.A43]=[.D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2</text:p>
          </table:table-cell>
          <table:table-cell office:value-type="string" calcext:value-type="string">
            <text:p><text:s/>Short-Lived (Appāyuka Sutta)</text:p>
          </table:table-cell>
          <table:table-cell office:value-type="float" office:value="79.804082" calcext:value-type="float">
            <text:p>79.804082</text:p>
          </table:table-cell>
          <table:table-cell office:value-type="string" calcext:value-type="string">
            <text:p>ud5_2</text:p>
          </table:table-cell>
          <table:table-cell table:formula="of:=IF([.A44]=[.D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3</text:p>
          </table:table-cell>
          <table:table-cell office:value-type="string" calcext:value-type="string">
            <text:p><text:s/>The Leper (Kuṭṭhi Sutta)</text:p>
          </table:table-cell>
          <table:table-cell office:value-type="float" office:value="371.461224" calcext:value-type="float">
            <text:p>371.461224</text:p>
          </table:table-cell>
          <table:table-cell office:value-type="string" calcext:value-type="string">
            <text:p>ud5_3</text:p>
          </table:table-cell>
          <table:table-cell table:formula="of:=IF([.A45]=[.D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4</text:p>
          </table:table-cell>
          <table:table-cell office:value-type="string" calcext:value-type="string">
            <text:p><text:s/>Boys (Kumāra Sutta)</text:p>
          </table:table-cell>
          <table:table-cell office:value-type="float" office:value="69.720816" calcext:value-type="float">
            <text:p>69.720816</text:p>
          </table:table-cell>
          <table:table-cell office:value-type="string" calcext:value-type="string">
            <text:p>ud5_4</text:p>
          </table:table-cell>
          <table:table-cell table:formula="of:=IF([.A46]=[.D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5</text:p>
          </table:table-cell>
          <table:table-cell office:value-type="string" calcext:value-type="string">
            <text:p><text:s/>Uposatha (Uposatha Sutta)</text:p>
          </table:table-cell>
          <table:table-cell office:value-type="float" office:value="868.728163" calcext:value-type="float">
            <text:p>868.728163</text:p>
          </table:table-cell>
          <table:table-cell office:value-type="string" calcext:value-type="string">
            <text:p>ud5_5</text:p>
          </table:table-cell>
          <table:table-cell table:formula="of:=IF([.A47]=[.D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6</text:p>
          </table:table-cell>
          <table:table-cell office:value-type="string" calcext:value-type="string">
            <text:p><text:s/>Soṇa (Soṇa Sutta)</text:p>
          </table:table-cell>
          <table:table-cell office:value-type="float" office:value="588.721633" calcext:value-type="float">
            <text:p>588.721633</text:p>
          </table:table-cell>
          <table:table-cell office:value-type="string" calcext:value-type="string">
            <text:p>ud5_6</text:p>
          </table:table-cell>
          <table:table-cell table:formula="of:=IF([.A48]=[.D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7</text:p>
          </table:table-cell>
          <table:table-cell office:value-type="string" calcext:value-type="string">
            <text:p><text:s/>Revata (Revata Sutta)</text:p>
          </table:table-cell>
          <table:table-cell office:value-type="float" office:value="60.682449" calcext:value-type="float">
            <text:p>60.682449</text:p>
          </table:table-cell>
          <table:table-cell office:value-type="string" calcext:value-type="string">
            <text:p>ud5_7</text:p>
          </table:table-cell>
          <table:table-cell table:formula="of:=IF([.A49]=[.D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8</text:p>
          </table:table-cell>
          <table:table-cell office:value-type="string" calcext:value-type="string">
            <text:p><text:s/>Ānanda (Ānanda Sutta)</text:p>
          </table:table-cell>
          <table:table-cell office:value-type="float" office:value="115.800816" calcext:value-type="float">
            <text:p>115.800816</text:p>
          </table:table-cell>
          <table:table-cell office:value-type="string" calcext:value-type="string">
            <text:p>ud5_8</text:p>
          </table:table-cell>
          <table:table-cell table:formula="of:=IF([.A50]=[.D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5_9</text:p>
          </table:table-cell>
          <table:table-cell office:value-type="string" calcext:value-type="string">
            <text:p><text:s/>Jeering (Sadhāyamāna Sutta)</text:p>
          </table:table-cell>
          <table:table-cell office:value-type="float" office:value="39.732245" calcext:value-type="float">
            <text:p>39.732245</text:p>
          </table:table-cell>
          <table:table-cell office:value-type="string" calcext:value-type="string">
            <text:p>ud5_9</text:p>
          </table:table-cell>
          <table:table-cell table:formula="of:=IF([.A51]=[.D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1</text:p>
          </table:table-cell>
          <table:table-cell office:value-type="string" calcext:value-type="string">
            <text:p><text:s/>Relinquishment Of The Life Force (Āyusama-Osajjana Sutta)</text:p>
          </table:table-cell>
          <table:table-cell office:value-type="float" office:value="520.933878" calcext:value-type="float">
            <text:p>520.933878</text:p>
          </table:table-cell>
          <table:table-cell office:value-type="string" calcext:value-type="string">
            <text:p>ud6_1</text:p>
          </table:table-cell>
          <table:table-cell table:formula="of:=IF([.A52]=[.D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10</text:p>
          </table:table-cell>
          <table:table-cell office:value-type="string" calcext:value-type="string">
            <text:p><text:s/>They Appear (Uppajjanti Sutta)</text:p>
          </table:table-cell>
          <table:table-cell office:value-type="float" office:value="159.503673" calcext:value-type="float">
            <text:p>159.503673</text:p>
          </table:table-cell>
          <table:table-cell office:value-type="string" calcext:value-type="string">
            <text:p>ud6_10</text:p>
          </table:table-cell>
          <table:table-cell table:formula="of:=IF([.A53]=[.D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2</text:p>
          </table:table-cell>
          <table:table-cell office:value-type="string" calcext:value-type="string">
            <text:p><text:s/>Seclusion (Paṭisalla Sutta)</text:p>
          </table:table-cell>
          <table:table-cell office:value-type="float" office:value="341.995102" calcext:value-type="float">
            <text:p>341.995102</text:p>
          </table:table-cell>
          <table:table-cell office:value-type="string" calcext:value-type="string">
            <text:p>ud6_2</text:p>
          </table:table-cell>
          <table:table-cell table:formula="of:=IF([.A54]=[.D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3</text:p>
          </table:table-cell>
          <table:table-cell office:value-type="string" calcext:value-type="string">
            <text:p><text:s/>It Was (Ahu Sutta)</text:p>
          </table:table-cell>
          <table:table-cell office:value-type="float" office:value="50.181224" calcext:value-type="float">
            <text:p>50.181224</text:p>
          </table:table-cell>
          <table:table-cell office:value-type="string" calcext:value-type="string">
            <text:p>ud6_3</text:p>
          </table:table-cell>
          <table:table-cell table:formula="of:=IF([.A55]=[.D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4</text:p>
          </table:table-cell>
          <table:table-cell office:value-type="string" calcext:value-type="string">
            <text:p><text:s/>Sectarians (1) (Tittha Sutta)</text:p>
          </table:table-cell>
          <table:table-cell office:value-type="float" office:value="402.599184" calcext:value-type="float">
            <text:p>402.599184</text:p>
          </table:table-cell>
          <table:table-cell office:value-type="string" calcext:value-type="string">
            <text:p>ud6_4</text:p>
          </table:table-cell>
          <table:table-cell table:formula="of:=IF([.A56]=[.D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5</text:p>
          </table:table-cell>
          <table:table-cell office:value-type="string" calcext:value-type="string">
            <text:p><text:s/>Sectarians (2) (Tittha Sutta)</text:p>
          </table:table-cell>
          <table:table-cell office:value-type="float" office:value="200.542041" calcext:value-type="float">
            <text:p>200.542041</text:p>
          </table:table-cell>
          <table:table-cell office:value-type="string" calcext:value-type="string">
            <text:p>ud6_5</text:p>
          </table:table-cell>
          <table:table-cell table:formula="of:=IF([.A57]=[.D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6</text:p>
          </table:table-cell>
          <table:table-cell office:value-type="string" calcext:value-type="string">
            <text:p><text:s/>Sectarians (3) (Tittha Sutta)</text:p>
          </table:table-cell>
          <table:table-cell office:value-type="float" office:value="226.507755" calcext:value-type="float">
            <text:p>226.507755</text:p>
          </table:table-cell>
          <table:table-cell office:value-type="string" calcext:value-type="string">
            <text:p>ud6_6</text:p>
          </table:table-cell>
          <table:table-cell table:formula="of:=IF([.A58]=[.D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7</text:p>
          </table:table-cell>
          <table:table-cell office:value-type="string" calcext:value-type="string">
            <text:p><text:s/>Subhūti (Subhūti Sutta)</text:p>
          </table:table-cell>
          <table:table-cell office:value-type="float" office:value="55.719184" calcext:value-type="float">
            <text:p>55.719184</text:p>
          </table:table-cell>
          <table:table-cell office:value-type="string" calcext:value-type="string">
            <text:p>ud6_7</text:p>
          </table:table-cell>
          <table:table-cell table:formula="of:=IF([.A59]=[.D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8</text:p>
          </table:table-cell>
          <table:table-cell office:value-type="string" calcext:value-type="string">
            <text:p><text:s/>The Courtesan (Gaṇika Sutta)</text:p>
          </table:table-cell>
          <table:table-cell office:value-type="float" office:value="133.799184" calcext:value-type="float">
            <text:p>133.799184</text:p>
          </table:table-cell>
          <table:table-cell office:value-type="string" calcext:value-type="string">
            <text:p>ud6_8</text:p>
          </table:table-cell>
          <table:table-cell table:formula="of:=IF([.A60]=[.D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6_9</text:p>
          </table:table-cell>
          <table:table-cell office:value-type="string" calcext:value-type="string">
            <text:p><text:s/>Rushing (Upāti Sutta)</text:p>
          </table:table-cell>
          <table:table-cell office:value-type="float" office:value="63.007347" calcext:value-type="float">
            <text:p>63.007347</text:p>
          </table:table-cell>
          <table:table-cell office:value-type="string" calcext:value-type="string">
            <text:p>ud6_9</text:p>
          </table:table-cell>
          <table:table-cell table:formula="of:=IF([.A61]=[.D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1</text:p>
          </table:table-cell>
          <table:table-cell office:value-type="string" calcext:value-type="string">
            <text:p><text:s/>Bhaddiya (1) (Bhaddiya Sutta)</text:p>
          </table:table-cell>
          <table:table-cell office:value-type="float" office:value="74.24" calcext:value-type="float">
            <text:p>74.24</text:p>
          </table:table-cell>
          <table:table-cell office:value-type="string" calcext:value-type="string">
            <text:p>ud7_1</text:p>
          </table:table-cell>
          <table:table-cell table:formula="of:=IF([.A62]=[.D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10</text:p>
          </table:table-cell>
          <table:table-cell office:value-type="string" calcext:value-type="string">
            <text:p><text:s/>King Udena (Udena Sutta)</text:p>
          </table:table-cell>
          <table:table-cell office:value-type="float" office:value="92.577959" calcext:value-type="float">
            <text:p>92.577959</text:p>
          </table:table-cell>
          <table:table-cell office:value-type="string" calcext:value-type="string">
            <text:p>ud7_10</text:p>
          </table:table-cell>
          <table:table-cell table:formula="of:=IF([.A63]=[.D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2</text:p>
          </table:table-cell>
          <table:table-cell office:value-type="string" calcext:value-type="string">
            <text:p><text:s/>Bhaddiya (2) (Bhaddiya Sutta)</text:p>
          </table:table-cell>
          <table:table-cell office:value-type="float" office:value="66.272653" calcext:value-type="float">
            <text:p>66.272653</text:p>
          </table:table-cell>
          <table:table-cell office:value-type="string" calcext:value-type="string">
            <text:p>ud7_2</text:p>
          </table:table-cell>
          <table:table-cell table:formula="of:=IF([.A64]=[.D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3</text:p>
          </table:table-cell>
          <table:table-cell office:value-type="string" calcext:value-type="string">
            <text:p><text:s/>Attached To Sensual Pleasures (1) (Kāmesu Satta Sutta)</text:p>
          </table:table-cell>
          <table:table-cell office:value-type="float" office:value="84.27102" calcext:value-type="float">
            <text:p>84.27102</text:p>
          </table:table-cell>
          <table:table-cell office:value-type="string" calcext:value-type="string">
            <text:p>ud7_3</text:p>
          </table:table-cell>
          <table:table-cell table:formula="of:=IF([.A65]=[.D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4</text:p>
          </table:table-cell>
          <table:table-cell office:value-type="string" calcext:value-type="string">
            <text:p><text:s/>Attached To Sensual Pleasures (2) (Kāmesu Satta Sutta)</text:p>
          </table:table-cell>
          <table:table-cell office:value-type="float" office:value="71.418776" calcext:value-type="float">
            <text:p>71.418776</text:p>
          </table:table-cell>
          <table:table-cell office:value-type="string" calcext:value-type="string">
            <text:p>ud7_4</text:p>
          </table:table-cell>
          <table:table-cell table:formula="of:=IF([.A66]=[.D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5</text:p>
          </table:table-cell>
          <table:table-cell office:value-type="string" calcext:value-type="string">
            <text:p><text:s/>The Dwarf (Lakuṇṭha Sutta)</text:p>
          </table:table-cell>
          <table:table-cell office:value-type="float" office:value="90.200816" calcext:value-type="float">
            <text:p>90.200816</text:p>
          </table:table-cell>
          <table:table-cell office:value-type="string" calcext:value-type="string">
            <text:p>ud7_5</text:p>
          </table:table-cell>
          <table:table-cell table:formula="of:=IF([.A67]=[.D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6</text:p>
          </table:table-cell>
          <table:table-cell office:value-type="string" calcext:value-type="string">
            <text:p><text:s/>The Ending Of Craving (Taṇhākhaya Sutta)</text:p>
          </table:table-cell>
          <table:table-cell office:value-type="float" office:value="62.014694" calcext:value-type="float">
            <text:p>62.014694</text:p>
          </table:table-cell>
          <table:table-cell office:value-type="string" calcext:value-type="string">
            <text:p>ud7_6</text:p>
          </table:table-cell>
          <table:table-cell table:formula="of:=IF([.A68]=[.D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7</text:p>
          </table:table-cell>
          <table:table-cell office:value-type="string" calcext:value-type="string">
            <text:p><text:s/>The Ending Of Objectification (Papañcakhaya Sutta)</text:p>
          </table:table-cell>
          <table:table-cell office:value-type="float" office:value="48.64" calcext:value-type="float">
            <text:p>48.64</text:p>
          </table:table-cell>
          <table:table-cell office:value-type="string" calcext:value-type="string">
            <text:p>ud7_7</text:p>
          </table:table-cell>
          <table:table-cell table:formula="of:=IF([.A69]=[.D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8</text:p>
          </table:table-cell>
          <table:table-cell office:value-type="string" calcext:value-type="string">
            <text:p><text:s/>Kaccāna (Kaccāna Sutta)</text:p>
          </table:table-cell>
          <table:table-cell office:value-type="float" office:value="64.653061" calcext:value-type="float">
            <text:p>64.653061</text:p>
          </table:table-cell>
          <table:table-cell office:value-type="string" calcext:value-type="string">
            <text:p>ud7_8</text:p>
          </table:table-cell>
          <table:table-cell table:formula="of:=IF([.A70]=[.D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7_9</text:p>
          </table:table-cell>
          <table:table-cell office:value-type="string" calcext:value-type="string">
            <text:p><text:s/>The Well (Udapāna Sutta)</text:p>
          </table:table-cell>
          <table:table-cell office:value-type="float" office:value="184.816327" calcext:value-type="float">
            <text:p>184.816327</text:p>
          </table:table-cell>
          <table:table-cell office:value-type="string" calcext:value-type="string">
            <text:p>ud7_9</text:p>
          </table:table-cell>
          <table:table-cell table:formula="of:=IF([.A71]=[.D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1</text:p>
          </table:table-cell>
          <table:table-cell office:value-type="string" calcext:value-type="string">
            <text:p><text:s/>Unbinding (1) (Nibbāna Sutta)</text:p>
          </table:table-cell>
          <table:table-cell office:value-type="float" office:value="76.225306" calcext:value-type="float">
            <text:p>76.225306</text:p>
          </table:table-cell>
          <table:table-cell office:value-type="string" calcext:value-type="string">
            <text:p>ud8_1</text:p>
          </table:table-cell>
          <table:table-cell table:formula="of:=IF([.A72]=[.D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10</text:p>
          </table:table-cell>
          <table:table-cell office:value-type="string" calcext:value-type="string">
            <text:p><text:s/>Dabba (2) (Dabba Sutta)</text:p>
          </table:table-cell>
          <table:table-cell office:value-type="float" office:value="88.346122" calcext:value-type="float">
            <text:p>88.346122</text:p>
          </table:table-cell>
          <table:table-cell office:value-type="string" calcext:value-type="string">
            <text:p>ud8_10</text:p>
          </table:table-cell>
          <table:table-cell table:formula="of:=IF([.A73]=[.D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2</text:p>
          </table:table-cell>
          <table:table-cell office:value-type="string" calcext:value-type="string">
            <text:p><text:s/>Unbinding (2) (Nibbāna Sutta)</text:p>
          </table:table-cell>
          <table:table-cell office:value-type="float" office:value="47.438367" calcext:value-type="float">
            <text:p>47.438367</text:p>
          </table:table-cell>
          <table:table-cell office:value-type="string" calcext:value-type="string">
            <text:p>ud8_2</text:p>
          </table:table-cell>
          <table:table-cell table:formula="of:=IF([.A74]=[.D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3</text:p>
          </table:table-cell>
          <table:table-cell office:value-type="string" calcext:value-type="string">
            <text:p><text:s/>Unbinding (3) (Nibbāna Sutta)</text:p>
          </table:table-cell>
          <table:table-cell office:value-type="float" office:value="57.469388" calcext:value-type="float">
            <text:p>57.469388</text:p>
          </table:table-cell>
          <table:table-cell office:value-type="string" calcext:value-type="string">
            <text:p>ud8_3</text:p>
          </table:table-cell>
          <table:table-cell table:formula="of:=IF([.A75]=[.D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4</text:p>
          </table:table-cell>
          <table:table-cell office:value-type="string" calcext:value-type="string">
            <text:p><text:s/>Unbinding (4) (Nibbāna Sutta)</text:p>
          </table:table-cell>
          <table:table-cell office:value-type="float" office:value="64.679184" calcext:value-type="float">
            <text:p>64.679184</text:p>
          </table:table-cell>
          <table:table-cell office:value-type="string" calcext:value-type="string">
            <text:p>ud8_4</text:p>
          </table:table-cell>
          <table:table-cell table:formula="of:=IF([.A76]=[.D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5</text:p>
          </table:table-cell>
          <table:table-cell office:value-type="string" calcext:value-type="string">
            <text:p><text:s/>Cunda (Cunda Sutta)</text:p>
          </table:table-cell>
          <table:table-cell office:value-type="float" office:value="610.977959" calcext:value-type="float">
            <text:p>610.977959</text:p>
          </table:table-cell>
          <table:table-cell office:value-type="string" calcext:value-type="string">
            <text:p>ud8_5</text:p>
          </table:table-cell>
          <table:table-cell table:formula="of:=IF([.A77]=[.D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6</text:p>
          </table:table-cell>
          <table:table-cell office:value-type="string" calcext:value-type="string">
            <text:p><text:s/>Pāṭali Village (Pāṭaligāma Sutta)</text:p>
          </table:table-cell>
          <table:table-cell office:value-type="float" office:value="713.012245" calcext:value-type="float">
            <text:p>713.012245</text:p>
          </table:table-cell>
          <table:table-cell office:value-type="string" calcext:value-type="string">
            <text:p>ud8_6</text:p>
          </table:table-cell>
          <table:table-cell table:formula="of:=IF([.A78]=[.D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7</text:p>
          </table:table-cell>
          <table:table-cell office:value-type="string" calcext:value-type="string">
            <text:p><text:s/>A Fork In The Path (Dvidhapatha Sutta)</text:p>
          </table:table-cell>
          <table:table-cell office:value-type="float" office:value="120.894694" calcext:value-type="float">
            <text:p>120.894694</text:p>
          </table:table-cell>
          <table:table-cell office:value-type="string" calcext:value-type="string">
            <text:p>ud8_7</text:p>
          </table:table-cell>
          <table:table-cell table:formula="of:=IF([.A79]=[.D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8</text:p>
          </table:table-cell>
          <table:table-cell office:value-type="string" calcext:value-type="string">
            <text:p><text:s/>Visākhā (Visākhā Sutta)</text:p>
          </table:table-cell>
          <table:table-cell office:value-type="float" office:value="179.121633" calcext:value-type="float">
            <text:p>179.121633</text:p>
          </table:table-cell>
          <table:table-cell office:value-type="string" calcext:value-type="string">
            <text:p>ud8_8</text:p>
          </table:table-cell>
          <table:table-cell table:formula="of:=IF([.A80]=[.D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d8_9</text:p>
          </table:table-cell>
          <table:table-cell office:value-type="string" calcext:value-type="string">
            <text:p><text:s/>Dabba (1) (Dabba Sutta)</text:p>
          </table:table-cell>
          <table:table-cell office:value-type="float" office:value="105.691429" calcext:value-type="float">
            <text:p>105.691429</text:p>
          </table:table-cell>
          <table:table-cell office:value-type="string" calcext:value-type="string">
            <text:p>ud8_9</text:p>
          </table:table-cell>
          <table:table-cell table:formula="of:=IF([.A81]=[.D81];1;0)" office:value-type="float" office:value="1" calcext:value-type="float">
            <text:p>1</text:p>
          </table:table-cell>
        </table:table-row>
      </table:table>
      <table:table table:name="M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MN1.txt</text:p>
          </table:table-cell>
          <table:table-cell table:formula="of:=SUBSTITUTE([.A2];&quot;.txt&quot;;&quot;&quot;)" office:value-type="string" office:string-value="MN1" calcext:value-type="string">
            <text:p>MN1</text:p>
          </table:table-cell>
          <table:table-cell table:formula="of:=MID([.B2];3;100)" office:value-type="string" office:string-value="1" calcext:value-type="string">
            <text:p>1</text:p>
          </table:table-cell>
          <table:table-cell table:formula="of:=VALUE([.C2])"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MN2.txt</text:p>
          </table:table-cell>
          <table:table-cell table:formula="of:=SUBSTITUTE([.A3];&quot;.txt&quot;;&quot;&quot;)" office:value-type="string" office:string-value="MN2" calcext:value-type="string">
            <text:p>MN2</text:p>
          </table:table-cell>
          <table:table-cell table:formula="of:=MID([.B3];3;100)" office:value-type="string" office:string-value="2" calcext:value-type="string">
            <text:p>2</text:p>
          </table:table-cell>
          <table:table-cell table:formula="of:=VALUE([.C3])" office:value-type="float" office:value="2" calcext:value-type="float">
            <text:p>2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MN4.txt</text:p>
          </table:table-cell>
          <table:table-cell table:formula="of:=SUBSTITUTE([.A4];&quot;.txt&quot;;&quot;&quot;)" office:value-type="string" office:string-value="MN4" calcext:value-type="string">
            <text:p>MN4</text:p>
          </table:table-cell>
          <table:table-cell table:formula="of:=MID([.B4];3;100)" office:value-type="string" office:string-value="4" calcext:value-type="string">
            <text:p>4</text:p>
          </table:table-cell>
          <table:table-cell table:formula="of:=VALUE([.C4])" office:value-type="float" office:value="4" calcext:value-type="float">
            <text:p>4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MN5.txt</text:p>
          </table:table-cell>
          <table:table-cell table:formula="of:=SUBSTITUTE([.A5];&quot;.txt&quot;;&quot;&quot;)" office:value-type="string" office:string-value="MN5" calcext:value-type="string">
            <text:p>MN5</text:p>
          </table:table-cell>
          <table:table-cell table:formula="of:=MID([.B5];3;100)" office:value-type="string" office:string-value="5" calcext:value-type="string">
            <text:p>5</text:p>
          </table:table-cell>
          <table:table-cell table:formula="of:=VALUE([.C5])" office:value-type="float" office:value="5" calcext:value-type="float">
            <text:p>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MN6.txt</text:p>
          </table:table-cell>
          <table:table-cell table:formula="of:=SUBSTITUTE([.A6];&quot;.txt&quot;;&quot;&quot;)" office:value-type="string" office:string-value="MN6" calcext:value-type="string">
            <text:p>MN6</text:p>
          </table:table-cell>
          <table:table-cell table:formula="of:=MID([.B6];3;100)" office:value-type="string" office:string-value="6" calcext:value-type="string">
            <text:p>6</text:p>
          </table:table-cell>
          <table:table-cell table:formula="of:=VALUE([.C6])" office:value-type="float" office:value="6" calcext:value-type="float">
            <text:p>6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string" calcext:value-type="string">
            <text:p>MN7.txt</text:p>
          </table:table-cell>
          <table:table-cell table:formula="of:=SUBSTITUTE([.A7];&quot;.txt&quot;;&quot;&quot;)" office:value-type="string" office:string-value="MN7" calcext:value-type="string">
            <text:p>MN7</text:p>
          </table:table-cell>
          <table:table-cell table:formula="of:=MID([.B7];3;100)" office:value-type="string" office:string-value="7" calcext:value-type="string">
            <text:p>7</text:p>
          </table:table-cell>
          <table:table-cell table:formula="of:=VALUE([.C7])" office:value-type="float" office:value="7" calcext:value-type="float">
            <text:p>7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string" calcext:value-type="string">
            <text:p>MN9.txt</text:p>
          </table:table-cell>
          <table:table-cell table:formula="of:=SUBSTITUTE([.A8];&quot;.txt&quot;;&quot;&quot;)" office:value-type="string" office:string-value="MN9" calcext:value-type="string">
            <text:p>MN9</text:p>
          </table:table-cell>
          <table:table-cell table:formula="of:=MID([.B8];3;100)" office:value-type="string" office:string-value="9" calcext:value-type="string">
            <text:p>9</text:p>
          </table:table-cell>
          <table:table-cell table:formula="of:=VALUE([.C8])" office:value-type="float" office:value="9" calcext:value-type="float">
            <text:p>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string" calcext:value-type="string">
            <text:p>MN10.txt</text:p>
          </table:table-cell>
          <table:table-cell table:formula="of:=SUBSTITUTE([.A9];&quot;.txt&quot;;&quot;&quot;)" office:value-type="string" office:string-value="MN10" calcext:value-type="string">
            <text:p>MN10</text:p>
          </table:table-cell>
          <table:table-cell table:formula="of:=MID([.B9];3;100)" office:value-type="string" office:string-value="10" calcext:value-type="string">
            <text:p>10</text:p>
          </table:table-cell>
          <table:table-cell table:formula="of:=VALUE([.C9])"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MN11.txt</text:p>
          </table:table-cell>
          <table:table-cell table:formula="of:=SUBSTITUTE([.A10];&quot;.txt&quot;;&quot;&quot;)" office:value-type="string" office:string-value="MN11" calcext:value-type="string">
            <text:p>MN11</text:p>
          </table:table-cell>
          <table:table-cell table:formula="of:=MID([.B10];3;100)" office:value-type="string" office:string-value="11" calcext:value-type="string">
            <text:p>11</text:p>
          </table:table-cell>
          <table:table-cell table:formula="of:=VALUE([.C10])"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MN12.txt</text:p>
          </table:table-cell>
          <table:table-cell table:formula="of:=SUBSTITUTE([.A11];&quot;.txt&quot;;&quot;&quot;)" office:value-type="string" office:string-value="MN12" calcext:value-type="string">
            <text:p>MN12</text:p>
          </table:table-cell>
          <table:table-cell table:formula="of:=MID([.B11];3;100)" office:value-type="string" office:string-value="12" calcext:value-type="string">
            <text:p>12</text:p>
          </table:table-cell>
          <table:table-cell table:formula="of:=VALUE([.C11])"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MN13.txt</text:p>
          </table:table-cell>
          <table:table-cell table:formula="of:=SUBSTITUTE([.A12];&quot;.txt&quot;;&quot;&quot;)" office:value-type="string" office:string-value="MN13" calcext:value-type="string">
            <text:p>MN13</text:p>
          </table:table-cell>
          <table:table-cell table:formula="of:=MID([.B12];3;100)" office:value-type="string" office:string-value="13" calcext:value-type="string">
            <text:p>13</text:p>
          </table:table-cell>
          <table:table-cell table:formula="of:=VALUE([.C12])"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MN14.txt</text:p>
          </table:table-cell>
          <table:table-cell table:formula="of:=SUBSTITUTE([.A13];&quot;.txt&quot;;&quot;&quot;)" office:value-type="string" office:string-value="MN14" calcext:value-type="string">
            <text:p>MN14</text:p>
          </table:table-cell>
          <table:table-cell table:formula="of:=MID([.B13];3;100)" office:value-type="string" office:string-value="14" calcext:value-type="string">
            <text:p>14</text:p>
          </table:table-cell>
          <table:table-cell table:formula="of:=VALUE([.C13])"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MN18.txt</text:p>
          </table:table-cell>
          <table:table-cell table:formula="of:=SUBSTITUTE([.A14];&quot;.txt&quot;;&quot;&quot;)" office:value-type="string" office:string-value="MN18" calcext:value-type="string">
            <text:p>MN18</text:p>
          </table:table-cell>
          <table:table-cell table:formula="of:=MID([.B14];3;100)" office:value-type="string" office:string-value="18" calcext:value-type="string">
            <text:p>18</text:p>
          </table:table-cell>
          <table:table-cell table:formula="of:=VALUE([.C14])" office:value-type="float" office:value="18" calcext:value-type="float">
            <text:p>1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MN19.txt</text:p>
          </table:table-cell>
          <table:table-cell table:formula="of:=SUBSTITUTE([.A15];&quot;.txt&quot;;&quot;&quot;)" office:value-type="string" office:string-value="MN19" calcext:value-type="string">
            <text:p>MN19</text:p>
          </table:table-cell>
          <table:table-cell table:formula="of:=MID([.B15];3;100)" office:value-type="string" office:string-value="19" calcext:value-type="string">
            <text:p>19</text:p>
          </table:table-cell>
          <table:table-cell table:formula="of:=VALUE([.C15])" office:value-type="float" office:value="19" calcext:value-type="float">
            <text:p>1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MN20.txt</text:p>
          </table:table-cell>
          <table:table-cell table:formula="of:=SUBSTITUTE([.A16];&quot;.txt&quot;;&quot;&quot;)" office:value-type="string" office:string-value="MN20" calcext:value-type="string">
            <text:p>MN20</text:p>
          </table:table-cell>
          <table:table-cell table:formula="of:=MID([.B16];3;100)" office:value-type="string" office:string-value="20" calcext:value-type="string">
            <text:p>20</text:p>
          </table:table-cell>
          <table:table-cell table:formula="of:=VALUE([.C16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MN21.txt</text:p>
          </table:table-cell>
          <table:table-cell table:formula="of:=SUBSTITUTE([.A17];&quot;.txt&quot;;&quot;&quot;)" office:value-type="string" office:string-value="MN21" calcext:value-type="string">
            <text:p>MN21</text:p>
          </table:table-cell>
          <table:table-cell table:formula="of:=MID([.B17];3;100)" office:value-type="string" office:string-value="21" calcext:value-type="string">
            <text:p>21</text:p>
          </table:table-cell>
          <table:table-cell table:formula="of:=VALUE([.C17])"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MN22.txt</text:p>
          </table:table-cell>
          <table:table-cell table:formula="of:=SUBSTITUTE([.A18];&quot;.txt&quot;;&quot;&quot;)" office:value-type="string" office:string-value="MN22" calcext:value-type="string">
            <text:p>MN22</text:p>
          </table:table-cell>
          <table:table-cell table:formula="of:=MID([.B18];3;100)" office:value-type="string" office:string-value="22" calcext:value-type="string">
            <text:p>22</text:p>
          </table:table-cell>
          <table:table-cell table:formula="of:=VALUE([.C18])" office:value-type="float" office:value="22" calcext:value-type="float">
            <text:p>22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MN24.txt</text:p>
          </table:table-cell>
          <table:table-cell table:formula="of:=SUBSTITUTE([.A19];&quot;.txt&quot;;&quot;&quot;)" office:value-type="string" office:string-value="MN24" calcext:value-type="string">
            <text:p>MN24</text:p>
          </table:table-cell>
          <table:table-cell table:formula="of:=MID([.B19];3;100)" office:value-type="string" office:string-value="24" calcext:value-type="string">
            <text:p>24</text:p>
          </table:table-cell>
          <table:table-cell table:formula="of:=VALUE([.C19])"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MN25.txt</text:p>
          </table:table-cell>
          <table:table-cell table:formula="of:=SUBSTITUTE([.A20];&quot;.txt&quot;;&quot;&quot;)" office:value-type="string" office:string-value="MN25" calcext:value-type="string">
            <text:p>MN25</text:p>
          </table:table-cell>
          <table:table-cell table:formula="of:=MID([.B20];3;100)" office:value-type="string" office:string-value="25" calcext:value-type="string">
            <text:p>25</text:p>
          </table:table-cell>
          <table:table-cell table:formula="of:=VALUE([.C20])"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MN26.txt</text:p>
          </table:table-cell>
          <table:table-cell table:formula="of:=SUBSTITUTE([.A21];&quot;.txt&quot;;&quot;&quot;)" office:value-type="string" office:string-value="MN26" calcext:value-type="string">
            <text:p>MN26</text:p>
          </table:table-cell>
          <table:table-cell table:formula="of:=MID([.B21];3;100)" office:value-type="string" office:string-value="26" calcext:value-type="string">
            <text:p>26</text:p>
          </table:table-cell>
          <table:table-cell table:formula="of:=VALUE([.C21])" office:value-type="float" office:value="26" calcext:value-type="float">
            <text:p>2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MN27.txt</text:p>
          </table:table-cell>
          <table:table-cell table:formula="of:=SUBSTITUTE([.A22];&quot;.txt&quot;;&quot;&quot;)" office:value-type="string" office:string-value="MN27" calcext:value-type="string">
            <text:p>MN27</text:p>
          </table:table-cell>
          <table:table-cell table:formula="of:=MID([.B22];3;100)" office:value-type="string" office:string-value="27" calcext:value-type="string">
            <text:p>27</text:p>
          </table:table-cell>
          <table:table-cell table:formula="of:=VALUE([.C22])" office:value-type="float" office:value="27" calcext:value-type="float">
            <text:p>27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MN28.txt</text:p>
          </table:table-cell>
          <table:table-cell table:formula="of:=SUBSTITUTE([.A23];&quot;.txt&quot;;&quot;&quot;)" office:value-type="string" office:string-value="MN28" calcext:value-type="string">
            <text:p>MN28</text:p>
          </table:table-cell>
          <table:table-cell table:formula="of:=MID([.B23];3;100)" office:value-type="string" office:string-value="28" calcext:value-type="string">
            <text:p>28</text:p>
          </table:table-cell>
          <table:table-cell table:formula="of:=VALUE([.C23])" office:value-type="float" office:value="28" calcext:value-type="float">
            <text:p>2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MN29.txt</text:p>
          </table:table-cell>
          <table:table-cell table:formula="of:=SUBSTITUTE([.A24];&quot;.txt&quot;;&quot;&quot;)" office:value-type="string" office:string-value="MN29" calcext:value-type="string">
            <text:p>MN29</text:p>
          </table:table-cell>
          <table:table-cell table:formula="of:=MID([.B24];3;100)" office:value-type="string" office:string-value="29" calcext:value-type="string">
            <text:p>29</text:p>
          </table:table-cell>
          <table:table-cell table:formula="of:=VALUE([.C24])" office:value-type="float" office:value="29" calcext:value-type="float">
            <text:p>2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MN30.txt</text:p>
          </table:table-cell>
          <table:table-cell table:formula="of:=SUBSTITUTE([.A25];&quot;.txt&quot;;&quot;&quot;)" office:value-type="string" office:string-value="MN30" calcext:value-type="string">
            <text:p>MN30</text:p>
          </table:table-cell>
          <table:table-cell table:formula="of:=MID([.B25];3;100)" office:value-type="string" office:string-value="30" calcext:value-type="string">
            <text:p>30</text:p>
          </table:table-cell>
          <table:table-cell table:formula="of:=VALUE([.C25])" office:value-type="float" office:value="30" calcext:value-type="float">
            <text:p>3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MN31.txt</text:p>
          </table:table-cell>
          <table:table-cell table:formula="of:=SUBSTITUTE([.A26];&quot;.txt&quot;;&quot;&quot;)" office:value-type="string" office:string-value="MN31" calcext:value-type="string">
            <text:p>MN31</text:p>
          </table:table-cell>
          <table:table-cell table:formula="of:=MID([.B26];3;100)" office:value-type="string" office:string-value="31" calcext:value-type="string">
            <text:p>31</text:p>
          </table:table-cell>
          <table:table-cell table:formula="of:=VALUE([.C26])" office:value-type="float" office:value="31" calcext:value-type="float">
            <text:p>31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MN33.txt</text:p>
          </table:table-cell>
          <table:table-cell table:formula="of:=SUBSTITUTE([.A27];&quot;.txt&quot;;&quot;&quot;)" office:value-type="string" office:string-value="MN33" calcext:value-type="string">
            <text:p>MN33</text:p>
          </table:table-cell>
          <table:table-cell table:formula="of:=MID([.B27];3;100)" office:value-type="string" office:string-value="33" calcext:value-type="string">
            <text:p>33</text:p>
          </table:table-cell>
          <table:table-cell table:formula="of:=VALUE([.C27])" office:value-type="float" office:value="33" calcext:value-type="float">
            <text:p>33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N35.txt</text:p>
          </table:table-cell>
          <table:table-cell table:formula="of:=SUBSTITUTE([.A28];&quot;.txt&quot;;&quot;&quot;)" office:value-type="string" office:string-value="MN35" calcext:value-type="string">
            <text:p>MN35</text:p>
          </table:table-cell>
          <table:table-cell table:formula="of:=MID([.B28];3;100)" office:value-type="string" office:string-value="35" calcext:value-type="string">
            <text:p>35</text:p>
          </table:table-cell>
          <table:table-cell table:formula="of:=VALUE([.C28])" office:value-type="float" office:value="35" calcext:value-type="float">
            <text:p>3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MN36.txt</text:p>
          </table:table-cell>
          <table:table-cell table:formula="of:=SUBSTITUTE([.A29];&quot;.txt&quot;;&quot;&quot;)" office:value-type="string" office:string-value="MN36" calcext:value-type="string">
            <text:p>MN36</text:p>
          </table:table-cell>
          <table:table-cell table:formula="of:=MID([.B29];3;100)" office:value-type="string" office:string-value="36" calcext:value-type="string">
            <text:p>36</text:p>
          </table:table-cell>
          <table:table-cell table:formula="of:=VALUE([.C29])" office:value-type="float" office:value="36" calcext:value-type="float">
            <text:p>36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MN38.txt</text:p>
          </table:table-cell>
          <table:table-cell table:formula="of:=SUBSTITUTE([.A30];&quot;.txt&quot;;&quot;&quot;)" office:value-type="string" office:string-value="MN38" calcext:value-type="string">
            <text:p>MN38</text:p>
          </table:table-cell>
          <table:table-cell table:formula="of:=MID([.B30];3;100)" office:value-type="string" office:string-value="38" calcext:value-type="string">
            <text:p>38</text:p>
          </table:table-cell>
          <table:table-cell table:formula="of:=VALUE([.C30])"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MN39.txt</text:p>
          </table:table-cell>
          <table:table-cell table:formula="of:=SUBSTITUTE([.A31];&quot;.txt&quot;;&quot;&quot;)" office:value-type="string" office:string-value="MN39" calcext:value-type="string">
            <text:p>MN39</text:p>
          </table:table-cell>
          <table:table-cell table:formula="of:=MID([.B31];3;100)" office:value-type="string" office:string-value="39" calcext:value-type="string">
            <text:p>39</text:p>
          </table:table-cell>
          <table:table-cell table:formula="of:=VALUE([.C31])" office:value-type="float" office:value="39" calcext:value-type="float">
            <text:p>39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MN40.txt</text:p>
          </table:table-cell>
          <table:table-cell table:formula="of:=SUBSTITUTE([.A32];&quot;.txt&quot;;&quot;&quot;)" office:value-type="string" office:string-value="MN40" calcext:value-type="string">
            <text:p>MN40</text:p>
          </table:table-cell>
          <table:table-cell table:formula="of:=MID([.B32];3;100)" office:value-type="string" office:string-value="40" calcext:value-type="string">
            <text:p>40</text:p>
          </table:table-cell>
          <table:table-cell table:formula="of:=VALUE([.C32])" office:value-type="float" office:value="40" calcext:value-type="float">
            <text:p>40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N41.txt</text:p>
          </table:table-cell>
          <table:table-cell table:formula="of:=SUBSTITUTE([.A33];&quot;.txt&quot;;&quot;&quot;)" office:value-type="string" office:string-value="MN41" calcext:value-type="string">
            <text:p>MN41</text:p>
          </table:table-cell>
          <table:table-cell table:formula="of:=MID([.B33];3;100)" office:value-type="string" office:string-value="41" calcext:value-type="string">
            <text:p>41</text:p>
          </table:table-cell>
          <table:table-cell table:formula="of:=VALUE([.C33])"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N43.txt</text:p>
          </table:table-cell>
          <table:table-cell table:formula="of:=SUBSTITUTE([.A34];&quot;.txt&quot;;&quot;&quot;)" office:value-type="string" office:string-value="MN43" calcext:value-type="string">
            <text:p>MN43</text:p>
          </table:table-cell>
          <table:table-cell table:formula="of:=MID([.B34];3;100)" office:value-type="string" office:string-value="43" calcext:value-type="string">
            <text:p>43</text:p>
          </table:table-cell>
          <table:table-cell table:formula="of:=VALUE([.C34])" office:value-type="float" office:value="43" calcext:value-type="float">
            <text:p>43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MN44.txt</text:p>
          </table:table-cell>
          <table:table-cell table:formula="of:=SUBSTITUTE([.A35];&quot;.txt&quot;;&quot;&quot;)" office:value-type="string" office:string-value="MN44" calcext:value-type="string">
            <text:p>MN44</text:p>
          </table:table-cell>
          <table:table-cell table:formula="of:=MID([.B35];3;100)" office:value-type="string" office:string-value="44" calcext:value-type="string">
            <text:p>44</text:p>
          </table:table-cell>
          <table:table-cell table:formula="of:=VALUE([.C35])" office:value-type="float" office:value="44" calcext:value-type="float">
            <text:p>4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N45.txt</text:p>
          </table:table-cell>
          <table:table-cell table:formula="of:=SUBSTITUTE([.A36];&quot;.txt&quot;;&quot;&quot;)" office:value-type="string" office:string-value="MN45" calcext:value-type="string">
            <text:p>MN45</text:p>
          </table:table-cell>
          <table:table-cell table:formula="of:=MID([.B36];3;100)" office:value-type="string" office:string-value="45" calcext:value-type="string">
            <text:p>45</text:p>
          </table:table-cell>
          <table:table-cell table:formula="of:=VALUE([.C36])" office:value-type="float" office:value="45" calcext:value-type="float">
            <text:p>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MN48.txt</text:p>
          </table:table-cell>
          <table:table-cell table:formula="of:=SUBSTITUTE([.A37];&quot;.txt&quot;;&quot;&quot;)" office:value-type="string" office:string-value="MN48" calcext:value-type="string">
            <text:p>MN48</text:p>
          </table:table-cell>
          <table:table-cell table:formula="of:=MID([.B37];3;100)" office:value-type="string" office:string-value="48" calcext:value-type="string">
            <text:p>48</text:p>
          </table:table-cell>
          <table:table-cell table:formula="of:=VALUE([.C37])"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MN49.txt</text:p>
          </table:table-cell>
          <table:table-cell table:formula="of:=SUBSTITUTE([.A38];&quot;.txt&quot;;&quot;&quot;)" office:value-type="string" office:string-value="MN49" calcext:value-type="string">
            <text:p>MN49</text:p>
          </table:table-cell>
          <table:table-cell table:formula="of:=MID([.B38];3;100)" office:value-type="string" office:string-value="49" calcext:value-type="string">
            <text:p>49</text:p>
          </table:table-cell>
          <table:table-cell table:formula="of:=VALUE([.C38])" office:value-type="float" office:value="49" calcext:value-type="float">
            <text:p>49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MN51.txt</text:p>
          </table:table-cell>
          <table:table-cell table:formula="of:=SUBSTITUTE([.A39];&quot;.txt&quot;;&quot;&quot;)" office:value-type="string" office:string-value="MN51" calcext:value-type="string">
            <text:p>MN51</text:p>
          </table:table-cell>
          <table:table-cell table:formula="of:=MID([.B39];3;100)" office:value-type="string" office:string-value="51" calcext:value-type="string">
            <text:p>51</text:p>
          </table:table-cell>
          <table:table-cell table:formula="of:=VALUE([.C39])" office:value-type="float" office:value="51" calcext:value-type="float">
            <text:p>5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string" calcext:value-type="string">
            <text:p>MN52.txt</text:p>
          </table:table-cell>
          <table:table-cell table:formula="of:=SUBSTITUTE([.A40];&quot;.txt&quot;;&quot;&quot;)" office:value-type="string" office:string-value="MN52" calcext:value-type="string">
            <text:p>MN52</text:p>
          </table:table-cell>
          <table:table-cell table:formula="of:=MID([.B40];3;100)" office:value-type="string" office:string-value="52" calcext:value-type="string">
            <text:p>52</text:p>
          </table:table-cell>
          <table:table-cell table:formula="of:=VALUE([.C40])" office:value-type="float" office:value="52" calcext:value-type="float">
            <text:p>52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MN53.txt</text:p>
          </table:table-cell>
          <table:table-cell table:formula="of:=SUBSTITUTE([.A41];&quot;.txt&quot;;&quot;&quot;)" office:value-type="string" office:string-value="MN53" calcext:value-type="string">
            <text:p>MN53</text:p>
          </table:table-cell>
          <table:table-cell table:formula="of:=MID([.B41];3;100)" office:value-type="string" office:string-value="53" calcext:value-type="string">
            <text:p>53</text:p>
          </table:table-cell>
          <table:table-cell table:formula="of:=VALUE([.C41])" office:value-type="float" office:value="53" calcext:value-type="float">
            <text:p>53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MN54.txt</text:p>
          </table:table-cell>
          <table:table-cell table:formula="of:=SUBSTITUTE([.A42];&quot;.txt&quot;;&quot;&quot;)" office:value-type="string" office:string-value="MN54" calcext:value-type="string">
            <text:p>MN54</text:p>
          </table:table-cell>
          <table:table-cell table:formula="of:=MID([.B42];3;100)" office:value-type="string" office:string-value="54" calcext:value-type="string">
            <text:p>54</text:p>
          </table:table-cell>
          <table:table-cell table:formula="of:=VALUE([.C42])" office:value-type="float" office:value="54" calcext:value-type="float">
            <text:p>54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MN55.txt</text:p>
          </table:table-cell>
          <table:table-cell table:formula="of:=SUBSTITUTE([.A43];&quot;.txt&quot;;&quot;&quot;)" office:value-type="string" office:string-value="MN55" calcext:value-type="string">
            <text:p>MN55</text:p>
          </table:table-cell>
          <table:table-cell table:formula="of:=MID([.B43];3;100)" office:value-type="string" office:string-value="55" calcext:value-type="string">
            <text:p>55</text:p>
          </table:table-cell>
          <table:table-cell table:formula="of:=VALUE([.C43])" office:value-type="float" office:value="55" calcext:value-type="float">
            <text:p>55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string" calcext:value-type="string">
            <text:p>MN56.txt</text:p>
          </table:table-cell>
          <table:table-cell table:formula="of:=SUBSTITUTE([.A44];&quot;.txt&quot;;&quot;&quot;)" office:value-type="string" office:string-value="MN56" calcext:value-type="string">
            <text:p>MN56</text:p>
          </table:table-cell>
          <table:table-cell table:formula="of:=MID([.B44];3;100)" office:value-type="string" office:string-value="56" calcext:value-type="string">
            <text:p>56</text:p>
          </table:table-cell>
          <table:table-cell table:formula="of:=VALUE([.C44])"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MN58.txt</text:p>
          </table:table-cell>
          <table:table-cell table:formula="of:=SUBSTITUTE([.A45];&quot;.txt&quot;;&quot;&quot;)" office:value-type="string" office:string-value="MN58" calcext:value-type="string">
            <text:p>MN58</text:p>
          </table:table-cell>
          <table:table-cell table:formula="of:=MID([.B45];3;100)" office:value-type="string" office:string-value="58" calcext:value-type="string">
            <text:p>58</text:p>
          </table:table-cell>
          <table:table-cell table:formula="of:=VALUE([.C45])" office:value-type="float" office:value="58" calcext:value-type="float">
            <text:p>5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MN59.txt</text:p>
          </table:table-cell>
          <table:table-cell table:formula="of:=SUBSTITUTE([.A46];&quot;.txt&quot;;&quot;&quot;)" office:value-type="string" office:string-value="MN59" calcext:value-type="string">
            <text:p>MN59</text:p>
          </table:table-cell>
          <table:table-cell table:formula="of:=MID([.B46];3;100)" office:value-type="string" office:string-value="59" calcext:value-type="string">
            <text:p>59</text:p>
          </table:table-cell>
          <table:table-cell table:formula="of:=VALUE([.C46])" office:value-type="float" office:value="59" calcext:value-type="float">
            <text:p>5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MN60.txt</text:p>
          </table:table-cell>
          <table:table-cell table:formula="of:=SUBSTITUTE([.A47];&quot;.txt&quot;;&quot;&quot;)" office:value-type="string" office:string-value="MN60" calcext:value-type="string">
            <text:p>MN60</text:p>
          </table:table-cell>
          <table:table-cell table:formula="of:=MID([.B47];3;100)" office:value-type="string" office:string-value="60" calcext:value-type="string">
            <text:p>60</text:p>
          </table:table-cell>
          <table:table-cell table:formula="of:=VALUE([.C47])" office:value-type="float" office:value="60" calcext:value-type="float">
            <text:p>60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MN61.txt</text:p>
          </table:table-cell>
          <table:table-cell table:formula="of:=SUBSTITUTE([.A48];&quot;.txt&quot;;&quot;&quot;)" office:value-type="string" office:string-value="MN61" calcext:value-type="string">
            <text:p>MN61</text:p>
          </table:table-cell>
          <table:table-cell table:formula="of:=MID([.B48];3;100)" office:value-type="string" office:string-value="61" calcext:value-type="string">
            <text:p>61</text:p>
          </table:table-cell>
          <table:table-cell table:formula="of:=VALUE([.C48])" office:value-type="float" office:value="61" calcext:value-type="float">
            <text:p>61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MN62.txt</text:p>
          </table:table-cell>
          <table:table-cell table:formula="of:=SUBSTITUTE([.A49];&quot;.txt&quot;;&quot;&quot;)" office:value-type="string" office:string-value="MN62" calcext:value-type="string">
            <text:p>MN62</text:p>
          </table:table-cell>
          <table:table-cell table:formula="of:=MID([.B49];3;100)" office:value-type="string" office:string-value="62" calcext:value-type="string">
            <text:p>62</text:p>
          </table:table-cell>
          <table:table-cell table:formula="of:=VALUE([.C49])" office:value-type="float" office:value="62" calcext:value-type="float">
            <text:p>62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MN63.txt</text:p>
          </table:table-cell>
          <table:table-cell table:formula="of:=SUBSTITUTE([.A50];&quot;.txt&quot;;&quot;&quot;)" office:value-type="string" office:string-value="MN63" calcext:value-type="string">
            <text:p>MN63</text:p>
          </table:table-cell>
          <table:table-cell table:formula="of:=MID([.B50];3;100)" office:value-type="string" office:string-value="63" calcext:value-type="string">
            <text:p>63</text:p>
          </table:table-cell>
          <table:table-cell table:formula="of:=VALUE([.C50])" office:value-type="float" office:value="63" calcext:value-type="float">
            <text:p>63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MN64.txt</text:p>
          </table:table-cell>
          <table:table-cell table:formula="of:=SUBSTITUTE([.A51];&quot;.txt&quot;;&quot;&quot;)" office:value-type="string" office:string-value="MN64" calcext:value-type="string">
            <text:p>MN64</text:p>
          </table:table-cell>
          <table:table-cell table:formula="of:=MID([.B51];3;100)" office:value-type="string" office:string-value="64" calcext:value-type="string">
            <text:p>64</text:p>
          </table:table-cell>
          <table:table-cell table:formula="of:=VALUE([.C51])"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N66.txt</text:p>
          </table:table-cell>
          <table:table-cell table:formula="of:=SUBSTITUTE([.A52];&quot;.txt&quot;;&quot;&quot;)" office:value-type="string" office:string-value="MN66" calcext:value-type="string">
            <text:p>MN66</text:p>
          </table:table-cell>
          <table:table-cell table:formula="of:=MID([.B52];3;100)" office:value-type="string" office:string-value="66" calcext:value-type="string">
            <text:p>66</text:p>
          </table:table-cell>
          <table:table-cell table:formula="of:=VALUE([.C52])" office:value-type="float" office:value="66" calcext:value-type="float">
            <text:p>66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MN67.txt</text:p>
          </table:table-cell>
          <table:table-cell table:formula="of:=SUBSTITUTE([.A53];&quot;.txt&quot;;&quot;&quot;)" office:value-type="string" office:string-value="MN67" calcext:value-type="string">
            <text:p>MN67</text:p>
          </table:table-cell>
          <table:table-cell table:formula="of:=MID([.B53];3;100)" office:value-type="string" office:string-value="67" calcext:value-type="string">
            <text:p>67</text:p>
          </table:table-cell>
          <table:table-cell table:formula="of:=VALUE([.C53])" office:value-type="float" office:value="67" calcext:value-type="float">
            <text:p>67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string" calcext:value-type="string">
            <text:p>MN69.txt</text:p>
          </table:table-cell>
          <table:table-cell table:formula="of:=SUBSTITUTE([.A54];&quot;.txt&quot;;&quot;&quot;)" office:value-type="string" office:string-value="MN69" calcext:value-type="string">
            <text:p>MN69</text:p>
          </table:table-cell>
          <table:table-cell table:formula="of:=MID([.B54];3;100)" office:value-type="string" office:string-value="69" calcext:value-type="string">
            <text:p>69</text:p>
          </table:table-cell>
          <table:table-cell table:formula="of:=VALUE([.C54])"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string" calcext:value-type="string">
            <text:p>MN70.txt</text:p>
          </table:table-cell>
          <table:table-cell table:formula="of:=SUBSTITUTE([.A55];&quot;.txt&quot;;&quot;&quot;)" office:value-type="string" office:string-value="MN70" calcext:value-type="string">
            <text:p>MN70</text:p>
          </table:table-cell>
          <table:table-cell table:formula="of:=MID([.B55];3;100)" office:value-type="string" office:string-value="70" calcext:value-type="string">
            <text:p>70</text:p>
          </table:table-cell>
          <table:table-cell table:formula="of:=VALUE([.C55])" office:value-type="float" office:value="70" calcext:value-type="float">
            <text:p>70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string" calcext:value-type="string">
            <text:p>MN72.txt</text:p>
          </table:table-cell>
          <table:table-cell table:formula="of:=SUBSTITUTE([.A56];&quot;.txt&quot;;&quot;&quot;)" office:value-type="string" office:string-value="MN72" calcext:value-type="string">
            <text:p>MN72</text:p>
          </table:table-cell>
          <table:table-cell table:formula="of:=MID([.B56];3;100)" office:value-type="string" office:string-value="72" calcext:value-type="string">
            <text:p>72</text:p>
          </table:table-cell>
          <table:table-cell table:formula="of:=VALUE([.C56])" office:value-type="float" office:value="72" calcext:value-type="float">
            <text:p>72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string" calcext:value-type="string">
            <text:p>MN74.txt</text:p>
          </table:table-cell>
          <table:table-cell table:formula="of:=SUBSTITUTE([.A57];&quot;.txt&quot;;&quot;&quot;)" office:value-type="string" office:string-value="MN74" calcext:value-type="string">
            <text:p>MN74</text:p>
          </table:table-cell>
          <table:table-cell table:formula="of:=MID([.B57];3;100)" office:value-type="string" office:string-value="74" calcext:value-type="string">
            <text:p>74</text:p>
          </table:table-cell>
          <table:table-cell table:formula="of:=VALUE([.C57])" office:value-type="float" office:value="74" calcext:value-type="float">
            <text:p>74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string" calcext:value-type="string">
            <text:p>MN75.txt</text:p>
          </table:table-cell>
          <table:table-cell table:formula="of:=SUBSTITUTE([.A58];&quot;.txt&quot;;&quot;&quot;)" office:value-type="string" office:string-value="MN75" calcext:value-type="string">
            <text:p>MN75</text:p>
          </table:table-cell>
          <table:table-cell table:formula="of:=MID([.B58];3;100)" office:value-type="string" office:string-value="75" calcext:value-type="string">
            <text:p>75</text:p>
          </table:table-cell>
          <table:table-cell table:formula="of:=VALUE([.C58])" office:value-type="float" office:value="75" calcext:value-type="float">
            <text:p>75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string" calcext:value-type="string">
            <text:p>MN77.txt</text:p>
          </table:table-cell>
          <table:table-cell table:formula="of:=SUBSTITUTE([.A59];&quot;.txt&quot;;&quot;&quot;)" office:value-type="string" office:string-value="MN77" calcext:value-type="string">
            <text:p>MN77</text:p>
          </table:table-cell>
          <table:table-cell table:formula="of:=MID([.B59];3;100)" office:value-type="string" office:string-value="77" calcext:value-type="string">
            <text:p>77</text:p>
          </table:table-cell>
          <table:table-cell table:formula="of:=VALUE([.C59])" office:value-type="float" office:value="77" calcext:value-type="float">
            <text:p>77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string" calcext:value-type="string">
            <text:p>MN78.txt</text:p>
          </table:table-cell>
          <table:table-cell table:formula="of:=SUBSTITUTE([.A60];&quot;.txt&quot;;&quot;&quot;)" office:value-type="string" office:string-value="MN78" calcext:value-type="string">
            <text:p>MN78</text:p>
          </table:table-cell>
          <table:table-cell table:formula="of:=MID([.B60];3;100)" office:value-type="string" office:string-value="78" calcext:value-type="string">
            <text:p>78</text:p>
          </table:table-cell>
          <table:table-cell table:formula="of:=VALUE([.C60])" office:value-type="float" office:value="78" calcext:value-type="float">
            <text:p>78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string" calcext:value-type="string">
            <text:p>MN82.txt</text:p>
          </table:table-cell>
          <table:table-cell table:formula="of:=SUBSTITUTE([.A61];&quot;.txt&quot;;&quot;&quot;)" office:value-type="string" office:string-value="MN82" calcext:value-type="string">
            <text:p>MN82</text:p>
          </table:table-cell>
          <table:table-cell table:formula="of:=MID([.B61];3;100)" office:value-type="string" office:string-value="82" calcext:value-type="string">
            <text:p>82</text:p>
          </table:table-cell>
          <table:table-cell table:formula="of:=VALUE([.C61])" office:value-type="float" office:value="82" calcext:value-type="float">
            <text:p>82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MN86.txt</text:p>
          </table:table-cell>
          <table:table-cell table:formula="of:=SUBSTITUTE([.A62];&quot;.txt&quot;;&quot;&quot;)" office:value-type="string" office:string-value="MN86" calcext:value-type="string">
            <text:p>MN86</text:p>
          </table:table-cell>
          <table:table-cell table:formula="of:=MID([.B62];3;100)" office:value-type="string" office:string-value="86" calcext:value-type="string">
            <text:p>86</text:p>
          </table:table-cell>
          <table:table-cell table:formula="of:=VALUE([.C62])" office:value-type="float" office:value="86" calcext:value-type="float">
            <text:p>86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MN87.txt</text:p>
          </table:table-cell>
          <table:table-cell table:formula="of:=SUBSTITUTE([.A63];&quot;.txt&quot;;&quot;&quot;)" office:value-type="string" office:string-value="MN87" calcext:value-type="string">
            <text:p>MN87</text:p>
          </table:table-cell>
          <table:table-cell table:formula="of:=MID([.B63];3;100)" office:value-type="string" office:string-value="87" calcext:value-type="string">
            <text:p>87</text:p>
          </table:table-cell>
          <table:table-cell table:formula="of:=VALUE([.C63])" office:value-type="float" office:value="87" calcext:value-type="float">
            <text:p>87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string" calcext:value-type="string">
            <text:p>MN90.txt</text:p>
          </table:table-cell>
          <table:table-cell table:formula="of:=SUBSTITUTE([.A64];&quot;.txt&quot;;&quot;&quot;)" office:value-type="string" office:string-value="MN90" calcext:value-type="string">
            <text:p>MN90</text:p>
          </table:table-cell>
          <table:table-cell table:formula="of:=MID([.B64];3;100)" office:value-type="string" office:string-value="90" calcext:value-type="string">
            <text:p>90</text:p>
          </table:table-cell>
          <table:table-cell table:formula="of:=VALUE([.C64])" office:value-type="float" office:value="90" calcext:value-type="float">
            <text:p>90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MN91.txt</text:p>
          </table:table-cell>
          <table:table-cell table:formula="of:=SUBSTITUTE([.A65];&quot;.txt&quot;;&quot;&quot;)" office:value-type="string" office:string-value="MN91" calcext:value-type="string">
            <text:p>MN91</text:p>
          </table:table-cell>
          <table:table-cell table:formula="of:=MID([.B65];3;100)" office:value-type="string" office:string-value="91" calcext:value-type="string">
            <text:p>91</text:p>
          </table:table-cell>
          <table:table-cell table:formula="of:=VALUE([.C65])"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MN93.txt</text:p>
          </table:table-cell>
          <table:table-cell table:formula="of:=SUBSTITUTE([.A66];&quot;.txt&quot;;&quot;&quot;)" office:value-type="string" office:string-value="MN93" calcext:value-type="string">
            <text:p>MN93</text:p>
          </table:table-cell>
          <table:table-cell table:formula="of:=MID([.B66];3;100)" office:value-type="string" office:string-value="93" calcext:value-type="string">
            <text:p>93</text:p>
          </table:table-cell>
          <table:table-cell table:formula="of:=VALUE([.C66])" office:value-type="float" office:value="93" calcext:value-type="float">
            <text:p>93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MN95.txt</text:p>
          </table:table-cell>
          <table:table-cell table:formula="of:=SUBSTITUTE([.A67];&quot;.txt&quot;;&quot;&quot;)" office:value-type="string" office:string-value="MN95" calcext:value-type="string">
            <text:p>MN95</text:p>
          </table:table-cell>
          <table:table-cell table:formula="of:=MID([.B67];3;100)" office:value-type="string" office:string-value="95" calcext:value-type="string">
            <text:p>95</text:p>
          </table:table-cell>
          <table:table-cell table:formula="of:=VALUE([.C67])" office:value-type="float" office:value="95" calcext:value-type="float">
            <text:p>9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MN97.txt</text:p>
          </table:table-cell>
          <table:table-cell table:formula="of:=SUBSTITUTE([.A68];&quot;.txt&quot;;&quot;&quot;)" office:value-type="string" office:string-value="MN97" calcext:value-type="string">
            <text:p>MN97</text:p>
          </table:table-cell>
          <table:table-cell table:formula="of:=MID([.B68];3;100)" office:value-type="string" office:string-value="97" calcext:value-type="string">
            <text:p>97</text:p>
          </table:table-cell>
          <table:table-cell table:formula="of:=VALUE([.C68])" office:value-type="float" office:value="97" calcext:value-type="float">
            <text:p>97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string" calcext:value-type="string">
            <text:p>MN101.txt</text:p>
          </table:table-cell>
          <table:table-cell table:formula="of:=SUBSTITUTE([.A69];&quot;.txt&quot;;&quot;&quot;)" office:value-type="string" office:string-value="MN101" calcext:value-type="string">
            <text:p>MN101</text:p>
          </table:table-cell>
          <table:table-cell table:formula="of:=MID([.B69];3;100)" office:value-type="string" office:string-value="101" calcext:value-type="string">
            <text:p>101</text:p>
          </table:table-cell>
          <table:table-cell table:formula="of:=VALUE([.C69])" office:value-type="float" office:value="101" calcext:value-type="float">
            <text:p>1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MN102.txt</text:p>
          </table:table-cell>
          <table:table-cell table:formula="of:=SUBSTITUTE([.A70];&quot;.txt&quot;;&quot;&quot;)" office:value-type="string" office:string-value="MN102" calcext:value-type="string">
            <text:p>MN102</text:p>
          </table:table-cell>
          <table:table-cell table:formula="of:=MID([.B70];3;100)" office:value-type="string" office:string-value="102" calcext:value-type="string">
            <text:p>102</text:p>
          </table:table-cell>
          <table:table-cell table:formula="of:=VALUE([.C70])" office:value-type="float" office:value="102" calcext:value-type="float">
            <text:p>1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N105.txt</text:p>
          </table:table-cell>
          <table:table-cell table:formula="of:=SUBSTITUTE([.A71];&quot;.txt&quot;;&quot;&quot;)" office:value-type="string" office:string-value="MN105" calcext:value-type="string">
            <text:p>MN105</text:p>
          </table:table-cell>
          <table:table-cell table:formula="of:=MID([.B71];3;100)" office:value-type="string" office:string-value="105" calcext:value-type="string">
            <text:p>105</text:p>
          </table:table-cell>
          <table:table-cell table:formula="of:=VALUE([.C71])" office:value-type="float" office:value="105" calcext:value-type="float">
            <text:p>10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MN106.txt</text:p>
          </table:table-cell>
          <table:table-cell table:formula="of:=SUBSTITUTE([.A72];&quot;.txt&quot;;&quot;&quot;)" office:value-type="string" office:string-value="MN106" calcext:value-type="string">
            <text:p>MN106</text:p>
          </table:table-cell>
          <table:table-cell table:formula="of:=MID([.B72];3;100)" office:value-type="string" office:string-value="106" calcext:value-type="string">
            <text:p>106</text:p>
          </table:table-cell>
          <table:table-cell table:formula="of:=VALUE([.C72])"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MN107.txt</text:p>
          </table:table-cell>
          <table:table-cell table:formula="of:=SUBSTITUTE([.A73];&quot;.txt&quot;;&quot;&quot;)" office:value-type="string" office:string-value="MN107" calcext:value-type="string">
            <text:p>MN107</text:p>
          </table:table-cell>
          <table:table-cell table:formula="of:=MID([.B73];3;100)" office:value-type="string" office:string-value="107" calcext:value-type="string">
            <text:p>107</text:p>
          </table:table-cell>
          <table:table-cell table:formula="of:=VALUE([.C73])" office:value-type="float" office:value="107" calcext:value-type="float">
            <text:p>1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MN108.txt</text:p>
          </table:table-cell>
          <table:table-cell table:formula="of:=SUBSTITUTE([.A74];&quot;.txt&quot;;&quot;&quot;)" office:value-type="string" office:string-value="MN108" calcext:value-type="string">
            <text:p>MN108</text:p>
          </table:table-cell>
          <table:table-cell table:formula="of:=MID([.B74];3;100)" office:value-type="string" office:string-value="108" calcext:value-type="string">
            <text:p>108</text:p>
          </table:table-cell>
          <table:table-cell table:formula="of:=VALUE([.C74])" office:value-type="float" office:value="108" calcext:value-type="float">
            <text:p>108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MN109.txt</text:p>
          </table:table-cell>
          <table:table-cell table:formula="of:=SUBSTITUTE([.A75];&quot;.txt&quot;;&quot;&quot;)" office:value-type="string" office:string-value="MN109" calcext:value-type="string">
            <text:p>MN109</text:p>
          </table:table-cell>
          <table:table-cell table:formula="of:=MID([.B75];3;100)" office:value-type="string" office:string-value="109" calcext:value-type="string">
            <text:p>109</text:p>
          </table:table-cell>
          <table:table-cell table:formula="of:=VALUE([.C75])" office:value-type="float" office:value="109" calcext:value-type="float">
            <text:p>1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MN110.txt</text:p>
          </table:table-cell>
          <table:table-cell table:formula="of:=SUBSTITUTE([.A76];&quot;.txt&quot;;&quot;&quot;)" office:value-type="string" office:string-value="MN110" calcext:value-type="string">
            <text:p>MN110</text:p>
          </table:table-cell>
          <table:table-cell table:formula="of:=MID([.B76];3;100)" office:value-type="string" office:string-value="110" calcext:value-type="string">
            <text:p>110</text:p>
          </table:table-cell>
          <table:table-cell table:formula="of:=VALUE([.C76])" office:value-type="float" office:value="110" calcext:value-type="float">
            <text:p>11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MN111.txt</text:p>
          </table:table-cell>
          <table:table-cell table:formula="of:=SUBSTITUTE([.A77];&quot;.txt&quot;;&quot;&quot;)" office:value-type="string" office:string-value="MN111" calcext:value-type="string">
            <text:p>MN111</text:p>
          </table:table-cell>
          <table:table-cell table:formula="of:=MID([.B77];3;100)" office:value-type="string" office:string-value="111" calcext:value-type="string">
            <text:p>111</text:p>
          </table:table-cell>
          <table:table-cell table:formula="of:=VALUE([.C77])" office:value-type="float" office:value="111" calcext:value-type="float">
            <text:p>11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MN113.txt</text:p>
          </table:table-cell>
          <table:table-cell table:formula="of:=SUBSTITUTE([.A78];&quot;.txt&quot;;&quot;&quot;)" office:value-type="string" office:string-value="MN113" calcext:value-type="string">
            <text:p>MN113</text:p>
          </table:table-cell>
          <table:table-cell table:formula="of:=MID([.B78];3;100)" office:value-type="string" office:string-value="113" calcext:value-type="string">
            <text:p>113</text:p>
          </table:table-cell>
          <table:table-cell table:formula="of:=VALUE([.C78])" office:value-type="float" office:value="113" calcext:value-type="float">
            <text:p>11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MN117.txt</text:p>
          </table:table-cell>
          <table:table-cell table:formula="of:=SUBSTITUTE([.A79];&quot;.txt&quot;;&quot;&quot;)" office:value-type="string" office:string-value="MN117" calcext:value-type="string">
            <text:p>MN117</text:p>
          </table:table-cell>
          <table:table-cell table:formula="of:=MID([.B79];3;100)" office:value-type="string" office:string-value="117" calcext:value-type="string">
            <text:p>117</text:p>
          </table:table-cell>
          <table:table-cell table:formula="of:=VALUE([.C79])" office:value-type="float" office:value="117" calcext:value-type="float">
            <text:p>117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N118.txt</text:p>
          </table:table-cell>
          <table:table-cell table:formula="of:=SUBSTITUTE([.A80];&quot;.txt&quot;;&quot;&quot;)" office:value-type="string" office:string-value="MN118" calcext:value-type="string">
            <text:p>MN118</text:p>
          </table:table-cell>
          <table:table-cell table:formula="of:=MID([.B80];3;100)" office:value-type="string" office:string-value="118" calcext:value-type="string">
            <text:p>118</text:p>
          </table:table-cell>
          <table:table-cell table:formula="of:=VALUE([.C80])" office:value-type="float" office:value="118" calcext:value-type="float">
            <text:p>11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MN119.txt</text:p>
          </table:table-cell>
          <table:table-cell table:formula="of:=SUBSTITUTE([.A81];&quot;.txt&quot;;&quot;&quot;)" office:value-type="string" office:string-value="MN119" calcext:value-type="string">
            <text:p>MN119</text:p>
          </table:table-cell>
          <table:table-cell table:formula="of:=MID([.B81];3;100)" office:value-type="string" office:string-value="119" calcext:value-type="string">
            <text:p>119</text:p>
          </table:table-cell>
          <table:table-cell table:formula="of:=VALUE([.C81])"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N121.txt</text:p>
          </table:table-cell>
          <table:table-cell table:formula="of:=SUBSTITUTE([.A82];&quot;.txt&quot;;&quot;&quot;)" office:value-type="string" office:string-value="MN121" calcext:value-type="string">
            <text:p>MN121</text:p>
          </table:table-cell>
          <table:table-cell table:formula="of:=MID([.B82];3;100)" office:value-type="string" office:string-value="121" calcext:value-type="string">
            <text:p>121</text:p>
          </table:table-cell>
          <table:table-cell table:formula="of:=VALUE([.C82])" office:value-type="float" office:value="121" calcext:value-type="float">
            <text:p>121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MN122.txt</text:p>
          </table:table-cell>
          <table:table-cell table:formula="of:=SUBSTITUTE([.A83];&quot;.txt&quot;;&quot;&quot;)" office:value-type="string" office:string-value="MN122" calcext:value-type="string">
            <text:p>MN122</text:p>
          </table:table-cell>
          <table:table-cell table:formula="of:=MID([.B83];3;100)" office:value-type="string" office:string-value="122" calcext:value-type="string">
            <text:p>122</text:p>
          </table:table-cell>
          <table:table-cell table:formula="of:=VALUE([.C83])" office:value-type="float" office:value="122" calcext:value-type="float">
            <text:p>122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MN123.txt</text:p>
          </table:table-cell>
          <table:table-cell table:formula="of:=SUBSTITUTE([.A84];&quot;.txt&quot;;&quot;&quot;)" office:value-type="string" office:string-value="MN123" calcext:value-type="string">
            <text:p>MN123</text:p>
          </table:table-cell>
          <table:table-cell table:formula="of:=MID([.B84];3;100)" office:value-type="string" office:string-value="123" calcext:value-type="string">
            <text:p>123</text:p>
          </table:table-cell>
          <table:table-cell table:formula="of:=VALUE([.C84])" office:value-type="float" office:value="123" calcext:value-type="float">
            <text:p>123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MN125.txt</text:p>
          </table:table-cell>
          <table:table-cell table:formula="of:=SUBSTITUTE([.A85];&quot;.txt&quot;;&quot;&quot;)" office:value-type="string" office:string-value="MN125" calcext:value-type="string">
            <text:p>MN125</text:p>
          </table:table-cell>
          <table:table-cell table:formula="of:=MID([.B85];3;100)" office:value-type="string" office:string-value="125" calcext:value-type="string">
            <text:p>125</text:p>
          </table:table-cell>
          <table:table-cell table:formula="of:=VALUE([.C85])" office:value-type="float" office:value="125" calcext:value-type="float">
            <text:p>12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MN126.txt</text:p>
          </table:table-cell>
          <table:table-cell table:formula="of:=SUBSTITUTE([.A86];&quot;.txt&quot;;&quot;&quot;)" office:value-type="string" office:string-value="MN126" calcext:value-type="string">
            <text:p>MN126</text:p>
          </table:table-cell>
          <table:table-cell table:formula="of:=MID([.B86];3;100)" office:value-type="string" office:string-value="126" calcext:value-type="string">
            <text:p>126</text:p>
          </table:table-cell>
          <table:table-cell table:formula="of:=VALUE([.C86])" office:value-type="float" office:value="126" calcext:value-type="float">
            <text:p>126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MN128.txt</text:p>
          </table:table-cell>
          <table:table-cell table:formula="of:=SUBSTITUTE([.A87];&quot;.txt&quot;;&quot;&quot;)" office:value-type="string" office:string-value="MN128" calcext:value-type="string">
            <text:p>MN128</text:p>
          </table:table-cell>
          <table:table-cell table:formula="of:=MID([.B87];3;100)" office:value-type="string" office:string-value="128" calcext:value-type="string">
            <text:p>128</text:p>
          </table:table-cell>
          <table:table-cell table:formula="of:=VALUE([.C87])" office:value-type="float" office:value="128" calcext:value-type="float">
            <text:p>128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MN130.txt</text:p>
          </table:table-cell>
          <table:table-cell table:formula="of:=SUBSTITUTE([.A88];&quot;.txt&quot;;&quot;&quot;)" office:value-type="string" office:string-value="MN130" calcext:value-type="string">
            <text:p>MN130</text:p>
          </table:table-cell>
          <table:table-cell table:formula="of:=MID([.B88];3;100)" office:value-type="string" office:string-value="130" calcext:value-type="string">
            <text:p>130</text:p>
          </table:table-cell>
          <table:table-cell table:formula="of:=VALUE([.C88])" office:value-type="float" office:value="130" calcext:value-type="float">
            <text:p>13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MN131.txt</text:p>
          </table:table-cell>
          <table:table-cell table:formula="of:=SUBSTITUTE([.A89];&quot;.txt&quot;;&quot;&quot;)" office:value-type="string" office:string-value="MN131" calcext:value-type="string">
            <text:p>MN131</text:p>
          </table:table-cell>
          <table:table-cell table:formula="of:=MID([.B89];3;100)" office:value-type="string" office:string-value="131" calcext:value-type="string">
            <text:p>131</text:p>
          </table:table-cell>
          <table:table-cell table:formula="of:=VALUE([.C89])" office:value-type="float" office:value="131" calcext:value-type="float">
            <text:p>131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MN135.txt</text:p>
          </table:table-cell>
          <table:table-cell table:formula="of:=SUBSTITUTE([.A90];&quot;.txt&quot;;&quot;&quot;)" office:value-type="string" office:string-value="MN135" calcext:value-type="string">
            <text:p>MN135</text:p>
          </table:table-cell>
          <table:table-cell table:formula="of:=MID([.B90];3;100)" office:value-type="string" office:string-value="135" calcext:value-type="string">
            <text:p>135</text:p>
          </table:table-cell>
          <table:table-cell table:formula="of:=VALUE([.C90])" office:value-type="float" office:value="135" calcext:value-type="float">
            <text:p>135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MN136.txt</text:p>
          </table:table-cell>
          <table:table-cell table:formula="of:=SUBSTITUTE([.A91];&quot;.txt&quot;;&quot;&quot;)" office:value-type="string" office:string-value="MN136" calcext:value-type="string">
            <text:p>MN136</text:p>
          </table:table-cell>
          <table:table-cell table:formula="of:=MID([.B91];3;100)" office:value-type="string" office:string-value="136" calcext:value-type="string">
            <text:p>136</text:p>
          </table:table-cell>
          <table:table-cell table:formula="of:=VALUE([.C91])" office:value-type="float" office:value="136" calcext:value-type="float">
            <text:p>136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MN137.txt</text:p>
          </table:table-cell>
          <table:table-cell table:formula="of:=SUBSTITUTE([.A92];&quot;.txt&quot;;&quot;&quot;)" office:value-type="string" office:string-value="MN137" calcext:value-type="string">
            <text:p>MN137</text:p>
          </table:table-cell>
          <table:table-cell table:formula="of:=MID([.B92];3;100)" office:value-type="string" office:string-value="137" calcext:value-type="string">
            <text:p>137</text:p>
          </table:table-cell>
          <table:table-cell table:formula="of:=VALUE([.C92])" office:value-type="float" office:value="137" calcext:value-type="float">
            <text:p>13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MN138.txt</text:p>
          </table:table-cell>
          <table:table-cell table:formula="of:=SUBSTITUTE([.A93];&quot;.txt&quot;;&quot;&quot;)" office:value-type="string" office:string-value="MN138" calcext:value-type="string">
            <text:p>MN138</text:p>
          </table:table-cell>
          <table:table-cell table:formula="of:=MID([.B93];3;100)" office:value-type="string" office:string-value="138" calcext:value-type="string">
            <text:p>138</text:p>
          </table:table-cell>
          <table:table-cell table:formula="of:=VALUE([.C93])" office:value-type="float" office:value="138" calcext:value-type="float">
            <text:p>138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MN140.txt</text:p>
          </table:table-cell>
          <table:table-cell table:formula="of:=SUBSTITUTE([.A94];&quot;.txt&quot;;&quot;&quot;)" office:value-type="string" office:string-value="MN140" calcext:value-type="string">
            <text:p>MN140</text:p>
          </table:table-cell>
          <table:table-cell table:formula="of:=MID([.B94];3;100)" office:value-type="string" office:string-value="140" calcext:value-type="string">
            <text:p>140</text:p>
          </table:table-cell>
          <table:table-cell table:formula="of:=VALUE([.C94])" office:value-type="float" office:value="140" calcext:value-type="float">
            <text:p>14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MN141.txt</text:p>
          </table:table-cell>
          <table:table-cell table:formula="of:=SUBSTITUTE([.A95];&quot;.txt&quot;;&quot;&quot;)" office:value-type="string" office:string-value="MN141" calcext:value-type="string">
            <text:p>MN141</text:p>
          </table:table-cell>
          <table:table-cell table:formula="of:=MID([.B95];3;100)" office:value-type="string" office:string-value="141" calcext:value-type="string">
            <text:p>141</text:p>
          </table:table-cell>
          <table:table-cell table:formula="of:=VALUE([.C95])" office:value-type="float" office:value="141" calcext:value-type="float">
            <text:p>14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MN143.txt</text:p>
          </table:table-cell>
          <table:table-cell table:formula="of:=SUBSTITUTE([.A96];&quot;.txt&quot;;&quot;&quot;)" office:value-type="string" office:string-value="MN143" calcext:value-type="string">
            <text:p>MN143</text:p>
          </table:table-cell>
          <table:table-cell table:formula="of:=MID([.B96];3;100)" office:value-type="string" office:string-value="143" calcext:value-type="string">
            <text:p>143</text:p>
          </table:table-cell>
          <table:table-cell table:formula="of:=VALUE([.C96])"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MN146.txt</text:p>
          </table:table-cell>
          <table:table-cell table:formula="of:=SUBSTITUTE([.A97];&quot;.txt&quot;;&quot;&quot;)" office:value-type="string" office:string-value="MN146" calcext:value-type="string">
            <text:p>MN146</text:p>
          </table:table-cell>
          <table:table-cell table:formula="of:=MID([.B97];3;100)" office:value-type="string" office:string-value="146" calcext:value-type="string">
            <text:p>146</text:p>
          </table:table-cell>
          <table:table-cell table:formula="of:=VALUE([.C97])"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N147.txt</text:p>
          </table:table-cell>
          <table:table-cell table:formula="of:=SUBSTITUTE([.A98];&quot;.txt&quot;;&quot;&quot;)" office:value-type="string" office:string-value="MN147" calcext:value-type="string">
            <text:p>MN147</text:p>
          </table:table-cell>
          <table:table-cell table:formula="of:=MID([.B98];3;100)" office:value-type="string" office:string-value="147" calcext:value-type="string">
            <text:p>147</text:p>
          </table:table-cell>
          <table:table-cell table:formula="of:=VALUE([.C98])" office:value-type="float" office:value="147" calcext:value-type="float">
            <text:p>147</text:p>
          </table:table-cell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MN148.txt</text:p>
          </table:table-cell>
          <table:table-cell table:formula="of:=SUBSTITUTE([.A99];&quot;.txt&quot;;&quot;&quot;)" office:value-type="string" office:string-value="MN148" calcext:value-type="string">
            <text:p>MN148</text:p>
          </table:table-cell>
          <table:table-cell table:formula="of:=MID([.B99];3;100)" office:value-type="string" office:string-value="148" calcext:value-type="string">
            <text:p>148</text:p>
          </table:table-cell>
          <table:table-cell table:formula="of:=VALUE([.C99])" office:value-type="float" office:value="148" calcext:value-type="float">
            <text:p>14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MN149.txt</text:p>
          </table:table-cell>
          <table:table-cell table:formula="of:=SUBSTITUTE([.A100];&quot;.txt&quot;;&quot;&quot;)" office:value-type="string" office:string-value="MN149" calcext:value-type="string">
            <text:p>MN149</text:p>
          </table:table-cell>
          <table:table-cell table:formula="of:=MID([.B100];3;100)" office:value-type="string" office:string-value="149" calcext:value-type="string">
            <text:p>149</text:p>
          </table:table-cell>
          <table:table-cell table:formula="of:=VALUE([.C100])"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MN151.txt</text:p>
          </table:table-cell>
          <table:table-cell table:formula="of:=SUBSTITUTE([.A101];&quot;.txt&quot;;&quot;&quot;)" office:value-type="string" office:string-value="MN151" calcext:value-type="string">
            <text:p>MN151</text:p>
          </table:table-cell>
          <table:table-cell table:formula="of:=MID([.B101];3;100)" office:value-type="string" office:string-value="151" calcext:value-type="string">
            <text:p>151</text:p>
          </table:table-cell>
          <table:table-cell table:formula="of:=VALUE([.C101])" office:value-type="float" office:value="151" calcext:value-type="float">
            <text:p>151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MN152.txt</text:p>
          </table:table-cell>
          <table:table-cell table:formula="of:=SUBSTITUTE([.A102];&quot;.txt&quot;;&quot;&quot;)" office:value-type="string" office:string-value="MN152" calcext:value-type="string">
            <text:p>MN152</text:p>
          </table:table-cell>
          <table:table-cell table:formula="of:=MID([.B102];3;100)" office:value-type="string" office:string-value="152" calcext:value-type="string">
            <text:p>152</text:p>
          </table:table-cell>
          <table:table-cell table:formula="of:=VALUE([.C102])" office:value-type="float" office:value="152" calcext:value-type="float">
            <text:p>152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MN-rec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MN1</text:p>
          </table:table-cell>
          <table:table-cell office:value-type="string" calcext:value-type="string">
            <text:p><text:s/>The Root Sequence Mūlapariyāya Sutta</text:p>
          </table:table-cell>
          <table:table-cell office:value-type="float" office:value="754.181224" calcext:value-type="float">
            <text:p>754.181224</text:p>
          </table:table-cell>
          <table:table-cell office:value-type="string" calcext:value-type="string">
            <text:p>MN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</text:p>
          </table:table-cell>
          <table:table-cell office:value-type="string" calcext:value-type="string">
            <text:p><text:s/>The Establishing Of Mindfulness Discourse Satipaṭṭhāna Sutta</text:p>
          </table:table-cell>
          <table:table-cell office:value-type="float" office:value="2478.08" calcext:value-type="float">
            <text:p>2478.08</text:p>
          </table:table-cell>
          <table:table-cell office:value-type="string" calcext:value-type="string">
            <text:p>MN10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1</text:p>
          </table:table-cell>
          <table:table-cell office:value-type="string" calcext:value-type="string">
            <text:p><text:s/>At Devadaha Devadaha Sutta</text:p>
          </table:table-cell>
          <table:table-cell office:value-type="float" office:value="2377.743673" calcext:value-type="float">
            <text:p>2377.743673</text:p>
          </table:table-cell>
          <table:table-cell office:value-type="string" calcext:value-type="string">
            <text:p>MN101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2</text:p>
          </table:table-cell>
          <table:table-cell office:value-type="string" calcext:value-type="string">
            <text:p><text:s/>Five &amp; Three Pañcattaya Sutta</text:p>
          </table:table-cell>
          <table:table-cell office:value-type="float" office:value="1004.982857" calcext:value-type="float">
            <text:p>1004.982857</text:p>
          </table:table-cell>
          <table:table-cell office:value-type="string" calcext:value-type="string">
            <text:p>MN102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5</text:p>
          </table:table-cell>
          <table:table-cell office:value-type="string" calcext:value-type="string">
            <text:p><text:s/>To Sunakkhatta Sunakkhatta Sutta</text:p>
          </table:table-cell>
          <table:table-cell office:value-type="float" office:value="1158.661224" calcext:value-type="float">
            <text:p>1158.661224</text:p>
          </table:table-cell>
          <table:table-cell office:value-type="string" calcext:value-type="string">
            <text:p>MN105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6</text:p>
          </table:table-cell>
          <table:table-cell office:value-type="string" calcext:value-type="string">
            <text:p><text:s/>Conducive To The Imperturbable Āneñja-Sappāya Sutta</text:p>
          </table:table-cell>
          <table:table-cell office:value-type="float" office:value="705.097143" calcext:value-type="float">
            <text:p>705.097143</text:p>
          </table:table-cell>
          <table:table-cell office:value-type="string" calcext:value-type="string">
            <text:p>MN106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7</text:p>
          </table:table-cell>
          <table:table-cell office:value-type="string" calcext:value-type="string">
            <text:p><text:s/>To Gaṇaka Moggallāna Gaṇaka Moggallāna Sutta</text:p>
          </table:table-cell>
          <table:table-cell office:value-type="float" office:value="915.748571" calcext:value-type="float">
            <text:p>915.748571</text:p>
          </table:table-cell>
          <table:table-cell office:value-type="string" calcext:value-type="string">
            <text:p>MN107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8</text:p>
          </table:table-cell>
          <table:table-cell office:value-type="string" calcext:value-type="string">
            <text:p><text:s/>Moggallāna The Guardsman Gopaka Moggallāna Sutta</text:p>
          </table:table-cell>
          <table:table-cell office:value-type="float" office:value="1209.6" calcext:value-type="float">
            <text:p>1209.6</text:p>
          </table:table-cell>
          <table:table-cell office:value-type="string" calcext:value-type="string">
            <text:p>MN108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09</text:p>
          </table:table-cell>
          <table:table-cell office:value-type="string" calcext:value-type="string">
            <text:p><text:s/>The Great Full-Moon Night Discourse Mahā Puṇṇama Sutta</text:p>
          </table:table-cell>
          <table:table-cell office:value-type="float" office:value="853.629388" calcext:value-type="float">
            <text:p>853.629388</text:p>
          </table:table-cell>
          <table:table-cell office:value-type="string" calcext:value-type="string">
            <text:p>MN109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1</text:p>
          </table:table-cell>
          <table:table-cell office:value-type="string" calcext:value-type="string">
            <text:p><text:s/>The Shorter Lion's Roar Discourse Cūḷasīhanāda Sutta</text:p>
          </table:table-cell>
          <table:table-cell office:value-type="float" office:value="827.585306" calcext:value-type="float">
            <text:p>827.585306</text:p>
          </table:table-cell>
          <table:table-cell office:value-type="string" calcext:value-type="string">
            <text:p>MN11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10</text:p>
          </table:table-cell>
          <table:table-cell office:value-type="string" calcext:value-type="string">
            <text:p><text:s/>The Shorter Full-Moon Night Discourse Cūḷa Puṇṇama Sutta</text:p>
          </table:table-cell>
          <table:table-cell office:value-type="float" office:value="596.68898" calcext:value-type="float">
            <text:p>596.68898</text:p>
          </table:table-cell>
          <table:table-cell office:value-type="string" calcext:value-type="string">
            <text:p>MN110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11</text:p>
          </table:table-cell>
          <table:table-cell office:value-type="string" calcext:value-type="string">
            <text:p><text:s/>One After Another Anupada Sutta</text:p>
          </table:table-cell>
          <table:table-cell office:value-type="float" office:value="697.913469" calcext:value-type="float">
            <text:p>697.913469</text:p>
          </table:table-cell>
          <table:table-cell office:value-type="string" calcext:value-type="string">
            <text:p>MN111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13</text:p>
          </table:table-cell>
          <table:table-cell office:value-type="string" calcext:value-type="string">
            <text:p><text:s/>A Person Of Integrity Sappurisa Sutta</text:p>
          </table:table-cell>
          <table:table-cell office:value-type="float" office:value="665.626122" calcext:value-type="float">
            <text:p>665.626122</text:p>
          </table:table-cell>
          <table:table-cell office:value-type="string" calcext:value-type="string">
            <text:p>MN113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17</text:p>
          </table:table-cell>
          <table:table-cell office:value-type="string" calcext:value-type="string">
            <text:p><text:s/>The Great Forty Mahā Cattārīsaka Sutta</text:p>
          </table:table-cell>
          <table:table-cell office:value-type="float" office:value="900.336327" calcext:value-type="float">
            <text:p>900.336327</text:p>
          </table:table-cell>
          <table:table-cell office:value-type="string" calcext:value-type="string">
            <text:p>MN117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18</text:p>
          </table:table-cell>
          <table:table-cell office:value-type="string" calcext:value-type="string">
            <text:p><text:s/>Mindfulness Of Breathing Ānāpānasati Sutta</text:p>
          </table:table-cell>
          <table:table-cell office:value-type="float" office:value="1069.453061" calcext:value-type="float">
            <text:p>1069.453061</text:p>
          </table:table-cell>
          <table:table-cell office:value-type="string" calcext:value-type="string">
            <text:p>MN118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19</text:p>
          </table:table-cell>
          <table:table-cell office:value-type="string" calcext:value-type="string">
            <text:p><text:s/>Mindfulness Immersed In The Body Kāyagatā-Sati Sutta</text:p>
          </table:table-cell>
          <table:table-cell office:value-type="float" office:value="1504.365714" calcext:value-type="float">
            <text:p>1504.365714</text:p>
          </table:table-cell>
          <table:table-cell office:value-type="string" calcext:value-type="string">
            <text:p>MN119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2</text:p>
          </table:table-cell>
          <table:table-cell office:value-type="string" calcext:value-type="string">
            <text:p><text:s/>The Great Lion's Roar Discourse Mahāsīhanāda Sutta</text:p>
          </table:table-cell>
          <table:table-cell office:value-type="float" office:value="2864.43102" calcext:value-type="float">
            <text:p>2864.43102</text:p>
          </table:table-cell>
          <table:table-cell office:value-type="string" calcext:value-type="string">
            <text:p>MN12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21</text:p>
          </table:table-cell>
          <table:table-cell office:value-type="string" calcext:value-type="string">
            <text:p><text:s/>The Shorter Discourse On Emptiness Cūḷa Suññata Sutta</text:p>
          </table:table-cell>
          <table:table-cell office:value-type="float" office:value="839.47102" calcext:value-type="float">
            <text:p>839.47102</text:p>
          </table:table-cell>
          <table:table-cell office:value-type="string" calcext:value-type="string">
            <text:p>MN121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22</text:p>
          </table:table-cell>
          <table:table-cell office:value-type="string" calcext:value-type="string">
            <text:p><text:s/>The Greater Discourse On Emptiness Mahā Suññata Sutta</text:p>
          </table:table-cell>
          <table:table-cell office:value-type="float" office:value="1124.257959" calcext:value-type="float">
            <text:p>1124.257959</text:p>
          </table:table-cell>
          <table:table-cell office:value-type="string" calcext:value-type="string">
            <text:p>MN122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23</text:p>
          </table:table-cell>
          <table:table-cell office:value-type="string" calcext:value-type="string">
            <text:p><text:s/>Amazing &amp; Astounding Qualities Acchariy'abbhūtadhamma Sutta</text:p>
          </table:table-cell>
          <table:table-cell office:value-type="float" office:value="692.924082" calcext:value-type="float">
            <text:p>692.924082</text:p>
          </table:table-cell>
          <table:table-cell office:value-type="string" calcext:value-type="string">
            <text:p>MN123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25</text:p>
          </table:table-cell>
          <table:table-cell office:value-type="string" calcext:value-type="string">
            <text:p><text:s/>The Level Of The Tamed Dantabhūmi Sutta</text:p>
          </table:table-cell>
          <table:table-cell office:value-type="float" office:value="1633.515102" calcext:value-type="float">
            <text:p>1633.515102</text:p>
          </table:table-cell>
          <table:table-cell office:value-type="string" calcext:value-type="string">
            <text:p>MN125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26</text:p>
          </table:table-cell>
          <table:table-cell office:value-type="string" calcext:value-type="string">
            <text:p><text:s/>To Bhūmija Bhūmija Sutta</text:p>
          </table:table-cell>
          <table:table-cell office:value-type="float" office:value="1046.987755" calcext:value-type="float">
            <text:p>1046.987755</text:p>
          </table:table-cell>
          <table:table-cell office:value-type="string" calcext:value-type="string">
            <text:p>MN126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28</text:p>
          </table:table-cell>
          <table:table-cell office:value-type="string" calcext:value-type="string">
            <text:p><text:s/>Defilements Upakkilesa Sutta</text:p>
          </table:table-cell>
          <table:table-cell office:value-type="float" office:value="1238.987755" calcext:value-type="float">
            <text:p>1238.987755</text:p>
          </table:table-cell>
          <table:table-cell office:value-type="string" calcext:value-type="string">
            <text:p>MN128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3</text:p>
          </table:table-cell>
          <table:table-cell office:value-type="string" calcext:value-type="string">
            <text:p><text:s/>The Great Mass Of Stress Mahā Dukkhakkhandha Sutta</text:p>
          </table:table-cell>
          <table:table-cell office:value-type="float" office:value="1064.359184" calcext:value-type="float">
            <text:p>1064.359184</text:p>
          </table:table-cell>
          <table:table-cell office:value-type="string" calcext:value-type="string">
            <text:p>MN13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30</text:p>
          </table:table-cell>
          <table:table-cell office:value-type="string" calcext:value-type="string">
            <text:p><text:s/>The Deva Messengers Devadūta Sutta</text:p>
          </table:table-cell>
          <table:table-cell office:value-type="float" office:value="1191.314286" calcext:value-type="float">
            <text:p>1191.314286</text:p>
          </table:table-cell>
          <table:table-cell office:value-type="string" calcext:value-type="string">
            <text:p>MN130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31</text:p>
          </table:table-cell>
          <table:table-cell office:value-type="string" calcext:value-type="string">
            <text:p><text:s/>An Auspicious Day Bhaddekaratta Sutta</text:p>
          </table:table-cell>
          <table:table-cell office:value-type="float" office:value="370.782041" calcext:value-type="float">
            <text:p>370.782041</text:p>
          </table:table-cell>
          <table:table-cell office:value-type="string" calcext:value-type="string">
            <text:p>MN131</text:p>
          </table:table-cell>
          <table:table-cell table:formula="of:=IF([.A26]=[.D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35</text:p>
          </table:table-cell>
          <table:table-cell office:value-type="string" calcext:value-type="string">
            <text:p><text:s/>The Shorter Analysis Of Action Cūḷa Kamma-Vibhaṅga Sutta</text:p>
          </table:table-cell>
          <table:table-cell office:value-type="float" office:value="878.863673" calcext:value-type="float">
            <text:p>878.863673</text:p>
          </table:table-cell>
          <table:table-cell office:value-type="string" calcext:value-type="string">
            <text:p>MN135</text:p>
          </table:table-cell>
          <table:table-cell table:formula="of:=IF([.A27]=[.D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36</text:p>
          </table:table-cell>
          <table:table-cell office:value-type="string" calcext:value-type="string">
            <text:p><text:s/>The Greater Analysis Of Action Mahā Kamma-Vibhaṅga Sutta</text:p>
          </table:table-cell>
          <table:table-cell office:value-type="float" office:value="1321.404082" calcext:value-type="float">
            <text:p>1321.404082</text:p>
          </table:table-cell>
          <table:table-cell office:value-type="string" calcext:value-type="string">
            <text:p>MN136</text:p>
          </table:table-cell>
          <table:table-cell table:formula="of:=IF([.A28]=[.D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37</text:p>
          </table:table-cell>
          <table:table-cell office:value-type="string" calcext:value-type="string">
            <text:p><text:s/>An Analysis Of The Six Sense-Media Saḷāyatana-Vibhaṅga Sutta</text:p>
          </table:table-cell>
          <table:table-cell office:value-type="float" office:value="961.671837" calcext:value-type="float">
            <text:p>961.671837</text:p>
          </table:table-cell>
          <table:table-cell office:value-type="string" calcext:value-type="string">
            <text:p>MN137</text:p>
          </table:table-cell>
          <table:table-cell table:formula="of:=IF([.A29]=[.D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38</text:p>
          </table:table-cell>
          <table:table-cell office:value-type="string" calcext:value-type="string">
            <text:p><text:s/>An Analysis Of The Statement Uddesa-Vibhaṅga Sutta</text:p>
          </table:table-cell>
          <table:table-cell office:value-type="float" office:value="979.435102" calcext:value-type="float">
            <text:p>979.435102</text:p>
          </table:table-cell>
          <table:table-cell office:value-type="string" calcext:value-type="string">
            <text:p>MN138</text:p>
          </table:table-cell>
          <table:table-cell table:formula="of:=IF([.A30]=[.D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</text:p>
          </table:table-cell>
          <table:table-cell office:value-type="string" calcext:value-type="string">
            <text:p><text:s/>The Lesser Mass Of Stress Cūḷa Dukkhakkhandha Sutta</text:p>
          </table:table-cell>
          <table:table-cell office:value-type="float" office:value="932.414694" calcext:value-type="float">
            <text:p>932.414694</text:p>
          </table:table-cell>
          <table:table-cell office:value-type="string" calcext:value-type="string">
            <text:p>MN14</text:p>
          </table:table-cell>
          <table:table-cell table:formula="of:=IF([.A31]=[.D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0</text:p>
          </table:table-cell>
          <table:table-cell office:value-type="string" calcext:value-type="string">
            <text:p><text:s/>An Analysis Of The Properties Dhātu-Vibhaṅga Sutta</text:p>
          </table:table-cell>
          <table:table-cell office:value-type="float" office:value="1436.708571" calcext:value-type="float">
            <text:p>1436.708571</text:p>
          </table:table-cell>
          <table:table-cell office:value-type="string" calcext:value-type="string">
            <text:p>MN140</text:p>
          </table:table-cell>
          <table:table-cell table:formula="of:=IF([.A32]=[.D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1</text:p>
          </table:table-cell>
          <table:table-cell office:value-type="string" calcext:value-type="string">
            <text:p><text:s/>An Analysis Of The Truths Sacca-Vibhaṅga Sutta</text:p>
          </table:table-cell>
          <table:table-cell office:value-type="float" office:value="749.818776" calcext:value-type="float">
            <text:p>749.818776</text:p>
          </table:table-cell>
          <table:table-cell office:value-type="string" calcext:value-type="string">
            <text:p>MN141</text:p>
          </table:table-cell>
          <table:table-cell table:formula="of:=IF([.A33]=[.D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3</text:p>
          </table:table-cell>
          <table:table-cell office:value-type="string" calcext:value-type="string">
            <text:p><text:s/>The Exhortation To Anāthapiṇḍika Anāthapiṇḍikovāda Sutta</text:p>
          </table:table-cell>
          <table:table-cell office:value-type="float" office:value="733.910204" calcext:value-type="float">
            <text:p>733.910204</text:p>
          </table:table-cell>
          <table:table-cell office:value-type="string" calcext:value-type="string">
            <text:p>MN143</text:p>
          </table:table-cell>
          <table:table-cell table:formula="of:=IF([.A34]=[.D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6</text:p>
          </table:table-cell>
          <table:table-cell office:value-type="string" calcext:value-type="string">
            <text:p><text:s/>Nandaka's Exhortation Nandakovāda Sutta</text:p>
          </table:table-cell>
          <table:table-cell office:value-type="float" office:value="943.177143" calcext:value-type="float">
            <text:p>943.177143</text:p>
          </table:table-cell>
          <table:table-cell office:value-type="string" calcext:value-type="string">
            <text:p>MN146</text:p>
          </table:table-cell>
          <table:table-cell table:formula="of:=IF([.A35]=[.D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7</text:p>
          </table:table-cell>
          <table:table-cell office:value-type="string" calcext:value-type="string">
            <text:p><text:s/>The Shorter Exhortation To Rāhula Cūḷa Rāhulovāda Sutta</text:p>
          </table:table-cell>
          <table:table-cell office:value-type="float" office:value="511.503673" calcext:value-type="float">
            <text:p>511.503673</text:p>
          </table:table-cell>
          <table:table-cell office:value-type="string" calcext:value-type="string">
            <text:p>MN147</text:p>
          </table:table-cell>
          <table:table-cell table:formula="of:=IF([.A36]=[.D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8</text:p>
          </table:table-cell>
          <table:table-cell office:value-type="string" calcext:value-type="string">
            <text:p><text:s/>The Six Sextets Chachakka Sutta</text:p>
          </table:table-cell>
          <table:table-cell office:value-type="float" office:value="1193.613061" calcext:value-type="float">
            <text:p>1193.613061</text:p>
          </table:table-cell>
          <table:table-cell office:value-type="string" calcext:value-type="string">
            <text:p>MN148</text:p>
          </table:table-cell>
          <table:table-cell table:formula="of:=IF([.A37]=[.D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49</text:p>
          </table:table-cell>
          <table:table-cell office:value-type="string" calcext:value-type="string">
            <text:p><text:s/>The Great Six Sense-Media Discourse Mahā Saḷāyatanika Sutta</text:p>
          </table:table-cell>
          <table:table-cell office:value-type="float" office:value="614.582857" calcext:value-type="float">
            <text:p>614.582857</text:p>
          </table:table-cell>
          <table:table-cell office:value-type="string" calcext:value-type="string">
            <text:p>MN149</text:p>
          </table:table-cell>
          <table:table-cell table:formula="of:=IF([.A38]=[.D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51</text:p>
          </table:table-cell>
          <table:table-cell office:value-type="string" calcext:value-type="string">
            <text:p><text:s/>The Purification Of Almsfood Piṇḍapātapārisuddhi Sutta</text:p>
          </table:table-cell>
          <table:table-cell office:value-type="float" office:value="481.227755" calcext:value-type="float">
            <text:p>481.227755</text:p>
          </table:table-cell>
          <table:table-cell office:value-type="string" calcext:value-type="string">
            <text:p>MN151</text:p>
          </table:table-cell>
          <table:table-cell table:formula="of:=IF([.A39]=[.D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52</text:p>
          </table:table-cell>
          <table:table-cell office:value-type="string" calcext:value-type="string">
            <text:p><text:s/>The Development Of The Faculties Indriya-Bhāvanā Sutta</text:p>
          </table:table-cell>
          <table:table-cell office:value-type="float" office:value="850.755918" calcext:value-type="float">
            <text:p>850.755918</text:p>
          </table:table-cell>
          <table:table-cell office:value-type="string" calcext:value-type="string">
            <text:p>MN152</text:p>
          </table:table-cell>
          <table:table-cell table:formula="of:=IF([.A40]=[.D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8</text:p>
          </table:table-cell>
          <table:table-cell office:value-type="string" calcext:value-type="string">
            <text:p><text:s/>The Ball Of Honey Madhupiṇḍika Sutta</text:p>
          </table:table-cell>
          <table:table-cell office:value-type="float" office:value="862.014694" calcext:value-type="float">
            <text:p>862.014694</text:p>
          </table:table-cell>
          <table:table-cell office:value-type="string" calcext:value-type="string">
            <text:p>MN18</text:p>
          </table:table-cell>
          <table:table-cell table:formula="of:=IF([.A41]=[.D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19</text:p>
          </table:table-cell>
          <table:table-cell office:value-type="string" calcext:value-type="string">
            <text:p><text:s/>Two Sorts Of Thinking Dvedhāvitakka Sutta</text:p>
          </table:table-cell>
          <table:table-cell office:value-type="float" office:value="990.275918" calcext:value-type="float">
            <text:p>990.275918</text:p>
          </table:table-cell>
          <table:table-cell office:value-type="string" calcext:value-type="string">
            <text:p>MN19</text:p>
          </table:table-cell>
          <table:table-cell table:formula="of:=IF([.A42]=[.D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</text:p>
          </table:table-cell>
          <table:table-cell office:value-type="string" calcext:value-type="string">
            <text:p><text:s/>All The Effluents Sabbāsava Sutta</text:p>
          </table:table-cell>
          <table:table-cell office:value-type="float" office:value="820.58449" calcext:value-type="float">
            <text:p>820.58449</text:p>
          </table:table-cell>
          <table:table-cell office:value-type="string" calcext:value-type="string">
            <text:p>MN2</text:p>
          </table:table-cell>
          <table:table-cell table:formula="of:=IF([.A43]=[.D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0</text:p>
          </table:table-cell>
          <table:table-cell office:value-type="string" calcext:value-type="string">
            <text:p><text:s/>The Relaxation Of Thoughts Vitakkasaṇṭhāna Sutta</text:p>
          </table:table-cell>
          <table:table-cell office:value-type="float" office:value="532.323265" calcext:value-type="float">
            <text:p>532.323265</text:p>
          </table:table-cell>
          <table:table-cell office:value-type="string" calcext:value-type="string">
            <text:p>MN20</text:p>
          </table:table-cell>
          <table:table-cell table:formula="of:=IF([.A44]=[.D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1</text:p>
          </table:table-cell>
          <table:table-cell office:value-type="string" calcext:value-type="string">
            <text:p><text:s/>The Simile Of The Saw Kakacūpama Sutta</text:p>
          </table:table-cell>
          <table:table-cell office:value-type="float" office:value="1267.226122" calcext:value-type="float">
            <text:p>1267.226122</text:p>
          </table:table-cell>
          <table:table-cell office:value-type="string" calcext:value-type="string">
            <text:p>MN21</text:p>
          </table:table-cell>
          <table:table-cell table:formula="of:=IF([.A45]=[.D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2</text:p>
          </table:table-cell>
          <table:table-cell office:value-type="string" calcext:value-type="string">
            <text:p><text:s/>The Water-Snake Simile Alagaddūpama Sutta</text:p>
          </table:table-cell>
          <table:table-cell office:value-type="float" office:value="2068.166531" calcext:value-type="float">
            <text:p>2068.166531</text:p>
          </table:table-cell>
          <table:table-cell office:value-type="string" calcext:value-type="string">
            <text:p>MN22</text:p>
          </table:table-cell>
          <table:table-cell table:formula="of:=IF([.A46]=[.D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4</text:p>
          </table:table-cell>
          <table:table-cell office:value-type="string" calcext:value-type="string">
            <text:p><text:s/>Relay Chariots Ratha-Vinīta Sutta</text:p>
          </table:table-cell>
          <table:table-cell office:value-type="float" office:value="904.829388" calcext:value-type="float">
            <text:p>904.829388</text:p>
          </table:table-cell>
          <table:table-cell office:value-type="string" calcext:value-type="string">
            <text:p>MN24</text:p>
          </table:table-cell>
          <table:table-cell table:formula="of:=IF([.A47]=[.D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5</text:p>
          </table:table-cell>
          <table:table-cell office:value-type="string" calcext:value-type="string">
            <text:p><text:s/>Poison-Grass Nivāpa Sutta</text:p>
          </table:table-cell>
          <table:table-cell office:value-type="float" office:value="1314.115918" calcext:value-type="float">
            <text:p>1314.115918</text:p>
          </table:table-cell>
          <table:table-cell office:value-type="string" calcext:value-type="string">
            <text:p>MN25</text:p>
          </table:table-cell>
          <table:table-cell table:formula="of:=IF([.A48]=[.D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6</text:p>
          </table:table-cell>
          <table:table-cell office:value-type="string" calcext:value-type="string">
            <text:p><text:s/>The Noble Search Ariyapariyesana Sutta</text:p>
          </table:table-cell>
          <table:table-cell office:value-type="float" office:value="2185.273469" calcext:value-type="float">
            <text:p>2185.273469</text:p>
          </table:table-cell>
          <table:table-cell office:value-type="string" calcext:value-type="string">
            <text:p>MN26</text:p>
          </table:table-cell>
          <table:table-cell table:formula="of:=IF([.A49]=[.D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7</text:p>
          </table:table-cell>
          <table:table-cell office:value-type="string" calcext:value-type="string">
            <text:p><text:s/>The Shorter Elephant Footprint Simile Cūḷa Hatthipadopama Sutta</text:p>
          </table:table-cell>
          <table:table-cell office:value-type="float" office:value="1467.637551" calcext:value-type="float">
            <text:p>1467.637551</text:p>
          </table:table-cell>
          <table:table-cell office:value-type="string" calcext:value-type="string">
            <text:p>MN27</text:p>
          </table:table-cell>
          <table:table-cell table:formula="of:=IF([.A50]=[.D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8</text:p>
          </table:table-cell>
          <table:table-cell office:value-type="string" calcext:value-type="string">
            <text:p><text:s/>The Great Elephant Footprint Simile Mahā Hatthipadopama Sutta</text:p>
          </table:table-cell>
          <table:table-cell office:value-type="float" office:value="1514.318367" calcext:value-type="float">
            <text:p>1514.318367</text:p>
          </table:table-cell>
          <table:table-cell office:value-type="string" calcext:value-type="string">
            <text:p>MN28</text:p>
          </table:table-cell>
          <table:table-cell table:formula="of:=IF([.A51]=[.D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29</text:p>
          </table:table-cell>
          <table:table-cell office:value-type="string" calcext:value-type="string">
            <text:p><text:s/>The Longer Heartwood Simile Discourse Mahā Sāropama Sutta</text:p>
          </table:table-cell>
          <table:table-cell office:value-type="float" office:value="1221.198367" calcext:value-type="float">
            <text:p>1221.198367</text:p>
          </table:table-cell>
          <table:table-cell office:value-type="string" calcext:value-type="string">
            <text:p>MN29</text:p>
          </table:table-cell>
          <table:table-cell table:formula="of:=IF([.A52]=[.D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30</text:p>
          </table:table-cell>
          <table:table-cell office:value-type="string" calcext:value-type="string">
            <text:p><text:s/>The Shorter Heartwood Simile Discourse Cūḷa Sāropama Sutta</text:p>
          </table:table-cell>
          <table:table-cell office:value-type="float" office:value="1222.034286" calcext:value-type="float">
            <text:p>1222.034286</text:p>
          </table:table-cell>
          <table:table-cell office:value-type="string" calcext:value-type="string">
            <text:p>MN30</text:p>
          </table:table-cell>
          <table:table-cell table:formula="of:=IF([.A53]=[.D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31</text:p>
          </table:table-cell>
          <table:table-cell office:value-type="string" calcext:value-type="string">
            <text:p><text:s/>The Shorter Gosiṅga Sāla-Tree Discourse Cūḷagosiṅgasāla Sutta</text:p>
          </table:table-cell>
          <table:table-cell office:value-type="float" office:value="1012.140408" calcext:value-type="float">
            <text:p>1012.140408</text:p>
          </table:table-cell>
          <table:table-cell office:value-type="string" calcext:value-type="string">
            <text:p>MN31</text:p>
          </table:table-cell>
          <table:table-cell table:formula="of:=IF([.A54]=[.D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33</text:p>
          </table:table-cell>
          <table:table-cell office:value-type="string" calcext:value-type="string">
            <text:p><text:s/>The Greater Cowherd Discourse Mahā Gopālaka Sutta</text:p>
          </table:table-cell>
          <table:table-cell office:value-type="float" office:value="751.699592" calcext:value-type="float">
            <text:p>751.699592</text:p>
          </table:table-cell>
          <table:table-cell office:value-type="string" calcext:value-type="string">
            <text:p>MN33</text:p>
          </table:table-cell>
          <table:table-cell table:formula="of:=IF([.A55]=[.D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35</text:p>
          </table:table-cell>
          <table:table-cell office:value-type="string" calcext:value-type="string">
            <text:p><text:s/>The Shorter Discourse To Saccaka Cūḷa Saccaka Sutta</text:p>
          </table:table-cell>
          <table:table-cell office:value-type="float" office:value="1499.715918" calcext:value-type="float">
            <text:p>1499.715918</text:p>
          </table:table-cell>
          <table:table-cell office:value-type="string" calcext:value-type="string">
            <text:p>MN35</text:p>
          </table:table-cell>
          <table:table-cell table:formula="of:=IF([.A56]=[.D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36</text:p>
          </table:table-cell>
          <table:table-cell office:value-type="string" calcext:value-type="string">
            <text:p><text:s/>The Longer Discourse To Saccaka Mahā Saccaka Sutta</text:p>
          </table:table-cell>
          <table:table-cell office:value-type="float" office:value="2227.2" calcext:value-type="float">
            <text:p>2227.2</text:p>
          </table:table-cell>
          <table:table-cell office:value-type="string" calcext:value-type="string">
            <text:p>MN36</text:p>
          </table:table-cell>
          <table:table-cell table:formula="of:=IF([.A57]=[.D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38</text:p>
          </table:table-cell>
          <table:table-cell office:value-type="string" calcext:value-type="string">
            <text:p><text:s/>The Greater Craving-Destruction Discourse Mahā Taṇhāsaṅkhaya Sutta</text:p>
          </table:table-cell>
          <table:table-cell office:value-type="float" office:value="2254.680816" calcext:value-type="float">
            <text:p>2254.680816</text:p>
          </table:table-cell>
          <table:table-cell office:value-type="string" calcext:value-type="string">
            <text:p>MN38</text:p>
          </table:table-cell>
          <table:table-cell table:formula="of:=IF([.A58]=[.D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39</text:p>
          </table:table-cell>
          <table:table-cell office:value-type="string" calcext:value-type="string">
            <text:p><text:s/>The Greater Discourse At Assapura Mahā Assapura Sutta</text:p>
          </table:table-cell>
          <table:table-cell office:value-type="float" office:value="1709.479184" calcext:value-type="float">
            <text:p>1709.479184</text:p>
          </table:table-cell>
          <table:table-cell office:value-type="string" calcext:value-type="string">
            <text:p>MN39</text:p>
          </table:table-cell>
          <table:table-cell table:formula="of:=IF([.A59]=[.D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</text:p>
          </table:table-cell>
          <table:table-cell office:value-type="string" calcext:value-type="string">
            <text:p><text:s/>Fear &amp; Terror Bhaya-Bherava Sutta</text:p>
          </table:table-cell>
          <table:table-cell office:value-type="float" office:value="898.795102" calcext:value-type="float">
            <text:p>898.795102</text:p>
          </table:table-cell>
          <table:table-cell office:value-type="string" calcext:value-type="string">
            <text:p>MN4</text:p>
          </table:table-cell>
          <table:table-cell table:formula="of:=IF([.A60]=[.D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0</text:p>
          </table:table-cell>
          <table:table-cell office:value-type="string" calcext:value-type="string">
            <text:p><text:s/>The Shorter Discourse At Assapura Cūḷa-Assapura Sutta</text:p>
          </table:table-cell>
          <table:table-cell office:value-type="float" office:value="654.471837" calcext:value-type="float">
            <text:p>654.471837</text:p>
          </table:table-cell>
          <table:table-cell office:value-type="string" calcext:value-type="string">
            <text:p>MN40</text:p>
          </table:table-cell>
          <table:table-cell table:formula="of:=IF([.A61]=[.D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1</text:p>
          </table:table-cell>
          <table:table-cell office:value-type="string" calcext:value-type="string">
            <text:p><text:s/>(Brahmans) Of Sāla Sāleyyaka Sutta</text:p>
          </table:table-cell>
          <table:table-cell office:value-type="float" office:value="1067.859592" calcext:value-type="float">
            <text:p>1067.859592</text:p>
          </table:table-cell>
          <table:table-cell office:value-type="string" calcext:value-type="string">
            <text:p>MN41</text:p>
          </table:table-cell>
          <table:table-cell table:formula="of:=IF([.A62]=[.D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3</text:p>
          </table:table-cell>
          <table:table-cell office:value-type="string" calcext:value-type="string">
            <text:p><text:s/>The Greater Set Of Questions &amp; Answers Mahā Vedalla Sutta</text:p>
          </table:table-cell>
          <table:table-cell office:value-type="float" office:value="1199.647347" calcext:value-type="float">
            <text:p>1199.647347</text:p>
          </table:table-cell>
          <table:table-cell office:value-type="string" calcext:value-type="string">
            <text:p>MN43</text:p>
          </table:table-cell>
          <table:table-cell table:formula="of:=IF([.A63]=[.D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4</text:p>
          </table:table-cell>
          <table:table-cell office:value-type="string" calcext:value-type="string">
            <text:p><text:s/>The Shorter Set Of Questions &amp; Answers Cūḷa Vedalla Sutta</text:p>
          </table:table-cell>
          <table:table-cell office:value-type="float" office:value="936.96" calcext:value-type="float">
            <text:p>936.96</text:p>
          </table:table-cell>
          <table:table-cell office:value-type="string" calcext:value-type="string">
            <text:p>MN44</text:p>
          </table:table-cell>
          <table:table-cell table:formula="of:=IF([.A64]=[.D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5</text:p>
          </table:table-cell>
          <table:table-cell office:value-type="string" calcext:value-type="string">
            <text:p><text:s/>The Shorter Discourse On Taking On Practices Cūḷa Dhammasamādāna Sutta</text:p>
          </table:table-cell>
          <table:table-cell office:value-type="float" office:value="668.212245" calcext:value-type="float">
            <text:p>668.212245</text:p>
          </table:table-cell>
          <table:table-cell office:value-type="string" calcext:value-type="string">
            <text:p>MN45</text:p>
          </table:table-cell>
          <table:table-cell table:formula="of:=IF([.A65]=[.D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8</text:p>
          </table:table-cell>
          <table:table-cell office:value-type="string" calcext:value-type="string">
            <text:p><text:s/>In Kosambī Kosambiyā Sutta</text:p>
          </table:table-cell>
          <table:table-cell office:value-type="float" office:value="823.196735" calcext:value-type="float">
            <text:p>823.196735</text:p>
          </table:table-cell>
          <table:table-cell office:value-type="string" calcext:value-type="string">
            <text:p>MN48</text:p>
          </table:table-cell>
          <table:table-cell table:formula="of:=IF([.A66]=[.D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49</text:p>
          </table:table-cell>
          <table:table-cell office:value-type="string" calcext:value-type="string">
            <text:p><text:s/>The Brahmā Invitation Brahma-Nimantanika Sutta</text:p>
          </table:table-cell>
          <table:table-cell office:value-type="float" office:value="1011.356735" calcext:value-type="float">
            <text:p>1011.356735</text:p>
          </table:table-cell>
          <table:table-cell office:value-type="string" calcext:value-type="string">
            <text:p>MN49</text:p>
          </table:table-cell>
          <table:table-cell table:formula="of:=IF([.A67]=[.D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</text:p>
          </table:table-cell>
          <table:table-cell office:value-type="string" calcext:value-type="string">
            <text:p><text:s/>Unblemished Anaṅgaṇa Sutta</text:p>
          </table:table-cell>
          <table:table-cell office:value-type="float" office:value="1229.426939" calcext:value-type="float">
            <text:p>1229.426939</text:p>
          </table:table-cell>
          <table:table-cell office:value-type="string" calcext:value-type="string">
            <text:p>MN5</text:p>
          </table:table-cell>
          <table:table-cell table:formula="of:=IF([.A68]=[.D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1</text:p>
          </table:table-cell>
          <table:table-cell office:value-type="string" calcext:value-type="string">
            <text:p><text:s/>To Kandaraka Kandaraka Sutta</text:p>
          </table:table-cell>
          <table:table-cell office:value-type="float" office:value="1627.559184" calcext:value-type="float">
            <text:p>1627.559184</text:p>
          </table:table-cell>
          <table:table-cell office:value-type="string" calcext:value-type="string">
            <text:p>MN51</text:p>
          </table:table-cell>
          <table:table-cell table:formula="of:=IF([.A69]=[.D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2</text:p>
          </table:table-cell>
          <table:table-cell office:value-type="string" calcext:value-type="string">
            <text:p><text:s/>To The Man From Aṭṭhakanagara Aṭṭhakanāgara Sutta</text:p>
          </table:table-cell>
          <table:table-cell office:value-type="float" office:value="423.862857" calcext:value-type="float">
            <text:p>423.862857</text:p>
          </table:table-cell>
          <table:table-cell office:value-type="string" calcext:value-type="string">
            <text:p>MN52</text:p>
          </table:table-cell>
          <table:table-cell table:formula="of:=IF([.A70]=[.D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3</text:p>
          </table:table-cell>
          <table:table-cell office:value-type="string" calcext:value-type="string">
            <text:p><text:s/>The Practice For One In Training Sekha-Paṭipadā Sutta</text:p>
          </table:table-cell>
          <table:table-cell office:value-type="float" office:value="1009.266939" calcext:value-type="float">
            <text:p>1009.266939</text:p>
          </table:table-cell>
          <table:table-cell office:value-type="string" calcext:value-type="string">
            <text:p>MN53</text:p>
          </table:table-cell>
          <table:table-cell table:formula="of:=IF([.A71]=[.D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4</text:p>
          </table:table-cell>
          <table:table-cell office:value-type="string" calcext:value-type="string">
            <text:p><text:s/>To Potaliya (Excerpt) Potaliya Sutta</text:p>
          </table:table-cell>
          <table:table-cell office:value-type="float" office:value="646.4" calcext:value-type="float">
            <text:p>646.4</text:p>
          </table:table-cell>
          <table:table-cell office:value-type="string" calcext:value-type="string">
            <text:p>MN54</text:p>
          </table:table-cell>
          <table:table-cell table:formula="of:=IF([.A72]=[.D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5</text:p>
          </table:table-cell>
          <table:table-cell office:value-type="string" calcext:value-type="string">
            <text:p><text:s/>To Jīvaka Jīvaka Sutta</text:p>
          </table:table-cell>
          <table:table-cell office:value-type="float" office:value="507.297959" calcext:value-type="float">
            <text:p>507.297959</text:p>
          </table:table-cell>
          <table:table-cell office:value-type="string" calcext:value-type="string">
            <text:p>MN55</text:p>
          </table:table-cell>
          <table:table-cell table:formula="of:=IF([.A73]=[.D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6</text:p>
          </table:table-cell>
          <table:table-cell office:value-type="string" calcext:value-type="string">
            <text:p><text:s/>The Teaching To Upāli Upālivāda Sutta</text:p>
          </table:table-cell>
          <table:table-cell office:value-type="float" office:value="2324.532245" calcext:value-type="float">
            <text:p>2324.532245</text:p>
          </table:table-cell>
          <table:table-cell office:value-type="string" calcext:value-type="string">
            <text:p>MN56</text:p>
          </table:table-cell>
          <table:table-cell table:formula="of:=IF([.A74]=[.D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8</text:p>
          </table:table-cell>
          <table:table-cell office:value-type="string" calcext:value-type="string">
            <text:p><text:s/>To Prince Abhaya Abhaya Rāja-Kumāra Sutta</text:p>
          </table:table-cell>
          <table:table-cell office:value-type="float" office:value="522.057143" calcext:value-type="float">
            <text:p>522.057143</text:p>
          </table:table-cell>
          <table:table-cell office:value-type="string" calcext:value-type="string">
            <text:p>MN58</text:p>
          </table:table-cell>
          <table:table-cell table:formula="of:=IF([.A75]=[.D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59</text:p>
          </table:table-cell>
          <table:table-cell office:value-type="string" calcext:value-type="string">
            <text:p><text:s/>Many Things To Be Felt Bahuvedanīya Sutta</text:p>
          </table:table-cell>
          <table:table-cell office:value-type="float" office:value="643.526531" calcext:value-type="float">
            <text:p>643.526531</text:p>
          </table:table-cell>
          <table:table-cell office:value-type="string" calcext:value-type="string">
            <text:p>MN59</text:p>
          </table:table-cell>
          <table:table-cell table:formula="of:=IF([.A76]=[.D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</text:p>
          </table:table-cell>
          <table:table-cell office:value-type="string" calcext:value-type="string">
            <text:p><text:s/>If One Would Wish Ākaṅkheyya Sutta</text:p>
          </table:table-cell>
          <table:table-cell office:value-type="float" office:value="671.059592" calcext:value-type="float">
            <text:p>671.059592</text:p>
          </table:table-cell>
          <table:table-cell office:value-type="string" calcext:value-type="string">
            <text:p>MN6</text:p>
          </table:table-cell>
          <table:table-cell table:formula="of:=IF([.A77]=[.D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0</text:p>
          </table:table-cell>
          <table:table-cell office:value-type="string" calcext:value-type="string">
            <text:p><text:s/>A Safe Bet Apaṇṇaka Sutta</text:p>
          </table:table-cell>
          <table:table-cell office:value-type="float" office:value="3134.563265" calcext:value-type="float">
            <text:p>3134.563265</text:p>
          </table:table-cell>
          <table:table-cell office:value-type="string" calcext:value-type="string">
            <text:p>MN60</text:p>
          </table:table-cell>
          <table:table-cell table:formula="of:=IF([.A78]=[.D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1</text:p>
          </table:table-cell>
          <table:table-cell office:value-type="string" calcext:value-type="string">
            <text:p><text:s/>The Exhortation To Rāhula At Mango Stone Ambalaṭṭhikā Rāhulovāda Sutta</text:p>
          </table:table-cell>
          <table:table-cell office:value-type="float" office:value="669.805714" calcext:value-type="float">
            <text:p>669.805714</text:p>
          </table:table-cell>
          <table:table-cell office:value-type="string" calcext:value-type="string">
            <text:p>MN61</text:p>
          </table:table-cell>
          <table:table-cell table:formula="of:=IF([.A79]=[.D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2</text:p>
          </table:table-cell>
          <table:table-cell office:value-type="string" calcext:value-type="string">
            <text:p><text:s/>The Greater Exhortation To Rāhula Mahā Rāhulovāda Sutta</text:p>
          </table:table-cell>
          <table:table-cell office:value-type="float" office:value="938.657959" calcext:value-type="float">
            <text:p>938.657959</text:p>
          </table:table-cell>
          <table:table-cell office:value-type="string" calcext:value-type="string">
            <text:p>MN62</text:p>
          </table:table-cell>
          <table:table-cell table:formula="of:=IF([.A80]=[.D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3</text:p>
          </table:table-cell>
          <table:table-cell office:value-type="string" calcext:value-type="string">
            <text:p><text:s/>The Shorter Exhortation To Māluṅkya Cūḷa Māluṅkyovāda Sutta</text:p>
          </table:table-cell>
          <table:table-cell office:value-type="float" office:value="689.423673" calcext:value-type="float">
            <text:p>689.423673</text:p>
          </table:table-cell>
          <table:table-cell office:value-type="string" calcext:value-type="string">
            <text:p>MN63</text:p>
          </table:table-cell>
          <table:table-cell table:formula="of:=IF([.A81]=[.D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4</text:p>
          </table:table-cell>
          <table:table-cell office:value-type="string" calcext:value-type="string">
            <text:p><text:s/>The Longer Exhortation To Māluṅkya Mahā Māluṅkyovāda Sutta</text:p>
          </table:table-cell>
          <table:table-cell office:value-type="float" office:value="677.537959" calcext:value-type="float">
            <text:p>677.537959</text:p>
          </table:table-cell>
          <table:table-cell office:value-type="string" calcext:value-type="string">
            <text:p>MN64</text:p>
          </table:table-cell>
          <table:table-cell table:formula="of:=IF([.A82]=[.D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6</text:p>
          </table:table-cell>
          <table:table-cell office:value-type="string" calcext:value-type="string">
            <text:p><text:s/>The Quail Simile Laḍukikopama Sutta</text:p>
          </table:table-cell>
          <table:table-cell office:value-type="float" office:value="1462.204082" calcext:value-type="float">
            <text:p>1462.204082</text:p>
          </table:table-cell>
          <table:table-cell office:value-type="string" calcext:value-type="string">
            <text:p>MN66</text:p>
          </table:table-cell>
          <table:table-cell table:formula="of:=IF([.A83]=[.D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7</text:p>
          </table:table-cell>
          <table:table-cell office:value-type="string" calcext:value-type="string">
            <text:p><text:s/>Near Cātumā Cātuma Sutta</text:p>
          </table:table-cell>
          <table:table-cell office:value-type="float" office:value="913.502041" calcext:value-type="float">
            <text:p>913.502041</text:p>
          </table:table-cell>
          <table:table-cell office:value-type="string" calcext:value-type="string">
            <text:p>MN67</text:p>
          </table:table-cell>
          <table:table-cell table:formula="of:=IF([.A84]=[.D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69</text:p>
          </table:table-cell>
          <table:table-cell office:value-type="string" calcext:value-type="string">
            <text:p><text:s/>About Golissāni Golissāni Sutta</text:p>
          </table:table-cell>
          <table:table-cell office:value-type="float" office:value="626.233469" calcext:value-type="float">
            <text:p>626.233469</text:p>
          </table:table-cell>
          <table:table-cell office:value-type="string" calcext:value-type="string">
            <text:p>MN69</text:p>
          </table:table-cell>
          <table:table-cell table:formula="of:=IF([.A85]=[.D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7</text:p>
          </table:table-cell>
          <table:table-cell office:value-type="string" calcext:value-type="string">
            <text:p><text:s/>The Simile Of The Cloth Vatthūpama Sutta</text:p>
          </table:table-cell>
          <table:table-cell office:value-type="float" office:value="640.888163" calcext:value-type="float">
            <text:p>640.888163</text:p>
          </table:table-cell>
          <table:table-cell office:value-type="string" calcext:value-type="string">
            <text:p>MN7</text:p>
          </table:table-cell>
          <table:table-cell table:formula="of:=IF([.A86]=[.D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70</text:p>
          </table:table-cell>
          <table:table-cell office:value-type="string" calcext:value-type="string">
            <text:p><text:s/>At Kīṭāgiri Kīṭāgiri Sutta</text:p>
          </table:table-cell>
          <table:table-cell office:value-type="float" office:value="1074.782041" calcext:value-type="float">
            <text:p>1074.782041</text:p>
          </table:table-cell>
          <table:table-cell office:value-type="string" calcext:value-type="string">
            <text:p>MN70</text:p>
          </table:table-cell>
          <table:table-cell table:formula="of:=IF([.A87]=[.D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72</text:p>
          </table:table-cell>
          <table:table-cell office:value-type="string" calcext:value-type="string">
            <text:p><text:s/>To Vacchagotta On Fire Aggi-Vacchagotta Sutta</text:p>
          </table:table-cell>
          <table:table-cell office:value-type="float" office:value="612.937143" calcext:value-type="float">
            <text:p>612.937143</text:p>
          </table:table-cell>
          <table:table-cell office:value-type="string" calcext:value-type="string">
            <text:p>MN72</text:p>
          </table:table-cell>
          <table:table-cell table:formula="of:=IF([.A88]=[.D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74</text:p>
          </table:table-cell>
          <table:table-cell office:value-type="string" calcext:value-type="string">
            <text:p><text:s/>To Longnails Dīghanakha Sutta</text:p>
          </table:table-cell>
          <table:table-cell office:value-type="float" office:value="607.111837" calcext:value-type="float">
            <text:p>607.111837</text:p>
          </table:table-cell>
          <table:table-cell office:value-type="string" calcext:value-type="string">
            <text:p>MN74</text:p>
          </table:table-cell>
          <table:table-cell table:formula="of:=IF([.A89]=[.D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75</text:p>
          </table:table-cell>
          <table:table-cell office:value-type="string" calcext:value-type="string">
            <text:p><text:s/>To Māgaṇḍiya Māgaṇḍiya Sutta</text:p>
          </table:table-cell>
          <table:table-cell office:value-type="float" office:value="1700.571429" calcext:value-type="float">
            <text:p>1700.571429</text:p>
          </table:table-cell>
          <table:table-cell office:value-type="string" calcext:value-type="string">
            <text:p>MN75</text:p>
          </table:table-cell>
          <table:table-cell table:formula="of:=IF([.A90]=[.D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77</text:p>
          </table:table-cell>
          <table:table-cell office:value-type="string" calcext:value-type="string">
            <text:p><text:s/>The Greater Discourse To Sakuludāyin Mahāsakuludāyi Sutta</text:p>
          </table:table-cell>
          <table:table-cell office:value-type="float" office:value="2836.924082" calcext:value-type="float">
            <text:p>2836.924082</text:p>
          </table:table-cell>
          <table:table-cell office:value-type="string" calcext:value-type="string">
            <text:p>MN77</text:p>
          </table:table-cell>
          <table:table-cell table:formula="of:=IF([.A91]=[.D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78</text:p>
          </table:table-cell>
          <table:table-cell office:value-type="string" calcext:value-type="string">
            <text:p><text:s/>Muṇḍika The Contemplative Samaṇa-Muṇḍika Sutta</text:p>
          </table:table-cell>
          <table:table-cell office:value-type="float" office:value="863.764898" calcext:value-type="float">
            <text:p>863.764898</text:p>
          </table:table-cell>
          <table:table-cell office:value-type="string" calcext:value-type="string">
            <text:p>MN78</text:p>
          </table:table-cell>
          <table:table-cell table:formula="of:=IF([.A92]=[.D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82</text:p>
          </table:table-cell>
          <table:table-cell office:value-type="string" calcext:value-type="string">
            <text:p><text:s/>About Raṭṭhapāla Raṭṭhapāla Sutta</text:p>
          </table:table-cell>
          <table:table-cell office:value-type="float" office:value="2051.63102" calcext:value-type="float">
            <text:p>2051.63102</text:p>
          </table:table-cell>
          <table:table-cell office:value-type="string" calcext:value-type="string">
            <text:p>MN82</text:p>
          </table:table-cell>
          <table:table-cell table:formula="of:=IF([.A93]=[.D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86</text:p>
          </table:table-cell>
          <table:table-cell office:value-type="string" calcext:value-type="string">
            <text:p><text:s/>About Aṅgulimāla Aṅgulimāla Sutta</text:p>
          </table:table-cell>
          <table:table-cell office:value-type="float" office:value="992.496327" calcext:value-type="float">
            <text:p>992.496327</text:p>
          </table:table-cell>
          <table:table-cell office:value-type="string" calcext:value-type="string">
            <text:p>MN86</text:p>
          </table:table-cell>
          <table:table-cell table:formula="of:=IF([.A94]=[.D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87</text:p>
          </table:table-cell>
          <table:table-cell office:value-type="string" calcext:value-type="string">
            <text:p><text:s/>From One Who Is Dear Piyajātika Sutta</text:p>
          </table:table-cell>
          <table:table-cell office:value-type="float" office:value="789.159184" calcext:value-type="float">
            <text:p>789.159184</text:p>
          </table:table-cell>
          <table:table-cell office:value-type="string" calcext:value-type="string">
            <text:p>MN87</text:p>
          </table:table-cell>
          <table:table-cell table:formula="of:=IF([.A95]=[.D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9</text:p>
          </table:table-cell>
          <table:table-cell office:value-type="string" calcext:value-type="string">
            <text:p><text:s/>Right View Sammādiṭṭhi Sutta</text:p>
          </table:table-cell>
          <table:table-cell office:value-type="float" office:value="2075.428571" calcext:value-type="float">
            <text:p>2075.428571</text:p>
          </table:table-cell>
          <table:table-cell office:value-type="string" calcext:value-type="string">
            <text:p>MN9</text:p>
          </table:table-cell>
          <table:table-cell table:formula="of:=IF([.A96]=[.D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90</text:p>
          </table:table-cell>
          <table:table-cell office:value-type="string" calcext:value-type="string">
            <text:p><text:s/>At Kaṇṇakatthala Kaṇṇakatthala Sutta</text:p>
          </table:table-cell>
          <table:table-cell office:value-type="float" office:value="943.124898" calcext:value-type="float">
            <text:p>943.124898</text:p>
          </table:table-cell>
          <table:table-cell office:value-type="string" calcext:value-type="string">
            <text:p>MN90</text:p>
          </table:table-cell>
          <table:table-cell table:formula="of:=IF([.A97]=[.D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91</text:p>
          </table:table-cell>
          <table:table-cell office:value-type="string" calcext:value-type="string">
            <text:p><text:s/>To Brahmāyu (Excerpt) Brahmāyu Sutta</text:p>
          </table:table-cell>
          <table:table-cell office:value-type="float" office:value="399.777959" calcext:value-type="float">
            <text:p>399.777959</text:p>
          </table:table-cell>
          <table:table-cell office:value-type="string" calcext:value-type="string">
            <text:p>MN91</text:p>
          </table:table-cell>
          <table:table-cell table:formula="of:=IF([.A98]=[.D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93</text:p>
          </table:table-cell>
          <table:table-cell office:value-type="string" calcext:value-type="string">
            <text:p><text:s/>With Assalāyana Assalāyana Sutta</text:p>
          </table:table-cell>
          <table:table-cell office:value-type="float" office:value="1386.579592" calcext:value-type="float">
            <text:p>1386.579592</text:p>
          </table:table-cell>
          <table:table-cell office:value-type="string" calcext:value-type="string">
            <text:p>MN93</text:p>
          </table:table-cell>
          <table:table-cell table:formula="of:=IF([.A99]=[.D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95</text:p>
          </table:table-cell>
          <table:table-cell office:value-type="string" calcext:value-type="string">
            <text:p><text:s/>With Caṅkī Caṅkī Sutta</text:p>
          </table:table-cell>
          <table:table-cell office:value-type="float" office:value="1809.81551" calcext:value-type="float">
            <text:p>1809.81551</text:p>
          </table:table-cell>
          <table:table-cell office:value-type="string" calcext:value-type="string">
            <text:p>MN95</text:p>
          </table:table-cell>
          <table:table-cell table:formula="of:=IF([.A100]=[.D1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N97</text:p>
          </table:table-cell>
          <table:table-cell office:value-type="string" calcext:value-type="string">
            <text:p><text:s/>To Dhanañjānin Dhanañjānin Sutta</text:p>
          </table:table-cell>
          <table:table-cell office:value-type="float" office:value="1011.957551" calcext:value-type="float">
            <text:p>1011.957551</text:p>
          </table:table-cell>
          <table:table-cell office:value-type="string" calcext:value-type="string">
            <text:p>MN97</text:p>
          </table:table-cell>
          <table:table-cell table:formula="of:=IF([.A101]=[.D101];1;0)" office:value-type="float" office:value="1" calcext:value-type="float">
            <text:p>1</text:p>
          </table:table-cell>
        </table:table-row>
      </table:table>
      <table:table table:name="SN" table:style-name="ta1"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ls</text:p>
          </table:table-cell>
          <table:table-cell office:value-type="string" calcext:value-type="string">
            <text:p>full_ref</text:p>
          </table:table-cell>
          <table:table-cell office:value-type="string" calcext:value-type="string">
            <text:p>indexe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</table:table-row>
        <table:table-row table:style-name="ro1">
          <table:table-cell office:value-type="string" calcext:value-type="string">
            <text:p>SN1_1.txt</text:p>
          </table:table-cell>
          <table:table-cell table:formula="of:=SUBSTITUTE([.A2];&quot;.txt&quot;;&quot;&quot;)" office:value-type="string" office:string-value="SN1_1" calcext:value-type="string">
            <text:p>SN1_1</text:p>
          </table:table-cell>
          <table:table-cell table:formula="of:=MID([.B2];3;100)" office:value-type="string" office:string-value="1_1" calcext:value-type="string">
            <text:p>1_1</text:p>
          </table:table-cell>
          <table:table-cell table:formula="of:=VALUE(SUBSTITUTE(ORG.LIBREOFFICE.REGEX([.C2];&quot;(\d)+_&quot;); &quot;_&quot;;&quot;&quot;))" office:value-type="float" office:value="1" calcext:value-type="float">
            <text:p>1</text:p>
          </table:table-cell>
          <table:table-cell table:formula="of:=VALUE(SUBSTITUTE(ORG.LIBREOFFICE.REGEX([.C2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2.txt</text:p>
          </table:table-cell>
          <table:table-cell table:formula="of:=SUBSTITUTE([.A3];&quot;.txt&quot;;&quot;&quot;)" office:value-type="string" office:string-value="SN1_2" calcext:value-type="string">
            <text:p>SN1_2</text:p>
          </table:table-cell>
          <table:table-cell table:formula="of:=MID([.B3];3;100)" office:value-type="string" office:string-value="1_2" calcext:value-type="string">
            <text:p>1_2</text:p>
          </table:table-cell>
          <table:table-cell table:formula="of:=VALUE(SUBSTITUTE(ORG.LIBREOFFICE.REGEX([.C3];&quot;(\d)+_&quot;); &quot;_&quot;;&quot;&quot;))" office:value-type="float" office:value="1" calcext:value-type="float">
            <text:p>1</text:p>
          </table:table-cell>
          <table:table-cell table:formula="of:=VALUE(SUBSTITUTE(ORG.LIBREOFFICE.REGEX([.C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_7.txt</text:p>
          </table:table-cell>
          <table:table-cell table:formula="of:=SUBSTITUTE([.A4];&quot;.txt&quot;;&quot;&quot;)" office:value-type="string" office:string-value="SN1_7" calcext:value-type="string">
            <text:p>SN1_7</text:p>
          </table:table-cell>
          <table:table-cell table:formula="of:=MID([.B4];3;100)" office:value-type="string" office:string-value="1_7" calcext:value-type="string">
            <text:p>1_7</text:p>
          </table:table-cell>
          <table:table-cell table:formula="of:=VALUE(SUBSTITUTE(ORG.LIBREOFFICE.REGEX([.C4];&quot;(\d)+_&quot;); &quot;_&quot;;&quot;&quot;))" office:value-type="float" office:value="1" calcext:value-type="float">
            <text:p>1</text:p>
          </table:table-cell>
          <table:table-cell table:formula="of:=VALUE(SUBSTITUTE(ORG.LIBREOFFICE.REGEX([.C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1_9.txt</text:p>
          </table:table-cell>
          <table:table-cell table:formula="of:=SUBSTITUTE([.A5];&quot;.txt&quot;;&quot;&quot;)" office:value-type="string" office:string-value="SN1_9" calcext:value-type="string">
            <text:p>SN1_9</text:p>
          </table:table-cell>
          <table:table-cell table:formula="of:=MID([.B5];3;100)" office:value-type="string" office:string-value="1_9" calcext:value-type="string">
            <text:p>1_9</text:p>
          </table:table-cell>
          <table:table-cell table:formula="of:=VALUE(SUBSTITUTE(ORG.LIBREOFFICE.REGEX([.C5];&quot;(\d)+_&quot;); &quot;_&quot;;&quot;&quot;))" office:value-type="float" office:value="1" calcext:value-type="float">
            <text:p>1</text:p>
          </table:table-cell>
          <table:table-cell table:formula="of:=VALUE(SUBSTITUTE(ORG.LIBREOFFICE.REGEX([.C5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1_10.txt</text:p>
          </table:table-cell>
          <table:table-cell table:formula="of:=SUBSTITUTE([.A6];&quot;.txt&quot;;&quot;&quot;)" office:value-type="string" office:string-value="SN1_10" calcext:value-type="string">
            <text:p>SN1_10</text:p>
          </table:table-cell>
          <table:table-cell table:formula="of:=MID([.B6];3;100)" office:value-type="string" office:string-value="1_10" calcext:value-type="string">
            <text:p>1_10</text:p>
          </table:table-cell>
          <table:table-cell table:formula="of:=VALUE(SUBSTITUTE(ORG.LIBREOFFICE.REGEX([.C6];&quot;(\d)+_&quot;); &quot;_&quot;;&quot;&quot;))" office:value-type="float" office:value="1" calcext:value-type="float">
            <text:p>1</text:p>
          </table:table-cell>
          <table:table-cell table:formula="of:=VALUE(SUBSTITUTE(ORG.LIBREOFFICE.REGEX([.C6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1_18.txt</text:p>
          </table:table-cell>
          <table:table-cell table:formula="of:=SUBSTITUTE([.A7];&quot;.txt&quot;;&quot;&quot;)" office:value-type="string" office:string-value="SN1_18" calcext:value-type="string">
            <text:p>SN1_18</text:p>
          </table:table-cell>
          <table:table-cell table:formula="of:=MID([.B7];3;100)" office:value-type="string" office:string-value="1_18" calcext:value-type="string">
            <text:p>1_18</text:p>
          </table:table-cell>
          <table:table-cell table:formula="of:=VALUE(SUBSTITUTE(ORG.LIBREOFFICE.REGEX([.C7];&quot;(\d)+_&quot;); &quot;_&quot;;&quot;&quot;))" office:value-type="float" office:value="1" calcext:value-type="float">
            <text:p>1</text:p>
          </table:table-cell>
          <table:table-cell table:formula="of:=VALUE(SUBSTITUTE(ORG.LIBREOFFICE.REGEX([.C7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1_20.txt</text:p>
          </table:table-cell>
          <table:table-cell table:formula="of:=SUBSTITUTE([.A8];&quot;.txt&quot;;&quot;&quot;)" office:value-type="string" office:string-value="SN1_20" calcext:value-type="string">
            <text:p>SN1_20</text:p>
          </table:table-cell>
          <table:table-cell table:formula="of:=MID([.B8];3;100)" office:value-type="string" office:string-value="1_20" calcext:value-type="string">
            <text:p>1_20</text:p>
          </table:table-cell>
          <table:table-cell table:formula="of:=VALUE(SUBSTITUTE(ORG.LIBREOFFICE.REGEX([.C8];&quot;(\d)+_&quot;); &quot;_&quot;;&quot;&quot;))" office:value-type="float" office:value="1" calcext:value-type="float">
            <text:p>1</text:p>
          </table:table-cell>
          <table:table-cell table:formula="of:=VALUE(SUBSTITUTE(ORG.LIBREOFFICE.REGEX([.C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1_25.txt</text:p>
          </table:table-cell>
          <table:table-cell table:formula="of:=SUBSTITUTE([.A9];&quot;.txt&quot;;&quot;&quot;)" office:value-type="string" office:string-value="SN1_25" calcext:value-type="string">
            <text:p>SN1_25</text:p>
          </table:table-cell>
          <table:table-cell table:formula="of:=MID([.B9];3;100)" office:value-type="string" office:string-value="1_25" calcext:value-type="string">
            <text:p>1_25</text:p>
          </table:table-cell>
          <table:table-cell table:formula="of:=VALUE(SUBSTITUTE(ORG.LIBREOFFICE.REGEX([.C9];&quot;(\d)+_&quot;); &quot;_&quot;;&quot;&quot;))" office:value-type="float" office:value="1" calcext:value-type="float">
            <text:p>1</text:p>
          </table:table-cell>
          <table:table-cell table:formula="of:=VALUE(SUBSTITUTE(ORG.LIBREOFFICE.REGEX([.C9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1_38.txt</text:p>
          </table:table-cell>
          <table:table-cell table:formula="of:=SUBSTITUTE([.A10];&quot;.txt&quot;;&quot;&quot;)" office:value-type="string" office:string-value="SN1_38" calcext:value-type="string">
            <text:p>SN1_38</text:p>
          </table:table-cell>
          <table:table-cell table:formula="of:=MID([.B10];3;100)" office:value-type="string" office:string-value="1_38" calcext:value-type="string">
            <text:p>1_38</text:p>
          </table:table-cell>
          <table:table-cell table:formula="of:=VALUE(SUBSTITUTE(ORG.LIBREOFFICE.REGEX([.C10];&quot;(\d)+_&quot;); &quot;_&quot;;&quot;&quot;))" office:value-type="float" office:value="1" calcext:value-type="float">
            <text:p>1</text:p>
          </table:table-cell>
          <table:table-cell table:formula="of:=VALUE(SUBSTITUTE(ORG.LIBREOFFICE.REGEX([.C10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1_41.txt</text:p>
          </table:table-cell>
          <table:table-cell table:formula="of:=SUBSTITUTE([.A11];&quot;.txt&quot;;&quot;&quot;)" office:value-type="string" office:string-value="SN1_41" calcext:value-type="string">
            <text:p>SN1_41</text:p>
          </table:table-cell>
          <table:table-cell table:formula="of:=MID([.B11];3;100)" office:value-type="string" office:string-value="1_41" calcext:value-type="string">
            <text:p>1_41</text:p>
          </table:table-cell>
          <table:table-cell table:formula="of:=VALUE(SUBSTITUTE(ORG.LIBREOFFICE.REGEX([.C11];&quot;(\d)+_&quot;); &quot;_&quot;;&quot;&quot;))" office:value-type="float" office:value="1" calcext:value-type="float">
            <text:p>1</text:p>
          </table:table-cell>
          <table:table-cell table:formula="of:=VALUE(SUBSTITUTE(ORG.LIBREOFFICE.REGEX([.C11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1_42.txt</text:p>
          </table:table-cell>
          <table:table-cell table:formula="of:=SUBSTITUTE([.A12];&quot;.txt&quot;;&quot;&quot;)" office:value-type="string" office:string-value="SN1_42" calcext:value-type="string">
            <text:p>SN1_42</text:p>
          </table:table-cell>
          <table:table-cell table:formula="of:=MID([.B12];3;100)" office:value-type="string" office:string-value="1_42" calcext:value-type="string">
            <text:p>1_42</text:p>
          </table:table-cell>
          <table:table-cell table:formula="of:=VALUE(SUBSTITUTE(ORG.LIBREOFFICE.REGEX([.C12];&quot;(\d)+_&quot;); &quot;_&quot;;&quot;&quot;))" office:value-type="float" office:value="1" calcext:value-type="float">
            <text:p>1</text:p>
          </table:table-cell>
          <table:table-cell table:formula="of:=VALUE(SUBSTITUTE(ORG.LIBREOFFICE.REGEX([.C12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1_51.txt</text:p>
          </table:table-cell>
          <table:table-cell table:formula="of:=SUBSTITUTE([.A13];&quot;.txt&quot;;&quot;&quot;)" office:value-type="string" office:string-value="SN1_51" calcext:value-type="string">
            <text:p>SN1_51</text:p>
          </table:table-cell>
          <table:table-cell table:formula="of:=MID([.B13];3;100)" office:value-type="string" office:string-value="1_51" calcext:value-type="string">
            <text:p>1_51</text:p>
          </table:table-cell>
          <table:table-cell table:formula="of:=VALUE(SUBSTITUTE(ORG.LIBREOFFICE.REGEX([.C13];&quot;(\d)+_&quot;); &quot;_&quot;;&quot;&quot;))" office:value-type="float" office:value="1" calcext:value-type="float">
            <text:p>1</text:p>
          </table:table-cell>
          <table:table-cell table:formula="of:=VALUE(SUBSTITUTE(ORG.LIBREOFFICE.REGEX([.C13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N1_55.txt</text:p>
          </table:table-cell>
          <table:table-cell table:formula="of:=SUBSTITUTE([.A14];&quot;.txt&quot;;&quot;&quot;)" office:value-type="string" office:string-value="SN1_55" calcext:value-type="string">
            <text:p>SN1_55</text:p>
          </table:table-cell>
          <table:table-cell table:formula="of:=MID([.B14];3;100)" office:value-type="string" office:string-value="1_55" calcext:value-type="string">
            <text:p>1_55</text:p>
          </table:table-cell>
          <table:table-cell table:formula="of:=VALUE(SUBSTITUTE(ORG.LIBREOFFICE.REGEX([.C14];&quot;(\d)+_&quot;); &quot;_&quot;;&quot;&quot;))" office:value-type="float" office:value="1" calcext:value-type="float">
            <text:p>1</text:p>
          </table:table-cell>
          <table:table-cell table:formula="of:=VALUE(SUBSTITUTE(ORG.LIBREOFFICE.REGEX([.C14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N1_56.txt</text:p>
          </table:table-cell>
          <table:table-cell table:formula="of:=SUBSTITUTE([.A15];&quot;.txt&quot;;&quot;&quot;)" office:value-type="string" office:string-value="SN1_56" calcext:value-type="string">
            <text:p>SN1_56</text:p>
          </table:table-cell>
          <table:table-cell table:formula="of:=MID([.B15];3;100)" office:value-type="string" office:string-value="1_56" calcext:value-type="string">
            <text:p>1_56</text:p>
          </table:table-cell>
          <table:table-cell table:formula="of:=VALUE(SUBSTITUTE(ORG.LIBREOFFICE.REGEX([.C15];&quot;(\d)+_&quot;); &quot;_&quot;;&quot;&quot;))" office:value-type="float" office:value="1" calcext:value-type="float">
            <text:p>1</text:p>
          </table:table-cell>
          <table:table-cell table:formula="of:=VALUE(SUBSTITUTE(ORG.LIBREOFFICE.REGEX([.C15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1_57.txt</text:p>
          </table:table-cell>
          <table:table-cell table:formula="of:=SUBSTITUTE([.A16];&quot;.txt&quot;;&quot;&quot;)" office:value-type="string" office:string-value="SN1_57" calcext:value-type="string">
            <text:p>SN1_57</text:p>
          </table:table-cell>
          <table:table-cell table:formula="of:=MID([.B16];3;100)" office:value-type="string" office:string-value="1_57" calcext:value-type="string">
            <text:p>1_57</text:p>
          </table:table-cell>
          <table:table-cell table:formula="of:=VALUE(SUBSTITUTE(ORG.LIBREOFFICE.REGEX([.C16];&quot;(\d)+_&quot;); &quot;_&quot;;&quot;&quot;))" office:value-type="float" office:value="1" calcext:value-type="float">
            <text:p>1</text:p>
          </table:table-cell>
          <table:table-cell table:formula="of:=VALUE(SUBSTITUTE(ORG.LIBREOFFICE.REGEX([.C16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N1_64.txt</text:p>
          </table:table-cell>
          <table:table-cell table:formula="of:=SUBSTITUTE([.A17];&quot;.txt&quot;;&quot;&quot;)" office:value-type="string" office:string-value="SN1_64" calcext:value-type="string">
            <text:p>SN1_64</text:p>
          </table:table-cell>
          <table:table-cell table:formula="of:=MID([.B17];3;100)" office:value-type="string" office:string-value="1_64" calcext:value-type="string">
            <text:p>1_64</text:p>
          </table:table-cell>
          <table:table-cell table:formula="of:=VALUE(SUBSTITUTE(ORG.LIBREOFFICE.REGEX([.C17];&quot;(\d)+_&quot;); &quot;_&quot;;&quot;&quot;))" office:value-type="float" office:value="1" calcext:value-type="float">
            <text:p>1</text:p>
          </table:table-cell>
          <table:table-cell table:formula="of:=VALUE(SUBSTITUTE(ORG.LIBREOFFICE.REGEX([.C17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N1_69.txt</text:p>
          </table:table-cell>
          <table:table-cell table:formula="of:=SUBSTITUTE([.A18];&quot;.txt&quot;;&quot;&quot;)" office:value-type="string" office:string-value="SN1_69" calcext:value-type="string">
            <text:p>SN1_69</text:p>
          </table:table-cell>
          <table:table-cell table:formula="of:=MID([.B18];3;100)" office:value-type="string" office:string-value="1_69" calcext:value-type="string">
            <text:p>1_69</text:p>
          </table:table-cell>
          <table:table-cell table:formula="of:=VALUE(SUBSTITUTE(ORG.LIBREOFFICE.REGEX([.C18];&quot;(\d)+_&quot;); &quot;_&quot;;&quot;&quot;))" office:value-type="float" office:value="1" calcext:value-type="float">
            <text:p>1</text:p>
          </table:table-cell>
          <table:table-cell table:formula="of:=VALUE(SUBSTITUTE(ORG.LIBREOFFICE.REGEX([.C18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1_71.txt</text:p>
          </table:table-cell>
          <table:table-cell table:formula="of:=SUBSTITUTE([.A19];&quot;.txt&quot;;&quot;&quot;)" office:value-type="string" office:string-value="SN1_71" calcext:value-type="string">
            <text:p>SN1_71</text:p>
          </table:table-cell>
          <table:table-cell table:formula="of:=MID([.B19];3;100)" office:value-type="string" office:string-value="1_71" calcext:value-type="string">
            <text:p>1_71</text:p>
          </table:table-cell>
          <table:table-cell table:formula="of:=VALUE(SUBSTITUTE(ORG.LIBREOFFICE.REGEX([.C19];&quot;(\d)+_&quot;); &quot;_&quot;;&quot;&quot;))" office:value-type="float" office:value="1" calcext:value-type="float">
            <text:p>1</text:p>
          </table:table-cell>
          <table:table-cell table:formula="of:=VALUE(SUBSTITUTE(ORG.LIBREOFFICE.REGEX([.C19];&quot;_(\d)+&quot;); &quot;_&quot;;&quot;&quot;))" office:value-type="float" office:value="71" calcext:value-type="float">
            <text:p>71</text:p>
          </table:table-cell>
        </table:table-row>
        <table:table-row table:style-name="ro1">
          <table:table-cell office:value-type="string" calcext:value-type="string">
            <text:p>SN2_2.txt</text:p>
          </table:table-cell>
          <table:table-cell table:formula="of:=SUBSTITUTE([.A20];&quot;.txt&quot;;&quot;&quot;)" office:value-type="string" office:string-value="SN2_2" calcext:value-type="string">
            <text:p>SN2_2</text:p>
          </table:table-cell>
          <table:table-cell table:formula="of:=MID([.B20];3;100)" office:value-type="string" office:string-value="2_2" calcext:value-type="string">
            <text:p>2_2</text:p>
          </table:table-cell>
          <table:table-cell table:formula="of:=VALUE(SUBSTITUTE(ORG.LIBREOFFICE.REGEX([.C20];&quot;(\d)+_&quot;); &quot;_&quot;;&quot;&quot;))" office:value-type="float" office:value="2" calcext:value-type="float">
            <text:p>2</text:p>
          </table:table-cell>
          <table:table-cell table:formula="of:=VALUE(SUBSTITUTE(ORG.LIBREOFFICE.REGEX([.C20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_7.txt</text:p>
          </table:table-cell>
          <table:table-cell table:formula="of:=SUBSTITUTE([.A21];&quot;.txt&quot;;&quot;&quot;)" office:value-type="string" office:string-value="SN2_7" calcext:value-type="string">
            <text:p>SN2_7</text:p>
          </table:table-cell>
          <table:table-cell table:formula="of:=MID([.B21];3;100)" office:value-type="string" office:string-value="2_7" calcext:value-type="string">
            <text:p>2_7</text:p>
          </table:table-cell>
          <table:table-cell table:formula="of:=VALUE(SUBSTITUTE(ORG.LIBREOFFICE.REGEX([.C21];&quot;(\d)+_&quot;); &quot;_&quot;;&quot;&quot;))" office:value-type="float" office:value="2" calcext:value-type="float">
            <text:p>2</text:p>
          </table:table-cell>
          <table:table-cell table:formula="of:=VALUE(SUBSTITUTE(ORG.LIBREOFFICE.REGEX([.C21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_17.txt</text:p>
          </table:table-cell>
          <table:table-cell table:formula="of:=SUBSTITUTE([.A22];&quot;.txt&quot;;&quot;&quot;)" office:value-type="string" office:string-value="SN2_17" calcext:value-type="string">
            <text:p>SN2_17</text:p>
          </table:table-cell>
          <table:table-cell table:formula="of:=MID([.B22];3;100)" office:value-type="string" office:string-value="2_17" calcext:value-type="string">
            <text:p>2_17</text:p>
          </table:table-cell>
          <table:table-cell table:formula="of:=VALUE(SUBSTITUTE(ORG.LIBREOFFICE.REGEX([.C22];&quot;(\d)+_&quot;); &quot;_&quot;;&quot;&quot;))" office:value-type="float" office:value="2" calcext:value-type="float">
            <text:p>2</text:p>
          </table:table-cell>
          <table:table-cell table:formula="of:=VALUE(SUBSTITUTE(ORG.LIBREOFFICE.REGEX([.C22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2_19.txt</text:p>
          </table:table-cell>
          <table:table-cell table:formula="of:=SUBSTITUTE([.A23];&quot;.txt&quot;;&quot;&quot;)" office:value-type="string" office:string-value="SN2_19" calcext:value-type="string">
            <text:p>SN2_19</text:p>
          </table:table-cell>
          <table:table-cell table:formula="of:=MID([.B23];3;100)" office:value-type="string" office:string-value="2_19" calcext:value-type="string">
            <text:p>2_19</text:p>
          </table:table-cell>
          <table:table-cell table:formula="of:=VALUE(SUBSTITUTE(ORG.LIBREOFFICE.REGEX([.C23];&quot;(\d)+_&quot;); &quot;_&quot;;&quot;&quot;))" office:value-type="float" office:value="2" calcext:value-type="float">
            <text:p>2</text:p>
          </table:table-cell>
          <table:table-cell table:formula="of:=VALUE(SUBSTITUTE(ORG.LIBREOFFICE.REGEX([.C23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2_22.txt</text:p>
          </table:table-cell>
          <table:table-cell table:formula="of:=SUBSTITUTE([.A24];&quot;.txt&quot;;&quot;&quot;)" office:value-type="string" office:string-value="SN2_22" calcext:value-type="string">
            <text:p>SN2_22</text:p>
          </table:table-cell>
          <table:table-cell table:formula="of:=MID([.B24];3;100)" office:value-type="string" office:string-value="2_22" calcext:value-type="string">
            <text:p>2_22</text:p>
          </table:table-cell>
          <table:table-cell table:formula="of:=VALUE(SUBSTITUTE(ORG.LIBREOFFICE.REGEX([.C24];&quot;(\d)+_&quot;); &quot;_&quot;;&quot;&quot;))" office:value-type="float" office:value="2" calcext:value-type="float">
            <text:p>2</text:p>
          </table:table-cell>
          <table:table-cell table:formula="of:=VALUE(SUBSTITUTE(ORG.LIBREOFFICE.REGEX([.C24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3_1.txt</text:p>
          </table:table-cell>
          <table:table-cell table:formula="of:=SUBSTITUTE([.A25];&quot;.txt&quot;;&quot;&quot;)" office:value-type="string" office:string-value="SN3_1" calcext:value-type="string">
            <text:p>SN3_1</text:p>
          </table:table-cell>
          <table:table-cell table:formula="of:=MID([.B25];3;100)" office:value-type="string" office:string-value="3_1" calcext:value-type="string">
            <text:p>3_1</text:p>
          </table:table-cell>
          <table:table-cell table:formula="of:=VALUE(SUBSTITUTE(ORG.LIBREOFFICE.REGEX([.C25];&quot;(\d)+_&quot;); &quot;_&quot;;&quot;&quot;))" office:value-type="float" office:value="3" calcext:value-type="float">
            <text:p>3</text:p>
          </table:table-cell>
          <table:table-cell table:formula="of:=VALUE(SUBSTITUTE(ORG.LIBREOFFICE.REGEX([.C25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4.txt</text:p>
          </table:table-cell>
          <table:table-cell table:formula="of:=SUBSTITUTE([.A26];&quot;.txt&quot;;&quot;&quot;)" office:value-type="string" office:string-value="SN3_4" calcext:value-type="string">
            <text:p>SN3_4</text:p>
          </table:table-cell>
          <table:table-cell table:formula="of:=MID([.B26];3;100)" office:value-type="string" office:string-value="3_4" calcext:value-type="string">
            <text:p>3_4</text:p>
          </table:table-cell>
          <table:table-cell table:formula="of:=VALUE(SUBSTITUTE(ORG.LIBREOFFICE.REGEX([.C26];&quot;(\d)+_&quot;); &quot;_&quot;;&quot;&quot;))" office:value-type="float" office:value="3" calcext:value-type="float">
            <text:p>3</text:p>
          </table:table-cell>
          <table:table-cell table:formula="of:=VALUE(SUBSTITUTE(ORG.LIBREOFFICE.REGEX([.C26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3_5.txt</text:p>
          </table:table-cell>
          <table:table-cell table:formula="of:=SUBSTITUTE([.A27];&quot;.txt&quot;;&quot;&quot;)" office:value-type="string" office:string-value="SN3_5" calcext:value-type="string">
            <text:p>SN3_5</text:p>
          </table:table-cell>
          <table:table-cell table:formula="of:=MID([.B27];3;100)" office:value-type="string" office:string-value="3_5" calcext:value-type="string">
            <text:p>3_5</text:p>
          </table:table-cell>
          <table:table-cell table:formula="of:=VALUE(SUBSTITUTE(ORG.LIBREOFFICE.REGEX([.C27];&quot;(\d)+_&quot;); &quot;_&quot;;&quot;&quot;))" office:value-type="float" office:value="3" calcext:value-type="float">
            <text:p>3</text:p>
          </table:table-cell>
          <table:table-cell table:formula="of:=VALUE(SUBSTITUTE(ORG.LIBREOFFICE.REGEX([.C27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3_6.txt</text:p>
          </table:table-cell>
          <table:table-cell table:formula="of:=SUBSTITUTE([.A28];&quot;.txt&quot;;&quot;&quot;)" office:value-type="string" office:string-value="SN3_6" calcext:value-type="string">
            <text:p>SN3_6</text:p>
          </table:table-cell>
          <table:table-cell table:formula="of:=MID([.B28];3;100)" office:value-type="string" office:string-value="3_6" calcext:value-type="string">
            <text:p>3_6</text:p>
          </table:table-cell>
          <table:table-cell table:formula="of:=VALUE(SUBSTITUTE(ORG.LIBREOFFICE.REGEX([.C28];&quot;(\d)+_&quot;); &quot;_&quot;;&quot;&quot;))" office:value-type="float" office:value="3" calcext:value-type="float">
            <text:p>3</text:p>
          </table:table-cell>
          <table:table-cell table:formula="of:=VALUE(SUBSTITUTE(ORG.LIBREOFFICE.REGEX([.C2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3_7.txt</text:p>
          </table:table-cell>
          <table:table-cell table:formula="of:=SUBSTITUTE([.A29];&quot;.txt&quot;;&quot;&quot;)" office:value-type="string" office:string-value="SN3_7" calcext:value-type="string">
            <text:p>SN3_7</text:p>
          </table:table-cell>
          <table:table-cell table:formula="of:=MID([.B29];3;100)" office:value-type="string" office:string-value="3_7" calcext:value-type="string">
            <text:p>3_7</text:p>
          </table:table-cell>
          <table:table-cell table:formula="of:=VALUE(SUBSTITUTE(ORG.LIBREOFFICE.REGEX([.C29];&quot;(\d)+_&quot;); &quot;_&quot;;&quot;&quot;))" office:value-type="float" office:value="3" calcext:value-type="float">
            <text:p>3</text:p>
          </table:table-cell>
          <table:table-cell table:formula="of:=VALUE(SUBSTITUTE(ORG.LIBREOFFICE.REGEX([.C2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3_8.txt</text:p>
          </table:table-cell>
          <table:table-cell table:formula="of:=SUBSTITUTE([.A30];&quot;.txt&quot;;&quot;&quot;)" office:value-type="string" office:string-value="SN3_8" calcext:value-type="string">
            <text:p>SN3_8</text:p>
          </table:table-cell>
          <table:table-cell table:formula="of:=MID([.B30];3;100)" office:value-type="string" office:string-value="3_8" calcext:value-type="string">
            <text:p>3_8</text:p>
          </table:table-cell>
          <table:table-cell table:formula="of:=VALUE(SUBSTITUTE(ORG.LIBREOFFICE.REGEX([.C30];&quot;(\d)+_&quot;); &quot;_&quot;;&quot;&quot;))" office:value-type="float" office:value="3" calcext:value-type="float">
            <text:p>3</text:p>
          </table:table-cell>
          <table:table-cell table:formula="of:=VALUE(SUBSTITUTE(ORG.LIBREOFFICE.REGEX([.C3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3_9.txt</text:p>
          </table:table-cell>
          <table:table-cell table:formula="of:=SUBSTITUTE([.A31];&quot;.txt&quot;;&quot;&quot;)" office:value-type="string" office:string-value="SN3_9" calcext:value-type="string">
            <text:p>SN3_9</text:p>
          </table:table-cell>
          <table:table-cell table:formula="of:=MID([.B31];3;100)" office:value-type="string" office:string-value="3_9" calcext:value-type="string">
            <text:p>3_9</text:p>
          </table:table-cell>
          <table:table-cell table:formula="of:=VALUE(SUBSTITUTE(ORG.LIBREOFFICE.REGEX([.C31];&quot;(\d)+_&quot;); &quot;_&quot;;&quot;&quot;))" office:value-type="float" office:value="3" calcext:value-type="float">
            <text:p>3</text:p>
          </table:table-cell>
          <table:table-cell table:formula="of:=VALUE(SUBSTITUTE(ORG.LIBREOFFICE.REGEX([.C31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3_10.txt</text:p>
          </table:table-cell>
          <table:table-cell table:formula="of:=SUBSTITUTE([.A32];&quot;.txt&quot;;&quot;&quot;)" office:value-type="string" office:string-value="SN3_10" calcext:value-type="string">
            <text:p>SN3_10</text:p>
          </table:table-cell>
          <table:table-cell table:formula="of:=MID([.B32];3;100)" office:value-type="string" office:string-value="3_10" calcext:value-type="string">
            <text:p>3_10</text:p>
          </table:table-cell>
          <table:table-cell table:formula="of:=VALUE(SUBSTITUTE(ORG.LIBREOFFICE.REGEX([.C32];&quot;(\d)+_&quot;); &quot;_&quot;;&quot;&quot;))" office:value-type="float" office:value="3" calcext:value-type="float">
            <text:p>3</text:p>
          </table:table-cell>
          <table:table-cell table:formula="of:=VALUE(SUBSTITUTE(ORG.LIBREOFFICE.REGEX([.C32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3_11.txt</text:p>
          </table:table-cell>
          <table:table-cell table:formula="of:=SUBSTITUTE([.A33];&quot;.txt&quot;;&quot;&quot;)" office:value-type="string" office:string-value="SN3_11" calcext:value-type="string">
            <text:p>SN3_11</text:p>
          </table:table-cell>
          <table:table-cell table:formula="of:=MID([.B33];3;100)" office:value-type="string" office:string-value="3_11" calcext:value-type="string">
            <text:p>3_11</text:p>
          </table:table-cell>
          <table:table-cell table:formula="of:=VALUE(SUBSTITUTE(ORG.LIBREOFFICE.REGEX([.C33];&quot;(\d)+_&quot;); &quot;_&quot;;&quot;&quot;))" office:value-type="float" office:value="3" calcext:value-type="float">
            <text:p>3</text:p>
          </table:table-cell>
          <table:table-cell table:formula="of:=VALUE(SUBSTITUTE(ORG.LIBREOFFICE.REGEX([.C33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3_14.txt</text:p>
          </table:table-cell>
          <table:table-cell table:formula="of:=SUBSTITUTE([.A34];&quot;.txt&quot;;&quot;&quot;)" office:value-type="string" office:string-value="SN3_14" calcext:value-type="string">
            <text:p>SN3_14</text:p>
          </table:table-cell>
          <table:table-cell table:formula="of:=MID([.B34];3;100)" office:value-type="string" office:string-value="3_14" calcext:value-type="string">
            <text:p>3_14</text:p>
          </table:table-cell>
          <table:table-cell table:formula="of:=VALUE(SUBSTITUTE(ORG.LIBREOFFICE.REGEX([.C34];&quot;(\d)+_&quot;); &quot;_&quot;;&quot;&quot;))" office:value-type="float" office:value="3" calcext:value-type="float">
            <text:p>3</text:p>
          </table:table-cell>
          <table:table-cell table:formula="of:=VALUE(SUBSTITUTE(ORG.LIBREOFFICE.REGEX([.C34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3_15.txt</text:p>
          </table:table-cell>
          <table:table-cell table:formula="of:=SUBSTITUTE([.A35];&quot;.txt&quot;;&quot;&quot;)" office:value-type="string" office:string-value="SN3_15" calcext:value-type="string">
            <text:p>SN3_15</text:p>
          </table:table-cell>
          <table:table-cell table:formula="of:=MID([.B35];3;100)" office:value-type="string" office:string-value="3_15" calcext:value-type="string">
            <text:p>3_15</text:p>
          </table:table-cell>
          <table:table-cell table:formula="of:=VALUE(SUBSTITUTE(ORG.LIBREOFFICE.REGEX([.C35];&quot;(\d)+_&quot;); &quot;_&quot;;&quot;&quot;))" office:value-type="float" office:value="3" calcext:value-type="float">
            <text:p>3</text:p>
          </table:table-cell>
          <table:table-cell table:formula="of:=VALUE(SUBSTITUTE(ORG.LIBREOFFICE.REGEX([.C35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3_17.txt</text:p>
          </table:table-cell>
          <table:table-cell table:formula="of:=SUBSTITUTE([.A36];&quot;.txt&quot;;&quot;&quot;)" office:value-type="string" office:string-value="SN3_17" calcext:value-type="string">
            <text:p>SN3_17</text:p>
          </table:table-cell>
          <table:table-cell table:formula="of:=MID([.B36];3;100)" office:value-type="string" office:string-value="3_17" calcext:value-type="string">
            <text:p>3_17</text:p>
          </table:table-cell>
          <table:table-cell table:formula="of:=VALUE(SUBSTITUTE(ORG.LIBREOFFICE.REGEX([.C36];&quot;(\d)+_&quot;); &quot;_&quot;;&quot;&quot;))" office:value-type="float" office:value="3" calcext:value-type="float">
            <text:p>3</text:p>
          </table:table-cell>
          <table:table-cell table:formula="of:=VALUE(SUBSTITUTE(ORG.LIBREOFFICE.REGEX([.C36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3_19.txt</text:p>
          </table:table-cell>
          <table:table-cell table:formula="of:=SUBSTITUTE([.A37];&quot;.txt&quot;;&quot;&quot;)" office:value-type="string" office:string-value="SN3_19" calcext:value-type="string">
            <text:p>SN3_19</text:p>
          </table:table-cell>
          <table:table-cell table:formula="of:=MID([.B37];3;100)" office:value-type="string" office:string-value="3_19" calcext:value-type="string">
            <text:p>3_19</text:p>
          </table:table-cell>
          <table:table-cell table:formula="of:=VALUE(SUBSTITUTE(ORG.LIBREOFFICE.REGEX([.C37];&quot;(\d)+_&quot;); &quot;_&quot;;&quot;&quot;))" office:value-type="float" office:value="3" calcext:value-type="float">
            <text:p>3</text:p>
          </table:table-cell>
          <table:table-cell table:formula="of:=VALUE(SUBSTITUTE(ORG.LIBREOFFICE.REGEX([.C37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3_20.txt</text:p>
          </table:table-cell>
          <table:table-cell table:formula="of:=SUBSTITUTE([.A38];&quot;.txt&quot;;&quot;&quot;)" office:value-type="string" office:string-value="SN3_20" calcext:value-type="string">
            <text:p>SN3_20</text:p>
          </table:table-cell>
          <table:table-cell table:formula="of:=MID([.B38];3;100)" office:value-type="string" office:string-value="3_20" calcext:value-type="string">
            <text:p>3_20</text:p>
          </table:table-cell>
          <table:table-cell table:formula="of:=VALUE(SUBSTITUTE(ORG.LIBREOFFICE.REGEX([.C38];&quot;(\d)+_&quot;); &quot;_&quot;;&quot;&quot;))" office:value-type="float" office:value="3" calcext:value-type="float">
            <text:p>3</text:p>
          </table:table-cell>
          <table:table-cell table:formula="of:=VALUE(SUBSTITUTE(ORG.LIBREOFFICE.REGEX([.C3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3_21.txt</text:p>
          </table:table-cell>
          <table:table-cell table:formula="of:=SUBSTITUTE([.A39];&quot;.txt&quot;;&quot;&quot;)" office:value-type="string" office:string-value="SN3_21" calcext:value-type="string">
            <text:p>SN3_21</text:p>
          </table:table-cell>
          <table:table-cell table:formula="of:=MID([.B39];3;100)" office:value-type="string" office:string-value="3_21" calcext:value-type="string">
            <text:p>3_21</text:p>
          </table:table-cell>
          <table:table-cell table:formula="of:=VALUE(SUBSTITUTE(ORG.LIBREOFFICE.REGEX([.C39];&quot;(\d)+_&quot;); &quot;_&quot;;&quot;&quot;))" office:value-type="float" office:value="3" calcext:value-type="float">
            <text:p>3</text:p>
          </table:table-cell>
          <table:table-cell table:formula="of:=VALUE(SUBSTITUTE(ORG.LIBREOFFICE.REGEX([.C39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3_22.txt</text:p>
          </table:table-cell>
          <table:table-cell table:formula="of:=SUBSTITUTE([.A40];&quot;.txt&quot;;&quot;&quot;)" office:value-type="string" office:string-value="SN3_22" calcext:value-type="string">
            <text:p>SN3_22</text:p>
          </table:table-cell>
          <table:table-cell table:formula="of:=MID([.B40];3;100)" office:value-type="string" office:string-value="3_22" calcext:value-type="string">
            <text:p>3_22</text:p>
          </table:table-cell>
          <table:table-cell table:formula="of:=VALUE(SUBSTITUTE(ORG.LIBREOFFICE.REGEX([.C40];&quot;(\d)+_&quot;); &quot;_&quot;;&quot;&quot;))" office:value-type="float" office:value="3" calcext:value-type="float">
            <text:p>3</text:p>
          </table:table-cell>
          <table:table-cell table:formula="of:=VALUE(SUBSTITUTE(ORG.LIBREOFFICE.REGEX([.C40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3_23.txt</text:p>
          </table:table-cell>
          <table:table-cell table:formula="of:=SUBSTITUTE([.A41];&quot;.txt&quot;;&quot;&quot;)" office:value-type="string" office:string-value="SN3_23" calcext:value-type="string">
            <text:p>SN3_23</text:p>
          </table:table-cell>
          <table:table-cell table:formula="of:=MID([.B41];3;100)" office:value-type="string" office:string-value="3_23" calcext:value-type="string">
            <text:p>3_23</text:p>
          </table:table-cell>
          <table:table-cell table:formula="of:=VALUE(SUBSTITUTE(ORG.LIBREOFFICE.REGEX([.C41];&quot;(\d)+_&quot;); &quot;_&quot;;&quot;&quot;))" office:value-type="float" office:value="3" calcext:value-type="float">
            <text:p>3</text:p>
          </table:table-cell>
          <table:table-cell table:formula="of:=VALUE(SUBSTITUTE(ORG.LIBREOFFICE.REGEX([.C41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3_24.txt</text:p>
          </table:table-cell>
          <table:table-cell table:formula="of:=SUBSTITUTE([.A42];&quot;.txt&quot;;&quot;&quot;)" office:value-type="string" office:string-value="SN3_24" calcext:value-type="string">
            <text:p>SN3_24</text:p>
          </table:table-cell>
          <table:table-cell table:formula="of:=MID([.B42];3;100)" office:value-type="string" office:string-value="3_24" calcext:value-type="string">
            <text:p>3_24</text:p>
          </table:table-cell>
          <table:table-cell table:formula="of:=VALUE(SUBSTITUTE(ORG.LIBREOFFICE.REGEX([.C42];&quot;(\d)+_&quot;); &quot;_&quot;;&quot;&quot;))" office:value-type="float" office:value="3" calcext:value-type="float">
            <text:p>3</text:p>
          </table:table-cell>
          <table:table-cell table:formula="of:=VALUE(SUBSTITUTE(ORG.LIBREOFFICE.REGEX([.C42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N3_25.txt</text:p>
          </table:table-cell>
          <table:table-cell table:formula="of:=SUBSTITUTE([.A43];&quot;.txt&quot;;&quot;&quot;)" office:value-type="string" office:string-value="SN3_25" calcext:value-type="string">
            <text:p>SN3_25</text:p>
          </table:table-cell>
          <table:table-cell table:formula="of:=MID([.B43];3;100)" office:value-type="string" office:string-value="3_25" calcext:value-type="string">
            <text:p>3_25</text:p>
          </table:table-cell>
          <table:table-cell table:formula="of:=VALUE(SUBSTITUTE(ORG.LIBREOFFICE.REGEX([.C43];&quot;(\d)+_&quot;); &quot;_&quot;;&quot;&quot;))" office:value-type="float" office:value="3" calcext:value-type="float">
            <text:p>3</text:p>
          </table:table-cell>
          <table:table-cell table:formula="of:=VALUE(SUBSTITUTE(ORG.LIBREOFFICE.REGEX([.C43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4_8.txt</text:p>
          </table:table-cell>
          <table:table-cell table:formula="of:=SUBSTITUTE([.A44];&quot;.txt&quot;;&quot;&quot;)" office:value-type="string" office:string-value="SN4_8" calcext:value-type="string">
            <text:p>SN4_8</text:p>
          </table:table-cell>
          <table:table-cell table:formula="of:=MID([.B44];3;100)" office:value-type="string" office:string-value="4_8" calcext:value-type="string">
            <text:p>4_8</text:p>
          </table:table-cell>
          <table:table-cell table:formula="of:=VALUE(SUBSTITUTE(ORG.LIBREOFFICE.REGEX([.C44];&quot;(\d)+_&quot;); &quot;_&quot;;&quot;&quot;))" office:value-type="float" office:value="4" calcext:value-type="float">
            <text:p>4</text:p>
          </table:table-cell>
          <table:table-cell table:formula="of:=VALUE(SUBSTITUTE(ORG.LIBREOFFICE.REGEX([.C44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_13.txt</text:p>
          </table:table-cell>
          <table:table-cell table:formula="of:=SUBSTITUTE([.A45];&quot;.txt&quot;;&quot;&quot;)" office:value-type="string" office:string-value="SN4_13" calcext:value-type="string">
            <text:p>SN4_13</text:p>
          </table:table-cell>
          <table:table-cell table:formula="of:=MID([.B45];3;100)" office:value-type="string" office:string-value="4_13" calcext:value-type="string">
            <text:p>4_13</text:p>
          </table:table-cell>
          <table:table-cell table:formula="of:=VALUE(SUBSTITUTE(ORG.LIBREOFFICE.REGEX([.C45];&quot;(\d)+_&quot;); &quot;_&quot;;&quot;&quot;))" office:value-type="float" office:value="4" calcext:value-type="float">
            <text:p>4</text:p>
          </table:table-cell>
          <table:table-cell table:formula="of:=VALUE(SUBSTITUTE(ORG.LIBREOFFICE.REGEX([.C45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4_18.txt</text:p>
          </table:table-cell>
          <table:table-cell table:formula="of:=SUBSTITUTE([.A46];&quot;.txt&quot;;&quot;&quot;)" office:value-type="string" office:string-value="SN4_18" calcext:value-type="string">
            <text:p>SN4_18</text:p>
          </table:table-cell>
          <table:table-cell table:formula="of:=MID([.B46];3;100)" office:value-type="string" office:string-value="4_18" calcext:value-type="string">
            <text:p>4_18</text:p>
          </table:table-cell>
          <table:table-cell table:formula="of:=VALUE(SUBSTITUTE(ORG.LIBREOFFICE.REGEX([.C46];&quot;(\d)+_&quot;); &quot;_&quot;;&quot;&quot;))" office:value-type="float" office:value="4" calcext:value-type="float">
            <text:p>4</text:p>
          </table:table-cell>
          <table:table-cell table:formula="of:=VALUE(SUBSTITUTE(ORG.LIBREOFFICE.REGEX([.C46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4_19.txt</text:p>
          </table:table-cell>
          <table:table-cell table:formula="of:=SUBSTITUTE([.A47];&quot;.txt&quot;;&quot;&quot;)" office:value-type="string" office:string-value="SN4_19" calcext:value-type="string">
            <text:p>SN4_19</text:p>
          </table:table-cell>
          <table:table-cell table:formula="of:=MID([.B47];3;100)" office:value-type="string" office:string-value="4_19" calcext:value-type="string">
            <text:p>4_19</text:p>
          </table:table-cell>
          <table:table-cell table:formula="of:=VALUE(SUBSTITUTE(ORG.LIBREOFFICE.REGEX([.C47];&quot;(\d)+_&quot;); &quot;_&quot;;&quot;&quot;))" office:value-type="float" office:value="4" calcext:value-type="float">
            <text:p>4</text:p>
          </table:table-cell>
          <table:table-cell table:formula="of:=VALUE(SUBSTITUTE(ORG.LIBREOFFICE.REGEX([.C47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4_20.txt</text:p>
          </table:table-cell>
          <table:table-cell table:formula="of:=SUBSTITUTE([.A48];&quot;.txt&quot;;&quot;&quot;)" office:value-type="string" office:string-value="SN4_20" calcext:value-type="string">
            <text:p>SN4_20</text:p>
          </table:table-cell>
          <table:table-cell table:formula="of:=MID([.B48];3;100)" office:value-type="string" office:string-value="4_20" calcext:value-type="string">
            <text:p>4_20</text:p>
          </table:table-cell>
          <table:table-cell table:formula="of:=VALUE(SUBSTITUTE(ORG.LIBREOFFICE.REGEX([.C48];&quot;(\d)+_&quot;); &quot;_&quot;;&quot;&quot;))" office:value-type="float" office:value="4" calcext:value-type="float">
            <text:p>4</text:p>
          </table:table-cell>
          <table:table-cell table:formula="of:=VALUE(SUBSTITUTE(ORG.LIBREOFFICE.REGEX([.C48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4_21.txt</text:p>
          </table:table-cell>
          <table:table-cell table:formula="of:=SUBSTITUTE([.A49];&quot;.txt&quot;;&quot;&quot;)" office:value-type="string" office:string-value="SN4_21" calcext:value-type="string">
            <text:p>SN4_21</text:p>
          </table:table-cell>
          <table:table-cell table:formula="of:=MID([.B49];3;100)" office:value-type="string" office:string-value="4_21" calcext:value-type="string">
            <text:p>4_21</text:p>
          </table:table-cell>
          <table:table-cell table:formula="of:=VALUE(SUBSTITUTE(ORG.LIBREOFFICE.REGEX([.C49];&quot;(\d)+_&quot;); &quot;_&quot;;&quot;&quot;))" office:value-type="float" office:value="4" calcext:value-type="float">
            <text:p>4</text:p>
          </table:table-cell>
          <table:table-cell table:formula="of:=VALUE(SUBSTITUTE(ORG.LIBREOFFICE.REGEX([.C49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5_1.txt</text:p>
          </table:table-cell>
          <table:table-cell table:formula="of:=SUBSTITUTE([.A50];&quot;.txt&quot;;&quot;&quot;)" office:value-type="string" office:string-value="SN5_1" calcext:value-type="string">
            <text:p>SN5_1</text:p>
          </table:table-cell>
          <table:table-cell table:formula="of:=MID([.B50];3;100)" office:value-type="string" office:string-value="5_1" calcext:value-type="string">
            <text:p>5_1</text:p>
          </table:table-cell>
          <table:table-cell table:formula="of:=VALUE(SUBSTITUTE(ORG.LIBREOFFICE.REGEX([.C50];&quot;(\d)+_&quot;); &quot;_&quot;;&quot;&quot;))" office:value-type="float" office:value="5" calcext:value-type="float">
            <text:p>5</text:p>
          </table:table-cell>
          <table:table-cell table:formula="of:=VALUE(SUBSTITUTE(ORG.LIBREOFFICE.REGEX([.C5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2.txt</text:p>
          </table:table-cell>
          <table:table-cell table:formula="of:=SUBSTITUTE([.A51];&quot;.txt&quot;;&quot;&quot;)" office:value-type="string" office:string-value="SN5_2" calcext:value-type="string">
            <text:p>SN5_2</text:p>
          </table:table-cell>
          <table:table-cell table:formula="of:=MID([.B51];3;100)" office:value-type="string" office:string-value="5_2" calcext:value-type="string">
            <text:p>5_2</text:p>
          </table:table-cell>
          <table:table-cell table:formula="of:=VALUE(SUBSTITUTE(ORG.LIBREOFFICE.REGEX([.C51];&quot;(\d)+_&quot;); &quot;_&quot;;&quot;&quot;))" office:value-type="float" office:value="5" calcext:value-type="float">
            <text:p>5</text:p>
          </table:table-cell>
          <table:table-cell table:formula="of:=VALUE(SUBSTITUTE(ORG.LIBREOFFICE.REGEX([.C5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5_3.txt</text:p>
          </table:table-cell>
          <table:table-cell table:formula="of:=SUBSTITUTE([.A52];&quot;.txt&quot;;&quot;&quot;)" office:value-type="string" office:string-value="SN5_3" calcext:value-type="string">
            <text:p>SN5_3</text:p>
          </table:table-cell>
          <table:table-cell table:formula="of:=MID([.B52];3;100)" office:value-type="string" office:string-value="5_3" calcext:value-type="string">
            <text:p>5_3</text:p>
          </table:table-cell>
          <table:table-cell table:formula="of:=VALUE(SUBSTITUTE(ORG.LIBREOFFICE.REGEX([.C52];&quot;(\d)+_&quot;); &quot;_&quot;;&quot;&quot;))" office:value-type="float" office:value="5" calcext:value-type="float">
            <text:p>5</text:p>
          </table:table-cell>
          <table:table-cell table:formula="of:=VALUE(SUBSTITUTE(ORG.LIBREOFFICE.REGEX([.C5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5_4.txt</text:p>
          </table:table-cell>
          <table:table-cell table:formula="of:=SUBSTITUTE([.A53];&quot;.txt&quot;;&quot;&quot;)" office:value-type="string" office:string-value="SN5_4" calcext:value-type="string">
            <text:p>SN5_4</text:p>
          </table:table-cell>
          <table:table-cell table:formula="of:=MID([.B53];3;100)" office:value-type="string" office:string-value="5_4" calcext:value-type="string">
            <text:p>5_4</text:p>
          </table:table-cell>
          <table:table-cell table:formula="of:=VALUE(SUBSTITUTE(ORG.LIBREOFFICE.REGEX([.C53];&quot;(\d)+_&quot;); &quot;_&quot;;&quot;&quot;))" office:value-type="float" office:value="5" calcext:value-type="float">
            <text:p>5</text:p>
          </table:table-cell>
          <table:table-cell table:formula="of:=VALUE(SUBSTITUTE(ORG.LIBREOFFICE.REGEX([.C5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5_5.txt</text:p>
          </table:table-cell>
          <table:table-cell table:formula="of:=SUBSTITUTE([.A54];&quot;.txt&quot;;&quot;&quot;)" office:value-type="string" office:string-value="SN5_5" calcext:value-type="string">
            <text:p>SN5_5</text:p>
          </table:table-cell>
          <table:table-cell table:formula="of:=MID([.B54];3;100)" office:value-type="string" office:string-value="5_5" calcext:value-type="string">
            <text:p>5_5</text:p>
          </table:table-cell>
          <table:table-cell table:formula="of:=VALUE(SUBSTITUTE(ORG.LIBREOFFICE.REGEX([.C54];&quot;(\d)+_&quot;); &quot;_&quot;;&quot;&quot;))" office:value-type="float" office:value="5" calcext:value-type="float">
            <text:p>5</text:p>
          </table:table-cell>
          <table:table-cell table:formula="of:=VALUE(SUBSTITUTE(ORG.LIBREOFFICE.REGEX([.C5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5_6.txt</text:p>
          </table:table-cell>
          <table:table-cell table:formula="of:=SUBSTITUTE([.A55];&quot;.txt&quot;;&quot;&quot;)" office:value-type="string" office:string-value="SN5_6" calcext:value-type="string">
            <text:p>SN5_6</text:p>
          </table:table-cell>
          <table:table-cell table:formula="of:=MID([.B55];3;100)" office:value-type="string" office:string-value="5_6" calcext:value-type="string">
            <text:p>5_6</text:p>
          </table:table-cell>
          <table:table-cell table:formula="of:=VALUE(SUBSTITUTE(ORG.LIBREOFFICE.REGEX([.C55];&quot;(\d)+_&quot;); &quot;_&quot;;&quot;&quot;))" office:value-type="float" office:value="5" calcext:value-type="float">
            <text:p>5</text:p>
          </table:table-cell>
          <table:table-cell table:formula="of:=VALUE(SUBSTITUTE(ORG.LIBREOFFICE.REGEX([.C5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5_7.txt</text:p>
          </table:table-cell>
          <table:table-cell table:formula="of:=SUBSTITUTE([.A56];&quot;.txt&quot;;&quot;&quot;)" office:value-type="string" office:string-value="SN5_7" calcext:value-type="string">
            <text:p>SN5_7</text:p>
          </table:table-cell>
          <table:table-cell table:formula="of:=MID([.B56];3;100)" office:value-type="string" office:string-value="5_7" calcext:value-type="string">
            <text:p>5_7</text:p>
          </table:table-cell>
          <table:table-cell table:formula="of:=VALUE(SUBSTITUTE(ORG.LIBREOFFICE.REGEX([.C56];&quot;(\d)+_&quot;); &quot;_&quot;;&quot;&quot;))" office:value-type="float" office:value="5" calcext:value-type="float">
            <text:p>5</text:p>
          </table:table-cell>
          <table:table-cell table:formula="of:=VALUE(SUBSTITUTE(ORG.LIBREOFFICE.REGEX([.C5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5_8.txt</text:p>
          </table:table-cell>
          <table:table-cell table:formula="of:=SUBSTITUTE([.A57];&quot;.txt&quot;;&quot;&quot;)" office:value-type="string" office:string-value="SN5_8" calcext:value-type="string">
            <text:p>SN5_8</text:p>
          </table:table-cell>
          <table:table-cell table:formula="of:=MID([.B57];3;100)" office:value-type="string" office:string-value="5_8" calcext:value-type="string">
            <text:p>5_8</text:p>
          </table:table-cell>
          <table:table-cell table:formula="of:=VALUE(SUBSTITUTE(ORG.LIBREOFFICE.REGEX([.C57];&quot;(\d)+_&quot;); &quot;_&quot;;&quot;&quot;))" office:value-type="float" office:value="5" calcext:value-type="float">
            <text:p>5</text:p>
          </table:table-cell>
          <table:table-cell table:formula="of:=VALUE(SUBSTITUTE(ORG.LIBREOFFICE.REGEX([.C5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5_9.txt</text:p>
          </table:table-cell>
          <table:table-cell table:formula="of:=SUBSTITUTE([.A58];&quot;.txt&quot;;&quot;&quot;)" office:value-type="string" office:string-value="SN5_9" calcext:value-type="string">
            <text:p>SN5_9</text:p>
          </table:table-cell>
          <table:table-cell table:formula="of:=MID([.B58];3;100)" office:value-type="string" office:string-value="5_9" calcext:value-type="string">
            <text:p>5_9</text:p>
          </table:table-cell>
          <table:table-cell table:formula="of:=VALUE(SUBSTITUTE(ORG.LIBREOFFICE.REGEX([.C58];&quot;(\d)+_&quot;); &quot;_&quot;;&quot;&quot;))" office:value-type="float" office:value="5" calcext:value-type="float">
            <text:p>5</text:p>
          </table:table-cell>
          <table:table-cell table:formula="of:=VALUE(SUBSTITUTE(ORG.LIBREOFFICE.REGEX([.C5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5_10.txt</text:p>
          </table:table-cell>
          <table:table-cell table:formula="of:=SUBSTITUTE([.A59];&quot;.txt&quot;;&quot;&quot;)" office:value-type="string" office:string-value="SN5_10" calcext:value-type="string">
            <text:p>SN5_10</text:p>
          </table:table-cell>
          <table:table-cell table:formula="of:=MID([.B59];3;100)" office:value-type="string" office:string-value="5_10" calcext:value-type="string">
            <text:p>5_10</text:p>
          </table:table-cell>
          <table:table-cell table:formula="of:=VALUE(SUBSTITUTE(ORG.LIBREOFFICE.REGEX([.C59];&quot;(\d)+_&quot;); &quot;_&quot;;&quot;&quot;))" office:value-type="float" office:value="5" calcext:value-type="float">
            <text:p>5</text:p>
          </table:table-cell>
          <table:table-cell table:formula="of:=VALUE(SUBSTITUTE(ORG.LIBREOFFICE.REGEX([.C5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6_1.txt</text:p>
          </table:table-cell>
          <table:table-cell table:formula="of:=SUBSTITUTE([.A60];&quot;.txt&quot;;&quot;&quot;)" office:value-type="string" office:string-value="SN6_1" calcext:value-type="string">
            <text:p>SN6_1</text:p>
          </table:table-cell>
          <table:table-cell table:formula="of:=MID([.B60];3;100)" office:value-type="string" office:string-value="6_1" calcext:value-type="string">
            <text:p>6_1</text:p>
          </table:table-cell>
          <table:table-cell table:formula="of:=VALUE(SUBSTITUTE(ORG.LIBREOFFICE.REGEX([.C60];&quot;(\d)+_&quot;); &quot;_&quot;;&quot;&quot;))" office:value-type="float" office:value="6" calcext:value-type="float">
            <text:p>6</text:p>
          </table:table-cell>
          <table:table-cell table:formula="of:=VALUE(SUBSTITUTE(ORG.LIBREOFFICE.REGEX([.C6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6_2.txt</text:p>
          </table:table-cell>
          <table:table-cell table:formula="of:=SUBSTITUTE([.A61];&quot;.txt&quot;;&quot;&quot;)" office:value-type="string" office:string-value="SN6_2" calcext:value-type="string">
            <text:p>SN6_2</text:p>
          </table:table-cell>
          <table:table-cell table:formula="of:=MID([.B61];3;100)" office:value-type="string" office:string-value="6_2" calcext:value-type="string">
            <text:p>6_2</text:p>
          </table:table-cell>
          <table:table-cell table:formula="of:=VALUE(SUBSTITUTE(ORG.LIBREOFFICE.REGEX([.C61];&quot;(\d)+_&quot;); &quot;_&quot;;&quot;&quot;))" office:value-type="float" office:value="6" calcext:value-type="float">
            <text:p>6</text:p>
          </table:table-cell>
          <table:table-cell table:formula="of:=VALUE(SUBSTITUTE(ORG.LIBREOFFICE.REGEX([.C6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6_15.txt</text:p>
          </table:table-cell>
          <table:table-cell table:formula="of:=SUBSTITUTE([.A62];&quot;.txt&quot;;&quot;&quot;)" office:value-type="string" office:string-value="SN6_15" calcext:value-type="string">
            <text:p>SN6_15</text:p>
          </table:table-cell>
          <table:table-cell table:formula="of:=MID([.B62];3;100)" office:value-type="string" office:string-value="6_15" calcext:value-type="string">
            <text:p>6_15</text:p>
          </table:table-cell>
          <table:table-cell table:formula="of:=VALUE(SUBSTITUTE(ORG.LIBREOFFICE.REGEX([.C62];&quot;(\d)+_&quot;); &quot;_&quot;;&quot;&quot;))" office:value-type="float" office:value="6" calcext:value-type="float">
            <text:p>6</text:p>
          </table:table-cell>
          <table:table-cell table:formula="of:=VALUE(SUBSTITUTE(ORG.LIBREOFFICE.REGEX([.C62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7_2.txt</text:p>
          </table:table-cell>
          <table:table-cell table:formula="of:=SUBSTITUTE([.A63];&quot;.txt&quot;;&quot;&quot;)" office:value-type="string" office:string-value="SN7_2" calcext:value-type="string">
            <text:p>SN7_2</text:p>
          </table:table-cell>
          <table:table-cell table:formula="of:=MID([.B63];3;100)" office:value-type="string" office:string-value="7_2" calcext:value-type="string">
            <text:p>7_2</text:p>
          </table:table-cell>
          <table:table-cell table:formula="of:=VALUE(SUBSTITUTE(ORG.LIBREOFFICE.REGEX([.C63];&quot;(\d)+_&quot;); &quot;_&quot;;&quot;&quot;))" office:value-type="float" office:value="7" calcext:value-type="float">
            <text:p>7</text:p>
          </table:table-cell>
          <table:table-cell table:formula="of:=VALUE(SUBSTITUTE(ORG.LIBREOFFICE.REGEX([.C63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7_6.txt</text:p>
          </table:table-cell>
          <table:table-cell table:formula="of:=SUBSTITUTE([.A64];&quot;.txt&quot;;&quot;&quot;)" office:value-type="string" office:string-value="SN7_6" calcext:value-type="string">
            <text:p>SN7_6</text:p>
          </table:table-cell>
          <table:table-cell table:formula="of:=MID([.B64];3;100)" office:value-type="string" office:string-value="7_6" calcext:value-type="string">
            <text:p>7_6</text:p>
          </table:table-cell>
          <table:table-cell table:formula="of:=VALUE(SUBSTITUTE(ORG.LIBREOFFICE.REGEX([.C64];&quot;(\d)+_&quot;); &quot;_&quot;;&quot;&quot;))" office:value-type="float" office:value="7" calcext:value-type="float">
            <text:p>7</text:p>
          </table:table-cell>
          <table:table-cell table:formula="of:=VALUE(SUBSTITUTE(ORG.LIBREOFFICE.REGEX([.C64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7_12.txt</text:p>
          </table:table-cell>
          <table:table-cell table:formula="of:=SUBSTITUTE([.A65];&quot;.txt&quot;;&quot;&quot;)" office:value-type="string" office:string-value="SN7_12" calcext:value-type="string">
            <text:p>SN7_12</text:p>
          </table:table-cell>
          <table:table-cell table:formula="of:=MID([.B65];3;100)" office:value-type="string" office:string-value="7_12" calcext:value-type="string">
            <text:p>7_12</text:p>
          </table:table-cell>
          <table:table-cell table:formula="of:=VALUE(SUBSTITUTE(ORG.LIBREOFFICE.REGEX([.C65];&quot;(\d)+_&quot;); &quot;_&quot;;&quot;&quot;))" office:value-type="float" office:value="7" calcext:value-type="float">
            <text:p>7</text:p>
          </table:table-cell>
          <table:table-cell table:formula="of:=VALUE(SUBSTITUTE(ORG.LIBREOFFICE.REGEX([.C65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7_14.txt</text:p>
          </table:table-cell>
          <table:table-cell table:formula="of:=SUBSTITUTE([.A66];&quot;.txt&quot;;&quot;&quot;)" office:value-type="string" office:string-value="SN7_14" calcext:value-type="string">
            <text:p>SN7_14</text:p>
          </table:table-cell>
          <table:table-cell table:formula="of:=MID([.B66];3;100)" office:value-type="string" office:string-value="7_14" calcext:value-type="string">
            <text:p>7_14</text:p>
          </table:table-cell>
          <table:table-cell table:formula="of:=VALUE(SUBSTITUTE(ORG.LIBREOFFICE.REGEX([.C66];&quot;(\d)+_&quot;); &quot;_&quot;;&quot;&quot;))" office:value-type="float" office:value="7" calcext:value-type="float">
            <text:p>7</text:p>
          </table:table-cell>
          <table:table-cell table:formula="of:=VALUE(SUBSTITUTE(ORG.LIBREOFFICE.REGEX([.C66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7_16.txt</text:p>
          </table:table-cell>
          <table:table-cell table:formula="of:=SUBSTITUTE([.A67];&quot;.txt&quot;;&quot;&quot;)" office:value-type="string" office:string-value="SN7_16" calcext:value-type="string">
            <text:p>SN7_16</text:p>
          </table:table-cell>
          <table:table-cell table:formula="of:=MID([.B67];3;100)" office:value-type="string" office:string-value="7_16" calcext:value-type="string">
            <text:p>7_16</text:p>
          </table:table-cell>
          <table:table-cell table:formula="of:=VALUE(SUBSTITUTE(ORG.LIBREOFFICE.REGEX([.C67];&quot;(\d)+_&quot;); &quot;_&quot;;&quot;&quot;))" office:value-type="float" office:value="7" calcext:value-type="float">
            <text:p>7</text:p>
          </table:table-cell>
          <table:table-cell table:formula="of:=VALUE(SUBSTITUTE(ORG.LIBREOFFICE.REGEX([.C67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N7_17.txt</text:p>
          </table:table-cell>
          <table:table-cell table:formula="of:=SUBSTITUTE([.A68];&quot;.txt&quot;;&quot;&quot;)" office:value-type="string" office:string-value="SN7_17" calcext:value-type="string">
            <text:p>SN7_17</text:p>
          </table:table-cell>
          <table:table-cell table:formula="of:=MID([.B68];3;100)" office:value-type="string" office:string-value="7_17" calcext:value-type="string">
            <text:p>7_17</text:p>
          </table:table-cell>
          <table:table-cell table:formula="of:=VALUE(SUBSTITUTE(ORG.LIBREOFFICE.REGEX([.C68];&quot;(\d)+_&quot;); &quot;_&quot;;&quot;&quot;))" office:value-type="float" office:value="7" calcext:value-type="float">
            <text:p>7</text:p>
          </table:table-cell>
          <table:table-cell table:formula="of:=VALUE(SUBSTITUTE(ORG.LIBREOFFICE.REGEX([.C68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7_18.txt</text:p>
          </table:table-cell>
          <table:table-cell table:formula="of:=SUBSTITUTE([.A69];&quot;.txt&quot;;&quot;&quot;)" office:value-type="string" office:string-value="SN7_18" calcext:value-type="string">
            <text:p>SN7_18</text:p>
          </table:table-cell>
          <table:table-cell table:formula="of:=MID([.B69];3;100)" office:value-type="string" office:string-value="7_18" calcext:value-type="string">
            <text:p>7_18</text:p>
          </table:table-cell>
          <table:table-cell table:formula="of:=VALUE(SUBSTITUTE(ORG.LIBREOFFICE.REGEX([.C69];&quot;(\d)+_&quot;); &quot;_&quot;;&quot;&quot;))" office:value-type="float" office:value="7" calcext:value-type="float">
            <text:p>7</text:p>
          </table:table-cell>
          <table:table-cell table:formula="of:=VALUE(SUBSTITUTE(ORG.LIBREOFFICE.REGEX([.C69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8_4.txt</text:p>
          </table:table-cell>
          <table:table-cell table:formula="of:=SUBSTITUTE([.A70];&quot;.txt&quot;;&quot;&quot;)" office:value-type="string" office:string-value="SN8_4" calcext:value-type="string">
            <text:p>SN8_4</text:p>
          </table:table-cell>
          <table:table-cell table:formula="of:=MID([.B70];3;100)" office:value-type="string" office:string-value="8_4" calcext:value-type="string">
            <text:p>8_4</text:p>
          </table:table-cell>
          <table:table-cell table:formula="of:=VALUE(SUBSTITUTE(ORG.LIBREOFFICE.REGEX([.C70];&quot;(\d)+_&quot;); &quot;_&quot;;&quot;&quot;))" office:value-type="float" office:value="8" calcext:value-type="float">
            <text:p>8</text:p>
          </table:table-cell>
          <table:table-cell table:formula="of:=VALUE(SUBSTITUTE(ORG.LIBREOFFICE.REGEX([.C70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9_1.txt</text:p>
          </table:table-cell>
          <table:table-cell table:formula="of:=SUBSTITUTE([.A71];&quot;.txt&quot;;&quot;&quot;)" office:value-type="string" office:string-value="SN9_1" calcext:value-type="string">
            <text:p>SN9_1</text:p>
          </table:table-cell>
          <table:table-cell table:formula="of:=MID([.B71];3;100)" office:value-type="string" office:string-value="9_1" calcext:value-type="string">
            <text:p>9_1</text:p>
          </table:table-cell>
          <table:table-cell table:formula="of:=VALUE(SUBSTITUTE(ORG.LIBREOFFICE.REGEX([.C71];&quot;(\d)+_&quot;); &quot;_&quot;;&quot;&quot;))" office:value-type="float" office:value="9" calcext:value-type="float">
            <text:p>9</text:p>
          </table:table-cell>
          <table:table-cell table:formula="of:=VALUE(SUBSTITUTE(ORG.LIBREOFFICE.REGEX([.C7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9_6.txt</text:p>
          </table:table-cell>
          <table:table-cell table:formula="of:=SUBSTITUTE([.A72];&quot;.txt&quot;;&quot;&quot;)" office:value-type="string" office:string-value="SN9_6" calcext:value-type="string">
            <text:p>SN9_6</text:p>
          </table:table-cell>
          <table:table-cell table:formula="of:=MID([.B72];3;100)" office:value-type="string" office:string-value="9_6" calcext:value-type="string">
            <text:p>9_6</text:p>
          </table:table-cell>
          <table:table-cell table:formula="of:=VALUE(SUBSTITUTE(ORG.LIBREOFFICE.REGEX([.C72];&quot;(\d)+_&quot;); &quot;_&quot;;&quot;&quot;))" office:value-type="float" office:value="9" calcext:value-type="float">
            <text:p>9</text:p>
          </table:table-cell>
          <table:table-cell table:formula="of:=VALUE(SUBSTITUTE(ORG.LIBREOFFICE.REGEX([.C72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9_9.txt</text:p>
          </table:table-cell>
          <table:table-cell table:formula="of:=SUBSTITUTE([.A73];&quot;.txt&quot;;&quot;&quot;)" office:value-type="string" office:string-value="SN9_9" calcext:value-type="string">
            <text:p>SN9_9</text:p>
          </table:table-cell>
          <table:table-cell table:formula="of:=MID([.B73];3;100)" office:value-type="string" office:string-value="9_9" calcext:value-type="string">
            <text:p>9_9</text:p>
          </table:table-cell>
          <table:table-cell table:formula="of:=VALUE(SUBSTITUTE(ORG.LIBREOFFICE.REGEX([.C73];&quot;(\d)+_&quot;); &quot;_&quot;;&quot;&quot;))" office:value-type="float" office:value="9" calcext:value-type="float">
            <text:p>9</text:p>
          </table:table-cell>
          <table:table-cell table:formula="of:=VALUE(SUBSTITUTE(ORG.LIBREOFFICE.REGEX([.C73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9_11.txt</text:p>
          </table:table-cell>
          <table:table-cell table:formula="of:=SUBSTITUTE([.A74];&quot;.txt&quot;;&quot;&quot;)" office:value-type="string" office:string-value="SN9_11" calcext:value-type="string">
            <text:p>SN9_11</text:p>
          </table:table-cell>
          <table:table-cell table:formula="of:=MID([.B74];3;100)" office:value-type="string" office:string-value="9_11" calcext:value-type="string">
            <text:p>9_11</text:p>
          </table:table-cell>
          <table:table-cell table:formula="of:=VALUE(SUBSTITUTE(ORG.LIBREOFFICE.REGEX([.C74];&quot;(\d)+_&quot;); &quot;_&quot;;&quot;&quot;))" office:value-type="float" office:value="9" calcext:value-type="float">
            <text:p>9</text:p>
          </table:table-cell>
          <table:table-cell table:formula="of:=VALUE(SUBSTITUTE(ORG.LIBREOFFICE.REGEX([.C74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9_14.txt</text:p>
          </table:table-cell>
          <table:table-cell table:formula="of:=SUBSTITUTE([.A75];&quot;.txt&quot;;&quot;&quot;)" office:value-type="string" office:string-value="SN9_14" calcext:value-type="string">
            <text:p>SN9_14</text:p>
          </table:table-cell>
          <table:table-cell table:formula="of:=MID([.B75];3;100)" office:value-type="string" office:string-value="9_14" calcext:value-type="string">
            <text:p>9_14</text:p>
          </table:table-cell>
          <table:table-cell table:formula="of:=VALUE(SUBSTITUTE(ORG.LIBREOFFICE.REGEX([.C75];&quot;(\d)+_&quot;); &quot;_&quot;;&quot;&quot;))" office:value-type="float" office:value="9" calcext:value-type="float">
            <text:p>9</text:p>
          </table:table-cell>
          <table:table-cell table:formula="of:=VALUE(SUBSTITUTE(ORG.LIBREOFFICE.REGEX([.C7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10_4.txt</text:p>
          </table:table-cell>
          <table:table-cell table:formula="of:=SUBSTITUTE([.A76];&quot;.txt&quot;;&quot;&quot;)" office:value-type="string" office:string-value="SN10_4" calcext:value-type="string">
            <text:p>SN10_4</text:p>
          </table:table-cell>
          <table:table-cell table:formula="of:=MID([.B76];3;100)" office:value-type="string" office:string-value="10_4" calcext:value-type="string">
            <text:p>10_4</text:p>
          </table:table-cell>
          <table:table-cell table:formula="of:=VALUE(SUBSTITUTE(ORG.LIBREOFFICE.REGEX([.C76];&quot;(\d)+_&quot;); &quot;_&quot;;&quot;&quot;))" office:value-type="float" office:value="10" calcext:value-type="float">
            <text:p>10</text:p>
          </table:table-cell>
          <table:table-cell table:formula="of:=VALUE(SUBSTITUTE(ORG.LIBREOFFICE.REGEX([.C76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10_8.txt</text:p>
          </table:table-cell>
          <table:table-cell table:formula="of:=SUBSTITUTE([.A77];&quot;.txt&quot;;&quot;&quot;)" office:value-type="string" office:string-value="SN10_8" calcext:value-type="string">
            <text:p>SN10_8</text:p>
          </table:table-cell>
          <table:table-cell table:formula="of:=MID([.B77];3;100)" office:value-type="string" office:string-value="10_8" calcext:value-type="string">
            <text:p>10_8</text:p>
          </table:table-cell>
          <table:table-cell table:formula="of:=VALUE(SUBSTITUTE(ORG.LIBREOFFICE.REGEX([.C77];&quot;(\d)+_&quot;); &quot;_&quot;;&quot;&quot;))" office:value-type="float" office:value="10" calcext:value-type="float">
            <text:p>10</text:p>
          </table:table-cell>
          <table:table-cell table:formula="of:=VALUE(SUBSTITUTE(ORG.LIBREOFFICE.REGEX([.C7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10_12.txt</text:p>
          </table:table-cell>
          <table:table-cell table:formula="of:=SUBSTITUTE([.A78];&quot;.txt&quot;;&quot;&quot;)" office:value-type="string" office:string-value="SN10_12" calcext:value-type="string">
            <text:p>SN10_12</text:p>
          </table:table-cell>
          <table:table-cell table:formula="of:=MID([.B78];3;100)" office:value-type="string" office:string-value="10_12" calcext:value-type="string">
            <text:p>10_12</text:p>
          </table:table-cell>
          <table:table-cell table:formula="of:=VALUE(SUBSTITUTE(ORG.LIBREOFFICE.REGEX([.C78];&quot;(\d)+_&quot;); &quot;_&quot;;&quot;&quot;))" office:value-type="float" office:value="10" calcext:value-type="float">
            <text:p>10</text:p>
          </table:table-cell>
          <table:table-cell table:formula="of:=VALUE(SUBSTITUTE(ORG.LIBREOFFICE.REGEX([.C78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11_3.txt</text:p>
          </table:table-cell>
          <table:table-cell table:formula="of:=SUBSTITUTE([.A79];&quot;.txt&quot;;&quot;&quot;)" office:value-type="string" office:string-value="SN11_3" calcext:value-type="string">
            <text:p>SN11_3</text:p>
          </table:table-cell>
          <table:table-cell table:formula="of:=MID([.B79];3;100)" office:value-type="string" office:string-value="11_3" calcext:value-type="string">
            <text:p>11_3</text:p>
          </table:table-cell>
          <table:table-cell table:formula="of:=VALUE(SUBSTITUTE(ORG.LIBREOFFICE.REGEX([.C79];&quot;(\d)+_&quot;); &quot;_&quot;;&quot;&quot;))" office:value-type="float" office:value="11" calcext:value-type="float">
            <text:p>11</text:p>
          </table:table-cell>
          <table:table-cell table:formula="of:=VALUE(SUBSTITUTE(ORG.LIBREOFFICE.REGEX([.C7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11_5.txt</text:p>
          </table:table-cell>
          <table:table-cell table:formula="of:=SUBSTITUTE([.A80];&quot;.txt&quot;;&quot;&quot;)" office:value-type="string" office:string-value="SN11_5" calcext:value-type="string">
            <text:p>SN11_5</text:p>
          </table:table-cell>
          <table:table-cell table:formula="of:=MID([.B80];3;100)" office:value-type="string" office:string-value="11_5" calcext:value-type="string">
            <text:p>11_5</text:p>
          </table:table-cell>
          <table:table-cell table:formula="of:=VALUE(SUBSTITUTE(ORG.LIBREOFFICE.REGEX([.C80];&quot;(\d)+_&quot;); &quot;_&quot;;&quot;&quot;))" office:value-type="float" office:value="11" calcext:value-type="float">
            <text:p>11</text:p>
          </table:table-cell>
          <table:table-cell table:formula="of:=VALUE(SUBSTITUTE(ORG.LIBREOFFICE.REGEX([.C8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1_14.txt</text:p>
          </table:table-cell>
          <table:table-cell table:formula="of:=SUBSTITUTE([.A81];&quot;.txt&quot;;&quot;&quot;)" office:value-type="string" office:string-value="SN11_14" calcext:value-type="string">
            <text:p>SN11_14</text:p>
          </table:table-cell>
          <table:table-cell table:formula="of:=MID([.B81];3;100)" office:value-type="string" office:string-value="11_14" calcext:value-type="string">
            <text:p>11_14</text:p>
          </table:table-cell>
          <table:table-cell table:formula="of:=VALUE(SUBSTITUTE(ORG.LIBREOFFICE.REGEX([.C81];&quot;(\d)+_&quot;); &quot;_&quot;;&quot;&quot;))" office:value-type="float" office:value="11" calcext:value-type="float">
            <text:p>11</text:p>
          </table:table-cell>
          <table:table-cell table:formula="of:=VALUE(SUBSTITUTE(ORG.LIBREOFFICE.REGEX([.C81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11_15.txt</text:p>
          </table:table-cell>
          <table:table-cell table:formula="of:=SUBSTITUTE([.A82];&quot;.txt&quot;;&quot;&quot;)" office:value-type="string" office:string-value="SN11_15" calcext:value-type="string">
            <text:p>SN11_15</text:p>
          </table:table-cell>
          <table:table-cell table:formula="of:=MID([.B82];3;100)" office:value-type="string" office:string-value="11_15" calcext:value-type="string">
            <text:p>11_15</text:p>
          </table:table-cell>
          <table:table-cell table:formula="of:=VALUE(SUBSTITUTE(ORG.LIBREOFFICE.REGEX([.C82];&quot;(\d)+_&quot;); &quot;_&quot;;&quot;&quot;))" office:value-type="float" office:value="11" calcext:value-type="float">
            <text:p>11</text:p>
          </table:table-cell>
          <table:table-cell table:formula="of:=VALUE(SUBSTITUTE(ORG.LIBREOFFICE.REGEX([.C82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11_22.txt</text:p>
          </table:table-cell>
          <table:table-cell table:formula="of:=SUBSTITUTE([.A83];&quot;.txt&quot;;&quot;&quot;)" office:value-type="string" office:string-value="SN11_22" calcext:value-type="string">
            <text:p>SN11_22</text:p>
          </table:table-cell>
          <table:table-cell table:formula="of:=MID([.B83];3;100)" office:value-type="string" office:string-value="11_22" calcext:value-type="string">
            <text:p>11_22</text:p>
          </table:table-cell>
          <table:table-cell table:formula="of:=VALUE(SUBSTITUTE(ORG.LIBREOFFICE.REGEX([.C83];&quot;(\d)+_&quot;); &quot;_&quot;;&quot;&quot;))" office:value-type="float" office:value="11" calcext:value-type="float">
            <text:p>11</text:p>
          </table:table-cell>
          <table:table-cell table:formula="of:=VALUE(SUBSTITUTE(ORG.LIBREOFFICE.REGEX([.C83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11_24.txt</text:p>
          </table:table-cell>
          <table:table-cell table:formula="of:=SUBSTITUTE([.A84];&quot;.txt&quot;;&quot;&quot;)" office:value-type="string" office:string-value="SN11_24" calcext:value-type="string">
            <text:p>SN11_24</text:p>
          </table:table-cell>
          <table:table-cell table:formula="of:=MID([.B84];3;100)" office:value-type="string" office:string-value="11_24" calcext:value-type="string">
            <text:p>11_24</text:p>
          </table:table-cell>
          <table:table-cell table:formula="of:=VALUE(SUBSTITUTE(ORG.LIBREOFFICE.REGEX([.C84];&quot;(\d)+_&quot;); &quot;_&quot;;&quot;&quot;))" office:value-type="float" office:value="11" calcext:value-type="float">
            <text:p>11</text:p>
          </table:table-cell>
          <table:table-cell table:formula="of:=VALUE(SUBSTITUTE(ORG.LIBREOFFICE.REGEX([.C84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N12_2.txt</text:p>
          </table:table-cell>
          <table:table-cell table:formula="of:=SUBSTITUTE([.A85];&quot;.txt&quot;;&quot;&quot;)" office:value-type="string" office:string-value="SN12_2" calcext:value-type="string">
            <text:p>SN12_2</text:p>
          </table:table-cell>
          <table:table-cell table:formula="of:=MID([.B85];3;100)" office:value-type="string" office:string-value="12_2" calcext:value-type="string">
            <text:p>12_2</text:p>
          </table:table-cell>
          <table:table-cell table:formula="of:=VALUE(SUBSTITUTE(ORG.LIBREOFFICE.REGEX([.C85];&quot;(\d)+_&quot;); &quot;_&quot;;&quot;&quot;))" office:value-type="float" office:value="12" calcext:value-type="float">
            <text:p>12</text:p>
          </table:table-cell>
          <table:table-cell table:formula="of:=VALUE(SUBSTITUTE(ORG.LIBREOFFICE.REGEX([.C85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2_10.txt</text:p>
          </table:table-cell>
          <table:table-cell table:formula="of:=SUBSTITUTE([.A86];&quot;.txt&quot;;&quot;&quot;)" office:value-type="string" office:string-value="SN12_10" calcext:value-type="string">
            <text:p>SN12_10</text:p>
          </table:table-cell>
          <table:table-cell table:formula="of:=MID([.B86];3;100)" office:value-type="string" office:string-value="12_10" calcext:value-type="string">
            <text:p>12_10</text:p>
          </table:table-cell>
          <table:table-cell table:formula="of:=VALUE(SUBSTITUTE(ORG.LIBREOFFICE.REGEX([.C86];&quot;(\d)+_&quot;); &quot;_&quot;;&quot;&quot;))" office:value-type="float" office:value="12" calcext:value-type="float">
            <text:p>12</text:p>
          </table:table-cell>
          <table:table-cell table:formula="of:=VALUE(SUBSTITUTE(ORG.LIBREOFFICE.REGEX([.C86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12_11.txt</text:p>
          </table:table-cell>
          <table:table-cell table:formula="of:=SUBSTITUTE([.A87];&quot;.txt&quot;;&quot;&quot;)" office:value-type="string" office:string-value="SN12_11" calcext:value-type="string">
            <text:p>SN12_11</text:p>
          </table:table-cell>
          <table:table-cell table:formula="of:=MID([.B87];3;100)" office:value-type="string" office:string-value="12_11" calcext:value-type="string">
            <text:p>12_11</text:p>
          </table:table-cell>
          <table:table-cell table:formula="of:=VALUE(SUBSTITUTE(ORG.LIBREOFFICE.REGEX([.C87];&quot;(\d)+_&quot;); &quot;_&quot;;&quot;&quot;))" office:value-type="float" office:value="12" calcext:value-type="float">
            <text:p>12</text:p>
          </table:table-cell>
          <table:table-cell table:formula="of:=VALUE(SUBSTITUTE(ORG.LIBREOFFICE.REGEX([.C87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2_12.txt</text:p>
          </table:table-cell>
          <table:table-cell table:formula="of:=SUBSTITUTE([.A88];&quot;.txt&quot;;&quot;&quot;)" office:value-type="string" office:string-value="SN12_12" calcext:value-type="string">
            <text:p>SN12_12</text:p>
          </table:table-cell>
          <table:table-cell table:formula="of:=MID([.B88];3;100)" office:value-type="string" office:string-value="12_12" calcext:value-type="string">
            <text:p>12_12</text:p>
          </table:table-cell>
          <table:table-cell table:formula="of:=VALUE(SUBSTITUTE(ORG.LIBREOFFICE.REGEX([.C88];&quot;(\d)+_&quot;); &quot;_&quot;;&quot;&quot;))" office:value-type="float" office:value="12" calcext:value-type="float">
            <text:p>12</text:p>
          </table:table-cell>
          <table:table-cell table:formula="of:=VALUE(SUBSTITUTE(ORG.LIBREOFFICE.REGEX([.C88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12_15.txt</text:p>
          </table:table-cell>
          <table:table-cell table:formula="of:=SUBSTITUTE([.A89];&quot;.txt&quot;;&quot;&quot;)" office:value-type="string" office:string-value="SN12_15" calcext:value-type="string">
            <text:p>SN12_15</text:p>
          </table:table-cell>
          <table:table-cell table:formula="of:=MID([.B89];3;100)" office:value-type="string" office:string-value="12_15" calcext:value-type="string">
            <text:p>12_15</text:p>
          </table:table-cell>
          <table:table-cell table:formula="of:=VALUE(SUBSTITUTE(ORG.LIBREOFFICE.REGEX([.C89];&quot;(\d)+_&quot;); &quot;_&quot;;&quot;&quot;))" office:value-type="float" office:value="12" calcext:value-type="float">
            <text:p>12</text:p>
          </table:table-cell>
          <table:table-cell table:formula="of:=VALUE(SUBSTITUTE(ORG.LIBREOFFICE.REGEX([.C89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12_17.txt</text:p>
          </table:table-cell>
          <table:table-cell table:formula="of:=SUBSTITUTE([.A90];&quot;.txt&quot;;&quot;&quot;)" office:value-type="string" office:string-value="SN12_17" calcext:value-type="string">
            <text:p>SN12_17</text:p>
          </table:table-cell>
          <table:table-cell table:formula="of:=MID([.B90];3;100)" office:value-type="string" office:string-value="12_17" calcext:value-type="string">
            <text:p>12_17</text:p>
          </table:table-cell>
          <table:table-cell table:formula="of:=VALUE(SUBSTITUTE(ORG.LIBREOFFICE.REGEX([.C90];&quot;(\d)+_&quot;); &quot;_&quot;;&quot;&quot;))" office:value-type="float" office:value="12" calcext:value-type="float">
            <text:p>12</text:p>
          </table:table-cell>
          <table:table-cell table:formula="of:=VALUE(SUBSTITUTE(ORG.LIBREOFFICE.REGEX([.C90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12_18.txt</text:p>
          </table:table-cell>
          <table:table-cell table:formula="of:=SUBSTITUTE([.A91];&quot;.txt&quot;;&quot;&quot;)" office:value-type="string" office:string-value="SN12_18" calcext:value-type="string">
            <text:p>SN12_18</text:p>
          </table:table-cell>
          <table:table-cell table:formula="of:=MID([.B91];3;100)" office:value-type="string" office:string-value="12_18" calcext:value-type="string">
            <text:p>12_18</text:p>
          </table:table-cell>
          <table:table-cell table:formula="of:=VALUE(SUBSTITUTE(ORG.LIBREOFFICE.REGEX([.C91];&quot;(\d)+_&quot;); &quot;_&quot;;&quot;&quot;))" office:value-type="float" office:value="12" calcext:value-type="float">
            <text:p>12</text:p>
          </table:table-cell>
          <table:table-cell table:formula="of:=VALUE(SUBSTITUTE(ORG.LIBREOFFICE.REGEX([.C9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12_19.txt</text:p>
          </table:table-cell>
          <table:table-cell table:formula="of:=SUBSTITUTE([.A92];&quot;.txt&quot;;&quot;&quot;)" office:value-type="string" office:string-value="SN12_19" calcext:value-type="string">
            <text:p>SN12_19</text:p>
          </table:table-cell>
          <table:table-cell table:formula="of:=MID([.B92];3;100)" office:value-type="string" office:string-value="12_19" calcext:value-type="string">
            <text:p>12_19</text:p>
          </table:table-cell>
          <table:table-cell table:formula="of:=VALUE(SUBSTITUTE(ORG.LIBREOFFICE.REGEX([.C92];&quot;(\d)+_&quot;); &quot;_&quot;;&quot;&quot;))" office:value-type="float" office:value="12" calcext:value-type="float">
            <text:p>12</text:p>
          </table:table-cell>
          <table:table-cell table:formula="of:=VALUE(SUBSTITUTE(ORG.LIBREOFFICE.REGEX([.C9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12_20.txt</text:p>
          </table:table-cell>
          <table:table-cell table:formula="of:=SUBSTITUTE([.A93];&quot;.txt&quot;;&quot;&quot;)" office:value-type="string" office:string-value="SN12_20" calcext:value-type="string">
            <text:p>SN12_20</text:p>
          </table:table-cell>
          <table:table-cell table:formula="of:=MID([.B93];3;100)" office:value-type="string" office:string-value="12_20" calcext:value-type="string">
            <text:p>12_20</text:p>
          </table:table-cell>
          <table:table-cell table:formula="of:=VALUE(SUBSTITUTE(ORG.LIBREOFFICE.REGEX([.C93];&quot;(\d)+_&quot;); &quot;_&quot;;&quot;&quot;))" office:value-type="float" office:value="12" calcext:value-type="float">
            <text:p>12</text:p>
          </table:table-cell>
          <table:table-cell table:formula="of:=VALUE(SUBSTITUTE(ORG.LIBREOFFICE.REGEX([.C9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12_23.txt</text:p>
          </table:table-cell>
          <table:table-cell table:formula="of:=SUBSTITUTE([.A94];&quot;.txt&quot;;&quot;&quot;)" office:value-type="string" office:string-value="SN12_23" calcext:value-type="string">
            <text:p>SN12_23</text:p>
          </table:table-cell>
          <table:table-cell table:formula="of:=MID([.B94];3;100)" office:value-type="string" office:string-value="12_23" calcext:value-type="string">
            <text:p>12_23</text:p>
          </table:table-cell>
          <table:table-cell table:formula="of:=VALUE(SUBSTITUTE(ORG.LIBREOFFICE.REGEX([.C94];&quot;(\d)+_&quot;); &quot;_&quot;;&quot;&quot;))" office:value-type="float" office:value="12" calcext:value-type="float">
            <text:p>12</text:p>
          </table:table-cell>
          <table:table-cell table:formula="of:=VALUE(SUBSTITUTE(ORG.LIBREOFFICE.REGEX([.C9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12_25.txt</text:p>
          </table:table-cell>
          <table:table-cell table:formula="of:=SUBSTITUTE([.A95];&quot;.txt&quot;;&quot;&quot;)" office:value-type="string" office:string-value="SN12_25" calcext:value-type="string">
            <text:p>SN12_25</text:p>
          </table:table-cell>
          <table:table-cell table:formula="of:=MID([.B95];3;100)" office:value-type="string" office:string-value="12_25" calcext:value-type="string">
            <text:p>12_25</text:p>
          </table:table-cell>
          <table:table-cell table:formula="of:=VALUE(SUBSTITUTE(ORG.LIBREOFFICE.REGEX([.C95];&quot;(\d)+_&quot;); &quot;_&quot;;&quot;&quot;))" office:value-type="float" office:value="12" calcext:value-type="float">
            <text:p>12</text:p>
          </table:table-cell>
          <table:table-cell table:formula="of:=VALUE(SUBSTITUTE(ORG.LIBREOFFICE.REGEX([.C95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12_31.txt</text:p>
          </table:table-cell>
          <table:table-cell table:formula="of:=SUBSTITUTE([.A96];&quot;.txt&quot;;&quot;&quot;)" office:value-type="string" office:string-value="SN12_31" calcext:value-type="string">
            <text:p>SN12_31</text:p>
          </table:table-cell>
          <table:table-cell table:formula="of:=MID([.B96];3;100)" office:value-type="string" office:string-value="12_31" calcext:value-type="string">
            <text:p>12_31</text:p>
          </table:table-cell>
          <table:table-cell table:formula="of:=VALUE(SUBSTITUTE(ORG.LIBREOFFICE.REGEX([.C96];&quot;(\d)+_&quot;); &quot;_&quot;;&quot;&quot;))" office:value-type="float" office:value="12" calcext:value-type="float">
            <text:p>12</text:p>
          </table:table-cell>
          <table:table-cell table:formula="of:=VALUE(SUBSTITUTE(ORG.LIBREOFFICE.REGEX([.C96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12_35.txt</text:p>
          </table:table-cell>
          <table:table-cell table:formula="of:=SUBSTITUTE([.A97];&quot;.txt&quot;;&quot;&quot;)" office:value-type="string" office:string-value="SN12_35" calcext:value-type="string">
            <text:p>SN12_35</text:p>
          </table:table-cell>
          <table:table-cell table:formula="of:=MID([.B97];3;100)" office:value-type="string" office:string-value="12_35" calcext:value-type="string">
            <text:p>12_35</text:p>
          </table:table-cell>
          <table:table-cell table:formula="of:=VALUE(SUBSTITUTE(ORG.LIBREOFFICE.REGEX([.C97];&quot;(\d)+_&quot;); &quot;_&quot;;&quot;&quot;))" office:value-type="float" office:value="12" calcext:value-type="float">
            <text:p>12</text:p>
          </table:table-cell>
          <table:table-cell table:formula="of:=VALUE(SUBSTITUTE(ORG.LIBREOFFICE.REGEX([.C97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N12_38.txt</text:p>
          </table:table-cell>
          <table:table-cell table:formula="of:=SUBSTITUTE([.A98];&quot;.txt&quot;;&quot;&quot;)" office:value-type="string" office:string-value="SN12_38" calcext:value-type="string">
            <text:p>SN12_38</text:p>
          </table:table-cell>
          <table:table-cell table:formula="of:=MID([.B98];3;100)" office:value-type="string" office:string-value="12_38" calcext:value-type="string">
            <text:p>12_38</text:p>
          </table:table-cell>
          <table:table-cell table:formula="of:=VALUE(SUBSTITUTE(ORG.LIBREOFFICE.REGEX([.C98];&quot;(\d)+_&quot;); &quot;_&quot;;&quot;&quot;))" office:value-type="float" office:value="12" calcext:value-type="float">
            <text:p>12</text:p>
          </table:table-cell>
          <table:table-cell table:formula="of:=VALUE(SUBSTITUTE(ORG.LIBREOFFICE.REGEX([.C98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12_44.txt</text:p>
          </table:table-cell>
          <table:table-cell table:formula="of:=SUBSTITUTE([.A99];&quot;.txt&quot;;&quot;&quot;)" office:value-type="string" office:string-value="SN12_44" calcext:value-type="string">
            <text:p>SN12_44</text:p>
          </table:table-cell>
          <table:table-cell table:formula="of:=MID([.B99];3;100)" office:value-type="string" office:string-value="12_44" calcext:value-type="string">
            <text:p>12_44</text:p>
          </table:table-cell>
          <table:table-cell table:formula="of:=VALUE(SUBSTITUTE(ORG.LIBREOFFICE.REGEX([.C99];&quot;(\d)+_&quot;); &quot;_&quot;;&quot;&quot;))" office:value-type="float" office:value="12" calcext:value-type="float">
            <text:p>12</text:p>
          </table:table-cell>
          <table:table-cell table:formula="of:=VALUE(SUBSTITUTE(ORG.LIBREOFFICE.REGEX([.C99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N12_46.txt</text:p>
          </table:table-cell>
          <table:table-cell table:formula="of:=SUBSTITUTE([.A100];&quot;.txt&quot;;&quot;&quot;)" office:value-type="string" office:string-value="SN12_46" calcext:value-type="string">
            <text:p>SN12_46</text:p>
          </table:table-cell>
          <table:table-cell table:formula="of:=MID([.B100];3;100)" office:value-type="string" office:string-value="12_46" calcext:value-type="string">
            <text:p>12_46</text:p>
          </table:table-cell>
          <table:table-cell table:formula="of:=VALUE(SUBSTITUTE(ORG.LIBREOFFICE.REGEX([.C100];&quot;(\d)+_&quot;); &quot;_&quot;;&quot;&quot;))" office:value-type="float" office:value="12" calcext:value-type="float">
            <text:p>12</text:p>
          </table:table-cell>
          <table:table-cell table:formula="of:=VALUE(SUBSTITUTE(ORG.LIBREOFFICE.REGEX([.C100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N12_48.txt</text:p>
          </table:table-cell>
          <table:table-cell table:formula="of:=SUBSTITUTE([.A101];&quot;.txt&quot;;&quot;&quot;)" office:value-type="string" office:string-value="SN12_48" calcext:value-type="string">
            <text:p>SN12_48</text:p>
          </table:table-cell>
          <table:table-cell table:formula="of:=MID([.B101];3;100)" office:value-type="string" office:string-value="12_48" calcext:value-type="string">
            <text:p>12_48</text:p>
          </table:table-cell>
          <table:table-cell table:formula="of:=VALUE(SUBSTITUTE(ORG.LIBREOFFICE.REGEX([.C101];&quot;(\d)+_&quot;); &quot;_&quot;;&quot;&quot;))" office:value-type="float" office:value="12" calcext:value-type="float">
            <text:p>12</text:p>
          </table:table-cell>
          <table:table-cell table:formula="of:=VALUE(SUBSTITUTE(ORG.LIBREOFFICE.REGEX([.C101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N12_51.txt</text:p>
          </table:table-cell>
          <table:table-cell table:formula="of:=SUBSTITUTE([.A102];&quot;.txt&quot;;&quot;&quot;)" office:value-type="string" office:string-value="SN12_51" calcext:value-type="string">
            <text:p>SN12_51</text:p>
          </table:table-cell>
          <table:table-cell table:formula="of:=MID([.B102];3;100)" office:value-type="string" office:string-value="12_51" calcext:value-type="string">
            <text:p>12_51</text:p>
          </table:table-cell>
          <table:table-cell table:formula="of:=VALUE(SUBSTITUTE(ORG.LIBREOFFICE.REGEX([.C102];&quot;(\d)+_&quot;); &quot;_&quot;;&quot;&quot;))" office:value-type="float" office:value="12" calcext:value-type="float">
            <text:p>12</text:p>
          </table:table-cell>
          <table:table-cell table:formula="of:=VALUE(SUBSTITUTE(ORG.LIBREOFFICE.REGEX([.C102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N12_52.txt</text:p>
          </table:table-cell>
          <table:table-cell table:formula="of:=SUBSTITUTE([.A103];&quot;.txt&quot;;&quot;&quot;)" office:value-type="string" office:string-value="SN12_52" calcext:value-type="string">
            <text:p>SN12_52</text:p>
          </table:table-cell>
          <table:table-cell table:formula="of:=MID([.B103];3;100)" office:value-type="string" office:string-value="12_52" calcext:value-type="string">
            <text:p>12_52</text:p>
          </table:table-cell>
          <table:table-cell table:formula="of:=VALUE(SUBSTITUTE(ORG.LIBREOFFICE.REGEX([.C103];&quot;(\d)+_&quot;); &quot;_&quot;;&quot;&quot;))" office:value-type="float" office:value="12" calcext:value-type="float">
            <text:p>12</text:p>
          </table:table-cell>
          <table:table-cell table:formula="of:=VALUE(SUBSTITUTE(ORG.LIBREOFFICE.REGEX([.C103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N12_55.txt</text:p>
          </table:table-cell>
          <table:table-cell table:formula="of:=SUBSTITUTE([.A104];&quot;.txt&quot;;&quot;&quot;)" office:value-type="string" office:string-value="SN12_55" calcext:value-type="string">
            <text:p>SN12_55</text:p>
          </table:table-cell>
          <table:table-cell table:formula="of:=MID([.B104];3;100)" office:value-type="string" office:string-value="12_55" calcext:value-type="string">
            <text:p>12_55</text:p>
          </table:table-cell>
          <table:table-cell table:formula="of:=VALUE(SUBSTITUTE(ORG.LIBREOFFICE.REGEX([.C104];&quot;(\d)+_&quot;); &quot;_&quot;;&quot;&quot;))" office:value-type="float" office:value="12" calcext:value-type="float">
            <text:p>12</text:p>
          </table:table-cell>
          <table:table-cell table:formula="of:=VALUE(SUBSTITUTE(ORG.LIBREOFFICE.REGEX([.C104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N12_61.txt</text:p>
          </table:table-cell>
          <table:table-cell table:formula="of:=SUBSTITUTE([.A105];&quot;.txt&quot;;&quot;&quot;)" office:value-type="string" office:string-value="SN12_61" calcext:value-type="string">
            <text:p>SN12_61</text:p>
          </table:table-cell>
          <table:table-cell table:formula="of:=MID([.B105];3;100)" office:value-type="string" office:string-value="12_61" calcext:value-type="string">
            <text:p>12_61</text:p>
          </table:table-cell>
          <table:table-cell table:formula="of:=VALUE(SUBSTITUTE(ORG.LIBREOFFICE.REGEX([.C105];&quot;(\d)+_&quot;); &quot;_&quot;;&quot;&quot;))" office:value-type="float" office:value="12" calcext:value-type="float">
            <text:p>12</text:p>
          </table:table-cell>
          <table:table-cell table:formula="of:=VALUE(SUBSTITUTE(ORG.LIBREOFFICE.REGEX([.C105];&quot;_(\d)+&quot;); &quot;_&quot;;&quot;&quot;))"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SN12_62.txt</text:p>
          </table:table-cell>
          <table:table-cell table:formula="of:=SUBSTITUTE([.A106];&quot;.txt&quot;;&quot;&quot;)" office:value-type="string" office:string-value="SN12_62" calcext:value-type="string">
            <text:p>SN12_62</text:p>
          </table:table-cell>
          <table:table-cell table:formula="of:=MID([.B106];3;100)" office:value-type="string" office:string-value="12_62" calcext:value-type="string">
            <text:p>12_62</text:p>
          </table:table-cell>
          <table:table-cell table:formula="of:=VALUE(SUBSTITUTE(ORG.LIBREOFFICE.REGEX([.C106];&quot;(\d)+_&quot;); &quot;_&quot;;&quot;&quot;))" office:value-type="float" office:value="12" calcext:value-type="float">
            <text:p>12</text:p>
          </table:table-cell>
          <table:table-cell table:formula="of:=VALUE(SUBSTITUTE(ORG.LIBREOFFICE.REGEX([.C106];&quot;_(\d)+&quot;); &quot;_&quot;;&quot;&quot;))"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SN12_63.txt</text:p>
          </table:table-cell>
          <table:table-cell table:formula="of:=SUBSTITUTE([.A107];&quot;.txt&quot;;&quot;&quot;)" office:value-type="string" office:string-value="SN12_63" calcext:value-type="string">
            <text:p>SN12_63</text:p>
          </table:table-cell>
          <table:table-cell table:formula="of:=MID([.B107];3;100)" office:value-type="string" office:string-value="12_63" calcext:value-type="string">
            <text:p>12_63</text:p>
          </table:table-cell>
          <table:table-cell table:formula="of:=VALUE(SUBSTITUTE(ORG.LIBREOFFICE.REGEX([.C107];&quot;(\d)+_&quot;); &quot;_&quot;;&quot;&quot;))" office:value-type="float" office:value="12" calcext:value-type="float">
            <text:p>12</text:p>
          </table:table-cell>
          <table:table-cell table:formula="of:=VALUE(SUBSTITUTE(ORG.LIBREOFFICE.REGEX([.C107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N12_64.txt</text:p>
          </table:table-cell>
          <table:table-cell table:formula="of:=SUBSTITUTE([.A108];&quot;.txt&quot;;&quot;&quot;)" office:value-type="string" office:string-value="SN12_64" calcext:value-type="string">
            <text:p>SN12_64</text:p>
          </table:table-cell>
          <table:table-cell table:formula="of:=MID([.B108];3;100)" office:value-type="string" office:string-value="12_64" calcext:value-type="string">
            <text:p>12_64</text:p>
          </table:table-cell>
          <table:table-cell table:formula="of:=VALUE(SUBSTITUTE(ORG.LIBREOFFICE.REGEX([.C108];&quot;(\d)+_&quot;); &quot;_&quot;;&quot;&quot;))" office:value-type="float" office:value="12" calcext:value-type="float">
            <text:p>12</text:p>
          </table:table-cell>
          <table:table-cell table:formula="of:=VALUE(SUBSTITUTE(ORG.LIBREOFFICE.REGEX([.C108];&quot;_(\d)+&quot;); &quot;_&quot;;&quot;&quot;))" office:value-type="float" office:value="64" calcext:value-type="float">
            <text:p>64</text:p>
          </table:table-cell>
        </table:table-row>
        <table:table-row table:style-name="ro1">
          <table:table-cell office:value-type="string" calcext:value-type="string">
            <text:p>SN12_65.txt</text:p>
          </table:table-cell>
          <table:table-cell table:formula="of:=SUBSTITUTE([.A109];&quot;.txt&quot;;&quot;&quot;)" office:value-type="string" office:string-value="SN12_65" calcext:value-type="string">
            <text:p>SN12_65</text:p>
          </table:table-cell>
          <table:table-cell table:formula="of:=MID([.B109];3;100)" office:value-type="string" office:string-value="12_65" calcext:value-type="string">
            <text:p>12_65</text:p>
          </table:table-cell>
          <table:table-cell table:formula="of:=VALUE(SUBSTITUTE(ORG.LIBREOFFICE.REGEX([.C109];&quot;(\d)+_&quot;); &quot;_&quot;;&quot;&quot;))" office:value-type="float" office:value="12" calcext:value-type="float">
            <text:p>12</text:p>
          </table:table-cell>
          <table:table-cell table:formula="of:=VALUE(SUBSTITUTE(ORG.LIBREOFFICE.REGEX([.C109];&quot;_(\d)+&quot;); &quot;_&quot;;&quot;&quot;))"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SN12_66.txt</text:p>
          </table:table-cell>
          <table:table-cell table:formula="of:=SUBSTITUTE([.A110];&quot;.txt&quot;;&quot;&quot;)" office:value-type="string" office:string-value="SN12_66" calcext:value-type="string">
            <text:p>SN12_66</text:p>
          </table:table-cell>
          <table:table-cell table:formula="of:=MID([.B110];3;100)" office:value-type="string" office:string-value="12_66" calcext:value-type="string">
            <text:p>12_66</text:p>
          </table:table-cell>
          <table:table-cell table:formula="of:=VALUE(SUBSTITUTE(ORG.LIBREOFFICE.REGEX([.C110];&quot;(\d)+_&quot;); &quot;_&quot;;&quot;&quot;))" office:value-type="float" office:value="12" calcext:value-type="float">
            <text:p>12</text:p>
          </table:table-cell>
          <table:table-cell table:formula="of:=VALUE(SUBSTITUTE(ORG.LIBREOFFICE.REGEX([.C110];&quot;_(\d)+&quot;); &quot;_&quot;;&quot;&quot;))"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SN12_67.txt</text:p>
          </table:table-cell>
          <table:table-cell table:formula="of:=SUBSTITUTE([.A111];&quot;.txt&quot;;&quot;&quot;)" office:value-type="string" office:string-value="SN12_67" calcext:value-type="string">
            <text:p>SN12_67</text:p>
          </table:table-cell>
          <table:table-cell table:formula="of:=MID([.B111];3;100)" office:value-type="string" office:string-value="12_67" calcext:value-type="string">
            <text:p>12_67</text:p>
          </table:table-cell>
          <table:table-cell table:formula="of:=VALUE(SUBSTITUTE(ORG.LIBREOFFICE.REGEX([.C111];&quot;(\d)+_&quot;); &quot;_&quot;;&quot;&quot;))" office:value-type="float" office:value="12" calcext:value-type="float">
            <text:p>12</text:p>
          </table:table-cell>
          <table:table-cell table:formula="of:=VALUE(SUBSTITUTE(ORG.LIBREOFFICE.REGEX([.C111];&quot;_(\d)+&quot;); &quot;_&quot;;&quot;&quot;))" office:value-type="float" office:value="67" calcext:value-type="float">
            <text:p>67</text:p>
          </table:table-cell>
        </table:table-row>
        <table:table-row table:style-name="ro1">
          <table:table-cell office:value-type="string" calcext:value-type="string">
            <text:p>SN12_68.txt</text:p>
          </table:table-cell>
          <table:table-cell table:formula="of:=SUBSTITUTE([.A112];&quot;.txt&quot;;&quot;&quot;)" office:value-type="string" office:string-value="SN12_68" calcext:value-type="string">
            <text:p>SN12_68</text:p>
          </table:table-cell>
          <table:table-cell table:formula="of:=MID([.B112];3;100)" office:value-type="string" office:string-value="12_68" calcext:value-type="string">
            <text:p>12_68</text:p>
          </table:table-cell>
          <table:table-cell table:formula="of:=VALUE(SUBSTITUTE(ORG.LIBREOFFICE.REGEX([.C112];&quot;(\d)+_&quot;); &quot;_&quot;;&quot;&quot;))" office:value-type="float" office:value="12" calcext:value-type="float">
            <text:p>12</text:p>
          </table:table-cell>
          <table:table-cell table:formula="of:=VALUE(SUBSTITUTE(ORG.LIBREOFFICE.REGEX([.C112];&quot;_(\d)+&quot;); &quot;_&quot;;&quot;&quot;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SN12_69.txt</text:p>
          </table:table-cell>
          <table:table-cell table:formula="of:=SUBSTITUTE([.A113];&quot;.txt&quot;;&quot;&quot;)" office:value-type="string" office:string-value="SN12_69" calcext:value-type="string">
            <text:p>SN12_69</text:p>
          </table:table-cell>
          <table:table-cell table:formula="of:=MID([.B113];3;100)" office:value-type="string" office:string-value="12_69" calcext:value-type="string">
            <text:p>12_69</text:p>
          </table:table-cell>
          <table:table-cell table:formula="of:=VALUE(SUBSTITUTE(ORG.LIBREOFFICE.REGEX([.C113];&quot;(\d)+_&quot;); &quot;_&quot;;&quot;&quot;))" office:value-type="float" office:value="12" calcext:value-type="float">
            <text:p>12</text:p>
          </table:table-cell>
          <table:table-cell table:formula="of:=VALUE(SUBSTITUTE(ORG.LIBREOFFICE.REGEX([.C113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12_70.txt</text:p>
          </table:table-cell>
          <table:table-cell table:formula="of:=SUBSTITUTE([.A114];&quot;.txt&quot;;&quot;&quot;)" office:value-type="string" office:string-value="SN12_70" calcext:value-type="string">
            <text:p>SN12_70</text:p>
          </table:table-cell>
          <table:table-cell table:formula="of:=MID([.B114];3;100)" office:value-type="string" office:string-value="12_70" calcext:value-type="string">
            <text:p>12_70</text:p>
          </table:table-cell>
          <table:table-cell table:formula="of:=VALUE(SUBSTITUTE(ORG.LIBREOFFICE.REGEX([.C114];&quot;(\d)+_&quot;); &quot;_&quot;;&quot;&quot;))" office:value-type="float" office:value="12" calcext:value-type="float">
            <text:p>12</text:p>
          </table:table-cell>
          <table:table-cell table:formula="of:=VALUE(SUBSTITUTE(ORG.LIBREOFFICE.REGEX([.C114];&quot;_(\d)+&quot;); &quot;_&quot;;&quot;&quot;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SN13_1.txt</text:p>
          </table:table-cell>
          <table:table-cell table:formula="of:=SUBSTITUTE([.A115];&quot;.txt&quot;;&quot;&quot;)" office:value-type="string" office:string-value="SN13_1" calcext:value-type="string">
            <text:p>SN13_1</text:p>
          </table:table-cell>
          <table:table-cell table:formula="of:=MID([.B115];3;100)" office:value-type="string" office:string-value="13_1" calcext:value-type="string">
            <text:p>13_1</text:p>
          </table:table-cell>
          <table:table-cell table:formula="of:=VALUE(SUBSTITUTE(ORG.LIBREOFFICE.REGEX([.C115];&quot;(\d)+_&quot;); &quot;_&quot;;&quot;&quot;))" office:value-type="float" office:value="13" calcext:value-type="float">
            <text:p>13</text:p>
          </table:table-cell>
          <table:table-cell table:formula="of:=VALUE(SUBSTITUTE(ORG.LIBREOFFICE.REGEX([.C115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3_2.txt</text:p>
          </table:table-cell>
          <table:table-cell table:formula="of:=SUBSTITUTE([.A116];&quot;.txt&quot;;&quot;&quot;)" office:value-type="string" office:string-value="SN13_2" calcext:value-type="string">
            <text:p>SN13_2</text:p>
          </table:table-cell>
          <table:table-cell table:formula="of:=MID([.B116];3;100)" office:value-type="string" office:string-value="13_2" calcext:value-type="string">
            <text:p>13_2</text:p>
          </table:table-cell>
          <table:table-cell table:formula="of:=VALUE(SUBSTITUTE(ORG.LIBREOFFICE.REGEX([.C116];&quot;(\d)+_&quot;); &quot;_&quot;;&quot;&quot;))" office:value-type="float" office:value="13" calcext:value-type="float">
            <text:p>13</text:p>
          </table:table-cell>
          <table:table-cell table:formula="of:=VALUE(SUBSTITUTE(ORG.LIBREOFFICE.REGEX([.C116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3_8.txt</text:p>
          </table:table-cell>
          <table:table-cell table:formula="of:=SUBSTITUTE([.A117];&quot;.txt&quot;;&quot;&quot;)" office:value-type="string" office:string-value="SN13_8" calcext:value-type="string">
            <text:p>SN13_8</text:p>
          </table:table-cell>
          <table:table-cell table:formula="of:=MID([.B117];3;100)" office:value-type="string" office:string-value="13_8" calcext:value-type="string">
            <text:p>13_8</text:p>
          </table:table-cell>
          <table:table-cell table:formula="of:=VALUE(SUBSTITUTE(ORG.LIBREOFFICE.REGEX([.C117];&quot;(\d)+_&quot;); &quot;_&quot;;&quot;&quot;))" office:value-type="float" office:value="13" calcext:value-type="float">
            <text:p>13</text:p>
          </table:table-cell>
          <table:table-cell table:formula="of:=VALUE(SUBSTITUTE(ORG.LIBREOFFICE.REGEX([.C11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14_11.txt</text:p>
          </table:table-cell>
          <table:table-cell table:formula="of:=SUBSTITUTE([.A118];&quot;.txt&quot;;&quot;&quot;)" office:value-type="string" office:string-value="SN14_11" calcext:value-type="string">
            <text:p>SN14_11</text:p>
          </table:table-cell>
          <table:table-cell table:formula="of:=MID([.B118];3;100)" office:value-type="string" office:string-value="14_11" calcext:value-type="string">
            <text:p>14_11</text:p>
          </table:table-cell>
          <table:table-cell table:formula="of:=VALUE(SUBSTITUTE(ORG.LIBREOFFICE.REGEX([.C118];&quot;(\d)+_&quot;); &quot;_&quot;;&quot;&quot;))" office:value-type="float" office:value="14" calcext:value-type="float">
            <text:p>14</text:p>
          </table:table-cell>
          <table:table-cell table:formula="of:=VALUE(SUBSTITUTE(ORG.LIBREOFFICE.REGEX([.C11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5_3.txt</text:p>
          </table:table-cell>
          <table:table-cell table:formula="of:=SUBSTITUTE([.A119];&quot;.txt&quot;;&quot;&quot;)" office:value-type="string" office:string-value="SN15_3" calcext:value-type="string">
            <text:p>SN15_3</text:p>
          </table:table-cell>
          <table:table-cell table:formula="of:=MID([.B119];3;100)" office:value-type="string" office:string-value="15_3" calcext:value-type="string">
            <text:p>15_3</text:p>
          </table:table-cell>
          <table:table-cell table:formula="of:=VALUE(SUBSTITUTE(ORG.LIBREOFFICE.REGEX([.C119];&quot;(\d)+_&quot;); &quot;_&quot;;&quot;&quot;))" office:value-type="float" office:value="15" calcext:value-type="float">
            <text:p>15</text:p>
          </table:table-cell>
          <table:table-cell table:formula="of:=VALUE(SUBSTITUTE(ORG.LIBREOFFICE.REGEX([.C11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15_5.txt</text:p>
          </table:table-cell>
          <table:table-cell table:formula="of:=SUBSTITUTE([.A120];&quot;.txt&quot;;&quot;&quot;)" office:value-type="string" office:string-value="SN15_5" calcext:value-type="string">
            <text:p>SN15_5</text:p>
          </table:table-cell>
          <table:table-cell table:formula="of:=MID([.B120];3;100)" office:value-type="string" office:string-value="15_5" calcext:value-type="string">
            <text:p>15_5</text:p>
          </table:table-cell>
          <table:table-cell table:formula="of:=VALUE(SUBSTITUTE(ORG.LIBREOFFICE.REGEX([.C120];&quot;(\d)+_&quot;); &quot;_&quot;;&quot;&quot;))" office:value-type="float" office:value="15" calcext:value-type="float">
            <text:p>15</text:p>
          </table:table-cell>
          <table:table-cell table:formula="of:=VALUE(SUBSTITUTE(ORG.LIBREOFFICE.REGEX([.C12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5_6.txt</text:p>
          </table:table-cell>
          <table:table-cell table:formula="of:=SUBSTITUTE([.A121];&quot;.txt&quot;;&quot;&quot;)" office:value-type="string" office:string-value="SN15_6" calcext:value-type="string">
            <text:p>SN15_6</text:p>
          </table:table-cell>
          <table:table-cell table:formula="of:=MID([.B121];3;100)" office:value-type="string" office:string-value="15_6" calcext:value-type="string">
            <text:p>15_6</text:p>
          </table:table-cell>
          <table:table-cell table:formula="of:=VALUE(SUBSTITUTE(ORG.LIBREOFFICE.REGEX([.C121];&quot;(\d)+_&quot;); &quot;_&quot;;&quot;&quot;))" office:value-type="float" office:value="15" calcext:value-type="float">
            <text:p>15</text:p>
          </table:table-cell>
          <table:table-cell table:formula="of:=VALUE(SUBSTITUTE(ORG.LIBREOFFICE.REGEX([.C121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15_8.txt</text:p>
          </table:table-cell>
          <table:table-cell table:formula="of:=SUBSTITUTE([.A122];&quot;.txt&quot;;&quot;&quot;)" office:value-type="string" office:string-value="SN15_8" calcext:value-type="string">
            <text:p>SN15_8</text:p>
          </table:table-cell>
          <table:table-cell table:formula="of:=MID([.B122];3;100)" office:value-type="string" office:string-value="15_8" calcext:value-type="string">
            <text:p>15_8</text:p>
          </table:table-cell>
          <table:table-cell table:formula="of:=VALUE(SUBSTITUTE(ORG.LIBREOFFICE.REGEX([.C122];&quot;(\d)+_&quot;); &quot;_&quot;;&quot;&quot;))" office:value-type="float" office:value="15" calcext:value-type="float">
            <text:p>15</text:p>
          </table:table-cell>
          <table:table-cell table:formula="of:=VALUE(SUBSTITUTE(ORG.LIBREOFFICE.REGEX([.C122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15_9.txt</text:p>
          </table:table-cell>
          <table:table-cell table:formula="of:=SUBSTITUTE([.A123];&quot;.txt&quot;;&quot;&quot;)" office:value-type="string" office:string-value="SN15_9" calcext:value-type="string">
            <text:p>SN15_9</text:p>
          </table:table-cell>
          <table:table-cell table:formula="of:=MID([.B123];3;100)" office:value-type="string" office:string-value="15_9" calcext:value-type="string">
            <text:p>15_9</text:p>
          </table:table-cell>
          <table:table-cell table:formula="of:=VALUE(SUBSTITUTE(ORG.LIBREOFFICE.REGEX([.C123];&quot;(\d)+_&quot;); &quot;_&quot;;&quot;&quot;))" office:value-type="float" office:value="15" calcext:value-type="float">
            <text:p>15</text:p>
          </table:table-cell>
          <table:table-cell table:formula="of:=VALUE(SUBSTITUTE(ORG.LIBREOFFICE.REGEX([.C123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15_10.txt</text:p>
          </table:table-cell>
          <table:table-cell table:formula="of:=SUBSTITUTE([.A124];&quot;.txt&quot;;&quot;&quot;)" office:value-type="string" office:string-value="SN15_10" calcext:value-type="string">
            <text:p>SN15_10</text:p>
          </table:table-cell>
          <table:table-cell table:formula="of:=MID([.B124];3;100)" office:value-type="string" office:string-value="15_10" calcext:value-type="string">
            <text:p>15_10</text:p>
          </table:table-cell>
          <table:table-cell table:formula="of:=VALUE(SUBSTITUTE(ORG.LIBREOFFICE.REGEX([.C124];&quot;(\d)+_&quot;); &quot;_&quot;;&quot;&quot;))" office:value-type="float" office:value="15" calcext:value-type="float">
            <text:p>15</text:p>
          </table:table-cell>
          <table:table-cell table:formula="of:=VALUE(SUBSTITUTE(ORG.LIBREOFFICE.REGEX([.C124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15_11.txt</text:p>
          </table:table-cell>
          <table:table-cell table:formula="of:=SUBSTITUTE([.A125];&quot;.txt&quot;;&quot;&quot;)" office:value-type="string" office:string-value="SN15_11" calcext:value-type="string">
            <text:p>SN15_11</text:p>
          </table:table-cell>
          <table:table-cell table:formula="of:=MID([.B125];3;100)" office:value-type="string" office:string-value="15_11" calcext:value-type="string">
            <text:p>15_11</text:p>
          </table:table-cell>
          <table:table-cell table:formula="of:=VALUE(SUBSTITUTE(ORG.LIBREOFFICE.REGEX([.C125];&quot;(\d)+_&quot;); &quot;_&quot;;&quot;&quot;))" office:value-type="float" office:value="15" calcext:value-type="float">
            <text:p>15</text:p>
          </table:table-cell>
          <table:table-cell table:formula="of:=VALUE(SUBSTITUTE(ORG.LIBREOFFICE.REGEX([.C125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5_12.txt</text:p>
          </table:table-cell>
          <table:table-cell table:formula="of:=SUBSTITUTE([.A126];&quot;.txt&quot;;&quot;&quot;)" office:value-type="string" office:string-value="SN15_12" calcext:value-type="string">
            <text:p>SN15_12</text:p>
          </table:table-cell>
          <table:table-cell table:formula="of:=MID([.B126];3;100)" office:value-type="string" office:string-value="15_12" calcext:value-type="string">
            <text:p>15_12</text:p>
          </table:table-cell>
          <table:table-cell table:formula="of:=VALUE(SUBSTITUTE(ORG.LIBREOFFICE.REGEX([.C126];&quot;(\d)+_&quot;); &quot;_&quot;;&quot;&quot;))" office:value-type="float" office:value="15" calcext:value-type="float">
            <text:p>15</text:p>
          </table:table-cell>
          <table:table-cell table:formula="of:=VALUE(SUBSTITUTE(ORG.LIBREOFFICE.REGEX([.C126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15_13.txt</text:p>
          </table:table-cell>
          <table:table-cell table:formula="of:=SUBSTITUTE([.A127];&quot;.txt&quot;;&quot;&quot;)" office:value-type="string" office:string-value="SN15_13" calcext:value-type="string">
            <text:p>SN15_13</text:p>
          </table:table-cell>
          <table:table-cell table:formula="of:=MID([.B127];3;100)" office:value-type="string" office:string-value="15_13" calcext:value-type="string">
            <text:p>15_13</text:p>
          </table:table-cell>
          <table:table-cell table:formula="of:=VALUE(SUBSTITUTE(ORG.LIBREOFFICE.REGEX([.C127];&quot;(\d)+_&quot;); &quot;_&quot;;&quot;&quot;))" office:value-type="float" office:value="15" calcext:value-type="float">
            <text:p>15</text:p>
          </table:table-cell>
          <table:table-cell table:formula="of:=VALUE(SUBSTITUTE(ORG.LIBREOFFICE.REGEX([.C127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15_14.txt</text:p>
          </table:table-cell>
          <table:table-cell table:formula="of:=SUBSTITUTE([.A128];&quot;.txt&quot;;&quot;&quot;)" office:value-type="string" office:string-value="SN15_14" calcext:value-type="string">
            <text:p>SN15_14</text:p>
          </table:table-cell>
          <table:table-cell table:formula="of:=MID([.B128];3;100)" office:value-type="string" office:string-value="15_14" calcext:value-type="string">
            <text:p>15_14</text:p>
          </table:table-cell>
          <table:table-cell table:formula="of:=VALUE(SUBSTITUTE(ORG.LIBREOFFICE.REGEX([.C128];&quot;(\d)+_&quot;); &quot;_&quot;;&quot;&quot;))" office:value-type="float" office:value="15" calcext:value-type="float">
            <text:p>15</text:p>
          </table:table-cell>
          <table:table-cell table:formula="of:=VALUE(SUBSTITUTE(ORG.LIBREOFFICE.REGEX([.C128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16_2.txt</text:p>
          </table:table-cell>
          <table:table-cell table:formula="of:=SUBSTITUTE([.A129];&quot;.txt&quot;;&quot;&quot;)" office:value-type="string" office:string-value="SN16_2" calcext:value-type="string">
            <text:p>SN16_2</text:p>
          </table:table-cell>
          <table:table-cell table:formula="of:=MID([.B129];3;100)" office:value-type="string" office:string-value="16_2" calcext:value-type="string">
            <text:p>16_2</text:p>
          </table:table-cell>
          <table:table-cell table:formula="of:=VALUE(SUBSTITUTE(ORG.LIBREOFFICE.REGEX([.C129];&quot;(\d)+_&quot;); &quot;_&quot;;&quot;&quot;))" office:value-type="float" office:value="16" calcext:value-type="float">
            <text:p>16</text:p>
          </table:table-cell>
          <table:table-cell table:formula="of:=VALUE(SUBSTITUTE(ORG.LIBREOFFICE.REGEX([.C12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16_5.txt</text:p>
          </table:table-cell>
          <table:table-cell table:formula="of:=SUBSTITUTE([.A130];&quot;.txt&quot;;&quot;&quot;)" office:value-type="string" office:string-value="SN16_5" calcext:value-type="string">
            <text:p>SN16_5</text:p>
          </table:table-cell>
          <table:table-cell table:formula="of:=MID([.B130];3;100)" office:value-type="string" office:string-value="16_5" calcext:value-type="string">
            <text:p>16_5</text:p>
          </table:table-cell>
          <table:table-cell table:formula="of:=VALUE(SUBSTITUTE(ORG.LIBREOFFICE.REGEX([.C130];&quot;(\d)+_&quot;); &quot;_&quot;;&quot;&quot;))" office:value-type="float" office:value="16" calcext:value-type="float">
            <text:p>16</text:p>
          </table:table-cell>
          <table:table-cell table:formula="of:=VALUE(SUBSTITUTE(ORG.LIBREOFFICE.REGEX([.C13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6_11.txt</text:p>
          </table:table-cell>
          <table:table-cell table:formula="of:=SUBSTITUTE([.A131];&quot;.txt&quot;;&quot;&quot;)" office:value-type="string" office:string-value="SN16_11" calcext:value-type="string">
            <text:p>SN16_11</text:p>
          </table:table-cell>
          <table:table-cell table:formula="of:=MID([.B131];3;100)" office:value-type="string" office:string-value="16_11" calcext:value-type="string">
            <text:p>16_11</text:p>
          </table:table-cell>
          <table:table-cell table:formula="of:=VALUE(SUBSTITUTE(ORG.LIBREOFFICE.REGEX([.C131];&quot;(\d)+_&quot;); &quot;_&quot;;&quot;&quot;))" office:value-type="float" office:value="16" calcext:value-type="float">
            <text:p>16</text:p>
          </table:table-cell>
          <table:table-cell table:formula="of:=VALUE(SUBSTITUTE(ORG.LIBREOFFICE.REGEX([.C131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16_13.txt</text:p>
          </table:table-cell>
          <table:table-cell table:formula="of:=SUBSTITUTE([.A132];&quot;.txt&quot;;&quot;&quot;)" office:value-type="string" office:string-value="SN16_13" calcext:value-type="string">
            <text:p>SN16_13</text:p>
          </table:table-cell>
          <table:table-cell table:formula="of:=MID([.B132];3;100)" office:value-type="string" office:string-value="16_13" calcext:value-type="string">
            <text:p>16_13</text:p>
          </table:table-cell>
          <table:table-cell table:formula="of:=VALUE(SUBSTITUTE(ORG.LIBREOFFICE.REGEX([.C132];&quot;(\d)+_&quot;); &quot;_&quot;;&quot;&quot;))" office:value-type="float" office:value="16" calcext:value-type="float">
            <text:p>16</text:p>
          </table:table-cell>
          <table:table-cell table:formula="of:=VALUE(SUBSTITUTE(ORG.LIBREOFFICE.REGEX([.C13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17_3.txt</text:p>
          </table:table-cell>
          <table:table-cell table:formula="of:=SUBSTITUTE([.A133];&quot;.txt&quot;;&quot;&quot;)" office:value-type="string" office:string-value="SN17_3" calcext:value-type="string">
            <text:p>SN17_3</text:p>
          </table:table-cell>
          <table:table-cell table:formula="of:=MID([.B133];3;100)" office:value-type="string" office:string-value="17_3" calcext:value-type="string">
            <text:p>17_3</text:p>
          </table:table-cell>
          <table:table-cell table:formula="of:=VALUE(SUBSTITUTE(ORG.LIBREOFFICE.REGEX([.C133];&quot;(\d)+_&quot;); &quot;_&quot;;&quot;&quot;))" office:value-type="float" office:value="17" calcext:value-type="float">
            <text:p>17</text:p>
          </table:table-cell>
          <table:table-cell table:formula="of:=VALUE(SUBSTITUTE(ORG.LIBREOFFICE.REGEX([.C13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17_5.txt</text:p>
          </table:table-cell>
          <table:table-cell table:formula="of:=SUBSTITUTE([.A134];&quot;.txt&quot;;&quot;&quot;)" office:value-type="string" office:string-value="SN17_5" calcext:value-type="string">
            <text:p>SN17_5</text:p>
          </table:table-cell>
          <table:table-cell table:formula="of:=MID([.B134];3;100)" office:value-type="string" office:string-value="17_5" calcext:value-type="string">
            <text:p>17_5</text:p>
          </table:table-cell>
          <table:table-cell table:formula="of:=VALUE(SUBSTITUTE(ORG.LIBREOFFICE.REGEX([.C134];&quot;(\d)+_&quot;); &quot;_&quot;;&quot;&quot;))" office:value-type="float" office:value="17" calcext:value-type="float">
            <text:p>17</text:p>
          </table:table-cell>
          <table:table-cell table:formula="of:=VALUE(SUBSTITUTE(ORG.LIBREOFFICE.REGEX([.C13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17_8.txt</text:p>
          </table:table-cell>
          <table:table-cell table:formula="of:=SUBSTITUTE([.A135];&quot;.txt&quot;;&quot;&quot;)" office:value-type="string" office:string-value="SN17_8" calcext:value-type="string">
            <text:p>SN17_8</text:p>
          </table:table-cell>
          <table:table-cell table:formula="of:=MID([.B135];3;100)" office:value-type="string" office:string-value="17_8" calcext:value-type="string">
            <text:p>17_8</text:p>
          </table:table-cell>
          <table:table-cell table:formula="of:=VALUE(SUBSTITUTE(ORG.LIBREOFFICE.REGEX([.C135];&quot;(\d)+_&quot;); &quot;_&quot;;&quot;&quot;))" office:value-type="float" office:value="17" calcext:value-type="float">
            <text:p>17</text:p>
          </table:table-cell>
          <table:table-cell table:formula="of:=VALUE(SUBSTITUTE(ORG.LIBREOFFICE.REGEX([.C13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20_2.txt</text:p>
          </table:table-cell>
          <table:table-cell table:formula="of:=SUBSTITUTE([.A136];&quot;.txt&quot;;&quot;&quot;)" office:value-type="string" office:string-value="SN20_2" calcext:value-type="string">
            <text:p>SN20_2</text:p>
          </table:table-cell>
          <table:table-cell table:formula="of:=MID([.B136];3;100)" office:value-type="string" office:string-value="20_2" calcext:value-type="string">
            <text:p>20_2</text:p>
          </table:table-cell>
          <table:table-cell table:formula="of:=VALUE(SUBSTITUTE(ORG.LIBREOFFICE.REGEX([.C136];&quot;(\d)+_&quot;); &quot;_&quot;;&quot;&quot;))" office:value-type="float" office:value="20" calcext:value-type="float">
            <text:p>20</text:p>
          </table:table-cell>
          <table:table-cell table:formula="of:=VALUE(SUBSTITUTE(ORG.LIBREOFFICE.REGEX([.C136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0_4.txt</text:p>
          </table:table-cell>
          <table:table-cell table:formula="of:=SUBSTITUTE([.A137];&quot;.txt&quot;;&quot;&quot;)" office:value-type="string" office:string-value="SN20_4" calcext:value-type="string">
            <text:p>SN20_4</text:p>
          </table:table-cell>
          <table:table-cell table:formula="of:=MID([.B137];3;100)" office:value-type="string" office:string-value="20_4" calcext:value-type="string">
            <text:p>20_4</text:p>
          </table:table-cell>
          <table:table-cell table:formula="of:=VALUE(SUBSTITUTE(ORG.LIBREOFFICE.REGEX([.C137];&quot;(\d)+_&quot;); &quot;_&quot;;&quot;&quot;))" office:value-type="float" office:value="20" calcext:value-type="float">
            <text:p>20</text:p>
          </table:table-cell>
          <table:table-cell table:formula="of:=VALUE(SUBSTITUTE(ORG.LIBREOFFICE.REGEX([.C13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20_5.txt</text:p>
          </table:table-cell>
          <table:table-cell table:formula="of:=SUBSTITUTE([.A138];&quot;.txt&quot;;&quot;&quot;)" office:value-type="string" office:string-value="SN20_5" calcext:value-type="string">
            <text:p>SN20_5</text:p>
          </table:table-cell>
          <table:table-cell table:formula="of:=MID([.B138];3;100)" office:value-type="string" office:string-value="20_5" calcext:value-type="string">
            <text:p>20_5</text:p>
          </table:table-cell>
          <table:table-cell table:formula="of:=VALUE(SUBSTITUTE(ORG.LIBREOFFICE.REGEX([.C138];&quot;(\d)+_&quot;); &quot;_&quot;;&quot;&quot;))" office:value-type="float" office:value="20" calcext:value-type="float">
            <text:p>20</text:p>
          </table:table-cell>
          <table:table-cell table:formula="of:=VALUE(SUBSTITUTE(ORG.LIBREOFFICE.REGEX([.C138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0_6.txt</text:p>
          </table:table-cell>
          <table:table-cell table:formula="of:=SUBSTITUTE([.A139];&quot;.txt&quot;;&quot;&quot;)" office:value-type="string" office:string-value="SN20_6" calcext:value-type="string">
            <text:p>SN20_6</text:p>
          </table:table-cell>
          <table:table-cell table:formula="of:=MID([.B139];3;100)" office:value-type="string" office:string-value="20_6" calcext:value-type="string">
            <text:p>20_6</text:p>
          </table:table-cell>
          <table:table-cell table:formula="of:=VALUE(SUBSTITUTE(ORG.LIBREOFFICE.REGEX([.C139];&quot;(\d)+_&quot;); &quot;_&quot;;&quot;&quot;))" office:value-type="float" office:value="20" calcext:value-type="float">
            <text:p>20</text:p>
          </table:table-cell>
          <table:table-cell table:formula="of:=VALUE(SUBSTITUTE(ORG.LIBREOFFICE.REGEX([.C139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0_7.txt</text:p>
          </table:table-cell>
          <table:table-cell table:formula="of:=SUBSTITUTE([.A140];&quot;.txt&quot;;&quot;&quot;)" office:value-type="string" office:string-value="SN20_7" calcext:value-type="string">
            <text:p>SN20_7</text:p>
          </table:table-cell>
          <table:table-cell table:formula="of:=MID([.B140];3;100)" office:value-type="string" office:string-value="20_7" calcext:value-type="string">
            <text:p>20_7</text:p>
          </table:table-cell>
          <table:table-cell table:formula="of:=VALUE(SUBSTITUTE(ORG.LIBREOFFICE.REGEX([.C140];&quot;(\d)+_&quot;); &quot;_&quot;;&quot;&quot;))" office:value-type="float" office:value="20" calcext:value-type="float">
            <text:p>20</text:p>
          </table:table-cell>
          <table:table-cell table:formula="of:=VALUE(SUBSTITUTE(ORG.LIBREOFFICE.REGEX([.C140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1_1.txt</text:p>
          </table:table-cell>
          <table:table-cell table:formula="of:=SUBSTITUTE([.A141];&quot;.txt&quot;;&quot;&quot;)" office:value-type="string" office:string-value="SN21_1" calcext:value-type="string">
            <text:p>SN21_1</text:p>
          </table:table-cell>
          <table:table-cell table:formula="of:=MID([.B141];3;100)" office:value-type="string" office:string-value="21_1" calcext:value-type="string">
            <text:p>21_1</text:p>
          </table:table-cell>
          <table:table-cell table:formula="of:=VALUE(SUBSTITUTE(ORG.LIBREOFFICE.REGEX([.C141];&quot;(\d)+_&quot;); &quot;_&quot;;&quot;&quot;))" office:value-type="float" office:value="21" calcext:value-type="float">
            <text:p>21</text:p>
          </table:table-cell>
          <table:table-cell table:formula="of:=VALUE(SUBSTITUTE(ORG.LIBREOFFICE.REGEX([.C14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2.txt</text:p>
          </table:table-cell>
          <table:table-cell table:formula="of:=SUBSTITUTE([.A142];&quot;.txt&quot;;&quot;&quot;)" office:value-type="string" office:string-value="SN21_2" calcext:value-type="string">
            <text:p>SN21_2</text:p>
          </table:table-cell>
          <table:table-cell table:formula="of:=MID([.B142];3;100)" office:value-type="string" office:string-value="21_2" calcext:value-type="string">
            <text:p>21_2</text:p>
          </table:table-cell>
          <table:table-cell table:formula="of:=VALUE(SUBSTITUTE(ORG.LIBREOFFICE.REGEX([.C142];&quot;(\d)+_&quot;); &quot;_&quot;;&quot;&quot;))" office:value-type="float" office:value="21" calcext:value-type="float">
            <text:p>21</text:p>
          </table:table-cell>
          <table:table-cell table:formula="of:=VALUE(SUBSTITUTE(ORG.LIBREOFFICE.REGEX([.C142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1_3.txt</text:p>
          </table:table-cell>
          <table:table-cell table:formula="of:=SUBSTITUTE([.A143];&quot;.txt&quot;;&quot;&quot;)" office:value-type="string" office:string-value="SN21_3" calcext:value-type="string">
            <text:p>SN21_3</text:p>
          </table:table-cell>
          <table:table-cell table:formula="of:=MID([.B143];3;100)" office:value-type="string" office:string-value="21_3" calcext:value-type="string">
            <text:p>21_3</text:p>
          </table:table-cell>
          <table:table-cell table:formula="of:=VALUE(SUBSTITUTE(ORG.LIBREOFFICE.REGEX([.C143];&quot;(\d)+_&quot;); &quot;_&quot;;&quot;&quot;))" office:value-type="float" office:value="21" calcext:value-type="float">
            <text:p>21</text:p>
          </table:table-cell>
          <table:table-cell table:formula="of:=VALUE(SUBSTITUTE(ORG.LIBREOFFICE.REGEX([.C143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1_6.txt</text:p>
          </table:table-cell>
          <table:table-cell table:formula="of:=SUBSTITUTE([.A144];&quot;.txt&quot;;&quot;&quot;)" office:value-type="string" office:string-value="SN21_6" calcext:value-type="string">
            <text:p>SN21_6</text:p>
          </table:table-cell>
          <table:table-cell table:formula="of:=MID([.B144];3;100)" office:value-type="string" office:string-value="21_6" calcext:value-type="string">
            <text:p>21_6</text:p>
          </table:table-cell>
          <table:table-cell table:formula="of:=VALUE(SUBSTITUTE(ORG.LIBREOFFICE.REGEX([.C144];&quot;(\d)+_&quot;); &quot;_&quot;;&quot;&quot;))" office:value-type="float" office:value="21" calcext:value-type="float">
            <text:p>21</text:p>
          </table:table-cell>
          <table:table-cell table:formula="of:=VALUE(SUBSTITUTE(ORG.LIBREOFFICE.REGEX([.C144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1_9.txt</text:p>
          </table:table-cell>
          <table:table-cell table:formula="of:=SUBSTITUTE([.A145];&quot;.txt&quot;;&quot;&quot;)" office:value-type="string" office:string-value="SN21_9" calcext:value-type="string">
            <text:p>SN21_9</text:p>
          </table:table-cell>
          <table:table-cell table:formula="of:=MID([.B145];3;100)" office:value-type="string" office:string-value="21_9" calcext:value-type="string">
            <text:p>21_9</text:p>
          </table:table-cell>
          <table:table-cell table:formula="of:=VALUE(SUBSTITUTE(ORG.LIBREOFFICE.REGEX([.C145];&quot;(\d)+_&quot;); &quot;_&quot;;&quot;&quot;))" office:value-type="float" office:value="21" calcext:value-type="float">
            <text:p>21</text:p>
          </table:table-cell>
          <table:table-cell table:formula="of:=VALUE(SUBSTITUTE(ORG.LIBREOFFICE.REGEX([.C145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21_10.txt</text:p>
          </table:table-cell>
          <table:table-cell table:formula="of:=SUBSTITUTE([.A146];&quot;.txt&quot;;&quot;&quot;)" office:value-type="string" office:string-value="SN21_10" calcext:value-type="string">
            <text:p>SN21_10</text:p>
          </table:table-cell>
          <table:table-cell table:formula="of:=MID([.B146];3;100)" office:value-type="string" office:string-value="21_10" calcext:value-type="string">
            <text:p>21_10</text:p>
          </table:table-cell>
          <table:table-cell table:formula="of:=VALUE(SUBSTITUTE(ORG.LIBREOFFICE.REGEX([.C146];&quot;(\d)+_&quot;); &quot;_&quot;;&quot;&quot;))" office:value-type="float" office:value="21" calcext:value-type="float">
            <text:p>21</text:p>
          </table:table-cell>
          <table:table-cell table:formula="of:=VALUE(SUBSTITUTE(ORG.LIBREOFFICE.REGEX([.C146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22_1.txt</text:p>
          </table:table-cell>
          <table:table-cell table:formula="of:=SUBSTITUTE([.A147];&quot;.txt&quot;;&quot;&quot;)" office:value-type="string" office:string-value="SN22_1" calcext:value-type="string">
            <text:p>SN22_1</text:p>
          </table:table-cell>
          <table:table-cell table:formula="of:=MID([.B147];3;100)" office:value-type="string" office:string-value="22_1" calcext:value-type="string">
            <text:p>22_1</text:p>
          </table:table-cell>
          <table:table-cell table:formula="of:=VALUE(SUBSTITUTE(ORG.LIBREOFFICE.REGEX([.C147];&quot;(\d)+_&quot;); &quot;_&quot;;&quot;&quot;))" office:value-type="float" office:value="22" calcext:value-type="float">
            <text:p>22</text:p>
          </table:table-cell>
          <table:table-cell table:formula="of:=VALUE(SUBSTITUTE(ORG.LIBREOFFICE.REGEX([.C147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2.txt</text:p>
          </table:table-cell>
          <table:table-cell table:formula="of:=SUBSTITUTE([.A148];&quot;.txt&quot;;&quot;&quot;)" office:value-type="string" office:string-value="SN22_2" calcext:value-type="string">
            <text:p>SN22_2</text:p>
          </table:table-cell>
          <table:table-cell table:formula="of:=MID([.B148];3;100)" office:value-type="string" office:string-value="22_2" calcext:value-type="string">
            <text:p>22_2</text:p>
          </table:table-cell>
          <table:table-cell table:formula="of:=VALUE(SUBSTITUTE(ORG.LIBREOFFICE.REGEX([.C148];&quot;(\d)+_&quot;); &quot;_&quot;;&quot;&quot;))" office:value-type="float" office:value="22" calcext:value-type="float">
            <text:p>22</text:p>
          </table:table-cell>
          <table:table-cell table:formula="of:=VALUE(SUBSTITUTE(ORG.LIBREOFFICE.REGEX([.C148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2_3.txt</text:p>
          </table:table-cell>
          <table:table-cell table:formula="of:=SUBSTITUTE([.A149];&quot;.txt&quot;;&quot;&quot;)" office:value-type="string" office:string-value="SN22_3" calcext:value-type="string">
            <text:p>SN22_3</text:p>
          </table:table-cell>
          <table:table-cell table:formula="of:=MID([.B149];3;100)" office:value-type="string" office:string-value="22_3" calcext:value-type="string">
            <text:p>22_3</text:p>
          </table:table-cell>
          <table:table-cell table:formula="of:=VALUE(SUBSTITUTE(ORG.LIBREOFFICE.REGEX([.C149];&quot;(\d)+_&quot;); &quot;_&quot;;&quot;&quot;))" office:value-type="float" office:value="22" calcext:value-type="float">
            <text:p>22</text:p>
          </table:table-cell>
          <table:table-cell table:formula="of:=VALUE(SUBSTITUTE(ORG.LIBREOFFICE.REGEX([.C149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2_5.txt</text:p>
          </table:table-cell>
          <table:table-cell table:formula="of:=SUBSTITUTE([.A150];&quot;.txt&quot;;&quot;&quot;)" office:value-type="string" office:string-value="SN22_5" calcext:value-type="string">
            <text:p>SN22_5</text:p>
          </table:table-cell>
          <table:table-cell table:formula="of:=MID([.B150];3;100)" office:value-type="string" office:string-value="22_5" calcext:value-type="string">
            <text:p>22_5</text:p>
          </table:table-cell>
          <table:table-cell table:formula="of:=VALUE(SUBSTITUTE(ORG.LIBREOFFICE.REGEX([.C150];&quot;(\d)+_&quot;); &quot;_&quot;;&quot;&quot;))" office:value-type="float" office:value="22" calcext:value-type="float">
            <text:p>22</text:p>
          </table:table-cell>
          <table:table-cell table:formula="of:=VALUE(SUBSTITUTE(ORG.LIBREOFFICE.REGEX([.C150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2_18.txt</text:p>
          </table:table-cell>
          <table:table-cell table:formula="of:=SUBSTITUTE([.A151];&quot;.txt&quot;;&quot;&quot;)" office:value-type="string" office:string-value="SN22_18" calcext:value-type="string">
            <text:p>SN22_18</text:p>
          </table:table-cell>
          <table:table-cell table:formula="of:=MID([.B151];3;100)" office:value-type="string" office:string-value="22_18" calcext:value-type="string">
            <text:p>22_18</text:p>
          </table:table-cell>
          <table:table-cell table:formula="of:=VALUE(SUBSTITUTE(ORG.LIBREOFFICE.REGEX([.C151];&quot;(\d)+_&quot;); &quot;_&quot;;&quot;&quot;))" office:value-type="float" office:value="22" calcext:value-type="float">
            <text:p>22</text:p>
          </table:table-cell>
          <table:table-cell table:formula="of:=VALUE(SUBSTITUTE(ORG.LIBREOFFICE.REGEX([.C15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22_19.txt</text:p>
          </table:table-cell>
          <table:table-cell table:formula="of:=SUBSTITUTE([.A152];&quot;.txt&quot;;&quot;&quot;)" office:value-type="string" office:string-value="SN22_19" calcext:value-type="string">
            <text:p>SN22_19</text:p>
          </table:table-cell>
          <table:table-cell table:formula="of:=MID([.B152];3;100)" office:value-type="string" office:string-value="22_19" calcext:value-type="string">
            <text:p>22_19</text:p>
          </table:table-cell>
          <table:table-cell table:formula="of:=VALUE(SUBSTITUTE(ORG.LIBREOFFICE.REGEX([.C152];&quot;(\d)+_&quot;); &quot;_&quot;;&quot;&quot;))" office:value-type="float" office:value="22" calcext:value-type="float">
            <text:p>22</text:p>
          </table:table-cell>
          <table:table-cell table:formula="of:=VALUE(SUBSTITUTE(ORG.LIBREOFFICE.REGEX([.C15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22_20.txt</text:p>
          </table:table-cell>
          <table:table-cell table:formula="of:=SUBSTITUTE([.A153];&quot;.txt&quot;;&quot;&quot;)" office:value-type="string" office:string-value="SN22_20" calcext:value-type="string">
            <text:p>SN22_20</text:p>
          </table:table-cell>
          <table:table-cell table:formula="of:=MID([.B153];3;100)" office:value-type="string" office:string-value="22_20" calcext:value-type="string">
            <text:p>22_20</text:p>
          </table:table-cell>
          <table:table-cell table:formula="of:=VALUE(SUBSTITUTE(ORG.LIBREOFFICE.REGEX([.C153];&quot;(\d)+_&quot;); &quot;_&quot;;&quot;&quot;))" office:value-type="float" office:value="22" calcext:value-type="float">
            <text:p>22</text:p>
          </table:table-cell>
          <table:table-cell table:formula="of:=VALUE(SUBSTITUTE(ORG.LIBREOFFICE.REGEX([.C15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22_22.txt</text:p>
          </table:table-cell>
          <table:table-cell table:formula="of:=SUBSTITUTE([.A154];&quot;.txt&quot;;&quot;&quot;)" office:value-type="string" office:string-value="SN22_22" calcext:value-type="string">
            <text:p>SN22_22</text:p>
          </table:table-cell>
          <table:table-cell table:formula="of:=MID([.B154];3;100)" office:value-type="string" office:string-value="22_22" calcext:value-type="string">
            <text:p>22_22</text:p>
          </table:table-cell>
          <table:table-cell table:formula="of:=VALUE(SUBSTITUTE(ORG.LIBREOFFICE.REGEX([.C154];&quot;(\d)+_&quot;); &quot;_&quot;;&quot;&quot;))" office:value-type="float" office:value="22" calcext:value-type="float">
            <text:p>22</text:p>
          </table:table-cell>
          <table:table-cell table:formula="of:=VALUE(SUBSTITUTE(ORG.LIBREOFFICE.REGEX([.C154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22_23.txt</text:p>
          </table:table-cell>
          <table:table-cell table:formula="of:=SUBSTITUTE([.A155];&quot;.txt&quot;;&quot;&quot;)" office:value-type="string" office:string-value="SN22_23" calcext:value-type="string">
            <text:p>SN22_23</text:p>
          </table:table-cell>
          <table:table-cell table:formula="of:=MID([.B155];3;100)" office:value-type="string" office:string-value="22_23" calcext:value-type="string">
            <text:p>22_23</text:p>
          </table:table-cell>
          <table:table-cell table:formula="of:=VALUE(SUBSTITUTE(ORG.LIBREOFFICE.REGEX([.C155];&quot;(\d)+_&quot;); &quot;_&quot;;&quot;&quot;))" office:value-type="float" office:value="22" calcext:value-type="float">
            <text:p>22</text:p>
          </table:table-cell>
          <table:table-cell table:formula="of:=VALUE(SUBSTITUTE(ORG.LIBREOFFICE.REGEX([.C155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22_36.txt</text:p>
          </table:table-cell>
          <table:table-cell table:formula="of:=SUBSTITUTE([.A156];&quot;.txt&quot;;&quot;&quot;)" office:value-type="string" office:string-value="SN22_36" calcext:value-type="string">
            <text:p>SN22_36</text:p>
          </table:table-cell>
          <table:table-cell table:formula="of:=MID([.B156];3;100)" office:value-type="string" office:string-value="22_36" calcext:value-type="string">
            <text:p>22_36</text:p>
          </table:table-cell>
          <table:table-cell table:formula="of:=VALUE(SUBSTITUTE(ORG.LIBREOFFICE.REGEX([.C156];&quot;(\d)+_&quot;); &quot;_&quot;;&quot;&quot;))" office:value-type="float" office:value="22" calcext:value-type="float">
            <text:p>22</text:p>
          </table:table-cell>
          <table:table-cell table:formula="of:=VALUE(SUBSTITUTE(ORG.LIBREOFFICE.REGEX([.C156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N22_39.txt</text:p>
          </table:table-cell>
          <table:table-cell table:formula="of:=SUBSTITUTE([.A157];&quot;.txt&quot;;&quot;&quot;)" office:value-type="string" office:string-value="SN22_39" calcext:value-type="string">
            <text:p>SN22_39</text:p>
          </table:table-cell>
          <table:table-cell table:formula="of:=MID([.B157];3;100)" office:value-type="string" office:string-value="22_39" calcext:value-type="string">
            <text:p>22_39</text:p>
          </table:table-cell>
          <table:table-cell table:formula="of:=VALUE(SUBSTITUTE(ORG.LIBREOFFICE.REGEX([.C157];&quot;(\d)+_&quot;); &quot;_&quot;;&quot;&quot;))" office:value-type="float" office:value="22" calcext:value-type="float">
            <text:p>22</text:p>
          </table:table-cell>
          <table:table-cell table:formula="of:=VALUE(SUBSTITUTE(ORG.LIBREOFFICE.REGEX([.C157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N22_40.txt</text:p>
          </table:table-cell>
          <table:table-cell table:formula="of:=SUBSTITUTE([.A158];&quot;.txt&quot;;&quot;&quot;)" office:value-type="string" office:string-value="SN22_40" calcext:value-type="string">
            <text:p>SN22_40</text:p>
          </table:table-cell>
          <table:table-cell table:formula="of:=MID([.B158];3;100)" office:value-type="string" office:string-value="22_40" calcext:value-type="string">
            <text:p>22_40</text:p>
          </table:table-cell>
          <table:table-cell table:formula="of:=VALUE(SUBSTITUTE(ORG.LIBREOFFICE.REGEX([.C158];&quot;(\d)+_&quot;); &quot;_&quot;;&quot;&quot;))" office:value-type="float" office:value="22" calcext:value-type="float">
            <text:p>22</text:p>
          </table:table-cell>
          <table:table-cell table:formula="of:=VALUE(SUBSTITUTE(ORG.LIBREOFFICE.REGEX([.C158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N22_41.txt</text:p>
          </table:table-cell>
          <table:table-cell table:formula="of:=SUBSTITUTE([.A159];&quot;.txt&quot;;&quot;&quot;)" office:value-type="string" office:string-value="SN22_41" calcext:value-type="string">
            <text:p>SN22_41</text:p>
          </table:table-cell>
          <table:table-cell table:formula="of:=MID([.B159];3;100)" office:value-type="string" office:string-value="22_41" calcext:value-type="string">
            <text:p>22_41</text:p>
          </table:table-cell>
          <table:table-cell table:formula="of:=VALUE(SUBSTITUTE(ORG.LIBREOFFICE.REGEX([.C159];&quot;(\d)+_&quot;); &quot;_&quot;;&quot;&quot;))" office:value-type="float" office:value="22" calcext:value-type="float">
            <text:p>22</text:p>
          </table:table-cell>
          <table:table-cell table:formula="of:=VALUE(SUBSTITUTE(ORG.LIBREOFFICE.REGEX([.C159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22_42.txt</text:p>
          </table:table-cell>
          <table:table-cell table:formula="of:=SUBSTITUTE([.A160];&quot;.txt&quot;;&quot;&quot;)" office:value-type="string" office:string-value="SN22_42" calcext:value-type="string">
            <text:p>SN22_42</text:p>
          </table:table-cell>
          <table:table-cell table:formula="of:=MID([.B160];3;100)" office:value-type="string" office:string-value="22_42" calcext:value-type="string">
            <text:p>22_42</text:p>
          </table:table-cell>
          <table:table-cell table:formula="of:=VALUE(SUBSTITUTE(ORG.LIBREOFFICE.REGEX([.C160];&quot;(\d)+_&quot;); &quot;_&quot;;&quot;&quot;))" office:value-type="float" office:value="22" calcext:value-type="float">
            <text:p>22</text:p>
          </table:table-cell>
          <table:table-cell table:formula="of:=VALUE(SUBSTITUTE(ORG.LIBREOFFICE.REGEX([.C160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22_47.txt</text:p>
          </table:table-cell>
          <table:table-cell table:formula="of:=SUBSTITUTE([.A161];&quot;.txt&quot;;&quot;&quot;)" office:value-type="string" office:string-value="SN22_47" calcext:value-type="string">
            <text:p>SN22_47</text:p>
          </table:table-cell>
          <table:table-cell table:formula="of:=MID([.B161];3;100)" office:value-type="string" office:string-value="22_47" calcext:value-type="string">
            <text:p>22_47</text:p>
          </table:table-cell>
          <table:table-cell table:formula="of:=VALUE(SUBSTITUTE(ORG.LIBREOFFICE.REGEX([.C161];&quot;(\d)+_&quot;); &quot;_&quot;;&quot;&quot;))" office:value-type="float" office:value="22" calcext:value-type="float">
            <text:p>22</text:p>
          </table:table-cell>
          <table:table-cell table:formula="of:=VALUE(SUBSTITUTE(ORG.LIBREOFFICE.REGEX([.C161];&quot;_(\d)+&quot;); &quot;_&quot;;&quot;&quot;)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N22_48.txt</text:p>
          </table:table-cell>
          <table:table-cell table:formula="of:=SUBSTITUTE([.A162];&quot;.txt&quot;;&quot;&quot;)" office:value-type="string" office:string-value="SN22_48" calcext:value-type="string">
            <text:p>SN22_48</text:p>
          </table:table-cell>
          <table:table-cell table:formula="of:=MID([.B162];3;100)" office:value-type="string" office:string-value="22_48" calcext:value-type="string">
            <text:p>22_48</text:p>
          </table:table-cell>
          <table:table-cell table:formula="of:=VALUE(SUBSTITUTE(ORG.LIBREOFFICE.REGEX([.C162];&quot;(\d)+_&quot;); &quot;_&quot;;&quot;&quot;))" office:value-type="float" office:value="22" calcext:value-type="float">
            <text:p>22</text:p>
          </table:table-cell>
          <table:table-cell table:formula="of:=VALUE(SUBSTITUTE(ORG.LIBREOFFICE.REGEX([.C162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N22_53.txt</text:p>
          </table:table-cell>
          <table:table-cell table:formula="of:=SUBSTITUTE([.A163];&quot;.txt&quot;;&quot;&quot;)" office:value-type="string" office:string-value="SN22_53" calcext:value-type="string">
            <text:p>SN22_53</text:p>
          </table:table-cell>
          <table:table-cell table:formula="of:=MID([.B163];3;100)" office:value-type="string" office:string-value="22_53" calcext:value-type="string">
            <text:p>22_53</text:p>
          </table:table-cell>
          <table:table-cell table:formula="of:=VALUE(SUBSTITUTE(ORG.LIBREOFFICE.REGEX([.C163];&quot;(\d)+_&quot;); &quot;_&quot;;&quot;&quot;))" office:value-type="float" office:value="22" calcext:value-type="float">
            <text:p>22</text:p>
          </table:table-cell>
          <table:table-cell table:formula="of:=VALUE(SUBSTITUTE(ORG.LIBREOFFICE.REGEX([.C163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N22_54.txt</text:p>
          </table:table-cell>
          <table:table-cell table:formula="of:=SUBSTITUTE([.A164];&quot;.txt&quot;;&quot;&quot;)" office:value-type="string" office:string-value="SN22_54" calcext:value-type="string">
            <text:p>SN22_54</text:p>
          </table:table-cell>
          <table:table-cell table:formula="of:=MID([.B164];3;100)" office:value-type="string" office:string-value="22_54" calcext:value-type="string">
            <text:p>22_54</text:p>
          </table:table-cell>
          <table:table-cell table:formula="of:=VALUE(SUBSTITUTE(ORG.LIBREOFFICE.REGEX([.C164];&quot;(\d)+_&quot;); &quot;_&quot;;&quot;&quot;))" office:value-type="float" office:value="22" calcext:value-type="float">
            <text:p>22</text:p>
          </table:table-cell>
          <table:table-cell table:formula="of:=VALUE(SUBSTITUTE(ORG.LIBREOFFICE.REGEX([.C164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N22_55.txt</text:p>
          </table:table-cell>
          <table:table-cell table:formula="of:=SUBSTITUTE([.A165];&quot;.txt&quot;;&quot;&quot;)" office:value-type="string" office:string-value="SN22_55" calcext:value-type="string">
            <text:p>SN22_55</text:p>
          </table:table-cell>
          <table:table-cell table:formula="of:=MID([.B165];3;100)" office:value-type="string" office:string-value="22_55" calcext:value-type="string">
            <text:p>22_55</text:p>
          </table:table-cell>
          <table:table-cell table:formula="of:=VALUE(SUBSTITUTE(ORG.LIBREOFFICE.REGEX([.C165];&quot;(\d)+_&quot;); &quot;_&quot;;&quot;&quot;))" office:value-type="float" office:value="22" calcext:value-type="float">
            <text:p>22</text:p>
          </table:table-cell>
          <table:table-cell table:formula="of:=VALUE(SUBSTITUTE(ORG.LIBREOFFICE.REGEX([.C165];&quot;_(\d)+&quot;); &quot;_&quot;;&quot;&quot;))"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SN22_56.txt</text:p>
          </table:table-cell>
          <table:table-cell table:formula="of:=SUBSTITUTE([.A166];&quot;.txt&quot;;&quot;&quot;)" office:value-type="string" office:string-value="SN22_56" calcext:value-type="string">
            <text:p>SN22_56</text:p>
          </table:table-cell>
          <table:table-cell table:formula="of:=MID([.B166];3;100)" office:value-type="string" office:string-value="22_56" calcext:value-type="string">
            <text:p>22_56</text:p>
          </table:table-cell>
          <table:table-cell table:formula="of:=VALUE(SUBSTITUTE(ORG.LIBREOFFICE.REGEX([.C166];&quot;(\d)+_&quot;); &quot;_&quot;;&quot;&quot;))" office:value-type="float" office:value="22" calcext:value-type="float">
            <text:p>22</text:p>
          </table:table-cell>
          <table:table-cell table:formula="of:=VALUE(SUBSTITUTE(ORG.LIBREOFFICE.REGEX([.C166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22_57.txt</text:p>
          </table:table-cell>
          <table:table-cell table:formula="of:=SUBSTITUTE([.A167];&quot;.txt&quot;;&quot;&quot;)" office:value-type="string" office:string-value="SN22_57" calcext:value-type="string">
            <text:p>SN22_57</text:p>
          </table:table-cell>
          <table:table-cell table:formula="of:=MID([.B167];3;100)" office:value-type="string" office:string-value="22_57" calcext:value-type="string">
            <text:p>22_57</text:p>
          </table:table-cell>
          <table:table-cell table:formula="of:=VALUE(SUBSTITUTE(ORG.LIBREOFFICE.REGEX([.C167];&quot;(\d)+_&quot;); &quot;_&quot;;&quot;&quot;))" office:value-type="float" office:value="22" calcext:value-type="float">
            <text:p>22</text:p>
          </table:table-cell>
          <table:table-cell table:formula="of:=VALUE(SUBSTITUTE(ORG.LIBREOFFICE.REGEX([.C167];&quot;_(\d)+&quot;); &quot;_&quot;;&quot;&quot;))"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SN22_58.txt</text:p>
          </table:table-cell>
          <table:table-cell table:formula="of:=SUBSTITUTE([.A168];&quot;.txt&quot;;&quot;&quot;)" office:value-type="string" office:string-value="SN22_58" calcext:value-type="string">
            <text:p>SN22_58</text:p>
          </table:table-cell>
          <table:table-cell table:formula="of:=MID([.B168];3;100)" office:value-type="string" office:string-value="22_58" calcext:value-type="string">
            <text:p>22_58</text:p>
          </table:table-cell>
          <table:table-cell table:formula="of:=VALUE(SUBSTITUTE(ORG.LIBREOFFICE.REGEX([.C168];&quot;(\d)+_&quot;); &quot;_&quot;;&quot;&quot;))" office:value-type="float" office:value="22" calcext:value-type="float">
            <text:p>22</text:p>
          </table:table-cell>
          <table:table-cell table:formula="of:=VALUE(SUBSTITUTE(ORG.LIBREOFFICE.REGEX([.C168];&quot;_(\d)+&quot;); &quot;_&quot;;&quot;&quot;))"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SN22_59.txt</text:p>
          </table:table-cell>
          <table:table-cell table:formula="of:=SUBSTITUTE([.A169];&quot;.txt&quot;;&quot;&quot;)" office:value-type="string" office:string-value="SN22_59" calcext:value-type="string">
            <text:p>SN22_59</text:p>
          </table:table-cell>
          <table:table-cell table:formula="of:=MID([.B169];3;100)" office:value-type="string" office:string-value="22_59" calcext:value-type="string">
            <text:p>22_59</text:p>
          </table:table-cell>
          <table:table-cell table:formula="of:=VALUE(SUBSTITUTE(ORG.LIBREOFFICE.REGEX([.C169];&quot;(\d)+_&quot;); &quot;_&quot;;&quot;&quot;))" office:value-type="float" office:value="22" calcext:value-type="float">
            <text:p>22</text:p>
          </table:table-cell>
          <table:table-cell table:formula="of:=VALUE(SUBSTITUTE(ORG.LIBREOFFICE.REGEX([.C169];&quot;_(\d)+&quot;); &quot;_&quot;;&quot;&quot;))"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SN22_60.txt</text:p>
          </table:table-cell>
          <table:table-cell table:formula="of:=SUBSTITUTE([.A170];&quot;.txt&quot;;&quot;&quot;)" office:value-type="string" office:string-value="SN22_60" calcext:value-type="string">
            <text:p>SN22_60</text:p>
          </table:table-cell>
          <table:table-cell table:formula="of:=MID([.B170];3;100)" office:value-type="string" office:string-value="22_60" calcext:value-type="string">
            <text:p>22_60</text:p>
          </table:table-cell>
          <table:table-cell table:formula="of:=VALUE(SUBSTITUTE(ORG.LIBREOFFICE.REGEX([.C170];&quot;(\d)+_&quot;); &quot;_&quot;;&quot;&quot;))" office:value-type="float" office:value="22" calcext:value-type="float">
            <text:p>22</text:p>
          </table:table-cell>
          <table:table-cell table:formula="of:=VALUE(SUBSTITUTE(ORG.LIBREOFFICE.REGEX([.C170];&quot;_(\d)+&quot;); &quot;_&quot;;&quot;&quot;))"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SN22_76.txt</text:p>
          </table:table-cell>
          <table:table-cell table:formula="of:=SUBSTITUTE([.A171];&quot;.txt&quot;;&quot;&quot;)" office:value-type="string" office:string-value="SN22_76" calcext:value-type="string">
            <text:p>SN22_76</text:p>
          </table:table-cell>
          <table:table-cell table:formula="of:=MID([.B171];3;100)" office:value-type="string" office:string-value="22_76" calcext:value-type="string">
            <text:p>22_76</text:p>
          </table:table-cell>
          <table:table-cell table:formula="of:=VALUE(SUBSTITUTE(ORG.LIBREOFFICE.REGEX([.C171];&quot;(\d)+_&quot;); &quot;_&quot;;&quot;&quot;))" office:value-type="float" office:value="22" calcext:value-type="float">
            <text:p>22</text:p>
          </table:table-cell>
          <table:table-cell table:formula="of:=VALUE(SUBSTITUTE(ORG.LIBREOFFICE.REGEX([.C171];&quot;_(\d)+&quot;); &quot;_&quot;;&quot;&quot;))" office:value-type="float" office:value="76" calcext:value-type="float">
            <text:p>76</text:p>
          </table:table-cell>
        </table:table-row>
        <table:table-row table:style-name="ro1">
          <table:table-cell office:value-type="string" calcext:value-type="string">
            <text:p>SN22_78.txt</text:p>
          </table:table-cell>
          <table:table-cell table:formula="of:=SUBSTITUTE([.A172];&quot;.txt&quot;;&quot;&quot;)" office:value-type="string" office:string-value="SN22_78" calcext:value-type="string">
            <text:p>SN22_78</text:p>
          </table:table-cell>
          <table:table-cell table:formula="of:=MID([.B172];3;100)" office:value-type="string" office:string-value="22_78" calcext:value-type="string">
            <text:p>22_78</text:p>
          </table:table-cell>
          <table:table-cell table:formula="of:=VALUE(SUBSTITUTE(ORG.LIBREOFFICE.REGEX([.C172];&quot;(\d)+_&quot;); &quot;_&quot;;&quot;&quot;))" office:value-type="float" office:value="22" calcext:value-type="float">
            <text:p>22</text:p>
          </table:table-cell>
          <table:table-cell table:formula="of:=VALUE(SUBSTITUTE(ORG.LIBREOFFICE.REGEX([.C172];&quot;_(\d)+&quot;); &quot;_&quot;;&quot;&quot;))" office:value-type="float" office:value="78" calcext:value-type="float">
            <text:p>78</text:p>
          </table:table-cell>
        </table:table-row>
        <table:table-row table:style-name="ro1">
          <table:table-cell office:value-type="string" calcext:value-type="string">
            <text:p>SN22_79.txt</text:p>
          </table:table-cell>
          <table:table-cell table:formula="of:=SUBSTITUTE([.A173];&quot;.txt&quot;;&quot;&quot;)" office:value-type="string" office:string-value="SN22_79" calcext:value-type="string">
            <text:p>SN22_79</text:p>
          </table:table-cell>
          <table:table-cell table:formula="of:=MID([.B173];3;100)" office:value-type="string" office:string-value="22_79" calcext:value-type="string">
            <text:p>22_79</text:p>
          </table:table-cell>
          <table:table-cell table:formula="of:=VALUE(SUBSTITUTE(ORG.LIBREOFFICE.REGEX([.C173];&quot;(\d)+_&quot;); &quot;_&quot;;&quot;&quot;))" office:value-type="float" office:value="22" calcext:value-type="float">
            <text:p>22</text:p>
          </table:table-cell>
          <table:table-cell table:formula="of:=VALUE(SUBSTITUTE(ORG.LIBREOFFICE.REGEX([.C173];&quot;_(\d)+&quot;); &quot;_&quot;;&quot;&quot;))"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SN22_80.txt</text:p>
          </table:table-cell>
          <table:table-cell table:formula="of:=SUBSTITUTE([.A174];&quot;.txt&quot;;&quot;&quot;)" office:value-type="string" office:string-value="SN22_80" calcext:value-type="string">
            <text:p>SN22_80</text:p>
          </table:table-cell>
          <table:table-cell table:formula="of:=MID([.B174];3;100)" office:value-type="string" office:string-value="22_80" calcext:value-type="string">
            <text:p>22_80</text:p>
          </table:table-cell>
          <table:table-cell table:formula="of:=VALUE(SUBSTITUTE(ORG.LIBREOFFICE.REGEX([.C174];&quot;(\d)+_&quot;); &quot;_&quot;;&quot;&quot;))" office:value-type="float" office:value="22" calcext:value-type="float">
            <text:p>22</text:p>
          </table:table-cell>
          <table:table-cell table:formula="of:=VALUE(SUBSTITUTE(ORG.LIBREOFFICE.REGEX([.C174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N22_81.txt</text:p>
          </table:table-cell>
          <table:table-cell table:formula="of:=SUBSTITUTE([.A175];&quot;.txt&quot;;&quot;&quot;)" office:value-type="string" office:string-value="SN22_81" calcext:value-type="string">
            <text:p>SN22_81</text:p>
          </table:table-cell>
          <table:table-cell table:formula="of:=MID([.B175];3;100)" office:value-type="string" office:string-value="22_81" calcext:value-type="string">
            <text:p>22_81</text:p>
          </table:table-cell>
          <table:table-cell table:formula="of:=VALUE(SUBSTITUTE(ORG.LIBREOFFICE.REGEX([.C175];&quot;(\d)+_&quot;); &quot;_&quot;;&quot;&quot;))" office:value-type="float" office:value="22" calcext:value-type="float">
            <text:p>22</text:p>
          </table:table-cell>
          <table:table-cell table:formula="of:=VALUE(SUBSTITUTE(ORG.LIBREOFFICE.REGEX([.C175];&quot;_(\d)+&quot;); &quot;_&quot;;&quot;&quot;))" office:value-type="float" office:value="81" calcext:value-type="float">
            <text:p>81</text:p>
          </table:table-cell>
        </table:table-row>
        <table:table-row table:style-name="ro1">
          <table:table-cell office:value-type="string" calcext:value-type="string">
            <text:p>SN22_82.txt</text:p>
          </table:table-cell>
          <table:table-cell table:formula="of:=SUBSTITUTE([.A176];&quot;.txt&quot;;&quot;&quot;)" office:value-type="string" office:string-value="SN22_82" calcext:value-type="string">
            <text:p>SN22_82</text:p>
          </table:table-cell>
          <table:table-cell table:formula="of:=MID([.B176];3;100)" office:value-type="string" office:string-value="22_82" calcext:value-type="string">
            <text:p>22_82</text:p>
          </table:table-cell>
          <table:table-cell table:formula="of:=VALUE(SUBSTITUTE(ORG.LIBREOFFICE.REGEX([.C176];&quot;(\d)+_&quot;); &quot;_&quot;;&quot;&quot;))" office:value-type="float" office:value="22" calcext:value-type="float">
            <text:p>22</text:p>
          </table:table-cell>
          <table:table-cell table:formula="of:=VALUE(SUBSTITUTE(ORG.LIBREOFFICE.REGEX([.C176];&quot;_(\d)+&quot;); &quot;_&quot;;&quot;&quot;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N22_83.txt</text:p>
          </table:table-cell>
          <table:table-cell table:formula="of:=SUBSTITUTE([.A177];&quot;.txt&quot;;&quot;&quot;)" office:value-type="string" office:string-value="SN22_83" calcext:value-type="string">
            <text:p>SN22_83</text:p>
          </table:table-cell>
          <table:table-cell table:formula="of:=MID([.B177];3;100)" office:value-type="string" office:string-value="22_83" calcext:value-type="string">
            <text:p>22_83</text:p>
          </table:table-cell>
          <table:table-cell table:formula="of:=VALUE(SUBSTITUTE(ORG.LIBREOFFICE.REGEX([.C177];&quot;(\d)+_&quot;); &quot;_&quot;;&quot;&quot;))" office:value-type="float" office:value="22" calcext:value-type="float">
            <text:p>22</text:p>
          </table:table-cell>
          <table:table-cell table:formula="of:=VALUE(SUBSTITUTE(ORG.LIBREOFFICE.REGEX([.C177];&quot;_(\d)+&quot;); &quot;_&quot;;&quot;&quot;)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SN22_84.txt</text:p>
          </table:table-cell>
          <table:table-cell table:formula="of:=SUBSTITUTE([.A178];&quot;.txt&quot;;&quot;&quot;)" office:value-type="string" office:string-value="SN22_84" calcext:value-type="string">
            <text:p>SN22_84</text:p>
          </table:table-cell>
          <table:table-cell table:formula="of:=MID([.B178];3;100)" office:value-type="string" office:string-value="22_84" calcext:value-type="string">
            <text:p>22_84</text:p>
          </table:table-cell>
          <table:table-cell table:formula="of:=VALUE(SUBSTITUTE(ORG.LIBREOFFICE.REGEX([.C178];&quot;(\d)+_&quot;); &quot;_&quot;;&quot;&quot;))" office:value-type="float" office:value="22" calcext:value-type="float">
            <text:p>22</text:p>
          </table:table-cell>
          <table:table-cell table:formula="of:=VALUE(SUBSTITUTE(ORG.LIBREOFFICE.REGEX([.C178];&quot;_(\d)+&quot;); &quot;_&quot;;&quot;&quot;))" office:value-type="float" office:value="84" calcext:value-type="float">
            <text:p>84</text:p>
          </table:table-cell>
        </table:table-row>
        <table:table-row table:style-name="ro1">
          <table:table-cell office:value-type="string" calcext:value-type="string">
            <text:p>SN22_85.txt</text:p>
          </table:table-cell>
          <table:table-cell table:formula="of:=SUBSTITUTE([.A179];&quot;.txt&quot;;&quot;&quot;)" office:value-type="string" office:string-value="SN22_85" calcext:value-type="string">
            <text:p>SN22_85</text:p>
          </table:table-cell>
          <table:table-cell table:formula="of:=MID([.B179];3;100)" office:value-type="string" office:string-value="22_85" calcext:value-type="string">
            <text:p>22_85</text:p>
          </table:table-cell>
          <table:table-cell table:formula="of:=VALUE(SUBSTITUTE(ORG.LIBREOFFICE.REGEX([.C179];&quot;(\d)+_&quot;); &quot;_&quot;;&quot;&quot;))" office:value-type="float" office:value="22" calcext:value-type="float">
            <text:p>22</text:p>
          </table:table-cell>
          <table:table-cell table:formula="of:=VALUE(SUBSTITUTE(ORG.LIBREOFFICE.REGEX([.C179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N22_86.txt</text:p>
          </table:table-cell>
          <table:table-cell table:formula="of:=SUBSTITUTE([.A180];&quot;.txt&quot;;&quot;&quot;)" office:value-type="string" office:string-value="SN22_86" calcext:value-type="string">
            <text:p>SN22_86</text:p>
          </table:table-cell>
          <table:table-cell table:formula="of:=MID([.B180];3;100)" office:value-type="string" office:string-value="22_86" calcext:value-type="string">
            <text:p>22_86</text:p>
          </table:table-cell>
          <table:table-cell table:formula="of:=VALUE(SUBSTITUTE(ORG.LIBREOFFICE.REGEX([.C180];&quot;(\d)+_&quot;); &quot;_&quot;;&quot;&quot;))" office:value-type="float" office:value="22" calcext:value-type="float">
            <text:p>22</text:p>
          </table:table-cell>
          <table:table-cell table:formula="of:=VALUE(SUBSTITUTE(ORG.LIBREOFFICE.REGEX([.C180];&quot;_(\d)+&quot;); &quot;_&quot;;&quot;&quot;))" office:value-type="float" office:value="86" calcext:value-type="float">
            <text:p>86</text:p>
          </table:table-cell>
        </table:table-row>
        <table:table-row table:style-name="ro1">
          <table:table-cell office:value-type="string" calcext:value-type="string">
            <text:p>SN22_88.txt</text:p>
          </table:table-cell>
          <table:table-cell table:formula="of:=SUBSTITUTE([.A181];&quot;.txt&quot;;&quot;&quot;)" office:value-type="string" office:string-value="SN22_88" calcext:value-type="string">
            <text:p>SN22_88</text:p>
          </table:table-cell>
          <table:table-cell table:formula="of:=MID([.B181];3;100)" office:value-type="string" office:string-value="22_88" calcext:value-type="string">
            <text:p>22_88</text:p>
          </table:table-cell>
          <table:table-cell table:formula="of:=VALUE(SUBSTITUTE(ORG.LIBREOFFICE.REGEX([.C181];&quot;(\d)+_&quot;); &quot;_&quot;;&quot;&quot;))" office:value-type="float" office:value="22" calcext:value-type="float">
            <text:p>22</text:p>
          </table:table-cell>
          <table:table-cell table:formula="of:=VALUE(SUBSTITUTE(ORG.LIBREOFFICE.REGEX([.C181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N22_89.txt</text:p>
          </table:table-cell>
          <table:table-cell table:formula="of:=SUBSTITUTE([.A182];&quot;.txt&quot;;&quot;&quot;)" office:value-type="string" office:string-value="SN22_89" calcext:value-type="string">
            <text:p>SN22_89</text:p>
          </table:table-cell>
          <table:table-cell table:formula="of:=MID([.B182];3;100)" office:value-type="string" office:string-value="22_89" calcext:value-type="string">
            <text:p>22_89</text:p>
          </table:table-cell>
          <table:table-cell table:formula="of:=VALUE(SUBSTITUTE(ORG.LIBREOFFICE.REGEX([.C182];&quot;(\d)+_&quot;); &quot;_&quot;;&quot;&quot;))" office:value-type="float" office:value="22" calcext:value-type="float">
            <text:p>22</text:p>
          </table:table-cell>
          <table:table-cell table:formula="of:=VALUE(SUBSTITUTE(ORG.LIBREOFFICE.REGEX([.C182];&quot;_(\d)+&quot;); &quot;_&quot;;&quot;&quot;))"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SN22_90.txt</text:p>
          </table:table-cell>
          <table:table-cell table:formula="of:=SUBSTITUTE([.A183];&quot;.txt&quot;;&quot;&quot;)" office:value-type="string" office:string-value="SN22_90" calcext:value-type="string">
            <text:p>SN22_90</text:p>
          </table:table-cell>
          <table:table-cell table:formula="of:=MID([.B183];3;100)" office:value-type="string" office:string-value="22_90" calcext:value-type="string">
            <text:p>22_90</text:p>
          </table:table-cell>
          <table:table-cell table:formula="of:=VALUE(SUBSTITUTE(ORG.LIBREOFFICE.REGEX([.C183];&quot;(\d)+_&quot;); &quot;_&quot;;&quot;&quot;))" office:value-type="float" office:value="22" calcext:value-type="float">
            <text:p>22</text:p>
          </table:table-cell>
          <table:table-cell table:formula="of:=VALUE(SUBSTITUTE(ORG.LIBREOFFICE.REGEX([.C183];&quot;_(\d)+&quot;); &quot;_&quot;;&quot;&quot;)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SN22_93.txt</text:p>
          </table:table-cell>
          <table:table-cell table:formula="of:=SUBSTITUTE([.A184];&quot;.txt&quot;;&quot;&quot;)" office:value-type="string" office:string-value="SN22_93" calcext:value-type="string">
            <text:p>SN22_93</text:p>
          </table:table-cell>
          <table:table-cell table:formula="of:=MID([.B184];3;100)" office:value-type="string" office:string-value="22_93" calcext:value-type="string">
            <text:p>22_93</text:p>
          </table:table-cell>
          <table:table-cell table:formula="of:=VALUE(SUBSTITUTE(ORG.LIBREOFFICE.REGEX([.C184];&quot;(\d)+_&quot;); &quot;_&quot;;&quot;&quot;))" office:value-type="float" office:value="22" calcext:value-type="float">
            <text:p>22</text:p>
          </table:table-cell>
          <table:table-cell table:formula="of:=VALUE(SUBSTITUTE(ORG.LIBREOFFICE.REGEX([.C184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N22_94.txt</text:p>
          </table:table-cell>
          <table:table-cell table:formula="of:=SUBSTITUTE([.A185];&quot;.txt&quot;;&quot;&quot;)" office:value-type="string" office:string-value="SN22_94" calcext:value-type="string">
            <text:p>SN22_94</text:p>
          </table:table-cell>
          <table:table-cell table:formula="of:=MID([.B185];3;100)" office:value-type="string" office:string-value="22_94" calcext:value-type="string">
            <text:p>22_94</text:p>
          </table:table-cell>
          <table:table-cell table:formula="of:=VALUE(SUBSTITUTE(ORG.LIBREOFFICE.REGEX([.C185];&quot;(\d)+_&quot;); &quot;_&quot;;&quot;&quot;))" office:value-type="float" office:value="22" calcext:value-type="float">
            <text:p>22</text:p>
          </table:table-cell>
          <table:table-cell table:formula="of:=VALUE(SUBSTITUTE(ORG.LIBREOFFICE.REGEX([.C185];&quot;_(\d)+&quot;); &quot;_&quot;;&quot;&quot;))"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SN22_95.txt</text:p>
          </table:table-cell>
          <table:table-cell table:formula="of:=SUBSTITUTE([.A186];&quot;.txt&quot;;&quot;&quot;)" office:value-type="string" office:string-value="SN22_95" calcext:value-type="string">
            <text:p>SN22_95</text:p>
          </table:table-cell>
          <table:table-cell table:formula="of:=MID([.B186];3;100)" office:value-type="string" office:string-value="22_95" calcext:value-type="string">
            <text:p>22_95</text:p>
          </table:table-cell>
          <table:table-cell table:formula="of:=VALUE(SUBSTITUTE(ORG.LIBREOFFICE.REGEX([.C186];&quot;(\d)+_&quot;); &quot;_&quot;;&quot;&quot;))" office:value-type="float" office:value="22" calcext:value-type="float">
            <text:p>22</text:p>
          </table:table-cell>
          <table:table-cell table:formula="of:=VALUE(SUBSTITUTE(ORG.LIBREOFFICE.REGEX([.C186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N22_96.txt</text:p>
          </table:table-cell>
          <table:table-cell table:formula="of:=SUBSTITUTE([.A187];&quot;.txt&quot;;&quot;&quot;)" office:value-type="string" office:string-value="SN22_96" calcext:value-type="string">
            <text:p>SN22_96</text:p>
          </table:table-cell>
          <table:table-cell table:formula="of:=MID([.B187];3;100)" office:value-type="string" office:string-value="22_96" calcext:value-type="string">
            <text:p>22_96</text:p>
          </table:table-cell>
          <table:table-cell table:formula="of:=VALUE(SUBSTITUTE(ORG.LIBREOFFICE.REGEX([.C187];&quot;(\d)+_&quot;); &quot;_&quot;;&quot;&quot;))" office:value-type="float" office:value="22" calcext:value-type="float">
            <text:p>22</text:p>
          </table:table-cell>
          <table:table-cell table:formula="of:=VALUE(SUBSTITUTE(ORG.LIBREOFFICE.REGEX([.C187];&quot;_(\d)+&quot;); &quot;_&quot;;&quot;&quot;)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SN22_97.txt</text:p>
          </table:table-cell>
          <table:table-cell table:formula="of:=SUBSTITUTE([.A188];&quot;.txt&quot;;&quot;&quot;)" office:value-type="string" office:string-value="SN22_97" calcext:value-type="string">
            <text:p>SN22_97</text:p>
          </table:table-cell>
          <table:table-cell table:formula="of:=MID([.B188];3;100)" office:value-type="string" office:string-value="22_97" calcext:value-type="string">
            <text:p>22_97</text:p>
          </table:table-cell>
          <table:table-cell table:formula="of:=VALUE(SUBSTITUTE(ORG.LIBREOFFICE.REGEX([.C188];&quot;(\d)+_&quot;); &quot;_&quot;;&quot;&quot;))" office:value-type="float" office:value="22" calcext:value-type="float">
            <text:p>22</text:p>
          </table:table-cell>
          <table:table-cell table:formula="of:=VALUE(SUBSTITUTE(ORG.LIBREOFFICE.REGEX([.C188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N22_99.txt</text:p>
          </table:table-cell>
          <table:table-cell table:formula="of:=SUBSTITUTE([.A189];&quot;.txt&quot;;&quot;&quot;)" office:value-type="string" office:string-value="SN22_99" calcext:value-type="string">
            <text:p>SN22_99</text:p>
          </table:table-cell>
          <table:table-cell table:formula="of:=MID([.B189];3;100)" office:value-type="string" office:string-value="22_99" calcext:value-type="string">
            <text:p>22_99</text:p>
          </table:table-cell>
          <table:table-cell table:formula="of:=VALUE(SUBSTITUTE(ORG.LIBREOFFICE.REGEX([.C189];&quot;(\d)+_&quot;); &quot;_&quot;;&quot;&quot;))" office:value-type="float" office:value="22" calcext:value-type="float">
            <text:p>22</text:p>
          </table:table-cell>
          <table:table-cell table:formula="of:=VALUE(SUBSTITUTE(ORG.LIBREOFFICE.REGEX([.C189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N22_100.txt</text:p>
          </table:table-cell>
          <table:table-cell table:formula="of:=SUBSTITUTE([.A190];&quot;.txt&quot;;&quot;&quot;)" office:value-type="string" office:string-value="SN22_100" calcext:value-type="string">
            <text:p>SN22_100</text:p>
          </table:table-cell>
          <table:table-cell table:formula="of:=MID([.B190];3;100)" office:value-type="string" office:string-value="22_100" calcext:value-type="string">
            <text:p>22_100</text:p>
          </table:table-cell>
          <table:table-cell table:formula="of:=VALUE(SUBSTITUTE(ORG.LIBREOFFICE.REGEX([.C190];&quot;(\d)+_&quot;); &quot;_&quot;;&quot;&quot;))" office:value-type="float" office:value="22" calcext:value-type="float">
            <text:p>22</text:p>
          </table:table-cell>
          <table:table-cell table:formula="of:=VALUE(SUBSTITUTE(ORG.LIBREOFFICE.REGEX([.C190];&quot;_(\d)+&quot;); &quot;_&quot;;&quot;&quot;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SN22_101.txt</text:p>
          </table:table-cell>
          <table:table-cell table:formula="of:=SUBSTITUTE([.A191];&quot;.txt&quot;;&quot;&quot;)" office:value-type="string" office:string-value="SN22_101" calcext:value-type="string">
            <text:p>SN22_101</text:p>
          </table:table-cell>
          <table:table-cell table:formula="of:=MID([.B191];3;100)" office:value-type="string" office:string-value="22_101" calcext:value-type="string">
            <text:p>22_101</text:p>
          </table:table-cell>
          <table:table-cell table:formula="of:=VALUE(SUBSTITUTE(ORG.LIBREOFFICE.REGEX([.C191];&quot;(\d)+_&quot;); &quot;_&quot;;&quot;&quot;))" office:value-type="float" office:value="22" calcext:value-type="float">
            <text:p>22</text:p>
          </table:table-cell>
          <table:table-cell table:formula="of:=VALUE(SUBSTITUTE(ORG.LIBREOFFICE.REGEX([.C191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N22_121.txt</text:p>
          </table:table-cell>
          <table:table-cell table:formula="of:=SUBSTITUTE([.A192];&quot;.txt&quot;;&quot;&quot;)" office:value-type="string" office:string-value="SN22_121" calcext:value-type="string">
            <text:p>SN22_121</text:p>
          </table:table-cell>
          <table:table-cell table:formula="of:=MID([.B192];3;100)" office:value-type="string" office:string-value="22_121" calcext:value-type="string">
            <text:p>22_121</text:p>
          </table:table-cell>
          <table:table-cell table:formula="of:=VALUE(SUBSTITUTE(ORG.LIBREOFFICE.REGEX([.C192];&quot;(\d)+_&quot;); &quot;_&quot;;&quot;&quot;))" office:value-type="float" office:value="22" calcext:value-type="float">
            <text:p>22</text:p>
          </table:table-cell>
          <table:table-cell table:formula="of:=VALUE(SUBSTITUTE(ORG.LIBREOFFICE.REGEX([.C192];&quot;_(\d)+&quot;); &quot;_&quot;;&quot;&quot;))" office:value-type="float" office:value="121" calcext:value-type="float">
            <text:p>121</text:p>
          </table:table-cell>
        </table:table-row>
        <table:table-row table:style-name="ro1">
          <table:table-cell office:value-type="string" calcext:value-type="string">
            <text:p>SN22_122.txt</text:p>
          </table:table-cell>
          <table:table-cell table:formula="of:=SUBSTITUTE([.A193];&quot;.txt&quot;;&quot;&quot;)" office:value-type="string" office:string-value="SN22_122" calcext:value-type="string">
            <text:p>SN22_122</text:p>
          </table:table-cell>
          <table:table-cell table:formula="of:=MID([.B193];3;100)" office:value-type="string" office:string-value="22_122" calcext:value-type="string">
            <text:p>22_122</text:p>
          </table:table-cell>
          <table:table-cell table:formula="of:=VALUE(SUBSTITUTE(ORG.LIBREOFFICE.REGEX([.C193];&quot;(\d)+_&quot;); &quot;_&quot;;&quot;&quot;))" office:value-type="float" office:value="22" calcext:value-type="float">
            <text:p>22</text:p>
          </table:table-cell>
          <table:table-cell table:formula="of:=VALUE(SUBSTITUTE(ORG.LIBREOFFICE.REGEX([.C193];&quot;_(\d)+&quot;); &quot;_&quot;;&quot;&quot;))" office:value-type="float" office:value="122" calcext:value-type="float">
            <text:p>122</text:p>
          </table:table-cell>
        </table:table-row>
        <table:table-row table:style-name="ro1">
          <table:table-cell office:value-type="string" calcext:value-type="string">
            <text:p>SN22_126.txt</text:p>
          </table:table-cell>
          <table:table-cell table:formula="of:=SUBSTITUTE([.A194];&quot;.txt&quot;;&quot;&quot;)" office:value-type="string" office:string-value="SN22_126" calcext:value-type="string">
            <text:p>SN22_126</text:p>
          </table:table-cell>
          <table:table-cell table:formula="of:=MID([.B194];3;100)" office:value-type="string" office:string-value="22_126" calcext:value-type="string">
            <text:p>22_126</text:p>
          </table:table-cell>
          <table:table-cell table:formula="of:=VALUE(SUBSTITUTE(ORG.LIBREOFFICE.REGEX([.C194];&quot;(\d)+_&quot;); &quot;_&quot;;&quot;&quot;))" office:value-type="float" office:value="22" calcext:value-type="float">
            <text:p>22</text:p>
          </table:table-cell>
          <table:table-cell table:formula="of:=VALUE(SUBSTITUTE(ORG.LIBREOFFICE.REGEX([.C194];&quot;_(\d)+&quot;); &quot;_&quot;;&quot;&quot;))" office:value-type="float" office:value="126" calcext:value-type="float">
            <text:p>126</text:p>
          </table:table-cell>
        </table:table-row>
        <table:table-row table:style-name="ro1">
          <table:table-cell office:value-type="string" calcext:value-type="string">
            <text:p>SN22_127.txt</text:p>
          </table:table-cell>
          <table:table-cell table:formula="of:=SUBSTITUTE([.A195];&quot;.txt&quot;;&quot;&quot;)" office:value-type="string" office:string-value="SN22_127" calcext:value-type="string">
            <text:p>SN22_127</text:p>
          </table:table-cell>
          <table:table-cell table:formula="of:=MID([.B195];3;100)" office:value-type="string" office:string-value="22_127" calcext:value-type="string">
            <text:p>22_127</text:p>
          </table:table-cell>
          <table:table-cell table:formula="of:=VALUE(SUBSTITUTE(ORG.LIBREOFFICE.REGEX([.C195];&quot;(\d)+_&quot;); &quot;_&quot;;&quot;&quot;))" office:value-type="float" office:value="22" calcext:value-type="float">
            <text:p>22</text:p>
          </table:table-cell>
          <table:table-cell table:formula="of:=VALUE(SUBSTITUTE(ORG.LIBREOFFICE.REGEX([.C195];&quot;_(\d)+&quot;); &quot;_&quot;;&quot;&quot;)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N22_131.txt</text:p>
          </table:table-cell>
          <table:table-cell table:formula="of:=SUBSTITUTE([.A196];&quot;.txt&quot;;&quot;&quot;)" office:value-type="string" office:string-value="SN22_131" calcext:value-type="string">
            <text:p>SN22_131</text:p>
          </table:table-cell>
          <table:table-cell table:formula="of:=MID([.B196];3;100)" office:value-type="string" office:string-value="22_131" calcext:value-type="string">
            <text:p>22_131</text:p>
          </table:table-cell>
          <table:table-cell table:formula="of:=VALUE(SUBSTITUTE(ORG.LIBREOFFICE.REGEX([.C196];&quot;(\d)+_&quot;); &quot;_&quot;;&quot;&quot;))" office:value-type="float" office:value="22" calcext:value-type="float">
            <text:p>22</text:p>
          </table:table-cell>
          <table:table-cell table:formula="of:=VALUE(SUBSTITUTE(ORG.LIBREOFFICE.REGEX([.C196];&quot;_(\d)+&quot;); &quot;_&quot;;&quot;&quot;))" office:value-type="float" office:value="131" calcext:value-type="float">
            <text:p>131</text:p>
          </table:table-cell>
        </table:table-row>
        <table:table-row table:style-name="ro1">
          <table:table-cell office:value-type="string" calcext:value-type="string">
            <text:p>SN22_132.txt</text:p>
          </table:table-cell>
          <table:table-cell table:formula="of:=SUBSTITUTE([.A197];&quot;.txt&quot;;&quot;&quot;)" office:value-type="string" office:string-value="SN22_132" calcext:value-type="string">
            <text:p>SN22_132</text:p>
          </table:table-cell>
          <table:table-cell table:formula="of:=MID([.B197];3;100)" office:value-type="string" office:string-value="22_132" calcext:value-type="string">
            <text:p>22_132</text:p>
          </table:table-cell>
          <table:table-cell table:formula="of:=VALUE(SUBSTITUTE(ORG.LIBREOFFICE.REGEX([.C197];&quot;(\d)+_&quot;); &quot;_&quot;;&quot;&quot;))" office:value-type="float" office:value="22" calcext:value-type="float">
            <text:p>22</text:p>
          </table:table-cell>
          <table:table-cell table:formula="of:=VALUE(SUBSTITUTE(ORG.LIBREOFFICE.REGEX([.C197];&quot;_(\d)+&quot;); &quot;_&quot;;&quot;&quot;))" office:value-type="float" office:value="132" calcext:value-type="float">
            <text:p>132</text:p>
          </table:table-cell>
        </table:table-row>
        <table:table-row table:style-name="ro1">
          <table:table-cell office:value-type="string" calcext:value-type="string">
            <text:p>SN23_1.txt</text:p>
          </table:table-cell>
          <table:table-cell table:formula="of:=SUBSTITUTE([.A198];&quot;.txt&quot;;&quot;&quot;)" office:value-type="string" office:string-value="SN23_1" calcext:value-type="string">
            <text:p>SN23_1</text:p>
          </table:table-cell>
          <table:table-cell table:formula="of:=MID([.B198];3;100)" office:value-type="string" office:string-value="23_1" calcext:value-type="string">
            <text:p>23_1</text:p>
          </table:table-cell>
          <table:table-cell table:formula="of:=VALUE(SUBSTITUTE(ORG.LIBREOFFICE.REGEX([.C198];&quot;(\d)+_&quot;); &quot;_&quot;;&quot;&quot;))" office:value-type="float" office:value="23" calcext:value-type="float">
            <text:p>23</text:p>
          </table:table-cell>
          <table:table-cell table:formula="of:=VALUE(SUBSTITUTE(ORG.LIBREOFFICE.REGEX([.C198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3_2.txt</text:p>
          </table:table-cell>
          <table:table-cell table:formula="of:=SUBSTITUTE([.A199];&quot;.txt&quot;;&quot;&quot;)" office:value-type="string" office:string-value="SN23_2" calcext:value-type="string">
            <text:p>SN23_2</text:p>
          </table:table-cell>
          <table:table-cell table:formula="of:=MID([.B199];3;100)" office:value-type="string" office:string-value="23_2" calcext:value-type="string">
            <text:p>23_2</text:p>
          </table:table-cell>
          <table:table-cell table:formula="of:=VALUE(SUBSTITUTE(ORG.LIBREOFFICE.REGEX([.C199];&quot;(\d)+_&quot;); &quot;_&quot;;&quot;&quot;))" office:value-type="float" office:value="23" calcext:value-type="float">
            <text:p>23</text:p>
          </table:table-cell>
          <table:table-cell table:formula="of:=VALUE(SUBSTITUTE(ORG.LIBREOFFICE.REGEX([.C199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5_1.txt</text:p>
          </table:table-cell>
          <table:table-cell table:formula="of:=SUBSTITUTE([.A200];&quot;.txt&quot;;&quot;&quot;)" office:value-type="string" office:string-value="SN25_1" calcext:value-type="string">
            <text:p>SN25_1</text:p>
          </table:table-cell>
          <table:table-cell table:formula="of:=MID([.B200];3;100)" office:value-type="string" office:string-value="25_1" calcext:value-type="string">
            <text:p>25_1</text:p>
          </table:table-cell>
          <table:table-cell table:formula="of:=VALUE(SUBSTITUTE(ORG.LIBREOFFICE.REGEX([.C200];&quot;(\d)+_&quot;); &quot;_&quot;;&quot;&quot;))" office:value-type="float" office:value="25" calcext:value-type="float">
            <text:p>25</text:p>
          </table:table-cell>
          <table:table-cell table:formula="of:=VALUE(SUBSTITUTE(ORG.LIBREOFFICE.REGEX([.C20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2.txt</text:p>
          </table:table-cell>
          <table:table-cell table:formula="of:=SUBSTITUTE([.A201];&quot;.txt&quot;;&quot;&quot;)" office:value-type="string" office:string-value="SN25_2" calcext:value-type="string">
            <text:p>SN25_2</text:p>
          </table:table-cell>
          <table:table-cell table:formula="of:=MID([.B201];3;100)" office:value-type="string" office:string-value="25_2" calcext:value-type="string">
            <text:p>25_2</text:p>
          </table:table-cell>
          <table:table-cell table:formula="of:=VALUE(SUBSTITUTE(ORG.LIBREOFFICE.REGEX([.C201];&quot;(\d)+_&quot;); &quot;_&quot;;&quot;&quot;))" office:value-type="float" office:value="25" calcext:value-type="float">
            <text:p>25</text:p>
          </table:table-cell>
          <table:table-cell table:formula="of:=VALUE(SUBSTITUTE(ORG.LIBREOFFICE.REGEX([.C20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5_3.txt</text:p>
          </table:table-cell>
          <table:table-cell table:formula="of:=SUBSTITUTE([.A202];&quot;.txt&quot;;&quot;&quot;)" office:value-type="string" office:string-value="SN25_3" calcext:value-type="string">
            <text:p>SN25_3</text:p>
          </table:table-cell>
          <table:table-cell table:formula="of:=MID([.B202];3;100)" office:value-type="string" office:string-value="25_3" calcext:value-type="string">
            <text:p>25_3</text:p>
          </table:table-cell>
          <table:table-cell table:formula="of:=VALUE(SUBSTITUTE(ORG.LIBREOFFICE.REGEX([.C202];&quot;(\d)+_&quot;); &quot;_&quot;;&quot;&quot;))" office:value-type="float" office:value="25" calcext:value-type="float">
            <text:p>25</text:p>
          </table:table-cell>
          <table:table-cell table:formula="of:=VALUE(SUBSTITUTE(ORG.LIBREOFFICE.REGEX([.C20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5_4.txt</text:p>
          </table:table-cell>
          <table:table-cell table:formula="of:=SUBSTITUTE([.A203];&quot;.txt&quot;;&quot;&quot;)" office:value-type="string" office:string-value="SN25_4" calcext:value-type="string">
            <text:p>SN25_4</text:p>
          </table:table-cell>
          <table:table-cell table:formula="of:=MID([.B203];3;100)" office:value-type="string" office:string-value="25_4" calcext:value-type="string">
            <text:p>25_4</text:p>
          </table:table-cell>
          <table:table-cell table:formula="of:=VALUE(SUBSTITUTE(ORG.LIBREOFFICE.REGEX([.C203];&quot;(\d)+_&quot;); &quot;_&quot;;&quot;&quot;))" office:value-type="float" office:value="25" calcext:value-type="float">
            <text:p>25</text:p>
          </table:table-cell>
          <table:table-cell table:formula="of:=VALUE(SUBSTITUTE(ORG.LIBREOFFICE.REGEX([.C20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25_5.txt</text:p>
          </table:table-cell>
          <table:table-cell table:formula="of:=SUBSTITUTE([.A204];&quot;.txt&quot;;&quot;&quot;)" office:value-type="string" office:string-value="SN25_5" calcext:value-type="string">
            <text:p>SN25_5</text:p>
          </table:table-cell>
          <table:table-cell table:formula="of:=MID([.B204];3;100)" office:value-type="string" office:string-value="25_5" calcext:value-type="string">
            <text:p>25_5</text:p>
          </table:table-cell>
          <table:table-cell table:formula="of:=VALUE(SUBSTITUTE(ORG.LIBREOFFICE.REGEX([.C204];&quot;(\d)+_&quot;); &quot;_&quot;;&quot;&quot;))" office:value-type="float" office:value="25" calcext:value-type="float">
            <text:p>25</text:p>
          </table:table-cell>
          <table:table-cell table:formula="of:=VALUE(SUBSTITUTE(ORG.LIBREOFFICE.REGEX([.C20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5_6.txt</text:p>
          </table:table-cell>
          <table:table-cell table:formula="of:=SUBSTITUTE([.A205];&quot;.txt&quot;;&quot;&quot;)" office:value-type="string" office:string-value="SN25_6" calcext:value-type="string">
            <text:p>SN25_6</text:p>
          </table:table-cell>
          <table:table-cell table:formula="of:=MID([.B205];3;100)" office:value-type="string" office:string-value="25_6" calcext:value-type="string">
            <text:p>25_6</text:p>
          </table:table-cell>
          <table:table-cell table:formula="of:=VALUE(SUBSTITUTE(ORG.LIBREOFFICE.REGEX([.C205];&quot;(\d)+_&quot;); &quot;_&quot;;&quot;&quot;))" office:value-type="float" office:value="25" calcext:value-type="float">
            <text:p>25</text:p>
          </table:table-cell>
          <table:table-cell table:formula="of:=VALUE(SUBSTITUTE(ORG.LIBREOFFICE.REGEX([.C20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5_7.txt</text:p>
          </table:table-cell>
          <table:table-cell table:formula="of:=SUBSTITUTE([.A206];&quot;.txt&quot;;&quot;&quot;)" office:value-type="string" office:string-value="SN25_7" calcext:value-type="string">
            <text:p>SN25_7</text:p>
          </table:table-cell>
          <table:table-cell table:formula="of:=MID([.B206];3;100)" office:value-type="string" office:string-value="25_7" calcext:value-type="string">
            <text:p>25_7</text:p>
          </table:table-cell>
          <table:table-cell table:formula="of:=VALUE(SUBSTITUTE(ORG.LIBREOFFICE.REGEX([.C206];&quot;(\d)+_&quot;); &quot;_&quot;;&quot;&quot;))" office:value-type="float" office:value="25" calcext:value-type="float">
            <text:p>25</text:p>
          </table:table-cell>
          <table:table-cell table:formula="of:=VALUE(SUBSTITUTE(ORG.LIBREOFFICE.REGEX([.C20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5_8.txt</text:p>
          </table:table-cell>
          <table:table-cell table:formula="of:=SUBSTITUTE([.A207];&quot;.txt&quot;;&quot;&quot;)" office:value-type="string" office:string-value="SN25_8" calcext:value-type="string">
            <text:p>SN25_8</text:p>
          </table:table-cell>
          <table:table-cell table:formula="of:=MID([.B207];3;100)" office:value-type="string" office:string-value="25_8" calcext:value-type="string">
            <text:p>25_8</text:p>
          </table:table-cell>
          <table:table-cell table:formula="of:=VALUE(SUBSTITUTE(ORG.LIBREOFFICE.REGEX([.C207];&quot;(\d)+_&quot;); &quot;_&quot;;&quot;&quot;))" office:value-type="float" office:value="25" calcext:value-type="float">
            <text:p>25</text:p>
          </table:table-cell>
          <table:table-cell table:formula="of:=VALUE(SUBSTITUTE(ORG.LIBREOFFICE.REGEX([.C20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25_9.txt</text:p>
          </table:table-cell>
          <table:table-cell table:formula="of:=SUBSTITUTE([.A208];&quot;.txt&quot;;&quot;&quot;)" office:value-type="string" office:string-value="SN25_9" calcext:value-type="string">
            <text:p>SN25_9</text:p>
          </table:table-cell>
          <table:table-cell table:formula="of:=MID([.B208];3;100)" office:value-type="string" office:string-value="25_9" calcext:value-type="string">
            <text:p>25_9</text:p>
          </table:table-cell>
          <table:table-cell table:formula="of:=VALUE(SUBSTITUTE(ORG.LIBREOFFICE.REGEX([.C208];&quot;(\d)+_&quot;); &quot;_&quot;;&quot;&quot;))" office:value-type="float" office:value="25" calcext:value-type="float">
            <text:p>25</text:p>
          </table:table-cell>
          <table:table-cell table:formula="of:=VALUE(SUBSTITUTE(ORG.LIBREOFFICE.REGEX([.C20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25_10.txt</text:p>
          </table:table-cell>
          <table:table-cell table:formula="of:=SUBSTITUTE([.A209];&quot;.txt&quot;;&quot;&quot;)" office:value-type="string" office:string-value="SN25_10" calcext:value-type="string">
            <text:p>SN25_10</text:p>
          </table:table-cell>
          <table:table-cell table:formula="of:=MID([.B209];3;100)" office:value-type="string" office:string-value="25_10" calcext:value-type="string">
            <text:p>25_10</text:p>
          </table:table-cell>
          <table:table-cell table:formula="of:=VALUE(SUBSTITUTE(ORG.LIBREOFFICE.REGEX([.C209];&quot;(\d)+_&quot;); &quot;_&quot;;&quot;&quot;))" office:value-type="float" office:value="25" calcext:value-type="float">
            <text:p>25</text:p>
          </table:table-cell>
          <table:table-cell table:formula="of:=VALUE(SUBSTITUTE(ORG.LIBREOFFICE.REGEX([.C20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27_1.txt</text:p>
          </table:table-cell>
          <table:table-cell table:formula="of:=SUBSTITUTE([.A210];&quot;.txt&quot;;&quot;&quot;)" office:value-type="string" office:string-value="SN27_1" calcext:value-type="string">
            <text:p>SN27_1</text:p>
          </table:table-cell>
          <table:table-cell table:formula="of:=MID([.B210];3;100)" office:value-type="string" office:string-value="27_1" calcext:value-type="string">
            <text:p>27_1</text:p>
          </table:table-cell>
          <table:table-cell table:formula="of:=VALUE(SUBSTITUTE(ORG.LIBREOFFICE.REGEX([.C210];&quot;(\d)+_&quot;); &quot;_&quot;;&quot;&quot;))" office:value-type="float" office:value="27" calcext:value-type="float">
            <text:p>27</text:p>
          </table:table-cell>
          <table:table-cell table:formula="of:=VALUE(SUBSTITUTE(ORG.LIBREOFFICE.REGEX([.C21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2.txt</text:p>
          </table:table-cell>
          <table:table-cell table:formula="of:=SUBSTITUTE([.A211];&quot;.txt&quot;;&quot;&quot;)" office:value-type="string" office:string-value="SN27_2" calcext:value-type="string">
            <text:p>SN27_2</text:p>
          </table:table-cell>
          <table:table-cell table:formula="of:=MID([.B211];3;100)" office:value-type="string" office:string-value="27_2" calcext:value-type="string">
            <text:p>27_2</text:p>
          </table:table-cell>
          <table:table-cell table:formula="of:=VALUE(SUBSTITUTE(ORG.LIBREOFFICE.REGEX([.C211];&quot;(\d)+_&quot;); &quot;_&quot;;&quot;&quot;))" office:value-type="float" office:value="27" calcext:value-type="float">
            <text:p>27</text:p>
          </table:table-cell>
          <table:table-cell table:formula="of:=VALUE(SUBSTITUTE(ORG.LIBREOFFICE.REGEX([.C21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27_3.txt</text:p>
          </table:table-cell>
          <table:table-cell table:formula="of:=SUBSTITUTE([.A212];&quot;.txt&quot;;&quot;&quot;)" office:value-type="string" office:string-value="SN27_3" calcext:value-type="string">
            <text:p>SN27_3</text:p>
          </table:table-cell>
          <table:table-cell table:formula="of:=MID([.B212];3;100)" office:value-type="string" office:string-value="27_3" calcext:value-type="string">
            <text:p>27_3</text:p>
          </table:table-cell>
          <table:table-cell table:formula="of:=VALUE(SUBSTITUTE(ORG.LIBREOFFICE.REGEX([.C212];&quot;(\d)+_&quot;); &quot;_&quot;;&quot;&quot;))" office:value-type="float" office:value="27" calcext:value-type="float">
            <text:p>27</text:p>
          </table:table-cell>
          <table:table-cell table:formula="of:=VALUE(SUBSTITUTE(ORG.LIBREOFFICE.REGEX([.C21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27_4.txt</text:p>
          </table:table-cell>
          <table:table-cell table:formula="of:=SUBSTITUTE([.A213];&quot;.txt&quot;;&quot;&quot;)" office:value-type="string" office:string-value="SN27_4" calcext:value-type="string">
            <text:p>SN27_4</text:p>
          </table:table-cell>
          <table:table-cell table:formula="of:=MID([.B213];3;100)" office:value-type="string" office:string-value="27_4" calcext:value-type="string">
            <text:p>27_4</text:p>
          </table:table-cell>
          <table:table-cell table:formula="of:=VALUE(SUBSTITUTE(ORG.LIBREOFFICE.REGEX([.C213];&quot;(\d)+_&quot;); &quot;_&quot;;&quot;&quot;))" office:value-type="float" office:value="27" calcext:value-type="float">
            <text:p>27</text:p>
          </table:table-cell>
          <table:table-cell table:formula="of:=VALUE(SUBSTITUTE(ORG.LIBREOFFICE.REGEX([.C21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27_5.txt</text:p>
          </table:table-cell>
          <table:table-cell table:formula="of:=SUBSTITUTE([.A214];&quot;.txt&quot;;&quot;&quot;)" office:value-type="string" office:string-value="SN27_5" calcext:value-type="string">
            <text:p>SN27_5</text:p>
          </table:table-cell>
          <table:table-cell table:formula="of:=MID([.B214];3;100)" office:value-type="string" office:string-value="27_5" calcext:value-type="string">
            <text:p>27_5</text:p>
          </table:table-cell>
          <table:table-cell table:formula="of:=VALUE(SUBSTITUTE(ORG.LIBREOFFICE.REGEX([.C214];&quot;(\d)+_&quot;); &quot;_&quot;;&quot;&quot;))" office:value-type="float" office:value="27" calcext:value-type="float">
            <text:p>27</text:p>
          </table:table-cell>
          <table:table-cell table:formula="of:=VALUE(SUBSTITUTE(ORG.LIBREOFFICE.REGEX([.C21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27_6.txt</text:p>
          </table:table-cell>
          <table:table-cell table:formula="of:=SUBSTITUTE([.A215];&quot;.txt&quot;;&quot;&quot;)" office:value-type="string" office:string-value="SN27_6" calcext:value-type="string">
            <text:p>SN27_6</text:p>
          </table:table-cell>
          <table:table-cell table:formula="of:=MID([.B215];3;100)" office:value-type="string" office:string-value="27_6" calcext:value-type="string">
            <text:p>27_6</text:p>
          </table:table-cell>
          <table:table-cell table:formula="of:=VALUE(SUBSTITUTE(ORG.LIBREOFFICE.REGEX([.C215];&quot;(\d)+_&quot;); &quot;_&quot;;&quot;&quot;))" office:value-type="float" office:value="27" calcext:value-type="float">
            <text:p>27</text:p>
          </table:table-cell>
          <table:table-cell table:formula="of:=VALUE(SUBSTITUTE(ORG.LIBREOFFICE.REGEX([.C21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27_7.txt</text:p>
          </table:table-cell>
          <table:table-cell table:formula="of:=SUBSTITUTE([.A216];&quot;.txt&quot;;&quot;&quot;)" office:value-type="string" office:string-value="SN27_7" calcext:value-type="string">
            <text:p>SN27_7</text:p>
          </table:table-cell>
          <table:table-cell table:formula="of:=MID([.B216];3;100)" office:value-type="string" office:string-value="27_7" calcext:value-type="string">
            <text:p>27_7</text:p>
          </table:table-cell>
          <table:table-cell table:formula="of:=VALUE(SUBSTITUTE(ORG.LIBREOFFICE.REGEX([.C216];&quot;(\d)+_&quot;); &quot;_&quot;;&quot;&quot;))" office:value-type="float" office:value="27" calcext:value-type="float">
            <text:p>27</text:p>
          </table:table-cell>
          <table:table-cell table:formula="of:=VALUE(SUBSTITUTE(ORG.LIBREOFFICE.REGEX([.C216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27_8.txt</text:p>
          </table:table-cell>
          <table:table-cell table:formula="of:=SUBSTITUTE([.A217];&quot;.txt&quot;;&quot;&quot;)" office:value-type="string" office:string-value="SN27_8" calcext:value-type="string">
            <text:p>SN27_8</text:p>
          </table:table-cell>
          <table:table-cell table:formula="of:=MID([.B217];3;100)" office:value-type="string" office:string-value="27_8" calcext:value-type="string">
            <text:p>27_8</text:p>
          </table:table-cell>
          <table:table-cell table:formula="of:=VALUE(SUBSTITUTE(ORG.LIBREOFFICE.REGEX([.C217];&quot;(\d)+_&quot;); &quot;_&quot;;&quot;&quot;))" office:value-type="float" office:value="27" calcext:value-type="float">
            <text:p>27</text:p>
          </table:table-cell>
          <table:table-cell table:formula="of:=VALUE(SUBSTITUTE(ORG.LIBREOFFICE.REGEX([.C217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27_9.txt</text:p>
          </table:table-cell>
          <table:table-cell table:formula="of:=SUBSTITUTE([.A218];&quot;.txt&quot;;&quot;&quot;)" office:value-type="string" office:string-value="SN27_9" calcext:value-type="string">
            <text:p>SN27_9</text:p>
          </table:table-cell>
          <table:table-cell table:formula="of:=MID([.B218];3;100)" office:value-type="string" office:string-value="27_9" calcext:value-type="string">
            <text:p>27_9</text:p>
          </table:table-cell>
          <table:table-cell table:formula="of:=VALUE(SUBSTITUTE(ORG.LIBREOFFICE.REGEX([.C218];&quot;(\d)+_&quot;); &quot;_&quot;;&quot;&quot;))" office:value-type="float" office:value="27" calcext:value-type="float">
            <text:p>27</text:p>
          </table:table-cell>
          <table:table-cell table:formula="of:=VALUE(SUBSTITUTE(ORG.LIBREOFFICE.REGEX([.C218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27_10.txt</text:p>
          </table:table-cell>
          <table:table-cell table:formula="of:=SUBSTITUTE([.A219];&quot;.txt&quot;;&quot;&quot;)" office:value-type="string" office:string-value="SN27_10" calcext:value-type="string">
            <text:p>SN27_10</text:p>
          </table:table-cell>
          <table:table-cell table:formula="of:=MID([.B219];3;100)" office:value-type="string" office:string-value="27_10" calcext:value-type="string">
            <text:p>27_10</text:p>
          </table:table-cell>
          <table:table-cell table:formula="of:=VALUE(SUBSTITUTE(ORG.LIBREOFFICE.REGEX([.C219];&quot;(\d)+_&quot;); &quot;_&quot;;&quot;&quot;))" office:value-type="float" office:value="27" calcext:value-type="float">
            <text:p>27</text:p>
          </table:table-cell>
          <table:table-cell table:formula="of:=VALUE(SUBSTITUTE(ORG.LIBREOFFICE.REGEX([.C219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35_17.txt</text:p>
          </table:table-cell>
          <table:table-cell table:formula="of:=SUBSTITUTE([.A220];&quot;.txt&quot;;&quot;&quot;)" office:value-type="string" office:string-value="SN35_17" calcext:value-type="string">
            <text:p>SN35_17</text:p>
          </table:table-cell>
          <table:table-cell table:formula="of:=MID([.B220];3;100)" office:value-type="string" office:string-value="35_17" calcext:value-type="string">
            <text:p>35_17</text:p>
          </table:table-cell>
          <table:table-cell table:formula="of:=VALUE(SUBSTITUTE(ORG.LIBREOFFICE.REGEX([.C220];&quot;(\d)+_&quot;); &quot;_&quot;;&quot;&quot;))" office:value-type="float" office:value="35" calcext:value-type="float">
            <text:p>35</text:p>
          </table:table-cell>
          <table:table-cell table:formula="of:=VALUE(SUBSTITUTE(ORG.LIBREOFFICE.REGEX([.C220];&quot;_(\d)+&quot;); &quot;_&quot;;&quot;&quot;))"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SN35_18.txt</text:p>
          </table:table-cell>
          <table:table-cell table:formula="of:=SUBSTITUTE([.A221];&quot;.txt&quot;;&quot;&quot;)" office:value-type="string" office:string-value="SN35_18" calcext:value-type="string">
            <text:p>SN35_18</text:p>
          </table:table-cell>
          <table:table-cell table:formula="of:=MID([.B221];3;100)" office:value-type="string" office:string-value="35_18" calcext:value-type="string">
            <text:p>35_18</text:p>
          </table:table-cell>
          <table:table-cell table:formula="of:=VALUE(SUBSTITUTE(ORG.LIBREOFFICE.REGEX([.C221];&quot;(\d)+_&quot;); &quot;_&quot;;&quot;&quot;))" office:value-type="float" office:value="35" calcext:value-type="float">
            <text:p>35</text:p>
          </table:table-cell>
          <table:table-cell table:formula="of:=VALUE(SUBSTITUTE(ORG.LIBREOFFICE.REGEX([.C221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35_19.txt</text:p>
          </table:table-cell>
          <table:table-cell table:formula="of:=SUBSTITUTE([.A222];&quot;.txt&quot;;&quot;&quot;)" office:value-type="string" office:string-value="SN35_19" calcext:value-type="string">
            <text:p>SN35_19</text:p>
          </table:table-cell>
          <table:table-cell table:formula="of:=MID([.B222];3;100)" office:value-type="string" office:string-value="35_19" calcext:value-type="string">
            <text:p>35_19</text:p>
          </table:table-cell>
          <table:table-cell table:formula="of:=VALUE(SUBSTITUTE(ORG.LIBREOFFICE.REGEX([.C222];&quot;(\d)+_&quot;); &quot;_&quot;;&quot;&quot;))" office:value-type="float" office:value="35" calcext:value-type="float">
            <text:p>35</text:p>
          </table:table-cell>
          <table:table-cell table:formula="of:=VALUE(SUBSTITUTE(ORG.LIBREOFFICE.REGEX([.C222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35_20.txt</text:p>
          </table:table-cell>
          <table:table-cell table:formula="of:=SUBSTITUTE([.A223];&quot;.txt&quot;;&quot;&quot;)" office:value-type="string" office:string-value="SN35_20" calcext:value-type="string">
            <text:p>SN35_20</text:p>
          </table:table-cell>
          <table:table-cell table:formula="of:=MID([.B223];3;100)" office:value-type="string" office:string-value="35_20" calcext:value-type="string">
            <text:p>35_20</text:p>
          </table:table-cell>
          <table:table-cell table:formula="of:=VALUE(SUBSTITUTE(ORG.LIBREOFFICE.REGEX([.C223];&quot;(\d)+_&quot;); &quot;_&quot;;&quot;&quot;))" office:value-type="float" office:value="35" calcext:value-type="float">
            <text:p>35</text:p>
          </table:table-cell>
          <table:table-cell table:formula="of:=VALUE(SUBSTITUTE(ORG.LIBREOFFICE.REGEX([.C223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35_23.txt</text:p>
          </table:table-cell>
          <table:table-cell table:formula="of:=SUBSTITUTE([.A224];&quot;.txt&quot;;&quot;&quot;)" office:value-type="string" office:string-value="SN35_23" calcext:value-type="string">
            <text:p>SN35_23</text:p>
          </table:table-cell>
          <table:table-cell table:formula="of:=MID([.B224];3;100)" office:value-type="string" office:string-value="35_23" calcext:value-type="string">
            <text:p>35_23</text:p>
          </table:table-cell>
          <table:table-cell table:formula="of:=VALUE(SUBSTITUTE(ORG.LIBREOFFICE.REGEX([.C224];&quot;(\d)+_&quot;); &quot;_&quot;;&quot;&quot;))" office:value-type="float" office:value="35" calcext:value-type="float">
            <text:p>35</text:p>
          </table:table-cell>
          <table:table-cell table:formula="of:=VALUE(SUBSTITUTE(ORG.LIBREOFFICE.REGEX([.C224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35_24.txt</text:p>
          </table:table-cell>
          <table:table-cell table:formula="of:=SUBSTITUTE([.A225];&quot;.txt&quot;;&quot;&quot;)" office:value-type="string" office:string-value="SN35_24" calcext:value-type="string">
            <text:p>SN35_24</text:p>
          </table:table-cell>
          <table:table-cell table:formula="of:=MID([.B225];3;100)" office:value-type="string" office:string-value="35_24" calcext:value-type="string">
            <text:p>35_24</text:p>
          </table:table-cell>
          <table:table-cell table:formula="of:=VALUE(SUBSTITUTE(ORG.LIBREOFFICE.REGEX([.C225];&quot;(\d)+_&quot;); &quot;_&quot;;&quot;&quot;))" office:value-type="float" office:value="35" calcext:value-type="float">
            <text:p>35</text:p>
          </table:table-cell>
          <table:table-cell table:formula="of:=VALUE(SUBSTITUTE(ORG.LIBREOFFICE.REGEX([.C225];&quot;_(\d)+&quot;); &quot;_&quot;;&quot;&quot;)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SN35_28.txt</text:p>
          </table:table-cell>
          <table:table-cell table:formula="of:=SUBSTITUTE([.A226];&quot;.txt&quot;;&quot;&quot;)" office:value-type="string" office:string-value="SN35_28" calcext:value-type="string">
            <text:p>SN35_28</text:p>
          </table:table-cell>
          <table:table-cell table:formula="of:=MID([.B226];3;100)" office:value-type="string" office:string-value="35_28" calcext:value-type="string">
            <text:p>35_28</text:p>
          </table:table-cell>
          <table:table-cell table:formula="of:=VALUE(SUBSTITUTE(ORG.LIBREOFFICE.REGEX([.C226];&quot;(\d)+_&quot;); &quot;_&quot;;&quot;&quot;))" office:value-type="float" office:value="35" calcext:value-type="float">
            <text:p>35</text:p>
          </table:table-cell>
          <table:table-cell table:formula="of:=VALUE(SUBSTITUTE(ORG.LIBREOFFICE.REGEX([.C226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N35_63.txt</text:p>
          </table:table-cell>
          <table:table-cell table:formula="of:=SUBSTITUTE([.A227];&quot;.txt&quot;;&quot;&quot;)" office:value-type="string" office:string-value="SN35_63" calcext:value-type="string">
            <text:p>SN35_63</text:p>
          </table:table-cell>
          <table:table-cell table:formula="of:=MID([.B227];3;100)" office:value-type="string" office:string-value="35_63" calcext:value-type="string">
            <text:p>35_63</text:p>
          </table:table-cell>
          <table:table-cell table:formula="of:=VALUE(SUBSTITUTE(ORG.LIBREOFFICE.REGEX([.C227];&quot;(\d)+_&quot;); &quot;_&quot;;&quot;&quot;))" office:value-type="float" office:value="35" calcext:value-type="float">
            <text:p>35</text:p>
          </table:table-cell>
          <table:table-cell table:formula="of:=VALUE(SUBSTITUTE(ORG.LIBREOFFICE.REGEX([.C227];&quot;_(\d)+&quot;); &quot;_&quot;;&quot;&quot;))"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SN35_69.txt</text:p>
          </table:table-cell>
          <table:table-cell table:formula="of:=SUBSTITUTE([.A228];&quot;.txt&quot;;&quot;&quot;)" office:value-type="string" office:string-value="SN35_69" calcext:value-type="string">
            <text:p>SN35_69</text:p>
          </table:table-cell>
          <table:table-cell table:formula="of:=MID([.B228];3;100)" office:value-type="string" office:string-value="35_69" calcext:value-type="string">
            <text:p>35_69</text:p>
          </table:table-cell>
          <table:table-cell table:formula="of:=VALUE(SUBSTITUTE(ORG.LIBREOFFICE.REGEX([.C228];&quot;(\d)+_&quot;); &quot;_&quot;;&quot;&quot;))" office:value-type="float" office:value="35" calcext:value-type="float">
            <text:p>35</text:p>
          </table:table-cell>
          <table:table-cell table:formula="of:=VALUE(SUBSTITUTE(ORG.LIBREOFFICE.REGEX([.C228];&quot;_(\d)+&quot;); &quot;_&quot;;&quot;&quot;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SN35_74.txt</text:p>
          </table:table-cell>
          <table:table-cell table:formula="of:=SUBSTITUTE([.A229];&quot;.txt&quot;;&quot;&quot;)" office:value-type="string" office:string-value="SN35_74" calcext:value-type="string">
            <text:p>SN35_74</text:p>
          </table:table-cell>
          <table:table-cell table:formula="of:=MID([.B229];3;100)" office:value-type="string" office:string-value="35_74" calcext:value-type="string">
            <text:p>35_74</text:p>
          </table:table-cell>
          <table:table-cell table:formula="of:=VALUE(SUBSTITUTE(ORG.LIBREOFFICE.REGEX([.C229];&quot;(\d)+_&quot;); &quot;_&quot;;&quot;&quot;))" office:value-type="float" office:value="35" calcext:value-type="float">
            <text:p>35</text:p>
          </table:table-cell>
          <table:table-cell table:formula="of:=VALUE(SUBSTITUTE(ORG.LIBREOFFICE.REGEX([.C229];&quot;_(\d)+&quot;); &quot;_&quot;;&quot;&quot;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SN35_75.txt</text:p>
          </table:table-cell>
          <table:table-cell table:formula="of:=SUBSTITUTE([.A230];&quot;.txt&quot;;&quot;&quot;)" office:value-type="string" office:string-value="SN35_75" calcext:value-type="string">
            <text:p>SN35_75</text:p>
          </table:table-cell>
          <table:table-cell table:formula="of:=MID([.B230];3;100)" office:value-type="string" office:string-value="35_75" calcext:value-type="string">
            <text:p>35_75</text:p>
          </table:table-cell>
          <table:table-cell table:formula="of:=VALUE(SUBSTITUTE(ORG.LIBREOFFICE.REGEX([.C230];&quot;(\d)+_&quot;); &quot;_&quot;;&quot;&quot;))" office:value-type="float" office:value="35" calcext:value-type="float">
            <text:p>35</text:p>
          </table:table-cell>
          <table:table-cell table:formula="of:=VALUE(SUBSTITUTE(ORG.LIBREOFFICE.REGEX([.C230];&quot;_(\d)+&quot;); &quot;_&quot;;&quot;&quot;))" office:value-type="float" office:value="75" calcext:value-type="float">
            <text:p>75</text:p>
          </table:table-cell>
        </table:table-row>
        <table:table-row table:style-name="ro1">
          <table:table-cell office:value-type="string" calcext:value-type="string">
            <text:p>SN35_80.txt</text:p>
          </table:table-cell>
          <table:table-cell table:formula="of:=SUBSTITUTE([.A231];&quot;.txt&quot;;&quot;&quot;)" office:value-type="string" office:string-value="SN35_80" calcext:value-type="string">
            <text:p>SN35_80</text:p>
          </table:table-cell>
          <table:table-cell table:formula="of:=MID([.B231];3;100)" office:value-type="string" office:string-value="35_80" calcext:value-type="string">
            <text:p>35_80</text:p>
          </table:table-cell>
          <table:table-cell table:formula="of:=VALUE(SUBSTITUTE(ORG.LIBREOFFICE.REGEX([.C231];&quot;(\d)+_&quot;); &quot;_&quot;;&quot;&quot;))" office:value-type="float" office:value="35" calcext:value-type="float">
            <text:p>35</text:p>
          </table:table-cell>
          <table:table-cell table:formula="of:=VALUE(SUBSTITUTE(ORG.LIBREOFFICE.REGEX([.C231];&quot;_(\d)+&quot;); &quot;_&quot;;&quot;&quot;))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SN35_82.txt</text:p>
          </table:table-cell>
          <table:table-cell table:formula="of:=SUBSTITUTE([.A232];&quot;.txt&quot;;&quot;&quot;)" office:value-type="string" office:string-value="SN35_82" calcext:value-type="string">
            <text:p>SN35_82</text:p>
          </table:table-cell>
          <table:table-cell table:formula="of:=MID([.B232];3;100)" office:value-type="string" office:string-value="35_82" calcext:value-type="string">
            <text:p>35_82</text:p>
          </table:table-cell>
          <table:table-cell table:formula="of:=VALUE(SUBSTITUTE(ORG.LIBREOFFICE.REGEX([.C232];&quot;(\d)+_&quot;); &quot;_&quot;;&quot;&quot;))" office:value-type="float" office:value="35" calcext:value-type="float">
            <text:p>35</text:p>
          </table:table-cell>
          <table:table-cell table:formula="of:=VALUE(SUBSTITUTE(ORG.LIBREOFFICE.REGEX([.C232];&quot;_(\d)+&quot;); &quot;_&quot;;&quot;&quot;))"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SN35_85.txt</text:p>
          </table:table-cell>
          <table:table-cell table:formula="of:=SUBSTITUTE([.A233];&quot;.txt&quot;;&quot;&quot;)" office:value-type="string" office:string-value="SN35_85" calcext:value-type="string">
            <text:p>SN35_85</text:p>
          </table:table-cell>
          <table:table-cell table:formula="of:=MID([.B233];3;100)" office:value-type="string" office:string-value="35_85" calcext:value-type="string">
            <text:p>35_85</text:p>
          </table:table-cell>
          <table:table-cell table:formula="of:=VALUE(SUBSTITUTE(ORG.LIBREOFFICE.REGEX([.C233];&quot;(\d)+_&quot;); &quot;_&quot;;&quot;&quot;))" office:value-type="float" office:value="35" calcext:value-type="float">
            <text:p>35</text:p>
          </table:table-cell>
          <table:table-cell table:formula="of:=VALUE(SUBSTITUTE(ORG.LIBREOFFICE.REGEX([.C233];&quot;_(\d)+&quot;); &quot;_&quot;;&quot;&quot;))" office:value-type="float" office:value="85" calcext:value-type="float">
            <text:p>85</text:p>
          </table:table-cell>
        </table:table-row>
        <table:table-row table:style-name="ro1">
          <table:table-cell office:value-type="string" calcext:value-type="string">
            <text:p>SN35_88.txt</text:p>
          </table:table-cell>
          <table:table-cell table:formula="of:=SUBSTITUTE([.A234];&quot;.txt&quot;;&quot;&quot;)" office:value-type="string" office:string-value="SN35_88" calcext:value-type="string">
            <text:p>SN35_88</text:p>
          </table:table-cell>
          <table:table-cell table:formula="of:=MID([.B234];3;100)" office:value-type="string" office:string-value="35_88" calcext:value-type="string">
            <text:p>35_88</text:p>
          </table:table-cell>
          <table:table-cell table:formula="of:=VALUE(SUBSTITUTE(ORG.LIBREOFFICE.REGEX([.C234];&quot;(\d)+_&quot;); &quot;_&quot;;&quot;&quot;))" office:value-type="float" office:value="35" calcext:value-type="float">
            <text:p>35</text:p>
          </table:table-cell>
          <table:table-cell table:formula="of:=VALUE(SUBSTITUTE(ORG.LIBREOFFICE.REGEX([.C234];&quot;_(\d)+&quot;); &quot;_&quot;;&quot;&quot;))" office:value-type="float" office:value="88" calcext:value-type="float">
            <text:p>88</text:p>
          </table:table-cell>
        </table:table-row>
        <table:table-row table:style-name="ro1">
          <table:table-cell office:value-type="string" calcext:value-type="string">
            <text:p>SN35_93.txt</text:p>
          </table:table-cell>
          <table:table-cell table:formula="of:=SUBSTITUTE([.A235];&quot;.txt&quot;;&quot;&quot;)" office:value-type="string" office:string-value="SN35_93" calcext:value-type="string">
            <text:p>SN35_93</text:p>
          </table:table-cell>
          <table:table-cell table:formula="of:=MID([.B235];3;100)" office:value-type="string" office:string-value="35_93" calcext:value-type="string">
            <text:p>35_93</text:p>
          </table:table-cell>
          <table:table-cell table:formula="of:=VALUE(SUBSTITUTE(ORG.LIBREOFFICE.REGEX([.C235];&quot;(\d)+_&quot;); &quot;_&quot;;&quot;&quot;))" office:value-type="float" office:value="35" calcext:value-type="float">
            <text:p>35</text:p>
          </table:table-cell>
          <table:table-cell table:formula="of:=VALUE(SUBSTITUTE(ORG.LIBREOFFICE.REGEX([.C235];&quot;_(\d)+&quot;); &quot;_&quot;;&quot;&quot;))"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SN35_95.txt</text:p>
          </table:table-cell>
          <table:table-cell table:formula="of:=SUBSTITUTE([.A236];&quot;.txt&quot;;&quot;&quot;)" office:value-type="string" office:string-value="SN35_95" calcext:value-type="string">
            <text:p>SN35_95</text:p>
          </table:table-cell>
          <table:table-cell table:formula="of:=MID([.B236];3;100)" office:value-type="string" office:string-value="35_95" calcext:value-type="string">
            <text:p>35_95</text:p>
          </table:table-cell>
          <table:table-cell table:formula="of:=VALUE(SUBSTITUTE(ORG.LIBREOFFICE.REGEX([.C236];&quot;(\d)+_&quot;); &quot;_&quot;;&quot;&quot;))" office:value-type="float" office:value="35" calcext:value-type="float">
            <text:p>35</text:p>
          </table:table-cell>
          <table:table-cell table:formula="of:=VALUE(SUBSTITUTE(ORG.LIBREOFFICE.REGEX([.C236];&quot;_(\d)+&quot;); &quot;_&quot;;&quot;&quot;))" office:value-type="float" office:value="95" calcext:value-type="float">
            <text:p>95</text:p>
          </table:table-cell>
        </table:table-row>
        <table:table-row table:style-name="ro1">
          <table:table-cell office:value-type="string" calcext:value-type="string">
            <text:p>SN35_97.txt</text:p>
          </table:table-cell>
          <table:table-cell table:formula="of:=SUBSTITUTE([.A237];&quot;.txt&quot;;&quot;&quot;)" office:value-type="string" office:string-value="SN35_97" calcext:value-type="string">
            <text:p>SN35_97</text:p>
          </table:table-cell>
          <table:table-cell table:formula="of:=MID([.B237];3;100)" office:value-type="string" office:string-value="35_97" calcext:value-type="string">
            <text:p>35_97</text:p>
          </table:table-cell>
          <table:table-cell table:formula="of:=VALUE(SUBSTITUTE(ORG.LIBREOFFICE.REGEX([.C237];&quot;(\d)+_&quot;); &quot;_&quot;;&quot;&quot;))" office:value-type="float" office:value="35" calcext:value-type="float">
            <text:p>35</text:p>
          </table:table-cell>
          <table:table-cell table:formula="of:=VALUE(SUBSTITUTE(ORG.LIBREOFFICE.REGEX([.C237];&quot;_(\d)+&quot;); &quot;_&quot;;&quot;&quot;))"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SN35_99.txt</text:p>
          </table:table-cell>
          <table:table-cell table:formula="of:=SUBSTITUTE([.A238];&quot;.txt&quot;;&quot;&quot;)" office:value-type="string" office:string-value="SN35_99" calcext:value-type="string">
            <text:p>SN35_99</text:p>
          </table:table-cell>
          <table:table-cell table:formula="of:=MID([.B238];3;100)" office:value-type="string" office:string-value="35_99" calcext:value-type="string">
            <text:p>35_99</text:p>
          </table:table-cell>
          <table:table-cell table:formula="of:=VALUE(SUBSTITUTE(ORG.LIBREOFFICE.REGEX([.C238];&quot;(\d)+_&quot;); &quot;_&quot;;&quot;&quot;))" office:value-type="float" office:value="35" calcext:value-type="float">
            <text:p>35</text:p>
          </table:table-cell>
          <table:table-cell table:formula="of:=VALUE(SUBSTITUTE(ORG.LIBREOFFICE.REGEX([.C238];&quot;_(\d)+&quot;); &quot;_&quot;;&quot;&quot;))"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SN35_101.txt</text:p>
          </table:table-cell>
          <table:table-cell table:formula="of:=SUBSTITUTE([.A239];&quot;.txt&quot;;&quot;&quot;)" office:value-type="string" office:string-value="SN35_101" calcext:value-type="string">
            <text:p>SN35_101</text:p>
          </table:table-cell>
          <table:table-cell table:formula="of:=MID([.B239];3;100)" office:value-type="string" office:string-value="35_101" calcext:value-type="string">
            <text:p>35_101</text:p>
          </table:table-cell>
          <table:table-cell table:formula="of:=VALUE(SUBSTITUTE(ORG.LIBREOFFICE.REGEX([.C239];&quot;(\d)+_&quot;); &quot;_&quot;;&quot;&quot;))" office:value-type="float" office:value="35" calcext:value-type="float">
            <text:p>35</text:p>
          </table:table-cell>
          <table:table-cell table:formula="of:=VALUE(SUBSTITUTE(ORG.LIBREOFFICE.REGEX([.C239];&quot;_(\d)+&quot;); &quot;_&quot;;&quot;&quot;))" office:value-type="float" office:value="101" calcext:value-type="float">
            <text:p>101</text:p>
          </table:table-cell>
        </table:table-row>
        <table:table-row table:style-name="ro1">
          <table:table-cell office:value-type="string" calcext:value-type="string">
            <text:p>SN35_115.txt</text:p>
          </table:table-cell>
          <table:table-cell table:formula="of:=SUBSTITUTE([.A240];&quot;.txt&quot;;&quot;&quot;)" office:value-type="string" office:string-value="SN35_115" calcext:value-type="string">
            <text:p>SN35_115</text:p>
          </table:table-cell>
          <table:table-cell table:formula="of:=MID([.B240];3;100)" office:value-type="string" office:string-value="35_115" calcext:value-type="string">
            <text:p>35_115</text:p>
          </table:table-cell>
          <table:table-cell table:formula="of:=VALUE(SUBSTITUTE(ORG.LIBREOFFICE.REGEX([.C240];&quot;(\d)+_&quot;); &quot;_&quot;;&quot;&quot;))" office:value-type="float" office:value="35" calcext:value-type="float">
            <text:p>35</text:p>
          </table:table-cell>
          <table:table-cell table:formula="of:=VALUE(SUBSTITUTE(ORG.LIBREOFFICE.REGEX([.C240];&quot;_(\d)+&quot;); &quot;_&quot;;&quot;&quot;))"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SN35_116.txt</text:p>
          </table:table-cell>
          <table:table-cell table:formula="of:=SUBSTITUTE([.A241];&quot;.txt&quot;;&quot;&quot;)" office:value-type="string" office:string-value="SN35_116" calcext:value-type="string">
            <text:p>SN35_116</text:p>
          </table:table-cell>
          <table:table-cell table:formula="of:=MID([.B241];3;100)" office:value-type="string" office:string-value="35_116" calcext:value-type="string">
            <text:p>35_116</text:p>
          </table:table-cell>
          <table:table-cell table:formula="of:=VALUE(SUBSTITUTE(ORG.LIBREOFFICE.REGEX([.C241];&quot;(\d)+_&quot;); &quot;_&quot;;&quot;&quot;))" office:value-type="float" office:value="35" calcext:value-type="float">
            <text:p>35</text:p>
          </table:table-cell>
          <table:table-cell table:formula="of:=VALUE(SUBSTITUTE(ORG.LIBREOFFICE.REGEX([.C241];&quot;_(\d)+&quot;); &quot;_&quot;;&quot;&quot;))" office:value-type="float" office:value="116" calcext:value-type="float">
            <text:p>116</text:p>
          </table:table-cell>
        </table:table-row>
        <table:table-row table:style-name="ro1">
          <table:table-cell office:value-type="string" calcext:value-type="string">
            <text:p>SN35_117.txt</text:p>
          </table:table-cell>
          <table:table-cell table:formula="of:=SUBSTITUTE([.A242];&quot;.txt&quot;;&quot;&quot;)" office:value-type="string" office:string-value="SN35_117" calcext:value-type="string">
            <text:p>SN35_117</text:p>
          </table:table-cell>
          <table:table-cell table:formula="of:=MID([.B242];3;100)" office:value-type="string" office:string-value="35_117" calcext:value-type="string">
            <text:p>35_117</text:p>
          </table:table-cell>
          <table:table-cell table:formula="of:=VALUE(SUBSTITUTE(ORG.LIBREOFFICE.REGEX([.C242];&quot;(\d)+_&quot;); &quot;_&quot;;&quot;&quot;))" office:value-type="float" office:value="35" calcext:value-type="float">
            <text:p>35</text:p>
          </table:table-cell>
          <table:table-cell table:formula="of:=VALUE(SUBSTITUTE(ORG.LIBREOFFICE.REGEX([.C242];&quot;_(\d)+&quot;); &quot;_&quot;;&quot;&quot;)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SN35_118.txt</text:p>
          </table:table-cell>
          <table:table-cell table:formula="of:=SUBSTITUTE([.A243];&quot;.txt&quot;;&quot;&quot;)" office:value-type="string" office:string-value="SN35_118" calcext:value-type="string">
            <text:p>SN35_118</text:p>
          </table:table-cell>
          <table:table-cell table:formula="of:=MID([.B243];3;100)" office:value-type="string" office:string-value="35_118" calcext:value-type="string">
            <text:p>35_118</text:p>
          </table:table-cell>
          <table:table-cell table:formula="of:=VALUE(SUBSTITUTE(ORG.LIBREOFFICE.REGEX([.C243];&quot;(\d)+_&quot;); &quot;_&quot;;&quot;&quot;))" office:value-type="float" office:value="35" calcext:value-type="float">
            <text:p>35</text:p>
          </table:table-cell>
          <table:table-cell table:formula="of:=VALUE(SUBSTITUTE(ORG.LIBREOFFICE.REGEX([.C243];&quot;_(\d)+&quot;); &quot;_&quot;;&quot;&quot;))" office:value-type="float" office:value="118" calcext:value-type="float">
            <text:p>118</text:p>
          </table:table-cell>
        </table:table-row>
        <table:table-row table:style-name="ro1">
          <table:table-cell office:value-type="string" calcext:value-type="string">
            <text:p>SN35_127.txt</text:p>
          </table:table-cell>
          <table:table-cell table:formula="of:=SUBSTITUTE([.A244];&quot;.txt&quot;;&quot;&quot;)" office:value-type="string" office:string-value="SN35_127" calcext:value-type="string">
            <text:p>SN35_127</text:p>
          </table:table-cell>
          <table:table-cell table:formula="of:=MID([.B244];3;100)" office:value-type="string" office:string-value="35_127" calcext:value-type="string">
            <text:p>35_127</text:p>
          </table:table-cell>
          <table:table-cell table:formula="of:=VALUE(SUBSTITUTE(ORG.LIBREOFFICE.REGEX([.C244];&quot;(\d)+_&quot;); &quot;_&quot;;&quot;&quot;))" office:value-type="float" office:value="35" calcext:value-type="float">
            <text:p>35</text:p>
          </table:table-cell>
          <table:table-cell table:formula="of:=VALUE(SUBSTITUTE(ORG.LIBREOFFICE.REGEX([.C244];&quot;_(\d)+&quot;); &quot;_&quot;;&quot;&quot;))" office:value-type="float" office:value="127" calcext:value-type="float">
            <text:p>127</text:p>
          </table:table-cell>
        </table:table-row>
        <table:table-row table:style-name="ro1">
          <table:table-cell office:value-type="string" calcext:value-type="string">
            <text:p>SN35_134.txt</text:p>
          </table:table-cell>
          <table:table-cell table:formula="of:=SUBSTITUTE([.A245];&quot;.txt&quot;;&quot;&quot;)" office:value-type="string" office:string-value="SN35_134" calcext:value-type="string">
            <text:p>SN35_134</text:p>
          </table:table-cell>
          <table:table-cell table:formula="of:=MID([.B245];3;100)" office:value-type="string" office:string-value="35_134" calcext:value-type="string">
            <text:p>35_134</text:p>
          </table:table-cell>
          <table:table-cell table:formula="of:=VALUE(SUBSTITUTE(ORG.LIBREOFFICE.REGEX([.C245];&quot;(\d)+_&quot;); &quot;_&quot;;&quot;&quot;))" office:value-type="float" office:value="35" calcext:value-type="float">
            <text:p>35</text:p>
          </table:table-cell>
          <table:table-cell table:formula="of:=VALUE(SUBSTITUTE(ORG.LIBREOFFICE.REGEX([.C245];&quot;_(\d)+&quot;); &quot;_&quot;;&quot;&quot;))" office:value-type="float" office:value="134" calcext:value-type="float">
            <text:p>134</text:p>
          </table:table-cell>
        </table:table-row>
        <table:table-row table:style-name="ro1">
          <table:table-cell office:value-type="string" calcext:value-type="string">
            <text:p>SN35_135.txt</text:p>
          </table:table-cell>
          <table:table-cell table:formula="of:=SUBSTITUTE([.A246];&quot;.txt&quot;;&quot;&quot;)" office:value-type="string" office:string-value="SN35_135" calcext:value-type="string">
            <text:p>SN35_135</text:p>
          </table:table-cell>
          <table:table-cell table:formula="of:=MID([.B246];3;100)" office:value-type="string" office:string-value="35_135" calcext:value-type="string">
            <text:p>35_135</text:p>
          </table:table-cell>
          <table:table-cell table:formula="of:=VALUE(SUBSTITUTE(ORG.LIBREOFFICE.REGEX([.C246];&quot;(\d)+_&quot;); &quot;_&quot;;&quot;&quot;))" office:value-type="float" office:value="35" calcext:value-type="float">
            <text:p>35</text:p>
          </table:table-cell>
          <table:table-cell table:formula="of:=VALUE(SUBSTITUTE(ORG.LIBREOFFICE.REGEX([.C246];&quot;_(\d)+&quot;); &quot;_&quot;;&quot;&quot;))" office:value-type="float" office:value="135" calcext:value-type="float">
            <text:p>135</text:p>
          </table:table-cell>
        </table:table-row>
        <table:table-row table:style-name="ro1">
          <table:table-cell office:value-type="string" calcext:value-type="string">
            <text:p>SN35_136.txt</text:p>
          </table:table-cell>
          <table:table-cell table:formula="of:=SUBSTITUTE([.A247];&quot;.txt&quot;;&quot;&quot;)" office:value-type="string" office:string-value="SN35_136" calcext:value-type="string">
            <text:p>SN35_136</text:p>
          </table:table-cell>
          <table:table-cell table:formula="of:=MID([.B247];3;100)" office:value-type="string" office:string-value="35_136" calcext:value-type="string">
            <text:p>35_136</text:p>
          </table:table-cell>
          <table:table-cell table:formula="of:=VALUE(SUBSTITUTE(ORG.LIBREOFFICE.REGEX([.C247];&quot;(\d)+_&quot;); &quot;_&quot;;&quot;&quot;))" office:value-type="float" office:value="35" calcext:value-type="float">
            <text:p>35</text:p>
          </table:table-cell>
          <table:table-cell table:formula="of:=VALUE(SUBSTITUTE(ORG.LIBREOFFICE.REGEX([.C247];&quot;_(\d)+&quot;); &quot;_&quot;;&quot;&quot;))" office:value-type="float" office:value="136" calcext:value-type="float">
            <text:p>136</text:p>
          </table:table-cell>
        </table:table-row>
        <table:table-row table:style-name="ro1">
          <table:table-cell office:value-type="string" calcext:value-type="string">
            <text:p>SN35_145.txt</text:p>
          </table:table-cell>
          <table:table-cell table:formula="of:=SUBSTITUTE([.A248];&quot;.txt&quot;;&quot;&quot;)" office:value-type="string" office:string-value="SN35_145" calcext:value-type="string">
            <text:p>SN35_145</text:p>
          </table:table-cell>
          <table:table-cell table:formula="of:=MID([.B248];3;100)" office:value-type="string" office:string-value="35_145" calcext:value-type="string">
            <text:p>35_145</text:p>
          </table:table-cell>
          <table:table-cell table:formula="of:=VALUE(SUBSTITUTE(ORG.LIBREOFFICE.REGEX([.C248];&quot;(\d)+_&quot;); &quot;_&quot;;&quot;&quot;))" office:value-type="float" office:value="35" calcext:value-type="float">
            <text:p>35</text:p>
          </table:table-cell>
          <table:table-cell table:formula="of:=VALUE(SUBSTITUTE(ORG.LIBREOFFICE.REGEX([.C248];&quot;_(\d)+&quot;); &quot;_&quot;;&quot;&quot;))" office:value-type="float" office:value="145" calcext:value-type="float">
            <text:p>145</text:p>
          </table:table-cell>
        </table:table-row>
        <table:table-row table:style-name="ro1">
          <table:table-cell office:value-type="string" calcext:value-type="string">
            <text:p>SN35_153.txt</text:p>
          </table:table-cell>
          <table:table-cell table:formula="of:=SUBSTITUTE([.A249];&quot;.txt&quot;;&quot;&quot;)" office:value-type="string" office:string-value="SN35_153" calcext:value-type="string">
            <text:p>SN35_153</text:p>
          </table:table-cell>
          <table:table-cell table:formula="of:=MID([.B249];3;100)" office:value-type="string" office:string-value="35_153" calcext:value-type="string">
            <text:p>35_153</text:p>
          </table:table-cell>
          <table:table-cell table:formula="of:=VALUE(SUBSTITUTE(ORG.LIBREOFFICE.REGEX([.C249];&quot;(\d)+_&quot;); &quot;_&quot;;&quot;&quot;))" office:value-type="float" office:value="35" calcext:value-type="float">
            <text:p>35</text:p>
          </table:table-cell>
          <table:table-cell table:formula="of:=VALUE(SUBSTITUTE(ORG.LIBREOFFICE.REGEX([.C249];&quot;_(\d)+&quot;); &quot;_&quot;;&quot;&quot;)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N35_187.txt</text:p>
          </table:table-cell>
          <table:table-cell table:formula="of:=SUBSTITUTE([.A250];&quot;.txt&quot;;&quot;&quot;)" office:value-type="string" office:string-value="SN35_187" calcext:value-type="string">
            <text:p>SN35_187</text:p>
          </table:table-cell>
          <table:table-cell table:formula="of:=MID([.B250];3;100)" office:value-type="string" office:string-value="35_187" calcext:value-type="string">
            <text:p>35_187</text:p>
          </table:table-cell>
          <table:table-cell table:formula="of:=VALUE(SUBSTITUTE(ORG.LIBREOFFICE.REGEX([.C250];&quot;(\d)+_&quot;); &quot;_&quot;;&quot;&quot;))" office:value-type="float" office:value="35" calcext:value-type="float">
            <text:p>35</text:p>
          </table:table-cell>
          <table:table-cell table:formula="of:=VALUE(SUBSTITUTE(ORG.LIBREOFFICE.REGEX([.C250];&quot;_(\d)+&quot;); &quot;_&quot;;&quot;&quot;))" office:value-type="float" office:value="187" calcext:value-type="float">
            <text:p>187</text:p>
          </table:table-cell>
        </table:table-row>
        <table:table-row table:style-name="ro1">
          <table:table-cell office:value-type="string" calcext:value-type="string">
            <text:p>SN35_188.txt</text:p>
          </table:table-cell>
          <table:table-cell table:formula="of:=SUBSTITUTE([.A251];&quot;.txt&quot;;&quot;&quot;)" office:value-type="string" office:string-value="SN35_188" calcext:value-type="string">
            <text:p>SN35_188</text:p>
          </table:table-cell>
          <table:table-cell table:formula="of:=MID([.B251];3;100)" office:value-type="string" office:string-value="35_188" calcext:value-type="string">
            <text:p>35_188</text:p>
          </table:table-cell>
          <table:table-cell table:formula="of:=VALUE(SUBSTITUTE(ORG.LIBREOFFICE.REGEX([.C251];&quot;(\d)+_&quot;); &quot;_&quot;;&quot;&quot;))" office:value-type="float" office:value="35" calcext:value-type="float">
            <text:p>35</text:p>
          </table:table-cell>
          <table:table-cell table:formula="of:=VALUE(SUBSTITUTE(ORG.LIBREOFFICE.REGEX([.C251];&quot;_(\d)+&quot;); &quot;_&quot;;&quot;&quot;))" office:value-type="float" office:value="188" calcext:value-type="float">
            <text:p>188</text:p>
          </table:table-cell>
        </table:table-row>
        <table:table-row table:style-name="ro1">
          <table:table-cell office:value-type="string" calcext:value-type="string">
            <text:p>SN35_189.txt</text:p>
          </table:table-cell>
          <table:table-cell table:formula="of:=SUBSTITUTE([.A252];&quot;.txt&quot;;&quot;&quot;)" office:value-type="string" office:string-value="SN35_189" calcext:value-type="string">
            <text:p>SN35_189</text:p>
          </table:table-cell>
          <table:table-cell table:formula="of:=MID([.B252];3;100)" office:value-type="string" office:string-value="35_189" calcext:value-type="string">
            <text:p>35_189</text:p>
          </table:table-cell>
          <table:table-cell table:formula="of:=VALUE(SUBSTITUTE(ORG.LIBREOFFICE.REGEX([.C252];&quot;(\d)+_&quot;); &quot;_&quot;;&quot;&quot;))" office:value-type="float" office:value="35" calcext:value-type="float">
            <text:p>35</text:p>
          </table:table-cell>
          <table:table-cell table:formula="of:=VALUE(SUBSTITUTE(ORG.LIBREOFFICE.REGEX([.C252];&quot;_(\d)+&quot;); &quot;_&quot;;&quot;&quot;))" office:value-type="float" office:value="189" calcext:value-type="float">
            <text:p>189</text:p>
          </table:table-cell>
        </table:table-row>
        <table:table-row table:style-name="ro1">
          <table:table-cell office:value-type="string" calcext:value-type="string">
            <text:p>SN35_190.txt</text:p>
          </table:table-cell>
          <table:table-cell table:formula="of:=SUBSTITUTE([.A253];&quot;.txt&quot;;&quot;&quot;)" office:value-type="string" office:string-value="SN35_190" calcext:value-type="string">
            <text:p>SN35_190</text:p>
          </table:table-cell>
          <table:table-cell table:formula="of:=MID([.B253];3;100)" office:value-type="string" office:string-value="35_190" calcext:value-type="string">
            <text:p>35_190</text:p>
          </table:table-cell>
          <table:table-cell table:formula="of:=VALUE(SUBSTITUTE(ORG.LIBREOFFICE.REGEX([.C253];&quot;(\d)+_&quot;); &quot;_&quot;;&quot;&quot;))" office:value-type="float" office:value="35" calcext:value-type="float">
            <text:p>35</text:p>
          </table:table-cell>
          <table:table-cell table:formula="of:=VALUE(SUBSTITUTE(ORG.LIBREOFFICE.REGEX([.C253];&quot;_(\d)+&quot;); &quot;_&quot;;&quot;&quot;))"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N35_191.txt</text:p>
          </table:table-cell>
          <table:table-cell table:formula="of:=SUBSTITUTE([.A254];&quot;.txt&quot;;&quot;&quot;)" office:value-type="string" office:string-value="SN35_191" calcext:value-type="string">
            <text:p>SN35_191</text:p>
          </table:table-cell>
          <table:table-cell table:formula="of:=MID([.B254];3;100)" office:value-type="string" office:string-value="35_191" calcext:value-type="string">
            <text:p>35_191</text:p>
          </table:table-cell>
          <table:table-cell table:formula="of:=VALUE(SUBSTITUTE(ORG.LIBREOFFICE.REGEX([.C254];&quot;(\d)+_&quot;); &quot;_&quot;;&quot;&quot;))" office:value-type="float" office:value="35" calcext:value-type="float">
            <text:p>35</text:p>
          </table:table-cell>
          <table:table-cell table:formula="of:=VALUE(SUBSTITUTE(ORG.LIBREOFFICE.REGEX([.C254];&quot;_(\d)+&quot;); &quot;_&quot;;&quot;&quot;))"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SN35_193.txt</text:p>
          </table:table-cell>
          <table:table-cell table:formula="of:=SUBSTITUTE([.A255];&quot;.txt&quot;;&quot;&quot;)" office:value-type="string" office:string-value="SN35_193" calcext:value-type="string">
            <text:p>SN35_193</text:p>
          </table:table-cell>
          <table:table-cell table:formula="of:=MID([.B255];3;100)" office:value-type="string" office:string-value="35_193" calcext:value-type="string">
            <text:p>35_193</text:p>
          </table:table-cell>
          <table:table-cell table:formula="of:=VALUE(SUBSTITUTE(ORG.LIBREOFFICE.REGEX([.C255];&quot;(\d)+_&quot;); &quot;_&quot;;&quot;&quot;))" office:value-type="float" office:value="35" calcext:value-type="float">
            <text:p>35</text:p>
          </table:table-cell>
          <table:table-cell table:formula="of:=VALUE(SUBSTITUTE(ORG.LIBREOFFICE.REGEX([.C255];&quot;_(\d)+&quot;); &quot;_&quot;;&quot;&quot;))"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SN35_197.txt</text:p>
          </table:table-cell>
          <table:table-cell table:formula="of:=SUBSTITUTE([.A256];&quot;.txt&quot;;&quot;&quot;)" office:value-type="string" office:string-value="SN35_197" calcext:value-type="string">
            <text:p>SN35_197</text:p>
          </table:table-cell>
          <table:table-cell table:formula="of:=MID([.B256];3;100)" office:value-type="string" office:string-value="35_197" calcext:value-type="string">
            <text:p>35_197</text:p>
          </table:table-cell>
          <table:table-cell table:formula="of:=VALUE(SUBSTITUTE(ORG.LIBREOFFICE.REGEX([.C256];&quot;(\d)+_&quot;); &quot;_&quot;;&quot;&quot;))" office:value-type="float" office:value="35" calcext:value-type="float">
            <text:p>35</text:p>
          </table:table-cell>
          <table:table-cell table:formula="of:=VALUE(SUBSTITUTE(ORG.LIBREOFFICE.REGEX([.C256];&quot;_(\d)+&quot;); &quot;_&quot;;&quot;&quot;))" office:value-type="float" office:value="197" calcext:value-type="float">
            <text:p>197</text:p>
          </table:table-cell>
        </table:table-row>
        <table:table-row table:style-name="ro1">
          <table:table-cell office:value-type="string" calcext:value-type="string">
            <text:p>SN35_198.txt</text:p>
          </table:table-cell>
          <table:table-cell table:formula="of:=SUBSTITUTE([.A257];&quot;.txt&quot;;&quot;&quot;)" office:value-type="string" office:string-value="SN35_198" calcext:value-type="string">
            <text:p>SN35_198</text:p>
          </table:table-cell>
          <table:table-cell table:formula="of:=MID([.B257];3;100)" office:value-type="string" office:string-value="35_198" calcext:value-type="string">
            <text:p>35_198</text:p>
          </table:table-cell>
          <table:table-cell table:formula="of:=VALUE(SUBSTITUTE(ORG.LIBREOFFICE.REGEX([.C257];&quot;(\d)+_&quot;); &quot;_&quot;;&quot;&quot;))" office:value-type="float" office:value="35" calcext:value-type="float">
            <text:p>35</text:p>
          </table:table-cell>
          <table:table-cell table:formula="of:=VALUE(SUBSTITUTE(ORG.LIBREOFFICE.REGEX([.C257];&quot;_(\d)+&quot;); &quot;_&quot;;&quot;&quot;))" office:value-type="float" office:value="198" calcext:value-type="float">
            <text:p>198</text:p>
          </table:table-cell>
        </table:table-row>
        <table:table-row table:style-name="ro1">
          <table:table-cell office:value-type="string" calcext:value-type="string">
            <text:p>SN35_199.txt</text:p>
          </table:table-cell>
          <table:table-cell table:formula="of:=SUBSTITUTE([.A258];&quot;.txt&quot;;&quot;&quot;)" office:value-type="string" office:string-value="SN35_199" calcext:value-type="string">
            <text:p>SN35_199</text:p>
          </table:table-cell>
          <table:table-cell table:formula="of:=MID([.B258];3;100)" office:value-type="string" office:string-value="35_199" calcext:value-type="string">
            <text:p>35_199</text:p>
          </table:table-cell>
          <table:table-cell table:formula="of:=VALUE(SUBSTITUTE(ORG.LIBREOFFICE.REGEX([.C258];&quot;(\d)+_&quot;); &quot;_&quot;;&quot;&quot;))" office:value-type="float" office:value="35" calcext:value-type="float">
            <text:p>35</text:p>
          </table:table-cell>
          <table:table-cell table:formula="of:=VALUE(SUBSTITUTE(ORG.LIBREOFFICE.REGEX([.C258];&quot;_(\d)+&quot;); &quot;_&quot;;&quot;&quot;))"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SN35_200.txt</text:p>
          </table:table-cell>
          <table:table-cell table:formula="of:=SUBSTITUTE([.A259];&quot;.txt&quot;;&quot;&quot;)" office:value-type="string" office:string-value="SN35_200" calcext:value-type="string">
            <text:p>SN35_200</text:p>
          </table:table-cell>
          <table:table-cell table:formula="of:=MID([.B259];3;100)" office:value-type="string" office:string-value="35_200" calcext:value-type="string">
            <text:p>35_200</text:p>
          </table:table-cell>
          <table:table-cell table:formula="of:=VALUE(SUBSTITUTE(ORG.LIBREOFFICE.REGEX([.C259];&quot;(\d)+_&quot;); &quot;_&quot;;&quot;&quot;))" office:value-type="float" office:value="35" calcext:value-type="float">
            <text:p>35</text:p>
          </table:table-cell>
          <table:table-cell table:formula="of:=VALUE(SUBSTITUTE(ORG.LIBREOFFICE.REGEX([.C259];&quot;_(\d)+&quot;); &quot;_&quot;;&quot;&quot;))"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N35_202.txt</text:p>
          </table:table-cell>
          <table:table-cell table:formula="of:=SUBSTITUTE([.A260];&quot;.txt&quot;;&quot;&quot;)" office:value-type="string" office:string-value="SN35_202" calcext:value-type="string">
            <text:p>SN35_202</text:p>
          </table:table-cell>
          <table:table-cell table:formula="of:=MID([.B260];3;100)" office:value-type="string" office:string-value="35_202" calcext:value-type="string">
            <text:p>35_202</text:p>
          </table:table-cell>
          <table:table-cell table:formula="of:=VALUE(SUBSTITUTE(ORG.LIBREOFFICE.REGEX([.C260];&quot;(\d)+_&quot;); &quot;_&quot;;&quot;&quot;))" office:value-type="float" office:value="35" calcext:value-type="float">
            <text:p>35</text:p>
          </table:table-cell>
          <table:table-cell table:formula="of:=VALUE(SUBSTITUTE(ORG.LIBREOFFICE.REGEX([.C260];&quot;_(\d)+&quot;); &quot;_&quot;;&quot;&quot;))" office:value-type="float" office:value="202" calcext:value-type="float">
            <text:p>202</text:p>
          </table:table-cell>
        </table:table-row>
        <table:table-row table:style-name="ro1">
          <table:table-cell office:value-type="string" calcext:value-type="string">
            <text:p>SN35_204.txt</text:p>
          </table:table-cell>
          <table:table-cell table:formula="of:=SUBSTITUTE([.A261];&quot;.txt&quot;;&quot;&quot;)" office:value-type="string" office:string-value="SN35_204" calcext:value-type="string">
            <text:p>SN35_204</text:p>
          </table:table-cell>
          <table:table-cell table:formula="of:=MID([.B261];3;100)" office:value-type="string" office:string-value="35_204" calcext:value-type="string">
            <text:p>35_204</text:p>
          </table:table-cell>
          <table:table-cell table:formula="of:=VALUE(SUBSTITUTE(ORG.LIBREOFFICE.REGEX([.C261];&quot;(\d)+_&quot;); &quot;_&quot;;&quot;&quot;))" office:value-type="float" office:value="35" calcext:value-type="float">
            <text:p>35</text:p>
          </table:table-cell>
          <table:table-cell table:formula="of:=VALUE(SUBSTITUTE(ORG.LIBREOFFICE.REGEX([.C261];&quot;_(\d)+&quot;); &quot;_&quot;;&quot;&quot;))" office:value-type="float" office:value="204" calcext:value-type="float">
            <text:p>204</text:p>
          </table:table-cell>
        </table:table-row>
        <table:table-row table:style-name="ro1">
          <table:table-cell office:value-type="string" calcext:value-type="string">
            <text:p>SN35_205.txt</text:p>
          </table:table-cell>
          <table:table-cell table:formula="of:=SUBSTITUTE([.A262];&quot;.txt&quot;;&quot;&quot;)" office:value-type="string" office:string-value="SN35_205" calcext:value-type="string">
            <text:p>SN35_205</text:p>
          </table:table-cell>
          <table:table-cell table:formula="of:=MID([.B262];3;100)" office:value-type="string" office:string-value="35_205" calcext:value-type="string">
            <text:p>35_205</text:p>
          </table:table-cell>
          <table:table-cell table:formula="of:=VALUE(SUBSTITUTE(ORG.LIBREOFFICE.REGEX([.C262];&quot;(\d)+_&quot;); &quot;_&quot;;&quot;&quot;))" office:value-type="float" office:value="35" calcext:value-type="float">
            <text:p>35</text:p>
          </table:table-cell>
          <table:table-cell table:formula="of:=VALUE(SUBSTITUTE(ORG.LIBREOFFICE.REGEX([.C262];&quot;_(\d)+&quot;); &quot;_&quot;;&quot;&quot;))" office:value-type="float" office:value="205" calcext:value-type="float">
            <text:p>205</text:p>
          </table:table-cell>
        </table:table-row>
        <table:table-row table:style-name="ro1">
          <table:table-cell office:value-type="string" calcext:value-type="string">
            <text:p>SN35_206.txt</text:p>
          </table:table-cell>
          <table:table-cell table:formula="of:=SUBSTITUTE([.A263];&quot;.txt&quot;;&quot;&quot;)" office:value-type="string" office:string-value="SN35_206" calcext:value-type="string">
            <text:p>SN35_206</text:p>
          </table:table-cell>
          <table:table-cell table:formula="of:=MID([.B263];3;100)" office:value-type="string" office:string-value="35_206" calcext:value-type="string">
            <text:p>35_206</text:p>
          </table:table-cell>
          <table:table-cell table:formula="of:=VALUE(SUBSTITUTE(ORG.LIBREOFFICE.REGEX([.C263];&quot;(\d)+_&quot;); &quot;_&quot;;&quot;&quot;))" office:value-type="float" office:value="35" calcext:value-type="float">
            <text:p>35</text:p>
          </table:table-cell>
          <table:table-cell table:formula="of:=VALUE(SUBSTITUTE(ORG.LIBREOFFICE.REGEX([.C263];&quot;_(\d)+&quot;); &quot;_&quot;;&quot;&quot;))" office:value-type="float" office:value="206" calcext:value-type="float">
            <text:p>206</text:p>
          </table:table-cell>
        </table:table-row>
        <table:table-row table:style-name="ro1">
          <table:table-cell office:value-type="string" calcext:value-type="string">
            <text:p>SN35_207.txt</text:p>
          </table:table-cell>
          <table:table-cell table:formula="of:=SUBSTITUTE([.A264];&quot;.txt&quot;;&quot;&quot;)" office:value-type="string" office:string-value="SN35_207" calcext:value-type="string">
            <text:p>SN35_207</text:p>
          </table:table-cell>
          <table:table-cell table:formula="of:=MID([.B264];3;100)" office:value-type="string" office:string-value="35_207" calcext:value-type="string">
            <text:p>35_207</text:p>
          </table:table-cell>
          <table:table-cell table:formula="of:=VALUE(SUBSTITUTE(ORG.LIBREOFFICE.REGEX([.C264];&quot;(\d)+_&quot;); &quot;_&quot;;&quot;&quot;))" office:value-type="float" office:value="35" calcext:value-type="float">
            <text:p>35</text:p>
          </table:table-cell>
          <table:table-cell table:formula="of:=VALUE(SUBSTITUTE(ORG.LIBREOFFICE.REGEX([.C264];&quot;_(\d)+&quot;); &quot;_&quot;;&quot;&quot;))" office:value-type="float" office:value="207" calcext:value-type="float">
            <text:p>207</text:p>
          </table:table-cell>
        </table:table-row>
        <table:table-row table:style-name="ro1">
          <table:table-cell office:value-type="string" calcext:value-type="string">
            <text:p>SN36_4.txt</text:p>
          </table:table-cell>
          <table:table-cell table:formula="of:=SUBSTITUTE([.A265];&quot;.txt&quot;;&quot;&quot;)" office:value-type="string" office:string-value="SN36_4" calcext:value-type="string">
            <text:p>SN36_4</text:p>
          </table:table-cell>
          <table:table-cell table:formula="of:=MID([.B265];3;100)" office:value-type="string" office:string-value="36_4" calcext:value-type="string">
            <text:p>36_4</text:p>
          </table:table-cell>
          <table:table-cell table:formula="of:=VALUE(SUBSTITUTE(ORG.LIBREOFFICE.REGEX([.C265];&quot;(\d)+_&quot;); &quot;_&quot;;&quot;&quot;))" office:value-type="float" office:value="36" calcext:value-type="float">
            <text:p>36</text:p>
          </table:table-cell>
          <table:table-cell table:formula="of:=VALUE(SUBSTITUTE(ORG.LIBREOFFICE.REGEX([.C26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36_6.txt</text:p>
          </table:table-cell>
          <table:table-cell table:formula="of:=SUBSTITUTE([.A266];&quot;.txt&quot;;&quot;&quot;)" office:value-type="string" office:string-value="SN36_6" calcext:value-type="string">
            <text:p>SN36_6</text:p>
          </table:table-cell>
          <table:table-cell table:formula="of:=MID([.B266];3;100)" office:value-type="string" office:string-value="36_6" calcext:value-type="string">
            <text:p>36_6</text:p>
          </table:table-cell>
          <table:table-cell table:formula="of:=VALUE(SUBSTITUTE(ORG.LIBREOFFICE.REGEX([.C266];&quot;(\d)+_&quot;); &quot;_&quot;;&quot;&quot;))" office:value-type="float" office:value="36" calcext:value-type="float">
            <text:p>36</text:p>
          </table:table-cell>
          <table:table-cell table:formula="of:=VALUE(SUBSTITUTE(ORG.LIBREOFFICE.REGEX([.C266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36_7.txt</text:p>
          </table:table-cell>
          <table:table-cell table:formula="of:=SUBSTITUTE([.A267];&quot;.txt&quot;;&quot;&quot;)" office:value-type="string" office:string-value="SN36_7" calcext:value-type="string">
            <text:p>SN36_7</text:p>
          </table:table-cell>
          <table:table-cell table:formula="of:=MID([.B267];3;100)" office:value-type="string" office:string-value="36_7" calcext:value-type="string">
            <text:p>36_7</text:p>
          </table:table-cell>
          <table:table-cell table:formula="of:=VALUE(SUBSTITUTE(ORG.LIBREOFFICE.REGEX([.C267];&quot;(\d)+_&quot;); &quot;_&quot;;&quot;&quot;))" office:value-type="float" office:value="36" calcext:value-type="float">
            <text:p>36</text:p>
          </table:table-cell>
          <table:table-cell table:formula="of:=VALUE(SUBSTITUTE(ORG.LIBREOFFICE.REGEX([.C267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36_11.txt</text:p>
          </table:table-cell>
          <table:table-cell table:formula="of:=SUBSTITUTE([.A268];&quot;.txt&quot;;&quot;&quot;)" office:value-type="string" office:string-value="SN36_11" calcext:value-type="string">
            <text:p>SN36_11</text:p>
          </table:table-cell>
          <table:table-cell table:formula="of:=MID([.B268];3;100)" office:value-type="string" office:string-value="36_11" calcext:value-type="string">
            <text:p>36_11</text:p>
          </table:table-cell>
          <table:table-cell table:formula="of:=VALUE(SUBSTITUTE(ORG.LIBREOFFICE.REGEX([.C268];&quot;(\d)+_&quot;); &quot;_&quot;;&quot;&quot;))" office:value-type="float" office:value="36" calcext:value-type="float">
            <text:p>36</text:p>
          </table:table-cell>
          <table:table-cell table:formula="of:=VALUE(SUBSTITUTE(ORG.LIBREOFFICE.REGEX([.C26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36_19.txt</text:p>
          </table:table-cell>
          <table:table-cell table:formula="of:=SUBSTITUTE([.A269];&quot;.txt&quot;;&quot;&quot;)" office:value-type="string" office:string-value="SN36_19" calcext:value-type="string">
            <text:p>SN36_19</text:p>
          </table:table-cell>
          <table:table-cell table:formula="of:=MID([.B269];3;100)" office:value-type="string" office:string-value="36_19" calcext:value-type="string">
            <text:p>36_19</text:p>
          </table:table-cell>
          <table:table-cell table:formula="of:=VALUE(SUBSTITUTE(ORG.LIBREOFFICE.REGEX([.C269];&quot;(\d)+_&quot;); &quot;_&quot;;&quot;&quot;))" office:value-type="float" office:value="36" calcext:value-type="float">
            <text:p>36</text:p>
          </table:table-cell>
          <table:table-cell table:formula="of:=VALUE(SUBSTITUTE(ORG.LIBREOFFICE.REGEX([.C269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36_21.txt</text:p>
          </table:table-cell>
          <table:table-cell table:formula="of:=SUBSTITUTE([.A270];&quot;.txt&quot;;&quot;&quot;)" office:value-type="string" office:string-value="SN36_21" calcext:value-type="string">
            <text:p>SN36_21</text:p>
          </table:table-cell>
          <table:table-cell table:formula="of:=MID([.B270];3;100)" office:value-type="string" office:string-value="36_21" calcext:value-type="string">
            <text:p>36_21</text:p>
          </table:table-cell>
          <table:table-cell table:formula="of:=VALUE(SUBSTITUTE(ORG.LIBREOFFICE.REGEX([.C270];&quot;(\d)+_&quot;); &quot;_&quot;;&quot;&quot;))" office:value-type="float" office:value="36" calcext:value-type="float">
            <text:p>36</text:p>
          </table:table-cell>
          <table:table-cell table:formula="of:=VALUE(SUBSTITUTE(ORG.LIBREOFFICE.REGEX([.C270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36_22.txt</text:p>
          </table:table-cell>
          <table:table-cell table:formula="of:=SUBSTITUTE([.A271];&quot;.txt&quot;;&quot;&quot;)" office:value-type="string" office:string-value="SN36_22" calcext:value-type="string">
            <text:p>SN36_22</text:p>
          </table:table-cell>
          <table:table-cell table:formula="of:=MID([.B271];3;100)" office:value-type="string" office:string-value="36_22" calcext:value-type="string">
            <text:p>36_22</text:p>
          </table:table-cell>
          <table:table-cell table:formula="of:=VALUE(SUBSTITUTE(ORG.LIBREOFFICE.REGEX([.C271];&quot;(\d)+_&quot;); &quot;_&quot;;&quot;&quot;))" office:value-type="float" office:value="36" calcext:value-type="float">
            <text:p>36</text:p>
          </table:table-cell>
          <table:table-cell table:formula="of:=VALUE(SUBSTITUTE(ORG.LIBREOFFICE.REGEX([.C271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36_23.txt</text:p>
          </table:table-cell>
          <table:table-cell table:formula="of:=SUBSTITUTE([.A272];&quot;.txt&quot;;&quot;&quot;)" office:value-type="string" office:string-value="SN36_23" calcext:value-type="string">
            <text:p>SN36_23</text:p>
          </table:table-cell>
          <table:table-cell table:formula="of:=MID([.B272];3;100)" office:value-type="string" office:string-value="36_23" calcext:value-type="string">
            <text:p>36_23</text:p>
          </table:table-cell>
          <table:table-cell table:formula="of:=VALUE(SUBSTITUTE(ORG.LIBREOFFICE.REGEX([.C272];&quot;(\d)+_&quot;); &quot;_&quot;;&quot;&quot;))" office:value-type="float" office:value="36" calcext:value-type="float">
            <text:p>36</text:p>
          </table:table-cell>
          <table:table-cell table:formula="of:=VALUE(SUBSTITUTE(ORG.LIBREOFFICE.REGEX([.C272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36_31.txt</text:p>
          </table:table-cell>
          <table:table-cell table:formula="of:=SUBSTITUTE([.A273];&quot;.txt&quot;;&quot;&quot;)" office:value-type="string" office:string-value="SN36_31" calcext:value-type="string">
            <text:p>SN36_31</text:p>
          </table:table-cell>
          <table:table-cell table:formula="of:=MID([.B273];3;100)" office:value-type="string" office:string-value="36_31" calcext:value-type="string">
            <text:p>36_31</text:p>
          </table:table-cell>
          <table:table-cell table:formula="of:=VALUE(SUBSTITUTE(ORG.LIBREOFFICE.REGEX([.C273];&quot;(\d)+_&quot;); &quot;_&quot;;&quot;&quot;))" office:value-type="float" office:value="36" calcext:value-type="float">
            <text:p>36</text:p>
          </table:table-cell>
          <table:table-cell table:formula="of:=VALUE(SUBSTITUTE(ORG.LIBREOFFICE.REGEX([.C273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37_34.txt</text:p>
          </table:table-cell>
          <table:table-cell table:formula="of:=SUBSTITUTE([.A274];&quot;.txt&quot;;&quot;&quot;)" office:value-type="string" office:string-value="SN37_34" calcext:value-type="string">
            <text:p>SN37_34</text:p>
          </table:table-cell>
          <table:table-cell table:formula="of:=MID([.B274];3;100)" office:value-type="string" office:string-value="37_34" calcext:value-type="string">
            <text:p>37_34</text:p>
          </table:table-cell>
          <table:table-cell table:formula="of:=VALUE(SUBSTITUTE(ORG.LIBREOFFICE.REGEX([.C274];&quot;(\d)+_&quot;); &quot;_&quot;;&quot;&quot;))" office:value-type="float" office:value="37" calcext:value-type="float">
            <text:p>37</text:p>
          </table:table-cell>
          <table:table-cell table:formula="of:=VALUE(SUBSTITUTE(ORG.LIBREOFFICE.REGEX([.C274];&quot;_(\d)+&quot;); &quot;_&quot;;&quot;&quot;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SN38_14.txt</text:p>
          </table:table-cell>
          <table:table-cell table:formula="of:=SUBSTITUTE([.A275];&quot;.txt&quot;;&quot;&quot;)" office:value-type="string" office:string-value="SN38_14" calcext:value-type="string">
            <text:p>SN38_14</text:p>
          </table:table-cell>
          <table:table-cell table:formula="of:=MID([.B275];3;100)" office:value-type="string" office:string-value="38_14" calcext:value-type="string">
            <text:p>38_14</text:p>
          </table:table-cell>
          <table:table-cell table:formula="of:=VALUE(SUBSTITUTE(ORG.LIBREOFFICE.REGEX([.C275];&quot;(\d)+_&quot;); &quot;_&quot;;&quot;&quot;))" office:value-type="float" office:value="38" calcext:value-type="float">
            <text:p>38</text:p>
          </table:table-cell>
          <table:table-cell table:formula="of:=VALUE(SUBSTITUTE(ORG.LIBREOFFICE.REGEX([.C275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41_3.txt</text:p>
          </table:table-cell>
          <table:table-cell table:formula="of:=SUBSTITUTE([.A276];&quot;.txt&quot;;&quot;&quot;)" office:value-type="string" office:string-value="SN41_3" calcext:value-type="string">
            <text:p>SN41_3</text:p>
          </table:table-cell>
          <table:table-cell table:formula="of:=MID([.B276];3;100)" office:value-type="string" office:string-value="41_3" calcext:value-type="string">
            <text:p>41_3</text:p>
          </table:table-cell>
          <table:table-cell table:formula="of:=VALUE(SUBSTITUTE(ORG.LIBREOFFICE.REGEX([.C276];&quot;(\d)+_&quot;); &quot;_&quot;;&quot;&quot;))" office:value-type="float" office:value="41" calcext:value-type="float">
            <text:p>41</text:p>
          </table:table-cell>
          <table:table-cell table:formula="of:=VALUE(SUBSTITUTE(ORG.LIBREOFFICE.REGEX([.C276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1_4.txt</text:p>
          </table:table-cell>
          <table:table-cell table:formula="of:=SUBSTITUTE([.A277];&quot;.txt&quot;;&quot;&quot;)" office:value-type="string" office:string-value="SN41_4" calcext:value-type="string">
            <text:p>SN41_4</text:p>
          </table:table-cell>
          <table:table-cell table:formula="of:=MID([.B277];3;100)" office:value-type="string" office:string-value="41_4" calcext:value-type="string">
            <text:p>41_4</text:p>
          </table:table-cell>
          <table:table-cell table:formula="of:=VALUE(SUBSTITUTE(ORG.LIBREOFFICE.REGEX([.C277];&quot;(\d)+_&quot;); &quot;_&quot;;&quot;&quot;))" office:value-type="float" office:value="41" calcext:value-type="float">
            <text:p>41</text:p>
          </table:table-cell>
          <table:table-cell table:formula="of:=VALUE(SUBSTITUTE(ORG.LIBREOFFICE.REGEX([.C27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1_6.txt</text:p>
          </table:table-cell>
          <table:table-cell table:formula="of:=SUBSTITUTE([.A278];&quot;.txt&quot;;&quot;&quot;)" office:value-type="string" office:string-value="SN41_6" calcext:value-type="string">
            <text:p>SN41_6</text:p>
          </table:table-cell>
          <table:table-cell table:formula="of:=MID([.B278];3;100)" office:value-type="string" office:string-value="41_6" calcext:value-type="string">
            <text:p>41_6</text:p>
          </table:table-cell>
          <table:table-cell table:formula="of:=VALUE(SUBSTITUTE(ORG.LIBREOFFICE.REGEX([.C278];&quot;(\d)+_&quot;); &quot;_&quot;;&quot;&quot;))" office:value-type="float" office:value="41" calcext:value-type="float">
            <text:p>41</text:p>
          </table:table-cell>
          <table:table-cell table:formula="of:=VALUE(SUBSTITUTE(ORG.LIBREOFFICE.REGEX([.C27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1_7.txt</text:p>
          </table:table-cell>
          <table:table-cell table:formula="of:=SUBSTITUTE([.A279];&quot;.txt&quot;;&quot;&quot;)" office:value-type="string" office:string-value="SN41_7" calcext:value-type="string">
            <text:p>SN41_7</text:p>
          </table:table-cell>
          <table:table-cell table:formula="of:=MID([.B279];3;100)" office:value-type="string" office:string-value="41_7" calcext:value-type="string">
            <text:p>41_7</text:p>
          </table:table-cell>
          <table:table-cell table:formula="of:=VALUE(SUBSTITUTE(ORG.LIBREOFFICE.REGEX([.C279];&quot;(\d)+_&quot;); &quot;_&quot;;&quot;&quot;))" office:value-type="float" office:value="41" calcext:value-type="float">
            <text:p>41</text:p>
          </table:table-cell>
          <table:table-cell table:formula="of:=VALUE(SUBSTITUTE(ORG.LIBREOFFICE.REGEX([.C27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1_10.txt</text:p>
          </table:table-cell>
          <table:table-cell table:formula="of:=SUBSTITUTE([.A280];&quot;.txt&quot;;&quot;&quot;)" office:value-type="string" office:string-value="SN41_10" calcext:value-type="string">
            <text:p>SN41_10</text:p>
          </table:table-cell>
          <table:table-cell table:formula="of:=MID([.B280];3;100)" office:value-type="string" office:string-value="41_10" calcext:value-type="string">
            <text:p>41_10</text:p>
          </table:table-cell>
          <table:table-cell table:formula="of:=VALUE(SUBSTITUTE(ORG.LIBREOFFICE.REGEX([.C280];&quot;(\d)+_&quot;); &quot;_&quot;;&quot;&quot;))" office:value-type="float" office:value="41" calcext:value-type="float">
            <text:p>41</text:p>
          </table:table-cell>
          <table:table-cell table:formula="of:=VALUE(SUBSTITUTE(ORG.LIBREOFFICE.REGEX([.C280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2_2.txt</text:p>
          </table:table-cell>
          <table:table-cell table:formula="of:=SUBSTITUTE([.A281];&quot;.txt&quot;;&quot;&quot;)" office:value-type="string" office:string-value="SN42_2" calcext:value-type="string">
            <text:p>SN42_2</text:p>
          </table:table-cell>
          <table:table-cell table:formula="of:=MID([.B281];3;100)" office:value-type="string" office:string-value="42_2" calcext:value-type="string">
            <text:p>42_2</text:p>
          </table:table-cell>
          <table:table-cell table:formula="of:=VALUE(SUBSTITUTE(ORG.LIBREOFFICE.REGEX([.C281];&quot;(\d)+_&quot;); &quot;_&quot;;&quot;&quot;))" office:value-type="float" office:value="42" calcext:value-type="float">
            <text:p>42</text:p>
          </table:table-cell>
          <table:table-cell table:formula="of:=VALUE(SUBSTITUTE(ORG.LIBREOFFICE.REGEX([.C28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42_3.txt</text:p>
          </table:table-cell>
          <table:table-cell table:formula="of:=SUBSTITUTE([.A282];&quot;.txt&quot;;&quot;&quot;)" office:value-type="string" office:string-value="SN42_3" calcext:value-type="string">
            <text:p>SN42_3</text:p>
          </table:table-cell>
          <table:table-cell table:formula="of:=MID([.B282];3;100)" office:value-type="string" office:string-value="42_3" calcext:value-type="string">
            <text:p>42_3</text:p>
          </table:table-cell>
          <table:table-cell table:formula="of:=VALUE(SUBSTITUTE(ORG.LIBREOFFICE.REGEX([.C282];&quot;(\d)+_&quot;); &quot;_&quot;;&quot;&quot;))" office:value-type="float" office:value="42" calcext:value-type="float">
            <text:p>42</text:p>
          </table:table-cell>
          <table:table-cell table:formula="of:=VALUE(SUBSTITUTE(ORG.LIBREOFFICE.REGEX([.C28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2_6.txt</text:p>
          </table:table-cell>
          <table:table-cell table:formula="of:=SUBSTITUTE([.A283];&quot;.txt&quot;;&quot;&quot;)" office:value-type="string" office:string-value="SN42_6" calcext:value-type="string">
            <text:p>SN42_6</text:p>
          </table:table-cell>
          <table:table-cell table:formula="of:=MID([.B283];3;100)" office:value-type="string" office:string-value="42_6" calcext:value-type="string">
            <text:p>42_6</text:p>
          </table:table-cell>
          <table:table-cell table:formula="of:=VALUE(SUBSTITUTE(ORG.LIBREOFFICE.REGEX([.C283];&quot;(\d)+_&quot;); &quot;_&quot;;&quot;&quot;))" office:value-type="float" office:value="42" calcext:value-type="float">
            <text:p>42</text:p>
          </table:table-cell>
          <table:table-cell table:formula="of:=VALUE(SUBSTITUTE(ORG.LIBREOFFICE.REGEX([.C283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2_7.txt</text:p>
          </table:table-cell>
          <table:table-cell table:formula="of:=SUBSTITUTE([.A284];&quot;.txt&quot;;&quot;&quot;)" office:value-type="string" office:string-value="SN42_7" calcext:value-type="string">
            <text:p>SN42_7</text:p>
          </table:table-cell>
          <table:table-cell table:formula="of:=MID([.B284];3;100)" office:value-type="string" office:string-value="42_7" calcext:value-type="string">
            <text:p>42_7</text:p>
          </table:table-cell>
          <table:table-cell table:formula="of:=VALUE(SUBSTITUTE(ORG.LIBREOFFICE.REGEX([.C284];&quot;(\d)+_&quot;); &quot;_&quot;;&quot;&quot;))" office:value-type="float" office:value="42" calcext:value-type="float">
            <text:p>42</text:p>
          </table:table-cell>
          <table:table-cell table:formula="of:=VALUE(SUBSTITUTE(ORG.LIBREOFFICE.REGEX([.C284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2_8.txt</text:p>
          </table:table-cell>
          <table:table-cell table:formula="of:=SUBSTITUTE([.A285];&quot;.txt&quot;;&quot;&quot;)" office:value-type="string" office:string-value="SN42_8" calcext:value-type="string">
            <text:p>SN42_8</text:p>
          </table:table-cell>
          <table:table-cell table:formula="of:=MID([.B285];3;100)" office:value-type="string" office:string-value="42_8" calcext:value-type="string">
            <text:p>42_8</text:p>
          </table:table-cell>
          <table:table-cell table:formula="of:=VALUE(SUBSTITUTE(ORG.LIBREOFFICE.REGEX([.C285];&quot;(\d)+_&quot;); &quot;_&quot;;&quot;&quot;))" office:value-type="float" office:value="42" calcext:value-type="float">
            <text:p>42</text:p>
          </table:table-cell>
          <table:table-cell table:formula="of:=VALUE(SUBSTITUTE(ORG.LIBREOFFICE.REGEX([.C28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2_9.txt</text:p>
          </table:table-cell>
          <table:table-cell table:formula="of:=SUBSTITUTE([.A286];&quot;.txt&quot;;&quot;&quot;)" office:value-type="string" office:string-value="SN42_9" calcext:value-type="string">
            <text:p>SN42_9</text:p>
          </table:table-cell>
          <table:table-cell table:formula="of:=MID([.B286];3;100)" office:value-type="string" office:string-value="42_9" calcext:value-type="string">
            <text:p>42_9</text:p>
          </table:table-cell>
          <table:table-cell table:formula="of:=VALUE(SUBSTITUTE(ORG.LIBREOFFICE.REGEX([.C286];&quot;(\d)+_&quot;); &quot;_&quot;;&quot;&quot;))" office:value-type="float" office:value="42" calcext:value-type="float">
            <text:p>42</text:p>
          </table:table-cell>
          <table:table-cell table:formula="of:=VALUE(SUBSTITUTE(ORG.LIBREOFFICE.REGEX([.C286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42_10.txt</text:p>
          </table:table-cell>
          <table:table-cell table:formula="of:=SUBSTITUTE([.A287];&quot;.txt&quot;;&quot;&quot;)" office:value-type="string" office:string-value="SN42_10" calcext:value-type="string">
            <text:p>SN42_10</text:p>
          </table:table-cell>
          <table:table-cell table:formula="of:=MID([.B287];3;100)" office:value-type="string" office:string-value="42_10" calcext:value-type="string">
            <text:p>42_10</text:p>
          </table:table-cell>
          <table:table-cell table:formula="of:=VALUE(SUBSTITUTE(ORG.LIBREOFFICE.REGEX([.C287];&quot;(\d)+_&quot;); &quot;_&quot;;&quot;&quot;))" office:value-type="float" office:value="42" calcext:value-type="float">
            <text:p>42</text:p>
          </table:table-cell>
          <table:table-cell table:formula="of:=VALUE(SUBSTITUTE(ORG.LIBREOFFICE.REGEX([.C28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2_11.txt</text:p>
          </table:table-cell>
          <table:table-cell table:formula="of:=SUBSTITUTE([.A288];&quot;.txt&quot;;&quot;&quot;)" office:value-type="string" office:string-value="SN42_11" calcext:value-type="string">
            <text:p>SN42_11</text:p>
          </table:table-cell>
          <table:table-cell table:formula="of:=MID([.B288];3;100)" office:value-type="string" office:string-value="42_11" calcext:value-type="string">
            <text:p>42_11</text:p>
          </table:table-cell>
          <table:table-cell table:formula="of:=VALUE(SUBSTITUTE(ORG.LIBREOFFICE.REGEX([.C288];&quot;(\d)+_&quot;); &quot;_&quot;;&quot;&quot;))" office:value-type="float" office:value="42" calcext:value-type="float">
            <text:p>42</text:p>
          </table:table-cell>
          <table:table-cell table:formula="of:=VALUE(SUBSTITUTE(ORG.LIBREOFFICE.REGEX([.C28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43.txt</text:p>
          </table:table-cell>
          <table:table-cell table:formula="of:=SUBSTITUTE([.A289];&quot;.txt&quot;;&quot;&quot;)" office:value-type="string" office:string-value="SN43" calcext:value-type="string">
            <text:p>SN43</text:p>
          </table:table-cell>
          <table:table-cell table:formula="of:=MID([.B289];3;100)" office:value-type="string" office:string-value="43" calcext:value-type="string">
            <text:p>43</text:p>
          </table:table-cell>
          <table:table-cell table:formula="of:=VALUE([.C289])" office:value-type="float" office:value="43" calcext:value-type="float">
            <text:p>43</text:p>
          </table:table-cell>
          <table:table-cell table:formula="of:=VALUE(SUBSTITUTE(ORG.LIBREOFFICE.REGEX([.C289];&quot;_(\d)+&quot;); &quot;_&quot;;&quot;&quot;))" office:value-type="string" office:string-value="" calcext:value-type="error">
            <text:p>#N/A</text:p>
          </table:table-cell>
        </table:table-row>
        <table:table-row table:style-name="ro1">
          <table:table-cell office:value-type="string" calcext:value-type="string">
            <text:p>SN44_1.txt</text:p>
          </table:table-cell>
          <table:table-cell table:formula="of:=SUBSTITUTE([.A290];&quot;.txt&quot;;&quot;&quot;)" office:value-type="string" office:string-value="SN44_1" calcext:value-type="string">
            <text:p>SN44_1</text:p>
          </table:table-cell>
          <table:table-cell table:formula="of:=MID([.B290];3;100)" office:value-type="string" office:string-value="44_1" calcext:value-type="string">
            <text:p>44_1</text:p>
          </table:table-cell>
          <table:table-cell table:formula="of:=VALUE(SUBSTITUTE(ORG.LIBREOFFICE.REGEX([.C290];&quot;(\d)+_&quot;); &quot;_&quot;;&quot;&quot;))" office:value-type="float" office:value="44" calcext:value-type="float">
            <text:p>44</text:p>
          </table:table-cell>
          <table:table-cell table:formula="of:=VALUE(SUBSTITUTE(ORG.LIBREOFFICE.REGEX([.C29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3.txt</text:p>
          </table:table-cell>
          <table:table-cell table:formula="of:=SUBSTITUTE([.A291];&quot;.txt&quot;;&quot;&quot;)" office:value-type="string" office:string-value="SN44_3" calcext:value-type="string">
            <text:p>SN44_3</text:p>
          </table:table-cell>
          <table:table-cell table:formula="of:=MID([.B291];3;100)" office:value-type="string" office:string-value="44_3" calcext:value-type="string">
            <text:p>44_3</text:p>
          </table:table-cell>
          <table:table-cell table:formula="of:=VALUE(SUBSTITUTE(ORG.LIBREOFFICE.REGEX([.C291];&quot;(\d)+_&quot;); &quot;_&quot;;&quot;&quot;))" office:value-type="float" office:value="44" calcext:value-type="float">
            <text:p>44</text:p>
          </table:table-cell>
          <table:table-cell table:formula="of:=VALUE(SUBSTITUTE(ORG.LIBREOFFICE.REGEX([.C291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4_4.txt</text:p>
          </table:table-cell>
          <table:table-cell table:formula="of:=SUBSTITUTE([.A292];&quot;.txt&quot;;&quot;&quot;)" office:value-type="string" office:string-value="SN44_4" calcext:value-type="string">
            <text:p>SN44_4</text:p>
          </table:table-cell>
          <table:table-cell table:formula="of:=MID([.B292];3;100)" office:value-type="string" office:string-value="44_4" calcext:value-type="string">
            <text:p>44_4</text:p>
          </table:table-cell>
          <table:table-cell table:formula="of:=VALUE(SUBSTITUTE(ORG.LIBREOFFICE.REGEX([.C292];&quot;(\d)+_&quot;); &quot;_&quot;;&quot;&quot;))" office:value-type="float" office:value="44" calcext:value-type="float">
            <text:p>44</text:p>
          </table:table-cell>
          <table:table-cell table:formula="of:=VALUE(SUBSTITUTE(ORG.LIBREOFFICE.REGEX([.C292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4_5.txt</text:p>
          </table:table-cell>
          <table:table-cell table:formula="of:=SUBSTITUTE([.A293];&quot;.txt&quot;;&quot;&quot;)" office:value-type="string" office:string-value="SN44_5" calcext:value-type="string">
            <text:p>SN44_5</text:p>
          </table:table-cell>
          <table:table-cell table:formula="of:=MID([.B293];3;100)" office:value-type="string" office:string-value="44_5" calcext:value-type="string">
            <text:p>44_5</text:p>
          </table:table-cell>
          <table:table-cell table:formula="of:=VALUE(SUBSTITUTE(ORG.LIBREOFFICE.REGEX([.C293];&quot;(\d)+_&quot;); &quot;_&quot;;&quot;&quot;))" office:value-type="float" office:value="44" calcext:value-type="float">
            <text:p>44</text:p>
          </table:table-cell>
          <table:table-cell table:formula="of:=VALUE(SUBSTITUTE(ORG.LIBREOFFICE.REGEX([.C293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44_6.txt</text:p>
          </table:table-cell>
          <table:table-cell table:formula="of:=SUBSTITUTE([.A294];&quot;.txt&quot;;&quot;&quot;)" office:value-type="string" office:string-value="SN44_6" calcext:value-type="string">
            <text:p>SN44_6</text:p>
          </table:table-cell>
          <table:table-cell table:formula="of:=MID([.B294];3;100)" office:value-type="string" office:string-value="44_6" calcext:value-type="string">
            <text:p>44_6</text:p>
          </table:table-cell>
          <table:table-cell table:formula="of:=VALUE(SUBSTITUTE(ORG.LIBREOFFICE.REGEX([.C294];&quot;(\d)+_&quot;); &quot;_&quot;;&quot;&quot;))" office:value-type="float" office:value="44" calcext:value-type="float">
            <text:p>44</text:p>
          </table:table-cell>
          <table:table-cell table:formula="of:=VALUE(SUBSTITUTE(ORG.LIBREOFFICE.REGEX([.C294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4_7.txt</text:p>
          </table:table-cell>
          <table:table-cell table:formula="of:=SUBSTITUTE([.A295];&quot;.txt&quot;;&quot;&quot;)" office:value-type="string" office:string-value="SN44_7" calcext:value-type="string">
            <text:p>SN44_7</text:p>
          </table:table-cell>
          <table:table-cell table:formula="of:=MID([.B295];3;100)" office:value-type="string" office:string-value="44_7" calcext:value-type="string">
            <text:p>44_7</text:p>
          </table:table-cell>
          <table:table-cell table:formula="of:=VALUE(SUBSTITUTE(ORG.LIBREOFFICE.REGEX([.C295];&quot;(\d)+_&quot;); &quot;_&quot;;&quot;&quot;))" office:value-type="float" office:value="44" calcext:value-type="float">
            <text:p>44</text:p>
          </table:table-cell>
          <table:table-cell table:formula="of:=VALUE(SUBSTITUTE(ORG.LIBREOFFICE.REGEX([.C295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4_8.txt</text:p>
          </table:table-cell>
          <table:table-cell table:formula="of:=SUBSTITUTE([.A296];&quot;.txt&quot;;&quot;&quot;)" office:value-type="string" office:string-value="SN44_8" calcext:value-type="string">
            <text:p>SN44_8</text:p>
          </table:table-cell>
          <table:table-cell table:formula="of:=MID([.B296];3;100)" office:value-type="string" office:string-value="44_8" calcext:value-type="string">
            <text:p>44_8</text:p>
          </table:table-cell>
          <table:table-cell table:formula="of:=VALUE(SUBSTITUTE(ORG.LIBREOFFICE.REGEX([.C296];&quot;(\d)+_&quot;); &quot;_&quot;;&quot;&quot;))" office:value-type="float" office:value="44" calcext:value-type="float">
            <text:p>44</text:p>
          </table:table-cell>
          <table:table-cell table:formula="of:=VALUE(SUBSTITUTE(ORG.LIBREOFFICE.REGEX([.C29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4_9.txt</text:p>
          </table:table-cell>
          <table:table-cell table:formula="of:=SUBSTITUTE([.A297];&quot;.txt&quot;;&quot;&quot;)" office:value-type="string" office:string-value="SN44_9" calcext:value-type="string">
            <text:p>SN44_9</text:p>
          </table:table-cell>
          <table:table-cell table:formula="of:=MID([.B297];3;100)" office:value-type="string" office:string-value="44_9" calcext:value-type="string">
            <text:p>44_9</text:p>
          </table:table-cell>
          <table:table-cell table:formula="of:=VALUE(SUBSTITUTE(ORG.LIBREOFFICE.REGEX([.C297];&quot;(\d)+_&quot;); &quot;_&quot;;&quot;&quot;))" office:value-type="float" office:value="44" calcext:value-type="float">
            <text:p>44</text:p>
          </table:table-cell>
          <table:table-cell table:formula="of:=VALUE(SUBSTITUTE(ORG.LIBREOFFICE.REGEX([.C297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44_10.txt</text:p>
          </table:table-cell>
          <table:table-cell table:formula="of:=SUBSTITUTE([.A298];&quot;.txt&quot;;&quot;&quot;)" office:value-type="string" office:string-value="SN44_10" calcext:value-type="string">
            <text:p>SN44_10</text:p>
          </table:table-cell>
          <table:table-cell table:formula="of:=MID([.B298];3;100)" office:value-type="string" office:string-value="44_10" calcext:value-type="string">
            <text:p>44_10</text:p>
          </table:table-cell>
          <table:table-cell table:formula="of:=VALUE(SUBSTITUTE(ORG.LIBREOFFICE.REGEX([.C298];&quot;(\d)+_&quot;); &quot;_&quot;;&quot;&quot;))" office:value-type="float" office:value="44" calcext:value-type="float">
            <text:p>44</text:p>
          </table:table-cell>
          <table:table-cell table:formula="of:=VALUE(SUBSTITUTE(ORG.LIBREOFFICE.REGEX([.C298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4_11.txt</text:p>
          </table:table-cell>
          <table:table-cell table:formula="of:=SUBSTITUTE([.A299];&quot;.txt&quot;;&quot;&quot;)" office:value-type="string" office:string-value="SN44_11" calcext:value-type="string">
            <text:p>SN44_11</text:p>
          </table:table-cell>
          <table:table-cell table:formula="of:=MID([.B299];3;100)" office:value-type="string" office:string-value="44_11" calcext:value-type="string">
            <text:p>44_11</text:p>
          </table:table-cell>
          <table:table-cell table:formula="of:=VALUE(SUBSTITUTE(ORG.LIBREOFFICE.REGEX([.C299];&quot;(\d)+_&quot;); &quot;_&quot;;&quot;&quot;))" office:value-type="float" office:value="44" calcext:value-type="float">
            <text:p>44</text:p>
          </table:table-cell>
          <table:table-cell table:formula="of:=VALUE(SUBSTITUTE(ORG.LIBREOFFICE.REGEX([.C299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45_1.txt</text:p>
          </table:table-cell>
          <table:table-cell table:formula="of:=SUBSTITUTE([.A300];&quot;.txt&quot;;&quot;&quot;)" office:value-type="string" office:string-value="SN45_1" calcext:value-type="string">
            <text:p>SN45_1</text:p>
          </table:table-cell>
          <table:table-cell table:formula="of:=MID([.B300];3;100)" office:value-type="string" office:string-value="45_1" calcext:value-type="string">
            <text:p>45_1</text:p>
          </table:table-cell>
          <table:table-cell table:formula="of:=VALUE(SUBSTITUTE(ORG.LIBREOFFICE.REGEX([.C300];&quot;(\d)+_&quot;); &quot;_&quot;;&quot;&quot;))" office:value-type="float" office:value="45" calcext:value-type="float">
            <text:p>45</text:p>
          </table:table-cell>
          <table:table-cell table:formula="of:=VALUE(SUBSTITUTE(ORG.LIBREOFFICE.REGEX([.C300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2.txt</text:p>
          </table:table-cell>
          <table:table-cell table:formula="of:=SUBSTITUTE([.A301];&quot;.txt&quot;;&quot;&quot;)" office:value-type="string" office:string-value="SN45_2" calcext:value-type="string">
            <text:p>SN45_2</text:p>
          </table:table-cell>
          <table:table-cell table:formula="of:=MID([.B301];3;100)" office:value-type="string" office:string-value="45_2" calcext:value-type="string">
            <text:p>45_2</text:p>
          </table:table-cell>
          <table:table-cell table:formula="of:=VALUE(SUBSTITUTE(ORG.LIBREOFFICE.REGEX([.C301];&quot;(\d)+_&quot;); &quot;_&quot;;&quot;&quot;))" office:value-type="float" office:value="45" calcext:value-type="float">
            <text:p>45</text:p>
          </table:table-cell>
          <table:table-cell table:formula="of:=VALUE(SUBSTITUTE(ORG.LIBREOFFICE.REGEX([.C301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45_4.txt</text:p>
          </table:table-cell>
          <table:table-cell table:formula="of:=SUBSTITUTE([.A302];&quot;.txt&quot;;&quot;&quot;)" office:value-type="string" office:string-value="SN45_4" calcext:value-type="string">
            <text:p>SN45_4</text:p>
          </table:table-cell>
          <table:table-cell table:formula="of:=MID([.B302];3;100)" office:value-type="string" office:string-value="45_4" calcext:value-type="string">
            <text:p>45_4</text:p>
          </table:table-cell>
          <table:table-cell table:formula="of:=VALUE(SUBSTITUTE(ORG.LIBREOFFICE.REGEX([.C302];&quot;(\d)+_&quot;); &quot;_&quot;;&quot;&quot;))" office:value-type="float" office:value="45" calcext:value-type="float">
            <text:p>45</text:p>
          </table:table-cell>
          <table:table-cell table:formula="of:=VALUE(SUBSTITUTE(ORG.LIBREOFFICE.REGEX([.C302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5_8.txt</text:p>
          </table:table-cell>
          <table:table-cell table:formula="of:=SUBSTITUTE([.A303];&quot;.txt&quot;;&quot;&quot;)" office:value-type="string" office:string-value="SN45_8" calcext:value-type="string">
            <text:p>SN45_8</text:p>
          </table:table-cell>
          <table:table-cell table:formula="of:=MID([.B303];3;100)" office:value-type="string" office:string-value="45_8" calcext:value-type="string">
            <text:p>45_8</text:p>
          </table:table-cell>
          <table:table-cell table:formula="of:=VALUE(SUBSTITUTE(ORG.LIBREOFFICE.REGEX([.C303];&quot;(\d)+_&quot;); &quot;_&quot;;&quot;&quot;))" office:value-type="float" office:value="45" calcext:value-type="float">
            <text:p>45</text:p>
          </table:table-cell>
          <table:table-cell table:formula="of:=VALUE(SUBSTITUTE(ORG.LIBREOFFICE.REGEX([.C303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5_27.txt</text:p>
          </table:table-cell>
          <table:table-cell table:formula="of:=SUBSTITUTE([.A304];&quot;.txt&quot;;&quot;&quot;)" office:value-type="string" office:string-value="SN45_27" calcext:value-type="string">
            <text:p>SN45_27</text:p>
          </table:table-cell>
          <table:table-cell table:formula="of:=MID([.B304];3;100)" office:value-type="string" office:string-value="45_27" calcext:value-type="string">
            <text:p>45_27</text:p>
          </table:table-cell>
          <table:table-cell table:formula="of:=VALUE(SUBSTITUTE(ORG.LIBREOFFICE.REGEX([.C304];&quot;(\d)+_&quot;); &quot;_&quot;;&quot;&quot;))" office:value-type="float" office:value="45" calcext:value-type="float">
            <text:p>45</text:p>
          </table:table-cell>
          <table:table-cell table:formula="of:=VALUE(SUBSTITUTE(ORG.LIBREOFFICE.REGEX([.C304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N45_56.txt</text:p>
          </table:table-cell>
          <table:table-cell table:formula="of:=SUBSTITUTE([.A305];&quot;.txt&quot;;&quot;&quot;)" office:value-type="string" office:string-value="SN45_56" calcext:value-type="string">
            <text:p>SN45_56</text:p>
          </table:table-cell>
          <table:table-cell table:formula="of:=MID([.B305];3;100)" office:value-type="string" office:string-value="45_56" calcext:value-type="string">
            <text:p>45_56</text:p>
          </table:table-cell>
          <table:table-cell table:formula="of:=VALUE(SUBSTITUTE(ORG.LIBREOFFICE.REGEX([.C305];&quot;(\d)+_&quot;); &quot;_&quot;;&quot;&quot;))" office:value-type="float" office:value="45" calcext:value-type="float">
            <text:p>45</text:p>
          </table:table-cell>
          <table:table-cell table:formula="of:=VALUE(SUBSTITUTE(ORG.LIBREOFFICE.REGEX([.C305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45_153.txt</text:p>
          </table:table-cell>
          <table:table-cell table:formula="of:=SUBSTITUTE([.A306];&quot;.txt&quot;;&quot;&quot;)" office:value-type="string" office:string-value="SN45_153" calcext:value-type="string">
            <text:p>SN45_153</text:p>
          </table:table-cell>
          <table:table-cell table:formula="of:=MID([.B306];3;100)" office:value-type="string" office:string-value="45_153" calcext:value-type="string">
            <text:p>45_153</text:p>
          </table:table-cell>
          <table:table-cell table:formula="of:=VALUE(SUBSTITUTE(ORG.LIBREOFFICE.REGEX([.C306];&quot;(\d)+_&quot;); &quot;_&quot;;&quot;&quot;))" office:value-type="float" office:value="45" calcext:value-type="float">
            <text:p>45</text:p>
          </table:table-cell>
          <table:table-cell table:formula="of:=VALUE(SUBSTITUTE(ORG.LIBREOFFICE.REGEX([.C306];&quot;_(\d)+&quot;); &quot;_&quot;;&quot;&quot;))" office:value-type="float" office:value="153" calcext:value-type="float">
            <text:p>153</text:p>
          </table:table-cell>
        </table:table-row>
        <table:table-row table:style-name="ro1">
          <table:table-cell office:value-type="string" calcext:value-type="string">
            <text:p>SN45_154.txt</text:p>
          </table:table-cell>
          <table:table-cell table:formula="of:=SUBSTITUTE([.A307];&quot;.txt&quot;;&quot;&quot;)" office:value-type="string" office:string-value="SN45_154" calcext:value-type="string">
            <text:p>SN45_154</text:p>
          </table:table-cell>
          <table:table-cell table:formula="of:=MID([.B307];3;100)" office:value-type="string" office:string-value="45_154" calcext:value-type="string">
            <text:p>45_154</text:p>
          </table:table-cell>
          <table:table-cell table:formula="of:=VALUE(SUBSTITUTE(ORG.LIBREOFFICE.REGEX([.C307];&quot;(\d)+_&quot;); &quot;_&quot;;&quot;&quot;))" office:value-type="float" office:value="45" calcext:value-type="float">
            <text:p>45</text:p>
          </table:table-cell>
          <table:table-cell table:formula="of:=VALUE(SUBSTITUTE(ORG.LIBREOFFICE.REGEX([.C307];&quot;_(\d)+&quot;); &quot;_&quot;;&quot;&quot;))" office:value-type="float" office:value="154" calcext:value-type="float">
            <text:p>154</text:p>
          </table:table-cell>
        </table:table-row>
        <table:table-row table:style-name="ro1">
          <table:table-cell office:value-type="string" calcext:value-type="string">
            <text:p>SN45_155.txt</text:p>
          </table:table-cell>
          <table:table-cell table:formula="of:=SUBSTITUTE([.A308];&quot;.txt&quot;;&quot;&quot;)" office:value-type="string" office:string-value="SN45_155" calcext:value-type="string">
            <text:p>SN45_155</text:p>
          </table:table-cell>
          <table:table-cell table:formula="of:=MID([.B308];3;100)" office:value-type="string" office:string-value="45_155" calcext:value-type="string">
            <text:p>45_155</text:p>
          </table:table-cell>
          <table:table-cell table:formula="of:=VALUE(SUBSTITUTE(ORG.LIBREOFFICE.REGEX([.C308];&quot;(\d)+_&quot;); &quot;_&quot;;&quot;&quot;))" office:value-type="float" office:value="45" calcext:value-type="float">
            <text:p>45</text:p>
          </table:table-cell>
          <table:table-cell table:formula="of:=VALUE(SUBSTITUTE(ORG.LIBREOFFICE.REGEX([.C308];&quot;_(\d)+&quot;); &quot;_&quot;;&quot;&quot;))" office:value-type="float" office:value="155" calcext:value-type="float">
            <text:p>155</text:p>
          </table:table-cell>
        </table:table-row>
        <table:table-row table:style-name="ro1">
          <table:table-cell office:value-type="string" calcext:value-type="string">
            <text:p>SN45_159.txt</text:p>
          </table:table-cell>
          <table:table-cell table:formula="of:=SUBSTITUTE([.A309];&quot;.txt&quot;;&quot;&quot;)" office:value-type="string" office:string-value="SN45_159" calcext:value-type="string">
            <text:p>SN45_159</text:p>
          </table:table-cell>
          <table:table-cell table:formula="of:=MID([.B309];3;100)" office:value-type="string" office:string-value="45_159" calcext:value-type="string">
            <text:p>45_159</text:p>
          </table:table-cell>
          <table:table-cell table:formula="of:=VALUE(SUBSTITUTE(ORG.LIBREOFFICE.REGEX([.C309];&quot;(\d)+_&quot;); &quot;_&quot;;&quot;&quot;))" office:value-type="float" office:value="45" calcext:value-type="float">
            <text:p>45</text:p>
          </table:table-cell>
          <table:table-cell table:formula="of:=VALUE(SUBSTITUTE(ORG.LIBREOFFICE.REGEX([.C309];&quot;_(\d)+&quot;); &quot;_&quot;;&quot;&quot;))" office:value-type="float" office:value="159" calcext:value-type="float">
            <text:p>159</text:p>
          </table:table-cell>
        </table:table-row>
        <table:table-row table:style-name="ro1">
          <table:table-cell office:value-type="string" calcext:value-type="string">
            <text:p>SN45_171.txt</text:p>
          </table:table-cell>
          <table:table-cell table:formula="of:=SUBSTITUTE([.A310];&quot;.txt&quot;;&quot;&quot;)" office:value-type="string" office:string-value="SN45_171" calcext:value-type="string">
            <text:p>SN45_171</text:p>
          </table:table-cell>
          <table:table-cell table:formula="of:=MID([.B310];3;100)" office:value-type="string" office:string-value="45_171" calcext:value-type="string">
            <text:p>45_171</text:p>
          </table:table-cell>
          <table:table-cell table:formula="of:=VALUE(SUBSTITUTE(ORG.LIBREOFFICE.REGEX([.C310];&quot;(\d)+_&quot;); &quot;_&quot;;&quot;&quot;))" office:value-type="float" office:value="45" calcext:value-type="float">
            <text:p>45</text:p>
          </table:table-cell>
          <table:table-cell table:formula="of:=VALUE(SUBSTITUTE(ORG.LIBREOFFICE.REGEX([.C310];&quot;_(\d)+&quot;); &quot;_&quot;;&quot;&quot;))"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SN46_1.txt</text:p>
          </table:table-cell>
          <table:table-cell table:formula="of:=SUBSTITUTE([.A311];&quot;.txt&quot;;&quot;&quot;)" office:value-type="string" office:string-value="SN46_1" calcext:value-type="string">
            <text:p>SN46_1</text:p>
          </table:table-cell>
          <table:table-cell table:formula="of:=MID([.B311];3;100)" office:value-type="string" office:string-value="46_1" calcext:value-type="string">
            <text:p>46_1</text:p>
          </table:table-cell>
          <table:table-cell table:formula="of:=VALUE(SUBSTITUTE(ORG.LIBREOFFICE.REGEX([.C311];&quot;(\d)+_&quot;); &quot;_&quot;;&quot;&quot;))" office:value-type="float" office:value="46" calcext:value-type="float">
            <text:p>46</text:p>
          </table:table-cell>
          <table:table-cell table:formula="of:=VALUE(SUBSTITUTE(ORG.LIBREOFFICE.REGEX([.C31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3.txt</text:p>
          </table:table-cell>
          <table:table-cell table:formula="of:=SUBSTITUTE([.A312];&quot;.txt&quot;;&quot;&quot;)" office:value-type="string" office:string-value="SN46_3" calcext:value-type="string">
            <text:p>SN46_3</text:p>
          </table:table-cell>
          <table:table-cell table:formula="of:=MID([.B312];3;100)" office:value-type="string" office:string-value="46_3" calcext:value-type="string">
            <text:p>46_3</text:p>
          </table:table-cell>
          <table:table-cell table:formula="of:=VALUE(SUBSTITUTE(ORG.LIBREOFFICE.REGEX([.C312];&quot;(\d)+_&quot;); &quot;_&quot;;&quot;&quot;))" office:value-type="float" office:value="46" calcext:value-type="float">
            <text:p>46</text:p>
          </table:table-cell>
          <table:table-cell table:formula="of:=VALUE(SUBSTITUTE(ORG.LIBREOFFICE.REGEX([.C312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6_4.txt</text:p>
          </table:table-cell>
          <table:table-cell table:formula="of:=SUBSTITUTE([.A313];&quot;.txt&quot;;&quot;&quot;)" office:value-type="string" office:string-value="SN46_4" calcext:value-type="string">
            <text:p>SN46_4</text:p>
          </table:table-cell>
          <table:table-cell table:formula="of:=MID([.B313];3;100)" office:value-type="string" office:string-value="46_4" calcext:value-type="string">
            <text:p>46_4</text:p>
          </table:table-cell>
          <table:table-cell table:formula="of:=VALUE(SUBSTITUTE(ORG.LIBREOFFICE.REGEX([.C313];&quot;(\d)+_&quot;); &quot;_&quot;;&quot;&quot;))" office:value-type="float" office:value="46" calcext:value-type="float">
            <text:p>46</text:p>
          </table:table-cell>
          <table:table-cell table:formula="of:=VALUE(SUBSTITUTE(ORG.LIBREOFFICE.REGEX([.C313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6_5.txt</text:p>
          </table:table-cell>
          <table:table-cell table:formula="of:=SUBSTITUTE([.A314];&quot;.txt&quot;;&quot;&quot;)" office:value-type="string" office:string-value="SN46_5" calcext:value-type="string">
            <text:p>SN46_5</text:p>
          </table:table-cell>
          <table:table-cell table:formula="of:=MID([.B314];3;100)" office:value-type="string" office:string-value="46_5" calcext:value-type="string">
            <text:p>46_5</text:p>
          </table:table-cell>
          <table:table-cell table:formula="of:=VALUE(SUBSTITUTE(ORG.LIBREOFFICE.REGEX([.C314];&quot;(\d)+_&quot;); &quot;_&quot;;&quot;&quot;))" office:value-type="float" office:value="46" calcext:value-type="float">
            <text:p>46</text:p>
          </table:table-cell>
          <table:table-cell table:formula="of:=VALUE(SUBSTITUTE(ORG.LIBREOFFICE.REGEX([.C314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46_8.txt</text:p>
          </table:table-cell>
          <table:table-cell table:formula="of:=SUBSTITUTE([.A315];&quot;.txt&quot;;&quot;&quot;)" office:value-type="string" office:string-value="SN46_8" calcext:value-type="string">
            <text:p>SN46_8</text:p>
          </table:table-cell>
          <table:table-cell table:formula="of:=MID([.B315];3;100)" office:value-type="string" office:string-value="46_8" calcext:value-type="string">
            <text:p>46_8</text:p>
          </table:table-cell>
          <table:table-cell table:formula="of:=VALUE(SUBSTITUTE(ORG.LIBREOFFICE.REGEX([.C315];&quot;(\d)+_&quot;); &quot;_&quot;;&quot;&quot;))" office:value-type="float" office:value="46" calcext:value-type="float">
            <text:p>46</text:p>
          </table:table-cell>
          <table:table-cell table:formula="of:=VALUE(SUBSTITUTE(ORG.LIBREOFFICE.REGEX([.C315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6_11.txt</text:p>
          </table:table-cell>
          <table:table-cell table:formula="of:=SUBSTITUTE([.A316];&quot;.txt&quot;;&quot;&quot;)" office:value-type="string" office:string-value="SN46_11" calcext:value-type="string">
            <text:p>SN46_11</text:p>
          </table:table-cell>
          <table:table-cell table:formula="of:=MID([.B316];3;100)" office:value-type="string" office:string-value="46_11" calcext:value-type="string">
            <text:p>46_11</text:p>
          </table:table-cell>
          <table:table-cell table:formula="of:=VALUE(SUBSTITUTE(ORG.LIBREOFFICE.REGEX([.C316];&quot;(\d)+_&quot;); &quot;_&quot;;&quot;&quot;))" office:value-type="float" office:value="46" calcext:value-type="float">
            <text:p>46</text:p>
          </table:table-cell>
          <table:table-cell table:formula="of:=VALUE(SUBSTITUTE(ORG.LIBREOFFICE.REGEX([.C316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46_14.txt</text:p>
          </table:table-cell>
          <table:table-cell table:formula="of:=SUBSTITUTE([.A317];&quot;.txt&quot;;&quot;&quot;)" office:value-type="string" office:string-value="SN46_14" calcext:value-type="string">
            <text:p>SN46_14</text:p>
          </table:table-cell>
          <table:table-cell table:formula="of:=MID([.B317];3;100)" office:value-type="string" office:string-value="46_14" calcext:value-type="string">
            <text:p>46_14</text:p>
          </table:table-cell>
          <table:table-cell table:formula="of:=VALUE(SUBSTITUTE(ORG.LIBREOFFICE.REGEX([.C317];&quot;(\d)+_&quot;); &quot;_&quot;;&quot;&quot;))" office:value-type="float" office:value="46" calcext:value-type="float">
            <text:p>46</text:p>
          </table:table-cell>
          <table:table-cell table:formula="of:=VALUE(SUBSTITUTE(ORG.LIBREOFFICE.REGEX([.C317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46_18.txt</text:p>
          </table:table-cell>
          <table:table-cell table:formula="of:=SUBSTITUTE([.A318];&quot;.txt&quot;;&quot;&quot;)" office:value-type="string" office:string-value="SN46_18" calcext:value-type="string">
            <text:p>SN46_18</text:p>
          </table:table-cell>
          <table:table-cell table:formula="of:=MID([.B318];3;100)" office:value-type="string" office:string-value="46_18" calcext:value-type="string">
            <text:p>46_18</text:p>
          </table:table-cell>
          <table:table-cell table:formula="of:=VALUE(SUBSTITUTE(ORG.LIBREOFFICE.REGEX([.C318];&quot;(\d)+_&quot;); &quot;_&quot;;&quot;&quot;))" office:value-type="float" office:value="46" calcext:value-type="float">
            <text:p>46</text:p>
          </table:table-cell>
          <table:table-cell table:formula="of:=VALUE(SUBSTITUTE(ORG.LIBREOFFICE.REGEX([.C318];&quot;_(\d)+&quot;); &quot;_&quot;;&quot;&quot;))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SN46_26.txt</text:p>
          </table:table-cell>
          <table:table-cell table:formula="of:=SUBSTITUTE([.A319];&quot;.txt&quot;;&quot;&quot;)" office:value-type="string" office:string-value="SN46_26" calcext:value-type="string">
            <text:p>SN46_26</text:p>
          </table:table-cell>
          <table:table-cell table:formula="of:=MID([.B319];3;100)" office:value-type="string" office:string-value="46_26" calcext:value-type="string">
            <text:p>46_26</text:p>
          </table:table-cell>
          <table:table-cell table:formula="of:=VALUE(SUBSTITUTE(ORG.LIBREOFFICE.REGEX([.C319];&quot;(\d)+_&quot;); &quot;_&quot;;&quot;&quot;))" office:value-type="float" office:value="46" calcext:value-type="float">
            <text:p>46</text:p>
          </table:table-cell>
          <table:table-cell table:formula="of:=VALUE(SUBSTITUTE(ORG.LIBREOFFICE.REGEX([.C319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N46_29.txt</text:p>
          </table:table-cell>
          <table:table-cell table:formula="of:=SUBSTITUTE([.A320];&quot;.txt&quot;;&quot;&quot;)" office:value-type="string" office:string-value="SN46_29" calcext:value-type="string">
            <text:p>SN46_29</text:p>
          </table:table-cell>
          <table:table-cell table:formula="of:=MID([.B320];3;100)" office:value-type="string" office:string-value="46_29" calcext:value-type="string">
            <text:p>46_29</text:p>
          </table:table-cell>
          <table:table-cell table:formula="of:=VALUE(SUBSTITUTE(ORG.LIBREOFFICE.REGEX([.C320];&quot;(\d)+_&quot;); &quot;_&quot;;&quot;&quot;))" office:value-type="float" office:value="46" calcext:value-type="float">
            <text:p>46</text:p>
          </table:table-cell>
          <table:table-cell table:formula="of:=VALUE(SUBSTITUTE(ORG.LIBREOFFICE.REGEX([.C320];&quot;_(\d)+&quot;); &quot;_&quot;;&quot;&quot;)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SN46_30.txt</text:p>
          </table:table-cell>
          <table:table-cell table:formula="of:=SUBSTITUTE([.A321];&quot;.txt&quot;;&quot;&quot;)" office:value-type="string" office:string-value="SN46_30" calcext:value-type="string">
            <text:p>SN46_30</text:p>
          </table:table-cell>
          <table:table-cell table:formula="of:=MID([.B321];3;100)" office:value-type="string" office:string-value="46_30" calcext:value-type="string">
            <text:p>46_30</text:p>
          </table:table-cell>
          <table:table-cell table:formula="of:=VALUE(SUBSTITUTE(ORG.LIBREOFFICE.REGEX([.C321];&quot;(\d)+_&quot;); &quot;_&quot;;&quot;&quot;))" office:value-type="float" office:value="46" calcext:value-type="float">
            <text:p>46</text:p>
          </table:table-cell>
          <table:table-cell table:formula="of:=VALUE(SUBSTITUTE(ORG.LIBREOFFICE.REGEX([.C321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N46_38.txt</text:p>
          </table:table-cell>
          <table:table-cell table:formula="of:=SUBSTITUTE([.A322];&quot;.txt&quot;;&quot;&quot;)" office:value-type="string" office:string-value="SN46_38" calcext:value-type="string">
            <text:p>SN46_38</text:p>
          </table:table-cell>
          <table:table-cell table:formula="of:=MID([.B322];3;100)" office:value-type="string" office:string-value="46_38" calcext:value-type="string">
            <text:p>46_38</text:p>
          </table:table-cell>
          <table:table-cell table:formula="of:=VALUE(SUBSTITUTE(ORG.LIBREOFFICE.REGEX([.C322];&quot;(\d)+_&quot;); &quot;_&quot;;&quot;&quot;))" office:value-type="float" office:value="46" calcext:value-type="float">
            <text:p>46</text:p>
          </table:table-cell>
          <table:table-cell table:formula="of:=VALUE(SUBSTITUTE(ORG.LIBREOFFICE.REGEX([.C322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46_51.txt</text:p>
          </table:table-cell>
          <table:table-cell table:formula="of:=SUBSTITUTE([.A323];&quot;.txt&quot;;&quot;&quot;)" office:value-type="string" office:string-value="SN46_51" calcext:value-type="string">
            <text:p>SN46_51</text:p>
          </table:table-cell>
          <table:table-cell table:formula="of:=MID([.B323];3;100)" office:value-type="string" office:string-value="46_51" calcext:value-type="string">
            <text:p>46_51</text:p>
          </table:table-cell>
          <table:table-cell table:formula="of:=VALUE(SUBSTITUTE(ORG.LIBREOFFICE.REGEX([.C323];&quot;(\d)+_&quot;); &quot;_&quot;;&quot;&quot;))" office:value-type="float" office:value="46" calcext:value-type="float">
            <text:p>46</text:p>
          </table:table-cell>
          <table:table-cell table:formula="of:=VALUE(SUBSTITUTE(ORG.LIBREOFFICE.REGEX([.C323];&quot;_(\d)+&quot;); &quot;_&quot;;&quot;&quot;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SN46_52.txt</text:p>
          </table:table-cell>
          <table:table-cell table:formula="of:=SUBSTITUTE([.A324];&quot;.txt&quot;;&quot;&quot;)" office:value-type="string" office:string-value="SN46_52" calcext:value-type="string">
            <text:p>SN46_52</text:p>
          </table:table-cell>
          <table:table-cell table:formula="of:=MID([.B324];3;100)" office:value-type="string" office:string-value="46_52" calcext:value-type="string">
            <text:p>46_52</text:p>
          </table:table-cell>
          <table:table-cell table:formula="of:=VALUE(SUBSTITUTE(ORG.LIBREOFFICE.REGEX([.C324];&quot;(\d)+_&quot;); &quot;_&quot;;&quot;&quot;))" office:value-type="float" office:value="46" calcext:value-type="float">
            <text:p>46</text:p>
          </table:table-cell>
          <table:table-cell table:formula="of:=VALUE(SUBSTITUTE(ORG.LIBREOFFICE.REGEX([.C324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N46_53.txt</text:p>
          </table:table-cell>
          <table:table-cell table:formula="of:=SUBSTITUTE([.A325];&quot;.txt&quot;;&quot;&quot;)" office:value-type="string" office:string-value="SN46_53" calcext:value-type="string">
            <text:p>SN46_53</text:p>
          </table:table-cell>
          <table:table-cell table:formula="of:=MID([.B325];3;100)" office:value-type="string" office:string-value="46_53" calcext:value-type="string">
            <text:p>46_53</text:p>
          </table:table-cell>
          <table:table-cell table:formula="of:=VALUE(SUBSTITUTE(ORG.LIBREOFFICE.REGEX([.C325];&quot;(\d)+_&quot;); &quot;_&quot;;&quot;&quot;))" office:value-type="float" office:value="46" calcext:value-type="float">
            <text:p>46</text:p>
          </table:table-cell>
          <table:table-cell table:formula="of:=VALUE(SUBSTITUTE(ORG.LIBREOFFICE.REGEX([.C325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N46_54.txt</text:p>
          </table:table-cell>
          <table:table-cell table:formula="of:=SUBSTITUTE([.A326];&quot;.txt&quot;;&quot;&quot;)" office:value-type="string" office:string-value="SN46_54" calcext:value-type="string">
            <text:p>SN46_54</text:p>
          </table:table-cell>
          <table:table-cell table:formula="of:=MID([.B326];3;100)" office:value-type="string" office:string-value="46_54" calcext:value-type="string">
            <text:p>46_54</text:p>
          </table:table-cell>
          <table:table-cell table:formula="of:=VALUE(SUBSTITUTE(ORG.LIBREOFFICE.REGEX([.C326];&quot;(\d)+_&quot;); &quot;_&quot;;&quot;&quot;))" office:value-type="float" office:value="46" calcext:value-type="float">
            <text:p>46</text:p>
          </table:table-cell>
          <table:table-cell table:formula="of:=VALUE(SUBSTITUTE(ORG.LIBREOFFICE.REGEX([.C326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N47_4.txt</text:p>
          </table:table-cell>
          <table:table-cell table:formula="of:=SUBSTITUTE([.A327];&quot;.txt&quot;;&quot;&quot;)" office:value-type="string" office:string-value="SN47_4" calcext:value-type="string">
            <text:p>SN47_4</text:p>
          </table:table-cell>
          <table:table-cell table:formula="of:=MID([.B327];3;100)" office:value-type="string" office:string-value="47_4" calcext:value-type="string">
            <text:p>47_4</text:p>
          </table:table-cell>
          <table:table-cell table:formula="of:=VALUE(SUBSTITUTE(ORG.LIBREOFFICE.REGEX([.C327];&quot;(\d)+_&quot;); &quot;_&quot;;&quot;&quot;))" office:value-type="float" office:value="47" calcext:value-type="float">
            <text:p>47</text:p>
          </table:table-cell>
          <table:table-cell table:formula="of:=VALUE(SUBSTITUTE(ORG.LIBREOFFICE.REGEX([.C327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7_6.txt</text:p>
          </table:table-cell>
          <table:table-cell table:formula="of:=SUBSTITUTE([.A328];&quot;.txt&quot;;&quot;&quot;)" office:value-type="string" office:string-value="SN47_6" calcext:value-type="string">
            <text:p>SN47_6</text:p>
          </table:table-cell>
          <table:table-cell table:formula="of:=MID([.B328];3;100)" office:value-type="string" office:string-value="47_6" calcext:value-type="string">
            <text:p>47_6</text:p>
          </table:table-cell>
          <table:table-cell table:formula="of:=VALUE(SUBSTITUTE(ORG.LIBREOFFICE.REGEX([.C328];&quot;(\d)+_&quot;); &quot;_&quot;;&quot;&quot;))" office:value-type="float" office:value="47" calcext:value-type="float">
            <text:p>47</text:p>
          </table:table-cell>
          <table:table-cell table:formula="of:=VALUE(SUBSTITUTE(ORG.LIBREOFFICE.REGEX([.C328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47_7.txt</text:p>
          </table:table-cell>
          <table:table-cell table:formula="of:=SUBSTITUTE([.A329];&quot;.txt&quot;;&quot;&quot;)" office:value-type="string" office:string-value="SN47_7" calcext:value-type="string">
            <text:p>SN47_7</text:p>
          </table:table-cell>
          <table:table-cell table:formula="of:=MID([.B329];3;100)" office:value-type="string" office:string-value="47_7" calcext:value-type="string">
            <text:p>47_7</text:p>
          </table:table-cell>
          <table:table-cell table:formula="of:=VALUE(SUBSTITUTE(ORG.LIBREOFFICE.REGEX([.C329];&quot;(\d)+_&quot;); &quot;_&quot;;&quot;&quot;))" office:value-type="float" office:value="47" calcext:value-type="float">
            <text:p>47</text:p>
          </table:table-cell>
          <table:table-cell table:formula="of:=VALUE(SUBSTITUTE(ORG.LIBREOFFICE.REGEX([.C329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47_8.txt</text:p>
          </table:table-cell>
          <table:table-cell table:formula="of:=SUBSTITUTE([.A330];&quot;.txt&quot;;&quot;&quot;)" office:value-type="string" office:string-value="SN47_8" calcext:value-type="string">
            <text:p>SN47_8</text:p>
          </table:table-cell>
          <table:table-cell table:formula="of:=MID([.B330];3;100)" office:value-type="string" office:string-value="47_8" calcext:value-type="string">
            <text:p>47_8</text:p>
          </table:table-cell>
          <table:table-cell table:formula="of:=VALUE(SUBSTITUTE(ORG.LIBREOFFICE.REGEX([.C330];&quot;(\d)+_&quot;); &quot;_&quot;;&quot;&quot;))" office:value-type="float" office:value="47" calcext:value-type="float">
            <text:p>47</text:p>
          </table:table-cell>
          <table:table-cell table:formula="of:=VALUE(SUBSTITUTE(ORG.LIBREOFFICE.REGEX([.C330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7_10.txt</text:p>
          </table:table-cell>
          <table:table-cell table:formula="of:=SUBSTITUTE([.A331];&quot;.txt&quot;;&quot;&quot;)" office:value-type="string" office:string-value="SN47_10" calcext:value-type="string">
            <text:p>SN47_10</text:p>
          </table:table-cell>
          <table:table-cell table:formula="of:=MID([.B331];3;100)" office:value-type="string" office:string-value="47_10" calcext:value-type="string">
            <text:p>47_10</text:p>
          </table:table-cell>
          <table:table-cell table:formula="of:=VALUE(SUBSTITUTE(ORG.LIBREOFFICE.REGEX([.C331];&quot;(\d)+_&quot;); &quot;_&quot;;&quot;&quot;))" office:value-type="float" office:value="47" calcext:value-type="float">
            <text:p>47</text:p>
          </table:table-cell>
          <table:table-cell table:formula="of:=VALUE(SUBSTITUTE(ORG.LIBREOFFICE.REGEX([.C331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7_13.txt</text:p>
          </table:table-cell>
          <table:table-cell table:formula="of:=SUBSTITUTE([.A332];&quot;.txt&quot;;&quot;&quot;)" office:value-type="string" office:string-value="SN47_13" calcext:value-type="string">
            <text:p>SN47_13</text:p>
          </table:table-cell>
          <table:table-cell table:formula="of:=MID([.B332];3;100)" office:value-type="string" office:string-value="47_13" calcext:value-type="string">
            <text:p>47_13</text:p>
          </table:table-cell>
          <table:table-cell table:formula="of:=VALUE(SUBSTITUTE(ORG.LIBREOFFICE.REGEX([.C332];&quot;(\d)+_&quot;); &quot;_&quot;;&quot;&quot;))" office:value-type="float" office:value="47" calcext:value-type="float">
            <text:p>47</text:p>
          </table:table-cell>
          <table:table-cell table:formula="of:=VALUE(SUBSTITUTE(ORG.LIBREOFFICE.REGEX([.C332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47_16.txt</text:p>
          </table:table-cell>
          <table:table-cell table:formula="of:=SUBSTITUTE([.A333];&quot;.txt&quot;;&quot;&quot;)" office:value-type="string" office:string-value="SN47_16" calcext:value-type="string">
            <text:p>SN47_16</text:p>
          </table:table-cell>
          <table:table-cell table:formula="of:=MID([.B333];3;100)" office:value-type="string" office:string-value="47_16" calcext:value-type="string">
            <text:p>47_16</text:p>
          </table:table-cell>
          <table:table-cell table:formula="of:=VALUE(SUBSTITUTE(ORG.LIBREOFFICE.REGEX([.C333];&quot;(\d)+_&quot;); &quot;_&quot;;&quot;&quot;))" office:value-type="float" office:value="47" calcext:value-type="float">
            <text:p>47</text:p>
          </table:table-cell>
          <table:table-cell table:formula="of:=VALUE(SUBSTITUTE(ORG.LIBREOFFICE.REGEX([.C333];&quot;_(\d)+&quot;); &quot;_&quot;;&quot;&quot;))"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SN47_19.txt</text:p>
          </table:table-cell>
          <table:table-cell table:formula="of:=SUBSTITUTE([.A334];&quot;.txt&quot;;&quot;&quot;)" office:value-type="string" office:string-value="SN47_19" calcext:value-type="string">
            <text:p>SN47_19</text:p>
          </table:table-cell>
          <table:table-cell table:formula="of:=MID([.B334];3;100)" office:value-type="string" office:string-value="47_19" calcext:value-type="string">
            <text:p>47_19</text:p>
          </table:table-cell>
          <table:table-cell table:formula="of:=VALUE(SUBSTITUTE(ORG.LIBREOFFICE.REGEX([.C334];&quot;(\d)+_&quot;); &quot;_&quot;;&quot;&quot;))" office:value-type="float" office:value="47" calcext:value-type="float">
            <text:p>47</text:p>
          </table:table-cell>
          <table:table-cell table:formula="of:=VALUE(SUBSTITUTE(ORG.LIBREOFFICE.REGEX([.C334];&quot;_(\d)+&quot;); &quot;_&quot;;&quot;&quot;)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SN47_20.txt</text:p>
          </table:table-cell>
          <table:table-cell table:formula="of:=SUBSTITUTE([.A335];&quot;.txt&quot;;&quot;&quot;)" office:value-type="string" office:string-value="SN47_20" calcext:value-type="string">
            <text:p>SN47_20</text:p>
          </table:table-cell>
          <table:table-cell table:formula="of:=MID([.B335];3;100)" office:value-type="string" office:string-value="47_20" calcext:value-type="string">
            <text:p>47_20</text:p>
          </table:table-cell>
          <table:table-cell table:formula="of:=VALUE(SUBSTITUTE(ORG.LIBREOFFICE.REGEX([.C335];&quot;(\d)+_&quot;); &quot;_&quot;;&quot;&quot;))" office:value-type="float" office:value="47" calcext:value-type="float">
            <text:p>47</text:p>
          </table:table-cell>
          <table:table-cell table:formula="of:=VALUE(SUBSTITUTE(ORG.LIBREOFFICE.REGEX([.C335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47_25.txt</text:p>
          </table:table-cell>
          <table:table-cell table:formula="of:=SUBSTITUTE([.A336];&quot;.txt&quot;;&quot;&quot;)" office:value-type="string" office:string-value="SN47_25" calcext:value-type="string">
            <text:p>SN47_25</text:p>
          </table:table-cell>
          <table:table-cell table:formula="of:=MID([.B336];3;100)" office:value-type="string" office:string-value="47_25" calcext:value-type="string">
            <text:p>47_25</text:p>
          </table:table-cell>
          <table:table-cell table:formula="of:=VALUE(SUBSTITUTE(ORG.LIBREOFFICE.REGEX([.C336];&quot;(\d)+_&quot;); &quot;_&quot;;&quot;&quot;))" office:value-type="float" office:value="47" calcext:value-type="float">
            <text:p>47</text:p>
          </table:table-cell>
          <table:table-cell table:formula="of:=VALUE(SUBSTITUTE(ORG.LIBREOFFICE.REGEX([.C336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47_33.txt</text:p>
          </table:table-cell>
          <table:table-cell table:formula="of:=SUBSTITUTE([.A337];&quot;.txt&quot;;&quot;&quot;)" office:value-type="string" office:string-value="SN47_33" calcext:value-type="string">
            <text:p>SN47_33</text:p>
          </table:table-cell>
          <table:table-cell table:formula="of:=MID([.B337];3;100)" office:value-type="string" office:string-value="47_33" calcext:value-type="string">
            <text:p>47_33</text:p>
          </table:table-cell>
          <table:table-cell table:formula="of:=VALUE(SUBSTITUTE(ORG.LIBREOFFICE.REGEX([.C337];&quot;(\d)+_&quot;); &quot;_&quot;;&quot;&quot;))" office:value-type="float" office:value="47" calcext:value-type="float">
            <text:p>47</text:p>
          </table:table-cell>
          <table:table-cell table:formula="of:=VALUE(SUBSTITUTE(ORG.LIBREOFFICE.REGEX([.C337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N47_35.txt</text:p>
          </table:table-cell>
          <table:table-cell table:formula="of:=SUBSTITUTE([.A338];&quot;.txt&quot;;&quot;&quot;)" office:value-type="string" office:string-value="SN47_35" calcext:value-type="string">
            <text:p>SN47_35</text:p>
          </table:table-cell>
          <table:table-cell table:formula="of:=MID([.B338];3;100)" office:value-type="string" office:string-value="47_35" calcext:value-type="string">
            <text:p>47_35</text:p>
          </table:table-cell>
          <table:table-cell table:formula="of:=VALUE(SUBSTITUTE(ORG.LIBREOFFICE.REGEX([.C338];&quot;(\d)+_&quot;); &quot;_&quot;;&quot;&quot;))" office:value-type="float" office:value="47" calcext:value-type="float">
            <text:p>47</text:p>
          </table:table-cell>
          <table:table-cell table:formula="of:=VALUE(SUBSTITUTE(ORG.LIBREOFFICE.REGEX([.C338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N47_37.txt</text:p>
          </table:table-cell>
          <table:table-cell table:formula="of:=SUBSTITUTE([.A339];&quot;.txt&quot;;&quot;&quot;)" office:value-type="string" office:string-value="SN47_37" calcext:value-type="string">
            <text:p>SN47_37</text:p>
          </table:table-cell>
          <table:table-cell table:formula="of:=MID([.B339];3;100)" office:value-type="string" office:string-value="47_37" calcext:value-type="string">
            <text:p>47_37</text:p>
          </table:table-cell>
          <table:table-cell table:formula="of:=VALUE(SUBSTITUTE(ORG.LIBREOFFICE.REGEX([.C339];&quot;(\d)+_&quot;); &quot;_&quot;;&quot;&quot;))" office:value-type="float" office:value="47" calcext:value-type="float">
            <text:p>47</text:p>
          </table:table-cell>
          <table:table-cell table:formula="of:=VALUE(SUBSTITUTE(ORG.LIBREOFFICE.REGEX([.C339];&quot;_(\d)+&quot;); &quot;_&quot;;&quot;&quot;)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SN47_38.txt</text:p>
          </table:table-cell>
          <table:table-cell table:formula="of:=SUBSTITUTE([.A340];&quot;.txt&quot;;&quot;&quot;)" office:value-type="string" office:string-value="SN47_38" calcext:value-type="string">
            <text:p>SN47_38</text:p>
          </table:table-cell>
          <table:table-cell table:formula="of:=MID([.B340];3;100)" office:value-type="string" office:string-value="47_38" calcext:value-type="string">
            <text:p>47_38</text:p>
          </table:table-cell>
          <table:table-cell table:formula="of:=VALUE(SUBSTITUTE(ORG.LIBREOFFICE.REGEX([.C340];&quot;(\d)+_&quot;); &quot;_&quot;;&quot;&quot;))" office:value-type="float" office:value="47" calcext:value-type="float">
            <text:p>47</text:p>
          </table:table-cell>
          <table:table-cell table:formula="of:=VALUE(SUBSTITUTE(ORG.LIBREOFFICE.REGEX([.C340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47_40.txt</text:p>
          </table:table-cell>
          <table:table-cell table:formula="of:=SUBSTITUTE([.A341];&quot;.txt&quot;;&quot;&quot;)" office:value-type="string" office:string-value="SN47_40" calcext:value-type="string">
            <text:p>SN47_40</text:p>
          </table:table-cell>
          <table:table-cell table:formula="of:=MID([.B341];3;100)" office:value-type="string" office:string-value="47_40" calcext:value-type="string">
            <text:p>47_40</text:p>
          </table:table-cell>
          <table:table-cell table:formula="of:=VALUE(SUBSTITUTE(ORG.LIBREOFFICE.REGEX([.C341];&quot;(\d)+_&quot;); &quot;_&quot;;&quot;&quot;))" office:value-type="float" office:value="47" calcext:value-type="float">
            <text:p>47</text:p>
          </table:table-cell>
          <table:table-cell table:formula="of:=VALUE(SUBSTITUTE(ORG.LIBREOFFICE.REGEX([.C341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N47_41.txt</text:p>
          </table:table-cell>
          <table:table-cell table:formula="of:=SUBSTITUTE([.A342];&quot;.txt&quot;;&quot;&quot;)" office:value-type="string" office:string-value="SN47_41" calcext:value-type="string">
            <text:p>SN47_41</text:p>
          </table:table-cell>
          <table:table-cell table:formula="of:=MID([.B342];3;100)" office:value-type="string" office:string-value="47_41" calcext:value-type="string">
            <text:p>47_41</text:p>
          </table:table-cell>
          <table:table-cell table:formula="of:=VALUE(SUBSTITUTE(ORG.LIBREOFFICE.REGEX([.C342];&quot;(\d)+_&quot;); &quot;_&quot;;&quot;&quot;))" office:value-type="float" office:value="47" calcext:value-type="float">
            <text:p>47</text:p>
          </table:table-cell>
          <table:table-cell table:formula="of:=VALUE(SUBSTITUTE(ORG.LIBREOFFICE.REGEX([.C342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47_42.txt</text:p>
          </table:table-cell>
          <table:table-cell table:formula="of:=SUBSTITUTE([.A343];&quot;.txt&quot;;&quot;&quot;)" office:value-type="string" office:string-value="SN47_42" calcext:value-type="string">
            <text:p>SN47_42</text:p>
          </table:table-cell>
          <table:table-cell table:formula="of:=MID([.B343];3;100)" office:value-type="string" office:string-value="47_42" calcext:value-type="string">
            <text:p>47_42</text:p>
          </table:table-cell>
          <table:table-cell table:formula="of:=VALUE(SUBSTITUTE(ORG.LIBREOFFICE.REGEX([.C343];&quot;(\d)+_&quot;); &quot;_&quot;;&quot;&quot;))" office:value-type="float" office:value="47" calcext:value-type="float">
            <text:p>47</text:p>
          </table:table-cell>
          <table:table-cell table:formula="of:=VALUE(SUBSTITUTE(ORG.LIBREOFFICE.REGEX([.C343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48_3.txt</text:p>
          </table:table-cell>
          <table:table-cell table:formula="of:=SUBSTITUTE([.A344];&quot;.txt&quot;;&quot;&quot;)" office:value-type="string" office:string-value="SN48_3" calcext:value-type="string">
            <text:p>SN48_3</text:p>
          </table:table-cell>
          <table:table-cell table:formula="of:=MID([.B344];3;100)" office:value-type="string" office:string-value="48_3" calcext:value-type="string">
            <text:p>48_3</text:p>
          </table:table-cell>
          <table:table-cell table:formula="of:=VALUE(SUBSTITUTE(ORG.LIBREOFFICE.REGEX([.C344];&quot;(\d)+_&quot;); &quot;_&quot;;&quot;&quot;))" office:value-type="float" office:value="48" calcext:value-type="float">
            <text:p>48</text:p>
          </table:table-cell>
          <table:table-cell table:formula="of:=VALUE(SUBSTITUTE(ORG.LIBREOFFICE.REGEX([.C344];&quot;_(\d)+&quot;); &quot;_&quot;;&quot;&quot;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SN48_4.txt</text:p>
          </table:table-cell>
          <table:table-cell table:formula="of:=SUBSTITUTE([.A345];&quot;.txt&quot;;&quot;&quot;)" office:value-type="string" office:string-value="SN48_4" calcext:value-type="string">
            <text:p>SN48_4</text:p>
          </table:table-cell>
          <table:table-cell table:formula="of:=MID([.B345];3;100)" office:value-type="string" office:string-value="48_4" calcext:value-type="string">
            <text:p>48_4</text:p>
          </table:table-cell>
          <table:table-cell table:formula="of:=VALUE(SUBSTITUTE(ORG.LIBREOFFICE.REGEX([.C345];&quot;(\d)+_&quot;); &quot;_&quot;;&quot;&quot;))" office:value-type="float" office:value="48" calcext:value-type="float">
            <text:p>48</text:p>
          </table:table-cell>
          <table:table-cell table:formula="of:=VALUE(SUBSTITUTE(ORG.LIBREOFFICE.REGEX([.C345];&quot;_(\d)+&quot;); &quot;_&quot;;&quot;&quot;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N48_8.txt</text:p>
          </table:table-cell>
          <table:table-cell table:formula="of:=SUBSTITUTE([.A346];&quot;.txt&quot;;&quot;&quot;)" office:value-type="string" office:string-value="SN48_8" calcext:value-type="string">
            <text:p>SN48_8</text:p>
          </table:table-cell>
          <table:table-cell table:formula="of:=MID([.B346];3;100)" office:value-type="string" office:string-value="48_8" calcext:value-type="string">
            <text:p>48_8</text:p>
          </table:table-cell>
          <table:table-cell table:formula="of:=VALUE(SUBSTITUTE(ORG.LIBREOFFICE.REGEX([.C346];&quot;(\d)+_&quot;); &quot;_&quot;;&quot;&quot;))" office:value-type="float" office:value="48" calcext:value-type="float">
            <text:p>48</text:p>
          </table:table-cell>
          <table:table-cell table:formula="of:=VALUE(SUBSTITUTE(ORG.LIBREOFFICE.REGEX([.C34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48_10.txt</text:p>
          </table:table-cell>
          <table:table-cell table:formula="of:=SUBSTITUTE([.A347];&quot;.txt&quot;;&quot;&quot;)" office:value-type="string" office:string-value="SN48_10" calcext:value-type="string">
            <text:p>SN48_10</text:p>
          </table:table-cell>
          <table:table-cell table:formula="of:=MID([.B347];3;100)" office:value-type="string" office:string-value="48_10" calcext:value-type="string">
            <text:p>48_10</text:p>
          </table:table-cell>
          <table:table-cell table:formula="of:=VALUE(SUBSTITUTE(ORG.LIBREOFFICE.REGEX([.C347];&quot;(\d)+_&quot;); &quot;_&quot;;&quot;&quot;))" office:value-type="float" office:value="48" calcext:value-type="float">
            <text:p>48</text:p>
          </table:table-cell>
          <table:table-cell table:formula="of:=VALUE(SUBSTITUTE(ORG.LIBREOFFICE.REGEX([.C347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48_21.txt</text:p>
          </table:table-cell>
          <table:table-cell table:formula="of:=SUBSTITUTE([.A348];&quot;.txt&quot;;&quot;&quot;)" office:value-type="string" office:string-value="SN48_21" calcext:value-type="string">
            <text:p>SN48_21</text:p>
          </table:table-cell>
          <table:table-cell table:formula="of:=MID([.B348];3;100)" office:value-type="string" office:string-value="48_21" calcext:value-type="string">
            <text:p>48_21</text:p>
          </table:table-cell>
          <table:table-cell table:formula="of:=VALUE(SUBSTITUTE(ORG.LIBREOFFICE.REGEX([.C348];&quot;(\d)+_&quot;); &quot;_&quot;;&quot;&quot;))" office:value-type="float" office:value="48" calcext:value-type="float">
            <text:p>48</text:p>
          </table:table-cell>
          <table:table-cell table:formula="of:=VALUE(SUBSTITUTE(ORG.LIBREOFFICE.REGEX([.C348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48_38.txt</text:p>
          </table:table-cell>
          <table:table-cell table:formula="of:=SUBSTITUTE([.A349];&quot;.txt&quot;;&quot;&quot;)" office:value-type="string" office:string-value="SN48_38" calcext:value-type="string">
            <text:p>SN48_38</text:p>
          </table:table-cell>
          <table:table-cell table:formula="of:=MID([.B349];3;100)" office:value-type="string" office:string-value="48_38" calcext:value-type="string">
            <text:p>48_38</text:p>
          </table:table-cell>
          <table:table-cell table:formula="of:=VALUE(SUBSTITUTE(ORG.LIBREOFFICE.REGEX([.C349];&quot;(\d)+_&quot;); &quot;_&quot;;&quot;&quot;))" office:value-type="float" office:value="48" calcext:value-type="float">
            <text:p>48</text:p>
          </table:table-cell>
          <table:table-cell table:formula="of:=VALUE(SUBSTITUTE(ORG.LIBREOFFICE.REGEX([.C349];&quot;_(\d)+&quot;); &quot;_&quot;;&quot;&quot;)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SN48_39.txt</text:p>
          </table:table-cell>
          <table:table-cell table:formula="of:=SUBSTITUTE([.A350];&quot;.txt&quot;;&quot;&quot;)" office:value-type="string" office:string-value="SN48_39" calcext:value-type="string">
            <text:p>SN48_39</text:p>
          </table:table-cell>
          <table:table-cell table:formula="of:=MID([.B350];3;100)" office:value-type="string" office:string-value="48_39" calcext:value-type="string">
            <text:p>48_39</text:p>
          </table:table-cell>
          <table:table-cell table:formula="of:=VALUE(SUBSTITUTE(ORG.LIBREOFFICE.REGEX([.C350];&quot;(\d)+_&quot;); &quot;_&quot;;&quot;&quot;))" office:value-type="float" office:value="48" calcext:value-type="float">
            <text:p>48</text:p>
          </table:table-cell>
          <table:table-cell table:formula="of:=VALUE(SUBSTITUTE(ORG.LIBREOFFICE.REGEX([.C350];&quot;_(\d)+&quot;); &quot;_&quot;;&quot;&quot;))"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SN48_41.txt</text:p>
          </table:table-cell>
          <table:table-cell table:formula="of:=SUBSTITUTE([.A351];&quot;.txt&quot;;&quot;&quot;)" office:value-type="string" office:string-value="SN48_41" calcext:value-type="string">
            <text:p>SN48_41</text:p>
          </table:table-cell>
          <table:table-cell table:formula="of:=MID([.B351];3;100)" office:value-type="string" office:string-value="48_41" calcext:value-type="string">
            <text:p>48_41</text:p>
          </table:table-cell>
          <table:table-cell table:formula="of:=VALUE(SUBSTITUTE(ORG.LIBREOFFICE.REGEX([.C351];&quot;(\d)+_&quot;); &quot;_&quot;;&quot;&quot;))" office:value-type="float" office:value="48" calcext:value-type="float">
            <text:p>48</text:p>
          </table:table-cell>
          <table:table-cell table:formula="of:=VALUE(SUBSTITUTE(ORG.LIBREOFFICE.REGEX([.C351];&quot;_(\d)+&quot;); &quot;_&quot;;&quot;&quot;))"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SN48_44.txt</text:p>
          </table:table-cell>
          <table:table-cell table:formula="of:=SUBSTITUTE([.A352];&quot;.txt&quot;;&quot;&quot;)" office:value-type="string" office:string-value="SN48_44" calcext:value-type="string">
            <text:p>SN48_44</text:p>
          </table:table-cell>
          <table:table-cell table:formula="of:=MID([.B352];3;100)" office:value-type="string" office:string-value="48_44" calcext:value-type="string">
            <text:p>48_44</text:p>
          </table:table-cell>
          <table:table-cell table:formula="of:=VALUE(SUBSTITUTE(ORG.LIBREOFFICE.REGEX([.C352];&quot;(\d)+_&quot;); &quot;_&quot;;&quot;&quot;))" office:value-type="float" office:value="48" calcext:value-type="float">
            <text:p>48</text:p>
          </table:table-cell>
          <table:table-cell table:formula="of:=VALUE(SUBSTITUTE(ORG.LIBREOFFICE.REGEX([.C352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N48_46.txt</text:p>
          </table:table-cell>
          <table:table-cell table:formula="of:=SUBSTITUTE([.A353];&quot;.txt&quot;;&quot;&quot;)" office:value-type="string" office:string-value="SN48_46" calcext:value-type="string">
            <text:p>SN48_46</text:p>
          </table:table-cell>
          <table:table-cell table:formula="of:=MID([.B353];3;100)" office:value-type="string" office:string-value="48_46" calcext:value-type="string">
            <text:p>48_46</text:p>
          </table:table-cell>
          <table:table-cell table:formula="of:=VALUE(SUBSTITUTE(ORG.LIBREOFFICE.REGEX([.C353];&quot;(\d)+_&quot;); &quot;_&quot;;&quot;&quot;))" office:value-type="float" office:value="48" calcext:value-type="float">
            <text:p>48</text:p>
          </table:table-cell>
          <table:table-cell table:formula="of:=VALUE(SUBSTITUTE(ORG.LIBREOFFICE.REGEX([.C353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N48_50.txt</text:p>
          </table:table-cell>
          <table:table-cell table:formula="of:=SUBSTITUTE([.A354];&quot;.txt&quot;;&quot;&quot;)" office:value-type="string" office:string-value="SN48_50" calcext:value-type="string">
            <text:p>SN48_50</text:p>
          </table:table-cell>
          <table:table-cell table:formula="of:=MID([.B354];3;100)" office:value-type="string" office:string-value="48_50" calcext:value-type="string">
            <text:p>48_50</text:p>
          </table:table-cell>
          <table:table-cell table:formula="of:=VALUE(SUBSTITUTE(ORG.LIBREOFFICE.REGEX([.C354];&quot;(\d)+_&quot;); &quot;_&quot;;&quot;&quot;))" office:value-type="float" office:value="48" calcext:value-type="float">
            <text:p>48</text:p>
          </table:table-cell>
          <table:table-cell table:formula="of:=VALUE(SUBSTITUTE(ORG.LIBREOFFICE.REGEX([.C354];&quot;_(\d)+&quot;); &quot;_&quot;;&quot;&quot;)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N48_52.txt</text:p>
          </table:table-cell>
          <table:table-cell table:formula="of:=SUBSTITUTE([.A355];&quot;.txt&quot;;&quot;&quot;)" office:value-type="string" office:string-value="SN48_52" calcext:value-type="string">
            <text:p>SN48_52</text:p>
          </table:table-cell>
          <table:table-cell table:formula="of:=MID([.B355];3;100)" office:value-type="string" office:string-value="48_52" calcext:value-type="string">
            <text:p>48_52</text:p>
          </table:table-cell>
          <table:table-cell table:formula="of:=VALUE(SUBSTITUTE(ORG.LIBREOFFICE.REGEX([.C355];&quot;(\d)+_&quot;); &quot;_&quot;;&quot;&quot;))" office:value-type="float" office:value="48" calcext:value-type="float">
            <text:p>48</text:p>
          </table:table-cell>
          <table:table-cell table:formula="of:=VALUE(SUBSTITUTE(ORG.LIBREOFFICE.REGEX([.C355];&quot;_(\d)+&quot;); &quot;_&quot;;&quot;&quot;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SN48_53.txt</text:p>
          </table:table-cell>
          <table:table-cell table:formula="of:=SUBSTITUTE([.A356];&quot;.txt&quot;;&quot;&quot;)" office:value-type="string" office:string-value="SN48_53" calcext:value-type="string">
            <text:p>SN48_53</text:p>
          </table:table-cell>
          <table:table-cell table:formula="of:=MID([.B356];3;100)" office:value-type="string" office:string-value="48_53" calcext:value-type="string">
            <text:p>48_53</text:p>
          </table:table-cell>
          <table:table-cell table:formula="of:=VALUE(SUBSTITUTE(ORG.LIBREOFFICE.REGEX([.C356];&quot;(\d)+_&quot;); &quot;_&quot;;&quot;&quot;))" office:value-type="float" office:value="48" calcext:value-type="float">
            <text:p>48</text:p>
          </table:table-cell>
          <table:table-cell table:formula="of:=VALUE(SUBSTITUTE(ORG.LIBREOFFICE.REGEX([.C356];&quot;_(\d)+&quot;); &quot;_&quot;;&quot;&quot;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SN48_56.txt</text:p>
          </table:table-cell>
          <table:table-cell table:formula="of:=SUBSTITUTE([.A357];&quot;.txt&quot;;&quot;&quot;)" office:value-type="string" office:string-value="SN48_56" calcext:value-type="string">
            <text:p>SN48_56</text:p>
          </table:table-cell>
          <table:table-cell table:formula="of:=MID([.B357];3;100)" office:value-type="string" office:string-value="48_56" calcext:value-type="string">
            <text:p>48_56</text:p>
          </table:table-cell>
          <table:table-cell table:formula="of:=VALUE(SUBSTITUTE(ORG.LIBREOFFICE.REGEX([.C357];&quot;(\d)+_&quot;); &quot;_&quot;;&quot;&quot;))" office:value-type="float" office:value="48" calcext:value-type="float">
            <text:p>48</text:p>
          </table:table-cell>
          <table:table-cell table:formula="of:=VALUE(SUBSTITUTE(ORG.LIBREOFFICE.REGEX([.C357];&quot;_(\d)+&quot;); &quot;_&quot;;&quot;&quot;))"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SN51_13.txt</text:p>
          </table:table-cell>
          <table:table-cell table:formula="of:=SUBSTITUTE([.A358];&quot;.txt&quot;;&quot;&quot;)" office:value-type="string" office:string-value="SN51_13" calcext:value-type="string">
            <text:p>SN51_13</text:p>
          </table:table-cell>
          <table:table-cell table:formula="of:=MID([.B358];3;100)" office:value-type="string" office:string-value="51_13" calcext:value-type="string">
            <text:p>51_13</text:p>
          </table:table-cell>
          <table:table-cell table:formula="of:=VALUE(SUBSTITUTE(ORG.LIBREOFFICE.REGEX([.C358];&quot;(\d)+_&quot;); &quot;_&quot;;&quot;&quot;))" office:value-type="float" office:value="51" calcext:value-type="float">
            <text:p>51</text:p>
          </table:table-cell>
          <table:table-cell table:formula="of:=VALUE(SUBSTITUTE(ORG.LIBREOFFICE.REGEX([.C358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51_14.txt</text:p>
          </table:table-cell>
          <table:table-cell table:formula="of:=SUBSTITUTE([.A359];&quot;.txt&quot;;&quot;&quot;)" office:value-type="string" office:string-value="SN51_14" calcext:value-type="string">
            <text:p>SN51_14</text:p>
          </table:table-cell>
          <table:table-cell table:formula="of:=MID([.B359];3;100)" office:value-type="string" office:string-value="51_14" calcext:value-type="string">
            <text:p>51_14</text:p>
          </table:table-cell>
          <table:table-cell table:formula="of:=VALUE(SUBSTITUTE(ORG.LIBREOFFICE.REGEX([.C359];&quot;(\d)+_&quot;); &quot;_&quot;;&quot;&quot;))" office:value-type="float" office:value="51" calcext:value-type="float">
            <text:p>51</text:p>
          </table:table-cell>
          <table:table-cell table:formula="of:=VALUE(SUBSTITUTE(ORG.LIBREOFFICE.REGEX([.C359];&quot;_(\d)+&quot;); &quot;_&quot;;&quot;&quot;)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SN51_15.txt</text:p>
          </table:table-cell>
          <table:table-cell table:formula="of:=SUBSTITUTE([.A360];&quot;.txt&quot;;&quot;&quot;)" office:value-type="string" office:string-value="SN51_15" calcext:value-type="string">
            <text:p>SN51_15</text:p>
          </table:table-cell>
          <table:table-cell table:formula="of:=MID([.B360];3;100)" office:value-type="string" office:string-value="51_15" calcext:value-type="string">
            <text:p>51_15</text:p>
          </table:table-cell>
          <table:table-cell table:formula="of:=VALUE(SUBSTITUTE(ORG.LIBREOFFICE.REGEX([.C360];&quot;(\d)+_&quot;); &quot;_&quot;;&quot;&quot;))" office:value-type="float" office:value="51" calcext:value-type="float">
            <text:p>51</text:p>
          </table:table-cell>
          <table:table-cell table:formula="of:=VALUE(SUBSTITUTE(ORG.LIBREOFFICE.REGEX([.C360];&quot;_(\d)+&quot;); &quot;_&quot;;&quot;&quot;)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N51_20.txt</text:p>
          </table:table-cell>
          <table:table-cell table:formula="of:=SUBSTITUTE([.A361];&quot;.txt&quot;;&quot;&quot;)" office:value-type="string" office:string-value="SN51_20" calcext:value-type="string">
            <text:p>SN51_20</text:p>
          </table:table-cell>
          <table:table-cell table:formula="of:=MID([.B361];3;100)" office:value-type="string" office:string-value="51_20" calcext:value-type="string">
            <text:p>51_20</text:p>
          </table:table-cell>
          <table:table-cell table:formula="of:=VALUE(SUBSTITUTE(ORG.LIBREOFFICE.REGEX([.C361];&quot;(\d)+_&quot;); &quot;_&quot;;&quot;&quot;))" office:value-type="float" office:value="51" calcext:value-type="float">
            <text:p>51</text:p>
          </table:table-cell>
          <table:table-cell table:formula="of:=VALUE(SUBSTITUTE(ORG.LIBREOFFICE.REGEX([.C361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51_22.txt</text:p>
          </table:table-cell>
          <table:table-cell table:formula="of:=SUBSTITUTE([.A362];&quot;.txt&quot;;&quot;&quot;)" office:value-type="string" office:string-value="SN51_22" calcext:value-type="string">
            <text:p>SN51_22</text:p>
          </table:table-cell>
          <table:table-cell table:formula="of:=MID([.B362];3;100)" office:value-type="string" office:string-value="51_22" calcext:value-type="string">
            <text:p>51_22</text:p>
          </table:table-cell>
          <table:table-cell table:formula="of:=VALUE(SUBSTITUTE(ORG.LIBREOFFICE.REGEX([.C362];&quot;(\d)+_&quot;); &quot;_&quot;;&quot;&quot;))" office:value-type="float" office:value="51" calcext:value-type="float">
            <text:p>51</text:p>
          </table:table-cell>
          <table:table-cell table:formula="of:=VALUE(SUBSTITUTE(ORG.LIBREOFFICE.REGEX([.C362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52_9.txt</text:p>
          </table:table-cell>
          <table:table-cell table:formula="of:=SUBSTITUTE([.A363];&quot;.txt&quot;;&quot;&quot;)" office:value-type="string" office:string-value="SN52_9" calcext:value-type="string">
            <text:p>SN52_9</text:p>
          </table:table-cell>
          <table:table-cell table:formula="of:=MID([.B363];3;100)" office:value-type="string" office:string-value="52_9" calcext:value-type="string">
            <text:p>52_9</text:p>
          </table:table-cell>
          <table:table-cell table:formula="of:=VALUE(SUBSTITUTE(ORG.LIBREOFFICE.REGEX([.C363];&quot;(\d)+_&quot;); &quot;_&quot;;&quot;&quot;))" office:value-type="float" office:value="52" calcext:value-type="float">
            <text:p>52</text:p>
          </table:table-cell>
          <table:table-cell table:formula="of:=VALUE(SUBSTITUTE(ORG.LIBREOFFICE.REGEX([.C363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52_10.txt</text:p>
          </table:table-cell>
          <table:table-cell table:formula="of:=SUBSTITUTE([.A364];&quot;.txt&quot;;&quot;&quot;)" office:value-type="string" office:string-value="SN52_10" calcext:value-type="string">
            <text:p>SN52_10</text:p>
          </table:table-cell>
          <table:table-cell table:formula="of:=MID([.B364];3;100)" office:value-type="string" office:string-value="52_10" calcext:value-type="string">
            <text:p>52_10</text:p>
          </table:table-cell>
          <table:table-cell table:formula="of:=VALUE(SUBSTITUTE(ORG.LIBREOFFICE.REGEX([.C364];&quot;(\d)+_&quot;); &quot;_&quot;;&quot;&quot;))" office:value-type="float" office:value="52" calcext:value-type="float">
            <text:p>52</text:p>
          </table:table-cell>
          <table:table-cell table:formula="of:=VALUE(SUBSTITUTE(ORG.LIBREOFFICE.REGEX([.C364];&quot;_(\d)+&quot;); &quot;_&quot;;&quot;&quot;)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SN54_6.txt</text:p>
          </table:table-cell>
          <table:table-cell table:formula="of:=SUBSTITUTE([.A365];&quot;.txt&quot;;&quot;&quot;)" office:value-type="string" office:string-value="SN54_6" calcext:value-type="string">
            <text:p>SN54_6</text:p>
          </table:table-cell>
          <table:table-cell table:formula="of:=MID([.B365];3;100)" office:value-type="string" office:string-value="54_6" calcext:value-type="string">
            <text:p>54_6</text:p>
          </table:table-cell>
          <table:table-cell table:formula="of:=VALUE(SUBSTITUTE(ORG.LIBREOFFICE.REGEX([.C365];&quot;(\d)+_&quot;); &quot;_&quot;;&quot;&quot;))" office:value-type="float" office:value="54" calcext:value-type="float">
            <text:p>54</text:p>
          </table:table-cell>
          <table:table-cell table:formula="of:=VALUE(SUBSTITUTE(ORG.LIBREOFFICE.REGEX([.C365];&quot;_(\d)+&quot;); &quot;_&quot;;&quot;&quot;)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N54_8.txt</text:p>
          </table:table-cell>
          <table:table-cell table:formula="of:=SUBSTITUTE([.A366];&quot;.txt&quot;;&quot;&quot;)" office:value-type="string" office:string-value="SN54_8" calcext:value-type="string">
            <text:p>SN54_8</text:p>
          </table:table-cell>
          <table:table-cell table:formula="of:=MID([.B366];3;100)" office:value-type="string" office:string-value="54_8" calcext:value-type="string">
            <text:p>54_8</text:p>
          </table:table-cell>
          <table:table-cell table:formula="of:=VALUE(SUBSTITUTE(ORG.LIBREOFFICE.REGEX([.C366];&quot;(\d)+_&quot;); &quot;_&quot;;&quot;&quot;))" office:value-type="float" office:value="54" calcext:value-type="float">
            <text:p>54</text:p>
          </table:table-cell>
          <table:table-cell table:formula="of:=VALUE(SUBSTITUTE(ORG.LIBREOFFICE.REGEX([.C366];&quot;_(\d)+&quot;); &quot;_&quot;;&quot;&quot;)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SN54_9.txt</text:p>
          </table:table-cell>
          <table:table-cell table:formula="of:=SUBSTITUTE([.A367];&quot;.txt&quot;;&quot;&quot;)" office:value-type="string" office:string-value="SN54_9" calcext:value-type="string">
            <text:p>SN54_9</text:p>
          </table:table-cell>
          <table:table-cell table:formula="of:=MID([.B367];3;100)" office:value-type="string" office:string-value="54_9" calcext:value-type="string">
            <text:p>54_9</text:p>
          </table:table-cell>
          <table:table-cell table:formula="of:=VALUE(SUBSTITUTE(ORG.LIBREOFFICE.REGEX([.C367];&quot;(\d)+_&quot;); &quot;_&quot;;&quot;&quot;))" office:value-type="float" office:value="54" calcext:value-type="float">
            <text:p>54</text:p>
          </table:table-cell>
          <table:table-cell table:formula="of:=VALUE(SUBSTITUTE(ORG.LIBREOFFICE.REGEX([.C367];&quot;_(\d)+&quot;); &quot;_&quot;;&quot;&quot;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SN54_11.txt</text:p>
          </table:table-cell>
          <table:table-cell table:formula="of:=SUBSTITUTE([.A368];&quot;.txt&quot;;&quot;&quot;)" office:value-type="string" office:string-value="SN54_11" calcext:value-type="string">
            <text:p>SN54_11</text:p>
          </table:table-cell>
          <table:table-cell table:formula="of:=MID([.B368];3;100)" office:value-type="string" office:string-value="54_11" calcext:value-type="string">
            <text:p>54_11</text:p>
          </table:table-cell>
          <table:table-cell table:formula="of:=VALUE(SUBSTITUTE(ORG.LIBREOFFICE.REGEX([.C368];&quot;(\d)+_&quot;); &quot;_&quot;;&quot;&quot;))" office:value-type="float" office:value="54" calcext:value-type="float">
            <text:p>54</text:p>
          </table:table-cell>
          <table:table-cell table:formula="of:=VALUE(SUBSTITUTE(ORG.LIBREOFFICE.REGEX([.C36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54_12.txt</text:p>
          </table:table-cell>
          <table:table-cell table:formula="of:=SUBSTITUTE([.A369];&quot;.txt&quot;;&quot;&quot;)" office:value-type="string" office:string-value="SN54_12" calcext:value-type="string">
            <text:p>SN54_12</text:p>
          </table:table-cell>
          <table:table-cell table:formula="of:=MID([.B369];3;100)" office:value-type="string" office:string-value="54_12" calcext:value-type="string">
            <text:p>54_12</text:p>
          </table:table-cell>
          <table:table-cell table:formula="of:=VALUE(SUBSTITUTE(ORG.LIBREOFFICE.REGEX([.C369];&quot;(\d)+_&quot;); &quot;_&quot;;&quot;&quot;))" office:value-type="float" office:value="54" calcext:value-type="float">
            <text:p>54</text:p>
          </table:table-cell>
          <table:table-cell table:formula="of:=VALUE(SUBSTITUTE(ORG.LIBREOFFICE.REGEX([.C369];&quot;_(\d)+&quot;); &quot;_&quot;;&quot;&quot;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SN54_13.txt</text:p>
          </table:table-cell>
          <table:table-cell table:formula="of:=SUBSTITUTE([.A370];&quot;.txt&quot;;&quot;&quot;)" office:value-type="string" office:string-value="SN54_13" calcext:value-type="string">
            <text:p>SN54_13</text:p>
          </table:table-cell>
          <table:table-cell table:formula="of:=MID([.B370];3;100)" office:value-type="string" office:string-value="54_13" calcext:value-type="string">
            <text:p>54_13</text:p>
          </table:table-cell>
          <table:table-cell table:formula="of:=VALUE(SUBSTITUTE(ORG.LIBREOFFICE.REGEX([.C370];&quot;(\d)+_&quot;); &quot;_&quot;;&quot;&quot;))" office:value-type="float" office:value="54" calcext:value-type="float">
            <text:p>54</text:p>
          </table:table-cell>
          <table:table-cell table:formula="of:=VALUE(SUBSTITUTE(ORG.LIBREOFFICE.REGEX([.C370];&quot;_(\d)+&quot;); &quot;_&quot;;&quot;&quot;))"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SN55_1.txt</text:p>
          </table:table-cell>
          <table:table-cell table:formula="of:=SUBSTITUTE([.A371];&quot;.txt&quot;;&quot;&quot;)" office:value-type="string" office:string-value="SN55_1" calcext:value-type="string">
            <text:p>SN55_1</text:p>
          </table:table-cell>
          <table:table-cell table:formula="of:=MID([.B371];3;100)" office:value-type="string" office:string-value="55_1" calcext:value-type="string">
            <text:p>55_1</text:p>
          </table:table-cell>
          <table:table-cell table:formula="of:=VALUE(SUBSTITUTE(ORG.LIBREOFFICE.REGEX([.C371];&quot;(\d)+_&quot;); &quot;_&quot;;&quot;&quot;))" office:value-type="float" office:value="55" calcext:value-type="float">
            <text:p>55</text:p>
          </table:table-cell>
          <table:table-cell table:formula="of:=VALUE(SUBSTITUTE(ORG.LIBREOFFICE.REGEX([.C371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5.txt</text:p>
          </table:table-cell>
          <table:table-cell table:formula="of:=SUBSTITUTE([.A372];&quot;.txt&quot;;&quot;&quot;)" office:value-type="string" office:string-value="SN55_5" calcext:value-type="string">
            <text:p>SN55_5</text:p>
          </table:table-cell>
          <table:table-cell table:formula="of:=MID([.B372];3;100)" office:value-type="string" office:string-value="55_5" calcext:value-type="string">
            <text:p>55_5</text:p>
          </table:table-cell>
          <table:table-cell table:formula="of:=VALUE(SUBSTITUTE(ORG.LIBREOFFICE.REGEX([.C372];&quot;(\d)+_&quot;); &quot;_&quot;;&quot;&quot;))" office:value-type="float" office:value="55" calcext:value-type="float">
            <text:p>55</text:p>
          </table:table-cell>
          <table:table-cell table:formula="of:=VALUE(SUBSTITUTE(ORG.LIBREOFFICE.REGEX([.C372];&quot;_(\d)+&quot;); &quot;_&quot;;&quot;&quot;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N55_7.txt</text:p>
          </table:table-cell>
          <table:table-cell table:formula="of:=SUBSTITUTE([.A373];&quot;.txt&quot;;&quot;&quot;)" office:value-type="string" office:string-value="SN55_7" calcext:value-type="string">
            <text:p>SN55_7</text:p>
          </table:table-cell>
          <table:table-cell table:formula="of:=MID([.B373];3;100)" office:value-type="string" office:string-value="55_7" calcext:value-type="string">
            <text:p>55_7</text:p>
          </table:table-cell>
          <table:table-cell table:formula="of:=VALUE(SUBSTITUTE(ORG.LIBREOFFICE.REGEX([.C373];&quot;(\d)+_&quot;); &quot;_&quot;;&quot;&quot;))" office:value-type="float" office:value="55" calcext:value-type="float">
            <text:p>55</text:p>
          </table:table-cell>
          <table:table-cell table:formula="of:=VALUE(SUBSTITUTE(ORG.LIBREOFFICE.REGEX([.C373];&quot;_(\d)+&quot;); &quot;_&quot;;&quot;&quot;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N55_21.txt</text:p>
          </table:table-cell>
          <table:table-cell table:formula="of:=SUBSTITUTE([.A374];&quot;.txt&quot;;&quot;&quot;)" office:value-type="string" office:string-value="SN55_21" calcext:value-type="string">
            <text:p>SN55_21</text:p>
          </table:table-cell>
          <table:table-cell table:formula="of:=MID([.B374];3;100)" office:value-type="string" office:string-value="55_21" calcext:value-type="string">
            <text:p>55_21</text:p>
          </table:table-cell>
          <table:table-cell table:formula="of:=VALUE(SUBSTITUTE(ORG.LIBREOFFICE.REGEX([.C374];&quot;(\d)+_&quot;); &quot;_&quot;;&quot;&quot;))" office:value-type="float" office:value="55" calcext:value-type="float">
            <text:p>55</text:p>
          </table:table-cell>
          <table:table-cell table:formula="of:=VALUE(SUBSTITUTE(ORG.LIBREOFFICE.REGEX([.C374];&quot;_(\d)+&quot;); &quot;_&quot;;&quot;&quot;)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SN55_22.txt</text:p>
          </table:table-cell>
          <table:table-cell table:formula="of:=SUBSTITUTE([.A375];&quot;.txt&quot;;&quot;&quot;)" office:value-type="string" office:string-value="SN55_22" calcext:value-type="string">
            <text:p>SN55_22</text:p>
          </table:table-cell>
          <table:table-cell table:formula="of:=MID([.B375];3;100)" office:value-type="string" office:string-value="55_22" calcext:value-type="string">
            <text:p>55_22</text:p>
          </table:table-cell>
          <table:table-cell table:formula="of:=VALUE(SUBSTITUTE(ORG.LIBREOFFICE.REGEX([.C375];&quot;(\d)+_&quot;); &quot;_&quot;;&quot;&quot;))" office:value-type="float" office:value="55" calcext:value-type="float">
            <text:p>55</text:p>
          </table:table-cell>
          <table:table-cell table:formula="of:=VALUE(SUBSTITUTE(ORG.LIBREOFFICE.REGEX([.C375];&quot;_(\d)+&quot;); &quot;_&quot;;&quot;&quot;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SN55_23.txt</text:p>
          </table:table-cell>
          <table:table-cell table:formula="of:=SUBSTITUTE([.A376];&quot;.txt&quot;;&quot;&quot;)" office:value-type="string" office:string-value="SN55_23" calcext:value-type="string">
            <text:p>SN55_23</text:p>
          </table:table-cell>
          <table:table-cell table:formula="of:=MID([.B376];3;100)" office:value-type="string" office:string-value="55_23" calcext:value-type="string">
            <text:p>55_23</text:p>
          </table:table-cell>
          <table:table-cell table:formula="of:=VALUE(SUBSTITUTE(ORG.LIBREOFFICE.REGEX([.C376];&quot;(\d)+_&quot;); &quot;_&quot;;&quot;&quot;))" office:value-type="float" office:value="55" calcext:value-type="float">
            <text:p>55</text:p>
          </table:table-cell>
          <table:table-cell table:formula="of:=VALUE(SUBSTITUTE(ORG.LIBREOFFICE.REGEX([.C376];&quot;_(\d)+&quot;); &quot;_&quot;;&quot;&quot;)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SN55_25.txt</text:p>
          </table:table-cell>
          <table:table-cell table:formula="of:=SUBSTITUTE([.A377];&quot;.txt&quot;;&quot;&quot;)" office:value-type="string" office:string-value="SN55_25" calcext:value-type="string">
            <text:p>SN55_25</text:p>
          </table:table-cell>
          <table:table-cell table:formula="of:=MID([.B377];3;100)" office:value-type="string" office:string-value="55_25" calcext:value-type="string">
            <text:p>55_25</text:p>
          </table:table-cell>
          <table:table-cell table:formula="of:=VALUE(SUBSTITUTE(ORG.LIBREOFFICE.REGEX([.C377];&quot;(\d)+_&quot;); &quot;_&quot;;&quot;&quot;))" office:value-type="float" office:value="55" calcext:value-type="float">
            <text:p>55</text:p>
          </table:table-cell>
          <table:table-cell table:formula="of:=VALUE(SUBSTITUTE(ORG.LIBREOFFICE.REGEX([.C377];&quot;_(\d)+&quot;); &quot;_&quot;;&quot;&quot;)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N55_26.txt</text:p>
          </table:table-cell>
          <table:table-cell table:formula="of:=SUBSTITUTE([.A378];&quot;.txt&quot;;&quot;&quot;)" office:value-type="string" office:string-value="SN55_26" calcext:value-type="string">
            <text:p>SN55_26</text:p>
          </table:table-cell>
          <table:table-cell table:formula="of:=MID([.B378];3;100)" office:value-type="string" office:string-value="55_26" calcext:value-type="string">
            <text:p>55_26</text:p>
          </table:table-cell>
          <table:table-cell table:formula="of:=VALUE(SUBSTITUTE(ORG.LIBREOFFICE.REGEX([.C378];&quot;(\d)+_&quot;); &quot;_&quot;;&quot;&quot;))" office:value-type="float" office:value="55" calcext:value-type="float">
            <text:p>55</text:p>
          </table:table-cell>
          <table:table-cell table:formula="of:=VALUE(SUBSTITUTE(ORG.LIBREOFFICE.REGEX([.C378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N55_27.txt</text:p>
          </table:table-cell>
          <table:table-cell table:formula="of:=SUBSTITUTE([.A379];&quot;.txt&quot;;&quot;&quot;)" office:value-type="string" office:string-value="SN55_27" calcext:value-type="string">
            <text:p>SN55_27</text:p>
          </table:table-cell>
          <table:table-cell table:formula="of:=MID([.B379];3;100)" office:value-type="string" office:string-value="55_27" calcext:value-type="string">
            <text:p>55_27</text:p>
          </table:table-cell>
          <table:table-cell table:formula="of:=VALUE(SUBSTITUTE(ORG.LIBREOFFICE.REGEX([.C379];&quot;(\d)+_&quot;); &quot;_&quot;;&quot;&quot;))" office:value-type="float" office:value="55" calcext:value-type="float">
            <text:p>55</text:p>
          </table:table-cell>
          <table:table-cell table:formula="of:=VALUE(SUBSTITUTE(ORG.LIBREOFFICE.REGEX([.C379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N55_30.txt</text:p>
          </table:table-cell>
          <table:table-cell table:formula="of:=SUBSTITUTE([.A380];&quot;.txt&quot;;&quot;&quot;)" office:value-type="string" office:string-value="SN55_30" calcext:value-type="string">
            <text:p>SN55_30</text:p>
          </table:table-cell>
          <table:table-cell table:formula="of:=MID([.B380];3;100)" office:value-type="string" office:string-value="55_30" calcext:value-type="string">
            <text:p>55_30</text:p>
          </table:table-cell>
          <table:table-cell table:formula="of:=VALUE(SUBSTITUTE(ORG.LIBREOFFICE.REGEX([.C380];&quot;(\d)+_&quot;); &quot;_&quot;;&quot;&quot;))" office:value-type="float" office:value="55" calcext:value-type="float">
            <text:p>55</text:p>
          </table:table-cell>
          <table:table-cell table:formula="of:=VALUE(SUBSTITUTE(ORG.LIBREOFFICE.REGEX([.C380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N55_31.txt</text:p>
          </table:table-cell>
          <table:table-cell table:formula="of:=SUBSTITUTE([.A381];&quot;.txt&quot;;&quot;&quot;)" office:value-type="string" office:string-value="SN55_31" calcext:value-type="string">
            <text:p>SN55_31</text:p>
          </table:table-cell>
          <table:table-cell table:formula="of:=MID([.B381];3;100)" office:value-type="string" office:string-value="55_31" calcext:value-type="string">
            <text:p>55_31</text:p>
          </table:table-cell>
          <table:table-cell table:formula="of:=VALUE(SUBSTITUTE(ORG.LIBREOFFICE.REGEX([.C381];&quot;(\d)+_&quot;); &quot;_&quot;;&quot;&quot;))" office:value-type="float" office:value="55" calcext:value-type="float">
            <text:p>55</text:p>
          </table:table-cell>
          <table:table-cell table:formula="of:=VALUE(SUBSTITUTE(ORG.LIBREOFFICE.REGEX([.C381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55_32.txt</text:p>
          </table:table-cell>
          <table:table-cell table:formula="of:=SUBSTITUTE([.A382];&quot;.txt&quot;;&quot;&quot;)" office:value-type="string" office:string-value="SN55_32" calcext:value-type="string">
            <text:p>SN55_32</text:p>
          </table:table-cell>
          <table:table-cell table:formula="of:=MID([.B382];3;100)" office:value-type="string" office:string-value="55_32" calcext:value-type="string">
            <text:p>55_32</text:p>
          </table:table-cell>
          <table:table-cell table:formula="of:=VALUE(SUBSTITUTE(ORG.LIBREOFFICE.REGEX([.C382];&quot;(\d)+_&quot;); &quot;_&quot;;&quot;&quot;))" office:value-type="float" office:value="55" calcext:value-type="float">
            <text:p>55</text:p>
          </table:table-cell>
          <table:table-cell table:formula="of:=VALUE(SUBSTITUTE(ORG.LIBREOFFICE.REGEX([.C382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N55_33.txt</text:p>
          </table:table-cell>
          <table:table-cell table:formula="of:=SUBSTITUTE([.A383];&quot;.txt&quot;;&quot;&quot;)" office:value-type="string" office:string-value="SN55_33" calcext:value-type="string">
            <text:p>SN55_33</text:p>
          </table:table-cell>
          <table:table-cell table:formula="of:=MID([.B383];3;100)" office:value-type="string" office:string-value="55_33" calcext:value-type="string">
            <text:p>55_33</text:p>
          </table:table-cell>
          <table:table-cell table:formula="of:=VALUE(SUBSTITUTE(ORG.LIBREOFFICE.REGEX([.C383];&quot;(\d)+_&quot;); &quot;_&quot;;&quot;&quot;))" office:value-type="float" office:value="55" calcext:value-type="float">
            <text:p>55</text:p>
          </table:table-cell>
          <table:table-cell table:formula="of:=VALUE(SUBSTITUTE(ORG.LIBREOFFICE.REGEX([.C383];&quot;_(\d)+&quot;); &quot;_&quot;;&quot;&quot;)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SN55_40.txt</text:p>
          </table:table-cell>
          <table:table-cell table:formula="of:=SUBSTITUTE([.A384];&quot;.txt&quot;;&quot;&quot;)" office:value-type="string" office:string-value="SN55_40" calcext:value-type="string">
            <text:p>SN55_40</text:p>
          </table:table-cell>
          <table:table-cell table:formula="of:=MID([.B384];3;100)" office:value-type="string" office:string-value="55_40" calcext:value-type="string">
            <text:p>55_40</text:p>
          </table:table-cell>
          <table:table-cell table:formula="of:=VALUE(SUBSTITUTE(ORG.LIBREOFFICE.REGEX([.C384];&quot;(\d)+_&quot;); &quot;_&quot;;&quot;&quot;))" office:value-type="float" office:value="55" calcext:value-type="float">
            <text:p>55</text:p>
          </table:table-cell>
          <table:table-cell table:formula="of:=VALUE(SUBSTITUTE(ORG.LIBREOFFICE.REGEX([.C384];&quot;_(\d)+&quot;); &quot;_&quot;;&quot;&quot;))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SN55_54.txt</text:p>
          </table:table-cell>
          <table:table-cell table:formula="of:=SUBSTITUTE([.A385];&quot;.txt&quot;;&quot;&quot;)" office:value-type="string" office:string-value="SN55_54" calcext:value-type="string">
            <text:p>SN55_54</text:p>
          </table:table-cell>
          <table:table-cell table:formula="of:=MID([.B385];3;100)" office:value-type="string" office:string-value="55_54" calcext:value-type="string">
            <text:p>55_54</text:p>
          </table:table-cell>
          <table:table-cell table:formula="of:=VALUE(SUBSTITUTE(ORG.LIBREOFFICE.REGEX([.C385];&quot;(\d)+_&quot;); &quot;_&quot;;&quot;&quot;))" office:value-type="float" office:value="55" calcext:value-type="float">
            <text:p>55</text:p>
          </table:table-cell>
          <table:table-cell table:formula="of:=VALUE(SUBSTITUTE(ORG.LIBREOFFICE.REGEX([.C385];&quot;_(\d)+&quot;); &quot;_&quot;;&quot;&quot;))" office:value-type="float" office:value="54" calcext:value-type="float">
            <text:p>54</text:p>
          </table:table-cell>
        </table:table-row>
        <table:table-row table:style-name="ro1">
          <table:table-cell office:value-type="string" calcext:value-type="string">
            <text:p>SN56_1.txt</text:p>
          </table:table-cell>
          <table:table-cell table:formula="of:=SUBSTITUTE([.A386];&quot;.txt&quot;;&quot;&quot;)" office:value-type="string" office:string-value="SN56_1" calcext:value-type="string">
            <text:p>SN56_1</text:p>
          </table:table-cell>
          <table:table-cell table:formula="of:=MID([.B386];3;100)" office:value-type="string" office:string-value="56_1" calcext:value-type="string">
            <text:p>56_1</text:p>
          </table:table-cell>
          <table:table-cell table:formula="of:=VALUE(SUBSTITUTE(ORG.LIBREOFFICE.REGEX([.C386];&quot;(\d)+_&quot;); &quot;_&quot;;&quot;&quot;))" office:value-type="float" office:value="56" calcext:value-type="float">
            <text:p>56</text:p>
          </table:table-cell>
          <table:table-cell table:formula="of:=VALUE(SUBSTITUTE(ORG.LIBREOFFICE.REGEX([.C386];&quot;_(\d)+&quot;); &quot;_&quot;;&quot;&quot;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2.txt</text:p>
          </table:table-cell>
          <table:table-cell table:formula="of:=SUBSTITUTE([.A387];&quot;.txt&quot;;&quot;&quot;)" office:value-type="string" office:string-value="SN56_2" calcext:value-type="string">
            <text:p>SN56_2</text:p>
          </table:table-cell>
          <table:table-cell table:formula="of:=MID([.B387];3;100)" office:value-type="string" office:string-value="56_2" calcext:value-type="string">
            <text:p>56_2</text:p>
          </table:table-cell>
          <table:table-cell table:formula="of:=VALUE(SUBSTITUTE(ORG.LIBREOFFICE.REGEX([.C387];&quot;(\d)+_&quot;); &quot;_&quot;;&quot;&quot;))" office:value-type="float" office:value="56" calcext:value-type="float">
            <text:p>56</text:p>
          </table:table-cell>
          <table:table-cell table:formula="of:=VALUE(SUBSTITUTE(ORG.LIBREOFFICE.REGEX([.C387];&quot;_(\d)+&quot;); &quot;_&quot;;&quot;&quot;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SN56_11.txt</text:p>
          </table:table-cell>
          <table:table-cell table:formula="of:=SUBSTITUTE([.A388];&quot;.txt&quot;;&quot;&quot;)" office:value-type="string" office:string-value="SN56_11" calcext:value-type="string">
            <text:p>SN56_11</text:p>
          </table:table-cell>
          <table:table-cell table:formula="of:=MID([.B388];3;100)" office:value-type="string" office:string-value="56_11" calcext:value-type="string">
            <text:p>56_11</text:p>
          </table:table-cell>
          <table:table-cell table:formula="of:=VALUE(SUBSTITUTE(ORG.LIBREOFFICE.REGEX([.C388];&quot;(\d)+_&quot;); &quot;_&quot;;&quot;&quot;))" office:value-type="float" office:value="56" calcext:value-type="float">
            <text:p>56</text:p>
          </table:table-cell>
          <table:table-cell table:formula="of:=VALUE(SUBSTITUTE(ORG.LIBREOFFICE.REGEX([.C388];&quot;_(\d)+&quot;); &quot;_&quot;;&quot;&quot;)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N56_20.txt</text:p>
          </table:table-cell>
          <table:table-cell table:formula="of:=SUBSTITUTE([.A389];&quot;.txt&quot;;&quot;&quot;)" office:value-type="string" office:string-value="SN56_20" calcext:value-type="string">
            <text:p>SN56_20</text:p>
          </table:table-cell>
          <table:table-cell table:formula="of:=MID([.B389];3;100)" office:value-type="string" office:string-value="56_20" calcext:value-type="string">
            <text:p>56_20</text:p>
          </table:table-cell>
          <table:table-cell table:formula="of:=VALUE(SUBSTITUTE(ORG.LIBREOFFICE.REGEX([.C389];&quot;(\d)+_&quot;); &quot;_&quot;;&quot;&quot;))" office:value-type="float" office:value="56" calcext:value-type="float">
            <text:p>56</text:p>
          </table:table-cell>
          <table:table-cell table:formula="of:=VALUE(SUBSTITUTE(ORG.LIBREOFFICE.REGEX([.C389];&quot;_(\d)+&quot;); &quot;_&quot;;&quot;&quot;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SN56_26.txt</text:p>
          </table:table-cell>
          <table:table-cell table:formula="of:=SUBSTITUTE([.A390];&quot;.txt&quot;;&quot;&quot;)" office:value-type="string" office:string-value="SN56_26" calcext:value-type="string">
            <text:p>SN56_26</text:p>
          </table:table-cell>
          <table:table-cell table:formula="of:=MID([.B390];3;100)" office:value-type="string" office:string-value="56_26" calcext:value-type="string">
            <text:p>56_26</text:p>
          </table:table-cell>
          <table:table-cell table:formula="of:=VALUE(SUBSTITUTE(ORG.LIBREOFFICE.REGEX([.C390];&quot;(\d)+_&quot;); &quot;_&quot;;&quot;&quot;))" office:value-type="float" office:value="56" calcext:value-type="float">
            <text:p>56</text:p>
          </table:table-cell>
          <table:table-cell table:formula="of:=VALUE(SUBSTITUTE(ORG.LIBREOFFICE.REGEX([.C390];&quot;_(\d)+&quot;); &quot;_&quot;;&quot;&quot;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SN56_27.txt</text:p>
          </table:table-cell>
          <table:table-cell table:formula="of:=SUBSTITUTE([.A391];&quot;.txt&quot;;&quot;&quot;)" office:value-type="string" office:string-value="SN56_27" calcext:value-type="string">
            <text:p>SN56_27</text:p>
          </table:table-cell>
          <table:table-cell table:formula="of:=MID([.B391];3;100)" office:value-type="string" office:string-value="56_27" calcext:value-type="string">
            <text:p>56_27</text:p>
          </table:table-cell>
          <table:table-cell table:formula="of:=VALUE(SUBSTITUTE(ORG.LIBREOFFICE.REGEX([.C391];&quot;(\d)+_&quot;); &quot;_&quot;;&quot;&quot;))" office:value-type="float" office:value="56" calcext:value-type="float">
            <text:p>56</text:p>
          </table:table-cell>
          <table:table-cell table:formula="of:=VALUE(SUBSTITUTE(ORG.LIBREOFFICE.REGEX([.C391];&quot;_(\d)+&quot;); &quot;_&quot;;&quot;&quot;)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SN56_28.txt</text:p>
          </table:table-cell>
          <table:table-cell table:formula="of:=SUBSTITUTE([.A392];&quot;.txt&quot;;&quot;&quot;)" office:value-type="string" office:string-value="SN56_28" calcext:value-type="string">
            <text:p>SN56_28</text:p>
          </table:table-cell>
          <table:table-cell table:formula="of:=MID([.B392];3;100)" office:value-type="string" office:string-value="56_28" calcext:value-type="string">
            <text:p>56_28</text:p>
          </table:table-cell>
          <table:table-cell table:formula="of:=VALUE(SUBSTITUTE(ORG.LIBREOFFICE.REGEX([.C392];&quot;(\d)+_&quot;); &quot;_&quot;;&quot;&quot;))" office:value-type="float" office:value="56" calcext:value-type="float">
            <text:p>56</text:p>
          </table:table-cell>
          <table:table-cell table:formula="of:=VALUE(SUBSTITUTE(ORG.LIBREOFFICE.REGEX([.C392];&quot;_(\d)+&quot;); &quot;_&quot;;&quot;&quot;))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SN56_30.txt</text:p>
          </table:table-cell>
          <table:table-cell table:formula="of:=SUBSTITUTE([.A393];&quot;.txt&quot;;&quot;&quot;)" office:value-type="string" office:string-value="SN56_30" calcext:value-type="string">
            <text:p>SN56_30</text:p>
          </table:table-cell>
          <table:table-cell table:formula="of:=MID([.B393];3;100)" office:value-type="string" office:string-value="56_30" calcext:value-type="string">
            <text:p>56_30</text:p>
          </table:table-cell>
          <table:table-cell table:formula="of:=VALUE(SUBSTITUTE(ORG.LIBREOFFICE.REGEX([.C393];&quot;(\d)+_&quot;); &quot;_&quot;;&quot;&quot;))" office:value-type="float" office:value="56" calcext:value-type="float">
            <text:p>56</text:p>
          </table:table-cell>
          <table:table-cell table:formula="of:=VALUE(SUBSTITUTE(ORG.LIBREOFFICE.REGEX([.C393];&quot;_(\d)+&quot;); &quot;_&quot;;&quot;&quot;))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SN56_31.txt</text:p>
          </table:table-cell>
          <table:table-cell table:formula="of:=SUBSTITUTE([.A394];&quot;.txt&quot;;&quot;&quot;)" office:value-type="string" office:string-value="SN56_31" calcext:value-type="string">
            <text:p>SN56_31</text:p>
          </table:table-cell>
          <table:table-cell table:formula="of:=MID([.B394];3;100)" office:value-type="string" office:string-value="56_31" calcext:value-type="string">
            <text:p>56_31</text:p>
          </table:table-cell>
          <table:table-cell table:formula="of:=VALUE(SUBSTITUTE(ORG.LIBREOFFICE.REGEX([.C394];&quot;(\d)+_&quot;); &quot;_&quot;;&quot;&quot;))" office:value-type="float" office:value="56" calcext:value-type="float">
            <text:p>56</text:p>
          </table:table-cell>
          <table:table-cell table:formula="of:=VALUE(SUBSTITUTE(ORG.LIBREOFFICE.REGEX([.C394];&quot;_(\d)+&quot;); &quot;_&quot;;&quot;&quot;))"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SN56_32.txt</text:p>
          </table:table-cell>
          <table:table-cell table:formula="of:=SUBSTITUTE([.A395];&quot;.txt&quot;;&quot;&quot;)" office:value-type="string" office:string-value="SN56_32" calcext:value-type="string">
            <text:p>SN56_32</text:p>
          </table:table-cell>
          <table:table-cell table:formula="of:=MID([.B395];3;100)" office:value-type="string" office:string-value="56_32" calcext:value-type="string">
            <text:p>56_32</text:p>
          </table:table-cell>
          <table:table-cell table:formula="of:=VALUE(SUBSTITUTE(ORG.LIBREOFFICE.REGEX([.C395];&quot;(\d)+_&quot;); &quot;_&quot;;&quot;&quot;))" office:value-type="float" office:value="56" calcext:value-type="float">
            <text:p>56</text:p>
          </table:table-cell>
          <table:table-cell table:formula="of:=VALUE(SUBSTITUTE(ORG.LIBREOFFICE.REGEX([.C395];&quot;_(\d)+&quot;); &quot;_&quot;;&quot;&quot;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SN56_35.txt</text:p>
          </table:table-cell>
          <table:table-cell table:formula="of:=SUBSTITUTE([.A396];&quot;.txt&quot;;&quot;&quot;)" office:value-type="string" office:string-value="SN56_35" calcext:value-type="string">
            <text:p>SN56_35</text:p>
          </table:table-cell>
          <table:table-cell table:formula="of:=MID([.B396];3;100)" office:value-type="string" office:string-value="56_35" calcext:value-type="string">
            <text:p>56_35</text:p>
          </table:table-cell>
          <table:table-cell table:formula="of:=VALUE(SUBSTITUTE(ORG.LIBREOFFICE.REGEX([.C396];&quot;(\d)+_&quot;); &quot;_&quot;;&quot;&quot;))" office:value-type="float" office:value="56" calcext:value-type="float">
            <text:p>56</text:p>
          </table:table-cell>
          <table:table-cell table:formula="of:=VALUE(SUBSTITUTE(ORG.LIBREOFFICE.REGEX([.C396];&quot;_(\d)+&quot;); &quot;_&quot;;&quot;&quot;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SN56_36.txt</text:p>
          </table:table-cell>
          <table:table-cell table:formula="of:=SUBSTITUTE([.A397];&quot;.txt&quot;;&quot;&quot;)" office:value-type="string" office:string-value="SN56_36" calcext:value-type="string">
            <text:p>SN56_36</text:p>
          </table:table-cell>
          <table:table-cell table:formula="of:=MID([.B397];3;100)" office:value-type="string" office:string-value="56_36" calcext:value-type="string">
            <text:p>56_36</text:p>
          </table:table-cell>
          <table:table-cell table:formula="of:=VALUE(SUBSTITUTE(ORG.LIBREOFFICE.REGEX([.C397];&quot;(\d)+_&quot;); &quot;_&quot;;&quot;&quot;))" office:value-type="float" office:value="56" calcext:value-type="float">
            <text:p>56</text:p>
          </table:table-cell>
          <table:table-cell table:formula="of:=VALUE(SUBSTITUTE(ORG.LIBREOFFICE.REGEX([.C397];&quot;_(\d)+&quot;); &quot;_&quot;;&quot;&quot;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SN56_42.txt</text:p>
          </table:table-cell>
          <table:table-cell table:formula="of:=SUBSTITUTE([.A398];&quot;.txt&quot;;&quot;&quot;)" office:value-type="string" office:string-value="SN56_42" calcext:value-type="string">
            <text:p>SN56_42</text:p>
          </table:table-cell>
          <table:table-cell table:formula="of:=MID([.B398];3;100)" office:value-type="string" office:string-value="56_42" calcext:value-type="string">
            <text:p>56_42</text:p>
          </table:table-cell>
          <table:table-cell table:formula="of:=VALUE(SUBSTITUTE(ORG.LIBREOFFICE.REGEX([.C398];&quot;(\d)+_&quot;); &quot;_&quot;;&quot;&quot;))" office:value-type="float" office:value="56" calcext:value-type="float">
            <text:p>56</text:p>
          </table:table-cell>
          <table:table-cell table:formula="of:=VALUE(SUBSTITUTE(ORG.LIBREOFFICE.REGEX([.C398];&quot;_(\d)+&quot;); &quot;_&quot;;&quot;&quot;))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SN56_44.txt</text:p>
          </table:table-cell>
          <table:table-cell table:formula="of:=SUBSTITUTE([.A399];&quot;.txt&quot;;&quot;&quot;)" office:value-type="string" office:string-value="SN56_44" calcext:value-type="string">
            <text:p>SN56_44</text:p>
          </table:table-cell>
          <table:table-cell table:formula="of:=MID([.B399];3;100)" office:value-type="string" office:string-value="56_44" calcext:value-type="string">
            <text:p>56_44</text:p>
          </table:table-cell>
          <table:table-cell table:formula="of:=VALUE(SUBSTITUTE(ORG.LIBREOFFICE.REGEX([.C399];&quot;(\d)+_&quot;); &quot;_&quot;;&quot;&quot;))" office:value-type="float" office:value="56" calcext:value-type="float">
            <text:p>56</text:p>
          </table:table-cell>
          <table:table-cell table:formula="of:=VALUE(SUBSTITUTE(ORG.LIBREOFFICE.REGEX([.C399];&quot;_(\d)+&quot;); &quot;_&quot;;&quot;&quot;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SN56_45.txt</text:p>
          </table:table-cell>
          <table:table-cell table:formula="of:=SUBSTITUTE([.A400];&quot;.txt&quot;;&quot;&quot;)" office:value-type="string" office:string-value="SN56_45" calcext:value-type="string">
            <text:p>SN56_45</text:p>
          </table:table-cell>
          <table:table-cell table:formula="of:=MID([.B400];3;100)" office:value-type="string" office:string-value="56_45" calcext:value-type="string">
            <text:p>56_45</text:p>
          </table:table-cell>
          <table:table-cell table:formula="of:=VALUE(SUBSTITUTE(ORG.LIBREOFFICE.REGEX([.C400];&quot;(\d)+_&quot;); &quot;_&quot;;&quot;&quot;))" office:value-type="float" office:value="56" calcext:value-type="float">
            <text:p>56</text:p>
          </table:table-cell>
          <table:table-cell table:formula="of:=VALUE(SUBSTITUTE(ORG.LIBREOFFICE.REGEX([.C400];&quot;_(\d)+&quot;); &quot;_&quot;;&quot;&quot;))" office:value-type="float" office:value="45" calcext:value-type="float">
            <text:p>45</text:p>
          </table:table-cell>
        </table:table-row>
        <table:table-row table:style-name="ro1">
          <table:table-cell office:value-type="string" calcext:value-type="string">
            <text:p>SN56_46.txt</text:p>
          </table:table-cell>
          <table:table-cell table:formula="of:=SUBSTITUTE([.A401];&quot;.txt&quot;;&quot;&quot;)" office:value-type="string" office:string-value="SN56_46" calcext:value-type="string">
            <text:p>SN56_46</text:p>
          </table:table-cell>
          <table:table-cell table:formula="of:=MID([.B401];3;100)" office:value-type="string" office:string-value="56_46" calcext:value-type="string">
            <text:p>56_46</text:p>
          </table:table-cell>
          <table:table-cell table:formula="of:=VALUE(SUBSTITUTE(ORG.LIBREOFFICE.REGEX([.C401];&quot;(\d)+_&quot;); &quot;_&quot;;&quot;&quot;))" office:value-type="float" office:value="56" calcext:value-type="float">
            <text:p>56</text:p>
          </table:table-cell>
          <table:table-cell table:formula="of:=VALUE(SUBSTITUTE(ORG.LIBREOFFICE.REGEX([.C401];&quot;_(\d)+&quot;); &quot;_&quot;;&quot;&quot;)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SN56_48.txt</text:p>
          </table:table-cell>
          <table:table-cell table:formula="of:=SUBSTITUTE([.A402];&quot;.txt&quot;;&quot;&quot;)" office:value-type="string" office:string-value="SN56_48" calcext:value-type="string">
            <text:p>SN56_48</text:p>
          </table:table-cell>
          <table:table-cell table:formula="of:=MID([.B402];3;100)" office:value-type="string" office:string-value="56_48" calcext:value-type="string">
            <text:p>56_48</text:p>
          </table:table-cell>
          <table:table-cell table:formula="of:=VALUE(SUBSTITUTE(ORG.LIBREOFFICE.REGEX([.C402];&quot;(\d)+_&quot;); &quot;_&quot;;&quot;&quot;))" office:value-type="float" office:value="56" calcext:value-type="float">
            <text:p>56</text:p>
          </table:table-cell>
          <table:table-cell table:formula="of:=VALUE(SUBSTITUTE(ORG.LIBREOFFICE.REGEX([.C402];&quot;_(\d)+&quot;); &quot;_&quot;;&quot;&quot;))" office:value-type="float" office:value="48" calcext:value-type="float">
            <text:p>48</text:p>
          </table:table-cell>
        </table:table-row>
        <table:table-row table:style-name="ro1">
          <table:table-cell office:value-type="string" calcext:value-type="string">
            <text:p>SN56_102.txt</text:p>
          </table:table-cell>
          <table:table-cell table:formula="of:=SUBSTITUTE([.A403];&quot;.txt&quot;;&quot;&quot;)" office:value-type="string" office:string-value="SN56_102" calcext:value-type="string">
            <text:p>SN56_102</text:p>
          </table:table-cell>
          <table:table-cell table:formula="of:=MID([.B403];3;100)" office:value-type="string" office:string-value="56_102" calcext:value-type="string">
            <text:p>56_102</text:p>
          </table:table-cell>
          <table:table-cell table:formula="of:=VALUE(SUBSTITUTE(ORG.LIBREOFFICE.REGEX([.C403];&quot;(\d)+_&quot;); &quot;_&quot;;&quot;&quot;))" office:value-type="float" office:value="56" calcext:value-type="float">
            <text:p>56</text:p>
          </table:table-cell>
          <table:table-cell table:formula="of:=VALUE(SUBSTITUTE(ORG.LIBREOFFICE.REGEX([.C403];&quot;_(\d)+&quot;); &quot;_&quot;;&quot;&quot;))" office:value-type="float" office:value="102" calcext:value-type="float">
            <text:p>102</text:p>
          </table:table-cell>
        </table:table-row>
      </table:table>
      <table:table table:name="SN-rec" table:style-name="ta1">
        <table:table-column table:style-name="co1" table:default-cell-style-name="Default"/>
        <table:table-column table:style-name="co1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N1_1</text:p>
          </table:table-cell>
          <table:table-cell office:value-type="string" calcext:value-type="string">
            <text:p><text:s/>Crossing Over The Flood Ogha-Taraṇa Sutta</text:p>
          </table:table-cell>
          <table:table-cell office:value-type="float" office:value="88.633469" calcext:value-type="float">
            <text:p>88.633469</text:p>
          </table:table-cell>
          <table:table-cell office:value-type="string" calcext:value-type="string">
            <text:p>SN1_1</text:p>
          </table:table-cell>
          <table:table-cell table:formula="of:=IF([.A1]=[.D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10</text:p>
          </table:table-cell>
          <table:table-cell office:value-type="string" calcext:value-type="string">
            <text:p><text:s/>The Wilderness Arañña Sutta</text:p>
          </table:table-cell>
          <table:table-cell office:value-type="float" office:value="42.213878" calcext:value-type="float">
            <text:p>42.213878</text:p>
          </table:table-cell>
          <table:table-cell office:value-type="string" calcext:value-type="string">
            <text:p>SN1_10</text:p>
          </table:table-cell>
          <table:table-cell table:formula="of:=IF([.A2]=[.D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18</text:p>
          </table:table-cell>
          <table:table-cell office:value-type="string" calcext:value-type="string">
            <text:p><text:s/>Shame Hiri Sutta</text:p>
          </table:table-cell>
          <table:table-cell office:value-type="float" office:value="28.212245" calcext:value-type="float">
            <text:p>28.212245</text:p>
          </table:table-cell>
          <table:table-cell office:value-type="string" calcext:value-type="string">
            <text:p>SN1_18</text:p>
          </table:table-cell>
          <table:table-cell table:formula="of:=IF([.A3]=[.D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2</text:p>
          </table:table-cell>
          <table:table-cell office:value-type="string" calcext:value-type="string">
            <text:p><text:s/>Freedom Nimokkha Sutta</text:p>
          </table:table-cell>
          <table:table-cell office:value-type="float" office:value="58.932245" calcext:value-type="float">
            <text:p>58.932245</text:p>
          </table:table-cell>
          <table:table-cell office:value-type="string" calcext:value-type="string">
            <text:p>SN1_2</text:p>
          </table:table-cell>
          <table:table-cell table:formula="of:=IF([.A4]=[.D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20</text:p>
          </table:table-cell>
          <table:table-cell office:value-type="string" calcext:value-type="string">
            <text:p><text:s/>About Samiddhi Samiddhi Sutta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SN1_20</text:p>
          </table:table-cell>
          <table:table-cell table:formula="of:=IF([.A5]=[.D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25</text:p>
          </table:table-cell>
          <table:table-cell office:value-type="string" calcext:value-type="string">
            <text:p><text:s/>An Arahant Arahanta Sutta</text:p>
          </table:table-cell>
          <table:table-cell office:value-type="float" office:value="75.598367" calcext:value-type="float">
            <text:p>75.598367</text:p>
          </table:table-cell>
          <table:table-cell office:value-type="string" calcext:value-type="string">
            <text:p>SN1_25</text:p>
          </table:table-cell>
          <table:table-cell table:formula="of:=IF([.A6]=[.D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38</text:p>
          </table:table-cell>
          <table:table-cell office:value-type="string" calcext:value-type="string">
            <text:p><text:s/>The Stone Sliver Sakalika Sutta</text:p>
          </table:table-cell>
          <table:table-cell office:value-type="float" office:value="268.355918" calcext:value-type="float">
            <text:p>268.355918</text:p>
          </table:table-cell>
          <table:table-cell office:value-type="string" calcext:value-type="string">
            <text:p>SN1_38</text:p>
          </table:table-cell>
          <table:table-cell table:formula="of:=IF([.A7]=[.D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41</text:p>
          </table:table-cell>
          <table:table-cell office:value-type="string" calcext:value-type="string">
            <text:p><text:s/>On Fire Āditta Sutta</text:p>
          </table:table-cell>
          <table:table-cell office:value-type="float" office:value="80.718367" calcext:value-type="float">
            <text:p>80.718367</text:p>
          </table:table-cell>
          <table:table-cell office:value-type="string" calcext:value-type="string">
            <text:p>SN1_41</text:p>
          </table:table-cell>
          <table:table-cell table:formula="of:=IF([.A8]=[.D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42</text:p>
          </table:table-cell>
          <table:table-cell office:value-type="string" calcext:value-type="string">
            <text:p><text:s/>A Giver Of What Kindada Sutta</text:p>
          </table:table-cell>
          <table:table-cell office:value-type="float" office:value="48.43102" calcext:value-type="float">
            <text:p>48.43102</text:p>
          </table:table-cell>
          <table:table-cell office:value-type="string" calcext:value-type="string">
            <text:p>SN1_42</text:p>
          </table:table-cell>
          <table:table-cell table:formula="of:=IF([.A9]=[.D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51</text:p>
          </table:table-cell>
          <table:table-cell office:value-type="string" calcext:value-type="string">
            <text:p><text:s/>Old Age Jarā Sutta</text:p>
          </table:table-cell>
          <table:table-cell office:value-type="float" office:value="30.171429" calcext:value-type="float">
            <text:p>30.171429</text:p>
          </table:table-cell>
          <table:table-cell office:value-type="string" calcext:value-type="string">
            <text:p>SN1_51</text:p>
          </table:table-cell>
          <table:table-cell table:formula="of:=IF([.A10]=[.D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55</text:p>
          </table:table-cell>
          <table:table-cell office:value-type="string" calcext:value-type="string">
            <text:p><text:s/>Engendered Jana Sutta</text:p>
          </table:table-cell>
          <table:table-cell office:value-type="float" office:value="29.727347" calcext:value-type="float">
            <text:p>29.727347</text:p>
          </table:table-cell>
          <table:table-cell office:value-type="string" calcext:value-type="string">
            <text:p>SN1_55</text:p>
          </table:table-cell>
          <table:table-cell table:formula="of:=IF([.A11]=[.D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56</text:p>
          </table:table-cell>
          <table:table-cell office:value-type="string" calcext:value-type="string">
            <text:p><text:s/>Engendered (2) Jana Sutta</text:p>
          </table:table-cell>
          <table:table-cell office:value-type="float" office:value="30.145306" calcext:value-type="float">
            <text:p>30.145306</text:p>
          </table:table-cell>
          <table:table-cell office:value-type="string" calcext:value-type="string">
            <text:p>SN1_56</text:p>
          </table:table-cell>
          <table:table-cell table:formula="of:=IF([.A12]=[.D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57</text:p>
          </table:table-cell>
          <table:table-cell office:value-type="string" calcext:value-type="string">
            <text:p><text:s/>Engendered (3) Jana Sutta</text:p>
          </table:table-cell>
          <table:table-cell office:value-type="float" office:value="30.302041" calcext:value-type="float">
            <text:p>30.302041</text:p>
          </table:table-cell>
          <table:table-cell office:value-type="string" calcext:value-type="string">
            <text:p>SN1_57</text:p>
          </table:table-cell>
          <table:table-cell table:formula="of:=IF([.A13]=[.D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64</text:p>
          </table:table-cell>
          <table:table-cell office:value-type="string" calcext:value-type="string">
            <text:p><text:s/>Fettered Saññojana Sutta</text:p>
          </table:table-cell>
          <table:table-cell office:value-type="float" office:value="29.152653" calcext:value-type="float">
            <text:p>29.152653</text:p>
          </table:table-cell>
          <table:table-cell office:value-type="string" calcext:value-type="string">
            <text:p>SN1_64</text:p>
          </table:table-cell>
          <table:table-cell table:formula="of:=IF([.A14]=[.D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69</text:p>
          </table:table-cell>
          <table:table-cell office:value-type="string" calcext:value-type="string">
            <text:p><text:s/>Desire Icchā Sutta</text:p>
          </table:table-cell>
          <table:table-cell office:value-type="float" office:value="30.693878" calcext:value-type="float">
            <text:p>30.693878</text:p>
          </table:table-cell>
          <table:table-cell office:value-type="string" calcext:value-type="string">
            <text:p>SN1_69</text:p>
          </table:table-cell>
          <table:table-cell table:formula="of:=IF([.A15]=[.D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7</text:p>
          </table:table-cell>
          <table:table-cell office:value-type="string" calcext:value-type="string">
            <text:p><text:s/>Unpenetrated Appaṭividitā Sutta</text:p>
          </table:table-cell>
          <table:table-cell office:value-type="float" office:value="41.195102" calcext:value-type="float">
            <text:p>41.195102</text:p>
          </table:table-cell>
          <table:table-cell office:value-type="string" calcext:value-type="string">
            <text:p>SN1_7</text:p>
          </table:table-cell>
          <table:table-cell table:formula="of:=IF([.A16]=[.D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71</text:p>
          </table:table-cell>
          <table:table-cell office:value-type="string" calcext:value-type="string">
            <text:p><text:s/>Having Killed Chetvā Sutta</text:p>
          </table:table-cell>
          <table:table-cell office:value-type="float" office:value="41.769796" calcext:value-type="float">
            <text:p>41.769796</text:p>
          </table:table-cell>
          <table:table-cell office:value-type="string" calcext:value-type="string">
            <text:p>SN1_71</text:p>
          </table:table-cell>
          <table:table-cell table:formula="of:=IF([.A17]=[.D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_9</text:p>
          </table:table-cell>
          <table:table-cell office:value-type="string" calcext:value-type="string">
            <text:p><text:s/>Fond Of Conceit Manakāma Sutta</text:p>
          </table:table-cell>
          <table:table-cell office:value-type="float" office:value="41.377959" calcext:value-type="float">
            <text:p>41.377959</text:p>
          </table:table-cell>
          <table:table-cell office:value-type="string" calcext:value-type="string">
            <text:p>SN1_9</text:p>
          </table:table-cell>
          <table:table-cell table:formula="of:=IF([.A18]=[.D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0_12</text:p>
          </table:table-cell>
          <table:table-cell office:value-type="string" calcext:value-type="string">
            <text:p><text:s/>To The Āḷavaka Yakkha Āḷavaka Sutta</text:p>
          </table:table-cell>
          <table:table-cell office:value-type="float" office:value="256.626939" calcext:value-type="float">
            <text:p>256.626939</text:p>
          </table:table-cell>
          <table:table-cell office:value-type="string" calcext:value-type="string">
            <text:p>SN10_12</text:p>
          </table:table-cell>
          <table:table-cell table:formula="of:=IF([.A19]=[.D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0_4</text:p>
          </table:table-cell>
          <table:table-cell office:value-type="string" calcext:value-type="string">
            <text:p><text:s/>With Maṇibhadda Maṇibhadda Sutta</text:p>
          </table:table-cell>
          <table:table-cell office:value-type="float" office:value="60.238367" calcext:value-type="float">
            <text:p>60.238367</text:p>
          </table:table-cell>
          <table:table-cell office:value-type="string" calcext:value-type="string">
            <text:p>SN10_4</text:p>
          </table:table-cell>
          <table:table-cell table:formula="of:=IF([.A20]=[.D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0_8</text:p>
          </table:table-cell>
          <table:table-cell office:value-type="string" calcext:value-type="string">
            <text:p><text:s/>About Sudatta (Anāthapiṇḍika) Sudatta Sutta</text:p>
          </table:table-cell>
          <table:table-cell office:value-type="float" office:value="218.383673" calcext:value-type="float">
            <text:p>218.383673</text:p>
          </table:table-cell>
          <table:table-cell office:value-type="string" calcext:value-type="string">
            <text:p>SN10_8</text:p>
          </table:table-cell>
          <table:table-cell table:formula="of:=IF([.A21]=[.D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1_14</text:p>
          </table:table-cell>
          <table:table-cell office:value-type="string" calcext:value-type="string">
            <text:p><text:s/>Poor Daḷidda Sutta</text:p>
          </table:table-cell>
          <table:table-cell office:value-type="float" office:value="180.871837" calcext:value-type="float">
            <text:p>180.871837</text:p>
          </table:table-cell>
          <table:table-cell office:value-type="string" calcext:value-type="string">
            <text:p>SN11_14</text:p>
          </table:table-cell>
          <table:table-cell table:formula="of:=IF([.A22]=[.D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1_15</text:p>
          </table:table-cell>
          <table:table-cell office:value-type="string" calcext:value-type="string">
            <text:p><text:s/>A Delightful Place Rāmaṇeyyaka Sutta</text:p>
          </table:table-cell>
          <table:table-cell office:value-type="float" office:value="47.098776" calcext:value-type="float">
            <text:p>47.098776</text:p>
          </table:table-cell>
          <table:table-cell office:value-type="string" calcext:value-type="string">
            <text:p>SN11_15</text:p>
          </table:table-cell>
          <table:table-cell table:formula="of:=IF([.A23]=[.D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1_22</text:p>
          </table:table-cell>
          <table:table-cell office:value-type="string" calcext:value-type="string">
            <text:p><text:s/>Ugly Dubbaṇṇiya Sutta</text:p>
          </table:table-cell>
          <table:table-cell office:value-type="float" office:value="153.521633" calcext:value-type="float">
            <text:p>153.521633</text:p>
          </table:table-cell>
          <table:table-cell office:value-type="string" calcext:value-type="string">
            <text:p>SN11_22</text:p>
          </table:table-cell>
          <table:table-cell table:formula="of:=IF([.A24]=[.D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1_24</text:p>
          </table:table-cell>
          <table:table-cell office:value-type="string" calcext:value-type="string">
            <text:p><text:s/>A Transgression Accaya Sutta</text:p>
          </table:table-cell>
          <table:table-cell office:value-type="float" office:value="104.254694" calcext:value-type="float">
            <text:p>104.254694</text:p>
          </table:table-cell>
          <table:table-cell office:value-type="string" calcext:value-type="string">
            <text:p>SN11_24</text:p>
          </table:table-cell>
          <table:table-cell table:formula="of:=IF([.A25]=[.D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1_3</text:p>
          </table:table-cell>
          <table:table-cell office:value-type="string" calcext:value-type="string">
            <text:p><text:s/>The Top Of The Standard Dhajagga Sutta</text:p>
          </table:table-cell>
          <table:table-cell office:value-type="float" office:value="303.830204" calcext:value-type="float">
            <text:p>303.830204</text:p>
          </table:table-cell>
          <table:table-cell office:value-type="string" calcext:value-type="string">
            <text:p>SN11_3</text:p>
          </table:table-cell>
          <table:table-cell table:formula="of:=IF([.A26]=[.D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1_5</text:p>
          </table:table-cell>
          <table:table-cell office:value-type="string" calcext:value-type="string">
            <text:p><text:s/>Victory Through What Is Well Spoken Subhāsita-Jaya Sutta</text:p>
          </table:table-cell>
          <table:table-cell office:value-type="float" office:value="259.500408" calcext:value-type="float">
            <text:p>259.500408</text:p>
          </table:table-cell>
          <table:table-cell office:value-type="string" calcext:value-type="string">
            <text:p>SN11_5</text:p>
          </table:table-cell>
          <table:table-cell table:formula="of:=IF([.A27]=[.D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10</text:p>
          </table:table-cell>
          <table:table-cell office:value-type="string" calcext:value-type="string">
            <text:p><text:s/>About Gotama Gotama Sutta</text:p>
          </table:table-cell>
          <table:table-cell office:value-type="float" office:value="365.479184" calcext:value-type="float">
            <text:p>365.479184</text:p>
          </table:table-cell>
          <table:table-cell office:value-type="string" calcext:value-type="string">
            <text:p>SN12_10</text:p>
          </table:table-cell>
          <table:table-cell table:formula="of:=IF([.A28]=[.D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11</text:p>
          </table:table-cell>
          <table:table-cell office:value-type="string" calcext:value-type="string">
            <text:p><text:s/>Nutriment Āhāra Sutta</text:p>
          </table:table-cell>
          <table:table-cell office:value-type="float" office:value="239.986939" calcext:value-type="float">
            <text:p>239.986939</text:p>
          </table:table-cell>
          <table:table-cell office:value-type="string" calcext:value-type="string">
            <text:p>SN12_11</text:p>
          </table:table-cell>
          <table:table-cell table:formula="of:=IF([.A29]=[.D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12</text:p>
          </table:table-cell>
          <table:table-cell office:value-type="string" calcext:value-type="string">
            <text:p><text:s/>To Phagguna Phagguna Sutta</text:p>
          </table:table-cell>
          <table:table-cell office:value-type="float" office:value="256.444082" calcext:value-type="float">
            <text:p>256.444082</text:p>
          </table:table-cell>
          <table:table-cell office:value-type="string" calcext:value-type="string">
            <text:p>SN12_12</text:p>
          </table:table-cell>
          <table:table-cell table:formula="of:=IF([.A30]=[.D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15</text:p>
          </table:table-cell>
          <table:table-cell office:value-type="string" calcext:value-type="string">
            <text:p><text:s/>To Kaccāna Gotta Kaccānagotta Sutta</text:p>
          </table:table-cell>
          <table:table-cell office:value-type="float" office:value="224.156735" calcext:value-type="float">
            <text:p>224.156735</text:p>
          </table:table-cell>
          <table:table-cell office:value-type="string" calcext:value-type="string">
            <text:p>SN12_15</text:p>
          </table:table-cell>
          <table:table-cell table:formula="of:=IF([.A31]=[.D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17</text:p>
          </table:table-cell>
          <table:table-cell office:value-type="string" calcext:value-type="string">
            <text:p><text:s/>To The Clothless Ascetic Acela Sutta</text:p>
          </table:table-cell>
          <table:table-cell office:value-type="float" office:value="449.436735" calcext:value-type="float">
            <text:p>449.436735</text:p>
          </table:table-cell>
          <table:table-cell office:value-type="string" calcext:value-type="string">
            <text:p>SN12_17</text:p>
          </table:table-cell>
          <table:table-cell table:formula="of:=IF([.A32]=[.D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18</text:p>
          </table:table-cell>
          <table:table-cell office:value-type="string" calcext:value-type="string">
            <text:p><text:s/>To Timbarukkha Timbarukkha Sutta</text:p>
          </table:table-cell>
          <table:table-cell office:value-type="float" office:value="323.84" calcext:value-type="float">
            <text:p>323.84</text:p>
          </table:table-cell>
          <table:table-cell office:value-type="string" calcext:value-type="string">
            <text:p>SN12_18</text:p>
          </table:table-cell>
          <table:table-cell table:formula="of:=IF([.A33]=[.D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19</text:p>
          </table:table-cell>
          <table:table-cell office:value-type="string" calcext:value-type="string">
            <text:p><text:s/>The Fool &amp; The Wise Person Bāla-Paṇḍita Sutta</text:p>
          </table:table-cell>
          <table:table-cell office:value-type="float" office:value="169.012245" calcext:value-type="float">
            <text:p>169.012245</text:p>
          </table:table-cell>
          <table:table-cell office:value-type="string" calcext:value-type="string">
            <text:p>SN12_19</text:p>
          </table:table-cell>
          <table:table-cell table:formula="of:=IF([.A34]=[.D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2</text:p>
          </table:table-cell>
          <table:table-cell office:value-type="string" calcext:value-type="string">
            <text:p><text:s/>An Analysis Of Dependent Co-Arising Paṭiccasamuppāda Vibhaṅga Sutta</text:p>
          </table:table-cell>
          <table:table-cell office:value-type="float" office:value="343.510204" calcext:value-type="float">
            <text:p>343.510204</text:p>
          </table:table-cell>
          <table:table-cell office:value-type="string" calcext:value-type="string">
            <text:p>SN12_2</text:p>
          </table:table-cell>
          <table:table-cell table:formula="of:=IF([.A35]=[.D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20</text:p>
          </table:table-cell>
          <table:table-cell office:value-type="string" calcext:value-type="string">
            <text:p><text:s/>Requisite Conditions Paccaya Sutta</text:p>
          </table:table-cell>
          <table:table-cell office:value-type="float" office:value="293.302857" calcext:value-type="float">
            <text:p>293.302857</text:p>
          </table:table-cell>
          <table:table-cell office:value-type="string" calcext:value-type="string">
            <text:p>SN12_20</text:p>
          </table:table-cell>
          <table:table-cell table:formula="of:=IF([.A36]=[.D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23</text:p>
          </table:table-cell>
          <table:table-cell office:value-type="string" calcext:value-type="string">
            <text:p><text:s/>Prerequisites Upanisa Sutta</text:p>
          </table:table-cell>
          <table:table-cell office:value-type="float" office:value="310.360816" calcext:value-type="float">
            <text:p>310.360816</text:p>
          </table:table-cell>
          <table:table-cell office:value-type="string" calcext:value-type="string">
            <text:p>SN12_23</text:p>
          </table:table-cell>
          <table:table-cell table:formula="of:=IF([.A37]=[.D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25</text:p>
          </table:table-cell>
          <table:table-cell office:value-type="string" calcext:value-type="string">
            <text:p><text:s/>To Bhūmija Bhūmija Sutta</text:p>
          </table:table-cell>
          <table:table-cell office:value-type="float" office:value="376.946939" calcext:value-type="float">
            <text:p>376.946939</text:p>
          </table:table-cell>
          <table:table-cell office:value-type="string" calcext:value-type="string">
            <text:p>SN12_25</text:p>
          </table:table-cell>
          <table:table-cell table:formula="of:=IF([.A38]=[.D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31</text:p>
          </table:table-cell>
          <table:table-cell office:value-type="string" calcext:value-type="string">
            <text:p><text:s/>This Has Come Into Being Bhūtamidaṁ Sutta</text:p>
          </table:table-cell>
          <table:table-cell office:value-type="float" office:value="395.990204" calcext:value-type="float">
            <text:p>395.990204</text:p>
          </table:table-cell>
          <table:table-cell office:value-type="string" calcext:value-type="string">
            <text:p>SN12_31</text:p>
          </table:table-cell>
          <table:table-cell table:formula="of:=IF([.A39]=[.D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35</text:p>
          </table:table-cell>
          <table:table-cell office:value-type="string" calcext:value-type="string">
            <text:p><text:s/>From Ignorance As A Requisite Condition Avijjāpaccaya Sutta</text:p>
          </table:table-cell>
          <table:table-cell office:value-type="float" office:value="327.88898" calcext:value-type="float">
            <text:p>327.88898</text:p>
          </table:table-cell>
          <table:table-cell office:value-type="string" calcext:value-type="string">
            <text:p>SN12_35</text:p>
          </table:table-cell>
          <table:table-cell table:formula="of:=IF([.A40]=[.D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38</text:p>
          </table:table-cell>
          <table:table-cell office:value-type="string" calcext:value-type="string">
            <text:p><text:s/>Intention Cetanā Sutta</text:p>
          </table:table-cell>
          <table:table-cell office:value-type="float" office:value="117.394286" calcext:value-type="float">
            <text:p>117.394286</text:p>
          </table:table-cell>
          <table:table-cell office:value-type="string" calcext:value-type="string">
            <text:p>SN12_38</text:p>
          </table:table-cell>
          <table:table-cell table:formula="of:=IF([.A41]=[.D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44</text:p>
          </table:table-cell>
          <table:table-cell office:value-type="string" calcext:value-type="string">
            <text:p><text:s/>The World Loka Sutta</text:p>
          </table:table-cell>
          <table:table-cell office:value-type="float" office:value="264.071837" calcext:value-type="float">
            <text:p>264.071837</text:p>
          </table:table-cell>
          <table:table-cell office:value-type="string" calcext:value-type="string">
            <text:p>SN12_44</text:p>
          </table:table-cell>
          <table:table-cell table:formula="of:=IF([.A42]=[.D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46</text:p>
          </table:table-cell>
          <table:table-cell office:value-type="string" calcext:value-type="string">
            <text:p><text:s/>A Certain Brahman Aññatara Sutta</text:p>
          </table:table-cell>
          <table:table-cell office:value-type="float" office:value="217.39102" calcext:value-type="float">
            <text:p>217.39102</text:p>
          </table:table-cell>
          <table:table-cell office:value-type="string" calcext:value-type="string">
            <text:p>SN12_46</text:p>
          </table:table-cell>
          <table:table-cell table:formula="of:=IF([.A43]=[.D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48</text:p>
          </table:table-cell>
          <table:table-cell office:value-type="string" calcext:value-type="string">
            <text:p><text:s/>The Cosmologist Lokāyatika Sutta</text:p>
          </table:table-cell>
          <table:table-cell office:value-type="float" office:value="216.163265" calcext:value-type="float">
            <text:p>216.163265</text:p>
          </table:table-cell>
          <table:table-cell office:value-type="string" calcext:value-type="string">
            <text:p>SN12_48</text:p>
          </table:table-cell>
          <table:table-cell table:formula="of:=IF([.A44]=[.D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51</text:p>
          </table:table-cell>
          <table:table-cell office:value-type="string" calcext:value-type="string">
            <text:p><text:s/>Investigating Parivīmaṁsa Sutta</text:p>
          </table:table-cell>
          <table:table-cell office:value-type="float" office:value="502.360816" calcext:value-type="float">
            <text:p>502.360816</text:p>
          </table:table-cell>
          <table:table-cell office:value-type="string" calcext:value-type="string">
            <text:p>SN12_51</text:p>
          </table:table-cell>
          <table:table-cell table:formula="of:=IF([.A45]=[.D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52</text:p>
          </table:table-cell>
          <table:table-cell office:value-type="string" calcext:value-type="string">
            <text:p><text:s/>Clinging Upādāna Sutta</text:p>
          </table:table-cell>
          <table:table-cell office:value-type="float" office:value="194.168163" calcext:value-type="float">
            <text:p>194.168163</text:p>
          </table:table-cell>
          <table:table-cell office:value-type="string" calcext:value-type="string">
            <text:p>SN12_52</text:p>
          </table:table-cell>
          <table:table-cell table:formula="of:=IF([.A46]=[.D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55</text:p>
          </table:table-cell>
          <table:table-cell office:value-type="string" calcext:value-type="string">
            <text:p><text:s/>The Great Tree Mahārukkha Sutta</text:p>
          </table:table-cell>
          <table:table-cell office:value-type="float" office:value="216.163265" calcext:value-type="float">
            <text:p>216.163265</text:p>
          </table:table-cell>
          <table:table-cell office:value-type="string" calcext:value-type="string">
            <text:p>SN12_55</text:p>
          </table:table-cell>
          <table:table-cell table:formula="of:=IF([.A47]=[.D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1</text:p>
          </table:table-cell>
          <table:table-cell office:value-type="string" calcext:value-type="string">
            <text:p><text:s/>Uninstructed Assutavā Sutta</text:p>
          </table:table-cell>
          <table:table-cell office:value-type="float" office:value="303.673469" calcext:value-type="float">
            <text:p>303.673469</text:p>
          </table:table-cell>
          <table:table-cell office:value-type="string" calcext:value-type="string">
            <text:p>SN12_61</text:p>
          </table:table-cell>
          <table:table-cell table:formula="of:=IF([.A48]=[.D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2</text:p>
          </table:table-cell>
          <table:table-cell office:value-type="string" calcext:value-type="string">
            <text:p><text:s/>Uninstructed (2) Assutavā Sutta</text:p>
          </table:table-cell>
          <table:table-cell office:value-type="float" office:value="298.161633" calcext:value-type="float">
            <text:p>298.161633</text:p>
          </table:table-cell>
          <table:table-cell office:value-type="string" calcext:value-type="string">
            <text:p>SN12_62</text:p>
          </table:table-cell>
          <table:table-cell table:formula="of:=IF([.A49]=[.D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3</text:p>
          </table:table-cell>
          <table:table-cell office:value-type="string" calcext:value-type="string">
            <text:p><text:s/>A Son's Flesh Puttamaṁsa Sutta</text:p>
          </table:table-cell>
          <table:table-cell office:value-type="float" office:value="357.955918" calcext:value-type="float">
            <text:p>357.955918</text:p>
          </table:table-cell>
          <table:table-cell office:value-type="string" calcext:value-type="string">
            <text:p>SN12_63</text:p>
          </table:table-cell>
          <table:table-cell table:formula="of:=IF([.A50]=[.D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4</text:p>
          </table:table-cell>
          <table:table-cell office:value-type="string" calcext:value-type="string">
            <text:p><text:s/>Where There Is Passion Atthi Rāga Sutta</text:p>
          </table:table-cell>
          <table:table-cell office:value-type="float" office:value="341.707755" calcext:value-type="float">
            <text:p>341.707755</text:p>
          </table:table-cell>
          <table:table-cell office:value-type="string" calcext:value-type="string">
            <text:p>SN12_64</text:p>
          </table:table-cell>
          <table:table-cell table:formula="of:=IF([.A51]=[.D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5</text:p>
          </table:table-cell>
          <table:table-cell office:value-type="string" calcext:value-type="string">
            <text:p><text:s/>The City Nagara Sutta</text:p>
          </table:table-cell>
          <table:table-cell office:value-type="float" office:value="448.339592" calcext:value-type="float">
            <text:p>448.339592</text:p>
          </table:table-cell>
          <table:table-cell office:value-type="string" calcext:value-type="string">
            <text:p>SN12_65</text:p>
          </table:table-cell>
          <table:table-cell table:formula="of:=IF([.A52]=[.D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6</text:p>
          </table:table-cell>
          <table:table-cell office:value-type="string" calcext:value-type="string">
            <text:p><text:s/>Scrutiny Sammasa Sutta</text:p>
          </table:table-cell>
          <table:table-cell office:value-type="float" office:value="686.210612" calcext:value-type="float">
            <text:p>686.210612</text:p>
          </table:table-cell>
          <table:table-cell office:value-type="string" calcext:value-type="string">
            <text:p>SN12_66</text:p>
          </table:table-cell>
          <table:table-cell table:formula="of:=IF([.A53]=[.D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7</text:p>
          </table:table-cell>
          <table:table-cell office:value-type="string" calcext:value-type="string">
            <text:p><text:s/>Sheaves Of Reeds Naḷakalāpiyo Sutta</text:p>
          </table:table-cell>
          <table:table-cell office:value-type="float" office:value="541.596735" calcext:value-type="float">
            <text:p>541.596735</text:p>
          </table:table-cell>
          <table:table-cell office:value-type="string" calcext:value-type="string">
            <text:p>SN12_67</text:p>
          </table:table-cell>
          <table:table-cell table:formula="of:=IF([.A54]=[.D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8</text:p>
          </table:table-cell>
          <table:table-cell office:value-type="string" calcext:value-type="string">
            <text:p><text:s/>At Kosambī Kosambī Sutta</text:p>
          </table:table-cell>
          <table:table-cell office:value-type="float" office:value="403.853061" calcext:value-type="float">
            <text:p>403.853061</text:p>
          </table:table-cell>
          <table:table-cell office:value-type="string" calcext:value-type="string">
            <text:p>SN12_68</text:p>
          </table:table-cell>
          <table:table-cell table:formula="of:=IF([.A55]=[.D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69</text:p>
          </table:table-cell>
          <table:table-cell office:value-type="string" calcext:value-type="string">
            <text:p><text:s/>Rises Upayanti Sutta</text:p>
          </table:table-cell>
          <table:table-cell office:value-type="float" office:value="122.88" calcext:value-type="float">
            <text:p>122.88</text:p>
          </table:table-cell>
          <table:table-cell office:value-type="string" calcext:value-type="string">
            <text:p>SN12_69</text:p>
          </table:table-cell>
          <table:table-cell table:formula="of:=IF([.A56]=[.D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2_70</text:p>
          </table:table-cell>
          <table:table-cell office:value-type="string" calcext:value-type="string">
            <text:p><text:s/>Susima Sutta About Susima</text:p>
          </table:table-cell>
          <table:table-cell office:value-type="float" office:value="1279.921633" calcext:value-type="float">
            <text:p>1279.921633</text:p>
          </table:table-cell>
          <table:table-cell office:value-type="string" calcext:value-type="string">
            <text:p>SN12_70</text:p>
          </table:table-cell>
          <table:table-cell table:formula="of:=IF([.A57]=[.D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3_1</text:p>
          </table:table-cell>
          <table:table-cell office:value-type="string" calcext:value-type="string">
            <text:p><text:s/>The Tip Of The Fingernail Nakhasikhā Sutta</text:p>
          </table:table-cell>
          <table:table-cell office:value-type="float" office:value="86.334694" calcext:value-type="float">
            <text:p>86.334694</text:p>
          </table:table-cell>
          <table:table-cell office:value-type="string" calcext:value-type="string">
            <text:p>SN13_1</text:p>
          </table:table-cell>
          <table:table-cell table:formula="of:=IF([.A58]=[.D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3_2</text:p>
          </table:table-cell>
          <table:table-cell office:value-type="string" calcext:value-type="string">
            <text:p><text:s/>The Pond Pokkharaṇī Sutta</text:p>
          </table:table-cell>
          <table:table-cell office:value-type="float" office:value="86.151837" calcext:value-type="float">
            <text:p>86.151837</text:p>
          </table:table-cell>
          <table:table-cell office:value-type="string" calcext:value-type="string">
            <text:p>SN13_2</text:p>
          </table:table-cell>
          <table:table-cell table:formula="of:=IF([.A59]=[.D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3_8</text:p>
          </table:table-cell>
          <table:table-cell office:value-type="string" calcext:value-type="string">
            <text:p><text:s/>The Ocean Samudda Sutta</text:p>
          </table:table-cell>
          <table:table-cell office:value-type="float" office:value="87.510204" calcext:value-type="float">
            <text:p>87.510204</text:p>
          </table:table-cell>
          <table:table-cell office:value-type="string" calcext:value-type="string">
            <text:p>SN13_8</text:p>
          </table:table-cell>
          <table:table-cell table:formula="of:=IF([.A60]=[.D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4_11</text:p>
          </table:table-cell>
          <table:table-cell office:value-type="string" calcext:value-type="string">
            <text:p><text:s/>Seven Properties Sattadhātu Sutta</text:p>
          </table:table-cell>
          <table:table-cell office:value-type="float" office:value="136.568163" calcext:value-type="float">
            <text:p>136.568163</text:p>
          </table:table-cell>
          <table:table-cell office:value-type="string" calcext:value-type="string">
            <text:p>SN14_11</text:p>
          </table:table-cell>
          <table:table-cell table:formula="of:=IF([.A61]=[.D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10</text:p>
          </table:table-cell>
          <table:table-cell office:value-type="string" calcext:value-type="string">
            <text:p><text:s/>Person Puggala Sutta</text:p>
          </table:table-cell>
          <table:table-cell office:value-type="float" office:value="125.805714" calcext:value-type="float">
            <text:p>125.805714</text:p>
          </table:table-cell>
          <table:table-cell office:value-type="string" calcext:value-type="string">
            <text:p>SN15_10</text:p>
          </table:table-cell>
          <table:table-cell table:formula="of:=IF([.A62]=[.D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11</text:p>
          </table:table-cell>
          <table:table-cell office:value-type="string" calcext:value-type="string">
            <text:p><text:s/>Fallen On Hard Times Duggata Sutta</text:p>
          </table:table-cell>
          <table:table-cell office:value-type="float" office:value="62.563265" calcext:value-type="float">
            <text:p>62.563265</text:p>
          </table:table-cell>
          <table:table-cell office:value-type="string" calcext:value-type="string">
            <text:p>SN15_11</text:p>
          </table:table-cell>
          <table:table-cell table:formula="of:=IF([.A63]=[.D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12</text:p>
          </table:table-cell>
          <table:table-cell office:value-type="string" calcext:value-type="string">
            <text:p><text:s/>Happy Sukhita Sutta</text:p>
          </table:table-cell>
          <table:table-cell office:value-type="float" office:value="60.839184" calcext:value-type="float">
            <text:p>60.839184</text:p>
          </table:table-cell>
          <table:table-cell office:value-type="string" calcext:value-type="string">
            <text:p>SN15_12</text:p>
          </table:table-cell>
          <table:table-cell table:formula="of:=IF([.A64]=[.D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13</text:p>
          </table:table-cell>
          <table:table-cell office:value-type="string" calcext:value-type="string">
            <text:p><text:s/>Thirty Tiṁsa Sutta</text:p>
          </table:table-cell>
          <table:table-cell office:value-type="float" office:value="209.397551" calcext:value-type="float">
            <text:p>209.397551</text:p>
          </table:table-cell>
          <table:table-cell office:value-type="string" calcext:value-type="string">
            <text:p>SN15_13</text:p>
          </table:table-cell>
          <table:table-cell table:formula="of:=IF([.A65]=[.D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14</text:p>
          </table:table-cell>
          <table:table-cell office:value-type="string" calcext:value-type="string">
            <text:p><text:s/>Mother Mātu Sutta</text:p>
          </table:table-cell>
          <table:table-cell office:value-type="float" office:value="69.694694" calcext:value-type="float">
            <text:p>69.694694</text:p>
          </table:table-cell>
          <table:table-cell office:value-type="string" calcext:value-type="string">
            <text:p>SN15_14</text:p>
          </table:table-cell>
          <table:table-cell table:formula="of:=IF([.A66]=[.D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3</text:p>
          </table:table-cell>
          <table:table-cell office:value-type="string" calcext:value-type="string">
            <text:p><text:s/>Tears Assu Sutta</text:p>
          </table:table-cell>
          <table:table-cell office:value-type="float" office:value="167.000816" calcext:value-type="float">
            <text:p>167.000816</text:p>
          </table:table-cell>
          <table:table-cell office:value-type="string" calcext:value-type="string">
            <text:p>SN15_3</text:p>
          </table:table-cell>
          <table:table-cell table:formula="of:=IF([.A67]=[.D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5</text:p>
          </table:table-cell>
          <table:table-cell office:value-type="string" calcext:value-type="string">
            <text:p><text:s/>A Mountain Pabbata Sutta</text:p>
          </table:table-cell>
          <table:table-cell office:value-type="float" office:value="106.971429" calcext:value-type="float">
            <text:p>106.971429</text:p>
          </table:table-cell>
          <table:table-cell office:value-type="string" calcext:value-type="string">
            <text:p>SN15_5</text:p>
          </table:table-cell>
          <table:table-cell table:formula="of:=IF([.A68]=[.D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6</text:p>
          </table:table-cell>
          <table:table-cell office:value-type="string" calcext:value-type="string">
            <text:p><text:s/>Mustard Seed Sāsapa Sutta</text:p>
          </table:table-cell>
          <table:table-cell office:value-type="float" office:value="106.422857" calcext:value-type="float">
            <text:p>106.422857</text:p>
          </table:table-cell>
          <table:table-cell office:value-type="string" calcext:value-type="string">
            <text:p>SN15_6</text:p>
          </table:table-cell>
          <table:table-cell table:formula="of:=IF([.A69]=[.D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8</text:p>
          </table:table-cell>
          <table:table-cell office:value-type="string" calcext:value-type="string">
            <text:p><text:s/>The Ganges Gangā Sutta</text:p>
          </table:table-cell>
          <table:table-cell office:value-type="float" office:value="161.802449" calcext:value-type="float">
            <text:p>161.802449</text:p>
          </table:table-cell>
          <table:table-cell office:value-type="string" calcext:value-type="string">
            <text:p>SN15_8</text:p>
          </table:table-cell>
          <table:table-cell table:formula="of:=IF([.A70]=[.D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5_9</text:p>
          </table:table-cell>
          <table:table-cell office:value-type="string" calcext:value-type="string">
            <text:p><text:s/>The Stick Daṇḍa Sutta</text:p>
          </table:table-cell>
          <table:table-cell office:value-type="float" office:value="68.963265" calcext:value-type="float">
            <text:p>68.963265</text:p>
          </table:table-cell>
          <table:table-cell office:value-type="string" calcext:value-type="string">
            <text:p>SN15_9</text:p>
          </table:table-cell>
          <table:table-cell table:formula="of:=IF([.A71]=[.D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6_11</text:p>
          </table:table-cell>
          <table:table-cell office:value-type="string" calcext:value-type="string">
            <text:p><text:s/>The Robe Cīvara Sutta</text:p>
          </table:table-cell>
          <table:table-cell office:value-type="float" office:value="866.56" calcext:value-type="float">
            <text:p>866.56</text:p>
          </table:table-cell>
          <table:table-cell office:value-type="string" calcext:value-type="string">
            <text:p>SN16_11</text:p>
          </table:table-cell>
          <table:table-cell table:formula="of:=IF([.A72]=[.D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6_13</text:p>
          </table:table-cell>
          <table:table-cell office:value-type="string" calcext:value-type="string">
            <text:p><text:s/>A Counterfeit Of The True Dhamma Saddhammapaṭirūpaka Sutta</text:p>
          </table:table-cell>
          <table:table-cell office:value-type="float" office:value="175.595102" calcext:value-type="float">
            <text:p>175.595102</text:p>
          </table:table-cell>
          <table:table-cell office:value-type="string" calcext:value-type="string">
            <text:p>SN16_13</text:p>
          </table:table-cell>
          <table:table-cell table:formula="of:=IF([.A73]=[.D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6_2</text:p>
          </table:table-cell>
          <table:table-cell office:value-type="string" calcext:value-type="string">
            <text:p><text:s/>Without Compunction Anottāpī Sutta</text:p>
          </table:table-cell>
          <table:table-cell office:value-type="float" office:value="226.899592" calcext:value-type="float">
            <text:p>226.899592</text:p>
          </table:table-cell>
          <table:table-cell office:value-type="string" calcext:value-type="string">
            <text:p>SN16_2</text:p>
          </table:table-cell>
          <table:table-cell table:formula="of:=IF([.A74]=[.D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6_5</text:p>
          </table:table-cell>
          <table:table-cell office:value-type="string" calcext:value-type="string">
            <text:p><text:s/>Old Jiṇṇa Sutta</text:p>
          </table:table-cell>
          <table:table-cell office:value-type="float" office:value="177.606531" calcext:value-type="float">
            <text:p>177.606531</text:p>
          </table:table-cell>
          <table:table-cell office:value-type="string" calcext:value-type="string">
            <text:p>SN16_5</text:p>
          </table:table-cell>
          <table:table-cell table:formula="of:=IF([.A75]=[.D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7_3</text:p>
          </table:table-cell>
          <table:table-cell office:value-type="string" calcext:value-type="string">
            <text:p><text:s/>The Turtle Kumma Sutta</text:p>
          </table:table-cell>
          <table:table-cell office:value-type="float" office:value="124.290612" calcext:value-type="float">
            <text:p>124.290612</text:p>
          </table:table-cell>
          <table:table-cell office:value-type="string" calcext:value-type="string">
            <text:p>SN17_3</text:p>
          </table:table-cell>
          <table:table-cell table:formula="of:=IF([.A76]=[.D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7_5</text:p>
          </table:table-cell>
          <table:table-cell office:value-type="string" calcext:value-type="string">
            <text:p><text:s/>The Dung Beetle Kaṁsaḷakā Sutta</text:p>
          </table:table-cell>
          <table:table-cell office:value-type="float" office:value="128.417959" calcext:value-type="float">
            <text:p>128.417959</text:p>
          </table:table-cell>
          <table:table-cell office:value-type="string" calcext:value-type="string">
            <text:p>SN17_5</text:p>
          </table:table-cell>
          <table:table-cell table:formula="of:=IF([.A77]=[.D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17_8</text:p>
          </table:table-cell>
          <table:table-cell office:value-type="string" calcext:value-type="string">
            <text:p><text:s/>The Jackal Sigala Sutta</text:p>
          </table:table-cell>
          <table:table-cell office:value-type="float" office:value="87.666939" calcext:value-type="float">
            <text:p>87.666939</text:p>
          </table:table-cell>
          <table:table-cell office:value-type="string" calcext:value-type="string">
            <text:p>SN17_8</text:p>
          </table:table-cell>
          <table:table-cell table:formula="of:=IF([.A78]=[.D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_17</text:p>
          </table:table-cell>
          <table:table-cell office:value-type="string" calcext:value-type="string">
            <text:p><text:s/>Subrahma The Deva's Son Subrahma Sutta</text:p>
          </table:table-cell>
          <table:table-cell office:value-type="float" office:value="44.408163" calcext:value-type="float">
            <text:p>44.408163</text:p>
          </table:table-cell>
          <table:table-cell office:value-type="string" calcext:value-type="string">
            <text:p>SN2_17</text:p>
          </table:table-cell>
          <table:table-cell table:formula="of:=IF([.A79]=[.D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_19</text:p>
          </table:table-cell>
          <table:table-cell office:value-type="string" calcext:value-type="string">
            <text:p><text:s/>Uttara The Deva's Son Uttara Sutta</text:p>
          </table:table-cell>
          <table:table-cell office:value-type="float" office:value="46.654694" calcext:value-type="float">
            <text:p>46.654694</text:p>
          </table:table-cell>
          <table:table-cell office:value-type="string" calcext:value-type="string">
            <text:p>SN2_19</text:p>
          </table:table-cell>
          <table:table-cell table:formula="of:=IF([.A80]=[.D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_2</text:p>
          </table:table-cell>
          <table:table-cell office:value-type="string" calcext:value-type="string">
            <text:p><text:s/>Kassapa The Deva's Son Kassapa Sutta</text:p>
          </table:table-cell>
          <table:table-cell office:value-type="float" office:value="29.466122" calcext:value-type="float">
            <text:p>29.466122</text:p>
          </table:table-cell>
          <table:table-cell office:value-type="string" calcext:value-type="string">
            <text:p>SN2_2</text:p>
          </table:table-cell>
          <table:table-cell table:formula="of:=IF([.A81]=[.D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_22</text:p>
          </table:table-cell>
          <table:table-cell office:value-type="string" calcext:value-type="string">
            <text:p><text:s/>Khema The Deva's Son Khema Sutta</text:p>
          </table:table-cell>
          <table:table-cell office:value-type="float" office:value="76.277551" calcext:value-type="float">
            <text:p>76.277551</text:p>
          </table:table-cell>
          <table:table-cell office:value-type="string" calcext:value-type="string">
            <text:p>SN2_22</text:p>
          </table:table-cell>
          <table:table-cell table:formula="of:=IF([.A82]=[.D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_7</text:p>
          </table:table-cell>
          <table:table-cell office:value-type="string" calcext:value-type="string">
            <text:p><text:s/>Pañcālacaṇḍa The Deva's Son Pañcālacaṇḍa Sutta</text:p>
          </table:table-cell>
          <table:table-cell office:value-type="float" office:value="43.781224" calcext:value-type="float">
            <text:p>43.781224</text:p>
          </table:table-cell>
          <table:table-cell office:value-type="string" calcext:value-type="string">
            <text:p>SN2_7</text:p>
          </table:table-cell>
          <table:table-cell table:formula="of:=IF([.A83]=[.D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0_2</text:p>
          </table:table-cell>
          <table:table-cell office:value-type="string" calcext:value-type="string">
            <text:p><text:s/>The Tip Of The Fingernail Nakhasikhā Sutta</text:p>
          </table:table-cell>
          <table:table-cell office:value-type="float" office:value="60.133878" calcext:value-type="float">
            <text:p>60.133878</text:p>
          </table:table-cell>
          <table:table-cell office:value-type="string" calcext:value-type="string">
            <text:p>SN20_2</text:p>
          </table:table-cell>
          <table:table-cell table:formula="of:=IF([.A84]=[.D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0_4</text:p>
          </table:table-cell>
          <table:table-cell office:value-type="string" calcext:value-type="string">
            <text:p><text:s/>Serving Dishes Okkhā Sutta</text:p>
          </table:table-cell>
          <table:table-cell office:value-type="float" office:value="52.427755" calcext:value-type="float">
            <text:p>52.427755</text:p>
          </table:table-cell>
          <table:table-cell office:value-type="string" calcext:value-type="string">
            <text:p>SN20_4</text:p>
          </table:table-cell>
          <table:table-cell table:formula="of:=IF([.A85]=[.D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0_5</text:p>
          </table:table-cell>
          <table:table-cell office:value-type="string" calcext:value-type="string">
            <text:p><text:s/>The Spear Satti Sutta</text:p>
          </table:table-cell>
          <table:table-cell office:value-type="float" office:value="77.97551" calcext:value-type="float">
            <text:p>77.97551</text:p>
          </table:table-cell>
          <table:table-cell office:value-type="string" calcext:value-type="string">
            <text:p>SN20_5</text:p>
          </table:table-cell>
          <table:table-cell table:formula="of:=IF([.A86]=[.D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0_6</text:p>
          </table:table-cell>
          <table:table-cell office:value-type="string" calcext:value-type="string">
            <text:p><text:s/>The Archer Dhanuggaha Sutta</text:p>
          </table:table-cell>
          <table:table-cell office:value-type="float" office:value="87.379592" calcext:value-type="float">
            <text:p>87.379592</text:p>
          </table:table-cell>
          <table:table-cell office:value-type="string" calcext:value-type="string">
            <text:p>SN20_6</text:p>
          </table:table-cell>
          <table:table-cell table:formula="of:=IF([.A87]=[.D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0_7</text:p>
          </table:table-cell>
          <table:table-cell office:value-type="string" calcext:value-type="string">
            <text:p><text:s/>The Peg Āṇi Sutta</text:p>
          </table:table-cell>
          <table:table-cell office:value-type="float" office:value="111.621224" calcext:value-type="float">
            <text:p>111.621224</text:p>
          </table:table-cell>
          <table:table-cell office:value-type="string" calcext:value-type="string">
            <text:p>SN20_7</text:p>
          </table:table-cell>
          <table:table-cell table:formula="of:=IF([.A88]=[.D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1</text:p>
          </table:table-cell>
          <table:table-cell office:value-type="string" calcext:value-type="string">
            <text:p><text:s/>Kolita Kolita Sutta</text:p>
          </table:table-cell>
          <table:table-cell office:value-type="float" office:value="137.691429" calcext:value-type="float">
            <text:p>137.691429</text:p>
          </table:table-cell>
          <table:table-cell office:value-type="string" calcext:value-type="string">
            <text:p>SN21_1</text:p>
          </table:table-cell>
          <table:table-cell table:formula="of:=IF([.A89]=[.D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10</text:p>
          </table:table-cell>
          <table:table-cell office:value-type="string" calcext:value-type="string">
            <text:p><text:s/>(A Monk) By The Name Of Elder  (On Solitude) Theranāma Sutta</text:p>
          </table:table-cell>
          <table:table-cell office:value-type="float" office:value="171.128163" calcext:value-type="float">
            <text:p>171.128163</text:p>
          </table:table-cell>
          <table:table-cell office:value-type="string" calcext:value-type="string">
            <text:p>SN21_10</text:p>
          </table:table-cell>
          <table:table-cell table:formula="of:=IF([.A90]=[.D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2</text:p>
          </table:table-cell>
          <table:table-cell office:value-type="string" calcext:value-type="string">
            <text:p><text:s/>About Upatissa (Sāriputta) Upatissa Sutta</text:p>
          </table:table-cell>
          <table:table-cell office:value-type="float" office:value="112.718367" calcext:value-type="float">
            <text:p>112.718367</text:p>
          </table:table-cell>
          <table:table-cell office:value-type="string" calcext:value-type="string">
            <text:p>SN21_2</text:p>
          </table:table-cell>
          <table:table-cell table:formula="of:=IF([.A91]=[.D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3</text:p>
          </table:table-cell>
          <table:table-cell office:value-type="string" calcext:value-type="string">
            <text:p><text:s/>The Barrel Ghaṭa Sutta</text:p>
          </table:table-cell>
          <table:table-cell office:value-type="float" office:value="199.235918" calcext:value-type="float">
            <text:p>199.235918</text:p>
          </table:table-cell>
          <table:table-cell office:value-type="string" calcext:value-type="string">
            <text:p>SN21_3</text:p>
          </table:table-cell>
          <table:table-cell table:formula="of:=IF([.A92]=[.D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6</text:p>
          </table:table-cell>
          <table:table-cell office:value-type="string" calcext:value-type="string">
            <text:p><text:s/>Bhaddiya Bhaddiya Sutta</text:p>
          </table:table-cell>
          <table:table-cell office:value-type="float" office:value="103.314286" calcext:value-type="float">
            <text:p>103.314286</text:p>
          </table:table-cell>
          <table:table-cell office:value-type="string" calcext:value-type="string">
            <text:p>SN21_6</text:p>
          </table:table-cell>
          <table:table-cell table:formula="of:=IF([.A93]=[.D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1_9</text:p>
          </table:table-cell>
          <table:table-cell office:value-type="string" calcext:value-type="string">
            <text:p><text:s/>Tissa Tissa Sutta</text:p>
          </table:table-cell>
          <table:table-cell office:value-type="float" office:value="89.155918" calcext:value-type="float">
            <text:p>89.155918</text:p>
          </table:table-cell>
          <table:table-cell office:value-type="string" calcext:value-type="string">
            <text:p>SN21_9</text:p>
          </table:table-cell>
          <table:table-cell table:formula="of:=IF([.A94]=[.D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</text:p>
          </table:table-cell>
          <table:table-cell office:value-type="string" calcext:value-type="string">
            <text:p><text:s/>To Nakulapitar Nakulapitar Sutta</text:p>
          </table:table-cell>
          <table:table-cell office:value-type="float" office:value="485.720816" calcext:value-type="float">
            <text:p>485.720816</text:p>
          </table:table-cell>
          <table:table-cell office:value-type="string" calcext:value-type="string">
            <text:p>SN22_1</text:p>
          </table:table-cell>
          <table:table-cell table:formula="of:=IF([.A95]=[.D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00</text:p>
          </table:table-cell>
          <table:table-cell office:value-type="string" calcext:value-type="string">
            <text:p><text:s/>The Leash (2) Gaddūla Sutta</text:p>
          </table:table-cell>
          <table:table-cell office:value-type="float" office:value="353.645714" calcext:value-type="float">
            <text:p>353.645714</text:p>
          </table:table-cell>
          <table:table-cell office:value-type="string" calcext:value-type="string">
            <text:p>SN22_100</text:p>
          </table:table-cell>
          <table:table-cell table:formula="of:=IF([.A96]=[.D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01</text:p>
          </table:table-cell>
          <table:table-cell office:value-type="string" calcext:value-type="string">
            <text:p><text:s/>The Ship Nava Sutta</text:p>
          </table:table-cell>
          <table:table-cell office:value-type="float" office:value="298.213878" calcext:value-type="float">
            <text:p>298.213878</text:p>
          </table:table-cell>
          <table:table-cell office:value-type="string" calcext:value-type="string">
            <text:p>SN22_101</text:p>
          </table:table-cell>
          <table:table-cell table:formula="of:=IF([.A97]=[.D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21</text:p>
          </table:table-cell>
          <table:table-cell office:value-type="string" calcext:value-type="string">
            <text:p><text:s/>Clinging Upādāna Sutta</text:p>
          </table:table-cell>
          <table:table-cell office:value-type="float" office:value="69.093878" calcext:value-type="float">
            <text:p>69.093878</text:p>
          </table:table-cell>
          <table:table-cell office:value-type="string" calcext:value-type="string">
            <text:p>SN22_121</text:p>
          </table:table-cell>
          <table:table-cell table:formula="of:=IF([.A98]=[.D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22</text:p>
          </table:table-cell>
          <table:table-cell office:value-type="string" calcext:value-type="string">
            <text:p><text:s/>Virtuous Sīlavant Sutta</text:p>
          </table:table-cell>
          <table:table-cell office:value-type="float" office:value="231.706122" calcext:value-type="float">
            <text:p>231.706122</text:p>
          </table:table-cell>
          <table:table-cell office:value-type="string" calcext:value-type="string">
            <text:p>SN22_122</text:p>
          </table:table-cell>
          <table:table-cell table:formula="of:=IF([.A99]=[.D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26</text:p>
          </table:table-cell>
          <table:table-cell office:value-type="string" calcext:value-type="string">
            <text:p><text:s/>Subject To Origination (1) Samudaya-Dhamma Sutta</text:p>
          </table:table-cell>
          <table:table-cell office:value-type="float" office:value="165.250612" calcext:value-type="float">
            <text:p>165.250612</text:p>
          </table:table-cell>
          <table:table-cell office:value-type="string" calcext:value-type="string">
            <text:p>SN22_126</text:p>
          </table:table-cell>
          <table:table-cell table:formula="of:=IF([.A100]=[.D1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27</text:p>
          </table:table-cell>
          <table:table-cell office:value-type="string" calcext:value-type="string">
            <text:p><text:s/>Subject To Origination (2) Samudaya-Dhamma Sutta</text:p>
          </table:table-cell>
          <table:table-cell office:value-type="float" office:value="160.809796" calcext:value-type="float">
            <text:p>160.809796</text:p>
          </table:table-cell>
          <table:table-cell office:value-type="string" calcext:value-type="string">
            <text:p>SN22_127</text:p>
          </table:table-cell>
          <table:table-cell table:formula="of:=IF([.A101]=[.D1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31</text:p>
          </table:table-cell>
          <table:table-cell office:value-type="string" calcext:value-type="string">
            <text:p><text:s/>Origination (1) Samudaya Sutta</text:p>
          </table:table-cell>
          <table:table-cell office:value-type="float" office:value="97.828571" calcext:value-type="float">
            <text:p>97.828571</text:p>
          </table:table-cell>
          <table:table-cell office:value-type="string" calcext:value-type="string">
            <text:p>SN22_131</text:p>
          </table:table-cell>
          <table:table-cell table:formula="of:=IF([.A102]=[.D10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32</text:p>
          </table:table-cell>
          <table:table-cell office:value-type="string" calcext:value-type="string">
            <text:p><text:s/>Origination (2) Samudaya Sutta</text:p>
          </table:table-cell>
          <table:table-cell office:value-type="float" office:value="96.470204" calcext:value-type="float">
            <text:p>96.470204</text:p>
          </table:table-cell>
          <table:table-cell office:value-type="string" calcext:value-type="string">
            <text:p>SN22_132</text:p>
          </table:table-cell>
          <table:table-cell table:formula="of:=IF([.A103]=[.D1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8</text:p>
          </table:table-cell>
          <table:table-cell office:value-type="string" calcext:value-type="string">
            <text:p><text:s/>Cause (1) Hetu Sutta</text:p>
          </table:table-cell>
          <table:table-cell office:value-type="float" office:value="79.46449" calcext:value-type="float">
            <text:p>79.46449</text:p>
          </table:table-cell>
          <table:table-cell office:value-type="string" calcext:value-type="string">
            <text:p>SN22_18</text:p>
          </table:table-cell>
          <table:table-cell table:formula="of:=IF([.A104]=[.D10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19</text:p>
          </table:table-cell>
          <table:table-cell office:value-type="string" calcext:value-type="string">
            <text:p><text:s/>Cause (2) Hetu Sutta</text:p>
          </table:table-cell>
          <table:table-cell office:value-type="float" office:value="76.773878" calcext:value-type="float">
            <text:p>76.773878</text:p>
          </table:table-cell>
          <table:table-cell office:value-type="string" calcext:value-type="string">
            <text:p>SN22_19</text:p>
          </table:table-cell>
          <table:table-cell table:formula="of:=IF([.A105]=[.D1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2</text:p>
          </table:table-cell>
          <table:table-cell office:value-type="string" calcext:value-type="string">
            <text:p><text:s/>At Devadaha Devadaha Sutta</text:p>
          </table:table-cell>
          <table:table-cell office:value-type="float" office:value="460.617143" calcext:value-type="float">
            <text:p>460.617143</text:p>
          </table:table-cell>
          <table:table-cell office:value-type="string" calcext:value-type="string">
            <text:p>SN22_2</text:p>
          </table:table-cell>
          <table:table-cell table:formula="of:=IF([.A106]=[.D1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20</text:p>
          </table:table-cell>
          <table:table-cell office:value-type="string" calcext:value-type="string">
            <text:p><text:s/>Cause (3) Hetu Sutta</text:p>
          </table:table-cell>
          <table:table-cell office:value-type="float" office:value="77.766531" calcext:value-type="float">
            <text:p>77.766531</text:p>
          </table:table-cell>
          <table:table-cell office:value-type="string" calcext:value-type="string">
            <text:p>SN22_20</text:p>
          </table:table-cell>
          <table:table-cell table:formula="of:=IF([.A107]=[.D1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22</text:p>
          </table:table-cell>
          <table:table-cell office:value-type="string" calcext:value-type="string">
            <text:p><text:s/>The Burden Bhāra Sutta</text:p>
          </table:table-cell>
          <table:table-cell office:value-type="float" office:value="120.816327" calcext:value-type="float">
            <text:p>120.816327</text:p>
          </table:table-cell>
          <table:table-cell office:value-type="string" calcext:value-type="string">
            <text:p>SN22_22</text:p>
          </table:table-cell>
          <table:table-cell table:formula="of:=IF([.A108]=[.D1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23</text:p>
          </table:table-cell>
          <table:table-cell office:value-type="string" calcext:value-type="string">
            <text:p><text:s/>Comprehension Pariñña Sutta</text:p>
          </table:table-cell>
          <table:table-cell office:value-type="float" office:value="49.240816" calcext:value-type="float">
            <text:p>49.240816</text:p>
          </table:table-cell>
          <table:table-cell office:value-type="string" calcext:value-type="string">
            <text:p>SN22_23</text:p>
          </table:table-cell>
          <table:table-cell table:formula="of:=IF([.A109]=[.D10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3</text:p>
          </table:table-cell>
          <table:table-cell office:value-type="string" calcext:value-type="string">
            <text:p><text:s/>To Haliddikāni Haliddikāni Sutta</text:p>
          </table:table-cell>
          <table:table-cell office:value-type="float" office:value="480.365714" calcext:value-type="float">
            <text:p>480.365714</text:p>
          </table:table-cell>
          <table:table-cell office:value-type="string" calcext:value-type="string">
            <text:p>SN22_3</text:p>
          </table:table-cell>
          <table:table-cell table:formula="of:=IF([.A110]=[.D1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36</text:p>
          </table:table-cell>
          <table:table-cell office:value-type="string" calcext:value-type="string">
            <text:p><text:s/>The Monk Bhikkhu Sutta</text:p>
          </table:table-cell>
          <table:table-cell office:value-type="float" office:value="243.539592" calcext:value-type="float">
            <text:p>243.539592</text:p>
          </table:table-cell>
          <table:table-cell office:value-type="string" calcext:value-type="string">
            <text:p>SN22_36</text:p>
          </table:table-cell>
          <table:table-cell table:formula="of:=IF([.A111]=[.D1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39</text:p>
          </table:table-cell>
          <table:table-cell office:value-type="string" calcext:value-type="string">
            <text:p><text:s/>In Accordance With The Dhamma (1) Anudhamma Sutta</text:p>
          </table:table-cell>
          <table:table-cell office:value-type="float" office:value="81.214694" calcext:value-type="float">
            <text:p>81.214694</text:p>
          </table:table-cell>
          <table:table-cell office:value-type="string" calcext:value-type="string">
            <text:p>SN22_39</text:p>
          </table:table-cell>
          <table:table-cell table:formula="of:=IF([.A112]=[.D1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40</text:p>
          </table:table-cell>
          <table:table-cell office:value-type="string" calcext:value-type="string">
            <text:p><text:s/>In Accordance With The Dhamma (2) Anudhamma Sutta</text:p>
          </table:table-cell>
          <table:table-cell office:value-type="float" office:value="80.953469" calcext:value-type="float">
            <text:p>80.953469</text:p>
          </table:table-cell>
          <table:table-cell office:value-type="string" calcext:value-type="string">
            <text:p>SN22_40</text:p>
          </table:table-cell>
          <table:table-cell table:formula="of:=IF([.A113]=[.D1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41</text:p>
          </table:table-cell>
          <table:table-cell office:value-type="string" calcext:value-type="string">
            <text:p><text:s/>In Accordance With The Dhamma (3) Anudhamma Sutta</text:p>
          </table:table-cell>
          <table:table-cell office:value-type="float" office:value="79.046531" calcext:value-type="float">
            <text:p>79.046531</text:p>
          </table:table-cell>
          <table:table-cell office:value-type="string" calcext:value-type="string">
            <text:p>SN22_41</text:p>
          </table:table-cell>
          <table:table-cell table:formula="of:=IF([.A114]=[.D1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42</text:p>
          </table:table-cell>
          <table:table-cell office:value-type="string" calcext:value-type="string">
            <text:p><text:s/>In Accordance With The Dhamma (4) Anudhamma Sutta</text:p>
          </table:table-cell>
          <table:table-cell office:value-type="float" office:value="78.550204" calcext:value-type="float">
            <text:p>78.550204</text:p>
          </table:table-cell>
          <table:table-cell office:value-type="string" calcext:value-type="string">
            <text:p>SN22_42</text:p>
          </table:table-cell>
          <table:table-cell table:formula="of:=IF([.A115]=[.D1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47</text:p>
          </table:table-cell>
          <table:table-cell office:value-type="string" calcext:value-type="string">
            <text:p><text:s/>Assumptions Samanupassanā Sutta</text:p>
          </table:table-cell>
          <table:table-cell office:value-type="float" office:value="167.340408" calcext:value-type="float">
            <text:p>167.340408</text:p>
          </table:table-cell>
          <table:table-cell office:value-type="string" calcext:value-type="string">
            <text:p>SN22_47</text:p>
          </table:table-cell>
          <table:table-cell table:formula="of:=IF([.A116]=[.D1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48</text:p>
          </table:table-cell>
          <table:table-cell office:value-type="string" calcext:value-type="string">
            <text:p><text:s/>Aggregates Khandha Sutta</text:p>
          </table:table-cell>
          <table:table-cell office:value-type="float" office:value="209.554286" calcext:value-type="float">
            <text:p>209.554286</text:p>
          </table:table-cell>
          <table:table-cell office:value-type="string" calcext:value-type="string">
            <text:p>SN22_48</text:p>
          </table:table-cell>
          <table:table-cell table:formula="of:=IF([.A117]=[.D1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</text:p>
          </table:table-cell>
          <table:table-cell office:value-type="string" calcext:value-type="string">
            <text:p><text:s/>Concentration Samādhi Sutta</text:p>
          </table:table-cell>
          <table:table-cell office:value-type="float" office:value="273.554286" calcext:value-type="float">
            <text:p>273.554286</text:p>
          </table:table-cell>
          <table:table-cell office:value-type="string" calcext:value-type="string">
            <text:p>SN22_5</text:p>
          </table:table-cell>
          <table:table-cell table:formula="of:=IF([.A118]=[.D1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3</text:p>
          </table:table-cell>
          <table:table-cell office:value-type="string" calcext:value-type="string">
            <text:p><text:s/>Attached Upaya Sutta</text:p>
          </table:table-cell>
          <table:table-cell office:value-type="float" office:value="148.218776" calcext:value-type="float">
            <text:p>148.218776</text:p>
          </table:table-cell>
          <table:table-cell office:value-type="string" calcext:value-type="string">
            <text:p>SN22_53</text:p>
          </table:table-cell>
          <table:table-cell table:formula="of:=IF([.A119]=[.D1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4</text:p>
          </table:table-cell>
          <table:table-cell office:value-type="string" calcext:value-type="string">
            <text:p><text:s/>Means Of Propagation Bīja Sutta</text:p>
          </table:table-cell>
          <table:table-cell office:value-type="float" office:value="231.418776" calcext:value-type="float">
            <text:p>231.418776</text:p>
          </table:table-cell>
          <table:table-cell office:value-type="string" calcext:value-type="string">
            <text:p>SN22_54</text:p>
          </table:table-cell>
          <table:table-cell table:formula="of:=IF([.A120]=[.D1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5</text:p>
          </table:table-cell>
          <table:table-cell office:value-type="string" calcext:value-type="string">
            <text:p><text:s/>Exclamation Udāna Sutta</text:p>
          </table:table-cell>
          <table:table-cell office:value-type="float" office:value="536.946939" calcext:value-type="float">
            <text:p>536.946939</text:p>
          </table:table-cell>
          <table:table-cell office:value-type="string" calcext:value-type="string">
            <text:p>SN22_55</text:p>
          </table:table-cell>
          <table:table-cell table:formula="of:=IF([.A121]=[.D1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6</text:p>
          </table:table-cell>
          <table:table-cell office:value-type="string" calcext:value-type="string">
            <text:p><text:s/>The (Fourfold) Round Parivaṭṭa Sutta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SN22_56</text:p>
          </table:table-cell>
          <table:table-cell table:formula="of:=IF([.A122]=[.D1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7</text:p>
          </table:table-cell>
          <table:table-cell office:value-type="string" calcext:value-type="string">
            <text:p><text:s/>Seven Bases Sattaṭṭhāna Sutta</text:p>
          </table:table-cell>
          <table:table-cell office:value-type="float" office:value="573.570612" calcext:value-type="float">
            <text:p>573.570612</text:p>
          </table:table-cell>
          <table:table-cell office:value-type="string" calcext:value-type="string">
            <text:p>SN22_57</text:p>
          </table:table-cell>
          <table:table-cell table:formula="of:=IF([.A123]=[.D1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8</text:p>
          </table:table-cell>
          <table:table-cell office:value-type="string" calcext:value-type="string">
            <text:p><text:s/>Awakened Buddha Sutta</text:p>
          </table:table-cell>
          <table:table-cell office:value-type="float" office:value="184.946939" calcext:value-type="float">
            <text:p>184.946939</text:p>
          </table:table-cell>
          <table:table-cell office:value-type="string" calcext:value-type="string">
            <text:p>SN22_58</text:p>
          </table:table-cell>
          <table:table-cell table:formula="of:=IF([.A124]=[.D1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59</text:p>
          </table:table-cell>
          <table:table-cell office:value-type="string" calcext:value-type="string">
            <text:p><text:s/>The Five (Brethren) Pañca Sutta</text:p>
          </table:table-cell>
          <table:table-cell office:value-type="float" office:value="271.098776" calcext:value-type="float">
            <text:p>271.098776</text:p>
          </table:table-cell>
          <table:table-cell office:value-type="string" calcext:value-type="string">
            <text:p>SN22_59</text:p>
          </table:table-cell>
          <table:table-cell table:formula="of:=IF([.A125]=[.D1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60</text:p>
          </table:table-cell>
          <table:table-cell office:value-type="string" calcext:value-type="string">
            <text:p><text:s/>To Mahāli Mahāli Sutta</text:p>
          </table:table-cell>
          <table:table-cell office:value-type="float" office:value="268.408163" calcext:value-type="float">
            <text:p>268.408163</text:p>
          </table:table-cell>
          <table:table-cell office:value-type="string" calcext:value-type="string">
            <text:p>SN22_60</text:p>
          </table:table-cell>
          <table:table-cell table:formula="of:=IF([.A126]=[.D1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76</text:p>
          </table:table-cell>
          <table:table-cell office:value-type="string" calcext:value-type="string">
            <text:p><text:s/>Arahants Arahanta Sutta</text:p>
          </table:table-cell>
          <table:table-cell office:value-type="float" office:value="182.909388" calcext:value-type="float">
            <text:p>182.909388</text:p>
          </table:table-cell>
          <table:table-cell office:value-type="string" calcext:value-type="string">
            <text:p>SN22_76</text:p>
          </table:table-cell>
          <table:table-cell table:formula="of:=IF([.A127]=[.D1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78</text:p>
          </table:table-cell>
          <table:table-cell office:value-type="string" calcext:value-type="string">
            <text:p><text:s/>The Lion Sīha Sutta</text:p>
          </table:table-cell>
          <table:table-cell office:value-type="float" office:value="189.857959" calcext:value-type="float">
            <text:p>189.857959</text:p>
          </table:table-cell>
          <table:table-cell office:value-type="string" calcext:value-type="string">
            <text:p>SN22_78</text:p>
          </table:table-cell>
          <table:table-cell table:formula="of:=IF([.A128]=[.D1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79</text:p>
          </table:table-cell>
          <table:table-cell office:value-type="string" calcext:value-type="string">
            <text:p><text:s/>Chewed Up Khajjanīya Sutta</text:p>
          </table:table-cell>
          <table:table-cell office:value-type="float" office:value="591.56898" calcext:value-type="float">
            <text:p>591.56898</text:p>
          </table:table-cell>
          <table:table-cell office:value-type="string" calcext:value-type="string">
            <text:p>SN22_79</text:p>
          </table:table-cell>
          <table:table-cell table:formula="of:=IF([.A129]=[.D1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0</text:p>
          </table:table-cell>
          <table:table-cell office:value-type="string" calcext:value-type="string">
            <text:p><text:s/>Almsgoers Piṇḍolya Sutta</text:p>
          </table:table-cell>
          <table:table-cell office:value-type="float" office:value="554.501224" calcext:value-type="float">
            <text:p>554.501224</text:p>
          </table:table-cell>
          <table:table-cell office:value-type="string" calcext:value-type="string">
            <text:p>SN22_80</text:p>
          </table:table-cell>
          <table:table-cell table:formula="of:=IF([.A130]=[.D1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1</text:p>
          </table:table-cell>
          <table:table-cell office:value-type="string" calcext:value-type="string">
            <text:p><text:s/>At Pālileyyaka Pālileyyaka Sutta</text:p>
          </table:table-cell>
          <table:table-cell office:value-type="float" office:value="414.432653" calcext:value-type="float">
            <text:p>414.432653</text:p>
          </table:table-cell>
          <table:table-cell office:value-type="string" calcext:value-type="string">
            <text:p>SN22_81</text:p>
          </table:table-cell>
          <table:table-cell table:formula="of:=IF([.A131]=[.D1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2</text:p>
          </table:table-cell>
          <table:table-cell office:value-type="string" calcext:value-type="string">
            <text:p><text:s/>The Full-Moon Night Puṇṇama Sutta</text:p>
          </table:table-cell>
          <table:table-cell office:value-type="float" office:value="837.720816" calcext:value-type="float">
            <text:p>837.720816</text:p>
          </table:table-cell>
          <table:table-cell office:value-type="string" calcext:value-type="string">
            <text:p>SN22_82</text:p>
          </table:table-cell>
          <table:table-cell table:formula="of:=IF([.A132]=[.D1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3</text:p>
          </table:table-cell>
          <table:table-cell office:value-type="string" calcext:value-type="string">
            <text:p><text:s/>Ānanda Ānanda Sutta</text:p>
          </table:table-cell>
          <table:table-cell office:value-type="float" office:value="265.691429" calcext:value-type="float">
            <text:p>265.691429</text:p>
          </table:table-cell>
          <table:table-cell office:value-type="string" calcext:value-type="string">
            <text:p>SN22_83</text:p>
          </table:table-cell>
          <table:table-cell table:formula="of:=IF([.A133]=[.D1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4</text:p>
          </table:table-cell>
          <table:table-cell office:value-type="string" calcext:value-type="string">
            <text:p><text:s/>Tissa Tissa Sutta</text:p>
          </table:table-cell>
          <table:table-cell office:value-type="float" office:value="564.27102" calcext:value-type="float">
            <text:p>564.27102</text:p>
          </table:table-cell>
          <table:table-cell office:value-type="string" calcext:value-type="string">
            <text:p>SN22_84</text:p>
          </table:table-cell>
          <table:table-cell table:formula="of:=IF([.A134]=[.D1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5</text:p>
          </table:table-cell>
          <table:table-cell office:value-type="string" calcext:value-type="string">
            <text:p><text:s/>To Yamaka Yamaka Sutta</text:p>
          </table:table-cell>
          <table:table-cell office:value-type="float" office:value="1063.47102" calcext:value-type="float">
            <text:p>1063.47102</text:p>
          </table:table-cell>
          <table:table-cell office:value-type="string" calcext:value-type="string">
            <text:p>SN22_85</text:p>
          </table:table-cell>
          <table:table-cell table:formula="of:=IF([.A135]=[.D1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6</text:p>
          </table:table-cell>
          <table:table-cell office:value-type="string" calcext:value-type="string">
            <text:p><text:s/>To Anurādha Anurādha Sutta</text:p>
          </table:table-cell>
          <table:table-cell office:value-type="float" office:value="537.338776" calcext:value-type="float">
            <text:p>537.338776</text:p>
          </table:table-cell>
          <table:table-cell office:value-type="string" calcext:value-type="string">
            <text:p>SN22_86</text:p>
          </table:table-cell>
          <table:table-cell table:formula="of:=IF([.A136]=[.D1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8</text:p>
          </table:table-cell>
          <table:table-cell office:value-type="string" calcext:value-type="string">
            <text:p><text:s/>To Assaji Assaji Sutta</text:p>
          </table:table-cell>
          <table:table-cell office:value-type="float" office:value="402.886531" calcext:value-type="float">
            <text:p>402.886531</text:p>
          </table:table-cell>
          <table:table-cell office:value-type="string" calcext:value-type="string">
            <text:p>SN22_88</text:p>
          </table:table-cell>
          <table:table-cell table:formula="of:=IF([.A137]=[.D1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89</text:p>
          </table:table-cell>
          <table:table-cell office:value-type="string" calcext:value-type="string">
            <text:p><text:s/>About Khemaka Khemaka Sutta</text:p>
          </table:table-cell>
          <table:table-cell office:value-type="float" office:value="740.702041" calcext:value-type="float">
            <text:p>740.702041</text:p>
          </table:table-cell>
          <table:table-cell office:value-type="string" calcext:value-type="string">
            <text:p>SN22_89</text:p>
          </table:table-cell>
          <table:table-cell table:formula="of:=IF([.A138]=[.D1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90</text:p>
          </table:table-cell>
          <table:table-cell office:value-type="string" calcext:value-type="string">
            <text:p><text:s/>To Channa Channa Sutta</text:p>
          </table:table-cell>
          <table:table-cell office:value-type="float" office:value="431.25551" calcext:value-type="float">
            <text:p>431.25551</text:p>
          </table:table-cell>
          <table:table-cell office:value-type="string" calcext:value-type="string">
            <text:p>SN22_90</text:p>
          </table:table-cell>
          <table:table-cell table:formula="of:=IF([.A139]=[.D1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93</text:p>
          </table:table-cell>
          <table:table-cell office:value-type="string" calcext:value-type="string">
            <text:p><text:s/>The River Nadī Sutta</text:p>
          </table:table-cell>
          <table:table-cell office:value-type="float" office:value="254.275918" calcext:value-type="float">
            <text:p>254.275918</text:p>
          </table:table-cell>
          <table:table-cell office:value-type="string" calcext:value-type="string">
            <text:p>SN22_93</text:p>
          </table:table-cell>
          <table:table-cell table:formula="of:=IF([.A140]=[.D1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94</text:p>
          </table:table-cell>
          <table:table-cell office:value-type="string" calcext:value-type="string">
            <text:p><text:s/>Flowers Puppha Sutta</text:p>
          </table:table-cell>
          <table:table-cell office:value-type="float" office:value="289.724082" calcext:value-type="float">
            <text:p>289.724082</text:p>
          </table:table-cell>
          <table:table-cell office:value-type="string" calcext:value-type="string">
            <text:p>SN22_94</text:p>
          </table:table-cell>
          <table:table-cell table:formula="of:=IF([.A141]=[.D1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95</text:p>
          </table:table-cell>
          <table:table-cell office:value-type="string" calcext:value-type="string">
            <text:p><text:s/>Foam Pheṇa Sutta</text:p>
          </table:table-cell>
          <table:table-cell office:value-type="float" office:value="415.686531" calcext:value-type="float">
            <text:p>415.686531</text:p>
          </table:table-cell>
          <table:table-cell office:value-type="string" calcext:value-type="string">
            <text:p>SN22_95</text:p>
          </table:table-cell>
          <table:table-cell table:formula="of:=IF([.A142]=[.D1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96</text:p>
          </table:table-cell>
          <table:table-cell office:value-type="string" calcext:value-type="string">
            <text:p><text:s/>Cow Dung Gomaya Sutta</text:p>
          </table:table-cell>
          <table:table-cell office:value-type="float" office:value="331.467755" calcext:value-type="float">
            <text:p>331.467755</text:p>
          </table:table-cell>
          <table:table-cell office:value-type="string" calcext:value-type="string">
            <text:p>SN22_96</text:p>
          </table:table-cell>
          <table:table-cell table:formula="of:=IF([.A143]=[.D1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97</text:p>
          </table:table-cell>
          <table:table-cell office:value-type="string" calcext:value-type="string">
            <text:p><text:s/>The Tip Of The Fingernail Nakhasikhā Sutta</text:p>
          </table:table-cell>
          <table:table-cell office:value-type="float" office:value="303.856327" calcext:value-type="float">
            <text:p>303.856327</text:p>
          </table:table-cell>
          <table:table-cell office:value-type="string" calcext:value-type="string">
            <text:p>SN22_97</text:p>
          </table:table-cell>
          <table:table-cell table:formula="of:=IF([.A144]=[.D1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2_99</text:p>
          </table:table-cell>
          <table:table-cell office:value-type="string" calcext:value-type="string">
            <text:p><text:s/>The Leash (1) Gaddūla Sutta</text:p>
          </table:table-cell>
          <table:table-cell office:value-type="float" office:value="249.626122" calcext:value-type="float">
            <text:p>249.626122</text:p>
          </table:table-cell>
          <table:table-cell office:value-type="string" calcext:value-type="string">
            <text:p>SN22_99</text:p>
          </table:table-cell>
          <table:table-cell table:formula="of:=IF([.A145]=[.D1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3_1</text:p>
          </table:table-cell>
          <table:table-cell office:value-type="string" calcext:value-type="string">
            <text:p><text:s/>Mortality Māra Sutta</text:p>
          </table:table-cell>
          <table:table-cell office:value-type="float" office:value="132.91102" calcext:value-type="float">
            <text:p>132.91102</text:p>
          </table:table-cell>
          <table:table-cell office:value-type="string" calcext:value-type="string">
            <text:p>SN23_1</text:p>
          </table:table-cell>
          <table:table-cell table:formula="of:=IF([.A146]=[.D1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3_2</text:p>
          </table:table-cell>
          <table:table-cell office:value-type="string" calcext:value-type="string">
            <text:p><text:s/>A Being Satta Sutta</text:p>
          </table:table-cell>
          <table:table-cell office:value-type="float" office:value="154.331429" calcext:value-type="float">
            <text:p>154.331429</text:p>
          </table:table-cell>
          <table:table-cell office:value-type="string" calcext:value-type="string">
            <text:p>SN23_2</text:p>
          </table:table-cell>
          <table:table-cell table:formula="of:=IF([.A147]=[.D1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1</text:p>
          </table:table-cell>
          <table:table-cell office:value-type="string" calcext:value-type="string">
            <text:p><text:s/>The Eye Cakkhu Sutta</text:p>
          </table:table-cell>
          <table:table-cell office:value-type="float" office:value="288.862041" calcext:value-type="float">
            <text:p>288.862041</text:p>
          </table:table-cell>
          <table:table-cell office:value-type="string" calcext:value-type="string">
            <text:p>SN25_1</text:p>
          </table:table-cell>
          <table:table-cell table:formula="of:=IF([.A148]=[.D1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10</text:p>
          </table:table-cell>
          <table:table-cell/>
          <table:table-cell office:value-type="float" office:value="289.567347" calcext:value-type="float">
            <text:p>289.567347</text:p>
          </table:table-cell>
          <table:table-cell office:value-type="string" calcext:value-type="string">
            <text:p>SN25_10</text:p>
          </table:table-cell>
          <table:table-cell table:formula="of:=IF([.A149]=[.D1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2</text:p>
          </table:table-cell>
          <table:table-cell/>
          <table:table-cell office:value-type="float" office:value="289.854694" calcext:value-type="float">
            <text:p>289.854694</text:p>
          </table:table-cell>
          <table:table-cell office:value-type="string" calcext:value-type="string">
            <text:p>SN25_2</text:p>
          </table:table-cell>
          <table:table-cell table:formula="of:=IF([.A150]=[.D1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3</text:p>
          </table:table-cell>
          <table:table-cell/>
          <table:table-cell office:value-type="float" office:value="289.802449" calcext:value-type="float">
            <text:p>289.802449</text:p>
          </table:table-cell>
          <table:table-cell office:value-type="string" calcext:value-type="string">
            <text:p>SN25_3</text:p>
          </table:table-cell>
          <table:table-cell table:formula="of:=IF([.A151]=[.D1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4</text:p>
          </table:table-cell>
          <table:table-cell/>
          <table:table-cell office:value-type="float" office:value="289.38449" calcext:value-type="float">
            <text:p>289.38449</text:p>
          </table:table-cell>
          <table:table-cell office:value-type="string" calcext:value-type="string">
            <text:p>SN25_4</text:p>
          </table:table-cell>
          <table:table-cell table:formula="of:=IF([.A152]=[.D1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5</text:p>
          </table:table-cell>
          <table:table-cell/>
          <table:table-cell office:value-type="float" office:value="289.828571" calcext:value-type="float">
            <text:p>289.828571</text:p>
          </table:table-cell>
          <table:table-cell office:value-type="string" calcext:value-type="string">
            <text:p>SN25_5</text:p>
          </table:table-cell>
          <table:table-cell table:formula="of:=IF([.A153]=[.D1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6</text:p>
          </table:table-cell>
          <table:table-cell/>
          <table:table-cell office:value-type="float" office:value="289.933061" calcext:value-type="float">
            <text:p>289.933061</text:p>
          </table:table-cell>
          <table:table-cell office:value-type="string" calcext:value-type="string">
            <text:p>SN25_6</text:p>
          </table:table-cell>
          <table:table-cell table:formula="of:=IF([.A154]=[.D1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7</text:p>
          </table:table-cell>
          <table:table-cell/>
          <table:table-cell office:value-type="float" office:value="289.750204" calcext:value-type="float">
            <text:p>289.750204</text:p>
          </table:table-cell>
          <table:table-cell office:value-type="string" calcext:value-type="string">
            <text:p>SN25_7</text:p>
          </table:table-cell>
          <table:table-cell table:formula="of:=IF([.A155]=[.D1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8</text:p>
          </table:table-cell>
          <table:table-cell/>
          <table:table-cell office:value-type="float" office:value="289.515102" calcext:value-type="float">
            <text:p>289.515102</text:p>
          </table:table-cell>
          <table:table-cell office:value-type="string" calcext:value-type="string">
            <text:p>SN25_8</text:p>
          </table:table-cell>
          <table:table-cell table:formula="of:=IF([.A156]=[.D1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5_9</text:p>
          </table:table-cell>
          <table:table-cell/>
          <table:table-cell office:value-type="float" office:value="289.567347" calcext:value-type="float">
            <text:p>289.567347</text:p>
          </table:table-cell>
          <table:table-cell office:value-type="string" calcext:value-type="string">
            <text:p>SN25_9</text:p>
          </table:table-cell>
          <table:table-cell table:formula="of:=IF([.A157]=[.D1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1</text:p>
          </table:table-cell>
          <table:table-cell office:value-type="string" calcext:value-type="string">
            <text:p><text:s/>The Eye Cakkhu Sutta</text:p>
          </table:table-cell>
          <table:table-cell office:value-type="float" office:value="37.694694" calcext:value-type="float">
            <text:p>37.694694</text:p>
          </table:table-cell>
          <table:table-cell office:value-type="string" calcext:value-type="string">
            <text:p>SN27_1</text:p>
          </table:table-cell>
          <table:table-cell table:formula="of:=IF([.A158]=[.D1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10</text:p>
          </table:table-cell>
          <table:table-cell office:value-type="string" calcext:value-type="string">
            <text:p><text:s/>Aggregates Khandha Sutta</text:p>
          </table:table-cell>
          <table:table-cell office:value-type="float" office:value="38.164898" calcext:value-type="float">
            <text:p>38.164898</text:p>
          </table:table-cell>
          <table:table-cell office:value-type="string" calcext:value-type="string">
            <text:p>SN27_10</text:p>
          </table:table-cell>
          <table:table-cell table:formula="of:=IF([.A159]=[.D1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2</text:p>
          </table:table-cell>
          <table:table-cell office:value-type="string" calcext:value-type="string">
            <text:p><text:s/>Forms Rūpa Sutta</text:p>
          </table:table-cell>
          <table:table-cell office:value-type="float" office:value="39.78449" calcext:value-type="float">
            <text:p>39.78449</text:p>
          </table:table-cell>
          <table:table-cell office:value-type="string" calcext:value-type="string">
            <text:p>SN27_2</text:p>
          </table:table-cell>
          <table:table-cell table:formula="of:=IF([.A160]=[.D1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3</text:p>
          </table:table-cell>
          <table:table-cell office:value-type="string" calcext:value-type="string">
            <text:p><text:s/>Consciousness Viññāṇa Sutta</text:p>
          </table:table-cell>
          <table:table-cell office:value-type="float" office:value="42.475102" calcext:value-type="float">
            <text:p>42.475102</text:p>
          </table:table-cell>
          <table:table-cell office:value-type="string" calcext:value-type="string">
            <text:p>SN27_3</text:p>
          </table:table-cell>
          <table:table-cell table:formula="of:=IF([.A161]=[.D1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4</text:p>
          </table:table-cell>
          <table:table-cell office:value-type="string" calcext:value-type="string">
            <text:p><text:s/>Contact Phassa Sutta</text:p>
          </table:table-cell>
          <table:table-cell office:value-type="float" office:value="41.978776" calcext:value-type="float">
            <text:p>41.978776</text:p>
          </table:table-cell>
          <table:table-cell office:value-type="string" calcext:value-type="string">
            <text:p>SN27_4</text:p>
          </table:table-cell>
          <table:table-cell table:formula="of:=IF([.A162]=[.D1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5</text:p>
          </table:table-cell>
          <table:table-cell office:value-type="string" calcext:value-type="string">
            <text:p><text:s/>Feeling Vedanā Sutta</text:p>
          </table:table-cell>
          <table:table-cell office:value-type="float" office:value="47.25551" calcext:value-type="float">
            <text:p>47.25551</text:p>
          </table:table-cell>
          <table:table-cell office:value-type="string" calcext:value-type="string">
            <text:p>SN27_5</text:p>
          </table:table-cell>
          <table:table-cell table:formula="of:=IF([.A163]=[.D1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6</text:p>
          </table:table-cell>
          <table:table-cell office:value-type="string" calcext:value-type="string">
            <text:p><text:s/>Perception Saññā Sutta</text:p>
          </table:table-cell>
          <table:table-cell office:value-type="float" office:value="46.341224" calcext:value-type="float">
            <text:p>46.341224</text:p>
          </table:table-cell>
          <table:table-cell office:value-type="string" calcext:value-type="string">
            <text:p>SN27_6</text:p>
          </table:table-cell>
          <table:table-cell table:formula="of:=IF([.A164]=[.D1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7</text:p>
          </table:table-cell>
          <table:table-cell office:value-type="string" calcext:value-type="string">
            <text:p><text:s/>Intention Cetanā Sutta</text:p>
          </table:table-cell>
          <table:table-cell office:value-type="float" office:value="48.404898" calcext:value-type="float">
            <text:p>48.404898</text:p>
          </table:table-cell>
          <table:table-cell office:value-type="string" calcext:value-type="string">
            <text:p>SN27_7</text:p>
          </table:table-cell>
          <table:table-cell table:formula="of:=IF([.A165]=[.D1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8</text:p>
          </table:table-cell>
          <table:table-cell office:value-type="string" calcext:value-type="string">
            <text:p><text:s/>Craving Taṇhā Sutta</text:p>
          </table:table-cell>
          <table:table-cell office:value-type="float" office:value="42.710204" calcext:value-type="float">
            <text:p>42.710204</text:p>
          </table:table-cell>
          <table:table-cell office:value-type="string" calcext:value-type="string">
            <text:p>SN27_8</text:p>
          </table:table-cell>
          <table:table-cell table:formula="of:=IF([.A166]=[.D1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27_9</text:p>
          </table:table-cell>
          <table:table-cell office:value-type="string" calcext:value-type="string">
            <text:p><text:s/>Properties Dhātu Sutta</text:p>
          </table:table-cell>
          <table:table-cell office:value-type="float" office:value="42.004898" calcext:value-type="float">
            <text:p>42.004898</text:p>
          </table:table-cell>
          <table:table-cell office:value-type="string" calcext:value-type="string">
            <text:p>SN27_9</text:p>
          </table:table-cell>
          <table:table-cell table:formula="of:=IF([.A167]=[.D1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1</text:p>
          </table:table-cell>
          <table:table-cell office:value-type="string" calcext:value-type="string">
            <text:p><text:s/>Young Dahara Sutta</text:p>
          </table:table-cell>
          <table:table-cell office:value-type="float" office:value="273.266939" calcext:value-type="float">
            <text:p>273.266939</text:p>
          </table:table-cell>
          <table:table-cell office:value-type="string" calcext:value-type="string">
            <text:p>SN3_1</text:p>
          </table:table-cell>
          <table:table-cell table:formula="of:=IF([.A168]=[.D1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10</text:p>
          </table:table-cell>
          <table:table-cell office:value-type="string" calcext:value-type="string">
            <text:p><text:s/>Bonds Bandhana Sutta</text:p>
          </table:table-cell>
          <table:table-cell office:value-type="float" office:value="93.518367" calcext:value-type="float">
            <text:p>93.518367</text:p>
          </table:table-cell>
          <table:table-cell office:value-type="string" calcext:value-type="string">
            <text:p>SN3_10</text:p>
          </table:table-cell>
          <table:table-cell table:formula="of:=IF([.A169]=[.D1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11</text:p>
          </table:table-cell>
          <table:table-cell office:value-type="string" calcext:value-type="string">
            <text:p><text:s/>Coiled-Hair Ascetics Jaṭila Sutta</text:p>
          </table:table-cell>
          <table:table-cell office:value-type="float" office:value="338.703673" calcext:value-type="float">
            <text:p>338.703673</text:p>
          </table:table-cell>
          <table:table-cell office:value-type="string" calcext:value-type="string">
            <text:p>SN3_11</text:p>
          </table:table-cell>
          <table:table-cell table:formula="of:=IF([.A170]=[.D1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14</text:p>
          </table:table-cell>
          <table:table-cell office:value-type="string" calcext:value-type="string">
            <text:p><text:s/>A Battle (1) Saṅgāma Sutta</text:p>
          </table:table-cell>
          <table:table-cell office:value-type="float" office:value="158.302041" calcext:value-type="float">
            <text:p>158.302041</text:p>
          </table:table-cell>
          <table:table-cell office:value-type="string" calcext:value-type="string">
            <text:p>SN3_14</text:p>
          </table:table-cell>
          <table:table-cell table:formula="of:=IF([.A171]=[.D1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15</text:p>
          </table:table-cell>
          <table:table-cell office:value-type="string" calcext:value-type="string">
            <text:p><text:s/>A Battle (2) Saṅgāma Sutta</text:p>
          </table:table-cell>
          <table:table-cell office:value-type="float" office:value="153.103673" calcext:value-type="float">
            <text:p>153.103673</text:p>
          </table:table-cell>
          <table:table-cell office:value-type="string" calcext:value-type="string">
            <text:p>SN3_15</text:p>
          </table:table-cell>
          <table:table-cell table:formula="of:=IF([.A172]=[.D1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17</text:p>
          </table:table-cell>
          <table:table-cell office:value-type="string" calcext:value-type="string">
            <text:p><text:s/>Heedfulness Appamāda Sutta</text:p>
          </table:table-cell>
          <table:table-cell office:value-type="float" office:value="94.563265" calcext:value-type="float">
            <text:p>94.563265</text:p>
          </table:table-cell>
          <table:table-cell office:value-type="string" calcext:value-type="string">
            <text:p>SN3_17</text:p>
          </table:table-cell>
          <table:table-cell table:formula="of:=IF([.A173]=[.D1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19</text:p>
          </table:table-cell>
          <table:table-cell office:value-type="string" calcext:value-type="string">
            <text:p><text:s/>Heirless (1) Aputtaka Sutta</text:p>
          </table:table-cell>
          <table:table-cell office:value-type="float" office:value="257.959184" calcext:value-type="float">
            <text:p>257.959184</text:p>
          </table:table-cell>
          <table:table-cell office:value-type="string" calcext:value-type="string">
            <text:p>SN3_19</text:p>
          </table:table-cell>
          <table:table-cell table:formula="of:=IF([.A174]=[.D1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20</text:p>
          </table:table-cell>
          <table:table-cell office:value-type="string" calcext:value-type="string">
            <text:p><text:s/>Heirless (2) Aputtaka Sutta</text:p>
          </table:table-cell>
          <table:table-cell office:value-type="float" office:value="219.820408" calcext:value-type="float">
            <text:p>219.820408</text:p>
          </table:table-cell>
          <table:table-cell office:value-type="string" calcext:value-type="string">
            <text:p>SN3_20</text:p>
          </table:table-cell>
          <table:table-cell table:formula="of:=IF([.A175]=[.D1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21</text:p>
          </table:table-cell>
          <table:table-cell office:value-type="string" calcext:value-type="string">
            <text:p><text:s/>Persons Puggala Sutta</text:p>
          </table:table-cell>
          <table:table-cell office:value-type="float" office:value="510.432653" calcext:value-type="float">
            <text:p>510.432653</text:p>
          </table:table-cell>
          <table:table-cell office:value-type="string" calcext:value-type="string">
            <text:p>SN3_21</text:p>
          </table:table-cell>
          <table:table-cell table:formula="of:=IF([.A176]=[.D1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22</text:p>
          </table:table-cell>
          <table:table-cell office:value-type="string" calcext:value-type="string">
            <text:p><text:s/>Grandmother Ayyikā Sutta</text:p>
          </table:table-cell>
          <table:table-cell office:value-type="float" office:value="127.294694" calcext:value-type="float">
            <text:p>127.294694</text:p>
          </table:table-cell>
          <table:table-cell office:value-type="string" calcext:value-type="string">
            <text:p>SN3_22</text:p>
          </table:table-cell>
          <table:table-cell table:formula="of:=IF([.A177]=[.D1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23</text:p>
          </table:table-cell>
          <table:table-cell office:value-type="string" calcext:value-type="string">
            <text:p><text:s/>(Qualities Of) The World Loka Sutta</text:p>
          </table:table-cell>
          <table:table-cell office:value-type="float" office:value="73.377959" calcext:value-type="float">
            <text:p>73.377959</text:p>
          </table:table-cell>
          <table:table-cell office:value-type="string" calcext:value-type="string">
            <text:p>SN3_23</text:p>
          </table:table-cell>
          <table:table-cell table:formula="of:=IF([.A178]=[.D1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24</text:p>
          </table:table-cell>
          <table:table-cell office:value-type="string" calcext:value-type="string">
            <text:p><text:s/>Archery Skills Issattha Sutta</text:p>
          </table:table-cell>
          <table:table-cell office:value-type="float" office:value="320.026122" calcext:value-type="float">
            <text:p>320.026122</text:p>
          </table:table-cell>
          <table:table-cell office:value-type="string" calcext:value-type="string">
            <text:p>SN3_24</text:p>
          </table:table-cell>
          <table:table-cell table:formula="of:=IF([.A179]=[.D1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25</text:p>
          </table:table-cell>
          <table:table-cell office:value-type="string" calcext:value-type="string">
            <text:p><text:s/>The Simile Of The Mountains Pabbatopama Sutta</text:p>
          </table:table-cell>
          <table:table-cell office:value-type="float" office:value="291.448163" calcext:value-type="float">
            <text:p>291.448163</text:p>
          </table:table-cell>
          <table:table-cell office:value-type="string" calcext:value-type="string">
            <text:p>SN3_25</text:p>
          </table:table-cell>
          <table:table-cell table:formula="of:=IF([.A180]=[.D1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4</text:p>
          </table:table-cell>
          <table:table-cell office:value-type="string" calcext:value-type="string">
            <text:p><text:s/>Dear Piya Sutta</text:p>
          </table:table-cell>
          <table:table-cell office:value-type="float" office:value="180.088163" calcext:value-type="float">
            <text:p>180.088163</text:p>
          </table:table-cell>
          <table:table-cell office:value-type="string" calcext:value-type="string">
            <text:p>SN3_4</text:p>
          </table:table-cell>
          <table:table-cell table:formula="of:=IF([.A181]=[.D1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5</text:p>
          </table:table-cell>
          <table:table-cell office:value-type="string" calcext:value-type="string">
            <text:p><text:s/>Self-Protected Atta-Rakkhita Sutta</text:p>
          </table:table-cell>
          <table:table-cell office:value-type="float" office:value="173.505306" calcext:value-type="float">
            <text:p>173.505306</text:p>
          </table:table-cell>
          <table:table-cell office:value-type="string" calcext:value-type="string">
            <text:p>SN3_5</text:p>
          </table:table-cell>
          <table:table-cell table:formula="of:=IF([.A182]=[.D1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6</text:p>
          </table:table-cell>
          <table:table-cell office:value-type="string" calcext:value-type="string">
            <text:p><text:s/>Few Appaka Sutta</text:p>
          </table:table-cell>
          <table:table-cell office:value-type="float" office:value="91.08898" calcext:value-type="float">
            <text:p>91.08898</text:p>
          </table:table-cell>
          <table:table-cell office:value-type="string" calcext:value-type="string">
            <text:p>SN3_6</text:p>
          </table:table-cell>
          <table:table-cell table:formula="of:=IF([.A183]=[.D1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7</text:p>
          </table:table-cell>
          <table:table-cell office:value-type="string" calcext:value-type="string">
            <text:p><text:s/>In Judgment Atthakaraṇa Sutta</text:p>
          </table:table-cell>
          <table:table-cell office:value-type="float" office:value="93.962449" calcext:value-type="float">
            <text:p>93.962449</text:p>
          </table:table-cell>
          <table:table-cell office:value-type="string" calcext:value-type="string">
            <text:p>SN3_7</text:p>
          </table:table-cell>
          <table:table-cell table:formula="of:=IF([.A184]=[.D1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8</text:p>
          </table:table-cell>
          <table:table-cell office:value-type="string" calcext:value-type="string">
            <text:p><text:s/>Mallikā Mallikā Sutta</text:p>
          </table:table-cell>
          <table:table-cell office:value-type="float" office:value="99.448163" calcext:value-type="float">
            <text:p>99.448163</text:p>
          </table:table-cell>
          <table:table-cell office:value-type="string" calcext:value-type="string">
            <text:p>SN3_8</text:p>
          </table:table-cell>
          <table:table-cell table:formula="of:=IF([.A185]=[.D1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_9</text:p>
          </table:table-cell>
          <table:table-cell office:value-type="string" calcext:value-type="string">
            <text:p><text:s/>Sacrifice Yañña Sutta</text:p>
          </table:table-cell>
          <table:table-cell office:value-type="float" office:value="149.315918" calcext:value-type="float">
            <text:p>149.315918</text:p>
          </table:table-cell>
          <table:table-cell office:value-type="string" calcext:value-type="string">
            <text:p>SN3_9</text:p>
          </table:table-cell>
          <table:table-cell table:formula="of:=IF([.A186]=[.D1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01</text:p>
          </table:table-cell>
          <table:table-cell office:value-type="string" calcext:value-type="string">
            <text:p><text:s/>Not Yours Na Tumhāka Sutta</text:p>
          </table:table-cell>
          <table:table-cell office:value-type="float" office:value="155.010612" calcext:value-type="float">
            <text:p>155.010612</text:p>
          </table:table-cell>
          <table:table-cell office:value-type="string" calcext:value-type="string">
            <text:p>SN35_101</text:p>
          </table:table-cell>
          <table:table-cell table:formula="of:=IF([.A187]=[.D1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15</text:p>
          </table:table-cell>
          <table:table-cell office:value-type="string" calcext:value-type="string">
            <text:p><text:s/>Māra's Power Mārapāsa Sutta</text:p>
          </table:table-cell>
          <table:table-cell office:value-type="float" office:value="138.24" calcext:value-type="float">
            <text:p>138.24</text:p>
          </table:table-cell>
          <table:table-cell office:value-type="string" calcext:value-type="string">
            <text:p>SN35_115</text:p>
          </table:table-cell>
          <table:table-cell table:formula="of:=IF([.A188]=[.D1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16</text:p>
          </table:table-cell>
          <table:table-cell office:value-type="string" calcext:value-type="string">
            <text:p><text:s/>Cosmos Loka Sutta</text:p>
          </table:table-cell>
          <table:table-cell office:value-type="float" office:value="355.578776" calcext:value-type="float">
            <text:p>355.578776</text:p>
          </table:table-cell>
          <table:table-cell office:value-type="string" calcext:value-type="string">
            <text:p>SN35_116</text:p>
          </table:table-cell>
          <table:table-cell table:formula="of:=IF([.A189]=[.D1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17</text:p>
          </table:table-cell>
          <table:table-cell office:value-type="string" calcext:value-type="string">
            <text:p><text:s/>Strings Of Sensuality Kāmaguṇa Sutta</text:p>
          </table:table-cell>
          <table:table-cell office:value-type="float" office:value="478.537143" calcext:value-type="float">
            <text:p>478.537143</text:p>
          </table:table-cell>
          <table:table-cell office:value-type="string" calcext:value-type="string">
            <text:p>SN35_117</text:p>
          </table:table-cell>
          <table:table-cell table:formula="of:=IF([.A190]=[.D1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18</text:p>
          </table:table-cell>
          <table:table-cell office:value-type="string" calcext:value-type="string">
            <text:p><text:s/>To Sakka Sakka Sutta</text:p>
          </table:table-cell>
          <table:table-cell office:value-type="float" office:value="191.686531" calcext:value-type="float">
            <text:p>191.686531</text:p>
          </table:table-cell>
          <table:table-cell office:value-type="string" calcext:value-type="string">
            <text:p>SN35_118</text:p>
          </table:table-cell>
          <table:table-cell table:formula="of:=IF([.A191]=[.D1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27</text:p>
          </table:table-cell>
          <table:table-cell office:value-type="string" calcext:value-type="string">
            <text:p><text:s/>About Bhāradvāja Bhāradvāja Sutta</text:p>
          </table:table-cell>
          <table:table-cell office:value-type="float" office:value="408.267755" calcext:value-type="float">
            <text:p>408.267755</text:p>
          </table:table-cell>
          <table:table-cell office:value-type="string" calcext:value-type="string">
            <text:p>SN35_127</text:p>
          </table:table-cell>
          <table:table-cell table:formula="of:=IF([.A192]=[.D1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34</text:p>
          </table:table-cell>
          <table:table-cell office:value-type="string" calcext:value-type="string">
            <text:p><text:s/>At Devadaha Devadaha Sutta</text:p>
          </table:table-cell>
          <table:table-cell office:value-type="float" office:value="139.598367" calcext:value-type="float">
            <text:p>139.598367</text:p>
          </table:table-cell>
          <table:table-cell office:value-type="string" calcext:value-type="string">
            <text:p>SN35_134</text:p>
          </table:table-cell>
          <table:table-cell table:formula="of:=IF([.A193]=[.D1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35</text:p>
          </table:table-cell>
          <table:table-cell office:value-type="string" calcext:value-type="string">
            <text:p><text:s/>The Opportunity Khaṇa Sutta</text:p>
          </table:table-cell>
          <table:table-cell office:value-type="float" office:value="102.19102" calcext:value-type="float">
            <text:p>102.19102</text:p>
          </table:table-cell>
          <table:table-cell office:value-type="string" calcext:value-type="string">
            <text:p>SN35_135</text:p>
          </table:table-cell>
          <table:table-cell table:formula="of:=IF([.A194]=[.D1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36</text:p>
          </table:table-cell>
          <table:table-cell office:value-type="string" calcext:value-type="string">
            <text:p><text:s/>Delight In Forms Rūpārāma Sutta</text:p>
          </table:table-cell>
          <table:table-cell office:value-type="float" office:value="202.971429" calcext:value-type="float">
            <text:p>202.971429</text:p>
          </table:table-cell>
          <table:table-cell office:value-type="string" calcext:value-type="string">
            <text:p>SN35_136</text:p>
          </table:table-cell>
          <table:table-cell table:formula="of:=IF([.A195]=[.D1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45</text:p>
          </table:table-cell>
          <table:table-cell office:value-type="string" calcext:value-type="string">
            <text:p><text:s/>Action Kamma Sutta</text:p>
          </table:table-cell>
          <table:table-cell office:value-type="float" office:value="113.005714" calcext:value-type="float">
            <text:p>113.005714</text:p>
          </table:table-cell>
          <table:table-cell office:value-type="string" calcext:value-type="string">
            <text:p>SN35_145</text:p>
          </table:table-cell>
          <table:table-cell table:formula="of:=IF([.A196]=[.D1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53</text:p>
          </table:table-cell>
          <table:table-cell office:value-type="string" calcext:value-type="string">
            <text:p><text:s/>Faculties Indriya Sutta</text:p>
          </table:table-cell>
          <table:table-cell office:value-type="float" office:value="71.444898" calcext:value-type="float">
            <text:p>71.444898</text:p>
          </table:table-cell>
          <table:table-cell office:value-type="string" calcext:value-type="string">
            <text:p>SN35_153</text:p>
          </table:table-cell>
          <table:table-cell table:formula="of:=IF([.A197]=[.D1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7</text:p>
          </table:table-cell>
          <table:table-cell office:value-type="string" calcext:value-type="string">
            <text:p><text:s/>If There Were Not This (1) No Cedaṁ Sutta</text:p>
          </table:table-cell>
          <table:table-cell office:value-type="float" office:value="137.534694" calcext:value-type="float">
            <text:p>137.534694</text:p>
          </table:table-cell>
          <table:table-cell office:value-type="string" calcext:value-type="string">
            <text:p>SN35_17</text:p>
          </table:table-cell>
          <table:table-cell table:formula="of:=IF([.A198]=[.D1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8</text:p>
          </table:table-cell>
          <table:table-cell office:value-type="string" calcext:value-type="string">
            <text:p><text:s/>If There Were Not This (2) No Cedaṁ Sutta</text:p>
          </table:table-cell>
          <table:table-cell office:value-type="float" office:value="141.00898" calcext:value-type="float">
            <text:p>141.00898</text:p>
          </table:table-cell>
          <table:table-cell office:value-type="string" calcext:value-type="string">
            <text:p>SN35_18</text:p>
          </table:table-cell>
          <table:table-cell table:formula="of:=IF([.A199]=[.D1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87</text:p>
          </table:table-cell>
          <table:table-cell office:value-type="string" calcext:value-type="string">
            <text:p><text:s/>The Ocean (1) Samudda Sutta</text:p>
          </table:table-cell>
          <table:table-cell office:value-type="float" office:value="95.477551" calcext:value-type="float">
            <text:p>95.477551</text:p>
          </table:table-cell>
          <table:table-cell office:value-type="string" calcext:value-type="string">
            <text:p>SN35_187</text:p>
          </table:table-cell>
          <table:table-cell table:formula="of:=IF([.A200]=[.D2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88</text:p>
          </table:table-cell>
          <table:table-cell office:value-type="string" calcext:value-type="string">
            <text:p><text:s/>The Ocean (2) Samudda Sutta</text:p>
          </table:table-cell>
          <table:table-cell office:value-type="float" office:value="140.434286" calcext:value-type="float">
            <text:p>140.434286</text:p>
          </table:table-cell>
          <table:table-cell office:value-type="string" calcext:value-type="string">
            <text:p>SN35_188</text:p>
          </table:table-cell>
          <table:table-cell table:formula="of:=IF([.A201]=[.D2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89</text:p>
          </table:table-cell>
          <table:table-cell office:value-type="string" calcext:value-type="string">
            <text:p><text:s/>The Fisherman Bāḷisika Sutta</text:p>
          </table:table-cell>
          <table:table-cell office:value-type="float" office:value="157.283265" calcext:value-type="float">
            <text:p>157.283265</text:p>
          </table:table-cell>
          <table:table-cell office:value-type="string" calcext:value-type="string">
            <text:p>SN35_189</text:p>
          </table:table-cell>
          <table:table-cell table:formula="of:=IF([.A202]=[.D20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9</text:p>
          </table:table-cell>
          <table:table-cell office:value-type="string" calcext:value-type="string">
            <text:p><text:s/>Delight (1) Abhinanda Sutta</text:p>
          </table:table-cell>
          <table:table-cell office:value-type="float" office:value="70.635102" calcext:value-type="float">
            <text:p>70.635102</text:p>
          </table:table-cell>
          <table:table-cell office:value-type="string" calcext:value-type="string">
            <text:p>SN35_19</text:p>
          </table:table-cell>
          <table:table-cell table:formula="of:=IF([.A203]=[.D2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90</text:p>
          </table:table-cell>
          <table:table-cell office:value-type="string" calcext:value-type="string">
            <text:p><text:s/>The Milk Sap Tree Khīrarukkha Sutta</text:p>
          </table:table-cell>
          <table:table-cell office:value-type="float" office:value="342.177959" calcext:value-type="float">
            <text:p>342.177959</text:p>
          </table:table-cell>
          <table:table-cell office:value-type="string" calcext:value-type="string">
            <text:p>SN35_190</text:p>
          </table:table-cell>
          <table:table-cell table:formula="of:=IF([.A204]=[.D20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91</text:p>
          </table:table-cell>
          <table:table-cell office:value-type="string" calcext:value-type="string">
            <text:p><text:s/>To Koṭṭhita Koṭṭhita Sutta</text:p>
          </table:table-cell>
          <table:table-cell office:value-type="float" office:value="300.408163" calcext:value-type="float">
            <text:p>300.408163</text:p>
          </table:table-cell>
          <table:table-cell office:value-type="string" calcext:value-type="string">
            <text:p>SN35_191</text:p>
          </table:table-cell>
          <table:table-cell table:formula="of:=IF([.A205]=[.D2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93</text:p>
          </table:table-cell>
          <table:table-cell office:value-type="string" calcext:value-type="string">
            <text:p><text:s/>With Udāyin Udāyī Sutta</text:p>
          </table:table-cell>
          <table:table-cell office:value-type="float" office:value="193.541224" calcext:value-type="float">
            <text:p>193.541224</text:p>
          </table:table-cell>
          <table:table-cell office:value-type="string" calcext:value-type="string">
            <text:p>SN35_193</text:p>
          </table:table-cell>
          <table:table-cell table:formula="of:=IF([.A206]=[.D2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97</text:p>
          </table:table-cell>
          <table:table-cell office:value-type="string" calcext:value-type="string">
            <text:p><text:s/>Vipers Āsīvisa Sutta</text:p>
          </table:table-cell>
          <table:table-cell office:value-type="float" office:value="349.988571" calcext:value-type="float">
            <text:p>349.988571</text:p>
          </table:table-cell>
          <table:table-cell office:value-type="string" calcext:value-type="string">
            <text:p>SN35_197</text:p>
          </table:table-cell>
          <table:table-cell table:formula="of:=IF([.A207]=[.D2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98</text:p>
          </table:table-cell>
          <table:table-cell office:value-type="string" calcext:value-type="string">
            <text:p><text:s/>The Chariot Ratha Sutta</text:p>
          </table:table-cell>
          <table:table-cell office:value-type="float" office:value="267.049796" calcext:value-type="float">
            <text:p>267.049796</text:p>
          </table:table-cell>
          <table:table-cell office:value-type="string" calcext:value-type="string">
            <text:p>SN35_198</text:p>
          </table:table-cell>
          <table:table-cell table:formula="of:=IF([.A208]=[.D2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199</text:p>
          </table:table-cell>
          <table:table-cell office:value-type="string" calcext:value-type="string">
            <text:p><text:s/>The Turtle Kumma Sutta</text:p>
          </table:table-cell>
          <table:table-cell office:value-type="float" office:value="166.478367" calcext:value-type="float">
            <text:p>166.478367</text:p>
          </table:table-cell>
          <table:table-cell office:value-type="string" calcext:value-type="string">
            <text:p>SN35_199</text:p>
          </table:table-cell>
          <table:table-cell table:formula="of:=IF([.A209]=[.D20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0</text:p>
          </table:table-cell>
          <table:table-cell office:value-type="string" calcext:value-type="string">
            <text:p><text:s/>Delight (2) Abhinanda Sutta</text:p>
          </table:table-cell>
          <table:table-cell office:value-type="float" office:value="74.213878" calcext:value-type="float">
            <text:p>74.213878</text:p>
          </table:table-cell>
          <table:table-cell office:value-type="string" calcext:value-type="string">
            <text:p>SN35_20</text:p>
          </table:table-cell>
          <table:table-cell table:formula="of:=IF([.A210]=[.D2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00</text:p>
          </table:table-cell>
          <table:table-cell office:value-type="string" calcext:value-type="string">
            <text:p><text:s/>The Log Dārukkhandha Sutta</text:p>
          </table:table-cell>
          <table:table-cell office:value-type="float" office:value="303.072653" calcext:value-type="float">
            <text:p>303.072653</text:p>
          </table:table-cell>
          <table:table-cell office:value-type="string" calcext:value-type="string">
            <text:p>SN35_200</text:p>
          </table:table-cell>
          <table:table-cell table:formula="of:=IF([.A211]=[.D2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02</text:p>
          </table:table-cell>
          <table:table-cell office:value-type="string" calcext:value-type="string">
            <text:p><text:s/>Soggy Avassuta Sutta</text:p>
          </table:table-cell>
          <table:table-cell office:value-type="float" office:value="675.239184" calcext:value-type="float">
            <text:p>675.239184</text:p>
          </table:table-cell>
          <table:table-cell office:value-type="string" calcext:value-type="string">
            <text:p>SN35_202</text:p>
          </table:table-cell>
          <table:table-cell table:formula="of:=IF([.A212]=[.D2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04</text:p>
          </table:table-cell>
          <table:table-cell office:value-type="string" calcext:value-type="string">
            <text:p><text:s/>The Riddle Tree Kiṁsuka Sutta</text:p>
          </table:table-cell>
          <table:table-cell office:value-type="float" office:value="355.787755" calcext:value-type="float">
            <text:p>355.787755</text:p>
          </table:table-cell>
          <table:table-cell office:value-type="string" calcext:value-type="string">
            <text:p>SN35_204</text:p>
          </table:table-cell>
          <table:table-cell table:formula="of:=IF([.A213]=[.D2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05</text:p>
          </table:table-cell>
          <table:table-cell office:value-type="string" calcext:value-type="string">
            <text:p><text:s/>The Lute Vīṇā Sutta</text:p>
          </table:table-cell>
          <table:table-cell office:value-type="float" office:value="328.045714" calcext:value-type="float">
            <text:p>328.045714</text:p>
          </table:table-cell>
          <table:table-cell office:value-type="string" calcext:value-type="string">
            <text:p>SN35_205</text:p>
          </table:table-cell>
          <table:table-cell table:formula="of:=IF([.A214]=[.D2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06</text:p>
          </table:table-cell>
          <table:table-cell office:value-type="string" calcext:value-type="string">
            <text:p><text:s/>The Six Animals Chappāṇa Sutta</text:p>
          </table:table-cell>
          <table:table-cell office:value-type="float" office:value="387.552653" calcext:value-type="float">
            <text:p>387.552653</text:p>
          </table:table-cell>
          <table:table-cell office:value-type="string" calcext:value-type="string">
            <text:p>SN35_206</text:p>
          </table:table-cell>
          <table:table-cell table:formula="of:=IF([.A215]=[.D2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07</text:p>
          </table:table-cell>
          <table:table-cell office:value-type="string" calcext:value-type="string">
            <text:p><text:s/>The Sheaf Of Barley Yavakalāpi Sutta</text:p>
          </table:table-cell>
          <table:table-cell office:value-type="float" office:value="367.438367" calcext:value-type="float">
            <text:p>367.438367</text:p>
          </table:table-cell>
          <table:table-cell office:value-type="string" calcext:value-type="string">
            <text:p>SN35_207</text:p>
          </table:table-cell>
          <table:table-cell table:formula="of:=IF([.A216]=[.D2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3</text:p>
          </table:table-cell>
          <table:table-cell office:value-type="string" calcext:value-type="string">
            <text:p><text:s/>The All Sabba Sutta</text:p>
          </table:table-cell>
          <table:table-cell office:value-type="float" office:value="50.625306" calcext:value-type="float">
            <text:p>50.625306</text:p>
          </table:table-cell>
          <table:table-cell office:value-type="string" calcext:value-type="string">
            <text:p>SN35_23</text:p>
          </table:table-cell>
          <table:table-cell table:formula="of:=IF([.A217]=[.D2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4</text:p>
          </table:table-cell>
          <table:table-cell office:value-type="string" calcext:value-type="string">
            <text:p><text:s/>For Abandoning Pahāna Sutta</text:p>
          </table:table-cell>
          <table:table-cell office:value-type="float" office:value="86.465306" calcext:value-type="float">
            <text:p>86.465306</text:p>
          </table:table-cell>
          <table:table-cell office:value-type="string" calcext:value-type="string">
            <text:p>SN35_24</text:p>
          </table:table-cell>
          <table:table-cell table:formula="of:=IF([.A218]=[.D2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28</text:p>
          </table:table-cell>
          <table:table-cell office:value-type="string" calcext:value-type="string">
            <text:p><text:s/>Aflame Āditta-Pariyāya Sutta</text:p>
          </table:table-cell>
          <table:table-cell office:value-type="float" office:value="193.462857" calcext:value-type="float">
            <text:p>193.462857</text:p>
          </table:table-cell>
          <table:table-cell office:value-type="string" calcext:value-type="string">
            <text:p>SN35_28</text:p>
          </table:table-cell>
          <table:table-cell table:formula="of:=IF([.A219]=[.D2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63</text:p>
          </table:table-cell>
          <table:table-cell office:value-type="string" calcext:value-type="string">
            <text:p><text:s/>To Migajāla Migajāla Sutta</text:p>
          </table:table-cell>
          <table:table-cell office:value-type="float" office:value="238.001633" calcext:value-type="float">
            <text:p>238.001633</text:p>
          </table:table-cell>
          <table:table-cell office:value-type="string" calcext:value-type="string">
            <text:p>SN35_63</text:p>
          </table:table-cell>
          <table:table-cell table:formula="of:=IF([.A220]=[.D2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69</text:p>
          </table:table-cell>
          <table:table-cell office:value-type="string" calcext:value-type="string">
            <text:p><text:s/>Upasena Upasena Sutta</text:p>
          </table:table-cell>
          <table:table-cell office:value-type="float" office:value="117.211429" calcext:value-type="float">
            <text:p>117.211429</text:p>
          </table:table-cell>
          <table:table-cell office:value-type="string" calcext:value-type="string">
            <text:p>SN35_69</text:p>
          </table:table-cell>
          <table:table-cell table:formula="of:=IF([.A221]=[.D2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74</text:p>
          </table:table-cell>
          <table:table-cell office:value-type="string" calcext:value-type="string">
            <text:p><text:s/>Ill (1) Gilāna Sutta</text:p>
          </table:table-cell>
          <table:table-cell office:value-type="float" office:value="281.80898" calcext:value-type="float">
            <text:p>281.80898</text:p>
          </table:table-cell>
          <table:table-cell office:value-type="string" calcext:value-type="string">
            <text:p>SN35_74</text:p>
          </table:table-cell>
          <table:table-cell table:formula="of:=IF([.A222]=[.D2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75</text:p>
          </table:table-cell>
          <table:table-cell office:value-type="string" calcext:value-type="string">
            <text:p><text:s/>Ill (2) Gilāna Sutta</text:p>
          </table:table-cell>
          <table:table-cell office:value-type="float" office:value="281.652245" calcext:value-type="float">
            <text:p>281.652245</text:p>
          </table:table-cell>
          <table:table-cell office:value-type="string" calcext:value-type="string">
            <text:p>SN35_75</text:p>
          </table:table-cell>
          <table:table-cell table:formula="of:=IF([.A223]=[.D2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80</text:p>
          </table:table-cell>
          <table:table-cell office:value-type="string" calcext:value-type="string">
            <text:p><text:s/>Ignorance Avijjā Sutta</text:p>
          </table:table-cell>
          <table:table-cell office:value-type="float" office:value="141.818776" calcext:value-type="float">
            <text:p>141.818776</text:p>
          </table:table-cell>
          <table:table-cell office:value-type="string" calcext:value-type="string">
            <text:p>SN35_80</text:p>
          </table:table-cell>
          <table:table-cell table:formula="of:=IF([.A224]=[.D2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82</text:p>
          </table:table-cell>
          <table:table-cell office:value-type="string" calcext:value-type="string">
            <text:p><text:s/>The World Loka Sutta</text:p>
          </table:table-cell>
          <table:table-cell office:value-type="float" office:value="191.137959" calcext:value-type="float">
            <text:p>191.137959</text:p>
          </table:table-cell>
          <table:table-cell office:value-type="string" calcext:value-type="string">
            <text:p>SN35_82</text:p>
          </table:table-cell>
          <table:table-cell table:formula="of:=IF([.A225]=[.D2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85</text:p>
          </table:table-cell>
          <table:table-cell office:value-type="string" calcext:value-type="string">
            <text:p><text:s/>Empty Suñña Sutta</text:p>
          </table:table-cell>
          <table:table-cell office:value-type="float" office:value="98.56" calcext:value-type="float">
            <text:p>98.56</text:p>
          </table:table-cell>
          <table:table-cell office:value-type="string" calcext:value-type="string">
            <text:p>SN35_85</text:p>
          </table:table-cell>
          <table:table-cell table:formula="of:=IF([.A226]=[.D2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88</text:p>
          </table:table-cell>
          <table:table-cell office:value-type="string" calcext:value-type="string">
            <text:p><text:s/>To Puṇṇa Puṇṇa Sutta</text:p>
          </table:table-cell>
          <table:table-cell office:value-type="float" office:value="439.875918" calcext:value-type="float">
            <text:p>439.875918</text:p>
          </table:table-cell>
          <table:table-cell office:value-type="string" calcext:value-type="string">
            <text:p>SN35_88</text:p>
          </table:table-cell>
          <table:table-cell table:formula="of:=IF([.A227]=[.D2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93</text:p>
          </table:table-cell>
          <table:table-cell office:value-type="string" calcext:value-type="string">
            <text:p><text:s/>A Pair Dvaya Sutta</text:p>
          </table:table-cell>
          <table:table-cell office:value-type="float" office:value="212.558367" calcext:value-type="float">
            <text:p>212.558367</text:p>
          </table:table-cell>
          <table:table-cell office:value-type="string" calcext:value-type="string">
            <text:p>SN35_93</text:p>
          </table:table-cell>
          <table:table-cell table:formula="of:=IF([.A228]=[.D2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95</text:p>
          </table:table-cell>
          <table:table-cell office:value-type="string" calcext:value-type="string">
            <text:p><text:s/>To Māluṅkyaputta Māluṅkyaputta Sutta</text:p>
          </table:table-cell>
          <table:table-cell office:value-type="float" office:value="365.583673" calcext:value-type="float">
            <text:p>365.583673</text:p>
          </table:table-cell>
          <table:table-cell office:value-type="string" calcext:value-type="string">
            <text:p>SN35_95</text:p>
          </table:table-cell>
          <table:table-cell table:formula="of:=IF([.A229]=[.D2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97</text:p>
          </table:table-cell>
          <table:table-cell office:value-type="string" calcext:value-type="string">
            <text:p><text:s/>Dwelling In Heedlessness Pamādavihārin Sutta</text:p>
          </table:table-cell>
          <table:table-cell office:value-type="float" office:value="184.555102" calcext:value-type="float">
            <text:p>184.555102</text:p>
          </table:table-cell>
          <table:table-cell office:value-type="string" calcext:value-type="string">
            <text:p>SN35_97</text:p>
          </table:table-cell>
          <table:table-cell table:formula="of:=IF([.A230]=[.D2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5_99</text:p>
          </table:table-cell>
          <table:table-cell office:value-type="string" calcext:value-type="string">
            <text:p><text:s/>Concentration Samādhi Sutta</text:p>
          </table:table-cell>
          <table:table-cell office:value-type="float" office:value="81.031837" calcext:value-type="float">
            <text:p>81.031837</text:p>
          </table:table-cell>
          <table:table-cell office:value-type="string" calcext:value-type="string">
            <text:p>SN35_99</text:p>
          </table:table-cell>
          <table:table-cell table:formula="of:=IF([.A231]=[.D2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11</text:p>
          </table:table-cell>
          <table:table-cell office:value-type="string" calcext:value-type="string">
            <text:p><text:s/>Alone Rahogata Sutta</text:p>
          </table:table-cell>
          <table:table-cell office:value-type="float" office:value="274.860408" calcext:value-type="float">
            <text:p>274.860408</text:p>
          </table:table-cell>
          <table:table-cell office:value-type="string" calcext:value-type="string">
            <text:p>SN36_11</text:p>
          </table:table-cell>
          <table:table-cell table:formula="of:=IF([.A232]=[.D2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19</text:p>
          </table:table-cell>
          <table:table-cell office:value-type="string" calcext:value-type="string">
            <text:p><text:s/>Pañcakaṅga Pañcakaṅga Sutta</text:p>
          </table:table-cell>
          <table:table-cell office:value-type="float" office:value="629.420408" calcext:value-type="float">
            <text:p>629.420408</text:p>
          </table:table-cell>
          <table:table-cell office:value-type="string" calcext:value-type="string">
            <text:p>SN36_19</text:p>
          </table:table-cell>
          <table:table-cell table:formula="of:=IF([.A233]=[.D2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21</text:p>
          </table:table-cell>
          <table:table-cell office:value-type="string" calcext:value-type="string">
            <text:p><text:s/>To Sivaka Sivaka Sutta</text:p>
          </table:table-cell>
          <table:table-cell office:value-type="float" office:value="189.178776" calcext:value-type="float">
            <text:p>189.178776</text:p>
          </table:table-cell>
          <table:table-cell office:value-type="string" calcext:value-type="string">
            <text:p>SN36_21</text:p>
          </table:table-cell>
          <table:table-cell table:formula="of:=IF([.A234]=[.D2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22</text:p>
          </table:table-cell>
          <table:table-cell office:value-type="string" calcext:value-type="string">
            <text:p><text:s/>The One-Hundred-And-Eight Exposition Aṭṭhasata Sutta</text:p>
          </table:table-cell>
          <table:table-cell office:value-type="float" office:value="141.897143" calcext:value-type="float">
            <text:p>141.897143</text:p>
          </table:table-cell>
          <table:table-cell office:value-type="string" calcext:value-type="string">
            <text:p>SN36_22</text:p>
          </table:table-cell>
          <table:table-cell table:formula="of:=IF([.A235]=[.D2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23</text:p>
          </table:table-cell>
          <table:table-cell office:value-type="string" calcext:value-type="string">
            <text:p><text:s/>To A Certain Bhikkhu Bhikkhu Sutta</text:p>
          </table:table-cell>
          <table:table-cell office:value-type="float" office:value="96.417959" calcext:value-type="float">
            <text:p>96.417959</text:p>
          </table:table-cell>
          <table:table-cell office:value-type="string" calcext:value-type="string">
            <text:p>SN36_23</text:p>
          </table:table-cell>
          <table:table-cell table:formula="of:=IF([.A236]=[.D2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31</text:p>
          </table:table-cell>
          <table:table-cell office:value-type="string" calcext:value-type="string">
            <text:p><text:s/>Not Of The Flesh Nirāmisa Sutta</text:p>
          </table:table-cell>
          <table:table-cell office:value-type="float" office:value="361.012245" calcext:value-type="float">
            <text:p>361.012245</text:p>
          </table:table-cell>
          <table:table-cell office:value-type="string" calcext:value-type="string">
            <text:p>SN36_31</text:p>
          </table:table-cell>
          <table:table-cell table:formula="of:=IF([.A237]=[.D2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4</text:p>
          </table:table-cell>
          <table:table-cell office:value-type="string" calcext:value-type="string">
            <text:p><text:s/>The Bottomless Chasm Pātāla Sutta</text:p>
          </table:table-cell>
          <table:table-cell office:value-type="float" office:value="95.79102" calcext:value-type="float">
            <text:p>95.79102</text:p>
          </table:table-cell>
          <table:table-cell office:value-type="string" calcext:value-type="string">
            <text:p>SN36_4</text:p>
          </table:table-cell>
          <table:table-cell table:formula="of:=IF([.A238]=[.D2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6</text:p>
          </table:table-cell>
          <table:table-cell office:value-type="string" calcext:value-type="string">
            <text:p><text:s/>The Arrow Sallattha Sutta</text:p>
          </table:table-cell>
          <table:table-cell office:value-type="float" office:value="347.663673" calcext:value-type="float">
            <text:p>347.663673</text:p>
          </table:table-cell>
          <table:table-cell office:value-type="string" calcext:value-type="string">
            <text:p>SN36_6</text:p>
          </table:table-cell>
          <table:table-cell table:formula="of:=IF([.A239]=[.D2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6_7</text:p>
          </table:table-cell>
          <table:table-cell office:value-type="string" calcext:value-type="string">
            <text:p><text:s/>The Sick Ward Gelañña Sutta</text:p>
          </table:table-cell>
          <table:table-cell office:value-type="float" office:value="391.47102" calcext:value-type="float">
            <text:p>391.47102</text:p>
          </table:table-cell>
          <table:table-cell office:value-type="string" calcext:value-type="string">
            <text:p>SN36_7</text:p>
          </table:table-cell>
          <table:table-cell table:formula="of:=IF([.A240]=[.D2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7_34</text:p>
          </table:table-cell>
          <table:table-cell office:value-type="string" calcext:value-type="string">
            <text:p><text:s/>Growth Vaḍḍhinā Sutta</text:p>
          </table:table-cell>
          <table:table-cell office:value-type="float" office:value="57.70449" calcext:value-type="float">
            <text:p>57.70449</text:p>
          </table:table-cell>
          <table:table-cell office:value-type="string" calcext:value-type="string">
            <text:p>SN37_34</text:p>
          </table:table-cell>
          <table:table-cell table:formula="of:=IF([.A241]=[.D2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38_14</text:p>
          </table:table-cell>
          <table:table-cell office:value-type="string" calcext:value-type="string">
            <text:p><text:s/>Stress Dukkha Sutta</text:p>
          </table:table-cell>
          <table:table-cell office:value-type="float" office:value="99.813878" calcext:value-type="float">
            <text:p>99.813878</text:p>
          </table:table-cell>
          <table:table-cell office:value-type="string" calcext:value-type="string">
            <text:p>SN38_14</text:p>
          </table:table-cell>
          <table:table-cell table:formula="of:=IF([.A242]=[.D2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_13</text:p>
          </table:table-cell>
          <table:table-cell office:value-type="string" calcext:value-type="string">
            <text:p><text:s/>The Stone Sliver Sakalika Sutta</text:p>
          </table:table-cell>
          <table:table-cell office:value-type="float" office:value="114.337959" calcext:value-type="float">
            <text:p>114.337959</text:p>
          </table:table-cell>
          <table:table-cell office:value-type="string" calcext:value-type="string">
            <text:p>SN4_13</text:p>
          </table:table-cell>
          <table:table-cell table:formula="of:=IF([.A243]=[.D2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_18</text:p>
          </table:table-cell>
          <table:table-cell office:value-type="string" calcext:value-type="string">
            <text:p><text:s/>Alms Piṇḍa Sutta</text:p>
          </table:table-cell>
          <table:table-cell office:value-type="float" office:value="90.827755" calcext:value-type="float">
            <text:p>90.827755</text:p>
          </table:table-cell>
          <table:table-cell office:value-type="string" calcext:value-type="string">
            <text:p>SN4_18</text:p>
          </table:table-cell>
          <table:table-cell table:formula="of:=IF([.A244]=[.D2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_19</text:p>
          </table:table-cell>
          <table:table-cell office:value-type="string" calcext:value-type="string">
            <text:p><text:s/>The Farmer Kassaka Sutta</text:p>
          </table:table-cell>
          <table:table-cell office:value-type="float" office:value="180.140408" calcext:value-type="float">
            <text:p>180.140408</text:p>
          </table:table-cell>
          <table:table-cell office:value-type="string" calcext:value-type="string">
            <text:p>SN4_19</text:p>
          </table:table-cell>
          <table:table-cell table:formula="of:=IF([.A245]=[.D2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_20</text:p>
          </table:table-cell>
          <table:table-cell office:value-type="string" calcext:value-type="string">
            <text:p><text:s/>Rulership Rajja Sutta</text:p>
          </table:table-cell>
          <table:table-cell office:value-type="float" office:value="137.090612" calcext:value-type="float">
            <text:p>137.090612</text:p>
          </table:table-cell>
          <table:table-cell office:value-type="string" calcext:value-type="string">
            <text:p>SN4_20</text:p>
          </table:table-cell>
          <table:table-cell table:formula="of:=IF([.A246]=[.D2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_21</text:p>
          </table:table-cell>
          <table:table-cell office:value-type="string" calcext:value-type="string">
            <text:p><text:s/>A Large Number Sambahula Sutta</text:p>
          </table:table-cell>
          <table:table-cell office:value-type="float" office:value="138.631837" calcext:value-type="float">
            <text:p>138.631837</text:p>
          </table:table-cell>
          <table:table-cell office:value-type="string" calcext:value-type="string">
            <text:p>SN4_21</text:p>
          </table:table-cell>
          <table:table-cell table:formula="of:=IF([.A247]=[.D2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_8</text:p>
          </table:table-cell>
          <table:table-cell office:value-type="string" calcext:value-type="string">
            <text:p><text:s/>Delight Nandana Sutta</text:p>
          </table:table-cell>
          <table:table-cell office:value-type="float" office:value="65.358367" calcext:value-type="float">
            <text:p>65.358367</text:p>
          </table:table-cell>
          <table:table-cell office:value-type="string" calcext:value-type="string">
            <text:p>SN4_8</text:p>
          </table:table-cell>
          <table:table-cell table:formula="of:=IF([.A248]=[.D2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1_10</text:p>
          </table:table-cell>
          <table:table-cell office:value-type="string" calcext:value-type="string">
            <text:p><text:s/>Sick  (Citta The Householder's Last Hours) Gilāna Sutta</text:p>
          </table:table-cell>
          <table:table-cell office:value-type="float" office:value="278.987755" calcext:value-type="float">
            <text:p>278.987755</text:p>
          </table:table-cell>
          <table:table-cell office:value-type="string" calcext:value-type="string">
            <text:p>SN41_10</text:p>
          </table:table-cell>
          <table:table-cell table:formula="of:=IF([.A249]=[.D2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1_3</text:p>
          </table:table-cell>
          <table:table-cell office:value-type="string" calcext:value-type="string">
            <text:p><text:s/>About Isidatta Isidatta Sutta</text:p>
          </table:table-cell>
          <table:table-cell office:value-type="float" office:value="394.893061" calcext:value-type="float">
            <text:p>394.893061</text:p>
          </table:table-cell>
          <table:table-cell office:value-type="string" calcext:value-type="string">
            <text:p>SN41_3</text:p>
          </table:table-cell>
          <table:table-cell table:formula="of:=IF([.A250]=[.D2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1_4</text:p>
          </table:table-cell>
          <table:table-cell office:value-type="string" calcext:value-type="string">
            <text:p><text:s/>About Mahaka Mahaka Sutta</text:p>
          </table:table-cell>
          <table:table-cell office:value-type="float" office:value="240.222041" calcext:value-type="float">
            <text:p>240.222041</text:p>
          </table:table-cell>
          <table:table-cell office:value-type="string" calcext:value-type="string">
            <text:p>SN41_4</text:p>
          </table:table-cell>
          <table:table-cell table:formula="of:=IF([.A251]=[.D2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1_6</text:p>
          </table:table-cell>
          <table:table-cell office:value-type="string" calcext:value-type="string">
            <text:p><text:s/>With Kāmabhū  (On The Cessation Of Perception &amp; Feeling) Kāmabhū Sutta</text:p>
          </table:table-cell>
          <table:table-cell office:value-type="float" office:value="410.801633" calcext:value-type="float">
            <text:p>410.801633</text:p>
          </table:table-cell>
          <table:table-cell office:value-type="string" calcext:value-type="string">
            <text:p>SN41_6</text:p>
          </table:table-cell>
          <table:table-cell table:formula="of:=IF([.A252]=[.D2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1_7</text:p>
          </table:table-cell>
          <table:table-cell office:value-type="string" calcext:value-type="string">
            <text:p><text:s/>To Godatta (On Awareness-Release) Godatta Sutta</text:p>
          </table:table-cell>
          <table:table-cell office:value-type="float" office:value="291.892245" calcext:value-type="float">
            <text:p>291.892245</text:p>
          </table:table-cell>
          <table:table-cell office:value-type="string" calcext:value-type="string">
            <text:p>SN41_7</text:p>
          </table:table-cell>
          <table:table-cell table:formula="of:=IF([.A253]=[.D2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10</text:p>
          </table:table-cell>
          <table:table-cell office:value-type="string" calcext:value-type="string">
            <text:p><text:s/>To Maṇicūḷaka Maṇicūḷaka Sutta</text:p>
          </table:table-cell>
          <table:table-cell office:value-type="float" office:value="201.351837" calcext:value-type="float">
            <text:p>201.351837</text:p>
          </table:table-cell>
          <table:table-cell office:value-type="string" calcext:value-type="string">
            <text:p>SN42_10</text:p>
          </table:table-cell>
          <table:table-cell table:formula="of:=IF([.A254]=[.D2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11</text:p>
          </table:table-cell>
          <table:table-cell office:value-type="string" calcext:value-type="string">
            <text:p><text:s/>To Gandhabhaka Gandhabhaka Sutta</text:p>
          </table:table-cell>
          <table:table-cell office:value-type="float" office:value="354.429388" calcext:value-type="float">
            <text:p>354.429388</text:p>
          </table:table-cell>
          <table:table-cell office:value-type="string" calcext:value-type="string">
            <text:p>SN42_11</text:p>
          </table:table-cell>
          <table:table-cell table:formula="of:=IF([.A255]=[.D2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2</text:p>
          </table:table-cell>
          <table:table-cell office:value-type="string" calcext:value-type="string">
            <text:p><text:s/>To Tālapuṭa The Actor Tālapuṭa Sutta</text:p>
          </table:table-cell>
          <table:table-cell office:value-type="float" office:value="286.981224" calcext:value-type="float">
            <text:p>286.981224</text:p>
          </table:table-cell>
          <table:table-cell office:value-type="string" calcext:value-type="string">
            <text:p>SN42_2</text:p>
          </table:table-cell>
          <table:table-cell table:formula="of:=IF([.A256]=[.D2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3</text:p>
          </table:table-cell>
          <table:table-cell office:value-type="string" calcext:value-type="string">
            <text:p><text:s/>To Yodhājīva (The Professional Warrior) Yodhājīva Sutta</text:p>
          </table:table-cell>
          <table:table-cell office:value-type="float" office:value="230.008163" calcext:value-type="float">
            <text:p>230.008163</text:p>
          </table:table-cell>
          <table:table-cell office:value-type="string" calcext:value-type="string">
            <text:p>SN42_3</text:p>
          </table:table-cell>
          <table:table-cell table:formula="of:=IF([.A257]=[.D2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6</text:p>
          </table:table-cell>
          <table:table-cell office:value-type="string" calcext:value-type="string">
            <text:p><text:s/>(Brahmans) Of The Western Land Paccha-Bhūmika Sutta</text:p>
          </table:table-cell>
          <table:table-cell office:value-type="float" office:value="380.499592" calcext:value-type="float">
            <text:p>380.499592</text:p>
          </table:table-cell>
          <table:table-cell office:value-type="string" calcext:value-type="string">
            <text:p>SN42_6</text:p>
          </table:table-cell>
          <table:table-cell table:formula="of:=IF([.A258]=[.D2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7</text:p>
          </table:table-cell>
          <table:table-cell office:value-type="string" calcext:value-type="string">
            <text:p><text:s/>Teaching Desanā Sutta</text:p>
          </table:table-cell>
          <table:table-cell office:value-type="float" office:value="366.733061" calcext:value-type="float">
            <text:p>366.733061</text:p>
          </table:table-cell>
          <table:table-cell office:value-type="string" calcext:value-type="string">
            <text:p>SN42_7</text:p>
          </table:table-cell>
          <table:table-cell table:formula="of:=IF([.A259]=[.D2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8</text:p>
          </table:table-cell>
          <table:table-cell office:value-type="string" calcext:value-type="string">
            <text:p><text:s/>The Conch Trumpet Saṅkha Sutta</text:p>
          </table:table-cell>
          <table:table-cell office:value-type="float" office:value="578.272653" calcext:value-type="float">
            <text:p>578.272653</text:p>
          </table:table-cell>
          <table:table-cell office:value-type="string" calcext:value-type="string">
            <text:p>SN42_8</text:p>
          </table:table-cell>
          <table:table-cell table:formula="of:=IF([.A260]=[.D2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2_9</text:p>
          </table:table-cell>
          <table:table-cell office:value-type="string" calcext:value-type="string">
            <text:p><text:s/>Families Kula Sutta</text:p>
          </table:table-cell>
          <table:table-cell office:value-type="float" office:value="312.711837" calcext:value-type="float">
            <text:p>312.711837</text:p>
          </table:table-cell>
          <table:table-cell office:value-type="string" calcext:value-type="string">
            <text:p>SN42_9</text:p>
          </table:table-cell>
          <table:table-cell table:formula="of:=IF([.A261]=[.D2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3</text:p>
          </table:table-cell>
          <table:table-cell office:value-type="string" calcext:value-type="string">
            <text:p><text:s/>Unfabricated-Connected Asaṅkhata Saṁyutta</text:p>
          </table:table-cell>
          <table:table-cell office:value-type="float" office:value="869.537959" calcext:value-type="float">
            <text:p>869.537959</text:p>
          </table:table-cell>
          <table:table-cell office:value-type="string" calcext:value-type="string">
            <text:p>SN43</text:p>
          </table:table-cell>
          <table:table-cell table:formula="of:=IF([.A262]=[.D2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1</text:p>
          </table:table-cell>
          <table:table-cell office:value-type="string" calcext:value-type="string">
            <text:p><text:s/>With Khemā Khema Sutta</text:p>
          </table:table-cell>
          <table:table-cell office:value-type="float" office:value="431.046531" calcext:value-type="float">
            <text:p>431.046531</text:p>
          </table:table-cell>
          <table:table-cell office:value-type="string" calcext:value-type="string">
            <text:p>SN44_1</text:p>
          </table:table-cell>
          <table:table-cell table:formula="of:=IF([.A263]=[.D2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10</text:p>
          </table:table-cell>
          <table:table-cell office:value-type="string" calcext:value-type="string">
            <text:p><text:s/>To Ānanda Ānanda Sutta</text:p>
          </table:table-cell>
          <table:table-cell office:value-type="float" office:value="119.327347" calcext:value-type="float">
            <text:p>119.327347</text:p>
          </table:table-cell>
          <table:table-cell office:value-type="string" calcext:value-type="string">
            <text:p>SN44_10</text:p>
          </table:table-cell>
          <table:table-cell table:formula="of:=IF([.A264]=[.D2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11</text:p>
          </table:table-cell>
          <table:table-cell office:value-type="string" calcext:value-type="string">
            <text:p><text:s/>With Sabhiya Sabhiya Sutta</text:p>
          </table:table-cell>
          <table:table-cell office:value-type="float" office:value="180.48" calcext:value-type="float">
            <text:p>180.48</text:p>
          </table:table-cell>
          <table:table-cell office:value-type="string" calcext:value-type="string">
            <text:p>SN44_11</text:p>
          </table:table-cell>
          <table:table-cell table:formula="of:=IF([.A265]=[.D2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3</text:p>
          </table:table-cell>
          <table:table-cell office:value-type="string" calcext:value-type="string">
            <text:p><text:s/>Sāriputta And Koṭṭhita (1) Sāriputta-Koṭṭhita Sutta</text:p>
          </table:table-cell>
          <table:table-cell office:value-type="float" office:value="185.913469" calcext:value-type="float">
            <text:p>185.913469</text:p>
          </table:table-cell>
          <table:table-cell office:value-type="string" calcext:value-type="string">
            <text:p>SN44_3</text:p>
          </table:table-cell>
          <table:table-cell table:formula="of:=IF([.A266]=[.D2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4</text:p>
          </table:table-cell>
          <table:table-cell office:value-type="string" calcext:value-type="string">
            <text:p><text:s/>Sāriputta And Koṭṭhita (2) Sāriputta-Koṭṭhita Sutta</text:p>
          </table:table-cell>
          <table:table-cell office:value-type="float" office:value="266.527347" calcext:value-type="float">
            <text:p>266.527347</text:p>
          </table:table-cell>
          <table:table-cell office:value-type="string" calcext:value-type="string">
            <text:p>SN44_4</text:p>
          </table:table-cell>
          <table:table-cell table:formula="of:=IF([.A267]=[.D2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5</text:p>
          </table:table-cell>
          <table:table-cell office:value-type="string" calcext:value-type="string">
            <text:p><text:s/>Sāriputta And Koṭṭhita (3) Sāriputta-Koṭṭhita Sutta</text:p>
          </table:table-cell>
          <table:table-cell office:value-type="float" office:value="259.448163" calcext:value-type="float">
            <text:p>259.448163</text:p>
          </table:table-cell>
          <table:table-cell office:value-type="string" calcext:value-type="string">
            <text:p>SN44_5</text:p>
          </table:table-cell>
          <table:table-cell table:formula="of:=IF([.A268]=[.D2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6</text:p>
          </table:table-cell>
          <table:table-cell office:value-type="string" calcext:value-type="string">
            <text:p><text:s/>Sāriputta And Koṭṭhita (4) Sāriputta-Koṭṭhita Sutta</text:p>
          </table:table-cell>
          <table:table-cell office:value-type="float" office:value="462.210612" calcext:value-type="float">
            <text:p>462.210612</text:p>
          </table:table-cell>
          <table:table-cell office:value-type="string" calcext:value-type="string">
            <text:p>SN44_6</text:p>
          </table:table-cell>
          <table:table-cell table:formula="of:=IF([.A269]=[.D2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7</text:p>
          </table:table-cell>
          <table:table-cell office:value-type="string" calcext:value-type="string">
            <text:p><text:s/>With Moggallāna Moggallāna Sutta</text:p>
          </table:table-cell>
          <table:table-cell office:value-type="float" office:value="262.19102" calcext:value-type="float">
            <text:p>262.19102</text:p>
          </table:table-cell>
          <table:table-cell office:value-type="string" calcext:value-type="string">
            <text:p>SN44_7</text:p>
          </table:table-cell>
          <table:table-cell table:formula="of:=IF([.A270]=[.D2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8</text:p>
          </table:table-cell>
          <table:table-cell office:value-type="string" calcext:value-type="string">
            <text:p><text:s/>With Vacchagotta Vacchagotta Sutta</text:p>
          </table:table-cell>
          <table:table-cell office:value-type="float" office:value="285.596735" calcext:value-type="float">
            <text:p>285.596735</text:p>
          </table:table-cell>
          <table:table-cell office:value-type="string" calcext:value-type="string">
            <text:p>SN44_8</text:p>
          </table:table-cell>
          <table:table-cell table:formula="of:=IF([.A271]=[.D2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4_9</text:p>
          </table:table-cell>
          <table:table-cell office:value-type="string" calcext:value-type="string">
            <text:p><text:s/>The Debating Hall Kutūhalasālā Sutta</text:p>
          </table:table-cell>
          <table:table-cell office:value-type="float" office:value="239.124898" calcext:value-type="float">
            <text:p>239.124898</text:p>
          </table:table-cell>
          <table:table-cell office:value-type="string" calcext:value-type="string">
            <text:p>SN44_9</text:p>
          </table:table-cell>
          <table:table-cell table:formula="of:=IF([.A272]=[.D2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1</text:p>
          </table:table-cell>
          <table:table-cell office:value-type="string" calcext:value-type="string">
            <text:p><text:s/>Ignorance Avijjā Sutta</text:p>
          </table:table-cell>
          <table:table-cell office:value-type="float" office:value="103.105306" calcext:value-type="float">
            <text:p>103.105306</text:p>
          </table:table-cell>
          <table:table-cell office:value-type="string" calcext:value-type="string">
            <text:p>SN45_1</text:p>
          </table:table-cell>
          <table:table-cell table:formula="of:=IF([.A273]=[.D2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153</text:p>
          </table:table-cell>
          <table:table-cell office:value-type="string" calcext:value-type="string">
            <text:p><text:s/>A Pot Kumbha Sutta</text:p>
          </table:table-cell>
          <table:table-cell office:value-type="float" office:value="71.78449" calcext:value-type="float">
            <text:p>71.78449</text:p>
          </table:table-cell>
          <table:table-cell office:value-type="string" calcext:value-type="string">
            <text:p>SN45_153</text:p>
          </table:table-cell>
          <table:table-cell table:formula="of:=IF([.A274]=[.D2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154</text:p>
          </table:table-cell>
          <table:table-cell office:value-type="string" calcext:value-type="string">
            <text:p><text:s/>The Spike Suka Sutta</text:p>
          </table:table-cell>
          <table:table-cell office:value-type="float" office:value="82.912653" calcext:value-type="float">
            <text:p>82.912653</text:p>
          </table:table-cell>
          <table:table-cell office:value-type="string" calcext:value-type="string">
            <text:p>SN45_154</text:p>
          </table:table-cell>
          <table:table-cell table:formula="of:=IF([.A275]=[.D2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155</text:p>
          </table:table-cell>
          <table:table-cell office:value-type="string" calcext:value-type="string">
            <text:p><text:s/>The Air Ākāsa Sutta</text:p>
          </table:table-cell>
          <table:table-cell office:value-type="float" office:value="117.498776" calcext:value-type="float">
            <text:p>117.498776</text:p>
          </table:table-cell>
          <table:table-cell office:value-type="string" calcext:value-type="string">
            <text:p>SN45_155</text:p>
          </table:table-cell>
          <table:table-cell table:formula="of:=IF([.A276]=[.D2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159</text:p>
          </table:table-cell>
          <table:table-cell office:value-type="string" calcext:value-type="string">
            <text:p><text:s/>Guests Āgantukā Sutta</text:p>
          </table:table-cell>
          <table:table-cell office:value-type="float" office:value="185.103673" calcext:value-type="float">
            <text:p>185.103673</text:p>
          </table:table-cell>
          <table:table-cell office:value-type="string" calcext:value-type="string">
            <text:p>SN45_159</text:p>
          </table:table-cell>
          <table:table-cell table:formula="of:=IF([.A277]=[.D2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171</text:p>
          </table:table-cell>
          <table:table-cell office:value-type="string" calcext:value-type="string">
            <text:p><text:s/>Floods Ogha Sutta</text:p>
          </table:table-cell>
          <table:table-cell office:value-type="float" office:value="71.262041" calcext:value-type="float">
            <text:p>71.262041</text:p>
          </table:table-cell>
          <table:table-cell office:value-type="string" calcext:value-type="string">
            <text:p>SN45_171</text:p>
          </table:table-cell>
          <table:table-cell table:formula="of:=IF([.A278]=[.D2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2</text:p>
          </table:table-cell>
          <table:table-cell office:value-type="string" calcext:value-type="string">
            <text:p><text:s/>Half (Of The Holy Life) Upaḍḍha Sutta</text:p>
          </table:table-cell>
          <table:table-cell office:value-type="float" office:value="142.158367" calcext:value-type="float">
            <text:p>142.158367</text:p>
          </table:table-cell>
          <table:table-cell office:value-type="string" calcext:value-type="string">
            <text:p>SN45_2</text:p>
          </table:table-cell>
          <table:table-cell table:formula="of:=IF([.A279]=[.D2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27</text:p>
          </table:table-cell>
          <table:table-cell office:value-type="string" calcext:value-type="string">
            <text:p><text:s/>A Pot Kumbha Sutta</text:p>
          </table:table-cell>
          <table:table-cell office:value-type="float" office:value="49.136327" calcext:value-type="float">
            <text:p>49.136327</text:p>
          </table:table-cell>
          <table:table-cell office:value-type="string" calcext:value-type="string">
            <text:p>SN45_27</text:p>
          </table:table-cell>
          <table:table-cell table:formula="of:=IF([.A280]=[.D2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4</text:p>
          </table:table-cell>
          <table:table-cell office:value-type="string" calcext:value-type="string">
            <text:p><text:s/>The Brahman Brāhmaṇa Sutta</text:p>
          </table:table-cell>
          <table:table-cell office:value-type="float" office:value="211.40898" calcext:value-type="float">
            <text:p>211.40898</text:p>
          </table:table-cell>
          <table:table-cell office:value-type="string" calcext:value-type="string">
            <text:p>SN45_4</text:p>
          </table:table-cell>
          <table:table-cell table:formula="of:=IF([.A281]=[.D2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56</text:p>
          </table:table-cell>
          <table:table-cell office:value-type="string" calcext:value-type="string">
            <text:p><text:s/>Admirable Friendship Kalyāṇa-Mittatā Sutta</text:p>
          </table:table-cell>
          <table:table-cell office:value-type="float" office:value="156.238367" calcext:value-type="float">
            <text:p>156.238367</text:p>
          </table:table-cell>
          <table:table-cell office:value-type="string" calcext:value-type="string">
            <text:p>SN45_56</text:p>
          </table:table-cell>
          <table:table-cell table:formula="of:=IF([.A282]=[.D2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5_8</text:p>
          </table:table-cell>
          <table:table-cell office:value-type="string" calcext:value-type="string">
            <text:p><text:s/>An Analysis Of The Path Magga-Vibhaṅga Sutta</text:p>
          </table:table-cell>
          <table:table-cell office:value-type="float" office:value="325.198367" calcext:value-type="float">
            <text:p>325.198367</text:p>
          </table:table-cell>
          <table:table-cell office:value-type="string" calcext:value-type="string">
            <text:p>SN45_8</text:p>
          </table:table-cell>
          <table:table-cell table:formula="of:=IF([.A283]=[.D2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1</text:p>
          </table:table-cell>
          <table:table-cell office:value-type="string" calcext:value-type="string">
            <text:p><text:s/>The Himalayas (On The Factors For Awakening) Himavanta Sutta</text:p>
          </table:table-cell>
          <table:table-cell office:value-type="float" office:value="112.64" calcext:value-type="float">
            <text:p>112.64</text:p>
          </table:table-cell>
          <table:table-cell office:value-type="string" calcext:value-type="string">
            <text:p>SN46_1</text:p>
          </table:table-cell>
          <table:table-cell table:formula="of:=IF([.A284]=[.D2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11</text:p>
          </table:table-cell>
          <table:table-cell office:value-type="string" calcext:value-type="string">
            <text:p><text:s/>Living Beings Pāṇa Sutta</text:p>
          </table:table-cell>
          <table:table-cell office:value-type="float" office:value="90.331429" calcext:value-type="float">
            <text:p>90.331429</text:p>
          </table:table-cell>
          <table:table-cell office:value-type="string" calcext:value-type="string">
            <text:p>SN46_11</text:p>
          </table:table-cell>
          <table:table-cell table:formula="of:=IF([.A285]=[.D2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14</text:p>
          </table:table-cell>
          <table:table-cell office:value-type="string" calcext:value-type="string">
            <text:p><text:s/>Ill Gilāna Sutta</text:p>
          </table:table-cell>
          <table:table-cell office:value-type="float" office:value="151.196735" calcext:value-type="float">
            <text:p>151.196735</text:p>
          </table:table-cell>
          <table:table-cell office:value-type="string" calcext:value-type="string">
            <text:p>SN46_14</text:p>
          </table:table-cell>
          <table:table-cell table:formula="of:=IF([.A286]=[.D2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18</text:p>
          </table:table-cell>
          <table:table-cell office:value-type="string" calcext:value-type="string">
            <text:p><text:s/>Neglected Viraddha Sutta</text:p>
          </table:table-cell>
          <table:table-cell office:value-type="float" office:value="65.227755" calcext:value-type="float">
            <text:p>65.227755</text:p>
          </table:table-cell>
          <table:table-cell office:value-type="string" calcext:value-type="string">
            <text:p>SN46_18</text:p>
          </table:table-cell>
          <table:table-cell table:formula="of:=IF([.A287]=[.D2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26</text:p>
          </table:table-cell>
          <table:table-cell office:value-type="string" calcext:value-type="string">
            <text:p><text:s/>Ending Khaya Sutta</text:p>
          </table:table-cell>
          <table:table-cell office:value-type="float" office:value="98.951837" calcext:value-type="float">
            <text:p>98.951837</text:p>
          </table:table-cell>
          <table:table-cell office:value-type="string" calcext:value-type="string">
            <text:p>SN46_26</text:p>
          </table:table-cell>
          <table:table-cell table:formula="of:=IF([.A288]=[.D2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29</text:p>
          </table:table-cell>
          <table:table-cell office:value-type="string" calcext:value-type="string">
            <text:p><text:s/>One Quality Ekadhamma Sutta</text:p>
          </table:table-cell>
          <table:table-cell office:value-type="float" office:value="89.913469" calcext:value-type="float">
            <text:p>89.913469</text:p>
          </table:table-cell>
          <table:table-cell office:value-type="string" calcext:value-type="string">
            <text:p>SN46_29</text:p>
          </table:table-cell>
          <table:table-cell table:formula="of:=IF([.A289]=[.D2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3</text:p>
          </table:table-cell>
          <table:table-cell office:value-type="string" calcext:value-type="string">
            <text:p><text:s/>Virtue Sīla Sutta</text:p>
          </table:table-cell>
          <table:table-cell office:value-type="float" office:value="294.582857" calcext:value-type="float">
            <text:p>294.582857</text:p>
          </table:table-cell>
          <table:table-cell office:value-type="string" calcext:value-type="string">
            <text:p>SN46_3</text:p>
          </table:table-cell>
          <table:table-cell table:formula="of:=IF([.A290]=[.D2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30</text:p>
          </table:table-cell>
          <table:table-cell office:value-type="string" calcext:value-type="string">
            <text:p><text:s/>To Udāyin Udāyin Sutta</text:p>
          </table:table-cell>
          <table:table-cell office:value-type="float" office:value="205.244082" calcext:value-type="float">
            <text:p>205.244082</text:p>
          </table:table-cell>
          <table:table-cell office:value-type="string" calcext:value-type="string">
            <text:p>SN46_30</text:p>
          </table:table-cell>
          <table:table-cell table:formula="of:=IF([.A291]=[.D2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38</text:p>
          </table:table-cell>
          <table:table-cell office:value-type="string" calcext:value-type="string">
            <text:p><text:s/>Hindrances Nīvaraṇa Sutta</text:p>
          </table:table-cell>
          <table:table-cell office:value-type="float" office:value="101.485714" calcext:value-type="float">
            <text:p>101.485714</text:p>
          </table:table-cell>
          <table:table-cell office:value-type="string" calcext:value-type="string">
            <text:p>SN46_38</text:p>
          </table:table-cell>
          <table:table-cell table:formula="of:=IF([.A292]=[.D2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4</text:p>
          </table:table-cell>
          <table:table-cell office:value-type="string" calcext:value-type="string">
            <text:p><text:s/>Clothes Vattha Sutta</text:p>
          </table:table-cell>
          <table:table-cell office:value-type="float" office:value="241.240816" calcext:value-type="float">
            <text:p>241.240816</text:p>
          </table:table-cell>
          <table:table-cell office:value-type="string" calcext:value-type="string">
            <text:p>SN46_4</text:p>
          </table:table-cell>
          <table:table-cell table:formula="of:=IF([.A293]=[.D2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5</text:p>
          </table:table-cell>
          <table:table-cell office:value-type="string" calcext:value-type="string">
            <text:p><text:s/>To A Monk Bhikkhu Sutta</text:p>
          </table:table-cell>
          <table:table-cell office:value-type="float" office:value="94.746122" calcext:value-type="float">
            <text:p>94.746122</text:p>
          </table:table-cell>
          <table:table-cell office:value-type="string" calcext:value-type="string">
            <text:p>SN46_5</text:p>
          </table:table-cell>
          <table:table-cell table:formula="of:=IF([.A294]=[.D2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51</text:p>
          </table:table-cell>
          <table:table-cell office:value-type="string" calcext:value-type="string">
            <text:p><text:s/>Food (For The Factors For Awakening) Āhāra Sutta</text:p>
          </table:table-cell>
          <table:table-cell office:value-type="float" office:value="684.8" calcext:value-type="float">
            <text:p>684.8</text:p>
          </table:table-cell>
          <table:table-cell office:value-type="string" calcext:value-type="string">
            <text:p>SN46_51</text:p>
          </table:table-cell>
          <table:table-cell table:formula="of:=IF([.A295]=[.D2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52</text:p>
          </table:table-cell>
          <table:table-cell office:value-type="string" calcext:value-type="string">
            <text:p><text:s/>An Exposition Pariyāya Sutta</text:p>
          </table:table-cell>
          <table:table-cell office:value-type="float" office:value="419.94449" calcext:value-type="float">
            <text:p>419.94449</text:p>
          </table:table-cell>
          <table:table-cell office:value-type="string" calcext:value-type="string">
            <text:p>SN46_52</text:p>
          </table:table-cell>
          <table:table-cell table:formula="of:=IF([.A296]=[.D2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53</text:p>
          </table:table-cell>
          <table:table-cell office:value-type="string" calcext:value-type="string">
            <text:p><text:s/>Fire Aggi Sutta</text:p>
          </table:table-cell>
          <table:table-cell office:value-type="float" office:value="414.354286" calcext:value-type="float">
            <text:p>414.354286</text:p>
          </table:table-cell>
          <table:table-cell office:value-type="string" calcext:value-type="string">
            <text:p>SN46_53</text:p>
          </table:table-cell>
          <table:table-cell table:formula="of:=IF([.A297]=[.D2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54</text:p>
          </table:table-cell>
          <table:table-cell office:value-type="string" calcext:value-type="string">
            <text:p><text:s/>Goodwill Mettā Sutta</text:p>
          </table:table-cell>
          <table:table-cell office:value-type="float" office:value="745.874286" calcext:value-type="float">
            <text:p>745.874286</text:p>
          </table:table-cell>
          <table:table-cell office:value-type="string" calcext:value-type="string">
            <text:p>SN46_54</text:p>
          </table:table-cell>
          <table:table-cell table:formula="of:=IF([.A298]=[.D2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6_8</text:p>
          </table:table-cell>
          <table:table-cell office:value-type="string" calcext:value-type="string">
            <text:p><text:s/>Upavāṇa Upavāṇa Sutta</text:p>
          </table:table-cell>
          <table:table-cell office:value-type="float" office:value="125.570612" calcext:value-type="float">
            <text:p>125.570612</text:p>
          </table:table-cell>
          <table:table-cell office:value-type="string" calcext:value-type="string">
            <text:p>SN46_8</text:p>
          </table:table-cell>
          <table:table-cell table:formula="of:=IF([.A299]=[.D2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10</text:p>
          </table:table-cell>
          <table:table-cell office:value-type="string" calcext:value-type="string">
            <text:p><text:s/>At The Nuns' Residence Bhikkhun'upassaya Sutta</text:p>
          </table:table-cell>
          <table:table-cell office:value-type="float" office:value="326.661224" calcext:value-type="float">
            <text:p>326.661224</text:p>
          </table:table-cell>
          <table:table-cell office:value-type="string" calcext:value-type="string">
            <text:p>SN47_10</text:p>
          </table:table-cell>
          <table:table-cell table:formula="of:=IF([.A300]=[.D3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13</text:p>
          </table:table-cell>
          <table:table-cell office:value-type="string" calcext:value-type="string">
            <text:p><text:s/>About Cunda (Ven. Sāriputta's Passing Away) Cunda Sutta</text:p>
          </table:table-cell>
          <table:table-cell office:value-type="float" office:value="291.604898" calcext:value-type="float">
            <text:p>291.604898</text:p>
          </table:table-cell>
          <table:table-cell office:value-type="string" calcext:value-type="string">
            <text:p>SN47_13</text:p>
          </table:table-cell>
          <table:table-cell table:formula="of:=IF([.A301]=[.D3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16</text:p>
          </table:table-cell>
          <table:table-cell office:value-type="string" calcext:value-type="string">
            <text:p><text:s/>To Uttijya Uttiya Sutta</text:p>
          </table:table-cell>
          <table:table-cell office:value-type="float" office:value="136.333061" calcext:value-type="float">
            <text:p>136.333061</text:p>
          </table:table-cell>
          <table:table-cell office:value-type="string" calcext:value-type="string">
            <text:p>SN47_16</text:p>
          </table:table-cell>
          <table:table-cell table:formula="of:=IF([.A302]=[.D30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19</text:p>
          </table:table-cell>
          <table:table-cell office:value-type="string" calcext:value-type="string">
            <text:p><text:s/>At Sedaka (The Acrobat) Sedaka Sutta (1)</text:p>
          </table:table-cell>
          <table:table-cell office:value-type="float" office:value="162.063673" calcext:value-type="float">
            <text:p>162.063673</text:p>
          </table:table-cell>
          <table:table-cell office:value-type="string" calcext:value-type="string">
            <text:p>SN47_19</text:p>
          </table:table-cell>
          <table:table-cell table:formula="of:=IF([.A303]=[.D30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20</text:p>
          </table:table-cell>
          <table:table-cell office:value-type="string" calcext:value-type="string">
            <text:p><text:s/>At Sedaka (The Beauty Queen) Sedaka Sutta (2)</text:p>
          </table:table-cell>
          <table:table-cell office:value-type="float" office:value="108.826122" calcext:value-type="float">
            <text:p>108.826122</text:p>
          </table:table-cell>
          <table:table-cell office:value-type="string" calcext:value-type="string">
            <text:p>SN47_20</text:p>
          </table:table-cell>
          <table:table-cell table:formula="of:=IF([.A304]=[.D30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25</text:p>
          </table:table-cell>
          <table:table-cell office:value-type="string" calcext:value-type="string">
            <text:p><text:s/>To A Brahman Brāhmaṇa Sutta</text:p>
          </table:table-cell>
          <table:table-cell office:value-type="float" office:value="155.924898" calcext:value-type="float">
            <text:p>155.924898</text:p>
          </table:table-cell>
          <table:table-cell office:value-type="string" calcext:value-type="string">
            <text:p>SN47_25</text:p>
          </table:table-cell>
          <table:table-cell table:formula="of:=IF([.A305]=[.D30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33</text:p>
          </table:table-cell>
          <table:table-cell office:value-type="string" calcext:value-type="string">
            <text:p><text:s/>Neglected Viraddha Sutta</text:p>
          </table:table-cell>
          <table:table-cell office:value-type="float" office:value="73.142857" calcext:value-type="float">
            <text:p>73.142857</text:p>
          </table:table-cell>
          <table:table-cell office:value-type="string" calcext:value-type="string">
            <text:p>SN47_33</text:p>
          </table:table-cell>
          <table:table-cell table:formula="of:=IF([.A306]=[.D30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35</text:p>
          </table:table-cell>
          <table:table-cell office:value-type="string" calcext:value-type="string">
            <text:p><text:s/>Mindful   Sata Sutta</text:p>
          </table:table-cell>
          <table:table-cell office:value-type="float" office:value="72.724898" calcext:value-type="float">
            <text:p>72.724898</text:p>
          </table:table-cell>
          <table:table-cell office:value-type="string" calcext:value-type="string">
            <text:p>SN47_35</text:p>
          </table:table-cell>
          <table:table-cell table:formula="of:=IF([.A307]=[.D30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37</text:p>
          </table:table-cell>
          <table:table-cell office:value-type="string" calcext:value-type="string">
            <text:p><text:s/>Desire Chanda Sutta</text:p>
          </table:table-cell>
          <table:table-cell office:value-type="float" office:value="99.082449" calcext:value-type="float">
            <text:p>99.082449</text:p>
          </table:table-cell>
          <table:table-cell office:value-type="string" calcext:value-type="string">
            <text:p>SN47_37</text:p>
          </table:table-cell>
          <table:table-cell table:formula="of:=IF([.A308]=[.D30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38</text:p>
          </table:table-cell>
          <table:table-cell office:value-type="string" calcext:value-type="string">
            <text:p><text:s/>Comprehension Pariññā Sutta</text:p>
          </table:table-cell>
          <table:table-cell office:value-type="float" office:value="96.705306" calcext:value-type="float">
            <text:p>96.705306</text:p>
          </table:table-cell>
          <table:table-cell office:value-type="string" calcext:value-type="string">
            <text:p>SN47_38</text:p>
          </table:table-cell>
          <table:table-cell table:formula="of:=IF([.A309]=[.D30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4</text:p>
          </table:table-cell>
          <table:table-cell office:value-type="string" calcext:value-type="string">
            <text:p><text:s/>At Sālā Sālā Sutta</text:p>
          </table:table-cell>
          <table:table-cell office:value-type="float" office:value="185.312653" calcext:value-type="float">
            <text:p>185.312653</text:p>
          </table:table-cell>
          <table:table-cell office:value-type="string" calcext:value-type="string">
            <text:p>SN47_4</text:p>
          </table:table-cell>
          <table:table-cell table:formula="of:=IF([.A310]=[.D31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40</text:p>
          </table:table-cell>
          <table:table-cell office:value-type="string" calcext:value-type="string">
            <text:p><text:s/>An Analysis Of The Establishings Of Mindfulness Satipaṭṭhāna-Vibhaṅga Sutta</text:p>
          </table:table-cell>
          <table:table-cell office:value-type="float" office:value="172.460408" calcext:value-type="float">
            <text:p>172.460408</text:p>
          </table:table-cell>
          <table:table-cell office:value-type="string" calcext:value-type="string">
            <text:p>SN47_40</text:p>
          </table:table-cell>
          <table:table-cell table:formula="of:=IF([.A311]=[.D31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41</text:p>
          </table:table-cell>
          <table:table-cell office:value-type="string" calcext:value-type="string">
            <text:p><text:s/>Deathless Amata Sutta</text:p>
          </table:table-cell>
          <table:table-cell office:value-type="float" office:value="50.651429" calcext:value-type="float">
            <text:p>50.651429</text:p>
          </table:table-cell>
          <table:table-cell office:value-type="string" calcext:value-type="string">
            <text:p>SN47_41</text:p>
          </table:table-cell>
          <table:table-cell table:formula="of:=IF([.A312]=[.D31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42</text:p>
          </table:table-cell>
          <table:table-cell office:value-type="string" calcext:value-type="string">
            <text:p><text:s/>Origination Samudaya Sutta</text:p>
          </table:table-cell>
          <table:table-cell office:value-type="float" office:value="78.315102" calcext:value-type="float">
            <text:p>78.315102</text:p>
          </table:table-cell>
          <table:table-cell office:value-type="string" calcext:value-type="string">
            <text:p>SN47_42</text:p>
          </table:table-cell>
          <table:table-cell table:formula="of:=IF([.A313]=[.D31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6</text:p>
          </table:table-cell>
          <table:table-cell office:value-type="string" calcext:value-type="string">
            <text:p><text:s/>The Hawk Sakuṇagghi Sutta</text:p>
          </table:table-cell>
          <table:table-cell office:value-type="float" office:value="206.236735" calcext:value-type="float">
            <text:p>206.236735</text:p>
          </table:table-cell>
          <table:table-cell office:value-type="string" calcext:value-type="string">
            <text:p>SN47_6</text:p>
          </table:table-cell>
          <table:table-cell table:formula="of:=IF([.A314]=[.D31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7</text:p>
          </table:table-cell>
          <table:table-cell office:value-type="string" calcext:value-type="string">
            <text:p><text:s/>The Monkey Makkaṭa Sutta</text:p>
          </table:table-cell>
          <table:table-cell office:value-type="float" office:value="210.677551" calcext:value-type="float">
            <text:p>210.677551</text:p>
          </table:table-cell>
          <table:table-cell office:value-type="string" calcext:value-type="string">
            <text:p>SN47_7</text:p>
          </table:table-cell>
          <table:table-cell table:formula="of:=IF([.A315]=[.D31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7_8</text:p>
          </table:table-cell>
          <table:table-cell office:value-type="string" calcext:value-type="string">
            <text:p><text:s/>The Cook Sūda Sutta</text:p>
          </table:table-cell>
          <table:table-cell office:value-type="float" office:value="257.149388" calcext:value-type="float">
            <text:p>257.149388</text:p>
          </table:table-cell>
          <table:table-cell office:value-type="string" calcext:value-type="string">
            <text:p>SN47_8</text:p>
          </table:table-cell>
          <table:table-cell table:formula="of:=IF([.A316]=[.D31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10</text:p>
          </table:table-cell>
          <table:table-cell office:value-type="string" calcext:value-type="string">
            <text:p><text:s/>An Analysis Of The Faculties Indriya-Vibhaṅga Sutta</text:p>
          </table:table-cell>
          <table:table-cell office:value-type="float" office:value="261.511837" calcext:value-type="float">
            <text:p>261.511837</text:p>
          </table:table-cell>
          <table:table-cell office:value-type="string" calcext:value-type="string">
            <text:p>SN48_10</text:p>
          </table:table-cell>
          <table:table-cell table:formula="of:=IF([.A317]=[.D31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21</text:p>
          </table:table-cell>
          <table:table-cell office:value-type="string" calcext:value-type="string">
            <text:p><text:s/>No Becoming Na Bhava Sutta</text:p>
          </table:table-cell>
          <table:table-cell office:value-type="float" office:value="82.964898" calcext:value-type="float">
            <text:p>82.964898</text:p>
          </table:table-cell>
          <table:table-cell office:value-type="string" calcext:value-type="string">
            <text:p>SN48_21</text:p>
          </table:table-cell>
          <table:table-cell table:formula="of:=IF([.A318]=[.D31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3</text:p>
          </table:table-cell>
          <table:table-cell office:value-type="string" calcext:value-type="string">
            <text:p><text:s/>The Stream Sota Sutta</text:p>
          </table:table-cell>
          <table:table-cell office:value-type="float" office:value="40.515918" calcext:value-type="float">
            <text:p>40.515918</text:p>
          </table:table-cell>
          <table:table-cell office:value-type="string" calcext:value-type="string">
            <text:p>SN48_3</text:p>
          </table:table-cell>
          <table:table-cell table:formula="of:=IF([.A319]=[.D31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38</text:p>
          </table:table-cell>
          <table:table-cell office:value-type="string" calcext:value-type="string">
            <text:p><text:s/>An Analysis (Of The Feeling Faculties) (3) Vibhaṅga Sutta</text:p>
          </table:table-cell>
          <table:table-cell office:value-type="float" office:value="103.88898" calcext:value-type="float">
            <text:p>103.88898</text:p>
          </table:table-cell>
          <table:table-cell office:value-type="string" calcext:value-type="string">
            <text:p>SN48_38</text:p>
          </table:table-cell>
          <table:table-cell table:formula="of:=IF([.A320]=[.D32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39</text:p>
          </table:table-cell>
          <table:table-cell office:value-type="string" calcext:value-type="string">
            <text:p><text:s/>An Analysis (Of The Feeling Faculties) (4) Vibhaṅga Sutta</text:p>
          </table:table-cell>
          <table:table-cell office:value-type="float" office:value="220.395102" calcext:value-type="float">
            <text:p>220.395102</text:p>
          </table:table-cell>
          <table:table-cell office:value-type="string" calcext:value-type="string">
            <text:p>SN48_39</text:p>
          </table:table-cell>
          <table:table-cell table:formula="of:=IF([.A321]=[.D32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4</text:p>
          </table:table-cell>
          <table:table-cell office:value-type="string" calcext:value-type="string">
            <text:p><text:s/>The Arahant Arahant Sutta</text:p>
          </table:table-cell>
          <table:table-cell office:value-type="float" office:value="48.457143" calcext:value-type="float">
            <text:p>48.457143</text:p>
          </table:table-cell>
          <table:table-cell office:value-type="string" calcext:value-type="string">
            <text:p>SN48_4</text:p>
          </table:table-cell>
          <table:table-cell table:formula="of:=IF([.A322]=[.D32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41</text:p>
          </table:table-cell>
          <table:table-cell office:value-type="string" calcext:value-type="string">
            <text:p><text:s/>Old Age Jarā Sutta</text:p>
          </table:table-cell>
          <table:table-cell office:value-type="float" office:value="111.856327" calcext:value-type="float">
            <text:p>111.856327</text:p>
          </table:table-cell>
          <table:table-cell office:value-type="string" calcext:value-type="string">
            <text:p>SN48_41</text:p>
          </table:table-cell>
          <table:table-cell table:formula="of:=IF([.A323]=[.D32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44</text:p>
          </table:table-cell>
          <table:table-cell office:value-type="string" calcext:value-type="string">
            <text:p><text:s/>Eastern Gatehouse Pubbakoṭṭhaka Sutta</text:p>
          </table:table-cell>
          <table:table-cell office:value-type="float" office:value="180.297143" calcext:value-type="float">
            <text:p>180.297143</text:p>
          </table:table-cell>
          <table:table-cell office:value-type="string" calcext:value-type="string">
            <text:p>SN48_44</text:p>
          </table:table-cell>
          <table:table-cell table:formula="of:=IF([.A324]=[.D32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46</text:p>
          </table:table-cell>
          <table:table-cell office:value-type="string" calcext:value-type="string">
            <text:p><text:s/>The Eastern Monastery Pubbārāma Sutta</text:p>
          </table:table-cell>
          <table:table-cell office:value-type="float" office:value="81.658776" calcext:value-type="float">
            <text:p>81.658776</text:p>
          </table:table-cell>
          <table:table-cell office:value-type="string" calcext:value-type="string">
            <text:p>SN48_46</text:p>
          </table:table-cell>
          <table:table-cell table:formula="of:=IF([.A325]=[.D32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50</text:p>
          </table:table-cell>
          <table:table-cell office:value-type="string" calcext:value-type="string">
            <text:p><text:s/>Conviction Saddhā Sutta</text:p>
          </table:table-cell>
          <table:table-cell office:value-type="float" office:value="353.828571" calcext:value-type="float">
            <text:p>353.828571</text:p>
          </table:table-cell>
          <table:table-cell office:value-type="string" calcext:value-type="string">
            <text:p>SN48_50</text:p>
          </table:table-cell>
          <table:table-cell table:formula="of:=IF([.A326]=[.D32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52</text:p>
          </table:table-cell>
          <table:table-cell office:value-type="string" calcext:value-type="string">
            <text:p><text:s/>Mallans Malla Sutta</text:p>
          </table:table-cell>
          <table:table-cell office:value-type="float" office:value="93.257143" calcext:value-type="float">
            <text:p>93.257143</text:p>
          </table:table-cell>
          <table:table-cell office:value-type="string" calcext:value-type="string">
            <text:p>SN48_52</text:p>
          </table:table-cell>
          <table:table-cell table:formula="of:=IF([.A327]=[.D32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53</text:p>
          </table:table-cell>
          <table:table-cell office:value-type="string" calcext:value-type="string">
            <text:p><text:s/>The Learner Sekha Sutta</text:p>
          </table:table-cell>
          <table:table-cell office:value-type="float" office:value="237.844898" calcext:value-type="float">
            <text:p>237.844898</text:p>
          </table:table-cell>
          <table:table-cell office:value-type="string" calcext:value-type="string">
            <text:p>SN48_53</text:p>
          </table:table-cell>
          <table:table-cell table:formula="of:=IF([.A328]=[.D32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56</text:p>
          </table:table-cell>
          <table:table-cell office:value-type="string" calcext:value-type="string">
            <text:p><text:s/>Established Patiṭṭhita Sutta</text:p>
          </table:table-cell>
          <table:table-cell office:value-type="float" office:value="52.610612" calcext:value-type="float">
            <text:p>52.610612</text:p>
          </table:table-cell>
          <table:table-cell office:value-type="string" calcext:value-type="string">
            <text:p>SN48_56</text:p>
          </table:table-cell>
          <table:table-cell table:formula="of:=IF([.A329]=[.D32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48_8</text:p>
          </table:table-cell>
          <table:table-cell office:value-type="string" calcext:value-type="string">
            <text:p><text:s/>To Be Seen Daṭṭhabbaṁ Sutta</text:p>
          </table:table-cell>
          <table:table-cell office:value-type="float" office:value="65.38449" calcext:value-type="float">
            <text:p>65.38449</text:p>
          </table:table-cell>
          <table:table-cell office:value-type="string" calcext:value-type="string">
            <text:p>SN48_8</text:p>
          </table:table-cell>
          <table:table-cell table:formula="of:=IF([.A330]=[.D33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1</text:p>
          </table:table-cell>
          <table:table-cell office:value-type="string" calcext:value-type="string">
            <text:p><text:s/>Sister Āḷavikā Āḷavikā Sutta</text:p>
          </table:table-cell>
          <table:table-cell office:value-type="float" office:value="114.860408" calcext:value-type="float">
            <text:p>114.860408</text:p>
          </table:table-cell>
          <table:table-cell office:value-type="string" calcext:value-type="string">
            <text:p>SN5_1</text:p>
          </table:table-cell>
          <table:table-cell table:formula="of:=IF([.A331]=[.D33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10</text:p>
          </table:table-cell>
          <table:table-cell office:value-type="string" calcext:value-type="string">
            <text:p><text:s/>Sister Vajirā Vajirā Sutta</text:p>
          </table:table-cell>
          <table:table-cell office:value-type="float" office:value="120.241633" calcext:value-type="float">
            <text:p>120.241633</text:p>
          </table:table-cell>
          <table:table-cell office:value-type="string" calcext:value-type="string">
            <text:p>SN5_10</text:p>
          </table:table-cell>
          <table:table-cell table:formula="of:=IF([.A332]=[.D33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2</text:p>
          </table:table-cell>
          <table:table-cell office:value-type="string" calcext:value-type="string">
            <text:p><text:s/>Sister Somā Somā Sutta</text:p>
          </table:table-cell>
          <table:table-cell office:value-type="float" office:value="112.195918" calcext:value-type="float">
            <text:p>112.195918</text:p>
          </table:table-cell>
          <table:table-cell office:value-type="string" calcext:value-type="string">
            <text:p>SN5_2</text:p>
          </table:table-cell>
          <table:table-cell table:formula="of:=IF([.A333]=[.D33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3</text:p>
          </table:table-cell>
          <table:table-cell office:value-type="string" calcext:value-type="string">
            <text:p><text:s/>Sister Gotamī Gotamī Sutta</text:p>
          </table:table-cell>
          <table:table-cell office:value-type="float" office:value="117.368163" calcext:value-type="float">
            <text:p>117.368163</text:p>
          </table:table-cell>
          <table:table-cell office:value-type="string" calcext:value-type="string">
            <text:p>SN5_3</text:p>
          </table:table-cell>
          <table:table-cell table:formula="of:=IF([.A334]=[.D33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4</text:p>
          </table:table-cell>
          <table:table-cell office:value-type="string" calcext:value-type="string">
            <text:p><text:s/>Sister Vijayā Vijayā Sutta</text:p>
          </table:table-cell>
          <table:table-cell office:value-type="float" office:value="121.338776" calcext:value-type="float">
            <text:p>121.338776</text:p>
          </table:table-cell>
          <table:table-cell office:value-type="string" calcext:value-type="string">
            <text:p>SN5_4</text:p>
          </table:table-cell>
          <table:table-cell table:formula="of:=IF([.A335]=[.D33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5</text:p>
          </table:table-cell>
          <table:table-cell office:value-type="string" calcext:value-type="string">
            <text:p><text:s/>Sister Uppalavaṇṇā Uppalavaṇṇā Sutta</text:p>
          </table:table-cell>
          <table:table-cell office:value-type="float" office:value="128.548571" calcext:value-type="float">
            <text:p>128.548571</text:p>
          </table:table-cell>
          <table:table-cell office:value-type="string" calcext:value-type="string">
            <text:p>SN5_5</text:p>
          </table:table-cell>
          <table:table-cell table:formula="of:=IF([.A336]=[.D33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6</text:p>
          </table:table-cell>
          <table:table-cell office:value-type="string" calcext:value-type="string">
            <text:p><text:s/>Sister Cālā Cālā Sutta</text:p>
          </table:table-cell>
          <table:table-cell office:value-type="float" office:value="104.254694" calcext:value-type="float">
            <text:p>104.254694</text:p>
          </table:table-cell>
          <table:table-cell office:value-type="string" calcext:value-type="string">
            <text:p>SN5_6</text:p>
          </table:table-cell>
          <table:table-cell table:formula="of:=IF([.A337]=[.D33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7</text:p>
          </table:table-cell>
          <table:table-cell office:value-type="string" calcext:value-type="string">
            <text:p><text:s/>Sister Upacālā Upacālā Sutta</text:p>
          </table:table-cell>
          <table:table-cell office:value-type="float" office:value="112.875102" calcext:value-type="float">
            <text:p>112.875102</text:p>
          </table:table-cell>
          <table:table-cell office:value-type="string" calcext:value-type="string">
            <text:p>SN5_7</text:p>
          </table:table-cell>
          <table:table-cell table:formula="of:=IF([.A338]=[.D33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8</text:p>
          </table:table-cell>
          <table:table-cell office:value-type="string" calcext:value-type="string">
            <text:p><text:s/>Sister Sīsupacālā Sīsupacālā Sutta</text:p>
          </table:table-cell>
          <table:table-cell office:value-type="float" office:value="107.493878" calcext:value-type="float">
            <text:p>107.493878</text:p>
          </table:table-cell>
          <table:table-cell office:value-type="string" calcext:value-type="string">
            <text:p>SN5_8</text:p>
          </table:table-cell>
          <table:table-cell table:formula="of:=IF([.A339]=[.D33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_9</text:p>
          </table:table-cell>
          <table:table-cell office:value-type="string" calcext:value-type="string">
            <text:p><text:s/>Sister Selā Selā Sutta</text:p>
          </table:table-cell>
          <table:table-cell office:value-type="float" office:value="124.760816" calcext:value-type="float">
            <text:p>124.760816</text:p>
          </table:table-cell>
          <table:table-cell office:value-type="string" calcext:value-type="string">
            <text:p>SN5_9</text:p>
          </table:table-cell>
          <table:table-cell table:formula="of:=IF([.A340]=[.D34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1_13</text:p>
          </table:table-cell>
          <table:table-cell office:value-type="string" calcext:value-type="string">
            <text:p><text:s/>Desire Chanda Sutta</text:p>
          </table:table-cell>
          <table:table-cell office:value-type="float" office:value="142.367347" calcext:value-type="float">
            <text:p>142.367347</text:p>
          </table:table-cell>
          <table:table-cell office:value-type="string" calcext:value-type="string">
            <text:p>SN51_13</text:p>
          </table:table-cell>
          <table:table-cell table:formula="of:=IF([.A341]=[.D34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1_14</text:p>
          </table:table-cell>
          <table:table-cell office:value-type="string" calcext:value-type="string">
            <text:p><text:s/>Moggallāna Moggallāna Sutta</text:p>
          </table:table-cell>
          <table:table-cell office:value-type="float" office:value="562.259592" calcext:value-type="float">
            <text:p>562.259592</text:p>
          </table:table-cell>
          <table:table-cell office:value-type="string" calcext:value-type="string">
            <text:p>SN51_14</text:p>
          </table:table-cell>
          <table:table-cell table:formula="of:=IF([.A342]=[.D34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1_15</text:p>
          </table:table-cell>
          <table:table-cell office:value-type="string" calcext:value-type="string">
            <text:p><text:s/>To Uṇṇābha The Brahman Brahmaṇa Sutta</text:p>
          </table:table-cell>
          <table:table-cell office:value-type="float" office:value="244.218776" calcext:value-type="float">
            <text:p>244.218776</text:p>
          </table:table-cell>
          <table:table-cell office:value-type="string" calcext:value-type="string">
            <text:p>SN51_15</text:p>
          </table:table-cell>
          <table:table-cell table:formula="of:=IF([.A343]=[.D34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1_20</text:p>
          </table:table-cell>
          <table:table-cell office:value-type="string" calcext:value-type="string">
            <text:p><text:s/>An Analysis Of The Bases Of Power Iddhipāda-Vibhaṅga Sutta</text:p>
          </table:table-cell>
          <table:table-cell office:value-type="float" office:value="591.908571" calcext:value-type="float">
            <text:p>591.908571</text:p>
          </table:table-cell>
          <table:table-cell office:value-type="string" calcext:value-type="string">
            <text:p>SN51_20</text:p>
          </table:table-cell>
          <table:table-cell table:formula="of:=IF([.A344]=[.D34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1_22</text:p>
          </table:table-cell>
          <table:table-cell office:value-type="string" calcext:value-type="string">
            <text:p><text:s/>The Iron Ball Ayoguḷa Sutta</text:p>
          </table:table-cell>
          <table:table-cell office:value-type="float" office:value="243.147755" calcext:value-type="float">
            <text:p>243.147755</text:p>
          </table:table-cell>
          <table:table-cell office:value-type="string" calcext:value-type="string">
            <text:p>SN51_22</text:p>
          </table:table-cell>
          <table:table-cell table:formula="of:=IF([.A345]=[.D34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2_10</text:p>
          </table:table-cell>
          <table:table-cell office:value-type="string" calcext:value-type="string">
            <text:p><text:s/>Illness Gilāyana Sutta</text:p>
          </table:table-cell>
          <table:table-cell office:value-type="float" office:value="74.631837" calcext:value-type="float">
            <text:p>74.631837</text:p>
          </table:table-cell>
          <table:table-cell office:value-type="string" calcext:value-type="string">
            <text:p>SN52_10</text:p>
          </table:table-cell>
          <table:table-cell table:formula="of:=IF([.A346]=[.D34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2_9</text:p>
          </table:table-cell>
          <table:table-cell office:value-type="string" calcext:value-type="string">
            <text:p><text:s/>Ambapālī Ambapālī Sutta</text:p>
          </table:table-cell>
          <table:table-cell office:value-type="float" office:value="111.986939" calcext:value-type="float">
            <text:p>111.986939</text:p>
          </table:table-cell>
          <table:table-cell office:value-type="string" calcext:value-type="string">
            <text:p>SN52_9</text:p>
          </table:table-cell>
          <table:table-cell table:formula="of:=IF([.A347]=[.D34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4_11</text:p>
          </table:table-cell>
          <table:table-cell office:value-type="string" calcext:value-type="string">
            <text:p><text:s/>At Icchānaṅgala Icchānaṅgala Sutta</text:p>
          </table:table-cell>
          <table:table-cell office:value-type="float" office:value="301.792653" calcext:value-type="float">
            <text:p>301.792653</text:p>
          </table:table-cell>
          <table:table-cell office:value-type="string" calcext:value-type="string">
            <text:p>SN54_11</text:p>
          </table:table-cell>
          <table:table-cell table:formula="of:=IF([.A348]=[.D34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4_12</text:p>
          </table:table-cell>
          <table:table-cell office:value-type="string" calcext:value-type="string">
            <text:p><text:s/>With Sakaṁbhiya Sakaṁbhiya Sutta</text:p>
          </table:table-cell>
          <table:table-cell office:value-type="float" office:value="489.874286" calcext:value-type="float">
            <text:p>489.874286</text:p>
          </table:table-cell>
          <table:table-cell office:value-type="string" calcext:value-type="string">
            <text:p>SN54_12</text:p>
          </table:table-cell>
          <table:table-cell table:formula="of:=IF([.A349]=[.D34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4_13</text:p>
          </table:table-cell>
          <table:table-cell office:value-type="string" calcext:value-type="string">
            <text:p><text:s/>To Ānanda (On Mindfulness Of Breathing) Ānanda Sutta</text:p>
          </table:table-cell>
          <table:table-cell office:value-type="float" office:value="801.436735" calcext:value-type="float">
            <text:p>801.436735</text:p>
          </table:table-cell>
          <table:table-cell office:value-type="string" calcext:value-type="string">
            <text:p>SN54_13</text:p>
          </table:table-cell>
          <table:table-cell table:formula="of:=IF([.A350]=[.D35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4_6</text:p>
          </table:table-cell>
          <table:table-cell office:value-type="string" calcext:value-type="string">
            <text:p><text:s/>To Ariṭṭha (On Mindfulness Of Breathing) Ariṭṭha Sutta</text:p>
          </table:table-cell>
          <table:table-cell office:value-type="float" office:value="271.908571" calcext:value-type="float">
            <text:p>271.908571</text:p>
          </table:table-cell>
          <table:table-cell office:value-type="string" calcext:value-type="string">
            <text:p>SN54_6</text:p>
          </table:table-cell>
          <table:table-cell table:formula="of:=IF([.A351]=[.D35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4_8</text:p>
          </table:table-cell>
          <table:table-cell office:value-type="string" calcext:value-type="string">
            <text:p><text:s/>The Lamp Dīpa Sutta</text:p>
          </table:table-cell>
          <table:table-cell office:value-type="float" office:value="610.324898" calcext:value-type="float">
            <text:p>610.324898</text:p>
          </table:table-cell>
          <table:table-cell office:value-type="string" calcext:value-type="string">
            <text:p>SN54_8</text:p>
          </table:table-cell>
          <table:table-cell table:formula="of:=IF([.A352]=[.D35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4_9</text:p>
          </table:table-cell>
          <table:table-cell office:value-type="string" calcext:value-type="string">
            <text:p><text:s/>At Vesālī Vesālī Sutta</text:p>
          </table:table-cell>
          <table:table-cell office:value-type="float" office:value="486.19102" calcext:value-type="float">
            <text:p>486.19102</text:p>
          </table:table-cell>
          <table:table-cell office:value-type="string" calcext:value-type="string">
            <text:p>SN54_9</text:p>
          </table:table-cell>
          <table:table-cell table:formula="of:=IF([.A353]=[.D35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1</text:p>
          </table:table-cell>
          <table:table-cell office:value-type="string" calcext:value-type="string">
            <text:p><text:s/>The Emperor Rāja Sutta</text:p>
          </table:table-cell>
          <table:table-cell office:value-type="float" office:value="174.262857" calcext:value-type="float">
            <text:p>174.262857</text:p>
          </table:table-cell>
          <table:table-cell office:value-type="string" calcext:value-type="string">
            <text:p>SN55_1</text:p>
          </table:table-cell>
          <table:table-cell table:formula="of:=IF([.A354]=[.D35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21</text:p>
          </table:table-cell>
          <table:table-cell office:value-type="string" calcext:value-type="string">
            <text:p><text:s/>To Mahānāma (1) Mahānāma Sutta</text:p>
          </table:table-cell>
          <table:table-cell office:value-type="float" office:value="162.951837" calcext:value-type="float">
            <text:p>162.951837</text:p>
          </table:table-cell>
          <table:table-cell office:value-type="string" calcext:value-type="string">
            <text:p>SN55_21</text:p>
          </table:table-cell>
          <table:table-cell table:formula="of:=IF([.A355]=[.D35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22</text:p>
          </table:table-cell>
          <table:table-cell office:value-type="string" calcext:value-type="string">
            <text:p><text:s/>To Mahānāma (2) Mahānāma Sutta</text:p>
          </table:table-cell>
          <table:table-cell office:value-type="float" office:value="201.639184" calcext:value-type="float">
            <text:p>201.639184</text:p>
          </table:table-cell>
          <table:table-cell office:value-type="string" calcext:value-type="string">
            <text:p>SN55_22</text:p>
          </table:table-cell>
          <table:table-cell table:formula="of:=IF([.A356]=[.D35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23</text:p>
          </table:table-cell>
          <table:table-cell office:value-type="string" calcext:value-type="string">
            <text:p><text:s/>With Godha Godha Sutta</text:p>
          </table:table-cell>
          <table:table-cell office:value-type="float" office:value="356.493061" calcext:value-type="float">
            <text:p>356.493061</text:p>
          </table:table-cell>
          <table:table-cell office:value-type="string" calcext:value-type="string">
            <text:p>SN55_23</text:p>
          </table:table-cell>
          <table:table-cell table:formula="of:=IF([.A357]=[.D35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25</text:p>
          </table:table-cell>
          <table:table-cell office:value-type="string" calcext:value-type="string">
            <text:p><text:s/>About Sarakāni Sarakāni Sutta</text:p>
          </table:table-cell>
          <table:table-cell office:value-type="float" office:value="597.786122" calcext:value-type="float">
            <text:p>597.786122</text:p>
          </table:table-cell>
          <table:table-cell office:value-type="string" calcext:value-type="string">
            <text:p>SN55_25</text:p>
          </table:table-cell>
          <table:table-cell table:formula="of:=IF([.A358]=[.D35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26</text:p>
          </table:table-cell>
          <table:table-cell office:value-type="string" calcext:value-type="string">
            <text:p><text:s/>To Anāthapiṇḍika (1) Anāthapiṇḍika Sutta</text:p>
          </table:table-cell>
          <table:table-cell office:value-type="float" office:value="446.458776" calcext:value-type="float">
            <text:p>446.458776</text:p>
          </table:table-cell>
          <table:table-cell office:value-type="string" calcext:value-type="string">
            <text:p>SN55_26</text:p>
          </table:table-cell>
          <table:table-cell table:formula="of:=IF([.A359]=[.D35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27</text:p>
          </table:table-cell>
          <table:table-cell office:value-type="string" calcext:value-type="string">
            <text:p><text:s/>To Anāthapiṇḍika (2) Anāthapiṇḍika Sutta</text:p>
          </table:table-cell>
          <table:table-cell office:value-type="float" office:value="346.853878" calcext:value-type="float">
            <text:p>346.853878</text:p>
          </table:table-cell>
          <table:table-cell office:value-type="string" calcext:value-type="string">
            <text:p>SN55_27</text:p>
          </table:table-cell>
          <table:table-cell table:formula="of:=IF([.A360]=[.D36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30</text:p>
          </table:table-cell>
          <table:table-cell office:value-type="string" calcext:value-type="string">
            <text:p><text:s/>To The Licchavi Licchavi Sutta</text:p>
          </table:table-cell>
          <table:table-cell office:value-type="float" office:value="185.626122" calcext:value-type="float">
            <text:p>185.626122</text:p>
          </table:table-cell>
          <table:table-cell office:value-type="string" calcext:value-type="string">
            <text:p>SN55_30</text:p>
          </table:table-cell>
          <table:table-cell table:formula="of:=IF([.A361]=[.D36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31</text:p>
          </table:table-cell>
          <table:table-cell office:value-type="string" calcext:value-type="string">
            <text:p><text:s/>Bonanzas (1) Abhisanda Sutta</text:p>
          </table:table-cell>
          <table:table-cell office:value-type="float" office:value="138.292245" calcext:value-type="float">
            <text:p>138.292245</text:p>
          </table:table-cell>
          <table:table-cell office:value-type="string" calcext:value-type="string">
            <text:p>SN55_31</text:p>
          </table:table-cell>
          <table:table-cell table:formula="of:=IF([.A362]=[.D36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32</text:p>
          </table:table-cell>
          <table:table-cell office:value-type="string" calcext:value-type="string">
            <text:p><text:s/>Bonanzas (2) Abhisanda Sutta</text:p>
          </table:table-cell>
          <table:table-cell office:value-type="float" office:value="81.188571" calcext:value-type="float">
            <text:p>81.188571</text:p>
          </table:table-cell>
          <table:table-cell office:value-type="string" calcext:value-type="string">
            <text:p>SN55_32</text:p>
          </table:table-cell>
          <table:table-cell table:formula="of:=IF([.A363]=[.D36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33</text:p>
          </table:table-cell>
          <table:table-cell office:value-type="string" calcext:value-type="string">
            <text:p><text:s/>Bonanzas (3) Abhisanda Sutta</text:p>
          </table:table-cell>
          <table:table-cell office:value-type="float" office:value="77.818776" calcext:value-type="float">
            <text:p>77.818776</text:p>
          </table:table-cell>
          <table:table-cell office:value-type="string" calcext:value-type="string">
            <text:p>SN55_33</text:p>
          </table:table-cell>
          <table:table-cell table:formula="of:=IF([.A364]=[.D36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40</text:p>
          </table:table-cell>
          <table:table-cell office:value-type="string" calcext:value-type="string">
            <text:p><text:s/>To Nandiya Nandiya Sutta</text:p>
          </table:table-cell>
          <table:table-cell office:value-type="float" office:value="414.171429" calcext:value-type="float">
            <text:p>414.171429</text:p>
          </table:table-cell>
          <table:table-cell office:value-type="string" calcext:value-type="string">
            <text:p>SN55_40</text:p>
          </table:table-cell>
          <table:table-cell table:formula="of:=IF([.A365]=[.D36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5</text:p>
          </table:table-cell>
          <table:table-cell office:value-type="string" calcext:value-type="string">
            <text:p><text:s/>To Sāriputta Sāriputta Sutta</text:p>
          </table:table-cell>
          <table:table-cell office:value-type="float" office:value="130.246531" calcext:value-type="float">
            <text:p>130.246531</text:p>
          </table:table-cell>
          <table:table-cell office:value-type="string" calcext:value-type="string">
            <text:p>SN55_5</text:p>
          </table:table-cell>
          <table:table-cell table:formula="of:=IF([.A366]=[.D36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54</text:p>
          </table:table-cell>
          <table:table-cell office:value-type="string" calcext:value-type="string">
            <text:p><text:s/>Ill Gilāna Sutta</text:p>
          </table:table-cell>
          <table:table-cell office:value-type="float" office:value="399.333878" calcext:value-type="float">
            <text:p>399.333878</text:p>
          </table:table-cell>
          <table:table-cell office:value-type="string" calcext:value-type="string">
            <text:p>SN55_54</text:p>
          </table:table-cell>
          <table:table-cell table:formula="of:=IF([.A367]=[.D36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5_7</text:p>
          </table:table-cell>
          <table:table-cell office:value-type="string" calcext:value-type="string">
            <text:p><text:s/>The People Of Bamboo Gate Veḷudvāreyya Sutta</text:p>
          </table:table-cell>
          <table:table-cell office:value-type="float" office:value="644.466939" calcext:value-type="float">
            <text:p>644.466939</text:p>
          </table:table-cell>
          <table:table-cell office:value-type="string" calcext:value-type="string">
            <text:p>SN55_7</text:p>
          </table:table-cell>
          <table:table-cell table:formula="of:=IF([.A368]=[.D36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1</text:p>
          </table:table-cell>
          <table:table-cell office:value-type="string" calcext:value-type="string">
            <text:p><text:s/>Concentration Samādhi Sutta</text:p>
          </table:table-cell>
          <table:table-cell office:value-type="float" office:value="57.913469" calcext:value-type="float">
            <text:p>57.913469</text:p>
          </table:table-cell>
          <table:table-cell office:value-type="string" calcext:value-type="string">
            <text:p>SN56_1</text:p>
          </table:table-cell>
          <table:table-cell table:formula="of:=IF([.A369]=[.D36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102</text:p>
          </table:table-cell>
          <table:table-cell office:value-type="string" calcext:value-type="string">
            <text:p><text:s/>Dust Paṁsu Suttas</text:p>
          </table:table-cell>
          <table:table-cell office:value-type="float" office:value="197.564082" calcext:value-type="float">
            <text:p>197.564082</text:p>
          </table:table-cell>
          <table:table-cell office:value-type="string" calcext:value-type="string">
            <text:p>SN56_102</text:p>
          </table:table-cell>
          <table:table-cell table:formula="of:=IF([.A370]=[.D37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11</text:p>
          </table:table-cell>
          <table:table-cell office:value-type="string" calcext:value-type="string">
            <text:p><text:s/>Setting The Wheel Of Dhamma In Motion Dhammacakkappavattana Sutta</text:p>
          </table:table-cell>
          <table:table-cell office:value-type="float" office:value="417.044898" calcext:value-type="float">
            <text:p>417.044898</text:p>
          </table:table-cell>
          <table:table-cell office:value-type="string" calcext:value-type="string">
            <text:p>SN56_11</text:p>
          </table:table-cell>
          <table:table-cell table:formula="of:=IF([.A371]=[.D37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2</text:p>
          </table:table-cell>
          <table:table-cell office:value-type="string" calcext:value-type="string">
            <text:p><text:s/>Seclusion Paṭisallāna Sutta</text:p>
          </table:table-cell>
          <table:table-cell office:value-type="float" office:value="57.80898" calcext:value-type="float">
            <text:p>57.80898</text:p>
          </table:table-cell>
          <table:table-cell office:value-type="string" calcext:value-type="string">
            <text:p>SN56_2</text:p>
          </table:table-cell>
          <table:table-cell table:formula="of:=IF([.A372]=[.D37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20</text:p>
          </table:table-cell>
          <table:table-cell office:value-type="string" calcext:value-type="string">
            <text:p><text:s/>Real Tatha Sutta</text:p>
          </table:table-cell>
          <table:table-cell office:value-type="float" office:value="57.678367" calcext:value-type="float">
            <text:p>57.678367</text:p>
          </table:table-cell>
          <table:table-cell office:value-type="string" calcext:value-type="string">
            <text:p>SN56_20</text:p>
          </table:table-cell>
          <table:table-cell table:formula="of:=IF([.A373]=[.D37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26</text:p>
          </table:table-cell>
          <table:table-cell office:value-type="string" calcext:value-type="string">
            <text:p><text:s/>Friends Mittā Sutta</text:p>
          </table:table-cell>
          <table:table-cell office:value-type="float" office:value="69.355102" calcext:value-type="float">
            <text:p>69.355102</text:p>
          </table:table-cell>
          <table:table-cell office:value-type="string" calcext:value-type="string">
            <text:p>SN56_26</text:p>
          </table:table-cell>
          <table:table-cell table:formula="of:=IF([.A374]=[.D37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27</text:p>
          </table:table-cell>
          <table:table-cell office:value-type="string" calcext:value-type="string">
            <text:p><text:s/>Real Tatha Sutta</text:p>
          </table:table-cell>
          <table:table-cell office:value-type="float" office:value="47.438367" calcext:value-type="float">
            <text:p>47.438367</text:p>
          </table:table-cell>
          <table:table-cell office:value-type="string" calcext:value-type="string">
            <text:p>SN56_27</text:p>
          </table:table-cell>
          <table:table-cell table:formula="of:=IF([.A375]=[.D37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28</text:p>
          </table:table-cell>
          <table:table-cell office:value-type="string" calcext:value-type="string">
            <text:p><text:s/>The Cosmos Loka Sutta</text:p>
          </table:table-cell>
          <table:table-cell office:value-type="float" office:value="55.353469" calcext:value-type="float">
            <text:p>55.353469</text:p>
          </table:table-cell>
          <table:table-cell office:value-type="string" calcext:value-type="string">
            <text:p>SN56_28</text:p>
          </table:table-cell>
          <table:table-cell table:formula="of:=IF([.A376]=[.D37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30</text:p>
          </table:table-cell>
          <table:table-cell office:value-type="string" calcext:value-type="string">
            <text:p><text:s/>Gavampati Gavampati Sutta</text:p>
          </table:table-cell>
          <table:table-cell office:value-type="float" office:value="82.12898" calcext:value-type="float">
            <text:p>82.12898</text:p>
          </table:table-cell>
          <table:table-cell office:value-type="string" calcext:value-type="string">
            <text:p>SN56_30</text:p>
          </table:table-cell>
          <table:table-cell table:formula="of:=IF([.A377]=[.D37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31</text:p>
          </table:table-cell>
          <table:table-cell office:value-type="string" calcext:value-type="string">
            <text:p><text:s/>Siṁsapā Leaves Siṁsapā Sutta</text:p>
          </table:table-cell>
          <table:table-cell office:value-type="float" office:value="110.550204" calcext:value-type="float">
            <text:p>110.550204</text:p>
          </table:table-cell>
          <table:table-cell office:value-type="string" calcext:value-type="string">
            <text:p>SN56_31</text:p>
          </table:table-cell>
          <table:table-cell table:formula="of:=IF([.A378]=[.D37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32</text:p>
          </table:table-cell>
          <table:table-cell office:value-type="string" calcext:value-type="string">
            <text:p><text:s/>Acacia Khadira Sutta</text:p>
          </table:table-cell>
          <table:table-cell office:value-type="float" office:value="135.314286" calcext:value-type="float">
            <text:p>135.314286</text:p>
          </table:table-cell>
          <table:table-cell office:value-type="string" calcext:value-type="string">
            <text:p>SN56_32</text:p>
          </table:table-cell>
          <table:table-cell table:formula="of:=IF([.A379]=[.D37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35</text:p>
          </table:table-cell>
          <table:table-cell office:value-type="string" calcext:value-type="string">
            <text:p><text:s/>One Hundred Spears Sattisata Sutta</text:p>
          </table:table-cell>
          <table:table-cell office:value-type="float" office:value="105.795918" calcext:value-type="float">
            <text:p>105.795918</text:p>
          </table:table-cell>
          <table:table-cell office:value-type="string" calcext:value-type="string">
            <text:p>SN56_35</text:p>
          </table:table-cell>
          <table:table-cell table:formula="of:=IF([.A380]=[.D38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36</text:p>
          </table:table-cell>
          <table:table-cell office:value-type="string" calcext:value-type="string">
            <text:p><text:s/>Animals Pāṇa Sutta</text:p>
          </table:table-cell>
          <table:table-cell office:value-type="float" office:value="89.208163" calcext:value-type="float">
            <text:p>89.208163</text:p>
          </table:table-cell>
          <table:table-cell office:value-type="string" calcext:value-type="string">
            <text:p>SN56_36</text:p>
          </table:table-cell>
          <table:table-cell table:formula="of:=IF([.A381]=[.D38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42</text:p>
          </table:table-cell>
          <table:table-cell office:value-type="string" calcext:value-type="string">
            <text:p><text:s/>The Drop-Off Papāta Sutta</text:p>
          </table:table-cell>
          <table:table-cell office:value-type="float" office:value="254.772245" calcext:value-type="float">
            <text:p>254.772245</text:p>
          </table:table-cell>
          <table:table-cell office:value-type="string" calcext:value-type="string">
            <text:p>SN56_42</text:p>
          </table:table-cell>
          <table:table-cell table:formula="of:=IF([.A382]=[.D38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44</text:p>
          </table:table-cell>
          <table:table-cell office:value-type="string" calcext:value-type="string">
            <text:p><text:s/>Gabled Kūṭa Sutta</text:p>
          </table:table-cell>
          <table:table-cell office:value-type="float" office:value="128.783673" calcext:value-type="float">
            <text:p>128.783673</text:p>
          </table:table-cell>
          <table:table-cell office:value-type="string" calcext:value-type="string">
            <text:p>SN56_44</text:p>
          </table:table-cell>
          <table:table-cell table:formula="of:=IF([.A383]=[.D38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45</text:p>
          </table:table-cell>
          <table:table-cell office:value-type="string" calcext:value-type="string">
            <text:p><text:s/>The Horsehair Vāla Sutta</text:p>
          </table:table-cell>
          <table:table-cell office:value-type="float" office:value="160.417959" calcext:value-type="float">
            <text:p>160.417959</text:p>
          </table:table-cell>
          <table:table-cell office:value-type="string" calcext:value-type="string">
            <text:p>SN56_45</text:p>
          </table:table-cell>
          <table:table-cell table:formula="of:=IF([.A384]=[.D38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46</text:p>
          </table:table-cell>
          <table:table-cell office:value-type="string" calcext:value-type="string">
            <text:p><text:s/>Darkness Andhakāra Sutta</text:p>
          </table:table-cell>
          <table:table-cell office:value-type="float" office:value="247.170612" calcext:value-type="float">
            <text:p>247.170612</text:p>
          </table:table-cell>
          <table:table-cell office:value-type="string" calcext:value-type="string">
            <text:p>SN56_46</text:p>
          </table:table-cell>
          <table:table-cell table:formula="of:=IF([.A385]=[.D38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56_48</text:p>
          </table:table-cell>
          <table:table-cell office:value-type="string" calcext:value-type="string">
            <text:p><text:s/>The Hole Chiggaḷa Sutta</text:p>
          </table:table-cell>
          <table:table-cell office:value-type="float" office:value="101.381224" calcext:value-type="float">
            <text:p>101.381224</text:p>
          </table:table-cell>
          <table:table-cell office:value-type="string" calcext:value-type="string">
            <text:p>SN56_48</text:p>
          </table:table-cell>
          <table:table-cell table:formula="of:=IF([.A386]=[.D38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6_1</text:p>
          </table:table-cell>
          <table:table-cell office:value-type="string" calcext:value-type="string">
            <text:p><text:s/>The Request Āyācana Sutta</text:p>
          </table:table-cell>
          <table:table-cell office:value-type="float" office:value="315.062857" calcext:value-type="float">
            <text:p>315.062857</text:p>
          </table:table-cell>
          <table:table-cell office:value-type="string" calcext:value-type="string">
            <text:p>SN6_1</text:p>
          </table:table-cell>
          <table:table-cell table:formula="of:=IF([.A387]=[.D38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6_15</text:p>
          </table:table-cell>
          <table:table-cell office:value-type="string" calcext:value-type="string">
            <text:p><text:s/>Total Unbinding Parinibbāna Sutta</text:p>
          </table:table-cell>
          <table:table-cell office:value-type="float" office:value="184.999184" calcext:value-type="float">
            <text:p>184.999184</text:p>
          </table:table-cell>
          <table:table-cell office:value-type="string" calcext:value-type="string">
            <text:p>SN6_15</text:p>
          </table:table-cell>
          <table:table-cell table:formula="of:=IF([.A388]=[.D38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6_2</text:p>
          </table:table-cell>
          <table:table-cell office:value-type="string" calcext:value-type="string">
            <text:p><text:s/>Reverence Gārava Sutta</text:p>
          </table:table-cell>
          <table:table-cell office:value-type="float" office:value="278.83102" calcext:value-type="float">
            <text:p>278.83102</text:p>
          </table:table-cell>
          <table:table-cell office:value-type="string" calcext:value-type="string">
            <text:p>SN6_2</text:p>
          </table:table-cell>
          <table:table-cell table:formula="of:=IF([.A389]=[.D38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_12</text:p>
          </table:table-cell>
          <table:table-cell office:value-type="string" calcext:value-type="string">
            <text:p><text:s/>Udaya Udaya Sutta</text:p>
          </table:table-cell>
          <table:table-cell office:value-type="float" office:value="147.722449" calcext:value-type="float">
            <text:p>147.722449</text:p>
          </table:table-cell>
          <table:table-cell office:value-type="string" calcext:value-type="string">
            <text:p>SN7_12</text:p>
          </table:table-cell>
          <table:table-cell table:formula="of:=IF([.A390]=[.D39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_14</text:p>
          </table:table-cell>
          <table:table-cell office:value-type="string" calcext:value-type="string">
            <text:p><text:s/>Very Rich Mahāsāla Sutta</text:p>
          </table:table-cell>
          <table:table-cell office:value-type="float" office:value="234.213878" calcext:value-type="float">
            <text:p>234.213878</text:p>
          </table:table-cell>
          <table:table-cell office:value-type="string" calcext:value-type="string">
            <text:p>SN7_14</text:p>
          </table:table-cell>
          <table:table-cell table:formula="of:=IF([.A391]=[.D39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_16</text:p>
          </table:table-cell>
          <table:table-cell office:value-type="string" calcext:value-type="string">
            <text:p><text:s/>Contradiction Paccanika Sutta</text:p>
          </table:table-cell>
          <table:table-cell office:value-type="float" office:value="108.930612" calcext:value-type="float">
            <text:p>108.930612</text:p>
          </table:table-cell>
          <table:table-cell office:value-type="string" calcext:value-type="string">
            <text:p>SN7_16</text:p>
          </table:table-cell>
          <table:table-cell table:formula="of:=IF([.A392]=[.D392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_17</text:p>
          </table:table-cell>
          <table:table-cell office:value-type="string" calcext:value-type="string">
            <text:p><text:s/>The Builder Navakammika Sutta</text:p>
          </table:table-cell>
          <table:table-cell office:value-type="float" office:value="113.293061" calcext:value-type="float">
            <text:p>113.293061</text:p>
          </table:table-cell>
          <table:table-cell office:value-type="string" calcext:value-type="string">
            <text:p>SN7_17</text:p>
          </table:table-cell>
          <table:table-cell table:formula="of:=IF([.A393]=[.D393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_18</text:p>
          </table:table-cell>
          <table:table-cell office:value-type="string" calcext:value-type="string">
            <text:p><text:s/>Firewood-Gathering Kaṭṭhahāraka Sutta</text:p>
          </table:table-cell>
          <table:table-cell office:value-type="float" office:value="147.121633" calcext:value-type="float">
            <text:p>147.121633</text:p>
          </table:table-cell>
          <table:table-cell office:value-type="string" calcext:value-type="string">
            <text:p>SN7_18</text:p>
          </table:table-cell>
          <table:table-cell table:formula="of:=IF([.A394]=[.D394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_2</text:p>
          </table:table-cell>
          <table:table-cell office:value-type="string" calcext:value-type="string">
            <text:p><text:s/>Insult Akkosa Sutta</text:p>
          </table:table-cell>
          <table:table-cell office:value-type="float" office:value="246.256327" calcext:value-type="float">
            <text:p>246.256327</text:p>
          </table:table-cell>
          <table:table-cell office:value-type="string" calcext:value-type="string">
            <text:p>SN7_2</text:p>
          </table:table-cell>
          <table:table-cell table:formula="of:=IF([.A395]=[.D395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7_6</text:p>
          </table:table-cell>
          <table:table-cell office:value-type="string" calcext:value-type="string">
            <text:p><text:s/>The Tangle Jaṭā Sutta</text:p>
          </table:table-cell>
          <table:table-cell office:value-type="float" office:value="151.457959" calcext:value-type="float">
            <text:p>151.457959</text:p>
          </table:table-cell>
          <table:table-cell office:value-type="string" calcext:value-type="string">
            <text:p>SN7_6</text:p>
          </table:table-cell>
          <table:table-cell table:formula="of:=IF([.A396]=[.D396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8_4</text:p>
          </table:table-cell>
          <table:table-cell office:value-type="string" calcext:value-type="string">
            <text:p><text:s/>Ānanda (Instructions To Vaṅgīsa) Ānanda Sutta</text:p>
          </table:table-cell>
          <table:table-cell office:value-type="float" office:value="96.417959" calcext:value-type="float">
            <text:p>96.417959</text:p>
          </table:table-cell>
          <table:table-cell office:value-type="string" calcext:value-type="string">
            <text:p>SN8_4</text:p>
          </table:table-cell>
          <table:table-cell table:formula="of:=IF([.A397]=[.D397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9_1</text:p>
          </table:table-cell>
          <table:table-cell office:value-type="string" calcext:value-type="string">
            <text:p><text:s/>Seclusion Viveka Sutta</text:p>
          </table:table-cell>
          <table:table-cell office:value-type="float" office:value="83.017143" calcext:value-type="float">
            <text:p>83.017143</text:p>
          </table:table-cell>
          <table:table-cell office:value-type="string" calcext:value-type="string">
            <text:p>SN9_1</text:p>
          </table:table-cell>
          <table:table-cell table:formula="of:=IF([.A398]=[.D398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9_11</text:p>
          </table:table-cell>
          <table:table-cell office:value-type="string" calcext:value-type="string">
            <text:p><text:s/>Inappropriate Attention Ayoniso-Manasikāra Sutta</text:p>
          </table:table-cell>
          <table:table-cell office:value-type="float" office:value="70.086531" calcext:value-type="float">
            <text:p>70.086531</text:p>
          </table:table-cell>
          <table:table-cell office:value-type="string" calcext:value-type="string">
            <text:p>SN9_11</text:p>
          </table:table-cell>
          <table:table-cell table:formula="of:=IF([.A399]=[.D399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9_14</text:p>
          </table:table-cell>
          <table:table-cell office:value-type="string" calcext:value-type="string">
            <text:p><text:s/>The Thief Of A Scent Padumapuppha Sutta</text:p>
          </table:table-cell>
          <table:table-cell office:value-type="float" office:value="115.983673" calcext:value-type="float">
            <text:p>115.983673</text:p>
          </table:table-cell>
          <table:table-cell office:value-type="string" calcext:value-type="string">
            <text:p>SN9_14</text:p>
          </table:table-cell>
          <table:table-cell table:formula="of:=IF([.A400]=[.D400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9_6</text:p>
          </table:table-cell>
          <table:table-cell office:value-type="string" calcext:value-type="string">
            <text:p><text:s/>Anuruddha Anuruddha Sutta</text:p>
          </table:table-cell>
          <table:table-cell office:value-type="float" office:value="96.522449" calcext:value-type="float">
            <text:p>96.522449</text:p>
          </table:table-cell>
          <table:table-cell office:value-type="string" calcext:value-type="string">
            <text:p>SN9_6</text:p>
          </table:table-cell>
          <table:table-cell table:formula="of:=IF([.A401]=[.D401];1;0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N9_9</text:p>
          </table:table-cell>
          <table:table-cell office:value-type="string" calcext:value-type="string">
            <text:p><text:s/>The Vajjian Princeling Vajjīputta Sutta</text:p>
          </table:table-cell>
          <table:table-cell office:value-type="float" office:value="67.709388" calcext:value-type="float">
            <text:p>67.709388</text:p>
          </table:table-cell>
          <table:table-cell office:value-type="string" calcext:value-type="string">
            <text:p>SN9_9</text:p>
          </table:table-cell>
          <table:table-cell table:formula="of:=IF([.A402]=[.D402];1;0)"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1" table:target-range-address="'collections-base'.A1:'collections-base'.B14">
          <table:sort>
            <table:sort-by table:field-number="1" table:data-type="automatic"/>
          </table:sort>
        </table:database-range>
        <table:database-range table:name="__Anonymous_Sheet_DB__2" table:target-range-address="AN.A1:AN.E393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3" table:target-range-address="'AN-rec'.A1:'AN-rec'.B392" table:contains-header="false">
          <table:sort>
            <table:sort-by table:field-number="0" table:data-type="automatic"/>
          </table:sort>
        </table:database-range>
        <table:database-range table:name="__Anonymous_Sheet_DB__4" table:target-range-address="DN.A1:DN.E22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5" table:target-range-address="'DN-rec'.A1:'DN-rec'.B21" table:contains-header="false">
          <table:sort>
            <table:sort-by table:field-number="0" table:data-type="automatic"/>
          </table:sort>
        </table:database-range>
        <table:database-range table:name="__Anonymous_Sheet_DB__7" table:target-range-address="'Dhp-rec'.A1:'Dhp-rec'.B26" table:contains-header="false">
          <table:sort>
            <table:sort-by table:field-number="0" table:data-type="automatic"/>
          </table:sort>
        </table:database-range>
        <table:database-range table:name="__Anonymous_Sheet_DB__8" table:target-range-address="Iti.A1:Iti.E110">
          <table:sort>
            <table:sort-by table:field-number="3" table:data-type="automatic"/>
          </table:sort>
        </table:database-range>
        <table:database-range table:name="__Anonymous_Sheet_DB__9" table:target-range-address="'Iti-rec'.A1:'Iti-rec'.B109" table:contains-header="false">
          <table:sort>
            <table:sort-by table:field-number="0" table:data-type="automatic"/>
          </table:sort>
        </table:database-range>
        <table:database-range table:name="__Anonymous_Sheet_DB__11" table:target-range-address="'Khp-rec'.A1:'Khp-rec'.B9" table:contains-header="false">
          <table:sort>
            <table:sort-by table:field-number="0" table:data-type="automatic"/>
          </table:sort>
        </table:database-range>
        <table:database-range table:name="__Anonymous_Sheet_DB__12" table:target-range-address="StNp.A1:StNp.E73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3" table:target-range-address="'StNp-rec'.A1:'StNp-rec'.B72" table:contains-header="false">
          <table:sort>
            <table:sort-by table:field-number="0" table:data-type="automatic"/>
          </table:sort>
        </table:database-range>
        <table:database-range table:name="__Anonymous_Sheet_DB__14" table:target-range-address="Thag.A1:Thag.E98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5" table:target-range-address="'Thag-rec'.A1:'Thag-rec'.B97" table:contains-header="false">
          <table:sort>
            <table:sort-by table:field-number="0" table:data-type="automatic"/>
          </table:sort>
        </table:database-range>
        <table:database-range table:name="__Anonymous_Sheet_DB__16" table:target-range-address="Thig.A1:Thig.E35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7" table:target-range-address="'Thig-rec'.A1:'Thig-rec'.B34" table:contains-header="false">
          <table:sort>
            <table:sort-by table:field-number="0" table:data-type="automatic"/>
          </table:sort>
        </table:database-range>
        <table:database-range table:name="__Anonymous_Sheet_DB__18" table:target-range-address="Ud.A1:Ud.E82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19" table:target-range-address="'Ud-rec'.A1:'Ud-rec'.B81" table:contains-header="false">
          <table:sort>
            <table:sort-by table:field-number="0" table:data-type="automatic"/>
          </table:sort>
        </table:database-range>
        <table:database-range table:name="__Anonymous_Sheet_DB__20" table:target-range-address="MN.A1:MN.E102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21" table:target-range-address="'MN-rec'.A1:'MN-rec'.B101" table:contains-header="false">
          <table:sort>
            <table:sort-by table:field-number="0" table:data-type="automatic"/>
          </table:sort>
        </table:database-range>
        <table:database-range table:name="__Anonymous_Sheet_DB__22" table:target-range-address="SN.A1:SN.E403">
          <table:sort>
            <table:sort-by table:field-number="3" table:data-type="automatic"/>
            <table:sort-by table:field-number="4" table:data-type="automatic"/>
          </table:sort>
        </table:database-range>
        <table:database-range table:name="__Anonymous_Sheet_DB__23" table:target-range-address="'SN-rec'.A1:'SN-rec'.B40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7">00/00/0000</text:date>, <text:time style:data-style-name="N2" text:time-value="20:45:28.7738054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dc:date>2023-10-07T21:49:49.823364416</dc:date>
    <meta:editing-duration>PT3H3S</meta:editing-duration>
    <meta:editing-cycles>39</meta:editing-cycles>
    <meta:document-statistic meta:table-count="24" meta:cell-count="13548" meta:object-count="0"/>
  </office:meta>
</office:document-meta>
</file>